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p text:style-name="Preformatted_20_Text"><text:s text:c="2"/>"IcoMoonType": "selection",</text:p>
      <text:p text:style-name="Preformatted_20_Text"><text:s text:c="2"/>"icons": [</text:p>
      <text:p text:style-name="Preformatted_20_Text"><text:s text:c="4"/>{</text:p>
      <text:p text:style-name="Preformatted_20_Text"><text:s text:c="6"/>"icon": {</text:p>
      <text:p text:style-name="Preformatted_20_Text"><text:s text:c="8"/>"paths": [</text:p>
      <text:p text:style-name="Preformatted_20_Text"><text:s text:c="10"/>"M48 1024h448c8.832 0 16-7.168 16-16s-7.168-16-16-16h-448c-8.832 0-16-7.168-16-16v-928c0-8.832 7.168-16 16-16h672c8.832 0 16 7.168 16 16v160c0 8.832 7.168 16 16 16s16-7.168 16-16v-160c0-26.464-21.536-48-48-48h-672c-26.464 0-48 21.536-48 48v928c0 26.464 21.536 48 48 48zM576 336v640c0 26.464 21.536 48 48 48h352c26.464 0 48-21.536 48-48v-640c0-26.464-21.536-48-48-48h-352c-26.464 0-48 21.536-48 48zM992 336v640c0 8.832-7.168 16-16 16h-352c-8.832 0-16-7.168-16-16v-640c0-8.832 7.168-16 16-16h352c8.832 0 16 7.168 16 16zM352 896c0 17.673 14.327 32 32 32s32-14.327 32-32c0-17.673-14.327-32-32-32-17.673 0-32 14.327-32 32zM768 896c0 17.673 14.327 32 32 32s32-14.327 32-32c0-17.673-14.327-32-32-32-17.673 0-32 14.327-32 3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obile",</text:p>
      <text:p text:style-name="Preformatted_20_Text"><text:s text:c="10"/>"tablet",</text:p>
      <text:p text:style-name="Preformatted_20_Text"><text:s text:c="10"/>"phone",</text:p>
      <text:p text:style-name="Preformatted_20_Text"><text:s text:c="10"/>"device"</text:p>
      <text:p text:style-name="Preformatted_20_Text"><text:s text:c="8"/>],</text:p>
      <text:p text:style-name="Preformatted_20_Text"><text:s text:c="8"/>"defaultCode": 57344,</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text:p>
      <text:p text:style-name="Preformatted_20_Text"><text:s text:c="8"/>"order": 1956,</text:p>
      <text:p text:style-name="Preformatted_20_Text"><text:s text:c="8"/>"prevSize": 32,</text:p>
      <text:p text:style-name="Preformatted_20_Text"><text:s text:c="8"/>"code": 57344,</text:p>
      <text:p text:style-name="Preformatted_20_Text"><text:s text:c="8"/>"name": "mobile3"</text:p>
      <text:p text:style-name="Preformatted_20_Text"><text:s text:c="6"/>},</text:p>
      <text:p text:style-name="Preformatted_20_Text"><text:s text:c="6"/>"setIdx": 0,</text:p>
      <text:p text:style-name="Preformatted_20_Text"><text:s text:c="6"/>"setId": 4,</text:p>
      <text:p text:style-name="Preformatted_20_Text"><text:s text:c="6"/>"iconIdx": 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12 832c8.832 0 16-7.168 16-16v-752c0-19.136 12.864-32 32-32h1024c18.24 0 32 14.976 32 34.848v749.152c0 8.832 7.168 16 16 16s16-7.168 16-16v-749.152c0-37.504-28.096-66.848-64-66.848h-1024c-37.088 0-64 26.912-64 64v752c0 8.832 7.168 16 16 16zM208 96c-8.832 0-16 7.168-16 16v704c0 8.832 7.168 16 16 16h928c8.832 0 16-7.168 16-16v-704c0-8.832-7.168-16-16-16h-928zM1120 800h-896v-672h896v672zM1328 896h-1312c-8.832 0-16 7.168-16 16v37.6c0 38.336 45.056 74.4 80 74.4h1184c36.64 0 80-43.36 80-80v-32c0-8.832-7.168-16-16-16zM1312 944c0 18.848-29.152 48-48 48h-1184c-20.192 0-48-24.576-48-42.4v-21.6h1280v16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aptop",</text:p>
      <text:p text:style-name="Preformatted_20_Text"><text:s text:c="10"/>"computer",</text:p>
      <text:p text:style-name="Preformatted_20_Text"><text:s text:c="10"/>"screen"</text:p>
      <text:p text:style-name="Preformatted_20_Text"><text:s text:c="8"/>],</text:p>
      <text:p text:style-name="Preformatted_20_Text"><text:s text:c="8"/>"defaultCode": 57345,</text:p>
      <text:p text:style-name="Preformatted_20_Text"><text:s text:c="8"/>"grid": 32</text:p>
      <text:p text:style-name="Preformatted_20_Text"><text:soft-page-break/><text:s text:c="6"/>},</text:p>
      <text:p text:style-name="Preformatted_20_Text"><text:s text:c="6"/>"attrs": [],</text:p>
      <text:p text:style-name="Preformatted_20_Text"><text:s text:c="6"/>"properties": {</text:p>
      <text:p text:style-name="Preformatted_20_Text"><text:s text:c="8"/>"id": 2,</text:p>
      <text:p text:style-name="Preformatted_20_Text"><text:s text:c="8"/>"order": 1957,</text:p>
      <text:p text:style-name="Preformatted_20_Text"><text:s text:c="8"/>"prevSize": 32,</text:p>
      <text:p text:style-name="Preformatted_20_Text"><text:s text:c="8"/>"code": 57345,</text:p>
      <text:p text:style-name="Preformatted_20_Text"><text:s text:c="8"/>"name": "laptop3"</text:p>
      <text:p text:style-name="Preformatted_20_Text"><text:s text:c="6"/>},</text:p>
      <text:p text:style-name="Preformatted_20_Text"><text:s text:c="6"/>"setIdx": 0,</text:p>
      <text:p text:style-name="Preformatted_20_Text"><text:s text:c="6"/>"setId": 4,</text:p>
      <text:p text:style-name="Preformatted_20_Text"><text:s text:c="6"/>"iconIdx": 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 800h560v48c0 8.832 7.168 16 16 16s16-7.168 16-16v-48h560c26.464 0 48-21.536 48-48v-704c0-26.464-21.536-48-48-48h-1152c-26.464 0-48 21.536-48 48v704c0 26.464 21.536 48 48 48zM32 48c0-8.832 7.168-16 16-16h1152c8.832 0 16 7.168 16 16v704c0 8.832-7.168 16-16 16h-1152c-8.832 0-16-7.168-16-16v-704zM112 704h1024c8.832 0 16-7.168 16-16v-576c0-8.832-7.168-16-16-16h-1024c-8.832 0-16 7.168-16 16v576c0 8.832 7.168 16 16 16zM128 128h992v544h-992v-544zM448 896c-36.48 0-64 27.52-64 64v48c0 8.832 7.168 16 16 16h448c8.832 0 16-7.168 16-16v-45.6c0-37.216-28.096-66.4-64-66.4h-352zM832 962.4v29.6h-416v-32c0-18.848 13.152-32 32-32h352c18.24 0 32 14.784 32 34.4z"</text:p>
      <text:p text:style-name="Preformatted_20_Text"><text:s text:c="8"/>],</text:p>
      <text:p text:style-name="Preformatted_20_Text"><text:s text:c="8"/>"width": 124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esktop",</text:p>
      <text:p text:style-name="Preformatted_20_Text"><text:s text:c="10"/>"screen",</text:p>
      <text:p text:style-name="Preformatted_20_Text"><text:s text:c="10"/>"display",</text:p>
      <text:p text:style-name="Preformatted_20_Text"><text:s text:c="10"/>"computer"</text:p>
      <text:p text:style-name="Preformatted_20_Text"><text:s text:c="8"/>],</text:p>
      <text:p text:style-name="Preformatted_20_Text"><text:s text:c="8"/>"defaultCode": 57346,</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text:p>
      <text:p text:style-name="Preformatted_20_Text"><text:s text:c="8"/>"order": 1958,</text:p>
      <text:p text:style-name="Preformatted_20_Text"><text:s text:c="8"/>"prevSize": 32,</text:p>
      <text:p text:style-name="Preformatted_20_Text"><text:s text:c="8"/>"code": 57346,</text:p>
      <text:p text:style-name="Preformatted_20_Text"><text:s text:c="8"/>"name": "desktop"</text:p>
      <text:p text:style-name="Preformatted_20_Text"><text:s text:c="6"/>},</text:p>
      <text:p text:style-name="Preformatted_20_Text"><text:s text:c="6"/>"setIdx": 0,</text:p>
      <text:p text:style-name="Preformatted_20_Text"><text:s text:c="6"/>"setId": 4,</text:p>
      <text:p text:style-name="Preformatted_20_Text"><text:s text:c="6"/>"iconIdx": 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 1024h704c26.464 0 48-21.536 48-48v-928c0-26.464-21.536-48-48-48h-704c-26.464 0-48 21.536-48 48v928c0 26.464 21.536 48 48 48zM32 48c0-8.832 7.168-16 16-16h704c8.832 0 16 7.168 16 16v928c0 8.832-7.168 16-16 16h-704c-8.832 0-16-7.168-16-16v-928zM112 864h576c8.832 0 16-7.168 16-16v-736c0-8.832-7.168-16-16-16h-576c-8.832 0-16 7.168-16 16v736c0 8.832 7.168 16 16 16zM128 128h544v704h-544v-704zM384 928c0 17.673 14.327 32 32 32s32-14.327 32-32c0-17.673-14.327-32-32-32-17.673 0-32 14.327-32 32z"</text:p>
      <text:p text:style-name="Preformatted_20_Text"><text:s text:c="8"/>],</text:p>
      <text:p text:style-name="Preformatted_20_Text"><text:s text:c="8"/>"width": 800,</text:p>
      <text:p text:style-name="Preformatted_20_Text"><text:s text:c="8"/>"attrs": [],</text:p>
      <text:p text:style-name="Preformatted_20_Text"><text:soft-page-break/><text:s text:c="8"/>"isMulticolor": false,</text:p>
      <text:p text:style-name="Preformatted_20_Text"><text:s text:c="8"/>"isMulticolor2": false,</text:p>
      <text:p text:style-name="Preformatted_20_Text"><text:s text:c="8"/>"tags": [</text:p>
      <text:p text:style-name="Preformatted_20_Text"><text:s text:c="10"/>"tablet",</text:p>
      <text:p text:style-name="Preformatted_20_Text"><text:s text:c="10"/>"screen",</text:p>
      <text:p text:style-name="Preformatted_20_Text"><text:s text:c="10"/>"mobile"</text:p>
      <text:p text:style-name="Preformatted_20_Text"><text:s text:c="8"/>],</text:p>
      <text:p text:style-name="Preformatted_20_Text"><text:s text:c="8"/>"defaultCode": 57347,</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text:p>
      <text:p text:style-name="Preformatted_20_Text"><text:s text:c="8"/>"order": 1959,</text:p>
      <text:p text:style-name="Preformatted_20_Text"><text:s text:c="8"/>"prevSize": 32,</text:p>
      <text:p text:style-name="Preformatted_20_Text"><text:s text:c="8"/>"code": 57347,</text:p>
      <text:p text:style-name="Preformatted_20_Text"><text:s text:c="8"/>"name": "tablet3"</text:p>
      <text:p text:style-name="Preformatted_20_Text"><text:s text:c="6"/>},</text:p>
      <text:p text:style-name="Preformatted_20_Text"><text:s text:c="6"/>"setIdx": 0,</text:p>
      <text:p text:style-name="Preformatted_20_Text"><text:s text:c="6"/>"setId": 4,</text:p>
      <text:p text:style-name="Preformatted_20_Text"><text:s text:c="6"/>"iconIdx": 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 1024h512c26.464 0 48-21.536 48-48v-928c0-26.464-21.536-48-48-48h-512c-26.464 0-48 21.536-48 48v928c0 26.464 21.536 48 48 48zM32 48c0-8.832 7.168-16 16-16h512c8.832 0 16 7.168 16 16v928c0 8.832-7.168 16-16 16h-512c-8.832 0-16-7.168-16-16v-928zM80 864h448c8.832 0 16-7.168 16-16v-672c0-8.832-7.168-16-16-16h-448c-8.832 0-16 7.168-16 16v672c0 8.832 7.168 16 16 16zM96 192h416v640h-416v-640zM288 928c0 17.673 14.327 32 32 32s32-14.327 32-32c0-17.673-14.327-32-32-32-17.673 0-32 14.327-32 32zM240 128h128c8.832 0 16-7.168 16-16s-7.168-16-16-16h-128c-8.832 0-16 7.168-16 16s7.168 16 16 16z"</text:p>
      <text:p text:style-name="Preformatted_20_Text"><text:s text:c="8"/>],</text:p>
      <text:p text:style-name="Preformatted_20_Text"><text:s text:c="8"/>"width": 60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hone",</text:p>
      <text:p text:style-name="Preformatted_20_Text"><text:s text:c="10"/>"mobile",</text:p>
      <text:p text:style-name="Preformatted_20_Text"><text:s text:c="10"/>"contact",</text:p>
      <text:p text:style-name="Preformatted_20_Text"><text:s text:c="10"/>"telephone"</text:p>
      <text:p text:style-name="Preformatted_20_Text"><text:s text:c="8"/>],</text:p>
      <text:p text:style-name="Preformatted_20_Text"><text:s text:c="8"/>"defaultCode": 57348,</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text:p>
      <text:p text:style-name="Preformatted_20_Text"><text:s text:c="8"/>"order": 1960,</text:p>
      <text:p text:style-name="Preformatted_20_Text"><text:s text:c="8"/>"prevSize": 32,</text:p>
      <text:p text:style-name="Preformatted_20_Text"><text:s text:c="8"/>"code": 57348,</text:p>
      <text:p text:style-name="Preformatted_20_Text"><text:s text:c="8"/>"name": "phone3"</text:p>
      <text:p text:style-name="Preformatted_20_Text"><text:s text:c="6"/>},</text:p>
      <text:p text:style-name="Preformatted_20_Text"><text:s text:c="6"/>"setIdx": 0,</text:p>
      <text:p text:style-name="Preformatted_20_Text"><text:s text:c="6"/>"setId": 4,</text:p>
      <text:p text:style-name="Preformatted_20_Text"><text:s text:c="6"/>"iconIdx": 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 1024h672c26.464 0 48-21.536 48-48v-672c0-0.544-0.256-0.992-0.288-1.504-0.064-0.736-0.256-1.376-0.416-2.080-0.544-2.272-1.472-4.32-2.88-6.112-<text:soft-page-break/>0.224-0.288-0.192-0.64-0.416-0.928l-256-288c-0.096-0.096-0.224-0.096-0.32-0.192-1.92-2.048-4.352-3.456-7.136-4.288-0.608-0.192-1.152-0.256-1.792-0.352-0.928-0.16-1.792-0.544-2.752-0.544h-448c-26.464 0-48 21.536-48 48v928c0 26.464 21.536 48 48 48zM512 58.080l204.384 229.92h-188.384c-7.040 0-16-13.44-16-24v-205.92zM32 48c0-8.832 7.2-16 16-16h432v232c0 25.888 20.96 56 48 56h208v656c0 8.832-7.2 16-16 16h-672c-8.96 0-16-7.040-16-16v-928zM176 448h416c8.832 0 16-7.168 16-16s-7.168-16-16-16h-416c-8.832 0-16 7.168-16 16s7.168 16 16 16zM176 576h416c8.832 0 16-7.168 16-16s-7.168-16-16-16h-416c-8.832 0-16 7.168-16 16s7.168 16 16 16zM176 320h192c8.832 0 16-7.168 16-16s-7.168-16-16-16h-192c-8.832 0-16 7.168-16 16s7.168 16 16 16zM176 704h416c8.832 0 16-7.168 16-16s-7.168-16-16-16h-416c-8.832 0-16 7.168-16 16s7.168 16 16 16zM176 832h416c8.832 0 16-7.168 16-16s-7.168-16-16-16h-416c-8.832 0-16 7.168-16 16s7.168 16 16 16z"</text:p>
      <text:p text:style-name="Preformatted_20_Text"><text:s text:c="8"/>],</text:p>
      <text:p text:style-name="Preformatted_20_Text"><text:s text:c="8"/>"width": 76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cument",</text:p>
      <text:p text:style-name="Preformatted_20_Text"><text:s text:c="10"/>"file",</text:p>
      <text:p text:style-name="Preformatted_20_Text"><text:s text:c="10"/>"paper",</text:p>
      <text:p text:style-name="Preformatted_20_Text"><text:s text:c="10"/>"text"</text:p>
      <text:p text:style-name="Preformatted_20_Text"><text:s text:c="8"/>],</text:p>
      <text:p text:style-name="Preformatted_20_Text"><text:s text:c="8"/>"defaultCode": 57349,</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6,</text:p>
      <text:p text:style-name="Preformatted_20_Text"><text:s text:c="8"/>"order": 1961,</text:p>
      <text:p text:style-name="Preformatted_20_Text"><text:s text:c="8"/>"prevSize": 32,</text:p>
      <text:p text:style-name="Preformatted_20_Text"><text:s text:c="8"/>"code": 57349,</text:p>
      <text:p text:style-name="Preformatted_20_Text"><text:s text:c="8"/>"name": "document2"</text:p>
      <text:p text:style-name="Preformatted_20_Text"><text:s text:c="6"/>},</text:p>
      <text:p text:style-name="Preformatted_20_Text"><text:s text:c="6"/>"setIdx": 0,</text:p>
      <text:p text:style-name="Preformatted_20_Text"><text:s text:c="6"/>"setId": 4,</text:p>
      <text:p text:style-name="Preformatted_20_Text"><text:s text:c="6"/>"iconIdx": 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384 896h575.616c26.464 0 48-21.536 48-48v-608c0-0.736-0.32-1.376-0.416-2.080-0.096-0.704-0.224-1.312-0.416-1.984-0.736-2.752-1.92-5.312-3.904-7.264l-223.968-223.968c-1.952-1.952-4.512-3.136-7.264-3.904-0.672-0.192-1.28-0.32-1.984-0.416-0.672-0.064-1.312-0.384-2.048-0.384h-383.808c-26.56 0-48.192 21.536-48.192 48v800c0 26.464 21.696 48 48.384 48zM448 54.624l169.376 169.376h-153.376c-8.8 0-16-7.168-16-16v-153.376zM32 48c0-8.832 7.264-16 16.192-16h367.808v176c0 26.464 21.536 48 48 48h176v592c0 8.832-7.2 16-16 16h-575.616c-9.056 0-16.384-7.168-16.384-16v-800zM144 384h384c8.832 0 16-7.168 16-16s-7.168-16-16-16h-384c-8.832 0-16 7.168-16 16s7.168 16 16 16zM144 512h384c8.832 0 16-7.168 16-16s-7.168-16-16-16h-384c-8.832 0-16 7.168-16 16s7.168 16 16 16zM144 256h160c8.832 0 16-7.168 16-16s-7.168-16-16-16h-160c-8.832 0-16 7.168-16 16s7.168 16 16 16zM144 640h384c8.832 0 16-7.168 16-16s-7.168-16-16-16h-384c-8.832 0-16 7.168-16 16s7.168 16 16 16zM144 768h384c8.832 0 16-7.168 16-16s-7.168-16-16-16h-384c-8.832 0-16 7.168-16 16s7.168 16 16 16zM688 160h144v176c0 26.464 21.536 48 48 48h176v592c0 8.832-7.2 16-16 16h-575.616c-9.056 0-16.384-7.168-16.384-16v-32c0-8.832-7.168-16-16-16s-16 7.168-16 16v32c0 26.464 21.696 48 48.384 48h575.616c26.464 0 48-21.536 48-48v-608c0-0.736-0.32-1.376-0.416-2.080-0.096-0.704-0.224-1.312-0.416-1.984-0.736-2.752-1.92-5.312-3.904-7.264l-223.968-223.968c-1.952-1.984-4.544-3.168-7.296-3.904-0.672-0.192-1.248-0.288-1.952-0.384-0.672-0.096-1.312-0.416-2.048-0.416h-160c-8.832 0-16 7.168-16 16s7.168 16 16 16zM880 352c-8.8 0-16-7.168-16-16v-153.376l169.376 169.376h-153.376zM752 512h192c8.832 0 16-7.168 16-16s-7.168-16-16-16h-192c-8.832 0-16 7.168-16 16s7.168 16 16 16zM752 640h192c8.832 0 16-7.168 16-16s-7.168-16-16-16h-192c-<text:soft-page-break/>8.832 0-16 7.168-16 16s7.168 16 16 16zM752 768h192c8.832 0 16-7.168 16-16s-7.168-16-16-16h-192c-8.832 0-16 7.168-16 16s7.168 16 16 16zM752 896h192c8.832 0 16-7.168 16-16s-7.168-16-16-16h-192c-8.832 0-16 7.168-16 16s7.168 16 16 16z"</text:p>
      <text:p text:style-name="Preformatted_20_Text"><text:s text:c="8"/>],</text:p>
      <text:p text:style-name="Preformatted_20_Text"><text:s text:c="8"/>"width": 108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cuments",</text:p>
      <text:p text:style-name="Preformatted_20_Text"><text:s text:c="10"/>"files",</text:p>
      <text:p text:style-name="Preformatted_20_Text"><text:s text:c="10"/>"papers"</text:p>
      <text:p text:style-name="Preformatted_20_Text"><text:s text:c="8"/>],</text:p>
      <text:p text:style-name="Preformatted_20_Text"><text:s text:c="8"/>"defaultCode": 57350,</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7,</text:p>
      <text:p text:style-name="Preformatted_20_Text"><text:s text:c="8"/>"order": 1962,</text:p>
      <text:p text:style-name="Preformatted_20_Text"><text:s text:c="8"/>"prevSize": 32,</text:p>
      <text:p text:style-name="Preformatted_20_Text"><text:s text:c="8"/>"code": 57350,</text:p>
      <text:p text:style-name="Preformatted_20_Text"><text:s text:c="8"/>"name": "documents2"</text:p>
      <text:p text:style-name="Preformatted_20_Text"><text:s text:c="6"/>},</text:p>
      <text:p text:style-name="Preformatted_20_Text"><text:s text:c="6"/>"setIdx": 0,</text:p>
      <text:p text:style-name="Preformatted_20_Text"><text:s text:c="6"/>"setId": 4,</text:p>
      <text:p text:style-name="Preformatted_20_Text"><text:s text:c="6"/>"iconIdx": 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 1024h672c26.464 0 48-21.536 48-48v-240c0-0.32-0.16-0.576-0.192-0.896 1.76-1.12 3.584-2.176 5.312-3.36l255.552 255.552c3.136 3.136 7.232 4.704 11.328 4.704s8.192-1.568 11.328-4.672c6.24-6.24 6.24-16.384 0-22.624l-253.216-253.216c40.448-37.984 65.888-91.776 65.888-151.488 0-73.504-38.432-138.112-96.192-175.104 0.032-0.32 0.192-0.576 0.192-0.896v-80c0-0.544-0.256-0.992-0.288-1.504-0.064-0.736-0.256-1.376-0.416-2.080-0.544-2.272-1.472-4.32-2.88-6.112-0.224-0.288-0.192-0.64-0.416-0.928l-256-288c-0.096-0.096-0.224-0.096-0.32-0.192-1.92-2.080-4.384-3.456-7.136-4.288-0.608-0.192-1.152-0.256-1.792-0.352-0.928-0.16-1.792-0.544-2.752-0.544h-448c-26.464 0-48 21.536-48 48v928c0 26.464 21.536 48 48 48zM832 560c0 97.056-78.976 176-176 176s-176-78.944-176-176 78.976-176 176-176 176 78.944 176 176zM512 58.080l204.384 229.92h-188.384c-7.040 0-16-13.44-16-24v-205.92zM32 48c0-8.832 7.2-16 16-16h432v232c0 25.888 20.96 56 48 56h208v48.032c-24.64-10.304-51.648-16.032-80-16.032-58.816 0-111.872 24.64-149.728 64h-330.272c-8.832 0-16 7.168-16 16s7.168 16 16 16h305.024c-18.080 28.128-29.504 60.832-32.192 96h-272.832c-8.832 0-16 7.168-16 16s7.168 16 16 16h272.8c2.688 35.168 14.144 67.872 32.192 96h-304.992c-8.832 0-16 7.168-16 16s7.168 16 16 16h328c0.672 0 1.248-0.288 1.92-0.384 37.888 39.584 91.104 64.384 150.080 64.384 28.352 0 55.36-5.728 80-16.064v224.064c0 8.832-7.2 16-16 16h-672c-8.96 0-16-7.040-16-16v-928zM176 320h192c8.832 0 16-7.168 16-16s-7.168-16-16-16h-192c-8.832 0-16 7.168-16 16s7.168 16 16 16zM176 832h416c8.832 0 16-7.168 16-16s-7.168-16-16-16h-416c-8.832 0-16 7.168-16 16s7.168 16 16 16z"</text:p>
      <text:p text:style-name="Preformatted_20_Text"><text:s text:c="8"/>],</text:p>
      <text:p text:style-name="Preformatted_20_Text"><text:s text:c="8"/>"width": 105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earch",</text:p>
      <text:p text:style-name="Preformatted_20_Text"><text:s text:c="10"/>"lookup",</text:p>
      <text:p text:style-name="Preformatted_20_Text"><text:s text:c="10"/>"find",</text:p>
      <text:p text:style-name="Preformatted_20_Text"><text:s text:c="10"/>"magnifier"</text:p>
      <text:p text:style-name="Preformatted_20_Text"><text:s text:c="8"/>],</text:p>
      <text:p text:style-name="Preformatted_20_Text"><text:s text:c="8"/>"defaultCode": 57351,</text:p>
      <text:p text:style-name="Preformatted_20_Text"><text:soft-page-break/><text:s text:c="8"/>"grid": 32</text:p>
      <text:p text:style-name="Preformatted_20_Text"><text:s text:c="6"/>},</text:p>
      <text:p text:style-name="Preformatted_20_Text"><text:s text:c="6"/>"attrs": [],</text:p>
      <text:p text:style-name="Preformatted_20_Text"><text:s text:c="6"/>"properties": {</text:p>
      <text:p text:style-name="Preformatted_20_Text"><text:s text:c="8"/>"id": 8,</text:p>
      <text:p text:style-name="Preformatted_20_Text"><text:s text:c="8"/>"order": 1963,</text:p>
      <text:p text:style-name="Preformatted_20_Text"><text:s text:c="8"/>"prevSize": 32,</text:p>
      <text:p text:style-name="Preformatted_20_Text"><text:s text:c="8"/>"code": 57351,</text:p>
      <text:p text:style-name="Preformatted_20_Text"><text:s text:c="8"/>"name": "search2"</text:p>
      <text:p text:style-name="Preformatted_20_Text"><text:s text:c="6"/>},</text:p>
      <text:p text:style-name="Preformatted_20_Text"><text:s text:c="6"/>"setIdx": 0,</text:p>
      <text:p text:style-name="Preformatted_20_Text"><text:s text:c="6"/>"setId": 4,</text:p>
      <text:p text:style-name="Preformatted_20_Text"><text:s text:c="6"/>"iconIdx": 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 1024h800c27.808 0 48-20.192 48-48v-896c0-27.808-20.192-48-48-48h-128c-8.832 0-16 7.168-16 16s7.168 16 16 16h128c10.016 0 16 5.984 16 16v896c0 10.016-5.984 16-16 16h-800c-10.016 0-16-5.984-16-16v-896c0-10.016 5.984-16 16-16h128c8.832 0 16-7.168 16-16s-7.168-16-16-16h-128c-27.808 0-48 20.192-48 48v896c0 27.808 20.192 48 48 48zM176 160c8.832 0 16-7.168 16-16s-7.168-16-16-16h-64c-8.832 0-16 7.168-16 16v768c0 8.832 7.168 16 16 16h672c8.832 0 16-7.168 16-16v-768c0-8.832-7.168-16-16-16h-64c-8.832 0-16 7.168-16 16s7.168 16 16 16h48v736h-640v-736h48zM288 224h320c38.88 0 64-25.12 64-64v-144c0-8.832-7.168-16-16-16h-416c-8.832 0-16 7.168-16 16v144c0 38.88 25.12 64 64 64zM256 32h384v128c0 21.248-10.784 32-32 32h-320c-21.216 0-32-10.752-32-32v-128zM272 512h352c8.832 0 16-7.168 16-16s-7.168-16-16-16h-352c-8.832 0-16 7.168-16 16s7.168 16 16 16zM272 384h352c8.832 0 16-7.168 16-16s-7.168-16-16-16h-352c-8.832 0-16 7.168-16 16s7.168 16 16 16zM272 640h352c8.832 0 16-7.168 16-16s-7.168-16-16-16h-352c-8.832 0-16 7.168-16 16s7.168 16 16 16zM272 768h352c8.832 0 16-7.168 16-16s-7.168-16-16-16h-352c-8.832 0-16 7.168-16 16s7.168 16 16 16z"</text:p>
      <text:p text:style-name="Preformatted_20_Text"><text:s text:c="8"/>],</text:p>
      <text:p text:style-name="Preformatted_20_Text"><text:s text:c="8"/>"width": 89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lipboard",</text:p>
      <text:p text:style-name="Preformatted_20_Text"><text:s text:c="10"/>"paste",</text:p>
      <text:p text:style-name="Preformatted_20_Text"><text:s text:c="10"/>"board"</text:p>
      <text:p text:style-name="Preformatted_20_Text"><text:s text:c="8"/>],</text:p>
      <text:p text:style-name="Preformatted_20_Text"><text:s text:c="8"/>"defaultCode": 57352,</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text:p>
      <text:p text:style-name="Preformatted_20_Text"><text:s text:c="8"/>"order": 1964,</text:p>
      <text:p text:style-name="Preformatted_20_Text"><text:s text:c="8"/>"prevSize": 32,</text:p>
      <text:p text:style-name="Preformatted_20_Text"><text:s text:c="8"/>"code": 57352,</text:p>
      <text:p text:style-name="Preformatted_20_Text"><text:s text:c="8"/>"name": "clipboard3"</text:p>
      <text:p text:style-name="Preformatted_20_Text"><text:s text:c="6"/>},</text:p>
      <text:p text:style-name="Preformatted_20_Text"><text:s text:c="6"/>"setIdx": 0,</text:p>
      <text:p text:style-name="Preformatted_20_Text"><text:s text:c="6"/>"setId": 4,</text:p>
      <text:p text:style-name="Preformatted_20_Text"><text:s text:c="6"/>"iconIdx": 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184 928c38.272 0 64-25.728 64-64v-848c0-8.832-7.168-16-16-16s-16 7.168-16 16v848c0 27.84-20.064 32-32 32-3.296 0-32-0.896-32-32v-848c0-8.832-7.168-16-16-16s-16 7.168-16 16v848c0 42.016 32.192 64 64 64zM144 672h320c8.832 0 16-7.168 16-16v-288c0-8.832-7.168-16-16-16h-320c-8.832 0-16 7.168-16 16v288c0 <text:soft-page-break/>8.832 7.168 16 16 16zM160 384h288v256h-288v-256zM144 256h768c8.832 0 16-7.168 16-16v-128c0-8.832-7.168-16-16-16h-768c-8.832 0-16 7.168-16 16v128c0 8.832 7.168 16 16 16zM160 128h736v96h-736v-96zM912 352h-320c-8.832 0-16 7.168-16 16s7.168 16 16 16h320c8.832 0 16-7.168 16-16s-7.168-16-16-16zM912 448h-320c-8.832 0-16 7.168-16 16s7.168 16 16 16h320c8.832 0 16-7.168 16-16s-7.168-16-16-16zM912 544h-320c-8.832 0-16 7.168-16 16s7.168 16 16 16h320c8.832 0 16-7.168 16-16s-7.168-16-16-16zM912 640h-320c-8.832 0-16 7.168-16 16s7.168 16 16 16h320c8.832 0 16-7.168 16-16s-7.168-16-16-16zM912 736h-320c-8.832 0-16 7.168-16 16s7.168 16 16 16h320c8.832 0 16-7.168 16-16s-7.168-16-16-16zM144 768h320c8.832 0 16-7.168 16-16s-7.168-16-16-16h-320c-8.832 0-16 7.168-16 16s7.168 16 16 16zM912 832h-320c-8.832 0-16 7.168-16 16s7.168 16 16 16h320c8.832 0 16-7.168 16-16s-7.168-16-16-16zM144 864h320c8.832 0 16-7.168 16-16s-7.168-16-16-16h-320c-8.832 0-16 7.168-16 16s7.168 16 16 16zM160 1022.304h1024c0.256 0 0.512 0 0.64 0 0.224 0 0.416-0.128 0.64-0.128 86.688-0.704 157.056-71.328 157.056-158.176l-0-848c0-7.904-6.4-14.304-14.304-14.304s-14.304 6.4-14.304 14.304l0 848c0 71.52-58.176 129.696-129.696 129.696s-129.728-58.176-129.728-129.696v-848c0-7.904-6.4-14.304-14.304-14.304h-1024c-7.904 0-14.304 6.4-14.304 14.304l0 848c0 87.296 71.008 158.304 158.304 158.304zM30.304 30.304h995.36v833.696c0 9.792 1.184 19.296 2.88 28.64 0.352 1.856 0.64 3.712 1.056 5.536 1.984 8.896 4.608 17.504 8.032 25.792 0.608 1.504 1.344 2.912 2.016 4.384 3.456 7.744 7.456 15.2 12.096 22.24 0.544 0.8 0.96 1.664 1.504 2.464 5.056 7.36 10.816 14.176 16.992 20.576 1.344 1.376 2.656 2.72 4.064 4.064 5.952 5.76 12.224 11.232 19.008 16h-933.312c-71.488 0-129.696-58.176-129.696-129.696l-0-833.696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newspaper",</text:p>
      <text:p text:style-name="Preformatted_20_Text"><text:s text:c="10"/>"paper"</text:p>
      <text:p text:style-name="Preformatted_20_Text"><text:s text:c="8"/>],</text:p>
      <text:p text:style-name="Preformatted_20_Text"><text:s text:c="8"/>"defaultCode": 57353,</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0,</text:p>
      <text:p text:style-name="Preformatted_20_Text"><text:s text:c="8"/>"order": 1965,</text:p>
      <text:p text:style-name="Preformatted_20_Text"><text:s text:c="8"/>"prevSize": 32,</text:p>
      <text:p text:style-name="Preformatted_20_Text"><text:s text:c="8"/>"code": 57353,</text:p>
      <text:p text:style-name="Preformatted_20_Text"><text:s text:c="8"/>"name": "newspaper2"</text:p>
      <text:p text:style-name="Preformatted_20_Text"><text:s text:c="6"/>},</text:p>
      <text:p text:style-name="Preformatted_20_Text"><text:s text:c="6"/>"setIdx": 0,</text:p>
      <text:p text:style-name="Preformatted_20_Text"><text:s text:c="6"/>"setId": 4,</text:p>
      <text:p text:style-name="Preformatted_20_Text"><text:s text:c="6"/>"iconIdx": 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52 1024c27.808 0 48-20.192 48-48v-896c0-27.808-20.192-48-48-48h-640c-27.808 0-48 20.192-48 48v37.344c0 8.832 7.168 16 16 16s16-7.168 16-16v-37.344c0-10.016 5.984-16 16-16h145.984v928h-145.984c-10.016 0-16-5.984-16-16v-29.344c0-8.832-7.168-16-16-16s-16 7.168-16 16v29.344c0 27.808 20.192 48 48 48h640zM288 64h464c10.016 0 16 5.984 16 16v896c0 10.016-5.984 16-16 16h-464v-928zM864 944v-832c0-8.832-7.168-16-16-16s-16 7.168-16 16v832c0 8.832 7.168 16 16 16s16-7.168 16-16zM16 352h128c8.832 0 16-7.168 16-16s-7.168-16-16-16h-128c-8.832 0-16 7.168-16 16s7.168 16 16 16zM16 224h128c8.832 0 16-7.168 16-16s-7.168-16-16-16h-128c-8.832 0-16 7.168-16 16s7.168 16 16 16zM16 480h128c8.832 0 16-7.168 16-16s-7.168-16-16-16h-128c-8.832 0-16 7.168-16 16s7.168 16 16 16zM16 736h128c8.832 0 16-7.168 16-16s-7.168-16-16-16h-128c-8.832 0-16 7.168-16 16s7.168 16 16 16zM16 608h128c8.832 0 16-7.168 16-16s-7.168-16-16-16h-128c-8.832 0-16 7.168-16 16s7.168 16 16 16zM16 864h128c8.832 0 16-7.168 16-16s-7.168-16-16-16h-128c-8.832 0-16 7.168-16 16s7.168 16 16 16z"</text:p>
      <text:p text:style-name="Preformatted_20_Text"><text:soft-page-break/><text:s text:c="8"/>],</text:p>
      <text:p text:style-name="Preformatted_20_Text"><text:s text:c="8"/>"width": 86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notebook",</text:p>
      <text:p text:style-name="Preformatted_20_Text"><text:s text:c="10"/>"book"</text:p>
      <text:p text:style-name="Preformatted_20_Text"><text:s text:c="8"/>],</text:p>
      <text:p text:style-name="Preformatted_20_Text"><text:s text:c="8"/>"defaultCode": 57354,</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1,</text:p>
      <text:p text:style-name="Preformatted_20_Text"><text:s text:c="8"/>"order": 1966,</text:p>
      <text:p text:style-name="Preformatted_20_Text"><text:s text:c="8"/>"prevSize": 32,</text:p>
      <text:p text:style-name="Preformatted_20_Text"><text:s text:c="8"/>"code": 57354,</text:p>
      <text:p text:style-name="Preformatted_20_Text"><text:s text:c="8"/>"name": "notebook"</text:p>
      <text:p text:style-name="Preformatted_20_Text"><text:s text:c="6"/>},</text:p>
      <text:p text:style-name="Preformatted_20_Text"><text:s text:c="6"/>"setIdx": 0,</text:p>
      <text:p text:style-name="Preformatted_20_Text"><text:s text:c="6"/>"setId": 4,</text:p>
      <text:p text:style-name="Preformatted_20_Text"><text:s text:c="6"/>"iconIdx": 1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00 32h-512c-12.704 0-23.68 4.352-32 11.584-8.32-7.232-19.296-11.584-32-11.584h-512c-27.808 0-48 20.192-48 48v896c0 27.808 20.192 48 48 48h512c12.704 0 23.68-4.352 32-11.584 8.32 7.232 19.296 11.584 32 11.584h512c27.808 0 48-20.192 48-48v-896c0-27.808-20.192-48-48-48zM624 992h-512c-10.016 0-16-5.984-16-16v-896c0-10.016 5.984-16 16-16h512c10.016 0 16 5.984 16 16v896c0 10.016-5.984 16-16 16zM1216 976c0 10.016-5.984 16-16 16h-512c-10.016 0-16-5.984-16-16v-896c0-10.016 5.984-16 16-16h512c10.016 0 16 5.984 16 16v896zM1296 96c-8.832 0-16 7.168-16 16v832c0 8.832 7.168 16 16 16s16-7.168 16-16v-832c0-8.832-7.168-16-16-16zM16 960c8.832 0 16-7.168 16-16v-832c0-8.832-7.168-16-16-16s-16 7.168-16 16v832c0 8.832 7.168 16 16 16zM560 320h-384c-8.832 0-16 7.168-16 16s7.168 16 16 16h384c8.832 0 16-7.168 16-16s-7.168-16-16-16zM560 448h-384c-8.832 0-16 7.168-16 16s7.168 16 16 16h384c8.832 0 16-7.168 16-16s-7.168-16-16-16zM560 192h-384c-8.832 0-16 7.168-16 16s7.168 16 16 16h384c8.832 0 16-7.168 16-16s-7.168-16-16-16zM560 576h-384c-8.832 0-16 7.168-16 16s7.168 16 16 16h384c8.832 0 16-7.168 16-16s-7.168-16-16-16zM560 704h-384c-8.832 0-16 7.168-16 16s7.168 16 16 16h384c8.832 0 16-7.168 16-16s-7.168-16-16-16zM560 832h-384c-8.832 0-16 7.168-16 16s7.168 16 16 16h384c8.832 0 16-7.168 16-16s-7.168-16-16-16zM1136 320h-384c-8.832 0-16 7.168-16 16s7.168 16 16 16h384c8.832 0 16-7.168 16-16s-7.168-16-16-16zM1136 448h-384c-8.832 0-16 7.168-16 16s7.168 16 16 16h384c8.832 0 16-7.168 16-16s-7.168-16-16-16zM1136 192h-384c-8.832 0-16 7.168-16 16s7.168 16 16 16h384c8.832 0 16-7.168 16-16s-7.168-16-16-16zM1136 576h-384c-8.832 0-16 7.168-16 16s7.168 16 16 16h384c8.832 0 16-7.168 16-16s-7.168-16-16-16zM1136 704h-384c-8.832 0-16 7.168-16 16s7.168 16 16 16h384c8.832 0 16-7.168 16-16s-7.168-16-16-16zM1136 832h-384c-8.832 0-16 7.168-16 16s7.168 16 16 16h384c8.832 0 16-7.168 16-16s-7.168-16-16-16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ook-open"</text:p>
      <text:p text:style-name="Preformatted_20_Text"><text:s text:c="8"/>],</text:p>
      <text:p text:style-name="Preformatted_20_Text"><text:s text:c="8"/>"defaultCode": 57355,</text:p>
      <text:p text:style-name="Preformatted_20_Text"><text:s text:c="8"/>"grid": 32</text:p>
      <text:p text:style-name="Preformatted_20_Text"><text:s text:c="6"/>},</text:p>
      <text:p text:style-name="Preformatted_20_Text"><text:s text:c="6"/>"attrs": [],</text:p>
      <text:p text:style-name="Preformatted_20_Text"><text:soft-page-break/><text:s text:c="6"/>"properties": {</text:p>
      <text:p text:style-name="Preformatted_20_Text"><text:s text:c="8"/>"id": 12,</text:p>
      <text:p text:style-name="Preformatted_20_Text"><text:s text:c="8"/>"order": 1967,</text:p>
      <text:p text:style-name="Preformatted_20_Text"><text:s text:c="8"/>"prevSize": 32,</text:p>
      <text:p text:style-name="Preformatted_20_Text"><text:s text:c="8"/>"code": 57355,</text:p>
      <text:p text:style-name="Preformatted_20_Text"><text:s text:c="8"/>"name": "book-open"</text:p>
      <text:p text:style-name="Preformatted_20_Text"><text:s text:c="6"/>},</text:p>
      <text:p text:style-name="Preformatted_20_Text"><text:s text:c="6"/>"setIdx": 0,</text:p>
      <text:p text:style-name="Preformatted_20_Text"><text:s text:c="6"/>"setId": 4,</text:p>
      <text:p text:style-name="Preformatted_20_Text"><text:s text:c="6"/>"iconIdx": 1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328 320c-8.832 0-16 7.168-16 16v640c0 8.832-7.168 16-16 16h-1248c-8.832 0-16-7.168-16-16v-640c0-8.832-7.168-16-16-16s-16 7.168-16 16v640c0 26.464 21.536 48 48 48h1248c26.464 0 48-21.536 48-48v-640c0-8.832-7.168-16-16-16zM1296 0h-1248c-26.464 0-48 21.536-48 48v192c0 8.832 7.168 16 16 16h1312c8.832 0 16-7.168 16-16v-192c0-26.464-21.536-48-48-48zM1312 224h-1280v-176c0-8.832 7.168-16 16-16h1248c8.832 0 16 7.168 16 16v176zM560 896c8.832 0 16-7.168 16-16v-512c0-8.832-7.168-16-16-16h-416c-8.832 0-16 7.168-16 16v512c0 8.832 7.168 16 16 16h416zM160 384h384v480h-384v-480zM720 480h480c8.832 0 16-7.168 16-16s-7.168-16-16-16h-480c-8.832 0-16 7.168-16 16s7.168 16 16 16zM720 640h480c8.832 0 16-7.168 16-16s-7.168-16-16-16h-480c-8.832 0-16 7.168-16 16s7.168 16 16 16zM720 800h480c8.832 0 16-7.168 16-16s-7.168-16-16-16h-480c-8.832 0-16 7.168-16 16s7.168 16 16 16zM96 128c0 17.673 14.327 32 32 32s32-14.327 32-32c0-17.673-14.327-32-32-32-17.673 0-32 14.327-32 32zM224 128c0 17.673 14.327 32 32 32s32-14.327 32-32c0-17.673-14.327-32-32-32-17.673 0-32 14.327-32 32zM352 128c0 17.673 14.327 32 32 32s32-14.327 32-32c0-17.673-14.327-32-32-32-17.673 0-32 14.327-32 32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rowser",</text:p>
      <text:p text:style-name="Preformatted_20_Text"><text:s text:c="10"/>"window",</text:p>
      <text:p text:style-name="Preformatted_20_Text"><text:s text:c="10"/>"software",</text:p>
      <text:p text:style-name="Preformatted_20_Text"><text:s text:c="10"/>"program"</text:p>
      <text:p text:style-name="Preformatted_20_Text"><text:s text:c="8"/>],</text:p>
      <text:p text:style-name="Preformatted_20_Text"><text:s text:c="8"/>"defaultCode": 57356,</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3,</text:p>
      <text:p text:style-name="Preformatted_20_Text"><text:s text:c="8"/>"order": 1968,</text:p>
      <text:p text:style-name="Preformatted_20_Text"><text:s text:c="8"/>"prevSize": 32,</text:p>
      <text:p text:style-name="Preformatted_20_Text"><text:s text:c="8"/>"code": 57356,</text:p>
      <text:p text:style-name="Preformatted_20_Text"><text:s text:c="8"/>"name": "browser2"</text:p>
      <text:p text:style-name="Preformatted_20_Text"><text:s text:c="6"/>},</text:p>
      <text:p text:style-name="Preformatted_20_Text"><text:s text:c="6"/>"setIdx": 0,</text:p>
      <text:p text:style-name="Preformatted_20_Text"><text:s text:c="6"/>"setId": 4,</text:p>
      <text:p text:style-name="Preformatted_20_Text"><text:s text:c="6"/>"iconIdx": 1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88 976v-608c0-8.832-7.168-16-16-16s-16 7.168-16 16v608c0 8.832-7.168 16-16 16h-992c-8.832 0-16-7.168-16-16v-608c0-8.832-7.168-16-16-16s-16 7.168-16 16v608c0 26.464 21.536 48 48 48h992c26.464 0 48-21.536 48-48zM144 736c-8.832 0-16 7.168-16 16s7.168 16 16 16h48v112c0 8.832 7.168 16 16 16s16-7.168 16-16v-112h192v112c0 8.832 7.168 16 16 16s16-7.168 16-16v-112h192v112c0 8.832 7.168 <text:soft-page-break/>16 16 16s16-7.168 16-16v-112h192v112c0 8.832 7.168 16 16 16s16-7.168 16-16v-112h48c8.832 0 16-7.168 16-16s-7.168-16-16-16h-48v-160h48c8.832 0 16-7.168 16-16s-7.168-16-16-16h-48v-144c0-8.832-7.168-16-16-16s-16 7.168-16 16v144h-192v-144c0-8.832-7.168-16-16-16s-16 7.168-16 16v144h-192v-144c0-8.832-7.168-16-16-16s-16 7.168-16 16v144h-192v-144c0-8.832-7.168-16-16-16s-16 7.168-16 16v144h-48c-8.832 0-16 7.168-16 16s7.168 16 16 16h48v160h-48zM864 576v160h-192v-160h192zM640 576v160h-192v-160h192zM224 576h192v160h-192v-160zM912 96h136c2.784 0 8 0 8 16v144h-1024v-144c0-8.832 7.168-16 16-16h128c8.832 0 16-7.168 16-16s-7.168-16-16-16h-128c-26.464 0-48 21.536-48 48v160c0 8.832 7.168 16 16 16h1056c8.832 0 16-7.168 16-16v-160c0-35.392-20.672-48-40-48h-136c-8.832 0-16 7.168-16 16s7.168 16 16 16zM720 96c8.832 0 16-7.168 16-16s-7.168-16-16-16h-352c-8.832 0-16 7.168-16 16s7.168 16 16 16h352zM288 144v-128c0-8.832-7.168-16-16-16s-16 7.168-16 16v128c0 8.832 7.168 16 16 16s16-7.168 16-16zM816 160c8.832 0 16-7.168 16-16v-128c0-8.832-7.168-16-16-16s-16 7.168-16 16v128c0 8.832 7.168 16 16 16z"</text:p>
      <text:p text:style-name="Preformatted_20_Text"><text:s text:c="8"/>],</text:p>
      <text:p text:style-name="Preformatted_20_Text"><text:s text:c="8"/>"width": 108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alendar",</text:p>
      <text:p text:style-name="Preformatted_20_Text"><text:s text:c="10"/>"date",</text:p>
      <text:p text:style-name="Preformatted_20_Text"><text:s text:c="10"/>"schedule",</text:p>
      <text:p text:style-name="Preformatted_20_Text"><text:s text:c="10"/>"week"</text:p>
      <text:p text:style-name="Preformatted_20_Text"><text:s text:c="8"/>],</text:p>
      <text:p text:style-name="Preformatted_20_Text"><text:s text:c="8"/>"defaultCode": 57357,</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4,</text:p>
      <text:p text:style-name="Preformatted_20_Text"><text:s text:c="8"/>"order": 1969,</text:p>
      <text:p text:style-name="Preformatted_20_Text"><text:s text:c="8"/>"prevSize": 32,</text:p>
      <text:p text:style-name="Preformatted_20_Text"><text:s text:c="8"/>"code": 57357,</text:p>
      <text:p text:style-name="Preformatted_20_Text"><text:s text:c="8"/>"name": "calendar3"</text:p>
      <text:p text:style-name="Preformatted_20_Text"><text:s text:c="6"/>},</text:p>
      <text:p text:style-name="Preformatted_20_Text"><text:s text:c="6"/>"setIdx": 0,</text:p>
      <text:p text:style-name="Preformatted_20_Text"><text:s text:c="6"/>"setId": 4,</text:p>
      <text:p text:style-name="Preformatted_20_Text"><text:s text:c="6"/>"iconIdx": 1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6 96c-8.832 0-16 7.168-16 16v544c0 26.464 21.536 48 48 48h896c26.464 0 48-21.536 48-48v-544c0-8.832-7.168-16-16-16s-16 7.168-16 16v544c0 8.832-7.168 16-16 16h-896c-8.832 0-16-7.168-16-16v-544c0-8.832-7.168-16-16-16zM1040 0h-1088c-8.832 0-16 7.168-16 16s7.168 16 16 16h1088c8.832 0 16-7.168 16-16s-7.168-16-16-16zM379.328 260.672c-5.856-5.856-15.2-6.272-21.568-0.992l-192 160c-6.784 5.664-7.712 15.744-2.048 22.56 5.664 6.784 15.712 7.712 22.56 2.048l180.768-150.656 181.664 181.664c3.104 3.136 7.2 4.704 11.296 4.704s8.192-1.568 11.328-4.672l228.672-228.704v121.376c0 8.832 7.168 16 16 16s16-7.168 16-16v-160c0-2.080-0.416-4.16-1.216-6.112-1.632-3.904-4.736-7.040-8.672-8.672-1.952-0.8-4.032-1.216-6.112-1.216h-160c-8.832 0-16 7.168-16 16s7.168 16 16 16h121.376l-217.376 217.376-180.672-180.704zM257.824 1015.424c4.096 7.84 13.76 10.848 21.6 6.752l216.576-113.44 216.576 113.44c2.368 1.248 4.896 1.824 7.424 1.824 5.76 0 11.328-3.136 14.176-8.576 4.096-7.84 1.088-17.504-6.752-21.6l-220.576-115.52c3.136-2.912 5.152-7.008 5.152-11.648v-82.656c0-8.832-7.168-16-16-16s-16 7.168-16 16v82.656c0 4.608 2.016 8.704 5.152 11.616l-220.576 115.52c-7.84 4.128-10.848 13.792-6.752 21.632z"</text:p>
      <text:p text:style-name="Preformatted_20_Text"><text:s text:c="8"/>],</text:p>
      <text:p text:style-name="Preformatted_20_Text"><text:s text:c="8"/>"width": 992,</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presentation",</text:p>
      <text:p text:style-name="Preformatted_20_Text"><text:s text:c="10"/>"board"</text:p>
      <text:p text:style-name="Preformatted_20_Text"><text:s text:c="8"/>],</text:p>
      <text:p text:style-name="Preformatted_20_Text"><text:s text:c="8"/>"defaultCode": 57358,</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5,</text:p>
      <text:p text:style-name="Preformatted_20_Text"><text:s text:c="8"/>"order": 1970,</text:p>
      <text:p text:style-name="Preformatted_20_Text"><text:s text:c="8"/>"prevSize": 32,</text:p>
      <text:p text:style-name="Preformatted_20_Text"><text:s text:c="8"/>"code": 57358,</text:p>
      <text:p text:style-name="Preformatted_20_Text"><text:s text:c="8"/>"name": "presentation"</text:p>
      <text:p text:style-name="Preformatted_20_Text"><text:s text:c="6"/>},</text:p>
      <text:p text:style-name="Preformatted_20_Text"><text:s text:c="6"/>"setIdx": 0,</text:p>
      <text:p text:style-name="Preformatted_20_Text"><text:s text:c="6"/>"setId": 4,</text:p>
      <text:p text:style-name="Preformatted_20_Text"><text:s text:c="6"/>"iconIdx": 1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 1024h928c26.464 0 48-21.536 48-48v-928c0-26.464-21.536-48-48-48h-928c-26.464 0-48 21.536-48 48v928c0 26.464 21.536 48 48 48zM32 48c0-8.832 7.2-16 16-16h928c8.8 0 16 7.168 16 16v928c0 8.832-7.2 16-16 16h-928c-8.8 0-16-7.168-16-16v-928zM656 400c35.296 0 64-28.704 64-64s-28.704-64-64-64-64 28.704-64 64 28.704 64 64 64zM656 304c17.664 0 32 14.368 32 32s-14.336 32-32 32-32-14.368-32-32 14.336-32 32-32zM144 800h736c8.832 0 16-7.168 16-16v-640c0-8.832-7.168-16-16-16h-736c-8.832 0-16 7.168-16 16v640c0 8.832 7.168 16 16 16zM160 768v-180.416c0.704-0.512 1.504-0.8 2.144-1.44l163.712-163.712c8.32-8.32 22.784-8.288 31.104 0l240.672 240.672c3.136 3.136 7.232 4.672 11.328 4.672 3.968 0 7.936-1.472 11.040-4.416l123.712-117.504c4.16-4.16 9.696-6.464 15.552-6.464 5.888 0 11.36 2.304 15.072 5.984l89.664 97.664c0 0 0.032 0 0.032 0.032l0 124.928h-704.032zM864 160v435.776l-66.592-72.512c-10.144-10.208-23.712-15.84-38.112-15.84-0.032 0-0.032 0-0.032 0-14.432 0-28 5.632-37.92 15.552l-112.128 106.496-229.632-229.664c-20.448-20.416-55.968-20.384-76.352 0l-143.232 143.264v-383.072h70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icture",</text:p>
      <text:p text:style-name="Preformatted_20_Text"><text:s text:c="10"/>"image",</text:p>
      <text:p text:style-name="Preformatted_20_Text"><text:s text:c="10"/>"photo"</text:p>
      <text:p text:style-name="Preformatted_20_Text"><text:s text:c="8"/>],</text:p>
      <text:p text:style-name="Preformatted_20_Text"><text:s text:c="8"/>"defaultCode": 57359,</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6,</text:p>
      <text:p text:style-name="Preformatted_20_Text"><text:s text:c="8"/>"order": 1971,</text:p>
      <text:p text:style-name="Preformatted_20_Text"><text:s text:c="8"/>"prevSize": 32,</text:p>
      <text:p text:style-name="Preformatted_20_Text"><text:s text:c="8"/>"code": 57359,</text:p>
      <text:p text:style-name="Preformatted_20_Text"><text:s text:c="8"/>"name": "picture"</text:p>
      <text:p text:style-name="Preformatted_20_Text"><text:s text:c="6"/>},</text:p>
      <text:p text:style-name="Preformatted_20_Text"><text:s text:c="6"/>"setIdx": 0,</text:p>
      <text:p text:style-name="Preformatted_20_Text"><text:s text:c="6"/>"setId": 4,</text:p>
      <text:p text:style-name="Preformatted_20_Text"><text:s text:c="6"/>"iconIdx": 15</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48 896h832c26.464 0 48-21.536 48-48v-800c0-26.464-21.536-48-48-48h-832c-26.464 0-48 21.536-48 48v800c0 26.464 21.536 48 48 48zM32 48c0-8.832 7.2-16 16-16h832c8.8 0 16 7.168 16 16v800c0 8.832-7.2 16-16 16h-832c-8.8 0-16-7.168-16-16v-800zM576 352c35.296 0 64-28.704 64-64s-28.704-64-64-64-64 28.704-64 64 28.704 64 64 64zM576 256c17.664 0 32 14.368 32 32s-14.336 32-32 32-32-14.368-32-32 14.336-32 32-32zM112 736h704c8.832 0 16-7.168 16-16v-608c0-8.832-7.168-16-16-16h-704c-8.832 0-16 7.168-16 16v608c0 8.832 7.168 16 16 16zM128 704v-148.416c0.704-0.512 1.504-0.8 2.144-1.44l163.712-163.712c8.32-8.32 22.784-8.288 31.104 0l240.672 240.672c3.136 3.136 7.232 4.672 11.328 4.672 3.968 0 7.936-1.472 11.040-4.416l123.712-117.504c4.16-4.16 9.696-6.464 15.552-6.464 5.888 0 11.36 2.304 14.848 5.696l57.888 65.888v125.024h-672zM800 128v402.592l-34.592-39.296c-10.144-10.208-23.712-15.84-38.112-15.84-0.032 0-0.032 0-0.032 0-14.432 0-28 5.632-37.92 15.552l-112.128 106.496-229.632-229.664c-20.448-20.416-55.968-20.384-76.352 0l-143.232 143.232v-383.072h672zM144 930.656c-8.832 0-16 7.168-16 16v29.344c0 26.464 21.536 48 48 48h832c26.464 0 48-21.536 48-48v-832c0-26.464-21.536-48-48-48h-29.344c-8.832 0-16 7.168-16 16s7.168 16 16 16h29.344c8.8 0 16 7.168 16 16v832c0 8.832-7.2 16-16 16h-832c-8.8 0-16-7.168-16-16v-29.344c0-8.832-7.168-16-16-16z"</text:p>
      <text:p text:style-name="Preformatted_20_Text"><text:s text:c="8"/>],</text:p>
      <text:p text:style-name="Preformatted_20_Text"><text:s text:c="8"/>"width": 105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ictures",</text:p>
      <text:p text:style-name="Preformatted_20_Text"><text:s text:c="10"/>"images",</text:p>
      <text:p text:style-name="Preformatted_20_Text"><text:s text:c="10"/>"photos"</text:p>
      <text:p text:style-name="Preformatted_20_Text"><text:s text:c="8"/>],</text:p>
      <text:p text:style-name="Preformatted_20_Text"><text:s text:c="8"/>"defaultCode": 57360,</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7,</text:p>
      <text:p text:style-name="Preformatted_20_Text"><text:s text:c="8"/>"order": 1972,</text:p>
      <text:p text:style-name="Preformatted_20_Text"><text:s text:c="8"/>"prevSize": 32,</text:p>
      <text:p text:style-name="Preformatted_20_Text"><text:s text:c="8"/>"code": 57360,</text:p>
      <text:p text:style-name="Preformatted_20_Text"><text:s text:c="8"/>"name": "pictures"</text:p>
      <text:p text:style-name="Preformatted_20_Text"><text:s text:c="6"/>},</text:p>
      <text:p text:style-name="Preformatted_20_Text"><text:s text:c="6"/>"setIdx": 0,</text:p>
      <text:p text:style-name="Preformatted_20_Text"><text:s text:c="6"/>"setId": 4,</text:p>
      <text:p text:style-name="Preformatted_20_Text"><text:s text:c="6"/>"iconIdx": 1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40 0h-192c-27.808 0-48 20.192-48 48v928c0 27.808 20.192 48 48 48h1088c27.808 0 48-20.192 48-48v-928c0-27.808-20.192-48-48-48h-896zM32 976v-928c0-10.016 5.984-16 16-16h176v960h-176c-10.016 0-16-5.984-16-16zM256 992v-960h672v960h-672zM1152 48v928c0 10.016-5.984 16-16 16h-176v-960h176c10.016 0 16 5.984 16 16zM472.864 322.688c-4.896-3.264-11.232-3.584-16.448-0.8-5.152 2.784-8.416 8.192-8.416 14.112v384c0 5.92 3.264 11.328 8.448 14.112 2.368 1.248 4.96 1.888 7.552 1.888 3.104 0 6.176-0.896 8.864-2.688l288-192c4.448-2.976 7.136-7.968 7.136-13.312s-2.688-10.336-7.136-13.312l-288-192zM480 690.112v-324.224l243.168 162.112-243.168 162.112zM160 256h-64c-8.832 0-16 7.168-16 16s7.168 16 16 16h64c8.832 0 16-7.168 16-16s-7.168-16-16-16zM96 160h64c8.832 0 16-7.168 16-16s-7.168-16-16-16h-64c-8.832 0-16 7.168-16 16s7.168 16 16 16zM160 384h-64c-8.832 0-16 7.168-16 16s7.168 16 16 16h64c8.832 0 16-7.168 16-16s-7.168-16-16-16zM160 512h-64c-8.832 0-16 7.168-16 16s7.168 16 16 16h64c8.832 0 16-7.168 16-16s-7.168-16-16-16zM160 640h-64c-8.832 0-16 7.168-16 16s7.168 16 16 16h64c8.832 0 16-7.168 16-16s-7.168-16-16-16zM160 768h-64c-8.832 0-16 7.168-16 16s7.168 16 16 16h64c8.832 0 16-7.168 16-16s-7.168-16-16-16zM160 896h-64c-8.832 0-16 7.168-16 16s7.168 16 16 16h64c8.832 0 16-7.168 16-16s-7.168-16-16-16zM1024 <text:soft-page-break/>288h64c8.832 0 16-7.168 16-16s-7.168-16-16-16h-64c-8.832 0-16 7.168-16 16s7.168 16 16 16zM1024 160h64c8.832 0 16-7.168 16-16s-7.168-16-16-16h-64c-8.832 0-16 7.168-16 16s7.168 16 16 16zM1024 416h64c8.832 0 16-7.168 16-16s-7.168-16-16-16h-64c-8.832 0-16 7.168-16 16s7.168 16 16 16zM1024 544h64c8.832 0 16-7.168 16-16s-7.168-16-16-16h-64c-8.832 0-16 7.168-16 16s7.168 16 16 16zM1024 672h64c8.832 0 16-7.168 16-16s-7.168-16-16-16h-64c-8.832 0-16 7.168-16 16s7.168 16 16 16zM1024 800h64c8.832 0 16-7.168 16-16s-7.168-16-16-16h-64c-8.832 0-16 7.168-16 16s7.168 16 16 16zM1088 896h-64c-8.832 0-16 7.168-16 16s7.168 16 16 16h64c8.832 0 16-7.168 16-16s-7.168-16-16-16z"</text:p>
      <text:p text:style-name="Preformatted_20_Text"><text:s text:c="8"/>],</text:p>
      <text:p text:style-name="Preformatted_20_Text"><text:s text:c="8"/>"width": 118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ideo",</text:p>
      <text:p text:style-name="Preformatted_20_Text"><text:s text:c="10"/>"movie",</text:p>
      <text:p text:style-name="Preformatted_20_Text"><text:s text:c="10"/>"film"</text:p>
      <text:p text:style-name="Preformatted_20_Text"><text:s text:c="8"/>],</text:p>
      <text:p text:style-name="Preformatted_20_Text"><text:s text:c="8"/>"defaultCode": 57361,</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8,</text:p>
      <text:p text:style-name="Preformatted_20_Text"><text:s text:c="8"/>"order": 1973,</text:p>
      <text:p text:style-name="Preformatted_20_Text"><text:s text:c="8"/>"prevSize": 32,</text:p>
      <text:p text:style-name="Preformatted_20_Text"><text:s text:c="8"/>"code": 57361,</text:p>
      <text:p text:style-name="Preformatted_20_Text"><text:s text:c="8"/>"name": "video2"</text:p>
      <text:p text:style-name="Preformatted_20_Text"><text:s text:c="6"/>},</text:p>
      <text:p text:style-name="Preformatted_20_Text"><text:s text:c="6"/>"setIdx": 0,</text:p>
      <text:p text:style-name="Preformatted_20_Text"><text:s text:c="6"/>"setId": 4,</text:p>
      <text:p text:style-name="Preformatted_20_Text"><text:s text:c="6"/>"iconIdx": 1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64 192h-240c-61.664 0-63.936-57.504-64-64v-32c0-40.256-44.48-96-128-96h-319.008c-93.92 0-128 57.408-128 96v31.808c-0.032 2.624-1.536 64.192-64.992 64.192h-240c-44.128 0-80 35.904-80 80v576c0 44.096 35.872 80 80 80h192c8.832 0 16-7.168 16-16s-7.168-16-16-16h-192c-26.464 0-48-21.536-48-48v-400h256c-20.608 49.28-32 103.328-32 160 0 229.376 186.624 416 416 416s416-186.624 416-416c0-56.672-11.488-110.72-32.096-160h256.096v400c0 26.464-21.536 48-48 48h-224c-8.832 0-16 7.168-16 16s7.168 16 16 16h224c44.128 0 80-35.904 80-80v-576c0-44.096-35.872-80-80-80zM672 992c-211.744 0-384-172.256-384-384s172.256-384 384-384 384 172.256 384 384-172.256 384-384 384zM1048 416c-2.368 0-4.576 0.576-6.592 1.504-69.248-133.728-208.704-225.504-369.408-225.504s-300.16 91.776-369.408 225.504c-2.016-0.928-4.224-1.504-6.592-1.504h-264v-144c0-26.464 21.536-48 48-48h240c75.776 0 96.608-62.656 96.992-96v-32c0-25.728 25.568-64 96-64h319.008c67.008 0 96 42.368 96 64v32c0 33.216 20.064 96 96 96h240c26.464 0 48 21.536 48 48v144h-264zM304 160c8.832 0 16-7.168 16-16v-32c0-26.464-21.536-48-48-48h-128c-26.464 0-48 21.536-48 48v32c0 8.832 7.168 16 16 16s16-7.168 16-16v-32c0-8.832 7.2-16 16-16h128c8.8 0 16 7.168 16 16v32c0 8.832 7.168 16 16 16zM672 320c-158.816 0-288 129.216-288 288s129.184 288 288 288 288-129.216 288-288-129.184-288-288-288zM672 864c-141.152 0-256-114.848-256-256s114.848-256 256-256 256 114.848 256 256-114.848 256-256 256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amera",</text:p>
      <text:p text:style-name="Preformatted_20_Text"><text:s text:c="10"/>"photo",</text:p>
      <text:p text:style-name="Preformatted_20_Text"><text:soft-page-break/><text:s text:c="10"/>"picture",</text:p>
      <text:p text:style-name="Preformatted_20_Text"><text:s text:c="10"/>"image"</text:p>
      <text:p text:style-name="Preformatted_20_Text"><text:s text:c="8"/>],</text:p>
      <text:p text:style-name="Preformatted_20_Text"><text:s text:c="8"/>"defaultCode": 57362,</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9,</text:p>
      <text:p text:style-name="Preformatted_20_Text"><text:s text:c="8"/>"order": 1974,</text:p>
      <text:p text:style-name="Preformatted_20_Text"><text:s text:c="8"/>"prevSize": 32,</text:p>
      <text:p text:style-name="Preformatted_20_Text"><text:s text:c="8"/>"code": 57362,</text:p>
      <text:p text:style-name="Preformatted_20_Text"><text:s text:c="8"/>"name": "camera3"</text:p>
      <text:p text:style-name="Preformatted_20_Text"><text:s text:c="6"/>},</text:p>
      <text:p text:style-name="Preformatted_20_Text"><text:s text:c="6"/>"setIdx": 0,</text:p>
      <text:p text:style-name="Preformatted_20_Text"><text:s text:c="6"/>"setId": 4,</text:p>
      <text:p text:style-name="Preformatted_20_Text"><text:s text:c="6"/>"iconIdx": 1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96 320h-80v-112c0-26.464-21.536-48-48-48h-64c-8.832 0-16 7.168-16 16s7.168 16 16 16h64c8.8 0 16 7.168 16 16v112h-128v-304c0-8.832-7.168-16-16-16h-736c-8.832 0-16 7.168-16 16v304h-128v-112c0-8.832 7.2-16 16-16h64c8.832 0 16-7.168 16-16s-7.168-16-16-16h-64c-26.464 0-48 21.536-48 48v112h-80c-26.464 0-48 21.536-48 48v448c0 26.464 21.536 48 48 48h192c8.832 0 16-7.168 16-16s-7.168-16-16-16h-192c-8.8 0-16-7.168-16-16v-112h1280v112c0 8.832-7.2 16-16 16h-192c-8.832 0-16 7.168-16 16s7.168 16 16 16h192c26.464 0 48-21.536 48-48v-448c0-26.464-21.536-48-48-48zM320 32h704v288h-704v-288zM32 672v-304c0-8.832 7.2-16 16-16h1248c8.8 0 16 7.168 16 16v304h-1280zM1040 736c-8.832 0-16 7.168-16 16v240h-704v-240c0-8.832-7.168-16-16-16s-16 7.168-16 16v256c0 8.832 7.168 16 16 16h736c8.832 0 16-7.168 16-16v-256c0-8.832-7.168-16-16-16zM1184 576c0 17.673 14.327 32 32 32s32-14.327 32-32c0-17.673-14.327-32-32-32-17.673 0-32 14.327-32 32zM1056 576c0 17.673 14.327 32 32 32s32-14.327 32-32c0-17.673-14.327-32-32-32-17.673 0-32 14.327-32 32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rinter"</text:p>
      <text:p text:style-name="Preformatted_20_Text"><text:s text:c="8"/>],</text:p>
      <text:p text:style-name="Preformatted_20_Text"><text:s text:c="8"/>"defaultCode": 57363,</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20,</text:p>
      <text:p text:style-name="Preformatted_20_Text"><text:s text:c="8"/>"order": 1975,</text:p>
      <text:p text:style-name="Preformatted_20_Text"><text:s text:c="8"/>"prevSize": 32,</text:p>
      <text:p text:style-name="Preformatted_20_Text"><text:s text:c="8"/>"code": 57363,</text:p>
      <text:p text:style-name="Preformatted_20_Text"><text:s text:c="8"/>"name": "printer2"</text:p>
      <text:p text:style-name="Preformatted_20_Text"><text:s text:c="6"/>},</text:p>
      <text:p text:style-name="Preformatted_20_Text"><text:s text:c="6"/>"setIdx": 0,</text:p>
      <text:p text:style-name="Preformatted_20_Text"><text:s text:c="6"/>"setId": 4,</text:p>
      <text:p text:style-name="Preformatted_20_Text"><text:s text:c="6"/>"iconIdx": 1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328 544c-8.832 0-16 7.168-16 16v416c0 8.832-7.168 16-16 16h-1248c-8.832 0-16-7.168-16-16v-416c0-8.832-7.168-16-16-16s-16 7.168-16 16v416c0 26.464 21.536 48 48 48h1248c26.464 0 48-21.536 48-48v-416c0-8.832-7.168-16-16-16zM1296 <text:soft-page-break/>224h-1248c-26.464 0-48 21.536-48 48v192c0 8.832 7.168 16 16 16h432v112c0 26.464 21.536 48 48 48h352c26.464 0 48-21.536 48-48v-112h432c8.832 0 16-7.168 16-16v-192c0-26.464-21.536-48-48-48zM864 592c0 8.832-7.168 16-16 16h-352c-8.832 0-16-7.168-16-16v-112h384v112zM1312 448h-1280v-176c0-8.832 7.168-16 16-16h1248c8.832 0 16 7.168 16 16v176zM496 0c-26.464 0-48 21.536-48 48v128c0 8.832 7.168 16 16 16s16-7.168 16-16v-128c0-8.832 7.168-16 16-16h352c8.832 0 16 7.168 16 16v128c0 8.832 7.168 16 16 16s16-7.168 16-16v-128c0-26.464-21.536-48-48-48h-352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oolbox",</text:p>
      <text:p text:style-name="Preformatted_20_Text"><text:s text:c="10"/>"briefcase"</text:p>
      <text:p text:style-name="Preformatted_20_Text"><text:s text:c="8"/>],</text:p>
      <text:p text:style-name="Preformatted_20_Text"><text:s text:c="8"/>"defaultCode": 57364,</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21,</text:p>
      <text:p text:style-name="Preformatted_20_Text"><text:s text:c="8"/>"order": 1976,</text:p>
      <text:p text:style-name="Preformatted_20_Text"><text:s text:c="8"/>"prevSize": 32,</text:p>
      <text:p text:style-name="Preformatted_20_Text"><text:s text:c="8"/>"code": 57364,</text:p>
      <text:p text:style-name="Preformatted_20_Text"><text:s text:c="8"/>"name": "toolbox"</text:p>
      <text:p text:style-name="Preformatted_20_Text"><text:s text:c="6"/>},</text:p>
      <text:p text:style-name="Preformatted_20_Text"><text:s text:c="6"/>"setIdx": 0,</text:p>
      <text:p text:style-name="Preformatted_20_Text"><text:s text:c="6"/>"setId": 4,</text:p>
      <text:p text:style-name="Preformatted_20_Text"><text:s text:c="6"/>"iconIdx": 2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00 576c-8.832 0-16 7.168-16 16v384c0 8.832-7.168 16-16 16h-1120c-8.832 0-16-7.168-16-16v-384c0-8.832-7.168-16-16-16s-16 7.168-16 16v384c0 26.464 21.536 48 48 48h1120c26.464 0 48-21.536 48-48v-384c0-8.832-7.168-16-16-16zM816 160c8.832 0 16-7.168 16-16v-96c0-26.464-21.536-48-48-48h-352c-26.464 0-48 21.536-48 48v96c0 8.832 7.168 16 16 16s16-7.168 16-16v-96c0-8.832 7.168-16 16-16h352c8.832 0 16 7.168 16 16v96c0 8.832 7.168 16 16 16zM1168 224h-1120c-26.464 0-48 21.536-48 48v158.656c0 88.896 302.592 208 612 208 305.376 0 604-119.104 604-208v-158.656c0-26.464-21.536-48-48-48zM1184 430.656c0 56.448-270.624 176-572 176-305.6 0-580-119.52-580-176v-158.656c0-8.832 7.168-16 16-16h1120c8.832 0 16 7.168 16 16v158.656zM612 736c30.176 0 61.536-1.248 93.248-3.712 8.8-0.672 15.392-8.384 14.688-17.216-0.672-8.8-8.064-15.552-17.216-14.688-64.448 5.024-125.088 4.8-189.408-0.64-8.448-0.864-16.544 5.792-17.28 14.592-0.736 8.8 5.792 16.544 14.592 17.28 34.432 2.912 68.544 4.384 101.376 4.384z"</text:p>
      <text:p text:style-name="Preformatted_20_Text"><text:s text:c="8"/>],</text:p>
      <text:p text:style-name="Preformatted_20_Text"><text:s text:c="8"/>"width": 121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riefcase"</text:p>
      <text:p text:style-name="Preformatted_20_Text"><text:s text:c="8"/>],</text:p>
      <text:p text:style-name="Preformatted_20_Text"><text:s text:c="8"/>"defaultCode": 57365,</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22,</text:p>
      <text:p text:style-name="Preformatted_20_Text"><text:s text:c="8"/>"order": 1977,</text:p>
      <text:p text:style-name="Preformatted_20_Text"><text:s text:c="8"/>"prevSize": 32,</text:p>
      <text:p text:style-name="Preformatted_20_Text"><text:s text:c="8"/>"code": 57365,</text:p>
      <text:p text:style-name="Preformatted_20_Text"><text:soft-page-break/><text:s text:c="8"/>"name": "briefcase3"</text:p>
      <text:p text:style-name="Preformatted_20_Text"><text:s text:c="6"/>},</text:p>
      <text:p text:style-name="Preformatted_20_Text"><text:s text:c="6"/>"setIdx": 0,</text:p>
      <text:p text:style-name="Preformatted_20_Text"><text:s text:c="6"/>"setId": 4,</text:p>
      <text:p text:style-name="Preformatted_20_Text"><text:s text:c="6"/>"iconIdx": 2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40.288 240c8.832 0 16-7.168 16-16v-53.28c0-28.896-23.52-52.416-52.416-52.416h-85.984l-19.616-57.888c-2.752-8.16-11.52-12.704-19.808-10.176l-465.696 141.568c-8.448 2.592-13.216 11.52-10.656 19.968 2.112 6.912 8.448 11.328 15.328 11.328 1.536 0 3.104-0.224 4.672-0.672l450.848-137.088 42.976 126.88c2.848 8.384 12 12.928 20.288 10.016 8.384-2.816 12.864-11.936 10.016-20.288l-17.504-51.68h75.168c11.264 0 20.416 9.152 20.416 20.416v53.312c-0.032 8.832 7.136 16 15.968 16zM1168 480c-8.832 0-16 7.168-16 16s7.168 16 16 16c11.232 0 16 4.768 16 16v192c0 11.232-4.768 16-16 16h-256c-11.232 0-16-4.768-16-16v-160c0-11.232 4.768-16 16-16h192c8.832 0 16-7.168 16-16v-192c0-29.152-18.848-48-48-48h-976c-39.456 0-64-24.544-64-64s24.544-64 64-64h162.432l-96.832 31.936c-8.384 2.752-12.96 11.808-10.208 20.192 2.208 6.72 8.48 10.976 15.2 10.976 1.664 0 3.328-0.256 5.024-0.8l579.808-191.136c8.384-2.784 12.96-11.808 10.176-20.224-2.752-8.384-11.808-12.96-20.224-10.176l-387.2 127.68c-0.736-0.128-1.408-0.448-2.176-0.448h-256c-57.408 0-96 38.592-96 96v704c0 57.408 38.592 96 96 96h976c29.152 0 48-18.848 48-48v-160c0-8.832-7.168-16-16-16s-16 7.168-16 16v160c0 11.232-4.768 16-16 16h-976c-39.456 0-64-24.544-64-64v-630.016c16.416 13.856 38.144 22.016 64 22.016h976c11.232 0 16 4.768 16 16v176h-176c-29.152 0-48 18.848-48 48v160c0 29.152 18.848 48 48 48h256c29.152 0 48-18.848 48-48v-192c0-29.152-18.848-48-48-48zM992 640c0 17.673 14.327 32 32 32 17.673 0 32-14.327 32-32 0-17.673-14.327-32-32-32-17.673 0-32 14.327-32 32z"</text:p>
      <text:p text:style-name="Preformatted_20_Text"><text:s text:c="8"/>],</text:p>
      <text:p text:style-name="Preformatted_20_Text"><text:s text:c="8"/>"width": 121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wallet",</text:p>
      <text:p text:style-name="Preformatted_20_Text"><text:s text:c="10"/>"money"</text:p>
      <text:p text:style-name="Preformatted_20_Text"><text:s text:c="8"/>],</text:p>
      <text:p text:style-name="Preformatted_20_Text"><text:s text:c="8"/>"defaultCode": 57366,</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23,</text:p>
      <text:p text:style-name="Preformatted_20_Text"><text:s text:c="8"/>"order": 1978,</text:p>
      <text:p text:style-name="Preformatted_20_Text"><text:s text:c="8"/>"prevSize": 32,</text:p>
      <text:p text:style-name="Preformatted_20_Text"><text:s text:c="8"/>"code": 57366,</text:p>
      <text:p text:style-name="Preformatted_20_Text"><text:s text:c="8"/>"name": "wallet2"</text:p>
      <text:p text:style-name="Preformatted_20_Text"><text:s text:c="6"/>},</text:p>
      <text:p text:style-name="Preformatted_20_Text"><text:s text:c="6"/>"setIdx": 0,</text:p>
      <text:p text:style-name="Preformatted_20_Text"><text:s text:c="6"/>"setId": 4,</text:p>
      <text:p text:style-name="Preformatted_20_Text"><text:s text:c="6"/>"iconIdx": 2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 544c-8.832 0-16 7.168-16 16v384c0 26.464 21.536 48 48 48h320c8.832 0 16-7.168 16-16s-7.168-16-16-16h-320c-8.832 0-16-7.168-16-16v-384c0-8.832-7.168-16-16-16zM1296 544c-8.832 0-16 7.168-16 16v384c0 8.832-7.168 16-16 16h-672c-8.832 0-16 7.168-16 16s7.168 16 16 16h672c26.464 0 48-21.536 48-48v-384c0-8.832-7.168-16-16-16zM576 48c0 8.832 7.168 16 16 16h672c8.832 0 16 7.168 16 16v286.656c0 8.832 7.168 16 16 16s16-7.168 16-16v-286.656c0-26.464-21.536-48-48-48h-672c-8.832 0-16 7.168-16 16zM80 32c-26.464 0-48 21.536-48 48v286.656c0 8.832 7.168 16 16 16s16-7.168 16-16v-286.656c0-8.832 7.168-16 16-<text:soft-page-break/>16h320c8.832 0 16-7.168 16-16s-7.168-16-16-16h-320zM1328 446.656h-652.8c12.704-5.632 23.68-12.192 31.488-20 48.352-48.352 48.352-127.008 0-175.36-46.848-46.848-128.512-46.848-175.36 0-7.52 7.52-13.824 18.016-19.328 30.080v-265.376c0-8.832-7.168-16-16-16s-16 7.168-16 16v423.2c-54.496-22.464-150.432-68.608-170.112-108.384-12.8-25.856-14.752-55.104-5.536-82.432 9.248-27.328 28.544-49.376 54.368-62.176 7.936-3.936 11.168-13.504 7.264-21.44-3.968-7.936-13.504-11.2-21.44-7.264-33.504 16.576-58.528 45.216-70.496 80.64-11.968 35.424-9.408 73.376 7.168 106.848 19.36 39.104 84.16 76.512 136.8 101.664h-402.016c-8.832 0-16 7.168-16 16s7.168 16 16 16h299.072c-12.384 5.568-23.104 12-30.752 19.648-48.352 48.352-48.352 127.008 0 175.36 23.424 23.424 54.56 36.32 87.68 36.32s64.256-12.896 87.68-36.32c7.936-7.936 14.592-19.168 20.32-32.16v366.496c0 8.832 7.168 16 16 16s16-7.168 16-16v-521.76c54.656 22.592 149.536 68.416 169.12 107.968 12.8 25.856 14.752 55.104 5.536 82.432-9.248 27.328-28.544 49.376-54.368 62.176-7.936 3.936-11.168 13.504-7.264 21.44 2.784 5.632 8.48 8.896 14.368 8.896 2.368 0 4.8-0.544 7.072-1.664 33.504-16.576 58.528-45.216 70.496-80.64 11.968-35.424 9.408-73.344-7.168-106.848-19.264-38.912-83.552-76.16-136.064-101.344l754.272-0c8.832 0 16-7.168 16-16s-7.168-16-16-16zM553.952 273.952c17.376-17.376 40.48-26.944 65.056-26.944s47.68 9.568 65.056 26.944c35.872 35.872 35.872 94.24 0 130.112-27.328 27.328-121.28 38.464-171.744 41.6 3.584-59.648 16.704-146.784 41.632-171.712zM437.056 651.040c-34.752 34.752-95.36 34.752-130.112 0-35.872-35.872-35.872-94.24 0-130.112 27.328-27.328 121.28-38.464 171.744-41.6-3.584 59.648-16.704 146.784-41.632 171.712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ift"</text:p>
      <text:p text:style-name="Preformatted_20_Text"><text:s text:c="8"/>],</text:p>
      <text:p text:style-name="Preformatted_20_Text"><text:s text:c="8"/>"defaultCode": 57367,</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24,</text:p>
      <text:p text:style-name="Preformatted_20_Text"><text:s text:c="8"/>"order": 1979,</text:p>
      <text:p text:style-name="Preformatted_20_Text"><text:s text:c="8"/>"prevSize": 32,</text:p>
      <text:p text:style-name="Preformatted_20_Text"><text:s text:c="8"/>"code": 57367,</text:p>
      <text:p text:style-name="Preformatted_20_Text"><text:s text:c="8"/>"name": "gift2"</text:p>
      <text:p text:style-name="Preformatted_20_Text"><text:s text:c="6"/>},</text:p>
      <text:p text:style-name="Preformatted_20_Text"><text:s text:c="6"/>"setIdx": 0,</text:p>
      <text:p text:style-name="Preformatted_20_Text"><text:s text:c="6"/>"setId": 4,</text:p>
      <text:p text:style-name="Preformatted_20_Text"><text:s text:c="6"/>"iconIdx": 2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32 336v640c0 5.632 1.152 10.976 2.944 16h-101.888c1.792-5.024 2.944-10.368 2.944-16v-928c0-26.464-21.536-48-48-48h-224c-26.464 0-48 21.536-48 48v928c0 5.632 1.152 10.976 2.944 16h-101.888c1.792-5.024 2.944-10.368 2.944-16v-352c0-26.464-21.536-48-48-48h-224c-26.464 0-48 21.536-48 48v352c0 26.464 21.536 48 48 48h1056c26.464 0 48-21.536 48-48v-640c0-26.464-21.536-48-48-48h-224c-26.464 0-48 21.536-48 48zM160 992h-112c-8.8 0-16-7.168-16-16v-352c0-8.832 7.2-16 16-16h224c8.8 0 16 7.168 16 16v352c0 8.832-7.2 16-16 16h-112zM464 992c-8.8 0-16-7.168-16-16v-928c0-8.832 7.2-16 16-16h224c8.8 0 16 7.168 16 16v928c0 8.832-7.2 16-16 16h-224zM1120 336v640c0 8.832-7.2 16-16 16h-224c-8.8 0-16-7.168-16-16v-640c0-8.832 7.2-16 16-16h224c8.8 0 16 7.168 16 16z"</text:p>
      <text:p text:style-name="Preformatted_20_Text"><text:s text:c="8"/>],</text:p>
      <text:p text:style-name="Preformatted_20_Text"><text:s text:c="8"/>"width": 1152,</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oft-page-break/><text:s text:c="10"/>"bargraph",</text:p>
      <text:p text:style-name="Preformatted_20_Text"><text:s text:c="10"/>"bars",</text:p>
      <text:p text:style-name="Preformatted_20_Text"><text:s text:c="10"/>"graph",</text:p>
      <text:p text:style-name="Preformatted_20_Text"><text:s text:c="10"/>"chart",</text:p>
      <text:p text:style-name="Preformatted_20_Text"><text:s text:c="10"/>"stats",</text:p>
      <text:p text:style-name="Preformatted_20_Text"><text:s text:c="10"/>"statistics"</text:p>
      <text:p text:style-name="Preformatted_20_Text"><text:s text:c="8"/>],</text:p>
      <text:p text:style-name="Preformatted_20_Text"><text:s text:c="8"/>"defaultCode": 57368,</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25,</text:p>
      <text:p text:style-name="Preformatted_20_Text"><text:s text:c="8"/>"order": 1980,</text:p>
      <text:p text:style-name="Preformatted_20_Text"><text:s text:c="8"/>"prevSize": 32,</text:p>
      <text:p text:style-name="Preformatted_20_Text"><text:s text:c="8"/>"code": 57368,</text:p>
      <text:p text:style-name="Preformatted_20_Text"><text:s text:c="8"/>"name": "bargraph"</text:p>
      <text:p text:style-name="Preformatted_20_Text"><text:s text:c="6"/>},</text:p>
      <text:p text:style-name="Preformatted_20_Text"><text:s text:c="6"/>"setIdx": 0,</text:p>
      <text:p text:style-name="Preformatted_20_Text"><text:s text:c="6"/>"setId": 4,</text:p>
      <text:p text:style-name="Preformatted_20_Text"><text:s text:c="6"/>"iconIdx": 2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12 352c8.832 0 16-7.168 16-16s-7.168-16-16-16h-240v-240c0-8.832-7.168-16-16-16s-16 7.168-16 16v240h-288v-240c0-8.832-7.168-16-16-16s-16 7.168-16 16v240h-240c-8.832 0-16 7.168-16 16s7.168 16 16 16h240v288h-240c-8.832 0-16 7.168-16 16s7.168 16 16 16h240v272c0 8.832 7.168 16 16 16s16-7.168 16-16v-272h288v272c0 8.832 7.168 16 16 16s16-7.168 16-16v-272h240c8.832 0 16-7.168 16-16s-7.168-16-16-16h-240v-288h240zM640 640h-288v-288h288v288zM992 976v-928c0-26.464-21.536-48-48-48h-896c-26.464 0-48 21.536-48 48v928c0 26.464 21.536 48 48 48h896c26.464 0 48-21.536 48-48zM32 976v-928c0-8.832 7.2-16 16-16h896c8.8 0 16 7.168 16 16v928c0 8.832-7.2 16-16 16h-896c-8.8 0-16-7.168-16-16z"</text:p>
      <text:p text:style-name="Preformatted_20_Text"><text:s text:c="8"/>],</text:p>
      <text:p text:style-name="Preformatted_20_Text"><text:s text:c="8"/>"width": 992,</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rid",</text:p>
      <text:p text:style-name="Preformatted_20_Text"><text:s text:c="10"/>"squares"</text:p>
      <text:p text:style-name="Preformatted_20_Text"><text:s text:c="8"/>],</text:p>
      <text:p text:style-name="Preformatted_20_Text"><text:s text:c="8"/>"defaultCode": 57369,</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26,</text:p>
      <text:p text:style-name="Preformatted_20_Text"><text:s text:c="8"/>"order": 1981,</text:p>
      <text:p text:style-name="Preformatted_20_Text"><text:s text:c="8"/>"prevSize": 32,</text:p>
      <text:p text:style-name="Preformatted_20_Text"><text:s text:c="8"/>"code": 57369,</text:p>
      <text:p text:style-name="Preformatted_20_Text"><text:s text:c="8"/>"name": "grid2"</text:p>
      <text:p text:style-name="Preformatted_20_Text"><text:s text:c="6"/>},</text:p>
      <text:p text:style-name="Preformatted_20_Text"><text:s text:c="6"/>"setIdx": 0,</text:p>
      <text:p text:style-name="Preformatted_20_Text"><text:s text:c="6"/>"setId": 4,</text:p>
      <text:p text:style-name="Preformatted_20_Text"><text:s text:c="6"/>"iconIdx": 2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976v-928c0-26.464-21.536-48-48-48h-928c-26.464 0-48 21.536-48 48v288c0 8.832 7.168 16 16 16s16-7.168 16-16v-288c0-8.832 7.2-16 16-16h928c8.8 0 16 7.168 16 16v928c0 8.832-7.2 16-16 16h-288c-8.832 0-16 7.168-16 16s7.168 16 16 <text:soft-page-break/>16h288c26.464 0 48-21.536 48-48zM48 416c-26.464 0-48 21.536-48 48v512c0 26.464 21.536 48 48 48h512c26.464 0 48-21.536 48-48v-537.376l224-224v217.376c0 8.832 7.168 16 16 16s16-7.168 16-16v-256c0-8.832-7.168-16-16-16h-256c-8.832 0-16 7.168-16 16s7.168 16 16 16h217.344l-224 224h-537.344zM576 976c0 8.832-7.2 16-16 16h-512c-8.8 0-16-7.168-16-16v-512c0-8.832 7.2-16 16-16h528v5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xpand",</text:p>
      <text:p text:style-name="Preformatted_20_Text"><text:s text:c="10"/>"fullscreen",</text:p>
      <text:p text:style-name="Preformatted_20_Text"><text:s text:c="10"/>"enlarge"</text:p>
      <text:p text:style-name="Preformatted_20_Text"><text:s text:c="8"/>],</text:p>
      <text:p text:style-name="Preformatted_20_Text"><text:s text:c="8"/>"defaultCode": 57370,</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27,</text:p>
      <text:p text:style-name="Preformatted_20_Text"><text:s text:c="8"/>"order": 1982,</text:p>
      <text:p text:style-name="Preformatted_20_Text"><text:s text:c="8"/>"prevSize": 32,</text:p>
      <text:p text:style-name="Preformatted_20_Text"><text:s text:c="8"/>"code": 57370,</text:p>
      <text:p text:style-name="Preformatted_20_Text"><text:s text:c="8"/>"name": "expand"</text:p>
      <text:p text:style-name="Preformatted_20_Text"><text:s text:c="6"/>},</text:p>
      <text:p text:style-name="Preformatted_20_Text"><text:s text:c="6"/>"setIdx": 0,</text:p>
      <text:p text:style-name="Preformatted_20_Text"><text:s text:c="6"/>"setId": 4,</text:p>
      <text:p text:style-name="Preformatted_20_Text"><text:s text:c="6"/>"iconIdx": 2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72 0h-224c-26.464 0-48 21.536-48 48v192c0 8.832 7.168 16 16 16s16-7.168 16-16v-192c0-8.832 7.2-16 16-16h224c8.832 0 16-7.168 16-16s-7.168-16-16-16zM1296 0h-224c-8.832 0-16 7.168-16 16s7.168 16 16 16h224c8.8 0 16 7.168 16 16v192c0 8.832 7.168 16 16 16s16-7.168 16-16v-192c0-26.464-21.536-48-48-48zM1328 768c-8.832 0-16 7.168-16 16v192c0 8.832-7.2 16-16 16h-224c-8.832 0-16 7.168-16 16s7.168 16 16 16h224c26.464 0 48-21.536 48-48v-192c0-8.832-7.168-16-16-16zM16 768c-8.832 0-16 7.168-16 16v192c0 26.464 21.536 48 48 48h224c8.832 0 16-7.168 16-16s-7.168-16-16-16h-224c-8.8 0-16-7.168-16-16v-192c0-8.832-7.168-16-16-16zM752 608c8.832 0 16-7.168 16-16v-160c0-8.832-7.168-16-16-16h-160c-8.832 0-16 7.168-16 16v160c0 8.832 7.168 16 16 16h160zM608 448h128v128h-128v-128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ocus"</text:p>
      <text:p text:style-name="Preformatted_20_Text"><text:s text:c="8"/>],</text:p>
      <text:p text:style-name="Preformatted_20_Text"><text:s text:c="8"/>"defaultCode": 57371,</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28,</text:p>
      <text:p text:style-name="Preformatted_20_Text"><text:s text:c="8"/>"order": 1983,</text:p>
      <text:p text:style-name="Preformatted_20_Text"><text:s text:c="8"/>"prevSize": 32,</text:p>
      <text:p text:style-name="Preformatted_20_Text"><text:s text:c="8"/>"code": 57371,</text:p>
      <text:p text:style-name="Preformatted_20_Text"><text:s text:c="8"/>"name": "focus"</text:p>
      <text:p text:style-name="Preformatted_20_Text"><text:s text:c="6"/>},</text:p>
      <text:p text:style-name="Preformatted_20_Text"><text:s text:c="6"/>"setIdx": 0,</text:p>
      <text:p text:style-name="Preformatted_20_Text"><text:s text:c="6"/>"setId": 4,</text:p>
      <text:p text:style-name="Preformatted_20_Text"><text:s text:c="6"/>"iconIdx": 27</text:p>
      <text:p text:style-name="Preformatted_20_Text"><text:soft-page-break/><text:s text:c="4"/>},</text:p>
      <text:p text:style-name="Preformatted_20_Text"><text:s text:c="4"/>{</text:p>
      <text:p text:style-name="Preformatted_20_Text"><text:s text:c="6"/>"icon": {</text:p>
      <text:p text:style-name="Preformatted_20_Text"><text:s text:c="8"/>"paths": [</text:p>
      <text:p text:style-name="Preformatted_20_Text"><text:s text:c="10"/>"M48 1024h928c26.464 0 48-21.536 48-48v-928c0-26.464-21.536-48-48-48h-928c-26.464 0-48 21.536-48 48v928c0 26.464 21.536 48 48 48zM32 48c0-8.832 7.2-16 16-16h928c8.8 0 16 7.168 16 16v928c0 8.832-7.2 16-16 16h-928c-8.8 0-16-7.168-16-16v-928zM128 911.328c1.536 0 3.072-0.224 4.576-0.672l320-95.328c2.592-0.768 4.928-2.176 6.816-4.064l322.88-326.56c0.736-0.768 1.12-1.696 1.664-2.56l117.056-117.056c19.424-19.424 19.424-51.040 0-70.496l-167.552-167.488c-19.424-19.424-51.040-19.456-70.464 0l-119.648 119.648c-0.768 0.768-1.152 1.728-1.728 2.592l-323.776 323.808c-1.792 1.792-3.136 3.968-3.904 6.368l-101.12 310.88c-1.856 5.664-0.384 11.872 3.744 16.128 3.040 3.104 7.2 4.8 11.456 4.8zM555.488 280.672l33.28 33.28-272.736 274.016-55.264-12.544 294.72-294.752zM336 613.28l275.424-276.672 77.888 77.888-279.84 273.504h-73.472v-74.72zM748.32 473.504l-295.872 299.264-18.432-63.968 277.888-271.648 36.416 36.352zM239.776 603.488l64.224 14.592v85.92c0 8.832 7.168 16 16 16h83.968l20.256 70.4-271.584 80.896 87.136-267.808zM685.6 149.728c6.976-6.944 18.304-6.912 25.216 0l167.52 167.52c6.976 6.944 6.976 18.272 0 25.248l-107.904 107.904-192.736-192.736 107.904-107.93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dit",</text:p>
      <text:p text:style-name="Preformatted_20_Text"><text:s text:c="10"/>"pencil",</text:p>
      <text:p text:style-name="Preformatted_20_Text"><text:s text:c="10"/>"write",</text:p>
      <text:p text:style-name="Preformatted_20_Text"><text:s text:c="10"/>"blog"</text:p>
      <text:p text:style-name="Preformatted_20_Text"><text:s text:c="8"/>],</text:p>
      <text:p text:style-name="Preformatted_20_Text"><text:s text:c="8"/>"defaultCode": 57372,</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29,</text:p>
      <text:p text:style-name="Preformatted_20_Text"><text:s text:c="8"/>"order": 1984,</text:p>
      <text:p text:style-name="Preformatted_20_Text"><text:s text:c="8"/>"prevSize": 32,</text:p>
      <text:p text:style-name="Preformatted_20_Text"><text:s text:c="8"/>"code": 57372,</text:p>
      <text:p text:style-name="Preformatted_20_Text"><text:s text:c="8"/>"name": "edit2"</text:p>
      <text:p text:style-name="Preformatted_20_Text"><text:s text:c="6"/>},</text:p>
      <text:p text:style-name="Preformatted_20_Text"><text:s text:c="6"/>"setIdx": 0,</text:p>
      <text:p text:style-name="Preformatted_20_Text"><text:s text:c="6"/>"setId": 4,</text:p>
      <text:p text:style-name="Preformatted_20_Text"><text:s text:c="6"/>"iconIdx": 2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92 0h-928c-26.304 0-64 37.696-64 64v896c0 26.304 37.696 64 64 64h928c26.304 0 64-37.696 64-64v-896c0-26.304-37.696-64-64-64zM1024 960c-0.192 9.088-22.912 31.808-32 32h-928c-9.088-0.192-31.808-22.912-32-32v-896c0.192-9.088 22.912-31.808 32-32h928c9.088 0.192 31.808 22.912 32 32v896zM528 176c-35.296 0-64 28.704-64 64s28.704 64 64 64 64-28.704 64-64-28.704-64-64-64zM528 272c-17.632 0-32-14.368-32-32s14.368-32 32-32 32 14.368 32 32-14.368 32-32 32zM784 688c-35.296 0-64 28.704-64 64s28.704 64 64 64 64-28.704 64-64-28.704-64-64-64zM784 784c-17.632 0-32-14.368-32-32s14.368-32 32-32 32 14.368 32 32-14.368 32-32 32zM272 528c-35.296 0-64 28.704-64 64s28.704 64 64 64 64-28.704 64-64-28.704-64-64-64zM272 624c-17.632 0-32-14.368-32-32s14.368-32 32-32 32 14.368 32 32-14.368 32-32 32zM272 480c8.832 0 16-7.168 16-16v-288c0-8.832-7.168-16-16-16s-16 7.168-16 16v288c0 8.832 7.168 16 16 16zM272 704c-8.832 0-16 7.168-16 16v96c0 8.832 7.168 16 16 16s16-7.168 16-16v-96c0-8.832-7.168-16-16-16zM528 352c-8.832 0-16 7.168-16 16v448c0 8.832 7.168 16 16 16s16-7.168 16-16v-448c0-8.832-7.168-16-16-16zM784 640c8.832 0 16-7.168 16-16v-448c0-8.832-7.168-16-16-16s-16 7.168-16 16v448c0 8.832 7.168 16 16 16z"</text:p>
      <text:p text:style-name="Preformatted_20_Text"><text:soft-page-break/><text:s text:c="8"/>],</text:p>
      <text:p text:style-name="Preformatted_20_Text"><text:s text:c="8"/>"width": 105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djustments",</text:p>
      <text:p text:style-name="Preformatted_20_Text"><text:s text:c="10"/>"settings",</text:p>
      <text:p text:style-name="Preformatted_20_Text"><text:s text:c="10"/>"options",</text:p>
      <text:p text:style-name="Preformatted_20_Text"><text:s text:c="10"/>"equalizer",</text:p>
      <text:p text:style-name="Preformatted_20_Text"><text:s text:c="10"/>"preferences"</text:p>
      <text:p text:style-name="Preformatted_20_Text"><text:s text:c="8"/>],</text:p>
      <text:p text:style-name="Preformatted_20_Text"><text:s text:c="8"/>"defaultCode": 57373,</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0,</text:p>
      <text:p text:style-name="Preformatted_20_Text"><text:s text:c="8"/>"order": 1985,</text:p>
      <text:p text:style-name="Preformatted_20_Text"><text:s text:c="8"/>"prevSize": 32,</text:p>
      <text:p text:style-name="Preformatted_20_Text"><text:s text:c="8"/>"code": 57373,</text:p>
      <text:p text:style-name="Preformatted_20_Text"><text:s text:c="8"/>"name": "adjustments"</text:p>
      <text:p text:style-name="Preformatted_20_Text"><text:s text:c="6"/>},</text:p>
      <text:p text:style-name="Preformatted_20_Text"><text:s text:c="6"/>"setIdx": 0,</text:p>
      <text:p text:style-name="Preformatted_20_Text"><text:s text:c="6"/>"setId": 4,</text:p>
      <text:p text:style-name="Preformatted_20_Text"><text:s text:c="6"/>"iconIdx": 2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 288c-8.832 0-16 7.168-16 16v670.272c0 21.28 10.112 33.248 18.624 39.52 10.176 7.552 22.144 10.208 32.832 10.208 6.432 0 12.384-0.96 17.216-2.464 93.728-28.64 299.040-239.424 351.136-294.080 50.784 54.976 249.76 265.44 343.488 294.080 12.928 3.968 33.76 4.32 50.048-7.776 8.544-6.272 18.656-18.208 18.656-39.488v-670.272c0-8.832-7.168-16-16-16s-16 7.168-16 16v670.272c0 8.64-3.232 12-5.664 13.792-5.696 4.224-15.488 4.8-21.664 2.912-97.28-29.728-338.4-295.040-340.8-297.696-3.008-3.328-7.264-5.248-11.744-5.28-4.064-0.032-8.736 1.792-11.808 5.088-2.496 2.656-251.584 268.096-348.992 297.888-6.144 1.888-15.968 1.312-21.664-2.912-2.432-1.792-5.664-5.184-5.664-13.792v-670.272c0-8.832-7.168-16-16-16zM896 208v-160c0-26.464-21.536-48-48-48h-800c-26.464 0-48 21.536-48 48v160c0 8.832 7.168 16 16 16h864c8.832 0 16-7.168 16-16zM864 192h-832v-144c0-8.832 7.168-16 16-16h800c8.832 0 16 7.168 16 16v144z"</text:p>
      <text:p text:style-name="Preformatted_20_Text"><text:s text:c="8"/>],</text:p>
      <text:p text:style-name="Preformatted_20_Text"><text:s text:c="8"/>"width": 89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ibbon",</text:p>
      <text:p text:style-name="Preformatted_20_Text"><text:s text:c="10"/>"bookmark"</text:p>
      <text:p text:style-name="Preformatted_20_Text"><text:s text:c="8"/>],</text:p>
      <text:p text:style-name="Preformatted_20_Text"><text:s text:c="8"/>"defaultCode": 57374,</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1,</text:p>
      <text:p text:style-name="Preformatted_20_Text"><text:s text:c="8"/>"order": 1986,</text:p>
      <text:p text:style-name="Preformatted_20_Text"><text:s text:c="8"/>"prevSize": 32,</text:p>
      <text:p text:style-name="Preformatted_20_Text"><text:s text:c="8"/>"code": 57374,</text:p>
      <text:p text:style-name="Preformatted_20_Text"><text:s text:c="8"/>"name": "ribbon"</text:p>
      <text:p text:style-name="Preformatted_20_Text"><text:s text:c="6"/>},</text:p>
      <text:p text:style-name="Preformatted_20_Text"><text:s text:c="6"/>"setIdx": 0,</text:p>
      <text:p text:style-name="Preformatted_20_Text"><text:s text:c="6"/>"setId": 4,</text:p>
      <text:p text:style-name="Preformatted_20_Text"><text:soft-page-break/><text:s text:c="6"/>"iconIdx": 3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72.672 16c0-8.832-7.168-16-16-16h-641.344c-8.832 0-16 7.168-16 16s7.136 16 16 16h641.376c8.832 0 15.968-7.168 15.968-16zM640 195.584v-115.584c0-8.832-7.168-16-16-16h-573.376c-8.832 0-16 7.168-16 16v115.584c0 159.232 121.856 267.2 192.448 316.352-80.928 55.744-195.072 161.824-195.072 316.48v115.584c0 8.832 7.168 16 16 16h576c8.832 0 16-7.168 16-16v-114.656c0-158.784-123.616-267.68-195.040-317.312 80.928-55.744 195.040-161.792 195.040-316.448zM336 774.080l153.92 153.92h-307.84l153.92-153.92zM407.424 498.496c-4.64 2.912-7.424 8.032-7.424 13.504s2.784 10.592 7.424 13.504c60.32 38.24 200.576 144.416 200.576 303.84v98.656h-73.216c-0.288-0.352-0.416-0.8-0.736-1.12l-182.048-182.048v-24.832c0-8.832-7.168-16-16-16s-16 7.168-16 16v24.832l-182.048 182.048c-0.32 0.32-0.448 0.768-0.736 1.12h-73.216v-99.584c0-152.864 125.664-255.392 200.576-302.88 4.64-2.944 7.424-8.064 7.424-13.536s-2.784-10.592-7.424-13.504c-59.52-37.76-200.576-142.816-200.576-302.912v-99.584h544v99.584c0 152.896-125.664 255.392-200.576 302.912zM497.312 287.104h-314.048c-5.728 0-11.040 3.072-13.888 8.032-2.848 4.992-2.816 11.104 0.064 16.064 37.984 64.672 93.44 104.256 152.16 146.208l5.088 3.616c2.784 1.984 6.016 2.976 9.312 2.976s6.528-0.992 9.312-2.976c8.384-5.984 16.832-11.872 25.28-17.76 52.448-36.608 106.688-74.432 140.512-132.064 2.912-4.928 2.944-11.072 0.096-16.032-2.88-4.992-8.16-8.064-13.888-8.064zM352.256 416.992c-5.408 3.776-10.816 7.552-16.224 11.36-48.16-34.4-90.72-65.344-123.072-109.28h254.176c-30.112 38.784-71.488 67.648-114.88 97.92zM15.328 1024h641.376c8.832 0 16-7.168 16-16s-7.168-16-16-16h-641.376c-8.832 0-16 7.168-16 16s7.136 16 16 16zM336 608c-8.832 0-16 7.168-16 16v32c0 8.832 7.168 16 16 16s16-7.168 16-16v-32c0-8.832-7.168-16-16-16zM336 512c-8.832 0-16 7.168-16 16v32c0 8.832 7.168 16 16 16s16-7.168 16-16v-32c0-8.832-7.168-16-16-16z"</text:p>
      <text:p text:style-name="Preformatted_20_Text"><text:s text:c="8"/>],</text:p>
      <text:p text:style-name="Preformatted_20_Text"><text:s text:c="8"/>"width": 672,</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ourglass",</text:p>
      <text:p text:style-name="Preformatted_20_Text"><text:s text:c="10"/>"loading",</text:p>
      <text:p text:style-name="Preformatted_20_Text"><text:s text:c="10"/>"busy",</text:p>
      <text:p text:style-name="Preformatted_20_Text"><text:s text:c="10"/>"time"</text:p>
      <text:p text:style-name="Preformatted_20_Text"><text:s text:c="8"/>],</text:p>
      <text:p text:style-name="Preformatted_20_Text"><text:s text:c="8"/>"defaultCode": 57375,</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2,</text:p>
      <text:p text:style-name="Preformatted_20_Text"><text:s text:c="8"/>"order": 1987,</text:p>
      <text:p text:style-name="Preformatted_20_Text"><text:s text:c="8"/>"prevSize": 32,</text:p>
      <text:p text:style-name="Preformatted_20_Text"><text:s text:c="8"/>"code": 57375,</text:p>
      <text:p text:style-name="Preformatted_20_Text"><text:s text:c="8"/>"name": "hourglass"</text:p>
      <text:p text:style-name="Preformatted_20_Text"><text:s text:c="6"/>},</text:p>
      <text:p text:style-name="Preformatted_20_Text"><text:s text:c="6"/>"setIdx": 0,</text:p>
      <text:p text:style-name="Preformatted_20_Text"><text:s text:c="6"/>"setId": 4,</text:p>
      <text:p text:style-name="Preformatted_20_Text"><text:s text:c="6"/>"iconIdx": 3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48 0c-176.448 0-320 143.552-320 320v96h-48c-44.096 0-80 35.904-80 80v448c0 44.096 35.904 80 80 80h736c44.096 0 80-35.904 80-80v-448c0-44.096-35.904-80-80-80h-48v-96c0-176.448-143.552-320-320-320zM160 320c0-158.784 129.216-288 288-288s288 129.216 288 288v96h-96v-96c0-105.888-86.112-192-192-192s-192 86.112-192 192v96h-96v-96zM608 416h-320v-96c0-88.224 71.776-160 160-<text:soft-page-break/>160s160 71.776 160 160v96zM393.376 672l-160 160h-146.752l160-160h146.752zM585.376 672l-160 160h-146.752l160-160h146.752zM777.376 672l-160 160h-146.752l160-160h146.752zM864 672v160h-201.376l160-160h41.376zM41.376 832h-9.376v-160h169.376l-160 160zM816 992h-736c-26.464 0-48-21.536-48-48v-80h832v80c0 26.464-21.536 48-48 48zM864 496v144h-832v-144c0-26.464 21.536-48 48-48h736c26.464 0 48 21.536 48 48z"</text:p>
      <text:p text:style-name="Preformatted_20_Text"><text:s text:c="8"/>],</text:p>
      <text:p text:style-name="Preformatted_20_Text"><text:s text:c="8"/>"width": 89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ock",</text:p>
      <text:p text:style-name="Preformatted_20_Text"><text:s text:c="10"/>"security",</text:p>
      <text:p text:style-name="Preformatted_20_Text"><text:s text:c="10"/>"secure",</text:p>
      <text:p text:style-name="Preformatted_20_Text"><text:s text:c="10"/>"privacy",</text:p>
      <text:p text:style-name="Preformatted_20_Text"><text:s text:c="10"/>"encryption"</text:p>
      <text:p text:style-name="Preformatted_20_Text"><text:s text:c="8"/>],</text:p>
      <text:p text:style-name="Preformatted_20_Text"><text:s text:c="8"/>"defaultCode": 57376,</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3,</text:p>
      <text:p text:style-name="Preformatted_20_Text"><text:s text:c="8"/>"order": 1988,</text:p>
      <text:p text:style-name="Preformatted_20_Text"><text:s text:c="8"/>"prevSize": 32,</text:p>
      <text:p text:style-name="Preformatted_20_Text"><text:s text:c="8"/>"code": 57376,</text:p>
      <text:p text:style-name="Preformatted_20_Text"><text:s text:c="8"/>"name": "lock3"</text:p>
      <text:p text:style-name="Preformatted_20_Text"><text:s text:c="6"/>},</text:p>
      <text:p text:style-name="Preformatted_20_Text"><text:s text:c="6"/>"setIdx": 0,</text:p>
      <text:p text:style-name="Preformatted_20_Text"><text:s text:c="6"/>"setId": 4,</text:p>
      <text:p text:style-name="Preformatted_20_Text"><text:s text:c="6"/>"iconIdx": 3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63.936 0c-8.864 0-15.936 7.168-15.936 16v992c0 8.832 7.072 16 15.936 16s16-7.168 16-16v-992c0-8.832-7.168-16-16-16zM1206.944 38.528c-5.44-2.656-12.032-1.984-16.832 1.76l-18.080 14.24c-95.296 75.36-254.688 201.472-580.032 201.472h-443.808c-46.432 0-84.192 38.4-84.192 85.568v342.848c0 46.080 37.76 83.584 84.192 83.584h108.608c2.816 36 16.064 121.408 78.528 184.352 47.168 47.552 112 71.648 192.672 71.648 8.832 0 16-7.168 16-16s-7.168-16-16-16c-71.744 0-128.832-20.864-169.792-62.016-53.344-53.632-66.144-128.768-69.216-161.984h95.84c2.72 21.824 11.52 60.192 40.768 89.664 25.248 25.44 59.712 38.336 102.4 38.336 8.832 0 16-7.168 16-16s-7.168-16-16-16c-33.76 0-60.512-9.664-79.488-28.672-21.024-21.088-28.608-49.472-31.392-67.328h172.672c326.912 0 487.584 126.816 583.584 202.592l16.704 13.152c2.848 2.24 6.336 3.36 9.824 3.36 2.4 0 4.8-0.544 7.008-1.632 5.504-2.688 8.992-8.256 8.992-14.368v-918.208c0.032-6.112-3.456-11.68-8.96-14.368zM96 684.416v-342.848c0-29.536 23.392-53.568 52.192-53.568h107.808v448h-107.808c-29.28 0-52.192-22.656-52.192-51.584zM1184 938.144c-100.288-78.912-266.496-202.144-594.176-202.144h-185.504c-1.504-0.48-3.040-0.96-4.736-0.992-0.032 0-0.032 0-0.064 0-1.728 0-3.36 0.48-4.928 0.992h-106.592v-448h304c327.584 0 492.608-123.648 592-202.112v852.256zM16 699.424c8.832 0 16-7.168 16-16v-342.848c0-8.832-7.168-16-16-16s-16 7.136-16 16v342.848c0 8.832 7.168 16 16 16z"</text:p>
      <text:p text:style-name="Preformatted_20_Text"><text:s text:c="8"/>],</text:p>
      <text:p text:style-name="Preformatted_20_Text"><text:s text:c="8"/>"width": 1280,</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egaphone",</text:p>
      <text:p text:style-name="Preformatted_20_Text"><text:s text:c="10"/>"news",</text:p>
      <text:p text:style-name="Preformatted_20_Text"><text:s text:c="10"/>"announcements",</text:p>
      <text:p text:style-name="Preformatted_20_Text"><text:soft-page-break/><text:s text:c="10"/>"advertisement"</text:p>
      <text:p text:style-name="Preformatted_20_Text"><text:s text:c="8"/>],</text:p>
      <text:p text:style-name="Preformatted_20_Text"><text:s text:c="8"/>"defaultCode": 57377,</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4,</text:p>
      <text:p text:style-name="Preformatted_20_Text"><text:s text:c="8"/>"order": 1989,</text:p>
      <text:p text:style-name="Preformatted_20_Text"><text:s text:c="8"/>"prevSize": 32,</text:p>
      <text:p text:style-name="Preformatted_20_Text"><text:s text:c="8"/>"code": 57377,</text:p>
      <text:p text:style-name="Preformatted_20_Text"><text:s text:c="8"/>"name": "megaphone2"</text:p>
      <text:p text:style-name="Preformatted_20_Text"><text:s text:c="6"/>},</text:p>
      <text:p text:style-name="Preformatted_20_Text"><text:s text:c="6"/>"setIdx": 0,</text:p>
      <text:p text:style-name="Preformatted_20_Text"><text:s text:c="6"/>"setId": 4,</text:p>
      <text:p text:style-name="Preformatted_20_Text"><text:s text:c="6"/>"iconIdx": 3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32 0c-285.984 0-422.656 161.504-428.352 168.384-2.336 2.88-3.648 6.464-3.648 10.208v321.728c0 272.128 250.432 433.696 358.080 490.528 7.808 4.128 17.472 1.12 21.632-6.688 4.128-7.808 1.12-17.504-6.688-21.632-127.36-67.232-341.024-216.672-341.024-462.24v-315.616c22.464-24.16 148.224-147.104 384-152.48v975.808c0 8.832 7.168 16 16 16 4.768 0 9.056-2.080 12-5.408 52.384-22.528 420-192.48 420-522.592v-320c0-3.744-1.312-7.36-3.68-10.208-4.736-5.728-118.848-140-356.512-163.968-8.8-0.608-16.672 5.536-17.536 14.304-0.896 8.8 5.536 16.64 14.304 17.536 201.184 20.288 310.496 126.24 331.424 148.48v313.856c0 286.464-299.616 446.368-384 485.728v-965.728c0-8.832-7.168-16-16-16z"</text:p>
      <text:p text:style-name="Preformatted_20_Text"><text:s text:c="8"/>],</text:p>
      <text:p text:style-name="Preformatted_20_Text"><text:s text:c="8"/>"width": 86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hield",</text:p>
      <text:p text:style-name="Preformatted_20_Text"><text:s text:c="10"/>"secure"</text:p>
      <text:p text:style-name="Preformatted_20_Text"><text:s text:c="8"/>],</text:p>
      <text:p text:style-name="Preformatted_20_Text"><text:s text:c="8"/>"defaultCode": 57378,</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5,</text:p>
      <text:p text:style-name="Preformatted_20_Text"><text:s text:c="8"/>"order": 1990,</text:p>
      <text:p text:style-name="Preformatted_20_Text"><text:s text:c="8"/>"prevSize": 32,</text:p>
      <text:p text:style-name="Preformatted_20_Text"><text:s text:c="8"/>"code": 57378,</text:p>
      <text:p text:style-name="Preformatted_20_Text"><text:s text:c="8"/>"name": "shield3"</text:p>
      <text:p text:style-name="Preformatted_20_Text"><text:s text:c="6"/>},</text:p>
      <text:p text:style-name="Preformatted_20_Text"><text:s text:c="6"/>"setIdx": 0,</text:p>
      <text:p text:style-name="Preformatted_20_Text"><text:s text:c="6"/>"setId": 4,</text:p>
      <text:p text:style-name="Preformatted_20_Text"><text:s text:c="6"/>"iconIdx": 3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6 32c8.832 0 16-7.168 16-16s-7.168-16-16-16h-544c-8.832 0-16 7.168-16 16s7.168 16 16 16h544zM816 64h-608c-105.056 0-154.016 37.312-176.608 68.608-27.648 38.4-32.832 89.696-14.592 144.448 28.224 84.672 123.072 186.4 181.376 231.584 2.944 2.272 6.4 3.36 9.824 3.36 4.768 0 9.504-2.112 12.672-6.208 5.408-6.976 4.128-17.024-2.848-22.464-53.568-41.472-144.8-138.944-170.624-216.416-14.944-44.704-11.328-85.76 10.176-115.584 26.080-36.192 78.144-55.328 150.624-55.328h48v304c0 215.232 213.536 339.232 257.152 362.304-0.672 1.792-1.152 3.68-1.152 5.696v80c0 8.832 7.168 16 16 16s16-7.168 16-16v-80c0-1.856-<text:soft-page-break/>0.48-3.584-1.056-5.248 48.448-22.784 289.056-146.752 289.056-362.752v-304h48c72.48 0 124.544 19.136 150.624 55.328 21.504 29.824 25.12 70.88 10.176 115.616-20.16 60.512-120.608 177.696-170.624 216.416-6.976 5.408-8.256 15.456-2.848 22.464 3.168 4.064 7.904 6.176 12.672 6.176 3.424 0 6.88-1.088 9.824-3.328 55.424-42.944 158.752-163.808 181.376-231.584 18.24-54.752 13.056-106.048-14.592-144.448-22.592-31.328-71.552-68.64-176.608-68.64h-64zM800 400c0 194.976-228.864 313.728-271.552 334.176-39.296-21.28-240.448-139.744-240.448-334.176v-304h512v304zM352 896c-36.512 0-64 27.52-64 64v48c0 8.832 7.168 16 16 16h448c8.832 0 16-7.168 16-16v-45.6c0-37.216-28.128-66.4-64-66.4h-352zM736 962.4v29.6h-416v-32c0-18.848 13.152-32 32-32h352c18.24 0 32 14.784 32 34.4z"</text:p>
      <text:p text:style-name="Preformatted_20_Text"><text:s text:c="8"/>],</text:p>
      <text:p text:style-name="Preformatted_20_Text"><text:s text:c="8"/>"width": 108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rophy",</text:p>
      <text:p text:style-name="Preformatted_20_Text"><text:s text:c="10"/>"cup",</text:p>
      <text:p text:style-name="Preformatted_20_Text"><text:s text:c="10"/>"winner",</text:p>
      <text:p text:style-name="Preformatted_20_Text"><text:s text:c="10"/>"tournament",</text:p>
      <text:p text:style-name="Preformatted_20_Text"><text:s text:c="10"/>"race",</text:p>
      <text:p text:style-name="Preformatted_20_Text"><text:s text:c="10"/>"award"</text:p>
      <text:p text:style-name="Preformatted_20_Text"><text:s text:c="8"/>],</text:p>
      <text:p text:style-name="Preformatted_20_Text"><text:s text:c="8"/>"defaultCode": 57379,</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6,</text:p>
      <text:p text:style-name="Preformatted_20_Text"><text:s text:c="8"/>"order": 1991,</text:p>
      <text:p text:style-name="Preformatted_20_Text"><text:s text:c="8"/>"prevSize": 32,</text:p>
      <text:p text:style-name="Preformatted_20_Text"><text:s text:c="8"/>"code": 57379,</text:p>
      <text:p text:style-name="Preformatted_20_Text"><text:s text:c="8"/>"name": "trophy3"</text:p>
      <text:p text:style-name="Preformatted_20_Text"><text:s text:c="6"/>},</text:p>
      <text:p text:style-name="Preformatted_20_Text"><text:s text:c="6"/>"setIdx": 0,</text:p>
      <text:p text:style-name="Preformatted_20_Text"><text:s text:c="6"/>"setId": 4,</text:p>
      <text:p text:style-name="Preformatted_20_Text"><text:s text:c="6"/>"iconIdx": 3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32 32h-352c-8.832 0-16 7.168-16 16v480c0 8.832 7.168 16 16 16h352.064c8.032 0 47.936 2.368 47.936 48 0 8.832 7.168 16 16 16s16-7.168 16-16v-480.512c-0.864-27.488-18.688-79.488-80-79.488zM480 526.592c-16.032-10.784-34.816-14.592-48-14.592h-336v-448h336c44.672 0 47.808 43.616 48 48v414.592zM842.528 672h-442.944c0.192 0.032-22.496 0.288-36.48-13.408-8.032-7.904-12.128-19.52-12.128-34.592 0-8.832-7.168-16-16-16s-16 7.168-16 16c0 24.128 7.392 43.52 22.016 57.696 21.984 21.28 52.736 22.304 58.208 22.304 0.48 0 443.328 0 443.328 0 12.448 0 23.008-5.024 29.792-14.176 8.992-12.128 8.8-27.616 5.92-37.184-18.016-59.296-113.312-188.256-140.128-223.872 25.824-39.712 122.080-190.080 140.128-249.376 2.912-9.568 3.104-25.024-5.92-37.184-6.784-9.184-17.344-14.208-29.792-14.208h-281.184c-8.832 0-16 7.168-16 16s7.168 16 16 16h281.184c3.168 0 3.808 0.896 4.064 1.248 1.504 1.984 1.76 6.304 0.992 8.8-19.072 62.752-141.184 248.704-142.432 250.592-3.744 5.696-3.456 13.12 0.672 18.528 1.216 1.6 122.848 160.576 141.76 222.752 0.736 2.528 0.512 6.816-0.992 8.832-0.256 0.352-0.896 1.248-4.064 1.248zM32 1008v-992c0-8.832-7.168-16-16-16s-16 7.168-16 16v992c0 8.832 7.168 16 16 16s16-7.168 16-16z"</text:p>
      <text:p text:style-name="Preformatted_20_Text"><text:s text:c="8"/>],</text:p>
      <text:p text:style-name="Preformatted_20_Text"><text:s text:c="8"/>"width": 89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ag",</text:p>
      <text:p text:style-name="Preformatted_20_Text"><text:soft-page-break/><text:s text:c="10"/>"report",</text:p>
      <text:p text:style-name="Preformatted_20_Text"><text:s text:c="10"/>"spam"</text:p>
      <text:p text:style-name="Preformatted_20_Text"><text:s text:c="8"/>],</text:p>
      <text:p text:style-name="Preformatted_20_Text"><text:s text:c="8"/>"defaultCode": 57380,</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7,</text:p>
      <text:p text:style-name="Preformatted_20_Text"><text:s text:c="8"/>"order": 1992,</text:p>
      <text:p text:style-name="Preformatted_20_Text"><text:s text:c="8"/>"prevSize": 32,</text:p>
      <text:p text:style-name="Preformatted_20_Text"><text:s text:c="8"/>"code": 57380,</text:p>
      <text:p text:style-name="Preformatted_20_Text"><text:s text:c="8"/>"name": "flag3"</text:p>
      <text:p text:style-name="Preformatted_20_Text"><text:s text:c="6"/>},</text:p>
      <text:p text:style-name="Preformatted_20_Text"><text:s text:c="6"/>"setIdx": 0,</text:p>
      <text:p text:style-name="Preformatted_20_Text"><text:s text:c="6"/>"setId": 4,</text:p>
      <text:p text:style-name="Preformatted_20_Text"><text:s text:c="6"/>"iconIdx": 3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95.648 1021.664c0.288 0.192 0.672 0.096 0.96 0.288 2.336 1.184 4.768 2.048 7.392 2.048 1.408 0 2.816-0.192 4.224-0.576l347.776-94.912 347.776 94.912c1.408 0.384 2.816 0.576 4.224 0.576 2.624 0 5.056-0.864 7.36-2.080 0.32-0.16 0.672-0.096 0.96-0.288l288-176c6.112-3.744 8.992-11.136 7.040-18.016l-159.488-560c-1.312-4.704-4.736-8.544-9.28-10.432-4.544-1.824-9.632-1.536-13.952 0.832l-158.784 89.088c-7.68 4.32-10.432 14.080-6.112 21.792 4.32 7.744 14.048 10.464 21.824 6.112l141.088-79.2 150.624 528.832-256.48 156.768-60.928-487.392c-1.088-8.8-9.376-14.912-17.888-13.888-8.736 1.088-14.976 9.088-13.888 17.856l61.024 488.288-317.12-86.56v-87.36c0-8.832-7.168-16-16-16s-16 7.168-16 16v87.36l-317.152 86.56 61.024-488.288c1.088-8.768-5.12-16.768-13.888-17.856-8.704-1.024-16.768 5.088-17.888 13.888l-60.896 487.392-256.48-156.736 150.624-528.8 141.088 79.2c7.744 4.288 17.472 1.568 21.824-6.112 4.32-7.712 1.568-17.44-6.112-21.792l-158.816-89.12c-4.256-2.4-9.344-2.72-13.92-0.832-4.544 1.888-7.968 5.696-9.28 10.432l-159.488 560c-1.984 6.912 0.896 14.272 7.040 18.016l287.968 176zM645.152 747.776c3.072 2.816 6.944 4.224 10.848 4.224 3.84 0 7.68-1.376 10.752-4.128 10.656-9.696 261.248-239.648 261.248-475.872 0-152.544-119.456-272-272-272s-272 119.456-272 272c0 232.128 250.496 465.92 261.152 475.776zM656 32c136.8 0 240 103.168 240 240 0 195.104-191.776 394.784-239.904 441.824-48.032-47.584-240.096-249.888-240.096-441.824 0-136.832 103.2-240 240-240zM800 272c0-79.392-64.608-144-144-144s-144 64.608-144 144 64.608 144 144 144 144-64.608 144-144zM656 384c-61.76 0-112-50.24-112-112s50.24-112 112-112 112 50.24 112 112-50.24 112-112 112z"</text:p>
      <text:p text:style-name="Preformatted_20_Text"><text:s text:c="8"/>],</text:p>
      <text:p text:style-name="Preformatted_20_Text"><text:s text:c="8"/>"width": 1312,</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ap",</text:p>
      <text:p text:style-name="Preformatted_20_Text"><text:s text:c="10"/>"location"</text:p>
      <text:p text:style-name="Preformatted_20_Text"><text:s text:c="8"/>],</text:p>
      <text:p text:style-name="Preformatted_20_Text"><text:s text:c="8"/>"defaultCode": 57381,</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8,</text:p>
      <text:p text:style-name="Preformatted_20_Text"><text:s text:c="8"/>"order": 1993,</text:p>
      <text:p text:style-name="Preformatted_20_Text"><text:s text:c="8"/>"prevSize": 32,</text:p>
      <text:p text:style-name="Preformatted_20_Text"><text:s text:c="8"/>"code": 57381,</text:p>
      <text:p text:style-name="Preformatted_20_Text"><text:s text:c="8"/>"name": "map3"</text:p>
      <text:p text:style-name="Preformatted_20_Text"><text:s text:c="6"/>},</text:p>
      <text:p text:style-name="Preformatted_20_Text"><text:s text:c="6"/>"setIdx": 0,</text:p>
      <text:p text:style-name="Preformatted_20_Text"><text:soft-page-break/><text:s text:c="6"/>"setId": 4,</text:p>
      <text:p text:style-name="Preformatted_20_Text"><text:s text:c="6"/>"iconIdx": 3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41.344 125.024c0-62.24-49.888-125.024-161.344-125.024-98.144 0-164.128 50.24-164.128 125.024 0 43.648 17.664 63.552 29.344 76.736 6.176 6.944 8.672 10.080 8.672 13.216 0 5.184 0 8.32-17.856 9.024h-195.136c-75.040 0-140.896 59.808-140.896 128v119.424c1.216 30.208 18.272 48.992 44.544 48.992 14.944 0 26.016-8.544 36.768-16.832 14.4-11.040 30.688-23.584 62.688-23.584 54.272 0 112 44.864 112 128 0 84.128-58.496 142.784-111.008 142.784-31.68 0-48.256-13.728-62.912-25.824-10.976-9.088-22.304-18.496-37.568-18.496-26.24 0-43.328 18.784-44.544 49.632v131.264c0.032 71.52 67.2 136.64 140.928 136.64h196.128c29.696-1.216 48.864-18.72 48.864-44.672 0-15.584-8.864-25.6-16.704-34.432-10.496-11.808-21.312-24-21.312-55.488 0-56.512 51.328-93.024 130.72-93.024 79.424 0 130.752 36.512 130.752 93.024 0 31.488-10.848 43.68-21.312 55.488-7.84 8.832-16.736 18.848-16.736 34.432 0 26.304 18.72 43.392 49.536 44.64l126.112 0.032c68.864 0 116.992-53.664 116.992-130.496v-148.8c0.832-3.904 10.688-18.816 25.728-18.816 3.072 0 6.176 2.528 13.088 8.672 13.12 11.744 32.992 29.504 76.576 29.504 69.888-0.032 140.672-53.6 140.672-156.064 0-110.528-64.288-160-128-160-43.008 0-67.84 19.648-84.288 32.64-7.296 5.76-14.144 11.2-18.048 11.2-15.072 0-24.928-14.976-25.664-18.272-0.032-0.256-0.032-0.512-0.064-0.768v-114.656c0-77.728-49.216-134.144-116.992-134.144h-125.472c-0.416-0.032-0.832-0.064-1.28-0.096-16.896-0.64-16.896-3.744-16.896-8.928 0-3.136 2.496-6.24 8.672-13.216 11.68-13.152 29.376-33.088 29.376-76.736zM588.032 180.544c-7.84 8.832-16.736 18.88-16.736 34.464 0 17.6 8.032 38.784 47.072 40.864 0.736 0.096 1.472 0.128 2.24 0.128h126.336c55.808 0 85.056 51.392 85.056 102.144v116.256c0 1.152-0.224 2.272 0 3.36 2.944 19.552 26.944 46.048 57.664 46.048 15.040 0 26.112-8.768 37.92-18.080 15.232-12.064 32.544-25.728 64.416-25.728 58.304 0 96 50.24 96 128 0 85.248-56.352 124.032-108.672 124.032-31.328 0-43.488-10.848-55.264-21.344-8.832-7.872-18.848-16.8-34.4-16.8-30.72 0-54.752 26.528-57.664 46.080-0.224 1.088 0 2.208 0 3.36v150.208c0 48.992-26.336 98.464-85.056 98.464h-125.472c-18.176-0.736-18.176-9.12-18.176-12.672 0-3.104 2.496-6.24 8.672-13.216 11.68-13.184 29.376-33.088 29.376-76.736 0-62.24-50.304-125.024-162.752-125.024-97.312 0-162.72 50.24-162.72 125.024 0 43.648 17.664 63.552 29.376 76.736 6.144 6.944 8.672 10.080 8.672 13.216 0 3.584 0 11.968-17.536 12.672h-195.488c-54.944 0-108.896-51.84-108.896-104.64v-130.624c0.704-18.272 8.992-18.272 12.544-18.272 3.712 0 10.24 5.408 17.184 11.136 15.936 13.216 40.096 33.184 83.296 33.184 69.024 0 142.976-70.24 142.976-174.784 0-103.936-74.176-160-144-160-42.88 0-66.528 18.176-82.176 30.24-7.104 5.472-13.248 10.176-17.28 10.176-3.52 0-11.808 0-12.544-17.632l0-118.784c0-56.576 57.408-96 108.896-96h195.68c0.512 0 0.992-0.032 1.504-0.064v0c39.52-1.472 47.808-23.104 47.808-40.96 0-15.584-8.864-25.6-16.704-34.432-10.496-11.808-21.312-24-21.312-55.52 0-55.648 53.088-93.024 132.128-93.024 78.56 0 129.344 36.512 129.344 93.024 0 31.488-10.848 43.712-21.312 55.52z"</text:p>
      <text:p text:style-name="Preformatted_20_Text"><text:s text:c="8"/>],</text:p>
      <text:p text:style-name="Preformatted_20_Text"><text:s text:c="8"/>"width": 1120,</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uzzle",</text:p>
      <text:p text:style-name="Preformatted_20_Text"><text:s text:c="10"/>"piece",</text:p>
      <text:p text:style-name="Preformatted_20_Text"><text:s text:c="10"/>"plugin",</text:p>
      <text:p text:style-name="Preformatted_20_Text"><text:s text:c="10"/>"extension",</text:p>
      <text:p text:style-name="Preformatted_20_Text"><text:s text:c="10"/>"game"</text:p>
      <text:p text:style-name="Preformatted_20_Text"><text:s text:c="8"/>],</text:p>
      <text:p text:style-name="Preformatted_20_Text"><text:s text:c="8"/>"defaultCode": 57382,</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39,</text:p>
      <text:p text:style-name="Preformatted_20_Text"><text:soft-page-break/><text:s text:c="8"/>"order": 1994,</text:p>
      <text:p text:style-name="Preformatted_20_Text"><text:s text:c="8"/>"prevSize": 32,</text:p>
      <text:p text:style-name="Preformatted_20_Text"><text:s text:c="8"/>"code": 57382,</text:p>
      <text:p text:style-name="Preformatted_20_Text"><text:s text:c="8"/>"name": "puzzle"</text:p>
      <text:p text:style-name="Preformatted_20_Text"><text:s text:c="6"/>},</text:p>
      <text:p text:style-name="Preformatted_20_Text"><text:s text:c="6"/>"setIdx": 0,</text:p>
      <text:p text:style-name="Preformatted_20_Text"><text:s text:c="6"/>"setId": 4,</text:p>
      <text:p text:style-name="Preformatted_20_Text"><text:s text:c="6"/>"iconIdx": 3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64 448h-1184c-4.928 0-9.6 2.272-12.64 6.144s-4.096 8.928-2.912 13.728l128.192 512.544c3.072 10.784 12.512 43.584 47.36 43.584h864c34.976 0 44.32-32.832 47.52-44.128l128-512c1.184-4.768 0.128-9.856-2.912-13.728-3.008-3.872-7.68-6.144-12.608-6.144zM1120.64 971.616c-5.824 20.384-11.84 20.384-16.64 20.384h-864c-4.768 0-10.752 0-16.48-19.872l-123.008-492.128h1143.008l-122.88 491.616zM592 896c8.832 0 16-7.168 16-16v-288c0-8.832-7.168-16-16-16s-16 7.168-16 16v288c0 8.832 7.168 16 16 16zM367.968 896c0.608 0 1.184-0.032 1.824-0.096 8.768-0.992 15.104-8.896 14.112-17.664l-32-288c-0.96-8.8-8.64-15.008-17.696-14.144-8.768 0.992-15.104 8.896-14.112 17.664l32 288c0.896 8.192 7.84 14.24 15.872 14.24zM784 896c8.832 0 16-7.168 16-16v-288c0-8.832-7.168-16-16-16s-16 7.168-16 16v288c0 8.832 7.168 16 16 16zM974.208 895.904c0.64 0.064 1.216 0.096 1.824 0.096 8.032 0 14.976-6.048 15.872-14.24l32-288c0.96-8.768-5.344-16.672-14.112-17.664-9.184-0.896-16.704 5.344-17.696 14.144l-32 288c-0.96 8.768 5.344 16.672 14.112 17.664zM1104 384c3.712 0 7.424-1.28 10.464-3.904 6.688-5.792 7.392-15.872 1.632-22.56l-304-352c-5.792-6.72-15.872-7.392-22.56-1.664-6.688 5.792-7.392 15.872-1.632 22.56l304 352c3.168 3.68 7.616 5.568 12.096 5.568zM570.112 3.616c-6.816-5.536-16.896-4.608-22.496 2.272l-288 352c-5.6 6.816-4.608 16.896 2.24 22.528 2.976 2.4 6.592 3.584 10.144 3.584 4.64 0 9.216-1.984 12.384-5.888l288-352c5.6-6.816 4.576-16.896-2.272-22.496zM1328 320h-128c-8.832 0-16 7.168-16 16s7.168 16 16 16h128c8.832 0 16-7.168 16-16s-7.168-16-16-16zM432 352h512c8.832 0 16-7.168 16-16s-7.168-16-16-16h-512c-8.832 0-16 7.168-16 16s7.168 16 16 16zM16 352h160c8.832 0 16-7.168 16-16s-7.168-16-16-16h-160c-8.832 0-16 7.168-16 16s7.168 16 16 16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asket",</text:p>
      <text:p text:style-name="Preformatted_20_Text"><text:s text:c="10"/>"cart",</text:p>
      <text:p text:style-name="Preformatted_20_Text"><text:s text:c="10"/>"checkout",</text:p>
      <text:p text:style-name="Preformatted_20_Text"><text:s text:c="10"/>"ecommerce"</text:p>
      <text:p text:style-name="Preformatted_20_Text"><text:s text:c="8"/>],</text:p>
      <text:p text:style-name="Preformatted_20_Text"><text:s text:c="8"/>"defaultCode": 57383,</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0,</text:p>
      <text:p text:style-name="Preformatted_20_Text"><text:s text:c="8"/>"order": 1995,</text:p>
      <text:p text:style-name="Preformatted_20_Text"><text:s text:c="8"/>"prevSize": 32,</text:p>
      <text:p text:style-name="Preformatted_20_Text"><text:s text:c="8"/>"code": 57383,</text:p>
      <text:p text:style-name="Preformatted_20_Text"><text:s text:c="8"/>"name": "basket"</text:p>
      <text:p text:style-name="Preformatted_20_Text"><text:s text:c="6"/>},</text:p>
      <text:p text:style-name="Preformatted_20_Text"><text:s text:c="6"/>"setIdx": 0,</text:p>
      <text:p text:style-name="Preformatted_20_Text"><text:s text:c="6"/>"setId": 4,</text:p>
      <text:p text:style-name="Preformatted_20_Text"><text:s text:c="6"/>"iconIdx": 3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641.92 13.216c-18.56-17.056-49.248-17.056-67.808 0l-566.016 341.472c-4.8 2.912-7.744 8.096-7.744 13.696v605.504c-0 27.616 22.592 50.112 50.368 50.112h1114.56c27.776 0 50.368-22.496 50.368-50.112v-605.504c0-5.6-2.944-10.784-7.744-13.696l-565.984-341.472zM592.128 39.68c1.12-0.672 2.112-1.472 3.040-2.368 3.456-3.424 8-5.312 12.832-5.312s9.376 1.888 12.8 5.312c0.928 0.896 1.952 1.696 3.040 2.368l551.264 332.608-399.296 237.952c-7.584 4.544-10.080 14.336-5.568 21.952 3.008 5.024 8.32 7.808 13.76 7.808 2.784 0 5.6-0.704 8.16-2.24l391.84-233.28v568.224l-541.92-360.512c-17.216-13.728-51.008-13.728-67.072-0.8l-543.008 361.152v-568.064l391.808 233.28c2.56 1.536 5.408 2.24 8.192 2.24 5.44 0 10.752-2.784 13.76-7.808 4.512-7.584 2.016-17.408-5.568-21.952l-399.328-237.952 551.264-332.608zM1154.88 992h-1094.016l532.992-354.752c5.536-4.416 22.784-4.384 29.408 0.8l531.616 353.952zM208 416h800c8.832 0 16-7.168 16-16s-7.168-16-16-16h-800c-8.832 0-16 7.168-16 16s7.168 16 16 16z"</text:p>
      <text:p text:style-name="Preformatted_20_Text"><text:s text:c="8"/>],</text:p>
      <text:p text:style-name="Preformatted_20_Text"><text:s text:c="8"/>"width": 121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nvelope",</text:p>
      <text:p text:style-name="Preformatted_20_Text"><text:s text:c="10"/>"mail",</text:p>
      <text:p text:style-name="Preformatted_20_Text"><text:s text:c="10"/>"email",</text:p>
      <text:p text:style-name="Preformatted_20_Text"><text:s text:c="10"/>"letter",</text:p>
      <text:p text:style-name="Preformatted_20_Text"><text:s text:c="10"/>"message"</text:p>
      <text:p text:style-name="Preformatted_20_Text"><text:s text:c="8"/>],</text:p>
      <text:p text:style-name="Preformatted_20_Text"><text:s text:c="8"/>"defaultCode": 57384,</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1,</text:p>
      <text:p text:style-name="Preformatted_20_Text"><text:s text:c="8"/>"order": 1996,</text:p>
      <text:p text:style-name="Preformatted_20_Text"><text:s text:c="8"/>"prevSize": 32,</text:p>
      <text:p text:style-name="Preformatted_20_Text"><text:s text:c="8"/>"code": 57384,</text:p>
      <text:p text:style-name="Preformatted_20_Text"><text:s text:c="8"/>"name": "envelope"</text:p>
      <text:p text:style-name="Preformatted_20_Text"><text:s text:c="6"/>},</text:p>
      <text:p text:style-name="Preformatted_20_Text"><text:s text:c="6"/>"setIdx": 0,</text:p>
      <text:p text:style-name="Preformatted_20_Text"><text:s text:c="6"/>"setId": 4,</text:p>
      <text:p text:style-name="Preformatted_20_Text"><text:s text:c="6"/>"iconIdx": 4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0 1008v-304c0-8.832-4.256-32-13.088-32s-18.912 7.168-18.912 16v320c0 8.832 10.048 16 18.912 16s13.088-7.168 13.088-16zM482.912 49.984v-33.984c0-8.832-7.168-16-16-16s-16 7.168-16 16v33.984c0 8.832 7.168 16 16 16s16-7.136 16-16zM124.48 111.072l-114.144 89.536c-6.56 6.048-10.336 14.592-10.336 23.392s3.776 17.344 11.328 24.256l112.16 87.84c9.824 9.056 27.328 15.904 40.736 15.904h442.496c18.336 0 33.28-14.816 33.28-33.056v-189.888c0-18.24-14.944-33.056-33.28-33.056h-442.496c-13.408 0-30.912 6.848-39.744 15.072zM608 318.944c0 0.48-0.576 1.056-1.28 1.056h-442.496c-5.44 0-15.072-3.744-20-8.256l-113.152-86.816 114.112-89.536c4-3.648 13.6-7.392 19.040-7.392l443.776 1.056v189.888zM804.512 399.904c-9.824-9.056-27.328-15.904-40.736-15.904h-442.496c-18.336 0-33.28 14.816-33.28 33.056v189.92c0 18.208 14.944 33.024 33.28 33.024h442.496c13.408 0 30.912-6.848 39.776-15.072l114.112-89.536c6.56-6.048 10.336-14.592 10.336-23.392s-3.776-17.344-11.328-24.256l-112.16-87.84zM320 416h443.776c5.44 0 15.072 3.744 20 8.256l113.152 86.816-114.112 89.536c-4 3.648-13.6 7.392-19.040 7.392h-443.776v-192z"</text:p>
      <text:p text:style-name="Preformatted_20_Text"><text:s text:c="8"/>],</text:p>
      <text:p text:style-name="Preformatted_20_Text"><text:s text:c="8"/>"width": 92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oft-page-break/><text:s text:c="10"/>"streetsign",</text:p>
      <text:p text:style-name="Preformatted_20_Text"><text:s text:c="10"/>"address",</text:p>
      <text:p text:style-name="Preformatted_20_Text"><text:s text:c="10"/>"direction"</text:p>
      <text:p text:style-name="Preformatted_20_Text"><text:s text:c="8"/>],</text:p>
      <text:p text:style-name="Preformatted_20_Text"><text:s text:c="8"/>"defaultCode": 57385,</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2,</text:p>
      <text:p text:style-name="Preformatted_20_Text"><text:s text:c="8"/>"order": 1997,</text:p>
      <text:p text:style-name="Preformatted_20_Text"><text:s text:c="8"/>"prevSize": 32,</text:p>
      <text:p text:style-name="Preformatted_20_Text"><text:s text:c="8"/>"code": 57385,</text:p>
      <text:p text:style-name="Preformatted_20_Text"><text:s text:c="8"/>"name": "streetsign"</text:p>
      <text:p text:style-name="Preformatted_20_Text"><text:s text:c="6"/>},</text:p>
      <text:p text:style-name="Preformatted_20_Text"><text:s text:c="6"/>"setIdx": 0,</text:p>
      <text:p text:style-name="Preformatted_20_Text"><text:s text:c="6"/>"setId": 4,</text:p>
      <text:p text:style-name="Preformatted_20_Text"><text:s text:c="6"/>"iconIdx": 4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8.848 74.048c-1.696-4.224-5.088-7.52-9.344-9.088-4.256-1.536-8.992-1.248-12.992 0.864l-380.992 201.024c-7.168 3.776-10.368 12.32-7.456 19.872l7.84 20.512-219.936 120.608c-7.2 3.936-10.24 12.64-7.104 20.16l7.296 17.568-233.568 111.616c-7.68 3.68-11.136 12.704-7.872 20.576l47.936 115.52c2.56 6.144 8.48 9.888 14.784 9.888 1.792 0 3.584-0.288 5.344-0.928l244-86.432 7.296 17.568c2.528 6.112 8.448 9.888 14.784 9.888 1.472 0 2.944-0.192 4.448-0.64l232.832-67.104 6.976 18.208c2.368 6.304 8.416 10.272 14.88 10.272 1.568 0 3.136-0.224 4.704-0.704l416-128c4.288-1.312 7.808-4.352 9.728-8.384 1.92-4.032 2.080-8.704 0.416-12.832l-160-400.032zM86.4 687.008l-36.288-87.488 218.336-104.352 46.048 111.040-228.096 80.8zM358.112 627.936l-7.616-18.368c0 0 0 0 0 0l-58.976-142.24c0 0 0 0 0 0l-7.616-18.336 202.752-111.2 75.968 196.288 12 31.392-216.512 62.464zM617.6 588.32l-6.496-16.992c-0.096-0.352-0.032-0.768-0.192-1.12l-19.776-51.104-88.128-230.592 352.736-186.080 146.944 367.36-385.088 118.528zM926.848 10.048c-3.296-8.224-12.64-12.192-20.8-8.928-8.192 3.296-12.192 12.608-8.928 20.8l192 480c2.528 6.272 8.544 10.080 14.88 10.080 1.984 0 4-0.352 5.952-1.152 8.192-3.296 12.192-12.608 8.928-20.8l-192.032-480zM576 672h-96c-36.48 0-64 27.52-64 64v42.080l-188.128 219.488c-5.76 6.688-4.992 16.8 1.728 22.56 3.008 2.592 6.72 3.872 10.4 3.872 4.512 0 8.992-1.888 12.128-5.6l187.232-218.4h72.64v208c0 8.832 7.168 16 16 16s16-7.168 16-16v-208h72.64l187.2 218.4c3.168 3.712 7.648 5.6 12.16 5.6 3.68 0 7.392-1.28 10.4-3.872 6.72-5.76 7.488-15.84 1.728-22.56l-188.128-219.488v-39.68c0-37.216-28.096-66.4-64-66.4zM608 768h-160v-32c0-18.848 13.152-32 32-32h96c18.24 0 32 14.784 32 34.4v29.6z"</text:p>
      <text:p text:style-name="Preformatted_20_Text"><text:s text:c="8"/>],</text:p>
      <text:p text:style-name="Preformatted_20_Text"><text:s text:c="8"/>"width": 1120,</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elescope",</text:p>
      <text:p text:style-name="Preformatted_20_Text"><text:s text:c="10"/>"astronomy"</text:p>
      <text:p text:style-name="Preformatted_20_Text"><text:s text:c="8"/>],</text:p>
      <text:p text:style-name="Preformatted_20_Text"><text:s text:c="8"/>"defaultCode": 57386,</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3,</text:p>
      <text:p text:style-name="Preformatted_20_Text"><text:s text:c="8"/>"order": 1998,</text:p>
      <text:p text:style-name="Preformatted_20_Text"><text:s text:c="8"/>"prevSize": 32,</text:p>
      <text:p text:style-name="Preformatted_20_Text"><text:s text:c="8"/>"code": 57386,</text:p>
      <text:p text:style-name="Preformatted_20_Text"><text:s text:c="8"/>"name": "telescope"</text:p>
      <text:p text:style-name="Preformatted_20_Text"><text:soft-page-break/><text:s text:c="6"/>},</text:p>
      <text:p text:style-name="Preformatted_20_Text"><text:s text:c="6"/>"setIdx": 0,</text:p>
      <text:p text:style-name="Preformatted_20_Text"><text:s text:c="6"/>"setId": 4,</text:p>
      <text:p text:style-name="Preformatted_20_Text"><text:s text:c="6"/>"iconIdx": 4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18.144 695.040c5.632 1.344 13.28 8.288 15.488 14.624l11.2 27.008c2.528 5.184 2.048 15.456-0.96 20.384l-44.704 73.088c-9.568 15.68-7.584 37.888 5.28 52.288l37.856 37.824c13.184 11.712 36.448 13.824 51.616 4.64l73.088-44.704c4.576-2.816 14.4-3.808 21.28-0.576l26.976 11.136c5.44 1.888 12.384 9.504 13.728 15.136l20.064 83.328c4.256 17.664 21.12 32.192 39.232 33.856 0 0 11.104 1.024 27.744 1.024s27.744-1.024 27.776-1.024c18.080-1.632 34.944-16.192 39.2-33.856l20.096-83.328c1.344-5.6 8.256-13.248 14.592-15.456l27.008-11.2c4.768-2.336 15.808-1.856 20.384 0.96l73.088 44.704c6.432 3.936 14.112 6.016 22.272 6.016 11.040 0 21.728-3.872 30.016-11.264l37.824-37.856c12.224-13.728 14.208-35.936 4.64-51.616l-44.704-73.088c-3.008-4.928-3.488-15.2-0.576-21.28l11.136-26.976c1.888-5.44 9.504-12.384 15.136-13.728l83.328-20.064c17.664-4.256 32.192-21.12 33.856-39.232 0 0 1.024-11.104 1.024-27.744s-1.024-27.744-1.024-27.776c-1.632-18.080-16.192-34.944-33.856-39.232l-83.296-20.032c-5.632-1.344-13.28-8.288-15.488-14.624l-11.2-27.008c-2.528-5.184-2.048-15.456 0.96-20.384l44.704-73.088c9.568-15.68 7.584-37.888-5.28-52.288l-37.856-37.824c-13.216-11.744-36.512-13.856-51.616-4.64l-73.088 44.704c-4.576 2.784-14.432 3.84-21.28 0.576l-26.976-11.136c-5.44-1.888-12.352-9.504-13.696-15.136l-20.096-83.328c-4.256-17.664-21.12-32.192-39.232-33.856-0.064 0.032-11.168-0.992-27.808-0.992s-27.744 1.024-27.776 1.024c-18.080 1.632-34.944 16.192-39.232 33.856l-20.032 83.264c-1.344 5.632-8.288 13.28-14.624 15.488l-27.008 11.2c-4.8 2.336-15.808 1.824-20.384-0.96l-73.056-44.704c-15.136-9.216-37.92-7.616-52.288 5.248l-37.824 37.856c-12.224 13.728-14.208 35.936-4.64 51.616l44.704 73.088c3.008 4.928 3.488 15.2 0.576 21.28l-11.136 26.976c-1.888 5.44-9.504 12.384-15.136 13.728l-83.328 20.064c-17.664 4.256-32.192 21.12-33.856 39.232 0.064 0-0.96 11.104-0.96 27.744s1.024 27.744 1.024 27.776c1.632 18.080 16.192 34.944 33.856 39.232l83.264 20.032zM32 608c0-14.656 0.864-24.544 0.896-24.864 0.384-4.32 5.28-9.984 9.472-11.008l83.328-20.064c16.16-3.904 32.448-18.688 37.504-33.504l10.368-25.184c7.296-14.944 6.272-36.896-2.4-51.104l-44.704-73.056c-2.144-3.552-1.536-10.592 0.576-12.992l36.512-36.544c2.912-2.592 10.336-3.232 13.664-1.216l73.088 44.704c13.856 8.48 37.6 9.056 50.176 2.816l25.216-10.432c15.712-5.408 30.496-21.696 34.4-37.888l20.032-83.296c1.024-4.224 6.688-9.12 11.008-9.504 0.32 0 10.208-0.864 24.864-0.864s24.544 0.864 24.864 0.896c4.32 0.384 9.984 5.28 11.008 9.472l20.064 83.296c3.904 16.16 18.656 32.48 33.504 37.536l25.184 10.368c14.624 7.168 37.28 6.048 51.104-2.4l73.056-44.704c3.328-2.016 11.2-0.96 12.992 0.576l36.544 36.512c2.752 3.104 3.36 10.112 1.216 13.664l-44.704 73.088c-8.672 14.176-9.696 36.16-2.816 50.176l10.432 25.216c5.408 15.712 21.696 30.496 37.888 34.4l83.296 20.032c4.224 1.024 9.12 6.688 9.504 11.008-0 0.32 0.864 10.208 0.864 24.864s-0.864 24.544-0.896 24.864c-0.384 4.32-5.28 9.984-9.472 11.008l-83.328 20.064c-16.16 3.904-32.448 18.688-37.504 33.504l-10.368 25.184c-7.296 14.944-6.272 36.896 2.4 51.104l44.704 73.056c2.144 3.552 1.536 10.592-0.576 12.992l-36.512 36.544c-1.728 1.536-4.864 2.528-8.032 2.528-2.208 0-4.256-0.48-5.6-1.312l-73.088-44.704c-13.824-8.448-37.568-9.056-50.176-2.816l-25.216 10.432c-15.712 5.408-30.496 21.728-34.368 37.888l-20.064 83.296c-1.024 4.224-6.688 9.12-11.008 9.504-0.352 0-10.24 0.864-24.896 0.864s-24.544-0.864-24.864-0.896c-4.32-0.384-9.984-5.28-11.008-9.472l-20.064-83.328c-3.904-16.16-18.688-32.448-33.504-37.504l-25.184-10.368c-6.528-3.2-14.432-4.864-22.88-4.864-10.528 0-20.544 2.592-28.224 7.296l-73.056 44.704c-3.328 2.016-11.232 0.928-12.992-0.576l-36.544-36.544c-2.752-3.104-3.36-10.112-1.216-13.664l44.704-73.088c8.672-14.176 9.696-36.16 2.816-50.176l-10.432-25.216c-5.408-15.712-21.696-30.496-37.888-34.4l-83.296-20.032c-4.224-1.024-9.12-6.688-9.504-11.008-0-0.32-0.864-10.208-0.864-24.864zM416 784c97.056 0 176-78.944 176-176s-78.944-176-176-176-176 78.944-176 176 78.944 176 176 176zM416 464c79.392 0 144 64.608 144 144s-64.608 144-144 144-144-64.608-144-144 64.608-144 144-144zM879.264 170.048c-1.28 1.952-5.92 4.416-8.288 4.416l-59.552-0.576c-14.464 0-28.96 10.272-33.696 23.872 0 0-2.624 7.456-5.504 18.88-2.88 11.424-4.096 19.232-4.096 19.232-2.24 14.432 5.792 30.4 18.688 37.152l52.512 27.52c2.016 1.056 4.992 5.504 5.312 8.736l2.976 20.32c0.48 2.24-<text:soft-page-break/>1.056 7.36-2.688 8.96l-42.304 41.472c-10.592 10.368-13.376 28.096-6.080 42.016l19.168 32c8.096 11.904 25.632 17.984 39.392 13.696l58.368-17.856c3.168 0 6.336 1.216 8.128 2.656l16.48 12.16c1.92 1.28 4.448 5.984 4.416 8.288l-0.576 59.264c-0.128 14.592 10.112 29.216 23.872 34.016 0 0 7.456 2.624 18.88 5.504 11.424 2.88 19.232 4.096 19.232 4.096 0.832 0.128 4.16 0.384 4.992 0.384 13.056 0 26.304-7.84 32.16-19.072l27.52-52.512c1.056-2.016 5.504-4.992 8.736-5.312l21.216-3.072c3.2 0 6.976 1.664 8.032 2.752l41.472 42.304c10.080 10.304 27.072 13.984 42.016 6.080l31.968-19.168c12.224-8.32 18.144-25.28 13.728-39.392l-17.664-56.544c-0.672-2.176 0.384-7.424 2.496-9.952l12.16-16.48c1.28-1.952 5.92-4.416 8.288-4.416l59.552 0.576c14.464 0 28.96-10.272 33.696-23.872 0 0 2.624-7.456 5.504-18.88 2.88-11.424 4.096-19.232 4.096-19.232 2.24-14.432-5.792-30.4-18.688-37.152l-52.512-27.52c-2.016-1.056-4.992-5.504-5.312-8.736l-2.944-20.256c-0.48-2.24 1.056-7.36 2.688-8.96l42.304-41.472c10.592-10.368 13.376-28.096 6.080-42.016l-19.168-32c-8.096-11.872-25.6-18.016-39.392-13.728l-58.4 17.856c-3.168 0-6.336-1.216-8.128-2.656l-16.48-12.16c-1.92-1.28-4.448-5.984-4.416-8.288l0.576-59.264c0.128-14.592-10.112-29.216-23.872-34.016 0 0-7.456-2.624-18.88-5.504-11.424-2.88-19.232-4.096-19.232-4.096-0.832-0.096-4.16-0.352-4.992-0.352-13.056 0-26.304 7.84-32.16 19.072l-27.52 52.512c-1.056 2.016-5.504 4.992-8.736 5.312l-21.216 3.040c-3.2 0-6.976-1.664-8.032-2.752l-41.472-42.304c-10.048-10.272-27.008-13.984-42.016-6.080l-32 19.136c-12.224 8.32-18.144 25.28-13.728 39.392l17.664 56.544c0.672 2.176-0.384 7.424-2.496 9.952l-12.128 16.48zM905.504 188.352l10.976-14.912c8.576-10.144 11.904-26.688 7.936-39.328l-17.632-56.512c-0.16-0.896 0.544-2.912 0.384-2.944l30.336-18.176 3.616 0.544 41.504 42.304c7.36 7.488 19.488 12.352 30.88 12.352 2.624 0 5.152-0.256 6.528-0.608l18.4-2.72c13.184-1.152 27.232-10.496 33.376-22.208l27.488-52.48c0.512-0.8 2.528-1.952 3.84-1.952 0.352 0.032 6.88 1.12 16.416 3.488 9.504 2.4 15.776 4.544 16.064 4.672 0.992 0.416 2.432 2.496 2.496 3.52l-0.576 59.264c-0.128 13.248 7.84 28.128 18.144 34.848l14.88 10.976c9.888 8.352 26.848 11.872 39.328 7.936l56.768-17.664c1.344 0 2.848 0.832 2.656 0.416l18.176 30.336c0.352 0.832 0 2.944-0.544 3.616l-42.304 41.504c-9.44 9.312-14.336 25.44-11.744 37.408l2.688 18.4c1.152 13.184 10.496 27.232 22.24 33.376l52.48 27.488c0.896 0.576 2.016 2.816 1.952 3.84-0.032 0.352-1.12 6.88-3.488 16.416-2.4 9.504-4.544 15.776-4.672 16.064-0.416 0.992-2.496 2.432-3.52 2.496l-59.584-0.576c-13.152 0-27.872 7.968-34.528 18.144l-10.944 14.88c-8.576 10.144-11.904 26.688-7.936 39.328l17.632 56.512c0.16 0.864-0.544 2.912-0.384 2.944l-30.336 18.176-3.616-0.544-41.504-42.304c-7.36-7.488-19.488-12.352-30.88-12.352-2.624 0-5.152 0.256-6.528 0.608l-18.4 2.72c-13.184 1.152-27.232 10.496-33.376 22.208l-27.488 52.48c-0.512 0.8-2.528 1.952-3.84 1.952v0c-0.352-0.032-6.88-1.12-16.416-3.488-9.504-2.4-15.776-4.544-16.064-4.672-0.992-0.416-2.432-2.496-2.496-3.52l0.576-59.264c0.128-13.248-7.84-28.128-18.144-34.848l-14.88-10.976c-7.104-6.016-17.568-9.6-28-9.6-4.032 0-7.872 0.576-11.36 1.664l-56.768 17.664c-1.376 0-2.88-0.736-2.656-0.416l-18.176-30.336c-0.352-0.832 0-2.944 0.544-3.616l42.304-41.504c9.44-9.312 14.336-25.44 11.744-37.408l-2.688-18.368c-1.152-13.184-10.496-27.232-22.24-33.376l-52.48-27.488c-0.896-0.576-2.016-2.816-1.952-3.84 0.032-0.352 1.12-6.88 3.488-16.416 2.4-9.504 4.544-15.776 4.672-16.064 0.416-0.992 2.496-2.432 3.52-2.496l59.584 0.576c13.152-0 27.872-7.968 34.528-18.144zM1056 384c52.928 0 96-43.072 96-96s-43.072-96-96-96-96 43.072-96 96 43.072 96 96 96zM1056 224c35.296 0 64 28.704 64 64s-28.704 64-64 64-64-28.704-64-64 28.704-64 64-64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ears",</text:p>
      <text:p text:style-name="Preformatted_20_Text"><text:s text:c="10"/>"settings",</text:p>
      <text:p text:style-name="Preformatted_20_Text"><text:s text:c="10"/>"preferences"</text:p>
      <text:p text:style-name="Preformatted_20_Text"><text:s text:c="8"/>],</text:p>
      <text:p text:style-name="Preformatted_20_Text"><text:s text:c="8"/>"defaultCode": 57387,</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4,</text:p>
      <text:p text:style-name="Preformatted_20_Text"><text:soft-page-break/><text:s text:c="8"/>"order": 1999,</text:p>
      <text:p text:style-name="Preformatted_20_Text"><text:s text:c="8"/>"prevSize": 32,</text:p>
      <text:p text:style-name="Preformatted_20_Text"><text:s text:c="8"/>"code": 57387,</text:p>
      <text:p text:style-name="Preformatted_20_Text"><text:s text:c="8"/>"name": "gears"</text:p>
      <text:p text:style-name="Preformatted_20_Text"><text:s text:c="6"/>},</text:p>
      <text:p text:style-name="Preformatted_20_Text"><text:s text:c="6"/>"setIdx": 0,</text:p>
      <text:p text:style-name="Preformatted_20_Text"><text:s text:c="6"/>"setId": 4,</text:p>
      <text:p text:style-name="Preformatted_20_Text"><text:s text:c="6"/>"iconIdx": 4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69.856 470.336c3.744 0 7.52-1.312 10.56-3.968l362.144-317.504-21.12-24.064-362.144 317.472c-6.656 5.824-7.328 15.936-1.472 22.592 3.168 3.616 7.584 5.472 12.032 5.472zM326.016 1024c196.544 0 313.984-154.56 313.984-304 0-43.072-10.304-90.528-25.536-121.344l144.704-72.352c5.408-2.72 8.832-8.256 8.832-14.304v-128h96c0.352 0 3.264-0.192 3.616-0.192 21.312-1.44 27.68-8.224 28.384-31.808v-128h96c4.128 0 6.976 0.448 8.896 0.736 3.872 0.608 11.104 1.728 17.376-3.904 6.464-5.76 6.176-13.056 5.92-19.488-0.064-2.304-0.192-5.344-0.192-9.344v-144.992c0-25.92-21.088-47.008-47.008-47.008h-124c-11.328 0-22.336 4.128-31.008 11.648l-421.984 369.92c-20.768-4.16-52.16-9.568-74.016-9.568-179.744 0-325.984 146.24-325.984 325.984s146.24 326.016 326.016 326.016zM326.016 404c16.032 0 43.488 3.84 75.328 10.496 4.96 1.088 10.048-0.32 13.824-3.616l427.872-375.104c2.784-2.432 6.336-3.776 9.952-3.776h124c8.288 0 15.008 6.72 15.008 15.008v144.992h-112c-8.832 0-16 7.168-16 16v144h-112c-8.832 0-16 7.168-16 16v134.112l-151.168 75.584c-4.192 2.080-7.264 5.952-8.384 10.496-1.12 4.544-0.192 9.376 2.56 13.184 14.080 19.424 28.992 67.648 28.992 118.624 0 133.696-105.472 272-281.984 272-162.112 0-294.016-131.904-294.016-294.016s131.904-293.984 294.016-293.984zM272 864c61.76 0 112-50.24 112-112s-50.24-112-112-112-112 50.24-112 112 50.24 112 112 112zM272 672c44.096 0 80 35.904 80 80s-35.904 80-80 80-80-35.904-80-80 35.904-80 80-8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key",</text:p>
      <text:p text:style-name="Preformatted_20_Text"><text:s text:c="10"/>"password",</text:p>
      <text:p text:style-name="Preformatted_20_Text"><text:s text:c="10"/>"unlock",</text:p>
      <text:p text:style-name="Preformatted_20_Text"><text:s text:c="10"/>"access"</text:p>
      <text:p text:style-name="Preformatted_20_Text"><text:s text:c="8"/>],</text:p>
      <text:p text:style-name="Preformatted_20_Text"><text:s text:c="8"/>"defaultCode": 57388,</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5,</text:p>
      <text:p text:style-name="Preformatted_20_Text"><text:s text:c="8"/>"order": 2000,</text:p>
      <text:p text:style-name="Preformatted_20_Text"><text:s text:c="8"/>"prevSize": 32,</text:p>
      <text:p text:style-name="Preformatted_20_Text"><text:s text:c="8"/>"code": 57388,</text:p>
      <text:p text:style-name="Preformatted_20_Text"><text:s text:c="8"/>"name": "key3"</text:p>
      <text:p text:style-name="Preformatted_20_Text"><text:s text:c="6"/>},</text:p>
      <text:p text:style-name="Preformatted_20_Text"><text:s text:c="6"/>"setIdx": 0,</text:p>
      <text:p text:style-name="Preformatted_20_Text"><text:s text:c="6"/>"setId": 4,</text:p>
      <text:p text:style-name="Preformatted_20_Text"><text:s text:c="6"/>"iconIdx": 4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78.784 1019.744c64.48 0 133.856-32.832 182.624-81.632l540.256-549.408c27.712-27.712 43.136-64.448 43.392-103.392 0.288-39.040-14.688-75.648-42.112-103.104-56.576-56.544-149.152-56.032-206.784 1.536l-414.112 432.96c-6.496 6.816-6.272 17.664 0.576 24.192 6.816 6.528 17.6 6.272 24.192-0.544l413.824-432.704c43.936-43.968 114.912-44.512 158.112-1.28 20.896 20.896 32.32 48.832 <text:soft-page-break/>32.096 78.656-0.192 29.92-12.064 58.112-33.472 79.552l-540.256 549.44c-56.832 56.8-173.632 108.32-243.68 38.208-33.184-33.184-49.824-73.888-48.096-117.728 1.696-43.52 22.176-87.040 57.824-122.656l617.472-626.688c32.832-32.832 84.128-51.84 140.672-52.032 0.352 0 0.672 0 1.024 0 56.064 0 106.656 18.464 138.944 50.752 32.512 32.48 51.008 83.488 50.784 139.968-0.224 56.544-19.232 107.808-52.288 140.864l-476.64 495.52c-6.56 6.816-6.336 17.632 0.48 24.192 6.784 6.528 17.632 6.336 24.16-0.48l476.416-495.296c39.2-39.168 61.824-99.2 62.048-164.672 0.288-65.504-21.888-125.408-60.768-164.288-38.656-38.656-98.048-60.8-163.136-60.8-0.384 0-0.768 0-1.152 0-65.504 0.256-125.536 22.88-164.8 62.144l-617.504 626.72c-86.432 86.432-90.464 207.84-9.632 288.672 30.304 30.272 68.928 43.328 109.536 43.328z"</text:p>
      <text:p text:style-name="Preformatted_20_Text"><text:s text:c="8"/>],</text:p>
      <text:p text:style-name="Preformatted_20_Text"><text:s text:c="8"/>"width": 108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aperclip",</text:p>
      <text:p text:style-name="Preformatted_20_Text"><text:s text:c="10"/>"attachment"</text:p>
      <text:p text:style-name="Preformatted_20_Text"><text:s text:c="8"/>],</text:p>
      <text:p text:style-name="Preformatted_20_Text"><text:s text:c="8"/>"defaultCode": 57389,</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6,</text:p>
      <text:p text:style-name="Preformatted_20_Text"><text:s text:c="8"/>"order": 2001,</text:p>
      <text:p text:style-name="Preformatted_20_Text"><text:s text:c="8"/>"prevSize": 32,</text:p>
      <text:p text:style-name="Preformatted_20_Text"><text:s text:c="8"/>"code": 57389,</text:p>
      <text:p text:style-name="Preformatted_20_Text"><text:s text:c="8"/>"name": "paperclip"</text:p>
      <text:p text:style-name="Preformatted_20_Text"><text:s text:c="6"/>},</text:p>
      <text:p text:style-name="Preformatted_20_Text"><text:s text:c="6"/>"setIdx": 0,</text:p>
      <text:p text:style-name="Preformatted_20_Text"><text:s text:c="6"/>"setId": 4,</text:p>
      <text:p text:style-name="Preformatted_20_Text"><text:s text:c="6"/>"iconIdx": 4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07.552 527.072c5.248 0.576 10.464 0.832 15.68 0.832 38.912 0 76.224-15.392 104.256-43.424l236.96-236.96c27.712-27.712 43.168-64.448 43.392-103.392 0.288-39.040-14.688-75.648-42.112-103.104-27.2-27.2-63.36-42.144-102.016-42.144-0.352 0-0.672 0-1.056 0-38.944 0.256-75.648 15.68-103.36 43.392l-236.96 236.96c-35.040 35.040-50.208 84.768-40.608 133.024 1.856 9.28 11.072 15.328 20.128 13.408 9.28-1.856 15.296-10.848 13.44-20.096-7.392-37.024 4.288-75.232 31.232-102.144l236.96-236.96c21.312-21.344 49.536-33.184 79.424-33.376 31.2 0 57.76 11.2 78.656 32.096s32.32 48.864 32.128 78.656c-0.224 29.92-12.064 58.112-33.408 79.424l-236.96 236.96c-24.448 24.416-58.016 36.256-92.128 32.768-9.12-1.056-17.824 5.792-18.816 15.2-1.024 9.472 5.792 17.888 15.168 18.88zM484.48 744.736c36.736-36.736 51.456-88.608 39.328-138.688-2.208-9.184-11.232-14.912-20.672-12.608-9.184 2.208-14.816 11.456-12.608 20.64 9.312 38.432-2.016 78.208-30.272 106.496l-236.96 236.96c-21.312 21.344-49.536 33.184-79.424 33.376-30.688 0.16-57.76-11.168-78.656-32.096-20.896-20.896-32.32-48.832-32.096-78.656 0.192-29.92 12.064-58.112 33.376-79.456l236.96-236.96c24.672-24.672 58.304-36.608 92.992-32.672 9.216 0.704 17.888-5.664 18.944-15.072 1.056-9.376-5.664-17.856-15.072-18.944-44.928-5.056-88.96 10.368-121.056 42.464l-236.96 236.96c-27.712 27.712-43.136 64.448-43.392 103.392-0.288 39.040 14.688 75.648 42.112 103.104 27.2 27.2 63.36 42.144 102.016 42.144 0.352 0 0.672 0 1.056 0 38.944-0.256 75.648-15.68 103.36-43.392l237.024-236.992zM727.488 283.904c-6.688-6.688-17.504-6.688-24.192 0l-432 432c-6.688 6.656-6.688 17.504 0 24.192 3.328 3.328 7.712 5.024 12.096 5.024s8.736-1.664 12.096-5.024l432-432c6.688-6.688 6.688-17.504 0-24.192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attachment",</text:p>
      <text:p text:style-name="Preformatted_20_Text"><text:s text:c="10"/>"chain",</text:p>
      <text:p text:style-name="Preformatted_20_Text"><text:s text:c="10"/>"link"</text:p>
      <text:p text:style-name="Preformatted_20_Text"><text:s text:c="8"/>],</text:p>
      <text:p text:style-name="Preformatted_20_Text"><text:s text:c="8"/>"defaultCode": 57390,</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7,</text:p>
      <text:p text:style-name="Preformatted_20_Text"><text:s text:c="8"/>"order": 2002,</text:p>
      <text:p text:style-name="Preformatted_20_Text"><text:s text:c="8"/>"prevSize": 32,</text:p>
      <text:p text:style-name="Preformatted_20_Text"><text:s text:c="8"/>"code": 57390,</text:p>
      <text:p text:style-name="Preformatted_20_Text"><text:s text:c="8"/>"name": "attachment3"</text:p>
      <text:p text:style-name="Preformatted_20_Text"><text:s text:c="6"/>},</text:p>
      <text:p text:style-name="Preformatted_20_Text"><text:s text:c="6"/>"setIdx": 0,</text:p>
      <text:p text:style-name="Preformatted_20_Text"><text:s text:c="6"/>"setId": 4,</text:p>
      <text:p text:style-name="Preformatted_20_Text"><text:s text:c="6"/>"iconIdx": 4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96 0h-320c-22.112 0-50.368 12.032-65.504 27.84l-42.56 42.88c-6.208 6.272-6.144 16.416 0.128 22.624 6.208 6.208 16.416 6.176 22.624-0.096l42.688-43.072c9.12-9.504 29.44-18.176 42.624-18.176h320c8.8 0 16 7.168 16 16v321.568c0 13.152-8.672 33.472-18.368 42.784l-450.592 447.104c-6.432 6.112-17.12 5.952-23.36-0.256l-84.736-84.768c-6.24-6.24-16.384-6.24-22.624 0s-6.24 16.384 0 22.624l84.736 84.768c9.408 9.376 21.888 14.112 34.368 14.112 12.224 0 24.48-4.512 33.984-13.568l450.624-447.136c15.936-15.296 27.968-43.552 27.968-65.664v-321.568c0-26.464-21.536-48-48-48zM1249.216 160c0-35.296-28.704-64-64-64s-64 28.704-64 64 28.704 64 64 64 64-28.704 64-64zM1153.216 160c0-17.632 14.336-32 32-32s32 14.368 32 32-14.336 32-32 32-32-14.368-32-32zM526.784 128c-22.112 0-50.368 12.032-65.536 27.84l-447.776 452.192c-18.176 18.944-17.92 49.504 0.672 68.096l333.696 333.696c9.12 9.152 21.344 14.176 34.432 14.176 12.672 0 24.64-4.768 33.888-13.632l450.592-447.104c15.968-15.296 28.032-43.552 28.032-65.696v-321.568c0-26.464-21.536-48-48-48h-320zM864 176v321.568c0 13.184-9.888 33.472-19.584 42.784l-450.592 447.104c-6.24 5.92-17.28 5.792-23.328-0.256l-333.728-333.664c-6.24-6.272-6.368-16.96-0.416-23.136l447.808-452.224c9.12-9.504 29.44-18.176 42.624-18.176h320c8.8 0 17.216 7.168 17.216 16zM736 224c-35.296 0-64 28.704-64 64s28.704 64 64 64 64-28.704 64-64-28.704-64-64-64zM736 320c-17.664 0-32-14.368-32-32s14.336-32 32-32 32 14.368 32 32-14.336 32-32 32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ricetags",</text:p>
      <text:p text:style-name="Preformatted_20_Text"><text:s text:c="10"/>"tags",</text:p>
      <text:p text:style-name="Preformatted_20_Text"><text:s text:c="10"/>"prices",</text:p>
      <text:p text:style-name="Preformatted_20_Text"><text:s text:c="10"/>"shop",</text:p>
      <text:p text:style-name="Preformatted_20_Text"><text:s text:c="10"/>"ecommerce"</text:p>
      <text:p text:style-name="Preformatted_20_Text"><text:s text:c="8"/>],</text:p>
      <text:p text:style-name="Preformatted_20_Text"><text:s text:c="8"/>"defaultCode": 57391,</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8,</text:p>
      <text:p text:style-name="Preformatted_20_Text"><text:s text:c="8"/>"order": 2003,</text:p>
      <text:p text:style-name="Preformatted_20_Text"><text:s text:c="8"/>"prevSize": 32,</text:p>
      <text:p text:style-name="Preformatted_20_Text"><text:s text:c="8"/>"code": 57391,</text:p>
      <text:p text:style-name="Preformatted_20_Text"><text:soft-page-break/><text:s text:c="8"/>"name": "pricetags"</text:p>
      <text:p text:style-name="Preformatted_20_Text"><text:s text:c="6"/>},</text:p>
      <text:p text:style-name="Preformatted_20_Text"><text:s text:c="6"/>"setIdx": 0,</text:p>
      <text:p text:style-name="Preformatted_20_Text"><text:s text:c="6"/>"setId": 4,</text:p>
      <text:p text:style-name="Preformatted_20_Text"><text:s text:c="6"/>"iconIdx": 4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52 0c-169.28 0-352 134.592-352 352 0 107.296 42.688 197.568 124.672 265.984 0.864 1.088 1.856 2.016 2.944 2.816 60.832 65.984 63.904 78.528 64.32 107.552 0.192 11.488 0.096 14.88 0 16.736l-0.128 6.688c-0.48 14.464-1.216 38.688 28.768 47.84l259.008 56.992c1.152 0.256 2.304 0.384 3.424 0.384 7.36 0 13.984-5.088 15.616-12.576 1.92-8.64-3.552-17.184-12.192-19.072l-257.76-56.672c-4.96-1.504-5.376-1.632-4.928-15.936l0.096-6.112c0 0 0.32-2.496 0.064-18.752-0.608-40.608-9.44-60.224-73.888-129.888-1.248-1.536-2.752-2.816-4.416-3.776-75.392-64.096-113.6-145.568-113.6-242.208 0-197.664 166.080-320 320-320 157.312 0 320 119.712 320 320 0 127.296-61.696 197.472-112.576 241.632-1.76 0.832-3.328 2.016-4.704 3.488-65.184 70.528-74.016 90.144-74.624 130.752 0 0.96-0.032 2.080 0 3.296l-0.032 1.12c-0.096 2.432-0.448 3.776-0.416 4.288-1.088-0.16-3.744-0.576-3.744-0.576l-134.24-31.584c-8.704-1.984-17.216 3.328-19.232 11.904-2.016 8.608 3.296 17.216 11.904 19.264l132.608 31.104c1.76 0.64 17.696 5.824 31.136-3.616 5.856-4.128 12.672-12.224 13.888-27.712l0.096-1.504c0.032-1.024 0.064-2.080 0.064-3.168 0-0.288 0-0.576-0.032-0.832l0.032-1.472c0.416-28.864 3.424-41.408 64.16-107.392 0.288-0.224 0.608-0.448 0.864-0.704 85.344-71.712 126.848-159.488 126.848-268.288 0-220.32-178.976-352-352-352zM480 944c7.328 0 13.92-5.024 15.584-12.48 1.984-8.608-3.424-17.184-12.064-19.136l-256-58.048c-8.672-1.92-17.184 3.456-19.136 12.064-1.984 8.608 3.424 17.184 12.064 19.136l256 58.048c1.216 0.288 2.4 0.416 3.552 0.416zM243.488 945.728c-8.672-1.92-17.152 3.488-19.136 12.096-1.92 8.64 3.488 17.184 12.128 19.104l208 46.656c1.216 0.288 2.368 0.416 3.52 0.416 7.328 0 13.952-5.056 15.616-12.512 1.92-8.64-3.488-17.184-12.128-19.104l-208-46.656z"</text:p>
      <text:p text:style-name="Preformatted_20_Text"><text:s text:c="8"/>],</text:p>
      <text:p text:style-name="Preformatted_20_Text"><text:s text:c="8"/>"width": 70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ghtbulb",</text:p>
      <text:p text:style-name="Preformatted_20_Text"><text:s text:c="10"/>"light",</text:p>
      <text:p text:style-name="Preformatted_20_Text"><text:s text:c="10"/>"night",</text:p>
      <text:p text:style-name="Preformatted_20_Text"><text:s text:c="10"/>"idea",</text:p>
      <text:p text:style-name="Preformatted_20_Text"><text:s text:c="10"/>"thought"</text:p>
      <text:p text:style-name="Preformatted_20_Text"><text:s text:c="8"/>],</text:p>
      <text:p text:style-name="Preformatted_20_Text"><text:s text:c="8"/>"defaultCode": 57392,</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49,</text:p>
      <text:p text:style-name="Preformatted_20_Text"><text:s text:c="8"/>"order": 2004,</text:p>
      <text:p text:style-name="Preformatted_20_Text"><text:s text:c="8"/>"prevSize": 32,</text:p>
      <text:p text:style-name="Preformatted_20_Text"><text:s text:c="8"/>"code": 57392,</text:p>
      <text:p text:style-name="Preformatted_20_Text"><text:s text:c="8"/>"name": "lightbulb"</text:p>
      <text:p text:style-name="Preformatted_20_Text"><text:s text:c="6"/>},</text:p>
      <text:p text:style-name="Preformatted_20_Text"><text:s text:c="6"/>"setIdx": 0,</text:p>
      <text:p text:style-name="Preformatted_20_Text"><text:s text:c="6"/>"setId": 4,</text:p>
      <text:p text:style-name="Preformatted_20_Text"><text:s text:c="6"/>"iconIdx": 4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84.48 232.384l-369.376-208.48c-50.272-28.384-136.672-28.416-187.040 0l-369.376 208.48c-28.256 15.968-43.776 38.304-43.776 62.944s15.552 46.976 <text:soft-page-break/>43.776 62.912l369.376 208.512c25.152 14.208 58.368 22.016 93.504 22.016 35.168 0 68.384-7.84 93.536-22.016l369.376-208.512c28.256-15.936 43.808-38.272 43.808-62.912s-15.584-46.976-43.808-62.944zM967.648 328.48l-369.376 208.512c-39.616 22.368-113.792 22.4-153.408 0l-369.376-208.512c-16.768-9.472-26.368-21.568-26.368-33.152 0-11.616 9.6-23.68 26.368-33.184l369.376-208.512c19.808-11.2 47.776-17.6 76.672-17.6 28.928 0 56.896 6.432 76.704 17.6l369.376 208.512c16.768 9.472 26.4 21.568 26.4 33.184 0.032 11.584-9.568 23.68-26.368 33.152zM984.48 451.168c-8.192-4.64-18.624-1.76-23.328 6.496-4.64 8.224-1.728 18.656 6.496 23.296 16.768 9.472 26.4 21.568 26.4 33.152s-9.632 23.68-26.4 33.152l-369.376 208.512c-41.536 23.456-111.808 23.488-153.408 0l-369.376-208.512c-16.768-9.472-26.368-21.568-26.368-33.152s9.6-23.68 26.368-33.152c8.224-4.64 11.136-15.072 6.496-23.296-4.672-8.256-15.136-11.168-23.328-6.496-28.256 15.936-43.776 38.304-43.776 62.944s15.52 47.008 43.776 62.944l369.376 208.512c26.208 14.784 59.872 22.208 93.504 22.208 33.664 0 67.328-7.392 93.536-22.208l369.376-208.512c28.256-15.936 43.808-38.304 43.808-62.944s-15.552-47.008-43.776-62.944zM984.48 665.728c-8.192-4.64-18.624-1.76-23.328 6.496-4.64 8.224-1.728 18.656 6.496 23.296 16.768 9.472 26.4 21.568 26.4 33.152 0 11.584-9.632 23.68-26.4 33.184l-369.376 208.512c-41.536 23.456-111.808 23.488-153.408 0l-369.376-208.544c-16.768-9.472-26.368-21.568-26.368-33.184 0-11.584 9.6-23.68 26.368-33.152 8.224-4.64 11.136-15.072 6.496-23.296-4.672-8.224-15.136-11.168-23.328-6.496-28.192 15.968-43.744 38.304-43.744 62.976s15.52 47.008 43.776 62.944l369.376 208.512c26.208 14.784 59.872 22.208 93.504 22.208 33.664 0 67.328-7.392 93.536-22.208l369.376-208.512c28.256-15.968 43.808-38.304 43.808-62.944s-15.584-47.008-43.808-62.94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ayers",</text:p>
      <text:p text:style-name="Preformatted_20_Text"><text:s text:c="10"/>"stack",</text:p>
      <text:p text:style-name="Preformatted_20_Text"><text:s text:c="10"/>"planes",</text:p>
      <text:p text:style-name="Preformatted_20_Text"><text:s text:c="10"/>"manage"</text:p>
      <text:p text:style-name="Preformatted_20_Text"><text:s text:c="8"/>],</text:p>
      <text:p text:style-name="Preformatted_20_Text"><text:s text:c="8"/>"defaultCode": 57393,</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0,</text:p>
      <text:p text:style-name="Preformatted_20_Text"><text:s text:c="8"/>"order": 2005,</text:p>
      <text:p text:style-name="Preformatted_20_Text"><text:s text:c="8"/>"prevSize": 32,</text:p>
      <text:p text:style-name="Preformatted_20_Text"><text:s text:c="8"/>"code": 57393,</text:p>
      <text:p text:style-name="Preformatted_20_Text"><text:s text:c="8"/>"name": "layers2"</text:p>
      <text:p text:style-name="Preformatted_20_Text"><text:s text:c="6"/>},</text:p>
      <text:p text:style-name="Preformatted_20_Text"><text:s text:c="6"/>"setIdx": 0,</text:p>
      <text:p text:style-name="Preformatted_20_Text"><text:s text:c="6"/>"setId": 4,</text:p>
      <text:p text:style-name="Preformatted_20_Text"><text:s text:c="6"/>"iconIdx": 4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1007.328c0 8.832 7.168 16 16 16h995.552c2.144 0 4.224-0.416 6.176-1.248s3.712-2.016 5.184-3.488c0.032-0.032 0.064-0.032 0.096-0.064 0.096-0.096 0.096-0.288 0.224-0.384 1.632-1.76 2.688-3.904 3.424-6.24 0.224-0.736 0.32-1.44 0.448-2.208 0.128-0.8 0.48-1.504 0.48-2.336 0-1.28-0.448-2.4-0.736-3.584-0.096-0.448 0.096-0.896-0.064-1.344l-101.12-310.88c-0.768-2.4-2.112-4.608-3.904-6.368l-547.744-547.776c-0.576-0.896-0.992-1.856-1.76-2.656l-119.648-119.648c-19.424-19.424-51.040-19.424-70.496 0l-167.52 167.52c-9.408 9.408-14.592 21.92-14.592 35.232s5.184 25.856 14.592 35.264l116.992 116.992c0.576 0.864 0.96 1.856 1.728 2.624l546.88 550.56c1.888 1.92 4.192 3.296 6.784 4.064l214.816 64-885.792 0c-8.832-0.032-16 7.136-16 15.968zM203.584 325.152l501.984 495.552-18.464 64.064-519.84-523.296 36.32-36.32zM730.112 800l-503.936-497.44 77.984-77.984 499.424 500.736v74.688h-73.472zM823.52 700l-496.736-498.048 33.248-33.248 <text:soft-page-break/>518.752 518.752-55.264 12.544zM735.616 832h83.968c8.832 0 16-7.168 16-16v-85.92l64.224-14.592 87.136 267.84-271.616-80.928 20.288-70.4zM32 217.856c0-4.768 1.856-9.216 5.216-12.608l167.52-167.52c6.944-6.944 18.24-6.976 25.248 0l107.904 107.904-192.736 192.736-107.904-107.904c-3.392-3.36-5.248-7.84-5.248-12.60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encil",</text:p>
      <text:p text:style-name="Preformatted_20_Text"><text:s text:c="10"/>"edit",</text:p>
      <text:p text:style-name="Preformatted_20_Text"><text:s text:c="10"/>"blog",</text:p>
      <text:p text:style-name="Preformatted_20_Text"><text:s text:c="10"/>"write"</text:p>
      <text:p text:style-name="Preformatted_20_Text"><text:s text:c="8"/>],</text:p>
      <text:p text:style-name="Preformatted_20_Text"><text:s text:c="8"/>"defaultCode": 57394,</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1,</text:p>
      <text:p text:style-name="Preformatted_20_Text"><text:s text:c="8"/>"order": 2006,</text:p>
      <text:p text:style-name="Preformatted_20_Text"><text:s text:c="8"/>"prevSize": 32,</text:p>
      <text:p text:style-name="Preformatted_20_Text"><text:s text:c="8"/>"code": 57394,</text:p>
      <text:p text:style-name="Preformatted_20_Text"><text:s text:c="8"/>"name": "pencil3"</text:p>
      <text:p text:style-name="Preformatted_20_Text"><text:s text:c="6"/>},</text:p>
      <text:p text:style-name="Preformatted_20_Text"><text:s text:c="6"/>"setIdx": 0,</text:p>
      <text:p text:style-name="Preformatted_20_Text"><text:s text:c="6"/>"setId": 4,</text:p>
      <text:p text:style-name="Preformatted_20_Text"><text:s text:c="6"/>"iconIdx": 5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752 180.672c-27.104 27.136-21.312 65.344 0.256 86.88 0.864 0.832 87.488 83.584 209.312 205.408 3.136 3.136 7.232 4.672 11.328 4.672s8.192-1.568 11.328-4.672c6.24-6.24 6.24-16.384 0-22.624-18.368-18.368-35.84-35.744-52.416-52.192l50.848-50.848c6.24-6.24 6.24-16.384 0-22.624s-16.384-6.24-22.624 0l-50.976 50.976c-28.512-28.16-53.632-52.736-74.080-72.672l115.68-115.68c6.24-6.24 6.24-16.384 0-22.624s-16.384-6.24-22.624 0l-116.032 116.032c-23.552-22.816-37.12-35.776-37.344-36-6.752-6.752-15.616-25.76 0-41.376l160-160c6.176-6.272 22.624-18.72 40.672-0.768 0.8 0.896 81.6 92.672 204.928 216 6.24 6.24 16.384 6.24 22.624 0s6.24-16.384 0-22.624c-122.56-122.528-202.752-213.6-204.224-215.264-29.824-29.76-65.792-20.832-86.624 0l-160.032 160zM685.408 772.672c-6.24-6.24-16.384-6.24-22.624 0l-50.912 50.88c-15.52-15.712-31.808-32.16-48.96-49.312-6.24-6.24-16.384-6.24-22.624 0s-6.24 16.384 0 22.624c118.528 118.496 201.312 207.008 202.496 208.288 10.976 11.008 26.016 17.056 42.336 17.056v0c16.8 0 33.792-6.56 44.32-17.12l159.936-161.824c20.128-20.128 21.28-54.272 2.496-73.12l-214.592-214.56c-6.24-6.24-16.384-6.24-22.624 0s-6.24 16.384 0 22.624l214.592 214.56c6.4 6.4 5.184 20.224-2.528 27.936l-159.968 161.824c-3.68 3.712-12.032 7.68-21.632 7.68 0 0 0 0 0 0-5.504 0-13.376-1.344-19.328-7.328-0.32-0.352-13.728-14.656-36.992-39.008l116.608-116.608c6.24-6.24 6.24-16.384 0-22.624s-16.384-6.24-22.624 0l-116.128 116.128c-19.968-20.768-44.448-46.016-72.32-74.432l51.072-51.072c6.24-6.208 6.24-16.32 0-22.592zM-9.376 1018.528c3.072 3.136 7.2 4.8 11.456 4.8 1.536 0 3.072-0.224 4.576-0.672l320-95.328c2.592-0.768 4.896-2.144 6.784-4.064l546.88-550.56c0.768-0.768 1.152-1.76 1.728-2.624l116.992-116.992c9.408-9.44 14.624-21.952 14.624-35.296 0-13.312-5.216-25.824-14.624-35.2l-167.52-167.488c-18.816-18.816-51.68-18.816-70.496 0l-119.648 119.648c-0.768 0.768-1.184 1.76-1.76 2.656l-547.712 547.744c-1.792 1.792-3.136 3.968-3.904 6.368l-101.12 310.88c-1.856 5.664-0.416 11.84 3.744 16.128zM653.6 168.672l33.248 33.248-496.736 498.080-55.264-12.544 518.752-518.784zM210.080 725.312l499.424-500.736 77.952 77.952-503.936 497.472h-73.44v-74.688zM846.368 361.472l-519.808 523.328-18.464-64.064 501.984-495.584 36.288 36.32zM113.856 715.488l64.224 14.592v85.92c0 8.832 7.168 16 16 16h83.968l20.288 70.4-271.616 80.928 87.136-267.84zM783.68 37.728c6.752-6.752 18.496-6.752 25.248 0l167.52 <text:soft-page-break/>167.52c3.36 3.36 5.216 7.84 5.216 12.608 0 4.736-1.856 9.248-5.248 12.64l-107.872 107.904-192.736-192.736 107.872-107.936z"</text:p>
      <text:p text:style-name="Preformatted_20_Text"><text:s text:c="8"/>],</text:p>
      <text:p text:style-name="Preformatted_20_Text"><text:s text:c="8"/>"width": 992,</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ools",</text:p>
      <text:p text:style-name="Preformatted_20_Text"><text:s text:c="10"/>"measure",</text:p>
      <text:p text:style-name="Preformatted_20_Text"><text:s text:c="10"/>"design",</text:p>
      <text:p text:style-name="Preformatted_20_Text"><text:s text:c="10"/>"ruler",</text:p>
      <text:p text:style-name="Preformatted_20_Text"><text:s text:c="10"/>"pencil"</text:p>
      <text:p text:style-name="Preformatted_20_Text"><text:s text:c="8"/>],</text:p>
      <text:p text:style-name="Preformatted_20_Text"><text:s text:c="8"/>"defaultCode": 57395,</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2,</text:p>
      <text:p text:style-name="Preformatted_20_Text"><text:s text:c="8"/>"order": 2007,</text:p>
      <text:p text:style-name="Preformatted_20_Text"><text:s text:c="8"/>"prevSize": 32,</text:p>
      <text:p text:style-name="Preformatted_20_Text"><text:s text:c="8"/>"code": 57395,</text:p>
      <text:p text:style-name="Preformatted_20_Text"><text:s text:c="8"/>"name": "tools2"</text:p>
      <text:p text:style-name="Preformatted_20_Text"><text:s text:c="6"/>},</text:p>
      <text:p text:style-name="Preformatted_20_Text"><text:s text:c="6"/>"setIdx": 0,</text:p>
      <text:p text:style-name="Preformatted_20_Text"><text:s text:c="6"/>"setId": 4,</text:p>
      <text:p text:style-name="Preformatted_20_Text"><text:s text:c="6"/>"iconIdx": 5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07.328 43.328c3.68-3.68 5.344-8.928 4.448-14.048-0.896-5.12-4.224-9.504-8.96-11.712-73.312-34.56-160.32-19.392-217.536 38.112-54.336 54.688-73.312 140.576-47.968 212.384l-369.248 369.248c-20.064-7.168-41.504-10.752-63.872-10.752-54.848 0-108.032 21.824-145.888 59.904-57.024 57.344-73.088 142.080-40.992 215.904 2.112 4.864 6.496 8.384 11.712 9.344 5.248 0.992 10.592-0.672 14.304-4.448l111.712-112.288c7.36-7.424 19.232-8.416 25.376-2.176l48.224 50.464c7.008 7.072 6.688 17.984-0.704 25.44l-111.296 112c-3.68 3.68-5.312 8.928-4.416 14.048 0.896 5.12 4.224 9.472 8.928 11.68 26.528 12.512 54.432 18.816 82.912 18.816 50.304 0 98.080-20.224 134.624-56.96 54.336-54.656 73.312-140.544 47.936-212.352l369.248-369.28c20.096 7.168 41.536 10.752 63.904 10.752 54.848 0 108.032-21.824 145.888-59.904 57.024-57.344 73.088-142.080 40.992-215.904-2.112-4.864-6.496-8.384-11.712-9.344-5.152-0.896-10.56 0.672-14.304 4.448l-111.712 112.288c-6.88 6.912-18.56 6.848-25.632-0.32l-47.968-47.968c-7.232-7.264-7.2-18.176-0.032-25.408l112.032-111.968zM772.672 203.328l47.968 47.968c19.168 19.264 52 19.36 70.976 0.288l93.76-94.208c15.008 55.712-0.512 115.488-42.368 157.632-31.904 32.096-76.768 50.464-123.2 50.464-21.856 0-42.56-4.096-61.536-12.16-6.016-2.592-12.96-1.184-17.568 3.392l-384 384c-4.608 4.608-5.952 11.52-3.424 17.504 25.696 61.12 10.048 140-37.216 187.552-42.272 42.496-103.808 57.632-159.52 40.256l94.112-94.72c19.872-20 20.192-51.008 0.928-70.336l-48.192-50.464c-18.592-18.72-51.648-17.568-70.976 1.984l-93.76 94.208c-15.008-55.712 0.512-115.488 42.368-157.632 31.904-32.096 76.768-50.464 123.2-50.464 21.856 0 42.56 4.096 61.536 12.16 5.984 2.624 12.96 1.184 17.568-3.392l384-384c4.608-4.608 5.952-11.52 3.424-17.504-25.696-61.12-10.048-140.032 37.216-187.584 42.24-42.496 103.744-57.536 159.424-40.256l-94.72 94.752c-19.712 19.744-19.712 50.72 0 70.56zM934.72 980.704c-7.072 7.104-19.328 7.104-26.464-0.064l-320.96-320c-6.24-6.176-16.384-6.208-22.624 0.064-6.24 6.24-6.208 16.384 0.032 22.624l320.928 319.936c9.6 9.632 22.336 14.944 35.904 14.944 0 0 0 0 0 0 13.568 0 26.304-5.312 36.096-15.168l45.728-47.776c19.68-19.776 19.68-50.784-0.032-70.592l-320-320c-6.24-6.24-16.384-6.24-22.624 0s-6.24 16.384 0 22.624l319.968 319.968c7.328 7.36 7.328 18.048-0.224 25.664l-45.728 47.776zM187.328 100.672l-96-96c-6.24-6.24-16.384-6.24-22.624 0l-64 64c-6.24 6.24-6.24 16.384 0 22.624l96 96c3.104 3.136 7.2 4.704 11.296 4.704s8.192-1.568 11.328-4.672l20.672-20.704 244.672 <text:soft-page-break/>244.672c3.136 3.136 7.232 4.704 11.328 4.704s8.192-1.568 11.328-4.672c6.24-6.24 6.24-16.384 0-22.624l-244.704-244.704 20.672-20.672c6.272-6.272 6.272-16.384 0.032-22.656zM112 153.376l-73.376-73.376 41.376-41.376 73.376 73.376-41.376 41.37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ools-2",</text:p>
      <text:p text:style-name="Preformatted_20_Text"><text:s text:c="10"/>"wrench",</text:p>
      <text:p text:style-name="Preformatted_20_Text"><text:s text:c="10"/>"screwdriver"</text:p>
      <text:p text:style-name="Preformatted_20_Text"><text:s text:c="8"/>],</text:p>
      <text:p text:style-name="Preformatted_20_Text"><text:s text:c="8"/>"defaultCode": 57396,</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3,</text:p>
      <text:p text:style-name="Preformatted_20_Text"><text:s text:c="8"/>"order": 2008,</text:p>
      <text:p text:style-name="Preformatted_20_Text"><text:s text:c="8"/>"prevSize": 32,</text:p>
      <text:p text:style-name="Preformatted_20_Text"><text:s text:c="8"/>"code": 57396,</text:p>
      <text:p text:style-name="Preformatted_20_Text"><text:s text:c="8"/>"name": "tools-2"</text:p>
      <text:p text:style-name="Preformatted_20_Text"><text:s text:c="6"/>},</text:p>
      <text:p text:style-name="Preformatted_20_Text"><text:s text:c="6"/>"setIdx": 0,</text:p>
      <text:p text:style-name="Preformatted_20_Text"><text:s text:c="6"/>"setId": 4,</text:p>
      <text:p text:style-name="Preformatted_20_Text"><text:s text:c="6"/>"iconIdx": 5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6 928c61.76 0 112-50.24 112-112s-50.24-112-112-112-112 50.24-112 112 50.24 112 112 112zM816 736c44.096 0 80 35.872 80 80s-35.904 80-80 80-80-35.872-80-80 35.904-80 80-80zM599.424 766.4c0 46.432 11.424 104.672 26.752 137.632 31.36 79.584 93.056 119.968 183.424 119.968 118.208 0 214.4-96.192 214.4-214.4 0-114.976-90.176-198.4-214.4-198.4-141.216 0-187.296-75.872-189.12-79.008-0.64-1.088-1.376-2.112-2.24-3.040l-491.36-524.096c-4.48-4.768-11.456-6.304-17.568-3.936-6.080 2.4-10.112 8.32-10.112 14.88 0 308.832 205.952 470.88 356.32 589.152 80.416 63.264 143.904 113.184 143.904 161.248zM132.608 57.952l461.184 491.904c8.576 13.568 65.408 93.344 215.808 93.344 105.696 0 182.4 69.984 182.4 166.4 0 100.608-81.824 182.4-182.4 182.4-76.96 0-127.232-32.64-154.016-100.608-11.712-25.152-24.16-77.536-24.16-124.992 0-63.584-68.896-117.792-156.096-186.4-138.144-108.672-324.864-255.52-342.72-522.048zM96 816c0 61.76 50.24 112 112 112s112-50.24 112-112-50.24-112-112-112-112 50.24-112 112zM288 816c0 44.128-35.904 80-80 80s-80-35.872-80-80 35.904-80 80-80 80 35.872 80 80zM660.288 495.072c-6.528 5.952-7.008 16.064-1.056 22.592 3.168 3.456 7.488 5.216 11.84 5.216 3.84 0 7.712-1.376 10.784-4.192 113.12-103.040 242.944-253.28 242.944-502.688 0-6.56-4-12.48-10.112-14.88-6.080-2.336-13.056-0.832-17.568 3.936l-349.44 372.672c-6.048 6.432-5.728 16.576 0.736 22.592 6.432 6.016 16.544 5.76 22.624-0.704l320.448-341.76c-13.632 212.16-129.472 344.512-231.2 437.216zM349.152 604.672c8.224-3.2 12.32-12.448 9.152-20.672s-12.48-12.384-20.704-9.12c-6.752 2.624-14.048 5.856-21.888 9.344-27.008 12-60.64 26.976-101.312 26.976-124.224 0-214.4 83.424-214.4 198.4 0 118.208 96.192 214.4 214.4 214.4 90.368 0 152.064-40.384 183.008-119.104 16.192-34.72 18.592-110.72 18.592-152.896 0-8.608 24.384-26.976 38.976-37.952 13.472-10.112 27.392-20.608 36.992-31.424 5.856-6.624 5.248-16.736-1.344-22.592-6.592-5.888-16.736-5.248-22.592 1.344-7.488 8.48-20.096 17.952-32.32 27.136-26.592 20.032-51.712 38.912-51.712 63.488 0 66.304-5.824 118.432-15.968 140.288-26.4 67.072-76.672 99.712-153.632 99.712-100.576 0-182.4-81.824-182.4-182.4 0-96.448 76.704-166.4 182.4-166.4 47.488 0 86.112-17.216 114.336-29.792 7.296-3.264 14.112-6.272 20.416-8.736zM486.208 543.488c-0 14.245 11.547 25.792 25.792 25.792s25.792-11.547 25.792-25.792c0-14.245-11.547-25.792-25.792-25.792-14.245 0-25.792 11.547-25.792 25.792z"</text:p>
      <text:p text:style-name="Preformatted_20_Text"><text:s text:c="8"/>],</text:p>
      <text:p text:style-name="Preformatted_20_Text"><text:soft-page-break/><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cissors",</text:p>
      <text:p text:style-name="Preformatted_20_Text"><text:s text:c="10"/>"cut",</text:p>
      <text:p text:style-name="Preformatted_20_Text"><text:s text:c="10"/>"blade"</text:p>
      <text:p text:style-name="Preformatted_20_Text"><text:s text:c="8"/>],</text:p>
      <text:p text:style-name="Preformatted_20_Text"><text:s text:c="8"/>"defaultCode": 57397,</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4,</text:p>
      <text:p text:style-name="Preformatted_20_Text"><text:s text:c="8"/>"order": 2009,</text:p>
      <text:p text:style-name="Preformatted_20_Text"><text:s text:c="8"/>"prevSize": 32,</text:p>
      <text:p text:style-name="Preformatted_20_Text"><text:s text:c="8"/>"code": 57397,</text:p>
      <text:p text:style-name="Preformatted_20_Text"><text:s text:c="8"/>"name": "scissors3"</text:p>
      <text:p text:style-name="Preformatted_20_Text"><text:s text:c="6"/>},</text:p>
      <text:p text:style-name="Preformatted_20_Text"><text:s text:c="6"/>"setIdx": 0,</text:p>
      <text:p text:style-name="Preformatted_20_Text"><text:s text:c="6"/>"setId": 4,</text:p>
      <text:p text:style-name="Preformatted_20_Text"><text:s text:c="6"/>"iconIdx": 5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92.896 672h146.56c33.696 0 61.088-27.392 64.544-61.088v-549.824c-3.456-33.696-30.848-61.088-64.544-61.088h-574.912c-33.696 0-61.088 27.392-64.544 61.088v549.824c3.456 33.696 30.848 61.088 64.544 61.088h158.784c11.136 0 66.656 2.368 66.656 49.344 0 83.904-17.696 122.944-24.384 137.664l-1.568 3.488 12.896 5.568v0.416l-14.304-2.88c-0.544 1.056-0.96 2.176-1.216 3.328-4.928 13.152-7.424 26.656-7.424 40.224 0.032 68.704 39.392 114.848 98.016 114.848 59.232 0 99.008-46.144 99.008-114.848 0-12.512-2.112-24.96-6.336-37.152-0.16-3.648-1.568-7.040-3.808-9.664-0.832-1.92-1.92-4-3.232-6.464-7.008-13.28-21.632-40.864-21.632-134.528 0-19.84 20.48-49.344 76.896-49.344zM32 385.888h640v126.112h-640v-126.112zM64.544 32h574.912c16.032 0 29.088 13.056 32.544 29.088v292.768h-640v-292.768c3.456-16.032 16.512-29.088 32.544-29.088zM409.344 870.848c0.896 1.696 1.664 3.104 2.976 6.048 0 0.032 0.096 0.224 0.224 0.512 0.128 0.416 0.256 0.8 0.416 1.216 4 10.016 6.016 20.32 6.016 30.528 0.032 40.064-17.568 82.848-66.976 82.848-48.672 0-65.984-42.784-65.984-82.848 0-10.208 2.016-20.512 6.016-30.528 0.128-0.384 0.288-0.736 0.384-1.12 0.448-0.96 0.992-2.176 1.056-2.304l1.344-2.976c7.424-16.448 27.232-60.032 27.232-150.88-0.064-64.224-62.048-81.344-99.648-81.344 0 0 0 0-0.032 0h-157.824c-16.032 0-29.088-13.056-32.544-29.088v-66.912h640v66.912c-3.456 16.032-16.512 29.088-32.544 29.088h-146.56c-79.904 0-108.896 48.672-108.896 81.344 0 101.6 17.12 133.984 25.344 149.504z"</text:p>
      <text:p text:style-name="Preformatted_20_Text"><text:s text:c="8"/>],</text:p>
      <text:p text:style-name="Preformatted_20_Text"><text:s text:c="8"/>"width": 70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aintbrush",</text:p>
      <text:p text:style-name="Preformatted_20_Text"><text:s text:c="10"/>"color",</text:p>
      <text:p text:style-name="Preformatted_20_Text"><text:s text:c="10"/>"fill",</text:p>
      <text:p text:style-name="Preformatted_20_Text"><text:s text:c="10"/>"brush"</text:p>
      <text:p text:style-name="Preformatted_20_Text"><text:s text:c="8"/>],</text:p>
      <text:p text:style-name="Preformatted_20_Text"><text:s text:c="8"/>"defaultCode": 57398,</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5,</text:p>
      <text:p text:style-name="Preformatted_20_Text"><text:s text:c="8"/>"order": 2010,</text:p>
      <text:p text:style-name="Preformatted_20_Text"><text:s text:c="8"/>"prevSize": 32,</text:p>
      <text:p text:style-name="Preformatted_20_Text"><text:soft-page-break/><text:s text:c="8"/>"code": 57398,</text:p>
      <text:p text:style-name="Preformatted_20_Text"><text:s text:c="8"/>"name": "paintbrush"</text:p>
      <text:p text:style-name="Preformatted_20_Text"><text:s text:c="6"/>},</text:p>
      <text:p text:style-name="Preformatted_20_Text"><text:s text:c="6"/>"setIdx": 0,</text:p>
      <text:p text:style-name="Preformatted_20_Text"><text:s text:c="6"/>"setId": 4,</text:p>
      <text:p text:style-name="Preformatted_20_Text"><text:s text:c="6"/>"iconIdx": 5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36 0c-185.28 0-336 150.72-336 336s150.72 336 336 336c87.2 0 166.496-33.664 226.272-88.32 0.704 1.248 1.344 2.56 2.432 3.648l68.832 68.832c-5.76 9.728-9.024 20.736-9.024 32.352 0 17.088 6.656 33.152 18.752 45.248l271.52 271.52c12.064 12.064 28.128 18.72 45.216 18.72s33.152-6.656 45.248-18.752 18.752-28.16 18.752-45.248-6.656-33.152-18.752-45.248l-271.52-271.52c-20.288-20.288-53.088-23.328-77.44-9.568l-68.96-68.96c-1.088-1.088-2.368-1.728-3.648-2.432 54.656-59.776 88.32-139.072 88.32-226.272 0-185.28-150.72-336-336-336zM711.104 665.856l271.52 271.52c6.048 6.048 9.376 14.080 9.376 22.624s-3.328 16.576-9.376 22.624c-12.128 12.064-33.12 12.064-45.248 0l-271.52-271.52c-6.016-6.048-9.376-14.080-9.376-22.624s3.328-16.576 9.376-22.624c6.048-6.016 14.080-9.376 22.624-9.376s16.544 3.328 22.624 9.376zM336 640c-167.616 0-304-136.384-304-304s136.384-304 304-304 304 136.384 304 304-136.384 304-304 304zM336 96c-132.352 0-240 107.648-240 240s107.648 240 240 240 240-107.648 240-240-107.648-240-240-240zM336 544c-114.688 0-208-93.312-208-208s93.312-208 208-208 208 93.312 208 208-93.312 208-208 20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agnifying-glass",</text:p>
      <text:p text:style-name="Preformatted_20_Text"><text:s text:c="10"/>"search",</text:p>
      <text:p text:style-name="Preformatted_20_Text"><text:s text:c="10"/>"glass",</text:p>
      <text:p text:style-name="Preformatted_20_Text"><text:s text:c="10"/>"magnifier",</text:p>
      <text:p text:style-name="Preformatted_20_Text"><text:s text:c="10"/>"lookup"</text:p>
      <text:p text:style-name="Preformatted_20_Text"><text:s text:c="8"/>],</text:p>
      <text:p text:style-name="Preformatted_20_Text"><text:s text:c="8"/>"defaultCode": 57399,</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6,</text:p>
      <text:p text:style-name="Preformatted_20_Text"><text:s text:c="8"/>"order": 2011,</text:p>
      <text:p text:style-name="Preformatted_20_Text"><text:s text:c="8"/>"prevSize": 32,</text:p>
      <text:p text:style-name="Preformatted_20_Text"><text:s text:c="8"/>"code": 57399,</text:p>
      <text:p text:style-name="Preformatted_20_Text"><text:s text:c="8"/>"name": "magnifying-glass2"</text:p>
      <text:p text:style-name="Preformatted_20_Text"><text:s text:c="6"/>},</text:p>
      <text:p text:style-name="Preformatted_20_Text"><text:s text:c="6"/>"setIdx": 0,</text:p>
      <text:p text:style-name="Preformatted_20_Text"><text:s text:c="6"/>"setId": 4,</text:p>
      <text:p text:style-name="Preformatted_20_Text"><text:s text:c="6"/>"iconIdx": 5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68.448 192c8.832 0 16-7.168 16-16v-48h15.552c8.832 0 16-7.168 16-16v-96c0-8.832-7.168-16-16-16h-64c-8.832 0-16 7.168-16 16v96c0 8.832 7.168 16 16 16h16.448v48c0 8.832 7.136 16 16 16zM352 32h32v64h-32v-64zM8.576 1018.144c2.368 1.248 4.896 1.856 7.424 1.856 5.76 0 11.328-3.136 14.144-8.576l137.344-261.536c61.6 30.944 129.888 47.68 200.928 47.68 70.848 0 139.008-16.672 200.48-47.456l136.896 261.312c2.88 5.44 8.448 8.576 14.176 8.576 2.496 0 5.056-0.608 7.424-1.824 7.808-4.128 10.848-13.792 6.752-21.632l-137.216-261.92c31.712-18.88 61.504-41.344 88.256-68.096 31.2-31.2 31.2-81.952 0-113.12-30.24-30.24-83.008-30.176-113.12 0-15.136 15.136-31.808 28.16-49.44 39.36l-75.456-144.032c29.216-23.328 48.352-58.784 48.352-98.976 0-70.080-57.024-127.136-127.136-127.136s-<text:soft-page-break/>127.040 57.056-127.040 127.168c0 40.16 19.072 75.584 48.224 98.912l-75.616 143.936c-17.536-11.2-34.112-24.16-49.152-39.2-30.24-30.24-83.008-30.176-113.12 0-31.2 31.2-31.2 81.952 0 113.12 26.624 26.624 56.288 49.024 87.84 67.84l-137.664 262.144c-4.128 7.84-1.12 17.504 6.72 21.6zM108.224 561.984c12.832 0 24.896 4.992 33.984 14.048 60.352 60.352 140.672 93.568 226.24 93.568s165.952-33.216 226.304-93.568c18.112-18.144 49.76-18.080 67.872 0 18.72 18.72 18.72 49.152 0 67.872-78.464 78.432-182.976 121.664-294.176 121.664-111.264 0-215.68-43.232-294.112-121.664-18.72-18.72-18.72-49.152 0-67.872 9.024-9.024 21.056-14.048 33.888-14.048zM273.344 349.792c0-52.448 42.656-95.136 95.104-95.136s95.136 42.688 95.136 95.136-42.688 95.136-95.136 95.136-95.104-42.72-95.104-95.136zM316.768 465.696c15.808 7.072 33.248 11.232 51.68 11.232 18.368 0 35.744-4.096 51.52-11.136l74.72 142.624c-38.848 18.944-81.696 29.248-126.24 29.248-44.672 0-87.616-10.336-126.528-29.376l74.848-142.592z"</text:p>
      <text:p text:style-name="Preformatted_20_Text"><text:s text:c="8"/>],</text:p>
      <text:p text:style-name="Preformatted_20_Text"><text:s text:c="8"/>"width": 73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ircle-compass",</text:p>
      <text:p text:style-name="Preformatted_20_Text"><text:s text:c="10"/>"distance"</text:p>
      <text:p text:style-name="Preformatted_20_Text"><text:s text:c="8"/>],</text:p>
      <text:p text:style-name="Preformatted_20_Text"><text:s text:c="8"/>"defaultCode": 57400,</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7,</text:p>
      <text:p text:style-name="Preformatted_20_Text"><text:s text:c="8"/>"order": 2012,</text:p>
      <text:p text:style-name="Preformatted_20_Text"><text:s text:c="8"/>"prevSize": 32,</text:p>
      <text:p text:style-name="Preformatted_20_Text"><text:s text:c="8"/>"code": 57400,</text:p>
      <text:p text:style-name="Preformatted_20_Text"><text:s text:c="8"/>"name": "circle-compass"</text:p>
      <text:p text:style-name="Preformatted_20_Text"><text:s text:c="6"/>},</text:p>
      <text:p text:style-name="Preformatted_20_Text"><text:s text:c="6"/>"setIdx": 0,</text:p>
      <text:p text:style-name="Preformatted_20_Text"><text:s text:c="6"/>"setId": 4,</text:p>
      <text:p text:style-name="Preformatted_20_Text"><text:s text:c="6"/>"iconIdx": 5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48 0c-52.928 0-96 43.072-96 96 0 28.416 12.672 53.728 32.352 71.328l-281.6 448.992c-11.872-5.28-24.96-8.32-38.752-8.32-27.776 0-52.608 12.032-70.176 30.944l-290.336-183.84c5.376-11.968 8.512-25.152 8.512-39.104 0-52.928-43.072-96-96-96s-96 43.072-96 96c0 28.928 13.12 54.592 33.408 72.192l-220.64 351.2c-11.328-4.736-23.744-7.392-36.768-7.392-52.928 0-96 43.072-96 96s43.072 96 96 96 96-43.072 96-96c0-28.416-12.64-53.696-32.32-71.296l220.928-351.68c10.976 4.416 22.88 6.976 35.392 6.976 27.488 0 52.128-11.744 69.632-30.304l290.496 183.936c-5.152 11.776-8.128 24.704-8.128 38.368 0 52.928 43.072 96 96 96s96-43.072 96-96c0-27.616-11.872-52.352-30.624-69.888l281.92-449.472c11.328 4.704 23.712 7.36 36.704 7.36 52.928 0 96-43.072 96-96s-43.072-96-96-96zM160 928c0 35.296-28.704 64-64 64s-64-28.704-64-64 28.704-64 64-64 64 28.704 64 64zM416 480c-35.296 0-64-28.704-64-64s28.704-64 64-64 64 28.704 64 64-28.704 64-64 64zM864 768c-35.296 0-64-28.704-64-64s28.704-64 64-64 64 28.704 64 64-28.704 64-64 64zM1248 160c-35.296 0-64-28.704-64-64s28.704-64 64-64 64 28.704 64 64-28.704 64-64 64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negraph",</text:p>
      <text:p text:style-name="Preformatted_20_Text"><text:s text:c="10"/>"graph",</text:p>
      <text:p text:style-name="Preformatted_20_Text"><text:s text:c="10"/>"statistics"</text:p>
      <text:p text:style-name="Preformatted_20_Text"><text:soft-page-break/><text:s text:c="8"/>],</text:p>
      <text:p text:style-name="Preformatted_20_Text"><text:s text:c="8"/>"defaultCode": 57401,</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8,</text:p>
      <text:p text:style-name="Preformatted_20_Text"><text:s text:c="8"/>"order": 2013,</text:p>
      <text:p text:style-name="Preformatted_20_Text"><text:s text:c="8"/>"prevSize": 32,</text:p>
      <text:p text:style-name="Preformatted_20_Text"><text:s text:c="8"/>"code": 57401,</text:p>
      <text:p text:style-name="Preformatted_20_Text"><text:s text:c="8"/>"name": "linegraph"</text:p>
      <text:p text:style-name="Preformatted_20_Text"><text:s text:c="6"/>},</text:p>
      <text:p text:style-name="Preformatted_20_Text"><text:s text:c="6"/>"setIdx": 0,</text:p>
      <text:p text:style-name="Preformatted_20_Text"><text:s text:c="6"/>"setId": 4,</text:p>
      <text:p text:style-name="Preformatted_20_Text"><text:s text:c="6"/>"iconIdx": 5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24 768.224v127.776h-94.912c-36.512 0-64 27.488-64 64v48c0 8.832 7.168 16 16 16h320c8.832 0 16-7.168 16-16v-45.6c0-37.248-28.128-66.4-64-66.4h-97.088v-127.776c127.136-8.896 226.176-113.92 226.176-242.048v-60.384c0-9.44-7.648-17.088-17.088-17.088s-17.088 7.68-17.088 17.12v60.384c0 115.104-92.8 208.704-206.912 208.704s-206.912-93.632-206.912-208.704v-60.384c0-9.44-7.648-17.088-17.088-17.088s-17.088 7.648-17.088 17.088v60.384c0 128.096 99.040 233.12 224 242.016zM385.088 962.4v29.6h-288v-32c0-18.848 13.152-32 32-32h224c18.24 0 32 14.784 32 34.4zM241.088-1.088c-80 0-145.088 65.888-145.088 146.912v380.384c0 80.992 65.088 146.912 145.088 146.912s145.088-65.92 142.912-146.912v-380.384c2.176-81.024-62.912-146.912-142.912-146.912zM352 526.176c0 62.144-49.76 112.704-110.912 112.704s-113.088-50.528-113.088-112.704v-380.352c0-62.144 51.936-112.704 113.088-112.704s110.912 50.528 110.912 112.704v380.352z"</text:p>
      <text:p text:style-name="Preformatted_20_Text"><text:s text:c="8"/>],</text:p>
      <text:p text:style-name="Preformatted_20_Text"><text:s text:c="8"/>"width": 480,</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ic",</text:p>
      <text:p text:style-name="Preformatted_20_Text"><text:s text:c="10"/>"microphone",</text:p>
      <text:p text:style-name="Preformatted_20_Text"><text:s text:c="10"/>"record",</text:p>
      <text:p text:style-name="Preformatted_20_Text"><text:s text:c="10"/>"voice",</text:p>
      <text:p text:style-name="Preformatted_20_Text"><text:s text:c="10"/>"audio"</text:p>
      <text:p text:style-name="Preformatted_20_Text"><text:s text:c="8"/>],</text:p>
      <text:p text:style-name="Preformatted_20_Text"><text:s text:c="8"/>"defaultCode": 57402,</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59,</text:p>
      <text:p text:style-name="Preformatted_20_Text"><text:s text:c="8"/>"order": 2014,</text:p>
      <text:p text:style-name="Preformatted_20_Text"><text:s text:c="8"/>"prevSize": 32,</text:p>
      <text:p text:style-name="Preformatted_20_Text"><text:s text:c="8"/>"code": 57402,</text:p>
      <text:p text:style-name="Preformatted_20_Text"><text:s text:c="8"/>"name": "mic3"</text:p>
      <text:p text:style-name="Preformatted_20_Text"><text:s text:c="6"/>},</text:p>
      <text:p text:style-name="Preformatted_20_Text"><text:s text:c="6"/>"setIdx": 0,</text:p>
      <text:p text:style-name="Preformatted_20_Text"><text:s text:c="6"/>"setId": 4,</text:p>
      <text:p text:style-name="Preformatted_20_Text"><text:s text:c="6"/>"iconIdx": 5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4 1008c0-8.832-7.168-16-16-16h-576c-8.832 0-16 7.168-16 16s7.168 16 16 16h576c8.832 0 16-7.168 16-16zM40.768 299.328c-13.376 8.896-33.664 35.968-14.432 74.432 15.968 31.904 49.28 70.944 84.704 81.248 18.048 5.312 35.84 3.104 <text:soft-page-break/>51.36-6.272 35.168-21.056 76.704-49.536 94.304-61.76 22.208 11.232 50.24 13.568 78.72 6.24 0.128-0.032 0.256-0.096 0.384-0.128-1.664 52.832-19.552 85.824-107.008 167.040-77.952 72.352-124.192 167.392-123.744 254.272 0.32 56.992 21.088 105.92 60.16 141.408 2.976 2.72 6.816 4.192 10.784 4.192h448c8.832 0 16-7.168 16-16s-7.168-16-16-16h-441.632c-29.408-28.96-45.024-68.16-45.28-113.76-0.416-76.864 43.104-165.28 113.504-230.656 93.28-86.592 117.408-127.616 117.408-199.584 0-1.312-0.448-2.464-0.736-3.68 17.504-9.44 32.64-21.92 42.976-37.024 12.96-18.88 40.864-67.36 20.16-110.272-3.84-7.904-13.408-11.264-21.376-7.424-7.936 3.84-11.296 13.408-7.424 21.376 9.312 19.296 2.688 48.544-17.728 78.24-11.776 17.152-32.832 31.008-56.352 37.024-23.904 6.112-46.624 3.424-62.464-7.424-5.536-3.776-12.8-3.744-18.272 0.128-0.576 0.384-56.864 40.032-100.768 66.368-8.032 4.8-16.512 5.824-25.984 3.008-24.768-7.232-52-38.784-65.024-64.832-10.528-21.056 0.256-31.104 5.152-34.688 110.304-95.264 165.664-194.24 167.936-198.432 2.112-3.904 2.56-8.512 1.152-12.768-0.16-0.48-11.2-34.016-17.28-65.056 33.472 20.16 91.040 48.32 150.976 48.32 83.328 0 277.056 31.104 277.056 319.232 0 1.568-0.288 158.208-63.040 330.464-3.040 8.288 1.248 17.472 9.568 20.512 1.824 0.608 3.648 0.928 5.472 0.928 6.528 0 12.672-4.032 15.040-10.528 64.672-177.536 64.992-334.912 64.96-341.472 0-325.856-236.576-351.168-309.056-351.168-80.288 0-160.384-60.896-161.152-61.536-4.896-3.68-11.36-4.288-16.864-1.632-5.472 2.688-8.928 8.256-8.928 14.336 0 31.392 14.88 82.176 20.672 100.704-13.376 22.336-66.112 104.992-155.904 182.624zM559.52 49.28c-51.232-34.528-108.512-49.28-191.52-49.28-8.832 0-16 7.168-16 16s7.168 16 16 16c76.16 0 128.096 13.088 173.664 43.808 74.048 49.984 162.336 149.568 162.336 340.192 0 46.432 0 110.016-31.52 236.128-2.112 8.576 3.072 17.248 11.648 19.392 1.312 0.32 2.592 0.48 3.872 0.48 7.2 0 13.728-4.832 15.52-12.128 32.48-129.888 32.48-195.776 32.48-243.872 0-204.672-95.968-312.416-176.48-366.72z"</text:p>
      <text:p text:style-name="Preformatted_20_Text"><text:s text:c="8"/>],</text:p>
      <text:p text:style-name="Preformatted_20_Text"><text:s text:c="8"/>"width": 73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trategy",</text:p>
      <text:p text:style-name="Preformatted_20_Text"><text:s text:c="10"/>"horse",</text:p>
      <text:p text:style-name="Preformatted_20_Text"><text:s text:c="10"/>"chess",</text:p>
      <text:p text:style-name="Preformatted_20_Text"><text:s text:c="10"/>"piece"</text:p>
      <text:p text:style-name="Preformatted_20_Text"><text:s text:c="8"/>],</text:p>
      <text:p text:style-name="Preformatted_20_Text"><text:s text:c="8"/>"defaultCode": 57403,</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60,</text:p>
      <text:p text:style-name="Preformatted_20_Text"><text:s text:c="8"/>"order": 2015,</text:p>
      <text:p text:style-name="Preformatted_20_Text"><text:s text:c="8"/>"prevSize": 32,</text:p>
      <text:p text:style-name="Preformatted_20_Text"><text:s text:c="8"/>"code": 57403,</text:p>
      <text:p text:style-name="Preformatted_20_Text"><text:s text:c="8"/>"name": "strategy"</text:p>
      <text:p text:style-name="Preformatted_20_Text"><text:s text:c="6"/>},</text:p>
      <text:p text:style-name="Preformatted_20_Text"><text:s text:c="6"/>"setIdx": 0,</text:p>
      <text:p text:style-name="Preformatted_20_Text"><text:s text:c="6"/>"setId": 4,</text:p>
      <text:p text:style-name="Preformatted_20_Text"><text:s text:c="6"/>"iconIdx": 5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0 32c8.832 0 16-7.168 16-16s-7.168-16-16-16h-288c-8.832 0-16 7.168-16 16s7.168 16 16 16h288zM31.68 884.32c-34.368 48.352-30.528 79.936-21.248 97.92 9.824 19.040 35.424 41.76 101.568 41.76h640c66.144 0 91.744-22.72 101.568-41.792 9.28-17.984 13.12-49.568-20.736-97.088l-199.008-318.4-2.816-3.968c-14.304-20.416-87.008-146.048-87.008-250.752v-232c0-8.832-7.168-16-16-16h-224c-8.832 0-16 7.168-16 16v232c0 111.712-78.88 254.624-79.776 256.16l-176.544 316.16zM825.152 967.52c-8.032 15.584-34.688 24.48-73.152 24.48h-640c-38.464 0-65.12-8.896-73.152-24.48-7.328-14.208-0.64-37.184 19.84-66.112l159.968-286.336 0.224 0.128c29.12 16.8 59.232 34.176 119.008 34.176s89.92-17.344 119.008-<text:soft-page-break/>34.112c26.656-15.36 51.808-29.888 103.040-29.888 19.424 0 36.256 2.4 51.744 6.72l194.56 310.784c19.552 27.456 26.24 50.432 18.912 64.64zM320 312v-216h192v216c0 90.88 48.512 193.344 76.928 243.264-9.28-1.056-18.72-1.888-28.96-1.888-59.808 0-89.92 17.344-119.008 34.112-26.656 15.36-51.808 29.888-103.040 29.888-51.232 0-76.384-14.528-103.008-29.888l-0.608-0.352 1.472-2.624c0.8-1.28 84.224-149.952 84.224-272.512z"</text:p>
      <text:p text:style-name="Preformatted_20_Text"><text:s text:c="8"/>],</text:p>
      <text:p text:style-name="Preformatted_20_Text"><text:s text:c="8"/>"width": 86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eaker",</text:p>
      <text:p text:style-name="Preformatted_20_Text"><text:s text:c="10"/>"laboratory",</text:p>
      <text:p text:style-name="Preformatted_20_Text"><text:s text:c="10"/>"test",</text:p>
      <text:p text:style-name="Preformatted_20_Text"><text:s text:c="10"/>"beta",</text:p>
      <text:p text:style-name="Preformatted_20_Text"><text:s text:c="10"/>"experiment"</text:p>
      <text:p text:style-name="Preformatted_20_Text"><text:s text:c="8"/>],</text:p>
      <text:p text:style-name="Preformatted_20_Text"><text:s text:c="8"/>"defaultCode": 57404,</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61,</text:p>
      <text:p text:style-name="Preformatted_20_Text"><text:s text:c="8"/>"order": 2016,</text:p>
      <text:p text:style-name="Preformatted_20_Text"><text:s text:c="8"/>"prevSize": 32,</text:p>
      <text:p text:style-name="Preformatted_20_Text"><text:s text:c="8"/>"code": 57404,</text:p>
      <text:p text:style-name="Preformatted_20_Text"><text:s text:c="8"/>"name": "beaker"</text:p>
      <text:p text:style-name="Preformatted_20_Text"><text:s text:c="6"/>},</text:p>
      <text:p text:style-name="Preformatted_20_Text"><text:s text:c="6"/>"setIdx": 0,</text:p>
      <text:p text:style-name="Preformatted_20_Text"><text:s text:c="6"/>"setId": 4,</text:p>
      <text:p text:style-name="Preformatted_20_Text"><text:s text:c="6"/>"iconIdx": 6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97.568 94.528c-35.36-60.928-83.488-94.528-135.52-94.528-52.032 0-100.192 33.6-135.552 94.528l-392.608 676.256c-35.84 62.304-39.68 127.008-10.56 177.472 27.712 48 82.080 75.616 149.248 75.744h778.912c0 0 0 0 0.032 0 67.264-0.128 121.728-27.648 149.344-75.552 28.96-50.144 25.056-114.592-10.72-176.8l-392.576-677.12zM1073.184 932.448c-21.792 37.76-66.144 59.456-121.728 59.552h-778.848c-55.392-0.096-99.68-21.888-121.568-59.744-23.264-40.32-19.392-93.344 10.56-145.472l392.576-676.192c29.408-50.688 67.712-78.592 107.872-78.592s78.464 27.904 107.84 78.592l392.576 677.024c29.92 52.032 33.824 104.832 10.72 144.832zM562.048 640c8.832 0 16-7.168 16-16v-320c0-8.832-7.168-16-16-16s-16 7.168-16 16v320c0 8.832 7.168 16 16 16zM560 720c-35.296 0-64 28.704-64 64s28.704 64 64 64 64-28.704 64-64-28.704-64-64-64zM560 816c-17.632 0-32-14.336-32-32s14.368-32 32-32 32 14.336 32 32-14.368 32-32 32z"</text:p>
      <text:p text:style-name="Preformatted_20_Text"><text:s text:c="8"/>],</text:p>
      <text:p text:style-name="Preformatted_20_Text"><text:s text:c="8"/>"width": 1120,</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aution",</text:p>
      <text:p text:style-name="Preformatted_20_Text"><text:s text:c="10"/>"warning",</text:p>
      <text:p text:style-name="Preformatted_20_Text"><text:s text:c="10"/>"exclamation",</text:p>
      <text:p text:style-name="Preformatted_20_Text"><text:s text:c="10"/>"note",</text:p>
      <text:p text:style-name="Preformatted_20_Text"><text:s text:c="10"/>"notice"</text:p>
      <text:p text:style-name="Preformatted_20_Text"><text:s text:c="8"/>],</text:p>
      <text:p text:style-name="Preformatted_20_Text"><text:s text:c="8"/>"defaultCode": 57405,</text:p>
      <text:p text:style-name="Preformatted_20_Text"><text:s text:c="8"/>"grid": 32</text:p>
      <text:p text:style-name="Preformatted_20_Text"><text:s text:c="6"/>},</text:p>
      <text:p text:style-name="Preformatted_20_Text"><text:s text:c="6"/>"attrs": [],</text:p>
      <text:p text:style-name="Preformatted_20_Text"><text:soft-page-break/><text:s text:c="6"/>"properties": {</text:p>
      <text:p text:style-name="Preformatted_20_Text"><text:s text:c="8"/>"id": 62,</text:p>
      <text:p text:style-name="Preformatted_20_Text"><text:s text:c="8"/>"order": 2017,</text:p>
      <text:p text:style-name="Preformatted_20_Text"><text:s text:c="8"/>"prevSize": 32,</text:p>
      <text:p text:style-name="Preformatted_20_Text"><text:s text:c="8"/>"code": 57405,</text:p>
      <text:p text:style-name="Preformatted_20_Text"><text:s text:c="8"/>"name": "caution"</text:p>
      <text:p text:style-name="Preformatted_20_Text"><text:s text:c="6"/>},</text:p>
      <text:p text:style-name="Preformatted_20_Text"><text:s text:c="6"/>"setIdx": 0,</text:p>
      <text:p text:style-name="Preformatted_20_Text"><text:s text:c="6"/>"setId": 4,</text:p>
      <text:p text:style-name="Preformatted_20_Text"><text:s text:c="6"/>"iconIdx": 6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8.736 85.312l-98.016 145.76c-4.928 7.328-2.976 17.28 4.352 22.208s17.28 2.976 22.208-4.352l98.592-146.656c26.24-45.344 60.416-70.272 96.128-70.272s69.888 24.928 96.096 70.208l176.448 307.2-125.44-25.088c-8.736-1.824-17.12 3.872-18.816 12.576-1.728 8.672 3.904 17.088 12.544 18.816l160 32c1.088 0.192 2.144 0.288 3.168 0.288 2.528 0 4.896-0.8 7.072-1.888 0.288-0.128 0.608-0.064 0.896-0.224 0.32-0.192 0.512-0.512 0.832-0.736 1.056-0.704 1.984-1.536 2.848-2.496 0.512-0.544 1.024-1.024 1.44-1.632 0.672-0.992 1.12-2.080 1.568-3.2 0.288-0.736 0.672-1.408 0.832-2.176 0.032-0.192 0.16-0.32 0.192-0.512l32-160c1.728-8.672-3.904-17.088-12.544-18.816-8.736-1.824-17.12 3.872-18.816 12.576l-23.648 118.24-172.832-300.928c-32.256-55.584-76.224-86.208-123.84-86.208s-91.584 30.624-123.264 85.312zM320 912.608c0-8.832-7.168-16-16-16h-143.968c-49.504-0.096-89.088-19.488-108.544-53.248-20.736-35.936-17.248-83.328 9.6-130.016l176.384-308.608 51.68 129.248c2.496 6.208 8.512 10.016 14.848 10.016 1.984 0 4-0.384 5.952-1.152 8.192-3.296 12.192-12.608 8.928-20.768l-64-160c-0.32-0.832-0.896-1.44-1.344-2.176-0.416-0.672-0.704-1.344-1.216-1.984-1.12-1.344-2.4-2.4-3.808-3.296-0.224-0.16-0.352-0.384-0.576-0.512-0.032-0.032-0.064 0-0.096-0.032-1.792-1.024-3.744-1.632-5.824-1.888-0.352-0.032-0.672 0.064-1.024 0.032-1.376-0.096-2.72-0.192-4.128 0.128l-160 32c-8.672 1.728-14.272 10.144-12.544 18.816s10.016 14.304 18.816 12.576l125.504-25.088-175.36 306.816c-32.672 56.8-36.128 115.84-9.536 161.952 25.344 43.872 74.976 69.12 136.224 69.248h144c8.864-0.064 16.032-7.232 16.032-16.064zM1000.448 859.072c26.336-45.632 22.784-104.256-8.992-159.36l-64.8-146.176c-3.584-8.064-13.024-11.776-21.12-8.128-8.064 3.584-11.712 13.024-8.128 21.12l65.568 147.648c26.688 46.464 30.272 93.44 9.792 128.896-19.36 33.568-59.008 52.832-108.768 52.928l-329.92 0.544 69.216-69.216c6.24-6.24 6.24-16.384 0-22.624s-16.384-6.24-22.624 0l-96 96c-3.2 3.2-4.704 7.424-4.64 11.616 0 0.096-0.064 0.192-0.064 0.32 0 5.184 2.656 9.6 6.528 12.512l94.176 94.176c3.136 3.104 7.232 4.672 11.328 4.672s8.192-1.568 11.328-4.672c6.24-6.24 6.24-16.384 0-22.624l-68.16-68.16 328.864-0.544c61.44-0.128 111.168-25.248 136.416-68.9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ecycle",</text:p>
      <text:p text:style-name="Preformatted_20_Text"><text:s text:c="10"/>"arrows"</text:p>
      <text:p text:style-name="Preformatted_20_Text"><text:s text:c="8"/>],</text:p>
      <text:p text:style-name="Preformatted_20_Text"><text:s text:c="8"/>"defaultCode": 57406,</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63,</text:p>
      <text:p text:style-name="Preformatted_20_Text"><text:s text:c="8"/>"order": 2018,</text:p>
      <text:p text:style-name="Preformatted_20_Text"><text:s text:c="8"/>"prevSize": 32,</text:p>
      <text:p text:style-name="Preformatted_20_Text"><text:s text:c="8"/>"code": 57406,</text:p>
      <text:p text:style-name="Preformatted_20_Text"><text:s text:c="8"/>"name": "recycle"</text:p>
      <text:p text:style-name="Preformatted_20_Text"><text:s text:c="6"/>},</text:p>
      <text:p text:style-name="Preformatted_20_Text"><text:s text:c="6"/>"setIdx": 0,</text:p>
      <text:p text:style-name="Preformatted_20_Text"><text:s text:c="6"/>"setId": 4,</text:p>
      <text:p text:style-name="Preformatted_20_Text"><text:soft-page-break/><text:s text:c="6"/>"iconIdx": 6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984 604.672l70.016-70.048v25.376c0 242.848 221.152 464 464 464s464-221.152 464-464v-24.704l70.688 70.688c3.136 3.136 7.232 4.672 11.328 4.672s8.192-1.568 11.328-4.672c6.24-6.24 6.24-16.384 0-22.624l-96.576-96.576c-2.944-4-7.424-6.784-12.768-6.784-1.44 0-2.688 0.448-4.032 0.8-2.944 0.608-5.792 1.728-7.968 3.872l-97.344 97.344c-6.24 6.24-6.24 16.384 0 22.624s16.384 6.24 22.624 0l70.72-70.688v26.048c0 220.736-196.32 421.664-416 431.104v-607.104h272c8.832 0 16-7.168 16-16s-7.168-16-16-16h-272v-129.632c54.144-7.84 96-54.112 96-110.368 0-61.76-50.24-112-112-112s-112 50.24-112 112c0 56.256 41.856 102.528 96 110.368v129.632h-272c-8.832 0-16 7.168-16 16s7.168 16 16 16h272v607.104c-219.68-9.44-416-210.368-416-431.104v-25.376l71.36 71.36c3.136 3.136 7.232 4.672 11.328 4.672s8.192-1.568 11.328-4.672c6.24-6.24 6.24-16.384 0-22.624l-98.656-98.624c-2.912-2.944-6.944-4.736-11.36-4.736s-8.448 1.792-11.328 4.704l-97.312 97.312c-6.24 6.24-6.24 16.384 0 22.624s16.384 6.272 22.624 0.032zM560 32c44.096 0 80 35.872 80 80s-35.904 80-80 80-80-35.872-80-80 35.904-80 80-80z"</text:p>
      <text:p text:style-name="Preformatted_20_Text"><text:s text:c="8"/>],</text:p>
      <text:p text:style-name="Preformatted_20_Text"><text:s text:c="8"/>"width": 1120,</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nchor",</text:p>
      <text:p text:style-name="Preformatted_20_Text"><text:s text:c="10"/>"link",</text:p>
      <text:p text:style-name="Preformatted_20_Text"><text:s text:c="10"/>"attach"</text:p>
      <text:p text:style-name="Preformatted_20_Text"><text:s text:c="8"/>],</text:p>
      <text:p text:style-name="Preformatted_20_Text"><text:s text:c="8"/>"defaultCode": 57407,</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64,</text:p>
      <text:p text:style-name="Preformatted_20_Text"><text:s text:c="8"/>"order": 2019,</text:p>
      <text:p text:style-name="Preformatted_20_Text"><text:s text:c="8"/>"prevSize": 32,</text:p>
      <text:p text:style-name="Preformatted_20_Text"><text:s text:c="8"/>"code": 57407,</text:p>
      <text:p text:style-name="Preformatted_20_Text"><text:s text:c="8"/>"name": "anchor"</text:p>
      <text:p text:style-name="Preformatted_20_Text"><text:s text:c="6"/>},</text:p>
      <text:p text:style-name="Preformatted_20_Text"><text:s text:c="6"/>"setIdx": 0,</text:p>
      <text:p text:style-name="Preformatted_20_Text"><text:s text:c="6"/>"setId": 4,</text:p>
      <text:p text:style-name="Preformatted_20_Text"><text:s text:c="6"/>"iconIdx": 6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6 1023.456c8.576 2.144 17.344-2.816 19.584-11.328 32.96-122.976 166.912-154.848 246.976-173.92 20.064-4.768 35.904-8.544 46.208-12.992 91.2-39.584 120.928-103.264 129.824-149.728 1.088-5.6-0.928-11.36-5.28-15.136-47.488-40.992-87.552-102.528-112.832-173.312-0.704-2.016-1.824-3.872-3.296-5.472-33.44-36.352-52.64-74.784-52.64-105.408 0-17.888 6.752-29.888 21.952-38.944 4.64-2.784 7.552-7.68 7.776-13.056 7.072-163.008 123.168-291.328 265.568-292.16 0.16 0 3.264 0.224 3.424 0.224 143.104 1.984 258.464 133.056 262.592 298.368 0.128 4.576 2.176 8.864 5.696 11.808 10.016 8.48 14.688 19.232 14.688 33.824 0 25.632-13.664 57.152-38.432 88.704-1.184 1.504-2.080 3.232-2.688 5.056-25.6 81.152-71.552 152.8-126.016 196.64-4.608 3.712-6.784 9.664-5.696 15.456 8.896 46.432 38.624 110.080 129.824 149.728 10.784 4.672 27.52 8.32 48.736 12.896 79.264 17.152 211.904 45.92 244.448 167.424 1.92 7.136 8.384 11.84 15.424 11.84 1.376 0 2.752-0.192 4.16-0.544 8.544-2.304 13.6-11.072 11.328-19.616-37.6-140.384-187.872-172.928-268.576-190.4-18.72-4.064-34.88-7.552-42.752-11.008-59.52-25.856-96.192-65.248-109.152-117.28 55.264-47.456 101.504-120.672 127.936-202.784 28.064-36.48 43.488-74.048 43.488-106.144 0-21.408-6.912-39.264-20.608-<text:soft-page-break/>53.216-7.616-179.328-135.584-320.544-294.4-322.816l-4.768-0.064c-155.936 0.832-284.448 138.336-295.68 314.56-20.032 14.72-30.208 35.36-30.208 61.568 0 37.856 21.408 83.136 58.88 124.672 25.888 71.136 66.016 133.632 113.792 177.376-12.896 52.224-49.6 91.744-109.248 117.632-7.712 3.36-23.072 7.040-40.864 11.264-81.312 19.328-232.608 55.328-270.496 196.704-2.272 8.544 2.784 17.28 11.328 19.584z"</text:p>
      <text:p text:style-name="Preformatted_20_Text"><text:s text:c="8"/>],</text:p>
      <text:p text:style-name="Preformatted_20_Text"><text:s text:c="8"/>"width": 1152,</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rofile-male",</text:p>
      <text:p text:style-name="Preformatted_20_Text"><text:s text:c="10"/>"persona",</text:p>
      <text:p text:style-name="Preformatted_20_Text"><text:s text:c="10"/>"profile",</text:p>
      <text:p text:style-name="Preformatted_20_Text"><text:s text:c="10"/>"male",</text:p>
      <text:p text:style-name="Preformatted_20_Text"><text:s text:c="10"/>"user",</text:p>
      <text:p text:style-name="Preformatted_20_Text"><text:s text:c="10"/>"avatar"</text:p>
      <text:p text:style-name="Preformatted_20_Text"><text:s text:c="8"/>],</text:p>
      <text:p text:style-name="Preformatted_20_Text"><text:s text:c="8"/>"defaultCode": 57408,</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65,</text:p>
      <text:p text:style-name="Preformatted_20_Text"><text:s text:c="8"/>"order": 2020,</text:p>
      <text:p text:style-name="Preformatted_20_Text"><text:s text:c="8"/>"prevSize": 32,</text:p>
      <text:p text:style-name="Preformatted_20_Text"><text:s text:c="8"/>"code": 57408,</text:p>
      <text:p text:style-name="Preformatted_20_Text"><text:s text:c="8"/>"name": "profile-male"</text:p>
      <text:p text:style-name="Preformatted_20_Text"><text:s text:c="6"/>},</text:p>
      <text:p text:style-name="Preformatted_20_Text"><text:s text:c="6"/>"setIdx": 0,</text:p>
      <text:p text:style-name="Preformatted_20_Text"><text:s text:c="6"/>"setId": 4,</text:p>
      <text:p text:style-name="Preformatted_20_Text"><text:s text:c="6"/>"iconIdx": 6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1.040 663.232c-5.024-0.768-10.144 1.216-13.6 4.96-3.488 3.712-4.992 8.896-4.032 13.92 8.832 46.4 38.56 110.080 129.824 149.728 10.816 4.672 27.52 8.32 48.704 12.896 79.296 17.152 211.904 45.888 244.48 167.424 1.92 7.136 8.384 11.84 15.456 11.84 1.376 0 2.752-0.192 4.16-0.544 8.544-2.304 13.6-11.072 11.328-19.616-37.664-140.384-187.904-172.928-268.64-190.4-18.688-4.064-34.848-7.552-42.752-11.008-54.848-23.808-90.272-59.136-105.632-105.152 152.384 11.328 221.376-49.376 224.416-52.128 3.776-3.424 5.728-8.512 5.152-13.6s-3.52-9.6-7.968-12.16c-87.936-50.24-87.936-223.84-87.936-289.216 0-182.816-123.136-327.744-280.992-330.016-0.448-0.032-3.872-0.096-4.512-0.096 0 0 0 0-0.032 0-160.16 0.896-290.464 145.984-290.464 323.456 0 65.376 0 239.008-87.936 289.216-4.64 2.656-7.616 7.424-8.032 12.736-0.384 5.312 1.92 10.496 6.112 13.792 4.416 3.424 102.016 78.112 222.112 55.424-16.064 44.096-51.008 78.016-104.256 101.152-7.712 3.36-23.072 7.040-40.864 11.264-81.28 19.328-232.608 55.328-270.496 196.704-2.272 8.576 2.784 17.312 11.328 19.616 8.672 2.144 17.312-2.816 19.616-11.328 32.928-123.008 166.944-154.848 246.976-173.92 20.064-4.768 35.904-8.544 46.208-12.992 91.264-39.648 120.96-103.328 129.824-149.728 1.056-5.536-0.864-11.232-5.088-14.944-4.192-3.744-9.984-5.024-15.424-3.328-86.624 27.264-166.656-10.24-201.632-31.040 83.552-69.952 83.552-230.944 83.552-302.624 0-159.904 116.032-290.656 259.84-291.52 0.16 0 3.264 0.192 3.392 0.192 141.824 2.016 248.768 130.112 248.768 297.984 0 71.712 0 233.056 83.904 303.008-28.896 16.512-94.784 43.232-204.864 30.048z"</text:p>
      <text:p text:style-name="Preformatted_20_Text"><text:s text:c="8"/>],</text:p>
      <text:p text:style-name="Preformatted_20_Text"><text:s text:c="8"/>"width": 1152,</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rofile-female",</text:p>
      <text:p text:style-name="Preformatted_20_Text"><text:soft-page-break/><text:s text:c="10"/>"female",</text:p>
      <text:p text:style-name="Preformatted_20_Text"><text:s text:c="10"/>"woman",</text:p>
      <text:p text:style-name="Preformatted_20_Text"><text:s text:c="10"/>"user",</text:p>
      <text:p text:style-name="Preformatted_20_Text"><text:s text:c="10"/>"profile",</text:p>
      <text:p text:style-name="Preformatted_20_Text"><text:s text:c="10"/>"avatar"</text:p>
      <text:p text:style-name="Preformatted_20_Text"><text:s text:c="8"/>],</text:p>
      <text:p text:style-name="Preformatted_20_Text"><text:s text:c="8"/>"defaultCode": 57409,</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66,</text:p>
      <text:p text:style-name="Preformatted_20_Text"><text:s text:c="8"/>"order": 2021,</text:p>
      <text:p text:style-name="Preformatted_20_Text"><text:s text:c="8"/>"prevSize": 32,</text:p>
      <text:p text:style-name="Preformatted_20_Text"><text:s text:c="8"/>"code": 57409,</text:p>
      <text:p text:style-name="Preformatted_20_Text"><text:s text:c="8"/>"name": "profile-female"</text:p>
      <text:p text:style-name="Preformatted_20_Text"><text:s text:c="6"/>},</text:p>
      <text:p text:style-name="Preformatted_20_Text"><text:s text:c="6"/>"setIdx": 0,</text:p>
      <text:p text:style-name="Preformatted_20_Text"><text:s text:c="6"/>"setId": 4,</text:p>
      <text:p text:style-name="Preformatted_20_Text"><text:s text:c="6"/>"iconIdx": 6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456 352c-61.568 0-119.136 16.928-168.832 45.952l-217.632-333.952h307.168c-0.416 15.936-4.128 42.592-22.368 63.552-18.784 21.536-49.152 32.448-90.336 32.448-8.832 0-16 7.168-16 16s7.168 16 16 16c50.848 0 89.344-14.592 114.432-43.392 37.216-42.752 29.76-100.352 29.408-102.784-1.088-7.904-7.84-13.824-15.84-13.824h-352c-5.888 0-11.296 3.232-14.048 8.384-2.816 5.152-2.56 11.424 0.672 16.384l90.592 139.008-507.68-0-98.656-163.776h177.12c8.832 0 16-7.168 16-16s-7.168-16-16-16h-288c-8.832 0-16 7.168-16 16s7.168 16 16 16h74.048c0.32 0.736 0.384 1.536 0.8 2.24l109.184 181.184-97.728 172.48c-45.28-22.752-96.224-35.904-150.304-35.904-185.28 0-336 150.72-336 336s150.72 336 336 336c178.816 0 325.024-140.512 333.44-320h354.56c0.928 18.528-3.072 43.776-20.608 63.648-18.944 21.472-49.696 32.352-91.392 32.352-8.832 0-16 7.168-16 16s7.168 16 16 16c51.456 0 90.368-14.624 115.648-43.456 36.544-41.728 29.664-97.152 29.376-99.488-1.056-7.968-7.84-13.92-15.872-13.92h-125.696l225.504-442.88 119.36 183.168c-84.8 61.024-140.32 160.32-140.32 272.576 0 185.28 150.72 336 336 336s336-150.72 336-336-150.72-336-336-336zM1107.36 224l-219.136 434.176-259.392-434.176h478.528zM602.976 246.88l258.080 428.256h-189.696c-4.352-114.4-65.984-214.144-157.184-271.488l88.8-156.768zM639.36 675.136h-279.008l138.048-243.68c81.536 51.808 136.608 141.184 140.96 243.68zM336 992c-167.616 0-304-136.384-304-304s136.384-304 304-304c48.32 0 93.888 11.648 134.528 31.776l-151.552 267.456c-2.816 4.928-2.784 11.008 0.096 15.936 2.848 4.896 8.128 7.936 13.824 4.8h306.144c-9.952 161.856-141.856 288.032-303.040 288.032zM1456 992c-167.616 0-304-136.384-304-304 0-101.024 49.728-190.464 125.824-245.76l167.904 257.632c3.072 4.672 8.192 7.264 13.408 7.264 3.008 0 6.016-0.832 8.736-2.592 7.36-4.8 9.472-14.752 4.672-22.144l-167.904-257.632c44.64-25.792 96.224-40.768 151.36-40.768 167.616 0 304 136.384 304 304s-136.384 304-304 304z"</text:p>
      <text:p text:style-name="Preformatted_20_Text"><text:s text:c="8"/>],</text:p>
      <text:p text:style-name="Preformatted_20_Text"><text:s text:c="8"/>"width": 1792,</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ike",</text:p>
      <text:p text:style-name="Preformatted_20_Text"><text:s text:c="10"/>"bicycle",</text:p>
      <text:p text:style-name="Preformatted_20_Text"><text:s text:c="10"/>"ride"</text:p>
      <text:p text:style-name="Preformatted_20_Text"><text:s text:c="8"/>],</text:p>
      <text:p text:style-name="Preformatted_20_Text"><text:s text:c="8"/>"defaultCode": 57410,</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oft-page-break/><text:s text:c="8"/>"id": 67,</text:p>
      <text:p text:style-name="Preformatted_20_Text"><text:s text:c="8"/>"order": 2022,</text:p>
      <text:p text:style-name="Preformatted_20_Text"><text:s text:c="8"/>"prevSize": 32,</text:p>
      <text:p text:style-name="Preformatted_20_Text"><text:s text:c="8"/>"code": 57410,</text:p>
      <text:p text:style-name="Preformatted_20_Text"><text:s text:c="8"/>"name": "bike"</text:p>
      <text:p text:style-name="Preformatted_20_Text"><text:s text:c="6"/>},</text:p>
      <text:p text:style-name="Preformatted_20_Text"><text:s text:c="6"/>"setIdx": 0,</text:p>
      <text:p text:style-name="Preformatted_20_Text"><text:s text:c="6"/>"setId": 4,</text:p>
      <text:p text:style-name="Preformatted_20_Text"><text:s text:c="6"/>"iconIdx": 6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29.664 245.152c0-72.096-21.984-177.088-63.968-238.208-2.976-4.352-7.904-6.944-13.184-6.944h-575.36c-5.28 0-10.208 2.592-13.184 6.944-41.984 61.184-63.968 166.144-63.968 238.208 0 189.824 151.36 400.928 352 411.808v271.040h-131.168c-36.512-2.4-64 25.088-64 61.6v18.4c0 8.832 7.168 16 16 16h384c8.832 0 16-7.168 16-16v-16c0-37.248-28.128-66.4-64-64h-124.832v-271.040c200.64-10.88 345.664-221.984 345.664-411.808zM540.832 992h-352v-2.4c0-18.848 13.152-32 32-32h288c18.272 0 32 14.784 32 34.4zM85.824 32h558.016c33.696 54.144 52.192 143.040 53.536 205.696-27.040-6.272-55.872-9.92-88.64-9.92-101.152 0-152.288 29.472-201.76 57.984-47.904 27.616-93.152 53.696-185.728 53.696s-137.76-26.144-185.632-53.76l-0.96-0.576c-1.6-13.408-2.656-26.784-2.656-39.968 0-62.816 18.816-156.864 53.824-213.152zM41.952 326.016c43.424 23.968 93.216 45.376 179.328 45.376 101.12 0 152.256-29.472 201.728-57.984 47.904-27.584 93.152-53.696 185.76-53.696 32.8 0 61.408 3.52 87.648 10.24-12.704 169.984-152.864 356-331.552 356-159.168 0.032-287.648-147.584-322.912-299.936z"</text:p>
      <text:p text:style-name="Preformatted_20_Text"><text:s text:c="8"/>],</text:p>
      <text:p text:style-name="Preformatted_20_Text"><text:s text:c="8"/>"width": 73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wine",</text:p>
      <text:p text:style-name="Preformatted_20_Text"><text:s text:c="10"/>"glass",</text:p>
      <text:p text:style-name="Preformatted_20_Text"><text:s text:c="10"/>"drink"</text:p>
      <text:p text:style-name="Preformatted_20_Text"><text:s text:c="8"/>],</text:p>
      <text:p text:style-name="Preformatted_20_Text"><text:s text:c="8"/>"defaultCode": 57411,</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68,</text:p>
      <text:p text:style-name="Preformatted_20_Text"><text:s text:c="8"/>"order": 2023,</text:p>
      <text:p text:style-name="Preformatted_20_Text"><text:s text:c="8"/>"prevSize": 32,</text:p>
      <text:p text:style-name="Preformatted_20_Text"><text:s text:c="8"/>"code": 57411,</text:p>
      <text:p text:style-name="Preformatted_20_Text"><text:s text:c="8"/>"name": "wine"</text:p>
      <text:p text:style-name="Preformatted_20_Text"><text:s text:c="6"/>},</text:p>
      <text:p text:style-name="Preformatted_20_Text"><text:s text:c="6"/>"setIdx": 0,</text:p>
      <text:p text:style-name="Preformatted_20_Text"><text:s text:c="6"/>"setId": 4,</text:p>
      <text:p text:style-name="Preformatted_20_Text"><text:s text:c="6"/>"iconIdx": 6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300.832c0-202.432-146.528-300.832-448-300.832s-448 98.4-448 300.832c0 232.8 421.536 501.376 439.456 512.672 0.032 0.032 0.096 0 0.16 0.032 0.352 0.224 0.736 0.224 1.12 0.416 2.304 1.216 4.736 2.048 7.264 2.048s4.96-0.832 7.264-2.016c0.352-0.192 0.768-0.192 1.12-0.416 0.032-0.032 0.096 0 0.16-0.032 17.92-11.328 439.456-279.872 439.456-512.704zM576 300.832c0 177.92-92.032 387.872-128 463.136-35.968-75.232-128-285.088-128-463.136 0-240.96 73.056-268.832 128-268.832s128 27.872 128 268.832zM288 300.832c0 153.504 63.328 324.512 106.592 423.552-87.744-92.704-234.592-270.592-234.592-423.552 0-150.080 61.376-234.464 191.264-260.224-42.368 46.336-63.264 132.544-63.264 260.224zM608 <text:soft-page-break/>300.832c0-127.68-20.864-213.888-63.264-260.224 129.888 25.76 191.264 110.176 191.264 260.224 0 152.96-146.848 330.816-234.592 423.552 43.264-99.008 106.592-270.048 106.592-423.552zM32 300.832c0-127.072 63.584-207.040 196.992-244.224-67.648 49.024-100.992 130.048-100.992 244.224 0 134.496 100.32 281.344 186.816 383.136-123.456-98.176-282.816-250.56-282.816-383.136zM581.184 683.968c86.496-101.792 186.816-248.608 186.816-383.136 0-114.176-33.344-195.232-100.992-244.224 133.408 37.184 196.992 117.152 196.992 244.224 0 132.576-159.36 284.96-282.816 383.136zM368 864c-8.832 0-16 7.168-16 16v96c0 26.912 21.088 48 48 48h96c26.912 0 48-21.088 48-48v-96c0-8.832-7.168-16-16-16h-160zM512 976c0 9.408-6.592 16-16 16h-96c-9.408 0-16-6.592-16-16v-80h128v80z"</text:p>
      <text:p text:style-name="Preformatted_20_Text"><text:s text:c="8"/>],</text:p>
      <text:p text:style-name="Preformatted_20_Text"><text:s text:c="8"/>"width": 896,</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otairballoon",</text:p>
      <text:p text:style-name="Preformatted_20_Text"><text:s text:c="10"/>"balloon",</text:p>
      <text:p text:style-name="Preformatted_20_Text"><text:s text:c="10"/>"flight",</text:p>
      <text:p text:style-name="Preformatted_20_Text"><text:s text:c="10"/>"air"</text:p>
      <text:p text:style-name="Preformatted_20_Text"><text:s text:c="8"/>],</text:p>
      <text:p text:style-name="Preformatted_20_Text"><text:s text:c="8"/>"defaultCode": 57412,</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69,</text:p>
      <text:p text:style-name="Preformatted_20_Text"><text:s text:c="8"/>"order": 2024,</text:p>
      <text:p text:style-name="Preformatted_20_Text"><text:s text:c="8"/>"prevSize": 32,</text:p>
      <text:p text:style-name="Preformatted_20_Text"><text:s text:c="8"/>"code": 57412,</text:p>
      <text:p text:style-name="Preformatted_20_Text"><text:s text:c="8"/>"name": "hotairballoon"</text:p>
      <text:p text:style-name="Preformatted_20_Text"><text:s text:c="6"/>},</text:p>
      <text:p text:style-name="Preformatted_20_Text"><text:s text:c="6"/>"setIdx": 0,</text:p>
      <text:p text:style-name="Preformatted_20_Text"><text:s text:c="6"/>"setId": 4,</text:p>
      <text:p text:style-name="Preformatted_20_Text"><text:s text:c="6"/>"iconIdx": 6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33.664 704c185.28 0 336-150.72 336-336s-150.72-336-336-336-336 150.72-336 336 150.72 336 336 336zM433.664 64c167.616 0 304 136.384 304 304s-136.384 304-304 304-304-136.384-304-304 136.352-304 304-304zM289.664 896c-36.512 0-64 27.488-64 64v48c0 8.832 7.168 16 16 16h384c8.832 0 16-7.168 16-16v-45.6c0-37.248-28.128-66.4-64-66.4h-288zM609.664 962.4v29.6h-352v-32c0-18.848 13.152-32 32-32h288c18.24 0 32 14.784 32 34.4zM417.76 799.296c0 0.192-0.096 0.32-0.096 0.512v51.328c0 8.832 7.168 16 16 16s16-7.168 16-16v-51.328c0-0.224-0.128-0.416-0.128-0.64 103.456-4.128 200.576-44.032 276.416-114.592l37.76 37.728c6.24 6.24 16.384 6.24 22.624 0s6.24-16.384 0-22.624l-48.832-48.832c-6.24-6.24-16.384-6.24-22.624 0-75.584 75.552-176.032 117.152-282.88 117.152s-207.296-41.6-282.848-117.152-117.152-176-117.152-282.848 41.6-207.296 117.152-282.848c6.24-6.24 6.24-16.384 0-22.624l-48.832-48.832c-6.24-6.24-16.384-6.24-22.624 0s-6.24 16.384 0 22.624l37.728 37.76c-74.592 80.096-115.424 183.904-115.424 293.92 0 115.36 44.928 223.872 126.528 305.472 78.208 78.208 181.216 122.272 291.232 125.824z"</text:p>
      <text:p text:style-name="Preformatted_20_Text"><text:s text:c="8"/>],</text:p>
      <text:p text:style-name="Preformatted_20_Text"><text:s text:c="8"/>"width": 800,</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lobe",</text:p>
      <text:p text:style-name="Preformatted_20_Text"><text:s text:c="10"/>"earth"</text:p>
      <text:p text:style-name="Preformatted_20_Text"><text:s text:c="8"/>],</text:p>
      <text:p text:style-name="Preformatted_20_Text"><text:s text:c="8"/>"defaultCode": 57413,</text:p>
      <text:p text:style-name="Preformatted_20_Text"><text:s text:c="8"/>"grid": 32</text:p>
      <text:p text:style-name="Preformatted_20_Text"><text:soft-page-break/><text:s text:c="6"/>},</text:p>
      <text:p text:style-name="Preformatted_20_Text"><text:s text:c="6"/>"attrs": [],</text:p>
      <text:p text:style-name="Preformatted_20_Text"><text:s text:c="6"/>"properties": {</text:p>
      <text:p text:style-name="Preformatted_20_Text"><text:s text:c="8"/>"id": 70,</text:p>
      <text:p text:style-name="Preformatted_20_Text"><text:s text:c="8"/>"order": 2025,</text:p>
      <text:p text:style-name="Preformatted_20_Text"><text:s text:c="8"/>"prevSize": 32,</text:p>
      <text:p text:style-name="Preformatted_20_Text"><text:s text:c="8"/>"code": 57413,</text:p>
      <text:p text:style-name="Preformatted_20_Text"><text:s text:c="8"/>"name": "globe2"</text:p>
      <text:p text:style-name="Preformatted_20_Text"><text:s text:c="6"/>},</text:p>
      <text:p text:style-name="Preformatted_20_Text"><text:s text:c="6"/>"setIdx": 0,</text:p>
      <text:p text:style-name="Preformatted_20_Text"><text:s text:c="6"/>"setId": 4,</text:p>
      <text:p text:style-name="Preformatted_20_Text"><text:s text:c="6"/>"iconIdx": 6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8.144 768c25.12 43.52 81.536 66.528 163.104 66.528 0 0 0 0 0.032 0 36.672 0 77.024-5.152 119.104-14.016 40.512 124.128 105.184 203.488 179.616 203.488s139.104-79.36 179.616-203.488c42.112 8.832 82.464 14.016 119.136 14.016 0 0 0 0 0 0 81.536 0 137.952-23.008 163.072-66.528 32.512-56.352 3.744-151.040-94.912-256 98.656-104.96 127.424-199.648 94.912-256-25.12-43.52-81.536-66.528-163.104-66.528-36.672 0-77.056 5.152-119.136 14.016-40.48-124.128-105.152-203.488-179.584-203.488s-139.104 79.36-179.616 203.488c-42.112-8.864-82.496-14.016-119.136-14.016-81.568 0-137.984 23.008-163.104 66.528-32.512 56.352-3.744 151.040 94.912 256-98.656 104.96-127.456 199.648-94.912 256zM480 992c-58.848 0-112.512-70.368-148.064-178.528 48.096-12.192 98.112-29.44 148.064-51.168 49.952 21.728 99.968 38.976 148.064 51.168-35.552 108.16-89.216 178.528-148.064 178.528zM288 512c0-37.248 1.984-73.504 5.376-108.576 28.576-19.904 58.784-39.296 90.624-57.696 31.488-18.176 63.712-34.464 96-49.056 32.288 14.56 64.512 30.848 96 49.056 31.84 18.368 62.016 37.76 90.624 57.696 3.392 35.072 5.376 71.328 5.376 108.576s-1.984 73.504-5.376 108.576c-28.576 19.904-58.784 39.296-90.624 57.696-31.488 18.176-63.712 34.464-96 49.056-32.288-14.56-64.512-30.848-96-49.056-31.84-18.368-62.016-37.76-90.624-57.696-3.392-35.072-5.376-71.328-5.376-108.576zM259.136 595.936c-36.672-27.552-69.888-55.84-98.752-83.936 28.864-28.096 62.080-56.384 98.752-83.936-1.888 27.328-3.136 55.2-3.136 83.936s1.248 56.608 3.136 83.936zM298.272 361.152c5.888-42.912 14.144-83.328 24.448-120.128 38.24 9.632 77.92 22.944 117.824 39.008-24.384 11.808-48.704 24.224-72.544 37.984-24.736 14.304-47.616 28.704-69.728 43.136zM519.424 280.032c39.904-16.064 79.584-29.376 117.824-39.008 10.304 36.8 18.56 77.216 24.448 120.128-22.080-14.432-44.992-28.832-69.728-43.136-23.808-13.76-48.128-26.176-72.544-37.984zM700.864 428.064c36.704 27.552 69.888 55.808 98.752 83.936-28.864 28.096-62.080 56.384-98.752 83.936 1.888-27.328 3.136-55.2 3.136-83.936s-1.248-56.608-3.136-83.936zM661.728 662.848c-5.888 42.912-14.144 83.328-24.448 120.128-38.24-9.632-77.92-22.944-117.824-39.008 24.416-11.776 48.736-24.224 72.576-37.984 24.704-14.304 47.584-28.704 69.696-43.136zM368 705.984c23.84 13.76 48.16 26.208 72.576 37.984-39.904 16.064-79.584 29.376-117.824 39.008-10.304-36.8-18.56-77.216-24.448-120.128 22.080 14.432 44.96 28.832 69.696 43.136zM914.144 752c-18.816 32.608-66.88 50.528-135.36 50.528-33.792 0-70.976-4.672-109.824-12.64 12.672-45.568 22.176-96.256 28.064-150.656 49.472-34.688 91.232-69.376 126.080-103.328 81.024 85.824 119.232 167.232 91.040 216.096zM778.752 221.472c68.48 0 116.576 17.952 135.36 50.528 28.224 48.864-10.016 130.272-91.040 216.096-34.848-33.92-76.608-68.64-126.080-103.328-5.888-54.4-15.392-105.088-28.064-150.656 38.848-7.968 76.064-12.64 109.824-12.64zM480 32c58.848 0 112.512 70.368 148.064 178.528-48.096 12.192-98.112 29.44-148.064 51.168-49.952-21.728-99.968-38.976-148.064-51.168 35.552-108.16 89.216-178.528 148.064-178.528zM45.856 272c18.816-32.608 66.88-50.528 135.36-50.528 33.792 0 70.976 4.672 109.824 12.64-12.672 45.568-22.176 96.256-28.064 150.656-49.472 34.688-91.232 69.376-126.080 103.328-81.024-85.824-119.232-167.232-91.040-216.096zM136.896 535.904c34.848 33.92 76.608 68.64 126.080 103.328 5.888 54.4 15.392 105.088 28.064 150.656-38.816 7.968-76 12.64-109.792 12.64 0 0-0.032 0-0.032 0-68.48 0-116.576-17.952-135.36-50.528-28.192-48.864 10.016-130.272 91.040-216.096zM480 592c44.096 0 80-35.872 80-80s-35.904-80-80-80-80 35.872-80 80 35.904 80 80 80zM480 464c26.464 0 48 21.536 48 48s-21.536 48-48 48-48-21.536-48-48 21.536-48 48-48z"</text:p>
      <text:p text:style-name="Preformatted_20_Text"><text:s text:c="8"/>],</text:p>
      <text:p text:style-name="Preformatted_20_Text"><text:soft-page-break/><text:s text:c="8"/>"width": 960,</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enius",</text:p>
      <text:p text:style-name="Preformatted_20_Text"><text:s text:c="10"/>"atom",</text:p>
      <text:p text:style-name="Preformatted_20_Text"><text:s text:c="10"/>"nuclear"</text:p>
      <text:p text:style-name="Preformatted_20_Text"><text:s text:c="8"/>],</text:p>
      <text:p text:style-name="Preformatted_20_Text"><text:s text:c="8"/>"defaultCode": 57414,</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71,</text:p>
      <text:p text:style-name="Preformatted_20_Text"><text:s text:c="8"/>"order": 2026,</text:p>
      <text:p text:style-name="Preformatted_20_Text"><text:s text:c="8"/>"prevSize": 32,</text:p>
      <text:p text:style-name="Preformatted_20_Text"><text:s text:c="8"/>"code": 57414,</text:p>
      <text:p text:style-name="Preformatted_20_Text"><text:s text:c="8"/>"name": "genius"</text:p>
      <text:p text:style-name="Preformatted_20_Text"><text:s text:c="6"/>},</text:p>
      <text:p text:style-name="Preformatted_20_Text"><text:s text:c="6"/>"setIdx": 0,</text:p>
      <text:p text:style-name="Preformatted_20_Text"><text:s text:c="6"/>"setId": 4,</text:p>
      <text:p text:style-name="Preformatted_20_Text"><text:s text:c="6"/>"iconIdx": 7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0c-211.744 0-384 172.608-384 384.704 0 317.664 358.432 622.688 373.696 635.52 2.976 2.528 6.656 3.776 10.304 3.776 3.616 0 7.232-1.216 10.176-3.648 15.264-12.608 373.824-312.384 373.824-635.648 0-212.096-172.256-384.704-384-384.704zM384.064 986.816c-58.912-52.64-352.064-328.288-352.064-602.112 0-194.496 157.92-352.704 352-352.704s352 158.208 352 352.704c0 278.464-292.864 550.176-351.936 602.112zM384 192c-105.888 0-192 86.112-192 192s86.112 192 192 192 192-86.112 192-192-86.112-192-192-192zM384 544c-88.224 0-160-71.776-160-160s71.776-160 160-160 160 71.776 160 160-71.776 160-160 160z"</text:p>
      <text:p text:style-name="Preformatted_20_Text"><text:s text:c="8"/>],</text:p>
      <text:p text:style-name="Preformatted_20_Text"><text:s text:c="8"/>"width": 76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ap-pin",</text:p>
      <text:p text:style-name="Preformatted_20_Text"><text:s text:c="10"/>"pin",</text:p>
      <text:p text:style-name="Preformatted_20_Text"><text:s text:c="10"/>"location"</text:p>
      <text:p text:style-name="Preformatted_20_Text"><text:s text:c="8"/>],</text:p>
      <text:p text:style-name="Preformatted_20_Text"><text:s text:c="8"/>"defaultCode": 57415,</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72,</text:p>
      <text:p text:style-name="Preformatted_20_Text"><text:s text:c="8"/>"order": 2027,</text:p>
      <text:p text:style-name="Preformatted_20_Text"><text:s text:c="8"/>"prevSize": 32,</text:p>
      <text:p text:style-name="Preformatted_20_Text"><text:s text:c="8"/>"code": 57415,</text:p>
      <text:p text:style-name="Preformatted_20_Text"><text:s text:c="8"/>"name": "map-pin"</text:p>
      <text:p text:style-name="Preformatted_20_Text"><text:s text:c="6"/>},</text:p>
      <text:p text:style-name="Preformatted_20_Text"><text:s text:c="6"/>"setIdx": 0,</text:p>
      <text:p text:style-name="Preformatted_20_Text"><text:s text:c="6"/>"setId": 4,</text:p>
      <text:p text:style-name="Preformatted_20_Text"><text:s text:c="6"/>"iconIdx": 7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511.968 352c-87.328 0-159.072 71.040-159.968 158.368-0.896 88.224 70.144 160.704 158.368 161.632 0.032 0 1.6 0 1.664 0 87.328 0 159.072-71.040 159.968-158.368 0.896-88.224-70.144-160.736-160.032-161.632zM512.032 640v16l-1.344-16c-70.56-0.704-127.392-58.72-126.688-129.312 0.704-69.856 58.112-126.688 129.312-126.688 70.56 0.704 127.392 58.72 126.688 129.312-0.704 69.856-58.112 126.688-127.968 126.688zM0 512c0 17.673 14.327 32 32 32 17.673 0 32-14.327 32-32 0-17.673-14.327-32-32-32-17.673 0-32 14.327-32 32zM960 512c0 17.673 14.327 32 32 32s32-14.327 32-32c0-17.673-14.327-32-32-32-17.673 0-32 14.327-32 32zM480 32c0 17.673 14.327 32 32 32s32-14.327 32-32c0-17.673-14.327-32-32-32-17.673 0-32 14.327-32 32zM480 992c0 17.673 14.327 32 32 32s32-14.327 32-32c0-17.673-14.327-32-32-32-17.673 0-32 14.327-32 32zM128 160c0 17.673 14.327 32 32 32s32-14.327 32-32c0-17.673-14.327-32-32-32-17.673 0-32 14.327-32 32zM832 864c0 17.673 14.327 32 32 32s32-14.327 32-32c0-17.673-14.327-32-32-32-17.673 0-32 14.327-32 32zM832 160c0 17.673 14.327 32 32 32s32-14.327 32-32c0-17.673-14.327-32-32-32-17.673 0-32 14.327-32 32zM128 864c0 17.673 14.327 32 32 32s32-14.327 32-32c0-17.673-14.327-32-32-32-17.673 0-32 14.327-32 32zM768 514.432v-242.432c0-8.832-7.168-16-16-16h-240.032c-139.712 0-254.528 113.664-255.968 253.408-0.672 68.384 25.28 132.928 73.152 181.792s111.872 76.128 180.256 76.8c0.032 0 2.592 0 2.656 0 0 0 0 0 0 0 139.68 0 254.496-113.664 255.936-253.568zM512.032 736v16l-2.304-16c-59.84-0.608-115.84-24.48-157.728-67.232s-64.608-99.232-64-159.072c1.248-122.24 101.696-221.696 226.432-221.696v0h221.568v226.272c-1.248 122.272-101.728 221.76-223.968 221.7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ial"</text:p>
      <text:p text:style-name="Preformatted_20_Text"><text:s text:c="8"/>],</text:p>
      <text:p text:style-name="Preformatted_20_Text"><text:s text:c="8"/>"defaultCode": 57416,</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73,</text:p>
      <text:p text:style-name="Preformatted_20_Text"><text:s text:c="8"/>"order": 2028,</text:p>
      <text:p text:style-name="Preformatted_20_Text"><text:s text:c="8"/>"prevSize": 32,</text:p>
      <text:p text:style-name="Preformatted_20_Text"><text:s text:c="8"/>"code": 57416,</text:p>
      <text:p text:style-name="Preformatted_20_Text"><text:s text:c="8"/>"name": "dial"</text:p>
      <text:p text:style-name="Preformatted_20_Text"><text:s text:c="6"/>},</text:p>
      <text:p text:style-name="Preformatted_20_Text"><text:s text:c="6"/>"setIdx": 0,</text:p>
      <text:p text:style-name="Preformatted_20_Text"><text:s text:c="6"/>"setId": 4,</text:p>
      <text:p text:style-name="Preformatted_20_Text"><text:s text:c="6"/>"iconIdx": 7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140.864 448.736c-8.448-2.624-17.408 1.984-20.096 10.4-2.656 8.416 1.984 17.408 10.4 20.096 125.056 39.84 180.832 99.264 180.832 192.768 0 83.168-75.872 147.712-121.056 178.816-4.352 3.008-6.944 7.904-6.944 13.184v122.336c-23.36-8.704-64.096-28.48-100.032-68.96-3.744-4.192-9.44-6.112-14.976-5.088-9.12 1.76-18.432 4.256-27.872 6.784-16.32 4.384-33.152 8.928-49.12 8.928-82.176 0-139.712-17.664-198.528-60.896-7.168-5.248-17.12-3.68-22.368 3.424-5.248 7.136-3.712 17.12 3.392 22.368 64.864 47.68 127.872 67.104 217.504 67.104 20.192 0 39.136-5.088 57.44-10.016 5.696-1.568 11.36-3.104 16.96-4.416 59.808 63.168 127.456 77.536 130.4 78.112 1.056 0.224 2.112 0.32 3.2 0.32 3.648 0 7.264-1.248 10.112-3.616 3.744-3.040 5.888-7.584 5.888-12.384v-135.648c82.624-58.912 128-129.824 128-200.352 0-108.192-64.544-179.136-203.136-223.264zM1056 432c0-246.272-224.576-432-522.336-432-299.264 0-533.664 189.792-533.664 432.064 0 145.248 102.752 249.312 192 312.288v212.352c0 5.44 2.752 10.464 7.296 13.44 2.656 1.696 5.664 2.56 8.704 2.56 2.208 0 4.448-0.48 6.56-1.408 4.672-2.080 113.888-51.712 207.328-153.888 40.48 7.52 86.272 14.752 127.808 14.752 302.816 0 506.304-160.832 506.304-400.16zM549.664 800.16c-41.92 0-89.568-8.032-130.656-15.872-5.536-0.992-11.232 0.896-14.976 5.088-65.6 73.984-142.688 120.992-180.032 <text:soft-page-break/>141.248l0-194.624c0-5.28-2.592-10.176-6.944-13.184-84.416-58.080-185.056-155.616-185.056-290.752 0-224.352 220.352-400.064 501.664-400.064 279.552 0 490.336 171.968 490.336 400 0 220.224-190.624 368.16-474.336 368.16zM528 368c-35.296 0-64 28.704-64 64s28.704 64 64 64 64-28.704 64-64-28.704-64-64-64zM528 464c-17.632 0-32-14.336-32-32s14.368-32 32-32 32 14.336 32 32-14.368 32-32 32zM752 368c-35.296 0-64 28.704-64 64s28.704 64 64 64 64-28.704 64-64-28.704-64-64-64zM752 464c-17.632 0-32-14.336-32-32s14.368-32 32-32 32 14.336 32 32-14.368 32-32 32zM304 371.040c-35.296 0-64 28.704-64 64s28.704 64 64 64 64-28.704 64-64-28.704-64-64-64zM304 467.040c-17.632 0-32-14.336-32-32s14.368-32 32-32 32 14.336 32 32-14.368 32-32 32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at",</text:p>
      <text:p text:style-name="Preformatted_20_Text"><text:s text:c="10"/>"bubbles",</text:p>
      <text:p text:style-name="Preformatted_20_Text"><text:s text:c="10"/>"talk",</text:p>
      <text:p text:style-name="Preformatted_20_Text"><text:s text:c="10"/>"message",</text:p>
      <text:p text:style-name="Preformatted_20_Text"><text:s text:c="10"/>"conversation"</text:p>
      <text:p text:style-name="Preformatted_20_Text"><text:s text:c="8"/>],</text:p>
      <text:p text:style-name="Preformatted_20_Text"><text:s text:c="8"/>"defaultCode": 57417,</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74,</text:p>
      <text:p text:style-name="Preformatted_20_Text"><text:s text:c="8"/>"order": 2029,</text:p>
      <text:p text:style-name="Preformatted_20_Text"><text:s text:c="8"/>"prevSize": 32,</text:p>
      <text:p text:style-name="Preformatted_20_Text"><text:s text:c="8"/>"code": 57417,</text:p>
      <text:p text:style-name="Preformatted_20_Text"><text:s text:c="8"/>"name": "chat2"</text:p>
      <text:p text:style-name="Preformatted_20_Text"><text:s text:c="6"/>},</text:p>
      <text:p text:style-name="Preformatted_20_Text"><text:s text:c="6"/>"setIdx": 0,</text:p>
      <text:p text:style-name="Preformatted_20_Text"><text:s text:c="6"/>"setId": 4,</text:p>
      <text:p text:style-name="Preformatted_20_Text"><text:s text:c="6"/>"iconIdx": 7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64 0c-79.232 0-155.392 29.472-214.528 83.040-22.464 20.32-41.696 43.424-57.472 68.928-15.776-25.504-35.008-48.608-57.472-68.96-59.136-53.536-135.296-83.008-214.528-83.008-176.448 0-320 143.552-320 320 0 119.104 37.056 213.12 123.872 314.4 126.144 147.2 445.408 371.84 458.944 381.344 2.752 1.952 5.984 2.912 9.184 2.912s6.432-0.96 9.184-2.912c13.536-9.504 332.8-234.144 458.976-381.344 86.784-101.28 123.84-195.296 123.84-314.4 0-176.448-143.552-320-320-320zM1035.872 613.6c-111.84 130.432-389.76 330.912-443.872 369.44-54.112-38.528-332.032-239.008-443.84-369.44-81.44-95.008-116.16-182.816-116.16-293.6 0-158.816 129.216-288 288-288 71.264 0 139.84 26.528 193.024 74.72 26.816 24.32 48.576 52.992 64.64 85.248 5.44 10.88 23.232 10.88 28.672 0 16.064-32.256 37.824-60.928 64.64-85.216 53.184-48.224 121.76-74.752 193.024-74.752 158.784 0 288 129.184 288 288 0 110.784-34.72 198.592-116.128 293.6z"</text:p>
      <text:p text:style-name="Preformatted_20_Text"><text:s text:c="8"/>],</text:p>
      <text:p text:style-name="Preformatted_20_Text"><text:s text:c="8"/>"width": 118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eart",</text:p>
      <text:p text:style-name="Preformatted_20_Text"><text:s text:c="10"/>"love",</text:p>
      <text:p text:style-name="Preformatted_20_Text"><text:s text:c="10"/>"like",</text:p>
      <text:p text:style-name="Preformatted_20_Text"><text:s text:c="10"/>"favorite"</text:p>
      <text:p text:style-name="Preformatted_20_Text"><text:s text:c="8"/>],</text:p>
      <text:p text:style-name="Preformatted_20_Text"><text:s text:c="8"/>"defaultCode": 57418,</text:p>
      <text:p text:style-name="Preformatted_20_Text"><text:soft-page-break/><text:s text:c="8"/>"grid": 32</text:p>
      <text:p text:style-name="Preformatted_20_Text"><text:s text:c="6"/>},</text:p>
      <text:p text:style-name="Preformatted_20_Text"><text:s text:c="6"/>"attrs": [],</text:p>
      <text:p text:style-name="Preformatted_20_Text"><text:s text:c="6"/>"properties": {</text:p>
      <text:p text:style-name="Preformatted_20_Text"><text:s text:c="8"/>"id": 75,</text:p>
      <text:p text:style-name="Preformatted_20_Text"><text:s text:c="8"/>"order": 2030,</text:p>
      <text:p text:style-name="Preformatted_20_Text"><text:s text:c="8"/>"prevSize": 32,</text:p>
      <text:p text:style-name="Preformatted_20_Text"><text:s text:c="8"/>"code": 57418,</text:p>
      <text:p text:style-name="Preformatted_20_Text"><text:s text:c="8"/>"name": "heart3"</text:p>
      <text:p text:style-name="Preformatted_20_Text"><text:s text:c="6"/>},</text:p>
      <text:p text:style-name="Preformatted_20_Text"><text:s text:c="6"/>"setIdx": 0,</text:p>
      <text:p text:style-name="Preformatted_20_Text"><text:s text:c="6"/>"setId": 4,</text:p>
      <text:p text:style-name="Preformatted_20_Text"><text:s text:c="6"/>"iconIdx": 7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86.656 415.616c-13.664-211.584-160.8-415.616-430.656-415.616-246.816 0-437.152 183.456-447.232 428.288-135.040 42.016-208.768 186.528-208.768 291.712 0 161.952 134.592 304 288 304h768c155.104 0 288-167.168 288-304 0-165.344-135.136-294.656-257.344-304.384zM1056 992h-768c-136.384 0-256-127.104-256-272 0-97.632 85.568-272 256-272h48c8.832 0 16-7.168 16-16s-7.168-16-16-16h-48c-16.288 0-31.68 1.824-46.688 4.448 12.544-191.68 158.24-388.448 414.688-388.448 274.816 0 400 215.648 400 416v48c0 8.832 7.168 16 16 16s16-7.168 16-16v-48c0-0.096 0-0.192 0-0.288 96.608 10.592 224 114.272 224 272.288 0 122.432-118.112 272-256 272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loud",</text:p>
      <text:p text:style-name="Preformatted_20_Text"><text:s text:c="10"/>"weather"</text:p>
      <text:p text:style-name="Preformatted_20_Text"><text:s text:c="8"/>],</text:p>
      <text:p text:style-name="Preformatted_20_Text"><text:s text:c="8"/>"defaultCode": 57419,</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76,</text:p>
      <text:p text:style-name="Preformatted_20_Text"><text:s text:c="8"/>"order": 2031,</text:p>
      <text:p text:style-name="Preformatted_20_Text"><text:s text:c="8"/>"prevSize": 32,</text:p>
      <text:p text:style-name="Preformatted_20_Text"><text:s text:c="8"/>"code": 57419,</text:p>
      <text:p text:style-name="Preformatted_20_Text"><text:s text:c="8"/>"name": "cloud3"</text:p>
      <text:p text:style-name="Preformatted_20_Text"><text:s text:c="6"/>},</text:p>
      <text:p text:style-name="Preformatted_20_Text"><text:s text:c="6"/>"setIdx": 0,</text:p>
      <text:p text:style-name="Preformatted_20_Text"><text:s text:c="6"/>"setId": 4,</text:p>
      <text:p text:style-name="Preformatted_20_Text"><text:s text:c="6"/>"iconIdx": 7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86.656 415.616c-13.664-211.584-160.8-415.616-430.656-415.616-246.816 0-437.152 183.456-447.232 428.288-135.040 42.016-208.768 186.528-208.768 291.712 0 161.952 134.592 304 288 304h208c8.832 0 16-7.168 16-16s-7.168-16-16-16h-208c-136.384 0-256-127.104-256-272 0-97.632 85.568-272 256-272h48c8.832 0 16-7.168 16-16s-7.168-16-16-16h-48c-16.288 0-31.68 1.824-46.688 4.448 12.544-191.68 158.24-388.448 414.688-388.448 274.816 0 400 215.648 400 416v48c0 8.832 7.168 16 16 16s16-7.168 16-16v-48c0-0.096 0-0.192 0-0.288 96.608 10.592 224 114.272 224 272.288 0 122.432-118.112 272-256 272h-240c-103.616 0-144-40.384-144-144v-438.944l130.496 130.24c3.136 3.136 7.232 4.704 11.328 4.704s8.192-1.568 11.328-4.672c6.24-6.24 6.24-16.416 0-22.624l-142.752-142.464c-19.008-18.944-33.76-18.944-52.736 0l-142.752 142.464c-6.24 6.208-6.24 16.384 0 22.624s16.384 <text:soft-page-break/>6.24 22.624 0l130.464-130.272v438.944c0 121.728 54.272 176 176 176h240c155.104 0 288-167.168 288-304 0-165.344-135.136-294.656-257.344-304.384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upload",</text:p>
      <text:p text:style-name="Preformatted_20_Text"><text:s text:c="10"/>"save"</text:p>
      <text:p text:style-name="Preformatted_20_Text"><text:s text:c="8"/>],</text:p>
      <text:p text:style-name="Preformatted_20_Text"><text:s text:c="8"/>"defaultCode": 57420,</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77,</text:p>
      <text:p text:style-name="Preformatted_20_Text"><text:s text:c="8"/>"order": 2032,</text:p>
      <text:p text:style-name="Preformatted_20_Text"><text:s text:c="8"/>"prevSize": 32,</text:p>
      <text:p text:style-name="Preformatted_20_Text"><text:s text:c="8"/>"code": 57420,</text:p>
      <text:p text:style-name="Preformatted_20_Text"><text:s text:c="8"/>"name": "upload4"</text:p>
      <text:p text:style-name="Preformatted_20_Text"><text:s text:c="6"/>},</text:p>
      <text:p text:style-name="Preformatted_20_Text"><text:s text:c="6"/>"setIdx": 0,</text:p>
      <text:p text:style-name="Preformatted_20_Text"><text:s text:c="6"/>"setId": 4,</text:p>
      <text:p text:style-name="Preformatted_20_Text"><text:s text:c="6"/>"iconIdx": 7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86.656 415.424c-13.76-211.52-160.864-415.424-430.656-415.424-32.928 0-65.408 3.2-96.576 9.504-8.672 1.76-14.24 10.176-12.512 18.88 1.76 8.672 10.048 14.24 18.88 12.512 29.056-5.92 59.424-8.896 90.208-8.896 274.816 0 400 215.648 400 416v48c0 8.832 7.168 16 16 16s16-7.168 16-16v-48c0-0.16-0.032-0.352-0.032-0.512 98.016 8.448 224.032 93.824 224.032 272.512 0 152.544-112.448 272-256 272h-768c-127.232 0-256-93.44-256-272 0-131.008 80.128-272 256-272h48c8.832 0 16-7.168 16-16s-7.168-16-16-16h-48v-64c0-119.264 73.568-193.344 192-193.344 107.648 0 192 84.928 192 193.344v415.776l-133.12-123.52c-6.4-6.016-16.544-5.664-22.592 0.832-6.016 6.464-5.664 16.608 0.832 22.592l144.512 134.048c9.568 9.536 18.016 14.24 26.464 14.24 8.352 0 16.64-4.64 25.856-13.856l144.928-134.464c6.496-6.016 6.88-16.128 0.832-22.592-6.016-6.528-16.192-6.88-22.592-0.832l-133.12 123.552v-415.776c0-126.368-98.4-225.344-224-225.344-136.064 0-224 88.448-224 225.344v65.632c-168.16 16.256-256 160.096-256 302.368 0 147.36 100.928 304 288 304h768c161.504 0 288-133.536 288-304 0-201.728-145.824-296.896-257.344-304.576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wnload",</text:p>
      <text:p text:style-name="Preformatted_20_Text"><text:s text:c="10"/>"load"</text:p>
      <text:p text:style-name="Preformatted_20_Text"><text:s text:c="8"/>],</text:p>
      <text:p text:style-name="Preformatted_20_Text"><text:s text:c="8"/>"defaultCode": 57421,</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78,</text:p>
      <text:p text:style-name="Preformatted_20_Text"><text:s text:c="8"/>"order": 2033,</text:p>
      <text:p text:style-name="Preformatted_20_Text"><text:s text:c="8"/>"prevSize": 32,</text:p>
      <text:p text:style-name="Preformatted_20_Text"><text:s text:c="8"/>"code": 57421,</text:p>
      <text:p text:style-name="Preformatted_20_Text"><text:s text:c="8"/>"name": "download4"</text:p>
      <text:p text:style-name="Preformatted_20_Text"><text:s text:c="6"/>},</text:p>
      <text:p text:style-name="Preformatted_20_Text"><text:soft-page-break/><text:s text:c="6"/>"setIdx": 0,</text:p>
      <text:p text:style-name="Preformatted_20_Text"><text:s text:c="6"/>"setId": 4,</text:p>
      <text:p text:style-name="Preformatted_20_Text"><text:s text:c="6"/>"iconIdx": 7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336.928 418.88c-7.2-6.048-17.984-5.088-24.064 2.176l-75.744 90.88c-1.632-0.512-3.296-1.024-5.12 0.064h-44.512l56.64-69.056c6.048-7.264 5.056-18.016-2.176-24.064s-18.016-5.088-24.064 2.176l-74.88 90.944h-50.528l56.64-69.056c6.048-7.264 5.056-18.016-2.176-24.064-7.2-6.048-17.984-5.088-24.064 2.176l-74.88 90.944h-24.064c-0.608-282.912-229.984-512-511.936-512-282.304 0-512 229.696-512 512s229.696 512 512 512c271.136 0 493.12-212.032 510.336-480h25.696l74.88 90.944c3.36 4.064 8.256 6.144 13.12 6.144 3.872 0 7.744-1.28 10.944-3.968 7.264-6.016 8.256-16.8 2.176-24.064l-56.672-69.056h50.528l74.88 90.944c3.36 4.064 8.256 6.144 13.12 6.144 3.872 0 7.744-1.28 10.944-3.968 7.264-6.016 8.256-16.8 2.176-24.064l-56.64-69.056h44.512c1.824 1.088 3.488 0.576 5.152 0.064l75.744 90.88c3.36 4.064 8.256 6.144 13.12 6.144 3.872 0 7.744-1.28 10.944-3.968 7.264-6.016 8.256-16.8 2.176-24.064l-70.88-85.056 70.88-85.056c6.048-7.264 5.056-18.048-2.208-24.064zM512 992c-264.672 0-480-215.328-480-480s215.328-480 480-480c264.32 0 479.328 214.72 479.936 480h-96c-0.576-212.32-172.544-384-383.936-384-211.744 0-384 172.256-384 384s172.256 384 384 384c200.576 0 365.472-154.624 382.336-352h96c-17.12 250.336-224.832 448-478.336 448zM767.936 512c-0.576-141.728-115.136-256-255.936-256-141.152 0-256 114.848-256 256s114.848 256 256 256c129.92 0 237.312-97.376 253.6-224h96.704c-16.736 179.712-167.392 320-350.304 320-194.080 0-352-157.92-352-352s157.92-352 352-352c193.728 0 351.36 157.312 351.936 352h-96zM639.904 512c-0.608-71.168-57.664-128-127.904-128-70.592 0-128 57.408-128 128s57.408 128 128 128c59.072 0 108.416-40.416 123.104-96h98.176c-16.096 108.928-109.056 192-221.28 192-123.488 0-224-100.512-224-224s100.512-224 224-224c123.136 0 223.36 99.904 223.936 224h-96.032zM528 544h73.76c-13.536 37.696-48.512 64-89.76 64-52.928 0-96-43.072-96-96s43.072-96 96-96c52.576 0 95.296 42.496 95.904 96h-79.904c-9.44-1.088-17.088 6.56-17.088 16s7.648 17.088 17.088 16z"</text:p>
      <text:p text:style-name="Preformatted_20_Text"><text:s text:c="8"/>],</text:p>
      <text:p text:style-name="Preformatted_20_Text"><text:s text:c="8"/>"width": 1344,</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arget",</text:p>
      <text:p text:style-name="Preformatted_20_Text"><text:s text:c="10"/>"goal"</text:p>
      <text:p text:style-name="Preformatted_20_Text"><text:s text:c="8"/>],</text:p>
      <text:p text:style-name="Preformatted_20_Text"><text:s text:c="8"/>"defaultCode": 57422,</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79,</text:p>
      <text:p text:style-name="Preformatted_20_Text"><text:s text:c="8"/>"order": 2034,</text:p>
      <text:p text:style-name="Preformatted_20_Text"><text:s text:c="8"/>"prevSize": 32,</text:p>
      <text:p text:style-name="Preformatted_20_Text"><text:s text:c="8"/>"code": 57422,</text:p>
      <text:p text:style-name="Preformatted_20_Text"><text:s text:c="8"/>"name": "target2"</text:p>
      <text:p text:style-name="Preformatted_20_Text"><text:s text:c="6"/>},</text:p>
      <text:p text:style-name="Preformatted_20_Text"><text:s text:c="6"/>"setIdx": 0,</text:p>
      <text:p text:style-name="Preformatted_20_Text"><text:s text:c="6"/>"setId": 4,</text:p>
      <text:p text:style-name="Preformatted_20_Text"><text:s text:c="6"/>"iconIdx": 7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5.088c282.944 0 513.088-230.144 513.088-513.088s-230.144-513.088-513.088-513.088-513.088 230.144-513.088 513.088 230.144 513.088 513.088 513.088zM512 33.088c264.064 0 478.912 214.848 478.912 478.912s-214.848 478.912-478.912 478.912-478.912-214.848-478.912-478.912 214.848-478.912 478.912-<text:soft-page-break/>478.912zM319.584 845.248c2.688 1.568 5.632 2.272 8.576 2.272 5.792 0 11.392-2.912 14.624-8.224l169.216-278.368 169.248 278.368c3.232 5.312 8.832 8.224 14.624 8.224 2.944 0 5.888-0.704 8.576-2.272 124.256-71.904 192.672-184.576 192.672-317.248 0-9.44-7.648-17.088-17.088-16h-339.104l169.952-310.176c4.48-8.16 1.632-18.4-6.432-23.072-117.248-67.808-267.648-67.808-384.832 0-8.096 4.64-10.944 14.912-6.464 23.072l169.92 310.176h-339.072c-9.44-1.088-17.088 6.56-17.088 16 0 132.672 68.416 245.344 192.672 317.248zM862.464 544c-5.408 108.576-61.888 200.576-160.832 262.976l-159.232-262.976h320.064zM672.64 200.352l-160.64 292.16-160.608-292.16c99.392-51.456 221.792-51.456 321.248 0zM481.6 544l-159.2 262.976c-98.976-62.368-155.456-154.368-160.864-262.976h320.0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azardous",</text:p>
      <text:p text:style-name="Preformatted_20_Text"><text:s text:c="10"/>"dangerous"</text:p>
      <text:p text:style-name="Preformatted_20_Text"><text:s text:c="8"/>],</text:p>
      <text:p text:style-name="Preformatted_20_Text"><text:s text:c="8"/>"defaultCode": 57423,</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80,</text:p>
      <text:p text:style-name="Preformatted_20_Text"><text:s text:c="8"/>"order": 2035,</text:p>
      <text:p text:style-name="Preformatted_20_Text"><text:s text:c="8"/>"prevSize": 32,</text:p>
      <text:p text:style-name="Preformatted_20_Text"><text:s text:c="8"/>"code": 57423,</text:p>
      <text:p text:style-name="Preformatted_20_Text"><text:s text:c="8"/>"name": "hazardous"</text:p>
      <text:p text:style-name="Preformatted_20_Text"><text:s text:c="6"/>},</text:p>
      <text:p text:style-name="Preformatted_20_Text"><text:s text:c="6"/>"setIdx": 0,</text:p>
      <text:p text:style-name="Preformatted_20_Text"><text:s text:c="6"/>"setId": 4,</text:p>
      <text:p text:style-name="Preformatted_20_Text"><text:s text:c="6"/>"iconIdx": 7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560.576c0-8.832-7.168-16-16-16h-432v-432.576c0-8.832-7.168-16-16-16-255.84 0-464 207.84-464 463.328 0 264.896 199.776 464.672 464.672 464.672 246.816 0 463.328-216.576 463.328-463.424zM32 559.328c0-232.512 185.184-422.592 416-431.040v432.288c0 8.832 7.168 16 16 15.424h431.68c-9.056 223.68-206.56 416-431.008 416-246.656 0-432.672-185.984-432.672-432.672zM560 480h447.968c8.832 0.576 16.032-7.168 16.032-16 0-255.84-208.16-464-464-464-8.832 0-16 7.168-16 16v448.576c0 8.832 7.168 16 16 15.424zM576 32.288c226.016 8.288 408.288 191.040 415.808 416.288h-415.808v-416.28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iechart",</text:p>
      <text:p text:style-name="Preformatted_20_Text"><text:s text:c="10"/>"chart",</text:p>
      <text:p text:style-name="Preformatted_20_Text"><text:s text:c="10"/>"statistic"</text:p>
      <text:p text:style-name="Preformatted_20_Text"><text:s text:c="8"/>],</text:p>
      <text:p text:style-name="Preformatted_20_Text"><text:s text:c="8"/>"defaultCode": 57424,</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81,</text:p>
      <text:p text:style-name="Preformatted_20_Text"><text:s text:c="8"/>"order": 2036,</text:p>
      <text:p text:style-name="Preformatted_20_Text"><text:s text:c="8"/>"prevSize": 32,</text:p>
      <text:p text:style-name="Preformatted_20_Text"><text:s text:c="8"/>"code": 57424,</text:p>
      <text:p text:style-name="Preformatted_20_Text"><text:s text:c="8"/>"name": "piechart"</text:p>
      <text:p text:style-name="Preformatted_20_Text"><text:s text:c="6"/>},</text:p>
      <text:p text:style-name="Preformatted_20_Text"><text:soft-page-break/><text:s text:c="6"/>"setIdx": 0,</text:p>
      <text:p text:style-name="Preformatted_20_Text"><text:s text:c="6"/>"setId": 4,</text:p>
      <text:p text:style-name="Preformatted_20_Text"><text:s text:c="6"/>"iconIdx": 8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1.088c-282.912 0-513.12 230.144-513.12 513.088s230.208 513.088 513.12 513.088 513.12-230.144 513.12-513.088-230.208-513.088-513.12-513.088zM512 990.912c-264.064 0-478.88-214.848-478.88-478.912s214.816-478.912 478.88-478.912 478.88 214.848 478.88 478.912-214.816 478.912-478.88 478.912zM528 193.696c9.76 0 17.696-7.904 17.696-17.696v-64c0-9.792-7.936-17.696-17.696-17.696s-17.696 7.904-17.696 17.696v64c0 9.792 7.936 17.696 17.696 17.696zM176 478.304h-64c-9.76 0-17.696 7.904-17.696 17.696s7.936 17.696 17.696 17.696h64c9.76 0 17.696-7.904 17.696-17.696s-7.936-17.696-17.696-17.696zM830.304 496c0 9.792 7.936 17.696 17.696 17.696h64c9.76 0 17.696-7.904 17.696-17.696s-7.936-17.696-17.696-17.696h-64c-9.76 0-17.696 7.904-17.696 17.696zM274.4 324.096c4.544 0 9.056-1.728 12.512-5.184 6.912-6.912 6.912-18.080 0-24.992l-50.4-50.432c-6.912-6.944-18.080-6.944-24.992 0-6.912 6.912-6.912 18.080 0 24.992l50.4 50.4c3.424 3.488 7.968 5.216 12.48 5.216zM764.512 675.488c-6.912-6.944-18.080-6.944-24.992 0-6.912 6.912-6.912 18.080 0 24.992l48 48c3.456 3.456 7.968 5.184 12.512 5.184s9.056-1.728 12.512-5.184c6.912-6.912 6.912-18.080 0-24.992l-48.032-48zM796.512 252.512c6.912-6.912 6.912-18.080 0-24.992-6.912-6.944-18.080-6.944-24.992 0l-50.4 50.4c-6.912 6.912-6.912 18.080 0 24.992 3.456 3.456 7.968 5.184 12.512 5.184s9.056-1.728 12.512-5.184l50.368-50.4zM275.488 691.488l-48 48c-6.912 6.912-6.912 18.080 0 24.992 3.456 3.456 7.968 5.184 12.512 5.184s9.056-1.728 12.512-5.184l48-48c6.912-6.912 6.912-18.080 0-24.992-6.912-6.912-18.112-6.912-25.024 0zM624 768h-224c-28.448-1.088-49.12 19.552-49.12 48v30.624c0 28.736 21.568 51.296 49.12 49.376h224c27.52 1.92 49.12-20.64 49.12-49.376v-30.624c0-28.448-20.672-49.088-49.12-48zM638.88 846.624c0 8.224-4.672 17.088-14.88 18.176h-224c-10.24-1.088-14.88-9.984-14.88-0.8v-30.624c0-26.848 5.408-32.288 14.88-33.376h224c9.472 1.088 14.88 6.528 14.88 16v30.624zM512 597.344c22.784 0 44.224-8.864 60.32-24.992 29.152-29.152 32.768-74.24 10.88-107.36l84.896-84.896c6.656-6.688 6.656-17.504 0-24.192-6.688-6.688-17.504-6.688-24.192 0l-84.992 84.992c-32.8-20.96-79.136-17.376-107.232 10.752-33.28 33.28-33.28 87.392 0 120.672 16.096 16.16 37.536 25.024 60.32 25.024zM481.856 481.856c8.032-8.064 18.752-12.512 30.144-12.512s22.112 4.448 30.176 12.512c16.64 16.64 16.64 43.68 0 60.32-16.096 16.128-44.192 16.128-60.32 0-16.64-16.64-16.64-43.712-0-60.3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peedometer",</text:p>
      <text:p text:style-name="Preformatted_20_Text"><text:s text:c="10"/>"meter",</text:p>
      <text:p text:style-name="Preformatted_20_Text"><text:s text:c="10"/>"gauge",</text:p>
      <text:p text:style-name="Preformatted_20_Text"><text:s text:c="10"/>"measurement"</text:p>
      <text:p text:style-name="Preformatted_20_Text"><text:s text:c="8"/>],</text:p>
      <text:p text:style-name="Preformatted_20_Text"><text:s text:c="8"/>"defaultCode": 57425,</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82,</text:p>
      <text:p text:style-name="Preformatted_20_Text"><text:s text:c="8"/>"order": 2037,</text:p>
      <text:p text:style-name="Preformatted_20_Text"><text:s text:c="8"/>"prevSize": 32,</text:p>
      <text:p text:style-name="Preformatted_20_Text"><text:s text:c="8"/>"code": 57425,</text:p>
      <text:p text:style-name="Preformatted_20_Text"><text:s text:c="8"/>"name": "speedometer"</text:p>
      <text:p text:style-name="Preformatted_20_Text"><text:s text:c="6"/>},</text:p>
      <text:p text:style-name="Preformatted_20_Text"><text:s text:c="6"/>"setIdx": 0,</text:p>
      <text:p text:style-name="Preformatted_20_Text"><text:s text:c="6"/>"setId": 4,</text:p>
      <text:p text:style-name="Preformatted_20_Text"><text:s text:c="6"/>"iconIdx": 81</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1.088 533.376c11.328 272.352 235.808 490.624 510.912 490.624s499.584-218.272 510.912-490.624c0.608-1.696 1.088-3.456 1.088-5.376 0-1.152-0.416-2.144-0.64-3.2 0.096-4.288 0.64-8.48 0.64-12.8 0-282.304-229.696-512-512-512s-512 229.696-512 512c0 4.32 0.544 8.512 0.64 12.8-0.224 1.056-0.64 2.048-0.64 3.2 0 1.92 0.48 3.68 1.088 5.376zM797.472 727.744c-42.208-17.664-87.52-31.328-134.88-40.672 5.056-46.496 8.032-94.784 8.96-143.040h159.36c-2.912 65.728-14.592 127.776-33.44 183.712zM862.88 544h127.488c-5.952 89.792-36.416 172.896-85.216 242.528-24.288-17.056-50.464-32.608-78.624-46.080 20.64-59.808 33.344-126.176 36.352-196.448zM396.448 713.152c37.696-5.888 76.384-9.152 115.552-9.152s77.856 3.264 115.52 9.152c-22.208 170.72-70.72 278.848-115.52 278.848s-93.312-108.128-115.552-278.848zM445.056 981.248c-88.032-28.224-162.496-111.072-207.424-223.488 39.872-16.8 82.752-29.92 127.68-38.944 14.688 111.872 41.536 209.344 79.744 262.432zM392.768 342.688c38.944 6.016 78.88 9.312 119.232 9.312s80.288-3.296 119.232-9.312c5.504 51.84 8.768 108.416 8.768 169.312h-256c0-60.896 3.264-117.472 8.768-169.312zM639.52 544c-0.896 48.8-3.776 94.752-8.32 137.312-38.912-6.016-78.816-9.312-119.2-9.312-40.384 0-80.288 3.296-119.232 9.312-5.536-52.032-7.584-97.824-8.32-137.312h255.072zM658.72 718.816c44.928 9.024 87.776 22.144 127.68 38.944-44.928 112.416-119.392 195.264-207.424 223.488 38.176-53.088 65.024-150.56 79.744-262.432zM672 512c0-58.752-3.264-118.272-9.408-175.040 47.36-9.344 92.672-23.040 134.88-40.672 21.888 64.928 34.528 138.080 34.528 215.712h-160zM658.72 305.184c-14.72-111.872-41.536-209.376-79.776-262.432 88.032 28.224 162.496 111.072 207.424 223.488-39.872 16.8-82.72 29.952-127.648 38.944zM627.552 310.848c-37.696 5.888-76.384 9.152-115.552 9.152s-77.856-3.264-115.552-9.152c22.24-170.72 70.752-278.848 115.552-278.848 44.8 0 93.312 108.128 115.552 278.848zM365.28 305.184c-44.928-9.024-87.776-22.144-127.68-38.944 44.928-112.416 119.392-195.264 207.424-223.488-38.176 53.088-65.024 150.56-79.744 262.432zM361.408 336.96c-6.144 56.768-9.408 116.288-9.408 175.040h-160c0-77.632 12.64-150.784 34.528-215.744 42.208 17.664 87.52 31.328 134.88 40.704zM352.448 544c0.928 48.256 3.904 96.544 8.96 143.072-47.36 9.344-92.672 23.040-134.88 40.672-18.848-55.936-30.528-117.984-33.44-183.744h159.36zM197.44 740.448c-28.16 13.504-54.304 29.024-78.592 46.080-48.8-69.632-79.264-152.704-85.216-242.528h127.488c3.008 70.272 15.712 136.64 36.32 196.448zM138.016 812.16c21.92-15.328 45.344-29.504 70.624-41.76 32.128 79.52 78.368 145.536 133.952 190.176-80.832-30.656-151.328-82.176-204.576-148.416zM681.408 960.544c55.616-44.608 101.824-110.656 133.952-190.176 25.28 12.288 48.704 26.432 70.624 41.76-53.248 66.272-123.744 117.792-204.576 148.416zM864 512c0-82.144-13.696-159.584-37.44-228.448 28.16-13.504 54.336-29.024 78.624-46.080 54.528 77.888 86.816 172.448 86.816 274.528h-128zM886.016 211.84c-21.92 15.328-45.344 29.472-70.624 41.76-32.128-79.52-78.368-145.568-133.952-190.176 80.8 30.656 151.296 82.176 204.576 148.416zM342.592 63.456c-55.616 44.608-101.824 110.656-133.952 190.176-25.312-12.288-48.704-26.464-70.624-41.792 53.248-66.24 123.744-117.76 204.576-148.384zM118.848 237.472c24.256 17.056 50.432 32.576 78.592 46.080-23.744 68.864-37.44 146.304-37.44 228.448h-128c0-102.080 32.288-196.64 86.848-274.5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lobal",</text:p>
      <text:p text:style-name="Preformatted_20_Text"><text:s text:c="10"/>"sphere"</text:p>
      <text:p text:style-name="Preformatted_20_Text"><text:s text:c="8"/>],</text:p>
      <text:p text:style-name="Preformatted_20_Text"><text:s text:c="8"/>"defaultCode": 57426,</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83,</text:p>
      <text:p text:style-name="Preformatted_20_Text"><text:s text:c="8"/>"order": 2038,</text:p>
      <text:p text:style-name="Preformatted_20_Text"><text:s text:c="8"/>"prevSize": 32,</text:p>
      <text:p text:style-name="Preformatted_20_Text"><text:s text:c="8"/>"code": 57426,</text:p>
      <text:p text:style-name="Preformatted_20_Text"><text:s text:c="8"/>"name": "global"</text:p>
      <text:p text:style-name="Preformatted_20_Text"><text:soft-page-break/><text:s text:c="6"/>},</text:p>
      <text:p text:style-name="Preformatted_20_Text"><text:s text:c="6"/>"setIdx": 0,</text:p>
      <text:p text:style-name="Preformatted_20_Text"><text:s text:c="6"/>"setId": 4,</text:p>
      <text:p text:style-name="Preformatted_20_Text"><text:s text:c="6"/>"iconIdx": 8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512c0 282.304 229.696 512 512 512s512-229.696 512-512-229.696-512-512-512-512 229.696-512 512zM512 32c264.672 0 480 215.328 480 480s-215.328 480-480 480-480-215.328-480-480 215.328-480 480-480zM512 928c229.376 0 416-186.624 416-416s-186.624-416-416-416-416 186.624-416 416 186.624 416 416 416zM480 129.632v48.832c0 8.832 7.168 16 16 16s16-7.168 16-16v-50.464c200.928 0 366.016 155.2 382.368 352h-48.864c-8.832 0-16 7.168-16 16s7.168 16 16 16h50.496c0 211.744-172.256 384-384 384v-50.464c0-8.832-7.168-16-16-16s-16 7.168-16 16v48.832c-196.768-16.352-352-181.408-352-382.368h50.496c8.832 0 16-7.168 16-16s-7.168-16-16-16h-48.864c15.456-186.208 164.16-334.912 350.368-350.368zM300.352 737.312c3.264 0 6.528-0.992 9.344-3.008l179.648-129.152c7.296 1.792 14.816 2.976 22.656 2.976 52.928 0 96-43.072 96-96 0-7.584-1.12-14.88-2.784-21.984l131.392-182.784c4.576-6.368 3.872-15.136-1.664-20.672-5.504-5.536-14.272-6.176-20.672-1.696l-184.896 132.896c-5.664-1.056-11.456-1.76-17.408-1.76-52.928 0-96 43.072-96 96 0 6.24 0.704 12.352 1.856 18.272l-130.464 181.568c-4.576 6.368-3.872 15.136 1.664 20.672 3.104 3.072 7.2 4.672 11.328 4.672zM448 512.16c0-35.296 28.704-64 64-64s64 28.704 64 64-28.704 64-64 64-64-28.736-64-64zM653.568 368.096l-63.584 88.48c-6.912-9.632-15.424-18.016-25.344-24.544l88.928-63.936zM432.16 565.344c6.368 9.536 14.528 17.696 23.776 24.416l-85.504 61.472 61.728-85.88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mpass",</text:p>
      <text:p text:style-name="Preformatted_20_Text"><text:s text:c="10"/>"direction",</text:p>
      <text:p text:style-name="Preformatted_20_Text"><text:s text:c="10"/>"guide"</text:p>
      <text:p text:style-name="Preformatted_20_Text"><text:s text:c="8"/>],</text:p>
      <text:p text:style-name="Preformatted_20_Text"><text:s text:c="8"/>"defaultCode": 57427,</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84,</text:p>
      <text:p text:style-name="Preformatted_20_Text"><text:s text:c="8"/>"order": 2039,</text:p>
      <text:p text:style-name="Preformatted_20_Text"><text:s text:c="8"/>"prevSize": 32,</text:p>
      <text:p text:style-name="Preformatted_20_Text"><text:s text:c="8"/>"code": 57427,</text:p>
      <text:p text:style-name="Preformatted_20_Text"><text:s text:c="8"/>"name": "compass3"</text:p>
      <text:p text:style-name="Preformatted_20_Text"><text:s text:c="6"/>},</text:p>
      <text:p text:style-name="Preformatted_20_Text"><text:s text:c="6"/>"setIdx": 0,</text:p>
      <text:p text:style-name="Preformatted_20_Text"><text:s text:c="6"/>"setId": 4,</text:p>
      <text:p text:style-name="Preformatted_20_Text"><text:s text:c="6"/>"iconIdx": 8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83.616 89.472l-94.176 94.144c-6.24 6.272-6.24 16.384 0 22.624 3.136 3.136 7.232 4.672 11.328 4.672s8.192-1.568 11.328-4.672l94.176-94.144c6.24-6.24 6.24-16.384 0-22.624s-16.384-6.24-22.656 0zM911.872 817.696l-94.176 94.144c-6.24 6.24-6.24 16.384 0 22.624 3.136 3.136 7.232 4.672 11.328 4.672s8.192-1.568 11.328-4.672l94.176-94.144c6.24-6.24 6.24-16.384 0-22.624s-16.416-6.272-22.656 0zM852.864 95.744c-6.24-6.24-16.384-6.24-22.624 0s-6.24 16.384 0 22.624l87.904 87.872c3.136 3.136 7.232 4.672 11.328 4.672s8.192-1.568 11.328-4.672c6.24-6.24 6.24-16.384 0-22.624l-87.936-87.872zM95.744 830.24c-6.24 6.24-6.24 16.384 0 22.624l87.904 87.872c3.136 3.136 7.232 4.672 11.328 4.672s8.192-1.568 11.328-4.672c6.24-6.24 6.24-16.384 0-22.624l-87.904-87.872c-6.304-6.24-16.416-6.24-<text:soft-page-break/>22.656 0zM145.024 315.52c-6.528 12.16-12.192 24.672-17.408 37.248-41.888 101.248-41.92 217.312-0.032 318.464 6.464 15.584 13.664 30.496 21.376 44.256 18.656 33.312 41.792 63.872 68.736 90.816 30.848 30.88 66.208 56.608 105.088 76.448 9.856 5.024 19.872 9.472 30.016 13.664 50.624 20.96 104.192 31.584 159.2 31.584s108.576-10.624 159.232-31.584c0.032 0 0.032-0.032 0.064-0.064 12.576-5.184 25.024-10.88 37.152-17.376 36-19.264 68.928-43.712 97.856-72.672 28.928-28.896 53.376-61.824 72.672-97.888 6.496-12.16 12.224-24.608 17.44-37.248 0 0 0-0.032 0-0.032 41.824-101.216 41.824-217.248-0.032-318.368-4.192-10.112-8.672-20.192-13.664-30.016-19.808-38.848-45.536-74.176-76.448-105.088-26.912-26.912-57.44-50.016-90.784-68.704-13.728-7.712-28.64-14.944-44.288-21.408-101.216-41.888-217.056-41.888-318.432 0.032 0 0-0.032 0-0.032 0-12.64 5.248-25.088 10.912-37.248 17.44-35.968 19.264-68.864 43.712-97.792 72.672-28.928 28.896-53.408 61.792-72.672 97.824zM451.2 365.248c0 0 0 0 0 0 13.824-5.696 28.064-9.44 42.304-11.104 14.912-1.76 30.048-1.376 44.864 1.12 11.776 1.952 23.36 5.28 34.464 9.824 0 0 0 0 0.032 0 19.328 8 36.672 19.584 51.552 34.464 14.752 14.752 26.304 32.096 34.336 51.584 0 0 0 0 0 0.032 0 0 0 0 0 0 6.752 16.352 10.72 33.344 11.84 50.56 0.608 9.504 0.352 19.168-0.736 28.672-1.664 14.272-5.376 28.512-11.104 42.304 0 0 0 0 0 0 0 0 0 0 0 0.032-8.032 19.488-19.584 36.832-34.336 51.584-14.72 14.72-32.096 26.272-51.616 34.336 0 0 0 0 0 0-13.824 5.664-28.064 9.44-42.304 11.072-9.504 1.12-19.072 1.376-28.704 0.736-17.184-1.088-34.208-5.088-50.592-11.84-19.52-8.064-36.896-19.616-51.616-34.336-14.88-14.88-26.464-32.192-34.464-51.552-4.576-11.072-7.904-22.688-9.888-34.496-2.496-14.88-2.848-29.984-1.12-44.832 1.664-14.272 5.376-28.512 11.104-42.304 0 0 0 0 0 0 0 0 0 0 0-0.032 8.032-19.488 19.584-36.832 34.336-51.584 14.752-14.624 32.128-26.176 51.648-34.24zM872.672 379.936c30.912 84.736 30.912 179.328 0 264.128l-178.816-74.048c3.808-11.776 6.4-23.776 7.808-35.84 1.344-11.392 1.632-23.008 0.896-34.432-0.992-15.456-3.904-30.784-8.704-45.728l178.816-74.080zM323.712 543.648c1.504 8.928 3.648 17.76 6.368 26.368l-178.752 74.080c-30.912-84.736-30.88-179.328 0.032-264.128l178.784 74.048c-3.808 11.776-6.4 23.776-7.808 35.808-2.048 17.856-1.632 35.968 1.376 53.824zM240.32 783.68c-24.864-24.864-46.208-53.056-63.456-83.84-4.672-8.32-9.12-17.056-13.312-26.176l178.752-74.016c8.992 17.472 20.64 33.344 34.656 47.392 13.952 13.984 29.888 25.568 47.456 34.56l-74.112 178.912c-4.352-1.984-8.672-4.064-12.992-6.24-35.872-18.368-68.512-42.080-96.992-70.592zM379.936 872.672l74.080-178.848c14.944 4.8 30.272 7.712 45.696 8.704 11.456 0.672 22.976 0.48 34.496-0.896 12.032-1.408 24-4.032 35.776-7.808l74.080 178.848c-84.576 30.976-179.552 30.976-264.128 0zM783.68 783.68c-26.688 26.72-57.088 49.28-90.368 67.104-6.464 3.456-13.024 6.688-19.648 9.728l-74.112-178.912c17.6-8.992 33.504-20.576 47.456-34.56 13.984-13.952 25.568-29.888 34.56-47.456l178.88 74.080c-3.040 6.656-6.24 13.216-9.728 19.68-17.76 33.28-40.32 63.648-67.040 90.336zM783.68 240.32c28.544 28.544 52.256 61.152 70.56 97.024 2.208 4.288 4.256 8.608 6.272 12.992l-178.912 74.080c-9.024-17.568-20.576-33.504-34.56-47.456-14.048-14.048-29.952-25.696-47.424-34.688l74.080-178.752c9.152 4.224 17.92 8.672 26.208 13.344 30.752 17.248 58.944 38.592 83.776 63.456zM644.096 151.328l-74.080 178.784c-8.64-2.752-17.472-4.864-26.368-6.368-17.696-3.008-35.84-3.456-53.856-1.344-12.032 1.408-24 4.032-35.776 7.808l-74.080-178.848c84.64-31.008 179.584-31.008 264.16-0.032zM330.656 173.216c6.464-3.456 13.024-6.688 19.68-9.696l74.080 178.88c-17.6 8.992-33.504 20.608-47.456 34.56-13.984 13.952-25.568 29.888-34.56 47.456l-178.88-74.080c3.008-6.656 6.208-13.216 9.696-19.68 17.824-33.28 40.384-63.648 67.104-90.336 26.688-26.72 57.088-49.28 90.336-67.104zM749.376 929.312c-146.432 83.424-328.352 83.424-474.784 0-7.712-4.352-17.472-1.728-21.824 6.016-4.384 7.648-1.696 17.44 5.984 21.824 78.112 44.512 165.664 66.72 253.248 66.72s175.136-22.208 253.248-66.72c7.68-4.384 10.368-14.144 5.984-21.824-4.416-7.744-14.176-10.368-21.856-6.016zM66.88 258.784c-88.992 156.192-88.992 350.24 0 506.432 2.944 5.184 8.352 8.096 13.92 8.096 2.688 0 5.408-0.672 7.904-2.080 7.68-4.384 10.368-14.144 5.984-21.824-83.424-146.432-83.424-328.384 0-474.816 4.384-7.648 1.696-17.44-5.984-21.824-7.712-4.32-17.472-1.664-21.824 6.016zM957.12 765.216c88.992-156.192 88.992-350.24 0-506.432-4.384-7.68-14.208-10.336-21.824-6.016-7.68 4.384-10.368 14.144-5.984 21.824 83.424 146.432 83.424 328.384 0 474.816-4.384 7.648-1.696 17.44 5.984 21.824 2.496 1.408 5.216 2.080 7.904 2.080 5.568 0 10.976-2.912 13.92-8.096zM274.624 94.688c146.432-83.424 328.352-83.424 474.784 0 2.496 1.408 5.216 2.080 7.904 2.080 5.568 0 10.976-2.912 13.92-8.096 4.384-7.648 1.696-17.44-5.984-21.824-156.224-88.992-350.24-88.992-506.464 0-7.68 4.384-10.368 14.144-5.984 21.824 4.352 7.712 14.112 10.304 21.824 6.016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fesaver",</text:p>
      <text:p text:style-name="Preformatted_20_Text"><text:s text:c="10"/>"lifebuoy"</text:p>
      <text:p text:style-name="Preformatted_20_Text"><text:s text:c="8"/>],</text:p>
      <text:p text:style-name="Preformatted_20_Text"><text:s text:c="8"/>"defaultCode": 57428,</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85,</text:p>
      <text:p text:style-name="Preformatted_20_Text"><text:s text:c="8"/>"order": 2040,</text:p>
      <text:p text:style-name="Preformatted_20_Text"><text:s text:c="8"/>"prevSize": 32,</text:p>
      <text:p text:style-name="Preformatted_20_Text"><text:s text:c="8"/>"code": 57428,</text:p>
      <text:p text:style-name="Preformatted_20_Text"><text:s text:c="8"/>"name": "lifesaver"</text:p>
      <text:p text:style-name="Preformatted_20_Text"><text:s text:c="6"/>},</text:p>
      <text:p text:style-name="Preformatted_20_Text"><text:s text:c="6"/>"setIdx": 0,</text:p>
      <text:p text:style-name="Preformatted_20_Text"><text:s text:c="6"/>"setId": 4,</text:p>
      <text:p text:style-name="Preformatted_20_Text"><text:s text:c="6"/>"iconIdx": 8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304 0 512-229.696 512-512s-229.696-512-512-512-512 229.696-512 512 229.696 512 512 512zM512 32c264.672 0 480 215.328 480 480s-215.328 480-480 480-480-215.328-480-480 215.328-480 480-480zM641.952 696.576c3.136 3.136 7.232 4.672 11.328 4.672s8.192-1.568 11.328-4.672c6.24-6.24 6.24-16.384 0-22.624l-152.608-152.576v-223.168c0-8.832-7.168-16-16-16s-16 7.168-16 16v229.792c0 4.256 1.696 8.32 4.672 11.328l157.28 157.248zM96 512c0 17.673 14.327 32 32 32s32-14.327 32-32c0-17.673-14.327-32-32-32-17.673 0-32 14.327-32 32zM864 512c0 17.673 14.327 32 32 32s32-14.327 32-32c0-17.673-14.327-32-32-32-17.673 0-32 14.327-32 32zM480 128c0 17.673 14.327 32 32 32s32-14.327 32-32c0-17.673-14.327-32-32-32-17.673 0-32 14.327-32 32zM480 896c0 17.673 14.327 32 32 32s32-14.327 32-32c0-17.673-14.327-32-32-32-17.673 0-32 14.327-32 32zM224 256c0 17.673 14.327 32 32 32s32-14.327 32-32c0-17.673-14.327-32-32-32-17.673 0-32 14.327-32 32zM736 768c0 17.673 14.327 32 32 32s32-14.327 32-32c0-17.673-14.327-32-32-32-17.673 0-32 14.327-32 32zM768 256c0 17.673 14.327 32 32 32s32-14.327 32-32c0-17.673-14.327-32-32-32-17.673 0-32 14.327-32 32zM224 768c0 17.673 14.327 32 32 32s32-14.327 32-32c0-17.673-14.327-32-32-32-17.673 0-32 14.327-32 3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lock",</text:p>
      <text:p text:style-name="Preformatted_20_Text"><text:s text:c="10"/>"time",</text:p>
      <text:p text:style-name="Preformatted_20_Text"><text:s text:c="10"/>"schedule"</text:p>
      <text:p text:style-name="Preformatted_20_Text"><text:s text:c="8"/>],</text:p>
      <text:p text:style-name="Preformatted_20_Text"><text:s text:c="8"/>"defaultCode": 57429,</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86,</text:p>
      <text:p text:style-name="Preformatted_20_Text"><text:s text:c="8"/>"order": 2041,</text:p>
      <text:p text:style-name="Preformatted_20_Text"><text:s text:c="8"/>"prevSize": 32,</text:p>
      <text:p text:style-name="Preformatted_20_Text"><text:s text:c="8"/>"code": 57429,</text:p>
      <text:p text:style-name="Preformatted_20_Text"><text:s text:c="8"/>"name": "clock3"</text:p>
      <text:p text:style-name="Preformatted_20_Text"><text:s text:c="6"/>},</text:p>
      <text:p text:style-name="Preformatted_20_Text"><text:s text:c="6"/>"setIdx": 0,</text:p>
      <text:p text:style-name="Preformatted_20_Text"><text:s text:c="6"/>"setId": 4,</text:p>
      <text:p text:style-name="Preformatted_20_Text"><text:soft-page-break/><text:s text:c="6"/>"iconIdx": 8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304 0 512-229.696 512-512s-229.696-512-512-512-512 229.696-512 512 229.696 512 512 512zM246.72 112.32c-28.064 75.648-42.016 153.888-39.872 233.184 1.6 57.536 11.424 115.168 29.344 171.36 13.92 43.52 32.096 84.96 54.112 123.136 3.52 6.144 7.2 12.192 10.912 18.176 3.040 4.864 8.256 7.552 13.6 7.552 2.912 0 5.824-0.768 8.448-2.4 7.488-4.672 9.824-14.528 5.152-22.016-3.52-5.696-7.008-11.456-10.4-17.312-20.832-36.192-38.112-75.488-51.328-116.832-16.992-53.344-26.336-108.032-27.84-162.528-2.272-83.456 13.312-165.856 47.136-246.848 1.568-3.84 3.232-7.616 4.896-11.392 66.24-34.56 141.344-54.4 221.12-54.4 76.576 0 148.736 18.464 213.024 50.496-79.36 13.536-153.888 40.544-221.408 82.016-48.992 30.048-94.016 67.424-133.728 111.072-30.784 33.76-57.568 70.272-79.584 108.416-3.552 6.144-7.008 12.352-10.304 18.592-4.16 7.808-1.184 17.504 6.624 21.632 2.368 1.28 4.96 1.888 7.488 1.888 5.728 0 11.264-3.104 14.112-8.512 3.136-5.888 6.368-11.744 9.76-17.6 20.864-36.192 46.304-70.784 75.52-102.88 37.728-41.408 80.416-76.832 126.848-105.376 71.2-43.68 150.336-71.392 235.328-82.304 4.672-0.64 9.376-1.152 14.080-1.696 125.344 80.224 210.816 216.832 220.704 373.952-51.392-61.92-112.032-112.96-181.696-150.688-50.624-27.424-105.504-47.712-163.104-60.288-51.84-11.36-104.064-16.192-154.976-14.336-8.8 0.352-15.712 7.744-15.392 16.608 0.32 8.64 7.392 15.392 16 15.392 0.192 0 0.384 0 0.608 0 47.872-1.792 97.728 2.816 146.976 13.6 54.624 11.936 106.688 31.2 154.656 57.152 73.44 39.808 136.992 94.496 190.656 164.832 2.304 2.976 4.512 6.016 6.752 9.024-6.88 157.888-89.856 296.256-213.664 378.688 28.064-75.648 42.016-153.888 39.872-233.184-1.6-57.536-11.424-115.168-29.344-171.36-13.92-43.52-32.096-84.96-54.112-123.136-3.52-6.144-7.2-12.192-10.912-18.176-4.672-7.52-14.56-9.76-22.016-5.152-7.488 4.672-9.824 14.528-5.152 22.016 3.52 5.696 7.008 11.456 10.4 17.312 20.832 36.192 38.112 75.488 51.328 116.832 16.992 53.344 26.336 108.032 27.84 162.528 2.272 83.424-13.312 165.856-47.136 246.848-1.6 3.808-3.232 7.616-4.896 11.392-66.272 34.56-141.376 54.4-221.152 54.4-76.576 0-148.736-18.464-213.024-50.496 79.328-13.536 153.888-40.544 221.408-82.016 49.056-30.112 94.048-67.488 133.728-111.072 30.816-33.792 57.6-70.272 79.584-108.448 3.552-6.144 7.008-12.352 10.304-18.592 4.16-7.808 1.184-17.504-6.624-21.632-7.744-4.16-17.504-1.152-21.632 6.624-3.136 5.888-6.368 11.744-9.76 17.6-20.864 36.192-46.304 70.784-75.552 102.88-37.632 41.376-80.32 76.8-126.816 105.376-71.2 43.68-150.336 71.392-235.328 82.304-4.672 0.64-9.376 1.152-14.080 1.696-125.344-80.224-210.816-216.832-220.704-373.952 51.392 61.92 112.032 112.96 181.696 150.688 50.624 27.424 105.504 47.712 163.104 60.288 44.64 9.824 89.6 14.752 133.696 14.752 7.136 0 14.176-0.128 21.28-0.384 8.8-0.352 15.712-7.744 15.392-16.608-0.32-8.8-6.56-16.16-16.608-15.392-47.808 1.824-97.728-2.816-146.976-13.6-54.624-11.936-106.688-31.2-154.656-57.152-73.44-39.808-136.992-94.496-190.656-164.832-2.304-2.976-4.512-6.016-6.752-9.024 6.912-157.888 89.92-296.256 213.696-378.68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perture",</text:p>
      <text:p text:style-name="Preformatted_20_Text"><text:s text:c="10"/>"diaphragm"</text:p>
      <text:p text:style-name="Preformatted_20_Text"><text:s text:c="8"/>],</text:p>
      <text:p text:style-name="Preformatted_20_Text"><text:s text:c="8"/>"defaultCode": 57430,</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87,</text:p>
      <text:p text:style-name="Preformatted_20_Text"><text:s text:c="8"/>"order": 2042,</text:p>
      <text:p text:style-name="Preformatted_20_Text"><text:s text:c="8"/>"prevSize": 32,</text:p>
      <text:p text:style-name="Preformatted_20_Text"><text:s text:c="8"/>"code": 57430,</text:p>
      <text:p text:style-name="Preformatted_20_Text"><text:s text:c="8"/>"name": "aperture"</text:p>
      <text:p text:style-name="Preformatted_20_Text"><text:s text:c="6"/>},</text:p>
      <text:p text:style-name="Preformatted_20_Text"><text:soft-page-break/><text:s text:c="6"/>"setIdx": 0,</text:p>
      <text:p text:style-name="Preformatted_20_Text"><text:s text:c="6"/>"setId": 4,</text:p>
      <text:p text:style-name="Preformatted_20_Text"><text:s text:c="6"/>"iconIdx": 8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304 0 512-229.696 512-512s-229.696-512-512-512-512 229.696-512 512 229.696 512 512 512zM512 32c264.672 0 480 215.328 480 480s-215.328 480-480 480-480-215.328-480-480 215.328-480 480-480zM343.488 436.672c16.224 5.28 33.088 2.848 48.992-7.104 7.456-4.672 9.76-14.56 5.056-22.048-4.672-7.456-14.528-9.76-22.048-5.056-7.712 4.8-15.136 6.016-22.016 3.808-7.328-2.4-14.24-8.576-20.032-17.856-5.184-8.256-6.848-18.048-4.672-27.552 2.208-9.536 7.968-17.6 16.256-22.784 19.776-12.48 45.504-5.344 62.176 7.168 28.192 21.088 40.8 57.76 40.8 118.752 0 90.048-40.96 202.016-119.264 241.728-7.872 4-11.040 13.632-7.040 21.536 2.88 5.536 8.48 8.736 14.304 8.736 2.432 0 4.896-0.576 7.264-1.728 93.92-47.648 136.736-173.536 136.736-270.272 0-71.104-17.024-116.96-53.6-144.384-30.464-22.944-70.016-26.368-98.336-8.672-15.52 9.696-26.336 24.864-30.432 42.72-4.128 17.856-1.024 36.224 8.672 51.712 9.824 15.68 22.656 26.496 37.184 31.296zM599.488 436.672c16.192 5.28 33.088 2.848 48.992-7.104 7.456-4.672 9.76-14.56 5.056-22.048-4.672-7.456-14.528-9.76-22.048-5.056-7.68 4.8-15.136 6.016-22.016 3.808-7.328-2.4-14.24-8.576-20.032-17.856-5.184-8.256-6.848-18.048-4.672-27.552 2.208-9.536 7.968-17.6 16.256-22.784 19.808-12.48 45.536-5.344 62.176 7.168 28.192 21.088 40.8 57.76 40.8 118.752 0 90.048-40.96 202.016-119.264 241.728-7.872 4-11.040 13.632-7.040 21.536 2.88 5.536 8.48 8.736 14.304 8.736 2.432 0 4.896-0.576 7.264-1.728 93.92-47.648 136.736-173.536 136.736-270.272 0-71.104-17.024-116.96-53.6-144.384-30.464-22.944-70.016-26.368-98.336-8.672-15.52 9.696-26.336 24.864-30.432 42.72-4.128 17.856-1.024 36.224 8.672 51.712 9.824 15.68 22.656 26.496 37.184 31.29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quote"</text:p>
      <text:p text:style-name="Preformatted_20_Text"><text:s text:c="8"/>],</text:p>
      <text:p text:style-name="Preformatted_20_Text"><text:s text:c="8"/>"defaultCode": 57431,</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88,</text:p>
      <text:p text:style-name="Preformatted_20_Text"><text:s text:c="8"/>"order": 2043,</text:p>
      <text:p text:style-name="Preformatted_20_Text"><text:s text:c="8"/>"prevSize": 32,</text:p>
      <text:p text:style-name="Preformatted_20_Text"><text:s text:c="8"/>"code": 57431,</text:p>
      <text:p text:style-name="Preformatted_20_Text"><text:s text:c="8"/>"name": "quote2"</text:p>
      <text:p text:style-name="Preformatted_20_Text"><text:s text:c="6"/>},</text:p>
      <text:p text:style-name="Preformatted_20_Text"><text:s text:c="6"/>"setIdx": 0,</text:p>
      <text:p text:style-name="Preformatted_20_Text"><text:s text:c="6"/>"setId": 4,</text:p>
      <text:p text:style-name="Preformatted_20_Text"><text:s text:c="6"/>"iconIdx": 8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44 208c0-8.832-7.168-16-16-16s-16 7.168-16 16v272h-304c-8.832 0-16 7.168-16 16s7.168 16 16 16h304v303.008c0 8.832 7.168 16 16 16s16-7.168 16-16v-303.008h303.008c8.832 0 16-7.168 16-16s-7.168-16-16-16h-303.008v-272zM1009.984 480h-83.616c-15.616-203.84-178.528-366.752-382.368-382.368v-81.632c0-8.832-7.168-16-16-16s-16 7.168-16 16v80c-218.56 0-397.92 169.568-414.368 384h-79.648c-8.832 0-16 7.168-16 16s7.168 16 16 16h78.016c0 229.376 186.624 416 416 416v80c0 8.832 7.168 16 16 16s16-7.168 16-16v-81.632c214.432-16.448 384-195.808 384-414.368h81.984c8.832 0 16-7.168 16-16s-7.136-16-16-16zM512 896c-211.744 0-384-172.256-384-384s172.256-384 384-384 384 172.256 384 384-172.256 384-384 384z"</text:p>
      <text:p text:style-name="Preformatted_20_Text"><text:s text:c="8"/>],</text:p>
      <text:p text:style-name="Preformatted_20_Text"><text:soft-page-break/><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cope",</text:p>
      <text:p text:style-name="Preformatted_20_Text"><text:s text:c="10"/>"target"</text:p>
      <text:p text:style-name="Preformatted_20_Text"><text:s text:c="8"/>],</text:p>
      <text:p text:style-name="Preformatted_20_Text"><text:s text:c="8"/>"defaultCode": 57432,</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89,</text:p>
      <text:p text:style-name="Preformatted_20_Text"><text:s text:c="8"/>"order": 2044,</text:p>
      <text:p text:style-name="Preformatted_20_Text"><text:s text:c="8"/>"prevSize": 32,</text:p>
      <text:p text:style-name="Preformatted_20_Text"><text:s text:c="8"/>"code": 57432,</text:p>
      <text:p text:style-name="Preformatted_20_Text"><text:s text:c="8"/>"name": "scope"</text:p>
      <text:p text:style-name="Preformatted_20_Text"><text:s text:c="6"/>},</text:p>
      <text:p text:style-name="Preformatted_20_Text"><text:s text:c="6"/>"setIdx": 0,</text:p>
      <text:p text:style-name="Preformatted_20_Text"><text:s text:c="6"/>"setId": 4,</text:p>
      <text:p text:style-name="Preformatted_20_Text"><text:s text:c="6"/>"iconIdx": 8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0 64c-247.040 0-448 200.96-448 448s200.96 448 448 448 448-200.96 448-448-200.96-448-448-448zM480 928c-229.376 0-416-186.624-416-416s186.624-416 416-416 416 186.624 416 416-186.624 416-416 416zM240 0c-132.352 0-240 107.648-240 240v33.984c0 8.832 7.168 16 16 16s16-7.136 16-16v-33.984c0-114.688 93.312-208 208-208h28c8.832 0 16-7.168 16-16s-7.168-16-16-16h-28zM716 0h-28c-8.832 0-16 7.168-16 16s7.168 16 16 16h28c114.688 0 208 93.312 208 208v33.984c0 8.832 7.168 16 16 16s16-7.168 16-16v-33.984c0-132.352-107.648-240-240-240zM480 521.376v-223.168c0-8.832-7.168-16-16-16s-16 7.168-16 16v229.792c0 4.256 1.696 8.32 4.672 11.328l157.248 157.248c3.136 3.136 7.232 4.672 11.328 4.672s8.192-1.568 11.328-4.672c6.24-6.24 6.24-16.384 0-22.624l-152.576-152.576zM60.8 1017.6l96-128c5.28-7.072 3.84-17.088-3.232-22.4-7.040-5.248-17.056-3.84-22.4 3.232l-96 128c-5.28 7.072-3.84 17.088 3.232 22.4 2.88 2.144 6.272 3.168 9.6 3.168 4.832 0 9.664-2.208 12.8-6.4zM828.8 870.4c-5.344-7.104-15.328-8.48-22.4-3.232-7.072 5.312-8.512 15.328-3.232 22.4l96 128c3.168 4.192 7.968 6.4 12.8 6.4 3.328 0 6.72-1.024 9.6-3.2 7.072-5.312 8.512-15.328 3.232-22.4l-96-127.968z"</text:p>
      <text:p text:style-name="Preformatted_20_Text"><text:s text:c="8"/>],</text:p>
      <text:p text:style-name="Preformatted_20_Text"><text:s text:c="8"/>"width": 960,</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larmclock",</text:p>
      <text:p text:style-name="Preformatted_20_Text"><text:s text:c="10"/>"clock"</text:p>
      <text:p text:style-name="Preformatted_20_Text"><text:s text:c="8"/>],</text:p>
      <text:p text:style-name="Preformatted_20_Text"><text:s text:c="8"/>"defaultCode": 57433,</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0,</text:p>
      <text:p text:style-name="Preformatted_20_Text"><text:s text:c="8"/>"order": 2045,</text:p>
      <text:p text:style-name="Preformatted_20_Text"><text:s text:c="8"/>"prevSize": 32,</text:p>
      <text:p text:style-name="Preformatted_20_Text"><text:s text:c="8"/>"code": 57433,</text:p>
      <text:p text:style-name="Preformatted_20_Text"><text:s text:c="8"/>"name": "alarmclock"</text:p>
      <text:p text:style-name="Preformatted_20_Text"><text:s text:c="6"/>},</text:p>
      <text:p text:style-name="Preformatted_20_Text"><text:s text:c="6"/>"setIdx": 0,</text:p>
      <text:p text:style-name="Preformatted_20_Text"><text:s text:c="6"/>"setId": 4,</text:p>
      <text:p text:style-name="Preformatted_20_Text"><text:s text:c="6"/>"iconIdx": 89</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852.192 128h155.808c8.832 0 16-7.168 16-16s-7.168-16-16-16h-192c-8.832 0-16 7.168-16 16v192c0 8.832 7.168 16 16 16s16-7.168 16-16v-150.944l19.552 19.552c90.656 90.656 140.608 211.2 140.608 339.392s-49.952 248.736-140.608 339.392c-134.56 134.592-336.128 177.024-513.632 108-8.224-3.264-17.504 0.864-20.704 9.088-3.2 8.256 0.864 17.536 9.12 20.704 60.288 23.424 123.136 34.816 185.504 34.816 133.44 0 264.512-52.16 362.336-150.016 96.704-96.672 149.984-225.28 149.984-362.016s-53.28-265.312-149.984-361.984l-21.984-21.984zM208 704c-8.832 0-16 7.168-16 16v154.88l-22.816-22.816c-90.656-90.656-140.608-211.2-140.608-339.392s49.952-248.768 140.608-339.424c132.32-132.352 331.232-175.84 506.752-110.592 8.192 3.072 17.472-1.12 20.576-9.44 3.072-8.288-1.152-17.504-9.44-20.576-187.168-69.504-399.36-23.2-540.512 117.984-96.704 96.672-149.984 225.28-149.984 362.016s53.28 265.344 149.984 362.016l21.312 21.344h-151.872c-8.832 0-16 7.168-16 16s7.168 16 16 16h187.392c1.28 0.32 12.032-0.8 15.168-3.936 0.128-0.128 0.16-0.288 0.288-0.416 3.136-2.944 5.152-7.008 5.152-11.648v-192c0-8.832-7.168-16-16-1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efresh",</text:p>
      <text:p text:style-name="Preformatted_20_Text"><text:s text:c="10"/>"sync",</text:p>
      <text:p text:style-name="Preformatted_20_Text"><text:s text:c="10"/>"reload",</text:p>
      <text:p text:style-name="Preformatted_20_Text"><text:s text:c="10"/>"loading"</text:p>
      <text:p text:style-name="Preformatted_20_Text"><text:s text:c="8"/>],</text:p>
      <text:p text:style-name="Preformatted_20_Text"><text:s text:c="8"/>"defaultCode": 57434,</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1,</text:p>
      <text:p text:style-name="Preformatted_20_Text"><text:s text:c="8"/>"order": 2046,</text:p>
      <text:p text:style-name="Preformatted_20_Text"><text:s text:c="8"/>"prevSize": 32,</text:p>
      <text:p text:style-name="Preformatted_20_Text"><text:s text:c="8"/>"code": 57434,</text:p>
      <text:p text:style-name="Preformatted_20_Text"><text:s text:c="8"/>"name": "refresh"</text:p>
      <text:p text:style-name="Preformatted_20_Text"><text:s text:c="6"/>},</text:p>
      <text:p text:style-name="Preformatted_20_Text"><text:s text:c="6"/>"setIdx": 0,</text:p>
      <text:p text:style-name="Preformatted_20_Text"><text:s text:c="6"/>"setId": 4,</text:p>
      <text:p text:style-name="Preformatted_20_Text"><text:s text:c="6"/>"iconIdx": 9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1.088c-282.912 0-513.12 230.144-513.12 513.088s230.208 513.088 513.12 513.088 513.12-230.144 513.12-513.088-230.208-513.088-513.12-513.088zM512 990.912c-264.064 0-478.88-214.848-478.88-478.912s214.816-478.912 478.88-478.912 478.88 214.848 478.88 478.912-214.816 478.912-478.88 478.912zM336 528c35.296 0 64-28.704 64-64s-28.704-64-64-64-64 28.704-64 64 28.704 64 64 64zM336 432c17.632 0 32 14.336 32 32s-14.368 32-32 32-32-14.336-32-32 14.368-32 32-32zM688 528c35.296 0 64-28.704 64-64s-28.704-64-64-64-64 28.704-64 64 28.704 64 64 64zM688 432c17.632 0 32 14.336 32 32s-14.368 32-32 32-32-14.336-32-32 14.368-32 32-32zM730.336 706.4c-54.272 58.784-131.104 92.512-210.816 92.512-80.96 0-158.592-34.592-212.992-94.944-6.336-6.976-17.184-7.584-24.16-1.216-7.008 6.304-7.584 17.12-1.248 24.16 60.896 67.488 147.776 106.176 238.4 106.176 89.216 0 175.232-37.728 235.936-103.488 6.4-6.944 5.984-17.76-0.96-24.16s-17.76-6.016-24.16 0.9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oft-page-break/><text:s text:c="10"/>"happy",</text:p>
      <text:p text:style-name="Preformatted_20_Text"><text:s text:c="10"/>"smiley",</text:p>
      <text:p text:style-name="Preformatted_20_Text"><text:s text:c="10"/>"emoticon"</text:p>
      <text:p text:style-name="Preformatted_20_Text"><text:s text:c="8"/>],</text:p>
      <text:p text:style-name="Preformatted_20_Text"><text:s text:c="8"/>"defaultCode": 57435,</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2,</text:p>
      <text:p text:style-name="Preformatted_20_Text"><text:s text:c="8"/>"order": 2047,</text:p>
      <text:p text:style-name="Preformatted_20_Text"><text:s text:c="8"/>"prevSize": 32,</text:p>
      <text:p text:style-name="Preformatted_20_Text"><text:s text:c="8"/>"code": 57435,</text:p>
      <text:p text:style-name="Preformatted_20_Text"><text:s text:c="8"/>"name": "happy3"</text:p>
      <text:p text:style-name="Preformatted_20_Text"><text:s text:c="6"/>},</text:p>
      <text:p text:style-name="Preformatted_20_Text"><text:s text:c="6"/>"setIdx": 0,</text:p>
      <text:p text:style-name="Preformatted_20_Text"><text:s text:c="6"/>"setId": 4,</text:p>
      <text:p text:style-name="Preformatted_20_Text"><text:s text:c="6"/>"iconIdx": 9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1.088c-282.912 0-513.12 230.144-513.12 513.088s230.208 513.088 513.12 513.088 513.12-230.144 513.12-513.088-230.208-513.088-513.12-513.088zM512 990.912c-264.064 0-478.88-214.848-478.88-478.912s214.816-478.912 478.88-478.912 478.88 214.848 478.88 478.912-214.816 478.912-478.88 478.912zM517.216 634.336c-89.248 0-175.264 37.728-235.968 103.52-6.4 6.944-5.984 17.76 0.992 24.16 6.912 6.4 17.728 6.016 24.16-0.96 54.24-58.816 131.072-92.544 210.784-92.544 80.928 0 158.592 34.592 212.992 94.944 3.36 3.712 8.032 5.632 12.704 5.632 4.096 0 8.192-1.44 11.456-4.416 7.008-6.304 7.584-17.12 1.248-24.16-60.896-67.488-147.776-106.176-238.368-106.176zM336 528c35.296 0 64-28.704 64-64s-28.704-64-64-64-64 28.704-64 64 28.704 64 64 64zM336 432c17.632 0 32 14.336 32 32s-14.368 32-32 32-32-14.336-32-32 14.368-32 32-32zM688 528c35.296 0 64-28.704 64-64s-28.704-64-64-64-64 28.704-64 64 28.704 64 64 64zM688 432c17.632 0 32 14.336 32 32s-14.368 32-32 32-32-14.336-32-32 14.368-32 32-3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ad",</text:p>
      <text:p text:style-name="Preformatted_20_Text"><text:s text:c="10"/>"upset",</text:p>
      <text:p text:style-name="Preformatted_20_Text"><text:s text:c="10"/>"smiley",</text:p>
      <text:p text:style-name="Preformatted_20_Text"><text:s text:c="10"/>"emoticon"</text:p>
      <text:p text:style-name="Preformatted_20_Text"><text:s text:c="8"/>],</text:p>
      <text:p text:style-name="Preformatted_20_Text"><text:s text:c="8"/>"defaultCode": 57436,</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3,</text:p>
      <text:p text:style-name="Preformatted_20_Text"><text:s text:c="8"/>"order": 2048,</text:p>
      <text:p text:style-name="Preformatted_20_Text"><text:s text:c="8"/>"prevSize": 32,</text:p>
      <text:p text:style-name="Preformatted_20_Text"><text:s text:c="8"/>"code": 57436,</text:p>
      <text:p text:style-name="Preformatted_20_Text"><text:s text:c="8"/>"name": "sad3"</text:p>
      <text:p text:style-name="Preformatted_20_Text"><text:s text:c="6"/>},</text:p>
      <text:p text:style-name="Preformatted_20_Text"><text:s text:c="6"/>"setIdx": 0,</text:p>
      <text:p text:style-name="Preformatted_20_Text"><text:s text:c="6"/>"setId": 4,</text:p>
      <text:p text:style-name="Preformatted_20_Text"><text:s text:c="6"/>"iconIdx": 9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512-1.088c-282.912 0-513.12 230.144-513.12 513.088s230.208 513.088 513.12 513.088 513.12-230.144 513.12-513.088-230.208-513.088-513.12-513.088zM512 990.912c-264.064 0-478.88-214.848-478.88-478.912s214.816-478.912 478.88-478.912 478.88 214.848 478.88 478.912-214.816 478.912-478.88 478.912zM624 224h-85.376c-108.736-1.088-122.624 66.208-122.624 139.040v52.96h-48c-9.44-1.088-17.12 6.56-16 16v96c-1.12 9.44 6.56 17.088 16 16h48v240c-0.992 9.44 6.656 17.088 16.096 16h97.76c9.44 1.088 17.088-6.56 14.080-16l0.064-240h80c9.44 1.088 17.12-6.56 16-16v-96c1.12-9.44-6.56-17.088-16-16h-80.096l0.096-48c3.104-20.448 3.104-17.12 22.080-16h57.248c4.448-0.992 9.184-0.448 12.512-3.68 3.328-3.232 5.248-7.648 4.128-12.32v-96c1.152-9.44-6.528-17.088-15.968-16zM606.88 318.208l-40.128-1.536c-49.696 0-53.856 26.976-53.856 54.592l-0.128 60.672c0 4.544 1.792 8.896 4.992 12.128 3.2 3.2 7.552 4.992 12.096 4.992l78.144-0v61.824h-78.080c-9.44 0-17.088 7.648-17.12 17.088l-0.032 240.032h-64.768v-240c0-9.44-6.432-17.088-15.904-17.088h-48.096v-61.824h48.096c4.544 0 8.896-1.792 12.096-4.992 3.2-3.232 3.776-7.584 3.776-12.128v-68.96c0-71.744 14.496-105.92 90.624-105.92h68.256v61.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acebook",</text:p>
      <text:p text:style-name="Preformatted_20_Text"><text:s text:c="10"/>"social"</text:p>
      <text:p text:style-name="Preformatted_20_Text"><text:s text:c="8"/>],</text:p>
      <text:p text:style-name="Preformatted_20_Text"><text:s text:c="8"/>"defaultCode": 57437,</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4,</text:p>
      <text:p text:style-name="Preformatted_20_Text"><text:s text:c="8"/>"order": 2049,</text:p>
      <text:p text:style-name="Preformatted_20_Text"><text:s text:c="8"/>"prevSize": 32,</text:p>
      <text:p text:style-name="Preformatted_20_Text"><text:s text:c="8"/>"code": 57437,</text:p>
      <text:p text:style-name="Preformatted_20_Text"><text:s text:c="8"/>"name": "facebook3"</text:p>
      <text:p text:style-name="Preformatted_20_Text"><text:s text:c="6"/>},</text:p>
      <text:p text:style-name="Preformatted_20_Text"><text:s text:c="6"/>"setIdx": 0,</text:p>
      <text:p text:style-name="Preformatted_20_Text"><text:s text:c="6"/>"setId": 4,</text:p>
      <text:p text:style-name="Preformatted_20_Text"><text:s text:c="6"/>"iconIdx": 9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1.088c-282.912 0-513.12 230.144-513.12 513.088s230.208 513.088 513.12 513.088 513.12-230.144 513.12-513.088-230.208-513.088-513.12-513.088zM512 990.912c-264.064 0-478.88-214.848-478.88-478.912s214.816-478.912 478.88-478.912 478.88 214.848 478.88 478.912-214.816 478.912-478.88 478.912zM793.408 353.472c3.52-6.528 6.464-13.408 8.736-20.576 2.144-6.784-0.064-14.144-5.632-18.592-5.536-4.416-13.28-4.928-19.36-1.344-16.416 9.76-34.080 16.96-52.672 21.536-22.336-20.192-51.68-31.584-81.984-31.584-67.36 0-122.144 54.784-122.144 122.080 0 1.696 0.032 3.36 0.096 5.056-71.52-8.928-137.536-45.28-183.52-101.696-3.52-4.352-8.96-6.624-14.592-6.24-5.6 0.448-10.624 3.584-13.44 8.48-10.816 18.56-16.544 39.776-16.544 61.408 0 20.48 5.088 40.192 14.432 57.664-2.368 0.384-4.704 1.248-6.848 2.496-5.216 3.104-8.448 9.344-8.448 15.392 0 36.32 16.16 69.664 42.208 92.32-0.384 0.352-0.736 0.736-1.12 1.12-4 4.544-5.312 10.816-3.456 16.576 11.232 35.008 37.248 62.272 69.888 75.68-33.312 16.48-72 22.912-108.992 18.528-7.808-0.704-15.392 3.712-18.112 11.264-2.656 7.488 0.16 15.84 6.88 20.16 50.944 32.64 109.792 49.888 170.208 49.888 197.76 0 315.968-160.64 315.968-315.936 0-1.76 0-3.488-0.032-5.248 19.104-14.912 35.68-32.736 49.312-53.12 4.224-6.304 3.776-14.688-1.12-20.512-4.832-5.728-12.8-7.712-19.712-4.8zM737.568 409.632c-4.704 3.392-7.392 8.928-7.104 14.752 0.192 4.224 0.288 8.512 0.288 12.736 0 138.496-105.376 281.76-281.728 281.76-31.648 0-62.848-5.312-92.384-15.616 35.36-6.752 68.512-21.824 97.44-44.48 5.696-4.48 7.968-12.032 5.664-18.912-2.304-6.848-8.672-11.52-15.904-11.648-28.512-0.576-54.368-14.752-70.208-37.184 8.096-0.544 16.032-1.888 23.744-3.968 7.648-2.080 12.832-9.152 12.576-<text:soft-page-break/>17.088-0.256-7.904-5.952-14.624-13.728-16.192-32.096-6.432-57.28-30.176-66.592-60.96 8.512 2.144 17.248 3.392 25.984 3.68 7.52-0.032 14.496-4.64 16.832-11.872s-0.416-15.2-6.784-19.424c-24.48-16.384-39.104-43.712-39.104-73.184 0-7.136 0.864-14.176 2.528-21.056 55.392 56.8 130.56 91.104 210.176 95.104 5.632 0.032 10.56-1.984 13.984-6.112s4.736-9.6 3.52-14.848c-1.504-6.496-2.272-13.248-2.272-20.064 0-48.48 39.456-87.904 87.936-87.904 24.224 0 47.616 10.112 64.16 27.776 4.032 4.32 9.984 6.208 15.808 5.088 5.28-1.056 10.496-2.272 15.648-3.68-2.304 1.728-4.704 3.328-7.232 4.832-6.912 4.128-9.984 12.576-7.392 20.192s10.368 12.608 18.208 11.424c1.952-0.224 3.872-0.48 5.824-0.736-3.168 2.624-6.496 5.152-9.888 7.5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witter",</text:p>
      <text:p text:style-name="Preformatted_20_Text"><text:s text:c="10"/>"social"</text:p>
      <text:p text:style-name="Preformatted_20_Text"><text:s text:c="8"/>],</text:p>
      <text:p text:style-name="Preformatted_20_Text"><text:s text:c="8"/>"defaultCode": 57438,</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5,</text:p>
      <text:p text:style-name="Preformatted_20_Text"><text:s text:c="8"/>"order": 2050,</text:p>
      <text:p text:style-name="Preformatted_20_Text"><text:s text:c="8"/>"prevSize": 32,</text:p>
      <text:p text:style-name="Preformatted_20_Text"><text:s text:c="8"/>"code": 57438,</text:p>
      <text:p text:style-name="Preformatted_20_Text"><text:s text:c="8"/>"name": "twitter3"</text:p>
      <text:p text:style-name="Preformatted_20_Text"><text:s text:c="6"/>},</text:p>
      <text:p text:style-name="Preformatted_20_Text"><text:s text:c="6"/>"setIdx": 0,</text:p>
      <text:p text:style-name="Preformatted_20_Text"><text:s text:c="6"/>"setId": 4,</text:p>
      <text:p text:style-name="Preformatted_20_Text"><text:s text:c="6"/>"iconIdx": 9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1.088c-282.944 0-513.088 230.144-513.088 513.088s230.144 513.088 513.088 513.088 513.088-230.144 513.088-513.088-230.144-513.088-513.088-513.088zM512 990.912c-264.064 0-478.912-214.848-478.912-478.912s214.848-478.912 478.912-478.912 478.912 214.848 478.912 478.912-214.848 478.912-478.912 478.912zM577.088 305.984c0-9.44-7.648-17.088-17.088-17.088h-136.32c-0.832 0-1.504 0.352-2.304 0.48-1.824-0.064-3.52-0.48-5.376-0.48-71.2 0-129.088 49.376-129.088 110.080s57.92 110.080 129.088 110.080c9.824 0 19.296-1.12 28.512-2.912-2.4 9.312-3.712 20-2.112 31.936 1.504 11.168 5.952 21.856 11.776 32.256-11.872-2.080-24.096-3.488-36.832-3.488-88.064 0-159.712 52.96-159.712 118.080s71.648 118.080 159.712 118.080c88.096 0 159.744-52.96 159.744-118.080 0-33.472-19.136-63.584-49.504-85.088-1.216-3.072-3.040-5.92-5.984-7.904-27.136-18.368-42.336-37.888-45.216-57.984-3.2-22.368 9.984-38.72 10.656-39.552 1.44-1.696 2.432-3.616 3.104-5.6 33.152-19.936 54.976-52.704 54.976-89.856 0-29.472-13.824-56.128-36-75.904h50.88c9.44 0.064 17.088-7.616 17.088-17.056zM417.344 768.896c-69.216 0-125.536-37.664-125.536-83.904s56.32-83.904 125.536-83.904 125.568 37.664 125.568 83.904-56.352 83.904-125.568 83.904zM416 474.912c-52.32 0-94.912-34.048-94.912-75.904s42.592-75.904 94.912-75.904 94.912 34.048 94.912 75.904-42.592 75.904-94.912 75.904zM809.984 384h-74.912v-76c0-9.44-7.648-17.088-17.088-17.088s-17.088 7.648-13.984 13.088v80h-78.016c-9.44-1.088-17.088 6.56-17.088 16s7.648 17.088 17.088 16h78.016v76c0 9.44 4.576 17.088 14.016 17.088s17.088-7.648 17.088-17.088l0-76h74.912c9.44 1.088 17.088-6.56 17.088-16s-7.68-17.088-17.12-1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oogleplus",</text:p>
      <text:p text:style-name="Preformatted_20_Text"><text:s text:c="10"/>"social"</text:p>
      <text:p text:style-name="Preformatted_20_Text"><text:soft-page-break/><text:s text:c="8"/>],</text:p>
      <text:p text:style-name="Preformatted_20_Text"><text:s text:c="8"/>"defaultCode": 57439,</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6,</text:p>
      <text:p text:style-name="Preformatted_20_Text"><text:s text:c="8"/>"order": 2051,</text:p>
      <text:p text:style-name="Preformatted_20_Text"><text:s text:c="8"/>"prevSize": 32,</text:p>
      <text:p text:style-name="Preformatted_20_Text"><text:s text:c="8"/>"code": 57439,</text:p>
      <text:p text:style-name="Preformatted_20_Text"><text:s text:c="8"/>"name": "googleplus"</text:p>
      <text:p text:style-name="Preformatted_20_Text"><text:s text:c="6"/>},</text:p>
      <text:p text:style-name="Preformatted_20_Text"><text:s text:c="6"/>"setIdx": 0,</text:p>
      <text:p text:style-name="Preformatted_20_Text"><text:s text:c="6"/>"setId": 4,</text:p>
      <text:p text:style-name="Preformatted_20_Text"><text:s text:c="6"/>"iconIdx": 9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1.088c-282.944 0-513.088 230.144-513.088 513.088s230.144 513.088 513.088 513.088 513.088-230.144 513.088-513.088-230.144-513.088-513.088-513.088zM512 990.912c-264.064 0-478.912-214.848-478.912-478.912s214.848-478.912 478.912-478.912 478.912 214.848 478.912 478.912-214.848 478.912-478.912 478.912zM336.064 446.432c-9.44 0-17.088 7.648-17.088 17.088s7.648 17.088 17.088 17.088c72.096 0 132.48 22.304 174.528 64.512 42.080 42.176 64.32 102.656 64.32 174.88 0 9.44 7.648 17.088 17.088 17.088s17.088-7.648 17.088-17.088c0.032-81.472-25.664-150.272-74.24-199.040-48.672-48.736-117.376-74.528-198.784-74.528zM336.16 288.864c-9.44 0-17.088 7.648-17.088 17.088s7.648 17.088 17.088 17.088c228.48 0 400.736 170.656 400.736 396.928 0 9.44 7.648 17.088 17.088 17.088s17.088-7.648 17.088-17.088c0.032-245.76-186.944-431.104-434.912-431.104zM383.968 604.224c-35.872 0-65.056 29.216-65.056 65.12 0 35.872 29.184 65.056 65.056 65.056 35.904 0 65.12-29.184 65.12-65.088-0.032-35.904-29.248-65.088-65.12-65.088zM383.968 700.224c-17.024 0-30.88-13.856-30.88-30.88 0-17.056 13.856-30.944 30.88-30.944s30.912 13.92 30.944 30.944c-0 17.024-13.888 30.88-30.944 30.8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ss",</text:p>
      <text:p text:style-name="Preformatted_20_Text"><text:s text:c="10"/>"feed",</text:p>
      <text:p text:style-name="Preformatted_20_Text"><text:s text:c="10"/>"atom"</text:p>
      <text:p text:style-name="Preformatted_20_Text"><text:s text:c="8"/>],</text:p>
      <text:p text:style-name="Preformatted_20_Text"><text:s text:c="8"/>"defaultCode": 57440,</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7,</text:p>
      <text:p text:style-name="Preformatted_20_Text"><text:s text:c="8"/>"order": 2052,</text:p>
      <text:p text:style-name="Preformatted_20_Text"><text:s text:c="8"/>"prevSize": 32,</text:p>
      <text:p text:style-name="Preformatted_20_Text"><text:s text:c="8"/>"code": 57440,</text:p>
      <text:p text:style-name="Preformatted_20_Text"><text:s text:c="8"/>"name": "rss3"</text:p>
      <text:p text:style-name="Preformatted_20_Text"><text:s text:c="6"/>},</text:p>
      <text:p text:style-name="Preformatted_20_Text"><text:s text:c="6"/>"setIdx": 0,</text:p>
      <text:p text:style-name="Preformatted_20_Text"><text:s text:c="6"/>"setId": 4,</text:p>
      <text:p text:style-name="Preformatted_20_Text"><text:s text:c="6"/>"iconIdx": 9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1.088c-282.944 0-513.088 230.144-513.088 513.088s230.144 513.088 513.088 513.088 513.088-230.144 513.088-513.088-230.144-513.088-513.088-<text:soft-page-break/>513.088zM512 990.912c-264.064 0-478.912-214.848-478.912-478.912s214.848-478.912 478.912-478.912 478.912 214.848 478.912 478.912-214.848 478.912-478.912 478.912zM655.936 384h-111.936v-112.032c1.056-9.44-6.592-17.088-16.032-17.088h-82.528c-8.64 0-15.904 6.4-16.96 15.008-3.040 24.416-8.512 44.448-16.224 59.616-7.552 14.944-17.792 27.936-30.4 38.688-10.272 8.736-27.936 17.344-51.040 24.8-7.072 2.272-11.84 8.864-10.816 16.288v86.688c-1.024 9.44 6.624 17.088 16.064 16.032l47.936 32v149.376c-1.088-9.632 1.184-3.104 5.632 7.392l1.888 4.544c0.16 0.416 16.384 40.736 35.904 57.568 14.4 12.352 31.84 21.952 51.84 28.544 18.72 6.112 34.592 9.664 60.512 9.664 21.824 0 42.464-2.208 61.44-6.624 21.792-5.088 41.504-11.968 62.016-21.664 6.016-2.816 9.824-8.832 8.768-15.456v-76.96c1.024-6.272-2.4-12.064-7.936-15.072s-12.256-2.688-17.536 0.768c-22.56 14.816-34.656 17.472-57.472 17.472-10.624 0-19.84-2.176-28.192-6.752-3.36-6.112-8.224-24.896-10.080-32.288-1.664-6.368-3.072-11.584-4.032-14.176-1.76-4.672-1.76-21.376-1.728-40.704l0.032-77.632h110.88c9.44 1.056 17.088-6.592 16.064-16.032v-96c1.024-9.44-6.624-17.088-16.064-15.968zM638.848 480h-110.88c-9.44-1.12-17.088 6.528-15.968 15.968l-0.064 93.568c-1.152 27.296-1.152 42.304 2.784 52.8 0.736 1.952 1.696 5.888 2.944 10.688 8.128 31.648 13.248 45.888 23.776 52.064 14.016 8.384 30.016 12.64 47.616 12.64 18.336 0 33.056-1.6 49.792-8.608v37.12c-14.88 6.368-29.568 11.168-45.44 14.88-16.416 3.808-34.432 5.76-53.664 5.76-21.568 0-33.728-2.688-49.856-7.968-15.68-5.184-29.248-12.608-40.224-22.016-8.704-7.488-20.928-30.528-26.4-44.256l-2.112-5.152c-3.040-7.2-4.064-9.632-5.152-26.112v-165.408c1.088-9.44-6.56-17.088-16-17.088h-46.848v-57.408c22.016-8.032 39.072-17.184 50.848-27.264 16.128-13.696 29.152-30.24 38.752-49.216 7.776-15.328 13.632-34.048 17.44-55.936h50.688v110.912c0 9.44 7.648 17.088 17.088 16.032h110.88v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umblr",</text:p>
      <text:p text:style-name="Preformatted_20_Text"><text:s text:c="10"/>"social"</text:p>
      <text:p text:style-name="Preformatted_20_Text"><text:s text:c="8"/>],</text:p>
      <text:p text:style-name="Preformatted_20_Text"><text:s text:c="8"/>"defaultCode": 57441,</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8,</text:p>
      <text:p text:style-name="Preformatted_20_Text"><text:s text:c="8"/>"order": 2053,</text:p>
      <text:p text:style-name="Preformatted_20_Text"><text:s text:c="8"/>"prevSize": 32,</text:p>
      <text:p text:style-name="Preformatted_20_Text"><text:s text:c="8"/>"code": 57441,</text:p>
      <text:p text:style-name="Preformatted_20_Text"><text:s text:c="8"/>"name": "tumblr3"</text:p>
      <text:p text:style-name="Preformatted_20_Text"><text:s text:c="6"/>},</text:p>
      <text:p text:style-name="Preformatted_20_Text"><text:s text:c="6"/>"setIdx": 0,</text:p>
      <text:p text:style-name="Preformatted_20_Text"><text:s text:c="6"/>"setId": 4,</text:p>
      <text:p text:style-name="Preformatted_20_Text"><text:s text:c="6"/>"iconIdx": 9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24.48 382.464c-21.696 0-37.76 5.472-50.336 12.384-2.016-7.168-8.64-12.416-16.448-10.848h-95.488c-9.44-1.568-17.088 6.080-14.176 16v352c-2.912 8.96 4.736 16.64 14.176 16h95.488c9.44 0.64 17.088-7.040 17.088-16.48l-0.032-212.736c-0.032-0.096-0.384-10.272 6.048-17.28 5.152-5.568 14.016-8.416 26.272-8.416 20.416 0 29.504 8.352 32.896 27.040v211.392c-3.36 9.44 4.288 17.12 13.728 16.48h100.64c9.44 0.64 17.088-7.040 13.696-16.48v-218.496c3.36-111.104-75.776-150.56-143.552-150.56zM737.216 736h-66.432v-195.872c0-37.792-24.416-61.216-63.68-61.216-22.208 0-39.488 6.528-51.392 19.392-16.544 17.92-15.264 40.64-11.712 45.696v192h-64.704v-319.36h61.312v10.752c0 6.496 3.68 12.48 9.536 15.328s12.8 2.144 17.984-1.792l4.48-3.456c12.96-10.208 26.368-20.8 51.904-20.8 26.432 0 112.736 8.416 112.736 116.384l0 202.944zM352 222.912c-35.904 0-65.088 29.184-65.088 65.088s29.184 65.088 65.088 65.088 65.088-29.184 65.088-65.088-29.184-65.088-65.088-65.088zM352 318.912c-17.024 0-30.912-13.888-30.912-<text:soft-page-break/>30.912s13.888-30.912 30.912-30.912 30.912 13.888 30.912 30.912-13.888 30.912-30.912 30.912zM397.696 382.432h-94.976c-9.44 0-17.088 7.648-14.72 17.568v352c-2.368 8.96 5.28 16.64 14.72 16h94.976c9.44 0.64 17.088-7.040 17.088-16.48v-352c-0-9.44-7.648-17.088-17.088-17.088zM384 736h-64.192v-319.36h64.192v319.36zM512-1.088c-282.944 0-513.088 230.144-513.088 513.088s230.144 513.088 513.088 513.088 513.088-230.144 513.088-513.088-230.144-513.088-513.088-513.088zM512 990.912c-264.064 0-478.912-214.848-478.912-478.912s214.848-478.912 478.912-478.912 478.912 214.848 478.912 478.912-214.848 478.912-478.912 478.9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nkedin",</text:p>
      <text:p text:style-name="Preformatted_20_Text"><text:s text:c="10"/>"social"</text:p>
      <text:p text:style-name="Preformatted_20_Text"><text:s text:c="8"/>],</text:p>
      <text:p text:style-name="Preformatted_20_Text"><text:s text:c="8"/>"defaultCode": 57442,</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99,</text:p>
      <text:p text:style-name="Preformatted_20_Text"><text:s text:c="8"/>"order": 2054,</text:p>
      <text:p text:style-name="Preformatted_20_Text"><text:s text:c="8"/>"prevSize": 32,</text:p>
      <text:p text:style-name="Preformatted_20_Text"><text:s text:c="8"/>"code": 57442,</text:p>
      <text:p text:style-name="Preformatted_20_Text"><text:s text:c="8"/>"name": "linkedin3"</text:p>
      <text:p text:style-name="Preformatted_20_Text"><text:s text:c="6"/>},</text:p>
      <text:p text:style-name="Preformatted_20_Text"><text:s text:c="6"/>"setIdx": 0,</text:p>
      <text:p text:style-name="Preformatted_20_Text"><text:s text:c="6"/>"setId": 4,</text:p>
      <text:p text:style-name="Preformatted_20_Text"><text:s text:c="6"/>"iconIdx": 9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1.088c-282.944 0-513.088 230.144-513.088 513.088s230.144 513.088 513.088 513.088 513.088-230.144 513.088-513.088-230.144-513.088-513.088-513.088zM512 990.912c-264.064 0-478.912-214.848-478.912-478.912s214.848-478.912 478.912-478.912 478.912 214.848 478.912 478.912-214.848 478.912-478.912 478.912zM699.232 336.16c-49.216-52.416-115.68-81.248-187.232-81.248-33.6 0-66.4 6.464-97.504 19.264-88.256 36.16-148.896 117.504-158.304 212.192-0.8 8.448-1.28 16.96-1.28 25.632 0 77.696 34.624 150.4 95.072 199.52 45.664 37.12 103.232 57.568 162.016 57.568 37.088 0 73.152-7.936 107.264-23.616 69.632-32.064 120.96-92.832 140.832-166.752 0 0 0-0.032 0-0.032 5.952-22.4 8.992-44.832 8.992-66.688 0-65.472-24.8-127.904-69.856-175.84zM730.752 553.76c-5.664-1.216-11.168-1.76-16.8-2.752-7.456-1.312-14.912-2.688-22.272-3.648-8.736-1.12-17.28-1.696-25.856-2.272-6.912-0.448-13.824-1.056-20.608-1.152-2.112-0.032-4.352-0.352-6.464-0.352-11.264 0-22.432 0.544-33.536 1.504-1.44 0.128-2.848 0.416-4.288 0.544-8.96 0.896-17.888 1.92-26.656 3.456-1.44-3.744-3.072-7.264-4.544-10.976-5.952-15.072-12.096-29.92-18.432-44.544-1.568-3.584-2.944-7.36-4.512-10.912 3.36-1.344 6.368-2.848 9.632-4.256 3.328-1.44 6.656-2.848 9.856-4.352 7.104-3.328 13.856-6.784 20.384-10.368 2.080-1.152 4.288-2.208 6.304-3.36 8.32-4.8 16.16-9.824 23.552-14.976 1.76-1.248 3.36-2.528 5.056-3.776 5.568-4.064 10.912-8.16 15.936-12.32 2.176-1.824 4.224-3.616 6.304-5.44 4.384-3.84 8.544-7.68 12.48-11.52 1.792-1.728 3.584-3.456 5.28-5.216 4.48-4.576 8.64-9.152 12.576-13.696 0.768-0.896 1.664-1.792 2.4-2.688 4.192-4.992 8.128-9.92 11.712-14.752 30.208 38.944 46.656 86.496 46.656 136.064 0 13.664-1.408 27.648-4.16 41.76zM512 289.088c57.472 0 111.168 21.504 152.704 60.864-0.448 0.672-0.832 1.28-1.312 1.92-1.216 1.696-2.56 3.424-3.84 5.12-2.336 3.104-4.8 6.24-7.424 9.44-1.568 1.888-3.2 3.808-4.864 5.696-2.752 3.136-5.664 6.304-8.704 9.472-1.824 1.92-3.68 3.84-5.632 5.76-3.424 3.36-7.136 6.72-10.912 10.048-1.888 1.664-3.648 3.328-5.632 4.992-5.888 4.928-12.096 9.792-18.816 14.496-0.416 0.288-0.928 0.576-1.376 0.896-6.304 4.384-13.024 8.64-20.096 12.736-2.592 1.504-5.44 2.912-8.16 4.384-5.184 2.816-10.496 5.568-16.064 8.16-3.424 1.6-7.040 3.136-10.624 4.64-2.88 1.216-5.984 2.336-8.96 3.52-0.8-1.696-1.632-3.168-2.432-4.864-6.688-13.92-13.376-27.424-20-40.096-0.512-0.992-<text:soft-page-break/>1.024-1.888-1.536-2.88-6.336-12.096-12.544-23.456-18.688-34.368-1.408-2.496-2.784-4.992-4.192-7.424-6.176-10.816-12.16-21.024-17.92-30.56-1.312-2.176-2.528-4.128-3.808-6.208-5.184-8.448-10.176-16.384-14.88-23.68-0.48-0.736-1.056-1.696-1.536-2.432 20.96-6.368 42.656-9.632 64.704-9.632zM414.752 311.488c0.192 0.288 0.384 0.576 0.576 0.864 5.056 7.712 10.56 16.384 16.288 25.6 1.216 1.952 2.464 3.968 3.68 5.984 5.92 9.632 12.032 19.872 18.4 31.008 0.704 1.216 1.408 2.528 2.112 3.744 5.984 10.496 12.128 21.728 18.368 33.44 1.184 2.24 2.368 4.416 3.584 6.72 6.624 12.608 13.312 25.952 20.032 39.872 0.48 0.992 0.96 2.016 1.44 3.008-10.624 2.976-21.056 6.208-32.384 8.352-1.728 0.32-3.52 0.544-5.248 0.864-34.368 6.080-71.872 8.256-112 6.72-3.104-0.128-6.112-0.128-9.28-0.288-15.424-0.8-31.552-2.656-47.744-4.576 12.48-70.24 57.76-130.112 122.176-161.312zM289.088 512c0-1.536 0.032-3.104 0.064-4.64 4.544 0.544 8.768 0.576 13.28 1.024 12.544 1.28 24.864 2.272 36.992 2.912 7.2 0.384 14.336 0.672 21.376 0.8 4.32 0.096 8.928 0.512 13.184 0.512 0 0 0 0 0.032 0 9.184 0 18.016-0.544 26.912-0.96 3.744-0.16 7.584-0.16 11.264-0.384 16.544-1.088 32.608-2.912 48.16-5.408 4.032-0.64 7.84-1.536 11.776-2.272 11.936-2.24 23.52-4.896 34.752-8 2.336-0.64 4.896-0.96 7.168-1.664 1.632 3.616 3.2 7.296 4.8 10.976 5.984 13.696 11.808 27.616 17.408 41.728 1.344 3.392 2.688 6.816 4.032 10.24-3.456 0.992-6.656 2.24-10.048 3.328-4.416 1.376-8.8 2.784-13.056 4.32-7.008 2.496-13.728 5.248-20.384 8.096-3.616 1.568-7.328 3.008-10.848 4.672-7.968 3.744-15.616 7.776-23.040 11.968-1.792 0.992-3.712 1.92-5.472 2.944-9.12 5.312-17.76 10.944-26.016 16.736-2.304 1.6-4.384 3.296-6.624 4.928-5.824 4.288-11.552 8.576-16.928 12.992-2.72 2.24-5.248 4.48-7.872 6.72-4.576 3.936-8.992 7.872-13.248 11.84-2.56 2.432-5.056 4.8-7.488 7.232-3.872 3.84-7.584 7.616-11.136 11.424-2.272 2.432-4.576 4.832-6.72 7.232-0.8 0.896-1.728 1.824-2.528 2.688-44.512-42.080-69.792-100.224-69.792-161.984zM385.664 695.584c0.576-0.64 1.024-1.216 1.6-1.856 1.92-2.144 4.032-4.288 6.048-6.464 3.264-3.488 6.656-6.976 10.208-10.464 2.272-2.24 4.64-4.48 7.040-6.72 3.712-3.488 7.616-6.976 11.616-10.432 2.56-2.208 5.12-4.416 7.776-6.592 4.416-3.616 9.088-7.136 13.792-10.624 2.592-1.92 5.088-3.872 7.744-5.728 6.4-4.48 13.12-8.768 20.032-12.928 1.28-0.768 2.432-1.6 3.744-2.368 8.256-4.8 16.928-9.312 25.952-13.536 2.752-1.28 5.696-2.368 8.512-3.584 6.496-2.816 13.088-5.536 19.968-7.968 3.648-1.28 7.424-2.4 11.2-3.584 3.712-1.152 7.616-2.144 11.456-3.2 7.2 20.064 14.24 40.256 20.544 60.928 0.288 0.928 0.608 1.792 0.896 2.72 6.624 21.952 12.384 44.32 17.92 66.784-68.416 26.464-146.624 16.768-206.048-24.384zM623.552 704.736c-5.056-20.096-10.624-40.032-16.544-59.744-0.224-0.768-0.416-1.568-0.64-2.336-6.176-20.384-12.768-40.48-19.776-60.256 4.64-0.736 9.248-1.6 13.952-2.144 3.904-0.448 7.808-0.96 11.744-1.248 11.424-0.864 22.976-1.216 34.752-0.96 1.312 0.032 2.592-0.096 3.904-0.032 13.216 0.448 26.624 1.728 40.224 3.584 3.68 0.512 7.424 1.28 11.136 1.888 6.336 1.056 12.768 2.464 19.168 3.808-17.728 49.6-52.288 91.072-97.92 117.4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ribbble",</text:p>
      <text:p text:style-name="Preformatted_20_Text"><text:s text:c="10"/>"social"</text:p>
      <text:p text:style-name="Preformatted_20_Text"><text:s text:c="8"/>],</text:p>
      <text:p text:style-name="Preformatted_20_Text"><text:s text:c="8"/>"defaultCode": 57443,</text:p>
      <text:p text:style-name="Preformatted_20_Text"><text:s text:c="8"/>"grid": 32</text:p>
      <text:p text:style-name="Preformatted_20_Text"><text:s text:c="6"/>},</text:p>
      <text:p text:style-name="Preformatted_20_Text"><text:s text:c="6"/>"attrs": [],</text:p>
      <text:p text:style-name="Preformatted_20_Text"><text:s text:c="6"/>"properties": {</text:p>
      <text:p text:style-name="Preformatted_20_Text"><text:s text:c="8"/>"id": 100,</text:p>
      <text:p text:style-name="Preformatted_20_Text"><text:s text:c="8"/>"order": 2055,</text:p>
      <text:p text:style-name="Preformatted_20_Text"><text:s text:c="8"/>"prevSize": 32,</text:p>
      <text:p text:style-name="Preformatted_20_Text"><text:s text:c="8"/>"code": 57443,</text:p>
      <text:p text:style-name="Preformatted_20_Text"><text:s text:c="8"/>"name": "dribbble3"</text:p>
      <text:p text:style-name="Preformatted_20_Text"><text:s text:c="6"/>},</text:p>
      <text:p text:style-name="Preformatted_20_Text"><text:s text:c="6"/>"setIdx": 0,</text:p>
      <text:p text:style-name="Preformatted_20_Text"><text:s text:c="6"/>"setId": 4,</text:p>
      <text:p text:style-name="Preformatted_20_Text"><text:s text:c="6"/>"iconIdx": 99</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993.28 460.8h-174.080v-174.080c0-30.72-20.48-30.72-51.2-30.72s-51.2 0-51.2 30.72v174.080h-174.080c-30.72 0-30.72 20.48-30.72 51.2s0 51.2 30.72 51.2h174.080v174.080c0 30.72 20.48 30.72 51.2 30.72s51.2 0 51.2-30.72v-174.080h174.080c30.72 0 30.72-20.48 30.72-51.2s0-51.2-30.72-51.2zM378.88 460.8h-348.16c-30.72 0-30.72 20.48-30.72 51.2s0 51.2 30.72 51.2h348.16c30.72 0 30.72-20.48 30.72-51.2s0-51.2-30.72-51.2zM378.88 716.8h-348.16c-30.72 0-30.72 20.48-30.72 51.2s0 51.2 30.72 51.2h348.16c30.72 0 30.72-20.48 30.72-51.2s0-51.2-30.72-51.2zM378.88 204.8h-348.16c-30.72 0-30.72 20.48-30.72 51.2s0 51.2 30.72 51.2h348.16c30.72 0 30.72-20.48 30.72-51.2s0-51.2-30.72-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dd-to-lis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text:p>
      <text:p text:style-name="Preformatted_20_Text"><text:s text:c="8"/>"order": 1069,</text:p>
      <text:p text:style-name="Preformatted_20_Text"><text:s text:c="8"/>"prevSize": 20,</text:p>
      <text:p text:style-name="Preformatted_20_Text"><text:s text:c="8"/>"name": "add-to-list",</text:p>
      <text:p text:style-name="Preformatted_20_Text"><text:s text:c="8"/>"code": 59648</text:p>
      <text:p text:style-name="Preformatted_20_Text"><text:s text:c="6"/>},</text:p>
      <text:p text:style-name="Preformatted_20_Text"><text:s text:c="6"/>"setIdx": 1,</text:p>
      <text:p text:style-name="Preformatted_20_Text"><text:s text:c="6"/>"setId": 3,</text:p>
      <text:p text:style-name="Preformatted_20_Text"><text:s text:c="6"/>"iconIdx": 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0h-614.4c-56.32 0-102.4 46.029-102.4 102.4v768c0 28.262 22.886 51.2 51.2 51.2v102.4h716.8v-102.4c28.314 0 51.2-22.938 51.2-51.2v-768c0-56.371-46.029-102.4-102.4-102.4zM716.8 768h-204.8v-51.2h204.8v51.2zM768 563.2h-512v-409.6h512v409.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lassic-comput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text:p>
      <text:p text:style-name="Preformatted_20_Text"><text:s text:c="8"/>"order": 1070,</text:p>
      <text:p text:style-name="Preformatted_20_Text"><text:s text:c="8"/>"prevSize": 20,</text:p>
      <text:p text:style-name="Preformatted_20_Text"><text:s text:c="8"/>"name": "classic-computer",</text:p>
      <text:p text:style-name="Preformatted_20_Text"><text:s text:c="8"/>"code": 59649</text:p>
      <text:p text:style-name="Preformatted_20_Text"><text:s text:c="6"/>},</text:p>
      <text:p text:style-name="Preformatted_20_Text"><text:s text:c="6"/>"setIdx": 1,</text:p>
      <text:p text:style-name="Preformatted_20_Text"><text:s text:c="6"/>"setId": 3,</text:p>
      <text:p text:style-name="Preformatted_20_Text"><text:s text:c="6"/>"iconIdx": 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919.501 234.035l-368.794 253.389c0 0-14.285 10.291-14.285 24.627s14.285 24.525 14.285 24.525l368.794 253.491c29.286 19.456 53.299 5.069 53.299-32.051v-491.981c0-37.222-24.013-51.61-53.299-32zM454.81 234.035l-368.794 253.389c0 0-14.285 10.291-14.285 24.627s14.285 24.525 14.285 24.525l368.794 253.491c29.286 19.507 53.299 5.12 53.299-32v-492.032c0-37.222-24.013-51.61-53.299-3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ntroller-fast-backwar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text:p>
      <text:p text:style-name="Preformatted_20_Text"><text:s text:c="8"/>"order": 1071,</text:p>
      <text:p text:style-name="Preformatted_20_Text"><text:s text:c="8"/>"prevSize": 20,</text:p>
      <text:p text:style-name="Preformatted_20_Text"><text:s text:c="8"/>"name": "controller-fast-backward",</text:p>
      <text:p text:style-name="Preformatted_20_Text"><text:s text:c="8"/>"code": 59650</text:p>
      <text:p text:style-name="Preformatted_20_Text"><text:s text:c="6"/>},</text:p>
      <text:p text:style-name="Preformatted_20_Text"><text:s text:c="6"/>"setIdx": 1,</text:p>
      <text:p text:style-name="Preformatted_20_Text"><text:s text:c="6"/>"setId": 3,</text:p>
      <text:p text:style-name="Preformatted_20_Text"><text:s text:c="6"/>"iconIdx": 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44.26 390.306c0-17.535-14.234-31.739-31.739-31.739h-201.050c-17.527 0-31.739 14.205-31.739 31.739v201.058h56.077v238.076h152.367v-238.076h56.085v-201.058z",</text:p>
      <text:p text:style-name="Preformatted_20_Text"><text:s text:c="10"/>"M580.766 263.333c0 37.983-30.791 68.774-68.774 68.774s-68.774-30.791-68.774-68.774c0-37.983 30.791-68.774 68.774-68.774s68.774 30.791 68.774 68.774z",</text:p>
      <text:p text:style-name="Preformatted_20_Text"><text:s text:c="10"/>"M511.376 20.488c-136.16 0-251.41 47.505-345.722 142.528-96.8 98.309-145.174 214.631-145.174 348.985 0 134.338 48.374 249.866 145.174 346.524 96.771 96.659 212.023 144.988 345.722 144.988 135.329 0 252.627-48.72 351.88-146.217 93.493-92.549 140.264-207.658 140.264-345.295s-47.58-253.961-142.723-348.985c-95.158-95.023-211.633-142.528-349.421-142.528zM512.607 108.941c111.553 0 206.277 39.315 284.215 117.974 78.734 77.819 118.094 172.842 118.094 285.085 0 113.039-38.535 206.847-115.648 281.395-81.209 80.279-176.757 120.419-286.661 120.419-109.925 0-204.656-39.72-284.215-119.189s-119.338-173.667-119.338-282.626c0-108.958 40.192-203.982 120.576-285.085 77.106-78.659 171.416-117.974 282.977-117.974z"</text:p>
      <text:p text:style-name="Preformatted_20_Text"><text:s text:c="8"/>],</text:p>
      <text:p text:style-name="Preformatted_20_Text"><text:s text:c="8"/>"attrs": [</text:p>
      <text:p text:style-name="Preformatted_20_Text"><text:s text:c="10"/>{},</text:p>
      <text:p text:style-name="Preformatted_20_Text"><text:s text:c="10"/>{},</text:p>
      <text:p text:style-name="Preformatted_20_Text"><text:s text:c="10"/>{}</text:p>
      <text:p text:style-name="Preformatted_20_Text"><text:s text:c="8"/>],</text:p>
      <text:p text:style-name="Preformatted_20_Text"><text:s text:c="8"/>"isMulticolor": false,</text:p>
      <text:p text:style-name="Preformatted_20_Text"><text:s text:c="8"/>"isMulticolor2": false,</text:p>
      <text:p text:style-name="Preformatted_20_Text"><text:s text:c="8"/>"tags": [</text:p>
      <text:p text:style-name="Preformatted_20_Text"><text:s text:c="10"/>"creative-commons-attributio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8"/>{},</text:p>
      <text:p text:style-name="Preformatted_20_Text"><text:s text:c="8"/>{},</text:p>
      <text:p text:style-name="Preformatted_20_Text"><text:s text:c="8"/>{}</text:p>
      <text:p text:style-name="Preformatted_20_Text"><text:s text:c="6"/>],</text:p>
      <text:p text:style-name="Preformatted_20_Text"><text:soft-page-break/><text:s text:c="6"/>"properties": {</text:p>
      <text:p text:style-name="Preformatted_20_Text"><text:s text:c="8"/>"id": 4,</text:p>
      <text:p text:style-name="Preformatted_20_Text"><text:s text:c="8"/>"order": 1072,</text:p>
      <text:p text:style-name="Preformatted_20_Text"><text:s text:c="8"/>"prevSize": 20,</text:p>
      <text:p text:style-name="Preformatted_20_Text"><text:s text:c="8"/>"name": "creative-commons-attribution",</text:p>
      <text:p text:style-name="Preformatted_20_Text"><text:s text:c="8"/>"code": 59651</text:p>
      <text:p text:style-name="Preformatted_20_Text"><text:s text:c="6"/>},</text:p>
      <text:p text:style-name="Preformatted_20_Text"><text:s text:c="6"/>"setIdx": 1,</text:p>
      <text:p text:style-name="Preformatted_20_Text"><text:s text:c="6"/>"setId": 3,</text:p>
      <text:p text:style-name="Preformatted_20_Text"><text:s text:c="6"/>"iconIdx": 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1.366 20.484c-136.147 0-251.398 47.49-345.711 142.529-96.801 98.309-145.175 214.617-145.175 348.987 0 134.339 48.374 249.868 145.175 346.497 96.772 96.689 212.025 145.019 345.711 145.019 135.336 0 252.635-48.749 351.889-146.218 93.494-92.58 140.265-207.689 140.265-345.298 0-137.638-47.58-253.979-142.724-348.987-95.159-95.039-211.633-142.529-349.43-142.529zM512.603 108.923c111.554 0 206.279 39.331 284.218 117.988 78.735 77.821 118.094 172.829 118.094 285.089 0 113.040-38.535 206.848-115.649 281.398-81.209 80.28-176.758 120.389-286.663 120.389-109.918 0-204.65-39.719-284.21-119.19-79.559-79.469-119.339-173.668-119.339-282.597 0-108.989 40.192-203.999 120.577-285.089 77.107-78.658 171.418-117.988 282.972-117.988z",</text:p>
      <text:p text:style-name="Preformatted_20_Text"><text:s text:c="10"/>"M697.702 395.511h-357.282v84.63h357.282v-84.63zM697.702 553.459h-357.282v84.63h357.282v-84.63z"</text:p>
      <text:p text:style-name="Preformatted_20_Text"><text:s text:c="8"/>],</text:p>
      <text:p text:style-name="Preformatted_20_Text"><text:s text:c="8"/>"attrs": [</text:p>
      <text:p text:style-name="Preformatted_20_Text"><text:s text:c="10"/>{},</text:p>
      <text:p text:style-name="Preformatted_20_Text"><text:s text:c="10"/>{}</text:p>
      <text:p text:style-name="Preformatted_20_Text"><text:s text:c="8"/>],</text:p>
      <text:p text:style-name="Preformatted_20_Text"><text:s text:c="8"/>"isMulticolor": false,</text:p>
      <text:p text:style-name="Preformatted_20_Text"><text:s text:c="8"/>"isMulticolor2": false,</text:p>
      <text:p text:style-name="Preformatted_20_Text"><text:s text:c="8"/>"tags": [</text:p>
      <text:p text:style-name="Preformatted_20_Text"><text:s text:c="10"/>"creative-commons-noderiv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8"/>{},</text:p>
      <text:p text:style-name="Preformatted_20_Text"><text:s text:c="8"/>{}</text:p>
      <text:p text:style-name="Preformatted_20_Text"><text:s text:c="6"/>],</text:p>
      <text:p text:style-name="Preformatted_20_Text"><text:s text:c="6"/>"properties": {</text:p>
      <text:p text:style-name="Preformatted_20_Text"><text:s text:c="8"/>"id": 5,</text:p>
      <text:p text:style-name="Preformatted_20_Text"><text:s text:c="8"/>"order": 1073,</text:p>
      <text:p text:style-name="Preformatted_20_Text"><text:s text:c="8"/>"prevSize": 20,</text:p>
      <text:p text:style-name="Preformatted_20_Text"><text:s text:c="8"/>"name": "creative-commons-noderivs",</text:p>
      <text:p text:style-name="Preformatted_20_Text"><text:s text:c="8"/>"code": 59652</text:p>
      <text:p text:style-name="Preformatted_20_Text"><text:s text:c="6"/>},</text:p>
      <text:p text:style-name="Preformatted_20_Text"><text:s text:c="6"/>"setIdx": 1,</text:p>
      <text:p text:style-name="Preformatted_20_Text"><text:s text:c="6"/>"setId": 3,</text:p>
      <text:p text:style-name="Preformatted_20_Text"><text:s text:c="6"/>"iconIdx": 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60.779 163.010c-95.16-95.040-211.621-142.53-349.411-142.53-136.169 0-251.399 47.49-345.72 142.53-96.809 98.31-145.169 214.621-145.169 348.99 0 134.34 48.359 249.87 145.169 346.5 96.78 96.69 212.011 145.020 345.72 145.020 135.331 0 252.631-48.75 351.87-146.22 93.51-92.579 140.282-207.69 140.282-345.3 0-137.639-47.581-253.979-142.741-348.99zM799.249 793.4c-81.21 80.281-176.76 120.39-286.65 120.39-109.919 0-204.66-39.719-284.22-119.189-79.56-79.471-119.34-173.671-119.34-282.601 0-46.080 7.274-89.639 21.659-130.709l130.245 57.645h-9.39v58.409h46.095c0 8.25-0.825 16.471-0.825 24.69v14.011h-<text:soft-page-break/>45.271v58.409h53.49c7.41 43.619 23.865 78.99 46.080 106.979 46.080 60.901 120.135 93.811 200.775 93.811 52.68 0 100.381-15.63 128.37-31.291l-19.77-91.32c-17.28 9.061-55.92 21.39-93.779 21.39-41.16 0-79.815-12.329-106.156-41.97-12.345-13.981-21.39-32.91-27.135-57.6h178.89l254.19 112.515c-17.61 31.199-39.959 60.030-67.26 86.429zM479.569 536.046l-1.080-0.826 1.86 0.826h-0.78zM632.599 497.345h7.35v-58.409h-139.32l-56.595-25.051c4.875-10.95 10.635-20.745 17.355-28.41 25.516-31.319 61.71-44.46 101.221-44.46 36.21 0 69.929 10.68 91.32 19.739l23.040-93.81c-29.64-13.139-73.23-24.659-123.421-24.659-77.339 0-143.175 31.259-190.080 83.909-10.41 12.031-19.44 25.531-27.63 39.81l-161.639-71.535c15.66-23.49 34.079-46.049 55.41-67.559 77.13-78.66 171.419-117.991 282.99-117.991 111.54 0 206.28 39.331 284.22 117.991 78.72 77.82 118.080 172.829 118.080 285.089 0 36.99-4.199 71.88-12.48 104.76l-269.82-119.41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reative-commons-noncommercial-eu"</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text:p>
      <text:p text:style-name="Preformatted_20_Text"><text:s text:c="8"/>"order": 1074,</text:p>
      <text:p text:style-name="Preformatted_20_Text"><text:s text:c="8"/>"prevSize": 20,</text:p>
      <text:p text:style-name="Preformatted_20_Text"><text:s text:c="8"/>"name": "creative-commons-noncommercial-eu",</text:p>
      <text:p text:style-name="Preformatted_20_Text"><text:s text:c="8"/>"code": 59653</text:p>
      <text:p text:style-name="Preformatted_20_Text"><text:s text:c="6"/>},</text:p>
      <text:p text:style-name="Preformatted_20_Text"><text:s text:c="6"/>"setIdx": 1,</text:p>
      <text:p text:style-name="Preformatted_20_Text"><text:s text:c="6"/>"setId": 3,</text:p>
      <text:p text:style-name="Preformatted_20_Text"><text:s text:c="6"/>"iconIdx": 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1.369 20.48c137.79 0 254.28 47.505 349.44 142.53 95.131 95.040 142.711 211.364 142.711 348.99s-46.771 252.735-140.251 345.3c-99.27 97.485-216.57 146.22-351.901 146.22-133.68 0-248.939-48.315-345.72-144.989-96.794-96.661-145.169-212.191-145.169-346.531s48.375-250.68 145.169-348.99c94.321-95.025 209.581-142.53 345.72-142.53zM131.060 379.97c-14.67 41.475-22.005 85.485-22.005 132.030 0 108.961 39.779 203.161 119.34 282.615 79.576 79.47 174.285 119.206 284.205 119.206 109.921 0 205.471-40.125 286.68-120.421 27.179-26.279 49.559-54.93 67.14-85.994l-185.28-82.515c-12.571 62.34-68.131 104.46-135.3 109.411v75.765h-56.416v-75.765c-55.17-0.631-108.465-23.175-149.204-58.861l67.71-68.264c32.594 30.689 65.189 44.475 109.709 44.475 28.831 0 60.81-11.28 60.81-48.856 0-13.319-5.159-22.575-13.289-29.534l-105.21-46.845c-28.86-12.855-53.31-23.745-77.851-34.651l-251.039-111.795zM512.599 108.935c-111.54 0-205.859 39.329-282.96 117.989-20.999 21.166-39.239 43.291-54.749 66.375l187.89 83.655c16.98-52.11 66.51-83.715 126.645-87.254v-75.766h56.416v75.766c38.879 1.874 81.509 12.525 123.51 45.089l-64.559 66.375c-23.82-16.905-53.911-28.815-84.030-28.815-24.436 0-58.921 7.529-58.921 38.205 0 4.68 1.561 8.806 4.41 12.48l105.391 46.936c27.21 12.105 53.19 23.67 78.929 35.13l251.85 112.14c8.341-33.001 12.511-68.085 12.511-105.241 0-112.245-39.36-207.269-118.111-285.075-77.94-78.66-172.649-117.989-284.22-117.98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reative-commons-noncommercial-us"</text:p>
      <text:p text:style-name="Preformatted_20_Text"><text:s text:c="8"/>],</text:p>
      <text:p text:style-name="Preformatted_20_Text"><text:s text:c="8"/>"grid": 20</text:p>
      <text:p text:style-name="Preformatted_20_Text"><text:s text:c="6"/>},</text:p>
      <text:p text:style-name="Preformatted_20_Text"><text:soft-page-break/><text:s text:c="6"/>"attrs": [],</text:p>
      <text:p text:style-name="Preformatted_20_Text"><text:s text:c="6"/>"properties": {</text:p>
      <text:p text:style-name="Preformatted_20_Text"><text:s text:c="8"/>"id": 7,</text:p>
      <text:p text:style-name="Preformatted_20_Text"><text:s text:c="8"/>"order": 1075,</text:p>
      <text:p text:style-name="Preformatted_20_Text"><text:s text:c="8"/>"prevSize": 20,</text:p>
      <text:p text:style-name="Preformatted_20_Text"><text:s text:c="8"/>"name": "creative-commons-noncommercial-us",</text:p>
      <text:p text:style-name="Preformatted_20_Text"><text:s text:c="8"/>"code": 59654</text:p>
      <text:p text:style-name="Preformatted_20_Text"><text:s text:c="6"/>},</text:p>
      <text:p text:style-name="Preformatted_20_Text"><text:s text:c="6"/>"setIdx": 1,</text:p>
      <text:p text:style-name="Preformatted_20_Text"><text:s text:c="6"/>"setId": 3,</text:p>
      <text:p text:style-name="Preformatted_20_Text"><text:s text:c="6"/>"iconIdx": 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1.358 20.484c-136.147 0-251.398 47.505-345.711 142.529-96.801 98.309-145.175 214.633-145.175 348.987 0 134.339 48.374 249.853 145.175 346.513 96.772 96.674 212.025 145.003 345.711 145.003 135.336 0 252.635-48.734 351.889-146.218 93.494-92.565 140.265-207.673 140.265-345.298 0-137.638-47.58-253.963-142.724-348.987-95.159-95.024-211.633-142.529-349.43-142.529zM512.594 108.938c111.554 0 206.279 39.315 284.218 117.975 78.735 77.819 118.094 172.843 118.094 285.087 0 113.040-38.535 206.848-115.649 281.398-81.209 80.28-176.758 120.42-286.663 120.42-109.918 0-204.65-39.736-284.21-119.205-79.559-79.454-119.339-173.668-119.339-282.613 0-108.958 40.192-203.984 120.577-285.087 77.107-78.659 171.418-117.975 282.972-117.975z",</text:p>
      <text:p text:style-name="Preformatted_20_Text"><text:s text:c="10"/>"M349.164 423.86h55.326c30.909 0 43.875 14.881 43.875 41.969 0 20.986-11.062 41.206-41.969 41.206h-57.232v-83.175zM281.244 645.169h68.685v-87.763h53.032c93.106 0 113.325-55.71 113.325-91.95 0-53.804-27.090-91.964-100.349-91.964h-134.692v271.678z",</text:p>
      <text:p text:style-name="Preformatted_20_Text"><text:s text:c="10"/>"M534.78 645.169h105.313c82.799 0 138.494-39.3 138.494-135.838 0-96.54-55.695-135.84-138.494-135.84h-105.313v271.678zM602.685 430.731h38.549c51.135 0 69.45 34.724 69.45 78.6 0 43.874-18.315 78.6-69.060 78.6h-38.939v-157.199z"</text:p>
      <text:p text:style-name="Preformatted_20_Text"><text:s text:c="8"/>],</text:p>
      <text:p text:style-name="Preformatted_20_Text"><text:s text:c="8"/>"attrs": [</text:p>
      <text:p text:style-name="Preformatted_20_Text"><text:s text:c="10"/>{},</text:p>
      <text:p text:style-name="Preformatted_20_Text"><text:s text:c="10"/>{},</text:p>
      <text:p text:style-name="Preformatted_20_Text"><text:s text:c="10"/>{}</text:p>
      <text:p text:style-name="Preformatted_20_Text"><text:s text:c="8"/>],</text:p>
      <text:p text:style-name="Preformatted_20_Text"><text:s text:c="8"/>"isMulticolor": false,</text:p>
      <text:p text:style-name="Preformatted_20_Text"><text:s text:c="8"/>"isMulticolor2": false,</text:p>
      <text:p text:style-name="Preformatted_20_Text"><text:s text:c="8"/>"tags": [</text:p>
      <text:p text:style-name="Preformatted_20_Text"><text:s text:c="10"/>"creative-commons-public-domai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8"/>{},</text:p>
      <text:p text:style-name="Preformatted_20_Text"><text:s text:c="8"/>{},</text:p>
      <text:p text:style-name="Preformatted_20_Text"><text:s text:c="8"/>{}</text:p>
      <text:p text:style-name="Preformatted_20_Text"><text:s text:c="6"/>],</text:p>
      <text:p text:style-name="Preformatted_20_Text"><text:s text:c="6"/>"properties": {</text:p>
      <text:p text:style-name="Preformatted_20_Text"><text:s text:c="8"/>"id": 8,</text:p>
      <text:p text:style-name="Preformatted_20_Text"><text:s text:c="8"/>"order": 1076,</text:p>
      <text:p text:style-name="Preformatted_20_Text"><text:s text:c="8"/>"prevSize": 20,</text:p>
      <text:p text:style-name="Preformatted_20_Text"><text:s text:c="8"/>"name": "creative-commons-public-domain",</text:p>
      <text:p text:style-name="Preformatted_20_Text"><text:s text:c="8"/>"code": 59655</text:p>
      <text:p text:style-name="Preformatted_20_Text"><text:s text:c="6"/>},</text:p>
      <text:p text:style-name="Preformatted_20_Text"><text:s text:c="6"/>"setIdx": 1,</text:p>
      <text:p text:style-name="Preformatted_20_Text"><text:s text:c="6"/>"setId": 3,</text:p>
      <text:p text:style-name="Preformatted_20_Text"><text:s text:c="6"/>"iconIdx": 7</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511.354 20.495c-136.135 0-251.391 47.489-345.71 142.526-96.777 98.307-145.164 214.614-145.164 348.98 0 134.336 48.387 249.832 145.164 346.49 96.777 96.687 212.034 145.016 345.71 145.016 135.342 0 252.654-48.748 351.92-146.215 93.478-92.578 140.246-207.684 140.246-345.29 0-137.635-47.578-253.973-142.706-348.98-95.157-95.037-211.659-142.526-349.46-142.526zM512.585 108.932c111.582 0 206.305 39.33 284.242 117.987 78.747 77.818 118.106 172.824 118.106 285.081 0 113.037-38.548 206.844-115.647 281.392-81.208 80.278-176.77 120.417-286.701 120.417-109.916 0-204.623-39.749-284.181-119.218-79.558-79.436-119.338-173.664-119.338-282.591 0-108.958 40.17-203.995 120.566-285.081 77.099-78.658 171.416-117.987 282.952-117.987z",</text:p>
      <text:p text:style-name="Preformatted_20_Text"><text:s text:c="10"/>"M833.454 520.7l-97.857-40.678v-121.887l-300.62-125.156-134.006 58.858v139.406l1.41 0.599-118.196 49.2v126.326l126.326 54.149 127-52.559 8.58 3.421 263.048 108.477 5.76-2.401 128.155-54.718v-139.196l-9.6-3.84zM693.779 681.585l-1.2-0.479v0.75l-225.354-93.388v-88.856l225.354 92.097v2.88l1.2 0.51v86.487zM708.959 568.069l-71.443-30.599 76.933-32.969 73.377 30.509-78.867 33.060zM812.335 643.097l-87.837 37.827v-86.036l87.837-36.96v85.169z"</text:p>
      <text:p text:style-name="Preformatted_20_Text"><text:s text:c="8"/>],</text:p>
      <text:p text:style-name="Preformatted_20_Text"><text:s text:c="8"/>"attrs": [</text:p>
      <text:p text:style-name="Preformatted_20_Text"><text:s text:c="10"/>{},</text:p>
      <text:p text:style-name="Preformatted_20_Text"><text:s text:c="10"/>{}</text:p>
      <text:p text:style-name="Preformatted_20_Text"><text:s text:c="8"/>],</text:p>
      <text:p text:style-name="Preformatted_20_Text"><text:s text:c="8"/>"isMulticolor": false,</text:p>
      <text:p text:style-name="Preformatted_20_Text"><text:s text:c="8"/>"isMulticolor2": false,</text:p>
      <text:p text:style-name="Preformatted_20_Text"><text:s text:c="8"/>"tags": [</text:p>
      <text:p text:style-name="Preformatted_20_Text"><text:s text:c="10"/>"creative-commons-remix"</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8"/>{},</text:p>
      <text:p text:style-name="Preformatted_20_Text"><text:s text:c="8"/>{}</text:p>
      <text:p text:style-name="Preformatted_20_Text"><text:s text:c="6"/>],</text:p>
      <text:p text:style-name="Preformatted_20_Text"><text:s text:c="6"/>"properties": {</text:p>
      <text:p text:style-name="Preformatted_20_Text"><text:s text:c="8"/>"id": 9,</text:p>
      <text:p text:style-name="Preformatted_20_Text"><text:s text:c="8"/>"order": 1077,</text:p>
      <text:p text:style-name="Preformatted_20_Text"><text:s text:c="8"/>"prevSize": 20,</text:p>
      <text:p text:style-name="Preformatted_20_Text"><text:s text:c="8"/>"name": "creative-commons-remix",</text:p>
      <text:p text:style-name="Preformatted_20_Text"><text:s text:c="8"/>"code": 59656</text:p>
      <text:p text:style-name="Preformatted_20_Text"><text:s text:c="6"/>},</text:p>
      <text:p text:style-name="Preformatted_20_Text"><text:s text:c="6"/>"setIdx": 1,</text:p>
      <text:p text:style-name="Preformatted_20_Text"><text:s text:c="6"/>"setId": 3,</text:p>
      <text:p text:style-name="Preformatted_20_Text"><text:s text:c="6"/>"iconIdx": 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1.354 20.487c-136.135 0-251.391 47.489-345.71 142.526-96.777 98.307-145.164 214.614-145.164 348.98 0 134.351 48.387 249.848 145.164 346.505 96.777 96.687 212.034 145.016 345.71 145.016 135.342 0 252.654-48.748 351.92-146.215 93.478-92.578 140.246-207.684 140.246-345.306 0-137.635-47.578-253.972-142.706-348.98-95.157-95.037-211.659-142.526-349.46-142.526zM512.585 108.924c111.582 0 206.305 39.33 284.242 117.987 78.747 77.818 118.106 172.824 118.106 285.081 0 113.052-38.548 206.859-115.647 281.407-81.208 80.278-176.77 120.417-286.701 120.417-109.916 0-204.623-39.749-284.181-119.218-79.558-79.437-119.338-173.664-119.338-282.606 0-108.956 40.17-203.993 120.566-285.081 77.099-78.658 171.416-117.987 282.952-117.987z",</text:p>
      <text:p text:style-name="Preformatted_20_Text"><text:s text:c="10"/>"M713.309 371.178h-107.532v-107.038c0-14.834-12.030-26.879-26.879-26.879h-268.297c-0.809-0.029-1.619-0.029-2.399 0-13.92 1.259-24.54 12.93-24.48 26.879v361.925c0 14.85 12.030 26.879 26.879 26.879h107.517v107.036c0 14.85 12.030 26.879 26.879 26.879h268.313c14.85 0 26.879-12.030 26.879-26.879v-361.923c-0-14.836-12.030-26.879-26.879-26.879zM337.479 599.17v-308.151h214.554v80.158h-107.038c-0.96-0.046-1.92-0.046-2.88 0-13.71 1.484-24.088 <text:soft-page-break/>13.094-23.999 26.879v201.113h-80.638zM686.43 424.936v308.165h-214.554v-308.165h214.554z"</text:p>
      <text:p text:style-name="Preformatted_20_Text"><text:s text:c="8"/>],</text:p>
      <text:p text:style-name="Preformatted_20_Text"><text:s text:c="8"/>"attrs": [</text:p>
      <text:p text:style-name="Preformatted_20_Text"><text:s text:c="10"/>{},</text:p>
      <text:p text:style-name="Preformatted_20_Text"><text:s text:c="10"/>{}</text:p>
      <text:p text:style-name="Preformatted_20_Text"><text:s text:c="8"/>],</text:p>
      <text:p text:style-name="Preformatted_20_Text"><text:s text:c="8"/>"isMulticolor": false,</text:p>
      <text:p text:style-name="Preformatted_20_Text"><text:s text:c="8"/>"isMulticolor2": false,</text:p>
      <text:p text:style-name="Preformatted_20_Text"><text:s text:c="8"/>"tags": [</text:p>
      <text:p text:style-name="Preformatted_20_Text"><text:s text:c="10"/>"creative-commons-shar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8"/>{},</text:p>
      <text:p text:style-name="Preformatted_20_Text"><text:s text:c="8"/>{}</text:p>
      <text:p text:style-name="Preformatted_20_Text"><text:s text:c="6"/>],</text:p>
      <text:p text:style-name="Preformatted_20_Text"><text:s text:c="6"/>"properties": {</text:p>
      <text:p text:style-name="Preformatted_20_Text"><text:s text:c="8"/>"id": 10,</text:p>
      <text:p text:style-name="Preformatted_20_Text"><text:s text:c="8"/>"order": 1078,</text:p>
      <text:p text:style-name="Preformatted_20_Text"><text:s text:c="8"/>"prevSize": 20,</text:p>
      <text:p text:style-name="Preformatted_20_Text"><text:s text:c="8"/>"name": "creative-commons-share",</text:p>
      <text:p text:style-name="Preformatted_20_Text"><text:s text:c="8"/>"code": 59657</text:p>
      <text:p text:style-name="Preformatted_20_Text"><text:s text:c="6"/>},</text:p>
      <text:p text:style-name="Preformatted_20_Text"><text:s text:c="6"/>"setIdx": 1,</text:p>
      <text:p text:style-name="Preformatted_20_Text"><text:s text:c="6"/>"setId": 3,</text:p>
      <text:p text:style-name="Preformatted_20_Text"><text:s text:c="6"/>"iconIdx": 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1.366 20.484c-136.147 0-251.398 47.519-345.711 142.529-96.801 98.309-145.175 214.648-145.175 348.987s48.374 249.868 145.175 346.527c96.772 96.675 212.025 144.99 345.711 144.99 135.336 0 252.635-48.735 351.889-146.218 93.494-92.565 140.265-207.673 140.265-345.298s-47.58-253.948-142.724-348.987c-95.159-95.010-211.633-142.529-349.43-142.529zM512.603 108.938c111.554 0 206.279 39.329 284.218 117.975 78.735 77.819 118.094 172.843 118.094 285.087 0 113.040-38.535 206.848-115.649 281.413-81.209 80.278-176.758 120.405-286.663 120.405-109.918 0-204.643-39.736-284.21-119.19-79.559-79.469-119.339-173.67-119.339-282.628 0-108.96 40.192-203.984 120.577-285.087 77.107-78.646 171.418-117.975 282.972-117.975z",</text:p>
      <text:p text:style-name="Preformatted_20_Text"><text:s text:c="10"/>"M293.508 442.626c19.611-123.659 106.656-189.779 215.757-189.779 156.923 0 252.546 113.88 252.546 265.694 0 148.154-101.759 263.248-254.997 263.248-105.427 0-199.821-64.891-216.989-192.224h123.825c3.674 66.12 46.582 89.384 107.879 89.384 69.869 0 115.244-64.903 115.244-164.083 0-104.069-39.24-159.164-112.798-159.164-53.933 0-100.515 19.59-110.324 86.925l35.991-0.195-97.462 97.454-97.462-97.454 38.79 0.195z"</text:p>
      <text:p text:style-name="Preformatted_20_Text"><text:s text:c="8"/>],</text:p>
      <text:p text:style-name="Preformatted_20_Text"><text:s text:c="8"/>"attrs": [</text:p>
      <text:p text:style-name="Preformatted_20_Text"><text:s text:c="10"/>{},</text:p>
      <text:p text:style-name="Preformatted_20_Text"><text:s text:c="10"/>{}</text:p>
      <text:p text:style-name="Preformatted_20_Text"><text:s text:c="8"/>],</text:p>
      <text:p text:style-name="Preformatted_20_Text"><text:s text:c="8"/>"isMulticolor": false,</text:p>
      <text:p text:style-name="Preformatted_20_Text"><text:s text:c="8"/>"isMulticolor2": false,</text:p>
      <text:p text:style-name="Preformatted_20_Text"><text:s text:c="8"/>"tags": [</text:p>
      <text:p text:style-name="Preformatted_20_Text"><text:s text:c="10"/>"creative-commons-sharealik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8"/>{},</text:p>
      <text:p text:style-name="Preformatted_20_Text"><text:s text:c="8"/>{}</text:p>
      <text:p text:style-name="Preformatted_20_Text"><text:s text:c="6"/>],</text:p>
      <text:p text:style-name="Preformatted_20_Text"><text:soft-page-break/><text:s text:c="6"/>"properties": {</text:p>
      <text:p text:style-name="Preformatted_20_Text"><text:s text:c="8"/>"id": 11,</text:p>
      <text:p text:style-name="Preformatted_20_Text"><text:s text:c="8"/>"order": 1079,</text:p>
      <text:p text:style-name="Preformatted_20_Text"><text:s text:c="8"/>"prevSize": 20,</text:p>
      <text:p text:style-name="Preformatted_20_Text"><text:s text:c="8"/>"name": "creative-commons-sharealike",</text:p>
      <text:p text:style-name="Preformatted_20_Text"><text:s text:c="8"/>"code": 59658</text:p>
      <text:p text:style-name="Preformatted_20_Text"><text:s text:c="6"/>},</text:p>
      <text:p text:style-name="Preformatted_20_Text"><text:s text:c="6"/>"setIdx": 1,</text:p>
      <text:p text:style-name="Preformatted_20_Text"><text:s text:c="6"/>"setId": 3,</text:p>
      <text:p text:style-name="Preformatted_20_Text"><text:s text:c="6"/>"iconIdx": 1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91.75 595.353c-20.797 0-36.5-7.603-47.1-22.806-10.7-15.097-16-35.297-16-60.497 0-55.5 20.997-83.303 63.1-83.303 8.4 0 17.5 2.803 27.3 8.403s18.097 15.4 24.8 29.4l63.1-32.8c-25.2-45.4-67-68.1-125.303-68.1-39.85 0-72.797 13.2-98.794 39.5-26.103 26.4-39.206 61.997-39.206 106.9 0 46 12.956 81.9 38.703 107.7 25.8 25.8 59.803 38.6 101.8 38.6 26.4 0 50.5-6.6 72.353-19.697 21.847-13.206 38.947-31.303 51.347-54.303l-58.1-29.4c-11.2 26.9-30.553 40.403-58 40.403zM663.447 595.353c-20.797 0-36.494-7.603-47.1-22.806-10.7-15.097-16-35.297-16-60.497 0-55.5 21.003-83.303 63.1-83.303 8.903 0 18.303 2.803 28.103 8.403 9.853 5.6 18.1 15.4 24.9 29.4l62.197-32.8c-24.7-45.4-66.197-68.1-124.497-68.1-39.8 0-72.75 13.2-98.8 39.5-26.097 26.4-39.103 61.997-39.103 106.9 0 46 12.703 81.9 38.253 107.7 25.5 25.8 59.55 38.6 102.2 38.6 25.747 0 49.647-6.6 71.45-19.697 21.903-13.206 39.3-31.303 52.203-54.303l-58.903-29.4c-11.2 26.9-30.6 40.403-58.003 40.403zM860.816 163.013c-95.159-95.038-211.659-142.525-349.463-142.525-136.134 0-251.391 47.487-345.709 142.525-96.778 98.306-145.163 214.613-145.163 348.978 0 134.353 48.384 249.85 145.163 346.506 96.778 96.687 212.034 145.016 345.709 145.016 135.344 0 252.656-48.747 351.922-146.216 93.478-92.578 140.244-207.684 140.244-345.306 0-137.634-47.575-253.972-142.703-348.978zM799.284 793.397c-81.206 80.281-176.769 120.419-286.7 120.419-109.916 0-204.622-39.75-284.181-119.219-79.556-79.434-119.337-173.662-119.337-282.606 0-108.956 40.169-203.994 120.566-285.081 77.1-78.656 171.416-117.988 282.953-117.988 111.581 0 206.306 39.331 284.244 117.988 78.747 77.819 118.103 172.825 118.103 285.081 0 113.053-38.547 206.859-115.647 281.40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reative-common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2,</text:p>
      <text:p text:style-name="Preformatted_20_Text"><text:s text:c="8"/>"order": 1080,</text:p>
      <text:p text:style-name="Preformatted_20_Text"><text:s text:c="8"/>"prevSize": 20,</text:p>
      <text:p text:style-name="Preformatted_20_Text"><text:s text:c="8"/>"name": "creative-commons",</text:p>
      <text:p text:style-name="Preformatted_20_Text"><text:s text:c="8"/>"code": 59659</text:p>
      <text:p text:style-name="Preformatted_20_Text"><text:s text:c="6"/>},</text:p>
      <text:p text:style-name="Preformatted_20_Text"><text:s text:c="6"/>"setIdx": 1,</text:p>
      <text:p text:style-name="Preformatted_20_Text"><text:s text:c="6"/>"setId": 3,</text:p>
      <text:p text:style-name="Preformatted_20_Text"><text:s text:c="6"/>"iconIdx": 1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2.8 153.6h-921.6c-28.262 0-51.2 22.886-51.2 51.2v614.4c0 28.314 22.938 51.2 51.2 51.2h921.6c28.262 0 51.2-22.886 51.2-51.2v-614.4c0-28.314-22.886-51.2-51.2-51.2zM921.6 768h-819.2v-512h819.2v512z"</text:p>
      <text:p text:style-name="Preformatted_20_Text"><text:s text:c="8"/>],</text:p>
      <text:p text:style-name="Preformatted_20_Text"><text:soft-page-break/><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cument-landscap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3,</text:p>
      <text:p text:style-name="Preformatted_20_Text"><text:s text:c="8"/>"order": 1081,</text:p>
      <text:p text:style-name="Preformatted_20_Text"><text:s text:c="8"/>"prevSize": 20,</text:p>
      <text:p text:style-name="Preformatted_20_Text"><text:s text:c="8"/>"name": "document-landscape",</text:p>
      <text:p text:style-name="Preformatted_20_Text"><text:s text:c="8"/>"code": 59660</text:p>
      <text:p text:style-name="Preformatted_20_Text"><text:s text:c="6"/>},</text:p>
      <text:p text:style-name="Preformatted_20_Text"><text:s text:c="6"/>"setIdx": 1,</text:p>
      <text:p text:style-name="Preformatted_20_Text"><text:s text:c="6"/>"setId": 3,</text:p>
      <text:p text:style-name="Preformatted_20_Text"><text:s text:c="6"/>"iconIdx": 1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8.637 979.405c0-114.995-111.974-173.517-221.030-220.518-108.698-46.797-143.411-86.221-143.411-170.701 0-50.637 33.178-34.15 47.718-127.027 6.144-38.502 35.43-0.614 41.062-88.525 0-35.021-16.026-43.725-16.026-43.725s8.141-51.866 11.315-91.802c3.277-41.83-20.378-131.072-117.811-158.464-16.998-17.459-28.518-45.158 23.91-72.909-114.688-5.325-141.363 54.682-202.445 98.816-51.968 38.707-65.997 99.994-63.488 132.608 3.328 39.936 11.418 91.802 11.418 91.802s-16.077 8.704-16.077 43.725c5.632 87.962 35.021 50.022 41.114 88.525 14.541 92.877 47.77 76.39 47.77 127.027 0 84.48-10.854 113.152-119.603 159.949-109.107 46.95-143.053 122.214-142.49 231.219 0.154 32.614-0.563 44.595-0.563 44.595h819.2c0 0-0.563-11.981-0.563-44.595zM819.2 513.997l-117.709-122.778-54.323 54.323 122.829 117.658-122.778 117.658 54.323 54.323 117.658-122.778 117.658 122.778 54.323-54.323-122.778-117.658 122.726-117.658-54.323-54.323-117.606 122.77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emove-us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4,</text:p>
      <text:p text:style-name="Preformatted_20_Text"><text:s text:c="8"/>"order": 1082,</text:p>
      <text:p text:style-name="Preformatted_20_Text"><text:s text:c="8"/>"prevSize": 20,</text:p>
      <text:p text:style-name="Preformatted_20_Text"><text:s text:c="8"/>"name": "remove-user",</text:p>
      <text:p text:style-name="Preformatted_20_Text"><text:s text:c="8"/>"code": 59661</text:p>
      <text:p text:style-name="Preformatted_20_Text"><text:s text:c="6"/>},</text:p>
      <text:p text:style-name="Preformatted_20_Text"><text:s text:c="6"/>"setIdx": 1,</text:p>
      <text:p text:style-name="Preformatted_20_Text"><text:s text:c="6"/>"setId": 3,</text:p>
      <text:p text:style-name="Preformatted_20_Text"><text:s text:c="6"/>"iconIdx": 1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98.963 920.576l-456.038-851.558c-6.349-11.008-18.125-17.818-30.925-17.818-12.851 0-24.627 6.81-30.925 17.818l-455.987 851.558c-6.195 10.803-6.093 24.115 0.256 34.816 6.4 10.803 18.022 17.408 30.618 17.408h912.077c12.544 0 <text:soft-page-break/>24.269-6.605 30.618-17.408 6.349-10.701 6.451-24.013 0.307-34.816zM563.2 870.4h-102.4v-102.4h102.4v102.4zM563.2 691.2h-102.4v-332.8h102.4v33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warnin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5,</text:p>
      <text:p text:style-name="Preformatted_20_Text"><text:s text:c="8"/>"order": 1083,</text:p>
      <text:p text:style-name="Preformatted_20_Text"><text:s text:c="8"/>"prevSize": 20,</text:p>
      <text:p text:style-name="Preformatted_20_Text"><text:s text:c="8"/>"name": "warning",</text:p>
      <text:p text:style-name="Preformatted_20_Text"><text:s text:c="8"/>"code": 59662</text:p>
      <text:p text:style-name="Preformatted_20_Text"><text:s text:c="6"/>},</text:p>
      <text:p text:style-name="Preformatted_20_Text"><text:s text:c="6"/>"setIdx": 1,</text:p>
      <text:p text:style-name="Preformatted_20_Text"><text:s text:c="6"/>"setId": 3,</text:p>
      <text:p text:style-name="Preformatted_20_Text"><text:s text:c="6"/>"iconIdx": 1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8 512h179.2v-358.4h409.6v358.4h179.2l-384 384-384-3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bold-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text:p>
      <text:p text:style-name="Preformatted_20_Text"><text:s text:c="8"/>"order": 1084,</text:p>
      <text:p text:style-name="Preformatted_20_Text"><text:s text:c="8"/>"prevSize": 20,</text:p>
      <text:p text:style-name="Preformatted_20_Text"><text:s text:c="8"/>"name": "arrow-bold-down",</text:p>
      <text:p text:style-name="Preformatted_20_Text"><text:s text:c="8"/>"code": 59663</text:p>
      <text:p text:style-name="Preformatted_20_Text"><text:s text:c="6"/>},</text:p>
      <text:p text:style-name="Preformatted_20_Text"><text:s text:c="6"/>"setIdx": 1,</text:p>
      <text:p text:style-name="Preformatted_20_Text"><text:s text:c="6"/>"setId": 3,</text:p>
      <text:p text:style-name="Preformatted_20_Text"><text:s text:c="6"/>"iconIdx": 1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28v179.2h358.4v409.6h-358.4v179.2l-384-384 384-3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bold-lef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7,</text:p>
      <text:p text:style-name="Preformatted_20_Text"><text:soft-page-break/><text:s text:c="8"/>"order": 1085,</text:p>
      <text:p text:style-name="Preformatted_20_Text"><text:s text:c="8"/>"prevSize": 20,</text:p>
      <text:p text:style-name="Preformatted_20_Text"><text:s text:c="8"/>"name": "arrow-bold-left",</text:p>
      <text:p text:style-name="Preformatted_20_Text"><text:s text:c="8"/>"code": 59664</text:p>
      <text:p text:style-name="Preformatted_20_Text"><text:s text:c="6"/>},</text:p>
      <text:p text:style-name="Preformatted_20_Text"><text:s text:c="6"/>"setIdx": 1,</text:p>
      <text:p text:style-name="Preformatted_20_Text"><text:s text:c="6"/>"setId": 3,</text:p>
      <text:p text:style-name="Preformatted_20_Text"><text:s text:c="6"/>"iconIdx": 1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512l-384 384v-179.2h-358.4v-409.6h358.4v-179.2l384 3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bold-righ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text:p>
      <text:p text:style-name="Preformatted_20_Text"><text:s text:c="8"/>"order": 1086,</text:p>
      <text:p text:style-name="Preformatted_20_Text"><text:s text:c="8"/>"prevSize": 20,</text:p>
      <text:p text:style-name="Preformatted_20_Text"><text:s text:c="8"/>"name": "arrow-bold-right",</text:p>
      <text:p text:style-name="Preformatted_20_Text"><text:s text:c="8"/>"code": 59665</text:p>
      <text:p text:style-name="Preformatted_20_Text"><text:s text:c="6"/>},</text:p>
      <text:p text:style-name="Preformatted_20_Text"><text:s text:c="6"/>"setIdx": 1,</text:p>
      <text:p text:style-name="Preformatted_20_Text"><text:s text:c="6"/>"setId": 3,</text:p>
      <text:p text:style-name="Preformatted_20_Text"><text:s text:c="6"/>"iconIdx": 1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28l384 384h-179.2v358.4h-409.6v-358.4h-179.2l384-3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bold-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9,</text:p>
      <text:p text:style-name="Preformatted_20_Text"><text:s text:c="8"/>"order": 1087,</text:p>
      <text:p text:style-name="Preformatted_20_Text"><text:s text:c="8"/>"prevSize": 20,</text:p>
      <text:p text:style-name="Preformatted_20_Text"><text:s text:c="8"/>"name": "arrow-bold-up",</text:p>
      <text:p text:style-name="Preformatted_20_Text"><text:s text:c="8"/>"code": 59666</text:p>
      <text:p text:style-name="Preformatted_20_Text"><text:s text:c="6"/>},</text:p>
      <text:p text:style-name="Preformatted_20_Text"><text:s text:c="6"/>"setIdx": 1,</text:p>
      <text:p text:style-name="Preformatted_20_Text"><text:s text:c="6"/>"setId": 3,</text:p>
      <text:p text:style-name="Preformatted_20_Text"><text:s text:c="6"/>"iconIdx": 1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896l-332.8-332.8h179.2v-409.6h307.2v409.6h179.2l-332.8 332.8z"</text:p>
      <text:p text:style-name="Preformatted_20_Text"><text:s text:c="8"/>],</text:p>
      <text:p text:style-name="Preformatted_20_Text"><text:soft-page-break/><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0,</text:p>
      <text:p text:style-name="Preformatted_20_Text"><text:s text:c="8"/>"order": 1088,</text:p>
      <text:p text:style-name="Preformatted_20_Text"><text:s text:c="8"/>"prevSize": 20,</text:p>
      <text:p text:style-name="Preformatted_20_Text"><text:s text:c="8"/>"name": "arrow-down",</text:p>
      <text:p text:style-name="Preformatted_20_Text"><text:s text:c="8"/>"code": 59667</text:p>
      <text:p text:style-name="Preformatted_20_Text"><text:s text:c="6"/>},</text:p>
      <text:p text:style-name="Preformatted_20_Text"><text:s text:c="6"/>"setIdx": 1,</text:p>
      <text:p text:style-name="Preformatted_20_Text"><text:s text:c="6"/>"setId": 3,</text:p>
      <text:p text:style-name="Preformatted_20_Text"><text:s text:c="6"/>"iconIdx": 1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8 512l332.8-332.8v179.2h409.6v307.2h-409.6v179.2l-332.8-33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lef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1,</text:p>
      <text:p text:style-name="Preformatted_20_Text"><text:s text:c="8"/>"order": 1089,</text:p>
      <text:p text:style-name="Preformatted_20_Text"><text:s text:c="8"/>"prevSize": 20,</text:p>
      <text:p text:style-name="Preformatted_20_Text"><text:s text:c="8"/>"name": "arrow-left",</text:p>
      <text:p text:style-name="Preformatted_20_Text"><text:s text:c="8"/>"code": 59668</text:p>
      <text:p text:style-name="Preformatted_20_Text"><text:s text:c="6"/>},</text:p>
      <text:p text:style-name="Preformatted_20_Text"><text:s text:c="6"/>"setIdx": 1,</text:p>
      <text:p text:style-name="Preformatted_20_Text"><text:s text:c="6"/>"setId": 3,</text:p>
      <text:p text:style-name="Preformatted_20_Text"><text:s text:c="6"/>"iconIdx": 2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985.6l-281.6-268.8h179.2v-665.6h204.8v665.6h179.2l-281.6 268.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long-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text:p>
      <text:p text:style-name="Preformatted_20_Text"><text:s text:c="8"/>"order": 1090,</text:p>
      <text:p text:style-name="Preformatted_20_Text"><text:s text:c="8"/>"prevSize": 20,</text:p>
      <text:p text:style-name="Preformatted_20_Text"><text:s text:c="8"/>"name": "arrow-long-down",</text:p>
      <text:p text:style-name="Preformatted_20_Text"><text:soft-page-break/><text:s text:c="8"/>"code": 59669</text:p>
      <text:p text:style-name="Preformatted_20_Text"><text:s text:c="6"/>},</text:p>
      <text:p text:style-name="Preformatted_20_Text"><text:s text:c="6"/>"setIdx": 1,</text:p>
      <text:p text:style-name="Preformatted_20_Text"><text:s text:c="6"/>"setId": 3,</text:p>
      <text:p text:style-name="Preformatted_20_Text"><text:s text:c="6"/>"iconIdx": 2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512l268.8-281.6v179.2h665.6v204.8h-665.6v179.2l-268.8-281.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long-lef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3,</text:p>
      <text:p text:style-name="Preformatted_20_Text"><text:s text:c="8"/>"order": 1091,</text:p>
      <text:p text:style-name="Preformatted_20_Text"><text:s text:c="8"/>"prevSize": 20,</text:p>
      <text:p text:style-name="Preformatted_20_Text"><text:s text:c="8"/>"name": "arrow-long-left",</text:p>
      <text:p text:style-name="Preformatted_20_Text"><text:s text:c="8"/>"code": 59670</text:p>
      <text:p text:style-name="Preformatted_20_Text"><text:s text:c="6"/>},</text:p>
      <text:p text:style-name="Preformatted_20_Text"><text:s text:c="6"/>"setIdx": 1,</text:p>
      <text:p text:style-name="Preformatted_20_Text"><text:s text:c="6"/>"setId": 3,</text:p>
      <text:p text:style-name="Preformatted_20_Text"><text:s text:c="6"/>"iconIdx": 2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6.8 793.6v-179.2h-665.6v-204.8h665.6v-179.2l268.8 281.6-268.8 281.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long-righ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text:p>
      <text:p text:style-name="Preformatted_20_Text"><text:s text:c="8"/>"order": 1092,</text:p>
      <text:p text:style-name="Preformatted_20_Text"><text:s text:c="8"/>"prevSize": 20,</text:p>
      <text:p text:style-name="Preformatted_20_Text"><text:s text:c="8"/>"name": "arrow-long-right",</text:p>
      <text:p text:style-name="Preformatted_20_Text"><text:s text:c="8"/>"code": 59671</text:p>
      <text:p text:style-name="Preformatted_20_Text"><text:s text:c="6"/>},</text:p>
      <text:p text:style-name="Preformatted_20_Text"><text:s text:c="6"/>"setIdx": 1,</text:p>
      <text:p text:style-name="Preformatted_20_Text"><text:s text:c="6"/>"setId": 3,</text:p>
      <text:p text:style-name="Preformatted_20_Text"><text:s text:c="6"/>"iconIdx": 2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38.4l281.6 268.8h-179.2v665.6h-204.8v-665.6h-179.2l281.6-268.8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arrow-long-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5,</text:p>
      <text:p text:style-name="Preformatted_20_Text"><text:s text:c="8"/>"order": 1093,</text:p>
      <text:p text:style-name="Preformatted_20_Text"><text:s text:c="8"/>"prevSize": 20,</text:p>
      <text:p text:style-name="Preformatted_20_Text"><text:s text:c="8"/>"name": "arrow-long-up",</text:p>
      <text:p text:style-name="Preformatted_20_Text"><text:s text:c="8"/>"code": 59672</text:p>
      <text:p text:style-name="Preformatted_20_Text"><text:s text:c="6"/>},</text:p>
      <text:p text:style-name="Preformatted_20_Text"><text:s text:c="6"/>"setIdx": 1,</text:p>
      <text:p text:style-name="Preformatted_20_Text"><text:s text:c="6"/>"setId": 3,</text:p>
      <text:p text:style-name="Preformatted_20_Text"><text:s text:c="6"/>"iconIdx": 2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3.2 844.8v-179.2h-409.6v-307.2h409.6v-179.2l332.8 332.8-332.8 33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righ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6,</text:p>
      <text:p text:style-name="Preformatted_20_Text"><text:s text:c="8"/>"order": 1094,</text:p>
      <text:p text:style-name="Preformatted_20_Text"><text:s text:c="8"/>"prevSize": 20,</text:p>
      <text:p text:style-name="Preformatted_20_Text"><text:s text:c="8"/>"name": "arrow-right",</text:p>
      <text:p text:style-name="Preformatted_20_Text"><text:s text:c="8"/>"code": 59673</text:p>
      <text:p text:style-name="Preformatted_20_Text"><text:s text:c="6"/>},</text:p>
      <text:p text:style-name="Preformatted_20_Text"><text:s text:c="6"/>"setIdx": 1,</text:p>
      <text:p text:style-name="Preformatted_20_Text"><text:s text:c="6"/>"setId": 3,</text:p>
      <text:p text:style-name="Preformatted_20_Text"><text:s text:c="6"/>"iconIdx": 2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28l332.8 332.8h-179.2v409.6h-307.2v-409.6h-179.2l332.8-33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text:p>
      <text:p text:style-name="Preformatted_20_Text"><text:s text:c="8"/>"order": 1095,</text:p>
      <text:p text:style-name="Preformatted_20_Text"><text:s text:c="8"/>"prevSize": 20,</text:p>
      <text:p text:style-name="Preformatted_20_Text"><text:s text:c="8"/>"name": "arrow-up",</text:p>
      <text:p text:style-name="Preformatted_20_Text"><text:s text:c="8"/>"code": 59674</text:p>
      <text:p text:style-name="Preformatted_20_Text"><text:soft-page-break/><text:s text:c="6"/>},</text:p>
      <text:p text:style-name="Preformatted_20_Text"><text:s text:c="6"/>"setIdx": 1,</text:p>
      <text:p text:style-name="Preformatted_20_Text"><text:s text:c="6"/>"setId": 3,</text:p>
      <text:p text:style-name="Preformatted_20_Text"><text:s text:c="6"/>"iconIdx": 2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514 0-491.571 220.058-491.571 491.52 0 271.514 220.058 491.571 491.571 491.571 271.411 0 491.52-220.058 491.52-491.571 0-271.462-220.109-491.52-491.52-491.52zM511.949 901.12c-214.886 0-389.12-174.182-389.12-389.12s174.182-389.12 389.12-389.12 389.171 174.234 389.171 389.12-174.285 389.12-389.171 389.12zM614.4 307.2h-204.8v204.8h-128l230.4 230.4 230.4-230.4h-128v-204.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with-circle-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8,</text:p>
      <text:p text:style-name="Preformatted_20_Text"><text:s text:c="8"/>"order": 1096,</text:p>
      <text:p text:style-name="Preformatted_20_Text"><text:s text:c="8"/>"prevSize": 20,</text:p>
      <text:p text:style-name="Preformatted_20_Text"><text:s text:c="8"/>"name": "arrow-with-circle-down",</text:p>
      <text:p text:style-name="Preformatted_20_Text"><text:s text:c="8"/>"code": 59675</text:p>
      <text:p text:style-name="Preformatted_20_Text"><text:s text:c="6"/>},</text:p>
      <text:p text:style-name="Preformatted_20_Text"><text:s text:c="6"/>"setIdx": 1,</text:p>
      <text:p text:style-name="Preformatted_20_Text"><text:s text:c="6"/>"setId": 3,</text:p>
      <text:p text:style-name="Preformatted_20_Text"><text:s text:c="6"/>"iconIdx": 2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514 0-491.571 220.058-491.571 491.52 0 271.514 220.058 491.571 491.571 491.571 271.411 0 491.52-220.058 491.52-491.571 0-271.462-220.109-491.52-491.52-491.52zM511.949 901.12c-214.886 0-389.12-174.182-389.12-389.12s174.182-389.12 389.12-389.12 389.171 174.234 389.171 389.12-174.285 389.12-389.171 389.12zM512 281.6l-230.4 230.4 230.4 230.4v-128h204.8v-204.8h-204.8v-1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with-circle-lef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9,</text:p>
      <text:p text:style-name="Preformatted_20_Text"><text:s text:c="8"/>"order": 1097,</text:p>
      <text:p text:style-name="Preformatted_20_Text"><text:s text:c="8"/>"prevSize": 20,</text:p>
      <text:p text:style-name="Preformatted_20_Text"><text:s text:c="8"/>"name": "arrow-with-circle-left",</text:p>
      <text:p text:style-name="Preformatted_20_Text"><text:s text:c="8"/>"code": 59676</text:p>
      <text:p text:style-name="Preformatted_20_Text"><text:s text:c="6"/>},</text:p>
      <text:p text:style-name="Preformatted_20_Text"><text:s text:c="6"/>"setIdx": 1,</text:p>
      <text:p text:style-name="Preformatted_20_Text"><text:s text:c="6"/>"setId": 3,</text:p>
      <text:p text:style-name="Preformatted_20_Text"><text:s text:c="6"/>"iconIdx": 28</text:p>
      <text:p text:style-name="Preformatted_20_Text"><text:soft-page-break/><text:s text:c="4"/>},</text:p>
      <text:p text:style-name="Preformatted_20_Text"><text:s text:c="4"/>{</text:p>
      <text:p text:style-name="Preformatted_20_Text"><text:s text:c="6"/>"icon": {</text:p>
      <text:p text:style-name="Preformatted_20_Text"><text:s text:c="8"/>"paths": [</text:p>
      <text:p text:style-name="Preformatted_20_Text"><text:s text:c="10"/>"M512 20.48c-271.514 0-491.571 220.058-491.571 491.52 0 271.514 220.058 491.571 491.571 491.571 271.411 0 491.52-220.058 491.52-491.571 0-271.462-220.109-491.52-491.52-491.52zM511.949 901.12c-214.886 0-389.12-174.182-389.12-389.12s174.182-389.12 389.12-389.12 389.171 174.234 389.171 389.12-174.285 389.12-389.171 389.12zM512 409.6h-204.8v204.8h204.8v128l230.4-230.4-230.4-230.4v1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with-circle-righ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text:p>
      <text:p text:style-name="Preformatted_20_Text"><text:s text:c="8"/>"order": 1098,</text:p>
      <text:p text:style-name="Preformatted_20_Text"><text:s text:c="8"/>"prevSize": 20,</text:p>
      <text:p text:style-name="Preformatted_20_Text"><text:s text:c="8"/>"name": "arrow-with-circle-right",</text:p>
      <text:p text:style-name="Preformatted_20_Text"><text:s text:c="8"/>"code": 59677</text:p>
      <text:p text:style-name="Preformatted_20_Text"><text:s text:c="6"/>},</text:p>
      <text:p text:style-name="Preformatted_20_Text"><text:s text:c="6"/>"setIdx": 1,</text:p>
      <text:p text:style-name="Preformatted_20_Text"><text:s text:c="6"/>"setId": 3,</text:p>
      <text:p text:style-name="Preformatted_20_Text"><text:s text:c="6"/>"iconIdx": 2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514 0-491.571 220.058-491.571 491.52 0 271.514 220.058 491.571 491.571 491.571 271.411 0 491.52-220.058 491.52-491.571 0-271.462-220.109-491.52-491.52-491.52zM511.949 901.12c-214.886 0-389.12-174.182-389.12-389.12s174.182-389.12 389.12-389.12 389.171 174.234 389.171 389.12-174.285 389.12-389.171 389.12zM512 281.6l230.4 230.4h-128v204.8h-204.8v-204.8h-128l230.4-230.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row-with-circle-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text:p>
      <text:p text:style-name="Preformatted_20_Text"><text:s text:c="8"/>"order": 1099,</text:p>
      <text:p text:style-name="Preformatted_20_Text"><text:s text:c="8"/>"prevSize": 20,</text:p>
      <text:p text:style-name="Preformatted_20_Text"><text:s text:c="8"/>"name": "arrow-with-circle-up",</text:p>
      <text:p text:style-name="Preformatted_20_Text"><text:s text:c="8"/>"code": 59678</text:p>
      <text:p text:style-name="Preformatted_20_Text"><text:s text:c="6"/>},</text:p>
      <text:p text:style-name="Preformatted_20_Text"><text:s text:c="6"/>"setIdx": 1,</text:p>
      <text:p text:style-name="Preformatted_20_Text"><text:s text:c="6"/>"setId": 3,</text:p>
      <text:p text:style-name="Preformatted_20_Text"><text:s text:c="6"/>"iconIdx": 3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716.8 102.4v870.4l-204.8-204.8-204.8 204.8v-870.4c0-28.314 29.952-52.224 51.2-51.2h307.2c35.277-1.024 51.2 22.886 51.2 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ookmar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2,</text:p>
      <text:p text:style-name="Preformatted_20_Text"><text:s text:c="8"/>"order": 1100,</text:p>
      <text:p text:style-name="Preformatted_20_Text"><text:s text:c="8"/>"prevSize": 20,</text:p>
      <text:p text:style-name="Preformatted_20_Text"><text:s text:c="8"/>"name": "bookmark",</text:p>
      <text:p text:style-name="Preformatted_20_Text"><text:s text:c="8"/>"code": 59679</text:p>
      <text:p text:style-name="Preformatted_20_Text"><text:s text:c="6"/>},</text:p>
      <text:p text:style-name="Preformatted_20_Text"><text:s text:c="6"/>"setIdx": 1,</text:p>
      <text:p text:style-name="Preformatted_20_Text"><text:s text:c="6"/>"setId": 3,</text:p>
      <text:p text:style-name="Preformatted_20_Text"><text:s text:c="6"/>"iconIdx": 3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0h-204.8c-28.314 0-51.2 22.886-51.2 51.2l1.178 11.366c56.422 0 102.4 45.926 102.4 102.4v581.581l50.022-60.467 153.6 184.32v-819.2c0-28.314-22.886-51.2-51.2-51.2zM461.978 153.6h-205.978c-28.314 0-51.2 22.886-51.2 51.2v819.2l153.6-184.32 153.6 184.32v-819.2c0-28.314-21.709-51.2-50.022-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ookmark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text:p>
      <text:p text:style-name="Preformatted_20_Text"><text:s text:c="8"/>"order": 1101,</text:p>
      <text:p text:style-name="Preformatted_20_Text"><text:s text:c="8"/>"prevSize": 20,</text:p>
      <text:p text:style-name="Preformatted_20_Text"><text:s text:c="8"/>"name": "bookmarks",</text:p>
      <text:p text:style-name="Preformatted_20_Text"><text:s text:c="8"/>"code": 59680</text:p>
      <text:p text:style-name="Preformatted_20_Text"><text:s text:c="6"/>},</text:p>
      <text:p text:style-name="Preformatted_20_Text"><text:s text:c="6"/>"setIdx": 1,</text:p>
      <text:p text:style-name="Preformatted_20_Text"><text:s text:c="6"/>"setId": 3,</text:p>
      <text:p text:style-name="Preformatted_20_Text"><text:s text:c="6"/>"iconIdx": 3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31.219 386.458c22.323-22.835 53.402-24.627 80.691 0l200.090 191.846 200.090-191.846c27.29-24.627 58.419-22.835 80.589 0 22.323 22.784 20.89 61.286 0 82.688-20.787 21.402-240.384 230.502-240.384 230.502-11.11 11.418-25.702 17.152-40.294 17.152s-29.184-5.734-40.397-17.152c0 0-219.494-209.101-240.384-230.502-20.941-21.402-22.323-59.904 0-82.68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oft-page-break/><text:s text:c="10"/>"chevron-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4,</text:p>
      <text:p text:style-name="Preformatted_20_Text"><text:s text:c="8"/>"order": 1102,</text:p>
      <text:p text:style-name="Preformatted_20_Text"><text:s text:c="8"/>"prevSize": 20,</text:p>
      <text:p text:style-name="Preformatted_20_Text"><text:s text:c="8"/>"name": "chevron-down",</text:p>
      <text:p text:style-name="Preformatted_20_Text"><text:s text:c="8"/>"code": 59681</text:p>
      <text:p text:style-name="Preformatted_20_Text"><text:s text:c="6"/>},</text:p>
      <text:p text:style-name="Preformatted_20_Text"><text:s text:c="6"/>"setIdx": 1,</text:p>
      <text:p text:style-name="Preformatted_20_Text"><text:s text:c="6"/>"setId": 3,</text:p>
      <text:p text:style-name="Preformatted_20_Text"><text:s text:c="6"/>"iconIdx": 3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37.542 231.219c22.835 22.323 24.627 53.402 0 80.691l-191.846 200.090 191.846 200.090c24.627 27.29 22.835 58.419 0 80.589-22.784 22.323-61.286 20.89-82.688 0-21.402-20.787-230.502-240.384-230.502-240.384-11.418-11.11-17.152-25.702-17.152-40.294s5.734-29.184 17.152-40.397c0 0 209.101-219.494 230.502-240.384 21.402-20.941 59.904-22.323 82.688 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lef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5,</text:p>
      <text:p text:style-name="Preformatted_20_Text"><text:s text:c="8"/>"order": 1103,</text:p>
      <text:p text:style-name="Preformatted_20_Text"><text:s text:c="8"/>"prevSize": 20,</text:p>
      <text:p text:style-name="Preformatted_20_Text"><text:s text:c="8"/>"name": "chevron-left",</text:p>
      <text:p text:style-name="Preformatted_20_Text"><text:s text:c="8"/>"code": 59682</text:p>
      <text:p text:style-name="Preformatted_20_Text"><text:s text:c="6"/>},</text:p>
      <text:p text:style-name="Preformatted_20_Text"><text:s text:c="6"/>"setIdx": 1,</text:p>
      <text:p text:style-name="Preformatted_20_Text"><text:s text:c="6"/>"setId": 3,</text:p>
      <text:p text:style-name="Preformatted_20_Text"><text:s text:c="6"/>"iconIdx": 3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69.146 231.219c21.402 20.89 230.502 240.384 230.502 240.384 11.418 11.213 17.152 25.805 17.152 40.397s-5.734 29.184-17.152 40.294c0 0-209.101 219.597-230.502 240.384-21.402 20.89-59.904 22.323-82.688 0-22.835-22.221-24.627-53.299 0-80.589l191.846-200.090-191.846-200.090c-24.627-27.29-22.835-58.419 0-80.691 22.784-22.323 61.286-20.941 82.688 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righ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oft-page-break/><text:s text:c="8"/>"id": 36,</text:p>
      <text:p text:style-name="Preformatted_20_Text"><text:s text:c="8"/>"order": 1104,</text:p>
      <text:p text:style-name="Preformatted_20_Text"><text:s text:c="8"/>"prevSize": 20,</text:p>
      <text:p text:style-name="Preformatted_20_Text"><text:s text:c="8"/>"name": "chevron-right",</text:p>
      <text:p text:style-name="Preformatted_20_Text"><text:s text:c="8"/>"code": 59683</text:p>
      <text:p text:style-name="Preformatted_20_Text"><text:s text:c="6"/>},</text:p>
      <text:p text:style-name="Preformatted_20_Text"><text:s text:c="6"/>"setIdx": 1,</text:p>
      <text:p text:style-name="Preformatted_20_Text"><text:s text:c="6"/>"setId": 3,</text:p>
      <text:p text:style-name="Preformatted_20_Text"><text:s text:c="6"/>"iconIdx": 3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87.002 402.381c13.875-13.722 36.301-13.722 50.074 0 13.824 13.722 13.926 35.891 0 49.613l-200.090 196.096c-13.824 13.722-36.198 13.722-50.125 0l-200.090-196.096c-13.824-13.67-13.824-35.891 0-49.613 13.875-13.722 36.301-13.722 50.074 0l175.155 160.819 175.002-160.81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small-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7,</text:p>
      <text:p text:style-name="Preformatted_20_Text"><text:s text:c="8"/>"order": 1105,</text:p>
      <text:p text:style-name="Preformatted_20_Text"><text:s text:c="8"/>"prevSize": 20,</text:p>
      <text:p text:style-name="Preformatted_20_Text"><text:s text:c="8"/>"name": "chevron-small-down",</text:p>
      <text:p text:style-name="Preformatted_20_Text"><text:s text:c="8"/>"code": 59684</text:p>
      <text:p text:style-name="Preformatted_20_Text"><text:s text:c="6"/>},</text:p>
      <text:p text:style-name="Preformatted_20_Text"><text:s text:c="6"/>"setIdx": 1,</text:p>
      <text:p text:style-name="Preformatted_20_Text"><text:s text:c="6"/>"setId": 3,</text:p>
      <text:p text:style-name="Preformatted_20_Text"><text:s text:c="6"/>"iconIdx": 3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21.619 687.002c13.722 13.875 13.722 36.301 0 50.074-13.722 13.824-35.891 13.926-49.613 0l-196.096-200.090c-13.722-13.824-13.722-36.198 0-50.125l196.096-200.090c13.67-13.824 35.891-13.824 49.613 0 13.722 13.875 13.722 36.301 0 50.074l-160.819 175.155 160.819 175.00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small-lef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8,</text:p>
      <text:p text:style-name="Preformatted_20_Text"><text:s text:c="8"/>"order": 1106,</text:p>
      <text:p text:style-name="Preformatted_20_Text"><text:s text:c="8"/>"prevSize": 20,</text:p>
      <text:p text:style-name="Preformatted_20_Text"><text:s text:c="8"/>"name": "chevron-small-left",</text:p>
      <text:p text:style-name="Preformatted_20_Text"><text:s text:c="8"/>"code": 59685</text:p>
      <text:p text:style-name="Preformatted_20_Text"><text:s text:c="6"/>},</text:p>
      <text:p text:style-name="Preformatted_20_Text"><text:s text:c="6"/>"setIdx": 1,</text:p>
      <text:p text:style-name="Preformatted_20_Text"><text:s text:c="6"/>"setId": 3,</text:p>
      <text:p text:style-name="Preformatted_20_Text"><text:soft-page-break/><text:s text:c="6"/>"iconIdx": 3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3.2 512l-160.819-175.104c-13.722-13.824-13.722-36.198 0-50.074 13.722-13.824 35.891-13.824 49.613 0l196.096 200.090c13.722 13.875 13.722 36.301 0 50.125l-196.096 200.090c-13.67 13.926-35.891 13.824-49.613 0-13.722-13.773-13.722-36.198 0-50.074l160.819-175.05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small-righ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9,</text:p>
      <text:p text:style-name="Preformatted_20_Text"><text:s text:c="8"/>"order": 1107,</text:p>
      <text:p text:style-name="Preformatted_20_Text"><text:s text:c="8"/>"prevSize": 20,</text:p>
      <text:p text:style-name="Preformatted_20_Text"><text:s text:c="8"/>"name": "chevron-small-right",</text:p>
      <text:p text:style-name="Preformatted_20_Text"><text:s text:c="8"/>"code": 59686</text:p>
      <text:p text:style-name="Preformatted_20_Text"><text:s text:c="6"/>},</text:p>
      <text:p text:style-name="Preformatted_20_Text"><text:s text:c="6"/>"setIdx": 1,</text:p>
      <text:p text:style-name="Preformatted_20_Text"><text:s text:c="6"/>"setId": 3,</text:p>
      <text:p text:style-name="Preformatted_20_Text"><text:s text:c="6"/>"iconIdx": 3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36.998 621.619c-13.875 13.722-36.301 13.722-50.074 0s-13.926-35.891 0-49.613l200.090-196.096c13.824-13.722 36.198-13.722 50.125 0l200.090 196.096c13.824 13.67 13.824 35.891 0 49.613-13.875 13.722-36.301 13.722-50.125 0l-175.104-160.819-175.002 160.81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small-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40,</text:p>
      <text:p text:style-name="Preformatted_20_Text"><text:s text:c="8"/>"order": 1108,</text:p>
      <text:p text:style-name="Preformatted_20_Text"><text:s text:c="8"/>"prevSize": 20,</text:p>
      <text:p text:style-name="Preformatted_20_Text"><text:s text:c="8"/>"name": "chevron-small-up",</text:p>
      <text:p text:style-name="Preformatted_20_Text"><text:s text:c="8"/>"code": 59687</text:p>
      <text:p text:style-name="Preformatted_20_Text"><text:s text:c="6"/>},</text:p>
      <text:p text:style-name="Preformatted_20_Text"><text:s text:c="6"/>"setIdx": 1,</text:p>
      <text:p text:style-name="Preformatted_20_Text"><text:s text:c="6"/>"setId": 3,</text:p>
      <text:p text:style-name="Preformatted_20_Text"><text:s text:c="6"/>"iconIdx": 3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1.802 312.781c13.926-13.722 36.301-13.722 50.125 0s13.875 35.891 0 49.613l-404.89 400.896c-13.824 13.722-36.198 13.722-50.125 0l-404.89-400.896c-<text:soft-page-break/>13.824-13.722-13.824-35.891 0-49.613 13.875-13.722 36.301-13.722 50.125 0l379.853 365.619 379.802-365.61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thin-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41,</text:p>
      <text:p text:style-name="Preformatted_20_Text"><text:s text:c="8"/>"order": 1109,</text:p>
      <text:p text:style-name="Preformatted_20_Text"><text:s text:c="8"/>"prevSize": 20,</text:p>
      <text:p text:style-name="Preformatted_20_Text"><text:s text:c="8"/>"name": "chevron-thin-down",</text:p>
      <text:p text:style-name="Preformatted_20_Text"><text:s text:c="8"/>"code": 59688</text:p>
      <text:p text:style-name="Preformatted_20_Text"><text:s text:c="6"/>},</text:p>
      <text:p text:style-name="Preformatted_20_Text"><text:s text:c="6"/>"setIdx": 1,</text:p>
      <text:p text:style-name="Preformatted_20_Text"><text:s text:c="6"/>"setId": 3,</text:p>
      <text:p text:style-name="Preformatted_20_Text"><text:s text:c="6"/>"iconIdx": 4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1.219 891.802c13.722 13.926 13.722 36.301 0 50.125s-35.891 13.875-49.613 0l-400.896-404.89c-13.722-13.824-13.722-36.198 0-50.125l400.896-404.89c13.722-13.824 35.891-13.824 49.613 0 13.722 13.875 13.722 36.301 0 50.125l-365.619 379.853 365.619 379.80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thin-lef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42,</text:p>
      <text:p text:style-name="Preformatted_20_Text"><text:s text:c="8"/>"order": 1110,</text:p>
      <text:p text:style-name="Preformatted_20_Text"><text:s text:c="8"/>"prevSize": 20,</text:p>
      <text:p text:style-name="Preformatted_20_Text"><text:s text:c="8"/>"name": "chevron-thin-left",</text:p>
      <text:p text:style-name="Preformatted_20_Text"><text:s text:c="8"/>"code": 59689</text:p>
      <text:p text:style-name="Preformatted_20_Text"><text:s text:c="6"/>},</text:p>
      <text:p text:style-name="Preformatted_20_Text"><text:s text:c="6"/>"setIdx": 1,</text:p>
      <text:p text:style-name="Preformatted_20_Text"><text:s text:c="6"/>"setId": 3,</text:p>
      <text:p text:style-name="Preformatted_20_Text"><text:s text:c="6"/>"iconIdx": 4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78.4 512l-365.619-379.904c-13.722-13.824-13.722-36.198 0-50.125 13.722-13.824 35.891-13.824 49.613 0l400.896 404.89c13.722 13.875 13.722 36.301 0 50.125l-400.896 404.89c-13.722 13.875-35.891 13.824-49.613 0-13.722-13.773-13.722-36.198 0-50.125l365.619-379.7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thin-right"</text:p>
      <text:p text:style-name="Preformatted_20_Text"><text:soft-page-break/><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43,</text:p>
      <text:p text:style-name="Preformatted_20_Text"><text:s text:c="8"/>"order": 1111,</text:p>
      <text:p text:style-name="Preformatted_20_Text"><text:s text:c="8"/>"prevSize": 20,</text:p>
      <text:p text:style-name="Preformatted_20_Text"><text:s text:c="8"/>"name": "chevron-thin-right",</text:p>
      <text:p text:style-name="Preformatted_20_Text"><text:s text:c="8"/>"code": 59690</text:p>
      <text:p text:style-name="Preformatted_20_Text"><text:s text:c="6"/>},</text:p>
      <text:p text:style-name="Preformatted_20_Text"><text:s text:c="6"/>"setIdx": 1,</text:p>
      <text:p text:style-name="Preformatted_20_Text"><text:s text:c="6"/>"setId": 3,</text:p>
      <text:p text:style-name="Preformatted_20_Text"><text:s text:c="6"/>"iconIdx": 4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32.198 711.219c-13.926 13.722-36.301 13.722-50.125 0s-13.875-35.891 0-49.613l404.89-400.896c13.824-13.722 36.198-13.722 50.125 0l404.89 400.896c13.824 13.722 13.824 35.891 0 49.613-13.875 13.722-36.301 13.722-50.074 0l-379.904-365.619-379.802 365.61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thin-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44,</text:p>
      <text:p text:style-name="Preformatted_20_Text"><text:s text:c="8"/>"order": 1112,</text:p>
      <text:p text:style-name="Preformatted_20_Text"><text:s text:c="8"/>"prevSize": 20,</text:p>
      <text:p text:style-name="Preformatted_20_Text"><text:s text:c="8"/>"name": "chevron-thin-up",</text:p>
      <text:p text:style-name="Preformatted_20_Text"><text:s text:c="8"/>"code": 59691</text:p>
      <text:p text:style-name="Preformatted_20_Text"><text:s text:c="6"/>},</text:p>
      <text:p text:style-name="Preformatted_20_Text"><text:s text:c="6"/>"setIdx": 1,</text:p>
      <text:p text:style-name="Preformatted_20_Text"><text:s text:c="6"/>"setId": 3,</text:p>
      <text:p text:style-name="Preformatted_20_Text"><text:s text:c="6"/>"iconIdx": 4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92.781 637.542c-22.323 22.835-53.402 24.627-80.691 0l-200.090-191.846-200.090 191.846c-27.29 24.627-58.419 22.835-80.589 0-22.323-22.784-20.89-61.286 0-82.688 20.787-21.402 240.384-230.502 240.384-230.502 11.11-11.418 25.702-17.152 40.294-17.152s29.184 5.734 40.397 17.152c0 0 219.494 209.101 240.384 230.502 20.941 21.402 22.323 59.904 0 82.68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45,</text:p>
      <text:p text:style-name="Preformatted_20_Text"><text:s text:c="8"/>"order": 1113,</text:p>
      <text:p text:style-name="Preformatted_20_Text"><text:soft-page-break/><text:s text:c="8"/>"prevSize": 20,</text:p>
      <text:p text:style-name="Preformatted_20_Text"><text:s text:c="8"/>"name": "chevron-up",</text:p>
      <text:p text:style-name="Preformatted_20_Text"><text:s text:c="8"/>"code": 59692</text:p>
      <text:p text:style-name="Preformatted_20_Text"><text:s text:c="6"/>},</text:p>
      <text:p text:style-name="Preformatted_20_Text"><text:s text:c="6"/>"setIdx": 1,</text:p>
      <text:p text:style-name="Preformatted_20_Text"><text:s text:c="6"/>"setId": 3,</text:p>
      <text:p text:style-name="Preformatted_20_Text"><text:s text:c="6"/>"iconIdx": 4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40.256 445.338l-128.256 117.862-128.307-117.862c-10.138-10.035-26.522-10.035-36.762 0-10.086 10.035-10.086 26.368 0 36.352l146.637 143.718c10.189 10.035 26.624 10.035 36.71 0l146.637-143.718c10.189-9.984 10.138-26.317 0-36.352-10.086-10.035-26.47-10.035-36.659 0zM512 20.48c-271.462 0-491.52 220.058-491.52 491.52 0 271.514 220.058 491.52 491.52 491.52s491.52-220.006 491.52-491.52c0-271.462-220.058-491.52-491.52-491.52zM512 939.725c-236.288 0-427.725-191.488-427.725-427.725s191.437-427.725 427.725-427.725c236.186 0 427.725 191.488 427.725 427.725s-191.539 427.725-427.725 427.72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with-circle-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46,</text:p>
      <text:p text:style-name="Preformatted_20_Text"><text:s text:c="8"/>"order": 1114,</text:p>
      <text:p text:style-name="Preformatted_20_Text"><text:s text:c="8"/>"prevSize": 20,</text:p>
      <text:p text:style-name="Preformatted_20_Text"><text:s text:c="8"/>"name": "chevron-with-circle-down",</text:p>
      <text:p text:style-name="Preformatted_20_Text"><text:s text:c="8"/>"code": 59693</text:p>
      <text:p text:style-name="Preformatted_20_Text"><text:s text:c="6"/>},</text:p>
      <text:p text:style-name="Preformatted_20_Text"><text:s text:c="6"/>"setIdx": 1,</text:p>
      <text:p text:style-name="Preformatted_20_Text"><text:s text:c="6"/>"setId": 3,</text:p>
      <text:p text:style-name="Preformatted_20_Text"><text:s text:c="6"/>"iconIdx": 4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8.662 346.931c-10.035-10.086-26.368-10.086-36.352 0l-143.718 146.688c-10.035 10.189-10.035 26.624 0 36.71l143.718 146.637c9.984 10.189 26.317 10.138 36.352 0 10.035-10.086 10.035-26.522 0-36.71l-117.862-128.256 117.862-128.307c10.035-10.138 10.035-26.522 0-36.762zM512 20.48c-271.462 0-491.52 220.058-491.52 491.52 0 271.514 220.058 491.52 491.52 491.52s491.52-220.006 491.52-491.52c0-271.462-220.058-491.52-491.52-491.52zM512 939.725c-236.288 0-427.725-191.488-427.725-427.725s191.437-427.725 427.725-427.725c236.186 0 427.725 191.488 427.725 427.725s-191.539 427.725-427.725 427.72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with-circle-lef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47,</text:p>
      <text:p text:style-name="Preformatted_20_Text"><text:s text:c="8"/>"order": 1115,</text:p>
      <text:p text:style-name="Preformatted_20_Text"><text:soft-page-break/><text:s text:c="8"/>"prevSize": 20,</text:p>
      <text:p text:style-name="Preformatted_20_Text"><text:s text:c="8"/>"name": "chevron-with-circle-left",</text:p>
      <text:p text:style-name="Preformatted_20_Text"><text:s text:c="8"/>"code": 59694</text:p>
      <text:p text:style-name="Preformatted_20_Text"><text:s text:c="6"/>},</text:p>
      <text:p text:style-name="Preformatted_20_Text"><text:s text:c="6"/>"setIdx": 1,</text:p>
      <text:p text:style-name="Preformatted_20_Text"><text:s text:c="6"/>"setId": 3,</text:p>
      <text:p text:style-name="Preformatted_20_Text"><text:s text:c="6"/>"iconIdx": 4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3.2 512l-117.862-128.307c-10.035-10.138-10.035-26.573 0-36.762 10.035-10.086 26.368-10.086 36.352 0l143.718 146.637c10.035 10.189 10.035 26.624 0 36.71l-143.718 146.637c-9.984 10.189-26.317 10.138-36.352 0-10.035-10.086-10.035-26.522 0-36.71l117.862-128.205zM512 20.48c271.462 0 491.52 220.058 491.52 491.52 0 271.514-220.058 491.52-491.52 491.52s-491.52-220.006-491.52-491.52c0-271.462 220.058-491.52 491.52-491.52zM512 939.725c236.186 0 427.725-191.488 427.725-427.725s-191.539-427.725-427.725-427.725c-236.288 0-427.725 191.488-427.725 427.725-0.051 236.237 191.437 427.725 427.725 427.72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with-circle-righ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48,</text:p>
      <text:p text:style-name="Preformatted_20_Text"><text:s text:c="8"/>"order": 1116,</text:p>
      <text:p text:style-name="Preformatted_20_Text"><text:s text:c="8"/>"prevSize": 20,</text:p>
      <text:p text:style-name="Preformatted_20_Text"><text:s text:c="8"/>"name": "chevron-with-circle-right",</text:p>
      <text:p text:style-name="Preformatted_20_Text"><text:s text:c="8"/>"code": 59695</text:p>
      <text:p text:style-name="Preformatted_20_Text"><text:s text:c="6"/>},</text:p>
      <text:p text:style-name="Preformatted_20_Text"><text:s text:c="6"/>"setIdx": 1,</text:p>
      <text:p text:style-name="Preformatted_20_Text"><text:s text:c="6"/>"setId": 3,</text:p>
      <text:p text:style-name="Preformatted_20_Text"><text:s text:c="6"/>"iconIdx": 4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30.381 398.592c-10.189-10.035-26.624-10.035-36.71 0l-146.637 143.718c-10.189 9.984-10.138 26.317 0 36.352 10.086 10.035 26.522 10.035 36.71 0l128.256-117.862 128.307 117.862c10.138 10.035 26.522 10.035 36.762 0 10.086-10.035 10.086-26.368 0-36.352l-146.688-143.718zM512 20.48c-271.462 0-491.52 220.058-491.52 491.52 0 271.514 220.058 491.52 491.52 491.52s491.52-220.006 491.52-491.52c0-271.462-220.058-491.52-491.52-491.52zM512 939.725c-236.288 0-427.725-191.488-427.725-427.725s191.437-427.725 427.725-427.725c236.186 0 427.725 191.488 427.725 427.725s-191.539 427.725-427.725 427.72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vron-with-circle-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49,</text:p>
      <text:p text:style-name="Preformatted_20_Text"><text:s text:c="8"/>"order": 1117,</text:p>
      <text:p text:style-name="Preformatted_20_Text"><text:soft-page-break/><text:s text:c="8"/>"prevSize": 20,</text:p>
      <text:p text:style-name="Preformatted_20_Text"><text:s text:c="8"/>"name": "chevron-with-circle-up",</text:p>
      <text:p text:style-name="Preformatted_20_Text"><text:s text:c="8"/>"code": 59696</text:p>
      <text:p text:style-name="Preformatted_20_Text"><text:s text:c="6"/>},</text:p>
      <text:p text:style-name="Preformatted_20_Text"><text:s text:c="6"/>"setIdx": 1,</text:p>
      <text:p text:style-name="Preformatted_20_Text"><text:s text:c="6"/>"setId": 3,</text:p>
      <text:p text:style-name="Preformatted_20_Text"><text:s text:c="6"/>"iconIdx": 4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79.584c0 132.301-109.773 239.616-245.094 239.616h-593.715c-102.298 0-185.19-81.101-185.19-181.094 0-99.891 82.893-180.992 185.19-180.992 7.475 0 14.746 0.614 21.965 1.382-1.894-12.595-2.918-25.498-2.918-38.707 0-146.995 121.907-266.189 272.384-266.189 123.238 0 227.277 79.974 260.915 189.798 13.466-2.202 27.238-3.379 41.421-3.379 135.27 0 245.043 107.162 245.043 239.56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lou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50,</text:p>
      <text:p text:style-name="Preformatted_20_Text"><text:s text:c="8"/>"order": 1118,</text:p>
      <text:p text:style-name="Preformatted_20_Text"><text:s text:c="8"/>"prevSize": 20,</text:p>
      <text:p text:style-name="Preformatted_20_Text"><text:s text:c="8"/>"name": "cloud",</text:p>
      <text:p text:style-name="Preformatted_20_Text"><text:s text:c="8"/>"code": 59697</text:p>
      <text:p text:style-name="Preformatted_20_Text"><text:s text:c="6"/>},</text:p>
      <text:p text:style-name="Preformatted_20_Text"><text:s text:c="6"/>"setIdx": 1,</text:p>
      <text:p text:style-name="Preformatted_20_Text"><text:s text:c="6"/>"setId": 3,</text:p>
      <text:p text:style-name="Preformatted_20_Text"><text:s text:c="6"/>"iconIdx": 4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73.293 487.424l-368.794-253.389c-29.286-19.61-53.299-5.222-53.299 32v491.981c0 37.12 24.013 51.507 53.299 32l368.794-253.491c0 0 14.285-10.189 14.285-24.474 0-14.336-14.285-24.627-14.285-24.627zM952.32 512.051c0 14.285-14.285 24.474-14.285 24.474l-368.794 253.491c-29.286 19.507-53.299 5.12-53.299-32v-491.981c0-37.222 24.013-51.61 53.299-32l368.742 253.389c0 0 14.336 10.291 14.336 24.62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ntroller-fast-forwar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51,</text:p>
      <text:p text:style-name="Preformatted_20_Text"><text:s text:c="8"/>"order": 1119,</text:p>
      <text:p text:style-name="Preformatted_20_Text"><text:s text:c="8"/>"prevSize": 20,</text:p>
      <text:p text:style-name="Preformatted_20_Text"><text:s text:c="8"/>"name": "controller-fast-forward",</text:p>
      <text:p text:style-name="Preformatted_20_Text"><text:s text:c="8"/>"code": 59698</text:p>
      <text:p text:style-name="Preformatted_20_Text"><text:s text:c="6"/>},</text:p>
      <text:p text:style-name="Preformatted_20_Text"><text:soft-page-break/><text:s text:c="6"/>"setIdx": 1,</text:p>
      <text:p text:style-name="Preformatted_20_Text"><text:s text:c="6"/>"setId": 3,</text:p>
      <text:p text:style-name="Preformatted_20_Text"><text:s text:c="6"/>"iconIdx": 5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5.901 234.035l-368.794 253.389c0 0-14.285 10.291-14.285 24.627s14.285 24.525 14.285 24.525l368.794 253.491c29.286 19.456 53.299 5.069 53.299-32.051v-491.981c0-37.222-24.013-51.61-53.299-32zM307.2 204.8h-51.2c-28.314 0-51.2 2.458-51.2 30.72v552.96c0 28.262 22.886 30.72 51.2 30.72h51.2c28.314 0 51.2-2.458 51.2-30.72v-552.96c0-28.262-22.886-30.72-51.2-30.7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ntroller-jump-to-star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52,</text:p>
      <text:p text:style-name="Preformatted_20_Text"><text:s text:c="8"/>"order": 1120,</text:p>
      <text:p text:style-name="Preformatted_20_Text"><text:s text:c="8"/>"prevSize": 20,</text:p>
      <text:p text:style-name="Preformatted_20_Text"><text:s text:c="8"/>"name": "controller-jump-to-start",</text:p>
      <text:p text:style-name="Preformatted_20_Text"><text:s text:c="8"/>"code": 59699</text:p>
      <text:p text:style-name="Preformatted_20_Text"><text:s text:c="6"/>},</text:p>
      <text:p text:style-name="Preformatted_20_Text"><text:s text:c="6"/>"setIdx": 1,</text:p>
      <text:p text:style-name="Preformatted_20_Text"><text:s text:c="6"/>"setId": 3,</text:p>
      <text:p text:style-name="Preformatted_20_Text"><text:s text:c="6"/>"iconIdx": 5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26.893 487.424l-368.794-253.389c-29.286-19.61-53.299-5.222-53.299 32v491.981c0 37.12 24.013 51.507 53.299 32l368.794-253.491c0 0 14.285-10.189 14.285-24.474 0-14.336-14.285-24.627-14.285-24.627zM716.8 204.8h51.2c28.314 0 51.2 2.458 51.2 30.72v552.96c0 28.262-22.886 30.72-51.2 30.72h-51.2c-28.314 0-51.2-2.458-51.2-30.72v-552.96c0-28.262 22.886-30.72 51.2-30.7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ntroller-nex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53,</text:p>
      <text:p text:style-name="Preformatted_20_Text"><text:s text:c="8"/>"order": 1121,</text:p>
      <text:p text:style-name="Preformatted_20_Text"><text:s text:c="8"/>"prevSize": 20,</text:p>
      <text:p text:style-name="Preformatted_20_Text"><text:s text:c="8"/>"name": "controller-next",</text:p>
      <text:p text:style-name="Preformatted_20_Text"><text:s text:c="8"/>"code": 59700</text:p>
      <text:p text:style-name="Preformatted_20_Text"><text:s text:c="6"/>},</text:p>
      <text:p text:style-name="Preformatted_20_Text"><text:s text:c="6"/>"setIdx": 1,</text:p>
      <text:p text:style-name="Preformatted_20_Text"><text:s text:c="6"/>"setId": 3,</text:p>
      <text:p text:style-name="Preformatted_20_Text"><text:s text:c="6"/>"iconIdx": 52</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768 153.6h-102.4c-28.314 0-51.2 2.458-51.2 30.72v655.36c0 28.262 22.886 30.72 51.2 30.72h102.4c28.314 0 51.2-2.458 51.2-30.72v-655.36c0-28.262-22.886-30.72-51.2-30.72zM358.4 153.6h-102.4c-28.314 0-51.2 2.458-51.2 30.72v655.36c0 28.262 22.886 30.72 51.2 30.72h102.4c28.314 0 51.2-2.458 51.2-30.72v-655.36c0-28.262-22.886-30.72-51.2-30.7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ntroller-pau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54,</text:p>
      <text:p text:style-name="Preformatted_20_Text"><text:s text:c="8"/>"order": 1122,</text:p>
      <text:p text:style-name="Preformatted_20_Text"><text:s text:c="8"/>"prevSize": 20,</text:p>
      <text:p text:style-name="Preformatted_20_Text"><text:s text:c="8"/>"name": "controller-paus",</text:p>
      <text:p text:style-name="Preformatted_20_Text"><text:s text:c="8"/>"code": 59701</text:p>
      <text:p text:style-name="Preformatted_20_Text"><text:s text:c="6"/>},</text:p>
      <text:p text:style-name="Preformatted_20_Text"><text:s text:c="6"/>"setIdx": 1,</text:p>
      <text:p text:style-name="Preformatted_20_Text"><text:s text:c="6"/>"setId": 3,</text:p>
      <text:p text:style-name="Preformatted_20_Text"><text:s text:c="6"/>"iconIdx": 5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512.051c0 15.309-15.616 26.317-15.616 26.317l-438.323 271.514c-31.949 20.941-58.061 5.427-58.061-34.253v-527.206c0-39.782 26.112-55.194 58.112-34.304l438.323 271.616c-0.051 0 15.565 11.008 15.565 26.31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ntroller-play"</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55,</text:p>
      <text:p text:style-name="Preformatted_20_Text"><text:s text:c="8"/>"order": 1123,</text:p>
      <text:p text:style-name="Preformatted_20_Text"><text:s text:c="8"/>"prevSize": 20,</text:p>
      <text:p text:style-name="Preformatted_20_Text"><text:s text:c="8"/>"name": "controller-play",</text:p>
      <text:p text:style-name="Preformatted_20_Text"><text:s text:c="8"/>"code": 59702</text:p>
      <text:p text:style-name="Preformatted_20_Text"><text:s text:c="6"/>},</text:p>
      <text:p text:style-name="Preformatted_20_Text"><text:s text:c="6"/>"setIdx": 1,</text:p>
      <text:p text:style-name="Preformatted_20_Text"><text:s text:c="6"/>"setId": 3,</text:p>
      <text:p text:style-name="Preformatted_20_Text"><text:s text:c="6"/>"iconIdx": 5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53.6c-197.939 0-358.4 160.41-358.4 358.4 0 197.888 160.461 358.4 358.4 358.4s358.4-160.512 358.4-358.4c0-197.99-160.461-358.4-358.4-35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oft-page-break/><text:s text:c="8"/>"tags": [</text:p>
      <text:p text:style-name="Preformatted_20_Text"><text:s text:c="10"/>"controller-recor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56,</text:p>
      <text:p text:style-name="Preformatted_20_Text"><text:s text:c="8"/>"order": 1124,</text:p>
      <text:p text:style-name="Preformatted_20_Text"><text:s text:c="8"/>"prevSize": 20,</text:p>
      <text:p text:style-name="Preformatted_20_Text"><text:s text:c="8"/>"name": "controller-record",</text:p>
      <text:p text:style-name="Preformatted_20_Text"><text:s text:c="8"/>"code": 59703</text:p>
      <text:p text:style-name="Preformatted_20_Text"><text:s text:c="6"/>},</text:p>
      <text:p text:style-name="Preformatted_20_Text"><text:s text:c="6"/>"setIdx": 1,</text:p>
      <text:p text:style-name="Preformatted_20_Text"><text:s text:c="6"/>"setId": 3,</text:p>
      <text:p text:style-name="Preformatted_20_Text"><text:s text:c="6"/>"iconIdx": 5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255.744v502.17c0 33.843-27.443 61.286-61.235 61.286h-502.118c-28.211 0-51.046-22.835-51.046-51.046v-502.118c0-33.792 27.443-61.235 61.235-61.235h502.17c28.16 0 50.995 22.835 50.995 50.94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ntroller-sto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57,</text:p>
      <text:p text:style-name="Preformatted_20_Text"><text:s text:c="8"/>"order": 1125,</text:p>
      <text:p text:style-name="Preformatted_20_Text"><text:s text:c="8"/>"prevSize": 20,</text:p>
      <text:p text:style-name="Preformatted_20_Text"><text:s text:c="8"/>"name": "controller-stop",</text:p>
      <text:p text:style-name="Preformatted_20_Text"><text:s text:c="8"/>"code": 59704</text:p>
      <text:p text:style-name="Preformatted_20_Text"><text:s text:c="6"/>},</text:p>
      <text:p text:style-name="Preformatted_20_Text"><text:s text:c="6"/>"setIdx": 1,</text:p>
      <text:p text:style-name="Preformatted_20_Text"><text:s text:c="6"/>"setId": 3,</text:p>
      <text:p text:style-name="Preformatted_20_Text"><text:s text:c="6"/>"iconIdx": 5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2.8 706.816c0 33.638-27.546 61.184-61.184 61.184h-833.126c-45.056 0-50.278-18.995-11.725-42.086l835.738-463.616c38.656-23.194 70.298-5.325 70.298 39.782v404.73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ntroller-volum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58,</text:p>
      <text:p text:style-name="Preformatted_20_Text"><text:s text:c="8"/>"order": 1126,</text:p>
      <text:p text:style-name="Preformatted_20_Text"><text:s text:c="8"/>"prevSize": 20,</text:p>
      <text:p text:style-name="Preformatted_20_Text"><text:soft-page-break/><text:s text:c="8"/>"name": "controller-volume",</text:p>
      <text:p text:style-name="Preformatted_20_Text"><text:s text:c="8"/>"code": 59705</text:p>
      <text:p text:style-name="Preformatted_20_Text"><text:s text:c="6"/>},</text:p>
      <text:p text:style-name="Preformatted_20_Text"><text:s text:c="6"/>"setIdx": 1,</text:p>
      <text:p text:style-name="Preformatted_20_Text"><text:s text:c="6"/>"setId": 3,</text:p>
      <text:p text:style-name="Preformatted_20_Text"><text:s text:c="6"/>"iconIdx": 5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99.36 512c0 62.208 50.483 112.64 112.691 112.64s112.589-50.483 112.589-112.64c0-62.208-50.381-112.589-112.589-112.589s-112.691 50.381-112.691 112.58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t-sing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59,</text:p>
      <text:p text:style-name="Preformatted_20_Text"><text:s text:c="8"/>"order": 1127,</text:p>
      <text:p text:style-name="Preformatted_20_Text"><text:s text:c="8"/>"prevSize": 20,</text:p>
      <text:p text:style-name="Preformatted_20_Text"><text:s text:c="8"/>"name": "dot-single",</text:p>
      <text:p text:style-name="Preformatted_20_Text"><text:s text:c="8"/>"code": 59706</text:p>
      <text:p text:style-name="Preformatted_20_Text"><text:s text:c="6"/>},</text:p>
      <text:p text:style-name="Preformatted_20_Text"><text:s text:c="6"/>"setIdx": 1,</text:p>
      <text:p text:style-name="Preformatted_20_Text"><text:s text:c="6"/>"setId": 3,</text:p>
      <text:p text:style-name="Preformatted_20_Text"><text:s text:c="6"/>"iconIdx": 5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051 399.36c-62.208 0-112.691 50.432-112.691 112.64s50.483 112.64 112.691 112.64c62.208 0 112.589-50.432 112.589-112.64s-50.381-112.64-112.589-112.64zM153.651 399.36c-62.208 0-112.691 50.432-112.691 112.64s50.483 112.64 112.691 112.64c62.208 0 112.589-50.483 112.589-112.64s-50.381-112.64-112.589-112.64zM870.451 399.36c-62.208 0-112.691 50.432-112.691 112.64s50.483 112.64 112.691 112.64c62.208 0 112.589-50.432 112.589-112.64s-50.381-112.64-112.589-112.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ts-three-horizonta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0,</text:p>
      <text:p text:style-name="Preformatted_20_Text"><text:s text:c="8"/>"order": 1128,</text:p>
      <text:p text:style-name="Preformatted_20_Text"><text:s text:c="8"/>"prevSize": 20,</text:p>
      <text:p text:style-name="Preformatted_20_Text"><text:s text:c="8"/>"name": "dots-three-horizontal",</text:p>
      <text:p text:style-name="Preformatted_20_Text"><text:s text:c="8"/>"code": 59707</text:p>
      <text:p text:style-name="Preformatted_20_Text"><text:s text:c="6"/>},</text:p>
      <text:p text:style-name="Preformatted_20_Text"><text:s text:c="6"/>"setIdx": 1,</text:p>
      <text:p text:style-name="Preformatted_20_Text"><text:s text:c="6"/>"setId": 3,</text:p>
      <text:p text:style-name="Preformatted_20_Text"><text:s text:c="6"/>"iconIdx": 59</text:p>
      <text:p text:style-name="Preformatted_20_Text"><text:soft-page-break/><text:s text:c="4"/>},</text:p>
      <text:p text:style-name="Preformatted_20_Text"><text:s text:c="4"/>{</text:p>
      <text:p text:style-name="Preformatted_20_Text"><text:s text:c="6"/>"icon": {</text:p>
      <text:p text:style-name="Preformatted_20_Text"><text:s text:c="8"/>"paths": [</text:p>
      <text:p text:style-name="Preformatted_20_Text"><text:s text:c="10"/>"M512.051 399.36c-62.208 0-112.691 50.432-112.691 112.64s50.483 112.64 112.691 112.64c62.208 0 112.589-50.432 112.589-112.64s-50.381-112.64-112.589-112.64zM512.051 266.24c62.208 0 112.589-50.483 112.589-112.64s-50.381-112.64-112.589-112.64c-62.208 0-112.691 50.432-112.691 112.64s50.483 112.64 112.691 112.64zM512.051 757.76c-62.208 0-112.691 50.432-112.691 112.64s50.483 112.64 112.691 112.64c62.208 0 112.589-50.432 112.589-112.64s-50.381-112.64-112.589-112.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ts-three-vertica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1,</text:p>
      <text:p text:style-name="Preformatted_20_Text"><text:s text:c="8"/>"order": 1129,</text:p>
      <text:p text:style-name="Preformatted_20_Text"><text:s text:c="8"/>"prevSize": 20,</text:p>
      <text:p text:style-name="Preformatted_20_Text"><text:s text:c="8"/>"name": "dots-three-vertical",</text:p>
      <text:p text:style-name="Preformatted_20_Text"><text:s text:c="8"/>"code": 59708</text:p>
      <text:p text:style-name="Preformatted_20_Text"><text:s text:c="6"/>},</text:p>
      <text:p text:style-name="Preformatted_20_Text"><text:s text:c="6"/>"setIdx": 1,</text:p>
      <text:p text:style-name="Preformatted_20_Text"><text:s text:c="6"/>"setId": 3,</text:p>
      <text:p text:style-name="Preformatted_20_Text"><text:s text:c="6"/>"iconIdx": 6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6.851 399.36c-62.208 0-112.691 50.432-112.691 112.64s50.483 112.64 112.691 112.64c62.208 0 112.589-50.432 112.589-112.64s-50.381-112.64-112.589-112.64zM307.251 399.36c-62.208 0-112.691 50.432-112.691 112.64s50.483 112.64 112.691 112.64c62.208 0 112.589-50.483 112.589-112.64s-50.381-112.64-112.589-112.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ts-two-horizonta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2,</text:p>
      <text:p text:style-name="Preformatted_20_Text"><text:s text:c="8"/>"order": 1130,</text:p>
      <text:p text:style-name="Preformatted_20_Text"><text:s text:c="8"/>"prevSize": 20,</text:p>
      <text:p text:style-name="Preformatted_20_Text"><text:s text:c="8"/>"name": "dots-two-horizontal",</text:p>
      <text:p text:style-name="Preformatted_20_Text"><text:s text:c="8"/>"code": 59709</text:p>
      <text:p text:style-name="Preformatted_20_Text"><text:s text:c="6"/>},</text:p>
      <text:p text:style-name="Preformatted_20_Text"><text:s text:c="6"/>"setIdx": 1,</text:p>
      <text:p text:style-name="Preformatted_20_Text"><text:s text:c="6"/>"setId": 3,</text:p>
      <text:p text:style-name="Preformatted_20_Text"><text:s text:c="6"/>"iconIdx": 6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512.051 419.84c62.208 0 112.589-50.483 112.589-112.64s-50.381-112.64-112.589-112.64c-62.208 0-112.691 50.432-112.691 112.64s50.483 112.64 112.691 112.64zM512.051 604.16c-62.208 0-112.691 50.432-112.691 112.64s50.483 112.64 112.691 112.64c62.208 0 112.589-50.432 112.589-112.64s-50.381-112.64-112.589-112.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ts-two-vertica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3,</text:p>
      <text:p text:style-name="Preformatted_20_Text"><text:s text:c="8"/>"order": 1131,</text:p>
      <text:p text:style-name="Preformatted_20_Text"><text:s text:c="8"/>"prevSize": 20,</text:p>
      <text:p text:style-name="Preformatted_20_Text"><text:s text:c="8"/>"name": "dots-two-vertical",</text:p>
      <text:p text:style-name="Preformatted_20_Text"><text:s text:c="8"/>"code": 59710</text:p>
      <text:p text:style-name="Preformatted_20_Text"><text:s text:c="6"/>},</text:p>
      <text:p text:style-name="Preformatted_20_Text"><text:s text:c="6"/>"setIdx": 1,</text:p>
      <text:p text:style-name="Preformatted_20_Text"><text:s text:c="6"/>"setId": 3,</text:p>
      <text:p text:style-name="Preformatted_20_Text"><text:s text:c="6"/>"iconIdx": 6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358.4h-153.6v-307.2h-204.8v307.2h-153.6l256 256 256-256zM990.106 692.838c-10.752-11.469-82.483-88.218-102.963-108.237-13.568-13.261-32.973-21.402-53.35-21.402h-89.958l156.877 153.293h-181.453c-5.222 0-9.933 2.662-12.288 6.81l-41.779 95.898h-306.381l-41.779-95.898c-2.355-4.147-7.117-6.81-12.288-6.81h-181.453l156.826-153.293h-89.907c-20.326 0-39.731 8.141-53.35 21.402-20.48 20.070-92.211 96.819-102.963 108.237-25.037 26.675-38.81 47.923-32.256 74.189l28.723 157.389c6.554 26.317 35.379 47.923 64.102 47.923h835.174c28.723 0 57.549-21.606 64.102-47.923l28.723-157.389c6.451-26.266-7.27-47.514-32.358-74.18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wnloa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4,</text:p>
      <text:p text:style-name="Preformatted_20_Text"><text:s text:c="8"/>"order": 1132,</text:p>
      <text:p text:style-name="Preformatted_20_Text"><text:s text:c="8"/>"prevSize": 20,</text:p>
      <text:p text:style-name="Preformatted_20_Text"><text:s text:c="8"/>"name": "download",</text:p>
      <text:p text:style-name="Preformatted_20_Text"><text:s text:c="8"/>"code": 59711</text:p>
      <text:p text:style-name="Preformatted_20_Text"><text:s text:c="6"/>},</text:p>
      <text:p text:style-name="Preformatted_20_Text"><text:s text:c="6"/>"setIdx": 1,</text:p>
      <text:p text:style-name="Preformatted_20_Text"><text:s text:c="6"/>"setId": 3,</text:p>
      <text:p text:style-name="Preformatted_20_Text"><text:s text:c="6"/>"iconIdx": 6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499.2c42.445 0 76.8-40.090 76.8-89.6s-34.355-89.6-76.8-89.6-76.8 40.141-76.8 89.6 34.406 89.6 76.8 89.6zM512 20.48c-271.462 0-491.52 220.058-<text:soft-page-break/>491.52 491.52s220.058 491.52 491.52 491.52c271.411 0 491.52-220.058 491.52-491.571 0-271.411-220.109-491.469-491.52-491.469zM512 901.069c-214.886 0-389.12-174.182-389.12-389.12 0-214.886 174.182-389.12 389.12-389.12s389.12 174.234 389.12 389.171c0 214.886-174.234 389.069-389.12 389.069zM734.259 580.403c-18.586-9.574-41.728-2.202-51.61 16.384-1.741 3.328-44.493 81.562-170.598 81.562-125.491 0-168.499-77.466-170.65-81.51-9.626-18.688-32.358-26.317-51.405-16.845-18.944 9.472-26.675 32.563-17.152 51.558 2.56 5.069 63.898 123.597 239.206 123.597 175.36 0 236.595-118.579 239.104-123.648 9.421-18.79 1.843-41.472-16.896-51.098zM576 448h128c21.197 0 38.4-17.203 38.4-38.4s-17.203-38.4-38.4-38.4h-128c-21.197 0-38.4 17.203-38.4 38.4 0 21.248 17.203 38.4 38.4 3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moji-flir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5,</text:p>
      <text:p text:style-name="Preformatted_20_Text"><text:s text:c="8"/>"order": 1133,</text:p>
      <text:p text:style-name="Preformatted_20_Text"><text:s text:c="8"/>"prevSize": 20,</text:p>
      <text:p text:style-name="Preformatted_20_Text"><text:s text:c="8"/>"name": "emoji-flirt",</text:p>
      <text:p text:style-name="Preformatted_20_Text"><text:s text:c="8"/>"code": 59712</text:p>
      <text:p text:style-name="Preformatted_20_Text"><text:s text:c="6"/>},</text:p>
      <text:p text:style-name="Preformatted_20_Text"><text:s text:c="6"/>"setIdx": 1,</text:p>
      <text:p text:style-name="Preformatted_20_Text"><text:s text:c="6"/>"setId": 3,</text:p>
      <text:p text:style-name="Preformatted_20_Text"><text:s text:c="6"/>"iconIdx": 6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39.68 204.8c0-67.891-54.989-122.88-122.88-122.88s-122.88 54.989-122.88 122.88c0 49.203 29.082 91.341 70.861 110.95-4.198 81.101-65.024 108.646-170.752 148.275-44.544 16.742-93.645 35.277-135.629 63.181v-210.995c42.24-19.456 71.68-61.901 71.68-111.411 0-67.891-54.989-122.88-122.88-122.88s-122.88 54.989-122.88 122.88c0 49.51 29.491 91.955 71.68 111.411v391.629c-42.24 19.405-71.68 61.85-71.68 111.36 0 67.891 54.989 122.88 122.88 122.88s122.88-55.040 122.88-122.88c0-49.203-29.082-91.341-70.861-110.95 4.198-81.050 65.075-108.646 170.752-148.275 103.936-39.014 232.499-87.603 237.568-243.507 42.445-19.354 72.141-61.952 72.141-111.667zM307.2 133.888c39.117 0 70.861 31.693 70.861 70.912 0 39.117-31.744 70.912-70.861 70.912-39.168 0-70.861-31.795-70.861-70.912 0-39.219 31.693-70.912 70.861-70.912zM307.2 890.112c-39.219 0-70.912-31.795-70.912-70.912 0-39.219 31.693-70.912 70.912-70.912 39.117 0 70.861 31.693 70.861 70.912 0 39.117-31.744 70.912-70.861 70.912zM716.8 275.712c-39.219 0-70.912-31.795-70.912-70.912 0-39.219 31.693-70.912 70.912-70.912 39.117 0 70.861 31.693 70.861 70.912 0 39.117-31.744 70.912-70.861 70.9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ow-branc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6,</text:p>
      <text:p text:style-name="Preformatted_20_Text"><text:s text:c="8"/>"order": 1134,</text:p>
      <text:p text:style-name="Preformatted_20_Text"><text:s text:c="8"/>"prevSize": 20,</text:p>
      <text:p text:style-name="Preformatted_20_Text"><text:s text:c="8"/>"name": "flow-branch",</text:p>
      <text:p text:style-name="Preformatted_20_Text"><text:soft-page-break/><text:s text:c="8"/>"code": 59713</text:p>
      <text:p text:style-name="Preformatted_20_Text"><text:s text:c="6"/>},</text:p>
      <text:p text:style-name="Preformatted_20_Text"><text:s text:c="6"/>"setIdx": 1,</text:p>
      <text:p text:style-name="Preformatted_20_Text"><text:s text:c="6"/>"setId": 3,</text:p>
      <text:p text:style-name="Preformatted_20_Text"><text:s text:c="6"/>"iconIdx": 6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6.8 747.52c-49.51 0-91.955 29.491-111.411 71.68h-170.189c-42.394 0-76.8-34.406-76.8-76.8v-197.12c23.347 11.162 49.203 17.92 76.8 17.92h170.189c19.456 42.189 61.85 71.68 111.411 71.68 67.891 0 122.88-55.040 122.88-122.88s-54.989-122.88-122.88-122.88c-49.51 0-91.955 29.491-111.411 71.68h-170.189c-42.394 0-76.8-34.406-76.8-76.8v-118.989c42.24-19.456 71.68-61.901 71.68-111.411 0-67.891-54.989-122.88-122.88-122.88s-122.88 54.989-122.88 122.88c0 49.51 29.491 91.955 71.68 111.411v477.389c0 98.97 80.23 179.2 179.2 179.2h170.189c19.456 42.189 61.85 71.68 111.411 71.68 67.891 0 122.88-55.040 122.88-122.88s-54.989-122.88-122.88-122.88zM716.8 441.088c39.117 0 70.861 31.693 70.861 70.912 0 39.117-31.744 70.912-70.861 70.912-39.219 0-70.912-31.795-70.912-70.912 0.051-39.219 31.744-70.912 70.912-70.912zM307.2 82.688c39.117 0 70.861 31.693 70.861 70.912 0 39.117-31.744 70.912-70.861 70.912-39.168 0-70.861-31.795-70.861-70.912 0-39.219 31.693-70.912 70.861-70.912zM716.8 941.312c-39.219 0-70.912-31.795-70.912-70.912 0-39.219 31.693-70.912 70.912-70.912 39.117 0 70.861 31.693 70.861 70.912 0 39.117-31.744 70.912-70.861 70.9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ow-cascad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7,</text:p>
      <text:p text:style-name="Preformatted_20_Text"><text:s text:c="8"/>"order": 1135,</text:p>
      <text:p text:style-name="Preformatted_20_Text"><text:s text:c="8"/>"prevSize": 20,</text:p>
      <text:p text:style-name="Preformatted_20_Text"><text:s text:c="8"/>"name": "flow-cascade",</text:p>
      <text:p text:style-name="Preformatted_20_Text"><text:s text:c="8"/>"code": 59714</text:p>
      <text:p text:style-name="Preformatted_20_Text"><text:s text:c="6"/>},</text:p>
      <text:p text:style-name="Preformatted_20_Text"><text:s text:c="6"/>"setIdx": 1,</text:p>
      <text:p text:style-name="Preformatted_20_Text"><text:s text:c="6"/>"setId": 3,</text:p>
      <text:p text:style-name="Preformatted_20_Text"><text:s text:c="6"/>"iconIdx": 6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3.2 707.789v-391.578c42.24-19.456 71.68-61.85 71.68-111.411 0-67.891-54.989-122.88-122.88-122.88s-122.88 54.989-122.88 122.88c0 49.51 29.491 91.955 71.68 111.411v391.629c-42.24 19.405-71.68 61.85-71.68 111.36 0 67.891 54.989 122.88 122.88 122.88s122.88-55.040 122.88-122.88c0-49.51-29.44-91.955-71.68-111.411zM512 133.888c39.117 0 70.861 31.693 70.861 70.912 0 39.117-31.744 70.912-70.861 70.912-39.168 0-70.861-31.795-70.861-70.912 0-39.219 31.693-70.912 70.861-70.912zM512 890.112c-39.219 0-70.912-31.795-70.912-70.912 0-39.219 31.693-70.912 70.912-70.912 39.117 0 70.861 31.693 70.861 70.912 0 39.117-31.744 70.912-70.861 70.9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ow-line"</text:p>
      <text:p text:style-name="Preformatted_20_Text"><text:soft-page-break/><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8,</text:p>
      <text:p text:style-name="Preformatted_20_Text"><text:s text:c="8"/>"order": 1136,</text:p>
      <text:p text:style-name="Preformatted_20_Text"><text:s text:c="8"/>"prevSize": 20,</text:p>
      <text:p text:style-name="Preformatted_20_Text"><text:s text:c="8"/>"name": "flow-line",</text:p>
      <text:p text:style-name="Preformatted_20_Text"><text:s text:c="8"/>"code": 59715</text:p>
      <text:p text:style-name="Preformatted_20_Text"><text:s text:c="6"/>},</text:p>
      <text:p text:style-name="Preformatted_20_Text"><text:s text:c="6"/>"setIdx": 1,</text:p>
      <text:p text:style-name="Preformatted_20_Text"><text:s text:c="6"/>"setId": 3,</text:p>
      <text:p text:style-name="Preformatted_20_Text"><text:s text:c="6"/>"iconIdx": 6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30.080 204.8c0-67.891-54.989-122.88-122.88-122.88s-122.88 54.989-122.88 122.88c0 49.51 29.491 91.955 71.68 111.411v391.629c-42.24 19.405-71.68 61.85-71.68 111.36 0 67.891 54.989 122.88 122.88 122.88s122.88-55.040 122.88-122.88c0-49.51-29.491-91.955-71.68-111.411v-391.578c42.24-19.456 71.68-61.901 71.68-111.411zM378.061 819.2c0 39.117-31.744 70.912-70.861 70.912-39.219 0-70.912-31.795-70.912-70.912 0-39.219 31.693-70.912 70.912-70.912 39.117 0 70.861 31.693 70.861 70.912zM307.2 275.712c-39.168 0-70.861-31.795-70.861-70.912 0-39.219 31.693-70.912 70.912-70.912 39.117 0 70.861 31.693 70.861 70.912-0.051 39.117-31.795 70.912-70.912 70.912zM768 707.789v-391.578c42.24-19.456 71.68-61.85 71.68-111.411 0-67.891-54.989-122.88-122.88-122.88s-122.88 54.989-122.88 122.88c0 49.51 29.491 91.955 71.68 111.411v391.629c-42.24 19.456-71.68 61.85-71.68 111.411 0 67.891 54.989 122.88 122.88 122.88s122.88-55.040 122.88-122.88c0-49.562-29.44-92.006-71.68-111.462zM645.939 204.8c0-39.219 31.693-70.912 70.912-70.912 39.117 0 70.861 31.693 70.861 70.912 0 39.117-31.744 70.912-70.861 70.912-39.219 0-70.912-31.795-70.912-70.912zM716.8 890.112c-39.219 0-70.912-31.795-70.912-70.912 0-39.219 31.693-70.912 70.912-70.912 39.117 0 70.861 31.693 70.861 70.912 0 39.117-31.744 70.912-70.861 70.9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ow-paralle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69,</text:p>
      <text:p text:style-name="Preformatted_20_Text"><text:s text:c="8"/>"order": 1137,</text:p>
      <text:p text:style-name="Preformatted_20_Text"><text:s text:c="8"/>"prevSize": 20,</text:p>
      <text:p text:style-name="Preformatted_20_Text"><text:s text:c="8"/>"name": "flow-parallel",</text:p>
      <text:p text:style-name="Preformatted_20_Text"><text:s text:c="8"/>"code": 59716</text:p>
      <text:p text:style-name="Preformatted_20_Text"><text:s text:c="6"/>},</text:p>
      <text:p text:style-name="Preformatted_20_Text"><text:s text:c="6"/>"setIdx": 1,</text:p>
      <text:p text:style-name="Preformatted_20_Text"><text:s text:c="6"/>"setId": 3,</text:p>
      <text:p text:style-name="Preformatted_20_Text"><text:s text:c="6"/>"iconIdx": 6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758.989v-118.989c0-98.97-80.23-179.2-179.2-179.2h-102.4c-42.394 0-76.8-34.406-76.8-76.8v-118.989c42.24-19.456 71.68-61.85 71.68-111.411 0-67.891-54.989-122.88-122.88-122.88s-122.88 54.989-122.88 122.88c0 49.51 29.491 91.955 71.68 111.411v118.989c0 42.394-34.406 76.8-76.8 76.8h-102.4c-98.97 0-179.2 80.23-179.2 179.2v118.989c-42.24 19.456-71.68 61.901-71.68 111.411 0 <text:soft-page-break/>67.891 54.989 122.88 122.88 122.88s122.88-55.040 122.88-122.88c0-49.51-29.491-91.955-71.68-111.411v-118.989c0-42.394 34.406-76.8 76.8-76.8h102.4c27.597 0 53.453-6.758 76.8-17.92v213.709c-42.24 19.456-71.68 61.901-71.68 111.411 0 67.891 54.989 122.88 122.88 122.88s122.88-55.040 122.88-122.88c0-49.51-29.491-91.955-71.68-111.411v-213.709c23.347 11.162 49.203 17.92 76.8 17.92h102.4c42.394 0 76.8 34.406 76.8 76.8v118.989c-42.24 19.456-71.68 61.85-71.68 111.411 0 67.891 54.989 122.88 122.88 122.88s122.88-55.040 122.88-122.88c0-49.51-29.44-91.955-71.68-111.411zM512 82.688c39.117 0 70.861 31.693 70.861 70.912 0 39.117-31.744 70.912-70.861 70.912-39.168 0-70.861-31.795-70.861-70.912 0-39.219 31.693-70.912 70.861-70.912zM153.6 941.312c-39.219 0-70.912-31.795-70.912-70.912 0-39.219 31.693-70.912 70.912-70.912 39.117 0 70.861 31.693 70.861 70.912 0 39.117-31.744 70.912-70.861 70.912zM512 941.312c-39.219 0-70.912-31.795-70.912-70.912 0-39.219 31.693-70.912 70.912-70.912 39.117 0 70.861 31.693 70.861 70.912 0 39.117-31.744 70.912-70.861 70.912zM870.4 941.312c-39.219 0-70.912-31.795-70.912-70.912 0-39.219 31.693-70.912 70.912-70.912 39.117 0 70.861 31.693 70.861 70.912 0 39.117-31.744 70.912-70.861 70.9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ow-tre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70,</text:p>
      <text:p text:style-name="Preformatted_20_Text"><text:s text:c="8"/>"order": 1138,</text:p>
      <text:p text:style-name="Preformatted_20_Text"><text:s text:c="8"/>"prevSize": 20,</text:p>
      <text:p text:style-name="Preformatted_20_Text"><text:s text:c="8"/>"name": "flow-tree",</text:p>
      <text:p text:style-name="Preformatted_20_Text"><text:s text:c="8"/>"code": 59717</text:p>
      <text:p text:style-name="Preformatted_20_Text"><text:s text:c="6"/>},</text:p>
      <text:p text:style-name="Preformatted_20_Text"><text:s text:c="6"/>"setIdx": 1,</text:p>
      <text:p text:style-name="Preformatted_20_Text"><text:s text:c="6"/>"setId": 3,</text:p>
      <text:p text:style-name="Preformatted_20_Text"><text:s text:c="6"/>"iconIdx": 6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5.821 557.978l-162.355-405.862c-11.981-30.054-41.062-49.715-73.421-49.715h-124.621l19.456 208.128h138.24l-261.12 216.474-261.12-216.474h138.24l19.456-208.128h-124.621c-32.358 0-61.44 19.661-73.421 49.715l-162.355 405.862c-14.746 36.915-19.098 77.158-12.595 116.326l30.208 181.197c6.349 38.144 39.322 66.099 77.978 66.099h736.41c38.656 0 71.629-27.955 77.978-66.099l30.208-181.197c6.605-39.168 2.253-79.411-12.544-116.326zM868.301 780.544c-3.686 22.323-22.989 38.656-45.619 38.656h-621.363c-22.63 0-41.933-16.333-45.619-38.656l-18.688-112.282c-4.762-28.211 16.998-53.862 45.619-53.862h658.79c28.57 0 50.33 25.651 45.619 53.862l-18.739 112.28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instal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71,</text:p>
      <text:p text:style-name="Preformatted_20_Text"><text:s text:c="8"/>"order": 1139,</text:p>
      <text:p text:style-name="Preformatted_20_Text"><text:s text:c="8"/>"prevSize": 20,</text:p>
      <text:p text:style-name="Preformatted_20_Text"><text:s text:c="8"/>"name": "install",</text:p>
      <text:p text:style-name="Preformatted_20_Text"><text:soft-page-break/><text:s text:c="8"/>"code": 59718</text:p>
      <text:p text:style-name="Preformatted_20_Text"><text:s text:c="6"/>},</text:p>
      <text:p text:style-name="Preformatted_20_Text"><text:s text:c="6"/>"setIdx": 1,</text:p>
      <text:p text:style-name="Preformatted_20_Text"><text:s text:c="6"/>"setId": 3,</text:p>
      <text:p text:style-name="Preformatted_20_Text"><text:s text:c="6"/>"iconIdx": 7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73.498 593.971c23.040 16.026 53.76 16.026 76.8 0l465.306-270.387c12.083-8.397 10.752-26.522-2.458-33.075l-471.296-181.094c-18.842-9.37-41.062-9.37-59.904 0l-471.296 181.094c-13.21 6.502-14.541 24.678-2.458 33.075l465.306 270.387zM1013.146 553.523l-127.283-63.13-293.12 170.342c-24.013 15.821-51.917 24.115-80.845 24.115s-56.832-8.346-80.845-24.115l-292.915-170.445-127.488 63.181c-13.21 6.554-14.541 24.678-2.458 33.075l465.306 323.021c23.040 16.026 53.76 16.026 76.8 0l465.306-323.021c12.083-8.346 10.752-26.47-2.458-33.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ayer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72,</text:p>
      <text:p text:style-name="Preformatted_20_Text"><text:s text:c="8"/>"order": 1140,</text:p>
      <text:p text:style-name="Preformatted_20_Text"><text:s text:c="8"/>"prevSize": 20,</text:p>
      <text:p text:style-name="Preformatted_20_Text"><text:s text:c="8"/>"name": "layers",</text:p>
      <text:p text:style-name="Preformatted_20_Text"><text:s text:c="8"/>"code": 59719</text:p>
      <text:p text:style-name="Preformatted_20_Text"><text:s text:c="6"/>},</text:p>
      <text:p text:style-name="Preformatted_20_Text"><text:s text:c="6"/>"setIdx": 1,</text:p>
      <text:p text:style-name="Preformatted_20_Text"><text:s text:c="6"/>"setId": 3,</text:p>
      <text:p text:style-name="Preformatted_20_Text"><text:s text:c="6"/>"iconIdx": 7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42.464 266.035l22.835 70.195c18.893-16.179 42.752-30.669 73.779-40.704 30.208-9.83 56.883-15.36 80.998-18.534l-22.016-67.738c-24.371 3.533-51.251 9.216-80.896 18.842-29.594 9.626-54.016 23.040-74.701 37.939zM589.926 412.211l22.835 70.195c18.893-16.179 42.752-30.669 73.779-40.704 30.208-9.83 56.883-15.36 80.998-18.534l-22.016-67.738c-24.371 3.533-51.251 9.216-80.896 18.842-29.594 9.574-53.965 22.989-74.701 37.939zM637.44 558.336l22.835 70.195c18.893-16.179 42.752-30.669 73.779-40.704 30.208-9.83 56.883-15.36 80.998-18.534l-22.016-67.738c-24.371 3.533-51.251 9.216-80.896 18.842-29.645 9.574-54.016 23.040-74.701 37.939zM275.866 669.542l22.016 67.738c21.35-11.571 46.182-22.784 76.39-32.563 31.027-10.086 58.829-12.39 83.61-10.394l-22.835-70.195c-25.549 0.102-53.146 3.584-82.688 13.158-29.645 9.626-54.733 20.787-76.493 32.256zM180.89 377.242l22.016 67.738c21.35-11.571 46.182-22.733 76.39-32.563 31.027-10.086 58.829-12.39 83.61-10.394l-22.784-70.246c-25.549 0.154-53.146 3.584-82.739 13.21-29.645 9.626-54.733 20.787-76.493 32.256zM228.352 523.418l22.016 67.738c21.35-11.571 46.182-22.784 76.39-32.563 31.027-10.086 58.829-12.39 83.61-10.394l-22.784-70.246c-25.549 0.102-53.146 3.584-82.688 13.158-29.645 9.626-54.784 20.838-76.544 32.307zM566.477 72.192c-88.218 28.672-134.298 89.702-156.314 131.021-42.086-20.48-115.2-42.752-203.418-14.080-129.178 41.984-203.213 134.502-203.213 134.502l209.664 644.454c6.451 19.814 33.075 24.422 44.954 7.322 25.549-36.813 74.752-84.89 166.758-114.79 87.962-28.57 152.013 2.765 187.136 29.594 13.926 10.65 33.894 3.072 39.014-13.722 12.902-42.342 46.438-104.448 133.632-132.762 92.109-29.952 160.205-19.917 202.547-5.12 19.712 6.861 38.4-12.39 32-32.205l-209.306-644.813c0 0-114.278-31.334-243.456 <text:soft-page-break/>10.598zM560.691 781.107c-41.933-12.493-97.331-18.33-160.819 2.253-64.051 20.787-108.902 48.589-138.189 71.885l-166.144-511.078c18.33-18.33 60.774-53.35 136.294-77.875 71.117-23.091 129.434-3.328 167.885 19.354l160.973 495.462zM913.664 643.43c-37.427-1.638-90.061 2.253-154.112 23.091-63.488 20.634-104.858 57.958-131.43 92.672l-160.973-495.462c17.715-40.96 53.248-91.238 124.416-114.33 75.469-24.525 130.406-21.146 156.006-17.101l166.093 511.1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open-boo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73,</text:p>
      <text:p text:style-name="Preformatted_20_Text"><text:s text:c="8"/>"order": 1141,</text:p>
      <text:p text:style-name="Preformatted_20_Text"><text:s text:c="8"/>"prevSize": 20,</text:p>
      <text:p text:style-name="Preformatted_20_Text"><text:s text:c="8"/>"name": "open-book",</text:p>
      <text:p text:style-name="Preformatted_20_Text"><text:s text:c="8"/>"code": 59720</text:p>
      <text:p text:style-name="Preformatted_20_Text"><text:s text:c="6"/>},</text:p>
      <text:p text:style-name="Preformatted_20_Text"><text:s text:c="6"/>"setIdx": 1,</text:p>
      <text:p text:style-name="Preformatted_20_Text"><text:s text:c="6"/>"setId": 3,</text:p>
      <text:p text:style-name="Preformatted_20_Text"><text:s text:c="6"/>"iconIdx": 7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09.92 721.92l-158.72 148.48 102.4 102.4 148.48-158.72 107.52 107.52v-307.2h-307.2l107.52 107.52zM972.8 153.6l-102.4-102.4-148.48 158.72-107.52-107.52v307.2h307.2l-107.52-107.52 158.72-148.4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esize-100%"</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74,</text:p>
      <text:p text:style-name="Preformatted_20_Text"><text:s text:c="8"/>"order": 1142,</text:p>
      <text:p text:style-name="Preformatted_20_Text"><text:s text:c="8"/>"prevSize": 20,</text:p>
      <text:p text:style-name="Preformatted_20_Text"><text:s text:c="8"/>"name": "resize-100",</text:p>
      <text:p text:style-name="Preformatted_20_Text"><text:s text:c="8"/>"code": 59721</text:p>
      <text:p text:style-name="Preformatted_20_Text"><text:s text:c="6"/>},</text:p>
      <text:p text:style-name="Preformatted_20_Text"><text:s text:c="6"/>"setIdx": 1,</text:p>
      <text:p text:style-name="Preformatted_20_Text"><text:s text:c="6"/>"setId": 3,</text:p>
      <text:p text:style-name="Preformatted_20_Text"><text:s text:c="6"/>"iconIdx": 7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57.734 562.534l-150.067 155.187-105.267-124.365v328.243h327.014l-124.416-106.547 155.136-150.118-102.4-102.4zM594.586 102.4l124.416 106.547-155.136 150.118 102.4 102.4 150.067-155.187 105.267 124.365v-328.243h-327.01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oft-page-break/><text:s text:c="8"/>"tags": [</text:p>
      <text:p text:style-name="Preformatted_20_Text"><text:s text:c="10"/>"resize-full-scree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75,</text:p>
      <text:p text:style-name="Preformatted_20_Text"><text:s text:c="8"/>"order": 1143,</text:p>
      <text:p text:style-name="Preformatted_20_Text"><text:s text:c="8"/>"prevSize": 20,</text:p>
      <text:p text:style-name="Preformatted_20_Text"><text:s text:c="8"/>"name": "resize-full-screen",</text:p>
      <text:p text:style-name="Preformatted_20_Text"><text:s text:c="8"/>"code": 59722</text:p>
      <text:p text:style-name="Preformatted_20_Text"><text:s text:c="6"/>},</text:p>
      <text:p text:style-name="Preformatted_20_Text"><text:s text:c="6"/>"setIdx": 1,</text:p>
      <text:p text:style-name="Preformatted_20_Text"><text:s text:c="6"/>"setId": 3,</text:p>
      <text:p text:style-name="Preformatted_20_Text"><text:s text:c="6"/>"iconIdx": 7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76.858 102.4h-572.058c-56.371 0-102.4 46.080-102.4 102.4v614.4c0 56.32 46.029 102.4 102.4 102.4h614.4c56.371 0 102.4-46.080 102.4-102.4v-556.698l-144.742-160.102zM716.8 409.6c0 28.109-23.040 51.2-51.2 51.2h-307.2c-28.16 0-51.2-23.091-51.2-51.2v-256h409.6v256zM665.6 204.8h-102.4v204.8h102.4v-204.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av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76,</text:p>
      <text:p text:style-name="Preformatted_20_Text"><text:s text:c="8"/>"order": 1144,</text:p>
      <text:p text:style-name="Preformatted_20_Text"><text:s text:c="8"/>"prevSize": 20,</text:p>
      <text:p text:style-name="Preformatted_20_Text"><text:s text:c="8"/>"name": "save",</text:p>
      <text:p text:style-name="Preformatted_20_Text"><text:s text:c="8"/>"code": 59723</text:p>
      <text:p text:style-name="Preformatted_20_Text"><text:s text:c="6"/>},</text:p>
      <text:p text:style-name="Preformatted_20_Text"><text:s text:c="6"/>"setIdx": 1,</text:p>
      <text:p text:style-name="Preformatted_20_Text"><text:s text:c="6"/>"setId": 3,</text:p>
      <text:p text:style-name="Preformatted_20_Text"><text:s text:c="6"/>"iconIdx": 7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51.2l-256 358.4h512l-256-358.4zM512 972.8l256-358.4h-512l256 35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elect-arrow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77,</text:p>
      <text:p text:style-name="Preformatted_20_Text"><text:s text:c="8"/>"order": 1145,</text:p>
      <text:p text:style-name="Preformatted_20_Text"><text:soft-page-break/><text:s text:c="8"/>"prevSize": 20,</text:p>
      <text:p text:style-name="Preformatted_20_Text"><text:s text:c="8"/>"name": "select-arrows",</text:p>
      <text:p text:style-name="Preformatted_20_Text"><text:s text:c="8"/>"code": 59724</text:p>
      <text:p text:style-name="Preformatted_20_Text"><text:s text:c="6"/>},</text:p>
      <text:p text:style-name="Preformatted_20_Text"><text:s text:c="6"/>"setIdx": 1,</text:p>
      <text:p text:style-name="Preformatted_20_Text"><text:s text:c="6"/>"setId": 3,</text:p>
      <text:p text:style-name="Preformatted_20_Text"><text:s text:c="6"/>"iconIdx": 7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27.091 470.733c71.117 96.41 93.082 180.070 79.821 193.382-13.312 13.21-96.922-8.704-193.434-79.821l-282.931 282.982c214.323 94.106 492.902-103.322 542.976-153.395 47.36-47.206 4.966-169.421-95.027-294.605l-51.405 51.456zM443.75 406.579c-56.269-84.89-73.267-154.778-61.133-166.912 11.93-11.981 81.92 4.915 166.758 61.286l52.378-52.48c-115.917-85.709-225.024-119.501-269.158-75.213-47.514 47.411-227.738 300.902-165.427 509.798l276.582-276.48zM948.275 75.674c-19.968-20.019-52.378-20.019-72.397 0l-800.205 800.256c-20.019 20.019-20.019 52.429 0 72.397 20.019 20.019 52.378 20.019 72.397 0l800.205-800.256c20.019-20.019 20.019-52.429 0-72.39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ound-mut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78,</text:p>
      <text:p text:style-name="Preformatted_20_Text"><text:s text:c="8"/>"order": 1146,</text:p>
      <text:p text:style-name="Preformatted_20_Text"><text:s text:c="8"/>"prevSize": 20,</text:p>
      <text:p text:style-name="Preformatted_20_Text"><text:s text:c="8"/>"name": "sound-mute",</text:p>
      <text:p text:style-name="Preformatted_20_Text"><text:s text:c="8"/>"code": 59725</text:p>
      <text:p text:style-name="Preformatted_20_Text"><text:s text:c="6"/>},</text:p>
      <text:p text:style-name="Preformatted_20_Text"><text:s text:c="6"/>"setIdx": 1,</text:p>
      <text:p text:style-name="Preformatted_20_Text"><text:s text:c="6"/>"setId": 3,</text:p>
      <text:p text:style-name="Preformatted_20_Text"><text:s text:c="6"/>"iconIdx": 7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71.974 233.779c-57.446 57.293-308.582 415.488-91.597 632.422 216.883 216.986 574.976-34.202 632.525-91.597 57.395-57.293-17.152-225.024-166.502-374.374-149.453-149.453-316.979-224.051-374.426-166.451zM746.291 724.787c-16.998 16.794-148.224-23.398-274.637-149.914-126.31-126.413-166.707-257.69-149.709-274.586 16.794-16.998 148.173 23.398 274.432 149.811 126.515 126.31 166.81 257.69 149.914 274.688zM790.221 306.278l97.485-97.587c20.019-20.019 20.019-52.378 0-72.397-19.968-20.019-52.378-20.019-72.397 0l-97.485 97.587c-20.019 20.019-20.019 52.429 0 72.397 19.968 19.968 52.378 19.968 72.397 0zM569.549 194.56c24.73 13.722 55.859 4.864 69.632-19.866l55.654-98.611c13.722-24.73 4.864-55.859-19.866-69.632-24.678-13.773-55.859-4.864-69.632 19.866l-55.654 98.611c-13.722 24.781-4.813 55.962 19.866 69.632zM1017.446 348.979c-13.67-24.73-44.902-33.638-69.632-19.866l-99.328 54.323c-24.73 13.722-33.638 44.954-19.866 69.632 13.722 24.73 44.902 33.638 69.632 19.866l99.328-54.323c24.73-13.773 33.638-44.902 19.866-69.63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ound"</text:p>
      <text:p text:style-name="Preformatted_20_Text"><text:soft-page-break/><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79,</text:p>
      <text:p text:style-name="Preformatted_20_Text"><text:s text:c="8"/>"order": 1147,</text:p>
      <text:p text:style-name="Preformatted_20_Text"><text:s text:c="8"/>"prevSize": 20,</text:p>
      <text:p text:style-name="Preformatted_20_Text"><text:s text:c="8"/>"name": "sound",</text:p>
      <text:p text:style-name="Preformatted_20_Text"><text:s text:c="8"/>"code": 59726</text:p>
      <text:p text:style-name="Preformatted_20_Text"><text:s text:c="6"/>},</text:p>
      <text:p text:style-name="Preformatted_20_Text"><text:s text:c="6"/>"setIdx": 1,</text:p>
      <text:p text:style-name="Preformatted_20_Text"><text:s text:c="6"/>"setId": 3,</text:p>
      <text:p text:style-name="Preformatted_20_Text"><text:s text:c="6"/>"iconIdx": 7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73.517 364.186l56.371 558.49c3.123 23.603 117.094 101.222 282.112 101.325 165.12-0.102 279.091-77.722 282.163-101.325l56.422-558.49c-86.221 48.23-215.091 71.014-338.586 71.014-123.392 0-252.314-22.784-338.483-71.014zM674.202 77.312l-43.981-48.691c-16.998-24.218-35.43-28.621-71.322-28.621h-93.747c-35.84 0-54.323 4.403-71.27 28.621l-43.981 48.691c-131.584 22.989-227.021 83.968-227.021 128.973v8.704c0 79.206 174.234 143.411 389.12 143.411 214.938 0 389.171-64.205 389.171-143.411v-8.704c0-45.005-95.386-105.984-226.97-128.973zM617.984 222.208l-54.784-68.608h-102.4l-54.682 68.608h-87.040c0 0 95.334-113.715 108.083-129.126 9.728-11.776 19.661-16.282 32.563-16.282h104.602c12.954 0 22.886 4.506 32.614 16.282 12.698 15.411 108.083 129.126 108.083 129.126h-87.04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ras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80,</text:p>
      <text:p text:style-name="Preformatted_20_Text"><text:s text:c="8"/>"order": 1148,</text:p>
      <text:p text:style-name="Preformatted_20_Text"><text:s text:c="8"/>"prevSize": 20,</text:p>
      <text:p text:style-name="Preformatted_20_Text"><text:s text:c="8"/>"name": "trash",</text:p>
      <text:p text:style-name="Preformatted_20_Text"><text:s text:c="8"/>"code": 59727</text:p>
      <text:p text:style-name="Preformatted_20_Text"><text:s text:c="6"/>},</text:p>
      <text:p text:style-name="Preformatted_20_Text"><text:s text:c="6"/>"setIdx": 1,</text:p>
      <text:p text:style-name="Preformatted_20_Text"><text:s text:c="6"/>"setId": 3,</text:p>
      <text:p text:style-name="Preformatted_20_Text"><text:s text:c="6"/>"iconIdx": 7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307.2h512l-256 460.8-256-460.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riangle-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oft-page-break/><text:s text:c="8"/>"id": 81,</text:p>
      <text:p text:style-name="Preformatted_20_Text"><text:s text:c="8"/>"order": 1149,</text:p>
      <text:p text:style-name="Preformatted_20_Text"><text:s text:c="8"/>"prevSize": 20,</text:p>
      <text:p text:style-name="Preformatted_20_Text"><text:s text:c="8"/>"name": "triangle-down",</text:p>
      <text:p text:style-name="Preformatted_20_Text"><text:s text:c="8"/>"code": 59728</text:p>
      <text:p text:style-name="Preformatted_20_Text"><text:s text:c="6"/>},</text:p>
      <text:p text:style-name="Preformatted_20_Text"><text:s text:c="6"/>"setIdx": 1,</text:p>
      <text:p text:style-name="Preformatted_20_Text"><text:s text:c="6"/>"setId": 3,</text:p>
      <text:p text:style-name="Preformatted_20_Text"><text:s text:c="6"/>"iconIdx": 8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6.8 256v512l-460.8-256 460.8-2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riangle-lef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82,</text:p>
      <text:p text:style-name="Preformatted_20_Text"><text:s text:c="8"/>"order": 1150,</text:p>
      <text:p text:style-name="Preformatted_20_Text"><text:s text:c="8"/>"prevSize": 20,</text:p>
      <text:p text:style-name="Preformatted_20_Text"><text:s text:c="8"/>"name": "triangle-left",</text:p>
      <text:p text:style-name="Preformatted_20_Text"><text:s text:c="8"/>"code": 59729</text:p>
      <text:p text:style-name="Preformatted_20_Text"><text:s text:c="6"/>},</text:p>
      <text:p text:style-name="Preformatted_20_Text"><text:s text:c="6"/>"setIdx": 1,</text:p>
      <text:p text:style-name="Preformatted_20_Text"><text:s text:c="6"/>"setId": 3,</text:p>
      <text:p text:style-name="Preformatted_20_Text"><text:s text:c="6"/>"iconIdx": 8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512l-460.8 256v-512l460.8 2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riangle-righ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83,</text:p>
      <text:p text:style-name="Preformatted_20_Text"><text:s text:c="8"/>"order": 1151,</text:p>
      <text:p text:style-name="Preformatted_20_Text"><text:s text:c="8"/>"prevSize": 20,</text:p>
      <text:p text:style-name="Preformatted_20_Text"><text:s text:c="8"/>"name": "triangle-right",</text:p>
      <text:p text:style-name="Preformatted_20_Text"><text:s text:c="8"/>"code": 59730</text:p>
      <text:p text:style-name="Preformatted_20_Text"><text:s text:c="6"/>},</text:p>
      <text:p text:style-name="Preformatted_20_Text"><text:s text:c="6"/>"setIdx": 1,</text:p>
      <text:p text:style-name="Preformatted_20_Text"><text:s text:c="6"/>"setId": 3,</text:p>
      <text:p text:style-name="Preformatted_20_Text"><text:s text:c="6"/>"iconIdx": 8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716.8h-512l256-460.8 256 460.8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riangle-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84,</text:p>
      <text:p text:style-name="Preformatted_20_Text"><text:s text:c="8"/>"order": 1152,</text:p>
      <text:p text:style-name="Preformatted_20_Text"><text:s text:c="8"/>"prevSize": 20,</text:p>
      <text:p text:style-name="Preformatted_20_Text"><text:s text:c="8"/>"name": "triangle-up",</text:p>
      <text:p text:style-name="Preformatted_20_Text"><text:s text:c="8"/>"code": 59731</text:p>
      <text:p text:style-name="Preformatted_20_Text"><text:s text:c="6"/>},</text:p>
      <text:p text:style-name="Preformatted_20_Text"><text:s text:c="6"/>"setIdx": 1,</text:p>
      <text:p text:style-name="Preformatted_20_Text"><text:s text:c="6"/>"setId": 3,</text:p>
      <text:p text:style-name="Preformatted_20_Text"><text:s text:c="6"/>"iconIdx": 8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5.821 557.978l-162.355-405.862c-11.981-30.054-41.062-49.715-73.421-49.715h-456.090c-32.358 0-61.44 19.661-73.421 49.715l-162.355 405.862c-14.746 36.915-19.098 77.158-12.595 116.326l30.208 181.197c6.349 38.144 39.322 66.099 77.978 66.099h736.41c38.656 0 71.629-27.955 77.978-66.099l30.208-181.197c6.605-39.168 2.253-79.411-12.544-116.326zM282.624 245.043l83.917-57.958 146.842 102.963 146.842-102.963 83.917 57.958-146.893 104.090 149.914 105.472-83.917 59.955-149.862-106.291-149.862 106.291-83.917-59.955 149.914-105.472-146.893-104.090zM868.301 780.544c-3.686 22.323-22.989 38.656-45.619 38.656h-621.363c-22.63 0-41.933-16.333-45.619-38.656l-18.688-112.282c-4.762-28.211 16.998-53.862 45.619-53.862h658.79c28.57 0 50.33 25.651 45.619 53.862l-18.739 112.28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uninstal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85,</text:p>
      <text:p text:style-name="Preformatted_20_Text"><text:s text:c="8"/>"order": 1153,</text:p>
      <text:p text:style-name="Preformatted_20_Text"><text:s text:c="8"/>"prevSize": 20,</text:p>
      <text:p text:style-name="Preformatted_20_Text"><text:s text:c="8"/>"name": "uninstall",</text:p>
      <text:p text:style-name="Preformatted_20_Text"><text:s text:c="8"/>"code": 59732</text:p>
      <text:p text:style-name="Preformatted_20_Text"><text:s text:c="6"/>},</text:p>
      <text:p text:style-name="Preformatted_20_Text"><text:s text:c="6"/>"setIdx": 1,</text:p>
      <text:p text:style-name="Preformatted_20_Text"><text:s text:c="6"/>"setId": 3,</text:p>
      <text:p text:style-name="Preformatted_20_Text"><text:s text:c="6"/>"iconIdx": 8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78.906 339.917c-14.131 0-27.955 1.28-41.421 3.482-33.587-109.824-137.626-189.798-260.864-189.798-150.477 0-272.384 119.194-272.384 266.189 0 13.107 1.024 26.010 2.918 38.707-7.219-0.87-14.49-1.382-21.965-1.382-102.298 0-185.19 80.998-185.19 180.992s82.893 181.094 185.19 181.094h224.41v-204.8h-<text:soft-page-break/>128l230.4-256 230.4 256h-128v204.8h164.506c135.322 0 245.094-107.315 245.094-239.616 0-132.403-109.773-239.667-245.094-239.66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upload-to-clou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86,</text:p>
      <text:p text:style-name="Preformatted_20_Text"><text:s text:c="8"/>"order": 1154,</text:p>
      <text:p text:style-name="Preformatted_20_Text"><text:s text:c="8"/>"prevSize": 20,</text:p>
      <text:p text:style-name="Preformatted_20_Text"><text:s text:c="8"/>"name": "upload-to-cloud",</text:p>
      <text:p text:style-name="Preformatted_20_Text"><text:s text:c="8"/>"code": 59733</text:p>
      <text:p text:style-name="Preformatted_20_Text"><text:s text:c="6"/>},</text:p>
      <text:p text:style-name="Preformatted_20_Text"><text:s text:c="6"/>"setIdx": 1,</text:p>
      <text:p text:style-name="Preformatted_20_Text"><text:s text:c="6"/>"setId": 3,</text:p>
      <text:p text:style-name="Preformatted_20_Text"><text:s text:c="6"/>"iconIdx": 8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09.6 614.4h204.8v-307.2h153.6l-256-256-256 256h153.6v307.2zM990.106 692.838c-10.752-11.469-82.483-88.218-102.963-108.237-13.568-13.261-32.973-21.402-53.35-21.402h-89.958l156.877 153.293h-181.453c-5.222 0-9.933 2.662-12.288 6.81l-41.779 95.898h-306.381l-41.779-95.898c-2.355-4.147-7.117-6.81-12.288-6.81h-181.453l156.826-153.293h-89.907c-20.326 0-39.731 8.141-53.35 21.402-20.48 20.070-92.211 96.819-102.963 108.237-25.037 26.675-38.81 47.923-32.256 74.189l28.723 157.389c6.554 26.317 35.379 47.923 64.102 47.923h835.174c28.723 0 57.549-21.606 64.102-47.923l28.723-157.389c6.451-26.266-7.27-47.514-32.358-74.18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uploa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87,</text:p>
      <text:p text:style-name="Preformatted_20_Text"><text:s text:c="8"/>"order": 1155,</text:p>
      <text:p text:style-name="Preformatted_20_Text"><text:s text:c="8"/>"prevSize": 20,</text:p>
      <text:p text:style-name="Preformatted_20_Text"><text:s text:c="8"/>"name": "upload",</text:p>
      <text:p text:style-name="Preformatted_20_Text"><text:s text:c="8"/>"code": 59734</text:p>
      <text:p text:style-name="Preformatted_20_Text"><text:s text:c="6"/>},</text:p>
      <text:p text:style-name="Preformatted_20_Text"><text:s text:c="6"/>"setIdx": 1,</text:p>
      <text:p text:style-name="Preformatted_20_Text"><text:s text:c="6"/>"setId": 3,</text:p>
      <text:p text:style-name="Preformatted_20_Text"><text:s text:c="6"/>"iconIdx": 8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8.637 979.405c0.563-109.005-111.923-173.517-221.030-220.518-108.698-46.797-143.411-86.221-143.411-170.701 0-50.637 33.178-34.15 47.718-127.027 6.144-38.502 35.43-0.614 41.062-88.525 0-35.021-16.026-43.725-16.026-43.725s8.141-51.866 11.315-91.802c3.277-41.83-20.378-131.072-117.811-158.464-16.998-17.459-28.518-45.158 23.91-72.909-114.688-5.325-141.363 54.682-202.445 <text:soft-page-break/>98.816-51.968 38.707-65.997 99.994-63.488 132.608 3.328 39.936 11.418 91.802 11.418 91.802s-16.077 8.704-16.077 43.725c5.632 87.962 35.021 50.022 41.114 88.525 14.541 92.877 47.77 76.39 47.77 127.027 0 84.48-10.854 113.152-119.603 159.949-109.107 46.95-143.053 122.214-142.49 231.219 0.154 32.614-0.563 44.595-0.563 44.595h819.2c0 0-0.717-11.981-0.563-44.595zM870.4 512v-153.6h-102.4v153.6h-153.6v102.4h153.6v153.6h102.4v-153.6h153.6v-102.4h-153.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dd-us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88,</text:p>
      <text:p text:style-name="Preformatted_20_Text"><text:s text:c="8"/>"order": 1156,</text:p>
      <text:p text:style-name="Preformatted_20_Text"><text:s text:c="8"/>"prevSize": 20,</text:p>
      <text:p text:style-name="Preformatted_20_Text"><text:s text:c="8"/>"name": "add-user",</text:p>
      <text:p text:style-name="Preformatted_20_Text"><text:s text:c="8"/>"code": 59735</text:p>
      <text:p text:style-name="Preformatted_20_Text"><text:s text:c="6"/>},</text:p>
      <text:p text:style-name="Preformatted_20_Text"><text:s text:c="6"/>"setIdx": 1,</text:p>
      <text:p text:style-name="Preformatted_20_Text"><text:s text:c="6"/>"setId": 3,</text:p>
      <text:p text:style-name="Preformatted_20_Text"><text:s text:c="6"/>"iconIdx": 8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3.709 264.448l-121.6-93.696c-6.912-4.762-16.589-9.011-26.675-12.134-10.138-3.123-20.634-5.018-29.030-5.018h-350.003l41.011 256h308.992c8.397 0 18.893-1.894 28.979-5.018s19.814-7.424 26.675-12.083l121.6-93.798c6.912-4.659 10.342-10.854 10.342-17.101s-3.43-12.442-10.291-17.152zM435.2 51.2h-51.2c-14.131 0-25.6 11.469-25.6 25.6v179.2h-170.803c-8.499 0-18.944 1.894-29.030 5.069-10.138 3.072-19.814 7.322-26.675 12.083l-121.6 93.696c-6.912 4.659-10.291 10.906-10.291 17.152 0 6.195 3.379 12.39 10.291 17.152l121.6 93.798c6.861 4.659 16.538 8.96 26.675 12.032 10.086 3.123 20.531 5.018 29.030 5.018h170.803v435.2c0 14.131 11.469 25.6 25.6 25.6h51.2c14.131 0 25.6-11.469 25.6-25.6v-870.4c0-14.131-11.469-25.6-25.6-2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ddres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89,</text:p>
      <text:p text:style-name="Preformatted_20_Text"><text:s text:c="8"/>"order": 1157,</text:p>
      <text:p text:style-name="Preformatted_20_Text"><text:s text:c="8"/>"prevSize": 20,</text:p>
      <text:p text:style-name="Preformatted_20_Text"><text:s text:c="8"/>"name": "address",</text:p>
      <text:p text:style-name="Preformatted_20_Text"><text:s text:c="8"/>"code": 59736</text:p>
      <text:p text:style-name="Preformatted_20_Text"><text:s text:c="6"/>},</text:p>
      <text:p text:style-name="Preformatted_20_Text"><text:s text:c="6"/>"setIdx": 1,</text:p>
      <text:p text:style-name="Preformatted_20_Text"><text:s text:c="6"/>"setId": 3,</text:p>
      <text:p text:style-name="Preformatted_20_Text"><text:s text:c="6"/>"iconIdx": 8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972.8 470.989c-9.318 0-40.909 0-50.176 0-28.314 0-51.2 18.381-51.2 41.011 0 22.579 22.886 40.909 51.2 40.909 9.318 0 40.909 0 50.176 0 28.262 0 51.2-18.278 51.2-40.909 0-22.579-22.989-41.011-51.2-41.011zM512 230.4c-156.211 0-281.6 125.389-281.6 281.6s125.389 281.6 281.6 281.6c156.16 0 281.6-125.389 281.6-281.6s-125.491-281.6-281.6-281.6zM512 716.8c-113.203 0-204.8-91.699-204.8-204.8 0-113.203 91.597-204.8 204.8-204.8v409.6zM153.6 512c0-22.579-22.989-41.011-51.2-41.011-9.472 0-41.779 0-51.2 0-28.314 0-51.2 18.381-51.2 41.011 0 22.579 22.886 40.909 51.2 40.909 9.421 0 41.728 0 51.2 0 28.211 0 51.2-18.33 51.2-40.909zM512 153.6c22.579 0 40.909-22.886 40.909-51.2 0-9.421 0-41.779 0-51.2 0-28.314-18.33-51.2-40.909-51.2-22.63 0-41.011 22.886-41.011 51.2 0 9.421 0 41.779 0 51.2 0 28.314 18.381 51.2 41.011 51.2zM512 870.4c-22.63 0-41.011 22.886-41.011 51.2 0 9.421 0 41.779 0 51.2 0 28.314 18.381 51.2 41.011 51.2 22.579 0 40.909-22.886 40.909-51.2 0-9.421 0-41.779 0-51.2 0-28.314-18.33-51.2-40.909-51.2zM889.088 192.819c20.019-20.019 23.245-49.203 7.27-65.178s-45.21-12.698-65.126 7.322c-5.53 5.478-30.362 30.31-35.84 35.789-20.019 20.019-23.245 49.203-7.27 65.178s45.21 12.698 65.178-7.322c5.478-5.53 30.259-30.31 35.789-35.789zM170.701 795.29c-5.53 5.581-30.362 30.413-35.84 35.891-20.019 20.019-23.245 49.101-7.27 65.075s45.21 12.8 65.126-7.219c5.53-5.478 30.362-30.31 35.84-35.789 20.019-20.019 23.245-49.203 7.27-65.229s-45.21-12.646-65.126 7.27zM192.768 134.912c-19.968-20.019-49.203-23.296-65.178-7.322s-12.698 45.21 7.219 65.229c5.53 5.478 30.362 30.31 35.84 35.789 20.019 20.019 49.152 23.296 65.126 7.322s12.749-45.21-7.219-65.178c-5.478-5.53-30.259-30.362-35.789-35.84zM795.341 853.299c5.53 5.478 30.362 30.31 35.84 35.789 20.019 20.019 49.152 23.194 65.126 7.322 15.974-15.974 12.749-45.21-7.27-65.178-5.478-5.478-30.31-30.31-35.789-35.789-20.019-20.019-49.203-23.296-65.229-7.322s-12.698 45.158 7.322 65.17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djus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90,</text:p>
      <text:p text:style-name="Preformatted_20_Text"><text:s text:c="8"/>"order": 1158,</text:p>
      <text:p text:style-name="Preformatted_20_Text"><text:s text:c="8"/>"prevSize": 20,</text:p>
      <text:p text:style-name="Preformatted_20_Text"><text:s text:c="8"/>"name": "adjust",</text:p>
      <text:p text:style-name="Preformatted_20_Text"><text:s text:c="8"/>"code": 59737</text:p>
      <text:p text:style-name="Preformatted_20_Text"><text:s text:c="6"/>},</text:p>
      <text:p text:style-name="Preformatted_20_Text"><text:s text:c="6"/>"setIdx": 1,</text:p>
      <text:p text:style-name="Preformatted_20_Text"><text:s text:c="6"/>"setId": 3,</text:p>
      <text:p text:style-name="Preformatted_20_Text"><text:s text:c="6"/>"iconIdx": 8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35.322 325.478c89.446-76.8 160.102-137.523 351.846-29.184 92.109 52.019 166.4 71.68 228.198 71.578 108.288 0 178.483-60.211 239.155-112.282 21.658-18.586 24.422-51.61 6.246-73.677-18.278-22.118-50.534-24.986-72.192-6.4-89.395 76.902-160.102 137.626-351.846 29.184-253.338-143.002-372.019-41.114-467.354 40.806-21.606 18.586-24.371 51.507-6.195 73.677 18.227 22.016 50.483 24.934 72.141 6.298zM888.576 436.992c-89.395 76.8-160.102 137.626-351.846 29.184-253.338-143.104-372.019-41.165-467.354 40.704-21.606 18.586-24.422 51.61-6.195 73.677 18.176 22.118 50.483 24.986 72.141 6.4 89.446-76.851 160.102-137.574 351.846-29.286 92.109 52.122 166.4 71.68 228.198 71.68 108.288 0 178.483-60.211 239.155-112.384 21.658-18.586 24.422-51.61 6.246-73.626-18.227-22.17-50.534-24.934-72.192-6.349zM888.576 698.419c-89.395 76.902-160.102 137.626-351.846 29.286-253.338-143.104-372.019-41.216-467.354 40.704-21.606 18.586-24.422 51.61-6.195 73.677 18.176 22.118 50.483 24.883 72.141 6.298 89.446-76.8 160.102-137.472 351.846-29.184 92.109 52.019 166.4 71.68 228.198 <text:soft-page-break/>71.68 108.288 0 178.483-60.314 239.155-112.384 21.658-18.586 24.422-51.61 6.246-73.677-18.227-22.118-50.534-24.934-72.192-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i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91,</text:p>
      <text:p text:style-name="Preformatted_20_Text"><text:s text:c="8"/>"order": 1159,</text:p>
      <text:p text:style-name="Preformatted_20_Text"><text:s text:c="8"/>"prevSize": 20,</text:p>
      <text:p text:style-name="Preformatted_20_Text"><text:s text:c="8"/>"name": "air",</text:p>
      <text:p text:style-name="Preformatted_20_Text"><text:s text:c="8"/>"code": 59738</text:p>
      <text:p text:style-name="Preformatted_20_Text"><text:s text:c="6"/>},</text:p>
      <text:p text:style-name="Preformatted_20_Text"><text:s text:c="6"/>"setIdx": 1,</text:p>
      <text:p text:style-name="Preformatted_20_Text"><text:s text:c="6"/>"setId": 3,</text:p>
      <text:p text:style-name="Preformatted_20_Text"><text:s text:c="6"/>"iconIdx": 9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0.102 821.146c-4.966 13.619-42.086 51.302-308.685-44.954l-261.376-94.362c-90.982-32.819-219.034-84.429-269.21-113.51-35.123-20.326-42.803-65.638-42.803-65.638s-8.346-151.347-13.466-188.621c-5.12-37.274 4.864-43.674 40.755-25.19 22.323 11.52 95.488 131.174 126.157 182.63 77.414 19.507 146.534 38.963 178.842 48.589-13.158-87.91-37.888-252.314-46.746-303.77-8.499-49.306 28.16-27.392 28.16-27.392 16.947 9.728 50.33 33.843 61.747 51.302 77.926 119.091 188.006 337.92 196.403 354.714 45.875 14.336 116.582 37.53 158.822 52.736 110.387 39.885 158.054 155.341 151.398 173.46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ircraft-landin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92,</text:p>
      <text:p text:style-name="Preformatted_20_Text"><text:s text:c="8"/>"order": 1160,</text:p>
      <text:p text:style-name="Preformatted_20_Text"><text:s text:c="8"/>"prevSize": 20,</text:p>
      <text:p text:style-name="Preformatted_20_Text"><text:s text:c="8"/>"name": "aircraft-landing",</text:p>
      <text:p text:style-name="Preformatted_20_Text"><text:s text:c="8"/>"code": 59739</text:p>
      <text:p text:style-name="Preformatted_20_Text"><text:s text:c="6"/>},</text:p>
      <text:p text:style-name="Preformatted_20_Text"><text:s text:c="6"/>"setIdx": 1,</text:p>
      <text:p text:style-name="Preformatted_20_Text"><text:s text:c="6"/>"setId": 3,</text:p>
      <text:p text:style-name="Preformatted_20_Text"><text:s text:c="6"/>"iconIdx": 9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7.344 330.394c6.093 13.158 6.502 66.048-250.061 186.47l-251.546 118.067c-87.552 41.114-214.579 95.181-270.592 110.131-39.219 10.445-76.646-16.179-76.646-16.179s-112.947-101.12-142.95-123.853c-29.952-22.733-27.392-34.304 11.008-46.592 23.91-7.629 160.256 25.242 218.368 39.936 68.557-40.96 131.174-76.083 160.819-92.058-71.475-52.89-205.21-151.654-247.859-181.76-40.909-28.928 0.512-39.322 0.512-39.322 18.842-5.069 59.494-11.674 79.974-7.373 139.315 29.133 <text:soft-page-break/>371.866 106.035 389.683 111.923 42.598-22.323 108.954-55.91 149.606-75.008 106.24-49.869 221.542-1.894 229.683 15.61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ircraft-take-off"</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93,</text:p>
      <text:p text:style-name="Preformatted_20_Text"><text:s text:c="8"/>"order": 1161,</text:p>
      <text:p text:style-name="Preformatted_20_Text"><text:s text:c="8"/>"prevSize": 20,</text:p>
      <text:p text:style-name="Preformatted_20_Text"><text:s text:c="8"/>"name": "aircraft-take-off",</text:p>
      <text:p text:style-name="Preformatted_20_Text"><text:s text:c="8"/>"code": 59740</text:p>
      <text:p text:style-name="Preformatted_20_Text"><text:s text:c="6"/>},</text:p>
      <text:p text:style-name="Preformatted_20_Text"><text:s text:c="6"/>"setIdx": 1,</text:p>
      <text:p text:style-name="Preformatted_20_Text"><text:s text:c="6"/>"setId": 3,</text:p>
      <text:p text:style-name="Preformatted_20_Text"><text:s text:c="6"/>"iconIdx": 9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39.795 891.597c-20.173-56.115-92.416-244.48-122.368-322.406-56.474 37.734-119.501 73.472-179.814 98.714-18.739 65.536-56.013 189.901-74.035 206.49-30.925 28.518-42.598 24.832-47.36-14.285s-24.832-165.683-24.832-165.683-110.694-62.413-145.408-80.282-34.15-30.259 2.918-49.869c21.606-11.418 149.862-4.352 217.19 0.256 44.083-48.691 98.867-96.358 153.242-137.165-62.208-55.091-212.48-188.16-257.741-226.509-39.731-33.69 4.045-40.806 4.045-40.806 19.968-3.584 62.566-6.758 83.354-0.461 129.229 39.066 329.83 105.882 376.986 121.651 18.074-12.749 37.734-26.624 59.494-42.035 240.742-170.496 301.414-132.762 312.883-116.224s25.754 87.091-214.989 257.638c-21.76 15.411-41.37 29.338-59.392 42.138-1.485 50.176-8.038 263.731-15.923 399.923-1.28 21.914-18.79 61.338-28.928 79.053-0.051-0-21.658 39.168-39.322-10.13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ircraf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94,</text:p>
      <text:p text:style-name="Preformatted_20_Text"><text:s text:c="8"/>"order": 1162,</text:p>
      <text:p text:style-name="Preformatted_20_Text"><text:s text:c="8"/>"prevSize": 20,</text:p>
      <text:p text:style-name="Preformatted_20_Text"><text:s text:c="8"/>"name": "aircraft",</text:p>
      <text:p text:style-name="Preformatted_20_Text"><text:s text:c="8"/>"code": 59741</text:p>
      <text:p text:style-name="Preformatted_20_Text"><text:s text:c="6"/>},</text:p>
      <text:p text:style-name="Preformatted_20_Text"><text:s text:c="6"/>"setIdx": 1,</text:p>
      <text:p text:style-name="Preformatted_20_Text"><text:s text:c="6"/>"setId": 3,</text:p>
      <text:p text:style-name="Preformatted_20_Text"><text:s text:c="6"/>"iconIdx": 9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65.6 563.2h-102.4v-409.6h-102.4v409.6h-102.4l153.6 153.6 153.6-153.6zM890.88 768h-757.76c-28.262 0-30.72 22.886-30.72 51.2s2.458 51.2 30.72 51.2h757.76c28.262 0 30.72-22.886 30.72-51.2s-2.458-51.2-30.72-51.2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lign-bottom"</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95,</text:p>
      <text:p text:style-name="Preformatted_20_Text"><text:s text:c="8"/>"order": 1163,</text:p>
      <text:p text:style-name="Preformatted_20_Text"><text:s text:c="8"/>"prevSize": 20,</text:p>
      <text:p text:style-name="Preformatted_20_Text"><text:s text:c="8"/>"name": "align-bottom",</text:p>
      <text:p text:style-name="Preformatted_20_Text"><text:s text:c="8"/>"code": 59742</text:p>
      <text:p text:style-name="Preformatted_20_Text"><text:s text:c="6"/>},</text:p>
      <text:p text:style-name="Preformatted_20_Text"><text:s text:c="6"/>"setIdx": 1,</text:p>
      <text:p text:style-name="Preformatted_20_Text"><text:s text:c="6"/>"setId": 3,</text:p>
      <text:p text:style-name="Preformatted_20_Text"><text:s text:c="6"/>"iconIdx": 9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09.6 512l-153.6-153.6v102.4h-204.8v102.4h204.8v102.4l153.6-153.6zM768 665.6v-102.4h204.8v-102.4h-204.8v-102.4l-153.6 153.6 153.6 153.6zM512 921.6c28.314 0 51.2-2.509 51.2-30.72v-757.76c0-28.314-22.886-30.72-51.2-30.72-28.262 0-51.2 2.406-51.2 30.72v757.76c0 28.211 22.938 30.72 51.2 30.7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lign-horizontal-midd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96,</text:p>
      <text:p text:style-name="Preformatted_20_Text"><text:s text:c="8"/>"order": 1164,</text:p>
      <text:p text:style-name="Preformatted_20_Text"><text:s text:c="8"/>"prevSize": 20,</text:p>
      <text:p text:style-name="Preformatted_20_Text"><text:s text:c="8"/>"name": "align-horizontal-middle",</text:p>
      <text:p text:style-name="Preformatted_20_Text"><text:s text:c="8"/>"code": 59743</text:p>
      <text:p text:style-name="Preformatted_20_Text"><text:s text:c="6"/>},</text:p>
      <text:p text:style-name="Preformatted_20_Text"><text:s text:c="6"/>"setIdx": 1,</text:p>
      <text:p text:style-name="Preformatted_20_Text"><text:s text:c="6"/>"setId": 3,</text:p>
      <text:p text:style-name="Preformatted_20_Text"><text:s text:c="6"/>"iconIdx": 9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07.2 512l153.6 153.6v-102.4h409.6v-102.4h-409.6v-102.4l-153.6 153.6zM204.8 102.4c-28.314 0-51.2 2.406-51.2 30.72v757.76c0 28.211 22.886 30.72 51.2 30.72 28.262 0 51.2-2.509 51.2-30.72v-757.76c0-28.314-22.938-30.72-51.2-30.7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lign-left"</text:p>
      <text:p text:style-name="Preformatted_20_Text"><text:s text:c="8"/>],</text:p>
      <text:p text:style-name="Preformatted_20_Text"><text:s text:c="8"/>"grid": 20</text:p>
      <text:p text:style-name="Preformatted_20_Text"><text:soft-page-break/><text:s text:c="6"/>},</text:p>
      <text:p text:style-name="Preformatted_20_Text"><text:s text:c="6"/>"attrs": [],</text:p>
      <text:p text:style-name="Preformatted_20_Text"><text:s text:c="6"/>"properties": {</text:p>
      <text:p text:style-name="Preformatted_20_Text"><text:s text:c="8"/>"id": 97,</text:p>
      <text:p text:style-name="Preformatted_20_Text"><text:s text:c="8"/>"order": 1165,</text:p>
      <text:p text:style-name="Preformatted_20_Text"><text:s text:c="8"/>"prevSize": 20,</text:p>
      <text:p text:style-name="Preformatted_20_Text"><text:s text:c="8"/>"name": "align-left",</text:p>
      <text:p text:style-name="Preformatted_20_Text"><text:s text:c="8"/>"code": 59744</text:p>
      <text:p text:style-name="Preformatted_20_Text"><text:s text:c="6"/>},</text:p>
      <text:p text:style-name="Preformatted_20_Text"><text:s text:c="6"/>"setIdx": 1,</text:p>
      <text:p text:style-name="Preformatted_20_Text"><text:s text:c="6"/>"setId": 3,</text:p>
      <text:p text:style-name="Preformatted_20_Text"><text:s text:c="6"/>"iconIdx": 9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3.2 358.4v102.4h-409.6v102.4h409.6v102.4l153.6-153.6-153.6-153.6zM768 133.12v757.76c0 28.211 22.938 30.72 51.2 30.72 28.314 0 51.2-2.509 51.2-30.72v-757.76c0-28.314-22.886-30.72-51.2-30.72-28.262 0-51.2 2.406-51.2 30.7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lign-righ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98,</text:p>
      <text:p text:style-name="Preformatted_20_Text"><text:s text:c="8"/>"order": 1166,</text:p>
      <text:p text:style-name="Preformatted_20_Text"><text:s text:c="8"/>"prevSize": 20,</text:p>
      <text:p text:style-name="Preformatted_20_Text"><text:s text:c="8"/>"name": "align-right",</text:p>
      <text:p text:style-name="Preformatted_20_Text"><text:s text:c="8"/>"code": 59745</text:p>
      <text:p text:style-name="Preformatted_20_Text"><text:s text:c="6"/>},</text:p>
      <text:p text:style-name="Preformatted_20_Text"><text:s text:c="6"/>"setIdx": 1,</text:p>
      <text:p text:style-name="Preformatted_20_Text"><text:s text:c="6"/>"setId": 3,</text:p>
      <text:p text:style-name="Preformatted_20_Text"><text:s text:c="6"/>"iconIdx": 9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307.2l-153.6 153.6h102.4v409.6h102.4v-409.6h102.4l-153.6-153.6zM921.6 204.8c0-28.314-2.458-51.2-30.72-51.2h-757.76c-28.262 0-30.72 22.886-30.72 51.2s2.458 51.2 30.72 51.2h757.76c28.262 0 30.72-22.886 30.72-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lign-to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99,</text:p>
      <text:p text:style-name="Preformatted_20_Text"><text:s text:c="8"/>"order": 1167,</text:p>
      <text:p text:style-name="Preformatted_20_Text"><text:s text:c="8"/>"prevSize": 20,</text:p>
      <text:p text:style-name="Preformatted_20_Text"><text:s text:c="8"/>"name": "align-top",</text:p>
      <text:p text:style-name="Preformatted_20_Text"><text:s text:c="8"/>"code": 59746</text:p>
      <text:p text:style-name="Preformatted_20_Text"><text:soft-page-break/><text:s text:c="6"/>},</text:p>
      <text:p text:style-name="Preformatted_20_Text"><text:s text:c="6"/>"setIdx": 1,</text:p>
      <text:p text:style-name="Preformatted_20_Text"><text:s text:c="6"/>"setId": 3,</text:p>
      <text:p text:style-name="Preformatted_20_Text"><text:s text:c="6"/>"iconIdx": 9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614.4l-153.6 153.6h102.4v204.8h102.4v-204.8h102.4l-153.6-153.6zM665.6 256h-102.4v-204.8h-102.4v204.8h-102.4l153.6 153.6 153.6-153.6zM921.6 512c0-28.314-2.458-51.2-30.72-51.2h-757.76c-28.262 0-30.72 22.886-30.72 51.2 0 28.211 2.458 51.2 30.72 51.2h757.76c28.262 0 30.72-22.989 30.72-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lign-vertical-midd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00,</text:p>
      <text:p text:style-name="Preformatted_20_Text"><text:s text:c="8"/>"order": 1168,</text:p>
      <text:p text:style-name="Preformatted_20_Text"><text:s text:c="8"/>"prevSize": 20,</text:p>
      <text:p text:style-name="Preformatted_20_Text"><text:s text:c="8"/>"name": "align-vertical-middle",</text:p>
      <text:p text:style-name="Preformatted_20_Text"><text:s text:c="8"/>"code": 59747</text:p>
      <text:p text:style-name="Preformatted_20_Text"><text:s text:c="6"/>},</text:p>
      <text:p text:style-name="Preformatted_20_Text"><text:s text:c="6"/>"setIdx": 1,</text:p>
      <text:p text:style-name="Preformatted_20_Text"><text:s text:c="6"/>"setId": 3,</text:p>
      <text:p text:style-name="Preformatted_20_Text"><text:s text:c="6"/>"iconIdx": 9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5.827 102.4h-407.706c0 0-50.995 0-50.995 51.2h509.696c0-51.2-50.995-51.2-50.995-51.2zM868.762 256c0-51.2-50.944-51.2-50.944-51.2h-611.635c0 0-50.944 0-50.944 51.2v51.2h713.523v-51.2zM970.65 307.2c-30.106-30.31-30.106-30.31-30.106-30.31v81.51h-857.088v-81.51c0 0 0 0-30.157 30.31s-51.763 38.4-39.629 102.4c12.083 63.795 70.605 413.491 79.309 460.8 9.523 51.917 62.31 51.2 62.31 51.2h713.523c0 0 52.736 0.717 62.31-51.2 8.704-47.309 67.174-397.005 79.309-460.8 12.032-64-9.574-72.090-39.782-102.4zM716.8 614.246c0 28.365-22.989 51.354-51.354 51.354h-306.893c-28.365 0-51.354-22.989-51.354-51.354v-102.246h51.2v102.4h307.2v-102.4h51.2v102.24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chiv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01,</text:p>
      <text:p text:style-name="Preformatted_20_Text"><text:s text:c="8"/>"order": 1169,</text:p>
      <text:p text:style-name="Preformatted_20_Text"><text:s text:c="8"/>"prevSize": 20,</text:p>
      <text:p text:style-name="Preformatted_20_Text"><text:s text:c="8"/>"name": "archive",</text:p>
      <text:p text:style-name="Preformatted_20_Text"><text:s text:c="8"/>"code": 59748</text:p>
      <text:p text:style-name="Preformatted_20_Text"><text:s text:c="6"/>},</text:p>
      <text:p text:style-name="Preformatted_20_Text"><text:s text:c="6"/>"setIdx": 1,</text:p>
      <text:p text:style-name="Preformatted_20_Text"><text:soft-page-break/><text:s text:c="6"/>"setId": 3,</text:p>
      <text:p text:style-name="Preformatted_20_Text"><text:s text:c="6"/>"iconIdx": 10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102.4v819.2h-1007.616c-16.282 0-21.299-10.701-11.059-23.808l228.813-294.298c10.189-13.107 28.314-14.49 40.397-3.174l72.653 68.301c12.032 11.315 29.286 9.114 38.246-4.915l156.006-242.688c8.96-13.978 26.061-15.974 37.939-4.608l111.155 107.315c11.878 11.52 28.621 9.216 37.069-5.12l262.81-398.592c8.499-14.438 20.787-17.613 33.587-17.61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rea-grap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02,</text:p>
      <text:p text:style-name="Preformatted_20_Text"><text:s text:c="8"/>"order": 1170,</text:p>
      <text:p text:style-name="Preformatted_20_Text"><text:s text:c="8"/>"prevSize": 20,</text:p>
      <text:p text:style-name="Preformatted_20_Text"><text:s text:c="8"/>"name": "area-graph",</text:p>
      <text:p text:style-name="Preformatted_20_Text"><text:s text:c="8"/>"code": 59749</text:p>
      <text:p text:style-name="Preformatted_20_Text"><text:s text:c="6"/>},</text:p>
      <text:p text:style-name="Preformatted_20_Text"><text:s text:c="6"/>"setIdx": 1,</text:p>
      <text:p text:style-name="Preformatted_20_Text"><text:s text:c="6"/>"setId": 3,</text:p>
      <text:p text:style-name="Preformatted_20_Text"><text:s text:c="6"/>"iconIdx": 10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86.822 1013.76c-66.202 0-128.205-28.416-172.954-73.728-86.784-87.859-110.95-241.203 10.701-364.339 71.219-72.090 356.659-361.114 499.098-505.344 50.586-51.2 114.944-71.014 176.538-54.272 60.57 16.384 110.131 66.611 126.362 127.898 16.486 62.464-3.021 127.642-53.555 178.842l-477.338 483.328c-27.238 27.597-58.061 43.93-88.986 47.206-30.669 3.277-59.904-6.656-80.384-27.392-37.069-37.683-42.394-108.39 19.354-170.854l335.258-339.456c13.773-13.926 36.096-13.926 49.869 0s13.773 36.557 0 50.483l-335.309 339.507c-28.979 29.286-31.642 57.293-19.302 69.837 5.427 5.427 13.619 7.936 23.091 6.861 14.49-1.485 31.027-11.059 46.541-26.675l477.338-483.277c32.768-33.178 45.312-72.192 35.328-109.824-9.83-37.12-39.834-67.482-76.442-77.466-37.171-10.086-75.776 2.662-108.544 35.84-142.438 144.282-427.827 433.254-499.098 505.344-92.979 94.157-70.707 202.547-10.701 263.322 60.058 60.774 167.014 83.405 260.045-10.854l499.098-505.344c13.773-13.926 36.096-13.926 49.869 0s13.773 36.557 0 50.534l-499.098 505.344c-58.829 59.494-124.723 84.48-186.778 84.4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ttachmen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03,</text:p>
      <text:p text:style-name="Preformatted_20_Text"><text:s text:c="8"/>"order": 1171,</text:p>
      <text:p text:style-name="Preformatted_20_Text"><text:s text:c="8"/>"prevSize": 20,</text:p>
      <text:p text:style-name="Preformatted_20_Text"><text:s text:c="8"/>"name": "attachment",</text:p>
      <text:p text:style-name="Preformatted_20_Text"><text:soft-page-break/><text:s text:c="8"/>"code": 59750</text:p>
      <text:p text:style-name="Preformatted_20_Text"><text:s text:c="6"/>},</text:p>
      <text:p text:style-name="Preformatted_20_Text"><text:s text:c="6"/>"setIdx": 1,</text:p>
      <text:p text:style-name="Preformatted_20_Text"><text:s text:c="6"/>"setId": 3,</text:p>
      <text:p text:style-name="Preformatted_20_Text"><text:s text:c="6"/>"iconIdx": 10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48.589 836.506c-38.758-53.811-145.971-195.789-233.984-312.627 35.635-51.149 64.051-92.928 77.056-114.79 79.104-132.813 44.749-218.112 1.126-290.304-43.725-72.243-50.637-113.971-180.787-113.971-130.202 0-137.114 41.728-180.787 114.022-43.725 72.192-78.029 157.491 1.075 290.304 13.005 21.811 41.421 63.642 77.107 114.79-88.064 116.787-195.277 258.816-234.035 312.627-9.011 12.493-8.192 33.997 0.461 55.398 6.656 16.486 32.256 90.214 38.502 105.677 7.987 19.917 33.997 34.304 55.398 4.71 12.339-17.101 132.198-180.48 242.278-333.926 110.029 153.395 229.939 316.826 242.278 333.926 21.35 29.594 47.411 15.206 55.398-4.71 6.246-15.514 31.846-89.19 38.502-105.677 8.55-21.453 9.421-42.957 0.41-55.45zM493.261 361.626c-54.682-75.981-93.798-164.403-93.798-164.403s21.504-38.81 112.538-38.81c91.034 0 112.538 38.81 112.538 38.81s-39.219 88.422-93.85 164.403c-4.506 6.195-11.162 15.206-18.688 25.446-7.629-10.24-14.285-19.251-18.739-25.44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awareness-ribbo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04,</text:p>
      <text:p text:style-name="Preformatted_20_Text"><text:s text:c="8"/>"order": 1172,</text:p>
      <text:p text:style-name="Preformatted_20_Text"><text:s text:c="8"/>"prevSize": 20,</text:p>
      <text:p text:style-name="Preformatted_20_Text"><text:s text:c="8"/>"name": "awareness-ribbon",</text:p>
      <text:p text:style-name="Preformatted_20_Text"><text:s text:c="8"/>"code": 59751</text:p>
      <text:p text:style-name="Preformatted_20_Text"><text:s text:c="6"/>},</text:p>
      <text:p text:style-name="Preformatted_20_Text"><text:s text:c="6"/>"setIdx": 1,</text:p>
      <text:p text:style-name="Preformatted_20_Text"><text:s text:c="6"/>"setId": 3,</text:p>
      <text:p text:style-name="Preformatted_20_Text"><text:s text:c="6"/>"iconIdx": 10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3.2 92.109c-227.584 0-412.723 182.374-418.253 409.395v10.496h-121.446l184.013 199.373 178.893-199.373h-136.806v-10.496c5.478-169.114 143.77-304.384 313.6-304.384 173.363 0 313.907 141.005 313.907 314.88s-140.544 314.88-313.907 314.88c-69.478 0-133.683-22.784-185.702-61.082l-71.987 77.005c71.066 55.706 160.512 88.986 257.69 88.986 231.168 0 418.509-187.904 418.509-419.789s-187.341-419.891-418.509-419.891zM512 256v256c0 6.656 1.382 13.312 3.942 19.558 2.611 6.246 6.349 11.93 11.059 16.64l163.84 163.84c14.49-9.37 28.16-19.917 40.294-32.154l-116.736-116.685v-307.2h-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ack-in-tim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oft-page-break/><text:s text:c="6"/>"properties": {</text:p>
      <text:p text:style-name="Preformatted_20_Text"><text:s text:c="8"/>"id": 105,</text:p>
      <text:p text:style-name="Preformatted_20_Text"><text:s text:c="8"/>"order": 1173,</text:p>
      <text:p text:style-name="Preformatted_20_Text"><text:s text:c="8"/>"prevSize": 20,</text:p>
      <text:p text:style-name="Preformatted_20_Text"><text:s text:c="8"/>"name": "back-in-time",</text:p>
      <text:p text:style-name="Preformatted_20_Text"><text:s text:c="8"/>"code": 59752</text:p>
      <text:p text:style-name="Preformatted_20_Text"><text:s text:c="6"/>},</text:p>
      <text:p text:style-name="Preformatted_20_Text"><text:s text:c="6"/>"setIdx": 1,</text:p>
      <text:p text:style-name="Preformatted_20_Text"><text:s text:c="6"/>"setId": 3,</text:p>
      <text:p text:style-name="Preformatted_20_Text"><text:s text:c="6"/>"iconIdx": 10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2.8 358.4v307.2c0 56.474-45.875 102.4-102.4 102.4h-716.8v-153.6h665.6v-204.8h-563.2v102.4l-204.8-179.2 204.8-179.2v102.4h614.4c56.525 0 102.4 45.875 102.4 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ac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06,</text:p>
      <text:p text:style-name="Preformatted_20_Text"><text:s text:c="8"/>"order": 1174,</text:p>
      <text:p text:style-name="Preformatted_20_Text"><text:s text:c="8"/>"prevSize": 20,</text:p>
      <text:p text:style-name="Preformatted_20_Text"><text:s text:c="8"/>"name": "back",</text:p>
      <text:p text:style-name="Preformatted_20_Text"><text:s text:c="8"/>"code": 59753</text:p>
      <text:p text:style-name="Preformatted_20_Text"><text:s text:c="6"/>},</text:p>
      <text:p text:style-name="Preformatted_20_Text"><text:s text:c="6"/>"setIdx": 1,</text:p>
      <text:p text:style-name="Preformatted_20_Text"><text:s text:c="6"/>"setId": 3,</text:p>
      <text:p text:style-name="Preformatted_20_Text"><text:s text:c="6"/>"iconIdx": 10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0.4 51.2h-102.4c-28.262 0-51.2 22.886-51.2 51.2v869.99h204.8v-869.99c0-28.314-22.886-51.2-51.2-51.2zM563.2 358.4h-102.4c-28.262 0-51.2 22.886-51.2 51.2v562.79h204.8v-562.79c0-28.314-22.886-51.2-51.2-51.2zM256 665.6h-102.4c-28.262 0-51.2 22.886-51.2 51.2v255.59h204.8v-255.59c0-28.314-22.886-51.2-51.2-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ar-grap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07,</text:p>
      <text:p text:style-name="Preformatted_20_Text"><text:s text:c="8"/>"order": 1175,</text:p>
      <text:p text:style-name="Preformatted_20_Text"><text:s text:c="8"/>"prevSize": 20,</text:p>
      <text:p text:style-name="Preformatted_20_Text"><text:s text:c="8"/>"name": "bar-graph",</text:p>
      <text:p text:style-name="Preformatted_20_Text"><text:s text:c="8"/>"code": 59754</text:p>
      <text:p text:style-name="Preformatted_20_Text"><text:s text:c="6"/>},</text:p>
      <text:p text:style-name="Preformatted_20_Text"><text:s text:c="6"/>"setIdx": 1,</text:p>
      <text:p text:style-name="Preformatted_20_Text"><text:soft-page-break/><text:s text:c="6"/>"setId": 3,</text:p>
      <text:p text:style-name="Preformatted_20_Text"><text:s text:c="6"/>"iconIdx": 10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88.89 512c0-141.619 65.382-221.184 116.582-221.184 18.586 0 67.328 0 67.328 0-34.202-54.221-62.515-86.016-187.29-86.016h-512.41c-191.181 0-273.101 176.179-273.101 307.2s81.92 307.2 273.101 307.2h512.41c124.826 0 153.088-31.795 187.29-86.016 0 0-16.128 0-67.328 0s-116.582-79.565-116.582-221.184zM649.626 603.904c-8.397 12.8-34.611 0.819-34.611 0.819l-151.398-68.506c0 0-13.517 34.304-23.91 58.419-10.496 24.115-18.483 51.405-61.901 20.89-43.469-30.618-183.347-166.4-183.347-166.4s-17.664-14.541-8.858-28.211c8.346-12.902 34.611-0.819 34.611-0.819l151.347 68.403c0 0 13.568-34.202 23.962-58.317 10.496-24.064 18.483-51.507 61.901-20.89 43.469 30.515 183.296 166.4 183.296 166.4s17.664 14.49 8.909 28.211zM966.349 405.914h-38.349c-28.621 0-56.576 38.605-56.576 101.325 0 62.822 28.006 101.376 56.576 101.376h38.349c28.672 0 57.651-38.605 57.651-101.376 0-62.72-28.979-101.325-57.651-101.32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attery"</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08,</text:p>
      <text:p text:style-name="Preformatted_20_Text"><text:s text:c="8"/>"order": 1176,</text:p>
      <text:p text:style-name="Preformatted_20_Text"><text:s text:c="8"/>"prevSize": 20,</text:p>
      <text:p text:style-name="Preformatted_20_Text"><text:s text:c="8"/>"name": "battery",</text:p>
      <text:p text:style-name="Preformatted_20_Text"><text:s text:c="8"/>"code": 59755</text:p>
      <text:p text:style-name="Preformatted_20_Text"><text:s text:c="6"/>},</text:p>
      <text:p text:style-name="Preformatted_20_Text"><text:s text:c="6"/>"setIdx": 1,</text:p>
      <text:p text:style-name="Preformatted_20_Text"><text:s text:c="6"/>"setId": 3,</text:p>
      <text:p text:style-name="Preformatted_20_Text"><text:s text:c="6"/>"iconIdx": 10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0.4 51.2l-0.102 665.6c0 63.642-66.611 153.6-191.898 153.6-63.642 0-115.2-33.434-115.2-96 0-81.357 73.984-130.56 153.6-130.56 22.118 0 38.605 3.021 51.2 6.298v-375.501l-358.4 65.178v479.386h-0.102c0 63.642-66.611 153.6-191.898 153.6-63.642 0-115.2-33.434-115.2-96 0-81.357 73.984-130.56 153.6-130.56 22.118 0 38.605 3.021 51.2 6.298v-598.938l563.2-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eamed-not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09,</text:p>
      <text:p text:style-name="Preformatted_20_Text"><text:s text:c="8"/>"order": 1177,</text:p>
      <text:p text:style-name="Preformatted_20_Text"><text:s text:c="8"/>"prevSize": 20,</text:p>
      <text:p text:style-name="Preformatted_20_Text"><text:s text:c="8"/>"name": "beamed-note",</text:p>
      <text:p text:style-name="Preformatted_20_Text"><text:s text:c="8"/>"code": 59756</text:p>
      <text:p text:style-name="Preformatted_20_Text"><text:s text:c="6"/>},</text:p>
      <text:p text:style-name="Preformatted_20_Text"><text:soft-page-break/><text:s text:c="6"/>"setIdx": 1,</text:p>
      <text:p text:style-name="Preformatted_20_Text"><text:s text:c="6"/>"setId": 3,</text:p>
      <text:p text:style-name="Preformatted_20_Text"><text:s text:c="6"/>"iconIdx": 10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50.080 435.814c-116.736-251.238-177.459-346.675-368.179-342.682-67.942 1.382-51.661-49.254-103.475-30.054-51.712 19.2-7.322 47.309-60.262 90.778-148.582 122.010-134.912 234.854-65.997 503.808 29.030 113.306-69.99 118.835-30.822 228.608 28.621 80.077 239.565 113.613 462.080 31.078 222.566-82.586 362.803-246.477 334.182-326.554-39.168-109.824-118.323-49.203-167.526-154.982zM559.309 849.664c-198.758 73.728-362.086 30.413-368.998 11.11-11.878-33.28 64.154-144.179 291.379-228.506s354.048-53.043 367.309-15.923c7.834 21.965-90.88 159.539-289.69 233.318zM495.411 670.771c-103.885 38.554-176.077 82.637-222.874 122.317 32.922 29.901 94.566 37.171 155.955 14.387 78.182-28.928 126.259-95.539 107.264-148.685-0.256-0.666-0.563-1.178-0.819-1.843-12.851 4.198-26.010 8.755-39.526 13.8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el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10,</text:p>
      <text:p text:style-name="Preformatted_20_Text"><text:s text:c="8"/>"order": 1178,</text:p>
      <text:p text:style-name="Preformatted_20_Text"><text:s text:c="8"/>"prevSize": 20,</text:p>
      <text:p text:style-name="Preformatted_20_Text"><text:s text:c="8"/>"name": "bell",</text:p>
      <text:p text:style-name="Preformatted_20_Text"><text:s text:c="8"/>"code": 59757</text:p>
      <text:p text:style-name="Preformatted_20_Text"><text:s text:c="6"/>},</text:p>
      <text:p text:style-name="Preformatted_20_Text"><text:s text:c="6"/>"setIdx": 1,</text:p>
      <text:p text:style-name="Preformatted_20_Text"><text:s text:c="6"/>"setId": 3,</text:p>
      <text:p text:style-name="Preformatted_20_Text"><text:s text:c="6"/>"iconIdx": 10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9.997 1024h177.203l71.987-189.338-151.859-51.405-97.331 240.742zM644.813 834.662l71.987 189.338h177.203l-97.331-240.742-151.859 51.405zM921.6 102.4h-332.8l-25.6-102.4h-102.4l-25.6 102.4h-332.8c-28.314 0-51.2 22.886-51.2 51.2v563.2c0 28.262 22.886 51.2 51.2 51.2h819.2c28.314 0 51.2-22.938 51.2-51.2v-563.2c0-28.262-22.886-51.2-51.2-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lackboar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11,</text:p>
      <text:p text:style-name="Preformatted_20_Text"><text:s text:c="8"/>"order": 1179,</text:p>
      <text:p text:style-name="Preformatted_20_Text"><text:s text:c="8"/>"prevSize": 20,</text:p>
      <text:p text:style-name="Preformatted_20_Text"><text:s text:c="8"/>"name": "blackboard",</text:p>
      <text:p text:style-name="Preformatted_20_Text"><text:s text:c="8"/>"code": 59758</text:p>
      <text:p text:style-name="Preformatted_20_Text"><text:s text:c="6"/>},</text:p>
      <text:p text:style-name="Preformatted_20_Text"><text:soft-page-break/><text:s text:c="6"/>"setIdx": 1,</text:p>
      <text:p text:style-name="Preformatted_20_Text"><text:s text:c="6"/>"setId": 3,</text:p>
      <text:p text:style-name="Preformatted_20_Text"><text:s text:c="6"/>"iconIdx": 11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514 0-491.571 220.058-491.571 491.52 0 271.514 220.058 491.571 491.571 491.571 271.411 0 491.52-220.058 491.52-491.571 0-271.462-220.109-491.52-491.52-491.52zM122.829 512c0-214.886 174.182-389.12 389.12-389.12 93.645 0 179.507 33.126 246.63 88.218l-547.533 547.533c-55.091-67.174-88.218-152.986-88.218-246.63zM511.949 901.069c-93.594 0-179.456-33.075-246.528-88.166l547.533-547.482c55.040 67.174 88.166 152.934 88.166 246.579 0 214.886-174.285 389.069-389.171 389.06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loc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12,</text:p>
      <text:p text:style-name="Preformatted_20_Text"><text:s text:c="8"/>"order": 1180,</text:p>
      <text:p text:style-name="Preformatted_20_Text"><text:s text:c="8"/>"prevSize": 20,</text:p>
      <text:p text:style-name="Preformatted_20_Text"><text:s text:c="8"/>"name": "block",</text:p>
      <text:p text:style-name="Preformatted_20_Text"><text:s text:c="8"/>"code": 59759</text:p>
      <text:p text:style-name="Preformatted_20_Text"><text:s text:c="6"/>},</text:p>
      <text:p text:style-name="Preformatted_20_Text"><text:s text:c="6"/>"setIdx": 1,</text:p>
      <text:p text:style-name="Preformatted_20_Text"><text:s text:c="6"/>"setId": 3,</text:p>
      <text:p text:style-name="Preformatted_20_Text"><text:s text:c="6"/>"iconIdx": 11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0.4 304.64v529.971c0 26.726-23.142 39.475-51.2 59.392-22.528 16.026-51.2-3.84-51.2-30.054 0 0 0-507.136 0-517.837 0-10.803-3.789-21.094-16.077-27.392s-396.186-208.128-396.186-208.128c-6.195-2.304-33.229-19.354-69.274-0.819-34.253 17.613-52.89 36.762-57.651 45.773l418.816 229.478c11.11 5.837 17.971 14.848 17.971 26.419v553.062c0 11.776-7.27 24.371-18.893 29.952-5.325 2.662-11.213 3.942-17.050 3.942-6.912 0-13.875-1.69-19.763-5.325-11.008-6.707-398.029-244.019-423.578-259.43-12.288-7.373-26.675-22.477-26.982-33.69l-5.734-526.643c0-10.138-1.178-28.006 14.797-52.838 35.686-55.501 160.205-118.63 223.232-85.914l460.749 233.216c11.11 5.734 18.022 17.203 18.022 36.8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oo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13,</text:p>
      <text:p text:style-name="Preformatted_20_Text"><text:s text:c="8"/>"order": 1181,</text:p>
      <text:p text:style-name="Preformatted_20_Text"><text:s text:c="8"/>"prevSize": 20,</text:p>
      <text:p text:style-name="Preformatted_20_Text"><text:s text:c="8"/>"name": "book",</text:p>
      <text:p text:style-name="Preformatted_20_Text"><text:s text:c="8"/>"code": 59760</text:p>
      <text:p text:style-name="Preformatted_20_Text"><text:s text:c="6"/>},</text:p>
      <text:p text:style-name="Preformatted_20_Text"><text:soft-page-break/><text:s text:c="6"/>"setIdx": 1,</text:p>
      <text:p text:style-name="Preformatted_20_Text"><text:s text:c="6"/>"setId": 3,</text:p>
      <text:p text:style-name="Preformatted_20_Text"><text:s text:c="6"/>"iconIdx": 11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67.789 382.566c-111.411 148.582-209.664 153.702-360.755 161.382h-5.171c-183.859-0.102-314.266-68.403-314.266-93.798-0.102-24.115 117.658-86.886 286.976-93.133l30.208-75.418c-0.973 0-1.894-0.102-2.918-0.102-251.29 0-398.899 79.974-398.899 156.211v102.4c0 47.002 29.798 458.189 388.198 458.189s409.6-411.187 409.6-458.189v-102.4c0-20.019-10.291-40.294-29.901-59.29l-3.072 4.147zM900.557 138.342c-22.579-16.896-54.733-12.39-71.629 10.291l-184.73 246.221 119.603-298.906c10.547-26.214-2.253-56.013-28.518-66.611-26.010-10.496-56.115 2.202-66.56 28.621l-166.861 416.87c147.558-7.526 218.982-11.622 310.63-133.683 91.597-122.214 98.253-131.123 98.253-131.123 16.998-22.579 12.442-54.682-10.189-71.6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ow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14,</text:p>
      <text:p text:style-name="Preformatted_20_Text"><text:s text:c="8"/>"order": 1182,</text:p>
      <text:p text:style-name="Preformatted_20_Text"><text:s text:c="8"/>"prevSize": 20,</text:p>
      <text:p text:style-name="Preformatted_20_Text"><text:s text:c="8"/>"name": "bowl",</text:p>
      <text:p text:style-name="Preformatted_20_Text"><text:s text:c="8"/>"code": 59761</text:p>
      <text:p text:style-name="Preformatted_20_Text"><text:s text:c="6"/>},</text:p>
      <text:p text:style-name="Preformatted_20_Text"><text:s text:c="6"/>"setIdx": 1,</text:p>
      <text:p text:style-name="Preformatted_20_Text"><text:s text:c="6"/>"setId": 3,</text:p>
      <text:p text:style-name="Preformatted_20_Text"><text:s text:c="6"/>"iconIdx": 11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42.029 102.4h-860.109c-16.998 0-30.72 13.67-30.72 30.72v122.88h921.6v-122.88c0-17.050-13.824-30.72-30.771-30.72zM102.4 849.92c0 39.424 32.205 71.68 71.629 71.68h675.84c39.424 0 71.68-32.307 71.68-71.68v-542.72h-819.149v542.72zM358.4 409.6h307.2v102.4h-307.2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ox"</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15,</text:p>
      <text:p text:style-name="Preformatted_20_Text"><text:s text:c="8"/>"order": 1183,</text:p>
      <text:p text:style-name="Preformatted_20_Text"><text:s text:c="8"/>"prevSize": 20,</text:p>
      <text:p text:style-name="Preformatted_20_Text"><text:s text:c="8"/>"name": "box",</text:p>
      <text:p text:style-name="Preformatted_20_Text"><text:s text:c="8"/>"code": 59762</text:p>
      <text:p text:style-name="Preformatted_20_Text"><text:s text:c="6"/>},</text:p>
      <text:p text:style-name="Preformatted_20_Text"><text:s text:c="6"/>"setIdx": 1,</text:p>
      <text:p text:style-name="Preformatted_20_Text"><text:s text:c="6"/>"setId": 3,</text:p>
      <text:p text:style-name="Preformatted_20_Text"><text:soft-page-break/><text:s text:c="6"/>"iconIdx": 11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60.8 512h102.4v102.4h460.8c0 0-7.629-228.301-10.24-299.725-2.56-67.891-26.88-109.875-102.4-109.875h-164.25c-25.446-48.026-52.838-99.584-61.286-115.507-16.947-31.898-22.733-38.093-60.365-38.093h-226.97c-37.632 0-43.366 6.195-60.365 38.093-8.448 15.923-35.84 67.482-61.235 115.507h-164.301c-75.571 0-99.584 41.984-102.4 109.875-2.765 67.942-10.189 299.725-10.189 299.725h460.8v-102.4zM391.629 149.299c11.776-22.118 15.77-26.419 41.83-26.419h157.030c26.061 0 30.106 4.301 41.779 26.419 4.403 8.192 16.282 30.72 29.44 55.501h-299.52c13.158-24.781 25.037-47.309 29.44-55.501zM563.2 768h-102.4v-102.4h-435.2c0 0 6.349 92.006 10.189 170.086 1.587 32.41 11.162 85.914 92.16 85.914h768.051c80.998 0 90.368-53.606 92.16-85.914 4.454-80.282 10.24-170.086 10.24-170.086h-435.2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riefcas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16,</text:p>
      <text:p text:style-name="Preformatted_20_Text"><text:s text:c="8"/>"order": 1184,</text:p>
      <text:p text:style-name="Preformatted_20_Text"><text:s text:c="8"/>"prevSize": 20,</text:p>
      <text:p text:style-name="Preformatted_20_Text"><text:s text:c="8"/>"name": "briefcase",</text:p>
      <text:p text:style-name="Preformatted_20_Text"><text:s text:c="8"/>"code": 59763</text:p>
      <text:p text:style-name="Preformatted_20_Text"><text:s text:c="6"/>},</text:p>
      <text:p text:style-name="Preformatted_20_Text"><text:s text:c="6"/>"setIdx": 1,</text:p>
      <text:p text:style-name="Preformatted_20_Text"><text:s text:c="6"/>"setId": 3,</text:p>
      <text:p text:style-name="Preformatted_20_Text"><text:s text:c="6"/>"iconIdx": 11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102.4h-819.2c-56.32 0-102.4 46.080-102.4 102.4v614.4c0 56.32 46.080 102.4 102.4 102.4h819.2c56.32 0 102.4-46.080 102.4-102.4v-614.4c0-56.32-46.080-102.4-102.4-102.4zM230.4 192c21.197 0 38.4 17.203 38.4 38.4s-17.203 38.4-38.4 38.4c-21.197 0-38.4-17.203-38.4-38.4s17.203-38.4 38.4-38.4zM89.6 230.4c0-21.197 17.203-38.4 38.4-38.4s38.4 17.203 38.4 38.4c0 21.197-17.203 38.4-38.4 38.4s-38.4-17.203-38.4-38.4zM921.6 819.2h-819.2v-460.8h819.2v460.8zM921.6 256h-614.4v-51.2h615.373l-0.973 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rows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17,</text:p>
      <text:p text:style-name="Preformatted_20_Text"><text:s text:c="8"/>"order": 1185,</text:p>
      <text:p text:style-name="Preformatted_20_Text"><text:s text:c="8"/>"prevSize": 20,</text:p>
      <text:p text:style-name="Preformatted_20_Text"><text:s text:c="8"/>"name": "browser",</text:p>
      <text:p text:style-name="Preformatted_20_Text"><text:s text:c="8"/>"code": 59764</text:p>
      <text:p text:style-name="Preformatted_20_Text"><text:s text:c="6"/>},</text:p>
      <text:p text:style-name="Preformatted_20_Text"><text:soft-page-break/><text:s text:c="6"/>"setIdx": 1,</text:p>
      <text:p text:style-name="Preformatted_20_Text"><text:s text:c="6"/>"setId": 3,</text:p>
      <text:p text:style-name="Preformatted_20_Text"><text:s text:c="6"/>"iconIdx": 11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41.466 694.426c-77.568 76.186-12.032 154.419-115.046 270.285-46.49 52.378 191.386 36.403 309.197-79.411 50.022-49.203 35.891-120.781-17.715-173.517-53.606-52.634-126.464-66.56-176.435-17.357zM1000.397 33.741c-39.731-39.117-480.205 313.805-611.277 442.675-65.075 64-86.784 98.304-106.701 123.904-8.704 11.213 2.816 14.592 7.885 17.203 25.805 13.21 43.827 25.395 67.123 48.282 23.347 22.886 35.789 40.602 49.101 65.997 2.714 5.018 6.195 16.282 17.51 7.782 26.112-19.61 60.979-41.011 126.054-104.909 131.123-128.819 490.138-561.869 450.304-600.93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rus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18,</text:p>
      <text:p text:style-name="Preformatted_20_Text"><text:s text:c="8"/>"order": 1186,</text:p>
      <text:p text:style-name="Preformatted_20_Text"><text:s text:c="8"/>"prevSize": 20,</text:p>
      <text:p text:style-name="Preformatted_20_Text"><text:s text:c="8"/>"name": "brush",</text:p>
      <text:p text:style-name="Preformatted_20_Text"><text:s text:c="8"/>"code": 59765</text:p>
      <text:p text:style-name="Preformatted_20_Text"><text:s text:c="6"/>},</text:p>
      <text:p text:style-name="Preformatted_20_Text"><text:s text:c="6"/>"setIdx": 1,</text:p>
      <text:p text:style-name="Preformatted_20_Text"><text:s text:c="6"/>"setId": 3,</text:p>
      <text:p text:style-name="Preformatted_20_Text"><text:s text:c="6"/>"iconIdx": 11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3.2 51.2c-251.29 0-409.498 81.51-398.848 151.040 3.072 19.917 11.52 99.584 22.221 167.578-123.136 47.821-163.942 125.389-158.464 188.621 6.502 74.803 73.779 154.88 221.594 168.704 84.378 7.885 185.907-38.4 251.699-117.504-6.246-10.598-9.882-23.040-9.882-36.198 0-39.629 32.102-71.68 71.68-71.68 39.629 0 71.68 32.102 71.68 71.68 0 39.014-31.232 70.707-70.093 71.578-78.285 101.018-197.53 161.997-310.477 154.88 2.611 16.589 3.584 48.486 4.915 56.986 4.608 29.645 120.166 115.712 303.974 115.917 183.808-0.205 299.366-86.272 304.026-115.866 4.506-29.542 84.019-584.141 94.822-654.694 10.65-69.53-147.61-151.040-398.848-151.040zM99.482 552.192c-2.816-32.922 23.296-76.698 98.509-109.517 10.803 68.608 22.579 143.206 32.922 208.589-82.125-16.026-127.898-58.829-131.43-99.072zM563.2 308.429c-183.808-0.102-314.214-68.301-314.214-93.798-0.102-25.293 130.406-91.648 314.214-91.546 183.808-0.102 314.317 66.253 314.214 91.546 0 25.498-130.406 93.696-314.214 93.79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ucke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19,</text:p>
      <text:p text:style-name="Preformatted_20_Text"><text:soft-page-break/><text:s text:c="8"/>"order": 1187,</text:p>
      <text:p text:style-name="Preformatted_20_Text"><text:s text:c="8"/>"prevSize": 20,</text:p>
      <text:p text:style-name="Preformatted_20_Text"><text:s text:c="8"/>"name": "bucket",</text:p>
      <text:p text:style-name="Preformatted_20_Text"><text:s text:c="8"/>"code": 59766</text:p>
      <text:p text:style-name="Preformatted_20_Text"><text:s text:c="6"/>},</text:p>
      <text:p text:style-name="Preformatted_20_Text"><text:s text:c="6"/>"setIdx": 1,</text:p>
      <text:p text:style-name="Preformatted_20_Text"><text:s text:c="6"/>"setId": 3,</text:p>
      <text:p text:style-name="Preformatted_20_Text"><text:s text:c="6"/>"iconIdx": 11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90.701 309.043c99.942 0 132.659-70.707 94.157-145.562-44.595-86.682 97.024-161.536 26.675-161.536-66.611 0-191.283 72.602-214.528 162.97-17.357 67.789 15.155 144.128 93.696 144.128zM757.555 767.334l-22.733-19.61c-24.934-21.504-64-21.402-88.832 0l-22.63 19.558c-31.744 27.341-71.526 41.011-111.309 41.011s-79.565-13.67-111.258-40.96l-22.733-19.661c-24.934-21.402-63.949-21.453-88.781 0.051l-22.733 19.61c-61.082 52.634-151.91 54.067-215.245 5.12v200.346c0 28.262 22.938 51.2 51.2 51.2h819.2c28.262 0 51.2-22.938 51.2-51.2v-200.294c-63.334 48.845-154.163 47.565-215.347-5.171zM512 358.4c-387.789 0-460.8 172.083-460.8 256v24.013l59.597 51.354c24.883 21.555 63.949 21.35 88.832 0l22.733-19.61c63.334-54.528 158.976-54.579 222.464 0l22.733 19.661c24.781 21.35 63.744 21.504 88.832-0.051l22.63-19.558c63.488-54.63 159.078-54.63 222.515-0.051l22.733 19.61c24.934 21.555 64 21.35 88.832 0l59.699-51.354v-24.013c0-83.917-73.011-256-460.8-2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ak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20,</text:p>
      <text:p text:style-name="Preformatted_20_Text"><text:s text:c="8"/>"order": 1188,</text:p>
      <text:p text:style-name="Preformatted_20_Text"><text:s text:c="8"/>"prevSize": 20,</text:p>
      <text:p text:style-name="Preformatted_20_Text"><text:s text:c="8"/>"name": "cake",</text:p>
      <text:p text:style-name="Preformatted_20_Text"><text:s text:c="8"/>"code": 59767</text:p>
      <text:p text:style-name="Preformatted_20_Text"><text:s text:c="6"/>},</text:p>
      <text:p text:style-name="Preformatted_20_Text"><text:s text:c="6"/>"setIdx": 1,</text:p>
      <text:p text:style-name="Preformatted_20_Text"><text:s text:c="6"/>"setId": 3,</text:p>
      <text:p text:style-name="Preformatted_20_Text"><text:s text:c="6"/>"iconIdx": 11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47.52 51.2h-471.142c-39.373 0-71.578 32.205-71.578 71.68v778.24c0 39.424 32.205 71.68 71.578 71.68h471.142c39.373 0 71.68-32.307 71.68-71.68v-778.24c0-39.475-32.307-71.68-71.68-71.68zM358.4 614.4c35.277 0 64 22.886 64 51.2s-28.723 51.2-64 51.2c-35.328 0-64-22.886-64-51.2s28.672-51.2 64-51.2zM294.4 512c0-28.314 28.672-51.2 64-51.2 35.277 0 64 22.886 64 51.2s-28.723 51.2-64 51.2c-35.328 0-64-22.886-64-51.2zM358.4 768c35.277 0 64 22.886 64 51.2s-28.723 51.2-64 51.2c-35.328 0-64-22.886-64-51.2s28.672-51.2 64-51.2zM512 614.4c35.277 0 64 22.886 64 51.2s-28.723 51.2-64 51.2c-35.328 0-64-22.886-64-51.2s28.672-51.2 64-51.2zM448 512c0-28.314 28.672-51.2 64-51.2 35.277 0 64 22.886 64 51.2s-28.723 51.2-64 51.2c-35.328 0-64-22.886-64-51.2zM512 768c35.277 0 64 22.886 64 51.2s-28.723 51.2-64 51.2c-35.328 0-64-22.886-64-51.2s28.672-51.2 64-51.2zM665.6 614.4c35.277 0 64 22.886 64 51.2s-28.723 51.2-64 51.2c-35.328 0-64-22.886-64-51.2s28.672-51.2 64-51.2zM601.6 512c0-28.314 28.672-51.2 64-51.2 35.277 0 64 22.886 64 51.2s-28.723 51.2-64 51.2c-35.328 0-64-22.886-64-51.2zM665.6 <text:soft-page-break/>768c35.277 0 64 22.886 64 51.2s-28.723 51.2-64 51.2c-35.328 0-64-22.886-64-51.2s28.672-51.2 64-51.2zM256 358.4v-153.6h512v153.6h-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alculato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21,</text:p>
      <text:p text:style-name="Preformatted_20_Text"><text:s text:c="8"/>"order": 1189,</text:p>
      <text:p text:style-name="Preformatted_20_Text"><text:s text:c="8"/>"prevSize": 20,</text:p>
      <text:p text:style-name="Preformatted_20_Text"><text:s text:c="8"/>"name": "calculator",</text:p>
      <text:p text:style-name="Preformatted_20_Text"><text:s text:c="8"/>"code": 59768</text:p>
      <text:p text:style-name="Preformatted_20_Text"><text:s text:c="6"/>},</text:p>
      <text:p text:style-name="Preformatted_20_Text"><text:s text:c="6"/>"setIdx": 1,</text:p>
      <text:p text:style-name="Preformatted_20_Text"><text:s text:c="6"/>"setId": 3,</text:p>
      <text:p text:style-name="Preformatted_20_Text"><text:s text:c="6"/>"iconIdx": 12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0.4 153.6h-51.2v102.4h-153.6v-102.4h-307.2v102.4h-153.6v-102.4h-51.2c-56.371 0-102.4 46.080-102.4 102.4v614.4c0 56.32 46.029 102.4 102.4 102.4h716.8c56.32 0 102.4-46.080 102.4-102.4v-614.4c0-56.32-46.080-102.4-102.4-102.4zM870.4 870.4h-716.8v-409.6h716.8v409.6zM332.8 51.2h-102.4v179.2h102.4v-179.2zM793.6 51.2h-102.4v179.2h102.4v-179.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alenda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22,</text:p>
      <text:p text:style-name="Preformatted_20_Text"><text:s text:c="8"/>"order": 1190,</text:p>
      <text:p text:style-name="Preformatted_20_Text"><text:s text:c="8"/>"prevSize": 20,</text:p>
      <text:p text:style-name="Preformatted_20_Text"><text:s text:c="8"/>"name": "calendar",</text:p>
      <text:p text:style-name="Preformatted_20_Text"><text:s text:c="8"/>"code": 59769</text:p>
      <text:p text:style-name="Preformatted_20_Text"><text:s text:c="6"/>},</text:p>
      <text:p text:style-name="Preformatted_20_Text"><text:s text:c="6"/>"setIdx": 1,</text:p>
      <text:p text:style-name="Preformatted_20_Text"><text:s text:c="6"/>"setId": 3,</text:p>
      <text:p text:style-name="Preformatted_20_Text"><text:s text:c="6"/>"iconIdx": 12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409.6c-84.838 0-153.6 68.813-153.6 153.6s68.762 153.6 153.6 153.6c84.787 0 153.6-68.813 153.6-153.6s-68.813-153.6-153.6-153.6zM921.6 256h-122.88c-16.896 0-35.123-13.107-40.397-29.184l-31.795-95.283c-5.376-16.026-23.501-29.133-40.448-29.133h-348.16c-16.896 0-35.123 13.107-40.397 29.082l-31.846 95.334c-5.325 16.077-23.501 29.184-40.397 29.184h-122.88c-56.32 0-102.4 46.080-102.4 102.4v460.8c0 56.32 46.080 102.4 102.4 102.4h819.2c56.32 0 102.4-46.080 102.4-102.4v-460.8c0-56.32-46.080-102.4-102.4-102.4zM512 819.2c-141.414 0-256-114.586-256-256s114.586-256 256-256c141.363 0 256 114.586 256 256s-114.637 <text:soft-page-break/>256-256 256zM896 419.84c-19.814 0-35.84-16.077-35.84-35.891 0-19.712 16.026-35.84 35.84-35.84s35.84 16.077 35.84 35.84c0 19.814-16.026 35.891-35.84 35.89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amera"</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23,</text:p>
      <text:p text:style-name="Preformatted_20_Text"><text:s text:c="8"/>"order": 1191,</text:p>
      <text:p text:style-name="Preformatted_20_Text"><text:s text:c="8"/>"prevSize": 20,</text:p>
      <text:p text:style-name="Preformatted_20_Text"><text:s text:c="8"/>"name": "camera",</text:p>
      <text:p text:style-name="Preformatted_20_Text"><text:s text:c="8"/>"code": 59770</text:p>
      <text:p text:style-name="Preformatted_20_Text"><text:s text:c="6"/>},</text:p>
      <text:p text:style-name="Preformatted_20_Text"><text:s text:c="6"/>"setIdx": 1,</text:p>
      <text:p text:style-name="Preformatted_20_Text"><text:s text:c="6"/>"setId": 3,</text:p>
      <text:p text:style-name="Preformatted_20_Text"><text:s text:c="6"/>"iconIdx": 12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5.072 512h121.446v-10.496c5.53-227.021 190.669-409.395 418.253-409.395 231.168 0 418.509 188.006 418.509 419.891s-187.341 419.789-418.509 419.789c-97.178 0-186.624-33.28-257.69-88.986l71.987-77.005c52.019 38.298 116.224 61.082 185.702 61.082 173.363 0 313.907-141.005 313.907-314.88s-140.544-314.88-313.907-314.88c-169.83 0-308.122 135.322-313.6 304.384v10.496h136.806l-178.893 199.373-184.013-199.37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cw"</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24,</text:p>
      <text:p text:style-name="Preformatted_20_Text"><text:s text:c="8"/>"order": 1192,</text:p>
      <text:p text:style-name="Preformatted_20_Text"><text:s text:c="8"/>"prevSize": 20,</text:p>
      <text:p text:style-name="Preformatted_20_Text"><text:s text:c="8"/>"name": "ccw",</text:p>
      <text:p text:style-name="Preformatted_20_Text"><text:s text:c="8"/>"code": 59771</text:p>
      <text:p text:style-name="Preformatted_20_Text"><text:s text:c="6"/>},</text:p>
      <text:p text:style-name="Preformatted_20_Text"><text:s text:c="6"/>"setIdx": 1,</text:p>
      <text:p text:style-name="Preformatted_20_Text"><text:s text:c="6"/>"setId": 3,</text:p>
      <text:p text:style-name="Preformatted_20_Text"><text:s text:c="6"/>"iconIdx": 12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96.96 624.64v-317.44h-194.56c-56.32 0-102.4 46.080-102.4 102.4v307.2c0 56.32 46.080 102.4 102.4 102.4h51.2v153.6l153.6-153.6h256c56.32 0 102.4-46.080 102.4-102.4v-93.184c-3.277 0.717-6.758 1.075-10.24 1.075l-358.4-0.051zM921.6 51.2h-460.8c-56.32 0-102.4 46.080-102.4 102.4v409.6h358.4l153.6 153.6v-153.6h51.2c56.32 0 102.4-46.029 102.4-102.4v-307.2c0-56.32-46.080-102.4-102.4-102.4z"</text:p>
      <text:p text:style-name="Preformatted_20_Text"><text:s text:c="8"/>],</text:p>
      <text:p text:style-name="Preformatted_20_Text"><text:s text:c="8"/>"attrs": [],</text:p>
      <text:p text:style-name="Preformatted_20_Text"><text:soft-page-break/><text:s text:c="8"/>"isMulticolor": false,</text:p>
      <text:p text:style-name="Preformatted_20_Text"><text:s text:c="8"/>"isMulticolor2": false,</text:p>
      <text:p text:style-name="Preformatted_20_Text"><text:s text:c="8"/>"tags": [</text:p>
      <text:p text:style-name="Preformatted_20_Text"><text:s text:c="10"/>"cha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25,</text:p>
      <text:p text:style-name="Preformatted_20_Text"><text:s text:c="8"/>"order": 1193,</text:p>
      <text:p text:style-name="Preformatted_20_Text"><text:s text:c="8"/>"prevSize": 20,</text:p>
      <text:p text:style-name="Preformatted_20_Text"><text:s text:c="8"/>"name": "chat",</text:p>
      <text:p text:style-name="Preformatted_20_Text"><text:s text:c="8"/>"code": 59772</text:p>
      <text:p text:style-name="Preformatted_20_Text"><text:s text:c="6"/>},</text:p>
      <text:p text:style-name="Preformatted_20_Text"><text:s text:c="6"/>"setIdx": 1,</text:p>
      <text:p text:style-name="Preformatted_20_Text"><text:s text:c="6"/>"setId": 3,</text:p>
      <text:p text:style-name="Preformatted_20_Text"><text:s text:c="6"/>"iconIdx": 12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24.653 870.298c-22.272 0-43.366-10.394-56.883-28.314l-182.938-241.715c-23.808-31.386-17.613-76.083 13.824-99.891 31.488-23.91 76.186-17.613 99.994 13.824l120.371 158.925 302.643-485.99c20.838-33.382 64.87-43.622 98.355-22.784 33.434 20.787 43.725 64.819 22.835 98.304l-357.581 573.952c-12.39 20.019-33.843 32.512-57.344 33.587-1.126 0.102-2.15 0.102-3.277 0.10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hec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26,</text:p>
      <text:p text:style-name="Preformatted_20_Text"><text:s text:c="8"/>"order": 1194,</text:p>
      <text:p text:style-name="Preformatted_20_Text"><text:s text:c="8"/>"prevSize": 20,</text:p>
      <text:p text:style-name="Preformatted_20_Text"><text:s text:c="8"/>"name": "check",</text:p>
      <text:p text:style-name="Preformatted_20_Text"><text:s text:c="8"/>"code": 59773</text:p>
      <text:p text:style-name="Preformatted_20_Text"><text:s text:c="6"/>},</text:p>
      <text:p text:style-name="Preformatted_20_Text"><text:s text:c="6"/>"setIdx": 1,</text:p>
      <text:p text:style-name="Preformatted_20_Text"><text:s text:c="6"/>"setId": 3,</text:p>
      <text:p text:style-name="Preformatted_20_Text"><text:s text:c="6"/>"iconIdx": 12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81.92c-237.517 0-430.080 192.563-430.080 430.080s192.563 430.080 430.080 430.080 430.080-192.563 430.080-430.080c0-237.517-192.563-430.080-430.080-430.080zM757.197 668.723l-88.525 88.525-156.672-156.723-156.723 156.672-88.525-88.525 156.774-156.672-156.723-156.723 88.525-88.474 156.672 156.672 156.723-156.723 88.525 88.525-156.774 156.723 156.723 156.72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ircle-with-cross"</text:p>
      <text:p text:style-name="Preformatted_20_Text"><text:s text:c="8"/>],</text:p>
      <text:p text:style-name="Preformatted_20_Text"><text:s text:c="8"/>"grid": 20</text:p>
      <text:p text:style-name="Preformatted_20_Text"><text:soft-page-break/><text:s text:c="6"/>},</text:p>
      <text:p text:style-name="Preformatted_20_Text"><text:s text:c="6"/>"attrs": [],</text:p>
      <text:p text:style-name="Preformatted_20_Text"><text:s text:c="6"/>"properties": {</text:p>
      <text:p text:style-name="Preformatted_20_Text"><text:s text:c="8"/>"id": 127,</text:p>
      <text:p text:style-name="Preformatted_20_Text"><text:s text:c="8"/>"order": 1195,</text:p>
      <text:p text:style-name="Preformatted_20_Text"><text:s text:c="8"/>"prevSize": 20,</text:p>
      <text:p text:style-name="Preformatted_20_Text"><text:s text:c="8"/>"name": "circle-with-cross",</text:p>
      <text:p text:style-name="Preformatted_20_Text"><text:s text:c="8"/>"code": 59774</text:p>
      <text:p text:style-name="Preformatted_20_Text"><text:s text:c="6"/>},</text:p>
      <text:p text:style-name="Preformatted_20_Text"><text:s text:c="6"/>"setIdx": 1,</text:p>
      <text:p text:style-name="Preformatted_20_Text"><text:s text:c="6"/>"setId": 3,</text:p>
      <text:p text:style-name="Preformatted_20_Text"><text:s text:c="6"/>"iconIdx": 12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81.92c-237.517 0-430.080 192.563-430.080 430.080s192.563 430.080 430.080 430.080 430.080-192.563 430.080-430.080c0-237.517-192.563-430.080-430.080-430.080zM768 563.2h-512v-102.4h512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ircle-with-minu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28,</text:p>
      <text:p text:style-name="Preformatted_20_Text"><text:s text:c="8"/>"order": 1196,</text:p>
      <text:p text:style-name="Preformatted_20_Text"><text:s text:c="8"/>"prevSize": 20,</text:p>
      <text:p text:style-name="Preformatted_20_Text"><text:s text:c="8"/>"name": "circle-with-minus",</text:p>
      <text:p text:style-name="Preformatted_20_Text"><text:s text:c="8"/>"code": 59775</text:p>
      <text:p text:style-name="Preformatted_20_Text"><text:s text:c="6"/>},</text:p>
      <text:p text:style-name="Preformatted_20_Text"><text:s text:c="6"/>"setIdx": 1,</text:p>
      <text:p text:style-name="Preformatted_20_Text"><text:s text:c="6"/>"setId": 3,</text:p>
      <text:p text:style-name="Preformatted_20_Text"><text:s text:c="6"/>"iconIdx": 12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81.92c-237.517 0-430.080 192.563-430.080 430.080s192.563 430.080 430.080 430.080 430.080-192.563 430.080-430.080c0-237.517-192.563-430.080-430.080-430.080zM768 563.2h-204.8v204.8h-102.4v-204.8h-204.8v-102.4h204.8v-204.8h102.4v204.8h204.8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ircle-with-plu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29,</text:p>
      <text:p text:style-name="Preformatted_20_Text"><text:s text:c="8"/>"order": 1197,</text:p>
      <text:p text:style-name="Preformatted_20_Text"><text:s text:c="8"/>"prevSize": 20,</text:p>
      <text:p text:style-name="Preformatted_20_Text"><text:s text:c="8"/>"name": "circle-with-plus",</text:p>
      <text:p text:style-name="Preformatted_20_Text"><text:s text:c="8"/>"code": 59776</text:p>
      <text:p text:style-name="Preformatted_20_Text"><text:s text:c="6"/>},</text:p>
      <text:p text:style-name="Preformatted_20_Text"><text:soft-page-break/><text:s text:c="6"/>"setIdx": 1,</text:p>
      <text:p text:style-name="Preformatted_20_Text"><text:s text:c="6"/>"setId": 3,</text:p>
      <text:p text:style-name="Preformatted_20_Text"><text:s text:c="6"/>"iconIdx": 12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c271.411 0 491.52-220.058 491.52-491.571 0-271.411-220.109-491.469-491.52-491.469zM512 901.069c-214.886 0-389.12-174.182-389.12-389.12s174.182-389.069 389.12-389.069c214.886 0 389.171 174.182 389.171 389.12s-174.285 389.069-389.171 389.06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30,</text:p>
      <text:p text:style-name="Preformatted_20_Text"><text:s text:c="8"/>"order": 1198,</text:p>
      <text:p text:style-name="Preformatted_20_Text"><text:s text:c="8"/>"prevSize": 20,</text:p>
      <text:p text:style-name="Preformatted_20_Text"><text:s text:c="8"/>"name": "circle",</text:p>
      <text:p text:style-name="Preformatted_20_Text"><text:s text:c="8"/>"code": 59777</text:p>
      <text:p text:style-name="Preformatted_20_Text"><text:s text:c="6"/>},</text:p>
      <text:p text:style-name="Preformatted_20_Text"><text:s text:c="6"/>"setIdx": 1,</text:p>
      <text:p text:style-name="Preformatted_20_Text"><text:s text:c="6"/>"setId": 3,</text:p>
      <text:p text:style-name="Preformatted_20_Text"><text:s text:c="6"/>"iconIdx": 12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00.301 479.846h102.4c-3.328-53.709-15.002-105.114-34.202-152.781l-89.907 51.917c11.469 31.898 18.995 65.69 21.709 100.864zM721.971 66.304c-48.896-23.091-101.888-38.758-158.003-44.544v103.475c37.53 4.966 73.37 15.104 106.701 29.952l51.302-88.883zM831.59 287.846l89.139-51.456c-30.259-44.954-68.096-84.224-111.206-116.992l-51.507 89.19c28.109 22.835 52.787 49.562 73.574 79.258zM512.717 899.635c-214.886 0-389.12-174.182-389.12-389.12 0-197.53 147.302-360.243 337.971-385.331v-103.475c-247.45 25.6-440.371 234.65-440.371 488.806 0 271.514 220.058 491.571 491.571 491.571 246.989 0 450.918-182.426 485.683-419.84h-103.475c-33.69 180.582-191.898 317.389-382.259 317.38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ircular-grap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31,</text:p>
      <text:p text:style-name="Preformatted_20_Text"><text:s text:c="8"/>"order": 1199,</text:p>
      <text:p text:style-name="Preformatted_20_Text"><text:s text:c="8"/>"prevSize": 20,</text:p>
      <text:p text:style-name="Preformatted_20_Text"><text:s text:c="8"/>"name": "circular-graph",</text:p>
      <text:p text:style-name="Preformatted_20_Text"><text:s text:c="8"/>"code": 59778</text:p>
      <text:p text:style-name="Preformatted_20_Text"><text:s text:c="6"/>},</text:p>
      <text:p text:style-name="Preformatted_20_Text"><text:s text:c="6"/>"setIdx": 1,</text:p>
      <text:p text:style-name="Preformatted_20_Text"><text:s text:c="6"/>"setId": 3,</text:p>
      <text:p text:style-name="Preformatted_20_Text"><text:soft-page-break/><text:s text:c="6"/>"iconIdx": 13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153.6v716.8c0 28.262-22.886 51.2-51.2 51.2h-921.6c-28.314 0-51.2-22.938-51.2-51.2v-716.8c0-28.314 22.886-51.2 51.2-51.2h51.2l153.6 153.6h128l-153.6-153.6h153.6l153.6 153.6h128l-153.6-153.6h153.6l153.6 153.6h128l-153.6-153.6h179.2c28.314 0 51.2 22.938 51.2 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lapperboar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32,</text:p>
      <text:p text:style-name="Preformatted_20_Text"><text:s text:c="8"/>"order": 1200,</text:p>
      <text:p text:style-name="Preformatted_20_Text"><text:s text:c="8"/>"prevSize": 20,</text:p>
      <text:p text:style-name="Preformatted_20_Text"><text:s text:c="8"/>"name": "clapperboard",</text:p>
      <text:p text:style-name="Preformatted_20_Text"><text:s text:c="8"/>"code": 59779</text:p>
      <text:p text:style-name="Preformatted_20_Text"><text:s text:c="6"/>},</text:p>
      <text:p text:style-name="Preformatted_20_Text"><text:s text:c="6"/>"setIdx": 1,</text:p>
      <text:p text:style-name="Preformatted_20_Text"><text:s text:c="6"/>"setId": 3,</text:p>
      <text:p text:style-name="Preformatted_20_Text"><text:s text:c="6"/>"iconIdx": 13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98.72 102.4l-61.44 153.6h-450.56l-61.44-153.6c-39.475 0-71.68 32.205-71.68 71.68v778.24c0 39.424 32.205 71.68 71.629 71.68h573.44c39.424 0 71.68-32.307 71.68-71.68v-778.24c0.051-39.475-32.256-71.68-71.629-71.68zM696.32 204.8l46.080-102.4h-111.667l-36.813-102.4h-163.84l-36.864 102.4h-111.616l46.029 102.4h368.69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lipboar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33,</text:p>
      <text:p text:style-name="Preformatted_20_Text"><text:s text:c="8"/>"order": 1201,</text:p>
      <text:p text:style-name="Preformatted_20_Text"><text:s text:c="8"/>"prevSize": 20,</text:p>
      <text:p text:style-name="Preformatted_20_Text"><text:s text:c="8"/>"name": "clipboard",</text:p>
      <text:p text:style-name="Preformatted_20_Text"><text:s text:c="8"/>"code": 59780</text:p>
      <text:p text:style-name="Preformatted_20_Text"><text:s text:c="6"/>},</text:p>
      <text:p text:style-name="Preformatted_20_Text"><text:s text:c="6"/>"setIdx": 1,</text:p>
      <text:p text:style-name="Preformatted_20_Text"><text:s text:c="6"/>"setId": 3,</text:p>
      <text:p text:style-name="Preformatted_20_Text"><text:s text:c="6"/>"iconIdx": 13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514 0-491.571 220.058-491.571 491.52 0 271.514 220.058 491.571 491.571 491.571 271.411 0 491.52-220.058 491.52-491.571 0-<text:soft-page-break/>271.462-220.109-491.52-491.52-491.52zM511.949 901.12c-214.886 0-389.12-174.182-389.12-389.12 0-214.886 174.182-389.12 389.12-389.12 214.886 0 389.171 174.182 389.171 389.12 0 214.886-174.285 389.12-389.171 389.12zM563.2 477.696v-272.896h-102.4v319.744l-181.555 104.858 51.2 88.678 210.688-121.702c12.186-7.014 22.067-24.218 22.067-38.298v-8.602l217.088-213.299c-10.138-13.875-21.043-27.085-33.126-39.219l-183.962 180.73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loc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34,</text:p>
      <text:p text:style-name="Preformatted_20_Text"><text:s text:c="8"/>"order": 1202,</text:p>
      <text:p text:style-name="Preformatted_20_Text"><text:s text:c="8"/>"prevSize": 20,</text:p>
      <text:p text:style-name="Preformatted_20_Text"><text:s text:c="8"/>"name": "clock",</text:p>
      <text:p text:style-name="Preformatted_20_Text"><text:s text:c="8"/>"code": 59781</text:p>
      <text:p text:style-name="Preformatted_20_Text"><text:s text:c="6"/>},</text:p>
      <text:p text:style-name="Preformatted_20_Text"><text:s text:c="6"/>"setIdx": 1,</text:p>
      <text:p text:style-name="Preformatted_20_Text"><text:s text:c="6"/>"setId": 3,</text:p>
      <text:p text:style-name="Preformatted_20_Text"><text:s text:c="6"/>"iconIdx": 13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92.813 755.2c-12.083 0-24.269-4.25-33.997-12.902l-259.072-230.298 273.459-243.098c21.094-18.688 53.453-16.896 72.243 4.25s16.896 53.504-4.25 72.294l-187.341 166.554 172.954 153.702c21.146 18.79 23.040 51.149 4.25 72.294-10.086 11.418-24.166 17.203-38.246 17.203zM750.797 755.098l273.459-243.098-259.072-230.298c-21.146-18.79-53.504-16.896-72.243 4.25-18.79 21.146-16.896 53.504 4.25 72.294l172.954 153.754-187.341 166.502c-21.146 18.79-23.040 51.149-4.25 72.294 10.086 11.418 24.166 17.203 38.246 17.203 12.083 0 24.269-4.25 33.997-12.902zM511.283 827.648l102.4-614.4c4.659-27.904-14.182-54.272-42.086-58.931-28.006-4.71-54.323 14.182-58.88 42.086l-102.4 614.4c-4.659 27.904 14.182 54.272 42.086 58.931 2.867 0.461 5.632 0.666 8.448 0.666 24.576 0 46.285-17.766 50.432-42.75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d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35,</text:p>
      <text:p text:style-name="Preformatted_20_Text"><text:s text:c="8"/>"order": 1203,</text:p>
      <text:p text:style-name="Preformatted_20_Text"><text:s text:c="8"/>"prevSize": 20,</text:p>
      <text:p text:style-name="Preformatted_20_Text"><text:s text:c="8"/>"name": "code",</text:p>
      <text:p text:style-name="Preformatted_20_Text"><text:s text:c="8"/>"code": 59782</text:p>
      <text:p text:style-name="Preformatted_20_Text"><text:s text:c="6"/>},</text:p>
      <text:p text:style-name="Preformatted_20_Text"><text:s text:c="6"/>"setIdx": 1,</text:p>
      <text:p text:style-name="Preformatted_20_Text"><text:s text:c="6"/>"setId": 3,</text:p>
      <text:p text:style-name="Preformatted_20_Text"><text:s text:c="6"/>"iconIdx": 134</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859.29 512c0-53.709 33.075-96 82.79-125.082-9.011-29.901-20.838-58.624-35.43-85.606-55.757 14.592-100.864-7.219-138.803-45.21-37.939-37.888-49.562-82.995-34.97-138.803-26.982-14.592-55.706-26.522-85.606-35.379-29.082 49.664-81.664 82.688-135.27 82.688-53.658 0-106.189-33.024-135.322-82.688-29.952 8.858-58.573 20.787-85.555 35.379 14.592 55.808 3.021 100.915-35.021 138.803-37.888 37.99-82.995 59.802-138.803 45.21-14.592 26.982-26.47 55.706-35.379 85.606 49.664 29.082 82.688 71.373 82.688 125.082 0 53.606-33.024 106.189-82.688 135.322 8.96 29.901 20.787 58.573 35.379 85.606 55.808-14.592 100.915-3.021 138.803 34.918 37.939 37.99 49.613 83.098 35.021 138.803 26.982 14.592 55.654 26.522 85.606 35.482 29.082-49.818 81.664-82.79 135.322-82.79 53.606 0 106.189 33.024 135.322 82.79 29.901-9.011 58.573-20.89 85.606-35.482-14.592-55.706-3.021-100.813 34.97-138.803 37.939-37.888 83.046-59.699 138.803-45.21 14.592-26.982 26.47-55.603 35.43-85.606-49.818-29.133-82.893-71.424-82.893-125.030zM512 698.982c-103.322 0-187.034-83.712-187.034-186.982 0-103.322 83.763-187.085 187.034-187.085 103.322 0 186.982 83.814 186.982 187.085-0 103.322-83.661 186.982-186.982 186.98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36,</text:p>
      <text:p text:style-name="Preformatted_20_Text"><text:s text:c="8"/>"order": 1204,</text:p>
      <text:p text:style-name="Preformatted_20_Text"><text:s text:c="8"/>"prevSize": 20,</text:p>
      <text:p text:style-name="Preformatted_20_Text"><text:s text:c="8"/>"name": "cog",</text:p>
      <text:p text:style-name="Preformatted_20_Text"><text:s text:c="8"/>"code": 59783</text:p>
      <text:p text:style-name="Preformatted_20_Text"><text:s text:c="6"/>},</text:p>
      <text:p text:style-name="Preformatted_20_Text"><text:s text:c="6"/>"setIdx": 1,</text:p>
      <text:p text:style-name="Preformatted_20_Text"><text:s text:c="6"/>"setId": 3,</text:p>
      <text:p text:style-name="Preformatted_20_Text"><text:s text:c="6"/>"iconIdx": 13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62.765 307.098c-21.658-17.92-54.118-14.848-72.090 6.758l-65.382 78.797c-17.92 21.658-14.899 54.17 6.707 72.038l403.866 334.95-194.918-427.725-78.182-64.819zM359.066 137.37l-93.184 42.445c-25.549 11.674-36.966 42.24-25.344 67.789l217.6 477.44 10.906-469.965-42.086-92.365c-11.776-25.6-42.291-37.018-67.891-25.344zM727.603 147.814c0.666-28.16-21.862-51.712-49.971-52.378l-102.4-2.355c-28.109-0.666-51.661 21.862-52.326 49.971l-12.237 524.442 214.528-418.15 2.406-101.53zM982.579 196.454l-91.085-46.746c-25.037-12.8-56.115-2.816-68.966 22.221l-327.219 637.747c-12.851 25.037-2.867 56.115 22.221 68.966l91.085 46.746c25.037 12.851 56.064 2.867 68.915-22.17l327.219-637.747c12.851-25.139 2.867-56.166-22.17-69.018zM655.309 834.202c-12.902 25.19-43.776 35.123-68.915 22.221-25.19-12.902-35.072-43.725-22.17-68.915s43.725-35.072 68.915-22.17c25.19 12.851 35.072 43.725 22.17 68.8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lour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oft-page-break/><text:s text:c="8"/>"id": 137,</text:p>
      <text:p text:style-name="Preformatted_20_Text"><text:s text:c="8"/>"order": 1205,</text:p>
      <text:p text:style-name="Preformatted_20_Text"><text:s text:c="8"/>"prevSize": 20,</text:p>
      <text:p text:style-name="Preformatted_20_Text"><text:s text:c="8"/>"name": "colours",</text:p>
      <text:p text:style-name="Preformatted_20_Text"><text:s text:c="8"/>"code": 59784</text:p>
      <text:p text:style-name="Preformatted_20_Text"><text:s text:c="6"/>},</text:p>
      <text:p text:style-name="Preformatted_20_Text"><text:s text:c="6"/>"setIdx": 1,</text:p>
      <text:p text:style-name="Preformatted_20_Text"><text:s text:c="6"/>"setId": 3,</text:p>
      <text:p text:style-name="Preformatted_20_Text"><text:s text:c="6"/>"iconIdx": 13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79.245 744.858c0 0 233.882-32.102 333.722-131.891s131.891-333.722 131.891-333.722-233.933 32.102-333.722 131.891-131.891 333.722-131.891 333.722zM461.67 461.568c41.882-41.882 122.112-71.68 190.925-90.214-18.483 68.71-48.384 149.504-90.112 191.078-27.802 27.904-73.011 27.904-100.813 0-27.904-27.802-27.904-72.96 0-100.864zM512.051 20.48c-271.514 0-491.571 220.058-491.571 491.52 0 271.514 220.058 491.571 491.571 491.571 271.411 0 491.52-220.058 491.52-491.571 0-271.462-220.109-491.52-491.52-491.52zM512 901.12c-214.886 0-389.12-174.182-389.12-389.12 0-214.886 174.182-389.12 389.12-389.12 214.886 0 389.171 174.182 389.171 389.12 0 214.886-174.285 389.12-389.171 389.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mpas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38,</text:p>
      <text:p text:style-name="Preformatted_20_Text"><text:s text:c="8"/>"order": 1206,</text:p>
      <text:p text:style-name="Preformatted_20_Text"><text:s text:c="8"/>"prevSize": 20,</text:p>
      <text:p text:style-name="Preformatted_20_Text"><text:s text:c="8"/>"name": "compass",</text:p>
      <text:p text:style-name="Preformatted_20_Text"><text:s text:c="8"/>"code": 59785</text:p>
      <text:p text:style-name="Preformatted_20_Text"><text:s text:c="6"/>},</text:p>
      <text:p text:style-name="Preformatted_20_Text"><text:s text:c="6"/>"setIdx": 1,</text:p>
      <text:p text:style-name="Preformatted_20_Text"><text:s text:c="6"/>"setId": 3,</text:p>
      <text:p text:style-name="Preformatted_20_Text"><text:s text:c="6"/>"iconIdx": 13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3.2 0h-409.6c-28.314 0-51.2 22.886-51.2 51.2v614.4c0 28.262 22.886 51.2 51.2 51.2h256v102.4h102.4v-102.4h-102.349v-102.4h102.349v-102.4h-102.4v102.4h-204.8v-512h307.2v204.8h102.4v-256c0-28.262-22.886-51.2-51.2-51.2zM409.6 358.4v51.2h102.4v-102.4h-51.2c-28.314 0-51.2 22.886-51.2 51.2zM614.4 1024h102.4v-102.4h-102.4v102.4zM614.4 409.6h102.4v-102.4h-102.4v102.4zM409.6 972.8c0 28.262 22.886 51.2 51.2 51.2h51.2v-102.4h-102.4v51.2zM870.4 307.2h-51.2v102.4h102.4v-51.2c0-28.262-22.886-51.2-51.2-51.2zM819.2 1024h51.2c28.314 0 51.2-22.938 51.2-51.2v-51.2h-102.4v102.4zM819.2 614.4h102.4v-102.4h-102.4v102.4zM819.2 819.2h102.4v-102.4h-102.4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opy"</text:p>
      <text:p text:style-name="Preformatted_20_Text"><text:s text:c="8"/>],</text:p>
      <text:p text:style-name="Preformatted_20_Text"><text:s text:c="8"/>"grid": 20</text:p>
      <text:p text:style-name="Preformatted_20_Text"><text:s text:c="6"/>},</text:p>
      <text:p text:style-name="Preformatted_20_Text"><text:soft-page-break/><text:s text:c="6"/>"attrs": [],</text:p>
      <text:p text:style-name="Preformatted_20_Text"><text:s text:c="6"/>"properties": {</text:p>
      <text:p text:style-name="Preformatted_20_Text"><text:s text:c="8"/>"id": 139,</text:p>
      <text:p text:style-name="Preformatted_20_Text"><text:s text:c="8"/>"order": 1207,</text:p>
      <text:p text:style-name="Preformatted_20_Text"><text:s text:c="8"/>"prevSize": 20,</text:p>
      <text:p text:style-name="Preformatted_20_Text"><text:s text:c="8"/>"name": "copy",</text:p>
      <text:p text:style-name="Preformatted_20_Text"><text:s text:c="8"/>"code": 59786</text:p>
      <text:p text:style-name="Preformatted_20_Text"><text:s text:c="6"/>},</text:p>
      <text:p text:style-name="Preformatted_20_Text"><text:s text:c="6"/>"setIdx": 1,</text:p>
      <text:p text:style-name="Preformatted_20_Text"><text:s text:c="6"/>"setId": 3,</text:p>
      <text:p text:style-name="Preformatted_20_Text"><text:s text:c="6"/>"iconIdx": 13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153.6h-819.2c-56.371 0-102.4 46.080-102.4 102.4v512c0 56.32 46.029 102.4 102.4 102.4h819.2c56.32 0 102.4-46.080 102.4-102.4v-512c0-56.32-46.080-102.4-102.4-102.4zM921.6 768h-819.2v-307.2h819.2v307.2zM921.6 307.2h-819.2v-51.2h819.2v51.2zM204.8 568.32v30.72h30.72v-30.72h-30.72zM389.12 629.709v30.771h61.44v-30.771h30.72v-30.72h30.72v-30.72h-61.44v30.72h-30.771v30.72h-30.669zM512 660.48v-30.771h-30.771v30.771h30.771zM358.4 660.48v-30.771h-61.44v30.771h61.44zM389.12 598.989h30.72v-30.72h-61.44v61.389h30.72v-30.669zM266.189 629.709h30.771v-30.72h30.72v-30.72h-61.44v30.72h-30.72v30.72h-30.72v30.771h61.389v-30.77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redit-car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40,</text:p>
      <text:p text:style-name="Preformatted_20_Text"><text:s text:c="8"/>"order": 1208,</text:p>
      <text:p text:style-name="Preformatted_20_Text"><text:s text:c="8"/>"prevSize": 20,</text:p>
      <text:p text:style-name="Preformatted_20_Text"><text:s text:c="8"/>"name": "credit-card",</text:p>
      <text:p text:style-name="Preformatted_20_Text"><text:s text:c="8"/>"code": 59787</text:p>
      <text:p text:style-name="Preformatted_20_Text"><text:s text:c="6"/>},</text:p>
      <text:p text:style-name="Preformatted_20_Text"><text:s text:c="6"/>"setIdx": 1,</text:p>
      <text:p text:style-name="Preformatted_20_Text"><text:s text:c="6"/>"setId": 3,</text:p>
      <text:p text:style-name="Preformatted_20_Text"><text:s text:c="6"/>"iconIdx": 13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3.2 857.856v114.944h-102.4v-109.722c-87.654-5.12-156.979-30.157-217.139-92.006l87.962-89.088c43.981 44.544 103.578 59.392 168.038 59.392 80.128 0 123.136-30.669 123.136-87.142 0-24.73-6.81-45.517-21.504-59.392-13.67-12.851-29.286-19.814-61.542-24.73l-84.070-11.878c-59.597-8.909-103.526-27.699-134.861-58.419-33.178-33.638-49.818-79.155-49.818-138.598 0-110.336 70.758-191.642 189.798-209.92v-100.096h102.4v98.918c70.758 7.424 126.208 31.744 174.848 79.411l-85.965 86.118c-43.981-42.598-96.717-48.486-142.694-48.486-72.294 0-107.469 40.55-107.469 89.088 0 17.818 5.888 36.659 20.531 50.483 13.67 12.902 36.147 23.757 64.512 27.699l82.022 11.878c63.539 8.909 103.578 26.726 132.915 54.426 37.171 35.635 53.76 87.142 53.76 149.504 0 115.2-80.23 187.494-192.461 207.61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oft-page-break/><text:s text:c="10"/>"credi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41,</text:p>
      <text:p text:style-name="Preformatted_20_Text"><text:s text:c="8"/>"order": 1209,</text:p>
      <text:p text:style-name="Preformatted_20_Text"><text:s text:c="8"/>"prevSize": 20,</text:p>
      <text:p text:style-name="Preformatted_20_Text"><text:s text:c="8"/>"name": "credit",</text:p>
      <text:p text:style-name="Preformatted_20_Text"><text:s text:c="8"/>"code": 59788</text:p>
      <text:p text:style-name="Preformatted_20_Text"><text:s text:c="6"/>},</text:p>
      <text:p text:style-name="Preformatted_20_Text"><text:s text:c="6"/>"setIdx": 1,</text:p>
      <text:p text:style-name="Preformatted_20_Text"><text:s text:c="6"/>"setId": 3,</text:p>
      <text:p text:style-name="Preformatted_20_Text"><text:s text:c="6"/>"iconIdx": 14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34.618 760.269c-24.013 24.013-62.925 24.013-86.886 0l-135.731-155.136-135.731 155.085c-24.013 24.013-62.925 24.013-86.886 0-24.013-24.013-24.013-62.925 0-86.886l141.21-161.28-141.261-161.382c-24.013-24.013-24.013-62.874 0-86.886s62.874-24.013 86.886 0l135.782 155.187 135.731-155.187c24.013-24.013 62.874-24.013 86.886 0s24.013 62.925 0 86.886l-141.21 161.382 141.21 161.28c24.013 24.013 24.013 62.925 0 86.93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ros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42,</text:p>
      <text:p text:style-name="Preformatted_20_Text"><text:s text:c="8"/>"order": 1210,</text:p>
      <text:p text:style-name="Preformatted_20_Text"><text:s text:c="8"/>"prevSize": 20,</text:p>
      <text:p text:style-name="Preformatted_20_Text"><text:s text:c="8"/>"name": "cross",</text:p>
      <text:p text:style-name="Preformatted_20_Text"><text:s text:c="8"/>"code": 59789</text:p>
      <text:p text:style-name="Preformatted_20_Text"><text:s text:c="6"/>},</text:p>
      <text:p text:style-name="Preformatted_20_Text"><text:s text:c="6"/>"setIdx": 1,</text:p>
      <text:p text:style-name="Preformatted_20_Text"><text:s text:c="6"/>"setId": 3,</text:p>
      <text:p text:style-name="Preformatted_20_Text"><text:s text:c="6"/>"iconIdx": 14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51.2c-219.085 0-355.328 72.192-347.904 130.816l73.83 689.51c2.97 23.552 113.715 101.171 274.074 101.274 160.307-0.102 271.104-77.722 273.971-101.325l73.83-689.51c7.424-58.573-128.717-130.765-347.802-130.765zM512 270.899c-160.358-0.102-274.074-57.19-274.074-78.592-0.051-21.197 113.766-78.387 274.074-78.285 160.307-0.102 274.125 57.088 273.971 78.285 0 21.402-113.664 78.49-273.971 78.59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up"</text:p>
      <text:p text:style-name="Preformatted_20_Text"><text:s text:c="8"/>],</text:p>
      <text:p text:style-name="Preformatted_20_Text"><text:s text:c="8"/>"grid": 20</text:p>
      <text:p text:style-name="Preformatted_20_Text"><text:s text:c="6"/>},</text:p>
      <text:p text:style-name="Preformatted_20_Text"><text:soft-page-break/><text:s text:c="6"/>"attrs": [],</text:p>
      <text:p text:style-name="Preformatted_20_Text"><text:s text:c="6"/>"properties": {</text:p>
      <text:p text:style-name="Preformatted_20_Text"><text:s text:c="8"/>"id": 143,</text:p>
      <text:p text:style-name="Preformatted_20_Text"><text:s text:c="8"/>"order": 1211,</text:p>
      <text:p text:style-name="Preformatted_20_Text"><text:s text:c="8"/>"prevSize": 20,</text:p>
      <text:p text:style-name="Preformatted_20_Text"><text:s text:c="8"/>"name": "cup",</text:p>
      <text:p text:style-name="Preformatted_20_Text"><text:s text:c="8"/>"code": 59790</text:p>
      <text:p text:style-name="Preformatted_20_Text"><text:s text:c="6"/>},</text:p>
      <text:p text:style-name="Preformatted_20_Text"><text:s text:c="6"/>"setIdx": 1,</text:p>
      <text:p text:style-name="Preformatted_20_Text"><text:s text:c="6"/>"setId": 3,</text:p>
      <text:p text:style-name="Preformatted_20_Text"><text:s text:c="6"/>"iconIdx": 14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88.928 512h-121.446v-10.496c-5.53-227.021-190.669-409.395-418.253-409.395-231.168 0-418.509 188.006-418.509 419.891s187.341 419.789 418.509 419.789c97.178 0 186.624-33.28 257.69-88.986l-71.987-77.005c-52.019 38.298-116.224 61.082-185.702 61.082-173.363 0-313.907-141.005-313.907-314.88s140.544-314.88 313.907-314.88c169.83 0 308.122 135.322 313.6 304.384v10.496h-136.806l178.893 199.373 184.013-199.37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w"</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44,</text:p>
      <text:p text:style-name="Preformatted_20_Text"><text:s text:c="8"/>"order": 1212,</text:p>
      <text:p text:style-name="Preformatted_20_Text"><text:s text:c="8"/>"prevSize": 20,</text:p>
      <text:p text:style-name="Preformatted_20_Text"><text:s text:c="8"/>"name": "cw",</text:p>
      <text:p text:style-name="Preformatted_20_Text"><text:s text:c="8"/>"code": 59791</text:p>
      <text:p text:style-name="Preformatted_20_Text"><text:s text:c="6"/>},</text:p>
      <text:p text:style-name="Preformatted_20_Text"><text:s text:c="6"/>"setIdx": 1,</text:p>
      <text:p text:style-name="Preformatted_20_Text"><text:s text:c="6"/>"setId": 3,</text:p>
      <text:p text:style-name="Preformatted_20_Text"><text:s text:c="6"/>"iconIdx": 14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82.419 728.269c-115.814-124.518-113.766-319.693 6.554-440.883 49.254-49.613 110.797-79.206 174.797-88.883l-3.533-106.342c-89.856 10.906-176.742 50.995-245.606 120.371-161.229 162.304-163.174 424.397-6.298 590.387l-89.139 89.702 282.112 15.411-0.768-298.701-118.118 118.938zM622.746 115.968l0.768 298.701 118.118-118.886c115.814 124.621 113.766 319.795-6.554 440.883-49.203 49.613-110.797 79.206-174.797 88.883l3.533 106.291c89.856-10.906 176.742-50.995 245.658-120.32 161.178-162.406 163.123-424.499 6.246-590.387l89.139-89.805-282.112-15.3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y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oft-page-break/><text:s text:c="8"/>"id": 145,</text:p>
      <text:p text:style-name="Preformatted_20_Text"><text:s text:c="8"/>"order": 1213,</text:p>
      <text:p text:style-name="Preformatted_20_Text"><text:s text:c="8"/>"prevSize": 20,</text:p>
      <text:p text:style-name="Preformatted_20_Text"><text:s text:c="8"/>"name": "cycle",</text:p>
      <text:p text:style-name="Preformatted_20_Text"><text:s text:c="8"/>"code": 59792</text:p>
      <text:p text:style-name="Preformatted_20_Text"><text:s text:c="6"/>},</text:p>
      <text:p text:style-name="Preformatted_20_Text"><text:s text:c="6"/>"setIdx": 1,</text:p>
      <text:p text:style-name="Preformatted_20_Text"><text:s text:c="6"/>"setId": 3,</text:p>
      <text:p text:style-name="Preformatted_20_Text"><text:s text:c="6"/>"iconIdx": 14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56.371 647.219c-43.162 69.786-180.992 120.883-344.371 120.883s-301.21-51.098-344.422-120.883c-9.114-14.848-13.978-6.912-13.978 0.358 0 7.373 0 102.502 0 102.502 0 99.328 160.461 202.24 358.4 202.24s358.4-102.912 358.4-202.189c0 0 0-95.13 0-102.502 0-7.322-4.915-15.258-14.029-0.41zM856.934 385.28c-42.496 61.696-180.838 107.008-344.934 107.008s-302.49-45.312-344.986-107.008c-8.755-12.698-13.414-5.786-13.414-0.102 0 5.786 0 120.678 0 120.678 0 90.214 160.461 163.277 358.4 163.277s358.4-73.114 358.4-163.277c0 0 0-114.893 0-120.678 0-5.683-4.71-12.595-13.466 0.102zM512 51.2c-197.939 0-358.4 60.416-358.4 134.81v64.512c0 78.899 160.461 142.899 358.4 142.899s358.4-64 358.4-142.899v-64.512c0-74.394-160.461-134.81-358.4-134.8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atabas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46,</text:p>
      <text:p text:style-name="Preformatted_20_Text"><text:s text:c="8"/>"order": 1214,</text:p>
      <text:p text:style-name="Preformatted_20_Text"><text:s text:c="8"/>"prevSize": 20,</text:p>
      <text:p text:style-name="Preformatted_20_Text"><text:s text:c="8"/>"name": "database",</text:p>
      <text:p text:style-name="Preformatted_20_Text"><text:s text:c="8"/>"code": 59793</text:p>
      <text:p text:style-name="Preformatted_20_Text"><text:s text:c="6"/>},</text:p>
      <text:p text:style-name="Preformatted_20_Text"><text:s text:c="6"/>"setIdx": 1,</text:p>
      <text:p text:style-name="Preformatted_20_Text"><text:s text:c="6"/>"setId": 3,</text:p>
      <text:p text:style-name="Preformatted_20_Text"><text:s text:c="6"/>"iconIdx": 14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07.2 0h-102.4c-28.262 0-51.2 22.938-51.2 51.2v102.4c0 28.262 22.938 51.2 51.2 51.2h102.4c28.262 0 51.2-22.938 51.2-51.2v-102.4c0-28.262-22.938-51.2-51.2-51.2zM563.2 0h-102.4c-28.262 0-51.2 22.938-51.2 51.2v102.4c0 28.262 22.938 51.2 51.2 51.2h102.4c28.262 0 51.2-22.938 51.2-51.2v-102.4c0-28.262-22.938-51.2-51.2-51.2zM819.2 0h-102.4c-28.262 0-51.2 22.938-51.2 51.2v102.4c0 28.262 22.938 51.2 51.2 51.2h102.4c28.262 0 51.2-22.938 51.2-51.2v-102.4c0-28.262-22.938-51.2-51.2-51.2zM307.2 256h-102.4c-28.262 0-51.2 22.938-51.2 51.2v102.4c0 28.262 22.938 51.2 51.2 51.2h102.4c28.262 0 51.2-22.938 51.2-51.2v-102.4c0-28.262-22.938-51.2-51.2-51.2zM563.2 256h-102.4c-28.262 0-51.2 22.938-51.2 51.2v102.4c0 28.262 22.938 51.2 51.2 51.2h102.4c28.262 0 51.2-22.938 51.2-51.2v-102.4c0-28.262-22.938-51.2-51.2-51.2zM819.2 256h-102.4c-28.262 0-51.2 22.938-51.2 51.2v102.4c0 28.262 22.938 51.2 51.2 51.2h102.4c28.262 0 51.2-22.938 51.2-51.2v-102.4c0-28.262-22.938-51.2-51.2-51.2zM307.2 512h-102.4c-28.262 0-51.2 22.938-51.2 51.2v102.4c0 28.262 22.938 51.2 51.2 51.2h102.4c28.262 0 51.2-22.938 51.2-51.2v-102.4c0-28.262-22.938-51.2-51.2-51.2zM563.2 512h-102.4c-28.262 0-51.2 22.938-51.2 51.2v102.4c0 28.262 22.938 51.2 51.2 51.2h102.4c28.262 0 51.2-22.938 51.2-51.2v-102.4c0-28.262-22.938-51.2-51.2-51.2zM563.2 819.2h-102.4c-28.262 0-<text:soft-page-break/>51.2 22.938-51.2 51.2v102.4c0 28.262 22.938 51.2 51.2 51.2h102.4c28.262 0 51.2-22.938 51.2-51.2v-102.4c0-28.262-22.938-51.2-51.2-51.2zM819.2 512h-102.4c-28.262 0-51.2 22.938-51.2 51.2v102.4c0 28.262 22.938 51.2 51.2 51.2h102.4c28.262 0 51.2-22.938 51.2-51.2v-102.4c0-28.262-22.938-51.2-51.2-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ial-pa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47,</text:p>
      <text:p text:style-name="Preformatted_20_Text"><text:s text:c="8"/>"order": 1215,</text:p>
      <text:p text:style-name="Preformatted_20_Text"><text:s text:c="8"/>"prevSize": 20,</text:p>
      <text:p text:style-name="Preformatted_20_Text"><text:s text:c="8"/>"name": "dial-pad",</text:p>
      <text:p text:style-name="Preformatted_20_Text"><text:s text:c="8"/>"code": 59794</text:p>
      <text:p text:style-name="Preformatted_20_Text"><text:s text:c="6"/>},</text:p>
      <text:p text:style-name="Preformatted_20_Text"><text:s text:c="6"/>"setIdx": 1,</text:p>
      <text:p text:style-name="Preformatted_20_Text"><text:s text:c="6"/>"setId": 3,</text:p>
      <text:p text:style-name="Preformatted_20_Text"><text:s text:c="6"/>"iconIdx": 14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4.672 99.379c-30.003-30.003-58.573-1.69-155.699 45.005-259.84 124.877-712.653 378.675-712.653 378.675l389.069 55.501 55.552 389.069c0 0 253.85-452.762 378.675-712.499 46.694-97.178 75.008-125.747 45.056-155.75zM831.283 199.475l-282.573 524.646-28.723-238.336 311.296-286.3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irectio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48,</text:p>
      <text:p text:style-name="Preformatted_20_Text"><text:s text:c="8"/>"order": 1216,</text:p>
      <text:p text:style-name="Preformatted_20_Text"><text:s text:c="8"/>"prevSize": 20,</text:p>
      <text:p text:style-name="Preformatted_20_Text"><text:s text:c="8"/>"name": "direction",</text:p>
      <text:p text:style-name="Preformatted_20_Text"><text:s text:c="8"/>"code": 59795</text:p>
      <text:p text:style-name="Preformatted_20_Text"><text:s text:c="6"/>},</text:p>
      <text:p text:style-name="Preformatted_20_Text"><text:s text:c="6"/>"setIdx": 1,</text:p>
      <text:p text:style-name="Preformatted_20_Text"><text:s text:c="6"/>"setId": 3,</text:p>
      <text:p text:style-name="Preformatted_20_Text"><text:s text:c="6"/>"iconIdx": 14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51.2h-614.4c-28.314 0-51.2 22.886-51.2 51.2v819.2c0 28.262 22.886 51.2 51.2 51.2h614.4c28.314 0 51.2-22.938 51.2-51.2v-819.2c0-28.262-22.886-51.2-51.2-51.2zM768 870.4h-512v-716.8h512v716.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oft-page-break/><text:s text:c="10"/>"documen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49,</text:p>
      <text:p text:style-name="Preformatted_20_Text"><text:s text:c="8"/>"order": 1217,</text:p>
      <text:p text:style-name="Preformatted_20_Text"><text:s text:c="8"/>"prevSize": 20,</text:p>
      <text:p text:style-name="Preformatted_20_Text"><text:s text:c="8"/>"name": "document",</text:p>
      <text:p text:style-name="Preformatted_20_Text"><text:s text:c="8"/>"code": 59796</text:p>
      <text:p text:style-name="Preformatted_20_Text"><text:s text:c="6"/>},</text:p>
      <text:p text:style-name="Preformatted_20_Text"><text:s text:c="6"/>"setIdx": 1,</text:p>
      <text:p text:style-name="Preformatted_20_Text"><text:s text:c="6"/>"setId": 3,</text:p>
      <text:p text:style-name="Preformatted_20_Text"><text:s text:c="6"/>"iconIdx": 14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93.178 379.648l-381.133-102.195-66.714-248.883c-5.581-20.787-27.904-32.87-49.818-27.085l-464.691 124.518c-21.914 5.837-35.123 27.546-29.542 48.333l165.376 617.011c5.581 20.787 27.853 32.922 49.715 26.982l184.986-49.51-25.19 94.106c-5.581 20.787 7.629 42.496 29.542 48.282l415.232 111.309c21.914 5.888 44.134-6.195 49.766-27.085l152.064-567.501c5.53-20.787-7.68-42.496-29.594-48.282zM83.61 185.907l400.896-107.315 148.378 553.882-400.896 107.315-148.378-553.882zM802.714 945.306l-348.877-95.386 27.443-102.502 199.731-53.606c21.914-5.786 35.226-27.494 29.594-48.282l-77.21-288.102 304.486 83.507-135.168 504.37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ocument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50,</text:p>
      <text:p text:style-name="Preformatted_20_Text"><text:s text:c="8"/>"order": 1218,</text:p>
      <text:p text:style-name="Preformatted_20_Text"><text:s text:c="8"/>"prevSize": 20,</text:p>
      <text:p text:style-name="Preformatted_20_Text"><text:s text:c="8"/>"name": "documents",</text:p>
      <text:p text:style-name="Preformatted_20_Text"><text:s text:c="8"/>"code": 59797</text:p>
      <text:p text:style-name="Preformatted_20_Text"><text:s text:c="6"/>},</text:p>
      <text:p text:style-name="Preformatted_20_Text"><text:s text:c="6"/>"setIdx": 1,</text:p>
      <text:p text:style-name="Preformatted_20_Text"><text:s text:c="6"/>"setId": 3,</text:p>
      <text:p text:style-name="Preformatted_20_Text"><text:s text:c="6"/>"iconIdx": 14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7.946 135.117c20.173-27.904 23.654-83.917 23.654-83.917h-819.2c0 0 3.482 56.013 23.654 83.917l334.746 428.083v307.2h-102.4c-102.4 0-102.4 102.4-102.4 102.4h512c0 0 0-102.4-102.4-102.4h-102.4v-307.2l334.746-428.083zM481.28 307.2c0-45.312 36.659-81.92 81.92-81.92s81.92 36.608 81.92 81.92c0 45.21-36.659 81.92-81.92 81.92s-81.92-36.71-81.92-81.9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rink"</text:p>
      <text:p text:style-name="Preformatted_20_Text"><text:s text:c="8"/>],</text:p>
      <text:p text:style-name="Preformatted_20_Text"><text:soft-page-break/><text:s text:c="8"/>"grid": 20</text:p>
      <text:p text:style-name="Preformatted_20_Text"><text:s text:c="6"/>},</text:p>
      <text:p text:style-name="Preformatted_20_Text"><text:s text:c="6"/>"attrs": [],</text:p>
      <text:p text:style-name="Preformatted_20_Text"><text:s text:c="6"/>"properties": {</text:p>
      <text:p text:style-name="Preformatted_20_Text"><text:s text:c="8"/>"id": 151,</text:p>
      <text:p text:style-name="Preformatted_20_Text"><text:s text:c="8"/>"order": 1219,</text:p>
      <text:p text:style-name="Preformatted_20_Text"><text:s text:c="8"/>"prevSize": 20,</text:p>
      <text:p text:style-name="Preformatted_20_Text"><text:s text:c="8"/>"name": "drink",</text:p>
      <text:p text:style-name="Preformatted_20_Text"><text:s text:c="8"/>"code": 59798</text:p>
      <text:p text:style-name="Preformatted_20_Text"><text:s text:c="6"/>},</text:p>
      <text:p text:style-name="Preformatted_20_Text"><text:s text:c="6"/>"setIdx": 1,</text:p>
      <text:p text:style-name="Preformatted_20_Text"><text:s text:c="6"/>"setId": 3,</text:p>
      <text:p text:style-name="Preformatted_20_Text"><text:s text:c="6"/>"iconIdx": 15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5.821 557.978l-162.355-405.862c-11.981-30.054-41.062-49.715-73.421-49.715h-456.090c-32.358 0-61.44 19.661-73.421 49.715l-162.355 405.862c-14.746 36.915-19.098 77.158-12.595 116.326l30.208 181.197c6.349 38.144 39.322 66.099 77.978 66.099h736.41c38.656 0 71.629-27.955 77.978-66.099l30.208-181.197c6.605-39.168 2.253-79.411-12.544-116.326zM868.301 780.544c-3.686 22.323-22.989 38.656-45.619 38.656h-621.363c-22.63 0-41.933-16.333-45.619-38.656l-18.688-112.282c-4.762-28.211 16.998-53.862 45.619-53.862h658.79c28.57 0 50.33 25.651 45.619 53.862l-18.739 112.28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riv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52,</text:p>
      <text:p text:style-name="Preformatted_20_Text"><text:s text:c="8"/>"order": 1220,</text:p>
      <text:p text:style-name="Preformatted_20_Text"><text:s text:c="8"/>"prevSize": 20,</text:p>
      <text:p text:style-name="Preformatted_20_Text"><text:s text:c="8"/>"name": "drive",</text:p>
      <text:p text:style-name="Preformatted_20_Text"><text:s text:c="8"/>"code": 59799</text:p>
      <text:p text:style-name="Preformatted_20_Text"><text:s text:c="6"/>},</text:p>
      <text:p text:style-name="Preformatted_20_Text"><text:s text:c="6"/>"setIdx": 1,</text:p>
      <text:p text:style-name="Preformatted_20_Text"><text:s text:c="6"/>"setId": 3,</text:p>
      <text:p text:style-name="Preformatted_20_Text"><text:s text:c="6"/>"iconIdx": 15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22.394 28.723c-1.382-11.008-19.456-11.008-20.787 0-45.21 363.878-276.378 438.886-276.378 691.814 0 156.314 131.277 282.982 286.771 282.982 155.443 0 286.72-126.72 286.72-282.982 0-252.928-231.117-327.936-276.326-691.814zM478.72 431.002c-3.021 11.213-6.298 22.733-9.677 34.714-20.531 72.909-43.827 155.597-43.827 251.187 0 51.814-30.618 70.195-59.187 70.195-32.717 0-59.187-26.778-59.187-59.699 0-112.998 54.374-186.829 102.4-251.904 15.104-20.378 29.286-39.68 40.806-58.88 5.274-8.806 19.456-8.397 25.907 0.307 3.021 4.096 4.045 9.318 2.765 14.08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rop"</text:p>
      <text:p text:style-name="Preformatted_20_Text"><text:s text:c="8"/>],</text:p>
      <text:p text:style-name="Preformatted_20_Text"><text:soft-page-break/><text:s text:c="8"/>"grid": 20</text:p>
      <text:p text:style-name="Preformatted_20_Text"><text:s text:c="6"/>},</text:p>
      <text:p text:style-name="Preformatted_20_Text"><text:s text:c="6"/>"attrs": [],</text:p>
      <text:p text:style-name="Preformatted_20_Text"><text:s text:c="6"/>"properties": {</text:p>
      <text:p text:style-name="Preformatted_20_Text"><text:s text:c="8"/>"id": 153,</text:p>
      <text:p text:style-name="Preformatted_20_Text"><text:s text:c="8"/>"order": 1221,</text:p>
      <text:p text:style-name="Preformatted_20_Text"><text:s text:c="8"/>"prevSize": 20,</text:p>
      <text:p text:style-name="Preformatted_20_Text"><text:s text:c="8"/>"name": "drop",</text:p>
      <text:p text:style-name="Preformatted_20_Text"><text:s text:c="8"/>"code": 59800</text:p>
      <text:p text:style-name="Preformatted_20_Text"><text:s text:c="6"/>},</text:p>
      <text:p text:style-name="Preformatted_20_Text"><text:s text:c="6"/>"setIdx": 1,</text:p>
      <text:p text:style-name="Preformatted_20_Text"><text:s text:c="6"/>"setId": 3,</text:p>
      <text:p text:style-name="Preformatted_20_Text"><text:s text:c="6"/>"iconIdx": 15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9.123 124.877c-73.83-73.882-129.28-62.822-129.28-62.822l-656.691 656.64-51.712 243.814 243.866-51.712 656.691-656.538c-0.051 0 11.059-55.45-62.874-129.382zM290.816 881.51l-83.149 17.92c-7.987-15.002-17.664-30.003-35.328-47.718-17.715-17.715-32.717-27.29-47.718-35.379l17.92-83.098 24.064-24.013c0 0 45.21 0.922 96.307 52.019 51.046 50.995 52.019 96.307 52.019 96.307l-24.115 23.96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di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54,</text:p>
      <text:p text:style-name="Preformatted_20_Text"><text:s text:c="8"/>"order": 1222,</text:p>
      <text:p text:style-name="Preformatted_20_Text"><text:s text:c="8"/>"prevSize": 20,</text:p>
      <text:p text:style-name="Preformatted_20_Text"><text:s text:c="8"/>"name": "edit",</text:p>
      <text:p text:style-name="Preformatted_20_Text"><text:s text:c="8"/>"code": 59801</text:p>
      <text:p text:style-name="Preformatted_20_Text"><text:s text:c="6"/>},</text:p>
      <text:p text:style-name="Preformatted_20_Text"><text:s text:c="6"/>"setIdx": 1,</text:p>
      <text:p text:style-name="Preformatted_20_Text"><text:s text:c="6"/>"setId": 3,</text:p>
      <text:p text:style-name="Preformatted_20_Text"><text:s text:c="6"/>"iconIdx": 15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47.93 623.206c0 43.008 12.237 60.16 44.237 60.16 71.322 0 116.736-90.88 116.736-242.022 0-231.014-168.346-341.606-378.522-341.606-216.218 0-412.877 144.998-412.877 419.021 0 261.734 172.032 404.275 436.224 404.275 89.702 0 149.914-9.83 242.022-40.55l19.763 82.278c-90.931 29.542-188.109 38.093-263.014 38.093-346.522 0-532.122-190.464-532.122-484.147 0-296.141 215.091-497.664 511.232-497.664 308.429 0 471.808 184.32 471.808 410.419 0 191.693-60.16 337.92-249.395 337.92-86.067 0-142.541-34.406-149.914-110.643-22.118 84.787-81.101 110.643-161.024 110.643-106.906 0-196.608-82.381-196.608-248.218 0-167.117 78.694-270.336 220.006-270.336 74.957 0 121.651 29.491 142.438 76.186l35.686-65.126h103.219v361.318h0.102zM596.838 461.005c0-67.533-50.432-95.846-92.211-95.846-45.466 0-95.795 36.813-95.795 144.998 0 86.016 38.093 133.939 95.795 133.939 40.55 0 92.211-25.805 92.211-97.075v-86.01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oft-page-break/><text:s text:c="10"/>"emai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55,</text:p>
      <text:p text:style-name="Preformatted_20_Text"><text:s text:c="8"/>"order": 1223,</text:p>
      <text:p text:style-name="Preformatted_20_Text"><text:s text:c="8"/>"prevSize": 20,</text:p>
      <text:p text:style-name="Preformatted_20_Text"><text:s text:c="8"/>"name": "email",</text:p>
      <text:p text:style-name="Preformatted_20_Text"><text:s text:c="8"/>"code": 59802</text:p>
      <text:p text:style-name="Preformatted_20_Text"><text:s text:c="6"/>},</text:p>
      <text:p text:style-name="Preformatted_20_Text"><text:s text:c="6"/>"setIdx": 1,</text:p>
      <text:p text:style-name="Preformatted_20_Text"><text:s text:c="6"/>"setId": 3,</text:p>
      <text:p text:style-name="Preformatted_20_Text"><text:s text:c="6"/>"iconIdx": 15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c271.411 0 491.52-220.058 491.52-491.571 0-271.411-220.109-491.469-491.52-491.469zM512 901.069c-214.886 0-389.12-174.182-389.12-389.12s174.182-389.069 389.12-389.069c214.886 0 389.171 174.182 389.171 389.12s-174.285 389.069-389.171 389.069zM384.051 499.2c42.394 0 76.749-40.090 76.749-89.6s-34.406-89.6-76.8-89.6-76.8 40.090-76.8 89.6 34.406 89.6 76.851 89.6zM640 499.2c42.445 0 76.8-40.090 76.8-89.6s-34.406-89.6-76.8-89.6-76.8 40.141-76.8 89.6 34.406 89.6 76.8 89.6zM734.259 580.403c-18.586-9.523-41.728-2.202-51.61 16.384-1.741 3.379-44.493 81.562-170.598 81.562-125.491 0-168.499-77.466-170.65-81.51-9.626-18.688-32.358-26.317-51.405-16.845-18.944 9.523-26.624 32.563-17.152 51.558 2.56 5.069 63.898 123.597 239.206 123.597 175.36 0 236.595-118.579 239.104-123.648 9.421-18.79 1.843-41.472-16.896-51.09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moji-happy"</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56,</text:p>
      <text:p text:style-name="Preformatted_20_Text"><text:s text:c="8"/>"order": 1224,</text:p>
      <text:p text:style-name="Preformatted_20_Text"><text:s text:c="8"/>"prevSize": 20,</text:p>
      <text:p text:style-name="Preformatted_20_Text"><text:s text:c="8"/>"name": "emoji-happy",</text:p>
      <text:p text:style-name="Preformatted_20_Text"><text:s text:c="8"/>"code": 59803</text:p>
      <text:p text:style-name="Preformatted_20_Text"><text:s text:c="6"/>},</text:p>
      <text:p text:style-name="Preformatted_20_Text"><text:s text:c="6"/>"setIdx": 1,</text:p>
      <text:p text:style-name="Preformatted_20_Text"><text:s text:c="6"/>"setId": 3,</text:p>
      <text:p text:style-name="Preformatted_20_Text"><text:s text:c="6"/>"iconIdx": 15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c271.411 0 491.52-220.058 491.52-491.571 0-271.411-220.109-491.469-491.52-491.469zM512 901.069c-214.886 0-389.12-174.182-389.12-389.12 0-214.886 174.182-389.12 389.12-389.12 214.886 0 389.12 174.182 389.12 389.12s-174.234 389.12-389.12 389.12zM640 320.051c-42.394 0-76.8 40.090-76.8 89.549s34.406 89.6 76.8 89.6c42.445 0 76.8-40.090 76.8-89.6s-34.355-89.549-76.8-89.549zM384.051 499.2c42.394 0 76.749-40.090 76.749-89.6s-34.406-89.6-76.8-89.6c-42.394 0-76.8 40.090-76.8 89.6s34.406 89.6 76.851 89.6zM665.6 627.2h-307.2c-21.197 0-38.4 <text:soft-page-break/>17.203-38.4 38.4s17.203 38.4 38.4 38.4h307.2c21.197 0 38.4-17.203 38.4-38.4 0-21.248-17.152-38.4-38.4-3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moji-neutra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57,</text:p>
      <text:p text:style-name="Preformatted_20_Text"><text:s text:c="8"/>"order": 1225,</text:p>
      <text:p text:style-name="Preformatted_20_Text"><text:s text:c="8"/>"prevSize": 20,</text:p>
      <text:p text:style-name="Preformatted_20_Text"><text:s text:c="8"/>"name": "emoji-neutral",</text:p>
      <text:p text:style-name="Preformatted_20_Text"><text:s text:c="8"/>"code": 59804</text:p>
      <text:p text:style-name="Preformatted_20_Text"><text:s text:c="6"/>},</text:p>
      <text:p text:style-name="Preformatted_20_Text"><text:s text:c="6"/>"setIdx": 1,</text:p>
      <text:p text:style-name="Preformatted_20_Text"><text:s text:c="6"/>"setId": 3,</text:p>
      <text:p text:style-name="Preformatted_20_Text"><text:s text:c="6"/>"iconIdx": 15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051 20.48c-271.514 0-491.571 220.058-491.571 491.52 0 271.514 220.058 491.571 491.571 491.571 271.411 0 491.52-220.058 491.52-491.571-0.051-271.462-220.16-491.52-491.52-491.52zM512 901.069c-214.886 0-389.12-174.182-389.12-389.12 0-214.886 174.182-389.12 389.12-389.12 214.886 0 389.12 174.182 389.12 389.12s-174.234 389.12-389.12 389.12zM640.051 499.2c42.394 0 76.8-40.090 76.8-89.6s-34.406-89.6-76.8-89.6c-42.394 0-76.8 40.090-76.8 89.6s34.355 89.6 76.8 89.6zM384.051 499.2c42.394 0 76.8-40.090 76.8-89.6s-34.406-89.6-76.8-89.6c-42.394 0-76.8 40.090-76.8 89.6s34.355 89.6 76.8 89.6zM512.102 576c-175.309 0-236.646 118.528-239.206 123.597-9.523 18.995-1.792 42.035 17.152 51.558 5.53 2.714 11.366 4.045 17.152 4.045 14.080 0 27.648-7.731 34.406-21.197 0.41-0.87 42.086-81.203 170.496-81.203 126.106 0 168.858 78.182 170.394 81.152 9.421 18.944 32.512 26.778 51.507 17.203 18.995-9.421 26.675-32.563 17.203-51.507-2.509-5.069-63.795-123.648-239.104-123.64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moji-sa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58,</text:p>
      <text:p text:style-name="Preformatted_20_Text"><text:s text:c="8"/>"order": 1226,</text:p>
      <text:p text:style-name="Preformatted_20_Text"><text:s text:c="8"/>"prevSize": 20,</text:p>
      <text:p text:style-name="Preformatted_20_Text"><text:s text:c="8"/>"name": "emoji-sad",</text:p>
      <text:p text:style-name="Preformatted_20_Text"><text:s text:c="8"/>"code": 59805</text:p>
      <text:p text:style-name="Preformatted_20_Text"><text:s text:c="6"/>},</text:p>
      <text:p text:style-name="Preformatted_20_Text"><text:s text:c="6"/>"setIdx": 1,</text:p>
      <text:p text:style-name="Preformatted_20_Text"><text:s text:c="6"/>"setId": 3,</text:p>
      <text:p text:style-name="Preformatted_20_Text"><text:s text:c="6"/>"iconIdx": 15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921.6 153.6h-489.165c-22.528 0-54.835 12.083-71.782 26.88l-347.955 304.538c-16.947 14.797-16.947 39.117 0 53.914l347.955 304.486c16.947 14.797 49.254 26.982 71.782 26.982h489.165c56.32 0 102.4-46.080 102.4-102.4v-512c0-56.32-46.080-102.4-102.4-102.4zM777.779 716.8l-130.918-130.918-130.867 130.918-73.882-73.882 130.867-130.918-130.867-130.918 73.882-73.882 130.918 130.816 130.816-130.816 73.933 73.882-130.867 130.918 130.918 130.816-73.933 73.9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ras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59,</text:p>
      <text:p text:style-name="Preformatted_20_Text"><text:s text:c="8"/>"order": 1227,</text:p>
      <text:p text:style-name="Preformatted_20_Text"><text:s text:c="8"/>"prevSize": 20,</text:p>
      <text:p text:style-name="Preformatted_20_Text"><text:s text:c="8"/>"name": "erase",</text:p>
      <text:p text:style-name="Preformatted_20_Text"><text:s text:c="8"/>"code": 59806</text:p>
      <text:p text:style-name="Preformatted_20_Text"><text:s text:c="6"/>},</text:p>
      <text:p text:style-name="Preformatted_20_Text"><text:s text:c="6"/>"setIdx": 1,</text:p>
      <text:p text:style-name="Preformatted_20_Text"><text:s text:c="6"/>"setId": 3,</text:p>
      <text:p text:style-name="Preformatted_20_Text"><text:s text:c="6"/>"iconIdx": 15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0.298 214.016l-161.485-124.16c-44.646-34.355-109.312-25.907-143.718 18.688l-430.080 557.926c-34.355 44.595-25.958 109.158 18.688 143.514l161.434 124.16c44.646 34.355 109.312 25.907 143.718-18.688l430.131-557.926c34.355-44.595 25.958-109.158-18.688-143.514zM437.658 843.11l-27.494 34.867c-7.782 10.086-19.712 15.872-32.717 15.872-6.349 0-15.821-1.485-24.832-8.397l-161.434-124.16c-8.602-6.605-14.080-16.23-15.514-27.136s1.434-21.606 8.038-30.157l27.494-34.867c7.782-10.086 19.712-15.923 32.768-15.923 6.349 0 15.821 1.485 24.832 8.397l161.485 124.16c8.602 6.605 14.080 16.23 15.514 27.136 1.331 10.906-1.536 21.606-8.141 30.20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ras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0,</text:p>
      <text:p text:style-name="Preformatted_20_Text"><text:s text:c="8"/>"order": 1228,</text:p>
      <text:p text:style-name="Preformatted_20_Text"><text:s text:c="8"/>"prevSize": 20,</text:p>
      <text:p text:style-name="Preformatted_20_Text"><text:s text:c="8"/>"name": "eraser",</text:p>
      <text:p text:style-name="Preformatted_20_Text"><text:s text:c="8"/>"code": 59807</text:p>
      <text:p text:style-name="Preformatted_20_Text"><text:s text:c="6"/>},</text:p>
      <text:p text:style-name="Preformatted_20_Text"><text:s text:c="6"/>"setIdx": 1,</text:p>
      <text:p text:style-name="Preformatted_20_Text"><text:s text:c="6"/>"setId": 3,</text:p>
      <text:p text:style-name="Preformatted_20_Text"><text:s text:c="6"/>"iconIdx": 15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768 768h-665.6v-460.8h132.864c0 0 35.277-45.875 111.104-102.4h-295.168c-28.314 0-51.2 22.989-51.2 51.2v563.2c0 28.314 22.886 51.2 51.2 51.2h768c28.314 0 51.2-22.886 51.2-51.2v-191.795l-102.4 84.224v56.371zM684.083 412.16v181.811l339.917-266.291-339.917-255.949v160.307c-412.723 0-412.723 407.962-412.723 407.962 116.838-191.898 188.723-227.84 412.723-227.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xpor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1,</text:p>
      <text:p text:style-name="Preformatted_20_Text"><text:s text:c="8"/>"order": 1229,</text:p>
      <text:p text:style-name="Preformatted_20_Text"><text:s text:c="8"/>"prevSize": 20,</text:p>
      <text:p text:style-name="Preformatted_20_Text"><text:s text:c="8"/>"name": "export",</text:p>
      <text:p text:style-name="Preformatted_20_Text"><text:s text:c="8"/>"code": 59808</text:p>
      <text:p text:style-name="Preformatted_20_Text"><text:s text:c="6"/>},</text:p>
      <text:p text:style-name="Preformatted_20_Text"><text:s text:c="6"/>"setIdx": 1,</text:p>
      <text:p text:style-name="Preformatted_20_Text"><text:s text:c="6"/>"setId": 3,</text:p>
      <text:p text:style-name="Preformatted_20_Text"><text:s text:c="6"/>"iconIdx": 16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25.28c-335.923 0-512 247.398-512 286.72 0 39.219 176.077 286.72 512 286.72 335.872 0 512-247.501 512-286.72 0-39.322-176.128-286.72-512-286.72zM512 732.518c-125.696 0-227.584-98.714-227.584-220.518s101.888-220.621 227.584-220.621c125.696 0 227.533 98.816 227.533 220.621s-101.837 220.518-227.533 220.518zM512 512c-20.838-22.886 33.946-110.285 0-110.285-62.874 0-113.818 49.408-113.818 110.285s50.944 110.285 113.818 110.285c62.822 0 113.818-49.408 113.818-110.285 0-28.006-96.102 19.405-113.818 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ey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2,</text:p>
      <text:p text:style-name="Preformatted_20_Text"><text:s text:c="8"/>"order": 1230,</text:p>
      <text:p text:style-name="Preformatted_20_Text"><text:s text:c="8"/>"prevSize": 20,</text:p>
      <text:p text:style-name="Preformatted_20_Text"><text:s text:c="8"/>"name": "eye",</text:p>
      <text:p text:style-name="Preformatted_20_Text"><text:s text:c="8"/>"code": 59809</text:p>
      <text:p text:style-name="Preformatted_20_Text"><text:s text:c="6"/>},</text:p>
      <text:p text:style-name="Preformatted_20_Text"><text:s text:c="6"/>"setIdx": 1,</text:p>
      <text:p text:style-name="Preformatted_20_Text"><text:s text:c="6"/>"setId": 3,</text:p>
      <text:p text:style-name="Preformatted_20_Text"><text:s text:c="6"/>"iconIdx": 16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17.805 1001.83c15.718-50.278 39.424-121.037 71.219-223.334 138.598-21.965 195.942 17.459 283.955-139.725-71.424 21.862-157.542-40.55-152.934-67.635 4.659-27.034 200.346 19.507 328.499-162.458-161.536 35.635-213.197-42.803-192.358-54.63 48.077-27.341 190.771-11.366 266.854-85.453 39.219-38.144 57.6-<text:soft-page-break/>130.867 41.626-163.942-19.149-39.987-135.987-99.635-200.397-94.003-64.41 5.581-165.427 245.248-195.43 243.405-29.901-1.894-35.994-107.418 16.333-205.466-55.142 24.422-156.211 100.301-187.904 165.171-59.034 120.678 5.53 397.619-15.155 407.45-20.736 9.882-90.419-127.027-111.206-189.133-28.416 95.181-29.082 190.515 53.914 317.133-31.283 83.098-48.384 178.739-50.995 227.379-1.229 38.861 37.069 47.206 43.981 25.24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eath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3,</text:p>
      <text:p text:style-name="Preformatted_20_Text"><text:s text:c="8"/>"order": 1231,</text:p>
      <text:p text:style-name="Preformatted_20_Text"><text:s text:c="8"/>"prevSize": 20,</text:p>
      <text:p text:style-name="Preformatted_20_Text"><text:s text:c="8"/>"name": "feather",</text:p>
      <text:p text:style-name="Preformatted_20_Text"><text:s text:c="8"/>"code": 59810</text:p>
      <text:p text:style-name="Preformatted_20_Text"><text:s text:c="6"/>},</text:p>
      <text:p text:style-name="Preformatted_20_Text"><text:s text:c="6"/>"setIdx": 1,</text:p>
      <text:p text:style-name="Preformatted_20_Text"><text:s text:c="6"/>"setId": 3,</text:p>
      <text:p text:style-name="Preformatted_20_Text"><text:s text:c="6"/>"iconIdx": 16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9.011 285.901c-478.157 694.682-314.47-13.312-718.694 325.478l91.904 361.421h-103.373l-187.648-737.792 94.72-33.997c453.069-331.315 216.474 297.984 800.614 64.205 18.637-7.526 33.536 4.608 22.477 20.68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a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4,</text:p>
      <text:p text:style-name="Preformatted_20_Text"><text:s text:c="8"/>"order": 1232,</text:p>
      <text:p text:style-name="Preformatted_20_Text"><text:s text:c="8"/>"prevSize": 20,</text:p>
      <text:p text:style-name="Preformatted_20_Text"><text:s text:c="8"/>"name": "flag",</text:p>
      <text:p text:style-name="Preformatted_20_Text"><text:s text:c="8"/>"code": 59811</text:p>
      <text:p text:style-name="Preformatted_20_Text"><text:s text:c="6"/>},</text:p>
      <text:p text:style-name="Preformatted_20_Text"><text:s text:c="6"/>"setIdx": 1,</text:p>
      <text:p text:style-name="Preformatted_20_Text"><text:s text:c="6"/>"setId": 3,</text:p>
      <text:p text:style-name="Preformatted_20_Text"><text:s text:c="6"/>"iconIdx": 16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48.314 972.698c-9.933-6.502 161.434-366.592 155.546-382.413-5.939-15.821-187.648-73.523-196.506-101.325-8.909-27.802 358.758-445.798 368.435-437.709 9.626 8.090-160.205 370.586-155.597 382.413 4.659 11.776 190.874 71.885 196.506 101.325 5.683 29.44-358.502 444.211-368.384 437.709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flas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5,</text:p>
      <text:p text:style-name="Preformatted_20_Text"><text:s text:c="8"/>"order": 1233,</text:p>
      <text:p text:style-name="Preformatted_20_Text"><text:s text:c="8"/>"prevSize": 20,</text:p>
      <text:p text:style-name="Preformatted_20_Text"><text:s text:c="8"/>"name": "flash",</text:p>
      <text:p text:style-name="Preformatted_20_Text"><text:s text:c="8"/>"code": 59812</text:p>
      <text:p text:style-name="Preformatted_20_Text"><text:s text:c="6"/>},</text:p>
      <text:p text:style-name="Preformatted_20_Text"><text:s text:c="6"/>"setIdx": 1,</text:p>
      <text:p text:style-name="Preformatted_20_Text"><text:s text:c="6"/>"setId": 3,</text:p>
      <text:p text:style-name="Preformatted_20_Text"><text:s text:c="6"/>"iconIdx": 16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6.288 147.661c-85.811-85.811-193.485-117.146-227.789-82.842l-138.035 138.035c-20.941 20.992-39.219 91.085-30.822 161.997l-417.843 417.843c-24.781 24.781-4.71 84.992 44.851 134.605s109.875 69.581 134.605 44.902l417.843-417.894c70.963 8.397 141.056-9.882 161.997-30.771l138.035-138.086c34.304-34.304 2.97-142.029-82.842-227.789zM416.819 565.197c-19.098-19.046-12.851-56.115 13.773-82.79 26.675-26.675 63.795-32.922 82.842-13.824 19.046 18.995 12.851 56.166-13.824 82.79-26.675 26.726-63.744 32.922-82.79 13.824zM762.419 261.53c-66.458-66.406-83.098-154.112-77.21-160 5.888-5.939 90.112 14.182 156.621 80.64 66.458 66.458 86.426 150.835 80.64 156.621-5.734 5.734-93.645-10.752-160.051-77.26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ashligh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6,</text:p>
      <text:p text:style-name="Preformatted_20_Text"><text:s text:c="8"/>"order": 1234,</text:p>
      <text:p text:style-name="Preformatted_20_Text"><text:s text:c="8"/>"prevSize": 20,</text:p>
      <text:p text:style-name="Preformatted_20_Text"><text:s text:c="8"/>"name": "flashlight",</text:p>
      <text:p text:style-name="Preformatted_20_Text"><text:s text:c="8"/>"code": 59813</text:p>
      <text:p text:style-name="Preformatted_20_Text"><text:s text:c="6"/>},</text:p>
      <text:p text:style-name="Preformatted_20_Text"><text:s text:c="6"/>"setIdx": 1,</text:p>
      <text:p text:style-name="Preformatted_20_Text"><text:s text:c="6"/>"setId": 3,</text:p>
      <text:p text:style-name="Preformatted_20_Text"><text:s text:c="6"/>"iconIdx": 16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4.413 762.317c25.498 19.251 81.613-60.314 99.43-46.848s-41.984 90.214-27.034 101.478c14.95 11.264 77.466-63.437 94.822-50.381 17.306 13.056-41.114 90.829-22.374 105.011 18.79 14.182 79.974-61.542 94.822-50.33s-39.578 92.006-22.374 104.96c17.203 13.005 75.827-64.666 90.112-53.862 14.336 10.803-43.213 89.242-17.715 108.493 25.498 19.2 274.944-458.957 274.944-458.957l-198.451-150.477c0 0-391.68 371.712-366.182 390.912zM666.778 42.547l-172.134 263.987 210.995 159.181 225.075-217.395c-26.982-76.954-176.128-196.762-263.936-205.773z"</text:p>
      <text:p text:style-name="Preformatted_20_Text"><text:s text:c="8"/>],</text:p>
      <text:p text:style-name="Preformatted_20_Text"><text:soft-page-break/><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at-brus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7,</text:p>
      <text:p text:style-name="Preformatted_20_Text"><text:s text:c="8"/>"order": 1235,</text:p>
      <text:p text:style-name="Preformatted_20_Text"><text:s text:c="8"/>"prevSize": 20,</text:p>
      <text:p text:style-name="Preformatted_20_Text"><text:s text:c="8"/>"name": "flat-brush",</text:p>
      <text:p text:style-name="Preformatted_20_Text"><text:s text:c="8"/>"code": 59814</text:p>
      <text:p text:style-name="Preformatted_20_Text"><text:s text:c="6"/>},</text:p>
      <text:p text:style-name="Preformatted_20_Text"><text:s text:c="6"/>"setIdx": 1,</text:p>
      <text:p text:style-name="Preformatted_20_Text"><text:s text:c="6"/>"setId": 3,</text:p>
      <text:p text:style-name="Preformatted_20_Text"><text:s text:c="6"/>"iconIdx": 16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42.336 143.309c-5.734-22.528-33.587-40.909-61.952-40.909h-736.768c-28.416 0-56.269 18.381-61.952 40.909l-10.291 61.491h881.203l-10.24-61.491zM993.894 256h-963.84c-17.51 0-31.181 15.053-29.542 32.512l47.258 597.453c1.946 20.173 18.944 35.635 39.219 35.635h849.971c20.326 0 37.274-15.462 39.219-35.635l47.258-597.453c1.69-17.459-12.032-32.512-29.542-32.512zM636.826 428.8c26.522 0 48.026 21.504 48.026 48.026s-21.504 48.026-48.026 48.026-48.026-21.555-48.026-48.077c0-26.47 21.504-47.974 48.026-47.974zM281.6 716.8l127.283-292.557 144.742 234.291 124.109-61.645 64.666 119.91h-460.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older-image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8,</text:p>
      <text:p text:style-name="Preformatted_20_Text"><text:s text:c="8"/>"order": 1236,</text:p>
      <text:p text:style-name="Preformatted_20_Text"><text:s text:c="8"/>"prevSize": 20,</text:p>
      <text:p text:style-name="Preformatted_20_Text"><text:s text:c="8"/>"name": "folder-images",</text:p>
      <text:p text:style-name="Preformatted_20_Text"><text:s text:c="8"/>"code": 59815</text:p>
      <text:p text:style-name="Preformatted_20_Text"><text:s text:c="6"/>},</text:p>
      <text:p text:style-name="Preformatted_20_Text"><text:s text:c="6"/>"setIdx": 1,</text:p>
      <text:p text:style-name="Preformatted_20_Text"><text:s text:c="6"/>"setId": 3,</text:p>
      <text:p text:style-name="Preformatted_20_Text"><text:s text:c="6"/>"iconIdx": 16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42.336 143.309c-5.734-22.528-33.587-40.909-61.952-40.909h-736.768c-28.416 0-56.269 18.381-61.952 40.909l-10.291 61.491h881.203l-10.24-61.491zM993.894 256h-963.84c-17.51 0-31.181 15.053-29.542 32.512l47.258 597.453c1.946 20.173 18.944 35.635 39.219 35.635h849.971c20.326 0 37.274-15.462 39.219-35.635l47.258-597.453c1.69-17.459-12.032-32.512-29.542-32.512zM611.43 641.075c-6.554 13.568-13.21 14.285-10.342 0 7.475-36.915 2.406-116.173-53.402-124.979v168.653c0 34.509-15.923 64.614-58.163 78.234-41.062 13.107-86.989-0.563-97.69-30.003-10.752-29.491 13.363-65.331 53.862-80.077 22.63-8.243 48.845-10.394 66.509-3.584v-239.718h35.533c-0.051 83.61 144.282 65.28 63.693 231.475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older-music"</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69,</text:p>
      <text:p text:style-name="Preformatted_20_Text"><text:s text:c="8"/>"order": 1237,</text:p>
      <text:p text:style-name="Preformatted_20_Text"><text:s text:c="8"/>"prevSize": 20,</text:p>
      <text:p text:style-name="Preformatted_20_Text"><text:s text:c="8"/>"name": "folder-music",</text:p>
      <text:p text:style-name="Preformatted_20_Text"><text:s text:c="8"/>"code": 59816</text:p>
      <text:p text:style-name="Preformatted_20_Text"><text:s text:c="6"/>},</text:p>
      <text:p text:style-name="Preformatted_20_Text"><text:s text:c="6"/>"setIdx": 1,</text:p>
      <text:p text:style-name="Preformatted_20_Text"><text:s text:c="6"/>"setId": 3,</text:p>
      <text:p text:style-name="Preformatted_20_Text"><text:s text:c="6"/>"iconIdx": 16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42.336 143.309c-5.734-22.528-33.587-40.909-61.952-40.909h-736.768c-28.416 0-56.269 18.381-61.952 40.909l-10.291 61.491h881.203l-10.24-61.491zM993.894 256h-963.84c-17.51 0-31.181 15.053-29.542 32.512l47.258 597.453c1.946 20.173 18.944 35.635 39.219 35.635h849.971c20.326 0 37.274-15.462 39.219-35.635l47.258-597.453c1.69-17.459-12.032-32.512-29.542-32.512zM409.6 716.8v-256l224.41 128-224.41 1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older-video"</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70,</text:p>
      <text:p text:style-name="Preformatted_20_Text"><text:s text:c="8"/>"order": 1238,</text:p>
      <text:p text:style-name="Preformatted_20_Text"><text:s text:c="8"/>"prevSize": 20,</text:p>
      <text:p text:style-name="Preformatted_20_Text"><text:s text:c="8"/>"name": "folder-video",</text:p>
      <text:p text:style-name="Preformatted_20_Text"><text:s text:c="8"/>"code": 59817</text:p>
      <text:p text:style-name="Preformatted_20_Text"><text:s text:c="6"/>},</text:p>
      <text:p text:style-name="Preformatted_20_Text"><text:s text:c="6"/>"setIdx": 1,</text:p>
      <text:p text:style-name="Preformatted_20_Text"><text:s text:c="6"/>"setId": 3,</text:p>
      <text:p text:style-name="Preformatted_20_Text"><text:s text:c="6"/>"iconIdx": 16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42.336 245.709c-5.683-22.528-33.536-40.909-61.952-40.909h-348.877c-28.365 0-68.096-16.282-88.166-36.198l-30.515-30.106c-20.070-19.917-59.75-36.096-88.115-36.096h-166.656c-28.416 0-54.221 22.886-57.344 50.893l-14.95 153.907h866.867l-10.291-61.491zM993.894 358.4h-963.789c-17.51 0-31.232 15.053-29.542 32.512l47.258 495.053c1.894 20.173 18.893 35.635 39.219 35.635h849.92c20.326 0 37.274-15.462 39.219-35.635l47.258-495.053c1.69-17.459-12.032-32.512-29.542-32.512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fold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71,</text:p>
      <text:p text:style-name="Preformatted_20_Text"><text:s text:c="8"/>"order": 1239,</text:p>
      <text:p text:style-name="Preformatted_20_Text"><text:s text:c="8"/>"prevSize": 20,</text:p>
      <text:p text:style-name="Preformatted_20_Text"><text:s text:c="8"/>"name": "folder",</text:p>
      <text:p text:style-name="Preformatted_20_Text"><text:s text:c="8"/>"code": 59818</text:p>
      <text:p text:style-name="Preformatted_20_Text"><text:s text:c="6"/>},</text:p>
      <text:p text:style-name="Preformatted_20_Text"><text:s text:c="6"/>"setIdx": 1,</text:p>
      <text:p text:style-name="Preformatted_20_Text"><text:s text:c="6"/>"setId": 3,</text:p>
      <text:p text:style-name="Preformatted_20_Text"><text:s text:c="6"/>"iconIdx": 17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14.4 607.949v223.078l358.4-342.528-358.4-336.486v203.93c-449.28 0-563.2 498.278-563.2 498.278 127.181-224.666 319.334-246.272 563.2-246.27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orwar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72,</text:p>
      <text:p text:style-name="Preformatted_20_Text"><text:s text:c="8"/>"order": 1240,</text:p>
      <text:p text:style-name="Preformatted_20_Text"><text:s text:c="8"/>"prevSize": 20,</text:p>
      <text:p text:style-name="Preformatted_20_Text"><text:s text:c="8"/>"name": "forward",</text:p>
      <text:p text:style-name="Preformatted_20_Text"><text:s text:c="8"/>"code": 59819</text:p>
      <text:p text:style-name="Preformatted_20_Text"><text:s text:c="6"/>},</text:p>
      <text:p text:style-name="Preformatted_20_Text"><text:s text:c="6"/>"setIdx": 1,</text:p>
      <text:p text:style-name="Preformatted_20_Text"><text:s text:c="6"/>"setId": 3,</text:p>
      <text:p text:style-name="Preformatted_20_Text"><text:s text:c="6"/>"iconIdx": 17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51.2c-251.29 0-409.6 77.414-409.6 153.651v102.4c0 47.002 307.2 307.2 307.2 307.2v307.2c-0.051 35.021 51.2 51.2 102.4 51.2s102.451-16.179 102.4-51.2v-307.2c0 0 307.2-260.198 307.2-307.2v-102.4c0-76.237-158.31-153.651-409.6-153.651zM512 313.498c-183.859-0.051-314.266-68.25-314.266-93.747-0.102-25.344 130.458-93.747 314.266-93.645 183.808-0.102 314.368 68.301 314.266 93.594 0 25.549-130.406 93.747-314.266 93.79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unne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oft-page-break/><text:s text:c="8"/>"id": 173,</text:p>
      <text:p text:style-name="Preformatted_20_Text"><text:s text:c="8"/>"order": 1241,</text:p>
      <text:p text:style-name="Preformatted_20_Text"><text:s text:c="8"/>"prevSize": 20,</text:p>
      <text:p text:style-name="Preformatted_20_Text"><text:s text:c="8"/>"name": "funnel",</text:p>
      <text:p text:style-name="Preformatted_20_Text"><text:s text:c="8"/>"code": 59820</text:p>
      <text:p text:style-name="Preformatted_20_Text"><text:s text:c="6"/>},</text:p>
      <text:p text:style-name="Preformatted_20_Text"><text:s text:c="6"/>"setIdx": 1,</text:p>
      <text:p text:style-name="Preformatted_20_Text"><text:s text:c="6"/>"setId": 3,</text:p>
      <text:p text:style-name="Preformatted_20_Text"><text:s text:c="6"/>"iconIdx": 17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95.533 479.283c-45.158-252.211-146.125-326.605-199.834-326.605-83.814 0-105.318 62.31-283.699 64.41-178.381-2.099-199.885-64.41-283.699-64.41-53.709 0-154.726 74.394-199.885 326.605-25.754 143.974-53.709 358.912 12.902 384.717 82.893 32.102 111.002-48.179 202.035-116.019 92.416-68.762 136.755-84.941 268.646-84.941s176.23 16.179 268.646 84.941c91.034 67.789 119.142 148.122 202.035 116.019 66.611-25.805 38.656-240.691 12.851-384.717zM307.2 512c-56.576 0-102.4-45.875-102.4-102.4 0-56.576 45.824-102.4 102.4-102.4s102.4 45.824 102.4 102.4c0 56.525-45.875 102.4-102.4 102.4zM665.6 512c-28.314 0-51.2-22.886-51.2-51.2s22.886-51.2 51.2-51.2c28.314 0 51.2 22.886 51.2 51.2s-22.886 51.2-51.2 51.2zM768 409.6c-28.314 0-51.2-22.886-51.2-51.2s22.886-51.2 51.2-51.2c28.314 0 51.2 22.886 51.2 51.2s-22.886 51.2-51.2 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ame-controll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74,</text:p>
      <text:p text:style-name="Preformatted_20_Text"><text:s text:c="8"/>"order": 1242,</text:p>
      <text:p text:style-name="Preformatted_20_Text"><text:s text:c="8"/>"prevSize": 20,</text:p>
      <text:p text:style-name="Preformatted_20_Text"><text:s text:c="8"/>"name": "game-controller",</text:p>
      <text:p text:style-name="Preformatted_20_Text"><text:s text:c="8"/>"code": 59821</text:p>
      <text:p text:style-name="Preformatted_20_Text"><text:s text:c="6"/>},</text:p>
      <text:p text:style-name="Preformatted_20_Text"><text:s text:c="6"/>"setIdx": 1,</text:p>
      <text:p text:style-name="Preformatted_20_Text"><text:s text:c="6"/>"setId": 3,</text:p>
      <text:p text:style-name="Preformatted_20_Text"><text:s text:c="6"/>"iconIdx": 17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16.102 696.32c-35.277 61.286-11.52 111.616 37.478 139.878 48.947 28.314 104.499 23.808 139.878-37.478 35.277-61.184 258.406-607.488 239.002-618.701s-381.030 455.066-416.358 516.301zM512 307.2c22.426 0 44.237 1.894 65.587 5.581 22.426-28.109 47.514-59.085 71.936-88.474-43.622-12.595-89.702-19.507-137.523-19.507-287.078 0-512 242.125-512 551.219 0 18.995 0.819 37.99 2.509 56.474 2.509 28.211 27.648 48.896 55.501 46.49 28.211-2.611 48.998-27.392 46.49-55.603-1.382-15.462-2.099-31.488-2.099-47.36 0-251.699 179.917-448.819 409.6-448.819zM881.613 371.2c-14.285 38.4-29.389 77.517-42.701 111.309 51.968 75.264 82.688 169.677 82.688 273.51 0 16.179-0.768 32.512-2.202 48.282-2.56 28.211 18.176 53.094 46.336 55.706 1.536 0.102 3.123 0.205 4.71 0.205 26.163 0 48.538-20.019 50.944-46.592 1.69-18.944 2.611-38.298 2.611-57.6 0-151.245-53.914-286.208-142.387-384.81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oft-page-break/><text:s text:c="8"/>"tags": [</text:p>
      <text:p text:style-name="Preformatted_20_Text"><text:s text:c="10"/>"gaug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75,</text:p>
      <text:p text:style-name="Preformatted_20_Text"><text:s text:c="8"/>"order": 1243,</text:p>
      <text:p text:style-name="Preformatted_20_Text"><text:s text:c="8"/>"prevSize": 20,</text:p>
      <text:p text:style-name="Preformatted_20_Text"><text:s text:c="8"/>"name": "gauge",</text:p>
      <text:p text:style-name="Preformatted_20_Text"><text:s text:c="8"/>"code": 59822</text:p>
      <text:p text:style-name="Preformatted_20_Text"><text:s text:c="6"/>},</text:p>
      <text:p text:style-name="Preformatted_20_Text"><text:s text:c="6"/>"setIdx": 1,</text:p>
      <text:p text:style-name="Preformatted_20_Text"><text:s text:c="6"/>"setId": 3,</text:p>
      <text:p text:style-name="Preformatted_20_Text"><text:s text:c="6"/>"iconIdx": 17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104 0-491.571 220.518-491.571 491.52s220.467 491.52 491.571 491.52c271.002 0 491.52-220.518 491.52-491.52s-220.518-491.52-491.52-491.52zM931.226 512c0 95.898-32.563 184.32-86.835 254.976-15.36-11.981-31.693-44.39-16.333-77.978 15.514-33.792 19.558-112.026 15.974-142.49-3.379-30.413-19.2-103.68-62.157-104.397-42.906-0.614-72.346-14.797-97.843-65.69-52.89-105.882 99.277-126.208 46.387-184.781-14.797-16.486-91.29 67.686-102.502-44.493-0.717-8.038 6.912-20.070 17.203-32.563 166.093 55.808 286.106 212.838 286.106 397.414zM454.4 96.922c-10.035 19.558-36.506 27.494-52.582 42.189-35.021 31.693-50.074 27.29-68.915 57.702-18.995 30.413-80.23 74.189-80.23 96.205s30.925 47.923 46.387 42.906c15.462-5.12 56.269-4.813 80.23 3.584 24.013 8.499 200.397 16.998 144.179 166.093-17.818 47.411-95.898 39.424-116.685 117.914-3.123 11.52-13.926 60.723-14.592 76.8-1.28 24.883 17.613 118.682-6.4 118.682-24.115 0-88.986-83.917-88.986-99.123s-16.794-68.506-16.794-114.176c0-45.619-77.722-44.902-77.722-105.574 0-54.682 42.138-81.92 32.666-108.186-9.267-26.112-83.302-26.982-114.176-30.208 53.914-139.827 180.736-243.61 333.619-264.806zM380.109 909.824c25.19-13.312 27.75-30.515 50.586-31.386 26.112-1.178 47.36-10.189 76.8-16.691 26.112-5.683 72.858-32.205 113.971-35.584 34.714-2.816 103.168 1.792 121.6 35.277-66.304 44.083-145.818 69.786-231.117 69.786-46.029 0-90.368-7.629-131.84-21.40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lob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76,</text:p>
      <text:p text:style-name="Preformatted_20_Text"><text:s text:c="8"/>"order": 1244,</text:p>
      <text:p text:style-name="Preformatted_20_Text"><text:s text:c="8"/>"prevSize": 20,</text:p>
      <text:p text:style-name="Preformatted_20_Text"><text:s text:c="8"/>"name": "globe",</text:p>
      <text:p text:style-name="Preformatted_20_Text"><text:s text:c="8"/>"code": 59823</text:p>
      <text:p text:style-name="Preformatted_20_Text"><text:s text:c="6"/>},</text:p>
      <text:p text:style-name="Preformatted_20_Text"><text:s text:c="6"/>"setIdx": 1,</text:p>
      <text:p text:style-name="Preformatted_20_Text"><text:s text:c="6"/>"setId": 3,</text:p>
      <text:p text:style-name="Preformatted_20_Text"><text:s text:c="6"/>"iconIdx": 17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169.062 626.586c23.757 96.205 53.965 138.291 154.726 182.374 100.813 44.032 148.685 92.16 188.211 92.16 39.475 0 84.378-42.086 185.139-86.221 100.813-44.083 73.882-57.498 97.638-153.702l-282.778 137.523-342.938-172.134zM998.963 375.603l-426.24-238.694c-33.382-18.688-88.064-18.688-121.446 0l-426.291 238.694c-33.382 18.688-33.382 49.306 0 67.994l426.24 238.694c33.382 18.688 88.064 18.688 121.446 0l275.558-154.317-298.803-69.99c-11.52 2.816-24.166 4.403-37.427 4.403-53.862 0-97.485-25.907-97.485-57.907 0-32.102 43.674-58.010 97.485-58.010 41.779 0 77.312 15.718 91.136 37.581l316.518 103.885 79.309-44.39c33.331-18.637 33.331-49.254 0-67.942zM868.71 827.904c-3.328 19.712 65.69 52.122 72.243-5.478 29.645-259.686-21.299-334.387-21.299-334.387l-71.424 39.987c0-0.051 60.57 57.6 20.48 299.87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raduation-ca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77,</text:p>
      <text:p text:style-name="Preformatted_20_Text"><text:s text:c="8"/>"order": 1245,</text:p>
      <text:p text:style-name="Preformatted_20_Text"><text:s text:c="8"/>"prevSize": 20,</text:p>
      <text:p text:style-name="Preformatted_20_Text"><text:s text:c="8"/>"name": "graduation-cap",</text:p>
      <text:p text:style-name="Preformatted_20_Text"><text:s text:c="8"/>"code": 59824</text:p>
      <text:p text:style-name="Preformatted_20_Text"><text:s text:c="6"/>},</text:p>
      <text:p text:style-name="Preformatted_20_Text"><text:s text:c="6"/>"setIdx": 1,</text:p>
      <text:p text:style-name="Preformatted_20_Text"><text:s text:c="6"/>"setId": 3,</text:p>
      <text:p text:style-name="Preformatted_20_Text"><text:s text:c="6"/>"iconIdx": 17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09.6 204.8h-153.6c-28.314 0-51.2 22.886-51.2 51.2v153.6c0 28.262 22.886 51.2 51.2 51.2h153.6c28.314 0 51.2-22.938 51.2-51.2v-153.6c0-28.262-22.886-51.2-51.2-51.2zM768 204.8h-153.6c-28.314 0-51.2 22.886-51.2 51.2v153.6c0 28.262 22.886 51.2 51.2 51.2h153.6c28.314 0 51.2-22.938 51.2-51.2v-153.6c0-28.262-22.886-51.2-51.2-51.2zM409.6 563.2h-153.6c-28.314 0-51.2 22.886-51.2 51.2v153.6c0 28.262 22.886 51.2 51.2 51.2h153.6c28.314 0 51.2-22.938 51.2-51.2v-153.6c0-28.262-22.886-51.2-51.2-51.2zM768 563.2h-153.6c-28.314 0-51.2 22.886-51.2 51.2v153.6c0 28.262 22.886 51.2 51.2 51.2h153.6c28.314 0 51.2-22.938 51.2-51.2v-153.6c0-28.262-22.886-51.2-51.2-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ri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78,</text:p>
      <text:p text:style-name="Preformatted_20_Text"><text:s text:c="8"/>"order": 1246,</text:p>
      <text:p text:style-name="Preformatted_20_Text"><text:s text:c="8"/>"prevSize": 20,</text:p>
      <text:p text:style-name="Preformatted_20_Text"><text:s text:c="8"/>"name": "grid",</text:p>
      <text:p text:style-name="Preformatted_20_Text"><text:s text:c="8"/>"code": 59825</text:p>
      <text:p text:style-name="Preformatted_20_Text"><text:s text:c="6"/>},</text:p>
      <text:p text:style-name="Preformatted_20_Text"><text:s text:c="6"/>"setIdx": 1,</text:p>
      <text:p text:style-name="Preformatted_20_Text"><text:s text:c="6"/>"setId": 3,</text:p>
      <text:p text:style-name="Preformatted_20_Text"><text:s text:c="6"/>"iconIdx": 177</text:p>
      <text:p text:style-name="Preformatted_20_Text"><text:soft-page-break/><text:s text:c="4"/>},</text:p>
      <text:p text:style-name="Preformatted_20_Text"><text:s text:c="4"/>{</text:p>
      <text:p text:style-name="Preformatted_20_Text"><text:s text:c="6"/>"icon": {</text:p>
      <text:p text:style-name="Preformatted_20_Text"><text:s text:c="8"/>"paths": [</text:p>
      <text:p text:style-name="Preformatted_20_Text"><text:s text:c="10"/>"M512 20.48c-271.514 0-491.571 220.058-491.571 491.52 0 271.514 220.058 491.571 491.571 491.571 271.411 0 491.52-220.058 491.52-491.571 0-271.462-220.109-491.52-491.52-491.52zM563.2 897.28v-231.68h-102.4v231.68c-173.875-22.835-311.296-160.205-334.182-334.080h231.782v-102.4h-231.782c22.886-173.875 160.307-311.245 334.182-334.080v231.68h102.4v-231.68c173.773 22.886 311.194 160.256 334.080 334.080h-231.68v102.4h231.68c-22.886 173.773-160.307 311.194-334.080 334.08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air-cros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79,</text:p>
      <text:p text:style-name="Preformatted_20_Text"><text:s text:c="8"/>"order": 1247,</text:p>
      <text:p text:style-name="Preformatted_20_Text"><text:s text:c="8"/>"prevSize": 20,</text:p>
      <text:p text:style-name="Preformatted_20_Text"><text:s text:c="8"/>"name": "hair-cross",</text:p>
      <text:p text:style-name="Preformatted_20_Text"><text:s text:c="8"/>"code": 59826</text:p>
      <text:p text:style-name="Preformatted_20_Text"><text:s text:c="6"/>},</text:p>
      <text:p text:style-name="Preformatted_20_Text"><text:s text:c="6"/>"setIdx": 1,</text:p>
      <text:p text:style-name="Preformatted_20_Text"><text:s text:c="6"/>"setId": 3,</text:p>
      <text:p text:style-name="Preformatted_20_Text"><text:s text:c="6"/>"iconIdx": 17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17.709 886.528c-2.918 8.909-9.882 18.79-21.299 22.118-8.243 2.406-280.986 81.408-289.382 83.61-24.013 6.4-40.704 1.69-51.661-7.987-16.691-14.694-209.562-145.92-452.864-158.31-26.010-1.28-13.261-99.891 61.082-99.891 50.944 0 199.885 37.018 217.856 18.995 13.875-13.926 20.173-96.205-37.734-239.77v0l-116.48-288.614c-11.059-27.392 2.253-58.522 29.594-69.581 27.392-11.059 58.624 2.202 69.581 29.594 0 0 91.699 227.226 101.683 251.853 9.882 24.576 22.067 33.894 35.328 28.774 11.827-4.506 14.285-12.39 7.117-36.301l-104.755-308.634c-9.523-27.955 5.427-58.266 33.382-67.789 28.006-9.574 58.419 5.427 67.84 33.382l99.635 293.478c8.806 25.805 18.125 39.322 32.87 33.075 8.858-3.738 8.243-17.306 5.888-29.133l-69.939-280.115c-7.168-28.723 10.291-57.702 38.963-64.87 28.672-7.117 57.6 10.24 64.819 38.963l64.512 258.15c9.421 37.939 18.074 51.61 33.075 47.872 15.309-3.738 14.592-16.333 12.493-26.726-4.864-24.32-44.646-221.594-44.646-221.594-5.274-26.368 11.776-51.968 38.093-57.242 26.266-5.274 51.917 11.776 57.139 38.042l48.538 241.203 0.051 0.051c0 0 0 0 0 0.051l29.082 144.64c6.349 27.29 13.619 52.992 23.040 78.182 55.552 147.917 26.573 284.877 17.101 314.52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an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0,</text:p>
      <text:p text:style-name="Preformatted_20_Text"><text:s text:c="8"/>"order": 1248,</text:p>
      <text:p text:style-name="Preformatted_20_Text"><text:soft-page-break/><text:s text:c="8"/>"prevSize": 20,</text:p>
      <text:p text:style-name="Preformatted_20_Text"><text:s text:c="8"/>"name": "hand",</text:p>
      <text:p text:style-name="Preformatted_20_Text"><text:s text:c="8"/>"code": 59827</text:p>
      <text:p text:style-name="Preformatted_20_Text"><text:s text:c="6"/>},</text:p>
      <text:p text:style-name="Preformatted_20_Text"><text:s text:c="6"/>"setIdx": 1,</text:p>
      <text:p text:style-name="Preformatted_20_Text"><text:s text:c="6"/>"setId": 3,</text:p>
      <text:p text:style-name="Preformatted_20_Text"><text:s text:c="6"/>"iconIdx": 17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80.128 212.787c-85.606-78.592-224.41-78.592-310.016 0l-58.112 53.299-58.163-53.299c-85.606-78.592-224.358-78.592-309.965 0-96.307 88.371-96.307 231.373 0 319.744l368.128 337.869 368.128-337.869c96.256-88.371 96.256-231.424 0-319.744zM825.549 480l-313.549 292.608-313.6-292.608c-31.59-29.030-43.827-66.918-43.827-107.213s7.066-73.37 38.707-102.349c27.904-25.651 65.434-39.782 105.626-39.782 40.141 0 77.67 24.371 105.574 50.074l107.52 93.44 107.469-93.491c27.955-25.702 65.434-50.074 105.626-50.074s77.722 14.131 105.626 39.782c31.642 28.979 38.656 62.054 38.656 102.349s-12.186 78.234-43.827 107.2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eart-outline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1,</text:p>
      <text:p text:style-name="Preformatted_20_Text"><text:s text:c="8"/>"order": 1249,</text:p>
      <text:p text:style-name="Preformatted_20_Text"><text:s text:c="8"/>"prevSize": 20,</text:p>
      <text:p text:style-name="Preformatted_20_Text"><text:s text:c="8"/>"name": "heart-outlined",</text:p>
      <text:p text:style-name="Preformatted_20_Text"><text:s text:c="8"/>"code": 59828</text:p>
      <text:p text:style-name="Preformatted_20_Text"><text:s text:c="6"/>},</text:p>
      <text:p text:style-name="Preformatted_20_Text"><text:s text:c="6"/>"setIdx": 1,</text:p>
      <text:p text:style-name="Preformatted_20_Text"><text:s text:c="6"/>"setId": 3,</text:p>
      <text:p text:style-name="Preformatted_20_Text"><text:s text:c="6"/>"iconIdx": 18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80.128 212.736c-85.606-78.541-224.41-78.541-310.016 0l-58.112 53.35-58.163-53.35c-85.606-78.541-224.358-78.541-309.965 0-96.307 88.422-96.307 231.424 0 319.795l368.128 337.869 368.128-337.869c96.256-88.371 96.256-231.424 0-319.79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ear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2,</text:p>
      <text:p text:style-name="Preformatted_20_Text"><text:s text:c="8"/>"order": 1250,</text:p>
      <text:p text:style-name="Preformatted_20_Text"><text:s text:c="8"/>"prevSize": 20,</text:p>
      <text:p text:style-name="Preformatted_20_Text"><text:s text:c="8"/>"name": "heart",</text:p>
      <text:p text:style-name="Preformatted_20_Text"><text:s text:c="8"/>"code": 59829</text:p>
      <text:p text:style-name="Preformatted_20_Text"><text:soft-page-break/><text:s text:c="6"/>},</text:p>
      <text:p text:style-name="Preformatted_20_Text"><text:s text:c="6"/>"setIdx": 1,</text:p>
      <text:p text:style-name="Preformatted_20_Text"><text:s text:c="6"/>"setId": 3,</text:p>
      <text:p text:style-name="Preformatted_20_Text"><text:s text:c="6"/>"iconIdx": 18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c271.411 0 491.52-220.058 491.52-491.571 0-271.411-220.109-491.469-491.52-491.469zM504.269 798.669h-2.611c-40.038-1.178-68.301-30.72-67.123-70.195 1.126-38.81 30.054-67.021 68.762-67.021l2.355 0.102c41.165 1.178 69.12 30.413 67.942 71.014-1.178 38.912-29.594 66.099-69.325 66.099zM672.768 464.282c-9.421 13.312-30.106 30.003-56.218 50.33l-28.774 19.814c-15.77 12.288-25.293 23.91-28.826 35.226-2.867 8.909-4.198 11.315-4.454 29.491v4.608h-109.824l0.307-9.318c1.382-38.093 2.304-60.621 18.125-79.206 24.832-29.082 79.616-64.41 81.92-65.894 7.885-5.888 14.49-12.595 19.405-19.814 11.52-15.923 16.589-28.416 16.589-40.602 0-17.101-5.018-32.922-15.002-46.899-9.626-13.619-27.904-20.378-54.323-20.378-26.214 0-44.186 8.294-54.886 25.395-11.059 17.459-16.64 35.84-16.64 54.63v4.71h-113.203l0.205-4.915c2.918-69.274 27.699-119.194 73.472-148.326 28.826-18.483 64.717-27.853 106.547-27.853 54.682 0 100.966 13.312 137.318 39.526 36.915 26.573 55.603 66.406 55.603 118.323-0.051 29.030-9.216 56.32-27.341 81.15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elp-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3,</text:p>
      <text:p text:style-name="Preformatted_20_Text"><text:s text:c="8"/>"order": 1251,</text:p>
      <text:p text:style-name="Preformatted_20_Text"><text:s text:c="8"/>"prevSize": 20,</text:p>
      <text:p text:style-name="Preformatted_20_Text"><text:s text:c="8"/>"name": "help-with-circle",</text:p>
      <text:p text:style-name="Preformatted_20_Text"><text:s text:c="8"/>"code": 59830</text:p>
      <text:p text:style-name="Preformatted_20_Text"><text:s text:c="6"/>},</text:p>
      <text:p text:style-name="Preformatted_20_Text"><text:s text:c="6"/>"setIdx": 1,</text:p>
      <text:p text:style-name="Preformatted_20_Text"><text:s text:c="6"/>"setId": 3,</text:p>
      <text:p text:style-name="Preformatted_20_Text"><text:s text:c="6"/>"iconIdx": 18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21.408 114.33c-58.368-42.086-131.686-63.13-219.955-63.13-67.123 0-123.802 14.797-169.83 44.442-73.062 46.387-111.872 125.184-116.582 236.288h169.318c0-32.41 9.472-63.488 28.314-93.594 18.893-30.003 50.944-45.005 96.154-45.005 45.978 0 77.67 12.186 94.925 36.506 17.357 24.422 26.010 51.405 26.010 80.998 0 25.805-12.902 49.408-28.518 70.81-8.55 12.493-19.814 24.013-33.843 34.509 0 0-91.802 58.88-132.096 106.189-23.347 27.392-25.446 68.506-27.546 127.386-0.102 4.198 1.485 12.902 16.128 12.902 14.694 0 118.579 0 131.635 0 13.107 0 15.821-9.677 15.974-14.029 0.922-21.402 3.277-32.41 7.219-44.8 7.373-23.398 27.546-43.776 50.125-61.389l46.592-32.102c42.086-32.819 75.622-59.699 90.47-80.794 25.293-34.611 43.11-77.312 43.11-128-0.051-82.688-29.235-144.998-87.603-187.187zM498.739 764.109c-58.317-1.792-106.445 38.605-108.288 101.888-1.792 63.181 43.93 105.011 102.298 106.701 60.877 1.792 107.725-37.222 109.619-100.506 1.741-63.283-42.701-106.291-103.629-108.08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oft-page-break/><text:s text:c="8"/>"tags": [</text:p>
      <text:p text:style-name="Preformatted_20_Text"><text:s text:c="10"/>"hel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4,</text:p>
      <text:p text:style-name="Preformatted_20_Text"><text:s text:c="8"/>"order": 1252,</text:p>
      <text:p text:style-name="Preformatted_20_Text"><text:s text:c="8"/>"prevSize": 20,</text:p>
      <text:p text:style-name="Preformatted_20_Text"><text:s text:c="8"/>"name": "help",</text:p>
      <text:p text:style-name="Preformatted_20_Text"><text:s text:c="8"/>"code": 59831</text:p>
      <text:p text:style-name="Preformatted_20_Text"><text:s text:c="6"/>},</text:p>
      <text:p text:style-name="Preformatted_20_Text"><text:s text:c="6"/>"setIdx": 1,</text:p>
      <text:p text:style-name="Preformatted_20_Text"><text:s text:c="6"/>"setId": 3,</text:p>
      <text:p text:style-name="Preformatted_20_Text"><text:s text:c="6"/>"iconIdx": 18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56.006 563.2h-85.606v307.2c0 22.784-9.933 51.2-51.2 51.2h-204.8v-307.2h-204.8v307.2h-204.8c-41.267 0-51.2-28.416-51.2-51.2v-307.2h-85.606c-30.618 0-24.064-16.589-3.072-38.298l410.829-411.238c9.984-10.342 23.091-15.462 36.25-15.974 13.158 0.512 26.266 5.581 36.25 15.974l410.778 411.187c21.043 21.76 27.597 38.349-3.021 38.34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om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5,</text:p>
      <text:p text:style-name="Preformatted_20_Text"><text:s text:c="8"/>"order": 1253,</text:p>
      <text:p text:style-name="Preformatted_20_Text"><text:s text:c="8"/>"prevSize": 20,</text:p>
      <text:p text:style-name="Preformatted_20_Text"><text:s text:c="8"/>"name": "home",</text:p>
      <text:p text:style-name="Preformatted_20_Text"><text:s text:c="8"/>"code": 59832</text:p>
      <text:p text:style-name="Preformatted_20_Text"><text:s text:c="6"/>},</text:p>
      <text:p text:style-name="Preformatted_20_Text"><text:s text:c="6"/>"setIdx": 1,</text:p>
      <text:p text:style-name="Preformatted_20_Text"><text:s text:c="6"/>"setId": 3,</text:p>
      <text:p text:style-name="Preformatted_20_Text"><text:s text:c="6"/>"iconIdx": 18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98.72 234.291c0-109.517 0-120.218 0-120.218 0-40.397-128.41-114.074-286.72-114.074-158.362 0-286.72 73.677-286.72 114.074 0 0 0 10.701 0 120.218 0 109.619 198.502 200.090 198.502 277.709 0 77.517-198.502 167.987-198.502 277.606s0 120.32 0 120.32c0 40.346 128.358 114.074 286.72 114.074 158.31 0 286.72-73.728 286.72-114.125 0 0 0-10.701 0-120.32s-198.502-200.090-198.502-277.606c0-77.568 198.502-168.038 198.502-277.658zM304.179 119.194c35.635-22.477 102.4-55.398 210.637-55.398 108.186 0 205.107 55.398 205.107 55.398 7.27 4.403 35.738 19.61 16.23 31.181-42.906 25.446-126.874 52.224-224.154 52.224s-178.381-29.491-221.389-54.989c-19.507-11.52 13.568-28.416 13.568-28.416zM537.651 512c0 61.082 50.995 100.403 105.011 152.883 39.475 38.298 93.491 90.778 93.491 124.672v67.994c-49.664-24.73-198.246-48.896-198.246-128.205 0-40.090-51.866-40.090-51.866 0 0 79.309-148.582 103.475-198.246 128.205v-67.994c0-33.894 54.067-86.426 93.491-124.672 54.016-52.48 105.011-91.802 105.011-152.883s-50.995-100.403-105.011-152.883c-39.475-38.4-93.491-90.88-93.491-124.826l-2.355-51.098c52.531 28.314 135.782 55.194 226.56 55.194 90.726 0 174.387-26.88 226.97-<text:soft-page-break/>55.194l-2.816 51.098c0 33.894-54.067 86.426-93.491 124.826-53.965 52.48-105.011 91.802-105.011 152.88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hour-glas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6,</text:p>
      <text:p text:style-name="Preformatted_20_Text"><text:s text:c="8"/>"order": 1254,</text:p>
      <text:p text:style-name="Preformatted_20_Text"><text:s text:c="8"/>"prevSize": 20,</text:p>
      <text:p text:style-name="Preformatted_20_Text"><text:s text:c="8"/>"name": "hour-glass",</text:p>
      <text:p text:style-name="Preformatted_20_Text"><text:s text:c="8"/>"code": 59833</text:p>
      <text:p text:style-name="Preformatted_20_Text"><text:s text:c="6"/>},</text:p>
      <text:p text:style-name="Preformatted_20_Text"><text:s text:c="6"/>"setIdx": 1,</text:p>
      <text:p text:style-name="Preformatted_20_Text"><text:s text:c="6"/>"setId": 3,</text:p>
      <text:p text:style-name="Preformatted_20_Text"><text:s text:c="6"/>"iconIdx": 18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153.6h-819.2c-28.314 0-51.2 22.886-51.2 51.2v614.4c0 28.262 22.886 51.2 51.2 51.2h819.2c28.314 0 51.2-22.938 51.2-51.2v-614.4c0-28.262-22.886-51.2-51.2-51.2zM678.4 332.8c35.328 0 64 28.672 64 64s-28.672 64-64 64-64-28.672-64-64 28.672-64 64-64zM204.8 716.8l169.677-390.093 192.973 312.422 165.427-82.176 86.323 159.846h-614.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image-inverte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7,</text:p>
      <text:p text:style-name="Preformatted_20_Text"><text:s text:c="8"/>"order": 1255,</text:p>
      <text:p text:style-name="Preformatted_20_Text"><text:s text:c="8"/>"prevSize": 20,</text:p>
      <text:p text:style-name="Preformatted_20_Text"><text:s text:c="8"/>"name": "image-inverted",</text:p>
      <text:p text:style-name="Preformatted_20_Text"><text:s text:c="8"/>"code": 59834</text:p>
      <text:p text:style-name="Preformatted_20_Text"><text:s text:c="6"/>},</text:p>
      <text:p text:style-name="Preformatted_20_Text"><text:s text:c="6"/>"setIdx": 1,</text:p>
      <text:p text:style-name="Preformatted_20_Text"><text:s text:c="6"/>"setId": 3,</text:p>
      <text:p text:style-name="Preformatted_20_Text"><text:s text:c="6"/>"iconIdx": 18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2.8 102.4h-921.6c-28.314 0-51.2 22.886-51.2 51.2v716.8c0 28.262 22.886 51.2 51.2 51.2h921.6c28.314 0 51.2-22.938 51.2-51.2v-716.8c0-28.262-22.886-51.2-51.2-51.2zM921.6 819.2h-819.2v-614.4h819.2v614.4zM732.928 556.902l-165.427 82.176-193.024-312.371-169.677 390.093h614.4l-86.272-159.898zM678.4 460.8c35.328 0 64-28.672 64-64s-28.672-64-64-64-64 28.672-64 64 28.672 64 64 64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imag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8,</text:p>
      <text:p text:style-name="Preformatted_20_Text"><text:s text:c="8"/>"order": 1256,</text:p>
      <text:p text:style-name="Preformatted_20_Text"><text:s text:c="8"/>"prevSize": 20,</text:p>
      <text:p text:style-name="Preformatted_20_Text"><text:s text:c="8"/>"name": "image",</text:p>
      <text:p text:style-name="Preformatted_20_Text"><text:s text:c="8"/>"code": 59835</text:p>
      <text:p text:style-name="Preformatted_20_Text"><text:s text:c="6"/>},</text:p>
      <text:p text:style-name="Preformatted_20_Text"><text:s text:c="6"/>"setIdx": 1,</text:p>
      <text:p text:style-name="Preformatted_20_Text"><text:s text:c="6"/>"setId": 3,</text:p>
      <text:p text:style-name="Preformatted_20_Text"><text:s text:c="6"/>"iconIdx": 18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6.8 315.904l-104.755-288.512c-7.731-21.299-30.464-32.614-50.637-25.19l-696.218 254.106c-20.173 7.373-30.362 30.566-22.579 51.866l110.387 304.179v-162.97c0-73.626 58.778-133.478 131.072-133.478h183.962l219.392-154.010 126.925 154.010h102.451zM984.986 409.6h-740.915c-21.504 0-39.014 17.101-39.014 39.782v482.304c0.051 22.733 17.562 41.114 39.014 41.114h740.915c21.504 0 39.014-18.381 39.014-41.114v-482.304c0-22.682-17.51-39.782-39.014-39.782zM921.6 870.4h-614.4v-102.4l101.581-205.722 141.722 175.923 133.018-136.294 170.906-61.696 67.174 176.589v153.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image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89,</text:p>
      <text:p text:style-name="Preformatted_20_Text"><text:s text:c="8"/>"order": 1257,</text:p>
      <text:p text:style-name="Preformatted_20_Text"><text:s text:c="8"/>"prevSize": 20,</text:p>
      <text:p text:style-name="Preformatted_20_Text"><text:s text:c="8"/>"name": "images",</text:p>
      <text:p text:style-name="Preformatted_20_Text"><text:s text:c="8"/>"code": 59836</text:p>
      <text:p text:style-name="Preformatted_20_Text"><text:s text:c="6"/>},</text:p>
      <text:p text:style-name="Preformatted_20_Text"><text:s text:c="6"/>"setIdx": 1,</text:p>
      <text:p text:style-name="Preformatted_20_Text"><text:s text:c="6"/>"setId": 3,</text:p>
      <text:p text:style-name="Preformatted_20_Text"><text:s text:c="6"/>"iconIdx": 18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85.754 488.55c-19.866-21.299-115.968-116.275-159.846-159.642-13.466-13.261-32.717-21.709-52.89-21.709h-522.035c-20.173 0-39.424 8.448-52.89 21.709-43.93 43.366-139.981 138.291-159.846 159.642-24.832 26.675-37.018 46.182-31.949 74.189s23.859 135.885 28.467 157.389c4.506 21.453 35.021 47.872 63.488 47.872h827.494c28.467 0 58.982-26.419 63.539-47.872 4.557-21.504 23.398-129.382 28.467-157.389s-7.117-47.565-32-74.189zM717.517 512.154c-5.171 0-9.882 2.662-12.186 6.81l-41.472 95.437h-303.718l-41.421-95.437c-2.304-4.147-7.014-6.81-12.186-6.81h-179.917l103.526-102.554h563.712l103.578 102.554h-179.917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inbox"</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90,</text:p>
      <text:p text:style-name="Preformatted_20_Text"><text:s text:c="8"/>"order": 1258,</text:p>
      <text:p text:style-name="Preformatted_20_Text"><text:s text:c="8"/>"prevSize": 20,</text:p>
      <text:p text:style-name="Preformatted_20_Text"><text:s text:c="8"/>"name": "inbox",</text:p>
      <text:p text:style-name="Preformatted_20_Text"><text:s text:c="8"/>"code": 59837</text:p>
      <text:p text:style-name="Preformatted_20_Text"><text:s text:c="6"/>},</text:p>
      <text:p text:style-name="Preformatted_20_Text"><text:s text:c="6"/>"setIdx": 1,</text:p>
      <text:p text:style-name="Preformatted_20_Text"><text:s text:c="6"/>"setId": 3,</text:p>
      <text:p text:style-name="Preformatted_20_Text"><text:s text:c="6"/>"iconIdx": 18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4.182 286.72c-106.445 0-223.13 59.29-302.182 149.299-79.104-90.010-195.84-149.299-302.285-149.299-101.376 0-209.715 59.187-209.715 225.28s108.339 225.178 209.715 225.28v0c106.445 0 223.13-59.29 302.234-149.299 79.053 90.010 195.738 149.299 302.182 149.299 101.427 0 209.869-59.187 209.869-225.28s-108.442-225.28-209.818-225.28zM209.715 647.219c-77.414 0-117.555-45.517-117.555-135.219s40.141-135.219 117.555-135.219c85.658 0 185.037 55.603 246.118 135.219-61.082 79.616-160.461 135.219-246.118 135.219zM814.182 647.219c-85.658 0-185.037-55.603-246.118-135.219 61.030-79.616 160.512-135.219 246.118-135.219 77.414 0 117.658 45.517 117.658 135.219s-40.243 135.219-117.658 135.21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infinity"</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91,</text:p>
      <text:p text:style-name="Preformatted_20_Text"><text:s text:c="8"/>"order": 1259,</text:p>
      <text:p text:style-name="Preformatted_20_Text"><text:s text:c="8"/>"prevSize": 20,</text:p>
      <text:p text:style-name="Preformatted_20_Text"><text:s text:c="8"/>"name": "infinity",</text:p>
      <text:p text:style-name="Preformatted_20_Text"><text:s text:c="8"/>"code": 59838</text:p>
      <text:p text:style-name="Preformatted_20_Text"><text:s text:c="6"/>},</text:p>
      <text:p text:style-name="Preformatted_20_Text"><text:s text:c="6"/>"setIdx": 1,</text:p>
      <text:p text:style-name="Preformatted_20_Text"><text:s text:c="6"/>"setId": 3,</text:p>
      <text:p text:style-name="Preformatted_20_Text"><text:s text:c="6"/>"iconIdx": 19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514 0-491.571 220.058-491.571 491.52 0 271.514 220.058 491.571 491.571 491.571 271.411 0 491.52-220.058 491.52-491.571 0-271.462-220.109-491.52-491.52-491.52zM557.875 197.939c47.923 0 62.003 27.802 62.003 59.597 0 39.68-31.744 76.39-85.965 76.39-45.363 0-66.97-22.784-65.638-60.518 0-31.795 26.573-75.469 89.6-75.469zM435.098 806.4c-32.768 0-56.678-19.917-33.792-107.213l37.53-154.88c6.502-24.781 7.578-34.714 0-34.714-9.779 0-52.326 17.101-77.414 33.997l-16.333-26.778c79.616-66.509 171.162-105.523 210.33-105.523 32.768 0 38.195 38.707 21.862 98.304l-43.008 162.816c-7.629 28.774-4.352 38.707 3.277 38.707 9.83 0 41.984-11.878 73.626-36.813l18.534 24.883c-77.466 77.414-161.894 107.213-194.611 107.213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info-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92,</text:p>
      <text:p text:style-name="Preformatted_20_Text"><text:s text:c="8"/>"order": 1260,</text:p>
      <text:p text:style-name="Preformatted_20_Text"><text:s text:c="8"/>"prevSize": 20,</text:p>
      <text:p text:style-name="Preformatted_20_Text"><text:s text:c="8"/>"name": "info-with-circle",</text:p>
      <text:p text:style-name="Preformatted_20_Text"><text:s text:c="8"/>"code": 59839</text:p>
      <text:p text:style-name="Preformatted_20_Text"><text:s text:c="6"/>},</text:p>
      <text:p text:style-name="Preformatted_20_Text"><text:s text:c="6"/>"setIdx": 1,</text:p>
      <text:p text:style-name="Preformatted_20_Text"><text:s text:c="6"/>"setId": 3,</text:p>
      <text:p text:style-name="Preformatted_20_Text"><text:s text:c="6"/>"iconIdx": 19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36.518 0c68.608 0 102.912 46.694 102.912 100.198 0 66.816-59.597 128.614-137.165 128.614-64.973 0-102.861-38.4-101.069-101.888 0-53.402 45.107-126.925 135.322-126.925zM425.421 1024c-54.17 0-93.85-33.382-55.962-180.429l62.157-260.71c10.803-41.677 12.595-58.419 0-58.419-16.23 0-86.477 28.774-128.102 57.19l-27.034-45.056c131.686-111.923 283.187-177.51 348.211-177.51 54.118 0 63.13 65.178 36.096 165.376l-71.219 274.022c-12.595 48.384-7.219 65.075 5.427 65.075 16.23 0 69.478-20.070 121.805-61.798l30.72 41.677c-128.102 130.406-268.032 180.582-322.099 180.58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info"</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93,</text:p>
      <text:p text:style-name="Preformatted_20_Text"><text:s text:c="8"/>"order": 1261,</text:p>
      <text:p text:style-name="Preformatted_20_Text"><text:s text:c="8"/>"prevSize": 20,</text:p>
      <text:p text:style-name="Preformatted_20_Text"><text:s text:c="8"/>"name": "info",</text:p>
      <text:p text:style-name="Preformatted_20_Text"><text:s text:c="8"/>"code": 59840</text:p>
      <text:p text:style-name="Preformatted_20_Text"><text:s text:c="6"/>},</text:p>
      <text:p text:style-name="Preformatted_20_Text"><text:s text:c="6"/>"setIdx": 1,</text:p>
      <text:p text:style-name="Preformatted_20_Text"><text:s text:c="6"/>"setId": 3,</text:p>
      <text:p text:style-name="Preformatted_20_Text"><text:s text:c="6"/>"iconIdx": 19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05.779 241.92c-25.754-152.422-164.864-254.31-310.733-227.379-145.92 26.88-269.107 144.179-243.354 296.704 5.478 32.819 20.89 84.173 39.066 121.088l-264.96 395.418c-9.779 14.592-15.309 40.909-12.39 58.419l17.050 100.915c2.97 17.51 19.046 29.286 35.84 26.317l77.619-14.387c16.794-3.021 38.093-17.818 47.309-32.717l104.806-169.523 0.922-1.126 70.963-13.107 122.368-198.605c40.192 7.117 97.894 4.71 131.994-1.587 145.818-26.931 209.254-187.904 183.501-340.429zM776.499 320.102c-40.141 59.904-81.101 17.715-138.394-24.32-57.293-<text:soft-page-break/>41.882-109.312-67.686-69.222-127.59 40.141-59.904 119.091-74.496 176.486-32.512 57.344 41.933 71.219 124.518 31.13 184.42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key"</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94,</text:p>
      <text:p text:style-name="Preformatted_20_Text"><text:s text:c="8"/>"order": 1262,</text:p>
      <text:p text:style-name="Preformatted_20_Text"><text:s text:c="8"/>"prevSize": 20,</text:p>
      <text:p text:style-name="Preformatted_20_Text"><text:s text:c="8"/>"name": "key",</text:p>
      <text:p text:style-name="Preformatted_20_Text"><text:s text:c="8"/>"code": 59841</text:p>
      <text:p text:style-name="Preformatted_20_Text"><text:s text:c="6"/>},</text:p>
      <text:p text:style-name="Preformatted_20_Text"><text:s text:c="6"/>"setIdx": 1,</text:p>
      <text:p text:style-name="Preformatted_20_Text"><text:s text:c="6"/>"setId": 3,</text:p>
      <text:p text:style-name="Preformatted_20_Text"><text:s text:c="6"/>"iconIdx": 19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52.32 204.8h-880.64c-39.475 0-71.68 32.205-71.68 71.68v471.040c0 39.373 32.205 71.68 71.629 71.68h880.64c39.424 0 71.68-32.307 71.68-71.68v-471.040c0.051-39.475-32.256-71.68-71.629-71.68zM563.2 307.2h102.4v102.4h-102.4v-102.4zM716.8 460.8v102.4h-102.4v-102.4h102.4zM409.6 307.2h102.4v102.4h-102.4v-102.4zM563.2 460.8v102.4h-102.4v-102.4h102.4zM256 307.2h102.4v102.4h-102.4v-102.4zM409.6 460.8v102.4h-102.4v-102.4h102.4zM102.4 307.2h102.4v102.4h-102.4v-102.4zM256 460.8v102.4h-102.4v-102.4h102.4zM204.8 716.8h-102.4v-102.4h102.4v102.4zM768 716.8h-512v-102.4h512v102.4zM921.6 716.8h-102.4v-102.4h102.4v102.4zM768 563.2v-102.4h102.4v102.4h-102.4zM921.6 409.6h-204.8v-102.4h204.8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keyboar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95,</text:p>
      <text:p text:style-name="Preformatted_20_Text"><text:s text:c="8"/>"order": 1263,</text:p>
      <text:p text:style-name="Preformatted_20_Text"><text:s text:c="8"/>"prevSize": 20,</text:p>
      <text:p text:style-name="Preformatted_20_Text"><text:s text:c="8"/>"name": "keyboard",</text:p>
      <text:p text:style-name="Preformatted_20_Text"><text:s text:c="8"/>"code": 59842</text:p>
      <text:p text:style-name="Preformatted_20_Text"><text:s text:c="6"/>},</text:p>
      <text:p text:style-name="Preformatted_20_Text"><text:s text:c="6"/>"setIdx": 1,</text:p>
      <text:p text:style-name="Preformatted_20_Text"><text:s text:c="6"/>"setId": 3,</text:p>
      <text:p text:style-name="Preformatted_20_Text"><text:s text:c="6"/>"iconIdx": 19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41.318 768c-104.704-261.478-226.918-330.394-226.918-460.8v-153.6h25.6c14.131 0 25.6-11.469 25.6-25.6v-51.2c0-14.131-11.469-25.6-25.6-25.6h-256c-14.131 0-25.6 11.469-25.6 25.6v51.2c0 14.131 11.469 25.6 25.6 25.6h25.6v153.6c0 130.406-122.214 199.322-226.918 460.8-33.331 83.2-118.938 <text:soft-page-break/>204.8 329.318 204.8s362.65-121.6 329.318-204.8zM758.528 857.651c-35.942 10.752-107.469 22.989-246.528 22.989s-210.586-12.237-246.528-22.989c-12.749-3.789-17.715-18.586-13.21-32.154 11.264-34.304 32.512-93.594 72.243-159.795 97.075-161.741 197.786 25.446 281.6 25.446s60.826-79.923 93.389-25.446c39.629 66.253 60.979 125.491 72.243 159.795 4.506 13.568-0.461 28.314-13.21 32.15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ab-flas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96,</text:p>
      <text:p text:style-name="Preformatted_20_Text"><text:s text:c="8"/>"order": 1264,</text:p>
      <text:p text:style-name="Preformatted_20_Text"><text:s text:c="8"/>"prevSize": 20,</text:p>
      <text:p text:style-name="Preformatted_20_Text"><text:s text:c="8"/>"name": "lab-flask",</text:p>
      <text:p text:style-name="Preformatted_20_Text"><text:s text:c="8"/>"code": 59843</text:p>
      <text:p text:style-name="Preformatted_20_Text"><text:s text:c="6"/>},</text:p>
      <text:p text:style-name="Preformatted_20_Text"><text:s text:c="6"/>"setIdx": 1,</text:p>
      <text:p text:style-name="Preformatted_20_Text"><text:s text:c="6"/>"setId": 3,</text:p>
      <text:p text:style-name="Preformatted_20_Text"><text:s text:c="6"/>"iconIdx": 19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0.982 12.8c-71.885-14.182-142.694 32-157.133 103.578-56.576 279.296-56.576 511.846 0 791.245 12.646 62.72 68.454 106.138 130.816 106.138 8.704 0 17.51-0.819 26.368-2.56 72.294-14.285 119.245-83.866 104.755-155.443-50.074-247.398-50.074-440.218 0-687.616 14.438-71.475-32.512-141.056-104.806-155.341zM870.4 102.4h-438.477c3.738 23.91 4.147 48.691-0.87 73.728-47.923 241.664-47.923 429.978 0 671.744 5.018 25.088 4.608 49.818 0.87 73.728h438.477c56.32 0 102.4-46.080 102.4-102.4v-614.4c0-56.32-46.029-102.4-102.4-102.4zM614.4 742.4c-42.394 0-76.8-34.406-76.8-76.8s34.406-76.8 76.8-76.8 76.8 34.406 76.8 76.8-34.406 76.8-76.8 76.8zM870.4 460.8h-358.4v-204.8h358.4v204.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andlin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97,</text:p>
      <text:p text:style-name="Preformatted_20_Text"><text:s text:c="8"/>"order": 1265,</text:p>
      <text:p text:style-name="Preformatted_20_Text"><text:s text:c="8"/>"prevSize": 20,</text:p>
      <text:p text:style-name="Preformatted_20_Text"><text:s text:c="8"/>"name": "landline",</text:p>
      <text:p text:style-name="Preformatted_20_Text"><text:s text:c="8"/>"code": 59844</text:p>
      <text:p text:style-name="Preformatted_20_Text"><text:s text:c="6"/>},</text:p>
      <text:p text:style-name="Preformatted_20_Text"><text:s text:c="6"/>"setIdx": 1,</text:p>
      <text:p text:style-name="Preformatted_20_Text"><text:s text:c="6"/>"setId": 3,</text:p>
      <text:p text:style-name="Preformatted_20_Text"><text:s text:c="6"/>"iconIdx": 19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1011.354 558.541c-31.949-87.398-121.139-139.571-238.643-139.571-4.608 0-9.011 0.102-13.414 0.307l-0.819-105.626c0 0 174.592-30.106 180.48-31.078s6.81-6.093 5.581-11.827c-1.178-5.683-8.55-45.21-9.626-49.971-1.382-6.707-5.222-6.502-10.598-5.581-5.325 0.922-166.4 23.603-166.4 23.603s-0.614-99.994-0.666-106.394c-0.051-6.4-3.533-8.090-9.933-7.987s-47.104 0.717-52.48 0.819c-5.376 0.102-8.397 2.509-8.294 7.578 0.102 5.12 1.69 118.118 1.69 118.118s-156.723 26.982-160.973 27.802c-4.301 0.717-8.704 2.714-7.731 7.322s9.728 56.013 10.65 60.006c0.922 4.096 3.686 6.605 9.626 5.478 5.888-0.973 149.709-25.805 149.709-25.805l1.792 103.322c-55.142 14.387-92.211 42.189-115.507 66.714-39.322 41.318-61.798 96.614-61.798 151.706 0 81.203 49.715 129.485 119.194 137.984 161.894 19.814 262.093-156.672 295.373-241.408 56.166 77.107 13.107 222.925-107.213 306.176-2.202 1.485-5.018 6.605-1.69 10.598s27.699 33.894 31.693 38.707c4.096 4.915 10.547 3.021 13.107 1.178 128.512-88.576 187.443-231.168 146.893-342.17zM633.19 721.766c-49.459-6.195-48.333-46.797-48.333-74.394 0-39.578 16.742-80.896 44.851-110.387 17.152-18.125 38.4-31.795 62.925-40.909l4.198 218.982c-19.712 6.707-40.909 9.472-63.642 6.707zM757.453 693.453l2.355-210.381c4.301-0.205 8.499-0.512 12.902-0.512 39.578 0 76.493 7.424 96.512 18.483 20.019 11.11-52.378 138.906-111.77 192.41zM299.213 300.851c-1.536-4.813-5.274-7.424-10.035-7.424h-99.84c-4.762 0-8.448 2.611-9.933 7.373-21.094 66.509-178.176 562.688-178.995 565.299-0.87 2.611-0.563 3.891 3.174 3.891h88.73c3.84 0 5.069-1.178 5.837-3.686 0.768-2.611 51.61-169.882 51.61-169.882h178.995c0 0 50.79 167.322 51.61 169.882 0.819 2.509 1.997 3.686 5.786 3.686h88.781c3.686 0 3.994-1.28 3.174-3.891-0.717-2.56-157.85-498.739-178.893-565.248zM165.171 624.333l74.086-268.8 74.086 268.8h-148.17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anguag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198,</text:p>
      <text:p text:style-name="Preformatted_20_Text"><text:s text:c="8"/>"order": 1266,</text:p>
      <text:p text:style-name="Preformatted_20_Text"><text:s text:c="8"/>"prevSize": 20,</text:p>
      <text:p text:style-name="Preformatted_20_Text"><text:s text:c="8"/>"name": "language",</text:p>
      <text:p text:style-name="Preformatted_20_Text"><text:s text:c="8"/>"code": 59845</text:p>
      <text:p text:style-name="Preformatted_20_Text"><text:s text:c="6"/>},</text:p>
      <text:p text:style-name="Preformatted_20_Text"><text:s text:c="6"/>"setIdx": 1,</text:p>
      <text:p text:style-name="Preformatted_20_Text"><text:s text:c="6"/>"setId": 3,</text:p>
      <text:p text:style-name="Preformatted_20_Text"><text:s text:c="6"/>"iconIdx": 19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1.405 800.307c-12.646-18.995-89.805-134.707-89.805-134.707v-460.8c0-56.422-46.080-102.4-102.4-102.4h-614.4c-56.371 0-102.4 45.978-102.4 102.4v460.8c0 0-77.158 115.712-89.805 134.707-12.595 18.893-12.595 29.798-12.595 44.493v25.6c0 25.6 25.6 51.2 51.149 51.2h921.702c25.549 0 51.149-25.6 51.149-51.2v-25.6c0-14.694 0-25.6-12.595-44.493zM358.4 819.2l30.72-51.2h245.76l30.72 51.2h-307.2zM819.2 614.4h-614.4v-409.6h614.4v409.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apto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oft-page-break/><text:s text:c="6"/>"properties": {</text:p>
      <text:p text:style-name="Preformatted_20_Text"><text:s text:c="8"/>"id": 199,</text:p>
      <text:p text:style-name="Preformatted_20_Text"><text:s text:c="8"/>"order": 1267,</text:p>
      <text:p text:style-name="Preformatted_20_Text"><text:s text:c="8"/>"prevSize": 20,</text:p>
      <text:p text:style-name="Preformatted_20_Text"><text:s text:c="8"/>"name": "laptop",</text:p>
      <text:p text:style-name="Preformatted_20_Text"><text:s text:c="8"/>"code": 59846</text:p>
      <text:p text:style-name="Preformatted_20_Text"><text:s text:c="6"/>},</text:p>
      <text:p text:style-name="Preformatted_20_Text"><text:s text:c="6"/>"setIdx": 1,</text:p>
      <text:p text:style-name="Preformatted_20_Text"><text:s text:c="6"/>"setId": 3,</text:p>
      <text:p text:style-name="Preformatted_20_Text"><text:s text:c="6"/>"iconIdx": 19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4.080 183.654c-223.027 130.867-207.053 399.667-363.315 520.96-117.606 91.29-283.546 45.056-379.494 5.786 0 0-65.024 82.074-111.667 191.488-15.616 36.71-84.173-3.738-72.141-34.816 152.474-393.472 671.232-589.773 671.232-589.773s-366.029-15.514-610.662 304.128c-6.554-73.011-17.408-270.541 172.032-391.68 256.819-164.403 746.086-36.608 694.016-6.09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eaf"</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00,</text:p>
      <text:p text:style-name="Preformatted_20_Text"><text:s text:c="8"/>"order": 1268,</text:p>
      <text:p text:style-name="Preformatted_20_Text"><text:s text:c="8"/>"prevSize": 20,</text:p>
      <text:p text:style-name="Preformatted_20_Text"><text:s text:c="8"/>"name": "leaf",</text:p>
      <text:p text:style-name="Preformatted_20_Text"><text:s text:c="8"/>"code": 59847</text:p>
      <text:p text:style-name="Preformatted_20_Text"><text:s text:c="6"/>},</text:p>
      <text:p text:style-name="Preformatted_20_Text"><text:s text:c="6"/>"setIdx": 1,</text:p>
      <text:p text:style-name="Preformatted_20_Text"><text:s text:c="6"/>"setId": 3,</text:p>
      <text:p text:style-name="Preformatted_20_Text"><text:s text:c="6"/>"iconIdx": 19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614.4v-358.4h153.6v307.2h512v-153.6l256 230.4-256 230.4v-153.6h-563.2c-56.576 0-102.4-45.875-102.4-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evel-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01,</text:p>
      <text:p text:style-name="Preformatted_20_Text"><text:s text:c="8"/>"order": 1269,</text:p>
      <text:p text:style-name="Preformatted_20_Text"><text:s text:c="8"/>"prevSize": 20,</text:p>
      <text:p text:style-name="Preformatted_20_Text"><text:s text:c="8"/>"name": "level-down",</text:p>
      <text:p text:style-name="Preformatted_20_Text"><text:s text:c="8"/>"code": 59848</text:p>
      <text:p text:style-name="Preformatted_20_Text"><text:s text:c="6"/>},</text:p>
      <text:p text:style-name="Preformatted_20_Text"><text:s text:c="6"/>"setIdx": 1,</text:p>
      <text:p text:style-name="Preformatted_20_Text"><text:s text:c="6"/>"setId": 3,</text:p>
      <text:p text:style-name="Preformatted_20_Text"><text:soft-page-break/><text:s text:c="6"/>"iconIdx": 20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2.8 460.8v358.4h-153.6v-307.2h-512v153.6l-256-230.4 256-230.4v153.6h563.2c56.525 0 102.4 45.926 102.4 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evel-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02,</text:p>
      <text:p text:style-name="Preformatted_20_Text"><text:s text:c="8"/>"order": 1270,</text:p>
      <text:p text:style-name="Preformatted_20_Text"><text:s text:c="8"/>"prevSize": 20,</text:p>
      <text:p text:style-name="Preformatted_20_Text"><text:s text:c="8"/>"name": "level-up",</text:p>
      <text:p text:style-name="Preformatted_20_Text"><text:s text:c="8"/>"code": 59849</text:p>
      <text:p text:style-name="Preformatted_20_Text"><text:s text:c="6"/>},</text:p>
      <text:p text:style-name="Preformatted_20_Text"><text:s text:c="6"/>"setIdx": 1,</text:p>
      <text:p text:style-name="Preformatted_20_Text"><text:s text:c="6"/>"setId": 3,</text:p>
      <text:p text:style-name="Preformatted_20_Text"><text:s text:c="6"/>"iconIdx": 20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59.546 164.454c-191.949-191.949-503.142-191.949-695.040 0-192 192-192 503.194-0.102 695.091 192 192 503.194 192 695.194 0 191.898-191.949 191.898-503.142-0.051-695.091zM345.498 678.502c-92.006-92.006-92.006-241.101 0-333.056 91.904-91.955 241.101-91.955 333.107 0 92.006 92.006 91.904 241.101 0 333.056-92.006 92.006-241.101 92.006-333.107 0zM785.766 659.405c49.562-92.109 49.613-202.701 0-294.861l91.29-49.152c65.997 122.419 65.997 270.848 0.102 393.114l-91.392-49.101zM708.557 146.893l-49.203 91.341c-92.109-49.51-202.701-49.51-294.707 0l-49.203-91.29c122.368-65.946 270.694-65.946 393.114-0.051zM146.944 315.392l91.341 49.203c-49.562 92.058-49.562 202.598-0.051 294.707l-91.341 49.203c-65.946-122.317-65.894-270.694 0.051-393.114zM315.341 877.005l49.203-91.29c92.109 49.613 202.752 49.613 294.861 0l49.203 91.392c-122.47 65.894-270.848 65.894-393.267-0.10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febuoy"</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03,</text:p>
      <text:p text:style-name="Preformatted_20_Text"><text:s text:c="8"/>"order": 1271,</text:p>
      <text:p text:style-name="Preformatted_20_Text"><text:s text:c="8"/>"prevSize": 20,</text:p>
      <text:p text:style-name="Preformatted_20_Text"><text:s text:c="8"/>"name": "lifebuoy",</text:p>
      <text:p text:style-name="Preformatted_20_Text"><text:s text:c="8"/>"code": 59850</text:p>
      <text:p text:style-name="Preformatted_20_Text"><text:s text:c="6"/>},</text:p>
      <text:p text:style-name="Preformatted_20_Text"><text:s text:c="6"/>"setIdx": 1,</text:p>
      <text:p text:style-name="Preformatted_20_Text"><text:s text:c="6"/>"setId": 3,</text:p>
      <text:p text:style-name="Preformatted_20_Text"><text:s text:c="6"/>"iconIdx": 202</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367.923 981.606c40.397 26.112 87.091 43.776 144.077 42.394 56.883 1.382 103.68-16.282 144.077-42.394l-0.87-111.206h-286.413l-0.87 111.206zM650.086 819.2c0-223.078 237.056-299.418 219.29-521.626-11.162-140.186-106.138-297.472-357.376-297.472s-346.214 157.286-357.427 297.523c-17.766 222.157 219.341 298.496 219.341 521.574h276.173zM256 307.2c10.598-133.018 108.186-204.8 256-204.8 147.763 0 238.285 70.195 248.883 203.213 5.786 72.909-36.096 121.498-92.621 201.011-41.677 58.675-82.074 119.962-105.062 210.176h-102.4c-22.989-90.214-63.386-151.501-105.114-210.227-56.474-79.462-105.523-126.464-99.686-199.37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ght-bulb"</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04,</text:p>
      <text:p text:style-name="Preformatted_20_Text"><text:s text:c="8"/>"order": 1272,</text:p>
      <text:p text:style-name="Preformatted_20_Text"><text:s text:c="8"/>"prevSize": 20,</text:p>
      <text:p text:style-name="Preformatted_20_Text"><text:s text:c="8"/>"name": "light-bulb",</text:p>
      <text:p text:style-name="Preformatted_20_Text"><text:s text:c="8"/>"code": 59851</text:p>
      <text:p text:style-name="Preformatted_20_Text"><text:s text:c="6"/>},</text:p>
      <text:p text:style-name="Preformatted_20_Text"><text:s text:c="6"/>"setIdx": 1,</text:p>
      <text:p text:style-name="Preformatted_20_Text"><text:s text:c="6"/>"setId": 3,</text:p>
      <text:p text:style-name="Preformatted_20_Text"><text:s text:c="6"/>"iconIdx": 20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348.006c-90.88 0-163.84 73.011-163.84 163.891 0 90.778 72.96 163.789 163.84 163.789 90.829 0 163.789-73.011 163.789-163.789 0-90.88-72.96-163.891-163.789-163.891zM512 616.806c-58.010 0-105.011-46.899-105.011-104.909s47.002-105.011 105.011-105.011c57.958 0 104.96 47.002 104.96 105.011-0.051 58.010-47.053 104.909-104.96 104.909zM768 256c-15.974-15.974-45.21-12.698-65.178 7.27-19.968 20.019-23.194 49.101-7.219 65.126s45.158 12.8 65.178-7.219c19.968-19.968 23.194-49.203 7.219-65.178zM263.27 702.925c-20.019 19.968-23.245 49.101-7.27 65.075s45.158 12.8 65.178-7.219c20.019-20.019 23.245-49.203 7.27-65.178s-45.21-12.698-65.178 7.322zM256 256c-15.974 15.974-12.749 45.21 7.219 65.178 20.019 20.019 49.203 23.194 65.178 7.219s12.749-45.21-7.27-65.178c-19.917-19.917-49.152-23.194-65.126-7.219zM702.822 760.678c19.968 20.019 49.152 23.296 65.178 7.322s12.749-45.21-7.27-65.229c-20.019-20.019-49.152-23.194-65.178-7.219s-12.698 45.158 7.27 65.126zM512 255.898c22.579 0 40.96-22.886 40.96-51.2-0.051-28.314-18.381-51.098-40.96-51.098-22.63 0-41.011 22.784-41.011 51.098s18.33 51.2 41.011 51.2zM512 870.4c22.579 0 40.96-22.886 40.96-51.2s-18.33-51.098-40.909-51.098c-22.63 0-41.011 22.784-41.011 51.098-0.051 28.314 18.278 51.2 40.96 51.2zM256 512c0-22.579-23.040-40.96-51.354-40.96s-51.046 18.381-51.046 40.96c0 22.63 22.733 40.96 51.046 40.96s51.354-18.33 51.354-40.96zM870.4 512c0-22.579-22.938-40.96-51.251-40.96s-51.149 18.381-51.149 40.96c0 22.63 22.835 40.96 51.149 40.96s51.251-18.33 51.251-40.9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ght-down"</text:p>
      <text:p text:style-name="Preformatted_20_Text"><text:s text:c="8"/>],</text:p>
      <text:p text:style-name="Preformatted_20_Text"><text:s text:c="8"/>"grid": 20</text:p>
      <text:p text:style-name="Preformatted_20_Text"><text:s text:c="6"/>},</text:p>
      <text:p text:style-name="Preformatted_20_Text"><text:soft-page-break/><text:s text:c="6"/>"attrs": [],</text:p>
      <text:p text:style-name="Preformatted_20_Text"><text:s text:c="6"/>"properties": {</text:p>
      <text:p text:style-name="Preformatted_20_Text"><text:s text:c="8"/>"id": 205,</text:p>
      <text:p text:style-name="Preformatted_20_Text"><text:s text:c="8"/>"order": 1273,</text:p>
      <text:p text:style-name="Preformatted_20_Text"><text:s text:c="8"/>"prevSize": 20,</text:p>
      <text:p text:style-name="Preformatted_20_Text"><text:s text:c="8"/>"name": "light-down",</text:p>
      <text:p text:style-name="Preformatted_20_Text"><text:s text:c="8"/>"code": 59852</text:p>
      <text:p text:style-name="Preformatted_20_Text"><text:s text:c="6"/>},</text:p>
      <text:p text:style-name="Preformatted_20_Text"><text:s text:c="6"/>"setIdx": 1,</text:p>
      <text:p text:style-name="Preformatted_20_Text"><text:s text:c="6"/>"setId": 3,</text:p>
      <text:p text:style-name="Preformatted_20_Text"><text:s text:c="6"/>"iconIdx": 20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2.8 470.989c-9.318 0-40.909 0-50.176 0-28.314 0-51.2 18.381-51.2 41.011 0 22.579 22.886 40.909 51.2 40.909 9.318 0 40.909 0 50.176 0 28.262 0 51.2-18.278 51.2-40.909 0-22.579-22.989-41.011-51.2-41.011zM512 230.4c-156.211 0-281.6 125.389-281.6 281.6s125.389 281.6 281.6 281.6c156.16 0 281.6-125.389 281.6-281.6s-125.491-281.6-281.6-281.6zM512 716.8c-113.203 0-204.8-91.699-204.8-204.8 0-113.203 91.597-204.8 204.8-204.8 113.101 0 204.8 91.597 204.8 204.8 0 113.101-91.699 204.8-204.8 204.8zM153.6 512c0-22.579-22.989-41.011-51.2-41.011-9.472 0-41.779 0-51.2 0-28.314 0-51.2 18.381-51.2 41.011 0 22.579 22.886 40.909 51.2 40.909 9.421 0 41.728 0 51.2 0 28.211 0 51.2-18.33 51.2-40.909zM512 153.6c22.579 0 40.909-22.886 40.909-51.2 0-9.421 0-41.779 0-51.2 0-28.314-18.33-51.2-40.909-51.2-22.63 0-41.011 22.886-41.011 51.2 0 9.421 0 41.779 0 51.2 0 28.314 18.381 51.2 41.011 51.2zM512 870.4c-22.63 0-41.011 22.886-41.011 51.2 0 9.421 0 41.779 0 51.2 0 28.314 18.381 51.2 41.011 51.2 22.579 0 40.909-22.886 40.909-51.2 0-9.421 0-41.779 0-51.2 0-28.314-18.33-51.2-40.909-51.2zM889.088 192.819c20.019-20.019 23.245-49.203 7.27-65.178s-45.21-12.698-65.126 7.322c-5.53 5.478-30.362 30.31-35.84 35.789-20.019 20.019-23.245 49.203-7.27 65.178s45.21 12.698 65.178-7.322c5.478-5.53 30.259-30.31 35.789-35.789zM170.701 795.29c-5.53 5.581-30.362 30.413-35.84 35.891-20.019 20.019-23.245 49.101-7.27 65.075s45.21 12.8 65.126-7.219c5.53-5.478 30.362-30.31 35.84-35.789 20.019-20.019 23.245-49.203 7.27-65.229s-45.21-12.646-65.126 7.27zM192.768 134.912c-19.968-20.019-49.203-23.296-65.178-7.322s-12.698 45.21 7.219 65.229c5.53 5.478 30.362 30.31 35.84 35.789 20.019 20.019 49.152 23.296 65.126 7.322s12.749-45.21-7.219-65.178c-5.478-5.53-30.259-30.362-35.789-35.84zM795.341 853.299c5.53 5.478 30.362 30.31 35.84 35.789 20.019 20.019 49.152 23.194 65.126 7.322 15.974-15.974 12.749-45.21-7.27-65.178-5.478-5.478-30.31-30.31-35.789-35.789-20.019-20.019-49.203-23.296-65.229-7.322s-12.698 45.158 7.322 65.17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ght-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06,</text:p>
      <text:p text:style-name="Preformatted_20_Text"><text:s text:c="8"/>"order": 1274,</text:p>
      <text:p text:style-name="Preformatted_20_Text"><text:s text:c="8"/>"prevSize": 20,</text:p>
      <text:p text:style-name="Preformatted_20_Text"><text:s text:c="8"/>"name": "light-up",</text:p>
      <text:p text:style-name="Preformatted_20_Text"><text:s text:c="8"/>"code": 59853</text:p>
      <text:p text:style-name="Preformatted_20_Text"><text:s text:c="6"/>},</text:p>
      <text:p text:style-name="Preformatted_20_Text"><text:s text:c="6"/>"setIdx": 1,</text:p>
      <text:p text:style-name="Preformatted_20_Text"><text:s text:c="6"/>"setId": 3,</text:p>
      <text:p text:style-name="Preformatted_20_Text"><text:s text:c="6"/>"iconIdx": 205</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35.328 580.147l69.786 17.306 52.531-82.483-99.84-24.678c-24.986-6.195-50.227 8.909-56.422 33.792-6.195 24.73 8.96 49.818 33.946 56.064zM946.227 593.51l-228.506 205.619-268.646-207.923c-5.12-3.891-11.008-6.81-17.306-8.294l-35.738-8.909-52.582 82.483 56.32 13.978 291.686 225.69c8.499 6.502 18.534 9.677 28.621 9.677 11.213 0 22.426-3.994 31.181-11.878l257.434-231.782c19.046-17.101 20.531-46.387 3.277-65.382-17.254-18.944-46.643-20.48-65.741-3.277zM444.621 367.616l250.214 160.205c21.146 13.517 49.203 7.885 63.488-12.595l257.382-370.79c14.643-21.094 9.37-50.022-11.827-64.512-21.197-14.592-50.125-9.318-64.768 11.776l-231.834 333.875-251.699-161.126c-10.445-6.707-23.091-8.909-35.226-6.298-12.083 2.714-22.63 10.086-29.235 20.48l-383.846 602.47c-13.824 21.606-7.373 50.33 14.336 64 7.68 4.915 16.333 7.219 24.883 7.219 15.411 0 30.515-7.629 39.322-21.504l358.81-563.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ne-grap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07,</text:p>
      <text:p text:style-name="Preformatted_20_Text"><text:s text:c="8"/>"order": 1275,</text:p>
      <text:p text:style-name="Preformatted_20_Text"><text:s text:c="8"/>"prevSize": 20,</text:p>
      <text:p text:style-name="Preformatted_20_Text"><text:s text:c="8"/>"name": "line-graph",</text:p>
      <text:p text:style-name="Preformatted_20_Text"><text:s text:c="8"/>"code": 59854</text:p>
      <text:p text:style-name="Preformatted_20_Text"><text:s text:c="6"/>},</text:p>
      <text:p text:style-name="Preformatted_20_Text"><text:s text:c="6"/>"setIdx": 1,</text:p>
      <text:p text:style-name="Preformatted_20_Text"><text:s text:c="6"/>"setId": 3,</text:p>
      <text:p text:style-name="Preformatted_20_Text"><text:s text:c="6"/>"iconIdx": 20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02.381 752.179l-41.472 41.216c-35.891 35.584-94.362 35.584-130.304 0-17.203-17.101-26.675-39.885-26.675-64.102s9.523-46.899 26.675-64.102l152.576-151.296c31.59-31.386 91.085-77.568 134.451-34.56 19.917 19.763 52.019 19.661 71.834-0.256 19.712-19.917 19.61-52.070-0.307-71.782-73.626-73.114-182.579-59.597-277.453 34.56l-152.576 151.347c-36.608 36.301-56.73 84.685-56.73 136.090 0 51.507 20.173 99.789 56.73 136.090 37.683 37.376 87.142 56.115 136.653 56.115s99.021-18.688 136.653-56.115l41.523-41.216c19.917-19.712 20.019-51.814 0.256-71.68-19.814-19.866-51.917-19.968-71.834-0.307zM864.819 164.198c-79.206-78.541-189.901-82.79-263.117-10.086l-51.661 51.302c-19.917 19.763-20.070 51.866-0.307 71.731 19.763 19.917 51.866 20.019 71.782 0.256l51.712-51.251c37.888-37.683 87.603-22.067 120.115 10.086 17.203 17.152 26.726 39.885 26.726 64.102s-9.523 46.95-26.726 64.051l-162.816 161.485c-74.445 73.779-109.363 39.219-124.262 24.422-19.917-19.763-52.019-19.61-71.731 0.256-19.763 19.917-19.661 52.070 0.256 71.731 34.202 33.894 73.216 50.688 114.074 50.688 50.022 0 102.912-25.19 153.242-75.11l162.816-161.434c36.454-36.352 56.678-84.685 56.678-136.090 0-51.456-20.224-99.789-56.781-136.14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n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oft-page-break/><text:s text:c="8"/>"id": 208,</text:p>
      <text:p text:style-name="Preformatted_20_Text"><text:s text:c="8"/>"order": 1276,</text:p>
      <text:p text:style-name="Preformatted_20_Text"><text:s text:c="8"/>"prevSize": 20,</text:p>
      <text:p text:style-name="Preformatted_20_Text"><text:s text:c="8"/>"name": "link",</text:p>
      <text:p text:style-name="Preformatted_20_Text"><text:s text:c="8"/>"code": 59855</text:p>
      <text:p text:style-name="Preformatted_20_Text"><text:s text:c="6"/>},</text:p>
      <text:p text:style-name="Preformatted_20_Text"><text:s text:c="6"/>"setIdx": 1,</text:p>
      <text:p text:style-name="Preformatted_20_Text"><text:s text:c="6"/>"setId": 3,</text:p>
      <text:p text:style-name="Preformatted_20_Text"><text:s text:c="6"/>"iconIdx": 20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37.28 460.8h-296.96c-28.262 0-30.72 22.886-30.72 51.2s2.458 51.2 30.72 51.2h296.96c28.262 0 30.72-22.886 30.72-51.2s-2.458-51.2-30.72-51.2zM839.68 716.8h-399.36c-28.262 0-30.72 22.886-30.72 51.2s2.458 51.2 30.72 51.2h399.36c28.262 0 30.72-22.886 30.72-51.2s-2.458-51.2-30.72-51.2zM440.32 307.2h399.36c28.262 0 30.72-22.886 30.72-51.2s-2.458-51.2-30.72-51.2h-399.36c-28.262 0-30.72 22.886-30.72 51.2s2.458 51.2 30.72 51.2zM276.48 460.8h-92.16c-28.262 0-30.72 22.886-30.72 51.2s2.458 51.2 30.72 51.2h92.16c28.262 0 30.72-22.886 30.72-51.2s-2.458-51.2-30.72-51.2zM276.48 716.8h-92.16c-28.262 0-30.72 22.886-30.72 51.2s2.458 51.2 30.72 51.2h92.16c28.262 0 30.72-22.886 30.72-51.2s-2.458-51.2-30.72-51.2zM276.48 204.8h-92.16c-28.262 0-30.72 22.886-30.72 51.2s2.458 51.2 30.72 51.2h92.16c28.262 0 30.72-22.886 30.72-51.2s-2.458-51.2-30.72-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s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09,</text:p>
      <text:p text:style-name="Preformatted_20_Text"><text:s text:c="8"/>"order": 1277,</text:p>
      <text:p text:style-name="Preformatted_20_Text"><text:s text:c="8"/>"prevSize": 20,</text:p>
      <text:p text:style-name="Preformatted_20_Text"><text:s text:c="8"/>"name": "list",</text:p>
      <text:p text:style-name="Preformatted_20_Text"><text:s text:c="8"/>"code": 59856</text:p>
      <text:p text:style-name="Preformatted_20_Text"><text:s text:c="6"/>},</text:p>
      <text:p text:style-name="Preformatted_20_Text"><text:s text:c="6"/>"setIdx": 1,</text:p>
      <text:p text:style-name="Preformatted_20_Text"><text:s text:c="6"/>"setId": 3,</text:p>
      <text:p text:style-name="Preformatted_20_Text"><text:s text:c="6"/>"iconIdx": 20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861c-141.414 0-256 114.125-256 255.488 0 244.429 256 563.2 256 563.2s256-318.822 256-563.2c0-141.312-114.586-255.488-256-255.488zM512 499.712c-76.39 0-138.24-61.901-138.24-138.24s61.85-138.24 138.24-138.24c76.288 0 138.189 61.901 138.189 138.24s-61.901 138.24-138.189 138.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ocation-pi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oft-page-break/><text:s text:c="8"/>"id": 210,</text:p>
      <text:p text:style-name="Preformatted_20_Text"><text:s text:c="8"/>"order": 1278,</text:p>
      <text:p text:style-name="Preformatted_20_Text"><text:s text:c="8"/>"prevSize": 20,</text:p>
      <text:p text:style-name="Preformatted_20_Text"><text:s text:c="8"/>"name": "location-pin",</text:p>
      <text:p text:style-name="Preformatted_20_Text"><text:s text:c="8"/>"code": 59857</text:p>
      <text:p text:style-name="Preformatted_20_Text"><text:s text:c="6"/>},</text:p>
      <text:p text:style-name="Preformatted_20_Text"><text:s text:c="6"/>"setIdx": 1,</text:p>
      <text:p text:style-name="Preformatted_20_Text"><text:s text:c="6"/>"setId": 3,</text:p>
      <text:p text:style-name="Preformatted_20_Text"><text:s text:c="6"/>"iconIdx": 20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91.59 926.822l-69.99-210.022h-76.8l42.65 204.8h-750.899l42.65-204.8h-76.8l-70.042 210.022c-17.766 53.453 13.722 97.178 70.042 97.178h819.2c56.32 0 87.808-43.725 69.99-97.178zM768 256c0-141.363-114.586-256-256-256s-256 114.637-256 256c0 244.48 256 512 256 512s256-267.52 256-512zM373.76 259.072c0-76.339 61.85-138.189 138.24-138.189s138.24 61.85 138.24 138.189c0 76.39-61.901 138.24-138.24 138.24s-138.24-61.901-138.24-138.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ocatio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11,</text:p>
      <text:p text:style-name="Preformatted_20_Text"><text:s text:c="8"/>"order": 1279,</text:p>
      <text:p text:style-name="Preformatted_20_Text"><text:s text:c="8"/>"prevSize": 20,</text:p>
      <text:p text:style-name="Preformatted_20_Text"><text:s text:c="8"/>"name": "location",</text:p>
      <text:p text:style-name="Preformatted_20_Text"><text:s text:c="8"/>"code": 59858</text:p>
      <text:p text:style-name="Preformatted_20_Text"><text:s text:c="6"/>},</text:p>
      <text:p text:style-name="Preformatted_20_Text"><text:s text:c="6"/>"setIdx": 1,</text:p>
      <text:p text:style-name="Preformatted_20_Text"><text:s text:c="6"/>"setId": 3,</text:p>
      <text:p text:style-name="Preformatted_20_Text"><text:s text:c="6"/>"iconIdx": 21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08.96 409.6h-92.16v-122.88c0-148.326-68.352-235.52-204.8-235.52-136.499 0-204.8 87.194-204.8 235.52v20.48h102.4v-41.011c0-73.984 40.806-112.589 102.4-112.589s102.4 38.605 102.4 112.589v143.411h-409.6c-28.314 0-51.2 33.075-51.2 61.389v399.411c0 28.109 21.914 58.317 48.691 66.918l61.286 19.814c26.829 8.55 71.782 15.667 99.942 15.667h296.96c28.109 0 73.114-7.117 99.891-15.718l61.235-19.814c26.829-8.55 48.794-38.758 48.794-66.867v-399.411c0-28.314-33.178-61.389-61.44-61.38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ock-ope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12,</text:p>
      <text:p text:style-name="Preformatted_20_Text"><text:s text:c="8"/>"order": 1280,</text:p>
      <text:p text:style-name="Preformatted_20_Text"><text:s text:c="8"/>"prevSize": 20,</text:p>
      <text:p text:style-name="Preformatted_20_Text"><text:soft-page-break/><text:s text:c="8"/>"name": "lock-open",</text:p>
      <text:p text:style-name="Preformatted_20_Text"><text:s text:c="8"/>"code": 59859</text:p>
      <text:p text:style-name="Preformatted_20_Text"><text:s text:c="6"/>},</text:p>
      <text:p text:style-name="Preformatted_20_Text"><text:s text:c="6"/>"setIdx": 1,</text:p>
      <text:p text:style-name="Preformatted_20_Text"><text:s text:c="6"/>"setId": 3,</text:p>
      <text:p text:style-name="Preformatted_20_Text"><text:s text:c="6"/>"iconIdx": 21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08.96 409.6h-92.16v-122.88c0-148.326-68.352-235.52-204.8-235.52-136.499 0-204.8 87.194-204.8 235.52v122.88h-102.4c-28.314 0-51.2 33.075-51.2 61.389v399.411c0 28.109 21.914 58.317 48.691 66.918l61.286 19.814c26.829 8.55 71.782 15.667 99.942 15.667h296.96c28.109 0 73.114-7.117 99.891-15.718l61.235-19.814c26.829-8.55 48.794-38.758 48.794-66.867v-399.411c0-28.314-33.178-61.389-61.44-61.389zM614.4 409.6h-204.8v-143.411c0-73.984 40.806-112.589 102.4-112.589s102.4 38.605 102.4 112.589v143.41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oc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13,</text:p>
      <text:p text:style-name="Preformatted_20_Text"><text:s text:c="8"/>"order": 1281,</text:p>
      <text:p text:style-name="Preformatted_20_Text"><text:s text:c="8"/>"prevSize": 20,</text:p>
      <text:p text:style-name="Preformatted_20_Text"><text:s text:c="8"/>"name": "lock",</text:p>
      <text:p text:style-name="Preformatted_20_Text"><text:s text:c="8"/>"code": 59860</text:p>
      <text:p text:style-name="Preformatted_20_Text"><text:s text:c="6"/>},</text:p>
      <text:p text:style-name="Preformatted_20_Text"><text:s text:c="6"/>"setIdx": 1,</text:p>
      <text:p text:style-name="Preformatted_20_Text"><text:s text:c="6"/>"setId": 3,</text:p>
      <text:p text:style-name="Preformatted_20_Text"><text:s text:c="6"/>"iconIdx": 21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2.8 512l-307.2-256v153.6h-358.4v204.8h358.4v153.6l307.2-256zM153.6 153.6h409.6v-102.4h-409.6c-56.32 0-102.4 46.080-102.4 102.4v716.8c0 56.32 46.080 102.4 102.4 102.4h409.6v-102.4h-409.6v-716.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og-ou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14,</text:p>
      <text:p text:style-name="Preformatted_20_Text"><text:s text:c="8"/>"order": 1282,</text:p>
      <text:p text:style-name="Preformatted_20_Text"><text:s text:c="8"/>"prevSize": 20,</text:p>
      <text:p text:style-name="Preformatted_20_Text"><text:s text:c="8"/>"name": "log-out",</text:p>
      <text:p text:style-name="Preformatted_20_Text"><text:s text:c="8"/>"code": 59861</text:p>
      <text:p text:style-name="Preformatted_20_Text"><text:s text:c="6"/>},</text:p>
      <text:p text:style-name="Preformatted_20_Text"><text:s text:c="6"/>"setIdx": 1,</text:p>
      <text:p text:style-name="Preformatted_20_Text"><text:s text:c="6"/>"setId": 3,</text:p>
      <text:p text:style-name="Preformatted_20_Text"><text:s text:c="6"/>"iconIdx": 213</text:p>
      <text:p text:style-name="Preformatted_20_Text"><text:soft-page-break/><text:s text:c="4"/>},</text:p>
      <text:p text:style-name="Preformatted_20_Text"><text:s text:c="4"/>{</text:p>
      <text:p text:style-name="Preformatted_20_Text"><text:s text:c="6"/>"icon": {</text:p>
      <text:p text:style-name="Preformatted_20_Text"><text:s text:c="8"/>"paths": [</text:p>
      <text:p text:style-name="Preformatted_20_Text"><text:s text:c="10"/>"M716.8 512l-307.2-256v153.6h-358.4v204.8h358.4v153.6l307.2-256zM870.4 870.4h-409.6v102.4h409.6c56.32 0 102.4-46.080 102.4-102.4v-716.8c0-56.32-46.080-102.4-102.4-102.4h-409.6v102.4h409.6v716.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ogi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15,</text:p>
      <text:p text:style-name="Preformatted_20_Text"><text:s text:c="8"/>"order": 1283,</text:p>
      <text:p text:style-name="Preformatted_20_Text"><text:s text:c="8"/>"prevSize": 20,</text:p>
      <text:p text:style-name="Preformatted_20_Text"><text:s text:c="8"/>"name": "login",</text:p>
      <text:p text:style-name="Preformatted_20_Text"><text:s text:c="8"/>"code": 59862</text:p>
      <text:p text:style-name="Preformatted_20_Text"><text:s text:c="6"/>},</text:p>
      <text:p text:style-name="Preformatted_20_Text"><text:s text:c="6"/>"setIdx": 1,</text:p>
      <text:p text:style-name="Preformatted_20_Text"><text:s text:c="6"/>"setId": 3,</text:p>
      <text:p text:style-name="Preformatted_20_Text"><text:s text:c="6"/>"iconIdx": 21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358.4v358.4c0 56.474-45.875 102.4-102.4 102.4h-819.2c-56.525 0-102.4-45.926-102.4-102.4v-358.4c0-56.525 45.875-102.4 102.4-102.4h358.4v-102.4l204.8 179.2-204.8 179.2v-102.4h-307.2v256h716.8v-256h-153.6v-153.6h204.8c56.525 0 102.4 45.875 102.4 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oo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16,</text:p>
      <text:p text:style-name="Preformatted_20_Text"><text:s text:c="8"/>"order": 1284,</text:p>
      <text:p text:style-name="Preformatted_20_Text"><text:s text:c="8"/>"prevSize": 20,</text:p>
      <text:p text:style-name="Preformatted_20_Text"><text:s text:c="8"/>"name": "loop",</text:p>
      <text:p text:style-name="Preformatted_20_Text"><text:s text:c="8"/>"code": 59863</text:p>
      <text:p text:style-name="Preformatted_20_Text"><text:s text:c="6"/>},</text:p>
      <text:p text:style-name="Preformatted_20_Text"><text:s text:c="6"/>"setIdx": 1,</text:p>
      <text:p text:style-name="Preformatted_20_Text"><text:s text:c="6"/>"setId": 3,</text:p>
      <text:p text:style-name="Preformatted_20_Text"><text:s text:c="6"/>"iconIdx": 21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22.848 914.432c-1.434 15.821 11.11 29.901 27.904 31.283l204.032 16.691c16.845 1.382 31.795-10.394 33.28-26.214l15.923-168.294-265.216-21.811-15.923 168.346zM120.013 767.949l15.974 168.294c1.434 15.821 16.435 27.597 33.28 26.214l204.032-16.691c16.794-1.382 29.338-15.514 27.955-31.283l-15.974-168.294-265.267 21.76zM93.747 490.65l16.435 173.619 265.267-21.811-16.486-173.414c-<text:soft-page-break/>0.358-4.198-0.563-8.499-0.563-12.8 0-79.616 68.915-144.384 153.6-144.384s153.6 64.819 153.6 144.384c0 4.301-0.205 8.602-0.614 12.8l-16.435 173.414 265.267 21.811 16.435-173.619c1.075-11.52 1.536-22.989 1.536-34.406 0.051-217.702-188.262-394.803-419.789-394.803s-419.84 177.101-419.84 394.803c0 11.418 0.563 22.886 1.587 34.40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agne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17,</text:p>
      <text:p text:style-name="Preformatted_20_Text"><text:s text:c="8"/>"order": 1285,</text:p>
      <text:p text:style-name="Preformatted_20_Text"><text:s text:c="8"/>"prevSize": 20,</text:p>
      <text:p text:style-name="Preformatted_20_Text"><text:s text:c="8"/>"name": "magnet",</text:p>
      <text:p text:style-name="Preformatted_20_Text"><text:s text:c="8"/>"code": 59864</text:p>
      <text:p text:style-name="Preformatted_20_Text"><text:s text:c="6"/>},</text:p>
      <text:p text:style-name="Preformatted_20_Text"><text:s text:c="6"/>"setIdx": 1,</text:p>
      <text:p text:style-name="Preformatted_20_Text"><text:s text:c="6"/>"setId": 3,</text:p>
      <text:p text:style-name="Preformatted_20_Text"><text:s text:c="6"/>"iconIdx": 21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8.304 791.91l-193.485-193.485c29.184-47.872 45.978-104.192 45.978-164.352 0-174.95-151.603-326.502-326.554-326.502-174.95-0.051-316.723 141.773-316.723 316.723 0 174.899 151.603 326.502 326.502 326.502 58.214 0 112.64-15.821 159.488-43.213l194.509 194.611c19.046 18.995 49.92 18.995 68.915 0l48.282-48.282c18.995-18.995 12.083-43.008-6.912-62.003zM205.005 424.294c0-121.139 98.15-219.29 219.238-219.29 121.139 0 229.069 107.878 229.069 229.069 0 121.088-98.202 219.29-219.29 219.29-121.139-0.051-229.018-107.981-229.018-229.06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agnifying-glas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18,</text:p>
      <text:p text:style-name="Preformatted_20_Text"><text:s text:c="8"/>"order": 1286,</text:p>
      <text:p text:style-name="Preformatted_20_Text"><text:s text:c="8"/>"prevSize": 20,</text:p>
      <text:p text:style-name="Preformatted_20_Text"><text:s text:c="8"/>"name": "magnifying-glass",</text:p>
      <text:p text:style-name="Preformatted_20_Text"><text:s text:c="8"/>"code": 59865</text:p>
      <text:p text:style-name="Preformatted_20_Text"><text:s text:c="6"/>},</text:p>
      <text:p text:style-name="Preformatted_20_Text"><text:s text:c="6"/>"setIdx": 1,</text:p>
      <text:p text:style-name="Preformatted_20_Text"><text:s text:c="6"/>"setId": 3,</text:p>
      <text:p text:style-name="Preformatted_20_Text"><text:s text:c="6"/>"iconIdx": 21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0.589 270.643c24.986 13.414 371.098 199.373 384 206.285s29.594 10.189 46.387 10.189c16.794 0 33.485-3.277 46.387-10.189s359.014-192.87 384-206.285c25.037-13.466 48.691-65.843 2.765-65.843h-866.253c-45.926 0-22.272 52.378 2.714 65.843zM952.986 383.437c-28.416 14.797-378.214 197.069-395.622 <text:soft-page-break/>206.182s-29.594 10.189-46.387 10.189-28.979-1.075-46.387-10.189-365.21-191.437-393.626-206.234c-19.968-10.445-19.763 1.792-19.763 11.213s0 373.402 0 373.402c0 21.504 28.979 51.2 51.2 51.2h819.2c22.221 0 51.2-29.696 51.2-51.2 0 0 0-363.93 0-373.35s0.205-21.658-19.814-11.21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ai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19,</text:p>
      <text:p text:style-name="Preformatted_20_Text"><text:s text:c="8"/>"order": 1287,</text:p>
      <text:p text:style-name="Preformatted_20_Text"><text:s text:c="8"/>"prevSize": 20,</text:p>
      <text:p text:style-name="Preformatted_20_Text"><text:s text:c="8"/>"name": "mail",</text:p>
      <text:p text:style-name="Preformatted_20_Text"><text:s text:c="8"/>"code": 59866</text:p>
      <text:p text:style-name="Preformatted_20_Text"><text:s text:c="6"/>},</text:p>
      <text:p text:style-name="Preformatted_20_Text"><text:s text:c="6"/>"setIdx": 1,</text:p>
      <text:p text:style-name="Preformatted_20_Text"><text:s text:c="6"/>"setId": 3,</text:p>
      <text:p text:style-name="Preformatted_20_Text"><text:s text:c="6"/>"iconIdx": 21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56.525 0 102.4-45.875 102.4-102.4 0-56.576-45.875-102.4-102.4-102.4s-102.4 45.824-102.4 102.4c0 56.525 45.875 102.4 102.4 102.4zM818.074 593.050c-19.712-90.88-54.17-240.026-104.55-301.773-48.998-60.058-147.712-62.566-201.523-62.566v0c-53.811 0-152.525 2.509-201.523 62.566-50.381 61.747-84.838 210.893-104.55 301.773-10.906 50.33 59.085 68.813 77.363 18.176 27.187-75.418 48.179-138.752 94.157-191.283 24.166 148.838-65.024 407.859-70.246 552.858 0 28.262 22.938 51.2 51.2 51.2 21.811 0 40.448-13.619 47.821-32.87 23.398-81.254 105.779-307.354 105.779-307.354v0 0c0 0 82.381 226.099 105.779 307.354 7.373 19.251 26.010 32.87 47.821 32.87 28.262 0 51.2-22.938 51.2-51.2-5.222-144.998-94.413-404.019-70.246-552.806 45.978 52.531 66.97 115.866 94.157 191.283 18.227 50.586 88.269 32.102 77.363-18.22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a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0,</text:p>
      <text:p text:style-name="Preformatted_20_Text"><text:s text:c="8"/>"order": 1288,</text:p>
      <text:p text:style-name="Preformatted_20_Text"><text:s text:c="8"/>"prevSize": 20,</text:p>
      <text:p text:style-name="Preformatted_20_Text"><text:s text:c="8"/>"name": "man",</text:p>
      <text:p text:style-name="Preformatted_20_Text"><text:s text:c="8"/>"code": 59867</text:p>
      <text:p text:style-name="Preformatted_20_Text"><text:s text:c="6"/>},</text:p>
      <text:p text:style-name="Preformatted_20_Text"><text:s text:c="6"/>"setIdx": 1,</text:p>
      <text:p text:style-name="Preformatted_20_Text"><text:s text:c="6"/>"setId": 3,</text:p>
      <text:p text:style-name="Preformatted_20_Text"><text:s text:c="6"/>"iconIdx": 21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995.686 190.362l-307.2-153.6c-14.387-7.219-31.386-7.219-45.824 0l-288.256 144.128-287.027-95.693c-15.667-5.222-32.768-2.611-46.131 7.066-13.363 9.626-21.248 25.088-21.248 41.523v665.651c0 19.405 10.957 37.12 28.314 45.773l307.2 153.6c7.219 3.584 15.053 5.427 22.886 5.427s15.718-1.792 22.886-5.427l288.256-144.077 287.027 95.693c15.616 5.12 32.768 2.509 46.131-7.117s21.248-25.088 21.248-41.472v-665.702c0.051-19.405-10.906-37.12-28.262-45.773zM409.6 267.827l204.8-102.4v602.266l-204.8 102.4v-602.266zM102.4 204.8l204.8 68.25v597.043l-204.8-102.4v-562.893zM921.6 830.822l-204.8-68.301v-597.094l204.8 102.4v562.99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a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1,</text:p>
      <text:p text:style-name="Preformatted_20_Text"><text:s text:c="8"/>"order": 1289,</text:p>
      <text:p text:style-name="Preformatted_20_Text"><text:s text:c="8"/>"prevSize": 20,</text:p>
      <text:p text:style-name="Preformatted_20_Text"><text:s text:c="8"/>"name": "map",</text:p>
      <text:p text:style-name="Preformatted_20_Text"><text:s text:c="8"/>"code": 59868</text:p>
      <text:p text:style-name="Preformatted_20_Text"><text:s text:c="6"/>},</text:p>
      <text:p text:style-name="Preformatted_20_Text"><text:s text:c="6"/>"setIdx": 1,</text:p>
      <text:p text:style-name="Preformatted_20_Text"><text:s text:c="6"/>"setId": 3,</text:p>
      <text:p text:style-name="Preformatted_20_Text"><text:s text:c="6"/>"iconIdx": 22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02.547 299.008c-2.202-24.013-23.654-41.114-47.104-37.376-89.19 14.234-298.291 96.768-443.443 96.768s-354.253-82.534-443.443-96.768c-23.45-3.738-44.851 13.312-47.104 37.325-7.27 78.438-21.453 287.283-21.453 318.925 0 42.496 177.766 139.878 307.2 139.878 125.542 0 151.040-139.878 204.8-139.878s79.258 139.878 204.8 139.878c129.434 0 307.2-97.382 307.2-139.878 0-31.642-14.182-240.486-21.453-318.874zM392.192 548.864c-18.074 16.282-68.352 54.784-129.587 42.752s-98.253-67.738-110.899-90.010c-3.072-5.427-2.099-12.288 2.253-16.23 18.074-16.282 68.352-54.784 129.638-42.752 61.235 12.032 98.253 67.738 110.899 90.010 3.021 5.427 2.048 12.288-2.304 16.23zM872.294 501.606c-12.595 22.323-49.613 77.978-110.899 90.010-61.235 12.032-111.565-26.47-129.587-42.752-4.403-3.942-5.325-10.803-2.304-16.23 12.595-22.323 49.613-77.978 110.899-90.010 61.235-12.032 111.565 26.47 129.587 42.752 4.403 3.942 5.376 10.803 2.304 16.2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as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2,</text:p>
      <text:p text:style-name="Preformatted_20_Text"><text:s text:c="8"/>"order": 1290,</text:p>
      <text:p text:style-name="Preformatted_20_Text"><text:s text:c="8"/>"prevSize": 20,</text:p>
      <text:p text:style-name="Preformatted_20_Text"><text:s text:c="8"/>"name": "mask",</text:p>
      <text:p text:style-name="Preformatted_20_Text"><text:s text:c="8"/>"code": 59869</text:p>
      <text:p text:style-name="Preformatted_20_Text"><text:s text:c="6"/>},</text:p>
      <text:p text:style-name="Preformatted_20_Text"><text:s text:c="6"/>"setIdx": 1,</text:p>
      <text:p text:style-name="Preformatted_20_Text"><text:soft-page-break/><text:s text:c="6"/>"setId": 3,</text:p>
      <text:p text:style-name="Preformatted_20_Text"><text:s text:c="6"/>"iconIdx": 22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512c27.034 0 52.531 5.325 77.005 13.107l-311.142-466.688c-3.021-4.506-8.038-7.219-13.466-7.219h-182.067c-5.99 0-9.626 6.707-6.246 11.725l319.027 478.566c35.174-18.227 74.547-29.491 116.89-29.491zM941.67 51.2h-182.067c-5.427 0-10.445 2.714-13.466 7.219l-195.738 293.581 102.4 153.6 295.117-442.675c3.328-5.018-0.256-11.725-6.246-11.725zM512 563.2c-113.101 0-204.8 91.699-204.8 204.8s91.699 204.8 204.8 204.8 204.8-91.699 204.8-204.8c0-113.101-91.699-204.8-204.8-204.8zM620.134 773.99c3.174 3.277 2.662 8.090-1.126 10.65s-4.864 7.834-2.509 11.725c2.406 3.891 0.922 8.448-3.328 10.189s-6.4 6.656-4.864 10.957-0.87 8.448-5.325 9.267-7.629 5.171-7.014 9.677-2.611 8.090-7.168 7.936c-4.557-0.154-8.55 3.482-8.909 7.987s-4.25 7.373-8.653 6.298-9.114 1.587-10.394 5.99-5.683 6.349-9.779 4.352c-4.096-1.997-9.216-0.307-11.366 3.686s-6.861 5.018-10.496 2.202-8.96-2.253-11.878 1.229-7.731 3.482-10.701 0-8.294-4.045-11.878-1.229-8.294 1.792-10.496-2.202-7.27-5.683-11.366-3.686c-4.096 1.997-8.499 0-9.779-4.352s-5.939-7.066-10.394-5.99-8.346-1.741-8.653-6.298-4.301-8.141-8.858-8.038c-4.557 0.154-7.782-3.43-7.168-7.936s-2.56-8.858-7.014-9.677-6.912-4.966-5.325-9.267-0.666-9.216-4.864-10.957-5.683-6.298-3.328-10.189c2.406-3.891 1.28-9.165-2.509-11.725s-4.25-7.373-1.126-10.65c3.174-3.277 3.174-8.653 0-11.981s-2.662-8.090 1.126-10.65 4.864-7.834 2.509-11.725c-2.406-3.891-0.922-8.448 3.328-10.189s6.4-6.656 4.864-10.957 0.87-8.448 5.325-9.267 7.629-5.171 7.014-9.677 2.611-8.090 7.168-7.936c4.557 0.154 8.55-3.482 8.909-7.987s4.25-7.373 8.653-6.298 9.114-1.587 10.394-5.99 5.683-6.349 9.779-4.352c4.096 1.997 9.216 0.307 11.366-3.686s6.861-5.018 10.496-2.202 8.96 2.253 11.878-1.229 7.731-3.482 10.701 0 8.294 4.045 11.878 1.229 8.294-1.792 10.496 2.202 7.27 5.683 11.366 3.686c4.096-1.997 8.499 0 9.779 4.352s5.939 7.066 10.394 5.99 8.346 1.741 8.653 6.298 4.352 8.141 8.909 7.987c4.557-0.154 7.782 3.43 7.168 7.936s2.56 8.858 7.014 9.677 6.912 4.966 5.325 9.267 0.666 9.216 4.864 10.957 5.683 6.298 3.328 10.189c-2.406 3.891-1.28 9.165 2.509 11.725s4.25 7.373 1.126 10.65-3.226 8.755-0.051 12.03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eda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3,</text:p>
      <text:p text:style-name="Preformatted_20_Text"><text:s text:c="8"/>"order": 1291,</text:p>
      <text:p text:style-name="Preformatted_20_Text"><text:s text:c="8"/>"prevSize": 20,</text:p>
      <text:p text:style-name="Preformatted_20_Text"><text:s text:c="8"/>"name": "medal",</text:p>
      <text:p text:style-name="Preformatted_20_Text"><text:s text:c="8"/>"code": 59870</text:p>
      <text:p text:style-name="Preformatted_20_Text"><text:s text:c="6"/>},</text:p>
      <text:p text:style-name="Preformatted_20_Text"><text:s text:c="6"/>"setIdx": 1,</text:p>
      <text:p text:style-name="Preformatted_20_Text"><text:s text:c="6"/>"setId": 3,</text:p>
      <text:p text:style-name="Preformatted_20_Text"><text:s text:c="6"/>"iconIdx": 22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81.818 359.936c-81.101-188.723-211.558-332.288-277.555-305.51-112.077 45.619 66.765 264.397-483.686 488.090-47.565 19.405-59.597 96.666-39.68 142.95 19.866 46.182 84.89 92.211 132.454 72.909 8.243-3.379 38.451-13.107 38.451-13.107 33.946 45.619 69.478 18.586 82.125 47.514 15.155 34.816 48.077 110.49 59.29 136.192s36.608 49.51 55.040 42.496c18.381-7.014 80.998-30.822 104.96-39.885 23.962-9.114 29.645-30.515 22.323-47.309-7.885-18.176-40.243-<text:soft-page-break/>23.501-49.51-44.698-9.216-21.094-39.373-88.986-48.026-110.387-11.776-29.082 13.261-52.787 49.664-56.525 250.573-26.214 297.421 128.614 382.72 93.901 65.894-26.88 52.48-218.061-28.57-406.63zM853.606 665.907c-14.694 5.888-113.306-71.782-176.282-218.47-63.027-146.586-55.091-280.576-40.448-286.566 14.643-5.888 110.848 87.91 173.824 234.496 63.027 146.586 57.549 264.55 42.906 270.54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egaphon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4,</text:p>
      <text:p text:style-name="Preformatted_20_Text"><text:s text:c="8"/>"order": 1292,</text:p>
      <text:p text:style-name="Preformatted_20_Text"><text:s text:c="8"/>"prevSize": 20,</text:p>
      <text:p text:style-name="Preformatted_20_Text"><text:s text:c="8"/>"name": "megaphone",</text:p>
      <text:p text:style-name="Preformatted_20_Text"><text:s text:c="8"/>"code": 59871</text:p>
      <text:p text:style-name="Preformatted_20_Text"><text:s text:c="6"/>},</text:p>
      <text:p text:style-name="Preformatted_20_Text"><text:s text:c="6"/>"setIdx": 1,</text:p>
      <text:p text:style-name="Preformatted_20_Text"><text:s text:c="6"/>"setId": 3,</text:p>
      <text:p text:style-name="Preformatted_20_Text"><text:s text:c="6"/>"iconIdx": 22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39.68 460.8h-655.36c-28.262 0-30.72 22.886-30.72 51.2s2.458 51.2 30.72 51.2h655.36c28.262 0 30.72-22.886 30.72-51.2s-2.458-51.2-30.72-51.2zM839.68 665.6h-655.36c-28.262 0-30.72 22.886-30.72 51.2s2.458 51.2 30.72 51.2h655.36c28.262 0 30.72-22.886 30.72-51.2s-2.458-51.2-30.72-51.2zM184.32 358.4h655.36c28.262 0 30.72-22.886 30.72-51.2s-2.458-51.2-30.72-51.2h-655.36c-28.262 0-30.72 22.886-30.72 51.2s2.458 51.2 30.72 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enu"</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5,</text:p>
      <text:p text:style-name="Preformatted_20_Text"><text:s text:c="8"/>"order": 1293,</text:p>
      <text:p text:style-name="Preformatted_20_Text"><text:s text:c="8"/>"prevSize": 20,</text:p>
      <text:p text:style-name="Preformatted_20_Text"><text:s text:c="8"/>"name": "menu",</text:p>
      <text:p text:style-name="Preformatted_20_Text"><text:s text:c="8"/>"code": 59872</text:p>
      <text:p text:style-name="Preformatted_20_Text"><text:s text:c="6"/>},</text:p>
      <text:p text:style-name="Preformatted_20_Text"><text:s text:c="6"/>"setIdx": 1,</text:p>
      <text:p text:style-name="Preformatted_20_Text"><text:s text:c="6"/>"setId": 3,</text:p>
      <text:p text:style-name="Preformatted_20_Text"><text:s text:c="6"/>"iconIdx": 22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307.2v358.4c0 56.32-46.080 102.4-102.4 102.4h-204.8v153.6l-204.8-153.6h-204.8c-56.371 0-102.4-46.080-102.4-102.4v-358.4c0-56.32 46.029-102.4 102.4-102.4h614.4c56.32 0 102.4 46.080 102.4 102.4z"</text:p>
      <text:p text:style-name="Preformatted_20_Text"><text:s text:c="8"/>],</text:p>
      <text:p text:style-name="Preformatted_20_Text"><text:s text:c="8"/>"attrs": [],</text:p>
      <text:p text:style-name="Preformatted_20_Text"><text:soft-page-break/><text:s text:c="8"/>"isMulticolor": false,</text:p>
      <text:p text:style-name="Preformatted_20_Text"><text:s text:c="8"/>"isMulticolor2": false,</text:p>
      <text:p text:style-name="Preformatted_20_Text"><text:s text:c="8"/>"tags": [</text:p>
      <text:p text:style-name="Preformatted_20_Text"><text:s text:c="10"/>"messag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6,</text:p>
      <text:p text:style-name="Preformatted_20_Text"><text:s text:c="8"/>"order": 1294,</text:p>
      <text:p text:style-name="Preformatted_20_Text"><text:s text:c="8"/>"prevSize": 20,</text:p>
      <text:p text:style-name="Preformatted_20_Text"><text:s text:c="8"/>"name": "message",</text:p>
      <text:p text:style-name="Preformatted_20_Text"><text:s text:c="8"/>"code": 59873</text:p>
      <text:p text:style-name="Preformatted_20_Text"><text:s text:c="6"/>},</text:p>
      <text:p text:style-name="Preformatted_20_Text"><text:s text:c="6"/>"setIdx": 1,</text:p>
      <text:p text:style-name="Preformatted_20_Text"><text:s text:c="6"/>"setId": 3,</text:p>
      <text:p text:style-name="Preformatted_20_Text"><text:s text:c="6"/>"iconIdx": 22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39.629 391.322v141.158c0 114.483-84.122 237.005-276.429 253.901v135.219h133.12c11.264 0 20.48 9.216 20.48 20.48v61.44c0 11.315-9.267 20.48-20.48 20.48h-368.64c-11.264 0-20.48-9.216-20.48-20.48v-61.44c0-11.264 9.216-20.48 20.429-20.48h133.171v-135.219c-192.41-16.896-276.48-139.418-276.48-253.901v-141.158c0-11.315 9.216-20.48 20.48-20.48h30.72c11.264 0 20.48 9.216 20.48 20.48v141.158c0 68.403 53.914 184.32 256 184.32 202.035 0 256-115.917 256-184.32v-141.158c0-11.315 9.216-20.48 20.429-20.48h30.771c11.264-0.051 20.429 9.165 20.429 20.48zM512 614.4c120.115 0 153.6-49.408 153.6-81.92v-161.69h-307.2v161.69c0 32.512 33.382 81.92 153.6 81.92zM665.6 81.92c0-32.614-33.485-81.92-153.6-81.92-120.218 0-153.6 49.306-153.6 81.92v217.19h307.2v-217.1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ic"</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7,</text:p>
      <text:p text:style-name="Preformatted_20_Text"><text:s text:c="8"/>"order": 1295,</text:p>
      <text:p text:style-name="Preformatted_20_Text"><text:s text:c="8"/>"prevSize": 20,</text:p>
      <text:p text:style-name="Preformatted_20_Text"><text:s text:c="8"/>"name": "mic",</text:p>
      <text:p text:style-name="Preformatted_20_Text"><text:s text:c="8"/>"code": 59874</text:p>
      <text:p text:style-name="Preformatted_20_Text"><text:s text:c="6"/>},</text:p>
      <text:p text:style-name="Preformatted_20_Text"><text:s text:c="6"/>"setIdx": 1,</text:p>
      <text:p text:style-name="Preformatted_20_Text"><text:s text:c="6"/>"setId": 3,</text:p>
      <text:p text:style-name="Preformatted_20_Text"><text:s text:c="6"/>"iconIdx": 22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512c0 28.314-2.458 51.2-30.771 51.2h-552.858c-28.262 0-30.771-22.886-30.771-51.2s2.509-51.2 30.771-51.2h552.909c28.262 0 30.72 22.886 30.72 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oft-page-break/><text:s text:c="10"/>"minu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8,</text:p>
      <text:p text:style-name="Preformatted_20_Text"><text:s text:c="8"/>"order": 1296,</text:p>
      <text:p text:style-name="Preformatted_20_Text"><text:s text:c="8"/>"prevSize": 20,</text:p>
      <text:p text:style-name="Preformatted_20_Text"><text:s text:c="8"/>"name": "minus",</text:p>
      <text:p text:style-name="Preformatted_20_Text"><text:s text:c="8"/>"code": 59875</text:p>
      <text:p text:style-name="Preformatted_20_Text"><text:s text:c="6"/>},</text:p>
      <text:p text:style-name="Preformatted_20_Text"><text:s text:c="6"/>"setIdx": 1,</text:p>
      <text:p text:style-name="Preformatted_20_Text"><text:s text:c="6"/>"setId": 3,</text:p>
      <text:p text:style-name="Preformatted_20_Text"><text:s text:c="6"/>"iconIdx": 22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7.005 0h-410.010c-56.422 0-102.195 45.773-102.195 102.195v819.558c0 56.474 45.773 102.246 102.195 102.246h409.958c56.474 0 102.246-45.773 102.246-102.195v-819.61c0-56.422-45.773-102.195-102.195-102.195zM512 972.8c-35.328 0-64-22.886-64-51.2s28.672-51.2 64-51.2 64 22.886 64 51.2-28.672 51.2-64 51.2zM716.8 819.2h-409.6v-716.8h409.6v716.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obi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29,</text:p>
      <text:p text:style-name="Preformatted_20_Text"><text:s text:c="8"/>"order": 1297,</text:p>
      <text:p text:style-name="Preformatted_20_Text"><text:s text:c="8"/>"prevSize": 20,</text:p>
      <text:p text:style-name="Preformatted_20_Text"><text:s text:c="8"/>"name": "mobile",</text:p>
      <text:p text:style-name="Preformatted_20_Text"><text:s text:c="8"/>"code": 59876</text:p>
      <text:p text:style-name="Preformatted_20_Text"><text:s text:c="6"/>},</text:p>
      <text:p text:style-name="Preformatted_20_Text"><text:s text:c="6"/>"setIdx": 1,</text:p>
      <text:p text:style-name="Preformatted_20_Text"><text:s text:c="6"/>"setId": 3,</text:p>
      <text:p text:style-name="Preformatted_20_Text"><text:s text:c="6"/>"iconIdx": 22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2.874 557.619c-11.315 7.578-14.95 23.552-8.141 35.328l66.355 114.893c6.81 11.776 22.426 16.64 34.662 10.65l202.65-98.15v352.461h102.4v-402.125l208.435-101.018-134.144-232.448-472.218 320.41zM944.998 155.494c-57.395-99.328-184.525-133.376-283.955-75.981-46.592 26.88-77.21 69.581-92.211 117.197l152.371 263.987c48.691 10.854 101.018 5.632 147.712-21.248 99.43-57.395 133.478-184.474 76.083-283.95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odern-mic"</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oft-page-break/><text:s text:c="6"/>"properties": {</text:p>
      <text:p text:style-name="Preformatted_20_Text"><text:s text:c="8"/>"id": 230,</text:p>
      <text:p text:style-name="Preformatted_20_Text"><text:s text:c="8"/>"order": 1298,</text:p>
      <text:p text:style-name="Preformatted_20_Text"><text:s text:c="8"/>"prevSize": 20,</text:p>
      <text:p text:style-name="Preformatted_20_Text"><text:s text:c="8"/>"name": "modern-mic",</text:p>
      <text:p text:style-name="Preformatted_20_Text"><text:s text:c="8"/>"code": 59877</text:p>
      <text:p text:style-name="Preformatted_20_Text"><text:s text:c="6"/>},</text:p>
      <text:p text:style-name="Preformatted_20_Text"><text:s text:c="6"/>"setIdx": 1,</text:p>
      <text:p text:style-name="Preformatted_20_Text"><text:s text:c="6"/>"setId": 3,</text:p>
      <text:p text:style-name="Preformatted_20_Text"><text:s text:c="6"/>"iconIdx": 22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2.413 92.16c35.123 19.712 68.198 44.39 98.099 74.189 175.104 175.206 175.104 459.059 0 634.163s-459.008 175.104-634.163 0c-29.85-29.901-54.528-63.027-74.189-98.099 170.752 95.59 390.81 71.014 536.013-74.189 145.254-145.254 169.882-365.261 74.24-536.06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oo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31,</text:p>
      <text:p text:style-name="Preformatted_20_Text"><text:s text:c="8"/>"order": 1299,</text:p>
      <text:p text:style-name="Preformatted_20_Text"><text:s text:c="8"/>"prevSize": 20,</text:p>
      <text:p text:style-name="Preformatted_20_Text"><text:s text:c="8"/>"name": "moon",</text:p>
      <text:p text:style-name="Preformatted_20_Text"><text:s text:c="8"/>"code": 59878</text:p>
      <text:p text:style-name="Preformatted_20_Text"><text:s text:c="6"/>},</text:p>
      <text:p text:style-name="Preformatted_20_Text"><text:s text:c="6"/>"setIdx": 1,</text:p>
      <text:p text:style-name="Preformatted_20_Text"><text:s text:c="6"/>"setId": 3,</text:p>
      <text:p text:style-name="Preformatted_20_Text"><text:s text:c="6"/>"iconIdx": 23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88.582 737.382l-134.502-385.792c-36.966-106.138-151.859-164.864-260.71-135.834l-101.171-196.352c-9.165-17.715-30.618-24.525-48.026-15.155-17.357 9.37-24.013 31.437-14.797 49.203l98.765 191.59c-78.694 52.224-119.603 151.245-93.645 244.429l109.517 394.035c30.822 110.694 157.696 167.117 285.235 128.102 125.901-44.186 197.12-165.734 159.334-274.227zM455.629 456.858c-37.376 12.288-77.363-8.806-89.344-47.155-12.032-38.298 8.602-79.258 45.926-91.546 37.376-12.288 77.414 8.806 89.395 47.104s-8.602 79.309-45.978 91.59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ous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32,</text:p>
      <text:p text:style-name="Preformatted_20_Text"><text:s text:c="8"/>"order": 1300,</text:p>
      <text:p text:style-name="Preformatted_20_Text"><text:s text:c="8"/>"prevSize": 20,</text:p>
      <text:p text:style-name="Preformatted_20_Text"><text:s text:c="8"/>"name": "mouse",</text:p>
      <text:p text:style-name="Preformatted_20_Text"><text:soft-page-break/><text:s text:c="8"/>"code": 59879</text:p>
      <text:p text:style-name="Preformatted_20_Text"><text:s text:c="6"/>},</text:p>
      <text:p text:style-name="Preformatted_20_Text"><text:s text:c="6"/>"setIdx": 1,</text:p>
      <text:p text:style-name="Preformatted_20_Text"><text:s text:c="6"/>"setId": 3,</text:p>
      <text:p text:style-name="Preformatted_20_Text"><text:s text:c="6"/>"iconIdx": 23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51.2h-614.4c-28.314 0-51.2 22.886-51.2 51.2v819.2c0 28.262 22.886 51.2 51.2 51.2h614.4c28.314 0 51.2-22.938 51.2-51.2v-819.2c0-28.262-22.886-51.2-51.2-51.2zM655.104 589.773c-9.472 19.558-19.098 20.582-14.899 0 10.803-53.197 3.482-167.475-77.005-180.173v243.2c0 49.818-22.938 93.184-83.917 112.794-59.187 18.893-125.389-0.819-140.902-43.315s19.302-94.208 77.722-115.507c32.614-11.878 70.4-14.95 95.898-5.171v-345.6h51.2c0 120.576 208.128 94.157 91.904 333.77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usic"</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33,</text:p>
      <text:p text:style-name="Preformatted_20_Text"><text:s text:c="8"/>"order": 1301,</text:p>
      <text:p text:style-name="Preformatted_20_Text"><text:s text:c="8"/>"prevSize": 20,</text:p>
      <text:p text:style-name="Preformatted_20_Text"><text:s text:c="8"/>"name": "music",</text:p>
      <text:p text:style-name="Preformatted_20_Text"><text:s text:c="8"/>"code": 59880</text:p>
      <text:p text:style-name="Preformatted_20_Text"><text:s text:c="6"/>},</text:p>
      <text:p text:style-name="Preformatted_20_Text"><text:s text:c="6"/>"setIdx": 1,</text:p>
      <text:p text:style-name="Preformatted_20_Text"><text:s text:c="6"/>"setId": 3,</text:p>
      <text:p text:style-name="Preformatted_20_Text"><text:s text:c="6"/>"iconIdx": 23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70.029 354.048c10.24 0 20.173 1.485 29.491 4.403 35.328-39.578 74.496-75.622 116.89-107.52-1.792-7.475-2.765-15.309-2.765-23.296 0-11.11 1.843-21.811 5.222-31.795-47.565-33.997-99.174-62.618-154.163-84.685-51.456 31.795-96.358 73.267-132.198 121.907 26.573 47.104 58.163 90.982 94.106 130.918 13.107-6.349 27.802-9.933 43.418-9.933zM169.779 454.246c0-14.080 2.97-27.494 8.141-39.578-32.154-35.43-61.286-73.523-86.784-114.125-32 63.59-50.176 135.424-50.176 211.507 0 88.013 24.269 170.394 66.304 240.896 15.053-84.685 43.571-164.813 82.944-238.182-12.8-16.794-20.429-37.837-20.429-60.518zM513.843 127.437c26.47 0 50.432 10.291 68.403 27.085 52.275-22.477 107.315-39.782 164.608-50.79-69.171-39.885-149.35-62.771-234.854-62.771-58.317 0-114.125 10.701-165.683 30.106 40.909 20.224 79.923 43.776 116.582 70.4 14.95-8.909 32.307-14.029 50.944-14.029zM663.654 599.45c6.246-13.005 15.104-24.525 26.061-33.587-29.594-90.982-76.442-174.285-136.806-245.914-11.981 5.12-25.19 7.885-39.117 7.885-21.76 0-41.779-7.014-58.214-18.688-36.352 27.597-69.99 58.522-100.557 92.314 9.626 15.309 15.206 33.382 15.206 52.787 0 10.394-1.587 20.48-4.608 30.003 87.91 58.675 189.133 99.021 298.035 115.2zM793.651 734.771c1.331 18.995 2.099 38.093 2.099 57.395 0 33.997-2.15 67.482-6.246 100.403 79.872-58.317 140.698-141.21 171.366-237.517-36.352 8.806-73.626 15.104-111.667 18.688-8.858 27.494-29.286 49.613-55.552 61.030zM640.205 666.829c-116.326-19.302-224.102-63.693-317.952-127.181-15.258 9.318-33.126 14.797-52.275 14.797-7.117 0-13.926-0.717-20.582-2.099-44.902 85.094-73.626 180.070-81.869 280.781 44.851 48.128 99.533 86.886 161.024 112.896 76.39-117.402 183.091-214.477 311.654-279.194zM828.211 162.867c-75.52 7.322-147.61 26.317-214.682 54.682 0.307 3.379 0.512 6.707 0.512 10.086 0 15.821-3.789 30.72-10.291 43.981 67.123 78.797 119.142 170.496 152.013 270.899 <text:soft-page-break/>40.806 0.819 75.622 25.702 90.624 61.184 45.363-4.608 89.498-13.312 131.994-25.805 3.072-21.504 4.71-43.52 4.71-65.894-0.051-138.445-59.75-262.963-154.88-349.133zM690.637 720.333c-120.013 56.218-220.365 142.797-293.018 248.627 36.608 9.165 74.906 14.080 114.381 14.080 71.014 0 138.342-15.821 198.758-43.981 9.728-47.514 14.848-96.614 14.848-146.893 0-18.176-0.819-36.198-2.202-54.016-12.083-3.891-23.194-9.882-32.768-17.81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networ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34,</text:p>
      <text:p text:style-name="Preformatted_20_Text"><text:s text:c="8"/>"order": 1302,</text:p>
      <text:p text:style-name="Preformatted_20_Text"><text:s text:c="8"/>"prevSize": 20,</text:p>
      <text:p text:style-name="Preformatted_20_Text"><text:s text:c="8"/>"name": "network",</text:p>
      <text:p text:style-name="Preformatted_20_Text"><text:s text:c="8"/>"code": 59881</text:p>
      <text:p text:style-name="Preformatted_20_Text"><text:s text:c="6"/>},</text:p>
      <text:p text:style-name="Preformatted_20_Text"><text:s text:c="6"/>"setIdx": 1,</text:p>
      <text:p text:style-name="Preformatted_20_Text"><text:s text:c="6"/>"setId": 3,</text:p>
      <text:p text:style-name="Preformatted_20_Text"><text:s text:c="6"/>"iconIdx": 23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30.509 93.491c-56.422-56.422-106.598-39.782-106.598-39.782l-442.317 441.958-74.394 221.133 221.030-74.445 442.061-442.266c0 0 16.589-50.176-39.782-106.598zM542.976 594.176l-24.115 24.064-75.418 25.6c-5.325-12.288-11.981-24.422-25.498-37.888-13.517-13.517-25.6-20.173-37.888-25.498l25.6-75.418 24.115-24.064c0 0 39.731-4.557 78.694 34.458 39.014 38.963 34.509 78.746 34.509 78.746zM819.2 870.4h-665.6v-665.6h256l102.4-102.4h-358.4c-56.32 0-102.4 46.080-102.4 102.4v665.6c0 56.32 46.080 102.4 102.4 102.4h665.6c56.32 0 102.4-46.080 102.4-102.4v-358.4l-102.4 102.4v2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new-messag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35,</text:p>
      <text:p text:style-name="Preformatted_20_Text"><text:s text:c="8"/>"order": 1303,</text:p>
      <text:p text:style-name="Preformatted_20_Text"><text:s text:c="8"/>"prevSize": 20,</text:p>
      <text:p text:style-name="Preformatted_20_Text"><text:s text:c="8"/>"name": "new-message",</text:p>
      <text:p text:style-name="Preformatted_20_Text"><text:s text:c="8"/>"code": 59882</text:p>
      <text:p text:style-name="Preformatted_20_Text"><text:s text:c="6"/>},</text:p>
      <text:p text:style-name="Preformatted_20_Text"><text:s text:c="6"/>"setIdx": 1,</text:p>
      <text:p text:style-name="Preformatted_20_Text"><text:s text:c="6"/>"setId": 3,</text:p>
      <text:p text:style-name="Preformatted_20_Text"><text:s text:c="6"/>"iconIdx": 23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56.928 632.013l-88.422-78.746c-25.6-22.784-25.6-60.109 0-82.893l88.422-78.797c25.6-22.784 18.79-43.981-15.155-47.309l-117.248-11.11c-<text:soft-page-break/>33.894-3.174-52.224-32.41-40.499-64.819l62.208-173.21c11.674-32.512-2.611-44.288-31.693-26.317l-138.291 85.504c-29.082 18.125-66.714 8.192-83.507-21.811l-50.074-89.395c-16.845-30.106-44.646-30.208-61.798-0.41l-46.541 80.896c-17.254 29.952-56.73 42.65-87.706 28.467l-81.92-37.581c-31.13-14.336-54.938 2.15-53.094 36.659l4.403 82.688c1.894 34.509-23.603 69.99-56.525 78.899l-79.104 21.197c-32.87 8.909-38.912 34.816-13.312 57.6l88.422 78.797c25.6 22.784 25.6 60.109 0 82.893l-88.422 78.797c-25.6 22.784-18.842 44.902 15.002 48.998l107.264 13.005c33.843 4.096 52.685 34.304 41.882 67.123l-54.989 166.81c-10.803 32.819 4.608 45.517 34.202 28.416l126.106-73.011c29.594-17.101 69.427-7.68 88.525 20.89l52.326 78.797c19.046 28.621 47.667 27.085 63.488-3.482l46.029-88.73c15.872-30.618 53.862-43.11 84.378-27.802l88.781 44.39c30.618 15.206 54.118-0.512 52.275-34.918l-4.454-82.79c-1.792-34.509 23.603-69.888 56.627-78.797l79.002-21.299c32.973-8.909 39.014-34.816 13.414-57.6zM563.2 716.8h-102.4v-102.4h102.4v102.4zM563.2 563.2h-102.4v-256h102.4v2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new"</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36,</text:p>
      <text:p text:style-name="Preformatted_20_Text"><text:s text:c="8"/>"order": 1304,</text:p>
      <text:p text:style-name="Preformatted_20_Text"><text:s text:c="8"/>"prevSize": 20,</text:p>
      <text:p text:style-name="Preformatted_20_Text"><text:s text:c="8"/>"name": "new",</text:p>
      <text:p text:style-name="Preformatted_20_Text"><text:s text:c="8"/>"code": 59883</text:p>
      <text:p text:style-name="Preformatted_20_Text"><text:s text:c="6"/>},</text:p>
      <text:p text:style-name="Preformatted_20_Text"><text:s text:c="6"/>"setIdx": 1,</text:p>
      <text:p text:style-name="Preformatted_20_Text"><text:s text:c="6"/>"setId": 3,</text:p>
      <text:p text:style-name="Preformatted_20_Text"><text:s text:c="6"/>"iconIdx": 23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6.8 256h-204.8v102.4h204.8v-102.4zM716.8 409.6h-204.8v51.2h204.8v-51.2zM460.8 256h-153.6v204.8h153.6v-204.8zM460.8 563.2h256v-51.2h-256v51.2zM614.4 665.6h102.4v-51.2h-102.4v51.2zM716.8 716.8h-409.6v51.2h409.6v-51.2zM563.2 614.4h-256v51.2h256v-51.2zM409.6 512h-102.4v51.2h102.4v-51.2zM870.4 51.2h-716.8c-28.314 0-51.2 22.886-51.2 51.2v819.2c0 28.262 22.886 51.2 51.2 51.2h716.8c28.314 0 51.2-22.938 51.2-51.2v-819.2c0-28.262-22.886-51.2-51.2-51.2zM819.2 870.4h-614.4v-716.8h614.4v716.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new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37,</text:p>
      <text:p text:style-name="Preformatted_20_Text"><text:s text:c="8"/>"order": 1305,</text:p>
      <text:p text:style-name="Preformatted_20_Text"><text:s text:c="8"/>"prevSize": 20,</text:p>
      <text:p text:style-name="Preformatted_20_Text"><text:s text:c="8"/>"name": "news",</text:p>
      <text:p text:style-name="Preformatted_20_Text"><text:s text:c="8"/>"code": 59884</text:p>
      <text:p text:style-name="Preformatted_20_Text"><text:s text:c="6"/>},</text:p>
      <text:p text:style-name="Preformatted_20_Text"><text:s text:c="6"/>"setIdx": 1,</text:p>
      <text:p text:style-name="Preformatted_20_Text"><text:s text:c="6"/>"setId": 3,</text:p>
      <text:p text:style-name="Preformatted_20_Text"><text:soft-page-break/><text:s text:c="6"/>"iconIdx": 23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6.515 483.226c-21.606 33.587-33.075 19.2-26.624 0 17.203-50.842 17.818-231.834-125.491-254.413l-0.102 590.387c0 84.838-88.832 204.8-255.898 204.8-84.838 0-153.6-44.595-153.6-128 0-108.493 98.662-174.080 204.8-174.080 67.994 0 102.4 20.48 102.4 20.48v-742.4h102.4c0 137.011 306.483 242.893 152.115 483.22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not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38,</text:p>
      <text:p text:style-name="Preformatted_20_Text"><text:s text:c="8"/>"order": 1306,</text:p>
      <text:p text:style-name="Preformatted_20_Text"><text:s text:c="8"/>"prevSize": 20,</text:p>
      <text:p text:style-name="Preformatted_20_Text"><text:s text:c="8"/>"name": "note",</text:p>
      <text:p text:style-name="Preformatted_20_Text"><text:s text:c="8"/>"code": 59885</text:p>
      <text:p text:style-name="Preformatted_20_Text"><text:s text:c="6"/>},</text:p>
      <text:p text:style-name="Preformatted_20_Text"><text:s text:c="6"/>"setIdx": 1,</text:p>
      <text:p text:style-name="Preformatted_20_Text"><text:s text:c="6"/>"setId": 3,</text:p>
      <text:p text:style-name="Preformatted_20_Text"><text:s text:c="6"/>"iconIdx": 23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429.056v441.344h-614.4v-614.4h441.344c-3.738-16.486-6.144-33.536-6.144-51.2s2.406-34.714 6.144-51.2h-441.344c-56.422 0-102.4 46.080-102.4 102.4v614.4c0 56.32 46.080 102.4 102.4 102.4h614.4c56.32 0 102.4-46.080 102.4-102.4v-441.344c-16.486 3.738-33.536 6.144-51.2 6.144s-34.714-2.406-51.2-6.144zM819.2 51.2c-84.838 0-153.6 68.762-153.6 153.6s68.762 153.6 153.6 153.6 153.6-68.762 153.6-153.6-68.762-153.6-153.6-153.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notificatio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39,</text:p>
      <text:p text:style-name="Preformatted_20_Text"><text:s text:c="8"/>"order": 1307,</text:p>
      <text:p text:style-name="Preformatted_20_Text"><text:s text:c="8"/>"prevSize": 20,</text:p>
      <text:p text:style-name="Preformatted_20_Text"><text:s text:c="8"/>"name": "notification",</text:p>
      <text:p text:style-name="Preformatted_20_Text"><text:s text:c="8"/>"code": 59886</text:p>
      <text:p text:style-name="Preformatted_20_Text"><text:s text:c="6"/>},</text:p>
      <text:p text:style-name="Preformatted_20_Text"><text:s text:c="6"/>"setIdx": 1,</text:p>
      <text:p text:style-name="Preformatted_20_Text"><text:s text:c="6"/>"setId": 3,</text:p>
      <text:p text:style-name="Preformatted_20_Text"><text:s text:c="6"/>"iconIdx": 23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696.32 153.6h-337.92v-153.6h-102.4v952.32c0 39.424 32.205 71.68 71.578 71.68h368.742c39.373 0 71.68-32.307 71.68-71.68v-726.989c0-39.526-32.307-71.731-71.68-71.731zM409.6 768c-35.379 0-64-22.886-64-51.2s28.621-51.2 64-51.2 64 22.886 64 51.2-28.621 51.2-64 51.2zM473.6 870.4c0 28.314-28.621 51.2-64 51.2s-64-22.886-64-51.2 28.621-51.2 64-51.2 64 22.886 64 51.2zM358.4 563.2v-307.2h307.2v307.2h-307.2zM614.4 768c-35.379 0-64-22.886-64-51.2s28.621-51.2 64-51.2 64 22.886 64 51.2-28.621 51.2-64 51.2zM678.4 870.4c0 28.314-28.621 51.2-64 51.2s-64-22.886-64-51.2 28.621-51.2 64-51.2 64 22.886 64 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old-mobi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0,</text:p>
      <text:p text:style-name="Preformatted_20_Text"><text:s text:c="8"/>"order": 1308,</text:p>
      <text:p text:style-name="Preformatted_20_Text"><text:s text:c="8"/>"prevSize": 20,</text:p>
      <text:p text:style-name="Preformatted_20_Text"><text:s text:c="8"/>"name": "old-mobile",</text:p>
      <text:p text:style-name="Preformatted_20_Text"><text:s text:c="8"/>"code": 59887</text:p>
      <text:p text:style-name="Preformatted_20_Text"><text:s text:c="6"/>},</text:p>
      <text:p text:style-name="Preformatted_20_Text"><text:s text:c="6"/>"setIdx": 1,</text:p>
      <text:p text:style-name="Preformatted_20_Text"><text:s text:c="6"/>"setId": 3,</text:p>
      <text:p text:style-name="Preformatted_20_Text"><text:s text:c="6"/>"iconIdx": 23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83.507 627.354c-4.915-34.15-31.283-60.774-65.229-68.71-131.942-30.925-165.018-106.906-170.598-191.181-23.398-4.352-65.024-9.062-135.68-9.062s-112.282 4.71-135.68 9.062c-5.581 84.275-38.656 160.256-170.598 191.181-33.946 7.987-60.314 34.56-65.229 68.71l-25.446 176.23c-8.96 62.054 36.608 118.016 99.994 118.016h593.92c63.334 0 108.954-55.962 99.994-118.016l-25.446-176.23zM512 793.19c-71.424 0-129.331-57.344-129.331-128s57.907-128 129.331-128 129.331 57.344 129.331 128-57.958 128-129.331 128zM1021.44 307.2c-1.229-76.8-196.71-204.749-509.44-204.8-312.781 0.051-508.262 128-509.44 204.8s1.075 176.742 129.792 160.102c150.579-19.507 141.312-72.090 141.312-147.251 0-52.429 122.47-65.075 238.336-65.075s238.285 12.646 238.336 65.075c0 75.162-9.267 127.744 141.312 147.251 128.666 16.64 130.97-83.302 129.792-160.10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old-phon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1,</text:p>
      <text:p text:style-name="Preformatted_20_Text"><text:s text:c="8"/>"order": 1309,</text:p>
      <text:p text:style-name="Preformatted_20_Text"><text:s text:c="8"/>"prevSize": 20,</text:p>
      <text:p text:style-name="Preformatted_20_Text"><text:s text:c="8"/>"name": "old-phone",</text:p>
      <text:p text:style-name="Preformatted_20_Text"><text:s text:c="8"/>"code": 59888</text:p>
      <text:p text:style-name="Preformatted_20_Text"><text:s text:c="6"/>},</text:p>
      <text:p text:style-name="Preformatted_20_Text"><text:s text:c="6"/>"setIdx": 1,</text:p>
      <text:p text:style-name="Preformatted_20_Text"><text:s text:c="6"/>"setId": 3,</text:p>
      <text:p text:style-name="Preformatted_20_Text"><text:s text:c="6"/>"iconIdx": 240</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805.888 133.53c-180.634-60.723-361.779-49.203-548.864 65.229-146.074 89.242-241.562 311.091-210.074 470.118 37.274 187.955 222.771 306.944 473.242 238.131 270.080-74.189 335.309-232.755 326.605-273.101s-136.448-84.582-87.962-179.098c60.826-118.426 160.205-58.829 203.878-83.046 43.776-24.166 27.597-176.23-156.826-238.234zM619.213 681.677c-40.858 11.162-83.098-13.107-94.362-54.221-11.315-41.216 12.698-83.507 53.555-94.669s83.046 13.005 94.362 54.221c11.264 41.114-12.698 83.507-53.555 94.66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alett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2,</text:p>
      <text:p text:style-name="Preformatted_20_Text"><text:s text:c="8"/>"order": 1310,</text:p>
      <text:p text:style-name="Preformatted_20_Text"><text:s text:c="8"/>"prevSize": 20,</text:p>
      <text:p text:style-name="Preformatted_20_Text"><text:s text:c="8"/>"name": "palette",</text:p>
      <text:p text:style-name="Preformatted_20_Text"><text:s text:c="8"/>"code": 59889</text:p>
      <text:p text:style-name="Preformatted_20_Text"><text:s text:c="6"/>},</text:p>
      <text:p text:style-name="Preformatted_20_Text"><text:s text:c="6"/>"setIdx": 1,</text:p>
      <text:p text:style-name="Preformatted_20_Text"><text:s text:c="6"/>"setId": 3,</text:p>
      <text:p text:style-name="Preformatted_20_Text"><text:s text:c="6"/>"iconIdx": 24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54.368 134.861c-17.613 6.195-886.835 312.525-903.987 318.566-14.541 5.12-17.766 17.664-0.512 24.525 20.531 8.243 194.355 77.875 194.355 77.875v0l115.2 46.131c0 0 554.906-407.45 562.381-412.979 7.578-5.53 16.282 4.864 10.803 10.803-5.478 5.99-402.995 435.866-402.995 435.866v0.102l-23.142 25.754 30.669 16.486c0 0 238.080 128.205 255.078 137.318 14.899 7.987 34.202 1.382 38.502-17.101 5.069-21.811 145.664-627.763 148.787-641.28 4.045-17.562-7.578-28.262-25.139-22.067zM358.4 878.694c0 12.595 7.117 16.128 16.947 7.219 12.851-11.725 145.92-131.123 145.92-131.123l-162.867-84.173v208.07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aper-plan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3,</text:p>
      <text:p text:style-name="Preformatted_20_Text"><text:s text:c="8"/>"order": 1311,</text:p>
      <text:p text:style-name="Preformatted_20_Text"><text:s text:c="8"/>"prevSize": 20,</text:p>
      <text:p text:style-name="Preformatted_20_Text"><text:s text:c="8"/>"name": "paper-plane",</text:p>
      <text:p text:style-name="Preformatted_20_Text"><text:s text:c="8"/>"code": 59890</text:p>
      <text:p text:style-name="Preformatted_20_Text"><text:s text:c="6"/>},</text:p>
      <text:p text:style-name="Preformatted_20_Text"><text:s text:c="6"/>"setIdx": 1,</text:p>
      <text:p text:style-name="Preformatted_20_Text"><text:s text:c="6"/>"setId": 3,</text:p>
      <text:p text:style-name="Preformatted_20_Text"><text:s text:c="6"/>"iconIdx": 242</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752.128 136.243c-96.973-70.605-165.99-69.069-192.205-64.819-7.373 1.178-13.568 5.427-17.92 11.418l-352.41 486.246c-14.182 19.558-22.374 42.803-23.654 66.918l-15.155 287.949c-1.075 20.736 19.558 35.738 38.912 28.314l269.107-102.912c22.682-8.704 42.394-23.808 56.627-43.469l352.256-486.093c4.557-6.298 6.4-13.978 5.12-21.658-4.301-26.931-24.934-92.262-120.678-161.894zM459.622 791.808l-104.602 40.397c-4.096 1.587-8.653 0.307-11.315-3.174-13.466-17.152-29.491-34.15-55.040-52.736-25.549-18.534-46.643-28.57-67.072-36.147-4.096-1.536-6.707-5.427-6.451-9.83l6.246-111.923 28.109-38.656c0 0 62.925-8.653 145.050 51.098 82.022 59.699 93.235 122.266 93.235 122.266l-28.16 38.70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enci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4,</text:p>
      <text:p text:style-name="Preformatted_20_Text"><text:s text:c="8"/>"order": 1312,</text:p>
      <text:p text:style-name="Preformatted_20_Text"><text:s text:c="8"/>"prevSize": 20,</text:p>
      <text:p text:style-name="Preformatted_20_Text"><text:s text:c="8"/>"name": "pencil",</text:p>
      <text:p text:style-name="Preformatted_20_Text"><text:s text:c="8"/>"code": 59891</text:p>
      <text:p text:style-name="Preformatted_20_Text"><text:s text:c="6"/>},</text:p>
      <text:p text:style-name="Preformatted_20_Text"><text:s text:c="6"/>"setIdx": 1,</text:p>
      <text:p text:style-name="Preformatted_20_Text"><text:s text:c="6"/>"setId": 3,</text:p>
      <text:p text:style-name="Preformatted_20_Text"><text:s text:c="6"/>"iconIdx": 24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4.925 574.925c-81.050 80.998-174.95 158.515-212.070 121.395-53.094-53.094-85.862-99.379-203.008-5.222-117.094 94.106-27.136 156.877 24.32 208.282 59.392 59.392 280.781 3.174 499.61-215.603 218.778-218.829 274.842-440.218 215.398-499.61-51.456-51.507-113.92-141.414-208.026-24.32-94.157 117.094-47.923 149.862 5.274 203.008 36.966 37.12-40.499 131.021-121.498 212.07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hon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5,</text:p>
      <text:p text:style-name="Preformatted_20_Text"><text:s text:c="8"/>"order": 1313,</text:p>
      <text:p text:style-name="Preformatted_20_Text"><text:s text:c="8"/>"prevSize": 20,</text:p>
      <text:p text:style-name="Preformatted_20_Text"><text:s text:c="8"/>"name": "phone",</text:p>
      <text:p text:style-name="Preformatted_20_Text"><text:s text:c="8"/>"code": 59892</text:p>
      <text:p text:style-name="Preformatted_20_Text"><text:s text:c="6"/>},</text:p>
      <text:p text:style-name="Preformatted_20_Text"><text:s text:c="6"/>"setIdx": 1,</text:p>
      <text:p text:style-name="Preformatted_20_Text"><text:s text:c="6"/>"setId": 3,</text:p>
      <text:p text:style-name="Preformatted_20_Text"><text:s text:c="6"/>"iconIdx": 244</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563.2 49.050v462.797c0 28.365-22.989 51.354-51.354 51.354h-462.797c25.498 233.216 222.976 414.72 462.95 414.72 257.331 0 465.92-208.589 465.92-465.92 0-240.026-181.504-437.453-414.72-462.95zM460.8 49.050c-216.371 23.654-388.096 195.379-411.75 411.75h411.75v-411.7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ie-char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6,</text:p>
      <text:p text:style-name="Preformatted_20_Text"><text:s text:c="8"/>"order": 1314,</text:p>
      <text:p text:style-name="Preformatted_20_Text"><text:s text:c="8"/>"prevSize": 20,</text:p>
      <text:p text:style-name="Preformatted_20_Text"><text:s text:c="8"/>"name": "pie-chart",</text:p>
      <text:p text:style-name="Preformatted_20_Text"><text:s text:c="8"/>"code": 59893</text:p>
      <text:p text:style-name="Preformatted_20_Text"><text:s text:c="6"/>},</text:p>
      <text:p text:style-name="Preformatted_20_Text"><text:s text:c="6"/>"setIdx": 1,</text:p>
      <text:p text:style-name="Preformatted_20_Text"><text:s text:c="6"/>"setId": 3,</text:p>
      <text:p text:style-name="Preformatted_20_Text"><text:s text:c="6"/>"iconIdx": 24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44.429 782.694l-107.776 166.4 11.469 54.426 54.272-11.622 107.725-166.298c-11.469-6.144-22.835-12.698-33.843-19.968-11.162-7.219-21.811-14.95-31.846-22.938zM700.723 724.582c0.717-1.485 1.178-3.123 1.843-4.71 2.714-5.99 5.12-11.981 7.066-18.278 0.307-1.126 0.461-2.253 0.819-3.277 1.997-6.963 3.686-13.824 5.018-20.89 0-0.358 0-0.614 0-1.075 9.984-59.853-7.424-126.618-47.258-186.931l56.832-87.757c65.485 8.346 122.112-8.141 149.35-50.278 47.258-72.858-10.24-194.15-128.256-271.002-118.118-76.902-252.058-80.128-299.213-7.373-27.341 42.189-19.354 100.71 15.002 157.338l-56.934 87.757c-71.117-11.93-139.059-0.819-189.594 32.768-0.307 0.102-0.666 0.205-0.87 0.41-5.888 3.994-11.622 8.397-16.998 13.005-0.87 0.717-1.894 1.382-2.611 2.099-5.018 4.301-9.523 9.114-13.875 13.926-1.024 1.229-2.458 2.304-3.43 3.584-5.427 6.195-10.445 12.749-14.848 19.712-70.861 109.21-10.394 274.483 134.81 369.101 145.306 94.618 320.512 82.637 391.219-26.573 4.454-6.912 8.55-14.131 11.93-21.555zM658.995 214.733c-45.414-29.542-67.584-76.134-49.408-104.243 18.125-28.006 69.683-26.726 114.995 2.816 45.517 29.542 67.482 76.237 49.408 104.243s-69.53 26.726-114.995-2.81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i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7,</text:p>
      <text:p text:style-name="Preformatted_20_Text"><text:s text:c="8"/>"order": 1315,</text:p>
      <text:p text:style-name="Preformatted_20_Text"><text:s text:c="8"/>"prevSize": 20,</text:p>
      <text:p text:style-name="Preformatted_20_Text"><text:s text:c="8"/>"name": "pin",</text:p>
      <text:p text:style-name="Preformatted_20_Text"><text:s text:c="8"/>"code": 59894</text:p>
      <text:p text:style-name="Preformatted_20_Text"><text:s text:c="6"/>},</text:p>
      <text:p text:style-name="Preformatted_20_Text"><text:s text:c="6"/>"setIdx": 1,</text:p>
      <text:p text:style-name="Preformatted_20_Text"><text:s text:c="6"/>"setId": 3,</text:p>
      <text:p text:style-name="Preformatted_20_Text"><text:s text:c="6"/>"iconIdx": 246</text:p>
      <text:p text:style-name="Preformatted_20_Text"><text:soft-page-break/><text:s text:c="4"/>},</text:p>
      <text:p text:style-name="Preformatted_20_Text"><text:s text:c="4"/>{</text:p>
      <text:p text:style-name="Preformatted_20_Text"><text:s text:c="6"/>"icon": {</text:p>
      <text:p text:style-name="Preformatted_20_Text"><text:s text:c="8"/>"paths": [</text:p>
      <text:p text:style-name="Preformatted_20_Text"><text:s text:c="10"/>"M819.2 512c0 28.314-2.458 51.2-30.771 51.2h-225.229v225.229c0 28.262-22.886 30.771-51.2 30.771s-51.2-2.509-51.2-30.771v-225.229h-225.229c-28.262 0-30.771-22.886-30.771-51.2s2.509-51.2 30.771-51.2h225.229v-225.229c0-28.314 22.886-30.771 51.2-30.771s51.2 2.458 51.2 30.771v225.229h225.229c28.314 0 30.771 22.886 30.771 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lu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8,</text:p>
      <text:p text:style-name="Preformatted_20_Text"><text:s text:c="8"/>"order": 1316,</text:p>
      <text:p text:style-name="Preformatted_20_Text"><text:s text:c="8"/>"prevSize": 20,</text:p>
      <text:p text:style-name="Preformatted_20_Text"><text:s text:c="8"/>"name": "plus",</text:p>
      <text:p text:style-name="Preformatted_20_Text"><text:s text:c="8"/>"code": 59895</text:p>
      <text:p text:style-name="Preformatted_20_Text"><text:s text:c="6"/>},</text:p>
      <text:p text:style-name="Preformatted_20_Text"><text:s text:c="6"/>"setIdx": 1,</text:p>
      <text:p text:style-name="Preformatted_20_Text"><text:s text:c="6"/>"setId": 3,</text:p>
      <text:p text:style-name="Preformatted_20_Text"><text:s text:c="6"/>"iconIdx": 24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102.4h-410.675c-56.269 0-101.325 45.056-101.325 101.376v410.624c0 56.32 46.080 102.4 102.4 102.4h409.6c56.32 0 102.4-46.080 102.4-102.4v-409.6c0-56.32-46.080-102.4-102.4-102.4zM819.2 614.4h-409.6v-409.6h409.6v409.6zM204.8 512h-102.4v307.2c0 56.32 46.080 102.4 102.4 102.4h307.2v-102.4h-307.2v-307.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op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49,</text:p>
      <text:p text:style-name="Preformatted_20_Text"><text:s text:c="8"/>"order": 1317,</text:p>
      <text:p text:style-name="Preformatted_20_Text"><text:s text:c="8"/>"prevSize": 20,</text:p>
      <text:p text:style-name="Preformatted_20_Text"><text:s text:c="8"/>"name": "popup",</text:p>
      <text:p text:style-name="Preformatted_20_Text"><text:s text:c="8"/>"code": 59896</text:p>
      <text:p text:style-name="Preformatted_20_Text"><text:s text:c="6"/>},</text:p>
      <text:p text:style-name="Preformatted_20_Text"><text:s text:c="6"/>"setIdx": 1,</text:p>
      <text:p text:style-name="Preformatted_20_Text"><text:s text:c="6"/>"setId": 3,</text:p>
      <text:p text:style-name="Preformatted_20_Text"><text:s text:c="6"/>"iconIdx": 24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716.8v76.698c0 14.182 11.52 25.702 25.702 25.702h51.046c14.131 0 25.651-11.52 25.651-25.702v-76.698c0-49.101 41.011-116.378 102.4-142.285v-<text:soft-page-break/>107.776c-118.579 27.443-204.8 146.125-204.8 250.061zM617.728 240.691l-129.536 97.178c-17.766 13.312-39.373 20.531-61.594 20.531h-119.142c-28.416 0-51.456 23.040-51.456 51.456v204.339c0 28.365 23.040 51.405 51.456 51.405h119.142c22.221 0 43.827 7.219 61.594 20.531l129.587 97.178c31.027 23.296 68.813 35.891 107.622 35.891h93.798v-614.4h-93.798c-38.81 0-76.595 12.595-107.674 35.891zM870.4 307.2v102.4h153.6v-102.4h-153.6zM870.4 716.8h153.6v-102.4h-153.6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ower-plu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50,</text:p>
      <text:p text:style-name="Preformatted_20_Text"><text:s text:c="8"/>"order": 1318,</text:p>
      <text:p text:style-name="Preformatted_20_Text"><text:s text:c="8"/>"prevSize": 20,</text:p>
      <text:p text:style-name="Preformatted_20_Text"><text:s text:c="8"/>"name": "power-plug",</text:p>
      <text:p text:style-name="Preformatted_20_Text"><text:s text:c="8"/>"code": 59897</text:p>
      <text:p text:style-name="Preformatted_20_Text"><text:s text:c="6"/>},</text:p>
      <text:p text:style-name="Preformatted_20_Text"><text:s text:c="6"/>"setIdx": 1,</text:p>
      <text:p text:style-name="Preformatted_20_Text"><text:s text:c="6"/>"setId": 3,</text:p>
      <text:p text:style-name="Preformatted_20_Text"><text:s text:c="6"/>"iconIdx": 24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56.64 545.434c6.042-13.21 22.784-25.446 37.222-27.085s27.597-14.848 29.235-29.286c1.741-14.336 13.926-31.13 27.085-37.222 13.21-6.093 21.658-22.682 18.893-36.864-2.97-14.234 3.482-33.946 14.131-43.725 10.701-9.933 13.619-28.314 6.502-41.011-7.117-12.595-7.117-33.331 0-45.926 7.117-12.749 4.198-31.13-6.502-41.011-10.65-9.882-17.050-29.542-14.131-43.725 2.765-14.234-5.683-30.874-18.893-36.966-13.107-6.093-25.344-22.784-27.085-37.222-1.69-14.336-14.848-27.546-29.235-29.286-14.438-1.69-31.181-13.926-37.222-27.034-6.144-13.21-22.733-21.658-36.966-18.739-14.234 2.816-33.894-3.584-43.725-14.234-9.882-10.752-28.314-13.619-40.96-6.502s-33.382 7.117-45.978 0c-12.646-7.219-31.027-4.352-41.011 6.4-9.779 10.65-29.44 17.050-43.725 14.234-14.182-2.867-30.822 5.581-36.864 18.79-6.093 13.107-22.835 25.344-37.274 26.982-14.438 1.792-27.597 14.95-29.286 29.338-1.741 14.387-13.875 31.13-27.085 37.171-13.107 6.093-21.606 22.733-18.739 36.966 2.816 14.182-3.584 33.894-14.234 43.725s-13.619 28.262-6.502 41.011c7.117 12.595 7.117 33.331 0 45.926-7.117 12.698-4.198 31.078 6.502 41.062 10.701 9.728 17.050 29.44 14.234 43.725-2.867 14.182 5.632 30.822 18.739 36.864 13.21 6.093 25.344 22.886 27.034 37.222 1.741 14.438 14.848 27.648 29.286 29.286s31.181 13.926 37.274 27.085c6.042 13.107 22.682 21.555 36.864 18.739 14.234-2.816 33.946 3.533 43.725 14.234 9.933 10.65 28.314 13.619 41.011 6.502 12.595-7.117 33.331-7.117 45.978 0s31.078 4.147 40.96-6.502c9.882-10.752 29.491-17.050 43.725-14.234 14.285 2.867 30.925-5.581 37.018-18.688zM512 481.229c-96.154 0-174.080-77.978-174.080-174.029 0-96.154 77.926-174.131 174.080-174.131s174.080 77.978 174.080 174.131c0 96.051-77.978 174.029-174.080 174.029zM305.92 584.141l-63.642 360.909 160.154-23.757 142.387 77.107 63.386-359.475c-30.566 8.858-62.822 13.875-96.256 13.875-77.261-0-148.429-25.702-206.029-68.659zM714.803 586.598c-15.923 11.571-32.87 21.811-50.688 30.566l-38.298 216.883 172.493-93.594-83.507-153.8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rice-ribbon"</text:p>
      <text:p text:style-name="Preformatted_20_Text"><text:s text:c="8"/>],</text:p>
      <text:p text:style-name="Preformatted_20_Text"><text:s text:c="8"/>"grid": 20</text:p>
      <text:p text:style-name="Preformatted_20_Text"><text:soft-page-break/><text:s text:c="6"/>},</text:p>
      <text:p text:style-name="Preformatted_20_Text"><text:s text:c="6"/>"attrs": [],</text:p>
      <text:p text:style-name="Preformatted_20_Text"><text:s text:c="6"/>"properties": {</text:p>
      <text:p text:style-name="Preformatted_20_Text"><text:s text:c="8"/>"id": 251,</text:p>
      <text:p text:style-name="Preformatted_20_Text"><text:s text:c="8"/>"order": 1319,</text:p>
      <text:p text:style-name="Preformatted_20_Text"><text:s text:c="8"/>"prevSize": 20,</text:p>
      <text:p text:style-name="Preformatted_20_Text"><text:s text:c="8"/>"name": "price-ribbon",</text:p>
      <text:p text:style-name="Preformatted_20_Text"><text:s text:c="8"/>"code": 59898</text:p>
      <text:p text:style-name="Preformatted_20_Text"><text:s text:c="6"/>},</text:p>
      <text:p text:style-name="Preformatted_20_Text"><text:s text:c="6"/>"setIdx": 1,</text:p>
      <text:p text:style-name="Preformatted_20_Text"><text:s text:c="6"/>"setId": 3,</text:p>
      <text:p text:style-name="Preformatted_20_Text"><text:s text:c="6"/>"iconIdx": 25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92.666 20.736c-5.683-16.077-23.245-24.576-39.373-18.995s-24.627 23.296-19.046 39.424c47.565 136.704-46.848 238.797-118.835 293.478l-29.082-41.677c-9.779-13.978-31.642-25.6-48.64-25.805l-163.226 0.717c-16.998-0.307-42.24 7.475-56.166 17.306l-480.973 337.254c-23.296 16.384-28.928 48.486-12.646 71.885l218.573 312.73c16.384 23.296 42.547 20.48 65.894 4.198l480.973-337.306c13.824-9.779 29.798-30.874 35.43-47.002l51.098-161.024c5.632-16.077 2.202-40.602-7.578-54.579l-17.715-25.395c96.666-74.086 197.018-205.005 141.312-365.21zM768.87 499.866c-37.222 26.112-88.627 16.998-114.688-20.275-26.163-37.376-17.050-88.781 20.224-114.995 29.594-20.736 67.994-19.251 95.642 0.87-13.926 8.397-23.501 13.312-25.293 14.080-15.411 7.322-22.016 25.805-14.746 41.216 5.325 11.213 16.435 17.818 28.006 17.818 4.403 0 8.909-1.024 13.158-3.021 9.933-4.71 20.582-10.291 31.693-16.896 4.966 30.413-7.117 62.31-33.997 81.20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rice-ta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52,</text:p>
      <text:p text:style-name="Preformatted_20_Text"><text:s text:c="8"/>"order": 1320,</text:p>
      <text:p text:style-name="Preformatted_20_Text"><text:s text:c="8"/>"prevSize": 20,</text:p>
      <text:p text:style-name="Preformatted_20_Text"><text:s text:c="8"/>"name": "price-tag",</text:p>
      <text:p text:style-name="Preformatted_20_Text"><text:s text:c="8"/>"code": 59899</text:p>
      <text:p text:style-name="Preformatted_20_Text"><text:s text:c="6"/>},</text:p>
      <text:p text:style-name="Preformatted_20_Text"><text:s text:c="6"/>"setIdx": 1,</text:p>
      <text:p text:style-name="Preformatted_20_Text"><text:s text:c="6"/>"setId": 3,</text:p>
      <text:p text:style-name="Preformatted_20_Text"><text:s text:c="6"/>"iconIdx": 25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51 307.2h870.4c29.184 0 24.422-31.13 9.882-36.198-14.592-5.069-176.282-66.202-204.493-66.202h-35.84v-153.6h-409.6v153.6h-35.789c-28.16 0-189.901 61.133-204.442 66.202s-19.302 36.198 9.882 36.198zM972.8 358.4h-921.6c-28.16 0-51.2 23.040-51.2 51.2v256c0 28.211 23.040 51.2 51.2 51.2h116.89l-45.158 256h778.189l-45.21-256h116.89c28.211 0 51.2-22.989 51.2-51.2v-256c0-28.16-22.989-51.2-51.2-51.2zM235.674 870.4l61.338-358.554h430.029l61.389 358.554h-552.75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oft-page-break/><text:s text:c="10"/>"prin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53,</text:p>
      <text:p text:style-name="Preformatted_20_Text"><text:s text:c="8"/>"order": 1321,</text:p>
      <text:p text:style-name="Preformatted_20_Text"><text:s text:c="8"/>"prevSize": 20,</text:p>
      <text:p text:style-name="Preformatted_20_Text"><text:s text:c="8"/>"name": "print",</text:p>
      <text:p text:style-name="Preformatted_20_Text"><text:s text:c="8"/>"code": 59900</text:p>
      <text:p text:style-name="Preformatted_20_Text"><text:s text:c="6"/>},</text:p>
      <text:p text:style-name="Preformatted_20_Text"><text:s text:c="6"/>"setIdx": 1,</text:p>
      <text:p text:style-name="Preformatted_20_Text"><text:s text:c="6"/>"setId": 3,</text:p>
      <text:p text:style-name="Preformatted_20_Text"><text:s text:c="6"/>"iconIdx": 25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256h-819.2c-56.32 0-102.4 46.080-102.4 102.4v307.2c0 56.32 46.080 102.4 102.4 102.4h819.2c56.32 0 102.4-46.080 102.4-102.4v-307.2c0-56.32-46.080-102.4-102.4-102.4zM921.6 665.6h-819.2v-307.2h819.2v307.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rogress-empty"</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54,</text:p>
      <text:p text:style-name="Preformatted_20_Text"><text:s text:c="8"/>"order": 1322,</text:p>
      <text:p text:style-name="Preformatted_20_Text"><text:s text:c="8"/>"prevSize": 20,</text:p>
      <text:p text:style-name="Preformatted_20_Text"><text:s text:c="8"/>"name": "progress-empty",</text:p>
      <text:p text:style-name="Preformatted_20_Text"><text:s text:c="8"/>"code": 59901</text:p>
      <text:p text:style-name="Preformatted_20_Text"><text:s text:c="6"/>},</text:p>
      <text:p text:style-name="Preformatted_20_Text"><text:s text:c="6"/>"setIdx": 1,</text:p>
      <text:p text:style-name="Preformatted_20_Text"><text:s text:c="6"/>"setId": 3,</text:p>
      <text:p text:style-name="Preformatted_20_Text"><text:s text:c="6"/>"iconIdx": 25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256h-819.2c-56.32 0-102.4 46.080-102.4 102.4v307.2c0 56.32 46.080 102.4 102.4 102.4h819.2c56.32 0 102.4-46.080 102.4-102.4v-307.2c0-56.32-46.080-102.4-102.4-102.4zM921.6 665.6h-819.2v-307.2h819.2v307.2zM358.4 409.6h-204.8v204.8h204.8v-204.8zM614.4 409.6h-204.8v204.8h204.8v-204.8zM870.4 409.6h-204.8v204.8h204.8v-204.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rogress-ful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55,</text:p>
      <text:p text:style-name="Preformatted_20_Text"><text:s text:c="8"/>"order": 1323,</text:p>
      <text:p text:style-name="Preformatted_20_Text"><text:soft-page-break/><text:s text:c="8"/>"prevSize": 20,</text:p>
      <text:p text:style-name="Preformatted_20_Text"><text:s text:c="8"/>"name": "progress-full",</text:p>
      <text:p text:style-name="Preformatted_20_Text"><text:s text:c="8"/>"code": 59902</text:p>
      <text:p text:style-name="Preformatted_20_Text"><text:s text:c="6"/>},</text:p>
      <text:p text:style-name="Preformatted_20_Text"><text:s text:c="6"/>"setIdx": 1,</text:p>
      <text:p text:style-name="Preformatted_20_Text"><text:s text:c="6"/>"setId": 3,</text:p>
      <text:p text:style-name="Preformatted_20_Text"><text:s text:c="6"/>"iconIdx": 25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256h-819.2c-56.32 0-102.4 46.080-102.4 102.4v307.2c0 56.32 46.080 102.4 102.4 102.4h819.2c56.32 0 102.4-46.080 102.4-102.4v-307.2c0-56.32-46.080-102.4-102.4-102.4zM921.6 665.6h-819.2v-307.2h819.2v307.2zM358.4 409.6h-204.8v204.8h204.8v-204.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rogress-on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56,</text:p>
      <text:p text:style-name="Preformatted_20_Text"><text:s text:c="8"/>"order": 1324,</text:p>
      <text:p text:style-name="Preformatted_20_Text"><text:s text:c="8"/>"prevSize": 20,</text:p>
      <text:p text:style-name="Preformatted_20_Text"><text:s text:c="8"/>"name": "progress-one",</text:p>
      <text:p text:style-name="Preformatted_20_Text"><text:s text:c="8"/>"code": 59903</text:p>
      <text:p text:style-name="Preformatted_20_Text"><text:s text:c="6"/>},</text:p>
      <text:p text:style-name="Preformatted_20_Text"><text:s text:c="6"/>"setIdx": 1,</text:p>
      <text:p text:style-name="Preformatted_20_Text"><text:s text:c="6"/>"setId": 3,</text:p>
      <text:p text:style-name="Preformatted_20_Text"><text:s text:c="6"/>"iconIdx": 25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256h-819.2c-56.32 0-102.4 46.080-102.4 102.4v307.2c0 56.32 46.080 102.4 102.4 102.4h819.2c56.32 0 102.4-46.080 102.4-102.4v-307.2c0-56.32-46.080-102.4-102.4-102.4zM921.6 665.6h-819.2v-307.2h819.2v307.2zM358.4 409.6h-204.8v204.8h204.8v-204.8zM614.4 409.6h-204.8v204.8h204.8v-204.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rogress-two"</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57,</text:p>
      <text:p text:style-name="Preformatted_20_Text"><text:s text:c="8"/>"order": 1325,</text:p>
      <text:p text:style-name="Preformatted_20_Text"><text:s text:c="8"/>"prevSize": 20,</text:p>
      <text:p text:style-name="Preformatted_20_Text"><text:s text:c="8"/>"name": "progress-two",</text:p>
      <text:p text:style-name="Preformatted_20_Text"><text:s text:c="8"/>"code": 59904</text:p>
      <text:p text:style-name="Preformatted_20_Text"><text:s text:c="6"/>},</text:p>
      <text:p text:style-name="Preformatted_20_Text"><text:s text:c="6"/>"setIdx": 1,</text:p>
      <text:p text:style-name="Preformatted_20_Text"><text:s text:c="6"/>"setId": 3,</text:p>
      <text:p text:style-name="Preformatted_20_Text"><text:s text:c="6"/>"iconIdx": 256</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510.31 419.482l-254.31 246.118h153.6v307.2h204.8v-307.2h153.6l-257.69-246.118zM921.6 51.2h-819.2c-56.32 0-102.4 46.080-102.4 102.4v614.4c0 56.32 46.080 102.4 102.4 102.4h204.8v-102.4h-204.8v-460.8h819.2v460.8h-204.8v102.4h204.8c56.32 0 102.4-46.080 102.4-102.4v-614.4c0-56.32-46.080-102.4-102.4-102.4zM128 217.6c-21.197 0-38.4-17.203-38.4-38.4s17.203-38.4 38.4-38.4c21.197 0 38.4 17.203 38.4 38.4s-17.203 38.4-38.4 38.4zM230.4 217.6c-21.197 0-38.4-17.203-38.4-38.4s17.203-38.4 38.4-38.4c21.197 0 38.4 17.203 38.4 38.4s-17.203 38.4-38.4 38.4zM921.6 204.8h-614.4v-51.2h615.373l-0.973 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ublis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58,</text:p>
      <text:p text:style-name="Preformatted_20_Text"><text:s text:c="8"/>"order": 1326,</text:p>
      <text:p text:style-name="Preformatted_20_Text"><text:s text:c="8"/>"prevSize": 20,</text:p>
      <text:p text:style-name="Preformatted_20_Text"><text:s text:c="8"/>"name": "publish",</text:p>
      <text:p text:style-name="Preformatted_20_Text"><text:s text:c="8"/>"code": 59905</text:p>
      <text:p text:style-name="Preformatted_20_Text"><text:s text:c="6"/>},</text:p>
      <text:p text:style-name="Preformatted_20_Text"><text:s text:c="6"/>"setIdx": 1,</text:p>
      <text:p text:style-name="Preformatted_20_Text"><text:s text:c="6"/>"setId": 3,</text:p>
      <text:p text:style-name="Preformatted_20_Text"><text:s text:c="6"/>"iconIdx": 25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72.128 174.131c-82.432 0-149.299 68.762-149.299 153.6 0 84.787 66.867 153.6 149.299 153.6 149.248 0 49.766 296.909-149.299 296.909v71.68c355.277 0.051 494.49-675.789 149.299-675.789zM702.208 174.131c-82.381 0-149.248 68.762-149.248 153.6 0 84.787 66.867 153.6 149.248 153.6 149.299 0 49.818 296.909-149.248 296.909v71.68c355.226 0.051 494.438-675.789 149.248-675.78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quot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59,</text:p>
      <text:p text:style-name="Preformatted_20_Text"><text:s text:c="8"/>"order": 1327,</text:p>
      <text:p text:style-name="Preformatted_20_Text"><text:s text:c="8"/>"prevSize": 20,</text:p>
      <text:p text:style-name="Preformatted_20_Text"><text:s text:c="8"/>"name": "quote",</text:p>
      <text:p text:style-name="Preformatted_20_Text"><text:s text:c="8"/>"code": 59906</text:p>
      <text:p text:style-name="Preformatted_20_Text"><text:s text:c="6"/>},</text:p>
      <text:p text:style-name="Preformatted_20_Text"><text:s text:c="6"/>"setIdx": 1,</text:p>
      <text:p text:style-name="Preformatted_20_Text"><text:s text:c="6"/>"setId": 3,</text:p>
      <text:p text:style-name="Preformatted_20_Text"><text:s text:c="6"/>"iconIdx": 258</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870.4 409.6h-613.325l459.469-269.568-50.944-88.832-576.717 336.435c-23.347 13.619-37.683 38.554-37.683 65.587v417.178c0 56.576 45.824 102.4 102.4 102.4h716.8c56.576 0 102.4-45.824 102.4-102.4v-358.4c0-56.576-45.824-102.4-102.4-102.4zM793.6 870.4c-42.394 0-76.8-34.406-76.8-76.8s34.406-76.8 76.8-76.8 76.8 34.406 76.8 76.8c0 42.394-34.406 76.8-76.8 76.8zM870.4 614.4h-716.8v-102.4h716.8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adio"</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60,</text:p>
      <text:p text:style-name="Preformatted_20_Text"><text:s text:c="8"/>"order": 1328,</text:p>
      <text:p text:style-name="Preformatted_20_Text"><text:s text:c="8"/>"prevSize": 20,</text:p>
      <text:p text:style-name="Preformatted_20_Text"><text:s text:c="8"/>"name": "radio",</text:p>
      <text:p text:style-name="Preformatted_20_Text"><text:s text:c="8"/>"code": 59907</text:p>
      <text:p text:style-name="Preformatted_20_Text"><text:s text:c="6"/>},</text:p>
      <text:p text:style-name="Preformatted_20_Text"><text:s text:c="6"/>"setIdx": 1,</text:p>
      <text:p text:style-name="Preformatted_20_Text"><text:s text:c="6"/>"setId": 3,</text:p>
      <text:p text:style-name="Preformatted_20_Text"><text:s text:c="6"/>"iconIdx": 25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69.92 295.27v-137.267l-369.92 330.547 369.92 342.579v-142.182l-216.32-200.397 216.32-193.28zM625.92 355.994v-197.99l-369.92 330.547 369.92 342.579v-223.078c168.55 0 270.899 21.606 398.080 246.272 0-0.051-18.842-498.33-398.080-498.3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eply-al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61,</text:p>
      <text:p text:style-name="Preformatted_20_Text"><text:s text:c="8"/>"order": 1329,</text:p>
      <text:p text:style-name="Preformatted_20_Text"><text:s text:c="8"/>"prevSize": 20,</text:p>
      <text:p text:style-name="Preformatted_20_Text"><text:s text:c="8"/>"name": "reply-all",</text:p>
      <text:p text:style-name="Preformatted_20_Text"><text:s text:c="8"/>"code": 59908</text:p>
      <text:p text:style-name="Preformatted_20_Text"><text:s text:c="6"/>},</text:p>
      <text:p text:style-name="Preformatted_20_Text"><text:s text:c="6"/>"setIdx": 1,</text:p>
      <text:p text:style-name="Preformatted_20_Text"><text:s text:c="6"/>"setId": 3,</text:p>
      <text:p text:style-name="Preformatted_20_Text"><text:s text:c="6"/>"iconIdx": 26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2.8 854.272c0 0-113.92-498.278-563.2-498.278v-203.981l-358.4 336.538 358.4 342.528v-223.078c243.866-0.051 436.019 21.555 563.2 246.272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reply"</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62,</text:p>
      <text:p text:style-name="Preformatted_20_Text"><text:s text:c="8"/>"order": 1330,</text:p>
      <text:p text:style-name="Preformatted_20_Text"><text:s text:c="8"/>"prevSize": 20,</text:p>
      <text:p text:style-name="Preformatted_20_Text"><text:s text:c="8"/>"name": "reply",</text:p>
      <text:p text:style-name="Preformatted_20_Text"><text:s text:c="8"/>"code": 59909</text:p>
      <text:p text:style-name="Preformatted_20_Text"><text:s text:c="6"/>},</text:p>
      <text:p text:style-name="Preformatted_20_Text"><text:s text:c="6"/>"setIdx": 1,</text:p>
      <text:p text:style-name="Preformatted_20_Text"><text:s text:c="6"/>"setId": 3,</text:p>
      <text:p text:style-name="Preformatted_20_Text"><text:s text:c="6"/>"iconIdx": 26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665.6v-256h102.4l-179.2-204.8-179.2 204.8h102.4v307.2c0 56.525 45.824 102.4 102.4 102.4h485.478l-135.066-153.6h-299.213zM468.787 358.4l-135.066-153.6h485.478c56.525 0 102.4 45.926 102.4 102.4v307.2h102.4l-179.2 204.8-179.2-204.8h102.4v-256h-299.21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etwee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63,</text:p>
      <text:p text:style-name="Preformatted_20_Text"><text:s text:c="8"/>"order": 1331,</text:p>
      <text:p text:style-name="Preformatted_20_Text"><text:s text:c="8"/>"prevSize": 20,</text:p>
      <text:p text:style-name="Preformatted_20_Text"><text:s text:c="8"/>"name": "retweet",</text:p>
      <text:p text:style-name="Preformatted_20_Text"><text:s text:c="8"/>"code": 59910</text:p>
      <text:p text:style-name="Preformatted_20_Text"><text:s text:c="6"/>},</text:p>
      <text:p text:style-name="Preformatted_20_Text"><text:s text:c="6"/>"setIdx": 1,</text:p>
      <text:p text:style-name="Preformatted_20_Text"><text:s text:c="6"/>"setId": 3,</text:p>
      <text:p text:style-name="Preformatted_20_Text"><text:s text:c="6"/>"iconIdx": 26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10.97 669.133c0 0 361.421-260.813 321.331-559.309-0.87-6.502-3.021-10.906-5.734-13.722-2.765-2.816-7.014-5.018-13.466-5.888-291.686-41.011-546.509 328.806-546.509 328.806-221.082-26.47-205.005 17.613-305.869 259.891-19.302 46.182 11.981 62.106 46.285 49.101 34.304-12.902 109.978-41.523 109.978-41.523l132.608 135.578c0 0-27.955 77.517-40.602 112.589-12.698 35.123 2.816 67.123 48.026 47.411 236.749-103.219 279.859-86.733 253.952-312.934zM662.63 366.234c-30.618-31.386-30.618-82.125 0-113.51 30.618-31.283 80.23-31.283 110.899 0 30.618 31.283 30.618 82.074 0 113.51-30.669 31.283-80.333 31.283-110.899 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ocket"</text:p>
      <text:p text:style-name="Preformatted_20_Text"><text:s text:c="8"/>],</text:p>
      <text:p text:style-name="Preformatted_20_Text"><text:soft-page-break/><text:s text:c="8"/>"grid": 20</text:p>
      <text:p text:style-name="Preformatted_20_Text"><text:s text:c="6"/>},</text:p>
      <text:p text:style-name="Preformatted_20_Text"><text:s text:c="6"/>"attrs": [],</text:p>
      <text:p text:style-name="Preformatted_20_Text"><text:s text:c="6"/>"properties": {</text:p>
      <text:p text:style-name="Preformatted_20_Text"><text:s text:c="8"/>"id": 264,</text:p>
      <text:p text:style-name="Preformatted_20_Text"><text:s text:c="8"/>"order": 1332,</text:p>
      <text:p text:style-name="Preformatted_20_Text"><text:s text:c="8"/>"prevSize": 20,</text:p>
      <text:p text:style-name="Preformatted_20_Text"><text:s text:c="8"/>"name": "rocket",</text:p>
      <text:p text:style-name="Preformatted_20_Text"><text:s text:c="8"/>"code": 59911</text:p>
      <text:p text:style-name="Preformatted_20_Text"><text:s text:c="6"/>},</text:p>
      <text:p text:style-name="Preformatted_20_Text"><text:s text:c="6"/>"setIdx": 1,</text:p>
      <text:p text:style-name="Preformatted_20_Text"><text:s text:c="6"/>"setId": 3,</text:p>
      <text:p text:style-name="Preformatted_20_Text"><text:s text:c="6"/>"iconIdx": 26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21.312 476.365c-130.97-96.205-343.040 59.904-390.758 270.541-36.762 162.304-207.002 155.648-204.595 177.357 2.355 21.709 382.618 56.474 519.987-57.498 128.307-106.496 218.982-284.877 75.366-390.4zM734.106 77.21l-172.186 263.987c56.422 9.165 186.112 96.512 210.995 159.181l225.075-217.395c-26.931-76.954-176.026-196.813-263.885-205.77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ound-brus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65,</text:p>
      <text:p text:style-name="Preformatted_20_Text"><text:s text:c="8"/>"order": 1333,</text:p>
      <text:p text:style-name="Preformatted_20_Text"><text:s text:c="8"/>"prevSize": 20,</text:p>
      <text:p text:style-name="Preformatted_20_Text"><text:s text:c="8"/>"name": "round-brush",</text:p>
      <text:p text:style-name="Preformatted_20_Text"><text:s text:c="8"/>"code": 59912</text:p>
      <text:p text:style-name="Preformatted_20_Text"><text:s text:c="6"/>},</text:p>
      <text:p text:style-name="Preformatted_20_Text"><text:s text:c="6"/>"setIdx": 1,</text:p>
      <text:p text:style-name="Preformatted_20_Text"><text:s text:c="6"/>"setId": 3,</text:p>
      <text:p text:style-name="Preformatted_20_Text"><text:s text:c="6"/>"iconIdx": 26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2.88 122.88v121.19c362.803 0 656.896 294.195 656.896 656.998h121.293c0-429.773-348.416-778.189-778.189-778.189zM122.88 365.414v121.293c228.813 0 414.362 185.498 414.362 414.413h121.242c0-295.834-239.821-535.706-535.603-535.706zM239.053 668.621c-64.205 0-116.224 52.122-116.224 116.275s52.019 116.224 116.224 116.224 116.173-52.019 116.173-116.224-51.968-116.275-116.173-116.27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s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66,</text:p>
      <text:p text:style-name="Preformatted_20_Text"><text:soft-page-break/><text:s text:c="8"/>"order": 1334,</text:p>
      <text:p text:style-name="Preformatted_20_Text"><text:s text:c="8"/>"prevSize": 20,</text:p>
      <text:p text:style-name="Preformatted_20_Text"><text:s text:c="8"/>"name": "rss",</text:p>
      <text:p text:style-name="Preformatted_20_Text"><text:s text:c="8"/>"code": 59913</text:p>
      <text:p text:style-name="Preformatted_20_Text"><text:s text:c="6"/>},</text:p>
      <text:p text:style-name="Preformatted_20_Text"><text:s text:c="6"/>"setIdx": 1,</text:p>
      <text:p text:style-name="Preformatted_20_Text"><text:s text:c="6"/>"setId": 3,</text:p>
      <text:p text:style-name="Preformatted_20_Text"><text:s text:c="6"/>"iconIdx": 26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29.549 22.426l-707.123 707.226c-29.901 29.901-29.901 78.746 0.102 108.749l163.072 163.174c29.901 29.901 78.899 30.003 108.749 0.102l707.226-707.226c29.901-29.952 29.901-78.899 0-108.8l-163.123-163.226c-30.054-30.003-78.95-29.85-108.902-0zM201.165 783.974l-38.861 38.861-97.075-97.126 38.861-38.861 97.075 97.126zM356.608 783.974l-38.861 38.861-174.848-174.848 38.861-38.912 174.848 174.899zM356.608 628.531l-38.861 38.861-97.178-97.075 38.912-38.912 97.126 97.126zM434.33 550.81l-38.861 38.861-97.075-97.075 38.861-38.912 97.075 97.126zM589.722 550.81l-38.861 38.861-174.797-174.797 38.861-38.861 174.797 174.797zM589.722 395.418l-38.861 38.861-97.075-97.075 38.861-38.861 97.075 97.075zM667.443 317.747l-38.861 38.861-97.126-97.126 38.861-38.861 97.126 97.126zM822.886 317.747l-38.912 38.861-174.797-174.848 38.861-38.912 174.848 174.899zM822.835 162.355l-38.861 38.861-97.075-97.178 38.861-38.81 97.075 97.12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ul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67,</text:p>
      <text:p text:style-name="Preformatted_20_Text"><text:s text:c="8"/>"order": 1335,</text:p>
      <text:p text:style-name="Preformatted_20_Text"><text:s text:c="8"/>"prevSize": 20,</text:p>
      <text:p text:style-name="Preformatted_20_Text"><text:s text:c="8"/>"name": "ruler",</text:p>
      <text:p text:style-name="Preformatted_20_Text"><text:s text:c="8"/>"code": 59914</text:p>
      <text:p text:style-name="Preformatted_20_Text"><text:s text:c="6"/>},</text:p>
      <text:p text:style-name="Preformatted_20_Text"><text:s text:c="6"/>"setIdx": 1,</text:p>
      <text:p text:style-name="Preformatted_20_Text"><text:s text:c="6"/>"setId": 3,</text:p>
      <text:p text:style-name="Preformatted_20_Text"><text:s text:c="6"/>"iconIdx": 26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29.056 286.208c0-104.346-84.582-188.928-188.928-188.928s-188.928 84.582-188.928 188.928c0 104.346 84.582 188.928 188.928 188.928 49.152 0 93.491-19.251 127.13-49.971l93.542 86.374 0.614 0.461-0.205 0.154-94.003 86.682c-33.587-30.72-77.926-49.971-127.078-49.971-104.346 0-188.928 84.582-188.928 188.928s84.582 188.928 188.928 188.928 188.928-84.582 188.928-188.928c0-15.206-2.253-29.798-5.683-43.93l145.613-101.939 211.302 156.928c113.254 79.309 192.512-33.946 192.512-33.946l-549.427-384.768c3.379-14.131 5.683-28.723 5.683-43.93zM240.128 378.368c-50.893 0-92.16-41.267-92.16-92.16s41.267-92.16 92.16-92.16 92.16 41.267 92.16 92.16-41.267 92.16-92.16 92.16zM240.128 829.952c-50.893 0-92.16-41.267-92.16-92.16s41.267-92.16 92.16-92.16 92.16 41.267 92.16 92.16-41.267 92.16-92.16 92.16zM972.8 309.146c0 0-79.258-113.254-192.512-33.946l-164.096 114.432 120.525 84.378 236.083-164.864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scissor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68,</text:p>
      <text:p text:style-name="Preformatted_20_Text"><text:s text:c="8"/>"order": 1336,</text:p>
      <text:p text:style-name="Preformatted_20_Text"><text:s text:c="8"/>"prevSize": 20,</text:p>
      <text:p text:style-name="Preformatted_20_Text"><text:s text:c="8"/>"name": "scissors",</text:p>
      <text:p text:style-name="Preformatted_20_Text"><text:s text:c="8"/>"code": 59915</text:p>
      <text:p text:style-name="Preformatted_20_Text"><text:s text:c="6"/>},</text:p>
      <text:p text:style-name="Preformatted_20_Text"><text:s text:c="6"/>"setIdx": 1,</text:p>
      <text:p text:style-name="Preformatted_20_Text"><text:s text:c="6"/>"setId": 3,</text:p>
      <text:p text:style-name="Preformatted_20_Text"><text:s text:c="6"/>"iconIdx": 26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60.8 665.6h102.4v-460.8h102.4l-153.6-204.8-153.6 204.8h102.4v460.8zM870.4 358.4h-153.6v102.4h102.4v460.8h-614.4v-460.8h102.4v-102.4h-153.6c-28.314 0-51.2 22.886-51.2 51.2v563.2c0 28.262 22.886 51.2 51.2 51.2h716.8c28.314 0 51.2-22.938 51.2-51.2v-563.2c0-28.262-22.886-51.2-51.2-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hare-alternitiv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69,</text:p>
      <text:p text:style-name="Preformatted_20_Text"><text:s text:c="8"/>"order": 1337,</text:p>
      <text:p text:style-name="Preformatted_20_Text"><text:s text:c="8"/>"prevSize": 20,</text:p>
      <text:p text:style-name="Preformatted_20_Text"><text:s text:c="8"/>"name": "share-alternitive",</text:p>
      <text:p text:style-name="Preformatted_20_Text"><text:s text:c="8"/>"code": 59916</text:p>
      <text:p text:style-name="Preformatted_20_Text"><text:s text:c="6"/>},</text:p>
      <text:p text:style-name="Preformatted_20_Text"><text:s text:c="6"/>"setIdx": 1,</text:p>
      <text:p text:style-name="Preformatted_20_Text"><text:s text:c="6"/>"setId": 3,</text:p>
      <text:p text:style-name="Preformatted_20_Text"><text:s text:c="6"/>"iconIdx": 26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688.23c-32.41 0-61.645 12.595-83.814 32.87l-304.026-177.306c2.355-9.626 3.84-19.661 3.84-29.901s-1.485-20.224-3.84-29.85l300.8-175.565c22.835 21.35 53.35 34.56 87.040 34.56 70.605 0 128-57.395 128-128s-57.395-128-128-128-128 57.395-128 128c0 10.24 1.485 20.275 3.84 29.85l-300.8 175.565c-22.835-21.299-53.35-34.56-87.040-34.56-70.605 0-128 57.395-128 128s57.395 128 128 128c33.69 0 64.205-13.21 87.040-34.56l304.026 177.306c-2.15 8.96-3.43 18.33-3.43 27.955 0 68.71 55.654 124.365 124.365 124.365s124.365-55.706 124.365-124.365-55.654-124.365-124.365-124.36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hare"</text:p>
      <text:p text:style-name="Preformatted_20_Text"><text:soft-page-break/><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0,</text:p>
      <text:p text:style-name="Preformatted_20_Text"><text:s text:c="8"/>"order": 1338,</text:p>
      <text:p text:style-name="Preformatted_20_Text"><text:s text:c="8"/>"prevSize": 20,</text:p>
      <text:p text:style-name="Preformatted_20_Text"><text:s text:c="8"/>"name": "share",</text:p>
      <text:p text:style-name="Preformatted_20_Text"><text:s text:c="8"/>"code": 59917</text:p>
      <text:p text:style-name="Preformatted_20_Text"><text:s text:c="6"/>},</text:p>
      <text:p text:style-name="Preformatted_20_Text"><text:s text:c="6"/>"setIdx": 1,</text:p>
      <text:p text:style-name="Preformatted_20_Text"><text:s text:c="6"/>"setId": 3,</text:p>
      <text:p text:style-name="Preformatted_20_Text"><text:s text:c="6"/>"iconIdx": 26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48.16 512c0 90.522 73.37 163.891 163.84 163.891 90.522 0 163.789-73.37 163.789-163.891 0-90.47-73.267-163.84-163.789-163.84s-163.84 73.37-163.84 163.84zM231.885 450.56c28.109-128.819 142.797-225.28 280.115-225.28 79.155 0 150.784 32.102 202.701 83.968 24.013 24.013 62.925 24.013 86.886 0 24.013-24.013 24.013-62.925 0-86.886-74.086-74.086-176.486-119.962-289.587-119.962-183.398 0-338.637 120.525-390.81 286.771h-121.19v122.829h163.789c51.149 0 63.744-41.626 68.096-61.44zM860.16 512c-51.149 0-63.744 41.677-68.045 61.389-28.109 128.819-142.797 225.28-280.115 225.28-79.206 0-150.835-32.102-202.701-84.019-24.013-24.013-62.925-24.013-86.938 0-23.962 24.013-23.962 62.925 0 86.886 74.138 74.189 176.538 120.064 289.638 120.064 183.398 0 338.586-120.627 390.81-286.72h121.19v-122.88h-163.8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hareab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1,</text:p>
      <text:p text:style-name="Preformatted_20_Text"><text:s text:c="8"/>"order": 1339,</text:p>
      <text:p text:style-name="Preformatted_20_Text"><text:s text:c="8"/>"prevSize": 20,</text:p>
      <text:p text:style-name="Preformatted_20_Text"><text:s text:c="8"/>"name": "shareable",</text:p>
      <text:p text:style-name="Preformatted_20_Text"><text:s text:c="8"/>"code": 59918</text:p>
      <text:p text:style-name="Preformatted_20_Text"><text:s text:c="6"/>},</text:p>
      <text:p text:style-name="Preformatted_20_Text"><text:s text:c="6"/>"setIdx": 1,</text:p>
      <text:p text:style-name="Preformatted_20_Text"><text:s text:c="6"/>"setId": 3,</text:p>
      <text:p text:style-name="Preformatted_20_Text"><text:s text:c="6"/>"iconIdx": 27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01.325 170.598c-236.237 34.202-283.085-25.549-389.325-119.398-106.24 93.85-153.088 153.6-389.325 119.398-125.901 627.098 389.325 802.202 389.325 802.202s515.226-175.104 389.325-802.202zM638.618 681.421l-126.618-66.56-126.566 66.56 24.166-140.954-102.4-99.84 141.517-20.531 63.283-128.256 63.283 128.256 141.517 20.531-102.4 99.789 24.218 141.00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hield"</text:p>
      <text:p text:style-name="Preformatted_20_Text"><text:soft-page-break/><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2,</text:p>
      <text:p text:style-name="Preformatted_20_Text"><text:s text:c="8"/>"order": 1340,</text:p>
      <text:p text:style-name="Preformatted_20_Text"><text:s text:c="8"/>"prevSize": 20,</text:p>
      <text:p text:style-name="Preformatted_20_Text"><text:s text:c="8"/>"name": "shield",</text:p>
      <text:p text:style-name="Preformatted_20_Text"><text:s text:c="8"/>"code": 59919</text:p>
      <text:p text:style-name="Preformatted_20_Text"><text:s text:c="6"/>},</text:p>
      <text:p text:style-name="Preformatted_20_Text"><text:s text:c="6"/>"setIdx": 1,</text:p>
      <text:p text:style-name="Preformatted_20_Text"><text:s text:c="6"/>"setId": 3,</text:p>
      <text:p text:style-name="Preformatted_20_Text"><text:s text:c="6"/>"iconIdx": 27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13.498 371.2l40.499-268.8h-210.637l-88.013 230.4c-2.714 8.192-4.147 16.691-4.147 25.6 0 56.525 58.88 102.4 131.635 102.4 67.072 0 122.522-39.117 130.662-89.6zM512 460.8c72.704 0 131.635-45.875 131.635-102.4 0-2.099-0.154-4.198-0.256-6.195l-26.061-249.805h-210.637l-26.112 249.6c-0.102 2.099-0.205 4.198-0.205 6.4 0 56.525 58.931 102.4 131.635 102.4zM768 514.355v202.445h-512v-202.138c-22.426 8.090-47.104 12.698-73.165 12.698-9.984 0-19.661-1.178-29.235-2.509v325.069c0 39.424 32.205 71.68 71.578 71.68h573.542c39.424 0 71.68-32.307 71.68-71.68v-325.018c-9.626 1.28-19.251 2.509-29.235 2.509-25.907-0.051-50.688-4.762-73.165-13.056zM968.704 332.8l-88.115-230.4h-210.586l40.448 268.39c7.885 50.688 63.334 90.010 130.714 90.010 72.704 0 131.635-45.875 131.635-102.4 0-8.909-1.434-17.408-4.096-2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ho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3,</text:p>
      <text:p text:style-name="Preformatted_20_Text"><text:s text:c="8"/>"order": 1341,</text:p>
      <text:p text:style-name="Preformatted_20_Text"><text:s text:c="8"/>"prevSize": 20,</text:p>
      <text:p text:style-name="Preformatted_20_Text"><text:s text:c="8"/>"name": "shop",</text:p>
      <text:p text:style-name="Preformatted_20_Text"><text:s text:c="8"/>"code": 59920</text:p>
      <text:p text:style-name="Preformatted_20_Text"><text:s text:c="6"/>},</text:p>
      <text:p text:style-name="Preformatted_20_Text"><text:s text:c="6"/>"setIdx": 1,</text:p>
      <text:p text:style-name="Preformatted_20_Text"><text:s text:c="6"/>"setId": 3,</text:p>
      <text:p text:style-name="Preformatted_20_Text"><text:s text:c="6"/>"iconIdx": 27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7.795 167.475c-15.104-13.107-97.587-88.627-112.998-101.939-15.309-13.261-38.707-14.336-56.422-14.336h-492.749c-17.664 0-41.062 1.075-56.422 14.336-15.411 13.312-97.894 88.883-112.998 101.939-15.206 13.107-27.802 32.922-23.757 61.030 4.045 28.211 96.768 699.443 99.174 715.418 2.355 15.923 16.282 28.518 33.178 28.877h614.4c16.896-0.358 30.822-12.954 33.178-28.928 2.406-15.923 95.13-687.206 99.226-715.418 3.994-28.058-8.602-47.872-23.808-60.979zM512 613.018c-166.298 0-201.882-235.315-209.254-283.802h94.054c14.131 70.707 46.285 191.693 115.2 191.693s101.12-120.986 115.2-191.693h94.106c-7.424 48.486-43.008 283.802-209.306 283.802zM162.304 205.107l93.696-102.707h512l93.696 102.707h-699.392z"</text:p>
      <text:p text:style-name="Preformatted_20_Text"><text:s text:c="8"/>],</text:p>
      <text:p text:style-name="Preformatted_20_Text"><text:soft-page-break/><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hopping-ba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4,</text:p>
      <text:p text:style-name="Preformatted_20_Text"><text:s text:c="8"/>"order": 1342,</text:p>
      <text:p text:style-name="Preformatted_20_Text"><text:s text:c="8"/>"prevSize": 20,</text:p>
      <text:p text:style-name="Preformatted_20_Text"><text:s text:c="8"/>"name": "shopping-bag",</text:p>
      <text:p text:style-name="Preformatted_20_Text"><text:s text:c="8"/>"code": 59921</text:p>
      <text:p text:style-name="Preformatted_20_Text"><text:s text:c="6"/>},</text:p>
      <text:p text:style-name="Preformatted_20_Text"><text:s text:c="6"/>"setIdx": 1,</text:p>
      <text:p text:style-name="Preformatted_20_Text"><text:s text:c="6"/>"setId": 3,</text:p>
      <text:p text:style-name="Preformatted_20_Text"><text:s text:c="6"/>"iconIdx": 27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42.029 358.4h-256.358l-92.774 92.774c-23.194 23.194-54.067 35.942-86.835 35.942-32.87 0-63.693-12.8-86.938-35.994-23.142-23.142-35.942-53.965-35.994-86.784 0-1.997 0.512-3.942 0.563-5.939h-301.773c-16.998 0-30.72 13.722-30.72 30.72v122.88h921.6v-122.88c0-16.998-13.824-30.72-30.771-30.72zM551.322 409.549l258.816-258.816c12.032-11.981 12.134-31.386 0.102-43.469l-47.104-47.104c-11.981-11.981-31.437-11.93-43.52 0l-258.816 258.867c-24.986 24.986-24.986 65.536 0 90.522 24.986 24.934 65.485 24.986 90.522 0zM195.738 884.275c4.966 20.531 26.368 37.325 47.462 37.325h537.6c21.094 0 42.496-16.794 47.462-37.325l77.978-321.075h-788.48l77.978 321.07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hopping-baske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5,</text:p>
      <text:p text:style-name="Preformatted_20_Text"><text:s text:c="8"/>"order": 1343,</text:p>
      <text:p text:style-name="Preformatted_20_Text"><text:s text:c="8"/>"prevSize": 20,</text:p>
      <text:p text:style-name="Preformatted_20_Text"><text:s text:c="8"/>"name": "shopping-basket",</text:p>
      <text:p text:style-name="Preformatted_20_Text"><text:s text:c="8"/>"code": 59922</text:p>
      <text:p text:style-name="Preformatted_20_Text"><text:s text:c="6"/>},</text:p>
      <text:p text:style-name="Preformatted_20_Text"><text:s text:c="6"/>"setIdx": 1,</text:p>
      <text:p text:style-name="Preformatted_20_Text"><text:s text:c="6"/>"setId": 3,</text:p>
      <text:p text:style-name="Preformatted_20_Text"><text:s text:c="6"/>"iconIdx": 27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65.6 870.4c0 56.525 45.773 102.4 102.4 102.4 56.525 0 102.4-45.875 102.4-102.4 0-56.627-45.875-102.4-102.4-102.4-56.627 0-102.4 45.773-102.4 102.4zM153.6 870.4c0 56.525 45.824 102.4 102.4 102.4 56.474 0 102.4-45.875 102.4-102.4 0-56.627-45.926-102.4-102.4-102.4-56.576 0-102.4 45.773-102.4 102.4zM335.206 623.206l566.682-161.894c10.803-3.123 19.712-14.797 19.712-26.112v-281.6h-716.8v-81.92c0-11.264-9.267-20.48-20.429-20.48h-163.942c-11.213 0-20.429 9.216-20.429 20.48v81.92h102.4l97.792 458.598 4.608 48.282v84.429c0 <text:soft-page-break/>11.213 9.216 20.48 20.48 20.48h675.84c11.264 0 20.48-9.318 20.48-20.48v-79.309h-575.898c-58.88 0-60.109-28.211-10.496-42.39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hopping-car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6,</text:p>
      <text:p text:style-name="Preformatted_20_Text"><text:s text:c="8"/>"order": 1344,</text:p>
      <text:p text:style-name="Preformatted_20_Text"><text:s text:c="8"/>"prevSize": 20,</text:p>
      <text:p text:style-name="Preformatted_20_Text"><text:s text:c="8"/>"name": "shopping-cart",</text:p>
      <text:p text:style-name="Preformatted_20_Text"><text:s text:c="8"/>"code": 59923</text:p>
      <text:p text:style-name="Preformatted_20_Text"><text:s text:c="6"/>},</text:p>
      <text:p text:style-name="Preformatted_20_Text"><text:s text:c="6"/>"setIdx": 1,</text:p>
      <text:p text:style-name="Preformatted_20_Text"><text:s text:c="6"/>"setId": 3,</text:p>
      <text:p text:style-name="Preformatted_20_Text"><text:s text:c="6"/>"iconIdx": 27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72.762 342.733h47.104v146.534l204.134-206.029-204.186-206.080v122.214h-47.104c-189.133 0-295.731 140.186-389.837 263.782-84.582 111.206-157.696 207.309-275.763 207.309h-107.11v143.309h107.162c189.133 0 295.731-140.083 389.837-263.782 84.582-111.258 157.696-207.258 275.763-207.258zM276.992 433.050c8.090-10.394 16.179-21.094 24.422-31.898 19.968-26.317 41.165-54.016 64.102-81.715-67.686-63.181-149.248-109.773-258.355-109.773h-107.162v143.309h107.162c67.942 0 120.934 31.898 169.83 80.077zM819.814 680.653h-47.104c-72.038 0-127.334-35.891-178.739-88.986-5.12 6.707-10.291 13.517-15.514 20.326-22.579 29.696-46.848 61.491-73.677 93.082 69.427 67.789 153.6 118.989 267.878 118.989h47.104v122.778l204.237-206.080-204.186-206.080v145.97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huff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7,</text:p>
      <text:p text:style-name="Preformatted_20_Text"><text:s text:c="8"/>"order": 1345,</text:p>
      <text:p text:style-name="Preformatted_20_Text"><text:s text:c="8"/>"prevSize": 20,</text:p>
      <text:p text:style-name="Preformatted_20_Text"><text:s text:c="8"/>"name": "shuffle",</text:p>
      <text:p text:style-name="Preformatted_20_Text"><text:s text:c="8"/>"code": 59924</text:p>
      <text:p text:style-name="Preformatted_20_Text"><text:s text:c="6"/>},</text:p>
      <text:p text:style-name="Preformatted_20_Text"><text:s text:c="6"/>"setIdx": 1,</text:p>
      <text:p text:style-name="Preformatted_20_Text"><text:s text:c="6"/>"setId": 3,</text:p>
      <text:p text:style-name="Preformatted_20_Text"><text:s text:c="6"/>"iconIdx": 27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716.8c-56.013 0-101.427 45.773-101.427 102.4 0 56.525 45.414 102.4 101.427 102.4s101.376-45.875 101.376-102.4c0-56.576-45.363-102.4-101.376-102.4zM296.96 602.010l71.68 72.397c79.155-79.974 207.565-79.974 286.771 0l71.629-72.397c-118.733-119.962-311.347-119.962-430.080 0zM153.6 457.114l71.68 <text:soft-page-break/>72.397c158.31-159.898 415.027-159.898 573.389 0l71.731-72.397c-197.888-199.885-518.912-199.885-716.8 0zM10.189 312.32l71.68 72.397c237.517-239.923 622.643-239.923 860.211 0l71.68-72.397c-277.094-279.91-726.426-279.91-1003.571 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igna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8,</text:p>
      <text:p text:style-name="Preformatted_20_Text"><text:s text:c="8"/>"order": 1346,</text:p>
      <text:p text:style-name="Preformatted_20_Text"><text:s text:c="8"/>"prevSize": 20,</text:p>
      <text:p text:style-name="Preformatted_20_Text"><text:s text:c="8"/>"name": "signal",</text:p>
      <text:p text:style-name="Preformatted_20_Text"><text:s text:c="8"/>"code": 59925</text:p>
      <text:p text:style-name="Preformatted_20_Text"><text:s text:c="6"/>},</text:p>
      <text:p text:style-name="Preformatted_20_Text"><text:s text:c="6"/>"setIdx": 1,</text:p>
      <text:p text:style-name="Preformatted_20_Text"><text:s text:c="6"/>"setId": 3,</text:p>
      <text:p text:style-name="Preformatted_20_Text"><text:s text:c="6"/>"iconIdx": 27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81.92c0-28.314-22.938-30.72-51.2-30.72-28.314 0-51.2 2.406-51.2 30.72v430.080h102.4v-430.080zM153.6 942.080c0 28.211 22.886 30.72 51.2 30.72 28.262 0 51.2-2.509 51.2-30.72v-174.080h-102.4v174.080zM327.629 563.2h-245.76c-28.314 0-30.669 22.938-30.669 51.2v51.2c0 28.314 2.355 51.2 30.669 51.2h245.811c28.16 0 30.72-22.886 30.72-51.2v-51.2c0-28.262-2.56-51.2-30.771-51.2zM942.029 614.4h-245.811c-28.262 0-30.618 22.938-30.618 51.2v51.2c0 28.314 2.355 51.2 30.669 51.2h245.811c28.16 0 30.72-22.886 30.72-51.2v-51.2c0-28.262-2.56-51.2-30.771-51.2zM665.6 358.4c0-28.262-2.56-51.2-30.771-51.2h-245.76c-28.314 0-30.669 22.938-30.669 51.2v51.2c0 28.314 2.355 51.2 30.669 51.2h245.811c28.16 0 30.72-22.886 30.72-51.2v-51.2zM563.2 81.92c0-28.314-22.938-30.72-51.2-30.72-28.314 0-51.2 2.406-51.2 30.72v174.080h102.4v-174.080zM460.8 942.080c0 28.211 22.886 30.72 51.2 30.72 28.262 0 51.2-2.509 51.2-30.72v-430.080h-102.4v430.080zM870.4 81.92c0-28.314-22.938-30.72-51.2-30.72-28.314 0-51.2 2.406-51.2 30.72v481.28h102.4v-481.28zM768 942.080c0 28.211 22.886 30.72 51.2 30.72 28.262 0 51.2-2.509 51.2-30.72v-122.88h-102.4v122.8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ound-mix"</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79,</text:p>
      <text:p text:style-name="Preformatted_20_Text"><text:s text:c="8"/>"order": 1347,</text:p>
      <text:p text:style-name="Preformatted_20_Text"><text:s text:c="8"/>"prevSize": 20,</text:p>
      <text:p text:style-name="Preformatted_20_Text"><text:s text:c="8"/>"name": "sound-mix",</text:p>
      <text:p text:style-name="Preformatted_20_Text"><text:s text:c="8"/>"code": 59926</text:p>
      <text:p text:style-name="Preformatted_20_Text"><text:s text:c="6"/>},</text:p>
      <text:p text:style-name="Preformatted_20_Text"><text:s text:c="6"/>"setIdx": 1,</text:p>
      <text:p text:style-name="Preformatted_20_Text"><text:s text:c="6"/>"setId": 3,</text:p>
      <text:p text:style-name="Preformatted_20_Text"><text:s text:c="6"/>"iconIdx": 278</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307.2 691.2l204.8 128 204.8-128v-435.2h-409.6v435.2zM230.4 512c0-56.576-45.875-102.4-102.4-102.4s-102.4 45.824-102.4 102.4c0 56.576 45.875 102.4 102.4 102.4s102.4-45.824 102.4-102.4zM896 409.6c-56.525 0-102.4 45.824-102.4 102.4s45.875 102.4 102.4 102.4 102.4-45.824 102.4-102.4c0-56.576-45.875-102.4-102.4-102.4zM229.632 317.389c64.256-92.928 169.83-148.429 282.368-148.429 110.49 0 214.938 54.067 279.347 144.538 22.989 32.205 67.738 39.731 99.942 16.845 32.256-22.938 39.782-67.738 16.845-99.994-91.238-128.205-239.36-204.749-396.134-204.749-159.59 0-309.248 78.592-400.23 210.278-22.477 32.563-14.336 77.21 18.176 99.738 32.614 22.426 77.21 14.285 99.686-18.227zM791.347 710.502c-64.41 90.522-168.858 144.538-279.347 144.538-112.538 0-218.112-55.501-282.368-148.429-22.477-32.563-67.123-40.653-99.686-18.227-32.563 22.528-40.704 67.174-18.176 99.738 90.982 131.686 240.64 210.278 400.23 210.278 156.774 0 304.896-76.544 396.134-204.749 22.938-32.256 15.411-77.005-16.845-99.994-32.205-22.886-76.954-15.36-99.942 16.84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ports-club"</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80,</text:p>
      <text:p text:style-name="Preformatted_20_Text"><text:s text:c="8"/>"order": 1348,</text:p>
      <text:p text:style-name="Preformatted_20_Text"><text:s text:c="8"/>"prevSize": 20,</text:p>
      <text:p text:style-name="Preformatted_20_Text"><text:s text:c="8"/>"name": "sports-club",</text:p>
      <text:p text:style-name="Preformatted_20_Text"><text:s text:c="8"/>"code": 59927</text:p>
      <text:p text:style-name="Preformatted_20_Text"><text:s text:c="6"/>},</text:p>
      <text:p text:style-name="Preformatted_20_Text"><text:s text:c="6"/>"setIdx": 1,</text:p>
      <text:p text:style-name="Preformatted_20_Text"><text:s text:c="6"/>"setId": 3,</text:p>
      <text:p text:style-name="Preformatted_20_Text"><text:s text:c="6"/>"iconIdx": 27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51.2h-614.4c-28.314 0-51.2 22.886-51.2 51.2v819.2c0 28.262 22.886 51.2 51.2 51.2h614.4c28.314 0 51.2-22.938 51.2-51.2v-819.2c0-28.262-22.886-51.2-51.2-51.2zM768 409.6h-307.2v460.8h-51.2v-460.8h-153.6v-51.2h153.6v-204.8h51.2v204.8h307.2v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preadshee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81,</text:p>
      <text:p text:style-name="Preformatted_20_Text"><text:s text:c="8"/>"order": 1349,</text:p>
      <text:p text:style-name="Preformatted_20_Text"><text:s text:c="8"/>"prevSize": 20,</text:p>
      <text:p text:style-name="Preformatted_20_Text"><text:s text:c="8"/>"name": "spreadsheet",</text:p>
      <text:p text:style-name="Preformatted_20_Text"><text:s text:c="8"/>"code": 59928</text:p>
      <text:p text:style-name="Preformatted_20_Text"><text:s text:c="6"/>},</text:p>
      <text:p text:style-name="Preformatted_20_Text"><text:s text:c="6"/>"setIdx": 1,</text:p>
      <text:p text:style-name="Preformatted_20_Text"><text:s text:c="6"/>"setId": 3,</text:p>
      <text:p text:style-name="Preformatted_20_Text"><text:s text:c="6"/>"iconIdx": 280</text:p>
      <text:p text:style-name="Preformatted_20_Text"><text:soft-page-break/><text:s text:c="4"/>},</text:p>
      <text:p text:style-name="Preformatted_20_Text"><text:s text:c="4"/>{</text:p>
      <text:p text:style-name="Preformatted_20_Text"><text:s text:c="6"/>"icon": {</text:p>
      <text:p text:style-name="Preformatted_20_Text"><text:s text:c="8"/>"paths": [</text:p>
      <text:p text:style-name="Preformatted_20_Text"><text:s text:c="10"/>"M819.2 102.4h-614.4c-56.32 0-102.4 46.080-102.4 102.4v614.4c0 56.32 46.080 102.4 102.4 102.4h614.4c56.32 0 102.4-46.080 102.4-102.4v-614.4c0-56.32-46.080-102.4-102.4-102.4zM668.723 757.197l-156.723-156.672-156.723 156.672-88.525-88.474 156.723-156.723-156.672-156.723 88.525-88.525 156.672 156.723 156.621-156.723 88.525 88.525-156.621 156.723 156.672 156.723-88.474 88.47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quared-cros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82,</text:p>
      <text:p text:style-name="Preformatted_20_Text"><text:s text:c="8"/>"order": 1350,</text:p>
      <text:p text:style-name="Preformatted_20_Text"><text:s text:c="8"/>"prevSize": 20,</text:p>
      <text:p text:style-name="Preformatted_20_Text"><text:s text:c="8"/>"name": "squared-cross",</text:p>
      <text:p text:style-name="Preformatted_20_Text"><text:s text:c="8"/>"code": 59929</text:p>
      <text:p text:style-name="Preformatted_20_Text"><text:s text:c="6"/>},</text:p>
      <text:p text:style-name="Preformatted_20_Text"><text:s text:c="6"/>"setIdx": 1,</text:p>
      <text:p text:style-name="Preformatted_20_Text"><text:s text:c="6"/>"setId": 3,</text:p>
      <text:p text:style-name="Preformatted_20_Text"><text:s text:c="6"/>"iconIdx": 28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102.4h-614.4c-56.32 0-102.4 46.080-102.4 102.4v614.4c0 56.32 46.080 102.4 102.4 102.4h614.4c56.32 0 102.4-46.080 102.4-102.4v-614.4c0-56.32-46.080-102.4-102.4-102.4zM768 563.2h-512v-102.4h512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quared-minu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83,</text:p>
      <text:p text:style-name="Preformatted_20_Text"><text:s text:c="8"/>"order": 1351,</text:p>
      <text:p text:style-name="Preformatted_20_Text"><text:s text:c="8"/>"prevSize": 20,</text:p>
      <text:p text:style-name="Preformatted_20_Text"><text:s text:c="8"/>"name": "squared-minus",</text:p>
      <text:p text:style-name="Preformatted_20_Text"><text:s text:c="8"/>"code": 59930</text:p>
      <text:p text:style-name="Preformatted_20_Text"><text:s text:c="6"/>},</text:p>
      <text:p text:style-name="Preformatted_20_Text"><text:s text:c="6"/>"setIdx": 1,</text:p>
      <text:p text:style-name="Preformatted_20_Text"><text:s text:c="6"/>"setId": 3,</text:p>
      <text:p text:style-name="Preformatted_20_Text"><text:s text:c="6"/>"iconIdx": 28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102.4h-614.4c-56.32 0-102.4 46.080-102.4 102.4v614.4c0 56.32 46.080 102.4 102.4 102.4h614.4c56.32 0 102.4-46.080 102.4-102.4v-614.4c0-56.32-46.080-102.4-102.4-102.4zM768 563.2h-204.8v204.8h-102.4v-204.8h-204.8v-102.4h204.8v-204.8h102.4v204.8h204.8v102.4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quared-plu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84,</text:p>
      <text:p text:style-name="Preformatted_20_Text"><text:s text:c="8"/>"order": 1352,</text:p>
      <text:p text:style-name="Preformatted_20_Text"><text:s text:c="8"/>"prevSize": 20,</text:p>
      <text:p text:style-name="Preformatted_20_Text"><text:s text:c="8"/>"name": "squared-plus",</text:p>
      <text:p text:style-name="Preformatted_20_Text"><text:s text:c="8"/>"code": 59931</text:p>
      <text:p text:style-name="Preformatted_20_Text"><text:s text:c="6"/>},</text:p>
      <text:p text:style-name="Preformatted_20_Text"><text:s text:c="6"/>"setIdx": 1,</text:p>
      <text:p text:style-name="Preformatted_20_Text"><text:s text:c="6"/>"setId": 3,</text:p>
      <text:p text:style-name="Preformatted_20_Text"><text:s text:c="6"/>"iconIdx": 28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2.56 410.726h-328.346l-122.214-344.166-122.317 344.166h-328.294l267.878 202.086-95.795 354.765 278.528-212.685 278.426 212.685-95.693-354.765 267.827-202.086zM512 654.49l-154.317 128 63.642-182.374-145.971-117.76 180.326 5.171 56.32-206.848 56.269 206.848 180.275-5.171-145.971 117.76 63.642 182.374-154.214-1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tar-outline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85,</text:p>
      <text:p text:style-name="Preformatted_20_Text"><text:s text:c="8"/>"order": 1353,</text:p>
      <text:p text:style-name="Preformatted_20_Text"><text:s text:c="8"/>"prevSize": 20,</text:p>
      <text:p text:style-name="Preformatted_20_Text"><text:s text:c="8"/>"name": "star-outlined",</text:p>
      <text:p text:style-name="Preformatted_20_Text"><text:s text:c="8"/>"code": 59932</text:p>
      <text:p text:style-name="Preformatted_20_Text"><text:s text:c="6"/>},</text:p>
      <text:p text:style-name="Preformatted_20_Text"><text:s text:c="6"/>"setIdx": 1,</text:p>
      <text:p text:style-name="Preformatted_20_Text"><text:s text:c="6"/>"setId": 3,</text:p>
      <text:p text:style-name="Preformatted_20_Text"><text:s text:c="6"/>"iconIdx": 28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66.56l122.266 344.166h328.294l-267.878 202.138 95.795 354.714-278.477-212.685-278.426 212.685 95.744-354.714-267.93-202.138h328.294l122.317-344.16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tar"</text:p>
      <text:p text:style-name="Preformatted_20_Text"><text:s text:c="8"/>],</text:p>
      <text:p text:style-name="Preformatted_20_Text"><text:s text:c="8"/>"grid": 20</text:p>
      <text:p text:style-name="Preformatted_20_Text"><text:soft-page-break/><text:s text:c="6"/>},</text:p>
      <text:p text:style-name="Preformatted_20_Text"><text:s text:c="6"/>"attrs": [],</text:p>
      <text:p text:style-name="Preformatted_20_Text"><text:s text:c="6"/>"properties": {</text:p>
      <text:p text:style-name="Preformatted_20_Text"><text:s text:c="8"/>"id": 286,</text:p>
      <text:p text:style-name="Preformatted_20_Text"><text:s text:c="8"/>"order": 1354,</text:p>
      <text:p text:style-name="Preformatted_20_Text"><text:s text:c="8"/>"prevSize": 20,</text:p>
      <text:p text:style-name="Preformatted_20_Text"><text:s text:c="8"/>"name": "star",</text:p>
      <text:p text:style-name="Preformatted_20_Text"><text:s text:c="8"/>"code": 59933</text:p>
      <text:p text:style-name="Preformatted_20_Text"><text:s text:c="6"/>},</text:p>
      <text:p text:style-name="Preformatted_20_Text"><text:s text:c="6"/>"setIdx": 1,</text:p>
      <text:p text:style-name="Preformatted_20_Text"><text:s text:c="6"/>"setId": 3,</text:p>
      <text:p text:style-name="Preformatted_20_Text"><text:s text:c="6"/>"iconIdx": 28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77.651 345.344c-22.886 14.080 61.286 217.19 81.818 250.266 17.92 29.133 55.962 37.99 84.89 20.173 29.082-18.022 38.144-56.013 20.224-84.992-20.326-33.178-164.096-199.578-186.931-185.446zM360.499 122.982c47.514-16.538 98.406-25.702 151.501-25.702s103.987 9.165 151.501 25.702c16.845 5.837 39.168-5.888 29.286-31.283-7.219-18.432-14.182-36.454-16.998-43.776-6.707-17.357-30.72-31.693-41.165-34.048-39.526-8.909-80.486-13.875-122.624-13.875s-83.098 4.966-122.675 13.875c-10.445 2.355-34.406 16.691-41.114 34.048-2.816 7.322-9.83 25.344-16.998 43.776-9.882 25.395 12.442 37.171 29.286 31.283zM977.818 163.123c-9.83-11.776-20.275-23.296-31.386-34.406-11.059-11.11-22.579-21.504-34.304-31.386-7.834-6.605-30.874-11.981-45.466 2.611-14.541 14.592-84.378 84.326-84.378 84.326 20.582 14.746 40.602 30.976 59.136 49.459s34.662 38.502 49.459 59.136c0 0 69.786-69.734 84.326-84.326 14.643-14.643 9.267-37.632 2.611-45.414zM512 148.48c-229.12 0-414.771 185.651-414.771 414.72 0 229.12 185.651 414.771 414.771 414.771 229.018 0 414.72-185.651 414.72-414.771 0-229.018-185.702-414.72-414.72-414.72zM512 875.571c-172.442 0-312.32-139.827-312.32-312.32s139.827-312.32 312.32-312.32c172.493 0 312.371 139.827 312.371 312.32 0 172.442-139.878 312.32-312.371 312.3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topwatc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87,</text:p>
      <text:p text:style-name="Preformatted_20_Text"><text:s text:c="8"/>"order": 1355,</text:p>
      <text:p text:style-name="Preformatted_20_Text"><text:s text:c="8"/>"prevSize": 20,</text:p>
      <text:p text:style-name="Preformatted_20_Text"><text:s text:c="8"/>"name": "stopwatch",</text:p>
      <text:p text:style-name="Preformatted_20_Text"><text:s text:c="8"/>"code": 59934</text:p>
      <text:p text:style-name="Preformatted_20_Text"><text:s text:c="6"/>},</text:p>
      <text:p text:style-name="Preformatted_20_Text"><text:s text:c="6"/>"setIdx": 1,</text:p>
      <text:p text:style-name="Preformatted_20_Text"><text:s text:c="6"/>"setId": 3,</text:p>
      <text:p text:style-name="Preformatted_20_Text"><text:s text:c="6"/>"iconIdx": 28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204.8h-51.2v768h51.2c56.32 0 102.4-46.080 102.4-102.4v-563.2c0-56.32-46.080-102.4-102.4-102.4zM0 307.2v563.2c0 56.32 46.029 102.4 102.4 102.4h51.2v-768h-51.2c-56.371 0-102.4 46.080-102.4 102.4zM691.2 97.587c-34.867-16.179-96.717-46.387-180.173-46.387-83.61 0-143.36 30.208-178.227 46.387v107.213h-128v768h614.4v-768h-128v-107.213zM614.4 204.8h-204.8v-68.403c27.341-11.776 55.194-23.808 101.427-23.808 46.182 0 76.083 11.981 103.373 23.808v68.403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uitcas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88,</text:p>
      <text:p text:style-name="Preformatted_20_Text"><text:s text:c="8"/>"order": 1356,</text:p>
      <text:p text:style-name="Preformatted_20_Text"><text:s text:c="8"/>"prevSize": 20,</text:p>
      <text:p text:style-name="Preformatted_20_Text"><text:s text:c="8"/>"name": "suitcase",</text:p>
      <text:p text:style-name="Preformatted_20_Text"><text:s text:c="8"/>"code": 59935</text:p>
      <text:p text:style-name="Preformatted_20_Text"><text:s text:c="6"/>},</text:p>
      <text:p text:style-name="Preformatted_20_Text"><text:s text:c="6"/>"setIdx": 1,</text:p>
      <text:p text:style-name="Preformatted_20_Text"><text:s text:c="6"/>"setId": 3,</text:p>
      <text:p text:style-name="Preformatted_20_Text"><text:s text:c="6"/>"iconIdx": 28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6.8 256h-512v-102.4l-204.8 179.2 204.8 179.2v-102.4h512v-153.6zM1024 691.2l-204.8-179.2v102.4h-512v153.6h512v102.4l204.8-179.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wa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89,</text:p>
      <text:p text:style-name="Preformatted_20_Text"><text:s text:c="8"/>"order": 1357,</text:p>
      <text:p text:style-name="Preformatted_20_Text"><text:s text:c="8"/>"prevSize": 20,</text:p>
      <text:p text:style-name="Preformatted_20_Text"><text:s text:c="8"/>"name": "swap",</text:p>
      <text:p text:style-name="Preformatted_20_Text"><text:s text:c="8"/>"code": 59936</text:p>
      <text:p text:style-name="Preformatted_20_Text"><text:s text:c="6"/>},</text:p>
      <text:p text:style-name="Preformatted_20_Text"><text:s text:c="6"/>"setIdx": 1,</text:p>
      <text:p text:style-name="Preformatted_20_Text"><text:s text:c="6"/>"setId": 3,</text:p>
      <text:p text:style-name="Preformatted_20_Text"><text:s text:c="6"/>"iconIdx": 28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204.8h-460.8v256h512v-204.8c0-28.314-22.886-51.2-51.2-51.2zM51.2 768c0 28.314 12.698 51.2 40.96 51.2h266.24v-256h-307.2v204.8zM460.8 819.2h460.8c28.314 0 51.2-22.886 51.2-51.2v-204.8h-512v256zM51.2 256v204.8h307.2v-256h-266.24c-28.262 0-40.96 22.886-40.96 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wede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oft-page-break/><text:s text:c="6"/>"properties": {</text:p>
      <text:p text:style-name="Preformatted_20_Text"><text:s text:c="8"/>"id": 290,</text:p>
      <text:p text:style-name="Preformatted_20_Text"><text:s text:c="8"/>"order": 1358,</text:p>
      <text:p text:style-name="Preformatted_20_Text"><text:s text:c="8"/>"prevSize": 20,</text:p>
      <text:p text:style-name="Preformatted_20_Text"><text:s text:c="8"/>"name": "sweden",</text:p>
      <text:p text:style-name="Preformatted_20_Text"><text:s text:c="8"/>"code": 59937</text:p>
      <text:p text:style-name="Preformatted_20_Text"><text:s text:c="6"/>},</text:p>
      <text:p text:style-name="Preformatted_20_Text"><text:s text:c="6"/>"setIdx": 1,</text:p>
      <text:p text:style-name="Preformatted_20_Text"><text:s text:c="6"/>"setId": 3,</text:p>
      <text:p text:style-name="Preformatted_20_Text"><text:s text:c="6"/>"iconIdx": 28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65.6 153.6h-307.2c-197.939 0-358.4 160.461-358.4 358.4s160.461 358.4 358.4 358.4h307.2c197.939 0 358.4-160.461 358.4-358.4s-160.461-358.4-358.4-358.4zM665.6 768c-141.363 0-256-114.637-256-256s114.637-256 256-256 256 114.637 256 256-114.637 256-256 2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witch"</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91,</text:p>
      <text:p text:style-name="Preformatted_20_Text"><text:s text:c="8"/>"order": 1359,</text:p>
      <text:p text:style-name="Preformatted_20_Text"><text:s text:c="8"/>"prevSize": 20,</text:p>
      <text:p text:style-name="Preformatted_20_Text"><text:s text:c="8"/>"name": "switch",</text:p>
      <text:p text:style-name="Preformatted_20_Text"><text:s text:c="8"/>"code": 59938</text:p>
      <text:p text:style-name="Preformatted_20_Text"><text:s text:c="6"/>},</text:p>
      <text:p text:style-name="Preformatted_20_Text"><text:s text:c="6"/>"setIdx": 1,</text:p>
      <text:p text:style-name="Preformatted_20_Text"><text:s text:c="6"/>"setId": 3,</text:p>
      <text:p text:style-name="Preformatted_20_Text"><text:s text:c="6"/>"iconIdx": 29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0h-614.4c-56.32 0-102.4 46.029-102.4 102.4v819.2c0 56.32 46.080 102.4 102.4 102.4h614.4c56.371 0 102.4-46.080 102.4-102.4v-819.2c0-56.371-46.029-102.4-102.4-102.4zM512 972.8c-35.328 0-64-22.886-64-51.2s28.672-51.2 64-51.2c35.277 0 64 22.886 64 51.2s-28.723 51.2-64 51.2zM819.2 819.2h-614.4v-716.8h614.4v716.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able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92,</text:p>
      <text:p text:style-name="Preformatted_20_Text"><text:s text:c="8"/>"order": 1360,</text:p>
      <text:p text:style-name="Preformatted_20_Text"><text:s text:c="8"/>"prevSize": 20,</text:p>
      <text:p text:style-name="Preformatted_20_Text"><text:s text:c="8"/>"name": "tablet",</text:p>
      <text:p text:style-name="Preformatted_20_Text"><text:s text:c="8"/>"code": 59939</text:p>
      <text:p text:style-name="Preformatted_20_Text"><text:s text:c="6"/>},</text:p>
      <text:p text:style-name="Preformatted_20_Text"><text:soft-page-break/><text:s text:c="6"/>"setIdx": 1,</text:p>
      <text:p text:style-name="Preformatted_20_Text"><text:s text:c="6"/>"setId": 3,</text:p>
      <text:p text:style-name="Preformatted_20_Text"><text:s text:c="6"/>"iconIdx": 29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55.494 282.675l-687.36 690.125 36.198-254.31-253.184 36.301 687.36-690.125c20.019-20.070 58.010-15.77 72.294 0l144.691 145.357c25.6 24.218 20.019 52.531 0 72.65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a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93,</text:p>
      <text:p text:style-name="Preformatted_20_Text"><text:s text:c="8"/>"order": 1361,</text:p>
      <text:p text:style-name="Preformatted_20_Text"><text:s text:c="8"/>"prevSize": 20,</text:p>
      <text:p text:style-name="Preformatted_20_Text"><text:s text:c="8"/>"name": "tag",</text:p>
      <text:p text:style-name="Preformatted_20_Text"><text:s text:c="8"/>"code": 59940</text:p>
      <text:p text:style-name="Preformatted_20_Text"><text:s text:c="6"/>},</text:p>
      <text:p text:style-name="Preformatted_20_Text"><text:s text:c="6"/>"setIdx": 1,</text:p>
      <text:p text:style-name="Preformatted_20_Text"><text:s text:c="6"/>"setId": 3,</text:p>
      <text:p text:style-name="Preformatted_20_Text"><text:s text:c="6"/>"iconIdx": 29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51.2h-614.4c-28.314 0-51.2 22.886-51.2 51.2v819.2c0 28.262 22.886 51.2 51.2 51.2h614.4c28.314 0 51.2-22.938 51.2-51.2v-819.2c0-28.262-22.886-51.2-51.2-51.2zM665.6 768h-307.2v-102.4h307.2v102.4zM665.6 563.2h-307.2v-102.4h307.2v102.4zM665.6 358.4h-307.2v-102.4h307.2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ext-document-inverte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94,</text:p>
      <text:p text:style-name="Preformatted_20_Text"><text:s text:c="8"/>"order": 1362,</text:p>
      <text:p text:style-name="Preformatted_20_Text"><text:s text:c="8"/>"prevSize": 20,</text:p>
      <text:p text:style-name="Preformatted_20_Text"><text:s text:c="8"/>"name": "text-document-inverted",</text:p>
      <text:p text:style-name="Preformatted_20_Text"><text:s text:c="8"/>"code": 59941</text:p>
      <text:p text:style-name="Preformatted_20_Text"><text:s text:c="6"/>},</text:p>
      <text:p text:style-name="Preformatted_20_Text"><text:s text:c="6"/>"setIdx": 1,</text:p>
      <text:p text:style-name="Preformatted_20_Text"><text:s text:c="6"/>"setId": 3,</text:p>
      <text:p text:style-name="Preformatted_20_Text"><text:s text:c="6"/>"iconIdx": 29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51.2h-614.4c-28.314 0-51.2 22.886-51.2 51.2v819.2c0 28.262 22.886 51.2 51.2 51.2h614.4c28.314 0 51.2-22.938 51.2-51.2v-819.2c0-28.262-<text:soft-page-break/>22.886-51.2-51.2-51.2zM768 870.4h-512v-716.8h512v716.8zM665.6 256h-307.2v102.4h307.2v-102.4zM665.6 665.6h-307.2v102.4h307.2v-102.4zM665.6 460.8h-307.2v102.4h307.2v-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ext-documen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95,</text:p>
      <text:p text:style-name="Preformatted_20_Text"><text:s text:c="8"/>"order": 1363,</text:p>
      <text:p text:style-name="Preformatted_20_Text"><text:s text:c="8"/>"prevSize": 20,</text:p>
      <text:p text:style-name="Preformatted_20_Text"><text:s text:c="8"/>"name": "text-document",</text:p>
      <text:p text:style-name="Preformatted_20_Text"><text:s text:c="8"/>"code": 59942</text:p>
      <text:p text:style-name="Preformatted_20_Text"><text:s text:c="6"/>},</text:p>
      <text:p text:style-name="Preformatted_20_Text"><text:s text:c="6"/>"setIdx": 1,</text:p>
      <text:p text:style-name="Preformatted_20_Text"><text:s text:c="6"/>"setId": 3,</text:p>
      <text:p text:style-name="Preformatted_20_Text"><text:s text:c="6"/>"iconIdx": 29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93.6 563.2h-563.2c-14.080 0-25.6 11.52-25.6 25.6v51.2c0 14.131 11.52 25.6 25.6 25.6h563.2c14.131 0 25.6-11.469 25.6-25.6v-51.2c0-14.080-11.469-25.6-25.6-25.6zM793.6 358.4h-563.2c-14.080 0-25.6 11.52-25.6 25.6v51.2c0 14.131 11.52 25.6 25.6 25.6h563.2c14.131 0 25.6-11.469 25.6-25.6v-51.2c0-14.080-11.469-25.6-25.6-25.6zM537.6 768h-307.2c-14.080 0-25.6 11.52-25.6 25.6v51.2c0 14.131 11.52 25.6 25.6 25.6h307.2c14.131 0 25.6-11.469 25.6-25.6v-51.2c0-14.080-11.469-25.6-25.6-25.6zM793.6 153.6h-563.2c-14.080 0-25.6 11.52-25.6 25.6v51.2c0 14.131 11.52 25.6 25.6 25.6h563.2c14.131 0 25.6-11.469 25.6-25.6v-51.2c0-14.080-11.469-25.6-25.6-2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ex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96,</text:p>
      <text:p text:style-name="Preformatted_20_Text"><text:s text:c="8"/>"order": 1364,</text:p>
      <text:p text:style-name="Preformatted_20_Text"><text:s text:c="8"/>"prevSize": 20,</text:p>
      <text:p text:style-name="Preformatted_20_Text"><text:s text:c="8"/>"name": "text",</text:p>
      <text:p text:style-name="Preformatted_20_Text"><text:s text:c="8"/>"code": 59943</text:p>
      <text:p text:style-name="Preformatted_20_Text"><text:s text:c="6"/>},</text:p>
      <text:p text:style-name="Preformatted_20_Text"><text:s text:c="6"/>"setIdx": 1,</text:p>
      <text:p text:style-name="Preformatted_20_Text"><text:s text:c="6"/>"setId": 3,</text:p>
      <text:p text:style-name="Preformatted_20_Text"><text:s text:c="6"/>"iconIdx": 29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65.6 518.298v-467.098c0-28.314-22.886-51.2-51.2-51.2h-215.091c-28.262 0-40.909 22.886-40.909 51.2v467.098c-73.933 49.613-122.88 133.53-122.88 229.222 0 152.678 123.802 276.48 276.48 276.48s276.48-123.802 276.48-276.48c0-95.693-48.947-179.61-122.88-229.222zM512 916.48c-93.338 0-168.96-75.622-168.96-<text:soft-page-break/>168.96 0-75.366 49.664-138.394 117.76-160.205v-382.515h102.4v382.515c68.096 21.811 117.76 84.838 117.76 160.205 0 93.286-75.622 168.96-168.96 168.9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hermomet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97,</text:p>
      <text:p text:style-name="Preformatted_20_Text"><text:s text:c="8"/>"order": 1365,</text:p>
      <text:p text:style-name="Preformatted_20_Text"><text:s text:c="8"/>"prevSize": 20,</text:p>
      <text:p text:style-name="Preformatted_20_Text"><text:s text:c="8"/>"name": "thermometer",</text:p>
      <text:p text:style-name="Preformatted_20_Text"><text:s text:c="8"/>"code": 59944</text:p>
      <text:p text:style-name="Preformatted_20_Text"><text:s text:c="6"/>},</text:p>
      <text:p text:style-name="Preformatted_20_Text"><text:s text:c="6"/>"setIdx": 1,</text:p>
      <text:p text:style-name="Preformatted_20_Text"><text:s text:c="6"/>"setId": 3,</text:p>
      <text:p text:style-name="Preformatted_20_Text"><text:s text:c="6"/>"iconIdx": 29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5.222 647.066c6.81 18.227-181.197 186.061-71.526 322.099 25.651 31.795 112.691-152.32 236.288-235.622 68.147-46.029 226.816-143.923 226.816-198.042v-350.31c0-65.075-251.597-133.99-442.778-133.99-70.093 0-171.622 439.091-171.622 508.877 0 69.99 216.115 68.762 222.822 86.989zM768 642.202c33.69 0 153.6-20.48 153.6-159.898v-248.218c0-139.315-119.91-154.675-153.6-154.675-33.638 0 51.2 29.286 51.2 115.712v326.298c0 90.522-84.838 120.781-51.2 120.78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humbs-dow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98,</text:p>
      <text:p text:style-name="Preformatted_20_Text"><text:s text:c="8"/>"order": 1366,</text:p>
      <text:p text:style-name="Preformatted_20_Text"><text:s text:c="8"/>"prevSize": 20,</text:p>
      <text:p text:style-name="Preformatted_20_Text"><text:s text:c="8"/>"name": "thumbs-down",</text:p>
      <text:p text:style-name="Preformatted_20_Text"><text:s text:c="8"/>"code": 59945</text:p>
      <text:p text:style-name="Preformatted_20_Text"><text:s text:c="6"/>},</text:p>
      <text:p text:style-name="Preformatted_20_Text"><text:s text:c="6"/>"setIdx": 1,</text:p>
      <text:p text:style-name="Preformatted_20_Text"><text:s text:c="6"/>"setId": 3,</text:p>
      <text:p text:style-name="Preformatted_20_Text"><text:s text:c="6"/>"iconIdx": 29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98.778 376.934c-6.81-18.176 181.197-186.061 71.578-322.099-25.651-31.795-112.691 152.32-236.288 235.674-68.198 45.978-226.867 143.872-226.867 197.99v350.31c0 65.075 251.597 133.99 442.778 133.99 70.093 0 171.622-439.091 171.622-508.826 0-70.042-216.115-68.813-222.822-87.040zM256 381.798c-33.69 0-153.6 20.48-153.6 159.898v248.218c0 139.315 119.91 154.675 153.6 154.675 33.638 0-51.2-29.286-51.2-115.712v-326.298c0-90.522 84.838-120.781 51.2-120.781z"</text:p>
      <text:p text:style-name="Preformatted_20_Text"><text:s text:c="8"/>],</text:p>
      <text:p text:style-name="Preformatted_20_Text"><text:s text:c="8"/>"attrs": [],</text:p>
      <text:p text:style-name="Preformatted_20_Text"><text:soft-page-break/><text:s text:c="8"/>"isMulticolor": false,</text:p>
      <text:p text:style-name="Preformatted_20_Text"><text:s text:c="8"/>"isMulticolor2": false,</text:p>
      <text:p text:style-name="Preformatted_20_Text"><text:s text:c="8"/>"tags": [</text:p>
      <text:p text:style-name="Preformatted_20_Text"><text:s text:c="10"/>"thumbs-u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299,</text:p>
      <text:p text:style-name="Preformatted_20_Text"><text:s text:c="8"/>"order": 1367,</text:p>
      <text:p text:style-name="Preformatted_20_Text"><text:s text:c="8"/>"prevSize": 20,</text:p>
      <text:p text:style-name="Preformatted_20_Text"><text:s text:c="8"/>"name": "thumbs-up",</text:p>
      <text:p text:style-name="Preformatted_20_Text"><text:s text:c="8"/>"code": 59946</text:p>
      <text:p text:style-name="Preformatted_20_Text"><text:s text:c="6"/>},</text:p>
      <text:p text:style-name="Preformatted_20_Text"><text:s text:c="6"/>"setIdx": 1,</text:p>
      <text:p text:style-name="Preformatted_20_Text"><text:s text:c="6"/>"setId": 3,</text:p>
      <text:p text:style-name="Preformatted_20_Text"><text:s text:c="6"/>"iconIdx": 29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78.906 340.019c-14.131 0-27.955 1.178-41.421 3.379-33.587-109.824-137.677-189.798-260.864-189.798-150.477 0-272.384 119.194-272.384 266.189 0 13.21 1.024 26.112 2.918 38.707-7.27-0.819-14.541-1.382-21.965-1.382-102.298 0-185.19 81.101-185.19 180.992 0 99.994 82.893 181.094 185.19 181.094h593.715c135.322 0 245.094-107.315 245.094-239.616 0-132.403-109.773-239.565-245.094-239.565zM582.195 560.691c-25.293 35.994-133.837 147.917-138.445 152.576-5.325 6.605-20.019 17.613-33.946 8.499-4.045-2.611-8.806-7.782-8.806-18.125 0-9.882 4.506-20.019 5.018-21.094l52.89-117.094c-9.882-3.994-26.982-10.803-40.192-16.589l-3.482-1.485c-13.414-5.683-30.106-12.8-30.106-31.078 0-8.806 4.147-19.098 12.749-31.181 25.344-36.096 133.837-147.917 138.496-152.678 5.274-6.502 19.968-17.51 33.946-8.499 3.994 2.611 8.755 7.885 8.755 18.125 0 9.882-4.506 20.019-5.018 21.197l-52.941 116.992c9.984 3.994 27.034 10.906 40.294 16.589l3.482 1.485c13.414 5.683 30.106 12.8 30.106 31.181 0 8.806-4.198 18.995-12.8 31.18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hunder-clou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0,</text:p>
      <text:p text:style-name="Preformatted_20_Text"><text:s text:c="8"/>"order": 1368,</text:p>
      <text:p text:style-name="Preformatted_20_Text"><text:s text:c="8"/>"prevSize": 20,</text:p>
      <text:p text:style-name="Preformatted_20_Text"><text:s text:c="8"/>"name": "thunder-cloud",</text:p>
      <text:p text:style-name="Preformatted_20_Text"><text:s text:c="8"/>"code": 59947</text:p>
      <text:p text:style-name="Preformatted_20_Text"><text:s text:c="6"/>},</text:p>
      <text:p text:style-name="Preformatted_20_Text"><text:s text:c="6"/>"setIdx": 1,</text:p>
      <text:p text:style-name="Preformatted_20_Text"><text:s text:c="6"/>"setId": 3,</text:p>
      <text:p text:style-name="Preformatted_20_Text"><text:s text:c="6"/>"iconIdx": 29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1.187 590.899l181.811 181.914 333.722-333.722-181.914-181.811-333.619 333.619zM978.125 341.197l-77.363-77.414c-14.797 7.987-31.642 12.595-49.613 12.595-57.242 0-103.629-46.387-103.629-103.578 0-18.022 4.557-34.918 12.595-49.613l-77.363-77.414c-20.173-20.122-53.146-20.122-73.318 0l-563.712 <text:soft-page-break/>563.712c-20.122 20.070-20.122 53.094 0 73.318l77.414 77.312c14.797-7.987 31.642-12.595 49.664-12.595 57.19 0 103.578 46.387 103.578 103.68 0 17.92-4.557 34.816-12.595 49.613l77.414 77.312c20.173 20.173 53.094 20.173 73.318 0l563.61-563.61c20.173-20.224 20.173-53.197 0-73.318zM432.998 856.013l-265.011-265.114 416.87-416.819 265.011 265.011-416.87 416.92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icke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1,</text:p>
      <text:p text:style-name="Preformatted_20_Text"><text:s text:c="8"/>"order": 1369,</text:p>
      <text:p text:style-name="Preformatted_20_Text"><text:s text:c="8"/>"prevSize": 20,</text:p>
      <text:p text:style-name="Preformatted_20_Text"><text:s text:c="8"/>"name": "ticket",</text:p>
      <text:p text:style-name="Preformatted_20_Text"><text:s text:c="8"/>"code": 59948</text:p>
      <text:p text:style-name="Preformatted_20_Text"><text:s text:c="6"/>},</text:p>
      <text:p text:style-name="Preformatted_20_Text"><text:s text:c="6"/>"setIdx": 1,</text:p>
      <text:p text:style-name="Preformatted_20_Text"><text:s text:c="6"/>"setId": 3,</text:p>
      <text:p text:style-name="Preformatted_20_Text"><text:s text:c="6"/>"iconIdx": 30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c271.411 0 491.52-220.058 491.52-491.571 0-271.411-220.109-491.469-491.52-491.469zM512 901.069c-214.886 0-389.12-174.182-389.12-389.12 0-214.886 174.182-389.12 389.12-389.12v0 389.171l347.75-173.875c26.266 52.378 41.37 111.258 41.37 173.875 0 214.886-174.234 389.069-389.12 389.06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ime-slo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2,</text:p>
      <text:p text:style-name="Preformatted_20_Text"><text:s text:c="8"/>"order": 1370,</text:p>
      <text:p text:style-name="Preformatted_20_Text"><text:s text:c="8"/>"prevSize": 20,</text:p>
      <text:p text:style-name="Preformatted_20_Text"><text:s text:c="8"/>"name": "time-slot",</text:p>
      <text:p text:style-name="Preformatted_20_Text"><text:s text:c="8"/>"code": 59949</text:p>
      <text:p text:style-name="Preformatted_20_Text"><text:s text:c="6"/>},</text:p>
      <text:p text:style-name="Preformatted_20_Text"><text:s text:c="6"/>"setIdx": 1,</text:p>
      <text:p text:style-name="Preformatted_20_Text"><text:s text:c="6"/>"setId": 3,</text:p>
      <text:p text:style-name="Preformatted_20_Text"><text:s text:c="6"/>"iconIdx": 30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60.512 352.768c47.77-37.12 87.398-11.52 140.288 49.715 5.939 6.912 13.926-1.178 18.483-5.12 4.506-3.994 74.291-66.816 77.722-69.683 3.379-3.021 7.475-8.653 2.099-14.95-5.478-6.298-25.293-32-38.042-48.691-92.57-121.088 253.235-203.213 200.141-204.493-27.034-0.717-135.475-1.997-151.706-0.205-65.69 6.912-148.173 68.301-189.696 96.922-54.323 37.171-74.598 58.982-77.926 62.003-15.36 13.414-2.458 44.39-30.31 68.813-29.44 25.754-47.821 6.246-64.87 21.197-<text:soft-page-break/>8.448 7.475-32.102 25.19-38.861 31.078-6.81 5.99-8.038 16.077-1.075 24.115 0 0 64.717 71.475 70.144 77.824 5.376 6.246 20.019 11.674 29.030 3.635 9.062-7.987 32.358-28.314 36.25-31.898 3.994-3.379-2.56-44.083 18.33-60.262zM452.762 379.238c-6.144-7.117-13.773-7.322-20.326-1.485l-73.421 64.102c-5.786 5.12-6.605 14.49-1.382 20.48l424.653 483.277c9.933 11.418 27.136 12.595 38.451 2.714l49.664-41.626c11.366-9.984 12.544-27.29 2.662-38.81l-420.301-488.653zM1018.982 173.568c-3.789-25.293-16.896-20.019-23.706-9.318-6.81 10.803-36.915 56.422-49.306 77.107-12.288 20.48-42.598 60.979-99.021 20.992-58.778-41.523-38.349-70.502-28.109-90.010 10.291-19.61 41.882-74.598 46.438-81.408 4.557-6.912-0.768-26.982-18.995-18.586-18.278 8.397-129.178 52.48-144.538 115.712-15.718 64.307 13.158 121.805-43.52 178.893l-68.762 71.68 69.069 80.179 84.685-80.384c20.173-20.275 63.283-39.987 102.298-31.078 83.61 18.893 129.229-12.493 156.723-64.41 24.678-46.387 20.582-144.077 16.742-169.37zM140.237 873.114c-10.65 10.701-10.65 28.109 0 38.81l48.691 47.616c10.65 10.701 27.546 6.195 38.195-4.506l251.238-246.989-76.954-87.757-261.171 252.82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ool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3,</text:p>
      <text:p text:style-name="Preformatted_20_Text"><text:s text:c="8"/>"order": 1371,</text:p>
      <text:p text:style-name="Preformatted_20_Text"><text:s text:c="8"/>"prevSize": 20,</text:p>
      <text:p text:style-name="Preformatted_20_Text"><text:s text:c="8"/>"name": "tools",</text:p>
      <text:p text:style-name="Preformatted_20_Text"><text:s text:c="8"/>"code": 59950</text:p>
      <text:p text:style-name="Preformatted_20_Text"><text:s text:c="6"/>},</text:p>
      <text:p text:style-name="Preformatted_20_Text"><text:s text:c="6"/>"setIdx": 1,</text:p>
      <text:p text:style-name="Preformatted_20_Text"><text:s text:c="6"/>"setId": 3,</text:p>
      <text:p text:style-name="Preformatted_20_Text"><text:s text:c="6"/>"iconIdx": 30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618.394c122.368 0 224.87-41.574 231.066-95.898-18.227-50.995-38.093-106.701-57.6-161.382-13.517 38.963-88.32 66.611-173.466 66.611s-159.949-27.648-173.466-66.611c-19.507 54.682-39.373 110.387-57.549 161.382 6.195 54.323 108.646 95.898 231.014 95.898zM512 275.098c57.549 0 110.95-17.818 126.618-45.517-21.555-60.518-40.038-112.486-51.763-145.203-7.782-21.862-43.059-33.178-74.854-33.178s-67.072 11.315-74.854 33.178c-11.674 32.717-30.208 84.685-51.763 145.203 15.667 27.699 69.12 45.517 126.618 45.517zM961.536 668.979l-192.256-77.517 22.17 61.798c-1.126 65.485-128.205 117.709-279.45 117.709-151.194 0-278.374-52.173-279.45-117.709l22.17-61.798-192.256 77.517c-53.914 21.709-56.218 61.901-5.018 89.293l361.574 193.894c51.098 27.392 134.81 27.392 185.958 0l361.626-193.894c51.149-27.392 48.845-67.584-5.069-89.29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raffic-con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4,</text:p>
      <text:p text:style-name="Preformatted_20_Text"><text:s text:c="8"/>"order": 1372,</text:p>
      <text:p text:style-name="Preformatted_20_Text"><text:s text:c="8"/>"prevSize": 20,</text:p>
      <text:p text:style-name="Preformatted_20_Text"><text:soft-page-break/><text:s text:c="8"/>"name": "traffic-cone",</text:p>
      <text:p text:style-name="Preformatted_20_Text"><text:s text:c="8"/>"code": 59951</text:p>
      <text:p text:style-name="Preformatted_20_Text"><text:s text:c="6"/>},</text:p>
      <text:p text:style-name="Preformatted_20_Text"><text:s text:c="6"/>"setIdx": 1,</text:p>
      <text:p text:style-name="Preformatted_20_Text"><text:s text:c="6"/>"setId": 3,</text:p>
      <text:p text:style-name="Preformatted_20_Text"><text:s text:c="6"/>"iconIdx": 30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12c0-69.683-38.81-133.939-103.987-185.446-0.102-0.051-0.205-0.051-0.256-0.154-18.534-182.886-193.894-326.4-407.757-326.4s-389.222 143.514-407.757 326.4c-0.051 0.102-0.154 0.102-0.256 0.154-65.178 51.507-103.987 115.763-103.987 185.446 0 159.334 202.086 290.253 460.8 305.664 0 17.306 0 34.97 0 52.736 0 51.2-93.235 97.843-93.235 97.843-5.069 2.509-7.578 8.858-5.581 14.182 0 0 15.616 41.574 47.616 41.574s57.549-25.6 121.549-25.6 124.877 22.118 124.877 22.118c5.222 1.946 12.851 0.256 16.845-3.738l36.71-36.71c3.994-3.994 2.97-8.858-2.355-10.854 0 0-92.774-34.816-92.774-98.816 0-15.974 0-36.147 0-57.395 233.677-28.416 409.549-152.371 409.549-301.005zM102.4 512c0-52.173 39.322-99.584 103.526-135.731-0.512-5.939-1.126-11.878-1.126-17.869 0-141.414 137.574-256 307.2-256s307.2 114.586 307.2 256c0 5.99-0.614 11.93-1.075 17.869 64.154 36.147 103.475 83.558 103.475 135.731 0 95.437-130.611 175.309-307.149 198.093 0-20.531 0-34.202 0-34.202 0-5.632 3.328-13.414 7.424-17.254l93.85-88.371c4.096-3.891 7.475-11.622 7.475-17.254v-43.571c0-5.632-3.994-7.936-8.806-5.069l-91.085 53.606c-4.915 2.867-8.858 0.614-8.858-5.069v-184.269c0-5.632-4.352-8.806-9.728-7.014l-134.195 44.749c-5.325 1.792-9.677 7.834-9.677 13.466v133.12c0 5.632-4.045 8.090-9.062 5.478l-103.526-54.477c-4.966-2.611-12.288-1.536-16.282 2.458l-17.51 17.51c-3.994 3.994-3.738 10.291 0.461 13.978l138.24 120.883c4.25 3.738 7.68 11.366 7.68 16.998 0 0 0 15.258 0 39.168-201.984-12.544-358.451-98.509-358.451-202.95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re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5,</text:p>
      <text:p text:style-name="Preformatted_20_Text"><text:s text:c="8"/>"order": 1373,</text:p>
      <text:p text:style-name="Preformatted_20_Text"><text:s text:c="8"/>"prevSize": 20,</text:p>
      <text:p text:style-name="Preformatted_20_Text"><text:s text:c="8"/>"name": "tree",</text:p>
      <text:p text:style-name="Preformatted_20_Text"><text:s text:c="8"/>"code": 59952</text:p>
      <text:p text:style-name="Preformatted_20_Text"><text:s text:c="6"/>},</text:p>
      <text:p text:style-name="Preformatted_20_Text"><text:s text:c="6"/>"setIdx": 1,</text:p>
      <text:p text:style-name="Preformatted_20_Text"><text:s text:c="6"/>"setId": 3,</text:p>
      <text:p text:style-name="Preformatted_20_Text"><text:s text:c="6"/>"iconIdx": 30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2.416 735.027c0-74.291 56.32-115.405 148.173-176.23 112.333-74.547 252.211-167.168 252.211-387.072 0-19.814-16.23-35.789-36.301-35.789h-175.616c-24.781-45.875-98.765-94.976-248.883-94.976-150.221 0-224.102 49.101-248.934 94.976h-175.667c-20.019 0-36.198 16.026-36.198 35.789 0 219.904 139.776 312.525 252.211 387.021 91.853 60.826 148.173 101.939 148.173 176.23v67.123c-96.461 10.701-167.373 46.387-167.373 88.883 0 50.893 101.99 92.109 227.789 92.109s227.789-41.216 227.789-92.109c0-42.496-70.912-78.182-167.373-88.883v-67.072zM714.598 476.16c28.979-61.389 52.019-144.691 55.706-268.595h128.512c-12.288 138.291-95.334 208.077-184.218 268.595zM512 103.731c139.878-0.102 194.509 57.088 194.458 78.285 0 21.402-54.579 78.49-194.458 78.592-139.878-0.051-<text:soft-page-break/>194.509-57.139-194.509-78.541-0.051-21.197 54.63-78.438 194.509-78.336zM125.184 207.565h128.461c3.738 123.904 26.675 207.206 55.757 268.595-88.883-60.518-171.981-130.304-184.218-268.59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rophy"</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6,</text:p>
      <text:p text:style-name="Preformatted_20_Text"><text:s text:c="8"/>"order": 1374,</text:p>
      <text:p text:style-name="Preformatted_20_Text"><text:s text:c="8"/>"prevSize": 20,</text:p>
      <text:p text:style-name="Preformatted_20_Text"><text:s text:c="8"/>"name": "trophy",</text:p>
      <text:p text:style-name="Preformatted_20_Text"><text:s text:c="8"/>"code": 59953</text:p>
      <text:p text:style-name="Preformatted_20_Text"><text:s text:c="6"/>},</text:p>
      <text:p text:style-name="Preformatted_20_Text"><text:s text:c="6"/>"setIdx": 1,</text:p>
      <text:p text:style-name="Preformatted_20_Text"><text:s text:c="6"/>"setId": 3,</text:p>
      <text:p text:style-name="Preformatted_20_Text"><text:s text:c="6"/>"iconIdx": 30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1.6 51.2h-819.2c-56.371 0-102.4 46.080-102.4 102.4v563.2c0 56.32 45.158 111.514 100.403 122.522l223.846 44.8c0 0-192.666 88.678-68.25 88.678h512c124.416 0-68.301-88.678-68.301-88.678l223.898-44.8c55.194-11.008 100.403-66.202 100.403-122.522v-563.2c0-56.32-46.080-102.4-102.4-102.4zM921.6 716.8h-819.2v-563.2h819.2v563.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v"</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7,</text:p>
      <text:p text:style-name="Preformatted_20_Text"><text:s text:c="8"/>"order": 1375,</text:p>
      <text:p text:style-name="Preformatted_20_Text"><text:s text:c="8"/>"prevSize": 20,</text:p>
      <text:p text:style-name="Preformatted_20_Text"><text:s text:c="8"/>"name": "tv",</text:p>
      <text:p text:style-name="Preformatted_20_Text"><text:s text:c="8"/>"code": 59954</text:p>
      <text:p text:style-name="Preformatted_20_Text"><text:s text:c="6"/>},</text:p>
      <text:p text:style-name="Preformatted_20_Text"><text:s text:c="6"/>"setIdx": 1,</text:p>
      <text:p text:style-name="Preformatted_20_Text"><text:s text:c="6"/>"setId": 3,</text:p>
      <text:p text:style-name="Preformatted_20_Text"><text:s text:c="6"/>"iconIdx": 30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204.8h-614.4c-56.371 0-102.4 46.080-102.4 102.4v358.4c0 56.32 46.029 102.4 102.4 102.4h204.8l204.8 153.6v-153.6h204.8c56.32 0 102.4-46.080 102.4-102.4v-358.4c0-56.32-46.080-102.4-102.4-102.4zM307.2 542.72c-31.078 0-56.32-25.19-56.32-56.32s25.19-56.32 56.32-56.32 56.32 25.19 56.32 56.32c0 31.078-25.242 56.32-56.32 56.32zM512 542.72c-31.078 0-56.32-25.19-56.32-56.32s25.19-56.32 56.32-56.32 56.32 25.19 56.32 56.32c0 31.078-25.242 56.32-56.32 56.32zM716.8 542.72c-31.078 0-56.32-25.19-56.32-56.32s25.19-56.32 56.32-56.32 56.32 25.19 56.32 56.32c0 31.078-25.242 56.32-56.32 56.32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ypin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8,</text:p>
      <text:p text:style-name="Preformatted_20_Text"><text:s text:c="8"/>"order": 1376,</text:p>
      <text:p text:style-name="Preformatted_20_Text"><text:s text:c="8"/>"prevSize": 20,</text:p>
      <text:p text:style-name="Preformatted_20_Text"><text:s text:c="8"/>"name": "typing",</text:p>
      <text:p text:style-name="Preformatted_20_Text"><text:s text:c="8"/>"code": 59955</text:p>
      <text:p text:style-name="Preformatted_20_Text"><text:s text:c="6"/>},</text:p>
      <text:p text:style-name="Preformatted_20_Text"><text:s text:c="6"/>"setIdx": 1,</text:p>
      <text:p text:style-name="Preformatted_20_Text"><text:s text:c="6"/>"setId": 3,</text:p>
      <text:p text:style-name="Preformatted_20_Text"><text:s text:c="6"/>"iconIdx": 30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0.4 153.6c-56.525 0-102.4 45.824-102.4 102.4s45.875 102.4 102.4 102.4 102.4-45.824 102.4-102.4c0-56.576-45.875-102.4-102.4-102.4zM640 204.8h-563.2c-14.131 0-25.6 11.469-25.6 25.6v51.2c0 14.131 11.469 25.6 25.6 25.6h563.2c14.131 0 25.6-11.469 25.6-25.6v-51.2c0-14.131-11.469-25.6-25.6-25.6zM640 460.8h-563.2c-14.131 0-25.6 11.469-25.6 25.6v51.2c0 14.131 11.469 25.6 25.6 25.6h563.2c14.131 0 25.6-11.469 25.6-25.6v-51.2c0-14.131-11.469-25.6-25.6-25.6zM640 716.8h-563.2c-14.131 0-25.6 11.469-25.6 25.6v51.2c0 14.131 11.469 25.6 25.6 25.6h563.2c14.131 0 25.6-11.469 25.6-25.6v-51.2c0-14.131-11.469-25.6-25.6-25.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unrea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09,</text:p>
      <text:p text:style-name="Preformatted_20_Text"><text:s text:c="8"/>"order": 1377,</text:p>
      <text:p text:style-name="Preformatted_20_Text"><text:s text:c="8"/>"prevSize": 20,</text:p>
      <text:p text:style-name="Preformatted_20_Text"><text:s text:c="8"/>"name": "unread",</text:p>
      <text:p text:style-name="Preformatted_20_Text"><text:s text:c="8"/>"code": 59956</text:p>
      <text:p text:style-name="Preformatted_20_Text"><text:s text:c="6"/>},</text:p>
      <text:p text:style-name="Preformatted_20_Text"><text:s text:c="6"/>"setIdx": 1,</text:p>
      <text:p text:style-name="Preformatted_20_Text"><text:s text:c="6"/>"setId": 3,</text:p>
      <text:p text:style-name="Preformatted_20_Text"><text:s text:c="6"/>"iconIdx": 30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754.79l253.184-36.301-36.147 254.31 305.254-306.432-208.333-226.765-313.958 315.187zM955.597 282.675c20.019-20.122 25.6-48.384 0-72.653l-144.691-145.357c-14.285-15.77-52.275-20.070-72.294 0l-192.819 193.536 208.282 226.765 201.523-202.291zM957.747 783.002l-716.851-716.8c-20.019-20.019-52.378-20.019-72.397 0s-20.019 52.378 0 72.397l716.851 716.8c10.035 10.035 23.142 15.002 36.198 15.002 13.107 0 26.214-5.018 36.198-15.002 20.019-19.968 20.019-52.378 0-72.397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unta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0,</text:p>
      <text:p text:style-name="Preformatted_20_Text"><text:s text:c="8"/>"order": 1378,</text:p>
      <text:p text:style-name="Preformatted_20_Text"><text:s text:c="8"/>"prevSize": 20,</text:p>
      <text:p text:style-name="Preformatted_20_Text"><text:s text:c="8"/>"name": "untag",</text:p>
      <text:p text:style-name="Preformatted_20_Text"><text:s text:c="8"/>"code": 59957</text:p>
      <text:p text:style-name="Preformatted_20_Text"><text:s text:c="6"/>},</text:p>
      <text:p text:style-name="Preformatted_20_Text"><text:s text:c="6"/>"setIdx": 1,</text:p>
      <text:p text:style-name="Preformatted_20_Text"><text:s text:c="6"/>"setId": 3,</text:p>
      <text:p text:style-name="Preformatted_20_Text"><text:s text:c="6"/>"iconIdx": 30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95.52 109.875c-52.019 38.707-65.997 99.994-63.437 132.608 3.277 39.885 11.366 91.802 11.366 91.802s-16.026 8.704-16.026 43.725c5.581 87.91 34.97 49.971 41.011 88.525 14.541 92.877 47.77 76.339 47.77 127.027 0 84.429-34.816 123.904-143.514 170.701-109.056 47.002-221.491 106.138-221.491 208.538v51.2h921.6v-51.2c0-102.4-112.486-161.536-221.594-208.486-108.698-46.797-143.411-86.221-143.411-170.701 0-50.688 33.126-34.15 47.718-127.027 6.093-38.554 35.43-0.614 41.114-88.525 0-35.021-16.077-43.725-16.077-43.725s8.090-51.917 11.315-91.802c3.328-41.83-20.378-131.123-117.76-158.515-17.050-17.408-28.57-45.107 23.859-72.909-114.688-5.376-141.363 54.63-202.445 98.76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us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1,</text:p>
      <text:p text:style-name="Preformatted_20_Text"><text:s text:c="8"/>"order": 1379,</text:p>
      <text:p text:style-name="Preformatted_20_Text"><text:s text:c="8"/>"prevSize": 20,</text:p>
      <text:p text:style-name="Preformatted_20_Text"><text:s text:c="8"/>"name": "user",</text:p>
      <text:p text:style-name="Preformatted_20_Text"><text:s text:c="8"/>"code": 59958</text:p>
      <text:p text:style-name="Preformatted_20_Text"><text:s text:c="6"/>},</text:p>
      <text:p text:style-name="Preformatted_20_Text"><text:s text:c="6"/>"setIdx": 1,</text:p>
      <text:p text:style-name="Preformatted_20_Text"><text:s text:c="6"/>"setId": 3,</text:p>
      <text:p text:style-name="Preformatted_20_Text"><text:s text:c="6"/>"iconIdx": 31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8.637 979.405c0-114.995-111.974-173.517-221.030-220.518-108.698-46.797-143.411-86.221-143.411-170.701 0-50.637 33.178-34.15 47.718-127.027 6.144-38.502 35.43-0.614 41.062-88.525 0-35.021-16.026-43.725-16.026-43.725s8.141-51.866 11.315-91.802c3.277-41.83-20.378-131.072-117.811-158.464-16.998-17.459-28.518-45.158 23.91-72.909-114.688-5.325-141.363 54.682-202.445 98.816-51.968 38.707-65.997 99.994-63.488 132.608 3.328 39.936 11.418 91.802 11.418 91.802s-16.077 8.704-16.077 43.725c5.632 87.962 35.021 50.022 41.114 <text:soft-page-break/>88.525 14.541 92.877 47.77 76.39 47.77 127.027 0 84.48-10.854 113.152-119.603 159.949-109.107 46.95-143.053 122.214-142.49 231.219 0.154 32.614-0.563 44.595-0.563 44.595h819.2c0 0-0.563-11.981-0.563-44.595zM948.634 684.288c-58.112-23.398-82.176-51.302-82.176-105.779 0-32.819 21.402-22.118 30.822-82.074 3.942-24.781 22.886-0.41 26.522-57.088 0-22.579-10.342-28.211-10.342-28.211s5.274-33.587 7.322-59.341c2.56-32.102-18.637-115.046-116.122-115.046-97.434 0-118.682 82.944-116.173 115.046 2.15 25.702 7.373 59.341 7.373 59.341s-10.342 5.581-10.342 28.211c3.635 56.678 22.579 32.307 26.522 57.088 9.421 60.006 30.822 49.306 30.822 82.074 0 54.477-22.426 79.974-92.621 110.182-3.533 1.485-6.144 3.482-9.37 5.222 83.968 36.454 216.371 99.379 247.706 227.686h135.424c0 0 0-97.587 0-118.682 0-51.2-13.978-93.901-75.366-118.6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user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2,</text:p>
      <text:p text:style-name="Preformatted_20_Text"><text:s text:c="8"/>"order": 1380,</text:p>
      <text:p text:style-name="Preformatted_20_Text"><text:s text:c="8"/>"prevSize": 20,</text:p>
      <text:p text:style-name="Preformatted_20_Text"><text:s text:c="8"/>"name": "users",</text:p>
      <text:p text:style-name="Preformatted_20_Text"><text:s text:c="8"/>"code": 59959</text:p>
      <text:p text:style-name="Preformatted_20_Text"><text:s text:c="6"/>},</text:p>
      <text:p text:style-name="Preformatted_20_Text"><text:s text:c="6"/>"setIdx": 1,</text:p>
      <text:p text:style-name="Preformatted_20_Text"><text:s text:c="6"/>"setId": 3,</text:p>
      <text:p text:style-name="Preformatted_20_Text"><text:s text:c="6"/>"iconIdx": 31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2.8 153.6h-921.6c-28.314 0-51.2 22.886-51.2 51.2v614.4c0 28.262 22.886 51.2 51.2 51.2h921.6c28.314 0 51.2-22.938 51.2-51.2v-614.4c0-28.262-22.886-51.2-51.2-51.2zM665.6 358.4h204.8v51.2h-204.8v-51.2zM563.2 757.914c-6.605-5.222-15.002-10.291-27.085-15.514-60.416-26.010-151.603-64.512-151.603-111.411 0-28.211 18.381-18.995 26.522-70.605 3.379-21.402 19.712-0.358 22.784-49.203 0-19.456-8.909-24.32-8.909-24.32s4.506-28.774 6.298-50.995c1.843-23.194-11.315-92.16-65.382-107.366-9.523-9.626-15.923-5.683 13.21-21.094-63.693-3.021-78.541 30.31-112.435 54.835-28.877 21.504-36.71 55.552-35.277 73.677 1.894 22.17 6.4 50.995 6.4 50.995s-8.96 4.813-8.96 24.269c3.123 48.845 19.456 27.802 22.784 49.203 8.090 51.61 26.573 42.394 26.573 70.605 0 46.899-91.187 85.402-151.603 111.411-10.394 4.506-17.869 8.858-24.115 13.312v-499.712h460.8v501.914zM921.6 563.2h-256v-51.2h256v5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car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3,</text:p>
      <text:p text:style-name="Preformatted_20_Text"><text:s text:c="8"/>"order": 1381,</text:p>
      <text:p text:style-name="Preformatted_20_Text"><text:s text:c="8"/>"prevSize": 20,</text:p>
      <text:p text:style-name="Preformatted_20_Text"><text:s text:c="8"/>"name": "v-card",</text:p>
      <text:p text:style-name="Preformatted_20_Text"><text:s text:c="8"/>"code": 59960</text:p>
      <text:p text:style-name="Preformatted_20_Text"><text:s text:c="6"/>},</text:p>
      <text:p text:style-name="Preformatted_20_Text"><text:soft-page-break/><text:s text:c="6"/>"setIdx": 1,</text:p>
      <text:p text:style-name="Preformatted_20_Text"><text:s text:c="6"/>"setId": 3,</text:p>
      <text:p text:style-name="Preformatted_20_Text"><text:s text:c="6"/>"iconIdx": 31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256v-61.491c0-22.63-18.278-40.909-40.909-40.909h-942.080c-22.682 0-41.011 18.278-41.011 40.909v61.491h102.4v102.4h-102.4v102.4h102.4v102.4h-102.4v102.4h102.4v102.4h-102.4v61.389c0 22.63 18.33 41.011 41.011 41.011h942.080c22.63 0 40.909-18.381 40.909-41.011v-61.389h-102.4v-102.4h102.4v-102.4h-102.4v-102.4h102.4v-102.4h-102.4v-102.4h102.4zM409.6 665.6v-307.2l256 153.6-256 153.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ideo"</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4,</text:p>
      <text:p text:style-name="Preformatted_20_Text"><text:s text:c="8"/>"order": 1382,</text:p>
      <text:p text:style-name="Preformatted_20_Text"><text:s text:c="8"/>"prevSize": 20,</text:p>
      <text:p text:style-name="Preformatted_20_Text"><text:s text:c="8"/>"name": "video",</text:p>
      <text:p text:style-name="Preformatted_20_Text"><text:s text:c="8"/>"code": 59961</text:p>
      <text:p text:style-name="Preformatted_20_Text"><text:s text:c="6"/>},</text:p>
      <text:p text:style-name="Preformatted_20_Text"><text:s text:c="6"/>"setIdx": 1,</text:p>
      <text:p text:style-name="Preformatted_20_Text"><text:s text:c="6"/>"setId": 3,</text:p>
      <text:p text:style-name="Preformatted_20_Text"><text:s text:c="6"/>"iconIdx": 31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1.949 40.96c-260.147 0-470.989 210.893-470.989 471.091 0 260.096 210.842 470.989 470.989 470.989s471.040-210.893 471.040-470.989c0-260.198-210.893-471.091-471.040-471.091zM512 665.651c-84.838 0-153.6-68.813-153.6-153.6s68.762-153.6 153.6-153.6c84.787 0 153.6 68.813 153.6 153.6s-68.813 153.6-153.6 153.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iny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5,</text:p>
      <text:p text:style-name="Preformatted_20_Text"><text:s text:c="8"/>"order": 1383,</text:p>
      <text:p text:style-name="Preformatted_20_Text"><text:s text:c="8"/>"prevSize": 20,</text:p>
      <text:p text:style-name="Preformatted_20_Text"><text:s text:c="8"/>"name": "vinyl",</text:p>
      <text:p text:style-name="Preformatted_20_Text"><text:s text:c="8"/>"code": 59962</text:p>
      <text:p text:style-name="Preformatted_20_Text"><text:s text:c="6"/>},</text:p>
      <text:p text:style-name="Preformatted_20_Text"><text:s text:c="6"/>"setIdx": 1,</text:p>
      <text:p text:style-name="Preformatted_20_Text"><text:s text:c="6"/>"setId": 3,</text:p>
      <text:p text:style-name="Preformatted_20_Text"><text:s text:c="6"/>"iconIdx": 314</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788.48 297.011c-130.099 0-235.571 105.421-235.571 235.52 0 49.408 15.258 95.181 41.267 133.12h-164.403c26.010-37.888 41.216-83.712 41.216-133.12 0-130.099-105.421-235.52-235.52-235.52-130.048 0-235.52 105.421-235.52 235.52 0.051 130.048 105.472 235.469 235.571 235.469h552.96c130.048 0 235.52-105.421 235.52-235.52s-105.472-235.469-235.52-235.469zM102.4 532.48c0-73.523 59.597-133.12 133.12-133.12s133.12 59.597 133.12 133.12c0 73.523-59.597 133.12-133.12 133.12s-133.12-59.597-133.12-133.12zM788.48 665.6c-73.574 0-133.171-59.597-133.171-133.12s59.597-133.12 133.171-133.12c73.472 0 133.12 59.597 133.12 133.12s-59.597 133.12-133.12 133.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oicemai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6,</text:p>
      <text:p text:style-name="Preformatted_20_Text"><text:s text:c="8"/>"order": 1384,</text:p>
      <text:p text:style-name="Preformatted_20_Text"><text:s text:c="8"/>"prevSize": 20,</text:p>
      <text:p text:style-name="Preformatted_20_Text"><text:s text:c="8"/>"name": "voicemail",</text:p>
      <text:p text:style-name="Preformatted_20_Text"><text:s text:c="8"/>"code": 59963</text:p>
      <text:p text:style-name="Preformatted_20_Text"><text:s text:c="6"/>},</text:p>
      <text:p text:style-name="Preformatted_20_Text"><text:s text:c="6"/>"setIdx": 1,</text:p>
      <text:p text:style-name="Preformatted_20_Text"><text:s text:c="6"/>"setId": 3,</text:p>
      <text:p text:style-name="Preformatted_20_Text"><text:s text:c="6"/>"iconIdx": 31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9.2 307.2h-640v-25.6l563.2-45.056v45.056h76.8v-76.8c0-56.32-45.619-95.846-101.325-87.91l-514.099 73.421c-55.757 7.987-101.376 60.57-101.376 116.89v512c0 56.525 45.824 102.4 102.4 102.4h614.4c56.525 0 102.4-45.875 102.4-102.4v-409.6c0-56.525-45.875-102.4-102.4-102.4zM742.4 665.907c-42.394 0-76.8-34.406-76.8-76.8s34.406-76.8 76.8-76.8 76.8 34.406 76.8 76.8-34.406 76.8-76.8 76.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walle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7,</text:p>
      <text:p text:style-name="Preformatted_20_Text"><text:s text:c="8"/>"order": 1385,</text:p>
      <text:p text:style-name="Preformatted_20_Text"><text:s text:c="8"/>"prevSize": 20,</text:p>
      <text:p text:style-name="Preformatted_20_Text"><text:s text:c="8"/>"name": "wallet",</text:p>
      <text:p text:style-name="Preformatted_20_Text"><text:s text:c="8"/>"code": 59964</text:p>
      <text:p text:style-name="Preformatted_20_Text"><text:s text:c="6"/>},</text:p>
      <text:p text:style-name="Preformatted_20_Text"><text:s text:c="6"/>"setIdx": 1,</text:p>
      <text:p text:style-name="Preformatted_20_Text"><text:s text:c="6"/>"setId": 3,</text:p>
      <text:p text:style-name="Preformatted_20_Text"><text:s text:c="6"/>"iconIdx": 316</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505.958 465.562c-26.163 210.688-159.795 248.166-159.795 394.65 0 90.419 75.93 163.789 165.837 163.789s165.786-73.421 165.786-163.789c0-146.483-133.632-183.962-159.795-394.65-0.819-6.298-11.213-6.298-12.032-0zM198.81 4.762c-26.163 210.688-159.795 248.115-159.795 394.65 0 90.368 75.878 163.789 165.786 163.789s165.786-73.421 165.786-163.789c0-146.483-133.632-183.962-159.795-394.65-0.768-6.298-11.213-6.298-11.981 0zM813.21 4.762c-26.163 210.688-159.795 248.166-159.795 394.65 0 90.368 75.878 163.789 165.786 163.789s165.786-73.421 165.786-163.789c0-146.483-133.632-183.962-159.795-394.65-0.819-6.298-11.213-6.298-11.981 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wat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8,</text:p>
      <text:p text:style-name="Preformatted_20_Text"><text:s text:c="8"/>"order": 1386,</text:p>
      <text:p text:style-name="Preformatted_20_Text"><text:s text:c="8"/>"prevSize": 20,</text:p>
      <text:p text:style-name="Preformatted_20_Text"><text:s text:c="8"/>"name": "water",</text:p>
      <text:p text:style-name="Preformatted_20_Text"><text:s text:c="8"/>"code": 59965</text:p>
      <text:p text:style-name="Preformatted_20_Text"><text:s text:c="6"/>},</text:p>
      <text:p text:style-name="Preformatted_20_Text"><text:s text:c="6"/>"setIdx": 1,</text:p>
      <text:p text:style-name="Preformatted_20_Text"><text:s text:c="6"/>"setId": 3,</text:p>
      <text:p text:style-name="Preformatted_20_Text"><text:s text:c="6"/>"iconIdx": 31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27.469 473.958c-8.141-6.093-16.64-11.11-25.446-15.002-8.909-3.994-17.715-5.99-26.573-5.99-16.333 0-29.235 6.195-38.758 18.483-9.626 12.39-14.387 26.266-14.387 41.574 0 16.742 4.915 30.515 14.694 41.216s23.296 16.077 40.499 16.077c8.858 0 17.664-1.792 26.573-5.325 8.858-3.482 17.254-7.885 25.139-13.261 7.936-5.325 15.411-11.366 22.374-18.125 7.014-6.707 13.261-13.414 18.842-19.917-5.581-5.939-12.134-12.595-19.558-19.814s-15.258-13.875-23.398-19.917zM646.502 452.966c-9.318 0-18.33 1.997-26.88 5.99-8.602 3.891-16.742 8.909-24.474 15.002-7.68 6.042-15.002 12.698-22.016 19.917s-13.363 13.875-18.842 19.917c6.042 7.014 12.544 13.926 19.558 20.582 7.014 6.81 14.387 12.8 22.426 18.176 7.834 5.325 16.077 9.626 24.73 12.902 8.602 3.277 17.869 4.915 27.597 4.915 17.254 0 30.464-5.581 39.782-16.794 9.37-11.213 13.926-24.883 13.926-41.216 0-16.282-5.069-30.31-15.002-41.882-9.984-11.674-23.603-17.51-40.806-17.51zM512 20.48c-271.462 0-491.52 220.058-491.52 491.52s220.058 491.52 491.52 491.52 491.52-220.058 491.52-491.52-220.058-491.52-491.52-491.52zM759.552 561.254c-5.53 15.821-13.466 29.696-23.706 41.523-10.24 11.93-22.938 21.197-38.042 27.955-15.155 6.758-32 10.086-50.637 10.086-14.438 0-27.955-2.202-40.499-6.605-12.595-4.454-24.371-10.24-35.277-17.51-10.957-7.219-21.299-15.565-31.13-25.088-9.728-9.626-19.046-19.456-27.955-29.696-9.728 10.24-19.302 20.122-28.621 29.696-9.37 9.523-19.2 17.92-29.747 25.088-10.445 7.27-21.862 13.056-34.202 17.51-12.288 4.403-26.163 6.605-41.574 6.605-19.098 0-36.045-3.328-50.995-10.086-14.899-6.758-27.75-15.821-38.4-27.238-10.701-11.469-18.842-25.037-24.474-40.858-5.478-15.821-8.294-32.819-8.294-50.944 0-18.176 2.662-35.021 8.038-50.637s13.21-29.082 23.398-40.55c10.24-11.469 22.784-20.429 37.734-27.238 14.848-6.707 31.59-10.086 50.278-10.086 15.36 0 29.44 2.304 42.24 7.014 12.8 4.608 24.627 10.803 35.584 18.483 11.008 7.629 21.248 16.486 30.822 26.522s18.944 20.582 28.262 31.795c8.909-10.701 18.125-21.197 27.597-31.386 9.626-10.291 19.814-19.251 30.822-26.88 10.906-7.68 22.784-13.875 35.584-18.483 12.8-4.71 26.675-7.014 41.472-7.014 18.688 0 35.43 3.174 50.381 9.779 14.899 6.502 27.443 15.411 37.683 26.829 10.24 11.469 18.125 24.73 23.706 40.141 5.632 15.411 8.397 32.102 8.397 50.278 0 18.227-2.765 35.226-8.448 50.995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500px-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19,</text:p>
      <text:p text:style-name="Preformatted_20_Text"><text:s text:c="8"/>"order": 1387,</text:p>
      <text:p text:style-name="Preformatted_20_Text"><text:s text:c="8"/>"prevSize": 20,</text:p>
      <text:p text:style-name="Preformatted_20_Text"><text:s text:c="8"/>"name": "px-with-circle",</text:p>
      <text:p text:style-name="Preformatted_20_Text"><text:s text:c="8"/>"code": 59966</text:p>
      <text:p text:style-name="Preformatted_20_Text"><text:s text:c="6"/>},</text:p>
      <text:p text:style-name="Preformatted_20_Text"><text:s text:c="6"/>"setIdx": 1,</text:p>
      <text:p text:style-name="Preformatted_20_Text"><text:s text:c="6"/>"setId": 3,</text:p>
      <text:p text:style-name="Preformatted_20_Text"><text:s text:c="6"/>"iconIdx": 31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7.578 756.48c24.627-8.909 47.514-20.48 68.454-34.97 20.992-14.438 40.806-31.13 59.392-50.278 18.586-19.098 37.683-38.861 57.242-59.341 17.715 20.48 36.352 40.243 55.91 59.341 19.558 19.149 40.294 35.84 62.157 50.278 21.914 14.438 45.414 26.061 70.605 34.97 25.088 8.858 52.070 13.261 80.998 13.261 37.222 0 71.014-6.758 101.222-20.275 30.259-13.517 55.654-32.102 76.134-55.91 20.429-23.757 36.352-51.456 47.514-83.098 11.213-31.59 16.794-65.587 16.794-101.939s-5.581-69.837-16.794-100.557c-11.162-30.822-27.034-57.498-47.514-80.333s-45.67-40.704-75.418-53.76c-29.85-13.107-63.386-19.61-100.659-19.61-29.747 0-57.498 4.71-83.098 13.978-25.6 9.318-49.357 21.658-71.219 37.018-21.914 15.36-42.394 33.28-61.491 53.811-19.046 20.429-37.478 41.472-55.194 62.874-18.637-22.374-37.478-43.52-56.525-63.59-19.098-20.019-39.578-37.734-61.491-53.094s-45.619-27.699-71.219-37.018c-25.6-9.318-53.811-13.978-84.48-13.978-37.274 0-70.912 6.81-100.608 20.275-29.901 13.517-54.938 31.59-75.469 54.477-20.48 22.835-36.147 49.869-46.797 81.050-10.701 31.181-16.026 64.922-16.026 101.171 0 36.352 5.53 70.349 16.691 101.99 11.213 31.693 27.494 58.88 48.896 81.766 21.453 22.835 47.053 41.011 76.8 54.477 29.901 13.517 63.795 20.275 102.042 20.275 30.72 0 58.47-4.403 83.149-13.261zM161.997 596.48c-19.61-21.402-29.338-48.896-29.338-82.381 0-30.72 9.523-58.47 28.723-83.149 19.046-24.576 44.851-37.018 77.568-37.018 17.664 0 35.277 3.994 52.992 11.878s34.714 17.92 51.046 30.054c16.23 12.134 31.846 25.395 46.694 39.782 14.899 14.49 27.955 27.75 39.168 39.834-11.213 13.056-23.757 26.368-37.734 39.731-13.978 13.619-28.774 25.702-44.646 36.352-15.923 10.752-32.614 19.558-50.33 26.573-17.664 7.014-35.379 10.496-53.043 10.496-34.56 0-61.542-10.701-81.101-32.154zM729.907 618.906c-17.203-6.502-33.792-15.155-49.562-25.856-15.923-10.701-30.874-22.784-44.749-36.301-13.978-13.517-27.034-27.238-39.117-41.267 11.162-12.083 23.706-25.344 37.683-39.834 13.978-14.387 28.672-27.648 43.981-39.731 15.36-12.134 31.693-22.17 48.896-30.054 17.254-7.885 35.226-11.878 53.811-11.878 34.458 0 61.645 11.622 81.715 34.97 20.070 23.245 30.054 51.2 30.054 83.866 0 32.614-9.37 60.006-27.955 82.33-18.637 22.426-45.158 33.536-79.616 33.536-19.507-0.051-37.939-3.277-55.142-9.77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500px"</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oft-page-break/><text:s text:c="6"/>"properties": {</text:p>
      <text:p text:style-name="Preformatted_20_Text"><text:s text:c="8"/>"id": 320,</text:p>
      <text:p text:style-name="Preformatted_20_Text"><text:s text:c="8"/>"order": 1388,</text:p>
      <text:p text:style-name="Preformatted_20_Text"><text:s text:c="8"/>"prevSize": 20,</text:p>
      <text:p text:style-name="Preformatted_20_Text"><text:s text:c="8"/>"name": "px",</text:p>
      <text:p text:style-name="Preformatted_20_Text"><text:s text:c="8"/>"code": 59967</text:p>
      <text:p text:style-name="Preformatted_20_Text"><text:s text:c="6"/>},</text:p>
      <text:p text:style-name="Preformatted_20_Text"><text:s text:c="6"/>"setIdx": 1,</text:p>
      <text:p text:style-name="Preformatted_20_Text"><text:s text:c="6"/>"setId": 3,</text:p>
      <text:p text:style-name="Preformatted_20_Text"><text:s text:c="6"/>"iconIdx": 31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39.258 0-476.16 331.827-476.16 636.006 0 70.502 232.141 183.194 476.16 183.194s476.16-112.691 476.16-183.194c0-304.179-236.902-636.006-476.16-636.006zM512.307 799.488c-266.138 0-341.658-105.882-341.658-139.366 0-65.894 109.056-229.632 148.787-229.632 36.813 0 78.95 92.723 118.477 92.723 63.539 0 131.43-202.445 183.245-202.445s235.571 265.114 235.571 345.549c0 13.875-55.501 133.171-344.422 133.17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asecam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21,</text:p>
      <text:p text:style-name="Preformatted_20_Text"><text:s text:c="8"/>"order": 1389,</text:p>
      <text:p text:style-name="Preformatted_20_Text"><text:s text:c="8"/>"prevSize": 20,</text:p>
      <text:p text:style-name="Preformatted_20_Text"><text:s text:c="8"/>"name": "basecamp",</text:p>
      <text:p text:style-name="Preformatted_20_Text"><text:s text:c="8"/>"code": 59968</text:p>
      <text:p text:style-name="Preformatted_20_Text"><text:s text:c="6"/>},</text:p>
      <text:p text:style-name="Preformatted_20_Text"><text:s text:c="6"/>"setIdx": 1,</text:p>
      <text:p text:style-name="Preformatted_20_Text"><text:s text:c="6"/>"setId": 3,</text:p>
      <text:p text:style-name="Preformatted_20_Text"><text:s text:c="6"/>"iconIdx": 32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13.286 476.211c0 0 96.87-7.526 96.87-125.901 0-118.528-79.258-176.179-179.712-176.179h-330.445v661.811h330.445c0 0 201.779 6.605 201.779-195.379-0.051-0.051 8.755-164.352-118.938-164.352zM145.613 291.686h184.832c0 0 44.954 0 44.954 68.813 0 68.915-26.419 78.899-56.422 78.899h-173.363v-147.712zM321.075 718.285h-175.462v-176.896h184.832c0 0 66.97-0.922 66.97 90.88 0 77.414-50.022 85.453-76.339 86.016zM801.229 342.426c-244.275 0-244.070 254.31-244.070 254.31s-16.691 252.979 244.070 252.979c0 0 217.242 13.005 217.242-175.974h-111.718c0 0 3.686 71.219-101.786 71.219 0 0-111.821 7.782-111.821-115.2h328.858c0.051-0.051 36.301-287.334-220.774-287.334zM900.608 541.389h-208.589c0 0 13.619-101.99 111.718-101.99s96.87 101.99 96.87 101.99zM926.566 212.992h-261.99v81.613h261.99v-81.61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behance"</text:p>
      <text:p text:style-name="Preformatted_20_Text"><text:s text:c="8"/>],</text:p>
      <text:p text:style-name="Preformatted_20_Text"><text:s text:c="8"/>"grid": 20</text:p>
      <text:p text:style-name="Preformatted_20_Text"><text:s text:c="6"/>},</text:p>
      <text:p text:style-name="Preformatted_20_Text"><text:soft-page-break/><text:s text:c="6"/>"attrs": [],</text:p>
      <text:p text:style-name="Preformatted_20_Text"><text:s text:c="6"/>"properties": {</text:p>
      <text:p text:style-name="Preformatted_20_Text"><text:s text:c="8"/>"id": 322,</text:p>
      <text:p text:style-name="Preformatted_20_Text"><text:s text:c="8"/>"order": 1390,</text:p>
      <text:p text:style-name="Preformatted_20_Text"><text:s text:c="8"/>"prevSize": 20,</text:p>
      <text:p text:style-name="Preformatted_20_Text"><text:s text:c="8"/>"name": "behance",</text:p>
      <text:p text:style-name="Preformatted_20_Text"><text:s text:c="8"/>"code": 59969</text:p>
      <text:p text:style-name="Preformatted_20_Text"><text:s text:c="6"/>},</text:p>
      <text:p text:style-name="Preformatted_20_Text"><text:s text:c="6"/>"setIdx": 1,</text:p>
      <text:p text:style-name="Preformatted_20_Text"><text:s text:c="6"/>"setId": 3,</text:p>
      <text:p text:style-name="Preformatted_20_Text"><text:s text:c="6"/>"iconIdx": 32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45.12 153.6c-100.659 0-191.488 41.626-256.614 108.493-19.661-3.994-39.987-6.093-60.826-6.093-169.677 0-307.2 137.523-307.2 307.2s137.523 307.2 307.2 307.2h317.44c197.939 0 358.4-160.461 358.4-358.4s-160.461-358.4-358.4-358.4zM327.68 805.274c-64.666 0-125.44-25.19-171.213-70.912-45.67-45.722-70.861-106.547-70.861-171.162s25.19-125.44 70.912-171.162c45.722-45.722 106.496-70.912 171.162-70.912s125.44 25.19 171.213 70.912l95.949 96c13.978 13.978 13.978 36.659 0 50.688-14.029 14.029-36.762 13.978-50.688 0l-95.949-96.051c-64.41-64.307-176.589-64.307-240.998 0-32.205 32.256-49.92 75.008-49.92 120.525s17.715 88.269 49.92 120.525c40.192 40.141 98.97 55.194 153.139 45.261 16.589 21.709 35.277 41.728 56.32 59.136-28.006 11.059-58.010 17.152-88.986 17.152zM854.477 721.357c-55.962 55.91-130.304 86.733-209.357 86.733-79.104 0-153.446-30.822-209.408-86.733l-138.701-138.701c-13.978-13.978-13.978-36.71 0-50.688s36.71-13.978 50.688 0l138.701 138.701c42.394 42.394 98.765 65.741 158.72 65.741s116.275-23.347 158.669-65.741 65.741-98.765 65.741-158.669-23.347-116.275-65.741-158.669-98.714-65.741-158.669-65.741c-44.698 0-87.398 13.056-123.802 37.222-19.507-15.821-41.062-29.133-64.051-39.885 52.992-43.93 118.221-69.069 187.904-69.069 79.053 0 153.395 30.822 209.357 86.733 55.962 55.962 86.733 130.304 86.733 209.357s-30.822 153.498-86.784 209.40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creative-clou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23,</text:p>
      <text:p text:style-name="Preformatted_20_Text"><text:s text:c="8"/>"order": 1391,</text:p>
      <text:p text:style-name="Preformatted_20_Text"><text:s text:c="8"/>"prevSize": 20,</text:p>
      <text:p text:style-name="Preformatted_20_Text"><text:s text:c="8"/>"name": "creative-cloud",</text:p>
      <text:p text:style-name="Preformatted_20_Text"><text:s text:c="8"/>"code": 59970</text:p>
      <text:p text:style-name="Preformatted_20_Text"><text:s text:c="6"/>},</text:p>
      <text:p text:style-name="Preformatted_20_Text"><text:s text:c="6"/>"setIdx": 1,</text:p>
      <text:p text:style-name="Preformatted_20_Text"><text:s text:c="6"/>"setId": 3,</text:p>
      <text:p text:style-name="Preformatted_20_Text"><text:s text:c="6"/>"iconIdx": 32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12.781 46.182l-292.301 182.016 200.243 167.885 291.277-189.082-199.219-160.819zM688.742 818.79c-5.222 0-10.394-1.69-14.592-5.222l-162.15-134.554-162.15 134.605c-4.198 3.482-9.421 5.222-14.592 5.222-4.352 0-8.704-1.178-12.493-3.686l-120.115-78.49v46.285l309.35 194.867 309.35-194.918v-46.285l-120.115 78.49c-3.789 2.509-8.141 3.686-12.493 3.686zM1003.52 228.198l-292.352-182.016-199.168 160.819 291.226 189.082 200.294-167.885zM512 578.099l180.634 <text:soft-page-break/>149.914 288.819-188.826-178.227-143.104-291.226 182.016zM331.366 728.013l180.634-149.914-291.277-182.016-178.176 143.104 288.819 188.82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ropbox"</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24,</text:p>
      <text:p text:style-name="Preformatted_20_Text"><text:s text:c="8"/>"order": 1392,</text:p>
      <text:p text:style-name="Preformatted_20_Text"><text:s text:c="8"/>"prevSize": 20,</text:p>
      <text:p text:style-name="Preformatted_20_Text"><text:s text:c="8"/>"name": "dropbox",</text:p>
      <text:p text:style-name="Preformatted_20_Text"><text:s text:c="8"/>"code": 59971</text:p>
      <text:p text:style-name="Preformatted_20_Text"><text:s text:c="6"/>},</text:p>
      <text:p text:style-name="Preformatted_20_Text"><text:s text:c="6"/>"setIdx": 1,</text:p>
      <text:p text:style-name="Preformatted_20_Text"><text:s text:c="6"/>"setId": 3,</text:p>
      <text:p text:style-name="Preformatted_20_Text"><text:s text:c="6"/>"iconIdx": 32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87.757 220.518c0-58.88-88.678-65.382-88.678-65.382l-208.333-13.107c0 0-4.454-56.678-46.541-76.39-42.086-19.61-88.371-13.619-121.651-13.312-33.28 0.358-41.114 42.752-41.114 82.79 0 39.987 0.717 86.221 0.717 115.2 0 52.122-22.886 74.189-80.179 74.189h-118.118c-33.024-2.099-58.726 3.277-58.726 30.003 0 26.778 38.861 254.618 92.211 307.2 30.976 30.515 220.416 51.917 260.301 51.917s26.573-117.811 37.683-117.811c11.11 0 23.245 66.509 86.118 82.074 62.771 15.718 146.637 12.8 151.091 57.498 5.786 58.982 11.11 135.27-27.699 140.698l-87.859 3.482c-60.211-4.301-44.032-70.093-17.459-70.093s39.885-0.973 39.885-0.973l3.328-71.987c0 0-137.882-16.282-143.718 76.698-5.376 84.992 9.216 125.082 19.917 133.786 10.701 8.806 29.235 25.805 198.093 25.805 237.926 0 150.733-693.402 150.733-752.282zM790.528 528.384c-9.318 10.035-43.11-16.384-75.366-16.384-32.307 0-67.123 17.101-75.315 5.786-8.192-11.213 7.475-101.888 68.301-101.888s91.802 102.605 82.381 112.486z",</text:p>
      <text:p text:style-name="Preformatted_20_Text"><text:s text:c="10"/>"M297.165 213.299c0-11.725 2.97-152.781 2.97-152.781l-179.456 176.128c0 0 124.006 0 148.378 0 24.371-0.051 28.109-11.725 28.109-23.347z"</text:p>
      <text:p text:style-name="Preformatted_20_Text"><text:s text:c="8"/>],</text:p>
      <text:p text:style-name="Preformatted_20_Text"><text:s text:c="8"/>"attrs": [</text:p>
      <text:p text:style-name="Preformatted_20_Text"><text:s text:c="10"/>{},</text:p>
      <text:p text:style-name="Preformatted_20_Text"><text:s text:c="10"/>{}</text:p>
      <text:p text:style-name="Preformatted_20_Text"><text:s text:c="8"/>],</text:p>
      <text:p text:style-name="Preformatted_20_Text"><text:s text:c="8"/>"isMulticolor": false,</text:p>
      <text:p text:style-name="Preformatted_20_Text"><text:s text:c="8"/>"isMulticolor2": false,</text:p>
      <text:p text:style-name="Preformatted_20_Text"><text:s text:c="8"/>"tags": [</text:p>
      <text:p text:style-name="Preformatted_20_Text"><text:s text:c="10"/>"evernot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8"/>{},</text:p>
      <text:p text:style-name="Preformatted_20_Text"><text:s text:c="8"/>{}</text:p>
      <text:p text:style-name="Preformatted_20_Text"><text:s text:c="6"/>],</text:p>
      <text:p text:style-name="Preformatted_20_Text"><text:s text:c="6"/>"properties": {</text:p>
      <text:p text:style-name="Preformatted_20_Text"><text:s text:c="8"/>"id": 325,</text:p>
      <text:p text:style-name="Preformatted_20_Text"><text:s text:c="8"/>"order": 1393,</text:p>
      <text:p text:style-name="Preformatted_20_Text"><text:s text:c="8"/>"prevSize": 20,</text:p>
      <text:p text:style-name="Preformatted_20_Text"><text:s text:c="8"/>"name": "evernote",</text:p>
      <text:p text:style-name="Preformatted_20_Text"><text:s text:c="8"/>"code": 59972</text:p>
      <text:p text:style-name="Preformatted_20_Text"><text:s text:c="6"/>},</text:p>
      <text:p text:style-name="Preformatted_20_Text"><text:soft-page-break/><text:s text:c="6"/>"setIdx": 1,</text:p>
      <text:p text:style-name="Preformatted_20_Text"><text:s text:c="6"/>"setId": 3,</text:p>
      <text:p text:style-name="Preformatted_20_Text"><text:s text:c="6"/>"iconIdx": 32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86.618 437.299c0-83.814 22.221-137.114 96.717-149.094 26.010-5.12 80.179-3.277 114.637-3.277v128c0 1.229 0.154 3.277 0.461 4.301 1.382 5.171 6.093 8.96 11.674 8.96 3.123 0 6.042-1.587 9.114-4.608l319.283-319.181h-452.045c-188.109 0-284.058 108.288-284.058 310.579v424.294l184.218-184.422v-215.552zM737.28 371.098v215.501c0 83.814-22.221 137.216-96.717 149.094-26.010 5.12-80.179 3.328-114.586 3.328v-128c0-1.126-0.205-3.174-0.461-4.301-1.434-5.12-6.144-8.909-11.674-9.011-3.174 0-6.042 1.69-9.165 4.71l-319.232 319.078 452.096 0.102c188.058 0 284.058-108.288 284.058-310.579v-424.294l-184.32 184.37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att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26,</text:p>
      <text:p text:style-name="Preformatted_20_Text"><text:s text:c="8"/>"order": 1394,</text:p>
      <text:p text:style-name="Preformatted_20_Text"><text:s text:c="8"/>"prevSize": 20,</text:p>
      <text:p text:style-name="Preformatted_20_Text"><text:s text:c="8"/>"name": "flattr",</text:p>
      <text:p text:style-name="Preformatted_20_Text"><text:s text:c="8"/>"code": 59973</text:p>
      <text:p text:style-name="Preformatted_20_Text"><text:s text:c="6"/>},</text:p>
      <text:p text:style-name="Preformatted_20_Text"><text:s text:c="6"/>"setIdx": 1,</text:p>
      <text:p text:style-name="Preformatted_20_Text"><text:s text:c="6"/>"setId": 3,</text:p>
      <text:p text:style-name="Preformatted_20_Text"><text:s text:c="6"/>"iconIdx": 32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1.904 51.2c-26.010 0-47.104 21.094-47.104 47.104v845.619c0 32 39.168 47.411 61.030 24.064l228.915-245.248c3.482-3.789 8.346-5.939 13.517-5.939h165.734c24.883 0 46.336-17.562 51.251-41.984l108.083-538.317c8.858-44.134-24.883-85.299-69.888-85.299h-511.539zM452.506 624.128l-145.306 170.854v-623.821c0-9.677 7.885-17.562 17.562-17.562h365.568c17.51 0 30.618 16.026 27.136 33.178l-21.146 105.216c-1.741 8.858-9.523 15.206-18.534 15.206h-189.952c-14.95 0-27.034 12.083-27.034 27.034v62.464c0 7.117 5.786 12.902 12.954 12.902h168.653c15.667 0 27.443 14.336 24.371 29.747l-31.437 156.57c-2.202 10.752-11.674 18.483-22.63 18.483h-139.11c-8.141 0-15.821 3.533-21.094 9.7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oursquar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27,</text:p>
      <text:p text:style-name="Preformatted_20_Text"><text:s text:c="8"/>"order": 1395,</text:p>
      <text:p text:style-name="Preformatted_20_Text"><text:s text:c="8"/>"prevSize": 20,</text:p>
      <text:p text:style-name="Preformatted_20_Text"><text:s text:c="8"/>"name": "foursquare",</text:p>
      <text:p text:style-name="Preformatted_20_Text"><text:s text:c="8"/>"code": 59974</text:p>
      <text:p text:style-name="Preformatted_20_Text"><text:soft-page-break/><text:s text:c="6"/>},</text:p>
      <text:p text:style-name="Preformatted_20_Text"><text:s text:c="6"/>"setIdx": 1,</text:p>
      <text:p text:style-name="Preformatted_20_Text"><text:s text:c="6"/>"setId": 3,</text:p>
      <text:p text:style-name="Preformatted_20_Text"><text:s text:c="6"/>"iconIdx": 32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18.56 665.6l-170.189 307.2h605.389l170.24-307.2h-605.44zM300.288 117.709l-300.288 543.488 172.646 311.501 300.339-543.488-172.698-311.501zM995.584 614.4l-312.115-563.2h-345.344l311.706 563.2h345.75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oogle-driv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28,</text:p>
      <text:p text:style-name="Preformatted_20_Text"><text:s text:c="8"/>"order": 1396,</text:p>
      <text:p text:style-name="Preformatted_20_Text"><text:s text:c="8"/>"prevSize": 20,</text:p>
      <text:p text:style-name="Preformatted_20_Text"><text:s text:c="8"/>"name": "google-drive",</text:p>
      <text:p text:style-name="Preformatted_20_Text"><text:s text:c="8"/>"code": 59975</text:p>
      <text:p text:style-name="Preformatted_20_Text"><text:s text:c="6"/>},</text:p>
      <text:p text:style-name="Preformatted_20_Text"><text:s text:c="6"/>"setIdx": 1,</text:p>
      <text:p text:style-name="Preformatted_20_Text"><text:s text:c="6"/>"setId": 3,</text:p>
      <text:p text:style-name="Preformatted_20_Text"><text:s text:c="6"/>"iconIdx": 32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43.2 0-440.32 194.867-440.32 435.2s197.12 435.2 440.32 435.2v153.6c172.442-85.606 440.32-271.616 440.32-588.8 0-240.333-197.12-435.2-440.32-435.2zM460.8 498.739c0 67.994-52.275 124.006-118.784 129.946-6.298 0.563-11.674-4.506-11.674-10.803v-43.622c0-5.427 4.045-9.933 9.421-10.752 27.187-3.891 47.974-24.934 53.606-51.507h-99.891c-20.685 0-37.478-16.794-37.478-37.478v-129.843c0-20.685 16.794-37.478 37.478-37.478h129.843c20.685 0 37.478 16.794 37.478 37.478v154.061zM768 498.739c0 67.994-52.275 124.006-118.784 129.946-6.298 0.563-11.674-4.506-11.674-10.803v-43.622c0-5.427 4.045-9.933 9.421-10.752 27.187-3.942 47.974-24.934 53.606-51.507h-99.891c-20.685 0-37.478-16.794-37.478-37.478v-129.843c0-20.685 16.794-37.478 37.478-37.478h129.843c20.685 0 37.478 16.794 37.478 37.478v154.06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oogle-hangouts"</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29,</text:p>
      <text:p text:style-name="Preformatted_20_Text"><text:s text:c="8"/>"order": 1397,</text:p>
      <text:p text:style-name="Preformatted_20_Text"><text:s text:c="8"/>"prevSize": 20,</text:p>
      <text:p text:style-name="Preformatted_20_Text"><text:s text:c="8"/>"name": "google-hangouts",</text:p>
      <text:p text:style-name="Preformatted_20_Text"><text:s text:c="8"/>"code": 59976</text:p>
      <text:p text:style-name="Preformatted_20_Text"><text:s text:c="6"/>},</text:p>
      <text:p text:style-name="Preformatted_20_Text"><text:s text:c="6"/>"setIdx": 1,</text:p>
      <text:p text:style-name="Preformatted_20_Text"><text:soft-page-break/><text:s text:c="6"/>"setId": 3,</text:p>
      <text:p text:style-name="Preformatted_20_Text"><text:s text:c="6"/>"iconIdx": 32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61.389c-248.883 0-450.56 201.728-450.56 450.611 0 248.781 201.677 450.611 450.611 450.611 248.832 0 450.56-201.779 450.56-450.611-0.051-248.883-201.728-450.611-450.611-450.611zM693.146 529.306c-24.371-34.099-49.306-67.584-76.646-99.277-25.651-29.901-52.941-58.419-82.637-84.224-29.594-25.805-61.85-50.278-97.28-67.379-23.808-11.52-48.333-20.122-73.677-27.443-2.867-0.768-10.65-4.301-12.902-0.768-1.434 2.202-0.307 6.298-0.102 8.704 0.717 5.274 1.331 10.496 1.997 15.77 7.578 62.874 10.445 129.28-9.114 190.413-10.445 32.922-29.594 62.976-55.040 86.323-21.146 19.405-51.302 38.912-81.254 37.478-5.53-0.205-11.162-1.178-16.589-3.021-32.051-10.803-33.946-45.363-34.15-73.882-0.205-30.618 3.482-61.184 11.059-90.88 2.304-9.114 5.171-18.074 8.192-26.982 35.072-101.683 116.224-184.422 218.061-220.518 38.093-13.517 78.438-20.326 118.938-20.326 119.091 0 232.397 61.184 297.83 160.614 16.384 24.986 29.542 52.019 39.219 80.179h-0.154c3.123 8.909 5.99 17.92 8.346 26.982 7.475 29.696 11.264 60.314 11.059 90.88-0.41 57.6-18.944 121.19-91.29 90.675-34.15-14.438-62.669-43.622-83.866-73.31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rooveshar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0,</text:p>
      <text:p text:style-name="Preformatted_20_Text"><text:s text:c="8"/>"order": 1398,</text:p>
      <text:p text:style-name="Preformatted_20_Text"><text:s text:c="8"/>"prevSize": 20,</text:p>
      <text:p text:style-name="Preformatted_20_Text"><text:s text:c="8"/>"name": "grooveshark",</text:p>
      <text:p text:style-name="Preformatted_20_Text"><text:s text:c="8"/>"code": 59977</text:p>
      <text:p text:style-name="Preformatted_20_Text"><text:s text:c="6"/>},</text:p>
      <text:p text:style-name="Preformatted_20_Text"><text:s text:c="6"/>"setIdx": 1,</text:p>
      <text:p text:style-name="Preformatted_20_Text"><text:s text:c="6"/>"setId": 3,</text:p>
      <text:p text:style-name="Preformatted_20_Text"><text:s text:c="6"/>"iconIdx": 32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58.541 256c96.461 0 174.95 81.818 174.95 182.323 0 6.963-0.614 14.848-1.894 24.781 0 0-8.346 64.614-10.547 81.613s9.523 33.28 27.034 33.434c17.51 0.102 84.48 0.512 84.48 0.512 49.050 0.307 89.037 42.752 89.037 94.618 0 52.224-40.192 94.72-89.6 94.72h-618.65c-61.184 0-110.95-52.326-110.95-116.634 0-46.746 26.573-88.832 67.738-107.264 0 0 21.555-9.626 33.331-14.899s26.010-22.067 26.419-39.68c0.41-17.613 0.819-36.557 0.819-36.557 0.614-27.392 21.555-49.664 46.592-49.664 1.638 0 4.813 0.307 10.598 1.792 0 0 39.629 10.086 53.197 13.517s31.027-3.379 37.376-15.821c6.349-12.442 25.754-50.227 25.754-50.227 30.618-59.546 89.754-96.563 154.317-96.563zM558.541 153.6c-106.547 0-198.963 61.798-245.402 152.269-11.52-2.918-23.398-4.915-35.789-4.915-81.254 0-147.098 66.765-148.992 149.709-75.469 33.741-128.358 110.797-128.358 200.704 0 120.986 95.488 219.034 213.35 219.034h618.65c106.035 0 192-88.269 192-197.12 0-108.442-85.35-196.352-190.874-197.018 1.587-12.442 2.714-25.037 2.714-37.939 0.051-157.235-124.109-284.723-277.299-284.723v0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oft-page-break/><text:s text:c="10"/>"iclou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1,</text:p>
      <text:p text:style-name="Preformatted_20_Text"><text:s text:c="8"/>"order": 1399,</text:p>
      <text:p text:style-name="Preformatted_20_Text"><text:s text:c="8"/>"prevSize": 20,</text:p>
      <text:p text:style-name="Preformatted_20_Text"><text:s text:c="8"/>"name": "icloud",</text:p>
      <text:p text:style-name="Preformatted_20_Text"><text:s text:c="8"/>"code": 59978</text:p>
      <text:p text:style-name="Preformatted_20_Text"><text:s text:c="6"/>},</text:p>
      <text:p text:style-name="Preformatted_20_Text"><text:s text:c="6"/>"setIdx": 1,</text:p>
      <text:p text:style-name="Preformatted_20_Text"><text:s text:c="6"/>"setId": 3,</text:p>
      <text:p text:style-name="Preformatted_20_Text"><text:s text:c="6"/>"iconIdx": 33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8.755 883.61h48.896v109.722c333.312-35.021 511.078-365.722 482.355-598.579-28.877-232.96-279.091-393.83-560.333-359.424-281.19 34.509-484.762 251.29-455.987 484.301 26.266 211.866 235.622 364.186 485.069 363.981zM803.533 658.432h-93.747v-253.594c0-10.189-0.922-19.814-2.714-28.518-1.485-7.578-4.301-13.978-8.397-19.507-3.891-5.12-9.574-9.318-16.896-12.493-7.782-3.379-18.586-5.12-31.898-5.12-27.494 0-48.998 7.219-64.051 21.299-14.899 13.978-22.17 32.41-22.17 56.32v241.613h-93.696v-253.594c0-10.496-0.973-20.224-3.021-28.877-1.741-7.68-4.659-14.182-8.858-19.814-3.942-5.222-9.165-9.114-16.077-12.134-7.373-3.174-17.408-4.813-29.696-4.813-15.974 0-29.696 3.021-40.704 8.909-11.418 5.99-20.736 13.312-27.699 21.606-7.066 8.397-12.237 17.101-15.309 25.907-3.174 8.806-4.71 15.872-4.71 21.197v241.613h-93.798v-394.035h90.010v30.72c29.389-26.010 66.867-39.219 111.667-39.219 26.112 0 50.227 5.274 71.629 15.616 15.667 7.526 28.365 18.688 37.786 33.382 11.827-12.698 25.805-23.091 41.677-31.181 23.245-11.827 49.050-17.818 76.749-17.818 20.582 0 39.578 2.202 56.422 6.502 17.562 4.403 32.973 11.52 45.824 21.094 13.21 9.882 23.552 22.784 30.822 38.4 7.219 15.411 10.854 33.792 10.854 54.784v281.75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mixi"</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2,</text:p>
      <text:p text:style-name="Preformatted_20_Text"><text:s text:c="8"/>"order": 1400,</text:p>
      <text:p text:style-name="Preformatted_20_Text"><text:s text:c="8"/>"prevSize": 20,</text:p>
      <text:p text:style-name="Preformatted_20_Text"><text:s text:c="8"/>"name": "mixi",</text:p>
      <text:p text:style-name="Preformatted_20_Text"><text:s text:c="8"/>"code": 59979</text:p>
      <text:p text:style-name="Preformatted_20_Text"><text:s text:c="6"/>},</text:p>
      <text:p text:style-name="Preformatted_20_Text"><text:s text:c="6"/>"setIdx": 1,</text:p>
      <text:p text:style-name="Preformatted_20_Text"><text:s text:c="6"/>"setId": 3,</text:p>
      <text:p text:style-name="Preformatted_20_Text"><text:s text:c="6"/>"iconIdx": 33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9.165 504.166c24.934-100.403 115.149-173.773 222.259-173.773 63.283 0 122.573 25.856 165.478 70.758 18.125-5.837 39.322-10.342 58.163-10.752v-6.656c0-127.078-94.464-230.144-210.944-230.144-83.251 0-154.624 53.146-188.928 129.587-25.293-17.101-54.835-27.392-86.733-27.392-91.392 0-165.427 80.742-165.427 180.378 0 10.752 1.229 21.197 2.918 31.386-70.502 6.963-125.696 <text:soft-page-break/>79.053-125.696 157.696 0 0.819 0.205 1.485 0.205 2.304-0.051 0.717-0.461 1.434-0.461 2.15 0 31.488 10.957 60.262 28.723 83.507 25.19 33.894 64.614 54.784 109.568 54.784h64.563c-12.595-24.986-20.378-52.838-20.378-82.688-0.051-88.934 62.976-163.43 146.688-181.146zM915.917 602.982c-1.28 0-2.56 0.358-3.84 0.41 0.358-3.789 1.126-7.475 1.126-11.366 0-75.366-61.082-136.397-136.448-136.397-30.003 0-57.498 9.933-80.077 26.419-27.955-51.968-82.125-87.654-145.306-87.654-91.546 0-165.734 74.189-165.734 165.734 0 1.178 0.307 2.202 0.358 3.379-6.042-0.922-12.083-1.843-18.381-1.843-68.352 0-123.648 55.347-123.648 123.648 0 8.55 0.87 16.896 2.509 24.934 11.674 62.003 65.946 108.954 131.379 108.954h548.147v-0.973c54.886-5.222 97.997-50.893 97.997-107.11 0-59.699-48.384-108.134-108.083-108.13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onedriv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3,</text:p>
      <text:p text:style-name="Preformatted_20_Text"><text:s text:c="8"/>"order": 1401,</text:p>
      <text:p text:style-name="Preformatted_20_Text"><text:s text:c="8"/>"prevSize": 20,</text:p>
      <text:p text:style-name="Preformatted_20_Text"><text:s text:c="8"/>"name": "onedrive",</text:p>
      <text:p text:style-name="Preformatted_20_Text"><text:s text:c="8"/>"code": 59980</text:p>
      <text:p text:style-name="Preformatted_20_Text"><text:s text:c="6"/>},</text:p>
      <text:p text:style-name="Preformatted_20_Text"><text:s text:c="6"/>"setIdx": 1,</text:p>
      <text:p text:style-name="Preformatted_20_Text"><text:s text:c="6"/>"setId": 3,</text:p>
      <text:p text:style-name="Preformatted_20_Text"><text:s text:c="6"/>"iconIdx": 33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05.197 546.662h84.941c184.525 0 289.229-83.098 322.56-253.952 1.075-5.632 2.048-11.059 2.867-16.486 1.843-11.571 2.765-21.965 3.174-31.949 0.307-6.861 0.512-10.906 0.461-14.694-0.41-20.019-3.942-36.966-11.059-53.197-6.605-15.155-16.589-30.054-31.386-47.002-43.674-49.664-119.757-78.182-210.637-78.182h-289.434c-20.378 0-37.734 14.848-40.909 34.97l-52.224 336.435-64.973 419.072c-2.355 15.104 9.318 28.723 24.576 28.723h141.926l43.469-258.202c5.99-37.888 38.246-65.536 76.646-65.536zM871.27 311.808c-40.55 193.075-171.878 295.526-381.184 295.526h-84.89c-8.397 0-15.462 6.042-16.794 14.438l-56.576 351.027h148.838c17.818 0 33.024-12.954 35.789-30.566l1.485-7.68 28.416-179.917 1.843-9.933c2.765-17.613 17.971-30.566 35.789-30.566h22.528c145.92 0 260.147-59.29 293.53-230.707 13.722-70.656 6.758-129.741-28.774-171.62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aypal"</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4,</text:p>
      <text:p text:style-name="Preformatted_20_Text"><text:s text:c="8"/>"order": 1402,</text:p>
      <text:p text:style-name="Preformatted_20_Text"><text:s text:c="8"/>"prevSize": 20,</text:p>
      <text:p text:style-name="Preformatted_20_Text"><text:s text:c="8"/>"name": "paypal",</text:p>
      <text:p text:style-name="Preformatted_20_Text"><text:s text:c="8"/>"code": 59981</text:p>
      <text:p text:style-name="Preformatted_20_Text"><text:s text:c="6"/>},</text:p>
      <text:p text:style-name="Preformatted_20_Text"><text:s text:c="6"/>"setIdx": 1,</text:p>
      <text:p text:style-name="Preformatted_20_Text"><text:soft-page-break/><text:s text:c="6"/>"setId": 3,</text:p>
      <text:p text:style-name="Preformatted_20_Text"><text:s text:c="6"/>"iconIdx": 33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97.37 93.338c-158.157 81.306-256.41 241.715-256.41 419.738 0 32.41 4.096 65.28 11.315 98.202l406.989-370.637c-43.418-39.475-157.491-143.309-161.894-147.302zM706.202 83.251c-61.44-27.904-126.771-42.291-194.253-42.291-47.821 0-94.976 7.987-140.749 22.579l335.002 304.691v-284.979zM777.83 124.826v543.59h178.432c17.562-50.278 26.726-102.605 26.726-155.392 0.051-155.29-77.926-300.646-205.158-388.198zM74.906 687.565c34.509 86.682 95.078 161.28 172.442 214.221v-371.2l-104.704 95.283c-35.738 32.461-65.536 59.699-67.738 61.696zM318.976 943.36c47.872 21.606 97.946 34.918 149.504 39.68h86.477c154.573-14.387 293.222-105.882 368.589-242.893h-604.57v203.21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icasa"</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5,</text:p>
      <text:p text:style-name="Preformatted_20_Text"><text:s text:c="8"/>"order": 1403,</text:p>
      <text:p text:style-name="Preformatted_20_Text"><text:s text:c="8"/>"prevSize": 20,</text:p>
      <text:p text:style-name="Preformatted_20_Text"><text:s text:c="8"/>"name": "picasa",</text:p>
      <text:p text:style-name="Preformatted_20_Text"><text:s text:c="8"/>"code": 59982</text:p>
      <text:p text:style-name="Preformatted_20_Text"><text:s text:c="6"/>},</text:p>
      <text:p text:style-name="Preformatted_20_Text"><text:s text:c="6"/>"setIdx": 1,</text:p>
      <text:p text:style-name="Preformatted_20_Text"><text:s text:c="6"/>"setId": 3,</text:p>
      <text:p text:style-name="Preformatted_20_Text"><text:s text:c="6"/>"iconIdx": 33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0.656 666.522c-39.885-28.006-89.651-26.112-117.965 14.182-28.314 40.192-226.202 288.41-550.451 185.293 12.237 10.701 25.088 20.787 38.656 30.31 212.634 149.811 506.47 98.714 656.179-113.92 28.416-40.294 13.466-87.757-26.419-115.866zM244.992 634.931c-20.685-44.595-136.653-340.122 114.688-569.395-15.36 5.325-30.566 11.315-45.568 18.278-235.981 109.312-338.739 389.274-229.427 625.306 20.634 44.595 69.274 55.501 113.562 35.021 44.237-20.531 67.379-64.614 46.746-109.21zM554.291 42.138c-48.947-4.403-82.637 32.205-87.040 80.794-4.352 48.589 22.272 90.675 71.219 95.078s362.854 51.712 435.712 384.102c3.174-15.923 5.427-32.102 6.963-48.589 23.296-259.123-167.782-488.090-426.854-511.386zM352.819 539.136c-13.517 31.693-15.667 62.106-4.813 67.686 7.475 3.891 19.149-5.018 30.106-21.299 4.352 17.766 15.104 33.894 30.464 46.797-16.077 5.888-26.624 15.616-26.624 26.573 0 18.125 28.467 32.717 63.539 32.717 31.642 0 57.856-11.878 62.72-27.494 1.28 0 6.298 0 7.526 0 4.864 15.616 31.078 27.494 62.771 27.494 35.123 0 63.539-14.592 63.539-32.717 0-11.008-10.496-20.685-26.624-26.573 15.309-12.902 26.112-28.979 30.413-46.797 10.957 16.282 22.63 25.19 30.157 21.299 10.803-5.581 8.704-35.994-4.864-67.686-10.598-24.986-24.986-43.418-35.942-47.411 0.205-1.587 0.205-3.226 0.205-4.813 0-9.728-2.662-18.586-7.27-25.805 0.102-0.614 0.102-1.178 0.102-1.69 0-4.506-1.075-8.602-2.867-12.186-2.765-64.922-45.005-116.429-113.357-116.429-68.403 0-110.643 51.507-113.408 116.378-1.792 3.584-2.918 7.68-2.918 12.186 0 0.512 0.051 1.075 0.102 1.69-4.506 7.27-7.219 16.179-7.219 25.856 0 1.587 0.051 3.174 0.205 4.813-10.906 3.994-25.344 22.374-35.942 47.411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qq"</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6,</text:p>
      <text:p text:style-name="Preformatted_20_Text"><text:s text:c="8"/>"order": 1404,</text:p>
      <text:p text:style-name="Preformatted_20_Text"><text:s text:c="8"/>"prevSize": 20,</text:p>
      <text:p text:style-name="Preformatted_20_Text"><text:s text:c="8"/>"name": "qq",</text:p>
      <text:p text:style-name="Preformatted_20_Text"><text:s text:c="8"/>"code": 59983</text:p>
      <text:p text:style-name="Preformatted_20_Text"><text:s text:c="6"/>},</text:p>
      <text:p text:style-name="Preformatted_20_Text"><text:s text:c="6"/>"setIdx": 1,</text:p>
      <text:p text:style-name="Preformatted_20_Text"><text:s text:c="6"/>"setId": 3,</text:p>
      <text:p text:style-name="Preformatted_20_Text"><text:s text:c="6"/>"iconIdx": 33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686.234 485.478c1.126 8.704 1.741 17.51 1.741 26.522 0 111.411-89.19 201.779-199.27 201.779-109.978 0-199.219-90.419-199.219-201.779 0-111.514 89.19-201.83 199.219-201.83 15.821 0 31.13 1.997 45.875 5.478v114.944c-23.245-8.499-51.968-7.27-78.899 5.683-48.742 23.603-73.472 76.493-55.245 118.323 18.278 41.779 72.602 56.627 121.395 33.024 33.587-16.179 63.181-55.194 63.181-104.192v-148.122c4.198 2.304 8.294 4.915 12.288 7.475 37.837 23.808 94.106 55.603 159.795 58.982 25.651 1.331-10.086 65.741-70.861 83.71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dio-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7,</text:p>
      <text:p text:style-name="Preformatted_20_Text"><text:s text:c="8"/>"order": 1405,</text:p>
      <text:p text:style-name="Preformatted_20_Text"><text:s text:c="8"/>"prevSize": 20,</text:p>
      <text:p text:style-name="Preformatted_20_Text"><text:s text:c="8"/>"name": "rdio-with-circle",</text:p>
      <text:p text:style-name="Preformatted_20_Text"><text:s text:c="8"/>"code": 59984</text:p>
      <text:p text:style-name="Preformatted_20_Text"><text:s text:c="6"/>},</text:p>
      <text:p text:style-name="Preformatted_20_Text"><text:s text:c="6"/>"setIdx": 1,</text:p>
      <text:p text:style-name="Preformatted_20_Text"><text:s text:c="6"/>"setId": 3,</text:p>
      <text:p text:style-name="Preformatted_20_Text"><text:s text:c="6"/>"iconIdx": 33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33.562 44.288c-222.771 37.325-392.602 231.014-392.602 464.435 0 116.019 41.984 222.106 111.565 304.179 164.915-79.821 280.166-260.403 281.037-470.579v-298.035zM512.102 627.61c-29.338 121.498-116.992 225.28-226.202 294.298 67.072 36.813 144.179 57.805 226.099 57.805 82.022 0 159.13-20.992 226.202-57.805-109.21-69.018-196.813-172.8-226.099-294.298zM590.592 340.122c0 211.098 115.507 392.602 280.934 472.781 69.53-82.074 111.514-188.211 111.514-304.179 0-233.421-169.728-427.008-392.448-464.384v295.782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renre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8,</text:p>
      <text:p text:style-name="Preformatted_20_Text"><text:s text:c="8"/>"order": 1406,</text:p>
      <text:p text:style-name="Preformatted_20_Text"><text:s text:c="8"/>"prevSize": 20,</text:p>
      <text:p text:style-name="Preformatted_20_Text"><text:s text:c="8"/>"name": "renren",</text:p>
      <text:p text:style-name="Preformatted_20_Text"><text:s text:c="8"/>"code": 59985</text:p>
      <text:p text:style-name="Preformatted_20_Text"><text:s text:c="6"/>},</text:p>
      <text:p text:style-name="Preformatted_20_Text"><text:s text:c="6"/>"setIdx": 1,</text:p>
      <text:p text:style-name="Preformatted_20_Text"><text:s text:c="6"/>"setId": 3,</text:p>
      <text:p text:style-name="Preformatted_20_Text"><text:s text:c="6"/>"iconIdx": 33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37.722 936.141c0 11.469-3.686 25.19-7.578 36.659h293.734c16.794-19.302 26.266-42.547 26.266-68.71 0-70.912-84.173-110.285-268.339-196.71l-25.907-12.083c-90.778-43.162-158.003-81.152-204.698-126.413v225.178c9.011-1.229 18.381-2.15 28.57-2.15 153.651 0.051 157.952 142.797 157.952 144.23zM870.4 51.2h-191.386c89.498 60.314 126.31 145.51 126.31 212.070 0 112.333-94.003 148.736-139.622 148.736l-13.875 0.102c-104.755 0-158.208-63.846-158.925-189.798-6.195-4.915-35.226-23.194-120.166-23.194-100.352 0-141.978 79.002-141.978 121.293 0 49.818 27.802 105.216 229.581 173.158 344.883 115.405 344.883 269.056 344.883 404.634v1.331c0 22.374-1.587 47.309-5.99 73.267h71.168c56.32 0 102.4-46.029 102.4-102.4v-716.8c0-56.32-46.080-102.4-102.4-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crib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39,</text:p>
      <text:p text:style-name="Preformatted_20_Text"><text:s text:c="8"/>"order": 1407,</text:p>
      <text:p text:style-name="Preformatted_20_Text"><text:s text:c="8"/>"prevSize": 20,</text:p>
      <text:p text:style-name="Preformatted_20_Text"><text:s text:c="8"/>"name": "scribd",</text:p>
      <text:p text:style-name="Preformatted_20_Text"><text:s text:c="8"/>"code": 59986</text:p>
      <text:p text:style-name="Preformatted_20_Text"><text:s text:c="6"/>},</text:p>
      <text:p text:style-name="Preformatted_20_Text"><text:s text:c="6"/>"setIdx": 1,</text:p>
      <text:p text:style-name="Preformatted_20_Text"><text:s text:c="6"/>"setId": 3,</text:p>
      <text:p text:style-name="Preformatted_20_Text"><text:s text:c="6"/>"iconIdx": 33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52.026 515.482c-14.029-4.301-23.706-7.27-16.333-26.010 15.923-40.806 17.613-75.981 0.358-101.12-32.41-47.104-121.037-44.595-222.618-1.28 0-0.102-31.898 14.182-23.757-11.622 15.667-51.046 13.261-93.85-11.059-118.528-55.091-56.218-201.574 2.099-327.27 129.997-94.157 95.795-148.787 197.274-148.787 285.082 0 167.987 211.558 280.32 418.56 280.32 271.309 0 451.84-170.701 451.84-298.086 0-77.056-63.693-120.73-120.934-138.752zM421.683 877.005c-165.12 16.384-307.763-58.726-318.464-167.68-10.701-109.005 114.483-210.688 279.654-227.226 165.171-16.384 307.763 58.675 318.464 167.68 10.701 109.107-114.483 210.842-279.654 227.226zM1021.44 378.726c-0.051-169.574-137.523-306.995-307.2-306.995-<text:soft-page-break/>19.814 0-35.789 15.974-35.789 35.789s15.974 35.789 35.789 35.789c130.099 0 235.571 105.523 235.571 235.622 0 19.814 16.026 35.789 35.84 35.789s35.789-16.026 35.789-35.84v-0.154zM879.053 373.504c-16.333-79.974-79.411-143.002-159.386-159.386-19.354-3.994-38.298 8.499-42.291 27.904-3.942 19.302 8.499 38.298 27.904 42.291 52.019 10.598 92.979 51.61 103.629 103.578 3.994 19.405 22.938 31.795 42.291 27.904 19.302-3.994 31.846-22.989 27.853-42.291zM336.998 588.902c-66.56 13.414-111.462 69.222-100.301 124.621 11.162 55.501 74.086 89.6 140.646 76.186 66.509-13.414 111.411-69.222 100.301-124.621-11.162-55.398-74.189-89.6-140.646-76.18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ina-weibo"</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40,</text:p>
      <text:p text:style-name="Preformatted_20_Text"><text:s text:c="8"/>"order": 1408,</text:p>
      <text:p text:style-name="Preformatted_20_Text"><text:s text:c="8"/>"prevSize": 20,</text:p>
      <text:p text:style-name="Preformatted_20_Text"><text:s text:c="8"/>"name": "sina-weibo",</text:p>
      <text:p text:style-name="Preformatted_20_Text"><text:s text:c="8"/>"code": 59987</text:p>
      <text:p text:style-name="Preformatted_20_Text"><text:s text:c="6"/>},</text:p>
      <text:p text:style-name="Preformatted_20_Text"><text:s text:c="6"/>"setIdx": 1,</text:p>
      <text:p text:style-name="Preformatted_20_Text"><text:s text:c="6"/>"setId": 3,</text:p>
      <text:p text:style-name="Preformatted_20_Text"><text:s text:c="6"/>"iconIdx": 33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22.797 504.422c-11.776-7.885-26.317-14.694-43.059-20.224-16.538-5.478-35.226-10.496-55.654-15.002-16.077-3.789-27.802-6.81-34.765-8.806-6.81-1.894-13.619-4.608-20.275-8.090-6.349-3.277-11.418-7.219-15.002-11.725-3.328-4.198-5.018-9.216-5.018-15.104 0-9.626 5.12-17.715 15.616-24.781 10.854-7.322 25.549-11.008 43.571-11.008 19.456 0 33.587 3.277 42.035 9.882 8.704 6.81 16.282 16.486 22.528 28.774 5.427 9.626 10.291 16.282 15.053 20.48 5.069 4.608 12.339 7.014 21.658 7.014 10.291 0 18.944-3.686 25.856-11.11 6.861-7.322 10.342-15.718 10.342-24.986 0-9.626-2.714-19.61-7.885-29.491s-13.414-19.405-24.422-28.314c-11.008-8.909-24.934-15.974-41.523-21.299-16.486-5.325-36.301-7.987-58.726-7.987-28.16 0-52.992 3.994-73.882 11.981-21.146 8.090-37.581 19.866-48.845 34.97-11.366 15.206-17.101 32.819-17.101 52.378 0 20.48 5.478 37.888 16.282 51.814 10.598 13.722 25.19 24.678 43.213 32.614 17.715 7.68 39.834 14.49 65.997 20.275 19.149 4.096 34.714 8.090 46.131 11.776 10.957 3.482 20.019 8.602 26.88 15.206 6.502 6.298 9.677 14.285 9.677 24.627 0 12.902-6.093 23.398-18.586 32.307-12.851 9.011-29.901 13.517-50.688 13.517-15.155 0-27.392-2.202-36.557-6.707-9.062-4.403-16.128-9.984-21.094-16.691-5.171-7.014-9.984-15.923-14.438-26.419-3.994-9.677-9.011-17.101-14.797-22.221-5.99-5.325-13.517-7.885-22.118-7.885-10.598 0-19.405 3.379-26.317 9.984-6.963 6.81-10.496 15.002-10.496 24.525 0 15.104 5.427 30.925 16.128 46.694 10.598 15.821 24.525 28.518 41.472 37.888 23.654 12.902 53.965 19.405 90.112 19.405 30.106 0 56.525-4.813 78.643-14.182 22.272-9.523 39.475-22.989 51.098-39.885 11.674-16.998 17.613-36.506 17.613-57.805 0-17.818-3.43-33.178-10.24-45.619-6.81-12.39-16.384-22.682-28.416-30.771zM512 20.48c-271.462 0-491.52 220.058-491.52 491.52s220.058 491.52 491.52 491.52 491.52-220.058 491.52-491.52-220.058-491.52-491.52-491.52zM629.811 787.2c-24.934 0-48.435-6.4-69.018-17.818-14.899 2.918-30.31 4.403-46.080 4.403-138.906 0-251.597-116.019-251.597-258.918 0-17.92 1.792-35.328 5.12-52.122-12.749-22.221-20.070-48.128-20.070-75.827 0-82.893 65.331-150.221 145.971-150.221 28.518 0 55.091 8.499 77.619 23.091 13.926-2.509 28.365-3.789 42.957-3.789 139.008 0 251.648 115.917 251.648 258.918 0 18.995-1.997 37.581-5.786 55.501 9.677 20.122 15.155 42.701 15.155 66.714-0.051 82.842-65.331 150.067-145.92 150.067z"</text:p>
      <text:p text:style-name="Preformatted_20_Text"><text:s text:c="8"/>],</text:p>
      <text:p text:style-name="Preformatted_20_Text"><text:soft-page-break/><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kype-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41,</text:p>
      <text:p text:style-name="Preformatted_20_Text"><text:s text:c="8"/>"order": 1409,</text:p>
      <text:p text:style-name="Preformatted_20_Text"><text:s text:c="8"/>"prevSize": 20,</text:p>
      <text:p text:style-name="Preformatted_20_Text"><text:s text:c="8"/>"name": "skype-with-circle",</text:p>
      <text:p text:style-name="Preformatted_20_Text"><text:s text:c="8"/>"code": 59988</text:p>
      <text:p text:style-name="Preformatted_20_Text"><text:s text:c="6"/>},</text:p>
      <text:p text:style-name="Preformatted_20_Text"><text:s text:c="6"/>"setIdx": 1,</text:p>
      <text:p text:style-name="Preformatted_20_Text"><text:s text:c="6"/>"setId": 3,</text:p>
      <text:p text:style-name="Preformatted_20_Text"><text:s text:c="6"/>"iconIdx": 34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55.955 616.294c6.758-31.898 10.394-65.126 10.394-99.226 0-255.283-201.216-462.285-449.382-462.285-26.163 0-51.814 2.406-76.8 6.81-40.192-26.010-87.654-41.114-138.598-41.114-143.923 0-260.608 120.013-260.608 268.134 0 49.408 13.107 95.795 35.789 135.578-5.939 30.003-9.114 61.133-9.114 92.928 0 255.283 201.216 462.285 449.28 462.285 28.211 0 55.654-2.611 82.278-7.68 36.71 20.275 78.592 31.795 123.187 31.795 143.923 0 260.608-120.013 260.608-268.083 0.051-42.854-9.728-83.251-27.034-119.142zM747.469 738.099c-20.787 30.208-51.507 54.221-91.29 71.219-39.373 16.896-86.63 25.395-140.39 25.395-64.512 0-118.63-11.622-160.922-34.714-30.208-16.794-55.091-39.475-73.984-67.482-19.046-28.416-28.723-56.525-28.723-83.61 0-16.896 6.298-31.59 18.688-43.622 12.288-11.878 28.109-18.022 46.899-18.022 15.411 0 28.774 4.813 39.578 14.182 10.342 9.011 19.2 22.426 26.317 39.578 7.987 18.79 16.691 34.611 25.856 47.104 8.806 11.981 21.504 22.118 37.632 30.003 16.282 7.885 38.298 11.878 65.28 11.878 37.12 0 67.584-8.090 90.522-24.218 22.426-15.821 33.28-34.611 33.28-57.702 0-18.278-5.683-32.614-17.408-43.878-12.186-11.674-28.416-20.89-47.923-27.187-20.429-6.502-48.179-13.619-82.483-20.992-46.592-10.291-86.17-22.477-117.709-36.198-32.256-14.080-58.214-33.69-77.21-58.214-19.2-24.73-29.030-55.91-29.030-92.518 0-34.918 10.24-66.406 30.515-93.594 20.122-26.88 49.408-47.872 87.194-62.31 37.274-14.182 81.715-21.402 131.891-21.402 40.090 0 75.418 4.813 104.806 14.182 29.594 9.523 54.579 22.323 74.189 38.093 19.814 15.923 34.509 32.922 43.725 50.483 9.318 17.92 14.080 35.584 14.080 52.787 0 16.486-6.195 31.488-18.483 44.595-12.288 13.21-27.802 19.814-46.080 19.814-16.589 0-29.696-4.198-38.707-12.39-8.397-7.578-17.203-19.61-26.829-36.71-11.213-21.914-24.781-39.219-40.346-51.302-15.104-11.878-40.346-17.92-75.059-17.92-32.205 0-58.419 6.707-77.773 19.814-18.842 12.749-27.904 27.238-27.904 44.339 0 10.598 2.97 19.405 9.011 26.88 6.4 8.090 15.411 15.104 26.778 20.992 11.776 6.144 23.91 10.957 36.096 14.438 12.493 3.584 33.485 8.806 62.208 15.718 36.403 7.987 69.786 16.998 99.277 26.675 29.952 9.882 55.808 22.016 76.902 36.096 21.504 14.49 38.605 33.024 50.637 55.091 12.134 22.221 18.278 49.613 18.278 81.408 0.051 38.144-10.547 72.806-31.386 103.21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kyp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oft-page-break/><text:s text:c="8"/>"id": 342,</text:p>
      <text:p text:style-name="Preformatted_20_Text"><text:s text:c="8"/>"order": 1410,</text:p>
      <text:p text:style-name="Preformatted_20_Text"><text:s text:c="8"/>"prevSize": 20,</text:p>
      <text:p text:style-name="Preformatted_20_Text"><text:s text:c="8"/>"name": "skype",</text:p>
      <text:p text:style-name="Preformatted_20_Text"><text:s text:c="8"/>"code": 59989</text:p>
      <text:p text:style-name="Preformatted_20_Text"><text:s text:c="6"/>},</text:p>
      <text:p text:style-name="Preformatted_20_Text"><text:s text:c="6"/>"setIdx": 1,</text:p>
      <text:p text:style-name="Preformatted_20_Text"><text:s text:c="6"/>"setId": 3,</text:p>
      <text:p text:style-name="Preformatted_20_Text"><text:s text:c="6"/>"iconIdx": 34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65.6 362.496c70.707 0 128-57.293 128-128s-57.293-128-128-128-128 57.293-128 128 57.344 128 128 128zM964.864 304.282c-183.296 130.816-267.725 107.93-350.464 105.318-57.242-2.918-76.8 15.258-76.8 55.296l0.051 307.2c0 256 431.155 175.616 264.448-253.389 85.555-49.101 157.491-124.621 198.451-174.694 21.043-31.13-1.434-63.744-35.686-39.731zM358.4 106.496c-70.707 0-128 57.293-128 128s57.293 128 128 128 128-57.293 128-128-57.344-128-128-128zM409.6 409.6c-82.739 2.611-167.168 25.498-350.464-105.318-34.253-24.013-56.73 8.602-35.686 39.68 40.96 50.125 112.896 125.594 198.451 174.694-166.707 429.005 264.448 509.389 264.448 253.389l0.051-307.2c0-39.987-19.558-58.163-76.8-55.24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lideshar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43,</text:p>
      <text:p text:style-name="Preformatted_20_Text"><text:s text:c="8"/>"order": 1411,</text:p>
      <text:p text:style-name="Preformatted_20_Text"><text:s text:c="8"/>"prevSize": 20,</text:p>
      <text:p text:style-name="Preformatted_20_Text"><text:s text:c="8"/>"name": "slideshare",</text:p>
      <text:p text:style-name="Preformatted_20_Text"><text:s text:c="8"/>"code": 59990</text:p>
      <text:p text:style-name="Preformatted_20_Text"><text:s text:c="6"/>},</text:p>
      <text:p text:style-name="Preformatted_20_Text"><text:s text:c="6"/>"setIdx": 1,</text:p>
      <text:p text:style-name="Preformatted_20_Text"><text:s text:c="6"/>"setId": 3,</text:p>
      <text:p text:style-name="Preformatted_20_Text"><text:s text:c="6"/>"iconIdx": 34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3.178 820.838c-128.41 0-217.754-79.616-217.754-79.616l-75.93 172.186c52.378 28.006 107.11 47.923 138.701 58.419l-81.51 19.507c-38.195 9.114-76.595-14.49-85.76-52.685l-158.208-661.914c-9.165-38.195 14.387-76.595 52.634-85.811l190.259-45.517c-46.592 52.685-64.666 115.302-60.109 186.88 7.117 112.282 114.534 198.605 242.381 246.886 240.691 90.931 183.603 241.664 55.296 241.664zM991.283 747.213l-158.259-661.914c-9.114-38.195-47.514-61.798-85.76-52.582l-136.346 32.614c34.765 5.376 103.629 20.48 179.456 60.314l-59.341 164.506c0 0-49.408-55.194-181.914-61.901-125.952-6.4-195.994 129.894 49.613 210.176 188.109 61.491 248.218 180.019 245.094 289.69-1.587 56.986-21.555 103.322-44.646 138.291l139.52-33.382c38.195-9.114 61.747-47.514 52.582-85.81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mashing"</text:p>
      <text:p text:style-name="Preformatted_20_Text"><text:s text:c="8"/>],</text:p>
      <text:p text:style-name="Preformatted_20_Text"><text:s text:c="8"/>"grid": 20</text:p>
      <text:p text:style-name="Preformatted_20_Text"><text:soft-page-break/><text:s text:c="6"/>},</text:p>
      <text:p text:style-name="Preformatted_20_Text"><text:s text:c="6"/>"attrs": [],</text:p>
      <text:p text:style-name="Preformatted_20_Text"><text:s text:c="6"/>"properties": {</text:p>
      <text:p text:style-name="Preformatted_20_Text"><text:s text:c="8"/>"id": 344,</text:p>
      <text:p text:style-name="Preformatted_20_Text"><text:s text:c="8"/>"order": 1412,</text:p>
      <text:p text:style-name="Preformatted_20_Text"><text:s text:c="8"/>"prevSize": 20,</text:p>
      <text:p text:style-name="Preformatted_20_Text"><text:s text:c="8"/>"name": "smashing",</text:p>
      <text:p text:style-name="Preformatted_20_Text"><text:s text:c="8"/>"code": 59991</text:p>
      <text:p text:style-name="Preformatted_20_Text"><text:s text:c="6"/>},</text:p>
      <text:p text:style-name="Preformatted_20_Text"><text:s text:c="6"/>"setIdx": 1,</text:p>
      <text:p text:style-name="Preformatted_20_Text"><text:s text:c="6"/>"setId": 3,</text:p>
      <text:p text:style-name="Preformatted_20_Text"><text:s text:c="6"/>"iconIdx": 34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4.406 668.416l16.794-71.731-16.794-74.086c-0.461-2.202-4.71-3.891-9.779-3.891-5.222 0-9.421 1.69-9.779 3.891l-14.848 74.086 14.797 71.68c0.41 2.304 4.608 3.891 9.779 3.891 5.12 0.051 9.37-1.536 9.83-3.84zM139.418 708.198l14.182-110.797-14.182-171.418c-0.461-4.301-5.837-7.782-12.237-7.782-6.502 0-11.93 3.482-12.186 7.782l-12.595 171.418 12.595 110.797c0.307 4.403 5.683 7.782 12.186 7.782 6.4 0 11.776-3.379 12.237-7.782zM244.122 706.406l11.878-108.902-11.878-228.198c-0.307-5.427-6.605-9.626-14.438-9.626-7.782 0-14.080 4.198-14.387 9.626l-10.496 228.198 10.496 109.005c0.307 5.274 6.605 9.523 14.387 9.523 7.834-0.051 14.131-4.25 14.438-9.626zM348.672 704.819l9.728-107.315-9.728-229.888c-0.256-6.298-7.475-11.315-16.384-11.315-9.011 0-16.179 5.018-16.435 11.315l-8.653 229.888 8.704 107.315c0.205 6.298 7.424 11.315 16.384 11.315 8.909-0.051 16.128-4.915 16.384-11.315zM453.12 703.386l7.68-105.779-7.68-263.629c-0.205-7.27-8.397-13.056-18.33-13.056s-18.125 5.888-18.278 13.107l-6.912 263.475 6.912 105.882c0.154 7.219 8.346 13.107 18.278 13.107s18.125-5.786 18.33-13.107zM526.182 716.595c0.41 0 363.52 0.205 365.824 0.205 72.909 0 131.994-57.19 131.994-127.693s-59.085-127.59-131.994-127.59c-18.074 0-35.277 3.584-50.995 9.882-10.496-114.995-110.234-205.21-231.885-205.21-29.747 0-58.778 5.683-84.378 15.206-10.035 3.789-12.646 7.578-12.749 15.104v404.992c0.102 7.834 6.349 14.285 14.182 15.10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oundcloud"</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45,</text:p>
      <text:p text:style-name="Preformatted_20_Text"><text:s text:c="8"/>"order": 1413,</text:p>
      <text:p text:style-name="Preformatted_20_Text"><text:s text:c="8"/>"prevSize": 20,</text:p>
      <text:p text:style-name="Preformatted_20_Text"><text:s text:c="8"/>"name": "soundcloud",</text:p>
      <text:p text:style-name="Preformatted_20_Text"><text:s text:c="8"/>"code": 59992</text:p>
      <text:p text:style-name="Preformatted_20_Text"><text:s text:c="6"/>},</text:p>
      <text:p text:style-name="Preformatted_20_Text"><text:s text:c="6"/>"setIdx": 1,</text:p>
      <text:p text:style-name="Preformatted_20_Text"><text:s text:c="6"/>"setId": 3,</text:p>
      <text:p text:style-name="Preformatted_20_Text"><text:s text:c="6"/>"iconIdx": 34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663.757 708.454c-7.578 0-12.8-2.867-18.381-6.246-51.866-31.386-116.122-47.872-185.754-47.872-35.533 0-73.882 4.198-113.971 12.39l-4.864 1.229c-5.12 1.229-10.291 2.56-14.285 2.56-16.128 0-28.774-12.544-28.774-28.621 0-16.282 9.216-27.802 24.525-<text:soft-page-break/>30.72 47.821-10.906 92.877-16.179 137.574-16.179 80.896 0 153.293 18.688 215.091 55.808 10.65 6.195 17.306 13.312 17.306 29.133-0.051 15.77-12.749 28.518-28.467 28.518zM703.59 596.685c-9.062 0-14.95-3.43-20.224-6.502-93.44-55.501-232.806-73.882-347.392-43.366-1.894 0.563-3.584 1.075-5.222 1.587-4.301 1.382-8.397 2.714-14.029 2.714-18.842 0-34.15-15.411-34.15-34.406 0-18.278 9.523-31.078 26.829-35.942 44.134-12.083 85.709-20.122 145.408-20.122 96.563 0 190.157 24.218 263.475 68.096 13.363 7.578 19.405 18.074 19.405 33.69 0 18.944-15.309 34.253-34.099 34.253zM748.8 469.299c-8.499 0-13.773-1.997-21.555-6.298-63.437-38.093-162.355-60.723-264.909-60.723-53.402 0-101.888 5.888-144.23 17.306-1.434 0.358-2.816 0.768-4.25 1.229-4.506 1.331-10.138 2.97-15.974 2.97-22.477 0-40.090-17.818-40.090-40.55 0-19.763 11.11-34.867 29.645-40.346 51.098-15.104 109.978-22.682 174.848-22.682 116.787 0 227.994 25.907 304.998 71.219 14.541 8.192 21.658 20.685 21.658 37.99 0 22.323-17.664 39.885-40.141 39.88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potify-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46,</text:p>
      <text:p text:style-name="Preformatted_20_Text"><text:s text:c="8"/>"order": 1414,</text:p>
      <text:p text:style-name="Preformatted_20_Text"><text:s text:c="8"/>"prevSize": 20,</text:p>
      <text:p text:style-name="Preformatted_20_Text"><text:s text:c="8"/>"name": "spotify-with-circle",</text:p>
      <text:p text:style-name="Preformatted_20_Text"><text:s text:c="8"/>"code": 59993</text:p>
      <text:p text:style-name="Preformatted_20_Text"><text:s text:c="6"/>},</text:p>
      <text:p text:style-name="Preformatted_20_Text"><text:s text:c="6"/>"setIdx": 1,</text:p>
      <text:p text:style-name="Preformatted_20_Text"><text:s text:c="6"/>"setId": 3,</text:p>
      <text:p text:style-name="Preformatted_20_Text"><text:s text:c="6"/>"iconIdx": 34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61.44c-248.883 0-450.56 201.626-450.56 450.56 0 248.781 201.677 450.56 450.56 450.56 248.934 0 450.509-201.728 450.509-450.56 0-248.883-201.523-450.56-450.509-450.56zM690.074 742.502c-8.858 0-15.053-3.379-21.555-7.322-60.877-36.915-136.294-56.269-218.010-56.269-41.677 0-86.682 4.966-133.632 14.592l-5.734 1.434c-5.939 1.434-12.032 3.021-16.691 3.021-18.995 0-33.843-14.746-33.843-33.587 0-19.098 10.752-32.614 28.774-35.994 56.115-12.8 108.954-19.046 161.382-19.046 94.976 0 179.866 22.016 252.467 65.485 12.442 7.27 20.275 15.667 20.275 34.202-0.051 18.483-15.002 33.485-33.434 33.485zM736.819 611.379c-10.598 0-17.562-4.045-23.706-7.629-109.722-65.075-273.050-86.682-407.603-50.842-2.253 0.666-4.301 1.28-6.144 1.894-5.069 1.587-9.779 3.174-16.435 3.174-22.118 0-40.090-18.074-40.090-40.346 0-21.453 11.213-36.454 31.437-42.189 51.866-14.234 100.557-23.654 170.65-23.654 113.254 0 223.078 28.416 309.146 79.923 15.667 8.96 22.784 21.197 22.784 39.475 0 22.221-17.971 40.192-40.038 40.192zM789.862 461.875c-9.984 0-16.128-2.406-25.344-7.373-74.394-44.646-190.464-71.219-310.733-71.219-62.669 0-119.603 6.912-169.267 20.326-1.69 0.41-3.277 0.87-5.018 1.382-5.274 1.587-11.878 3.482-18.688 3.482-26.419 0-47.053-20.89-47.053-47.565 0-23.194 13.005-40.909 34.816-47.36 59.955-17.715 128.973-26.675 205.107-26.675 137.114 0 267.571 30.464 357.939 83.507 16.998 9.677 25.344 24.32 25.344 44.646 0 26.266-20.685 46.848-47.104 46.84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potify"</text:p>
      <text:p text:style-name="Preformatted_20_Text"><text:s text:c="8"/>],</text:p>
      <text:p text:style-name="Preformatted_20_Text"><text:s text:c="8"/>"grid": 20</text:p>
      <text:p text:style-name="Preformatted_20_Text"><text:soft-page-break/><text:s text:c="6"/>},</text:p>
      <text:p text:style-name="Preformatted_20_Text"><text:s text:c="6"/>"attrs": [],</text:p>
      <text:p text:style-name="Preformatted_20_Text"><text:s text:c="6"/>"properties": {</text:p>
      <text:p text:style-name="Preformatted_20_Text"><text:s text:c="8"/>"id": 347,</text:p>
      <text:p text:style-name="Preformatted_20_Text"><text:s text:c="8"/>"order": 1415,</text:p>
      <text:p text:style-name="Preformatted_20_Text"><text:s text:c="8"/>"prevSize": 20,</text:p>
      <text:p text:style-name="Preformatted_20_Text"><text:s text:c="8"/>"name": "spotify",</text:p>
      <text:p text:style-name="Preformatted_20_Text"><text:s text:c="8"/>"code": 59994</text:p>
      <text:p text:style-name="Preformatted_20_Text"><text:s text:c="6"/>},</text:p>
      <text:p text:style-name="Preformatted_20_Text"><text:s text:c="6"/>"setIdx": 1,</text:p>
      <text:p text:style-name="Preformatted_20_Text"><text:s text:c="6"/>"setId": 3,</text:p>
      <text:p text:style-name="Preformatted_20_Text"><text:s text:c="6"/>"iconIdx": 34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26.643 963.635c-73.165-11.878-139.93-31.078-188.262-47.258-2.355-0.768-39.987-14.438-51.558-18.944-14.234-5.478-21.658-22.067-16.23-36.352 4.403-11.52 19.405-48.589 20.429-50.893 20.48-47.104 51.2-110.234 91.904-173.005 1.485 61.594 15.206 122.829 40.499 179.507 24.576 55.142 59.853 105.267 103.219 146.944zM520.858 359.782c-142.899-291.277-460.288-280.883-510.362-150.682-38.451 99.942 129.792 338.022 516.966 166.093 0.102-0.051 0.102-0.051 0.205-0.102-1.331-2.406-5.837-12.646-6.81-15.309zM591.872 348.416c0.051 0 0.102-0.051 0.102-0.051 218.675-97.126 188.109-265.779 131.533-287.437-76.134-29.133-214.528 83.149-135.526 278.886 0.768 1.382 3.379 7.168 3.891 8.602zM993.946 561.664c-33.075-74.24-93.85-127.437-164.506-152.781-7.117-2.56-14.387-3.738-21.658-3.738-36.71 0-72.038 30.464-75.366 68.506-5.581 63.437 7.014 128.051 34.816 190.362 27.392 61.389 66.253 113.306 116.224 151.398 13.005 9.933 28.928 14.592 44.8 14.592 28.621 0 57.19-15.155 68.557-42.291 29.235-69.734 30.566-151.194-2.867-226.048zM828.006 887.757c-61.184-46.694-109.67-109.517-144.128-186.675-34.918-78.285-49.203-157.44-42.342-235.315 1.894-21.658 8.243-42.547 18.432-61.645-1.792 0.461-5.683 1.382-5.837 1.434-32.154 8.038-63.334 21.965-91.034 40.141-40.141 26.317-75.52 65.382-90.726 111.462-4.096 12.442-7.219 26.112-8.243 39.168-4.864 62.362 5.274 126.771 32.563 187.904 26.419 59.136 65.792 108.442 113.306 146.074 28.979 22.886 81.203 37.376 123.904 37.376 40.090 0 79.667-11.93 115.2-29.952 11.11-5.632 35.584-20.89 37.171-21.965-21.248-5.427-41.165-14.95-58.266-28.00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warm"</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48,</text:p>
      <text:p text:style-name="Preformatted_20_Text"><text:s text:c="8"/>"order": 1416,</text:p>
      <text:p text:style-name="Preformatted_20_Text"><text:s text:c="8"/>"prevSize": 20,</text:p>
      <text:p text:style-name="Preformatted_20_Text"><text:s text:c="8"/>"name": "swarm",</text:p>
      <text:p text:style-name="Preformatted_20_Text"><text:s text:c="8"/>"code": 59995</text:p>
      <text:p text:style-name="Preformatted_20_Text"><text:s text:c="6"/>},</text:p>
      <text:p text:style-name="Preformatted_20_Text"><text:s text:c="6"/>"setIdx": 1,</text:p>
      <text:p text:style-name="Preformatted_20_Text"><text:s text:c="6"/>"setId": 3,</text:p>
      <text:p text:style-name="Preformatted_20_Text"><text:s text:c="6"/>"iconIdx": 34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609.69 350.771c-18.944 0-32.358 18.022-32.358 52.634 0 70.554 44.8 111.155 102.963 <text:soft-page-break/>111.155 10.291 0 21.862-1.229 33.69-3.942v54.886c-19.354 4.403-38.81 6.195-54.989 6.298-38.656 81.459-108.186 151.091-131.328 164.25-14.848 8.346-28.723 8.806-44.954-0.922-28.621-17.050-136.602-105.728-172.698-384.41h78.336c19.814 167.322 67.84 252.979 120.986 317.235 29.235-29.235 57.395-68.198 79.462-112.282-52.48-26.726-84.378-85.146-84.378-153.19 0-68.864 39.68-120.934 107.622-120.934 65.894 0 101.939 41.062 101.939 111.667 0 26.317-5.581 56.218-16.077 79.258-48.998 9.626-66.816-21.658-66.816-21.658 3.584-12.083 8.602-32.512 8.602-51.098 0.051-32.768-11.981-48.947-30.003-48.94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ine-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49,</text:p>
      <text:p text:style-name="Preformatted_20_Text"><text:s text:c="8"/>"order": 1417,</text:p>
      <text:p text:style-name="Preformatted_20_Text"><text:s text:c="8"/>"prevSize": 20,</text:p>
      <text:p text:style-name="Preformatted_20_Text"><text:s text:c="8"/>"name": "vine-with-circle",</text:p>
      <text:p text:style-name="Preformatted_20_Text"><text:s text:c="8"/>"code": 59996</text:p>
      <text:p text:style-name="Preformatted_20_Text"><text:s text:c="6"/>},</text:p>
      <text:p text:style-name="Preformatted_20_Text"><text:s text:c="6"/>"setIdx": 1,</text:p>
      <text:p text:style-name="Preformatted_20_Text"><text:s text:c="6"/>"setId": 3,</text:p>
      <text:p text:style-name="Preformatted_20_Text"><text:s text:c="6"/>"iconIdx": 34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3.542 509.491c-22.426 5.171-44.186 7.424-63.693 7.424-109.824 0-194.406-76.595-194.406-210.022 0-65.382 25.242-99.379 61.030-99.379 33.997 0 56.678 30.515 56.678 92.416 0 35.226-9.421 73.728-16.384 96.614 0 0 33.792 58.982 126.413 40.909 19.712-43.622 30.362-100.147 30.362-149.709 0-133.376-68.096-210.893-192.666-210.893-128.205 0-203.162 98.406-203.162 228.403 0 128.614 60.16 239.002 159.386 289.331-41.728 83.405-94.822 156.928-150.17 212.275-100.403-121.395-191.181-283.341-228.506-599.347h-147.968c68.352 526.285 272.333 693.914 326.298 726.067 30.515 18.33 56.73 17.459 84.685 1.741 43.776-24.832 175.206-156.365 248.166-310.323 30.566-0.102 67.277-3.533 103.936-11.827v-103.6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in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50,</text:p>
      <text:p text:style-name="Preformatted_20_Text"><text:s text:c="8"/>"order": 1418,</text:p>
      <text:p text:style-name="Preformatted_20_Text"><text:s text:c="8"/>"prevSize": 20,</text:p>
      <text:p text:style-name="Preformatted_20_Text"><text:s text:c="8"/>"name": "vine",</text:p>
      <text:p text:style-name="Preformatted_20_Text"><text:s text:c="8"/>"code": 59997</text:p>
      <text:p text:style-name="Preformatted_20_Text"><text:s text:c="6"/>},</text:p>
      <text:p text:style-name="Preformatted_20_Text"><text:s text:c="6"/>"setIdx": 1,</text:p>
      <text:p text:style-name="Preformatted_20_Text"><text:s text:c="6"/>"setId": 3,</text:p>
      <text:p text:style-name="Preformatted_20_Text"><text:s text:c="6"/>"iconIdx": 349</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972.8 870.4v-716.8c0-56.32-46.234-102.4-102.656-102.4h-716.288c-58.88 0-102.656 43.674-102.656 102.4v716.8c0 58.778 43.776 102.4 102.656 102.4h716.288c56.422 0 102.656-46.029 102.656-102.4zM777.421 594.278c0 0 57.958 57.19 72.243 83.712 0.41 0.563 0.563 1.075 0.717 1.28 5.786 9.728 7.27 17.408 4.352 23.040-4.813 9.37-21.197 14.080-26.778 14.49 0 0-99.482 0-102.349 0-7.168 0-22.016-1.843-40.038-14.285-13.824-9.626-27.494-25.549-40.806-41.062-19.866-23.040-37.069-43.008-54.374-43.008-2.202 0-4.403 0.358-6.451 1.075-13.158 4.198-29.85 22.886-29.85 72.806 0 15.616-12.288 24.525-20.992 24.525 0 0-44.646 0-46.899 0-15.974 0-99.174-5.581-172.851-83.354-90.419-95.232-171.622-286.259-172.339-287.949-5.12-12.339 5.478-19.046 16.998-19.046h103.424c13.875 0 18.33 8.397 21.504 15.923 3.584 8.55 17.101 43.059 39.219 81.869 35.994 63.13 58.163 88.832 75.827 88.832 3.277 0 6.451-0.87 9.421-2.509 23.091-12.749 18.79-95.078 17.766-112.077 0-3.226-0.051-36.813-11.827-52.941-8.499-11.674-22.886-16.128-31.59-17.818 2.304-3.328 7.27-8.499 13.619-11.571 15.821-7.885 44.339-9.011 72.704-9.011h15.77c30.771 0.41 38.758 2.406 49.869 5.222 22.477 5.376 22.938 19.968 20.941 69.632-0.563 14.131-1.178 30.157-1.178 48.947 0 4.045-0.154 8.499-0.154 13.107-0.717 25.395-1.536 54.118 16.384 65.894 2.355 1.434 4.966 2.253 7.731 2.253 6.246 0 24.934 0 75.571-86.886 22.272-38.349 39.424-83.61 40.602-86.989 1.024-1.843 4.045-7.27 7.578-9.37 2.867-1.69 6.554-1.997 8.499-1.997h121.6c13.312 0 22.323 1.997 24.013 7.066 2.918 8.141-0.563 32.973-56.115 108.032-9.421 12.442-17.562 23.296-24.73 32.768-50.381 65.946-50.381 69.325 2.97 119.39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k-alternitiv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51,</text:p>
      <text:p text:style-name="Preformatted_20_Text"><text:s text:c="8"/>"order": 1419,</text:p>
      <text:p text:style-name="Preformatted_20_Text"><text:s text:c="8"/>"prevSize": 20,</text:p>
      <text:p text:style-name="Preformatted_20_Text"><text:s text:c="8"/>"name": "vk-alternitive",</text:p>
      <text:p text:style-name="Preformatted_20_Text"><text:s text:c="8"/>"code": 59998</text:p>
      <text:p text:style-name="Preformatted_20_Text"><text:s text:c="6"/>},</text:p>
      <text:p text:style-name="Preformatted_20_Text"><text:s text:c="6"/>"setIdx": 1,</text:p>
      <text:p text:style-name="Preformatted_20_Text"><text:s text:c="6"/>"setId": 3,</text:p>
      <text:p text:style-name="Preformatted_20_Text"><text:s text:c="6"/>"iconIdx": 35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701.030 575.027c0 0 43.469 42.906 54.17 62.822 0.307 0.41 0.461 0.819 0.563 1.024 4.352 7.322 5.376 13.005 3.226 17.254-3.584 7.066-15.872 10.547-20.070 10.854 0 0-74.65 0-76.8 0-5.325 0-16.486-1.382-30.003-10.701-10.394-7.27-20.634-19.2-30.618-30.822-14.899-17.306-27.802-32.256-40.806-32.256-1.638 0-3.328 0.256-4.864 0.768-9.83 3.174-22.426 17.203-22.426 54.579 0 11.674-9.216 18.381-15.718 18.381 0 0-33.536 0-35.174 0-11.981 0-74.394-4.198-129.69-62.515-67.686-71.424-128.614-214.682-129.126-216.013-3.84-9.267 4.096-14.234 12.749-14.234h77.568c10.342 0 13.722 6.298 16.077 11.878 2.765 6.502 12.902 32.358 29.542 61.44 26.982 47.411 43.52 66.662 56.781 66.662 2.509 0 4.813-0.666 7.117-1.843 17.306-9.626 14.080-71.322 13.312-84.122 0-2.406-0.051-27.597-8.909-39.68-6.349-8.755-17.152-12.083-23.706-13.312 1.69-2.509 5.478-6.349 10.189-8.653 11.878-5.939 33.28-6.81 54.528-6.81h11.827c23.040 0.307 28.979 1.792 37.325 3.891 16.896 4.045 17.254 14.95 15.77 52.275-0.461 10.598-0.922 22.579-0.922 36.71 0 3.072-0.154 6.349-0.154 9.83-0.512 18.995-1.126 40.55 12.288 49.408 <text:soft-page-break/>1.741 1.075 3.738 1.69 5.837 1.69 4.659 0 18.688 0 56.678-65.178 16.64-28.774 29.542-62.72 30.464-65.229 0.768-1.331 3.021-5.427 5.683-7.014 2.099-1.229 4.915-1.485 6.349-1.485h91.187c9.933 0 16.742 1.485 18.022 5.325 2.253 6.093-0.41 24.678-42.035 81.050-7.014 9.318-13.21 17.459-18.586 24.525-37.734 49.459-37.734 51.968 2.355 89.49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k-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52,</text:p>
      <text:p text:style-name="Preformatted_20_Text"><text:s text:c="8"/>"order": 1420,</text:p>
      <text:p text:style-name="Preformatted_20_Text"><text:s text:c="8"/>"prevSize": 20,</text:p>
      <text:p text:style-name="Preformatted_20_Text"><text:s text:c="8"/>"name": "vk-with-circle",</text:p>
      <text:p text:style-name="Preformatted_20_Text"><text:s text:c="8"/>"code": 59999</text:p>
      <text:p text:style-name="Preformatted_20_Text"><text:s text:c="6"/>},</text:p>
      <text:p text:style-name="Preformatted_20_Text"><text:s text:c="6"/>"setIdx": 1,</text:p>
      <text:p text:style-name="Preformatted_20_Text"><text:s text:c="6"/>"setId": 3,</text:p>
      <text:p text:style-name="Preformatted_20_Text"><text:s text:c="6"/>"iconIdx": 35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11.462 629.658c0 0 82.79 81.766 103.27 119.603 0.563 0.819 0.819 1.434 0.922 1.792 8.346 13.978 10.394 24.934 6.298 33.024-6.912 13.363-30.31 20.070-38.246 20.634 0 0-142.234 0-146.33 0-10.189 0-31.386-2.662-57.19-20.48-19.712-13.773-39.322-36.454-58.317-58.624-28.365-32.922-52.89-61.491-77.722-61.491-3.174 0-6.246 0.512-9.216 1.536-18.79 5.939-42.65 32.717-42.65 104.038 0 22.323-17.613 35.021-29.952 35.021 0 0-63.898 0-67.021 0-22.835 0-141.722-7.987-247.142-119.142-129.178-136.090-245.197-409.088-246.323-411.494-7.219-17.664 7.936-27.29 24.32-27.29h147.763c19.814 0 26.266 11.981 30.771 22.733 5.222 12.339 24.576 61.696 56.32 117.146 51.405 90.214 82.995 126.925 108.237 126.925 4.762 0 9.267-1.178 13.517-3.584 32.973-18.125 26.829-135.885 25.293-160.154 0-4.71-0.051-52.582-16.947-75.725-12.083-16.589-32.666-23.040-45.107-25.395 3.328-4.813 10.394-12.186 19.456-16.538 22.579-11.264 63.386-12.902 103.885-12.902h22.477c43.93 0.614 55.296 3.43 71.27 7.475 32.154 7.68 32.768 28.518 29.952 99.482-0.819 20.275-1.69 43.11-1.69 69.99 0 5.734-0.256 12.134-0.256 18.637-0.973 36.403-2.253 77.414 23.45 94.259 3.277 2.048 7.117 3.174 11.11 3.174 8.909 0 35.584 0 107.93-124.16 31.744-54.835 56.32-119.501 58.010-124.365 1.434-2.714 5.734-10.342 10.957-13.414 3.994-2.458 9.318-2.867 12.083-2.867h173.824c18.944 0 31.795 2.867 34.304 10.035 4.198 11.622-0.819 47.104-80.179 154.419-13.363 17.869-25.088 33.331-35.379 46.848-71.936 94.413-71.936 99.174 4.25 170.85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53,</text:p>
      <text:p text:style-name="Preformatted_20_Text"><text:s text:c="8"/>"order": 1421,</text:p>
      <text:p text:style-name="Preformatted_20_Text"><text:s text:c="8"/>"prevSize": 20,</text:p>
      <text:p text:style-name="Preformatted_20_Text"><text:s text:c="8"/>"name": "vk",</text:p>
      <text:p text:style-name="Preformatted_20_Text"><text:soft-page-break/><text:s text:c="8"/>"code": 60000</text:p>
      <text:p text:style-name="Preformatted_20_Text"><text:s text:c="6"/>},</text:p>
      <text:p text:style-name="Preformatted_20_Text"><text:s text:c="6"/>"setIdx": 1,</text:p>
      <text:p text:style-name="Preformatted_20_Text"><text:s text:c="6"/>"setId": 3,</text:p>
      <text:p text:style-name="Preformatted_20_Text"><text:s text:c="6"/>"iconIdx": 35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412.826 588.8c0 0-4.403 8.806-7.834 15.821-3.635 7.066-12.083 9.779-17.766 9.779h-72.397c-12.8 0-12.237-9.779-9.114-16.179 3.226-6.4 4.71-9.421 4.71-9.421l57.6-115.2-32-64c0 0-1.485-3.072-4.71-9.472-3.123-6.4-3.686-16.128 9.114-16.128h72.397c5.683 0 14.131 2.714 17.766 9.728 3.43 7.066 7.834 15.872 7.834 15.872l32 64-57.6 115.2zM718.336 297.728c-3.226 6.4-4.71 9.472-4.71 9.472l-128 256 76.8 153.6c0 0 1.485 3.021 4.71 9.421 3.174 6.4 3.686 16.179-9.114 16.179h-72.397c-5.734 0-14.080-2.714-17.664-9.779-3.533-7.066-7.936-15.821-7.936-15.821l-76.8-153.6 128-256c0 0 4.403-8.806 7.936-15.872s11.878-9.728 17.664-9.728h72.397c12.8 0 12.237 9.728 9.114 16.1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xing-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54,</text:p>
      <text:p text:style-name="Preformatted_20_Text"><text:s text:c="8"/>"order": 1422,</text:p>
      <text:p text:style-name="Preformatted_20_Text"><text:s text:c="8"/>"prevSize": 20,</text:p>
      <text:p text:style-name="Preformatted_20_Text"><text:s text:c="8"/>"name": "xing-with-circle",</text:p>
      <text:p text:style-name="Preformatted_20_Text"><text:s text:c="8"/>"code": 60001</text:p>
      <text:p text:style-name="Preformatted_20_Text"><text:s text:c="6"/>},</text:p>
      <text:p text:style-name="Preformatted_20_Text"><text:s text:c="6"/>"setIdx": 1,</text:p>
      <text:p text:style-name="Preformatted_20_Text"><text:s text:c="6"/>"setId": 3,</text:p>
      <text:p text:style-name="Preformatted_20_Text"><text:s text:c="6"/>"iconIdx": 35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06.394 51.2h-144.794c-11.418 0-28.314 5.376-35.328 19.507s-15.872 31.693-15.872 31.693l-256 512 153.6 307.2c0 0 8.806 17.613 15.872 31.693s23.91 19.507 35.328 19.507h144.794c25.6 0 24.576-19.507 18.176-32.307s-9.37-18.893-9.37-18.893l-153.6-307.2 256-512c0 0 3.021-6.093 9.421-18.893s7.373-32.307-18.227-32.307zM348.928 275.507c-7.014-14.131-23.91-19.507-35.328-19.507h-144.794c-25.6 0-24.576 19.507-18.176 32.307s9.37 18.893 9.37 18.893l64 128-115.2 230.4c0 0-3.021 6.093-9.421 18.893s-7.373 32.307 18.227 32.307h144.794c11.418 0 28.314-5.427 35.379-19.507 7.014-14.080 15.821-31.693 15.821-31.693l115.2-230.4-64-128c0 0-8.806-17.613-15.872-31.693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xing"</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oft-page-break/><text:s text:c="8"/>"id": 355,</text:p>
      <text:p text:style-name="Preformatted_20_Text"><text:s text:c="8"/>"order": 1423,</text:p>
      <text:p text:style-name="Preformatted_20_Text"><text:s text:c="8"/>"prevSize": 20,</text:p>
      <text:p text:style-name="Preformatted_20_Text"><text:s text:c="8"/>"name": "xing",</text:p>
      <text:p text:style-name="Preformatted_20_Text"><text:s text:c="8"/>"code": 60002</text:p>
      <text:p text:style-name="Preformatted_20_Text"><text:s text:c="6"/>},</text:p>
      <text:p text:style-name="Preformatted_20_Text"><text:s text:c="6"/>"setIdx": 1,</text:p>
      <text:p text:style-name="Preformatted_20_Text"><text:s text:c="6"/>"setId": 3,</text:p>
      <text:p text:style-name="Preformatted_20_Text"><text:s text:c="6"/>"iconIdx": 35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41.946 638.515l231.578 75.059c0 0 33.126 6.093 32.768 28.262-0.205 15.616-10.086 33.382-10.086 33.382l-97.792 141.107c0 0-17.459 14.643-35.123 14.643-17.613 0-37.939-27.494-37.939-27.494l-123.75-208.538c0 0-13.926-30.413 2.56-47.155 15.104-15.36 37.786-9.267 37.786-9.267zM592.384 542.72c11.827 20.275 44.544 14.387 44.544 14.387l231.066-68.147c0 0 31.488-12.954 35.994-30.157 4.403-17.254-5.222-38.042-5.222-38.042l-110.438-131.277c0 0-9.574-16.589-29.44-18.278-21.914-1.894-35.379 24.883-35.379 24.883l-130.56 207.36c0.051-0.051-11.469 20.582-0.563 39.27zM483.226 461.875c27.187-6.758 31.539-46.643 31.539-46.643l-1.843-332.032c0 0-4.096-40.96-22.323-52.070-28.621-17.51-37.069-8.397-45.261-7.168l-191.846 71.936c0 0-18.79 6.298-28.57 22.118-13.978 22.374 14.182 55.245 14.182 55.245l199.373 274.33c0 0 19.712 20.531 44.749 14.285zM435.866 596.224c0.666-25.6-30.464-41.011-30.464-41.011l-206.234-105.114c0 0-30.566-12.698-45.414-3.84-11.315 6.758-21.402 19.046-22.374 29.85l-13.414 166.861c0 0-1.997 28.928 5.427 42.086 10.496 18.637 45.107 5.683 45.107 5.683l240.742-53.709c9.318-6.349 25.702-6.963 26.624-40.806zM495.718 686.285c-20.685-10.701-45.414 11.469-45.414 11.469l-161.178 179.098c0 0-20.122 27.392-15.002 44.186 4.813 15.77 12.8 23.603 24.064 29.133l161.894 51.558c0 0 19.61 4.096 34.509-0.256 21.094-6.195 17.203-39.526 17.203-39.526l3.635-242.483c0 0.051-0.819-23.296-19.712-33.17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yelp"</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56,</text:p>
      <text:p text:style-name="Preformatted_20_Text"><text:s text:c="8"/>"order": 1424,</text:p>
      <text:p text:style-name="Preformatted_20_Text"><text:s text:c="8"/>"prevSize": 20,</text:p>
      <text:p text:style-name="Preformatted_20_Text"><text:s text:c="8"/>"name": "yelp",</text:p>
      <text:p text:style-name="Preformatted_20_Text"><text:s text:c="8"/>"code": 60003</text:p>
      <text:p text:style-name="Preformatted_20_Text"><text:s text:c="6"/>},</text:p>
      <text:p text:style-name="Preformatted_20_Text"><text:s text:c="6"/>"setIdx": 1,</text:p>
      <text:p text:style-name="Preformatted_20_Text"><text:s text:c="6"/>"setId": 3,</text:p>
      <text:p text:style-name="Preformatted_20_Text"><text:s text:c="6"/>"iconIdx": 35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25.312 511.078c1.69-0.614 3.482-1.075 5.274-1.587-4.25-9.472-8.96-19.302-14.285-29.901-96.256 28.518-188.416 28.774-204.851 28.518-0.154 1.28-0.154 2.611-0.154 3.891 0 48.384 17.408 94.874 49.050 131.379 10.547-16.998 66.458-100.403 164.966-132.301zM390.298 671.386c35.277 27.034 77.414 41.318 121.702 41.318 26.47 0 52.173-5.12 76.493-15.104-3.379-19.507-15.104-78.899-42.086-149.606-108.595 38.4-149.606 110.694-156.109 123.392zM642.816 359.782c-36.403-31.283-82.79-48.486-130.816-48.486-14.541 0-29.133 1.587-43.52 4.813 10.496 14.080 42.598 58.675 72.755 113.818 65.69-25.242 95.386-61.645 101.581-<text:soft-page-break/>70.144zM496.896 443.597c-31.13-54.886-63.539-100.096-72.448-112.179-54.63 26.47-94.822 77.107-108.186 136.090h0.87c20.787 0 94.669-1.69 179.763-23.91zM589.517 537.395c23.808 66.202 34.765 121.19 37.888 138.803 43.622-30.72 73.421-77.875 82.381-130.202-8.909-2.714-41.062-11.315-81.51-11.315-13.21-0-26.266 0.922-38.758 2.714zM512 20.48c-271.462 0-491.52 220.058-491.52 491.52s220.058 491.52 491.52 491.52 491.52-220.058 491.52-491.52-220.058-491.52-491.52-491.52zM512 752.486c-132.71 0-240.589-107.878-240.589-240.486 0-132.71 107.878-240.589 240.589-240.589 132.659 0 240.538 107.93 240.538 240.589 0 132.608-107.878 240.486-240.538 240.486zM559.206 464.589c4.454 9.216 8.602 18.278 12.39 27.187 1.178 2.918 2.458 5.786 3.635 8.704 14.182-1.69 29.338-2.509 45.158-2.509 43.725 0 80.026 6.4 92.211 8.806-1.126-43.52-16.538-85.811-43.622-119.808-8.192 10.547-41.882 49.306-109.773 77.61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ribbble-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57,</text:p>
      <text:p text:style-name="Preformatted_20_Text"><text:s text:c="8"/>"order": 1425,</text:p>
      <text:p text:style-name="Preformatted_20_Text"><text:s text:c="8"/>"prevSize": 20,</text:p>
      <text:p text:style-name="Preformatted_20_Text"><text:s text:c="8"/>"name": "dribbble-with-circle",</text:p>
      <text:p text:style-name="Preformatted_20_Text"><text:s text:c="8"/>"code": 60004</text:p>
      <text:p text:style-name="Preformatted_20_Text"><text:s text:c="6"/>},</text:p>
      <text:p text:style-name="Preformatted_20_Text"><text:s text:c="6"/>"setIdx": 1,</text:p>
      <text:p text:style-name="Preformatted_20_Text"><text:s text:c="6"/>"setId": 3,</text:p>
      <text:p text:style-name="Preformatted_20_Text"><text:s text:c="6"/>"iconIdx": 35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9.728 379.955c-69.53-123.597-143.923-224.41-149.35-231.834-112.179 53.043-195.891 156.416-222.054 280.934 10.547 0.205 178.278 2.202 371.405-49.101zM539.802 515.123c5.222-1.69 10.547-3.277 15.821-4.813-10.086-22.886-21.094-45.824-32.614-68.403-207.155 62.054-405.914 57.549-412.928 57.344-0.154 4.301-0.358 8.499-0.358 12.8 0 103.373 39.066 197.683 103.219 268.902l-0.256-0.307c0 0 110.080-195.277 327.117-265.523zM264.755 829.133v-0.205c-2.97-2.304-6.144-4.403-9.114-6.912 5.427 4.352 9.114 7.117 9.114 7.117zM415.642 121.446c-0.358 0.102-0.768 0.205-0.768 0.205 0.307-0.102 0.717-0.102 0.717-0.102l0.051-0.102zM777.677 210.125c-70.861-62.362-163.789-100.403-265.677-100.403-32.717 0-64.41 3.994-94.822 11.315 6.144 8.192 81.664 108.493 150.426 234.701 151.654-56.781 208.947-143.974 210.074-145.613zM512 983.040c-260.096 0-470.989-210.893-470.989-470.989-0.051-260.198 210.842-471.091 470.989-471.091 260.198 0 471.040 210.893 471.040 471.091 0 260.096-210.842 470.989-471.040 470.989zM580.403 577.843c-236.083 82.278-314.061 247.706-315.648 251.085 68.301 53.299 153.907 85.299 247.194 85.299 55.706 0 108.8-11.315 157.030-31.795-5.939-35.277-29.338-158.515-85.965-305.51-0.819 0.307-1.69 0.614-2.611 0.922zM598.528 415.744c9.421 19.098 18.33 38.605 26.778 58.317 3.021 6.912 5.837 13.926 8.704 20.787 138.906-17.51 275.712 12.186 280.218 13.107-0.973-95.386-35.123-182.886-91.494-251.494-0.922 1.178-65.485 94.362-224.205 159.283zM658.483 558.336c52.787 145.203 74.189 263.27 78.285 287.283 90.317-60.979 154.522-157.696 172.39-269.824-7.987-2.56-120.627-38.246-250.675-17.45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dribbble"</text:p>
      <text:p text:style-name="Preformatted_20_Text"><text:s text:c="8"/>],</text:p>
      <text:p text:style-name="Preformatted_20_Text"><text:soft-page-break/><text:s text:c="8"/>"grid": 20</text:p>
      <text:p text:style-name="Preformatted_20_Text"><text:s text:c="6"/>},</text:p>
      <text:p text:style-name="Preformatted_20_Text"><text:s text:c="6"/>"attrs": [],</text:p>
      <text:p text:style-name="Preformatted_20_Text"><text:s text:c="6"/>"properties": {</text:p>
      <text:p text:style-name="Preformatted_20_Text"><text:s text:c="8"/>"id": 358,</text:p>
      <text:p text:style-name="Preformatted_20_Text"><text:s text:c="8"/>"order": 1426,</text:p>
      <text:p text:style-name="Preformatted_20_Text"><text:s text:c="8"/>"prevSize": 20,</text:p>
      <text:p text:style-name="Preformatted_20_Text"><text:s text:c="8"/>"name": "dribbble",</text:p>
      <text:p text:style-name="Preformatted_20_Text"><text:s text:c="8"/>"code": 60005</text:p>
      <text:p text:style-name="Preformatted_20_Text"><text:s text:c="6"/>},</text:p>
      <text:p text:style-name="Preformatted_20_Text"><text:s text:c="6"/>"setIdx": 1,</text:p>
      <text:p text:style-name="Preformatted_20_Text"><text:s text:c="6"/>"setId": 3,</text:p>
      <text:p text:style-name="Preformatted_20_Text"><text:s text:c="6"/>"iconIdx": 35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628.429 360.141h-73.882c-8.755 0-18.483 11.52-18.483 26.829v53.35h92.416l-13.978 76.083h-78.438v228.403h-87.194v-228.403h-79.104v-76.083h79.104v-44.749c0-64.205 44.544-116.378 105.677-116.378h73.882v80.94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acebook-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59,</text:p>
      <text:p text:style-name="Preformatted_20_Text"><text:s text:c="8"/>"order": 1427,</text:p>
      <text:p text:style-name="Preformatted_20_Text"><text:s text:c="8"/>"prevSize": 20,</text:p>
      <text:p text:style-name="Preformatted_20_Text"><text:s text:c="8"/>"name": "facebook-with-circle",</text:p>
      <text:p text:style-name="Preformatted_20_Text"><text:s text:c="8"/>"code": 60006</text:p>
      <text:p text:style-name="Preformatted_20_Text"><text:s text:c="6"/>},</text:p>
      <text:p text:style-name="Preformatted_20_Text"><text:s text:c="6"/>"setIdx": 1,</text:p>
      <text:p text:style-name="Preformatted_20_Text"><text:s text:c="6"/>"setId": 3,</text:p>
      <text:p text:style-name="Preformatted_20_Text"><text:s text:c="6"/>"iconIdx": 35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0.4 51.2h-716.8c-56.32 0-102.4 46.080-102.4 102.4v716.8c0 56.371 46.080 102.4 102.4 102.4h358.4v-358.4h-102.4v-126.72h102.4v-104.96c0-110.797 62.054-188.621 192.819-188.621l92.314 0.102v133.376h-61.286c-50.893 0-70.246 38.195-70.246 73.626v86.528h131.482l-29.082 126.669h-102.4v358.4h204.8c56.32 0 102.4-46.029 102.4-102.4v-716.8c0-56.32-46.080-102.4-102.4-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acebook"</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60,</text:p>
      <text:p text:style-name="Preformatted_20_Text"><text:s text:c="8"/>"order": 1428,</text:p>
      <text:p text:style-name="Preformatted_20_Text"><text:soft-page-break/><text:s text:c="8"/>"prevSize": 20,</text:p>
      <text:p text:style-name="Preformatted_20_Text"><text:s text:c="8"/>"name": "facebook",</text:p>
      <text:p text:style-name="Preformatted_20_Text"><text:s text:c="8"/>"code": 60007</text:p>
      <text:p text:style-name="Preformatted_20_Text"><text:s text:c="6"/>},</text:p>
      <text:p text:style-name="Preformatted_20_Text"><text:s text:c="6"/>"setIdx": 1,</text:p>
      <text:p text:style-name="Preformatted_20_Text"><text:s text:c="6"/>"setId": 3,</text:p>
      <text:p text:style-name="Preformatted_20_Text"><text:s text:c="6"/>"iconIdx": 35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380.723 614.4c-56.115 0-101.478-45.824-101.478-102.4s45.414-102.4 101.478-102.4c56.013 0 101.478 45.824 101.478 102.4s-45.517 102.4-101.478 102.4zM643.328 614.4c-56.064 0-101.53-45.824-101.53-102.4s45.466-102.4 101.53-102.4c56.115 0 101.478 45.824 101.478 102.4s-45.414 102.4-101.478 102.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flickr-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61,</text:p>
      <text:p text:style-name="Preformatted_20_Text"><text:s text:c="8"/>"order": 1429,</text:p>
      <text:p text:style-name="Preformatted_20_Text"><text:s text:c="8"/>"prevSize": 20,</text:p>
      <text:p text:style-name="Preformatted_20_Text"><text:s text:c="8"/>"name": "flickr-with-circle",</text:p>
      <text:p text:style-name="Preformatted_20_Text"><text:s text:c="8"/>"code": 60008</text:p>
      <text:p text:style-name="Preformatted_20_Text"><text:s text:c="6"/>},</text:p>
      <text:p text:style-name="Preformatted_20_Text"><text:s text:c="6"/>"setIdx": 1,</text:p>
      <text:p text:style-name="Preformatted_20_Text"><text:s text:c="6"/>"setId": 3,</text:p>
      <text:p text:style-name="Preformatted_20_Text"><text:s text:c="6"/>"iconIdx": 36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716.8c-112.026 0-202.752-91.597-202.752-204.8s90.726-204.8 202.752-204.8c111.974 0 202.752 91.597 202.752 204.8s-90.778 204.8-202.752 204.8z",</text:p>
      <text:p text:style-name="Preformatted_20_Text"><text:s text:c="10"/>"M768 716.8c-112.026 0-202.752-91.597-202.752-204.8s90.726-204.8 202.752-204.8c111.974 0 202.752 91.597 202.752 204.8s-90.778 204.8-202.752 204.8z"</text:p>
      <text:p text:style-name="Preformatted_20_Text"><text:s text:c="8"/>],</text:p>
      <text:p text:style-name="Preformatted_20_Text"><text:s text:c="8"/>"attrs": [</text:p>
      <text:p text:style-name="Preformatted_20_Text"><text:s text:c="10"/>{},</text:p>
      <text:p text:style-name="Preformatted_20_Text"><text:s text:c="10"/>{}</text:p>
      <text:p text:style-name="Preformatted_20_Text"><text:s text:c="8"/>],</text:p>
      <text:p text:style-name="Preformatted_20_Text"><text:s text:c="8"/>"isMulticolor": false,</text:p>
      <text:p text:style-name="Preformatted_20_Text"><text:s text:c="8"/>"isMulticolor2": false,</text:p>
      <text:p text:style-name="Preformatted_20_Text"><text:s text:c="8"/>"tags": [</text:p>
      <text:p text:style-name="Preformatted_20_Text"><text:s text:c="10"/>"flick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8"/>{},</text:p>
      <text:p text:style-name="Preformatted_20_Text"><text:s text:c="8"/>{}</text:p>
      <text:p text:style-name="Preformatted_20_Text"><text:s text:c="6"/>],</text:p>
      <text:p text:style-name="Preformatted_20_Text"><text:s text:c="6"/>"properties": {</text:p>
      <text:p text:style-name="Preformatted_20_Text"><text:soft-page-break/><text:s text:c="8"/>"id": 362,</text:p>
      <text:p text:style-name="Preformatted_20_Text"><text:s text:c="8"/>"order": 1430,</text:p>
      <text:p text:style-name="Preformatted_20_Text"><text:s text:c="8"/>"prevSize": 20,</text:p>
      <text:p text:style-name="Preformatted_20_Text"><text:s text:c="8"/>"name": "flickr",</text:p>
      <text:p text:style-name="Preformatted_20_Text"><text:s text:c="8"/>"code": 60009</text:p>
      <text:p text:style-name="Preformatted_20_Text"><text:s text:c="6"/>},</text:p>
      <text:p text:style-name="Preformatted_20_Text"><text:s text:c="6"/>"setIdx": 1,</text:p>
      <text:p text:style-name="Preformatted_20_Text"><text:s text:c="6"/>"setId": 3,</text:p>
      <text:p text:style-name="Preformatted_20_Text"><text:s text:c="6"/>"iconIdx": 36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768 509.389c0 0-0.512 0-0.768 0h-0.768c-60.979 0-114.688-15.514-146.483 13.722-18.995 17.51-26.982 38.605-26.982 61.286 0 94.822 75.93 106.496 173.517 106.496h1.485c97.536 0 173.517-11.725 173.517-106.496 0-22.682-7.987-43.827-26.982-61.286-31.846-29.235-85.555-13.722-146.534-13.722zM429.722 638.976c-18.586 0-33.587-20.89-33.587-46.592s15.002-46.49 33.587-46.49c18.586 0 33.638 20.787 33.638 46.49 0.051 25.702-15.002 46.592-33.638 46.592zM594.227 638.976c-18.586 0-33.638-20.89-33.638-46.592s15.053-46.49 33.638-46.49c18.534 0 33.587 20.787 33.587 46.49 0.051 25.702-15.002 46.592-33.587 46.592zM512 20.48c-271.462 0-491.52 220.058-491.52 491.52s220.058 491.52 491.52 491.52 491.52-220.058 491.52-491.52-220.058-491.52-491.52-491.52zM556.851 713.677c-8.806 0-26.317 0-44.851 0.102-18.534-0.102-36.045-0.102-44.851-0.102-38.912 0-193.126-3.021-193.126-188.877 0-42.701 14.643-73.984 38.656-100.096-3.789-9.421-3.994-63.078 16.384-114.483 0 0 46.899 5.12 117.811 53.811 14.797-4.147 39.987-6.246 65.126-6.246s50.278 2.099 65.178 6.195c70.912-48.691 117.811-53.811 117.811-53.811 20.378 51.405 20.224 105.114 16.384 114.483 24.013 26.112 38.656 57.395 38.656 100.096-0.051 185.958-154.266 188.928-193.178 188.928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ithub-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63,</text:p>
      <text:p text:style-name="Preformatted_20_Text"><text:s text:c="8"/>"order": 1431,</text:p>
      <text:p text:style-name="Preformatted_20_Text"><text:s text:c="8"/>"prevSize": 20,</text:p>
      <text:p text:style-name="Preformatted_20_Text"><text:s text:c="8"/>"name": "github-with-circle",</text:p>
      <text:p text:style-name="Preformatted_20_Text"><text:s text:c="8"/>"code": 60010</text:p>
      <text:p text:style-name="Preformatted_20_Text"><text:s text:c="6"/>},</text:p>
      <text:p text:style-name="Preformatted_20_Text"><text:s text:c="6"/>"setIdx": 1,</text:p>
      <text:p text:style-name="Preformatted_20_Text"><text:s text:c="6"/>"setId": 3,</text:p>
      <text:p text:style-name="Preformatted_20_Text"><text:s text:c="6"/>"iconIdx": 36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74.816 579.021c-36.762 0-66.56 41.318-66.56 92.109 0 50.893 29.798 92.211 66.56 92.211s66.56-41.318 66.56-92.211c-0.051-50.79-29.798-92.109-66.56-92.109zM906.547 339.251c7.629-18.688 7.936-124.877-32.512-226.611 0 0-92.723 10.189-233.011 106.496-29.44-8.192-79.258-12.186-128.973-12.186-49.818 0-99.584 3.994-129.024 12.186-140.339-96.307-233.062-106.496-233.062-106.496-40.397 101.734-39.987 207.923-32.461 226.611-47.514 51.61-76.544 113.613-76.544 198.195 0 367.923 305.306 373.811 382.31 373.811 17.51 0 52.122 0.102 88.781 0.102 36.608 0 71.27-0.102 88.678-0.102 77.107 0 382.31-5.888 382.31-373.811 0-84.582-28.979-146.586-76.493-198.195zM513.434 866.048h-2.867c-193.075 0-343.501-22.989-343.501-210.688 0-45.005 15.872-86.682 53.606-121.293 62.822-57.702 169.216-27.187 289.894-27.187 0.512 0 1.024 0 1.485 0 0.512 0 0.922 0 1.382 0 120.678 0 <text:soft-page-break/>227.123-30.515 289.997 27.187 37.632 34.611 53.504 76.288 53.504 121.293 0 187.699-150.374 210.688-343.501 210.688zM349.235 579.021c-36.762 0-66.56 41.318-66.56 92.109 0 50.893 29.798 92.211 66.56 92.211 36.813 0 66.611-41.318 66.611-92.211 0-50.79-29.798-92.109-66.611-92.10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ithub"</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64,</text:p>
      <text:p text:style-name="Preformatted_20_Text"><text:s text:c="8"/>"order": 1432,</text:p>
      <text:p text:style-name="Preformatted_20_Text"><text:s text:c="8"/>"prevSize": 20,</text:p>
      <text:p text:style-name="Preformatted_20_Text"><text:s text:c="8"/>"name": "github",</text:p>
      <text:p text:style-name="Preformatted_20_Text"><text:s text:c="8"/>"code": 60011</text:p>
      <text:p text:style-name="Preformatted_20_Text"><text:s text:c="6"/>},</text:p>
      <text:p text:style-name="Preformatted_20_Text"><text:s text:c="6"/>"setIdx": 1,</text:p>
      <text:p text:style-name="Preformatted_20_Text"><text:s text:c="6"/>"setId": 3,</text:p>
      <text:p text:style-name="Preformatted_20_Text"><text:s text:c="6"/>"iconIdx": 36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483.686 722.995c-30.874 15.002-64.102 16.589-76.954 16.589-2.458 0-3.84 0-3.84 0s-1.178 0-2.765 0c-20.070 0-119.962-4.608-119.962-95.59 0-89.395 108.8-96.41 142.131-96.41h0.87c-19.251-25.702-15.258-51.61-15.258-51.61-1.69 0.102-4.147 0.205-7.168 0.205-12.544 0-36.762-1.997-57.549-15.411-25.498-16.384-38.4-44.288-38.4-82.893 0-109.107 119.142-113.51 120.32-113.613h118.989v2.611c0 13.312-23.91 15.923-40.192 18.125-5.53 0.819-16.64 1.894-19.763 3.482 30.157 16.128 35.021 41.421 35.021 79.104 0 42.906-16.794 65.587-34.611 81.51-11.059 9.882-19.712 17.613-19.712 28.006 0 10.189 11.878 20.582 25.702 32.717 22.579 19.917 53.555 47.002 53.555 92.723 0 47.258-20.326 81.050-60.416 100.454zM742.4 512h-76.8v76.8h-51.2v-76.8h-76.8v-51.2h76.8v-76.8h51.2v76.8h76.8v51.2zM421.018 570.88c-2.662 0-5.325 0.102-8.038 0.307-22.733 1.69-43.725 10.189-58.88 24.013-15.053 13.619-22.733 30.822-21.658 48.179 2.304 36.403 41.37 57.702 88.832 54.323 46.694-3.379 77.824-30.31 75.571-66.714-2.15-34.202-31.898-60.109-75.827-60.109zM465.766 372.992c-12.39-43.52-32.358-56.422-63.386-56.422-3.328 0-6.707 0.512-9.933 1.382-13.466 3.84-24.166 15.053-30.106 31.744-6.093 16.896-6.451 34.509-1.229 54.579 9.472 35.891 34.97 61.901 60.672 61.901 3.379 0 6.758-0.41 9.933-1.382 28.109-7.885 45.722-50.79 34.048-91.80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oogle+-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65,</text:p>
      <text:p text:style-name="Preformatted_20_Text"><text:s text:c="8"/>"order": 1433,</text:p>
      <text:p text:style-name="Preformatted_20_Text"><text:s text:c="8"/>"prevSize": 20,</text:p>
      <text:p text:style-name="Preformatted_20_Text"><text:s text:c="8"/>"name": "google-with-circle",</text:p>
      <text:p text:style-name="Preformatted_20_Text"><text:s text:c="8"/>"code": 60012</text:p>
      <text:p text:style-name="Preformatted_20_Text"><text:s text:c="6"/>},</text:p>
      <text:p text:style-name="Preformatted_20_Text"><text:soft-page-break/><text:s text:c="6"/>"setIdx": 1,</text:p>
      <text:p text:style-name="Preformatted_20_Text"><text:s text:c="6"/>"setId": 3,</text:p>
      <text:p text:style-name="Preformatted_20_Text"><text:s text:c="6"/>"iconIdx": 36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837 286.157c0 76.493 25.549 131.686 75.878 164.096 41.267 26.624 89.088 30.618 113.971 30.618 6.042 0 10.906-0.307 14.285-0.512 0 0-7.885 51.405 30.208 102.195h-1.741c-65.997 0-281.242 13.773-281.242 190.822 0 180.019 197.683 189.184 237.363 189.184 3.123 0 4.966-0.102 4.966-0.102 0.41 0 3.226 0.102 8.090 0.102 25.446 0 91.238-3.174 152.32-32.922 79.258-38.4 119.45-105.421 119.45-198.912 0-90.317-61.235-144.077-105.933-183.398-27.29-24.013-50.893-44.698-50.893-64.819 0-20.48 17.254-35.891 39.014-55.398 35.277-31.488 68.557-76.39 68.557-161.28 0-74.598-9.677-124.723-69.325-156.518 6.195-3.174 28.211-5.478 39.066-7.014 32.307-4.403 79.565-9.421 79.565-35.789v-5.069h-235.469c-2.355 0.102-238.131 8.806-238.131 224.717zM481.946 747.622c4.506 71.987-57.088 125.082-149.606 131.789-93.952 6.912-171.264-35.379-175.77-107.315-2.202-34.611 13.005-68.403 42.752-95.386 30.157-27.29 71.578-44.186 116.634-47.514 5.325-0.307 10.598-0.614 15.872-0.614 86.989 0.051 145.869 51.149 150.118 119.040zM420.454 236.851c23.091 81.306-11.776 166.195-67.379 181.914-6.4 1.792-12.954 2.662-19.661 2.662-50.893 0-101.325-51.507-120.064-122.522-10.445-39.731-9.574-74.65 2.406-108.134 11.725-33.024 32.922-55.194 59.546-62.72 6.4-1.792 13.005-2.714 19.712-2.714 61.44 0 100.966 25.498 125.44 111.514zM819.2 409.6v-153.6h-102.4v153.6h-153.6v102.4h153.6v153.6h102.4v-153.6h153.6v-102.4h-153.6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goog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66,</text:p>
      <text:p text:style-name="Preformatted_20_Text"><text:s text:c="8"/>"order": 1434,</text:p>
      <text:p text:style-name="Preformatted_20_Text"><text:s text:c="8"/>"prevSize": 20,</text:p>
      <text:p text:style-name="Preformatted_20_Text"><text:s text:c="8"/>"name": "google",</text:p>
      <text:p text:style-name="Preformatted_20_Text"><text:s text:c="8"/>"code": 60013</text:p>
      <text:p text:style-name="Preformatted_20_Text"><text:s text:c="6"/>},</text:p>
      <text:p text:style-name="Preformatted_20_Text"><text:s text:c="6"/>"setIdx": 1,</text:p>
      <text:p text:style-name="Preformatted_20_Text"><text:s text:c="6"/>"setId": 3,</text:p>
      <text:p text:style-name="Preformatted_20_Text"><text:s text:c="6"/>"iconIdx": 36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65.6 512c0 84.838-68.762 153.6-153.6 153.6s-153.6-68.762-153.6-153.6c0-8.755 0.922-17.306 2.509-25.6h-53.709v204.646c0 14.234 11.52 25.754 25.754 25.754h358.144c14.182 0 25.702-11.52 25.702-25.754v-204.646h-53.709c1.587 8.294 2.509 16.845 2.509 25.6zM512 614.4c56.525 0 102.4-45.875 102.4-102.4s-45.875-102.4-102.4-102.4-102.4 45.875-102.4 102.4 45.875 102.4 102.4 102.4zM634.88 404.48h61.389c8.499 0 15.411-6.912 15.411-15.36v-61.389c0-8.499-6.912-15.411-15.411-15.411h-61.389c-8.499 0-15.411 6.912-15.411 15.411v61.389c0.051 8.448 6.963 15.36 15.411 15.36zM512 20.48c-271.462 0-491.52 220.058-491.52 491.52s220.058 491.52 491.52 491.52c271.462 0 491.52-220.058 491.52-491.52s-220.058-491.52-491.52-491.52zM768 711.117c0 31.283-25.6 56.883-56.883 56.883h-398.234c-31.283 0-56.883-25.6-56.883-56.883v-398.234c0-31.283 25.6-56.883 56.883-56.883h398.234c31.283 0 56.883 25.6 56.883 56.883v398.234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instagram-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67,</text:p>
      <text:p text:style-name="Preformatted_20_Text"><text:s text:c="8"/>"order": 1435,</text:p>
      <text:p text:style-name="Preformatted_20_Text"><text:s text:c="8"/>"prevSize": 20,</text:p>
      <text:p text:style-name="Preformatted_20_Text"><text:s text:c="8"/>"name": "instagram-with-circle",</text:p>
      <text:p text:style-name="Preformatted_20_Text"><text:s text:c="8"/>"code": 60014</text:p>
      <text:p text:style-name="Preformatted_20_Text"><text:s text:c="6"/>},</text:p>
      <text:p text:style-name="Preformatted_20_Text"><text:s text:c="6"/>"setIdx": 1,</text:p>
      <text:p text:style-name="Preformatted_20_Text"><text:s text:c="6"/>"setId": 3,</text:p>
      <text:p text:style-name="Preformatted_20_Text"><text:s text:c="6"/>"iconIdx": 36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0.4 51.2h-716.8c-56.32 0-102.4 46.080-102.4 102.4v716.8c0 56.371 46.080 102.4 102.4 102.4h716.8c56.32 0 102.4-46.029 102.4-102.4v-716.8c0-56.32-46.080-102.4-102.4-102.4zM511.181 794.778c156.621 0 283.546-127.027 283.546-283.597 0-17.306-2.202-33.997-5.274-50.381h80.947v369.459c0 19.558-15.872 35.328-35.482 35.328h-645.837c-19.61-0-35.482-15.77-35.482-35.328v-369.459h79.309c-3.123 16.384-5.325 33.075-5.325 50.381 0 156.621 127.027 283.597 283.597 283.597zM333.978 511.181c0-97.894 79.36-177.203 177.254-177.203 97.843 0 177.254 79.309 177.254 177.203s-79.411 177.254-177.254 177.254c-97.946 0-177.254-79.36-177.254-177.254zM834.918 307.2h-82.688c-19.558 0-35.43-15.974-35.43-35.43v-82.79c0-19.558 15.872-35.379 35.379-35.379h82.688c19.661 0 35.533 15.821 35.533 35.379v82.739c0 19.507-15.872 35.482-35.482 35.48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instagram"</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68,</text:p>
      <text:p text:style-name="Preformatted_20_Text"><text:s text:c="8"/>"order": 1436,</text:p>
      <text:p text:style-name="Preformatted_20_Text"><text:s text:c="8"/>"prevSize": 20,</text:p>
      <text:p text:style-name="Preformatted_20_Text"><text:s text:c="8"/>"name": "instagram",</text:p>
      <text:p text:style-name="Preformatted_20_Text"><text:s text:c="8"/>"code": 60015</text:p>
      <text:p text:style-name="Preformatted_20_Text"><text:s text:c="6"/>},</text:p>
      <text:p text:style-name="Preformatted_20_Text"><text:s text:c="6"/>"setIdx": 1,</text:p>
      <text:p text:style-name="Preformatted_20_Text"><text:s text:c="6"/>"setId": 3,</text:p>
      <text:p text:style-name="Preformatted_20_Text"><text:s text:c="6"/>"iconIdx": 36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647.373 656.896c-102.502 0-138.086-46.592-156.979-104.602l-18.995-59.699c-14.182-43.571-25.651-75.11-77.773-75.11-36.147 0-83.251 23.706-83.251 97.178 0 57.293 39.424 93.184 80.282 93.184 34.662 0 55.501-19.507 66.355-29.286l18.125 51.814c-12.339 8.909-37.581 26.47-87.398 26.47-68.915 0-134.4-48.998-134.4-139.776 0-94.413 68.25-150.016 138.496-150.016 78.848 0 108.186 28.672 133.12 106.394l19.558 59.699c14.234 43.622 44.288 75.315 104.141 75.315 40.294 0 61.645-9.011 61.645-<text:soft-page-break/>31.078 0-17.306-10.086-29.901-40.294-37.018l-40.294-9.626c-49.203-11.878-68.762-37.581-68.762-78.285 0-65.075 52.122-85.402 105.523-85.402 60.467 0 97.178 22.118 101.888 75.878l-59.238 7.117c-2.355-25.6-17.766-36.403-46.234-36.403-26.061 0-42.035 11.981-42.035 32.307 0 17.92 7.68 28.621 33.792 34.611l37.888 8.397c50.944 11.93 78.234 37.018 78.234 85.402-0.051 59.853-49.869 82.534-123.392 82.53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astfm-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69,</text:p>
      <text:p text:style-name="Preformatted_20_Text"><text:s text:c="8"/>"order": 1437,</text:p>
      <text:p text:style-name="Preformatted_20_Text"><text:s text:c="8"/>"prevSize": 20,</text:p>
      <text:p text:style-name="Preformatted_20_Text"><text:s text:c="8"/>"name": "lastfm-with-circle",</text:p>
      <text:p text:style-name="Preformatted_20_Text"><text:s text:c="8"/>"code": 60016</text:p>
      <text:p text:style-name="Preformatted_20_Text"><text:s text:c="6"/>},</text:p>
      <text:p text:style-name="Preformatted_20_Text"><text:s text:c="6"/>"setIdx": 1,</text:p>
      <text:p text:style-name="Preformatted_20_Text"><text:s text:c="6"/>"setId": 3,</text:p>
      <text:p text:style-name="Preformatted_20_Text"><text:s text:c="6"/>"iconIdx": 36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38.989 746.291c-24.422 17.818-74.496 52.429-173.107 52.429-136.243 0-265.882-96.922-265.882-276.736 0-186.778 135.014-296.704 274.125-296.704 156.006 0 214.17 56.73 263.373 210.381l38.707 118.221c28.211 86.426 87.706 148.992 206.131 148.992 79.77 0 121.958-17.715 121.958-61.389 0-34.304-19.917-59.187-79.718-73.421l-79.821-18.893c-97.28-23.603-135.987-74.496-135.987-154.88 0-128.819 103.219-169.011 208.742-169.011 119.654 0 192.358 43.725 201.728 150.118l-117.299 14.182c-4.71-50.79-35.226-72.090-91.494-72.090-51.61 0-83.302 23.603-83.302 63.795 0 35.482 15.309 56.781 66.918 68.608l75.059 16.589c100.864 23.603 154.88 73.318 154.88 169.114 0 118.221-98.509 163.123-244.019 163.123-202.906 0-273.306-92.211-310.784-206.899l-37.581-118.221c-28.109-86.374-50.688-148.582-153.907-148.582-71.578 0-164.813 46.899-164.813 192.307 0 113.51 77.978 184.525 158.925 184.525 68.608 0 109.875-38.605 131.277-57.907l35.891 102.34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astfm"</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70,</text:p>
      <text:p text:style-name="Preformatted_20_Text"><text:s text:c="8"/>"order": 1438,</text:p>
      <text:p text:style-name="Preformatted_20_Text"><text:s text:c="8"/>"prevSize": 20,</text:p>
      <text:p text:style-name="Preformatted_20_Text"><text:s text:c="8"/>"name": "lastfm",</text:p>
      <text:p text:style-name="Preformatted_20_Text"><text:s text:c="8"/>"code": 60017</text:p>
      <text:p text:style-name="Preformatted_20_Text"><text:s text:c="6"/>},</text:p>
      <text:p text:style-name="Preformatted_20_Text"><text:s text:c="6"/>"setIdx": 1,</text:p>
      <text:p text:style-name="Preformatted_20_Text"><text:s text:c="6"/>"setId": 3,</text:p>
      <text:p text:style-name="Preformatted_20_Text"><text:s text:c="6"/>"iconIdx": 369</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512 20.48c-271.462 0-491.52 220.058-491.52 491.52s220.058 491.52 491.52 491.52 491.52-220.058 491.52-491.52-220.058-491.52-491.52-491.52zM391.68 715.725h-99.533v-320.307h99.533v320.307zM341.299 356.096c-31.437 0-51.763-22.272-51.763-49.818 0-28.109 20.941-49.715 53.043-49.715s51.763 21.606 52.378 49.715c0 27.546-20.275 49.818-53.658 49.818zM755.2 715.725h-99.533v-177.51c0-41.318-14.438-69.376-50.432-69.376-27.494 0-43.827 18.995-51.046 37.274-2.662 6.502-3.328 15.718-3.328 24.883v184.678h-99.584v-218.112c0-39.987-1.28-73.421-2.611-102.195h86.477l4.557 44.493h1.997c13.107-20.89 45.21-51.712 98.918-51.712 65.485 0 114.586 43.878 114.586 138.189v189.38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linkedin-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71,</text:p>
      <text:p text:style-name="Preformatted_20_Text"><text:s text:c="8"/>"order": 1439,</text:p>
      <text:p text:style-name="Preformatted_20_Text"><text:s text:c="8"/>"prevSize": 20,</text:p>
      <text:p text:style-name="Preformatted_20_Text"><text:s text:c="8"/>"name": "linkedin-with-circle",</text:p>
      <text:p text:style-name="Preformatted_20_Text"><text:s text:c="8"/>"code": 60018</text:p>
      <text:p text:style-name="Preformatted_20_Text"><text:s text:c="6"/>},</text:p>
      <text:p text:style-name="Preformatted_20_Text"><text:s text:c="6"/>"setIdx": 1,</text:p>
      <text:p text:style-name="Preformatted_20_Text"><text:s text:c="6"/>"setId": 3,</text:p>
      <text:p text:style-name="Preformatted_20_Text"><text:s text:c="6"/>"iconIdx": 37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153.6c0 54.374-36.352 101.171-102.451 101.171-62.208 0-102.349-44.134-102.349-98.509 0-55.808 38.912-105.062 102.4-105.062s101.171 46.592 102.4 102.4zM51.2 972.8v-665.6h204.8v665.6h-204.8z",</text:p>
      <text:p text:style-name="Preformatted_20_Text"><text:s text:c="10"/>"M358.4 534.733c0-79.104-2.611-145.203-5.222-202.291h184.013l9.114 88.218h3.891c25.907-41.523 89.395-102.4 195.686-102.4 129.638 0 226.918 86.784 226.918 273.51v381.030h-204.8v-351.283c0-81.613-31.078-143.872-102.4-143.872-54.374 0-81.613 44.032-95.898 80.333-5.222 13.005-6.502 31.13-6.502 49.306v365.517h-204.8v-438.067z"</text:p>
      <text:p text:style-name="Preformatted_20_Text"><text:s text:c="8"/>],</text:p>
      <text:p text:style-name="Preformatted_20_Text"><text:s text:c="8"/>"attrs": [</text:p>
      <text:p text:style-name="Preformatted_20_Text"><text:s text:c="10"/>{},</text:p>
      <text:p text:style-name="Preformatted_20_Text"><text:s text:c="10"/>{}</text:p>
      <text:p text:style-name="Preformatted_20_Text"><text:s text:c="8"/>],</text:p>
      <text:p text:style-name="Preformatted_20_Text"><text:s text:c="8"/>"isMulticolor": false,</text:p>
      <text:p text:style-name="Preformatted_20_Text"><text:s text:c="8"/>"isMulticolor2": false,</text:p>
      <text:p text:style-name="Preformatted_20_Text"><text:s text:c="8"/>"tags": [</text:p>
      <text:p text:style-name="Preformatted_20_Text"><text:s text:c="10"/>"linkedi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8"/>{},</text:p>
      <text:p text:style-name="Preformatted_20_Text"><text:s text:c="8"/>{}</text:p>
      <text:p text:style-name="Preformatted_20_Text"><text:s text:c="6"/>],</text:p>
      <text:p text:style-name="Preformatted_20_Text"><text:s text:c="6"/>"properties": {</text:p>
      <text:p text:style-name="Preformatted_20_Text"><text:s text:c="8"/>"id": 372,</text:p>
      <text:p text:style-name="Preformatted_20_Text"><text:s text:c="8"/>"order": 1440,</text:p>
      <text:p text:style-name="Preformatted_20_Text"><text:s text:c="8"/>"prevSize": 20,</text:p>
      <text:p text:style-name="Preformatted_20_Text"><text:s text:c="8"/>"name": "linkedin",</text:p>
      <text:p text:style-name="Preformatted_20_Text"><text:soft-page-break/><text:s text:c="8"/>"code": 60019</text:p>
      <text:p text:style-name="Preformatted_20_Text"><text:s text:c="6"/>},</text:p>
      <text:p text:style-name="Preformatted_20_Text"><text:s text:c="6"/>"setIdx": 1,</text:p>
      <text:p text:style-name="Preformatted_20_Text"><text:s text:c="6"/>"setId": 3,</text:p>
      <text:p text:style-name="Preformatted_20_Text"><text:s text:c="6"/>"iconIdx": 37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545.638 628.48c-31.539-2.406-44.749-18.022-69.427-32.973-13.568 71.219-30.157 139.52-79.309 175.206-15.206-107.725 22.221-188.518 39.629-274.381-29.645-49.92 3.533-150.323 66.099-125.645 76.954 30.515-66.662 185.6 29.747 205.005 100.659 20.173 141.773-174.694 79.36-237.978-90.214-91.494-262.502-2.099-241.306 128.87 5.12 32 38.246 41.728 13.21 85.914-57.702-12.8-74.957-58.317-72.704-118.989 3.533-99.328 89.242-168.909 175.155-178.483 108.698-12.083 210.688 39.885 224.819 142.182 15.821 115.405-49.101 240.282-165.274 231.27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interest-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73,</text:p>
      <text:p text:style-name="Preformatted_20_Text"><text:s text:c="8"/>"order": 1441,</text:p>
      <text:p text:style-name="Preformatted_20_Text"><text:s text:c="8"/>"prevSize": 20,</text:p>
      <text:p text:style-name="Preformatted_20_Text"><text:s text:c="8"/>"name": "pinterest-with-circle",</text:p>
      <text:p text:style-name="Preformatted_20_Text"><text:s text:c="8"/>"code": 60020</text:p>
      <text:p text:style-name="Preformatted_20_Text"><text:s text:c="6"/>},</text:p>
      <text:p text:style-name="Preformatted_20_Text"><text:s text:c="6"/>"setIdx": 1,</text:p>
      <text:p text:style-name="Preformatted_20_Text"><text:s text:c="6"/>"setId": 3,</text:p>
      <text:p text:style-name="Preformatted_20_Text"><text:s text:c="6"/>"iconIdx": 37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41.19 677.222c-26.931 141.005-59.75 276.173-157.082 346.778-30.003-213.094 44.083-373.094 78.541-542.976-58.726-98.816 7.066-297.574 130.816-248.576 152.32 60.211-131.891 367.206 58.88 405.606 199.219 39.987 280.525-345.6 156.979-470.989-178.432-181.146-519.475-4.25-477.491 255.078 10.189 63.386 75.674 82.586 26.163 170.086-114.227-25.293-148.326-115.405-143.923-235.52 7.066-196.608 176.589-334.182 346.675-353.28 215.091-24.115 416.973 79.002 444.877 281.293 31.386 228.403-97.075 475.802-327.117 457.984-62.362-4.864-88.474-35.789-137.318-65.485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pinterest"</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74,</text:p>
      <text:p text:style-name="Preformatted_20_Text"><text:s text:c="8"/>"order": 1442,</text:p>
      <text:p text:style-name="Preformatted_20_Text"><text:s text:c="8"/>"prevSize": 20,</text:p>
      <text:p text:style-name="Preformatted_20_Text"><text:soft-page-break/><text:s text:c="8"/>"name": "pinterest",</text:p>
      <text:p text:style-name="Preformatted_20_Text"><text:s text:c="8"/>"code": 60021</text:p>
      <text:p text:style-name="Preformatted_20_Text"><text:s text:c="6"/>},</text:p>
      <text:p text:style-name="Preformatted_20_Text"><text:s text:c="6"/>"setIdx": 1,</text:p>
      <text:p text:style-name="Preformatted_20_Text"><text:s text:c="6"/>"setId": 3,</text:p>
      <text:p text:style-name="Preformatted_20_Text"><text:s text:c="6"/>"iconIdx": 37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29.594 512.051c0 220.518-176.538 399.309-394.291 399.309s-394.342-178.79-394.342-399.309c0-220.621 176.538-399.411 394.291-399.411 31.283 0 61.645 3.891 90.829 10.906v227.379c-46.182-16.896-102.912-14.387-156.314 11.418-96.512 46.592-145.459 151.398-109.312 233.984 36.096 82.688 143.718 112.026 240.179 65.382 66.509-32.102 125.082-109.414 125.082-206.285v-293.069c8.294 4.608 16.384 9.626 24.32 14.797 74.957 47.104 186.266 110.182 316.314 116.787 50.688 2.509-19.917 130.099-140.186 165.683 2.253 17.101 3.43 34.611 3.43 52.42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rdio"</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75,</text:p>
      <text:p text:style-name="Preformatted_20_Text"><text:s text:c="8"/>"order": 1443,</text:p>
      <text:p text:style-name="Preformatted_20_Text"><text:s text:c="8"/>"prevSize": 20,</text:p>
      <text:p text:style-name="Preformatted_20_Text"><text:s text:c="8"/>"name": "rdio",</text:p>
      <text:p text:style-name="Preformatted_20_Text"><text:s text:c="8"/>"code": 60022</text:p>
      <text:p text:style-name="Preformatted_20_Text"><text:s text:c="6"/>},</text:p>
      <text:p text:style-name="Preformatted_20_Text"><text:s text:c="6"/>"setIdx": 1,</text:p>
      <text:p text:style-name="Preformatted_20_Text"><text:s text:c="6"/>"setId": 3,</text:p>
      <text:p text:style-name="Preformatted_20_Text"><text:s text:c="6"/>"iconIdx": 37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512 398.592c-15.002 0-27.187 12.186-27.187 27.085v162.202c0 63.693-51.968 115.507-115.763 115.507s-115.763-51.814-115.763-115.507v-67.891h88.525v67.891c0 15.002 12.186 27.085 27.187 27.085s27.187-12.083 27.187-27.085v-162.202c0.102-63.693 51.968-115.456 115.814-115.456 63.795 0 115.763 51.814 115.763 115.507v30.874l-53.248 17.101-35.328-17.101v-30.925c0-14.899-12.134-27.085-27.187-27.085zM770.714 587.878c0 63.693-51.968 115.507-115.763 115.507-63.846 0-115.814-51.814-115.814-115.507v-69.325l35.328 17.101 53.248-17.101v69.325c0 15.002 12.186 27.085 27.187 27.085s27.136-12.083 27.136-27.085v-67.891h88.627v67.891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tumbleupon-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76,</text:p>
      <text:p text:style-name="Preformatted_20_Text"><text:soft-page-break/><text:s text:c="8"/>"order": 1444,</text:p>
      <text:p text:style-name="Preformatted_20_Text"><text:s text:c="8"/>"prevSize": 20,</text:p>
      <text:p text:style-name="Preformatted_20_Text"><text:s text:c="8"/>"name": "stumbleupon-with-circle",</text:p>
      <text:p text:style-name="Preformatted_20_Text"><text:s text:c="8"/>"code": 60023</text:p>
      <text:p text:style-name="Preformatted_20_Text"><text:s text:c="6"/>},</text:p>
      <text:p text:style-name="Preformatted_20_Text"><text:s text:c="6"/>"setIdx": 1,</text:p>
      <text:p text:style-name="Preformatted_20_Text"><text:s text:c="6"/>"setId": 3,</text:p>
      <text:p text:style-name="Preformatted_20_Text"><text:s text:c="6"/>"iconIdx": 37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5.811 412.621l69.888 33.792 105.421-33.792v-61.133c-0-126.106-102.81-228.608-229.12-228.608s-229.12 102.502-229.12 228.608v321.024c0 29.594-24.166 53.709-53.811 53.709-29.696 0-53.811-24.115-53.811-53.709v-134.4h-175.258v134.4c0 126.003 102.758 228.608 229.12 228.608 126.31 0 229.069-102.605 229.069-228.608v-321.024c0-29.594 24.166-53.709 53.862-53.709 29.645 0 53.811 24.115 53.811 53.709v61.133zM848.691 538.112v134.4c0 29.594-24.115 53.709-53.811 53.709s-53.811-24.115-53.811-53.709v-137.114l-105.421 33.69-69.888-33.69v137.114c0 126.003 102.81 228.608 229.12 228.608s229.12-102.605 229.12-228.608v-134.4h-175.30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stumbleupon"</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77,</text:p>
      <text:p text:style-name="Preformatted_20_Text"><text:s text:c="8"/>"order": 1445,</text:p>
      <text:p text:style-name="Preformatted_20_Text"><text:s text:c="8"/>"prevSize": 20,</text:p>
      <text:p text:style-name="Preformatted_20_Text"><text:s text:c="8"/>"name": "stumbleupon",</text:p>
      <text:p text:style-name="Preformatted_20_Text"><text:s text:c="8"/>"code": 60024</text:p>
      <text:p text:style-name="Preformatted_20_Text"><text:s text:c="6"/>},</text:p>
      <text:p text:style-name="Preformatted_20_Text"><text:s text:c="6"/>"setIdx": 1,</text:p>
      <text:p text:style-name="Preformatted_20_Text"><text:s text:c="6"/>"setId": 3,</text:p>
      <text:p text:style-name="Preformatted_20_Text"><text:s text:c="6"/>"iconIdx": 37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643.942 724.019c-20.122 9.626-38.298 16.282-54.579 20.224-16.282 3.789-33.894 5.786-52.787 5.786-21.504 0-40.499-2.816-57.037-8.294s-30.618-13.312-42.291-23.501c-11.674-10.086-19.763-20.992-24.269-32.41-4.506-11.52-6.758-28.109-6.758-49.818v-167.014h-52.019v-67.277c18.381-6.093 34.304-14.797 47.462-26.214 13.158-11.315 23.757-24.883 31.693-40.806 7.987-15.872 13.466-36.198 16.486-60.672h66.918v120.32h111.616v74.65h-111.616v122.112c0 27.597 1.434 45.312 4.352 53.094 2.867 7.885 8.243 14.080 16.128 18.79 10.445 6.298 22.374 9.472 35.686 9.472 23.859 0 47.514-7.885 71.066-23.603v75.16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umblr-with-circle"</text:p>
      <text:p text:style-name="Preformatted_20_Text"><text:s text:c="8"/>],</text:p>
      <text:p text:style-name="Preformatted_20_Text"><text:s text:c="8"/>"grid": 20</text:p>
      <text:p text:style-name="Preformatted_20_Text"><text:s text:c="6"/>},</text:p>
      <text:p text:style-name="Preformatted_20_Text"><text:soft-page-break/><text:s text:c="6"/>"attrs": [],</text:p>
      <text:p text:style-name="Preformatted_20_Text"><text:s text:c="6"/>"properties": {</text:p>
      <text:p text:style-name="Preformatted_20_Text"><text:s text:c="8"/>"id": 378,</text:p>
      <text:p text:style-name="Preformatted_20_Text"><text:s text:c="8"/>"order": 1446,</text:p>
      <text:p text:style-name="Preformatted_20_Text"><text:s text:c="8"/>"prevSize": 20,</text:p>
      <text:p text:style-name="Preformatted_20_Text"><text:s text:c="8"/>"name": "tumblr-with-circle",</text:p>
      <text:p text:style-name="Preformatted_20_Text"><text:s text:c="8"/>"code": 60025</text:p>
      <text:p text:style-name="Preformatted_20_Text"><text:s text:c="6"/>},</text:p>
      <text:p text:style-name="Preformatted_20_Text"><text:s text:c="6"/>"setIdx": 1,</text:p>
      <text:p text:style-name="Preformatted_20_Text"><text:s text:c="6"/>"setId": 3,</text:p>
      <text:p text:style-name="Preformatted_20_Text"><text:s text:c="6"/>"iconIdx": 37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98.72 931.635c-39.782 18.995-75.776 32.307-107.981 39.987-32.256 7.578-67.123 11.418-104.602 11.418-42.547 0-80.179-5.478-112.896-16.282-32.717-10.906-60.57-26.419-83.712-46.49-23.091-20.224-39.117-41.574-48.026-64.205-8.909-22.682-13.363-55.603-13.363-98.611v-330.496h-102.861v-133.325c36.557-11.981 67.891-29.184 93.952-51.712 26.112-22.426 47.002-49.408 62.822-80.896 15.77-31.386 26.573-71.475 32.563-120.064h132.352v238.182h220.877v147.814h-220.877v241.613c0 54.579 2.867 89.702 8.602 105.216 5.683 15.514 16.333 27.904 31.846 37.12 20.634 12.493 44.186 18.79 70.707 18.79 47.104 0 94.003-15.514 140.595-46.49v148.42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umbl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79,</text:p>
      <text:p text:style-name="Preformatted_20_Text"><text:s text:c="8"/>"order": 1447,</text:p>
      <text:p text:style-name="Preformatted_20_Text"><text:s text:c="8"/>"prevSize": 20,</text:p>
      <text:p text:style-name="Preformatted_20_Text"><text:s text:c="8"/>"name": "tumblr",</text:p>
      <text:p text:style-name="Preformatted_20_Text"><text:s text:c="8"/>"code": 60026</text:p>
      <text:p text:style-name="Preformatted_20_Text"><text:s text:c="6"/>},</text:p>
      <text:p text:style-name="Preformatted_20_Text"><text:s text:c="6"/>"setIdx": 1,</text:p>
      <text:p text:style-name="Preformatted_20_Text"><text:s text:c="6"/>"setId": 3,</text:p>
      <text:p text:style-name="Preformatted_20_Text"><text:s text:c="6"/>"iconIdx": 37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711.936 423.117c0.205 4.198 0.256 8.397 0.256 12.493 0 128-97.331 275.507-275.405 275.507-54.682 0-105.574-15.974-148.378-43.52 7.526 0.922 15.258 1.28 23.091 1.28 45.363 0 87.091-15.411 120.218-41.421-42.342-0.819-78.080-28.774-90.419-67.174 5.888 1.075 11.93 1.69 18.176 1.69 8.806 0 17.408-1.178 25.498-3.379-44.288-8.909-77.67-48.026-77.67-94.925v-1.178c13.056 7.219 28.006 11.622 43.878 12.134-26.010-17.408-43.059-47.002-43.059-80.64 0-17.715 4.762-34.406 13.107-48.691 47.77 58.573 119.040 97.075 199.526 101.222-1.69-7.117-2.509-14.49-2.509-22.118 0-53.402 43.315-96.819 96.819-96.819 27.802 0 52.992 11.776 70.656 30.618 22.067-4.403 42.752-12.39 61.44-23.501-7.219 22.579-22.528 41.574-42.547 53.606 19.61-2.406 38.246-7.578 55.603-15.309-12.954 19.405-29.389 36.506-48.282 50.125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twitter-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80,</text:p>
      <text:p text:style-name="Preformatted_20_Text"><text:s text:c="8"/>"order": 1448,</text:p>
      <text:p text:style-name="Preformatted_20_Text"><text:s text:c="8"/>"prevSize": 20,</text:p>
      <text:p text:style-name="Preformatted_20_Text"><text:s text:c="8"/>"name": "twitter-with-circle",</text:p>
      <text:p text:style-name="Preformatted_20_Text"><text:s text:c="8"/>"code": 60027</text:p>
      <text:p text:style-name="Preformatted_20_Text"><text:s text:c="6"/>},</text:p>
      <text:p text:style-name="Preformatted_20_Text"><text:s text:c="6"/>"setIdx": 1,</text:p>
      <text:p text:style-name="Preformatted_20_Text"><text:s text:c="6"/>"setId": 3,</text:p>
      <text:p text:style-name="Preformatted_20_Text"><text:s text:c="6"/>"iconIdx": 37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86.579 319.795c0.41 8.294 0.563 16.691 0.563 24.986 0 255.488-194.406 549.99-549.888 549.99-109.21 0-210.739-32-296.294-86.886 15.155 1.792 30.515 2.714 46.080 2.714 90.624 0 173.926-30.925 240.026-82.688-84.531-1.587-155.955-57.395-180.531-134.195 11.776 2.202 23.91 3.379 36.352 3.379 17.664 0 34.765-2.304 50.944-6.707-88.422-17.818-155.034-95.898-155.034-189.594 0-0.819 0-1.587 0-2.406 26.061 14.49 55.91 23.194 87.552 24.218-51.866-34.714-86.016-93.798-86.016-160.922 0-35.379 9.523-68.608 26.214-97.178 95.283 116.992 237.773 193.894 398.387 201.984-3.277-14.182-4.966-28.877-4.966-44.083 0-106.701 86.477-193.178 193.229-193.178 55.603 0 105.83 23.398 141.107 60.979 43.981-8.704 85.35-24.781 122.726-46.899-14.438 45.107-45.107 82.995-84.992 106.906 39.117-4.71 76.288-15.002 111.002-30.413-25.907 38.81-58.675 72.806-96.461 99.994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twitter"</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81,</text:p>
      <text:p text:style-name="Preformatted_20_Text"><text:s text:c="8"/>"order": 1449,</text:p>
      <text:p text:style-name="Preformatted_20_Text"><text:s text:c="8"/>"prevSize": 20,</text:p>
      <text:p text:style-name="Preformatted_20_Text"><text:s text:c="8"/>"name": "twitter",</text:p>
      <text:p text:style-name="Preformatted_20_Text"><text:s text:c="8"/>"code": 60028</text:p>
      <text:p text:style-name="Preformatted_20_Text"><text:s text:c="6"/>},</text:p>
      <text:p text:style-name="Preformatted_20_Text"><text:s text:c="6"/>"setIdx": 1,</text:p>
      <text:p text:style-name="Preformatted_20_Text"><text:s text:c="6"/>"setId": 3,</text:p>
      <text:p text:style-name="Preformatted_20_Text"><text:s text:c="6"/>"iconIdx": 38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0.48c-271.462 0-491.52 220.058-491.52 491.52s220.058 491.52 491.52 491.52 491.52-220.058 491.52-491.52-220.058-491.52-491.52-491.52zM737.331 417.28c-26.010 149.299-171.418 275.814-215.091 304.691-43.725 28.774-83.661-11.622-98.099-42.189-16.589-34.918-66.202-223.898-79.206-239.616-13.005-15.667-52.019 15.718-52.019 15.718l-18.893-25.293c0 0 79.206-96.41 139.469-108.39 63.898-12.8 63.795 99.891 79.155 162.509 14.899 60.57 24.883 95.181 37.837 95.181 13.005 0 37.837-33.69 64.973-85.504 27.238-51.814-1.126-97.587-54.323-65.024 21.248-130.048 222.208-161.382 196.198-12.083z"</text:p>
      <text:p text:style-name="Preformatted_20_Text"><text:soft-page-break/><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imeo-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82,</text:p>
      <text:p text:style-name="Preformatted_20_Text"><text:s text:c="8"/>"order": 1450,</text:p>
      <text:p text:style-name="Preformatted_20_Text"><text:s text:c="8"/>"prevSize": 20,</text:p>
      <text:p text:style-name="Preformatted_20_Text"><text:s text:c="8"/>"name": "vimeo-with-circle",</text:p>
      <text:p text:style-name="Preformatted_20_Text"><text:s text:c="8"/>"code": 60029</text:p>
      <text:p text:style-name="Preformatted_20_Text"><text:s text:c="6"/>},</text:p>
      <text:p text:style-name="Preformatted_20_Text"><text:s text:c="6"/>"setIdx": 1,</text:p>
      <text:p text:style-name="Preformatted_20_Text"><text:s text:c="6"/>"setId": 3,</text:p>
      <text:p text:style-name="Preformatted_20_Text"><text:s text:c="6"/>"iconIdx": 38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8.192 299.008c-51.507 295.578-339.2 545.792-425.728 602.982-86.528 57.088-165.53-22.886-194.15-83.507-32.819-68.966-131.021-443.187-156.774-474.163-25.754-31.027-102.912 30.976-102.912 30.976l-37.427-49.971c0 0 156.723-190.72 276.019-214.579 126.464-25.242 126.259 197.837 156.672 321.638 29.389 119.91 49.203 188.416 74.906 188.416s74.854-66.816 128.614-169.216c53.914-102.605-2.304-193.126-107.571-128.717 42.138-257.382 439.859-319.283 388.352-23.859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vimeo"</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83,</text:p>
      <text:p text:style-name="Preformatted_20_Text"><text:s text:c="8"/>"order": 1451,</text:p>
      <text:p text:style-name="Preformatted_20_Text"><text:s text:c="8"/>"prevSize": 20,</text:p>
      <text:p text:style-name="Preformatted_20_Text"><text:s text:c="8"/>"name": "vimeo",</text:p>
      <text:p text:style-name="Preformatted_20_Text"><text:s text:c="8"/>"code": 60030</text:p>
      <text:p text:style-name="Preformatted_20_Text"><text:s text:c="6"/>},</text:p>
      <text:p text:style-name="Preformatted_20_Text"><text:s text:c="6"/>"setIdx": 1,</text:p>
      <text:p text:style-name="Preformatted_20_Text"><text:s text:c="6"/>"setId": 3,</text:p>
      <text:p text:style-name="Preformatted_20_Text"><text:s text:c="6"/>"iconIdx": 38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94.074 503.45l-114.995-53.658c-10.035-4.659-18.278 0.563-18.278 11.674v101.069c0 11.11 8.243 16.333 18.278 11.674l114.944-53.658c10.086-4.71 10.086-12.39 0.051-17.101zM512 20.48c-271.462 0-491.52 220.058-491.52 491.52s220.058 491.52 491.52 491.52 491.52-220.058 491.52-491.52-220.058-491.52-491.52-491.52zM512 711.68c-251.597 0-256-22.682-256-199.68s4.403-199.68 256-199.68 256 22.682 256 199.68-4.403 199.68-256 199.68z"</text:p>
      <text:p text:style-name="Preformatted_20_Text"><text:s text:c="8"/>],</text:p>
      <text:p text:style-name="Preformatted_20_Text"><text:s text:c="8"/>"attrs": [],</text:p>
      <text:p text:style-name="Preformatted_20_Text"><text:s text:c="8"/>"isMulticolor": false,</text:p>
      <text:p text:style-name="Preformatted_20_Text"><text:soft-page-break/><text:s text:c="8"/>"isMulticolor2": false,</text:p>
      <text:p text:style-name="Preformatted_20_Text"><text:s text:c="8"/>"tags": [</text:p>
      <text:p text:style-name="Preformatted_20_Text"><text:s text:c="10"/>"youtube-with-circl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84,</text:p>
      <text:p text:style-name="Preformatted_20_Text"><text:s text:c="8"/>"order": 1452,</text:p>
      <text:p text:style-name="Preformatted_20_Text"><text:s text:c="8"/>"prevSize": 20,</text:p>
      <text:p text:style-name="Preformatted_20_Text"><text:s text:c="8"/>"name": "youtube-with-circle",</text:p>
      <text:p text:style-name="Preformatted_20_Text"><text:s text:c="8"/>"code": 60031</text:p>
      <text:p text:style-name="Preformatted_20_Text"><text:s text:c="6"/>},</text:p>
      <text:p text:style-name="Preformatted_20_Text"><text:s text:c="6"/>"setIdx": 1,</text:p>
      <text:p text:style-name="Preformatted_20_Text"><text:s text:c="6"/>"setId": 3,</text:p>
      <text:p text:style-name="Preformatted_20_Text"><text:s text:c="6"/>"iconIdx": 38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17.76c-503.194 0-512 44.749-512 394.24s8.806 394.24 512 394.24 512-44.749 512-394.24-8.806-394.24-512-394.24zM676.096 529.101l-229.888 107.315c-20.122 9.318-36.608-1.126-36.608-23.347v-202.138c0-22.17 16.486-32.666 36.608-23.347l229.888 107.315c20.122 9.421 20.122 24.781 0 34.202z"</text:p>
      <text:p text:style-name="Preformatted_20_Text"><text:s text:c="8"/>],</text:p>
      <text:p text:style-name="Preformatted_20_Text"><text:s text:c="8"/>"attrs": [],</text:p>
      <text:p text:style-name="Preformatted_20_Text"><text:s text:c="8"/>"isMulticolor": false,</text:p>
      <text:p text:style-name="Preformatted_20_Text"><text:s text:c="8"/>"isMulticolor2": false,</text:p>
      <text:p text:style-name="Preformatted_20_Text"><text:s text:c="8"/>"tags": [</text:p>
      <text:p text:style-name="Preformatted_20_Text"><text:s text:c="10"/>"youtube"</text:p>
      <text:p text:style-name="Preformatted_20_Text"><text:s text:c="8"/>],</text:p>
      <text:p text:style-name="Preformatted_20_Text"><text:s text:c="8"/>"grid": 20</text:p>
      <text:p text:style-name="Preformatted_20_Text"><text:s text:c="6"/>},</text:p>
      <text:p text:style-name="Preformatted_20_Text"><text:s text:c="6"/>"attrs": [],</text:p>
      <text:p text:style-name="Preformatted_20_Text"><text:s text:c="6"/>"properties": {</text:p>
      <text:p text:style-name="Preformatted_20_Text"><text:s text:c="8"/>"id": 385,</text:p>
      <text:p text:style-name="Preformatted_20_Text"><text:s text:c="8"/>"order": 1453,</text:p>
      <text:p text:style-name="Preformatted_20_Text"><text:s text:c="8"/>"prevSize": 20,</text:p>
      <text:p text:style-name="Preformatted_20_Text"><text:s text:c="8"/>"name": "youtube",</text:p>
      <text:p text:style-name="Preformatted_20_Text"><text:s text:c="8"/>"code": 60032</text:p>
      <text:p text:style-name="Preformatted_20_Text"><text:s text:c="6"/>},</text:p>
      <text:p text:style-name="Preformatted_20_Text"><text:s text:c="6"/>"setIdx": 1,</text:p>
      <text:p text:style-name="Preformatted_20_Text"><text:s text:c="6"/>"setId": 3,</text:p>
      <text:p text:style-name="Preformatted_20_Text"><text:s text:c="6"/>"iconIdx": 38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90.444l-512-397.426-512 397.428v-162.038l512-397.426 512 397.428zM896 576v384h-256v-256h-256v256h-256v-384l384-288z"</text:p>
      <text:p text:style-name="Preformatted_20_Text"><text:s text:c="8"/>],</text:p>
      <text:p text:style-name="Preformatted_20_Text"><text:s text:c="8"/>"tags": [</text:p>
      <text:p text:style-name="Preformatted_20_Text"><text:s text:c="10"/>"home",</text:p>
      <text:p text:style-name="Preformatted_20_Text"><text:s text:c="10"/>"house"</text:p>
      <text:p text:style-name="Preformatted_20_Text"><text:s text:c="8"/>],</text:p>
      <text:p text:style-name="Preformatted_20_Text"><text:s text:c="8"/>"defaultCode": 5964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ome, house",</text:p>
      <text:p text:style-name="Preformatted_20_Text"><text:s text:c="8"/>"name": "home2",</text:p>
      <text:p text:style-name="Preformatted_20_Text"><text:soft-page-break/><text:s text:c="8"/>"order": 1454,</text:p>
      <text:p text:style-name="Preformatted_20_Text"><text:s text:c="8"/>"id": 1,</text:p>
      <text:p text:style-name="Preformatted_20_Text"><text:s text:c="8"/>"prevSize": 32,</text:p>
      <text:p text:style-name="Preformatted_20_Text"><text:s text:c="8"/>"code": 60033</text:p>
      <text:p text:style-name="Preformatted_20_Text"><text:s text:c="6"/>},</text:p>
      <text:p text:style-name="Preformatted_20_Text"><text:s text:c="6"/>"setIdx": 3,</text:p>
      <text:p text:style-name="Preformatted_20_Text"><text:s text:c="6"/>"setId": 1,</text:p>
      <text:p text:style-name="Preformatted_20_Text"><text:s text:c="6"/>"iconIdx": 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32l-512 512 96 96 96-96v416h256v-192h128v192h256v-416l96 96 96-96-512-512zM512 448c-35.346 0-64-28.654-64-64s28.654-64 64-64c35.346 0 64 28.654 64 64s-28.654 64-64 64z"</text:p>
      <text:p text:style-name="Preformatted_20_Text"><text:s text:c="8"/>],</text:p>
      <text:p text:style-name="Preformatted_20_Text"><text:s text:c="8"/>"tags": [</text:p>
      <text:p text:style-name="Preformatted_20_Text"><text:s text:c="10"/>"home",</text:p>
      <text:p text:style-name="Preformatted_20_Text"><text:s text:c="10"/>"house"</text:p>
      <text:p text:style-name="Preformatted_20_Text"><text:s text:c="8"/>],</text:p>
      <text:p text:style-name="Preformatted_20_Text"><text:s text:c="8"/>"defaultCode": 5964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ome2, house2",</text:p>
      <text:p text:style-name="Preformatted_20_Text"><text:s text:c="8"/>"name": "home22",</text:p>
      <text:p text:style-name="Preformatted_20_Text"><text:s text:c="8"/>"order": 1455,</text:p>
      <text:p text:style-name="Preformatted_20_Text"><text:s text:c="8"/>"id": 2,</text:p>
      <text:p text:style-name="Preformatted_20_Text"><text:s text:c="8"/>"prevSize": 32,</text:p>
      <text:p text:style-name="Preformatted_20_Text"><text:s text:c="8"/>"code": 60034</text:p>
      <text:p text:style-name="Preformatted_20_Text"><text:s text:c="6"/>},</text:p>
      <text:p text:style-name="Preformatted_20_Text"><text:s text:c="6"/>"setIdx": 3,</text:p>
      <text:p text:style-name="Preformatted_20_Text"><text:s text:c="6"/>"setId": 1,</text:p>
      <text:p text:style-name="Preformatted_20_Text"><text:s text:c="6"/>"iconIdx": 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608l-192-192v-288h-128v160l-192-192-512 512v32h128v320h320v-192h128v192h320v-320h128z"</text:p>
      <text:p text:style-name="Preformatted_20_Text"><text:s text:c="8"/>],</text:p>
      <text:p text:style-name="Preformatted_20_Text"><text:s text:c="8"/>"tags": [</text:p>
      <text:p text:style-name="Preformatted_20_Text"><text:s text:c="10"/>"home",</text:p>
      <text:p text:style-name="Preformatted_20_Text"><text:s text:c="10"/>"house"</text:p>
      <text:p text:style-name="Preformatted_20_Text"><text:s text:c="8"/>],</text:p>
      <text:p text:style-name="Preformatted_20_Text"><text:s text:c="8"/>"defaultCode": 5965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ome3, house3",</text:p>
      <text:p text:style-name="Preformatted_20_Text"><text:s text:c="8"/>"name": "home3",</text:p>
      <text:p text:style-name="Preformatted_20_Text"><text:s text:c="8"/>"order": 1456,</text:p>
      <text:p text:style-name="Preformatted_20_Text"><text:s text:c="8"/>"id": 3,</text:p>
      <text:p text:style-name="Preformatted_20_Text"><text:s text:c="8"/>"prevSize": 32,</text:p>
      <text:p text:style-name="Preformatted_20_Text"><text:s text:c="8"/>"code": 60035</text:p>
      <text:p text:style-name="Preformatted_20_Text"><text:s text:c="6"/>},</text:p>
      <text:p text:style-name="Preformatted_20_Text"><text:s text:c="6"/>"setIdx": 3,</text:p>
      <text:p text:style-name="Preformatted_20_Text"><text:s text:c="6"/>"setId": 1,</text:p>
      <text:p text:style-name="Preformatted_20_Text"><text:s text:c="6"/>"iconIdx": 2</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0 1024h512v-1024h-512v1024zM320 128h128v128h-128v-128zM320 384h128v128h-128v-128zM320 640h128v128h-128v-128zM64 128h128v128h-128v-128zM64 384h128v128h-128v-128zM64 640h128v128h-128v-128zM576 320h448v64h-448zM576 1024h128v-256h192v256h128v-576h-448z"</text:p>
      <text:p text:style-name="Preformatted_20_Text"><text:s text:c="8"/>],</text:p>
      <text:p text:style-name="Preformatted_20_Text"><text:s text:c="8"/>"tags": [</text:p>
      <text:p text:style-name="Preformatted_20_Text"><text:s text:c="10"/>"office",</text:p>
      <text:p text:style-name="Preformatted_20_Text"><text:s text:c="10"/>"buildings",</text:p>
      <text:p text:style-name="Preformatted_20_Text"><text:s text:c="10"/>"work"</text:p>
      <text:p text:style-name="Preformatted_20_Text"><text:s text:c="8"/>],</text:p>
      <text:p text:style-name="Preformatted_20_Text"><text:s text:c="8"/>"defaultCode": 5965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office, buildings",</text:p>
      <text:p text:style-name="Preformatted_20_Text"><text:s text:c="8"/>"name": "office",</text:p>
      <text:p text:style-name="Preformatted_20_Text"><text:s text:c="8"/>"order": 1457,</text:p>
      <text:p text:style-name="Preformatted_20_Text"><text:s text:c="8"/>"id": 4,</text:p>
      <text:p text:style-name="Preformatted_20_Text"><text:s text:c="8"/>"prevSize": 32,</text:p>
      <text:p text:style-name="Preformatted_20_Text"><text:s text:c="8"/>"code": 60036</text:p>
      <text:p text:style-name="Preformatted_20_Text"><text:s text:c="6"/>},</text:p>
      <text:p text:style-name="Preformatted_20_Text"><text:s text:c="6"/>"setIdx": 3,</text:p>
      <text:p text:style-name="Preformatted_20_Text"><text:s text:c="6"/>"setId": 1,</text:p>
      <text:p text:style-name="Preformatted_20_Text"><text:s text:c="6"/>"iconIdx": 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256v-128h-896v704c0 35.346 28.654 64 64 64h864c53.022 0 96-42.978 96-96v-544h-128zM832 832h-768v-640h768v640zM128 320h640v64h-640zM512 448h256v64h-256zM512 576h256v64h-256zM512 704h192v64h-192zM128 448h320v320h-320z"</text:p>
      <text:p text:style-name="Preformatted_20_Text"><text:s text:c="8"/>],</text:p>
      <text:p text:style-name="Preformatted_20_Text"><text:s text:c="8"/>"tags": [</text:p>
      <text:p text:style-name="Preformatted_20_Text"><text:s text:c="10"/>"newspaper",</text:p>
      <text:p text:style-name="Preformatted_20_Text"><text:s text:c="10"/>"news",</text:p>
      <text:p text:style-name="Preformatted_20_Text"><text:s text:c="10"/>"paper"</text:p>
      <text:p text:style-name="Preformatted_20_Text"><text:s text:c="8"/>],</text:p>
      <text:p text:style-name="Preformatted_20_Text"><text:s text:c="8"/>"defaultCode": 5965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newspaper, news",</text:p>
      <text:p text:style-name="Preformatted_20_Text"><text:s text:c="8"/>"name": "newspaper",</text:p>
      <text:p text:style-name="Preformatted_20_Text"><text:s text:c="8"/>"order": 1458,</text:p>
      <text:p text:style-name="Preformatted_20_Text"><text:s text:c="8"/>"id": 5,</text:p>
      <text:p text:style-name="Preformatted_20_Text"><text:s text:c="8"/>"prevSize": 32,</text:p>
      <text:p text:style-name="Preformatted_20_Text"><text:s text:c="8"/>"code": 60037</text:p>
      <text:p text:style-name="Preformatted_20_Text"><text:s text:c="6"/>},</text:p>
      <text:p text:style-name="Preformatted_20_Text"><text:s text:c="6"/>"setIdx": 3,</text:p>
      <text:p text:style-name="Preformatted_20_Text"><text:s text:c="6"/>"setId": 1,</text:p>
      <text:p text:style-name="Preformatted_20_Text"><text:s text:c="6"/>"iconIdx": 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864 0c88.364 0 160 71.634 160 160 0 36.020-11.91 69.258-32 96l-64 64-224-224 64-64c26.742-20.090 59.978-32 96-32zM64 736l-64 288 288-64 592-592-224-224-592 592zM715.578 363.578l-448 448-55.156-55.156 448-448 55.156 55.156z"</text:p>
      <text:p text:style-name="Preformatted_20_Text"><text:s text:c="8"/>],</text:p>
      <text:p text:style-name="Preformatted_20_Text"><text:s text:c="8"/>"tags": [</text:p>
      <text:p text:style-name="Preformatted_20_Text"><text:s text:c="10"/>"pencil",</text:p>
      <text:p text:style-name="Preformatted_20_Text"><text:s text:c="10"/>"write",</text:p>
      <text:p text:style-name="Preformatted_20_Text"><text:s text:c="10"/>"edit"</text:p>
      <text:p text:style-name="Preformatted_20_Text"><text:s text:c="8"/>],</text:p>
      <text:p text:style-name="Preformatted_20_Text"><text:s text:c="8"/>"defaultCode": 5965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encil, write",</text:p>
      <text:p text:style-name="Preformatted_20_Text"><text:s text:c="8"/>"name": "pencil2",</text:p>
      <text:p text:style-name="Preformatted_20_Text"><text:s text:c="8"/>"order": 1459,</text:p>
      <text:p text:style-name="Preformatted_20_Text"><text:s text:c="8"/>"id": 6,</text:p>
      <text:p text:style-name="Preformatted_20_Text"><text:s text:c="8"/>"prevSize": 32,</text:p>
      <text:p text:style-name="Preformatted_20_Text"><text:s text:c="8"/>"code": 60038</text:p>
      <text:p text:style-name="Preformatted_20_Text"><text:s text:c="6"/>},</text:p>
      <text:p text:style-name="Preformatted_20_Text"><text:s text:c="6"/>"setIdx": 3,</text:p>
      <text:p text:style-name="Preformatted_20_Text"><text:s text:c="6"/>"setId": 1,</text:p>
      <text:p text:style-name="Preformatted_20_Text"><text:s text:c="6"/>"iconIdx": 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640l128-64 448-448-64-64-448 448-64 128zM289.3 867.098c-31.632-66.728-65.666-100.762-132.396-132.394l99.096-272.792 128-77.912 384-384h-192l-384 384-192 640 640-192 384-384v-192l-384 384-77.912 128z"</text:p>
      <text:p text:style-name="Preformatted_20_Text"><text:s text:c="8"/>],</text:p>
      <text:p text:style-name="Preformatted_20_Text"><text:s text:c="8"/>"tags": [</text:p>
      <text:p text:style-name="Preformatted_20_Text"><text:s text:c="10"/>"pencil",</text:p>
      <text:p text:style-name="Preformatted_20_Text"><text:s text:c="10"/>"write",</text:p>
      <text:p text:style-name="Preformatted_20_Text"><text:s text:c="10"/>"edit"</text:p>
      <text:p text:style-name="Preformatted_20_Text"><text:s text:c="8"/>],</text:p>
      <text:p text:style-name="Preformatted_20_Text"><text:s text:c="8"/>"defaultCode": 5965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encil2, write2",</text:p>
      <text:p text:style-name="Preformatted_20_Text"><text:s text:c="8"/>"name": "pencil22",</text:p>
      <text:p text:style-name="Preformatted_20_Text"><text:s text:c="8"/>"order": 1460,</text:p>
      <text:p text:style-name="Preformatted_20_Text"><text:s text:c="8"/>"id": 7,</text:p>
      <text:p text:style-name="Preformatted_20_Text"><text:s text:c="8"/>"prevSize": 32,</text:p>
      <text:p text:style-name="Preformatted_20_Text"><text:s text:c="8"/>"code": 60039</text:p>
      <text:p text:style-name="Preformatted_20_Text"><text:s text:c="6"/>},</text:p>
      <text:p text:style-name="Preformatted_20_Text"><text:s text:c="6"/>"setIdx": 3,</text:p>
      <text:p text:style-name="Preformatted_20_Text"><text:s text:c="6"/>"setId": 1,</text:p>
      <text:p text:style-name="Preformatted_20_Text"><text:s text:c="6"/>"iconIdx": 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1024c128-384 463-1024 1024-1024-263 211-384 704-576 704s-192 0-192 0l-192 320h-64z"</text:p>
      <text:p text:style-name="Preformatted_20_Text"><text:s text:c="8"/>],</text:p>
      <text:p text:style-name="Preformatted_20_Text"><text:s text:c="8"/>"tags": [</text:p>
      <text:p text:style-name="Preformatted_20_Text"><text:s text:c="10"/>"quill",</text:p>
      <text:p text:style-name="Preformatted_20_Text"><text:s text:c="10"/>"feather",</text:p>
      <text:p text:style-name="Preformatted_20_Text"><text:soft-page-break/><text:s text:c="10"/>"write",</text:p>
      <text:p text:style-name="Preformatted_20_Text"><text:s text:c="10"/>"edit"</text:p>
      <text:p text:style-name="Preformatted_20_Text"><text:s text:c="8"/>],</text:p>
      <text:p text:style-name="Preformatted_20_Text"><text:s text:c="8"/>"defaultCode": 5965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quill, feather",</text:p>
      <text:p text:style-name="Preformatted_20_Text"><text:s text:c="8"/>"name": "quill",</text:p>
      <text:p text:style-name="Preformatted_20_Text"><text:s text:c="8"/>"order": 1461,</text:p>
      <text:p text:style-name="Preformatted_20_Text"><text:s text:c="8"/>"id": 8,</text:p>
      <text:p text:style-name="Preformatted_20_Text"><text:s text:c="8"/>"prevSize": 32,</text:p>
      <text:p text:style-name="Preformatted_20_Text"><text:s text:c="8"/>"code": 60040</text:p>
      <text:p text:style-name="Preformatted_20_Text"><text:s text:c="6"/>},</text:p>
      <text:p text:style-name="Preformatted_20_Text"><text:s text:c="6"/>"setIdx": 3,</text:p>
      <text:p text:style-name="Preformatted_20_Text"><text:s text:c="6"/>"setId": 1,</text:p>
      <text:p text:style-name="Preformatted_20_Text"><text:s text:c="6"/>"iconIdx": 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8.17 291.89l-286.058-286.058c-9.334-9.334-21.644-7.234-27.356 4.666l-38.354 79.904 267.198 267.198 79.904-38.354c11.9-5.712 14-18.022 4.666-27.356z",</text:p>
      <text:p text:style-name="Preformatted_20_Text"><text:s text:c="10"/>"M615.384 135.384l-263.384 21.95c-17.5 2.166-32.080 5.898-37.090 28.752-0.006 0.024-0.012 0.042-0.018 0.066-71.422 343.070-314.892 677.848-314.892 677.848l57.374 57.374 271.986-271.99c-5.996-12.53-9.36-26.564-9.36-41.384 0-53.020 42.98-96 96-96s96 42.98 96 96-42.98 96-96 96c-14.82 0-28.852-3.364-41.384-9.36l-271.988 271.986 57.372 57.374c0 0 334.778-243.47 677.848-314.892 0.024-0.006 0.042-0.012 0.066-0.018 22.854-5.010 26.586-19.59 28.752-37.090l21.95-263.384-273.232-273.232z"</text:p>
      <text:p text:style-name="Preformatted_20_Text"><text:s text:c="8"/>],</text:p>
      <text:p text:style-name="Preformatted_20_Text"><text:s text:c="8"/>"tags": [</text:p>
      <text:p text:style-name="Preformatted_20_Text"><text:s text:c="10"/>"pen",</text:p>
      <text:p text:style-name="Preformatted_20_Text"><text:s text:c="10"/>"write",</text:p>
      <text:p text:style-name="Preformatted_20_Text"><text:s text:c="10"/>"edit"</text:p>
      <text:p text:style-name="Preformatted_20_Text"><text:s text:c="8"/>],</text:p>
      <text:p text:style-name="Preformatted_20_Text"><text:s text:c="8"/>"defaultCode": 5965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en, write3",</text:p>
      <text:p text:style-name="Preformatted_20_Text"><text:s text:c="8"/>"name": "pen",</text:p>
      <text:p text:style-name="Preformatted_20_Text"><text:s text:c="8"/>"order": 1462,</text:p>
      <text:p text:style-name="Preformatted_20_Text"><text:s text:c="8"/>"id": 9,</text:p>
      <text:p text:style-name="Preformatted_20_Text"><text:s text:c="8"/>"prevSize": 32,</text:p>
      <text:p text:style-name="Preformatted_20_Text"><text:s text:c="8"/>"code": 60041</text:p>
      <text:p text:style-name="Preformatted_20_Text"><text:s text:c="6"/>},</text:p>
      <text:p text:style-name="Preformatted_20_Text"><text:s text:c="6"/>"setIdx": 3,</text:p>
      <text:p text:style-name="Preformatted_20_Text"><text:s text:c="6"/>"setId": 1,</text:p>
      <text:p text:style-name="Preformatted_20_Text"><text:s text:c="6"/>"iconIdx": 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0v96c73.482 0 144.712 14.37 211.716 42.71 64.768 27.394 122.958 66.632 172.948 116.624s89.228 108.18 116.624 172.948c28.342 67.004 42.712 138.238 42.712 211.718h96c0-353.46-286.54-640-640-640z",</text:p>
      <text:p text:style-name="Preformatted_20_Text"><text:s text:c="10"/>"M384 192v96c94.022 0 182.418 36.614 248.9 103.098 66.486 66.484 103.1 154.878 103.1 248.902h96c0-247.422-200.576-448-448-448z",</text:p>
      <text:p text:style-name="Preformatted_20_Text"><text:soft-page-break/><text:s text:c="10"/>"M480 384l-64 64-224 64-192 416 25.374 25.374 232.804-232.804c-1.412-5.286-2.178-10.84-2.178-16.57 0-35.346 28.654-64 64-64s64 28.654 64 64-28.654 64-64 64c-5.732 0-11.282-0.764-16.568-2.178l-232.804 232.804 25.372 25.374 416-192 64-224 64-64-160-160z"</text:p>
      <text:p text:style-name="Preformatted_20_Text"><text:s text:c="8"/>],</text:p>
      <text:p text:style-name="Preformatted_20_Text"><text:s text:c="8"/>"tags": [</text:p>
      <text:p text:style-name="Preformatted_20_Text"><text:s text:c="10"/>"blog",</text:p>
      <text:p text:style-name="Preformatted_20_Text"><text:s text:c="10"/>"pen",</text:p>
      <text:p text:style-name="Preformatted_20_Text"><text:s text:c="10"/>"feed",</text:p>
      <text:p text:style-name="Preformatted_20_Text"><text:s text:c="10"/>"publish",</text:p>
      <text:p text:style-name="Preformatted_20_Text"><text:s text:c="10"/>"broadcast",</text:p>
      <text:p text:style-name="Preformatted_20_Text"><text:s text:c="10"/>"write"</text:p>
      <text:p text:style-name="Preformatted_20_Text"><text:s text:c="8"/>],</text:p>
      <text:p text:style-name="Preformatted_20_Text"><text:s text:c="8"/>"defaultCode": 5965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log, pen2",</text:p>
      <text:p text:style-name="Preformatted_20_Text"><text:s text:c="8"/>"name": "blog",</text:p>
      <text:p text:style-name="Preformatted_20_Text"><text:s text:c="8"/>"order": 1463,</text:p>
      <text:p text:style-name="Preformatted_20_Text"><text:s text:c="8"/>"id": 10,</text:p>
      <text:p text:style-name="Preformatted_20_Text"><text:s text:c="8"/>"prevSize": 32,</text:p>
      <text:p text:style-name="Preformatted_20_Text"><text:s text:c="8"/>"code": 60042</text:p>
      <text:p text:style-name="Preformatted_20_Text"><text:s text:c="6"/>},</text:p>
      <text:p text:style-name="Preformatted_20_Text"><text:s text:c="6"/>"setIdx": 3,</text:p>
      <text:p text:style-name="Preformatted_20_Text"><text:s text:c="6"/>"setId": 1,</text:p>
      <text:p text:style-name="Preformatted_20_Text"><text:s text:c="6"/>"iconIdx": 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86.51 37.49c-49.988-49.986-131.032-49.986-181.020 0l-172.118 172.118-121.372-121.372-135.764 135.764 106.426 106.426-472.118 472.118c-8.048 8.048-11.468 18.958-10.3 29.456h-0.244v160c0 17.674 14.328 32 32 32h160c0 0 2.664 0 4 0 9.212 0 18.426-3.516 25.456-10.544l472.118-472.118 106.426 106.426 135.764-135.764-121.372-121.372 172.118-172.118c49.986-49.988 49.986-131.032 0-181.020zM173.090 960h-109.090v-109.090l469.574-469.572 109.088 109.088-469.572 469.574z"</text:p>
      <text:p text:style-name="Preformatted_20_Text"><text:s text:c="8"/>],</text:p>
      <text:p text:style-name="Preformatted_20_Text"><text:s text:c="8"/>"tags": [</text:p>
      <text:p text:style-name="Preformatted_20_Text"><text:s text:c="10"/>"eyedropper",</text:p>
      <text:p text:style-name="Preformatted_20_Text"><text:s text:c="10"/>"color",</text:p>
      <text:p text:style-name="Preformatted_20_Text"><text:s text:c="10"/>"color-picker",</text:p>
      <text:p text:style-name="Preformatted_20_Text"><text:s text:c="10"/>"sample"</text:p>
      <text:p text:style-name="Preformatted_20_Text"><text:s text:c="8"/>],</text:p>
      <text:p text:style-name="Preformatted_20_Text"><text:s text:c="8"/>"defaultCode": 5965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yedropper, color",</text:p>
      <text:p text:style-name="Preformatted_20_Text"><text:s text:c="8"/>"name": "eyedropper",</text:p>
      <text:p text:style-name="Preformatted_20_Text"><text:s text:c="8"/>"order": 1464,</text:p>
      <text:p text:style-name="Preformatted_20_Text"><text:s text:c="8"/>"id": 11,</text:p>
      <text:p text:style-name="Preformatted_20_Text"><text:s text:c="8"/>"prevSize": 32,</text:p>
      <text:p text:style-name="Preformatted_20_Text"><text:s text:c="8"/>"code": 60043</text:p>
      <text:p text:style-name="Preformatted_20_Text"><text:s text:c="6"/>},</text:p>
      <text:p text:style-name="Preformatted_20_Text"><text:s text:c="6"/>"setIdx": 3,</text:p>
      <text:p text:style-name="Preformatted_20_Text"><text:s text:c="6"/>"setId": 1,</text:p>
      <text:p text:style-name="Preformatted_20_Text"><text:s text:c="6"/>"iconIdx": 10</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864.626 473.162c-65.754-183.44-205.11-348.15-352.626-473.162-147.516 125.012-286.87 289.722-352.626 473.162-40.664 113.436-44.682 236.562 12.584 345.4 65.846 125.14 198.632 205.438 340.042 205.438s274.196-80.298 340.040-205.44c57.27-108.838 53.25-231.962 12.586-345.398zM738.764 758.956c-43.802 83.252-132.812 137.044-226.764 137.044-55.12 0-108.524-18.536-152.112-50.652 13.242 1.724 26.632 2.652 40.112 2.652 117.426 0 228.668-67.214 283.402-171.242 44.878-85.292 40.978-173.848 23.882-244.338 14.558 28.15 26.906 56.198 36.848 83.932 22.606 63.062 40.024 156.34-5.368 242.604z"</text:p>
      <text:p text:style-name="Preformatted_20_Text"><text:s text:c="8"/>],</text:p>
      <text:p text:style-name="Preformatted_20_Text"><text:s text:c="8"/>"tags": [</text:p>
      <text:p text:style-name="Preformatted_20_Text"><text:s text:c="10"/>"droplet",</text:p>
      <text:p text:style-name="Preformatted_20_Text"><text:s text:c="10"/>"color",</text:p>
      <text:p text:style-name="Preformatted_20_Text"><text:s text:c="10"/>"water"</text:p>
      <text:p text:style-name="Preformatted_20_Text"><text:s text:c="8"/>],</text:p>
      <text:p text:style-name="Preformatted_20_Text"><text:s text:c="8"/>"defaultCode": 5965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roplet, color2",</text:p>
      <text:p text:style-name="Preformatted_20_Text"><text:s text:c="8"/>"name": "droplet",</text:p>
      <text:p text:style-name="Preformatted_20_Text"><text:s text:c="8"/>"order": 1465,</text:p>
      <text:p text:style-name="Preformatted_20_Text"><text:s text:c="8"/>"id": 12,</text:p>
      <text:p text:style-name="Preformatted_20_Text"><text:s text:c="8"/>"prevSize": 32,</text:p>
      <text:p text:style-name="Preformatted_20_Text"><text:s text:c="8"/>"code": 60044</text:p>
      <text:p text:style-name="Preformatted_20_Text"><text:s text:c="6"/>},</text:p>
      <text:p text:style-name="Preformatted_20_Text"><text:s text:c="6"/>"setIdx": 3,</text:p>
      <text:p text:style-name="Preformatted_20_Text"><text:s text:c="6"/>"setId": 1,</text:p>
      <text:p text:style-name="Preformatted_20_Text"><text:s text:c="6"/>"iconIdx": 1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76v-384h-192v-64c0-35.2-28.8-64-64-64h-704c-35.2 0-64 28.8-64 64v192c0 35.2 28.8 64 64 64h704c35.2 0 64-28.8 64-64v-64h128v256h-576v128h-32c-17.674 0-32 14.326-32 32v320c0 17.674 14.326 32 32 32h128c17.674 0 32-14.326 32-32v-320c0-17.674-14.326-32-32-32h-32v-64h576zM768 192h-704v-64h704v64z"</text:p>
      <text:p text:style-name="Preformatted_20_Text"><text:s text:c="8"/>],</text:p>
      <text:p text:style-name="Preformatted_20_Text"><text:s text:c="8"/>"tags": [</text:p>
      <text:p text:style-name="Preformatted_20_Text"><text:s text:c="10"/>"paint-format",</text:p>
      <text:p text:style-name="Preformatted_20_Text"><text:s text:c="10"/>"format",</text:p>
      <text:p text:style-name="Preformatted_20_Text"><text:s text:c="10"/>"color"</text:p>
      <text:p text:style-name="Preformatted_20_Text"><text:s text:c="8"/>],</text:p>
      <text:p text:style-name="Preformatted_20_Text"><text:s text:c="8"/>"defaultCode": 5966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int-format, format",</text:p>
      <text:p text:style-name="Preformatted_20_Text"><text:s text:c="8"/>"name": "paint-format",</text:p>
      <text:p text:style-name="Preformatted_20_Text"><text:s text:c="8"/>"order": 1466,</text:p>
      <text:p text:style-name="Preformatted_20_Text"><text:s text:c="8"/>"id": 13,</text:p>
      <text:p text:style-name="Preformatted_20_Text"><text:s text:c="8"/>"prevSize": 32,</text:p>
      <text:p text:style-name="Preformatted_20_Text"><text:s text:c="8"/>"code": 60045</text:p>
      <text:p text:style-name="Preformatted_20_Text"><text:s text:c="6"/>},</text:p>
      <text:p text:style-name="Preformatted_20_Text"><text:s text:c="6"/>"setIdx": 3,</text:p>
      <text:p text:style-name="Preformatted_20_Text"><text:s text:c="6"/>"setId": 1,</text:p>
      <text:p text:style-name="Preformatted_20_Text"><text:s text:c="6"/>"iconIdx": 12</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959.884 128c0.040 0.034 0.082 0.076 0.116 0.116v767.77c-0.034 0.040-0.076 0.082-0.116 0.116h-895.77c-0.040-0.034-0.082-0.076-0.114-0.116v-767.772c0.034-0.040 0.076-0.082 0.114-0.114h895.77zM960 64h-896c-35.2 0-64 28.8-64 64v768c0 35.2 28.8 64 64 64h896c35.2 0 64-28.8 64-64v-768c0-35.2-28.8-64-64-64v0z",</text:p>
      <text:p text:style-name="Preformatted_20_Text"><text:s text:c="10"/>"M832 288c0 53.020-42.98 96-96 96s-96-42.98-96-96 42.98-96 96-96 96 42.98 96 96z",</text:p>
      <text:p text:style-name="Preformatted_20_Text"><text:s text:c="10"/>"M896 832h-768v-128l224-384 256 320h64l224-192z"</text:p>
      <text:p text:style-name="Preformatted_20_Text"><text:s text:c="8"/>],</text:p>
      <text:p text:style-name="Preformatted_20_Text"><text:s text:c="8"/>"tags": [</text:p>
      <text:p text:style-name="Preformatted_20_Text"><text:s text:c="10"/>"image",</text:p>
      <text:p text:style-name="Preformatted_20_Text"><text:s text:c="10"/>"picture",</text:p>
      <text:p text:style-name="Preformatted_20_Text"><text:s text:c="10"/>"photo",</text:p>
      <text:p text:style-name="Preformatted_20_Text"><text:s text:c="10"/>"graphic"</text:p>
      <text:p text:style-name="Preformatted_20_Text"><text:s text:c="8"/>],</text:p>
      <text:p text:style-name="Preformatted_20_Text"><text:s text:c="8"/>"defaultCode": 5966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mage, picture",</text:p>
      <text:p text:style-name="Preformatted_20_Text"><text:s text:c="8"/>"name": "image2",</text:p>
      <text:p text:style-name="Preformatted_20_Text"><text:s text:c="8"/>"order": 1467,</text:p>
      <text:p text:style-name="Preformatted_20_Text"><text:s text:c="8"/>"id": 14,</text:p>
      <text:p text:style-name="Preformatted_20_Text"><text:s text:c="8"/>"prevSize": 32,</text:p>
      <text:p text:style-name="Preformatted_20_Text"><text:s text:c="8"/>"code": 60046</text:p>
      <text:p text:style-name="Preformatted_20_Text"><text:s text:c="6"/>},</text:p>
      <text:p text:style-name="Preformatted_20_Text"><text:s text:c="6"/>"setIdx": 3,</text:p>
      <text:p text:style-name="Preformatted_20_Text"><text:s text:c="6"/>"setId": 1,</text:p>
      <text:p text:style-name="Preformatted_20_Text"><text:s text:c="6"/>"iconIdx": 13</text:p>
      <text:p text:style-name="Preformatted_20_Text"><text:s text:c="4"/>},</text:p>
      <text:p text:style-name="Preformatted_20_Text"><text:s text:c="4"/>{</text:p>
      <text:p text:style-name="Preformatted_20_Text"><text:s text:c="6"/>"icon": {</text:p>
      <text:p text:style-name="Preformatted_20_Text"><text:s text:c="8"/>"width": 1152,</text:p>
      <text:p text:style-name="Preformatted_20_Text"><text:s text:c="8"/>"paths": [</text:p>
      <text:p text:style-name="Preformatted_20_Text"><text:s text:c="10"/>"M1088 128h-64v-64c0-35.2-28.8-64-64-64h-896c-35.2 0-64 28.8-64 64v768c0 35.2 28.8 64 64 64h64v64c0 35.2 28.8 64 64 64h896c35.2 0 64-28.8 64-64v-768c0-35.2-28.8-64-64-64zM128 192v640h-63.886c-0.040-0.034-0.082-0.076-0.114-0.116v-767.77c0.034-0.040 0.076-0.082 0.114-0.114h895.77c0.040 0.034 0.082 0.076 0.116 0.116v63.884h-768c-35.2 0-64 28.8-64 64v0zM1088 959.884c-0.034 0.040-0.076 0.082-0.116 0.116h-895.77c-0.040-0.034-0.082-0.076-0.114-0.116v-767.77c0.034-0.040 0.076-0.082 0.114-0.114h895.77c0.040 0.034 0.082 0.076 0.116 0.116v767.768z",</text:p>
      <text:p text:style-name="Preformatted_20_Text"><text:s text:c="10"/>"M960 352c0 53.020-42.98 96-96 96s-96-42.98-96-96 42.98-96 96-96 96 42.98 96 96z",</text:p>
      <text:p text:style-name="Preformatted_20_Text"><text:s text:c="10"/>"M1024 896h-768v-128l224-384 256 320h64l224-192z"</text:p>
      <text:p text:style-name="Preformatted_20_Text"><text:s text:c="8"/>],</text:p>
      <text:p text:style-name="Preformatted_20_Text"><text:s text:c="8"/>"tags": [</text:p>
      <text:p text:style-name="Preformatted_20_Text"><text:s text:c="10"/>"images",</text:p>
      <text:p text:style-name="Preformatted_20_Text"><text:s text:c="10"/>"pictures",</text:p>
      <text:p text:style-name="Preformatted_20_Text"><text:s text:c="10"/>"photos",</text:p>
      <text:p text:style-name="Preformatted_20_Text"><text:s text:c="10"/>"graphics"</text:p>
      <text:p text:style-name="Preformatted_20_Text"><text:s text:c="8"/>],</text:p>
      <text:p text:style-name="Preformatted_20_Text"><text:s text:c="8"/>"defaultCode": 5966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mages, pictures",</text:p>
      <text:p text:style-name="Preformatted_20_Text"><text:soft-page-break/><text:s text:c="8"/>"name": "images2",</text:p>
      <text:p text:style-name="Preformatted_20_Text"><text:s text:c="8"/>"order": 1468,</text:p>
      <text:p text:style-name="Preformatted_20_Text"><text:s text:c="8"/>"id": 15,</text:p>
      <text:p text:style-name="Preformatted_20_Text"><text:s text:c="8"/>"prevSize": 32,</text:p>
      <text:p text:style-name="Preformatted_20_Text"><text:s text:c="8"/>"code": 60047</text:p>
      <text:p text:style-name="Preformatted_20_Text"><text:s text:c="6"/>},</text:p>
      <text:p text:style-name="Preformatted_20_Text"><text:s text:c="6"/>"setIdx": 3,</text:p>
      <text:p text:style-name="Preformatted_20_Text"><text:s text:c="6"/>"setId": 1,</text:p>
      <text:p text:style-name="Preformatted_20_Text"><text:s text:c="6"/>"iconIdx": 1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04 608c0 114.876 93.124 208 208 208s208-93.124 208-208-93.124-208-208-208-208 93.124-208 208zM960 256h-224c-16-64-32-128-96-128h-256c-64 0-80 64-96 128h-224c-35.2 0-64 28.8-64 64v576c0 35.2 28.8 64 64 64h896c35.2 0 64-28.8 64-64v-576c0-35.2-28.8-64-64-64zM512 892c-156.85 0-284-127.148-284-284 0-156.85 127.15-284 284-284 156.852 0 284 127.15 284 284 0 156.852-127.146 284-284 284zM960 448h-128v-64h128v64z"</text:p>
      <text:p text:style-name="Preformatted_20_Text"><text:s text:c="8"/>],</text:p>
      <text:p text:style-name="Preformatted_20_Text"><text:s text:c="8"/>"tags": [</text:p>
      <text:p text:style-name="Preformatted_20_Text"><text:s text:c="10"/>"camera",</text:p>
      <text:p text:style-name="Preformatted_20_Text"><text:s text:c="10"/>"photo",</text:p>
      <text:p text:style-name="Preformatted_20_Text"><text:s text:c="10"/>"picture",</text:p>
      <text:p text:style-name="Preformatted_20_Text"><text:s text:c="10"/>"image"</text:p>
      <text:p text:style-name="Preformatted_20_Text"><text:s text:c="8"/>],</text:p>
      <text:p text:style-name="Preformatted_20_Text"><text:s text:c="8"/>"defaultCode": 5966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amera, photo",</text:p>
      <text:p text:style-name="Preformatted_20_Text"><text:s text:c="8"/>"name": "camera2",</text:p>
      <text:p text:style-name="Preformatted_20_Text"><text:s text:c="8"/>"order": 1469,</text:p>
      <text:p text:style-name="Preformatted_20_Text"><text:s text:c="8"/>"id": 16,</text:p>
      <text:p text:style-name="Preformatted_20_Text"><text:s text:c="8"/>"prevSize": 32,</text:p>
      <text:p text:style-name="Preformatted_20_Text"><text:s text:c="8"/>"code": 60048</text:p>
      <text:p text:style-name="Preformatted_20_Text"><text:s text:c="6"/>},</text:p>
      <text:p text:style-name="Preformatted_20_Text"><text:s text:c="6"/>"setIdx": 3,</text:p>
      <text:p text:style-name="Preformatted_20_Text"><text:s text:c="6"/>"setId": 1,</text:p>
      <text:p text:style-name="Preformatted_20_Text"><text:s text:c="6"/>"iconIdx": 1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88 576h-64v448h64c17.6 0 32-14.4 32-32v-384c0-17.6-14.4-32-32-32z",</text:p>
      <text:p text:style-name="Preformatted_20_Text"><text:s text:c="10"/>"M736 576c-17.602 0-32 14.4-32 32v384c0 17.6 14.398 32 32 32h64v-448h-64z",</text:p>
      <text:p text:style-name="Preformatted_20_Text"><text:s text:c="10"/>"M1024 512c0-282.77-229.23-512-512-512s-512 229.23-512 512c0 61.412 10.83 120.29 30.656 174.848-19.478 33.206-30.656 71.87-30.656 113.152 0 112.846 83.448 206.188 192 221.716v-443.418c-31.914 4.566-61.664 15.842-87.754 32.378-5.392-26.718-8.246-54.364-8.246-82.676 0-229.75 186.25-416 416-416s416 186.25 416 416c0 28.314-2.83 55.968-8.22 82.696-26.1-16.546-55.854-27.848-87.78-32.418v443.44c108.548-15.532 192-108.874 192-221.714 0-41.274-11.178-79.934-30.648-113.138 19.828-54.566 30.648-113.452 30.648-174.866z"</text:p>
      <text:p text:style-name="Preformatted_20_Text"><text:s text:c="8"/>],</text:p>
      <text:p text:style-name="Preformatted_20_Text"><text:s text:c="8"/>"tags": [</text:p>
      <text:p text:style-name="Preformatted_20_Text"><text:s text:c="10"/>"headphones",</text:p>
      <text:p text:style-name="Preformatted_20_Text"><text:s text:c="10"/>"headset",</text:p>
      <text:p text:style-name="Preformatted_20_Text"><text:s text:c="10"/>"music",</text:p>
      <text:p text:style-name="Preformatted_20_Text"><text:s text:c="10"/>"audio"</text:p>
      <text:p text:style-name="Preformatted_20_Text"><text:s text:c="8"/>],</text:p>
      <text:p text:style-name="Preformatted_20_Text"><text:s text:c="8"/>"defaultCode": 59664,</text:p>
      <text:p text:style-name="Preformatted_20_Text"><text:soft-page-break/><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eadphones, headset",</text:p>
      <text:p text:style-name="Preformatted_20_Text"><text:s text:c="8"/>"name": "headphones",</text:p>
      <text:p text:style-name="Preformatted_20_Text"><text:s text:c="8"/>"order": 1470,</text:p>
      <text:p text:style-name="Preformatted_20_Text"><text:s text:c="8"/>"id": 17,</text:p>
      <text:p text:style-name="Preformatted_20_Text"><text:s text:c="8"/>"prevSize": 32,</text:p>
      <text:p text:style-name="Preformatted_20_Text"><text:s text:c="8"/>"code": 60049</text:p>
      <text:p text:style-name="Preformatted_20_Text"><text:s text:c="6"/>},</text:p>
      <text:p text:style-name="Preformatted_20_Text"><text:s text:c="6"/>"setIdx": 3,</text:p>
      <text:p text:style-name="Preformatted_20_Text"><text:s text:c="6"/>"setId": 1,</text:p>
      <text:p text:style-name="Preformatted_20_Text"><text:s text:c="6"/>"iconIdx": 1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0 0h64v736c0 88.366-100.29 160-224 160s-224-71.634-224-160c0-88.368 100.29-160 224-160 62.684 0 119.342 18.4 160 48.040v-368.040l-512 113.778v494.222c0 88.366-100.288 160-224 160s-224-71.634-224-160c0-88.368 100.288-160 224-160 62.684 0 119.342 18.4 160 48.040v-624.040l576-128z"</text:p>
      <text:p text:style-name="Preformatted_20_Text"><text:s text:c="8"/>],</text:p>
      <text:p text:style-name="Preformatted_20_Text"><text:s text:c="8"/>"tags": [</text:p>
      <text:p text:style-name="Preformatted_20_Text"><text:s text:c="10"/>"music",</text:p>
      <text:p text:style-name="Preformatted_20_Text"><text:s text:c="10"/>"song",</text:p>
      <text:p text:style-name="Preformatted_20_Text"><text:s text:c="10"/>"audio",</text:p>
      <text:p text:style-name="Preformatted_20_Text"><text:s text:c="10"/>"sound",</text:p>
      <text:p text:style-name="Preformatted_20_Text"><text:s text:c="10"/>"note"</text:p>
      <text:p text:style-name="Preformatted_20_Text"><text:s text:c="8"/>],</text:p>
      <text:p text:style-name="Preformatted_20_Text"><text:s text:c="8"/>"defaultCode": 5966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usic, song",</text:p>
      <text:p text:style-name="Preformatted_20_Text"><text:s text:c="8"/>"name": "music2",</text:p>
      <text:p text:style-name="Preformatted_20_Text"><text:s text:c="8"/>"order": 1471,</text:p>
      <text:p text:style-name="Preformatted_20_Text"><text:s text:c="8"/>"id": 18,</text:p>
      <text:p text:style-name="Preformatted_20_Text"><text:s text:c="8"/>"prevSize": 32,</text:p>
      <text:p text:style-name="Preformatted_20_Text"><text:s text:c="8"/>"code": 60050</text:p>
      <text:p text:style-name="Preformatted_20_Text"><text:s text:c="6"/>},</text:p>
      <text:p text:style-name="Preformatted_20_Text"><text:s text:c="6"/>"setIdx": 3,</text:p>
      <text:p text:style-name="Preformatted_20_Text"><text:s text:c="6"/>"setId": 1,</text:p>
      <text:p text:style-name="Preformatted_20_Text"><text:s text:c="6"/>"iconIdx": 1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81.188 160.108c-143.632-20.65-302.332-32.108-469.186-32.108-166.86 0-325.556 11.458-469.194 32.108-27.53 107.726-42.808 226.75-42.808 351.892 0 125.14 15.278 244.166 42.808 351.89 143.638 20.652 302.336 32.11 469.194 32.11 166.854 0 325.552-11.458 469.186-32.11 27.532-107.724 42.812-226.75 42.812-351.89 0-125.142-15.28-244.166-42.812-351.892zM384.002 704v-384l320 192-320 192z"</text:p>
      <text:p text:style-name="Preformatted_20_Text"><text:s text:c="8"/>],</text:p>
      <text:p text:style-name="Preformatted_20_Text"><text:s text:c="8"/>"tags": [</text:p>
      <text:p text:style-name="Preformatted_20_Text"><text:s text:c="10"/>"play",</text:p>
      <text:p text:style-name="Preformatted_20_Text"><text:s text:c="10"/>"video",</text:p>
      <text:p text:style-name="Preformatted_20_Text"><text:s text:c="10"/>"movie"</text:p>
      <text:p text:style-name="Preformatted_20_Text"><text:s text:c="8"/>],</text:p>
      <text:p text:style-name="Preformatted_20_Text"><text:s text:c="8"/>"defaultCode": 59666,</text:p>
      <text:p text:style-name="Preformatted_20_Text"><text:soft-page-break/><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lay, video",</text:p>
      <text:p text:style-name="Preformatted_20_Text"><text:s text:c="8"/>"name": "play",</text:p>
      <text:p text:style-name="Preformatted_20_Text"><text:s text:c="8"/>"order": 1472,</text:p>
      <text:p text:style-name="Preformatted_20_Text"><text:s text:c="8"/>"id": 19,</text:p>
      <text:p text:style-name="Preformatted_20_Text"><text:s text:c="8"/>"prevSize": 32,</text:p>
      <text:p text:style-name="Preformatted_20_Text"><text:s text:c="8"/>"code": 60051</text:p>
      <text:p text:style-name="Preformatted_20_Text"><text:s text:c="6"/>},</text:p>
      <text:p text:style-name="Preformatted_20_Text"><text:s text:c="6"/>"setIdx": 3,</text:p>
      <text:p text:style-name="Preformatted_20_Text"><text:s text:c="6"/>"setId": 1,</text:p>
      <text:p text:style-name="Preformatted_20_Text"><text:s text:c="6"/>"iconIdx": 1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128v768h1024v-768h-1024zM192 832h-128v-128h128v128zM192 576h-128v-128h128v128zM192 320h-128v-128h128v128zM768 832h-512v-640h512v640zM960 832h-128v-128h128v128zM960 576h-128v-128h128v128zM960 320h-128v-128h128v128zM384 320v384l256-192z"</text:p>
      <text:p text:style-name="Preformatted_20_Text"><text:s text:c="8"/>],</text:p>
      <text:p text:style-name="Preformatted_20_Text"><text:s text:c="8"/>"tags": [</text:p>
      <text:p text:style-name="Preformatted_20_Text"><text:s text:c="10"/>"film",</text:p>
      <text:p text:style-name="Preformatted_20_Text"><text:s text:c="10"/>"video",</text:p>
      <text:p text:style-name="Preformatted_20_Text"><text:s text:c="10"/>"movie",</text:p>
      <text:p text:style-name="Preformatted_20_Text"><text:s text:c="10"/>"tape",</text:p>
      <text:p text:style-name="Preformatted_20_Text"><text:s text:c="10"/>"play"</text:p>
      <text:p text:style-name="Preformatted_20_Text"><text:s text:c="8"/>],</text:p>
      <text:p text:style-name="Preformatted_20_Text"><text:s text:c="8"/>"defaultCode": 5966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m, video2",</text:p>
      <text:p text:style-name="Preformatted_20_Text"><text:s text:c="8"/>"name": "film",</text:p>
      <text:p text:style-name="Preformatted_20_Text"><text:s text:c="8"/>"order": 1473,</text:p>
      <text:p text:style-name="Preformatted_20_Text"><text:s text:c="8"/>"id": 20,</text:p>
      <text:p text:style-name="Preformatted_20_Text"><text:s text:c="8"/>"prevSize": 32,</text:p>
      <text:p text:style-name="Preformatted_20_Text"><text:s text:c="8"/>"code": 60052</text:p>
      <text:p text:style-name="Preformatted_20_Text"><text:s text:c="6"/>},</text:p>
      <text:p text:style-name="Preformatted_20_Text"><text:s text:c="6"/>"setIdx": 3,</text:p>
      <text:p text:style-name="Preformatted_20_Text"><text:s text:c="6"/>"setId": 1,</text:p>
      <text:p text:style-name="Preformatted_20_Text"><text:s text:c="6"/>"iconIdx": 1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288c0-88.366 71.634-160 160-160s160 71.634 160 160c0 88.366-71.634 160-160 160s-160-71.634-160-160zM0 288c0-88.366 71.634-160 160-160s160 71.634 160 160c0 88.366-71.634 160-160 160s-160-71.634-160-160zM768 608v-96c0-35.2-28.8-64-64-64h-640c-35.2 0-64 28.8-64 64v320c0 35.2 28.8 64 64 64h640c35.2 0 64-28.8 64-64v-96l256 160v-448l-256 160zM640 768h-512v-192h512v192z"</text:p>
      <text:p text:style-name="Preformatted_20_Text"><text:s text:c="8"/>],</text:p>
      <text:p text:style-name="Preformatted_20_Text"><text:s text:c="8"/>"tags": [</text:p>
      <text:p text:style-name="Preformatted_20_Text"><text:s text:c="10"/>"video-camera",</text:p>
      <text:p text:style-name="Preformatted_20_Text"><text:s text:c="10"/>"video",</text:p>
      <text:p text:style-name="Preformatted_20_Text"><text:s text:c="10"/>"media",</text:p>
      <text:p text:style-name="Preformatted_20_Text"><text:s text:c="10"/>"film",</text:p>
      <text:p text:style-name="Preformatted_20_Text"><text:s text:c="10"/>"movie"</text:p>
      <text:p text:style-name="Preformatted_20_Text"><text:s text:c="8"/>],</text:p>
      <text:p text:style-name="Preformatted_20_Text"><text:soft-page-break/><text:s text:c="8"/>"defaultCode": 5966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video-camera, video3",</text:p>
      <text:p text:style-name="Preformatted_20_Text"><text:s text:c="8"/>"name": "video-camera",</text:p>
      <text:p text:style-name="Preformatted_20_Text"><text:s text:c="8"/>"order": 1474,</text:p>
      <text:p text:style-name="Preformatted_20_Text"><text:s text:c="8"/>"id": 21,</text:p>
      <text:p text:style-name="Preformatted_20_Text"><text:s text:c="8"/>"prevSize": 32,</text:p>
      <text:p text:style-name="Preformatted_20_Text"><text:s text:c="8"/>"code": 60053</text:p>
      <text:p text:style-name="Preformatted_20_Text"><text:s text:c="6"/>},</text:p>
      <text:p text:style-name="Preformatted_20_Text"><text:s text:c="6"/>"setIdx": 3,</text:p>
      <text:p text:style-name="Preformatted_20_Text"><text:s text:c="6"/>"setId": 1,</text:p>
      <text:p text:style-name="Preformatted_20_Text"><text:s text:c="6"/>"iconIdx": 2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64 192h-512c-88 0-160 72-160 160v512c0 88 72 160 160 160h512c88 0 160-72 160-160v-512c0-88-72-160-160-160zM416 896c-53.020 0-96-42.98-96-96s42.98-96 96-96 96 42.98 96 96-42.98 96-96 96zM416 512c-53.020 0-96-42.98-96-96s42.98-96 96-96 96 42.98 96 96-42.98 96-96 96zM608 704c-53.020 0-96-42.98-96-96s42.98-96 96-96 96 42.98 96 96-42.98 96-96 96zM800 896c-53.020 0-96-42.98-96-96s42.98-96 96-96 96 42.98 96 96-42.98 96-96 96zM800 512c-53.020 0-96-42.98-96-96s42.98-96 96-96 96 42.98 96 96-42.98 96-96 96zM828.76 128c-14.93-72.804-79.71-128-156.76-128h-512c-88 0-160 72-160 160v512c0 77.046 55.196 141.83 128 156.76v-636.76c0-35.2 28.8-64 64-64h636.76z"</text:p>
      <text:p text:style-name="Preformatted_20_Text"><text:s text:c="8"/>],</text:p>
      <text:p text:style-name="Preformatted_20_Text"><text:s text:c="8"/>"tags": [</text:p>
      <text:p text:style-name="Preformatted_20_Text"><text:s text:c="10"/>"dice",</text:p>
      <text:p text:style-name="Preformatted_20_Text"><text:s text:c="10"/>"game",</text:p>
      <text:p text:style-name="Preformatted_20_Text"><text:s text:c="10"/>"chance",</text:p>
      <text:p text:style-name="Preformatted_20_Text"><text:s text:c="10"/>"luck",</text:p>
      <text:p text:style-name="Preformatted_20_Text"><text:s text:c="10"/>"random",</text:p>
      <text:p text:style-name="Preformatted_20_Text"><text:s text:c="10"/>"gample"</text:p>
      <text:p text:style-name="Preformatted_20_Text"><text:s text:c="8"/>],</text:p>
      <text:p text:style-name="Preformatted_20_Text"><text:s text:c="8"/>"defaultCode": 5966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ice, game",</text:p>
      <text:p text:style-name="Preformatted_20_Text"><text:s text:c="8"/>"name": "dice",</text:p>
      <text:p text:style-name="Preformatted_20_Text"><text:s text:c="8"/>"order": 1475,</text:p>
      <text:p text:style-name="Preformatted_20_Text"><text:s text:c="8"/>"id": 22,</text:p>
      <text:p text:style-name="Preformatted_20_Text"><text:s text:c="8"/>"prevSize": 32,</text:p>
      <text:p text:style-name="Preformatted_20_Text"><text:s text:c="8"/>"code": 60054</text:p>
      <text:p text:style-name="Preformatted_20_Text"><text:s text:c="6"/>},</text:p>
      <text:p text:style-name="Preformatted_20_Text"><text:s text:c="6"/>"setIdx": 3,</text:p>
      <text:p text:style-name="Preformatted_20_Text"><text:s text:c="6"/>"setId": 1,</text:p>
      <text:p text:style-name="Preformatted_20_Text"><text:s text:c="6"/>"iconIdx": 2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4.73 178.804c-93.902-109.45-233.21-178.804-388.73-178.804-282.77 0-512 229.23-512 512s229.23 512 512 512c155.52 0 294.828-69.356 388.728-178.804l-324.728-333.196 324.73-333.196zM704 120.602c39.432 0 71.398 31.964 71.398 71.398 0 39.432-31.966 71.398-71.398 71.398s-71.398-31.966-71.398-71.398c0-39.432 31.966-71.398 71.398-71.398z"</text:p>
      <text:p text:style-name="Preformatted_20_Text"><text:s text:c="8"/>],</text:p>
      <text:p text:style-name="Preformatted_20_Text"><text:soft-page-break/><text:s text:c="8"/>"tags": [</text:p>
      <text:p text:style-name="Preformatted_20_Text"><text:s text:c="10"/>"pacman",</text:p>
      <text:p text:style-name="Preformatted_20_Text"><text:s text:c="10"/>"game",</text:p>
      <text:p text:style-name="Preformatted_20_Text"><text:s text:c="10"/>"arcade"</text:p>
      <text:p text:style-name="Preformatted_20_Text"><text:s text:c="8"/>],</text:p>
      <text:p text:style-name="Preformatted_20_Text"><text:s text:c="8"/>"defaultCode": 5967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cman, game2",</text:p>
      <text:p text:style-name="Preformatted_20_Text"><text:s text:c="8"/>"name": "pacman",</text:p>
      <text:p text:style-name="Preformatted_20_Text"><text:s text:c="8"/>"order": 1476,</text:p>
      <text:p text:style-name="Preformatted_20_Text"><text:s text:c="8"/>"id": 23,</text:p>
      <text:p text:style-name="Preformatted_20_Text"><text:s text:c="8"/>"prevSize": 32,</text:p>
      <text:p text:style-name="Preformatted_20_Text"><text:s text:c="8"/>"code": 60055</text:p>
      <text:p text:style-name="Preformatted_20_Text"><text:s text:c="6"/>},</text:p>
      <text:p text:style-name="Preformatted_20_Text"><text:s text:c="6"/>"setIdx": 3,</text:p>
      <text:p text:style-name="Preformatted_20_Text"><text:s text:c="6"/>"setId": 1,</text:p>
      <text:p text:style-name="Preformatted_20_Text"><text:s text:c="6"/>"iconIdx": 2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17.57 348.15c-193.566-143.858-260.266-259.018-305.566-348.148v0c-0.004 0-0.004-0.002-0.004-0.002v0.002c-45.296 89.13-112 204.292-305.566 348.148-330.036 245.286-19.376 587.668 253.758 399.224-17.796 116.93-78.53 202.172-140.208 238.882v37.744h384.032v-37.74c-61.682-36.708-122.41-121.954-140.212-238.884 273.136 188.446 583.8-153.94 253.766-399.226z"</text:p>
      <text:p text:style-name="Preformatted_20_Text"><text:s text:c="8"/>],</text:p>
      <text:p text:style-name="Preformatted_20_Text"><text:s text:c="8"/>"tags": [</text:p>
      <text:p text:style-name="Preformatted_20_Text"><text:s text:c="10"/>"spades",</text:p>
      <text:p text:style-name="Preformatted_20_Text"><text:s text:c="10"/>"cards",</text:p>
      <text:p text:style-name="Preformatted_20_Text"><text:s text:c="10"/>"poker"</text:p>
      <text:p text:style-name="Preformatted_20_Text"><text:s text:c="8"/>],</text:p>
      <text:p text:style-name="Preformatted_20_Text"><text:s text:c="8"/>"defaultCode": 5967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ades, cards",</text:p>
      <text:p text:style-name="Preformatted_20_Text"><text:s text:c="8"/>"name": "spades",</text:p>
      <text:p text:style-name="Preformatted_20_Text"><text:s text:c="8"/>"order": 1477,</text:p>
      <text:p text:style-name="Preformatted_20_Text"><text:s text:c="8"/>"id": 24,</text:p>
      <text:p text:style-name="Preformatted_20_Text"><text:s text:c="8"/>"prevSize": 32,</text:p>
      <text:p text:style-name="Preformatted_20_Text"><text:s text:c="8"/>"code": 60056</text:p>
      <text:p text:style-name="Preformatted_20_Text"><text:s text:c="6"/>},</text:p>
      <text:p text:style-name="Preformatted_20_Text"><text:s text:c="6"/>"setIdx": 3,</text:p>
      <text:p text:style-name="Preformatted_20_Text"><text:s text:c="6"/>"setId": 1,</text:p>
      <text:p text:style-name="Preformatted_20_Text"><text:s text:c="6"/>"iconIdx": 2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86.832 392.772c-59.032 0-112.086 24.596-149.852 64.694-15.996 16.984-43.762 37.112-73.8 54.81 14.11-53.868 58.676-121.7 89.628-151.456 39.64-38.17 63.984-91.83 63.984-151.5 0.006-114.894-91.476-208.096-204.788-209.32-113.32 1.222-204.796 94.426-204.796 209.318 0 59.672 24.344 113.33 63.986 151.5 30.954 29.756 75.52 97.588 89.628 151.456-30.042-17.7-57.806-37.826-73.8-54.81-37.768-40.098-90.82-64.694-149.85-64.694-114.386 0-207.080 93.664-207.080 209.328 0 115.638 92.692 209.338 207.080 209.338 59.042 0 112.082-25.356 149.85-65.452 16.804-17.872 46.444-40.138 78.292-58.632-3.002 147.692-73.532 256.168-<text:soft-page-break/>145.318 298.906v37.742h384.014v-37.74c-71.792-42.736-142.32-151.216-145.32-298.906 31.852 18.494 61.488 40.768 78.292 58.632 37.766 40.094 90.808 65.452 149.852 65.452 114.386 0 207.078-93.7 207.078-209.338-0.002-115.664-92.692-209.328-207.080-209.328z"</text:p>
      <text:p text:style-name="Preformatted_20_Text"><text:s text:c="8"/>],</text:p>
      <text:p text:style-name="Preformatted_20_Text"><text:s text:c="8"/>"tags": [</text:p>
      <text:p text:style-name="Preformatted_20_Text"><text:s text:c="10"/>"clubs",</text:p>
      <text:p text:style-name="Preformatted_20_Text"><text:s text:c="10"/>"cards",</text:p>
      <text:p text:style-name="Preformatted_20_Text"><text:s text:c="10"/>"poker"</text:p>
      <text:p text:style-name="Preformatted_20_Text"><text:s text:c="8"/>],</text:p>
      <text:p text:style-name="Preformatted_20_Text"><text:s text:c="8"/>"defaultCode": 5967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lubs, cards2",</text:p>
      <text:p text:style-name="Preformatted_20_Text"><text:s text:c="8"/>"name": "clubs",</text:p>
      <text:p text:style-name="Preformatted_20_Text"><text:s text:c="8"/>"order": 1478,</text:p>
      <text:p text:style-name="Preformatted_20_Text"><text:s text:c="8"/>"id": 25,</text:p>
      <text:p text:style-name="Preformatted_20_Text"><text:s text:c="8"/>"prevSize": 32,</text:p>
      <text:p text:style-name="Preformatted_20_Text"><text:s text:c="8"/>"code": 60057</text:p>
      <text:p text:style-name="Preformatted_20_Text"><text:s text:c="6"/>},</text:p>
      <text:p text:style-name="Preformatted_20_Text"><text:s text:c="6"/>"setIdx": 3,</text:p>
      <text:p text:style-name="Preformatted_20_Text"><text:s text:c="6"/>"setId": 1,</text:p>
      <text:p text:style-name="Preformatted_20_Text"><text:s text:c="6"/>"iconIdx": 2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l-320 512 320 512 320-512z"</text:p>
      <text:p text:style-name="Preformatted_20_Text"><text:s text:c="8"/>],</text:p>
      <text:p text:style-name="Preformatted_20_Text"><text:s text:c="8"/>"tags": [</text:p>
      <text:p text:style-name="Preformatted_20_Text"><text:s text:c="10"/>"diamonds",</text:p>
      <text:p text:style-name="Preformatted_20_Text"><text:s text:c="10"/>"cards",</text:p>
      <text:p text:style-name="Preformatted_20_Text"><text:s text:c="10"/>"poker"</text:p>
      <text:p text:style-name="Preformatted_20_Text"><text:s text:c="8"/>],</text:p>
      <text:p text:style-name="Preformatted_20_Text"><text:s text:c="8"/>"defaultCode": 5967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iamonds, cards3",</text:p>
      <text:p text:style-name="Preformatted_20_Text"><text:s text:c="8"/>"name": "diamonds",</text:p>
      <text:p text:style-name="Preformatted_20_Text"><text:s text:c="8"/>"order": 1479,</text:p>
      <text:p text:style-name="Preformatted_20_Text"><text:s text:c="8"/>"id": 26,</text:p>
      <text:p text:style-name="Preformatted_20_Text"><text:s text:c="8"/>"prevSize": 32,</text:p>
      <text:p text:style-name="Preformatted_20_Text"><text:s text:c="8"/>"code": 60058</text:p>
      <text:p text:style-name="Preformatted_20_Text"><text:s text:c="6"/>},</text:p>
      <text:p text:style-name="Preformatted_20_Text"><text:s text:c="6"/>"setIdx": 3,</text:p>
      <text:p text:style-name="Preformatted_20_Text"><text:s text:c="6"/>"setId": 1,</text:p>
      <text:p text:style-name="Preformatted_20_Text"><text:s text:c="6"/>"iconIdx": 2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429.256c0-200.926-58.792-363.938-131.482-365.226 0.292-0.006 0.578-0.030 0.872-0.030h-82.942c0 0-194.8 146.336-475.23 203.754-8.56 45.292-14.030 99.274-14.030 161.502s5.466 116.208 14.030 161.5c280.428 57.418 475.23 203.756 475.23 203.756h82.942c-0.292 0-0.578-0.024-0.872-0.032 72.696-1.288 131.482-164.298 131.482-365.224zM864.824 739.252c-9.382 0-19.532-9.742-24.746-15.548-12.63-14.064-24.792-35.96-35.188-63.328-23.256-61.232-36.066-143.31-36.066-231.124 0-87.81 12.81-169.89 36.066-231.122 10.394-27.368 22.562-49.266 <text:soft-page-break/>35.188-63.328 5.214-5.812 15.364-15.552 24.746-15.552 9.38 0 19.536 9.744 24.744 15.552 12.634 14.064 24.796 35.958 35.188 63.328 23.258 61.23 36.068 143.312 36.068 231.122 0 87.804-12.81 169.888-36.068 231.124-10.39 27.368-22.562 49.264-35.188 63.328-5.208 5.806-15.36 15.548-24.744 15.548zM251.812 429.256c0-51.95 3.81-102.43 11.052-149.094-47.372 6.554-88.942 10.324-140.34 10.324-67.058 0-67.058 0-67.058 0l-55.466 94.686v88.17l55.46 94.686c0 0 0 0 67.060 0 51.398 0 92.968 3.774 140.34 10.324-7.236-46.664-11.048-97.146-11.048-149.096zM368.15 642.172l-127.998-24.51 81.842 321.544c4.236 16.634 20.744 25.038 36.686 18.654l118.556-47.452c15.944-6.376 22.328-23.964 14.196-39.084l-123.282-229.152zM864.824 548.73c-3.618 0-7.528-3.754-9.538-5.992-4.87-5.42-9.556-13.86-13.562-24.408-8.962-23.6-13.9-55.234-13.9-89.078s4.938-65.478 13.9-89.078c4.006-10.548 8.696-18.988 13.562-24.408 2.010-2.24 5.92-5.994 9.538-5.994 3.616 0 7.53 3.756 9.538 5.994 4.87 5.42 9.556 13.858 13.56 24.408 8.964 23.598 13.902 55.234 13.902 89.078 0 33.842-4.938 65.478-13.902 89.078-4.004 10.548-8.696 18.988-13.56 24.408-2.008 2.238-5.92 5.992-9.538 5.992z"</text:p>
      <text:p text:style-name="Preformatted_20_Text"><text:s text:c="8"/>],</text:p>
      <text:p text:style-name="Preformatted_20_Text"><text:s text:c="8"/>"tags": [</text:p>
      <text:p text:style-name="Preformatted_20_Text"><text:s text:c="10"/>"bullhorn",</text:p>
      <text:p text:style-name="Preformatted_20_Text"><text:s text:c="10"/>"megaphone",</text:p>
      <text:p text:style-name="Preformatted_20_Text"><text:s text:c="10"/>"announcement",</text:p>
      <text:p text:style-name="Preformatted_20_Text"><text:s text:c="10"/>"advertisement",</text:p>
      <text:p text:style-name="Preformatted_20_Text"><text:s text:c="10"/>"news"</text:p>
      <text:p text:style-name="Preformatted_20_Text"><text:s text:c="8"/>],</text:p>
      <text:p text:style-name="Preformatted_20_Text"><text:s text:c="8"/>"defaultCode": 5967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ullhorn, megaphone",</text:p>
      <text:p text:style-name="Preformatted_20_Text"><text:s text:c="8"/>"name": "bullhorn",</text:p>
      <text:p text:style-name="Preformatted_20_Text"><text:s text:c="8"/>"order": 1480,</text:p>
      <text:p text:style-name="Preformatted_20_Text"><text:s text:c="8"/>"id": 27,</text:p>
      <text:p text:style-name="Preformatted_20_Text"><text:s text:c="8"/>"prevSize": 32,</text:p>
      <text:p text:style-name="Preformatted_20_Text"><text:s text:c="8"/>"code": 60059</text:p>
      <text:p text:style-name="Preformatted_20_Text"><text:s text:c="6"/>},</text:p>
      <text:p text:style-name="Preformatted_20_Text"><text:s text:c="6"/>"setIdx": 3,</text:p>
      <text:p text:style-name="Preformatted_20_Text"><text:s text:c="6"/>"setId": 1,</text:p>
      <text:p text:style-name="Preformatted_20_Text"><text:s text:c="6"/>"iconIdx": 26</text:p>
      <text:p text:style-name="Preformatted_20_Text"><text:s text:c="4"/>},</text:p>
      <text:p text:style-name="Preformatted_20_Text"><text:s text:c="4"/>{</text:p>
      <text:p text:style-name="Preformatted_20_Text"><text:s text:c="6"/>"icon": {</text:p>
      <text:p text:style-name="Preformatted_20_Text"><text:s text:c="8"/>"width": 1280,</text:p>
      <text:p text:style-name="Preformatted_20_Text"><text:s text:c="8"/>"paths": [</text:p>
      <text:p text:style-name="Preformatted_20_Text"><text:s text:c="10"/>"M640 576c105.87 0 201.87 43.066 271.402 112.598l-90.468 90.468c-46.354-46.356-110.356-75.066-180.934-75.066s-134.578 28.71-180.934 75.066l-90.468-90.468c69.532-69.532 165.532-112.598 271.402-112.598zM187.452 507.452c120.88-120.88 281.598-187.452 452.548-187.452s331.668 66.572 452.55 187.452l-90.51 90.508c-96.706-96.704-225.28-149.96-362.040-149.96-136.762 0-265.334 53.256-362.038 149.962l-90.51-90.51zM988.784 134.438c106.702 45.132 202.516 109.728 284.782 191.996v0l-90.508 90.508c-145.056-145.056-337.92-224.942-543.058-224.942-205.14 0-398 79.886-543.058 224.942l-90.51-90.51c82.268-82.266 178.082-146.862 284.784-191.994 110.504-46.738 227.852-70.438 348.784-70.438s238.278 23.7 348.784 70.438zM576 896c0-35.346 28.654-64 64-64s64 28.654 64 64c0 35.346-28.654 64-64 64s-64-28.654-64-64z"</text:p>
      <text:p text:style-name="Preformatted_20_Text"><text:s text:c="8"/>],</text:p>
      <text:p text:style-name="Preformatted_20_Text"><text:s text:c="8"/>"tags": [</text:p>
      <text:p text:style-name="Preformatted_20_Text"><text:s text:c="10"/>"connection",</text:p>
      <text:p text:style-name="Preformatted_20_Text"><text:s text:c="10"/>"wifi",</text:p>
      <text:p text:style-name="Preformatted_20_Text"><text:s text:c="10"/>"wave"</text:p>
      <text:p text:style-name="Preformatted_20_Text"><text:s text:c="8"/>],</text:p>
      <text:p text:style-name="Preformatted_20_Text"><text:s text:c="8"/>"defaultCode": 59675,</text:p>
      <text:p text:style-name="Preformatted_20_Text"><text:s text:c="8"/>"grid": 16,</text:p>
      <text:p text:style-name="Preformatted_20_Text"><text:s text:c="8"/>"attrs": []</text:p>
      <text:p text:style-name="Preformatted_20_Text"><text:soft-page-break/><text:s text:c="6"/>},</text:p>
      <text:p text:style-name="Preformatted_20_Text"><text:s text:c="6"/>"attrs": [],</text:p>
      <text:p text:style-name="Preformatted_20_Text"><text:s text:c="6"/>"properties": {</text:p>
      <text:p text:style-name="Preformatted_20_Text"><text:s text:c="8"/>"ligatures": "connection, wifi",</text:p>
      <text:p text:style-name="Preformatted_20_Text"><text:s text:c="8"/>"name": "connection",</text:p>
      <text:p text:style-name="Preformatted_20_Text"><text:s text:c="8"/>"order": 1481,</text:p>
      <text:p text:style-name="Preformatted_20_Text"><text:s text:c="8"/>"id": 28,</text:p>
      <text:p text:style-name="Preformatted_20_Text"><text:s text:c="8"/>"prevSize": 32,</text:p>
      <text:p text:style-name="Preformatted_20_Text"><text:s text:c="8"/>"code": 60060</text:p>
      <text:p text:style-name="Preformatted_20_Text"><text:s text:c="6"/>},</text:p>
      <text:p text:style-name="Preformatted_20_Text"><text:s text:c="6"/>"setIdx": 3,</text:p>
      <text:p text:style-name="Preformatted_20_Text"><text:s text:c="6"/>"setId": 1,</text:p>
      <text:p text:style-name="Preformatted_20_Text"><text:s text:c="6"/>"iconIdx": 2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12c0-282.77-229.23-512-512-512s-512 229.23-512 512c0 220.054 138.836 407.664 333.686 480.068l-13.686 31.932h384l-13.686-31.932c194.85-72.404 333.686-260.014 333.686-480.068zM486.79 634.826c-22.808-9.788-38.79-32.436-38.79-58.826 0-35.346 28.654-64 64-64s64 28.654 64 64c0 26.39-15.978 49.044-38.786 58.834l-25.214-58.834-25.21 58.826zM538.268 637.292c58.092-12.118 101.732-63.602 101.732-125.292 0-70.694-57.306-128-128-128-70.692 0-128 57.306-128 128 0 61.692 43.662 113.122 101.76 125.228l-74.624 174.122c-91.23-39.15-155.136-129.784-155.136-235.35 0-141.384 114.616-268 256-268s256 126.616 256 268c0 105.566-63.906 196.2-155.136 235.35l-74.596-174.058zM688.448 987.708l-73.924-172.486c126.446-42.738 217.476-162.346 217.476-303.222 0-176.73-143.268-320-320-320-176.73 0-320 143.27-320 320 0 140.876 91.030 260.484 217.476 303.222l-73.924 172.486c-159.594-68.488-271.386-227.034-271.386-411.708 0-247.332 200.502-459.834 447.834-459.834s447.834 212.502 447.834 459.834c0 184.674-111.792 343.22-271.386 411.708z"</text:p>
      <text:p text:style-name="Preformatted_20_Text"><text:s text:c="8"/>],</text:p>
      <text:p text:style-name="Preformatted_20_Text"><text:s text:c="8"/>"tags": [</text:p>
      <text:p text:style-name="Preformatted_20_Text"><text:s text:c="10"/>"podcast",</text:p>
      <text:p text:style-name="Preformatted_20_Text"><text:s text:c="10"/>"broadcast",</text:p>
      <text:p text:style-name="Preformatted_20_Text"><text:s text:c="10"/>"live",</text:p>
      <text:p text:style-name="Preformatted_20_Text"><text:s text:c="10"/>"radio",</text:p>
      <text:p text:style-name="Preformatted_20_Text"><text:s text:c="10"/>"feed"</text:p>
      <text:p text:style-name="Preformatted_20_Text"><text:s text:c="8"/>],</text:p>
      <text:p text:style-name="Preformatted_20_Text"><text:s text:c="8"/>"defaultCode": 5967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odcast, broadcast",</text:p>
      <text:p text:style-name="Preformatted_20_Text"><text:s text:c="8"/>"name": "podcast",</text:p>
      <text:p text:style-name="Preformatted_20_Text"><text:s text:c="8"/>"order": 1482,</text:p>
      <text:p text:style-name="Preformatted_20_Text"><text:s text:c="8"/>"id": 29,</text:p>
      <text:p text:style-name="Preformatted_20_Text"><text:s text:c="8"/>"prevSize": 32,</text:p>
      <text:p text:style-name="Preformatted_20_Text"><text:s text:c="8"/>"code": 60061</text:p>
      <text:p text:style-name="Preformatted_20_Text"><text:s text:c="6"/>},</text:p>
      <text:p text:style-name="Preformatted_20_Text"><text:s text:c="6"/>"setIdx": 3,</text:p>
      <text:p text:style-name="Preformatted_20_Text"><text:s text:c="6"/>"setId": 1,</text:p>
      <text:p text:style-name="Preformatted_20_Text"><text:s text:c="6"/>"iconIdx": 2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512c0-70.692 57.308-128 128-128s128 57.308 128 128c0 70.692-57.308 128-128 128s-128-57.308-128-128zM664.348 230.526c99.852 54.158 167.652 159.898 167.652 281.474s-67.8 227.316-167.652 281.474c44.066-70.126 71.652-170.27 71.652-281.474s-27.586-211.348-71.652-281.474zM288 512c0 111.204 27.584 211.348 71.652 281.474-99.852-54.16-167.652-159.898-167.652-281.474s67.8-227.314 <text:soft-page-break/>167.652-281.474c-44.068 70.126-71.652 170.27-71.652 281.474zM96 512c0 171.9 54.404 326.184 140.652 431.722-142.302-90.948-236.652-250.314-236.652-431.722s94.35-340.774 236.652-431.722c-86.248 105.538-140.652 259.822-140.652 431.722zM787.352 80.28c142.298 90.946 236.648 250.312 236.648 431.72s-94.35 340.774-236.648 431.72c86.244-105.536 140.648-259.82 140.648-431.72s-54.404-326.184-140.648-431.72z"</text:p>
      <text:p text:style-name="Preformatted_20_Text"><text:s text:c="8"/>],</text:p>
      <text:p text:style-name="Preformatted_20_Text"><text:s text:c="8"/>"tags": [</text:p>
      <text:p text:style-name="Preformatted_20_Text"><text:s text:c="10"/>"feed",</text:p>
      <text:p text:style-name="Preformatted_20_Text"><text:s text:c="10"/>"wave",</text:p>
      <text:p text:style-name="Preformatted_20_Text"><text:s text:c="10"/>"radio",</text:p>
      <text:p text:style-name="Preformatted_20_Text"><text:s text:c="10"/>"live",</text:p>
      <text:p text:style-name="Preformatted_20_Text"><text:s text:c="10"/>"broadcast"</text:p>
      <text:p text:style-name="Preformatted_20_Text"><text:s text:c="8"/>],</text:p>
      <text:p text:style-name="Preformatted_20_Text"><text:s text:c="8"/>"defaultCode": 5967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eed, wave",</text:p>
      <text:p text:style-name="Preformatted_20_Text"><text:s text:c="8"/>"name": "feed",</text:p>
      <text:p text:style-name="Preformatted_20_Text"><text:s text:c="8"/>"order": 1483,</text:p>
      <text:p text:style-name="Preformatted_20_Text"><text:s text:c="8"/>"id": 30,</text:p>
      <text:p text:style-name="Preformatted_20_Text"><text:s text:c="8"/>"prevSize": 32,</text:p>
      <text:p text:style-name="Preformatted_20_Text"><text:s text:c="8"/>"code": 60062</text:p>
      <text:p text:style-name="Preformatted_20_Text"><text:s text:c="6"/>},</text:p>
      <text:p text:style-name="Preformatted_20_Text"><text:s text:c="6"/>"setIdx": 3,</text:p>
      <text:p text:style-name="Preformatted_20_Text"><text:s text:c="6"/>"setId": 1,</text:p>
      <text:p text:style-name="Preformatted_20_Text"><text:s text:c="6"/>"iconIdx": 2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0 704c88.366 0 160-71.634 160-160v-384c0-88.366-71.634-160-160-160s-160 71.634-160 160v384c0 88.366 71.636 160 160 160zM704 448v96c0 123.71-100.29 224-224 224-123.712 0-224-100.29-224-224v-96h-64v96c0 148.238 112.004 270.3 256 286.22v129.78h-128v64h320v-64h-128v-129.78c143.994-15.92 256-137.982 256-286.22v-96h-64z"</text:p>
      <text:p text:style-name="Preformatted_20_Text"><text:s text:c="8"/>],</text:p>
      <text:p text:style-name="Preformatted_20_Text"><text:s text:c="8"/>"tags": [</text:p>
      <text:p text:style-name="Preformatted_20_Text"><text:s text:c="10"/>"mic",</text:p>
      <text:p text:style-name="Preformatted_20_Text"><text:s text:c="10"/>"microphone",</text:p>
      <text:p text:style-name="Preformatted_20_Text"><text:s text:c="10"/>"voice",</text:p>
      <text:p text:style-name="Preformatted_20_Text"><text:s text:c="10"/>"audio"</text:p>
      <text:p text:style-name="Preformatted_20_Text"><text:s text:c="8"/>],</text:p>
      <text:p text:style-name="Preformatted_20_Text"><text:s text:c="8"/>"defaultCode": 5967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ic, microphone",</text:p>
      <text:p text:style-name="Preformatted_20_Text"><text:s text:c="8"/>"name": "mic2",</text:p>
      <text:p text:style-name="Preformatted_20_Text"><text:s text:c="8"/>"order": 1484,</text:p>
      <text:p text:style-name="Preformatted_20_Text"><text:s text:c="8"/>"id": 31,</text:p>
      <text:p text:style-name="Preformatted_20_Text"><text:s text:c="8"/>"prevSize": 32,</text:p>
      <text:p text:style-name="Preformatted_20_Text"><text:s text:c="8"/>"code": 60063</text:p>
      <text:p text:style-name="Preformatted_20_Text"><text:s text:c="6"/>},</text:p>
      <text:p text:style-name="Preformatted_20_Text"><text:s text:c="6"/>"setIdx": 3,</text:p>
      <text:p text:style-name="Preformatted_20_Text"><text:s text:c="6"/>"setId": 1,</text:p>
      <text:p text:style-name="Preformatted_20_Text"><text:s text:c="6"/>"iconIdx": 30</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896 128v832h-672c-53.026 0-96-42.98-96-96s42.974-96 96-96h608v-768h-640c-70.398 0-128 57.6-128 128v768c0 70.4 57.602 128 128 128h768v-896h-64z",</text:p>
      <text:p text:style-name="Preformatted_20_Text"><text:s text:c="10"/>"M224.056 832v0c-0.018 0.002-0.038 0-0.056 0-17.672 0-32 14.326-32 32s14.328 32 32 32c0.018 0 0.038-0.002 0.056-0.002v0.002h607.89v-64h-607.89z"</text:p>
      <text:p text:style-name="Preformatted_20_Text"><text:s text:c="8"/>],</text:p>
      <text:p text:style-name="Preformatted_20_Text"><text:s text:c="8"/>"tags": [</text:p>
      <text:p text:style-name="Preformatted_20_Text"><text:s text:c="10"/>"book",</text:p>
      <text:p text:style-name="Preformatted_20_Text"><text:s text:c="10"/>"read",</text:p>
      <text:p text:style-name="Preformatted_20_Text"><text:s text:c="10"/>"reading"</text:p>
      <text:p text:style-name="Preformatted_20_Text"><text:s text:c="8"/>],</text:p>
      <text:p text:style-name="Preformatted_20_Text"><text:s text:c="8"/>"defaultCode": 5967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ook, read",</text:p>
      <text:p text:style-name="Preformatted_20_Text"><text:s text:c="8"/>"name": "book2",</text:p>
      <text:p text:style-name="Preformatted_20_Text"><text:s text:c="8"/>"order": 1485,</text:p>
      <text:p text:style-name="Preformatted_20_Text"><text:s text:c="8"/>"id": 32,</text:p>
      <text:p text:style-name="Preformatted_20_Text"><text:s text:c="8"/>"prevSize": 32,</text:p>
      <text:p text:style-name="Preformatted_20_Text"><text:s text:c="8"/>"code": 60064</text:p>
      <text:p text:style-name="Preformatted_20_Text"><text:s text:c="6"/>},</text:p>
      <text:p text:style-name="Preformatted_20_Text"><text:s text:c="6"/>"setIdx": 3,</text:p>
      <text:p text:style-name="Preformatted_20_Text"><text:s text:c="6"/>"setId": 1,</text:p>
      <text:p text:style-name="Preformatted_20_Text"><text:s text:c="6"/>"iconIdx": 31</text:p>
      <text:p text:style-name="Preformatted_20_Text"><text:s text:c="4"/>},</text:p>
      <text:p text:style-name="Preformatted_20_Text"><text:s text:c="4"/>{</text:p>
      <text:p text:style-name="Preformatted_20_Text"><text:s text:c="6"/>"icon": {</text:p>
      <text:p text:style-name="Preformatted_20_Text"><text:s text:c="8"/>"width": 1152,</text:p>
      <text:p text:style-name="Preformatted_20_Text"><text:s text:c="8"/>"paths": [</text:p>
      <text:p text:style-name="Preformatted_20_Text"><text:s text:c="10"/>"M224 128h-192c-17.6 0-32 14.4-32 32v704c0 17.6 14.4 32 32 32h192c17.6 0 32-14.4 32-32v-704c0-17.6-14.4-32-32-32zM192 320h-128v-64h128v64z",</text:p>
      <text:p text:style-name="Preformatted_20_Text"><text:s text:c="10"/>"M544 128h-192c-17.6 0-32 14.4-32 32v704c0 17.6 14.4 32 32 32h192c17.6 0 32-14.4 32-32v-704c0-17.6-14.4-32-32-32zM512 320h-128v-64h128v64z",</text:p>
      <text:p text:style-name="Preformatted_20_Text"><text:s text:c="10"/>"M765.088 177.48l-171.464 86.394c-15.716 7.918-22.096 27.258-14.178 42.976l287.978 571.548c7.918 15.718 27.258 22.098 42.976 14.178l171.464-86.392c15.716-7.92 22.096-27.26 14.178-42.974l-287.978-571.55c-7.92-15.718-27.26-22.1-42.976-14.18z"</text:p>
      <text:p text:style-name="Preformatted_20_Text"><text:s text:c="8"/>],</text:p>
      <text:p text:style-name="Preformatted_20_Text"><text:s text:c="8"/>"tags": [</text:p>
      <text:p text:style-name="Preformatted_20_Text"><text:s text:c="10"/>"books",</text:p>
      <text:p text:style-name="Preformatted_20_Text"><text:s text:c="10"/>"library",</text:p>
      <text:p text:style-name="Preformatted_20_Text"><text:s text:c="10"/>"archive"</text:p>
      <text:p text:style-name="Preformatted_20_Text"><text:s text:c="8"/>],</text:p>
      <text:p text:style-name="Preformatted_20_Text"><text:s text:c="8"/>"defaultCode": 5968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ooks, library",</text:p>
      <text:p text:style-name="Preformatted_20_Text"><text:s text:c="8"/>"name": "books",</text:p>
      <text:p text:style-name="Preformatted_20_Text"><text:s text:c="8"/>"order": 1486,</text:p>
      <text:p text:style-name="Preformatted_20_Text"><text:s text:c="8"/>"id": 33,</text:p>
      <text:p text:style-name="Preformatted_20_Text"><text:s text:c="8"/>"prevSize": 32,</text:p>
      <text:p text:style-name="Preformatted_20_Text"><text:s text:c="8"/>"code": 60065</text:p>
      <text:p text:style-name="Preformatted_20_Text"><text:s text:c="6"/>},</text:p>
      <text:p text:style-name="Preformatted_20_Text"><text:s text:c="6"/>"setIdx": 3,</text:p>
      <text:p text:style-name="Preformatted_20_Text"><text:s text:c="6"/>"setId": 1,</text:p>
      <text:p text:style-name="Preformatted_20_Text"><text:s text:c="6"/>"iconIdx": 32</text:p>
      <text:p text:style-name="Preformatted_20_Text"><text:s text:c="4"/>},</text:p>
      <text:p text:style-name="Preformatted_20_Text"><text:soft-page-break/><text:s text:c="4"/>{</text:p>
      <text:p text:style-name="Preformatted_20_Text"><text:s text:c="6"/>"icon": {</text:p>
      <text:p text:style-name="Preformatted_20_Text"><text:s text:c="8"/>"width": 1088,</text:p>
      <text:p text:style-name="Preformatted_20_Text"><text:s text:c="8"/>"paths": [</text:p>
      <text:p text:style-name="Preformatted_20_Text"><text:s text:c="10"/>"M1024 960v-64h-64v-384h64v-64h-192v64h64v384h-192v-384h64v-64h-192v64h64v384h-192v-384h64v-64h-192v64h64v384h-192v-384h64v-64h-192v64h64v384h-64v64h-64v64h1088v-64h-64z",</text:p>
      <text:p text:style-name="Preformatted_20_Text"><text:s text:c="10"/>"M512 0h64l512 320v64h-1088v-64l512-320z"</text:p>
      <text:p text:style-name="Preformatted_20_Text"><text:s text:c="8"/>],</text:p>
      <text:p text:style-name="Preformatted_20_Text"><text:s text:c="8"/>"tags": [</text:p>
      <text:p text:style-name="Preformatted_20_Text"><text:s text:c="10"/>"library",</text:p>
      <text:p text:style-name="Preformatted_20_Text"><text:s text:c="10"/>"bank",</text:p>
      <text:p text:style-name="Preformatted_20_Text"><text:s text:c="10"/>"building"</text:p>
      <text:p text:style-name="Preformatted_20_Text"><text:s text:c="8"/>],</text:p>
      <text:p text:style-name="Preformatted_20_Text"><text:s text:c="8"/>"defaultCode": 5968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ibrary2, bank",</text:p>
      <text:p text:style-name="Preformatted_20_Text"><text:s text:c="8"/>"name": "library",</text:p>
      <text:p text:style-name="Preformatted_20_Text"><text:s text:c="8"/>"order": 1487,</text:p>
      <text:p text:style-name="Preformatted_20_Text"><text:s text:c="8"/>"id": 34,</text:p>
      <text:p text:style-name="Preformatted_20_Text"><text:s text:c="8"/>"prevSize": 32,</text:p>
      <text:p text:style-name="Preformatted_20_Text"><text:s text:c="8"/>"code": 60066</text:p>
      <text:p text:style-name="Preformatted_20_Text"><text:s text:c="6"/>},</text:p>
      <text:p text:style-name="Preformatted_20_Text"><text:s text:c="6"/>"setIdx": 3,</text:p>
      <text:p text:style-name="Preformatted_20_Text"><text:s text:c="6"/>"setId": 1,</text:p>
      <text:p text:style-name="Preformatted_20_Text"><text:s text:c="6"/>"iconIdx": 3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64 0h-768c-52.8 0-96 43.2-96 96v832c0 52.8 43.2 96 96 96h768c52.8 0 96-43.2 96-96v-832c0-52.8-43.2-96-96-96zM832 896h-704v-768h704v768zM256 448h448v64h-448zM256 576h448v64h-448zM256 704h448v64h-448zM256 320h448v64h-448z"</text:p>
      <text:p text:style-name="Preformatted_20_Text"><text:s text:c="8"/>],</text:p>
      <text:p text:style-name="Preformatted_20_Text"><text:s text:c="8"/>"tags": [</text:p>
      <text:p text:style-name="Preformatted_20_Text"><text:s text:c="10"/>"file-text",</text:p>
      <text:p text:style-name="Preformatted_20_Text"><text:s text:c="10"/>"file",</text:p>
      <text:p text:style-name="Preformatted_20_Text"><text:s text:c="10"/>"document",</text:p>
      <text:p text:style-name="Preformatted_20_Text"><text:s text:c="10"/>"list",</text:p>
      <text:p text:style-name="Preformatted_20_Text"><text:s text:c="10"/>"paper"</text:p>
      <text:p text:style-name="Preformatted_20_Text"><text:s text:c="8"/>],</text:p>
      <text:p text:style-name="Preformatted_20_Text"><text:s text:c="8"/>"defaultCode": 5968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text, file",</text:p>
      <text:p text:style-name="Preformatted_20_Text"><text:s text:c="8"/>"name": "file-text",</text:p>
      <text:p text:style-name="Preformatted_20_Text"><text:s text:c="8"/>"order": 1488,</text:p>
      <text:p text:style-name="Preformatted_20_Text"><text:s text:c="8"/>"id": 35,</text:p>
      <text:p text:style-name="Preformatted_20_Text"><text:s text:c="8"/>"prevSize": 32,</text:p>
      <text:p text:style-name="Preformatted_20_Text"><text:s text:c="8"/>"code": 60067</text:p>
      <text:p text:style-name="Preformatted_20_Text"><text:s text:c="6"/>},</text:p>
      <text:p text:style-name="Preformatted_20_Text"><text:s text:c="6"/>"setIdx": 3,</text:p>
      <text:p text:style-name="Preformatted_20_Text"><text:s text:c="6"/>"setId": 1,</text:p>
      <text:p text:style-name="Preformatted_20_Text"><text:s text:c="6"/>"iconIdx": 34</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864 0h-768c-52.8 0-96 43.2-96 96v832c0 52.8 43.2 96 96 96h768c52.8 0 96-43.2 96-96v-832c0-52.8-43.2-96-96-96zM832 896h-704v-768h704v768zM256 576h448v64h-448zM256 704h448v64h-448zM320 288c0-53.019 42.981-96 96-96s96 42.981 96 96c0 53.019-42.981 96-96 96s-96-42.981-96-96zM480 384h-128c-52.8 0-96 28.8-96 64v64h320v-64c0-35.2-43.2-64-96-64z"</text:p>
      <text:p text:style-name="Preformatted_20_Text"><text:s text:c="8"/>],</text:p>
      <text:p text:style-name="Preformatted_20_Text"><text:s text:c="8"/>"tags": [</text:p>
      <text:p text:style-name="Preformatted_20_Text"><text:s text:c="10"/>"profile",</text:p>
      <text:p text:style-name="Preformatted_20_Text"><text:s text:c="10"/>"file",</text:p>
      <text:p text:style-name="Preformatted_20_Text"><text:s text:c="10"/>"document",</text:p>
      <text:p text:style-name="Preformatted_20_Text"><text:s text:c="10"/>"page",</text:p>
      <text:p text:style-name="Preformatted_20_Text"><text:s text:c="10"/>"user",</text:p>
      <text:p text:style-name="Preformatted_20_Text"><text:s text:c="10"/>"paper"</text:p>
      <text:p text:style-name="Preformatted_20_Text"><text:s text:c="8"/>],</text:p>
      <text:p text:style-name="Preformatted_20_Text"><text:s text:c="8"/>"defaultCode": 5968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rofile, file2",</text:p>
      <text:p text:style-name="Preformatted_20_Text"><text:s text:c="8"/>"name": "profile",</text:p>
      <text:p text:style-name="Preformatted_20_Text"><text:s text:c="8"/>"order": 1489,</text:p>
      <text:p text:style-name="Preformatted_20_Text"><text:s text:c="8"/>"id": 36,</text:p>
      <text:p text:style-name="Preformatted_20_Text"><text:s text:c="8"/>"prevSize": 32,</text:p>
      <text:p text:style-name="Preformatted_20_Text"><text:s text:c="8"/>"code": 60068</text:p>
      <text:p text:style-name="Preformatted_20_Text"><text:s text:c="6"/>},</text:p>
      <text:p text:style-name="Preformatted_20_Text"><text:s text:c="6"/>"setIdx": 3,</text:p>
      <text:p text:style-name="Preformatted_20_Text"><text:s text:c="6"/>"setId": 1,</text:p>
      <text:p text:style-name="Preformatted_20_Text"><text:s text:c="6"/>"iconIdx": 3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17.806 229.076c-22.212-30.292-53.174-65.7-87.178-99.704s-69.412-64.964-99.704-87.178c-51.574-37.82-76.592-42.194-90.924-42.194h-496c-44.112 0-80 35.888-80 80v864c0 44.112 35.888 80 80 80h736c44.112 0 80-35.888 80-80v-624c0-14.332-4.372-39.35-42.194-90.924zM785.374 174.626c30.7 30.7 54.8 58.398 72.58 81.374h-153.954v-153.946c22.984 17.78 50.678 41.878 81.374 72.572zM896 944c0 8.672-7.328 16-16 16h-736c-8.672 0-16-7.328-16-16v-864c0-8.672 7.328-16 16-16 0 0 495.956-0.002 496 0v224c0 17.672 14.326 32 32 32h224v624z"</text:p>
      <text:p text:style-name="Preformatted_20_Text"><text:s text:c="8"/>],</text:p>
      <text:p text:style-name="Preformatted_20_Text"><text:s text:c="8"/>"tags": [</text:p>
      <text:p text:style-name="Preformatted_20_Text"><text:s text:c="10"/>"file-empty",</text:p>
      <text:p text:style-name="Preformatted_20_Text"><text:s text:c="10"/>"file",</text:p>
      <text:p text:style-name="Preformatted_20_Text"><text:s text:c="10"/>"document",</text:p>
      <text:p text:style-name="Preformatted_20_Text"><text:s text:c="10"/>"paper",</text:p>
      <text:p text:style-name="Preformatted_20_Text"><text:s text:c="10"/>"page",</text:p>
      <text:p text:style-name="Preformatted_20_Text"><text:s text:c="10"/>"new",</text:p>
      <text:p text:style-name="Preformatted_20_Text"><text:s text:c="10"/>"empty",</text:p>
      <text:p text:style-name="Preformatted_20_Text"><text:s text:c="10"/>"blank"</text:p>
      <text:p text:style-name="Preformatted_20_Text"><text:s text:c="8"/>],</text:p>
      <text:p text:style-name="Preformatted_20_Text"><text:s text:c="8"/>"defaultCode": 5968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empty, file3",</text:p>
      <text:p text:style-name="Preformatted_20_Text"><text:s text:c="8"/>"name": "file-empty",</text:p>
      <text:p text:style-name="Preformatted_20_Text"><text:s text:c="8"/>"order": 1490,</text:p>
      <text:p text:style-name="Preformatted_20_Text"><text:s text:c="8"/>"id": 37,</text:p>
      <text:p text:style-name="Preformatted_20_Text"><text:s text:c="8"/>"prevSize": 32,</text:p>
      <text:p text:style-name="Preformatted_20_Text"><text:soft-page-break/><text:s text:c="8"/>"code": 60069</text:p>
      <text:p text:style-name="Preformatted_20_Text"><text:s text:c="6"/>},</text:p>
      <text:p text:style-name="Preformatted_20_Text"><text:s text:c="6"/>"setIdx": 3,</text:p>
      <text:p text:style-name="Preformatted_20_Text"><text:s text:c="6"/>"setId": 1,</text:p>
      <text:p text:style-name="Preformatted_20_Text"><text:s text:c="6"/>"iconIdx": 3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17.806 357.076c-22.21-30.292-53.174-65.7-87.178-99.704s-69.412-64.964-99.704-87.178c-51.574-37.82-76.592-42.194-90.924-42.194h-368c-44.114 0-80 35.888-80 80v736c0 44.112 35.886 80 80 80h608c44.112 0 80-35.888 80-80v-496c0-14.332-4.372-39.35-42.194-90.924zM785.374 302.626c30.7 30.7 54.8 58.398 72.58 81.374h-153.954v-153.946c22.982 17.78 50.678 41.878 81.374 72.572v0zM896 944c0 8.672-7.328 16-16 16h-608c-8.672 0-16-7.328-16-16v-736c0-8.672 7.328-16 16-16 0 0 367.956-0.002 368 0v224c0 17.672 14.324 32 32 32h224v496z",</text:p>
      <text:p text:style-name="Preformatted_20_Text"><text:s text:c="10"/>"M602.924 42.196c-51.574-37.822-76.592-42.196-90.924-42.196h-368c-44.112 0-80 35.888-80 80v736c0 38.632 27.528 70.958 64 78.39v-814.39c0-8.672 7.328-16 16-16h486.876c-9.646-7.92-19.028-15.26-27.952-21.804z"</text:p>
      <text:p text:style-name="Preformatted_20_Text"><text:s text:c="8"/>],</text:p>
      <text:p text:style-name="Preformatted_20_Text"><text:s text:c="8"/>"tags": [</text:p>
      <text:p text:style-name="Preformatted_20_Text"><text:s text:c="10"/>"files-empty",</text:p>
      <text:p text:style-name="Preformatted_20_Text"><text:s text:c="10"/>"files",</text:p>
      <text:p text:style-name="Preformatted_20_Text"><text:s text:c="10"/>"documents",</text:p>
      <text:p text:style-name="Preformatted_20_Text"><text:s text:c="10"/>"papers",</text:p>
      <text:p text:style-name="Preformatted_20_Text"><text:s text:c="10"/>"pages"</text:p>
      <text:p text:style-name="Preformatted_20_Text"><text:s text:c="8"/>],</text:p>
      <text:p text:style-name="Preformatted_20_Text"><text:s text:c="8"/>"defaultCode": 5968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s-empty, files",</text:p>
      <text:p text:style-name="Preformatted_20_Text"><text:s text:c="8"/>"name": "files-empty",</text:p>
      <text:p text:style-name="Preformatted_20_Text"><text:s text:c="8"/>"order": 1491,</text:p>
      <text:p text:style-name="Preformatted_20_Text"><text:s text:c="8"/>"id": 38,</text:p>
      <text:p text:style-name="Preformatted_20_Text"><text:s text:c="8"/>"prevSize": 32,</text:p>
      <text:p text:style-name="Preformatted_20_Text"><text:s text:c="8"/>"code": 60070</text:p>
      <text:p text:style-name="Preformatted_20_Text"><text:s text:c="6"/>},</text:p>
      <text:p text:style-name="Preformatted_20_Text"><text:s text:c="6"/>"setIdx": 3,</text:p>
      <text:p text:style-name="Preformatted_20_Text"><text:s text:c="6"/>"setId": 1,</text:p>
      <text:p text:style-name="Preformatted_20_Text"><text:s text:c="6"/>"iconIdx": 3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17.806 229.076c-22.212-30.292-53.174-65.7-87.178-99.704s-69.412-64.964-99.704-87.178c-51.574-37.82-76.592-42.194-90.924-42.194h-496c-44.112 0-80 35.888-80 80v864c0 44.112 35.888 80 80 80h736c44.112 0 80-35.888 80-80v-624c0-14.332-4.372-39.35-42.194-90.924zM785.374 174.626c30.7 30.7 54.8 58.398 72.58 81.374h-153.954v-153.946c22.984 17.78 50.678 41.878 81.374 72.572zM896 944c0 8.672-7.328 16-16 16h-736c-8.672 0-16-7.328-16-16v-864c0-8.672 7.328-16 16-16 0 0 495.956-0.002 496 0v224c0 17.672 14.326 32 32 32h224v624z",</text:p>
      <text:p text:style-name="Preformatted_20_Text"><text:s text:c="10"/>"M736 832h-448c-17.672 0-32-14.326-32-32s14.328-32 32-32h448c17.674 0 32 14.326 32 32s-14.326 32-32 32z",</text:p>
      <text:p text:style-name="Preformatted_20_Text"><text:s text:c="10"/>"M736 704h-448c-17.672 0-32-14.326-32-32s14.328-32 32-32h448c17.674 0 32 14.326 32 32s-14.326 32-32 32z",</text:p>
      <text:p text:style-name="Preformatted_20_Text"><text:s text:c="10"/>"M736 576h-448c-17.672 0-32-14.326-32-32s14.328-32 32-32h448c17.674 0 32 14.326 32 32s-14.326 32-32 32z"</text:p>
      <text:p text:style-name="Preformatted_20_Text"><text:s text:c="8"/>],</text:p>
      <text:p text:style-name="Preformatted_20_Text"><text:s text:c="8"/>"tags": [</text:p>
      <text:p text:style-name="Preformatted_20_Text"><text:s text:c="10"/>"file-text",</text:p>
      <text:p text:style-name="Preformatted_20_Text"><text:s text:c="10"/>"file",</text:p>
      <text:p text:style-name="Preformatted_20_Text"><text:soft-page-break/><text:s text:c="10"/>"document",</text:p>
      <text:p text:style-name="Preformatted_20_Text"><text:s text:c="10"/>"list",</text:p>
      <text:p text:style-name="Preformatted_20_Text"><text:s text:c="10"/>"paper",</text:p>
      <text:p text:style-name="Preformatted_20_Text"><text:s text:c="10"/>"page"</text:p>
      <text:p text:style-name="Preformatted_20_Text"><text:s text:c="8"/>],</text:p>
      <text:p text:style-name="Preformatted_20_Text"><text:s text:c="8"/>"defaultCode": 5968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text2, file4",</text:p>
      <text:p text:style-name="Preformatted_20_Text"><text:s text:c="8"/>"name": "file-text2",</text:p>
      <text:p text:style-name="Preformatted_20_Text"><text:s text:c="8"/>"order": 1492,</text:p>
      <text:p text:style-name="Preformatted_20_Text"><text:s text:c="8"/>"id": 39,</text:p>
      <text:p text:style-name="Preformatted_20_Text"><text:s text:c="8"/>"prevSize": 32,</text:p>
      <text:p text:style-name="Preformatted_20_Text"><text:s text:c="8"/>"code": 60071</text:p>
      <text:p text:style-name="Preformatted_20_Text"><text:s text:c="6"/>},</text:p>
      <text:p text:style-name="Preformatted_20_Text"><text:s text:c="6"/>"setIdx": 3,</text:p>
      <text:p text:style-name="Preformatted_20_Text"><text:s text:c="6"/>"setId": 1,</text:p>
      <text:p text:style-name="Preformatted_20_Text"><text:s text:c="6"/>"iconIdx": 3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32 896h-640v-128l192-320 263 320 185-128v256z",</text:p>
      <text:p text:style-name="Preformatted_20_Text"><text:s text:c="10"/>"M832 480c0 53.020-42.98 96-96 96-53.022 0-96-42.98-96-96s42.978-96 96-96c53.020 0 96 42.98 96 96z",</text:p>
      <text:p text:style-name="Preformatted_20_Text"><text:s text:c="10"/>"M917.806 229.076c-22.212-30.292-53.174-65.7-87.178-99.704s-69.412-64.964-99.704-87.178c-51.574-37.82-76.592-42.194-90.924-42.194h-496c-44.112 0-80 35.888-80 80v864c0 44.112 35.888 80 80 80h736c44.112 0 80-35.888 80-80v-624c0-14.332-4.372-39.35-42.194-90.924zM785.374 174.626c30.7 30.7 54.8 58.398 72.58 81.374h-153.954v-153.946c22.984 17.78 50.678 41.878 81.374 72.572zM896 944c0 8.672-7.328 16-16 16h-736c-8.672 0-16-7.328-16-16v-864c0-8.672 7.328-16 16-16 0 0 495.956-0.002 496 0v224c0 17.672 14.326 32 32 32h224v624z"</text:p>
      <text:p text:style-name="Preformatted_20_Text"><text:s text:c="8"/>],</text:p>
      <text:p text:style-name="Preformatted_20_Text"><text:s text:c="8"/>"tags": [</text:p>
      <text:p text:style-name="Preformatted_20_Text"><text:s text:c="10"/>"file-picture",</text:p>
      <text:p text:style-name="Preformatted_20_Text"><text:s text:c="10"/>"file",</text:p>
      <text:p text:style-name="Preformatted_20_Text"><text:s text:c="10"/>"document",</text:p>
      <text:p text:style-name="Preformatted_20_Text"><text:s text:c="10"/>"file-image"</text:p>
      <text:p text:style-name="Preformatted_20_Text"><text:s text:c="8"/>],</text:p>
      <text:p text:style-name="Preformatted_20_Text"><text:s text:c="8"/>"defaultCode": 5968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picture, file5",</text:p>
      <text:p text:style-name="Preformatted_20_Text"><text:s text:c="8"/>"name": "file-picture",</text:p>
      <text:p text:style-name="Preformatted_20_Text"><text:s text:c="8"/>"order": 1493,</text:p>
      <text:p text:style-name="Preformatted_20_Text"><text:s text:c="8"/>"id": 40,</text:p>
      <text:p text:style-name="Preformatted_20_Text"><text:s text:c="8"/>"prevSize": 32,</text:p>
      <text:p text:style-name="Preformatted_20_Text"><text:s text:c="8"/>"code": 60072</text:p>
      <text:p text:style-name="Preformatted_20_Text"><text:s text:c="6"/>},</text:p>
      <text:p text:style-name="Preformatted_20_Text"><text:s text:c="6"/>"setIdx": 3,</text:p>
      <text:p text:style-name="Preformatted_20_Text"><text:s text:c="6"/>"setId": 1,</text:p>
      <text:p text:style-name="Preformatted_20_Text"><text:s text:c="6"/>"iconIdx": 3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17.806 229.076c-22.21-30.292-53.174-65.7-87.178-99.704s-69.412-64.964-99.704-87.178c-51.574-37.82-76.592-42.194-90.924-42.194h-496c-44.112 0-80 <text:soft-page-break/>35.888-80 80v864c0 44.112 35.886 80 80 80h736c44.112 0 80-35.888 80-80v-624c0-14.332-4.372-39.35-42.194-90.924v0zM785.374 174.626c30.7 30.7 54.8 58.398 72.58 81.374h-153.954v-153.946c22.982 17.78 50.678 41.878 81.374 72.572v0zM896 944c0 8.672-7.328 16-16 16h-736c-8.672 0-16-7.328-16-16v-864c0-8.672 7.328-16 16-16 0 0 495.956-0.002 496 0v224c0 17.672 14.324 32 32 32h224v624z",</text:p>
      <text:p text:style-name="Preformatted_20_Text"><text:s text:c="10"/>"M756.288 391.252c-7.414-6.080-17.164-8.514-26.562-6.632l-320 64c-14.958 2.994-25.726 16.126-25.726 31.38v236.876c-18.832-8.174-40.678-12.876-64-12.876-70.692 0-128 42.98-128 96s57.308 96 128 96 128-42.98 128-96v-229.766l256-51.202v133.842c-18.832-8.174-40.678-12.876-64-12.876-70.692 0-128 42.98-128 96s57.308 96 128 96 128-42.98 128-96v-319.998c0-9.586-4.298-18.668-11.712-24.748z"</text:p>
      <text:p text:style-name="Preformatted_20_Text"><text:s text:c="8"/>],</text:p>
      <text:p text:style-name="Preformatted_20_Text"><text:s text:c="8"/>"tags": [</text:p>
      <text:p text:style-name="Preformatted_20_Text"><text:s text:c="10"/>"file-music",</text:p>
      <text:p text:style-name="Preformatted_20_Text"><text:s text:c="10"/>"file",</text:p>
      <text:p text:style-name="Preformatted_20_Text"><text:s text:c="10"/>"document",</text:p>
      <text:p text:style-name="Preformatted_20_Text"><text:s text:c="10"/>"file-song",</text:p>
      <text:p text:style-name="Preformatted_20_Text"><text:s text:c="10"/>"file-audio"</text:p>
      <text:p text:style-name="Preformatted_20_Text"><text:s text:c="8"/>],</text:p>
      <text:p text:style-name="Preformatted_20_Text"><text:s text:c="8"/>"defaultCode": 5968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music, file6",</text:p>
      <text:p text:style-name="Preformatted_20_Text"><text:s text:c="8"/>"name": "file-music",</text:p>
      <text:p text:style-name="Preformatted_20_Text"><text:s text:c="8"/>"order": 1494,</text:p>
      <text:p text:style-name="Preformatted_20_Text"><text:s text:c="8"/>"id": 41,</text:p>
      <text:p text:style-name="Preformatted_20_Text"><text:s text:c="8"/>"prevSize": 32,</text:p>
      <text:p text:style-name="Preformatted_20_Text"><text:s text:c="8"/>"code": 60073</text:p>
      <text:p text:style-name="Preformatted_20_Text"><text:s text:c="6"/>},</text:p>
      <text:p text:style-name="Preformatted_20_Text"><text:s text:c="6"/>"setIdx": 3,</text:p>
      <text:p text:style-name="Preformatted_20_Text"><text:s text:c="6"/>"setId": 1,</text:p>
      <text:p text:style-name="Preformatted_20_Text"><text:s text:c="6"/>"iconIdx": 4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384l320 224-320 224v-448z",</text:p>
      <text:p text:style-name="Preformatted_20_Text"><text:s text:c="10"/>"M917.806 229.076c-22.212-30.292-53.174-65.7-87.178-99.704s-69.412-64.964-99.704-87.178c-51.574-37.82-76.592-42.194-90.924-42.194h-496c-44.112 0-80 35.888-80 80v864c0 44.112 35.888 80 80 80h736c44.112 0 80-35.888 80-80v-624c0-14.332-4.372-39.35-42.194-90.924zM785.374 174.626c30.7 30.7 54.8 58.398 72.58 81.374h-153.954v-153.946c22.984 17.78 50.678 41.878 81.374 72.572zM896 944c0 8.672-7.328 16-16 16h-736c-8.672 0-16-7.328-16-16v-864c0-8.672 7.328-16 16-16 0 0 495.956-0.002 496 0v224c0 17.672 14.326 32 32 32h224v624z"</text:p>
      <text:p text:style-name="Preformatted_20_Text"><text:s text:c="8"/>],</text:p>
      <text:p text:style-name="Preformatted_20_Text"><text:s text:c="8"/>"tags": [</text:p>
      <text:p text:style-name="Preformatted_20_Text"><text:s text:c="10"/>"file-play",</text:p>
      <text:p text:style-name="Preformatted_20_Text"><text:s text:c="10"/>"file",</text:p>
      <text:p text:style-name="Preformatted_20_Text"><text:s text:c="10"/>"document",</text:p>
      <text:p text:style-name="Preformatted_20_Text"><text:s text:c="10"/>"file-media",</text:p>
      <text:p text:style-name="Preformatted_20_Text"><text:s text:c="10"/>"file-video"</text:p>
      <text:p text:style-name="Preformatted_20_Text"><text:s text:c="8"/>],</text:p>
      <text:p text:style-name="Preformatted_20_Text"><text:s text:c="8"/>"defaultCode": 5968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play, file7",</text:p>
      <text:p text:style-name="Preformatted_20_Text"><text:s text:c="8"/>"name": "file-play",</text:p>
      <text:p text:style-name="Preformatted_20_Text"><text:s text:c="8"/>"order": 1495,</text:p>
      <text:p text:style-name="Preformatted_20_Text"><text:soft-page-break/><text:s text:c="8"/>"id": 42,</text:p>
      <text:p text:style-name="Preformatted_20_Text"><text:s text:c="8"/>"prevSize": 32,</text:p>
      <text:p text:style-name="Preformatted_20_Text"><text:s text:c="8"/>"code": 60074</text:p>
      <text:p text:style-name="Preformatted_20_Text"><text:s text:c="6"/>},</text:p>
      <text:p text:style-name="Preformatted_20_Text"><text:s text:c="6"/>"setIdx": 3,</text:p>
      <text:p text:style-name="Preformatted_20_Text"><text:s text:c="6"/>"setId": 1,</text:p>
      <text:p text:style-name="Preformatted_20_Text"><text:s text:c="6"/>"iconIdx": 4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17.806 229.076c-22.208-30.292-53.174-65.7-87.178-99.704s-69.412-64.964-99.704-87.178c-51.574-37.82-76.594-42.194-90.924-42.194h-496c-44.112 0-80 35.888-80 80v864c0 44.112 35.882 80 80 80h736c44.112 0 80-35.888 80-80v-624c0-14.332-4.372-39.35-42.194-90.924v0 0zM785.374 174.626c30.7 30.7 54.8 58.398 72.58 81.374h-153.954v-153.946c22.98 17.78 50.678 41.878 81.374 72.572v0 0zM896 944c0 8.672-7.328 16-16 16h-736c-8.672 0-16-7.328-16-16v-864c0-8.672 7.328-16 16-16 0 0 495.956-0.002 496 0v224c0 17.672 14.32 32 32 32h224v624z",</text:p>
      <text:p text:style-name="Preformatted_20_Text"><text:s text:c="10"/>"M256 512h320v320h-320v-320z",</text:p>
      <text:p text:style-name="Preformatted_20_Text"><text:s text:c="10"/>"M576 640l192-128v320l-192-128z"</text:p>
      <text:p text:style-name="Preformatted_20_Text"><text:s text:c="8"/>],</text:p>
      <text:p text:style-name="Preformatted_20_Text"><text:s text:c="8"/>"tags": [</text:p>
      <text:p text:style-name="Preformatted_20_Text"><text:s text:c="10"/>"file-video",</text:p>
      <text:p text:style-name="Preformatted_20_Text"><text:s text:c="10"/>"file",</text:p>
      <text:p text:style-name="Preformatted_20_Text"><text:s text:c="10"/>"document",</text:p>
      <text:p text:style-name="Preformatted_20_Text"><text:s text:c="10"/>"file-camera"</text:p>
      <text:p text:style-name="Preformatted_20_Text"><text:s text:c="8"/>],</text:p>
      <text:p text:style-name="Preformatted_20_Text"><text:s text:c="8"/>"defaultCode": 5969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video, file8",</text:p>
      <text:p text:style-name="Preformatted_20_Text"><text:s text:c="8"/>"name": "file-video",</text:p>
      <text:p text:style-name="Preformatted_20_Text"><text:s text:c="8"/>"order": 1496,</text:p>
      <text:p text:style-name="Preformatted_20_Text"><text:s text:c="8"/>"id": 43,</text:p>
      <text:p text:style-name="Preformatted_20_Text"><text:s text:c="8"/>"prevSize": 32,</text:p>
      <text:p text:style-name="Preformatted_20_Text"><text:s text:c="8"/>"code": 60075</text:p>
      <text:p text:style-name="Preformatted_20_Text"><text:s text:c="6"/>},</text:p>
      <text:p text:style-name="Preformatted_20_Text"><text:s text:c="6"/>"setIdx": 3,</text:p>
      <text:p text:style-name="Preformatted_20_Text"><text:s text:c="6"/>"setId": 1,</text:p>
      <text:p text:style-name="Preformatted_20_Text"><text:s text:c="6"/>"iconIdx": 4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17.806 229.076c-22.208-30.292-53.174-65.7-87.178-99.704s-69.412-64.964-99.704-87.178c-51.574-37.82-76.592-42.194-90.924-42.194h-496c-44.112 0-80 35.888-80 80v864c0 44.112 35.884 80 80 80h736c44.112 0 80-35.888 80-80v-624c0-14.332-4.372-39.35-42.194-90.924v0 0zM785.374 174.626c30.7 30.7 54.8 58.398 72.58 81.374h-153.954v-153.946c22.98 17.78 50.678 41.878 81.374 72.572v0 0zM896 944c0 8.672-7.328 16-16 16h-736c-8.672 0-16-7.328-16-16v-864c0-8.672 7.328-16 16-16 0 0 495.956-0.002 496 0v224c0 17.672 14.322 32 32 32h224v624z",</text:p>
      <text:p text:style-name="Preformatted_20_Text"><text:s text:c="10"/>"M256 64h128v64h-128v-64z",</text:p>
      <text:p text:style-name="Preformatted_20_Text"><text:s text:c="10"/>"M384 128h128v64h-128v-64z",</text:p>
      <text:p text:style-name="Preformatted_20_Text"><text:s text:c="10"/>"M256 192h128v64h-128v-64z",</text:p>
      <text:p text:style-name="Preformatted_20_Text"><text:s text:c="10"/>"M384 256h128v64h-128v-64z",</text:p>
      <text:p text:style-name="Preformatted_20_Text"><text:s text:c="10"/>"M256 320h128v64h-128v-64z",</text:p>
      <text:p text:style-name="Preformatted_20_Text"><text:s text:c="10"/>"M384 384h128v64h-128v-64z",</text:p>
      <text:p text:style-name="Preformatted_20_Text"><text:s text:c="10"/>"M256 448h128v64h-128v-64z",</text:p>
      <text:p text:style-name="Preformatted_20_Text"><text:s text:c="10"/>"M384 512h128v64h-128v-64z",</text:p>
      <text:p text:style-name="Preformatted_20_Text"><text:s text:c="10"/>"M256 848c0 26.4 21.6 48 48 48h160c26.4 0 48-21.6 48-48v-160c0-26.4-21.6-48-48-48h-80v-64h-128v272zM448 768v64h-128v-64h128z"</text:p>
      <text:p text:style-name="Preformatted_20_Text"><text:soft-page-break/><text:s text:c="8"/>],</text:p>
      <text:p text:style-name="Preformatted_20_Text"><text:s text:c="8"/>"tags": [</text:p>
      <text:p text:style-name="Preformatted_20_Text"><text:s text:c="10"/>"file-zip",</text:p>
      <text:p text:style-name="Preformatted_20_Text"><text:s text:c="10"/>"file",</text:p>
      <text:p text:style-name="Preformatted_20_Text"><text:s text:c="10"/>"document",</text:p>
      <text:p text:style-name="Preformatted_20_Text"><text:s text:c="10"/>"file-compressed",</text:p>
      <text:p text:style-name="Preformatted_20_Text"><text:s text:c="10"/>"file-type",</text:p>
      <text:p text:style-name="Preformatted_20_Text"><text:s text:c="10"/>"file-format"</text:p>
      <text:p text:style-name="Preformatted_20_Text"><text:s text:c="8"/>],</text:p>
      <text:p text:style-name="Preformatted_20_Text"><text:s text:c="8"/>"defaultCode": 5969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zip, file9",</text:p>
      <text:p text:style-name="Preformatted_20_Text"><text:s text:c="8"/>"name": "file-zip",</text:p>
      <text:p text:style-name="Preformatted_20_Text"><text:s text:c="8"/>"order": 1497,</text:p>
      <text:p text:style-name="Preformatted_20_Text"><text:s text:c="8"/>"id": 44,</text:p>
      <text:p text:style-name="Preformatted_20_Text"><text:s text:c="8"/>"prevSize": 32,</text:p>
      <text:p text:style-name="Preformatted_20_Text"><text:s text:c="8"/>"code": 60076</text:p>
      <text:p text:style-name="Preformatted_20_Text"><text:s text:c="6"/>},</text:p>
      <text:p text:style-name="Preformatted_20_Text"><text:s text:c="6"/>"setIdx": 3,</text:p>
      <text:p text:style-name="Preformatted_20_Text"><text:s text:c="6"/>"setId": 1,</text:p>
      <text:p text:style-name="Preformatted_20_Text"><text:s text:c="6"/>"iconIdx": 4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40 256v-256h-448l-192 192v576h384v256h640v-768h-384zM192 90.51v101.49h-101.49l101.49-101.49zM64 704v-448h192v-192h320v192l-192 192v256h-320zM576 346.51v101.49h-101.49l101.49-101.49zM960 960h-512v-448h192v-192h320v640z"</text:p>
      <text:p text:style-name="Preformatted_20_Text"><text:s text:c="8"/>],</text:p>
      <text:p text:style-name="Preformatted_20_Text"><text:s text:c="8"/>"tags": [</text:p>
      <text:p text:style-name="Preformatted_20_Text"><text:s text:c="10"/>"copy",</text:p>
      <text:p text:style-name="Preformatted_20_Text"><text:s text:c="10"/>"duplicate",</text:p>
      <text:p text:style-name="Preformatted_20_Text"><text:s text:c="10"/>"files",</text:p>
      <text:p text:style-name="Preformatted_20_Text"><text:s text:c="10"/>"pages",</text:p>
      <text:p text:style-name="Preformatted_20_Text"><text:s text:c="10"/>"papers",</text:p>
      <text:p text:style-name="Preformatted_20_Text"><text:s text:c="10"/>"documents"</text:p>
      <text:p text:style-name="Preformatted_20_Text"><text:s text:c="8"/>],</text:p>
      <text:p text:style-name="Preformatted_20_Text"><text:s text:c="8"/>"defaultCode": 5969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py, duplicate",</text:p>
      <text:p text:style-name="Preformatted_20_Text"><text:s text:c="8"/>"name": "copy2",</text:p>
      <text:p text:style-name="Preformatted_20_Text"><text:s text:c="8"/>"order": 1498,</text:p>
      <text:p text:style-name="Preformatted_20_Text"><text:s text:c="8"/>"id": 45,</text:p>
      <text:p text:style-name="Preformatted_20_Text"><text:s text:c="8"/>"prevSize": 32,</text:p>
      <text:p text:style-name="Preformatted_20_Text"><text:s text:c="8"/>"code": 60077</text:p>
      <text:p text:style-name="Preformatted_20_Text"><text:s text:c="6"/>},</text:p>
      <text:p text:style-name="Preformatted_20_Text"><text:s text:c="6"/>"setIdx": 3,</text:p>
      <text:p text:style-name="Preformatted_20_Text"><text:s text:c="6"/>"setId": 1,</text:p>
      <text:p text:style-name="Preformatted_20_Text"><text:s text:c="6"/>"iconIdx": 4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4 128h-128v-64c0-35.2-28.8-64-64-64h-128c-35.204 0-64 28.8-64 64v64h-128v128h512v-128zM512 128h-128v-63.886c0.034-0.038 0.072-0.078 0.114-<text:soft-page-break/>0.114h127.768c0.042 0.036 0.082 0.076 0.118 0.114v63.886zM832 320v-160c0-17.6-14.4-32-32-32h-64v64h32v128h-192l-192 192v256h-256v-576h32v-64h-64c-17.602 0-32 14.4-32 32v640c0 17.6 14.398 32 32 32h288v192h640v-704h-192zM576 410.51v101.49h-101.49l101.49-101.49zM960 960h-512v-384h192v-192h320v576z"</text:p>
      <text:p text:style-name="Preformatted_20_Text"><text:s text:c="8"/>],</text:p>
      <text:p text:style-name="Preformatted_20_Text"><text:s text:c="8"/>"tags": [</text:p>
      <text:p text:style-name="Preformatted_20_Text"><text:s text:c="10"/>"paste",</text:p>
      <text:p text:style-name="Preformatted_20_Text"><text:s text:c="10"/>"clipboard-file"</text:p>
      <text:p text:style-name="Preformatted_20_Text"><text:s text:c="8"/>],</text:p>
      <text:p text:style-name="Preformatted_20_Text"><text:s text:c="8"/>"defaultCode": 5969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ste, clipboard-file",</text:p>
      <text:p text:style-name="Preformatted_20_Text"><text:s text:c="8"/>"name": "paste",</text:p>
      <text:p text:style-name="Preformatted_20_Text"><text:s text:c="8"/>"order": 1499,</text:p>
      <text:p text:style-name="Preformatted_20_Text"><text:s text:c="8"/>"id": 46,</text:p>
      <text:p text:style-name="Preformatted_20_Text"><text:s text:c="8"/>"prevSize": 32,</text:p>
      <text:p text:style-name="Preformatted_20_Text"><text:s text:c="8"/>"code": 60078</text:p>
      <text:p text:style-name="Preformatted_20_Text"><text:s text:c="6"/>},</text:p>
      <text:p text:style-name="Preformatted_20_Text"><text:s text:c="6"/>"setIdx": 3,</text:p>
      <text:p text:style-name="Preformatted_20_Text"><text:s text:c="6"/>"setId": 1,</text:p>
      <text:p text:style-name="Preformatted_20_Text"><text:s text:c="6"/>"iconIdx": 4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320l-512-256-512 256 512 256 512-256zM512 148.97l342.058 171.030-342.058 171.030-342.058-171.030 342.058-171.030zM921.444 460.722l102.556 51.278-512 256-512-256 102.556-51.278 409.444 204.722zM921.444 652.722l102.556 51.278-512 256-512-256 102.556-51.278 409.444 204.722z"</text:p>
      <text:p text:style-name="Preformatted_20_Text"><text:s text:c="8"/>],</text:p>
      <text:p text:style-name="Preformatted_20_Text"><text:s text:c="8"/>"tags": [</text:p>
      <text:p text:style-name="Preformatted_20_Text"><text:s text:c="10"/>"stack",</text:p>
      <text:p text:style-name="Preformatted_20_Text"><text:s text:c="10"/>"layers"</text:p>
      <text:p text:style-name="Preformatted_20_Text"><text:s text:c="8"/>],</text:p>
      <text:p text:style-name="Preformatted_20_Text"><text:s text:c="8"/>"defaultCode": 5969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ack, layers",</text:p>
      <text:p text:style-name="Preformatted_20_Text"><text:s text:c="8"/>"name": "stack",</text:p>
      <text:p text:style-name="Preformatted_20_Text"><text:s text:c="8"/>"order": 1500,</text:p>
      <text:p text:style-name="Preformatted_20_Text"><text:s text:c="8"/>"id": 47,</text:p>
      <text:p text:style-name="Preformatted_20_Text"><text:s text:c="8"/>"prevSize": 32,</text:p>
      <text:p text:style-name="Preformatted_20_Text"><text:s text:c="8"/>"code": 60079</text:p>
      <text:p text:style-name="Preformatted_20_Text"><text:s text:c="6"/>},</text:p>
      <text:p text:style-name="Preformatted_20_Text"><text:s text:c="6"/>"setIdx": 3,</text:p>
      <text:p text:style-name="Preformatted_20_Text"><text:s text:c="6"/>"setId": 1,</text:p>
      <text:p text:style-name="Preformatted_20_Text"><text:s text:c="6"/>"iconIdx": 4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48 128l128 128h448v704h-1024v-832z"</text:p>
      <text:p text:style-name="Preformatted_20_Text"><text:s text:c="8"/>],</text:p>
      <text:p text:style-name="Preformatted_20_Text"><text:s text:c="8"/>"tags": [</text:p>
      <text:p text:style-name="Preformatted_20_Text"><text:s text:c="10"/>"folder",</text:p>
      <text:p text:style-name="Preformatted_20_Text"><text:s text:c="10"/>"directory",</text:p>
      <text:p text:style-name="Preformatted_20_Text"><text:s text:c="10"/>"category",</text:p>
      <text:p text:style-name="Preformatted_20_Text"><text:soft-page-break/><text:s text:c="10"/>"browse"</text:p>
      <text:p text:style-name="Preformatted_20_Text"><text:s text:c="8"/>],</text:p>
      <text:p text:style-name="Preformatted_20_Text"><text:s text:c="8"/>"defaultCode": 5969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lder, directory",</text:p>
      <text:p text:style-name="Preformatted_20_Text"><text:s text:c="8"/>"name": "folder2",</text:p>
      <text:p text:style-name="Preformatted_20_Text"><text:s text:c="8"/>"order": 1501,</text:p>
      <text:p text:style-name="Preformatted_20_Text"><text:s text:c="8"/>"id": 48,</text:p>
      <text:p text:style-name="Preformatted_20_Text"><text:s text:c="8"/>"prevSize": 32,</text:p>
      <text:p text:style-name="Preformatted_20_Text"><text:s text:c="8"/>"code": 60080</text:p>
      <text:p text:style-name="Preformatted_20_Text"><text:s text:c="6"/>},</text:p>
      <text:p text:style-name="Preformatted_20_Text"><text:s text:c="6"/>"setIdx": 3,</text:p>
      <text:p text:style-name="Preformatted_20_Text"><text:s text:c="6"/>"setId": 1,</text:p>
      <text:p text:style-name="Preformatted_20_Text"><text:s text:c="6"/>"iconIdx": 4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32 960l192-512h-832l-192 512zM128 384l-128 576v-832h288l128 128h416v128z"</text:p>
      <text:p text:style-name="Preformatted_20_Text"><text:s text:c="8"/>],</text:p>
      <text:p text:style-name="Preformatted_20_Text"><text:s text:c="8"/>"tags": [</text:p>
      <text:p text:style-name="Preformatted_20_Text"><text:s text:c="10"/>"folder-open",</text:p>
      <text:p text:style-name="Preformatted_20_Text"><text:s text:c="10"/>"directory",</text:p>
      <text:p text:style-name="Preformatted_20_Text"><text:s text:c="10"/>"category",</text:p>
      <text:p text:style-name="Preformatted_20_Text"><text:s text:c="10"/>"browse"</text:p>
      <text:p text:style-name="Preformatted_20_Text"><text:s text:c="8"/>],</text:p>
      <text:p text:style-name="Preformatted_20_Text"><text:s text:c="8"/>"defaultCode": 5969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lder-open, directory2",</text:p>
      <text:p text:style-name="Preformatted_20_Text"><text:s text:c="8"/>"name": "folder-open",</text:p>
      <text:p text:style-name="Preformatted_20_Text"><text:s text:c="8"/>"order": 1502,</text:p>
      <text:p text:style-name="Preformatted_20_Text"><text:s text:c="8"/>"id": 49,</text:p>
      <text:p text:style-name="Preformatted_20_Text"><text:s text:c="8"/>"prevSize": 32,</text:p>
      <text:p text:style-name="Preformatted_20_Text"><text:s text:c="8"/>"code": 60081</text:p>
      <text:p text:style-name="Preformatted_20_Text"><text:s text:c="6"/>},</text:p>
      <text:p text:style-name="Preformatted_20_Text"><text:s text:c="6"/>"setIdx": 3,</text:p>
      <text:p text:style-name="Preformatted_20_Text"><text:s text:c="6"/>"setId": 1,</text:p>
      <text:p text:style-name="Preformatted_20_Text"><text:s text:c="6"/>"iconIdx": 4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256l-128-128h-448v832h1024v-704h-448zM704 704h-128v128h-128v-128h-128v-128h128v-128h128v128h128v128z"</text:p>
      <text:p text:style-name="Preformatted_20_Text"><text:s text:c="8"/>],</text:p>
      <text:p text:style-name="Preformatted_20_Text"><text:s text:c="8"/>"tags": [</text:p>
      <text:p text:style-name="Preformatted_20_Text"><text:s text:c="10"/>"folder-plus",</text:p>
      <text:p text:style-name="Preformatted_20_Text"><text:s text:c="10"/>"directory",</text:p>
      <text:p text:style-name="Preformatted_20_Text"><text:s text:c="10"/>"folder-add"</text:p>
      <text:p text:style-name="Preformatted_20_Text"><text:s text:c="8"/>],</text:p>
      <text:p text:style-name="Preformatted_20_Text"><text:s text:c="8"/>"defaultCode": 5969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folder-plus, directory3",</text:p>
      <text:p text:style-name="Preformatted_20_Text"><text:s text:c="8"/>"name": "folder-plus",</text:p>
      <text:p text:style-name="Preformatted_20_Text"><text:s text:c="8"/>"order": 1503,</text:p>
      <text:p text:style-name="Preformatted_20_Text"><text:s text:c="8"/>"id": 50,</text:p>
      <text:p text:style-name="Preformatted_20_Text"><text:s text:c="8"/>"prevSize": 32,</text:p>
      <text:p text:style-name="Preformatted_20_Text"><text:s text:c="8"/>"code": 60082</text:p>
      <text:p text:style-name="Preformatted_20_Text"><text:s text:c="6"/>},</text:p>
      <text:p text:style-name="Preformatted_20_Text"><text:s text:c="6"/>"setIdx": 3,</text:p>
      <text:p text:style-name="Preformatted_20_Text"><text:s text:c="6"/>"setId": 1,</text:p>
      <text:p text:style-name="Preformatted_20_Text"><text:s text:c="6"/>"iconIdx": 4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256l-128-128h-448v832h1024v-704h-448zM704 704h-384v-128h384v128z"</text:p>
      <text:p text:style-name="Preformatted_20_Text"><text:s text:c="8"/>],</text:p>
      <text:p text:style-name="Preformatted_20_Text"><text:s text:c="8"/>"tags": [</text:p>
      <text:p text:style-name="Preformatted_20_Text"><text:s text:c="10"/>"folder-minus",</text:p>
      <text:p text:style-name="Preformatted_20_Text"><text:s text:c="10"/>"directory",</text:p>
      <text:p text:style-name="Preformatted_20_Text"><text:s text:c="10"/>"folder-remove"</text:p>
      <text:p text:style-name="Preformatted_20_Text"><text:s text:c="8"/>],</text:p>
      <text:p text:style-name="Preformatted_20_Text"><text:s text:c="8"/>"defaultCode": 5969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lder-minus, directory4",</text:p>
      <text:p text:style-name="Preformatted_20_Text"><text:s text:c="8"/>"name": "folder-minus",</text:p>
      <text:p text:style-name="Preformatted_20_Text"><text:s text:c="8"/>"order": 1504,</text:p>
      <text:p text:style-name="Preformatted_20_Text"><text:s text:c="8"/>"id": 51,</text:p>
      <text:p text:style-name="Preformatted_20_Text"><text:s text:c="8"/>"prevSize": 32,</text:p>
      <text:p text:style-name="Preformatted_20_Text"><text:s text:c="8"/>"code": 60083</text:p>
      <text:p text:style-name="Preformatted_20_Text"><text:s text:c="6"/>},</text:p>
      <text:p text:style-name="Preformatted_20_Text"><text:s text:c="6"/>"setIdx": 3,</text:p>
      <text:p text:style-name="Preformatted_20_Text"><text:s text:c="6"/>"setId": 1,</text:p>
      <text:p text:style-name="Preformatted_20_Text"><text:s text:c="6"/>"iconIdx": 5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256l-128-128h-448v832h1024v-704h-448zM512 864l-224-224h160v-256h128v256h160l-224 224z"</text:p>
      <text:p text:style-name="Preformatted_20_Text"><text:s text:c="8"/>],</text:p>
      <text:p text:style-name="Preformatted_20_Text"><text:s text:c="8"/>"tags": [</text:p>
      <text:p text:style-name="Preformatted_20_Text"><text:s text:c="10"/>"folder-download",</text:p>
      <text:p text:style-name="Preformatted_20_Text"><text:s text:c="10"/>"directory",</text:p>
      <text:p text:style-name="Preformatted_20_Text"><text:s text:c="10"/>"folder-save"</text:p>
      <text:p text:style-name="Preformatted_20_Text"><text:s text:c="8"/>],</text:p>
      <text:p text:style-name="Preformatted_20_Text"><text:s text:c="8"/>"defaultCode": 5969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lder-download, directory5",</text:p>
      <text:p text:style-name="Preformatted_20_Text"><text:s text:c="8"/>"name": "folder-download",</text:p>
      <text:p text:style-name="Preformatted_20_Text"><text:s text:c="8"/>"order": 1505,</text:p>
      <text:p text:style-name="Preformatted_20_Text"><text:s text:c="8"/>"id": 52,</text:p>
      <text:p text:style-name="Preformatted_20_Text"><text:s text:c="8"/>"prevSize": 32,</text:p>
      <text:p text:style-name="Preformatted_20_Text"><text:s text:c="8"/>"code": 60084</text:p>
      <text:p text:style-name="Preformatted_20_Text"><text:s text:c="6"/>},</text:p>
      <text:p text:style-name="Preformatted_20_Text"><text:soft-page-break/><text:s text:c="6"/>"setIdx": 3,</text:p>
      <text:p text:style-name="Preformatted_20_Text"><text:s text:c="6"/>"setId": 1,</text:p>
      <text:p text:style-name="Preformatted_20_Text"><text:s text:c="6"/>"iconIdx": 5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256l-128-128h-448v832h1024v-704h-448zM512 480l224 224h-160v256h-128v-256h-160l224-224z"</text:p>
      <text:p text:style-name="Preformatted_20_Text"><text:s text:c="8"/>],</text:p>
      <text:p text:style-name="Preformatted_20_Text"><text:s text:c="8"/>"tags": [</text:p>
      <text:p text:style-name="Preformatted_20_Text"><text:s text:c="10"/>"folder-upload",</text:p>
      <text:p text:style-name="Preformatted_20_Text"><text:s text:c="10"/>"directory",</text:p>
      <text:p text:style-name="Preformatted_20_Text"><text:s text:c="10"/>"folder-load"</text:p>
      <text:p text:style-name="Preformatted_20_Text"><text:s text:c="8"/>],</text:p>
      <text:p text:style-name="Preformatted_20_Text"><text:s text:c="8"/>"defaultCode": 5970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lder-upload, directory6",</text:p>
      <text:p text:style-name="Preformatted_20_Text"><text:s text:c="8"/>"name": "folder-upload",</text:p>
      <text:p text:style-name="Preformatted_20_Text"><text:s text:c="8"/>"order": 1506,</text:p>
      <text:p text:style-name="Preformatted_20_Text"><text:s text:c="8"/>"id": 53,</text:p>
      <text:p text:style-name="Preformatted_20_Text"><text:s text:c="8"/>"prevSize": 32,</text:p>
      <text:p text:style-name="Preformatted_20_Text"><text:s text:c="8"/>"code": 60085</text:p>
      <text:p text:style-name="Preformatted_20_Text"><text:s text:c="6"/>},</text:p>
      <text:p text:style-name="Preformatted_20_Text"><text:s text:c="6"/>"setIdx": 3,</text:p>
      <text:p text:style-name="Preformatted_20_Text"><text:s text:c="6"/>"setId": 1,</text:p>
      <text:p text:style-name="Preformatted_20_Text"><text:s text:c="6"/>"iconIdx": 5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6 0h-384c-26.4 0-63.274 15.274-81.942 33.942l-476.116 476.116c-18.668 18.668-18.668 49.214 0 67.882l412.118 412.118c18.668 18.668 49.214 18.668 67.882 0l476.118-476.118c18.666-18.666 33.94-55.54 33.94-81.94v-384c0-26.4-21.6-48-48-48zM736 384c-53.020 0-96-42.98-96-96s42.98-96 96-96 96 42.98 96 96-42.98 96-96 96z"</text:p>
      <text:p text:style-name="Preformatted_20_Text"><text:s text:c="8"/>],</text:p>
      <text:p text:style-name="Preformatted_20_Text"><text:s text:c="8"/>"tags": [</text:p>
      <text:p text:style-name="Preformatted_20_Text"><text:s text:c="10"/>"price-tag"</text:p>
      <text:p text:style-name="Preformatted_20_Text"><text:s text:c="8"/>],</text:p>
      <text:p text:style-name="Preformatted_20_Text"><text:s text:c="8"/>"defaultCode": 5970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rice-tag",</text:p>
      <text:p text:style-name="Preformatted_20_Text"><text:s text:c="8"/>"name": "price-tag2",</text:p>
      <text:p text:style-name="Preformatted_20_Text"><text:s text:c="8"/>"order": 1507,</text:p>
      <text:p text:style-name="Preformatted_20_Text"><text:s text:c="8"/>"id": 54,</text:p>
      <text:p text:style-name="Preformatted_20_Text"><text:s text:c="8"/>"prevSize": 32,</text:p>
      <text:p text:style-name="Preformatted_20_Text"><text:s text:c="8"/>"code": 60086</text:p>
      <text:p text:style-name="Preformatted_20_Text"><text:s text:c="6"/>},</text:p>
      <text:p text:style-name="Preformatted_20_Text"><text:s text:c="6"/>"setIdx": 3,</text:p>
      <text:p text:style-name="Preformatted_20_Text"><text:s text:c="6"/>"setId": 1,</text:p>
      <text:p text:style-name="Preformatted_20_Text"><text:s text:c="6"/>"iconIdx": 53</text:p>
      <text:p text:style-name="Preformatted_20_Text"><text:s text:c="4"/>},</text:p>
      <text:p text:style-name="Preformatted_20_Text"><text:s text:c="4"/>{</text:p>
      <text:p text:style-name="Preformatted_20_Text"><text:s text:c="6"/>"icon": {</text:p>
      <text:p text:style-name="Preformatted_20_Text"><text:s text:c="8"/>"width": 1280,</text:p>
      <text:p text:style-name="Preformatted_20_Text"><text:soft-page-break/><text:s text:c="8"/>"paths": [</text:p>
      <text:p text:style-name="Preformatted_20_Text"><text:s text:c="10"/>"M1232 0h-384c-26.4 0-63.274 15.274-81.942 33.942l-476.116 476.116c-18.668 18.668-18.668 49.214 0 67.882l412.118 412.118c18.668 18.668 49.214 18.668 67.882 0l476.118-476.118c18.666-18.666 33.94-55.54 33.94-81.94v-384c0-26.4-21.6-48-48-48zM992 384c-53.020 0-96-42.98-96-96s42.98-96 96-96 96 42.98 96 96-42.98 96-96 96z",</text:p>
      <text:p text:style-name="Preformatted_20_Text"><text:s text:c="10"/>"M128 544l544-544h-80c-26.4 0-63.274 15.274-81.942 33.942l-476.116 476.116c-18.668 18.668-18.668 49.214 0 67.882l412.118 412.118c18.668 18.668 49.214 18.668 67.882 0l30.058-30.058-416-416z"</text:p>
      <text:p text:style-name="Preformatted_20_Text"><text:s text:c="8"/>],</text:p>
      <text:p text:style-name="Preformatted_20_Text"><text:s text:c="8"/>"tags": [</text:p>
      <text:p text:style-name="Preformatted_20_Text"><text:s text:c="10"/>"price-tags"</text:p>
      <text:p text:style-name="Preformatted_20_Text"><text:s text:c="8"/>],</text:p>
      <text:p text:style-name="Preformatted_20_Text"><text:s text:c="8"/>"defaultCode": 5970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rice-tags",</text:p>
      <text:p text:style-name="Preformatted_20_Text"><text:s text:c="8"/>"name": "price-tags",</text:p>
      <text:p text:style-name="Preformatted_20_Text"><text:s text:c="8"/>"order": 1508,</text:p>
      <text:p text:style-name="Preformatted_20_Text"><text:s text:c="8"/>"id": 55,</text:p>
      <text:p text:style-name="Preformatted_20_Text"><text:s text:c="8"/>"prevSize": 32,</text:p>
      <text:p text:style-name="Preformatted_20_Text"><text:s text:c="8"/>"code": 60087</text:p>
      <text:p text:style-name="Preformatted_20_Text"><text:s text:c="6"/>},</text:p>
      <text:p text:style-name="Preformatted_20_Text"><text:s text:c="6"/>"setIdx": 3,</text:p>
      <text:p text:style-name="Preformatted_20_Text"><text:s text:c="6"/>"setId": 1,</text:p>
      <text:p text:style-name="Preformatted_20_Text"><text:s text:c="6"/>"iconIdx": 5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128h128v640h-128zM192 128h64v640h-64zM320 128h64v640h-64zM512 128h64v640h-64zM768 128h64v640h-64zM960 128h64v640h-64zM640 128h32v640h-32zM448 128h32v640h-32zM864 128h32v640h-32zM0 832h64v64h-64zM192 832h64v64h-64zM320 832h64v64h-64zM640 832h64v64h-64zM960 832h64v64h-64zM768 832h128v64h-128zM448 832h128v64h-128z"</text:p>
      <text:p text:style-name="Preformatted_20_Text"><text:s text:c="8"/>],</text:p>
      <text:p text:style-name="Preformatted_20_Text"><text:s text:c="8"/>"tags": [</text:p>
      <text:p text:style-name="Preformatted_20_Text"><text:s text:c="10"/>"barcode"</text:p>
      <text:p text:style-name="Preformatted_20_Text"><text:s text:c="8"/>],</text:p>
      <text:p text:style-name="Preformatted_20_Text"><text:s text:c="8"/>"defaultCode": 5970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arcode",</text:p>
      <text:p text:style-name="Preformatted_20_Text"><text:s text:c="8"/>"name": "barcode",</text:p>
      <text:p text:style-name="Preformatted_20_Text"><text:s text:c="8"/>"order": 1509,</text:p>
      <text:p text:style-name="Preformatted_20_Text"><text:s text:c="8"/>"id": 56,</text:p>
      <text:p text:style-name="Preformatted_20_Text"><text:s text:c="8"/>"prevSize": 32,</text:p>
      <text:p text:style-name="Preformatted_20_Text"><text:s text:c="8"/>"code": 60088</text:p>
      <text:p text:style-name="Preformatted_20_Text"><text:s text:c="6"/>},</text:p>
      <text:p text:style-name="Preformatted_20_Text"><text:s text:c="6"/>"setIdx": 3,</text:p>
      <text:p text:style-name="Preformatted_20_Text"><text:s text:c="6"/>"setId": 1,</text:p>
      <text:p text:style-name="Preformatted_20_Text"><text:s text:c="6"/>"iconIdx": 5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0 64h-256v256h256v-256zM384 0v0 384h-384v-384h384zM128 128h128v128h-128zM960 64h-256v256h256v-256zM1024 0v0 384h-384v-384h384zM768 <text:soft-page-break/>128h128v128h-128zM320 704h-256v256h256v-256zM384 640v0 384h-384v-384h384zM128 768h128v128h-128zM448 0h64v64h-64zM512 64h64v64h-64zM448 128h64v64h-64zM512 192h64v64h-64zM448 256h64v64h-64zM512 320h64v64h-64zM448 384h64v64h-64zM448 512h64v64h-64zM512 576h64v64h-64zM448 640h64v64h-64zM512 704h64v64h-64zM448 768h64v64h-64zM512 832h64v64h-64zM448 896h64v64h-64zM512 960h64v64h-64zM960 512h64v64h-64zM64 512h64v64h-64zM128 448h64v64h-64zM0 448h64v64h-64zM256 448h64v64h-64zM320 512h64v64h-64zM384 448h64v64h-64zM576 512h64v64h-64zM640 448h64v64h-64zM704 512h64v64h-64zM768 448h64v64h-64zM832 512h64v64h-64zM896 448h64v64h-64zM960 640h64v64h-64zM576 640h64v64h-64zM640 576h64v64h-64zM704 640h64v64h-64zM832 640h64v64h-64zM896 576h64v64h-64zM960 768h64v64h-64zM576 768h64v64h-64zM640 704h64v64h-64zM768 704h64v64h-64zM832 768h64v64h-64zM896 704h64v64h-64zM960 896h64v64h-64zM640 832h64v64h-64zM704 896h64v64h-64zM768 832h64v64h-64zM832 896h64v64h-64zM640 960h64v64h-64zM768 960h64v64h-64zM896 960h64v64h-64z"</text:p>
      <text:p text:style-name="Preformatted_20_Text"><text:s text:c="8"/>],</text:p>
      <text:p text:style-name="Preformatted_20_Text"><text:s text:c="8"/>"tags": [</text:p>
      <text:p text:style-name="Preformatted_20_Text"><text:s text:c="10"/>"qrcode"</text:p>
      <text:p text:style-name="Preformatted_20_Text"><text:s text:c="8"/>],</text:p>
      <text:p text:style-name="Preformatted_20_Text"><text:s text:c="8"/>"defaultCode": 5970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qrcode",</text:p>
      <text:p text:style-name="Preformatted_20_Text"><text:s text:c="8"/>"name": "qrcode",</text:p>
      <text:p text:style-name="Preformatted_20_Text"><text:s text:c="8"/>"order": 1510,</text:p>
      <text:p text:style-name="Preformatted_20_Text"><text:s text:c="8"/>"id": 57,</text:p>
      <text:p text:style-name="Preformatted_20_Text"><text:s text:c="8"/>"prevSize": 32,</text:p>
      <text:p text:style-name="Preformatted_20_Text"><text:s text:c="8"/>"code": 60089</text:p>
      <text:p text:style-name="Preformatted_20_Text"><text:s text:c="6"/>},</text:p>
      <text:p text:style-name="Preformatted_20_Text"><text:s text:c="6"/>"setIdx": 3,</text:p>
      <text:p text:style-name="Preformatted_20_Text"><text:s text:c="6"/>"setId": 1,</text:p>
      <text:p text:style-name="Preformatted_20_Text"><text:s text:c="6"/>"iconIdx": 5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5.996 320l127.998 127.998-255.994 255.994-127.998-127.998zM1001.526 297.504l-73.516-73.516-32.008 32.008c-16.378 16.38-39.010 26.51-64 26.51-49.988 0-90.514-40.522-90.514-90.51 0-25.002 10.14-47.638 26.534-64.018l31.988-31.986-73.518-73.516c-29.968-29.968-79.008-29.968-108.976 0l-595.040 595.038c-29.966 29.968-29.966 79.010 0 108.976l73.52 73.518 31.962-31.964c16.382-16.406 39.030-26.552 64.044-26.552 49.988 0 90.51 40.524 90.51 90.51 0 25.006-10.14 47.64-26.534 64.022l-31.984 31.986 73.516 73.518c29.966 29.966 79.008 29.966 108.976 0l595.040-595.040c29.964-29.976 29.964-79.016 0-108.984zM448.002 831.996l-256-256 384-384 256 256-384 384z"</text:p>
      <text:p text:style-name="Preformatted_20_Text"><text:s text:c="8"/>],</text:p>
      <text:p text:style-name="Preformatted_20_Text"><text:s text:c="8"/>"tags": [</text:p>
      <text:p text:style-name="Preformatted_20_Text"><text:s text:c="10"/>"ticket",</text:p>
      <text:p text:style-name="Preformatted_20_Text"><text:s text:c="10"/>"theater",</text:p>
      <text:p text:style-name="Preformatted_20_Text"><text:s text:c="10"/>"cinema"</text:p>
      <text:p text:style-name="Preformatted_20_Text"><text:s text:c="8"/>],</text:p>
      <text:p text:style-name="Preformatted_20_Text"><text:s text:c="8"/>"defaultCode": 5970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icket, theater",</text:p>
      <text:p text:style-name="Preformatted_20_Text"><text:s text:c="8"/>"name": "ticket2",</text:p>
      <text:p text:style-name="Preformatted_20_Text"><text:s text:c="8"/>"order": 1511,</text:p>
      <text:p text:style-name="Preformatted_20_Text"><text:s text:c="8"/>"id": 58,</text:p>
      <text:p text:style-name="Preformatted_20_Text"><text:s text:c="8"/>"prevSize": 32,</text:p>
      <text:p text:style-name="Preformatted_20_Text"><text:soft-page-break/><text:s text:c="8"/>"code": 60090</text:p>
      <text:p text:style-name="Preformatted_20_Text"><text:s text:c="6"/>},</text:p>
      <text:p text:style-name="Preformatted_20_Text"><text:s text:c="6"/>"setIdx": 3,</text:p>
      <text:p text:style-name="Preformatted_20_Text"><text:s text:c="6"/>"setId": 1,</text:p>
      <text:p text:style-name="Preformatted_20_Text"><text:s text:c="6"/>"iconIdx": 5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928c0 53.019-42.981 96-96 96s-96-42.981-96-96c0-53.019 42.981-96 96-96s96 42.981 96 96z",</text:p>
      <text:p text:style-name="Preformatted_20_Text"><text:s text:c="10"/>"M1024 928c0 53.019-42.981 96-96 96s-96-42.981-96-96c0-53.019 42.981-96 96-96s96 42.981 96 96z",</text:p>
      <text:p text:style-name="Preformatted_20_Text"><text:s text:c="10"/>"M1024 512v-384h-768c0-35.346-28.654-64-64-64h-192v64h128l48.074 412.054c-29.294 23.458-48.074 59.5-48.074 99.946 0 70.696 57.308 128 128 128h768v-64h-768c-35.346 0-64-28.654-64-64 0-0.218 0.014-0.436 0.016-0.656l831.984-127.344z"</text:p>
      <text:p text:style-name="Preformatted_20_Text"><text:s text:c="8"/>],</text:p>
      <text:p text:style-name="Preformatted_20_Text"><text:s text:c="8"/>"tags": [</text:p>
      <text:p text:style-name="Preformatted_20_Text"><text:s text:c="10"/>"cart",</text:p>
      <text:p text:style-name="Preformatted_20_Text"><text:s text:c="10"/>"purchase",</text:p>
      <text:p text:style-name="Preformatted_20_Text"><text:s text:c="10"/>"ecommerce",</text:p>
      <text:p text:style-name="Preformatted_20_Text"><text:s text:c="10"/>"shopping"</text:p>
      <text:p text:style-name="Preformatted_20_Text"><text:s text:c="8"/>],</text:p>
      <text:p text:style-name="Preformatted_20_Text"><text:s text:c="8"/>"defaultCode": 5970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art, purchase",</text:p>
      <text:p text:style-name="Preformatted_20_Text"><text:s text:c="8"/>"name": "cart",</text:p>
      <text:p text:style-name="Preformatted_20_Text"><text:s text:c="8"/>"order": 1512,</text:p>
      <text:p text:style-name="Preformatted_20_Text"><text:s text:c="8"/>"id": 59,</text:p>
      <text:p text:style-name="Preformatted_20_Text"><text:s text:c="8"/>"prevSize": 32,</text:p>
      <text:p text:style-name="Preformatted_20_Text"><text:s text:c="8"/>"code": 60091</text:p>
      <text:p text:style-name="Preformatted_20_Text"><text:s text:c="6"/>},</text:p>
      <text:p text:style-name="Preformatted_20_Text"><text:s text:c="6"/>"setIdx": 3,</text:p>
      <text:p text:style-name="Preformatted_20_Text"><text:s text:c="6"/>"setId": 1,</text:p>
      <text:p text:style-name="Preformatted_20_Text"><text:s text:c="6"/>"iconIdx": 5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0 64c-265.096 0-480 214.904-480 480 0 265.098 214.904 480 480 480 265.098 0 480-214.902 480-480 0-265.096-214.902-480-480-480zM480 928c-212.078 0-384-171.922-384-384s171.922-384 384-384c212.078 0 384 171.922 384 384s-171.922 384-384 384zM512 512v-128h128v-64h-128v-64h-64v64h-128v256h128v128h-128v64h128v64h64v-64h128.002l-0.002-256h-128zM448 512h-64v-128h64v128zM576.002 704h-64.002v-128h64.002v128z"</text:p>
      <text:p text:style-name="Preformatted_20_Text"><text:s text:c="8"/>],</text:p>
      <text:p text:style-name="Preformatted_20_Text"><text:s text:c="8"/>"tags": [</text:p>
      <text:p text:style-name="Preformatted_20_Text"><text:s text:c="10"/>"coin-dollar",</text:p>
      <text:p text:style-name="Preformatted_20_Text"><text:s text:c="10"/>"money",</text:p>
      <text:p text:style-name="Preformatted_20_Text"><text:s text:c="10"/>"cash",</text:p>
      <text:p text:style-name="Preformatted_20_Text"><text:s text:c="10"/>"currency-dollar"</text:p>
      <text:p text:style-name="Preformatted_20_Text"><text:s text:c="8"/>],</text:p>
      <text:p text:style-name="Preformatted_20_Text"><text:s text:c="8"/>"defaultCode": 5970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in-dollar, money",</text:p>
      <text:p text:style-name="Preformatted_20_Text"><text:soft-page-break/><text:s text:c="8"/>"name": "coin-dollar",</text:p>
      <text:p text:style-name="Preformatted_20_Text"><text:s text:c="8"/>"order": 1513,</text:p>
      <text:p text:style-name="Preformatted_20_Text"><text:s text:c="8"/>"id": 60,</text:p>
      <text:p text:style-name="Preformatted_20_Text"><text:s text:c="8"/>"prevSize": 32,</text:p>
      <text:p text:style-name="Preformatted_20_Text"><text:s text:c="8"/>"code": 60092</text:p>
      <text:p text:style-name="Preformatted_20_Text"><text:s text:c="6"/>},</text:p>
      <text:p text:style-name="Preformatted_20_Text"><text:s text:c="6"/>"setIdx": 3,</text:p>
      <text:p text:style-name="Preformatted_20_Text"><text:s text:c="6"/>"setId": 1,</text:p>
      <text:p text:style-name="Preformatted_20_Text"><text:s text:c="6"/>"iconIdx": 5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0 64c-265.096 0-480 214.904-480 480s214.904 480 480 480c265.098 0 480-214.902 480-480s-214.902-480-480-480zM480 928c-212.078 0-384-171.922-384-384s171.922-384 384-384c212.076 0 384 171.922 384 384s-171.924 384-384 384z",</text:p>
      <text:p text:style-name="Preformatted_20_Text"><text:s text:c="10"/>"M670.824 644.34c-15.27-8.884-34.862-3.708-43.75 11.57-17.256 29.662-49.088 48.090-83.074 48.090h-128c-41.716 0-77.286-26.754-90.496-64h154.496c17.672 0 32-14.326 32-32s-14.328-32-32-32h-160v-64h160c17.672 0 32-14.328 32-32s-14.328-32-32-32h-154.496c13.21-37.246 48.78-64 90.496-64h128c33.986 0 65.818 18.426 83.074 48.090 8.888 15.276 28.478 20.456 43.752 11.568 15.276-8.888 20.456-28.476 11.568-43.752-28.672-49.288-81.702-79.906-138.394-79.906h-128c-77.268 0-141.914 55.056-156.78 128h-35.22c-17.672 0-32 14.328-32 32s14.328 32 32 32h32v64h-32c-17.672 0-32 14.326-32 32s14.328 32 32 32h35.22c14.866 72.944 79.512 128 156.78 128h128c56.692 0 109.72-30.62 138.394-79.91 8.888-15.276 3.708-34.864-11.57-43.75z"</text:p>
      <text:p text:style-name="Preformatted_20_Text"><text:s text:c="8"/>],</text:p>
      <text:p text:style-name="Preformatted_20_Text"><text:s text:c="8"/>"tags": [</text:p>
      <text:p text:style-name="Preformatted_20_Text"><text:s text:c="10"/>"coin-euro",</text:p>
      <text:p text:style-name="Preformatted_20_Text"><text:s text:c="10"/>"money",</text:p>
      <text:p text:style-name="Preformatted_20_Text"><text:s text:c="10"/>"cash",</text:p>
      <text:p text:style-name="Preformatted_20_Text"><text:s text:c="10"/>"currency-euro"</text:p>
      <text:p text:style-name="Preformatted_20_Text"><text:s text:c="8"/>],</text:p>
      <text:p text:style-name="Preformatted_20_Text"><text:s text:c="8"/>"defaultCode": 5970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in-euro, money2",</text:p>
      <text:p text:style-name="Preformatted_20_Text"><text:s text:c="8"/>"name": "coin-euro",</text:p>
      <text:p text:style-name="Preformatted_20_Text"><text:s text:c="8"/>"order": 1514,</text:p>
      <text:p text:style-name="Preformatted_20_Text"><text:s text:c="8"/>"id": 61,</text:p>
      <text:p text:style-name="Preformatted_20_Text"><text:s text:c="8"/>"prevSize": 32,</text:p>
      <text:p text:style-name="Preformatted_20_Text"><text:s text:c="8"/>"code": 60093</text:p>
      <text:p text:style-name="Preformatted_20_Text"><text:s text:c="6"/>},</text:p>
      <text:p text:style-name="Preformatted_20_Text"><text:s text:c="6"/>"setIdx": 3,</text:p>
      <text:p text:style-name="Preformatted_20_Text"><text:s text:c="6"/>"setId": 1,</text:p>
      <text:p text:style-name="Preformatted_20_Text"><text:s text:c="6"/>"iconIdx": 6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0 64c-265.096 0-480 214.904-480 480s214.904 480 480 480c265.098 0 480-214.902 480-480s-214.902-480-480-480zM480 928c-212.078 0-384-171.922-384-384s171.922-384 384-384c212.074 0 384 171.922 384 384s-171.926 384-384 384z",</text:p>
      <text:p text:style-name="Preformatted_20_Text"><text:s text:c="10"/>"M608 704h-224v-128h96c17.672 0 32-14.326 32-32s-14.328-32-32-32h-96v-32c0-52.934 43.066-96 96-96 34.17 0 66.042 18.404 83.18 48.030 8.85 15.298 28.426 20.526 43.722 11.676 15.296-8.848 20.526-28.424 11.676-43.722-28.538-49.336-81.638-79.984-138.578-79.984-88.224 0-160 71.776-160 160v32h-32c-17.672 0-32 14.326-32 32s14.328 32 32 32h32v192h288c17.674 0 32-14.326 32-32s-14.326-32-32-32z"</text:p>
      <text:p text:style-name="Preformatted_20_Text"><text:s text:c="8"/>],</text:p>
      <text:p text:style-name="Preformatted_20_Text"><text:s text:c="8"/>"tags": [</text:p>
      <text:p text:style-name="Preformatted_20_Text"><text:soft-page-break/><text:s text:c="10"/>"coin-pound",</text:p>
      <text:p text:style-name="Preformatted_20_Text"><text:s text:c="10"/>"money",</text:p>
      <text:p text:style-name="Preformatted_20_Text"><text:s text:c="10"/>"cash",</text:p>
      <text:p text:style-name="Preformatted_20_Text"><text:s text:c="10"/>"currency-pound"</text:p>
      <text:p text:style-name="Preformatted_20_Text"><text:s text:c="8"/>],</text:p>
      <text:p text:style-name="Preformatted_20_Text"><text:s text:c="8"/>"defaultCode": 5970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in-pound, money3",</text:p>
      <text:p text:style-name="Preformatted_20_Text"><text:s text:c="8"/>"name": "coin-pound",</text:p>
      <text:p text:style-name="Preformatted_20_Text"><text:s text:c="8"/>"order": 1515,</text:p>
      <text:p text:style-name="Preformatted_20_Text"><text:s text:c="8"/>"id": 62,</text:p>
      <text:p text:style-name="Preformatted_20_Text"><text:s text:c="8"/>"prevSize": 32,</text:p>
      <text:p text:style-name="Preformatted_20_Text"><text:s text:c="8"/>"code": 60094</text:p>
      <text:p text:style-name="Preformatted_20_Text"><text:s text:c="6"/>},</text:p>
      <text:p text:style-name="Preformatted_20_Text"><text:s text:c="6"/>"setIdx": 3,</text:p>
      <text:p text:style-name="Preformatted_20_Text"><text:s text:c="6"/>"setId": 1,</text:p>
      <text:p text:style-name="Preformatted_20_Text"><text:s text:c="6"/>"iconIdx": 6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0 64c-265.096 0-480 214.904-480 480s214.904 480 480 480c265.098 0 480-214.902 480-480s-214.902-480-480-480zM480 928c-212.078 0-384-171.922-384-384s171.922-384 384-384c212.076 0 384 171.922 384 384s-171.924 384-384 384z",</text:p>
      <text:p text:style-name="Preformatted_20_Text"><text:s text:c="10"/>"M608 576c17.674 0 32-14.326 32-32s-14.326-32-32-32h-68.208l94.832-142.25c9.804-14.704 5.83-34.572-8.876-44.376-14.704-9.802-34.572-5.83-44.376 8.876l-101.372 152.062-101.374-152.062c-9.804-14.706-29.672-18.68-44.376-8.876-14.706 9.804-18.678 29.672-8.876 44.376l94.834 142.25h-68.208c-17.672 0-32 14.326-32 32s14.328 32 32 32h96v64h-96c-17.672 0-32 14.326-32 32s14.328 32 32 32h96v96c0 17.674 14.328 32 32 32s32-14.326 32-32v-96h96c17.674 0 32-14.326 32-32s-14.326-32-32-32h-96v-64h96z"</text:p>
      <text:p text:style-name="Preformatted_20_Text"><text:s text:c="8"/>],</text:p>
      <text:p text:style-name="Preformatted_20_Text"><text:s text:c="8"/>"tags": [</text:p>
      <text:p text:style-name="Preformatted_20_Text"><text:s text:c="10"/>"coin-yen",</text:p>
      <text:p text:style-name="Preformatted_20_Text"><text:s text:c="10"/>"money",</text:p>
      <text:p text:style-name="Preformatted_20_Text"><text:s text:c="10"/>"cash",</text:p>
      <text:p text:style-name="Preformatted_20_Text"><text:s text:c="10"/>"currency-yen"</text:p>
      <text:p text:style-name="Preformatted_20_Text"><text:s text:c="8"/>],</text:p>
      <text:p text:style-name="Preformatted_20_Text"><text:s text:c="8"/>"defaultCode": 5971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in-yen, money4",</text:p>
      <text:p text:style-name="Preformatted_20_Text"><text:s text:c="8"/>"name": "coin-yen",</text:p>
      <text:p text:style-name="Preformatted_20_Text"><text:s text:c="8"/>"order": 1516,</text:p>
      <text:p text:style-name="Preformatted_20_Text"><text:s text:c="8"/>"id": 63,</text:p>
      <text:p text:style-name="Preformatted_20_Text"><text:s text:c="8"/>"prevSize": 32,</text:p>
      <text:p text:style-name="Preformatted_20_Text"><text:s text:c="8"/>"code": 60095</text:p>
      <text:p text:style-name="Preformatted_20_Text"><text:s text:c="6"/>},</text:p>
      <text:p text:style-name="Preformatted_20_Text"><text:s text:c="6"/>"setIdx": 3,</text:p>
      <text:p text:style-name="Preformatted_20_Text"><text:s text:c="6"/>"setId": 1,</text:p>
      <text:p text:style-name="Preformatted_20_Text"><text:s text:c="6"/>"iconIdx": 6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128h-832c-52.8 0-96 43.2-96 96v576c0 52.8 43.2 96 96 96h832c52.8 0 96-43.2 96-96v-576c0-52.8-43.2-96-96-96zM96 192h832c17.346 0 32 14.654 32 <text:soft-page-break/>32v96h-896v-96c0-17.346 14.654-32 32-32zM928 832h-832c-17.346 0-32-14.654-32-32v-288h896v288c0 17.346-14.654 32-32 32zM128 640h64v128h-64zM256 640h64v128h-64zM384 640h64v128h-64z"</text:p>
      <text:p text:style-name="Preformatted_20_Text"><text:s text:c="8"/>],</text:p>
      <text:p text:style-name="Preformatted_20_Text"><text:s text:c="8"/>"tags": [</text:p>
      <text:p text:style-name="Preformatted_20_Text"><text:s text:c="10"/>"credit-card",</text:p>
      <text:p text:style-name="Preformatted_20_Text"><text:s text:c="10"/>"money",</text:p>
      <text:p text:style-name="Preformatted_20_Text"><text:s text:c="10"/>"payment",</text:p>
      <text:p text:style-name="Preformatted_20_Text"><text:s text:c="10"/>"ecommerce"</text:p>
      <text:p text:style-name="Preformatted_20_Text"><text:s text:c="8"/>],</text:p>
      <text:p text:style-name="Preformatted_20_Text"><text:s text:c="8"/>"defaultCode": 5971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redit-card, money5",</text:p>
      <text:p text:style-name="Preformatted_20_Text"><text:s text:c="8"/>"name": "credit-card2",</text:p>
      <text:p text:style-name="Preformatted_20_Text"><text:s text:c="8"/>"order": 1517,</text:p>
      <text:p text:style-name="Preformatted_20_Text"><text:s text:c="8"/>"id": 64,</text:p>
      <text:p text:style-name="Preformatted_20_Text"><text:s text:c="8"/>"prevSize": 32,</text:p>
      <text:p text:style-name="Preformatted_20_Text"><text:s text:c="8"/>"code": 60096</text:p>
      <text:p text:style-name="Preformatted_20_Text"><text:s text:c="6"/>},</text:p>
      <text:p text:style-name="Preformatted_20_Text"><text:s text:c="6"/>"setIdx": 3,</text:p>
      <text:p text:style-name="Preformatted_20_Text"><text:s text:c="6"/>"setId": 1,</text:p>
      <text:p text:style-name="Preformatted_20_Text"><text:s text:c="6"/>"iconIdx": 6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64h-320c-35.2 0-64 28.8-64 64v320c0 35.2 28.796 64 64 64h320c35.2 0 64-28.8 64-64v-320c0-35.2-28.8-64-64-64zM384 320h-320v-64h320v64zM896 64h-320c-35.204 0-64 28.8-64 64v832c0 35.2 28.796 64 64 64h320c35.2 0 64-28.8 64-64v-832c0-35.2-28.8-64-64-64zM896 640h-320v-64h320v64zM896 448h-320v-64h320v64zM384 576h-320c-35.2 0-64 28.8-64 64v320c0 35.2 28.796 64 64 64h320c35.2 0 64-28.8 64-64v-320c0-35.2-28.8-64-64-64zM384 832h-128v128h-64v-128h-128v-64h128v-128h64v128h128v64z"</text:p>
      <text:p text:style-name="Preformatted_20_Text"><text:s text:c="8"/>],</text:p>
      <text:p text:style-name="Preformatted_20_Text"><text:s text:c="8"/>"tags": [</text:p>
      <text:p text:style-name="Preformatted_20_Text"><text:s text:c="10"/>"calculator",</text:p>
      <text:p text:style-name="Preformatted_20_Text"><text:s text:c="10"/>"compute",</text:p>
      <text:p text:style-name="Preformatted_20_Text"><text:s text:c="10"/>"math",</text:p>
      <text:p text:style-name="Preformatted_20_Text"><text:s text:c="10"/>"arithmetic",</text:p>
      <text:p text:style-name="Preformatted_20_Text"><text:s text:c="10"/>"sum"</text:p>
      <text:p text:style-name="Preformatted_20_Text"><text:s text:c="8"/>],</text:p>
      <text:p text:style-name="Preformatted_20_Text"><text:s text:c="8"/>"defaultCode": 5971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alculator, compute",</text:p>
      <text:p text:style-name="Preformatted_20_Text"><text:s text:c="8"/>"name": "calculator2",</text:p>
      <text:p text:style-name="Preformatted_20_Text"><text:s text:c="8"/>"order": 1518,</text:p>
      <text:p text:style-name="Preformatted_20_Text"><text:s text:c="8"/>"id": 65,</text:p>
      <text:p text:style-name="Preformatted_20_Text"><text:s text:c="8"/>"prevSize": 32,</text:p>
      <text:p text:style-name="Preformatted_20_Text"><text:s text:c="8"/>"code": 60097</text:p>
      <text:p text:style-name="Preformatted_20_Text"><text:s text:c="6"/>},</text:p>
      <text:p text:style-name="Preformatted_20_Text"><text:s text:c="6"/>"setIdx": 3,</text:p>
      <text:p text:style-name="Preformatted_20_Text"><text:s text:c="6"/>"setId": 1,</text:p>
      <text:p text:style-name="Preformatted_20_Text"><text:s text:c="6"/>"iconIdx": 64</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512 0c-282.77 0-512 229.23-512 512s229.23 512 512 512 512-229.23 512-512-229.23-512-512-512zM320 512c0-106.040 85.96-192 192-192s192 85.96 192 192-85.96 192-192 192-192-85.96-192-192zM925.98 683.476v0l-177.42-73.49c12.518-30.184 19.44-63.276 19.44-97.986s-6.922-67.802-19.44-97.986l177.42-73.49c21.908 52.822 34.020 110.73 34.020 171.476s-12.114 118.654-34.020 171.476v0zM683.478 98.020v0 0l-73.49 177.42c-30.184-12.518-63.276-19.44-97.988-19.44s-67.802 6.922-97.986 19.44l-73.49-177.422c52.822-21.904 110.732-34.018 171.476-34.018 60.746 0 118.654 12.114 171.478 34.020zM98.020 340.524l177.422 73.49c-12.518 30.184-19.442 63.276-19.442 97.986s6.922 67.802 19.44 97.986l-177.42 73.49c-21.906-52.822-34.020-110.73-34.020-171.476s12.114-118.654 34.020-171.476zM340.524 925.98l73.49-177.42c30.184 12.518 63.276 19.44 97.986 19.44s67.802-6.922 97.986-19.44l73.49 177.42c-52.822 21.904-110.73 34.020-171.476 34.020-60.744 0-118.654-12.114-171.476-34.020z"</text:p>
      <text:p text:style-name="Preformatted_20_Text"><text:s text:c="8"/>],</text:p>
      <text:p text:style-name="Preformatted_20_Text"><text:s text:c="8"/>"tags": [</text:p>
      <text:p text:style-name="Preformatted_20_Text"><text:s text:c="10"/>"lifebuoy",</text:p>
      <text:p text:style-name="Preformatted_20_Text"><text:s text:c="10"/>"support",</text:p>
      <text:p text:style-name="Preformatted_20_Text"><text:s text:c="10"/>"help"</text:p>
      <text:p text:style-name="Preformatted_20_Text"><text:s text:c="8"/>],</text:p>
      <text:p text:style-name="Preformatted_20_Text"><text:s text:c="8"/>"defaultCode": 5971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ifebuoy, support",</text:p>
      <text:p text:style-name="Preformatted_20_Text"><text:s text:c="8"/>"name": "lifebuoy2",</text:p>
      <text:p text:style-name="Preformatted_20_Text"><text:s text:c="8"/>"order": 1519,</text:p>
      <text:p text:style-name="Preformatted_20_Text"><text:s text:c="8"/>"id": 66,</text:p>
      <text:p text:style-name="Preformatted_20_Text"><text:s text:c="8"/>"prevSize": 32,</text:p>
      <text:p text:style-name="Preformatted_20_Text"><text:s text:c="8"/>"code": 60098</text:p>
      <text:p text:style-name="Preformatted_20_Text"><text:s text:c="6"/>},</text:p>
      <text:p text:style-name="Preformatted_20_Text"><text:s text:c="6"/>"setIdx": 3,</text:p>
      <text:p text:style-name="Preformatted_20_Text"><text:s text:c="6"/>"setId": 1,</text:p>
      <text:p text:style-name="Preformatted_20_Text"><text:s text:c="6"/>"iconIdx": 6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4 640c-64 64-64 128-128 128s-128-64-192-128-128-128-128-192 64-64 128-128-128-256-192-256-192 192-192 192c0 128 131.5 387.5 256 512s384 256 512 256c0 0 192-128 192-192s-192-256-256-192z"</text:p>
      <text:p text:style-name="Preformatted_20_Text"><text:s text:c="8"/>],</text:p>
      <text:p text:style-name="Preformatted_20_Text"><text:s text:c="8"/>"tags": [</text:p>
      <text:p text:style-name="Preformatted_20_Text"><text:s text:c="10"/>"phone",</text:p>
      <text:p text:style-name="Preformatted_20_Text"><text:s text:c="10"/>"telephone",</text:p>
      <text:p text:style-name="Preformatted_20_Text"><text:s text:c="10"/>"contact",</text:p>
      <text:p text:style-name="Preformatted_20_Text"><text:s text:c="10"/>"support",</text:p>
      <text:p text:style-name="Preformatted_20_Text"><text:s text:c="10"/>"call"</text:p>
      <text:p text:style-name="Preformatted_20_Text"><text:s text:c="8"/>],</text:p>
      <text:p text:style-name="Preformatted_20_Text"><text:s text:c="8"/>"defaultCode": 5971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hone, telephone",</text:p>
      <text:p text:style-name="Preformatted_20_Text"><text:s text:c="8"/>"name": "phone2",</text:p>
      <text:p text:style-name="Preformatted_20_Text"><text:s text:c="8"/>"order": 1520,</text:p>
      <text:p text:style-name="Preformatted_20_Text"><text:s text:c="8"/>"id": 67,</text:p>
      <text:p text:style-name="Preformatted_20_Text"><text:s text:c="8"/>"prevSize": 32,</text:p>
      <text:p text:style-name="Preformatted_20_Text"><text:s text:c="8"/>"code": 60099</text:p>
      <text:p text:style-name="Preformatted_20_Text"><text:s text:c="6"/>},</text:p>
      <text:p text:style-name="Preformatted_20_Text"><text:soft-page-break/><text:s text:c="6"/>"setIdx": 3,</text:p>
      <text:p text:style-name="Preformatted_20_Text"><text:s text:c="6"/>"setId": 1,</text:p>
      <text:p text:style-name="Preformatted_20_Text"><text:s text:c="6"/>"iconIdx": 6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7.378 575.994c8.004 55.482 13.216 131.392-11.664 160.446-41.142 48.044-301.712 48.044-301.712-48.042 0-48.398 42.856-80.134 1.712-128.178-40.472-47.262-113.026-48.030-193.714-48.042-80.686 0.012-153.242 0.78-193.714 48.042-41.142 48.046 1.714 79.78 1.714 128.178 0 96.086-260.57 96.086-301.714 48.044-24.878-29.054-19.668-104.964-11.662-160.446 6.16-37.038 21.724-76.996 71.548-127.994 0-0.002 0.002-0.002 0.002-0.004 74.738-69.742 187.846-126.738 429.826-127.968v-0.030c1.344 0 2.664 0.010 4 0.014 1.338-0.004 2.656-0.014 4-0.014v0.028c241.98 1.23 355.088 58.226 429.826 127.968 0.002 0.002 0.002 0.004 0.002 0.004 49.824 50.996 65.39 90.954 71.55 127.994z"</text:p>
      <text:p text:style-name="Preformatted_20_Text"><text:s text:c="8"/>],</text:p>
      <text:p text:style-name="Preformatted_20_Text"><text:s text:c="8"/>"tags": [</text:p>
      <text:p text:style-name="Preformatted_20_Text"><text:s text:c="10"/>"phone-hang-up",</text:p>
      <text:p text:style-name="Preformatted_20_Text"><text:s text:c="10"/>"telephone",</text:p>
      <text:p text:style-name="Preformatted_20_Text"><text:s text:c="10"/>"contact",</text:p>
      <text:p text:style-name="Preformatted_20_Text"><text:s text:c="10"/>"support",</text:p>
      <text:p text:style-name="Preformatted_20_Text"><text:s text:c="10"/>"call"</text:p>
      <text:p text:style-name="Preformatted_20_Text"><text:s text:c="8"/>],</text:p>
      <text:p text:style-name="Preformatted_20_Text"><text:s text:c="8"/>"defaultCode": 5971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hone-hang-up, telephone2",</text:p>
      <text:p text:style-name="Preformatted_20_Text"><text:s text:c="8"/>"name": "phone-hang-up",</text:p>
      <text:p text:style-name="Preformatted_20_Text"><text:s text:c="8"/>"order": 1521,</text:p>
      <text:p text:style-name="Preformatted_20_Text"><text:s text:c="8"/>"id": 68,</text:p>
      <text:p text:style-name="Preformatted_20_Text"><text:s text:c="8"/>"prevSize": 32,</text:p>
      <text:p text:style-name="Preformatted_20_Text"><text:s text:c="8"/>"code": 60100</text:p>
      <text:p text:style-name="Preformatted_20_Text"><text:s text:c="6"/>},</text:p>
      <text:p text:style-name="Preformatted_20_Text"><text:s text:c="6"/>"setIdx": 3,</text:p>
      <text:p text:style-name="Preformatted_20_Text"><text:s text:c="6"/>"setId": 1,</text:p>
      <text:p text:style-name="Preformatted_20_Text"><text:s text:c="6"/>"iconIdx": 6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92 0v1024h768v-1024h-768zM576 256.33c70.51 0 127.67 57.16 127.67 127.67s-57.16 127.67-127.67 127.67-127.67-57.16-127.67-127.67 57.16-127.67 127.67-127.67v0zM768 768h-384v-64c0-70.696 57.306-128 128-128v0h128c70.696 0 128 57.304 128 128v64z",</text:p>
      <text:p text:style-name="Preformatted_20_Text"><text:s text:c="10"/>"M64 64h96v192h-96v-192z",</text:p>
      <text:p text:style-name="Preformatted_20_Text"><text:s text:c="10"/>"M64 320h96v192h-96v-192z",</text:p>
      <text:p text:style-name="Preformatted_20_Text"><text:s text:c="10"/>"M64 576h96v192h-96v-192z",</text:p>
      <text:p text:style-name="Preformatted_20_Text"><text:s text:c="10"/>"M64 832h96v192h-96v-192z"</text:p>
      <text:p text:style-name="Preformatted_20_Text"><text:s text:c="8"/>],</text:p>
      <text:p text:style-name="Preformatted_20_Text"><text:s text:c="8"/>"tags": [</text:p>
      <text:p text:style-name="Preformatted_20_Text"><text:s text:c="10"/>"address-book",</text:p>
      <text:p text:style-name="Preformatted_20_Text"><text:s text:c="10"/>"contact",</text:p>
      <text:p text:style-name="Preformatted_20_Text"><text:s text:c="10"/>"book",</text:p>
      <text:p text:style-name="Preformatted_20_Text"><text:s text:c="10"/>"contacts"</text:p>
      <text:p text:style-name="Preformatted_20_Text"><text:s text:c="8"/>],</text:p>
      <text:p text:style-name="Preformatted_20_Text"><text:s text:c="8"/>"defaultCode": 5971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address-book, contact",</text:p>
      <text:p text:style-name="Preformatted_20_Text"><text:s text:c="8"/>"name": "address-book",</text:p>
      <text:p text:style-name="Preformatted_20_Text"><text:s text:c="8"/>"order": 1522,</text:p>
      <text:p text:style-name="Preformatted_20_Text"><text:s text:c="8"/>"id": 69,</text:p>
      <text:p text:style-name="Preformatted_20_Text"><text:s text:c="8"/>"prevSize": 32,</text:p>
      <text:p text:style-name="Preformatted_20_Text"><text:s text:c="8"/>"code": 60101</text:p>
      <text:p text:style-name="Preformatted_20_Text"><text:s text:c="6"/>},</text:p>
      <text:p text:style-name="Preformatted_20_Text"><text:s text:c="6"/>"setIdx": 3,</text:p>
      <text:p text:style-name="Preformatted_20_Text"><text:s text:c="6"/>"setId": 1,</text:p>
      <text:p text:style-name="Preformatted_20_Text"><text:s text:c="6"/>"iconIdx": 6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128h-832c-52.8 0-96 43.2-96 96v640c0 52.8 43.2 96 96 96h832c52.8 0 96-43.2 96-96v-640c0-52.8-43.2-96-96-96zM398.74 550.372l-270.74 210.892v-501.642l270.74 290.75zM176.38 256h671.24l-335.62 252-335.62-252zM409.288 561.698l102.712 110.302 102.71-110.302 210.554 270.302h-626.528l210.552-270.302zM625.26 550.372l270.74-290.75v501.642l-270.74-210.892z"</text:p>
      <text:p text:style-name="Preformatted_20_Text"><text:s text:c="8"/>],</text:p>
      <text:p text:style-name="Preformatted_20_Text"><text:s text:c="8"/>"tags": [</text:p>
      <text:p text:style-name="Preformatted_20_Text"><text:s text:c="10"/>"envelop",</text:p>
      <text:p text:style-name="Preformatted_20_Text"><text:s text:c="10"/>"mail",</text:p>
      <text:p text:style-name="Preformatted_20_Text"><text:s text:c="10"/>"email",</text:p>
      <text:p text:style-name="Preformatted_20_Text"><text:s text:c="10"/>"contact",</text:p>
      <text:p text:style-name="Preformatted_20_Text"><text:s text:c="10"/>"letter"</text:p>
      <text:p text:style-name="Preformatted_20_Text"><text:s text:c="8"/>],</text:p>
      <text:p text:style-name="Preformatted_20_Text"><text:s text:c="8"/>"defaultCode": 5971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nvelop, mail",</text:p>
      <text:p text:style-name="Preformatted_20_Text"><text:s text:c="8"/>"name": "envelop",</text:p>
      <text:p text:style-name="Preformatted_20_Text"><text:s text:c="8"/>"order": 1523,</text:p>
      <text:p text:style-name="Preformatted_20_Text"><text:s text:c="8"/>"id": 70,</text:p>
      <text:p text:style-name="Preformatted_20_Text"><text:s text:c="8"/>"prevSize": 32,</text:p>
      <text:p text:style-name="Preformatted_20_Text"><text:s text:c="8"/>"code": 60102</text:p>
      <text:p text:style-name="Preformatted_20_Text"><text:s text:c="6"/>},</text:p>
      <text:p text:style-name="Preformatted_20_Text"><text:s text:c="6"/>"setIdx": 3,</text:p>
      <text:p text:style-name="Preformatted_20_Text"><text:s text:c="6"/>"setId": 1,</text:p>
      <text:p text:style-name="Preformatted_20_Text"><text:s text:c="6"/>"iconIdx": 6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44 0l-96 96 96 96-224 256h-224l176 176-272 360.616v39.384h39.384l360.616-272 176 176v-224l256-224 96 96 96-96-480-480zM448 544l-64-64 224-224 64 64-224 224z"</text:p>
      <text:p text:style-name="Preformatted_20_Text"><text:s text:c="8"/>],</text:p>
      <text:p text:style-name="Preformatted_20_Text"><text:s text:c="8"/>"tags": [</text:p>
      <text:p text:style-name="Preformatted_20_Text"><text:s text:c="10"/>"pushpin",</text:p>
      <text:p text:style-name="Preformatted_20_Text"><text:s text:c="10"/>"pin"</text:p>
      <text:p text:style-name="Preformatted_20_Text"><text:s text:c="8"/>],</text:p>
      <text:p text:style-name="Preformatted_20_Text"><text:s text:c="8"/>"defaultCode": 5971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ushpin, pin",</text:p>
      <text:p text:style-name="Preformatted_20_Text"><text:s text:c="8"/>"name": "pushpin",</text:p>
      <text:p text:style-name="Preformatted_20_Text"><text:soft-page-break/><text:s text:c="8"/>"order": 1524,</text:p>
      <text:p text:style-name="Preformatted_20_Text"><text:s text:c="8"/>"id": 71,</text:p>
      <text:p text:style-name="Preformatted_20_Text"><text:s text:c="8"/>"prevSize": 32,</text:p>
      <text:p text:style-name="Preformatted_20_Text"><text:s text:c="8"/>"code": 60103</text:p>
      <text:p text:style-name="Preformatted_20_Text"><text:s text:c="6"/>},</text:p>
      <text:p text:style-name="Preformatted_20_Text"><text:s text:c="6"/>"setIdx": 3,</text:p>
      <text:p text:style-name="Preformatted_20_Text"><text:s text:c="6"/>"setId": 1,</text:p>
      <text:p text:style-name="Preformatted_20_Text"><text:s text:c="6"/>"iconIdx": 7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176.732 0-320 143.268-320 320 0 320 320 704 320 704s320-384 320-704c0-176.732-143.27-320-320-320zM512 512c-106.040 0-192-85.96-192-192s85.96-192 192-192 192 85.96 192 192-85.96 192-192 192z"</text:p>
      <text:p text:style-name="Preformatted_20_Text"><text:s text:c="8"/>],</text:p>
      <text:p text:style-name="Preformatted_20_Text"><text:s text:c="8"/>"tags": [</text:p>
      <text:p text:style-name="Preformatted_20_Text"><text:s text:c="10"/>"location",</text:p>
      <text:p text:style-name="Preformatted_20_Text"><text:s text:c="10"/>"map-marker",</text:p>
      <text:p text:style-name="Preformatted_20_Text"><text:s text:c="10"/>"pin"</text:p>
      <text:p text:style-name="Preformatted_20_Text"><text:s text:c="8"/>],</text:p>
      <text:p text:style-name="Preformatted_20_Text"><text:s text:c="8"/>"defaultCode": 5971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ocation, map-marker",</text:p>
      <text:p text:style-name="Preformatted_20_Text"><text:s text:c="8"/>"name": "location2",</text:p>
      <text:p text:style-name="Preformatted_20_Text"><text:s text:c="8"/>"order": 1525,</text:p>
      <text:p text:style-name="Preformatted_20_Text"><text:s text:c="8"/>"id": 72,</text:p>
      <text:p text:style-name="Preformatted_20_Text"><text:s text:c="8"/>"prevSize": 32,</text:p>
      <text:p text:style-name="Preformatted_20_Text"><text:s text:c="8"/>"code": 60104</text:p>
      <text:p text:style-name="Preformatted_20_Text"><text:s text:c="6"/>},</text:p>
      <text:p text:style-name="Preformatted_20_Text"><text:s text:c="6"/>"setIdx": 3,</text:p>
      <text:p text:style-name="Preformatted_20_Text"><text:s text:c="6"/>"setId": 1,</text:p>
      <text:p text:style-name="Preformatted_20_Text"><text:s text:c="6"/>"iconIdx": 7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176.732 0-320 143.268-320 320 0 320 320 704 320 704s320-384 320-704c0-176.732-143.27-320-320-320zM512 516c-108.248 0-196-87.752-196-196s87.752-196 196-196 196 87.752 196 196-87.752 196-196 196zM388 320c0-68.483 55.517-124 124-124s124 55.517 124 124c0 68.483-55.517 124-124 124s-124-55.517-124-124z"</text:p>
      <text:p text:style-name="Preformatted_20_Text"><text:s text:c="8"/>],</text:p>
      <text:p text:style-name="Preformatted_20_Text"><text:s text:c="8"/>"tags": [</text:p>
      <text:p text:style-name="Preformatted_20_Text"><text:s text:c="10"/>"location",</text:p>
      <text:p text:style-name="Preformatted_20_Text"><text:s text:c="10"/>"map-marker",</text:p>
      <text:p text:style-name="Preformatted_20_Text"><text:s text:c="10"/>"pin"</text:p>
      <text:p text:style-name="Preformatted_20_Text"><text:s text:c="8"/>],</text:p>
      <text:p text:style-name="Preformatted_20_Text"><text:s text:c="8"/>"defaultCode": 5972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ocation2, map-marker2",</text:p>
      <text:p text:style-name="Preformatted_20_Text"><text:s text:c="8"/>"name": "location22",</text:p>
      <text:p text:style-name="Preformatted_20_Text"><text:s text:c="8"/>"order": 1526,</text:p>
      <text:p text:style-name="Preformatted_20_Text"><text:s text:c="8"/>"id": 73,</text:p>
      <text:p text:style-name="Preformatted_20_Text"><text:s text:c="8"/>"prevSize": 32,</text:p>
      <text:p text:style-name="Preformatted_20_Text"><text:s text:c="8"/>"code": 60105</text:p>
      <text:p text:style-name="Preformatted_20_Text"><text:soft-page-break/><text:s text:c="6"/>},</text:p>
      <text:p text:style-name="Preformatted_20_Text"><text:s text:c="6"/>"setIdx": 3,</text:p>
      <text:p text:style-name="Preformatted_20_Text"><text:s text:c="6"/>"setId": 1,</text:p>
      <text:p text:style-name="Preformatted_20_Text"><text:s text:c="6"/>"iconIdx": 7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44.010 1024.004c-2.296 0-4.622-0.25-6.94-0.764-14.648-3.25-25.070-16.238-25.070-31.24v-480h-480c-15.002 0-27.992-10.422-31.24-25.070-3.25-14.646 4.114-29.584 17.708-35.928l960-448c12.196-5.688 26.644-3.144 36.16 6.372 9.516 9.514 12.060 23.966 6.372 36.16l-448 960c-5.342 11.44-16.772 18.47-28.99 18.47zM176.242 448h367.758c17.674 0 32 14.328 32 32v367.758l349.79-749.546-749.548 349.788z"</text:p>
      <text:p text:style-name="Preformatted_20_Text"><text:s text:c="8"/>],</text:p>
      <text:p text:style-name="Preformatted_20_Text"><text:s text:c="8"/>"tags": [</text:p>
      <text:p text:style-name="Preformatted_20_Text"><text:s text:c="10"/>"compass",</text:p>
      <text:p text:style-name="Preformatted_20_Text"><text:s text:c="10"/>"direction",</text:p>
      <text:p text:style-name="Preformatted_20_Text"><text:s text:c="10"/>"location"</text:p>
      <text:p text:style-name="Preformatted_20_Text"><text:s text:c="8"/>],</text:p>
      <text:p text:style-name="Preformatted_20_Text"><text:s text:c="8"/>"defaultCode": 5972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mpass, direction",</text:p>
      <text:p text:style-name="Preformatted_20_Text"><text:s text:c="8"/>"name": "compass2",</text:p>
      <text:p text:style-name="Preformatted_20_Text"><text:s text:c="8"/>"order": 1527,</text:p>
      <text:p text:style-name="Preformatted_20_Text"><text:s text:c="8"/>"id": 74,</text:p>
      <text:p text:style-name="Preformatted_20_Text"><text:s text:c="8"/>"prevSize": 32,</text:p>
      <text:p text:style-name="Preformatted_20_Text"><text:s text:c="8"/>"code": 60106</text:p>
      <text:p text:style-name="Preformatted_20_Text"><text:s text:c="6"/>},</text:p>
      <text:p text:style-name="Preformatted_20_Text"><text:s text:c="6"/>"setIdx": 3,</text:p>
      <text:p text:style-name="Preformatted_20_Text"><text:s text:c="6"/>"setId": 1,</text:p>
      <text:p text:style-name="Preformatted_20_Text"><text:s text:c="6"/>"iconIdx": 7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96 512c0-229.75 186.25-416 416-416 109.574 0 209.232 42.386 283.534 111.628l-411.534 176.372-176.372 411.534c-69.242-74.302-111.628-173.96-111.628-283.534zM585.166 585.166l-256.082 109.75 109.75-256.082 146.332 146.332zM512 928c-109.574 0-209.234-42.386-283.532-111.628l411.532-176.372 176.372-411.532c69.242 74.298 111.628 173.958 111.628 283.532 0 229.75-186.25 416-416 416z"</text:p>
      <text:p text:style-name="Preformatted_20_Text"><text:s text:c="8"/>],</text:p>
      <text:p text:style-name="Preformatted_20_Text"><text:s text:c="8"/>"tags": [</text:p>
      <text:p text:style-name="Preformatted_20_Text"><text:s text:c="10"/>"compass",</text:p>
      <text:p text:style-name="Preformatted_20_Text"><text:s text:c="10"/>"direction",</text:p>
      <text:p text:style-name="Preformatted_20_Text"><text:s text:c="10"/>"location"</text:p>
      <text:p text:style-name="Preformatted_20_Text"><text:s text:c="8"/>],</text:p>
      <text:p text:style-name="Preformatted_20_Text"><text:s text:c="8"/>"defaultCode": 5972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mpass2, direction2",</text:p>
      <text:p text:style-name="Preformatted_20_Text"><text:s text:c="8"/>"name": "compass22",</text:p>
      <text:p text:style-name="Preformatted_20_Text"><text:s text:c="8"/>"order": 1528,</text:p>
      <text:p text:style-name="Preformatted_20_Text"><text:s text:c="8"/>"id": 75,</text:p>
      <text:p text:style-name="Preformatted_20_Text"><text:s text:c="8"/>"prevSize": 32,</text:p>
      <text:p text:style-name="Preformatted_20_Text"><text:soft-page-break/><text:s text:c="8"/>"code": 60107</text:p>
      <text:p text:style-name="Preformatted_20_Text"><text:s text:c="6"/>},</text:p>
      <text:p text:style-name="Preformatted_20_Text"><text:s text:c="6"/>"setIdx": 3,</text:p>
      <text:p text:style-name="Preformatted_20_Text"><text:s text:c="6"/>"setId": 1,</text:p>
      <text:p text:style-name="Preformatted_20_Text"><text:s text:c="6"/>"iconIdx": 7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192l320-128v768l-320 128z",</text:p>
      <text:p text:style-name="Preformatted_20_Text"><text:s text:c="10"/>"M384 32l320 192v736l-320-160z",</text:p>
      <text:p text:style-name="Preformatted_20_Text"><text:s text:c="10"/>"M768 224l256-192v768l-256 192z"</text:p>
      <text:p text:style-name="Preformatted_20_Text"><text:s text:c="8"/>],</text:p>
      <text:p text:style-name="Preformatted_20_Text"><text:s text:c="8"/>"tags": [</text:p>
      <text:p text:style-name="Preformatted_20_Text"><text:s text:c="10"/>"map",</text:p>
      <text:p text:style-name="Preformatted_20_Text"><text:s text:c="10"/>"guide"</text:p>
      <text:p text:style-name="Preformatted_20_Text"><text:s text:c="8"/>],</text:p>
      <text:p text:style-name="Preformatted_20_Text"><text:s text:c="8"/>"defaultCode": 5972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ap, guide",</text:p>
      <text:p text:style-name="Preformatted_20_Text"><text:s text:c="8"/>"name": "map2",</text:p>
      <text:p text:style-name="Preformatted_20_Text"><text:s text:c="8"/>"order": 1529,</text:p>
      <text:p text:style-name="Preformatted_20_Text"><text:s text:c="8"/>"id": 76,</text:p>
      <text:p text:style-name="Preformatted_20_Text"><text:s text:c="8"/>"prevSize": 32,</text:p>
      <text:p text:style-name="Preformatted_20_Text"><text:s text:c="8"/>"code": 60108</text:p>
      <text:p text:style-name="Preformatted_20_Text"><text:s text:c="6"/>},</text:p>
      <text:p text:style-name="Preformatted_20_Text"><text:s text:c="6"/>"setIdx": 3,</text:p>
      <text:p text:style-name="Preformatted_20_Text"><text:s text:c="6"/>"setId": 1,</text:p>
      <text:p text:style-name="Preformatted_20_Text"><text:s text:c="6"/>"iconIdx": 7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72 192l-320-128-352 128v768l352-128 320 128 352-128v-768l-352 128zM384 145.73l256 102.4v630.138l-256-102.398v-630.14zM64 236.828l256-93.090v631.8l-256 93.088v-631.798zM960 787.172l-256 93.092v-631.8l256-93.090v631.798z"</text:p>
      <text:p text:style-name="Preformatted_20_Text"><text:s text:c="8"/>],</text:p>
      <text:p text:style-name="Preformatted_20_Text"><text:s text:c="8"/>"tags": [</text:p>
      <text:p text:style-name="Preformatted_20_Text"><text:s text:c="10"/>"map",</text:p>
      <text:p text:style-name="Preformatted_20_Text"><text:s text:c="10"/>"guide"</text:p>
      <text:p text:style-name="Preformatted_20_Text"><text:s text:c="8"/>],</text:p>
      <text:p text:style-name="Preformatted_20_Text"><text:s text:c="8"/>"defaultCode": 5972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ap2, guide2",</text:p>
      <text:p text:style-name="Preformatted_20_Text"><text:s text:c="8"/>"name": "map22",</text:p>
      <text:p text:style-name="Preformatted_20_Text"><text:s text:c="8"/>"order": 1530,</text:p>
      <text:p text:style-name="Preformatted_20_Text"><text:s text:c="8"/>"id": 77,</text:p>
      <text:p text:style-name="Preformatted_20_Text"><text:s text:c="8"/>"prevSize": 32,</text:p>
      <text:p text:style-name="Preformatted_20_Text"><text:s text:c="8"/>"code": 60109</text:p>
      <text:p text:style-name="Preformatted_20_Text"><text:s text:c="6"/>},</text:p>
      <text:p text:style-name="Preformatted_20_Text"><text:s text:c="6"/>"setIdx": 3,</text:p>
      <text:p text:style-name="Preformatted_20_Text"><text:s text:c="6"/>"setId": 1,</text:p>
      <text:p text:style-name="Preformatted_20_Text"><text:s text:c="6"/>"iconIdx": 76</text:p>
      <text:p text:style-name="Preformatted_20_Text"><text:s text:c="4"/>},</text:p>
      <text:p text:style-name="Preformatted_20_Text"><text:s text:c="4"/>{</text:p>
      <text:p text:style-name="Preformatted_20_Text"><text:soft-page-break/><text:s text:c="6"/>"icon": {</text:p>
      <text:p text:style-name="Preformatted_20_Text"><text:s text:c="8"/>"width": 1088,</text:p>
      <text:p text:style-name="Preformatted_20_Text"><text:s text:c="8"/>"paths": [</text:p>
      <text:p text:style-name="Preformatted_20_Text"><text:s text:c="10"/>"M640 64c247.424 0 448 200.576 448 448s-200.576 448-448 448v-96c94.024 0 182.418-36.614 248.902-103.098s103.098-154.878 103.098-248.902c0-94.022-36.614-182.418-103.098-248.902s-154.878-103.098-248.902-103.098c-94.022 0-182.418 36.614-248.902 103.098-51.14 51.138-84.582 115.246-97.306 184.902h186.208l-224 256-224-256h164.57c31.060-217.102 217.738-384 443.43-384zM832 448v128h-256v-320h128v192z"</text:p>
      <text:p text:style-name="Preformatted_20_Text"><text:s text:c="8"/>],</text:p>
      <text:p text:style-name="Preformatted_20_Text"><text:s text:c="8"/>"tags": [</text:p>
      <text:p text:style-name="Preformatted_20_Text"><text:s text:c="10"/>"history",</text:p>
      <text:p text:style-name="Preformatted_20_Text"><text:s text:c="10"/>"time",</text:p>
      <text:p text:style-name="Preformatted_20_Text"><text:s text:c="10"/>"archive",</text:p>
      <text:p text:style-name="Preformatted_20_Text"><text:s text:c="10"/>"past"</text:p>
      <text:p text:style-name="Preformatted_20_Text"><text:s text:c="8"/>],</text:p>
      <text:p text:style-name="Preformatted_20_Text"><text:s text:c="8"/>"defaultCode": 5972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istory, time",</text:p>
      <text:p text:style-name="Preformatted_20_Text"><text:s text:c="8"/>"name": "history",</text:p>
      <text:p text:style-name="Preformatted_20_Text"><text:s text:c="8"/>"order": 1531,</text:p>
      <text:p text:style-name="Preformatted_20_Text"><text:s text:c="8"/>"id": 78,</text:p>
      <text:p text:style-name="Preformatted_20_Text"><text:s text:c="8"/>"prevSize": 32,</text:p>
      <text:p text:style-name="Preformatted_20_Text"><text:s text:c="8"/>"code": 60110</text:p>
      <text:p text:style-name="Preformatted_20_Text"><text:s text:c="6"/>},</text:p>
      <text:p text:style-name="Preformatted_20_Text"><text:s text:c="6"/>"setIdx": 3,</text:p>
      <text:p text:style-name="Preformatted_20_Text"><text:s text:c="6"/>"setId": 1,</text:p>
      <text:p text:style-name="Preformatted_20_Text"><text:s text:c="6"/>"iconIdx": 7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58.744 749.256l-210.744-210.746v-282.51h128v229.49l173.256 173.254zM512 0c-282.77 0-512 229.23-512 512s229.23 512 512 512 512-229.23 512-512-229.23-512-512-512zM512 896c-212.078 0-384-171.922-384-384s171.922-384 384-384c212.078 0 384 171.922 384 384s-171.922 384-384 384z"</text:p>
      <text:p text:style-name="Preformatted_20_Text"><text:s text:c="8"/>],</text:p>
      <text:p text:style-name="Preformatted_20_Text"><text:s text:c="8"/>"tags": [</text:p>
      <text:p text:style-name="Preformatted_20_Text"><text:s text:c="10"/>"clock",</text:p>
      <text:p text:style-name="Preformatted_20_Text"><text:s text:c="10"/>"time",</text:p>
      <text:p text:style-name="Preformatted_20_Text"><text:s text:c="10"/>"schedule"</text:p>
      <text:p text:style-name="Preformatted_20_Text"><text:s text:c="8"/>],</text:p>
      <text:p text:style-name="Preformatted_20_Text"><text:s text:c="8"/>"defaultCode": 5972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lock, time2",</text:p>
      <text:p text:style-name="Preformatted_20_Text"><text:s text:c="8"/>"name": "clock2",</text:p>
      <text:p text:style-name="Preformatted_20_Text"><text:s text:c="8"/>"order": 1532,</text:p>
      <text:p text:style-name="Preformatted_20_Text"><text:s text:c="8"/>"id": 79,</text:p>
      <text:p text:style-name="Preformatted_20_Text"><text:s text:c="8"/>"prevSize": 32,</text:p>
      <text:p text:style-name="Preformatted_20_Text"><text:s text:c="8"/>"code": 60111</text:p>
      <text:p text:style-name="Preformatted_20_Text"><text:s text:c="6"/>},</text:p>
      <text:p text:style-name="Preformatted_20_Text"><text:s text:c="6"/>"setIdx": 3,</text:p>
      <text:p text:style-name="Preformatted_20_Text"><text:s text:c="6"/>"setId": 1,</text:p>
      <text:p text:style-name="Preformatted_20_Text"><text:s text:c="6"/>"iconIdx": 78</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512 0c-282.77 0-512 229.23-512 512s229.23 512 512 512 512-229.23 512-512-229.23-512-512-512zM658.744 749.256l-210.744-210.746v-282.51h128v229.49l173.256 173.254-90.512 90.512z"</text:p>
      <text:p text:style-name="Preformatted_20_Text"><text:s text:c="8"/>],</text:p>
      <text:p text:style-name="Preformatted_20_Text"><text:s text:c="8"/>"tags": [</text:p>
      <text:p text:style-name="Preformatted_20_Text"><text:s text:c="10"/>"clock",</text:p>
      <text:p text:style-name="Preformatted_20_Text"><text:s text:c="10"/>"time",</text:p>
      <text:p text:style-name="Preformatted_20_Text"><text:s text:c="10"/>"schedule"</text:p>
      <text:p text:style-name="Preformatted_20_Text"><text:s text:c="8"/>],</text:p>
      <text:p text:style-name="Preformatted_20_Text"><text:s text:c="8"/>"defaultCode": 5972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lock2, time3",</text:p>
      <text:p text:style-name="Preformatted_20_Text"><text:s text:c="8"/>"name": "clock22",</text:p>
      <text:p text:style-name="Preformatted_20_Text"><text:s text:c="8"/>"order": 1533,</text:p>
      <text:p text:style-name="Preformatted_20_Text"><text:s text:c="8"/>"id": 80,</text:p>
      <text:p text:style-name="Preformatted_20_Text"><text:s text:c="8"/>"prevSize": 32,</text:p>
      <text:p text:style-name="Preformatted_20_Text"><text:s text:c="8"/>"code": 60112</text:p>
      <text:p text:style-name="Preformatted_20_Text"><text:s text:c="6"/>},</text:p>
      <text:p text:style-name="Preformatted_20_Text"><text:s text:c="6"/>"setIdx": 3,</text:p>
      <text:p text:style-name="Preformatted_20_Text"><text:s text:c="6"/>"setId": 1,</text:p>
      <text:p text:style-name="Preformatted_20_Text"><text:s text:c="6"/>"iconIdx": 7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28c-247.424 0-448 200.576-448 448s200.576 448 448 448 448-200.576 448-448-200.576-448-448-448zM512 936c-198.824 0-360-161.178-360-360 0-198.824 161.176-360 360-360 198.822 0 360 161.176 360 360 0 198.822-161.178 360-360 360zM934.784 287.174c16.042-28.052 25.216-60.542 25.216-95.174 0-106.040-85.96-192-192-192-61.818 0-116.802 29.222-151.92 74.596 131.884 27.236 245.206 105.198 318.704 212.578v0zM407.92 74.596c-35.116-45.374-90.102-74.596-151.92-74.596-106.040 0-192 85.96-192 192 0 34.632 9.174 67.122 25.216 95.174 73.5-107.38 186.822-185.342 318.704-212.578z",</text:p>
      <text:p text:style-name="Preformatted_20_Text"><text:s text:c="10"/>"M512 576v-256h-64v320h256v-64z"</text:p>
      <text:p text:style-name="Preformatted_20_Text"><text:s text:c="8"/>],</text:p>
      <text:p text:style-name="Preformatted_20_Text"><text:s text:c="8"/>"tags": [</text:p>
      <text:p text:style-name="Preformatted_20_Text"><text:s text:c="10"/>"alarm",</text:p>
      <text:p text:style-name="Preformatted_20_Text"><text:s text:c="10"/>"time",</text:p>
      <text:p text:style-name="Preformatted_20_Text"><text:s text:c="10"/>"clock"</text:p>
      <text:p text:style-name="Preformatted_20_Text"><text:s text:c="8"/>],</text:p>
      <text:p text:style-name="Preformatted_20_Text"><text:s text:c="8"/>"defaultCode": 5972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larm, time4",</text:p>
      <text:p text:style-name="Preformatted_20_Text"><text:s text:c="8"/>"name": "alarm",</text:p>
      <text:p text:style-name="Preformatted_20_Text"><text:s text:c="8"/>"order": 1534,</text:p>
      <text:p text:style-name="Preformatted_20_Text"><text:s text:c="8"/>"id": 81,</text:p>
      <text:p text:style-name="Preformatted_20_Text"><text:s text:c="8"/>"prevSize": 32,</text:p>
      <text:p text:style-name="Preformatted_20_Text"><text:s text:c="8"/>"code": 60113</text:p>
      <text:p text:style-name="Preformatted_20_Text"><text:s text:c="6"/>},</text:p>
      <text:p text:style-name="Preformatted_20_Text"><text:s text:c="6"/>"setIdx": 3,</text:p>
      <text:p text:style-name="Preformatted_20_Text"><text:s text:c="6"/>"setId": 1,</text:p>
      <text:p text:style-name="Preformatted_20_Text"><text:s text:c="6"/>"iconIdx": 80</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1025.5 800c0-288-256-224-256-448 0-18.56-1.788-34.42-5.048-47.928-16.83-113.018-92.156-203.72-189.772-231.36 0.866-3.948 1.32-8.032 1.32-12.21 0-33.278-28.8-60.502-64-60.502s-64 27.224-64 60.5c0 4.18 0.456 8.264 1.32 12.21-109.47 30.998-190.914 141.298-193.254 273.442-0.040 1.92-0.066 3.864-0.066 5.846 0 224.002-256 160.002-256 448.002 0 76.226 170.59 139.996 398.97 156.080 21.524 40.404 64.056 67.92 113.030 67.92s91.508-27.516 113.030-67.92c228.38-16.084 398.97-79.854 398.97-156.080 0-0.228-0.026-0.456-0.028-0.682l1.528 0.682zM826.246 854.096c-54.23 14.47-118.158 24.876-186.768 30.648-5.704-65.418-60.582-116.744-127.478-116.744s-121.774 51.326-127.478 116.744c-68.608-5.772-132.538-16.178-186.768-30.648-74.63-19.914-110.31-42.19-123.368-54.096 13.058-11.906 48.738-34.182 123.368-54.096 86.772-23.152 198.372-35.904 314.246-35.904s227.474 12.752 314.246 35.904c74.63 19.914 110.31 42.19 123.368 54.096-13.058 11.906-48.738 34.182-123.368 54.096z"</text:p>
      <text:p text:style-name="Preformatted_20_Text"><text:s text:c="8"/>],</text:p>
      <text:p text:style-name="Preformatted_20_Text"><text:s text:c="8"/>"tags": [</text:p>
      <text:p text:style-name="Preformatted_20_Text"><text:s text:c="10"/>"bell",</text:p>
      <text:p text:style-name="Preformatted_20_Text"><text:s text:c="10"/>"alarm",</text:p>
      <text:p text:style-name="Preformatted_20_Text"><text:s text:c="10"/>"notification"</text:p>
      <text:p text:style-name="Preformatted_20_Text"><text:s text:c="8"/>],</text:p>
      <text:p text:style-name="Preformatted_20_Text"><text:s text:c="8"/>"defaultCode": 5972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ell, alarm2",</text:p>
      <text:p text:style-name="Preformatted_20_Text"><text:s text:c="8"/>"name": "bell2",</text:p>
      <text:p text:style-name="Preformatted_20_Text"><text:s text:c="8"/>"order": 1535,</text:p>
      <text:p text:style-name="Preformatted_20_Text"><text:s text:c="8"/>"id": 82,</text:p>
      <text:p text:style-name="Preformatted_20_Text"><text:s text:c="8"/>"prevSize": 32,</text:p>
      <text:p text:style-name="Preformatted_20_Text"><text:s text:c="8"/>"code": 60114</text:p>
      <text:p text:style-name="Preformatted_20_Text"><text:s text:c="6"/>},</text:p>
      <text:p text:style-name="Preformatted_20_Text"><text:s text:c="6"/>"setIdx": 3,</text:p>
      <text:p text:style-name="Preformatted_20_Text"><text:s text:c="6"/>"setId": 1,</text:p>
      <text:p text:style-name="Preformatted_20_Text"><text:s text:c="6"/>"iconIdx": 8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002 193.212v-65.212h128v-64c0-35.346-28.654-64-64.002-64h-191.998c-35.346 0-64 28.654-64 64v64h128v65.212c-214.798 16.338-384 195.802-384 414.788 0 229.75 186.25 416 416 416s416-186.25 416-416c0-218.984-169.202-398.448-384-414.788zM706.276 834.274c-60.442 60.44-140.798 93.726-226.274 93.726s-165.834-33.286-226.274-93.726c-60.44-60.44-93.726-140.8-93.726-226.274s33.286-165.834 93.726-226.274c58.040-58.038 134.448-91.018 216.114-93.548l-21.678 314.020c-1.86 26.29 12.464 37.802 31.836 37.802s33.698-11.512 31.836-37.802l-21.676-314.022c81.666 2.532 158.076 35.512 216.116 93.55 60.44 60.44 93.726 140.8 93.726 226.274s-33.286 165.834-93.726 226.274z"</text:p>
      <text:p text:style-name="Preformatted_20_Text"><text:s text:c="8"/>],</text:p>
      <text:p text:style-name="Preformatted_20_Text"><text:s text:c="8"/>"tags": [</text:p>
      <text:p text:style-name="Preformatted_20_Text"><text:s text:c="10"/>"stopwatch",</text:p>
      <text:p text:style-name="Preformatted_20_Text"><text:s text:c="10"/>"time",</text:p>
      <text:p text:style-name="Preformatted_20_Text"><text:s text:c="10"/>"speed",</text:p>
      <text:p text:style-name="Preformatted_20_Text"><text:s text:c="10"/>"meter",</text:p>
      <text:p text:style-name="Preformatted_20_Text"><text:s text:c="10"/>"chronometer"</text:p>
      <text:p text:style-name="Preformatted_20_Text"><text:s text:c="8"/>],</text:p>
      <text:p text:style-name="Preformatted_20_Text"><text:s text:c="8"/>"defaultCode": 5973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oft-page-break/><text:s text:c="8"/>"ligatures": "stopwatch, time5",</text:p>
      <text:p text:style-name="Preformatted_20_Text"><text:s text:c="8"/>"name": "stopwatch2",</text:p>
      <text:p text:style-name="Preformatted_20_Text"><text:s text:c="8"/>"order": 1536,</text:p>
      <text:p text:style-name="Preformatted_20_Text"><text:s text:c="8"/>"id": 83,</text:p>
      <text:p text:style-name="Preformatted_20_Text"><text:s text:c="8"/>"prevSize": 32,</text:p>
      <text:p text:style-name="Preformatted_20_Text"><text:s text:c="8"/>"code": 60115</text:p>
      <text:p text:style-name="Preformatted_20_Text"><text:s text:c="6"/>},</text:p>
      <text:p text:style-name="Preformatted_20_Text"><text:s text:c="6"/>"setIdx": 3,</text:p>
      <text:p text:style-name="Preformatted_20_Text"><text:s text:c="6"/>"setId": 1,</text:p>
      <text:p text:style-name="Preformatted_20_Text"><text:s text:c="6"/>"iconIdx": 8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0 384h128v128h-128zM512 384h128v128h-128zM704 384h128v128h-128zM128 768h128v128h-128zM320 768h128v128h-128zM512 768h128v128h-128zM320 576h128v128h-128zM512 576h128v128h-128zM704 576h128v128h-128zM128 576h128v128h-128zM832 0v64h-128v-64h-448v64h-128v-64h-128v1024h960v-1024h-128zM896 960h-832v-704h832v704z"</text:p>
      <text:p text:style-name="Preformatted_20_Text"><text:s text:c="8"/>],</text:p>
      <text:p text:style-name="Preformatted_20_Text"><text:s text:c="8"/>"tags": [</text:p>
      <text:p text:style-name="Preformatted_20_Text"><text:s text:c="10"/>"calendar",</text:p>
      <text:p text:style-name="Preformatted_20_Text"><text:s text:c="10"/>"date",</text:p>
      <text:p text:style-name="Preformatted_20_Text"><text:s text:c="10"/>"schedule",</text:p>
      <text:p text:style-name="Preformatted_20_Text"><text:s text:c="10"/>"time",</text:p>
      <text:p text:style-name="Preformatted_20_Text"><text:s text:c="10"/>"day"</text:p>
      <text:p text:style-name="Preformatted_20_Text"><text:s text:c="8"/>],</text:p>
      <text:p text:style-name="Preformatted_20_Text"><text:s text:c="8"/>"defaultCode": 5973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alendar, date",</text:p>
      <text:p text:style-name="Preformatted_20_Text"><text:s text:c="8"/>"name": "calendar2",</text:p>
      <text:p text:style-name="Preformatted_20_Text"><text:s text:c="8"/>"order": 1537,</text:p>
      <text:p text:style-name="Preformatted_20_Text"><text:s text:c="8"/>"id": 84,</text:p>
      <text:p text:style-name="Preformatted_20_Text"><text:s text:c="8"/>"prevSize": 32,</text:p>
      <text:p text:style-name="Preformatted_20_Text"><text:s text:c="8"/>"code": 60116</text:p>
      <text:p text:style-name="Preformatted_20_Text"><text:s text:c="6"/>},</text:p>
      <text:p text:style-name="Preformatted_20_Text"><text:s text:c="6"/>"setIdx": 3,</text:p>
      <text:p text:style-name="Preformatted_20_Text"><text:s text:c="6"/>"setId": 1,</text:p>
      <text:p text:style-name="Preformatted_20_Text"><text:s text:c="6"/>"iconIdx": 8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64h512v128h-512v-128z",</text:p>
      <text:p text:style-name="Preformatted_20_Text"><text:s text:c="10"/>"M960 256h-896c-35.2 0-64 28.8-64 64v320c0 35.2 28.794 64 64 64h192v256h512v-256h192c35.2 0 64-28.8 64-64v-320c0-35.2-28.8-64-64-64zM128 448c-35.346 0-64-28.654-64-64s28.654-64 64-64 64 28.654 64 64-28.652 64-64 64zM704 896h-384v-320h384v320z"</text:p>
      <text:p text:style-name="Preformatted_20_Text"><text:s text:c="8"/>],</text:p>
      <text:p text:style-name="Preformatted_20_Text"><text:s text:c="8"/>"tags": [</text:p>
      <text:p text:style-name="Preformatted_20_Text"><text:s text:c="10"/>"printer",</text:p>
      <text:p text:style-name="Preformatted_20_Text"><text:s text:c="10"/>"print"</text:p>
      <text:p text:style-name="Preformatted_20_Text"><text:s text:c="8"/>],</text:p>
      <text:p text:style-name="Preformatted_20_Text"><text:s text:c="8"/>"defaultCode": 5973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rinter, print",</text:p>
      <text:p text:style-name="Preformatted_20_Text"><text:soft-page-break/><text:s text:c="8"/>"name": "printer",</text:p>
      <text:p text:style-name="Preformatted_20_Text"><text:s text:c="8"/>"order": 1538,</text:p>
      <text:p text:style-name="Preformatted_20_Text"><text:s text:c="8"/>"id": 85,</text:p>
      <text:p text:style-name="Preformatted_20_Text"><text:s text:c="8"/>"prevSize": 32,</text:p>
      <text:p text:style-name="Preformatted_20_Text"><text:s text:c="8"/>"code": 60117</text:p>
      <text:p text:style-name="Preformatted_20_Text"><text:s text:c="6"/>},</text:p>
      <text:p text:style-name="Preformatted_20_Text"><text:s text:c="6"/>"setIdx": 3,</text:p>
      <text:p text:style-name="Preformatted_20_Text"><text:s text:c="6"/>"setId": 1,</text:p>
      <text:p text:style-name="Preformatted_20_Text"><text:s text:c="6"/>"iconIdx": 84</text:p>
      <text:p text:style-name="Preformatted_20_Text"><text:s text:c="4"/>},</text:p>
      <text:p text:style-name="Preformatted_20_Text"><text:s text:c="4"/>{</text:p>
      <text:p text:style-name="Preformatted_20_Text"><text:s text:c="6"/>"icon": {</text:p>
      <text:p text:style-name="Preformatted_20_Text"><text:s text:c="8"/>"width": 1152,</text:p>
      <text:p text:style-name="Preformatted_20_Text"><text:s text:c="8"/>"paths": [</text:p>
      <text:p text:style-name="Preformatted_20_Text"><text:s text:c="10"/>"M1088 128h-1024c-35.2 0-64 28.8-64 64v640c0 35.2 28.8 64 64 64h1024c35.2 0 64-28.8 64-64v-640c0-35.2-28.8-64-64-64zM640 256h128v128h-128v-128zM832 448v128h-128v-128h128zM448 256h128v128h-128v-128zM640 448v128h-128v-128h128zM256 256h128v128h-128v-128zM448 448v128h-128v-128h128zM128 256h64v128h-64v-128zM128 448h128v128h-128v-128zM192 768h-64v-128h64v128zM768 768h-512v-128h512v128zM1024 768h-192v-128h192v128zM1024 576h-128v-128h128v128zM1024 384h-192v-128h192v128z"</text:p>
      <text:p text:style-name="Preformatted_20_Text"><text:s text:c="8"/>],</text:p>
      <text:p text:style-name="Preformatted_20_Text"><text:s text:c="8"/>"tags": [</text:p>
      <text:p text:style-name="Preformatted_20_Text"><text:s text:c="10"/>"keyboard",</text:p>
      <text:p text:style-name="Preformatted_20_Text"><text:s text:c="10"/>"typing",</text:p>
      <text:p text:style-name="Preformatted_20_Text"><text:s text:c="10"/>"type"</text:p>
      <text:p text:style-name="Preformatted_20_Text"><text:s text:c="8"/>],</text:p>
      <text:p text:style-name="Preformatted_20_Text"><text:s text:c="8"/>"defaultCode": 5973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keyboard, typing",</text:p>
      <text:p text:style-name="Preformatted_20_Text"><text:s text:c="8"/>"name": "keyboard2",</text:p>
      <text:p text:style-name="Preformatted_20_Text"><text:s text:c="8"/>"order": 1539,</text:p>
      <text:p text:style-name="Preformatted_20_Text"><text:s text:c="8"/>"id": 86,</text:p>
      <text:p text:style-name="Preformatted_20_Text"><text:s text:c="8"/>"prevSize": 32,</text:p>
      <text:p text:style-name="Preformatted_20_Text"><text:s text:c="8"/>"code": 60118</text:p>
      <text:p text:style-name="Preformatted_20_Text"><text:s text:c="6"/>},</text:p>
      <text:p text:style-name="Preformatted_20_Text"><text:s text:c="6"/>"setIdx": 3,</text:p>
      <text:p text:style-name="Preformatted_20_Text"><text:s text:c="6"/>"setId": 1,</text:p>
      <text:p text:style-name="Preformatted_20_Text"><text:s text:c="6"/>"iconIdx": 8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64v640h1024v-640h-1024zM960 640h-896v-512h896v512zM672 768h-320l-32 128-64 64h512l-64-64z"</text:p>
      <text:p text:style-name="Preformatted_20_Text"><text:s text:c="8"/>],</text:p>
      <text:p text:style-name="Preformatted_20_Text"><text:s text:c="8"/>"tags": [</text:p>
      <text:p text:style-name="Preformatted_20_Text"><text:s text:c="10"/>"display",</text:p>
      <text:p text:style-name="Preformatted_20_Text"><text:s text:c="10"/>"screen",</text:p>
      <text:p text:style-name="Preformatted_20_Text"><text:s text:c="10"/>"monitor",</text:p>
      <text:p text:style-name="Preformatted_20_Text"><text:s text:c="10"/>"computer",</text:p>
      <text:p text:style-name="Preformatted_20_Text"><text:s text:c="10"/>"desktop",</text:p>
      <text:p text:style-name="Preformatted_20_Text"><text:s text:c="10"/>"pc"</text:p>
      <text:p text:style-name="Preformatted_20_Text"><text:s text:c="8"/>],</text:p>
      <text:p text:style-name="Preformatted_20_Text"><text:s text:c="8"/>"defaultCode": 5973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oft-page-break/><text:s text:c="8"/>"ligatures": "display, screen",</text:p>
      <text:p text:style-name="Preformatted_20_Text"><text:s text:c="8"/>"name": "display",</text:p>
      <text:p text:style-name="Preformatted_20_Text"><text:s text:c="8"/>"order": 1540,</text:p>
      <text:p text:style-name="Preformatted_20_Text"><text:s text:c="8"/>"id": 87,</text:p>
      <text:p text:style-name="Preformatted_20_Text"><text:s text:c="8"/>"prevSize": 32,</text:p>
      <text:p text:style-name="Preformatted_20_Text"><text:s text:c="8"/>"code": 60119</text:p>
      <text:p text:style-name="Preformatted_20_Text"><text:s text:c="6"/>},</text:p>
      <text:p text:style-name="Preformatted_20_Text"><text:s text:c="6"/>"setIdx": 3,</text:p>
      <text:p text:style-name="Preformatted_20_Text"><text:s text:c="6"/>"setId": 1,</text:p>
      <text:p text:style-name="Preformatted_20_Text"><text:s text:c="6"/>"iconIdx": 8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704v-512c0-35.2-28.8-64-64-64h-640c-35.2 0-64 28.8-64 64v512h-128v192h1024v-192h-128zM640 832h-256v-64h256v64zM832 704h-640v-511.886c0.034-0.040 0.076-0.082 0.114-0.114h639.77c0.040 0.034 0.082 0.076 0.116 0.116v511.884z"</text:p>
      <text:p text:style-name="Preformatted_20_Text"><text:s text:c="8"/>],</text:p>
      <text:p text:style-name="Preformatted_20_Text"><text:s text:c="8"/>"tags": [</text:p>
      <text:p text:style-name="Preformatted_20_Text"><text:s text:c="10"/>"laptop",</text:p>
      <text:p text:style-name="Preformatted_20_Text"><text:s text:c="10"/>"computer",</text:p>
      <text:p text:style-name="Preformatted_20_Text"><text:s text:c="10"/>"pc"</text:p>
      <text:p text:style-name="Preformatted_20_Text"><text:s text:c="8"/>],</text:p>
      <text:p text:style-name="Preformatted_20_Text"><text:s text:c="8"/>"defaultCode": 5973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aptop, computer",</text:p>
      <text:p text:style-name="Preformatted_20_Text"><text:s text:c="8"/>"name": "laptop2",</text:p>
      <text:p text:style-name="Preformatted_20_Text"><text:s text:c="8"/>"order": 1541,</text:p>
      <text:p text:style-name="Preformatted_20_Text"><text:s text:c="8"/>"id": 88,</text:p>
      <text:p text:style-name="Preformatted_20_Text"><text:s text:c="8"/>"prevSize": 32,</text:p>
      <text:p text:style-name="Preformatted_20_Text"><text:s text:c="8"/>"code": 60120</text:p>
      <text:p text:style-name="Preformatted_20_Text"><text:s text:c="6"/>},</text:p>
      <text:p text:style-name="Preformatted_20_Text"><text:s text:c="6"/>"setIdx": 3,</text:p>
      <text:p text:style-name="Preformatted_20_Text"><text:s text:c="6"/>"setId": 1,</text:p>
      <text:p text:style-name="Preformatted_20_Text"><text:s text:c="6"/>"iconIdx": 8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36 0h-448c-52.8 0-96 43.2-96 96v832c0 52.8 43.2 96 96 96h448c52.8 0 96-43.2 96-96v-832c0-52.8-43.2-96-96-96zM384 48h256v32h-256v-32zM512 960c-35.346 0-64-28.654-64-64s28.654-64 64-64 64 28.654 64 64-28.654 64-64 64zM768 768h-512v-640h512v640z"</text:p>
      <text:p text:style-name="Preformatted_20_Text"><text:s text:c="8"/>],</text:p>
      <text:p text:style-name="Preformatted_20_Text"><text:s text:c="8"/>"tags": [</text:p>
      <text:p text:style-name="Preformatted_20_Text"><text:s text:c="10"/>"mobile",</text:p>
      <text:p text:style-name="Preformatted_20_Text"><text:s text:c="10"/>"cell-phone",</text:p>
      <text:p text:style-name="Preformatted_20_Text"><text:s text:c="10"/>"handheld"</text:p>
      <text:p text:style-name="Preformatted_20_Text"><text:s text:c="8"/>],</text:p>
      <text:p text:style-name="Preformatted_20_Text"><text:s text:c="8"/>"defaultCode": 5973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obile, cell-phone",</text:p>
      <text:p text:style-name="Preformatted_20_Text"><text:s text:c="8"/>"name": "mobile2",</text:p>
      <text:p text:style-name="Preformatted_20_Text"><text:s text:c="8"/>"order": 1542,</text:p>
      <text:p text:style-name="Preformatted_20_Text"><text:s text:c="8"/>"id": 89,</text:p>
      <text:p text:style-name="Preformatted_20_Text"><text:soft-page-break/><text:s text:c="8"/>"prevSize": 32,</text:p>
      <text:p text:style-name="Preformatted_20_Text"><text:s text:c="8"/>"code": 60121</text:p>
      <text:p text:style-name="Preformatted_20_Text"><text:s text:c="6"/>},</text:p>
      <text:p text:style-name="Preformatted_20_Text"><text:s text:c="6"/>"setIdx": 3,</text:p>
      <text:p text:style-name="Preformatted_20_Text"><text:s text:c="6"/>"setId": 1,</text:p>
      <text:p text:style-name="Preformatted_20_Text"><text:s text:c="6"/>"iconIdx": 8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0h-576c-35.2 0-64 28.798-64 64v896c0 35.2 28.798 64 64 64h576c35.2 0 64-28.8 64-64v-896c0-35.202-28.8-64-64-64zM480 977.782c-27.492 0-49.782-22.29-49.782-49.782s22.29-49.782 49.782-49.782 49.782 22.29 49.782 49.782-22.29 49.782-49.782 49.782zM768 832h-576v-704h576v704z"</text:p>
      <text:p text:style-name="Preformatted_20_Text"><text:s text:c="8"/>],</text:p>
      <text:p text:style-name="Preformatted_20_Text"><text:s text:c="8"/>"tags": [</text:p>
      <text:p text:style-name="Preformatted_20_Text"><text:s text:c="10"/>"mobile",</text:p>
      <text:p text:style-name="Preformatted_20_Text"><text:s text:c="10"/>"cell-phone",</text:p>
      <text:p text:style-name="Preformatted_20_Text"><text:s text:c="10"/>"handheld",</text:p>
      <text:p text:style-name="Preformatted_20_Text"><text:s text:c="10"/>"tablet",</text:p>
      <text:p text:style-name="Preformatted_20_Text"><text:s text:c="10"/>"phablet"</text:p>
      <text:p text:style-name="Preformatted_20_Text"><text:s text:c="8"/>],</text:p>
      <text:p text:style-name="Preformatted_20_Text"><text:s text:c="8"/>"defaultCode": 5973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obile2, cell-phone2",</text:p>
      <text:p text:style-name="Preformatted_20_Text"><text:s text:c="8"/>"name": "mobile22",</text:p>
      <text:p text:style-name="Preformatted_20_Text"><text:s text:c="8"/>"order": 1543,</text:p>
      <text:p text:style-name="Preformatted_20_Text"><text:s text:c="8"/>"id": 90,</text:p>
      <text:p text:style-name="Preformatted_20_Text"><text:s text:c="8"/>"prevSize": 32,</text:p>
      <text:p text:style-name="Preformatted_20_Text"><text:s text:c="8"/>"code": 60122</text:p>
      <text:p text:style-name="Preformatted_20_Text"><text:s text:c="6"/>},</text:p>
      <text:p text:style-name="Preformatted_20_Text"><text:s text:c="6"/>"setIdx": 3,</text:p>
      <text:p text:style-name="Preformatted_20_Text"><text:s text:c="6"/>"setId": 1,</text:p>
      <text:p text:style-name="Preformatted_20_Text"><text:s text:c="6"/>"iconIdx": 8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00 0h-640c-52.8 0-96 43.2-96 96v832c0 52.8 43.2 96 96 96h640c52.8 0 96-43.2 96-96v-832c0-52.8-43.2-96-96-96zM480 992c-17.672 0-32-14.326-32-32s14.328-32 32-32 32 14.326 32 32-14.328 32-32 32zM768 896h-576v-768h576v768z"</text:p>
      <text:p text:style-name="Preformatted_20_Text"><text:s text:c="8"/>],</text:p>
      <text:p text:style-name="Preformatted_20_Text"><text:s text:c="8"/>"tags": [</text:p>
      <text:p text:style-name="Preformatted_20_Text"><text:s text:c="10"/>"tablet",</text:p>
      <text:p text:style-name="Preformatted_20_Text"><text:s text:c="10"/>"mobile"</text:p>
      <text:p text:style-name="Preformatted_20_Text"><text:s text:c="8"/>],</text:p>
      <text:p text:style-name="Preformatted_20_Text"><text:s text:c="8"/>"defaultCode": 5973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ablet, mobile3",</text:p>
      <text:p text:style-name="Preformatted_20_Text"><text:s text:c="8"/>"name": "tablet2",</text:p>
      <text:p text:style-name="Preformatted_20_Text"><text:s text:c="8"/>"order": 1544,</text:p>
      <text:p text:style-name="Preformatted_20_Text"><text:s text:c="8"/>"id": 91,</text:p>
      <text:p text:style-name="Preformatted_20_Text"><text:s text:c="8"/>"prevSize": 32,</text:p>
      <text:p text:style-name="Preformatted_20_Text"><text:s text:c="8"/>"code": 60123</text:p>
      <text:p text:style-name="Preformatted_20_Text"><text:s text:c="6"/>},</text:p>
      <text:p text:style-name="Preformatted_20_Text"><text:s text:c="6"/>"setIdx": 3,</text:p>
      <text:p text:style-name="Preformatted_20_Text"><text:soft-page-break/><text:s text:c="6"/>"setId": 1,</text:p>
      <text:p text:style-name="Preformatted_20_Text"><text:s text:c="6"/>"iconIdx": 9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81.188 288.108c-88.808-12.768-183.382-22.016-282.076-27.22l164.888-164.888-64-64-224.558 224.556c-21.006-0.368-42.156-0.556-63.442-0.556v0l-256-256-64 64 194.196 194.196c-120.922 4.242-236.338 14.524-343.386 29.912-27.532 107.726-42.81 226.752-42.81 351.892s15.278 244.166 42.804 351.89c143.642 20.652 302.34 32.11 469.196 32.11s325.55-11.458 469.188-32.11c27.534-107.724 42.812-226.75 42.812-351.89s-15.278-244.166-42.812-351.892zM863.892 874.594c-107.73 13.766-226.75 21.406-351.892 21.406s-244.166-7.64-351.892-21.406c-20.648-71.816-32.108-151.166-32.108-234.594 0-83.43 11.458-162.78 32.108-234.596 107.726-13.766 226.75-21.404 351.892-21.404 125.136 0 244.162 7.638 351.886 21.404 20.656 71.816 32.114 151.166 32.114 234.596 0 83.428-11.458 162.778-32.108 234.594z"</text:p>
      <text:p text:style-name="Preformatted_20_Text"><text:s text:c="8"/>],</text:p>
      <text:p text:style-name="Preformatted_20_Text"><text:s text:c="8"/>"tags": [</text:p>
      <text:p text:style-name="Preformatted_20_Text"><text:s text:c="10"/>"tv",</text:p>
      <text:p text:style-name="Preformatted_20_Text"><text:s text:c="10"/>"television",</text:p>
      <text:p text:style-name="Preformatted_20_Text"><text:s text:c="10"/>"show"</text:p>
      <text:p text:style-name="Preformatted_20_Text"><text:s text:c="8"/>],</text:p>
      <text:p text:style-name="Preformatted_20_Text"><text:s text:c="8"/>"defaultCode": 5973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v, television",</text:p>
      <text:p text:style-name="Preformatted_20_Text"><text:s text:c="8"/>"name": "tv2",</text:p>
      <text:p text:style-name="Preformatted_20_Text"><text:s text:c="8"/>"order": 1545,</text:p>
      <text:p text:style-name="Preformatted_20_Text"><text:s text:c="8"/>"id": 92,</text:p>
      <text:p text:style-name="Preformatted_20_Text"><text:s text:c="8"/>"prevSize": 32,</text:p>
      <text:p text:style-name="Preformatted_20_Text"><text:s text:c="8"/>"code": 60124</text:p>
      <text:p text:style-name="Preformatted_20_Text"><text:s text:c="6"/>},</text:p>
      <text:p text:style-name="Preformatted_20_Text"><text:s text:c="6"/>"setIdx": 3,</text:p>
      <text:p text:style-name="Preformatted_20_Text"><text:s text:c="6"/>"setId": 1,</text:p>
      <text:p text:style-name="Preformatted_20_Text"><text:s text:c="6"/>"iconIdx": 9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6.988 652.010l-256-320c-6.074-7.592-15.266-12.010-24.988-12.010h-448c-9.72 0-18.916 4.418-24.988 12.010l-256 320c-4.538 5.674-7.012 12.724-7.012 19.99v288c0 35.346 28.654 64 64 64h896c35.348 0 64-28.654 64-64v-288c0-7.266-2.472-14.316-7.012-19.99zM960 704h-224l-128 128h-192l-128-128h-224v-20.776l239.38-299.224h417.24l239.38 299.224v20.776z",</text:p>
      <text:p text:style-name="Preformatted_20_Text"><text:s text:c="10"/>"M736 512h-448c-17.672 0-32-14.328-32-32s14.328-32 32-32h448c17.674 0 32 14.328 32 32s-14.326 32-32 32z",</text:p>
      <text:p text:style-name="Preformatted_20_Text"><text:s text:c="10"/>"M800 640h-576c-17.672 0-32-14.326-32-32s14.328-32 32-32h576c17.674 0 32 14.326 32 32s-14.326 32-32 32z"</text:p>
      <text:p text:style-name="Preformatted_20_Text"><text:s text:c="8"/>],</text:p>
      <text:p text:style-name="Preformatted_20_Text"><text:s text:c="8"/>"tags": [</text:p>
      <text:p text:style-name="Preformatted_20_Text"><text:s text:c="10"/>"drawer",</text:p>
      <text:p text:style-name="Preformatted_20_Text"><text:s text:c="10"/>"box",</text:p>
      <text:p text:style-name="Preformatted_20_Text"><text:s text:c="10"/>"inbox",</text:p>
      <text:p text:style-name="Preformatted_20_Text"><text:s text:c="10"/>"archive",</text:p>
      <text:p text:style-name="Preformatted_20_Text"><text:s text:c="10"/>"category"</text:p>
      <text:p text:style-name="Preformatted_20_Text"><text:s text:c="8"/>],</text:p>
      <text:p text:style-name="Preformatted_20_Text"><text:s text:c="8"/>"defaultCode": 59740,</text:p>
      <text:p text:style-name="Preformatted_20_Text"><text:s text:c="8"/>"grid": 16,</text:p>
      <text:p text:style-name="Preformatted_20_Text"><text:s text:c="8"/>"attrs": []</text:p>
      <text:p text:style-name="Preformatted_20_Text"><text:s text:c="6"/>},</text:p>
      <text:p text:style-name="Preformatted_20_Text"><text:soft-page-break/><text:s text:c="6"/>"attrs": [],</text:p>
      <text:p text:style-name="Preformatted_20_Text"><text:s text:c="6"/>"properties": {</text:p>
      <text:p text:style-name="Preformatted_20_Text"><text:s text:c="8"/>"ligatures": "drawer, box",</text:p>
      <text:p text:style-name="Preformatted_20_Text"><text:s text:c="8"/>"name": "drawer",</text:p>
      <text:p text:style-name="Preformatted_20_Text"><text:s text:c="8"/>"order": 1546,</text:p>
      <text:p text:style-name="Preformatted_20_Text"><text:s text:c="8"/>"id": 93,</text:p>
      <text:p text:style-name="Preformatted_20_Text"><text:s text:c="8"/>"prevSize": 32,</text:p>
      <text:p text:style-name="Preformatted_20_Text"><text:s text:c="8"/>"code": 60125</text:p>
      <text:p text:style-name="Preformatted_20_Text"><text:s text:c="6"/>},</text:p>
      <text:p text:style-name="Preformatted_20_Text"><text:s text:c="6"/>"setIdx": 3,</text:p>
      <text:p text:style-name="Preformatted_20_Text"><text:s text:c="6"/>"setId": 1,</text:p>
      <text:p text:style-name="Preformatted_20_Text"><text:s text:c="6"/>"iconIdx": 9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6.988 652.010l-256-320c-6.074-7.592-15.266-12.010-24.988-12.010h-448c-9.72 0-18.916 4.418-24.988 12.010l-256 320c-4.538 5.674-7.012 12.724-7.012 19.99v288c0 35.346 28.654 64 64 64h896c35.348 0 64-28.654 64-64v-288c0-7.266-2.472-14.316-7.012-19.99zM960 704h-224l-128 128h-192l-128-128h-224v-20.776l239.38-299.224h417.24l239.38 299.224v20.776z"</text:p>
      <text:p text:style-name="Preformatted_20_Text"><text:s text:c="8"/>],</text:p>
      <text:p text:style-name="Preformatted_20_Text"><text:s text:c="8"/>"tags": [</text:p>
      <text:p text:style-name="Preformatted_20_Text"><text:s text:c="10"/>"drawer",</text:p>
      <text:p text:style-name="Preformatted_20_Text"><text:s text:c="10"/>"box",</text:p>
      <text:p text:style-name="Preformatted_20_Text"><text:s text:c="10"/>"inbox",</text:p>
      <text:p text:style-name="Preformatted_20_Text"><text:s text:c="10"/>"archive",</text:p>
      <text:p text:style-name="Preformatted_20_Text"><text:s text:c="10"/>"category"</text:p>
      <text:p text:style-name="Preformatted_20_Text"><text:s text:c="8"/>],</text:p>
      <text:p text:style-name="Preformatted_20_Text"><text:s text:c="8"/>"defaultCode": 5974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rawer2, box2",</text:p>
      <text:p text:style-name="Preformatted_20_Text"><text:s text:c="8"/>"name": "drawer2",</text:p>
      <text:p text:style-name="Preformatted_20_Text"><text:s text:c="8"/>"order": 1547,</text:p>
      <text:p text:style-name="Preformatted_20_Text"><text:s text:c="8"/>"id": 94,</text:p>
      <text:p text:style-name="Preformatted_20_Text"><text:s text:c="8"/>"prevSize": 32,</text:p>
      <text:p text:style-name="Preformatted_20_Text"><text:s text:c="8"/>"code": 60126</text:p>
      <text:p text:style-name="Preformatted_20_Text"><text:s text:c="6"/>},</text:p>
      <text:p text:style-name="Preformatted_20_Text"><text:s text:c="6"/>"setIdx": 3,</text:p>
      <text:p text:style-name="Preformatted_20_Text"><text:s text:c="6"/>"setId": 1,</text:p>
      <text:p text:style-name="Preformatted_20_Text"><text:s text:c="6"/>"iconIdx": 9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32 64h-640l-192 192v672c0 17.674 14.326 32 32 32h960c17.672 0 32-14.326 32-32v-672l-192-192zM512 832l-320-256h192v-192h256v192h192l-320 256zM154.51 192l64-64h586.978l64 64h-714.978z"</text:p>
      <text:p text:style-name="Preformatted_20_Text"><text:s text:c="8"/>],</text:p>
      <text:p text:style-name="Preformatted_20_Text"><text:s text:c="8"/>"tags": [</text:p>
      <text:p text:style-name="Preformatted_20_Text"><text:s text:c="10"/>"box-add",</text:p>
      <text:p text:style-name="Preformatted_20_Text"><text:s text:c="10"/>"box",</text:p>
      <text:p text:style-name="Preformatted_20_Text"><text:s text:c="10"/>"download",</text:p>
      <text:p text:style-name="Preformatted_20_Text"><text:s text:c="10"/>"storage",</text:p>
      <text:p text:style-name="Preformatted_20_Text"><text:s text:c="10"/>"inbox",</text:p>
      <text:p text:style-name="Preformatted_20_Text"><text:s text:c="10"/>"archive"</text:p>
      <text:p text:style-name="Preformatted_20_Text"><text:s text:c="8"/>],</text:p>
      <text:p text:style-name="Preformatted_20_Text"><text:s text:c="8"/>"defaultCode": 59742,</text:p>
      <text:p text:style-name="Preformatted_20_Text"><text:s text:c="8"/>"grid": 16,</text:p>
      <text:p text:style-name="Preformatted_20_Text"><text:s text:c="8"/>"attrs": []</text:p>
      <text:p text:style-name="Preformatted_20_Text"><text:soft-page-break/><text:s text:c="6"/>},</text:p>
      <text:p text:style-name="Preformatted_20_Text"><text:s text:c="6"/>"attrs": [],</text:p>
      <text:p text:style-name="Preformatted_20_Text"><text:s text:c="6"/>"properties": {</text:p>
      <text:p text:style-name="Preformatted_20_Text"><text:s text:c="8"/>"ligatures": "box-add, box3",</text:p>
      <text:p text:style-name="Preformatted_20_Text"><text:s text:c="8"/>"name": "box-add",</text:p>
      <text:p text:style-name="Preformatted_20_Text"><text:s text:c="8"/>"order": 1548,</text:p>
      <text:p text:style-name="Preformatted_20_Text"><text:s text:c="8"/>"id": 95,</text:p>
      <text:p text:style-name="Preformatted_20_Text"><text:s text:c="8"/>"prevSize": 32,</text:p>
      <text:p text:style-name="Preformatted_20_Text"><text:s text:c="8"/>"code": 60127</text:p>
      <text:p text:style-name="Preformatted_20_Text"><text:s text:c="6"/>},</text:p>
      <text:p text:style-name="Preformatted_20_Text"><text:s text:c="6"/>"setIdx": 3,</text:p>
      <text:p text:style-name="Preformatted_20_Text"><text:s text:c="6"/>"setId": 1,</text:p>
      <text:p text:style-name="Preformatted_20_Text"><text:s text:c="6"/>"iconIdx": 9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32 64h-640l-192 192v672c0 17.674 14.326 32 32 32h960c17.672 0 32-14.326 32-32v-672l-192-192zM640 640v192h-256v-192h-192l320-256 320 256h-192zM154.51 192l64-64h586.976l64 64h-714.976z"</text:p>
      <text:p text:style-name="Preformatted_20_Text"><text:s text:c="8"/>],</text:p>
      <text:p text:style-name="Preformatted_20_Text"><text:s text:c="8"/>"tags": [</text:p>
      <text:p text:style-name="Preformatted_20_Text"><text:s text:c="10"/>"box-remove",</text:p>
      <text:p text:style-name="Preformatted_20_Text"><text:s text:c="10"/>"box",</text:p>
      <text:p text:style-name="Preformatted_20_Text"><text:s text:c="10"/>"upload",</text:p>
      <text:p text:style-name="Preformatted_20_Text"><text:s text:c="10"/>"storage",</text:p>
      <text:p text:style-name="Preformatted_20_Text"><text:s text:c="10"/>"outbox",</text:p>
      <text:p text:style-name="Preformatted_20_Text"><text:s text:c="10"/>"archive"</text:p>
      <text:p text:style-name="Preformatted_20_Text"><text:s text:c="8"/>],</text:p>
      <text:p text:style-name="Preformatted_20_Text"><text:s text:c="8"/>"defaultCode": 5974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ox-remove, box4",</text:p>
      <text:p text:style-name="Preformatted_20_Text"><text:s text:c="8"/>"name": "box-remove",</text:p>
      <text:p text:style-name="Preformatted_20_Text"><text:s text:c="8"/>"order": 1549,</text:p>
      <text:p text:style-name="Preformatted_20_Text"><text:s text:c="8"/>"id": 96,</text:p>
      <text:p text:style-name="Preformatted_20_Text"><text:s text:c="8"/>"prevSize": 32,</text:p>
      <text:p text:style-name="Preformatted_20_Text"><text:s text:c="8"/>"code": 60128</text:p>
      <text:p text:style-name="Preformatted_20_Text"><text:s text:c="6"/>},</text:p>
      <text:p text:style-name="Preformatted_20_Text"><text:s text:c="6"/>"setIdx": 3,</text:p>
      <text:p text:style-name="Preformatted_20_Text"><text:s text:c="6"/>"setId": 1,</text:p>
      <text:p text:style-name="Preformatted_20_Text"><text:s text:c="6"/>"iconIdx": 9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576l256-256h-192v-256h-128v256h-192zM744.726 471.272l-71.74 71.742 260.080 96.986-421.066 157.018-421.066-157.018 260.080-96.986-71.742-71.742-279.272 104.728v256l512 192 512-192v-256z"</text:p>
      <text:p text:style-name="Preformatted_20_Text"><text:s text:c="8"/>],</text:p>
      <text:p text:style-name="Preformatted_20_Text"><text:s text:c="8"/>"tags": [</text:p>
      <text:p text:style-name="Preformatted_20_Text"><text:s text:c="10"/>"download",</text:p>
      <text:p text:style-name="Preformatted_20_Text"><text:s text:c="10"/>"save",</text:p>
      <text:p text:style-name="Preformatted_20_Text"><text:s text:c="10"/>"store",</text:p>
      <text:p text:style-name="Preformatted_20_Text"><text:s text:c="10"/>"arrow"</text:p>
      <text:p text:style-name="Preformatted_20_Text"><text:s text:c="8"/>],</text:p>
      <text:p text:style-name="Preformatted_20_Text"><text:s text:c="8"/>"defaultCode": 5974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download, save",</text:p>
      <text:p text:style-name="Preformatted_20_Text"><text:s text:c="8"/>"name": "download2",</text:p>
      <text:p text:style-name="Preformatted_20_Text"><text:s text:c="8"/>"order": 1550,</text:p>
      <text:p text:style-name="Preformatted_20_Text"><text:s text:c="8"/>"id": 97,</text:p>
      <text:p text:style-name="Preformatted_20_Text"><text:s text:c="8"/>"prevSize": 32,</text:p>
      <text:p text:style-name="Preformatted_20_Text"><text:s text:c="8"/>"code": 60129</text:p>
      <text:p text:style-name="Preformatted_20_Text"><text:s text:c="6"/>},</text:p>
      <text:p text:style-name="Preformatted_20_Text"><text:s text:c="6"/>"setIdx": 3,</text:p>
      <text:p text:style-name="Preformatted_20_Text"><text:s text:c="6"/>"setId": 1,</text:p>
      <text:p text:style-name="Preformatted_20_Text"><text:s text:c="6"/>"iconIdx": 9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48 576h128v-256h192l-256-256-256 256h192zM640 432v98.712l293.066 109.288-421.066 157.018-421.066-157.018 293.066-109.288v-98.712l-384 144v256l512 192 512-192v-256z"</text:p>
      <text:p text:style-name="Preformatted_20_Text"><text:s text:c="8"/>],</text:p>
      <text:p text:style-name="Preformatted_20_Text"><text:s text:c="8"/>"tags": [</text:p>
      <text:p text:style-name="Preformatted_20_Text"><text:s text:c="10"/>"upload",</text:p>
      <text:p text:style-name="Preformatted_20_Text"><text:s text:c="10"/>"load",</text:p>
      <text:p text:style-name="Preformatted_20_Text"><text:s text:c="10"/>"arrow"</text:p>
      <text:p text:style-name="Preformatted_20_Text"><text:s text:c="8"/>],</text:p>
      <text:p text:style-name="Preformatted_20_Text"><text:s text:c="8"/>"defaultCode": 5974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pload, load",</text:p>
      <text:p text:style-name="Preformatted_20_Text"><text:s text:c="8"/>"name": "upload2",</text:p>
      <text:p text:style-name="Preformatted_20_Text"><text:s text:c="8"/>"order": 1551,</text:p>
      <text:p text:style-name="Preformatted_20_Text"><text:s text:c="8"/>"id": 98,</text:p>
      <text:p text:style-name="Preformatted_20_Text"><text:s text:c="8"/>"prevSize": 32,</text:p>
      <text:p text:style-name="Preformatted_20_Text"><text:s text:c="8"/>"code": 60130</text:p>
      <text:p text:style-name="Preformatted_20_Text"><text:s text:c="6"/>},</text:p>
      <text:p text:style-name="Preformatted_20_Text"><text:s text:c="6"/>"setIdx": 3,</text:p>
      <text:p text:style-name="Preformatted_20_Text"><text:s text:c="6"/>"setId": 1,</text:p>
      <text:p text:style-name="Preformatted_20_Text"><text:s text:c="6"/>"iconIdx": 9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0h-896v1024h1024v-896l-128-128zM512 128h128v256h-128v-256zM896 896h-768v-768h64v320h576v-320h74.978l53.022 53.018v714.982z"</text:p>
      <text:p text:style-name="Preformatted_20_Text"><text:s text:c="8"/>],</text:p>
      <text:p text:style-name="Preformatted_20_Text"><text:s text:c="8"/>"tags": [</text:p>
      <text:p text:style-name="Preformatted_20_Text"><text:s text:c="10"/>"floppy-disk",</text:p>
      <text:p text:style-name="Preformatted_20_Text"><text:s text:c="10"/>"save"</text:p>
      <text:p text:style-name="Preformatted_20_Text"><text:s text:c="8"/>],</text:p>
      <text:p text:style-name="Preformatted_20_Text"><text:s text:c="8"/>"defaultCode": 5974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loppy-disk, save2",</text:p>
      <text:p text:style-name="Preformatted_20_Text"><text:s text:c="8"/>"name": "floppy-disk",</text:p>
      <text:p text:style-name="Preformatted_20_Text"><text:s text:c="8"/>"order": 1552,</text:p>
      <text:p text:style-name="Preformatted_20_Text"><text:s text:c="8"/>"id": 99,</text:p>
      <text:p text:style-name="Preformatted_20_Text"><text:s text:c="8"/>"prevSize": 32,</text:p>
      <text:p text:style-name="Preformatted_20_Text"><text:s text:c="8"/>"code": 60131</text:p>
      <text:p text:style-name="Preformatted_20_Text"><text:s text:c="6"/>},</text:p>
      <text:p text:style-name="Preformatted_20_Text"><text:soft-page-break/><text:s text:c="6"/>"setIdx": 3,</text:p>
      <text:p text:style-name="Preformatted_20_Text"><text:s text:c="6"/>"setId": 1,</text:p>
      <text:p text:style-name="Preformatted_20_Text"><text:s text:c="6"/>"iconIdx": 9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92 896h640c106.038 0 192-85.96 192-192h-1024c0 106.040 85.962 192 192 192zM832 768h64v64h-64v-64zM960 128h-896l-64 512h1024z"</text:p>
      <text:p text:style-name="Preformatted_20_Text"><text:s text:c="8"/>],</text:p>
      <text:p text:style-name="Preformatted_20_Text"><text:s text:c="8"/>"tags": [</text:p>
      <text:p text:style-name="Preformatted_20_Text"><text:s text:c="10"/>"drive",</text:p>
      <text:p text:style-name="Preformatted_20_Text"><text:s text:c="10"/>"save",</text:p>
      <text:p text:style-name="Preformatted_20_Text"><text:s text:c="10"/>"hdd",</text:p>
      <text:p text:style-name="Preformatted_20_Text"><text:s text:c="10"/>"hard-disk"</text:p>
      <text:p text:style-name="Preformatted_20_Text"><text:s text:c="8"/>],</text:p>
      <text:p text:style-name="Preformatted_20_Text"><text:s text:c="8"/>"defaultCode": 5974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rive, save3",</text:p>
      <text:p text:style-name="Preformatted_20_Text"><text:s text:c="8"/>"name": "drive2",</text:p>
      <text:p text:style-name="Preformatted_20_Text"><text:s text:c="8"/>"order": 1553,</text:p>
      <text:p text:style-name="Preformatted_20_Text"><text:s text:c="8"/>"id": 100,</text:p>
      <text:p text:style-name="Preformatted_20_Text"><text:s text:c="8"/>"prevSize": 32,</text:p>
      <text:p text:style-name="Preformatted_20_Text"><text:s text:c="8"/>"code": 60132</text:p>
      <text:p text:style-name="Preformatted_20_Text"><text:s text:c="6"/>},</text:p>
      <text:p text:style-name="Preformatted_20_Text"><text:s text:c="6"/>"setIdx": 3,</text:p>
      <text:p text:style-name="Preformatted_20_Text"><text:s text:c="6"/>"setId": 1,</text:p>
      <text:p text:style-name="Preformatted_20_Text"><text:s text:c="6"/>"iconIdx": 9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71.634-512 160v128c0 88.366 229.23 160 512 160s512-71.634 512-160v-128c0-88.366-229.23-160-512-160z",</text:p>
      <text:p text:style-name="Preformatted_20_Text"><text:s text:c="10"/>"M512 544c-282.77 0-512-71.634-512-160v192c0 88.366 229.23 160 512 160s512-71.634 512-160v-192c0 88.366-229.23 160-512 160z",</text:p>
      <text:p text:style-name="Preformatted_20_Text"><text:s text:c="10"/>"M512 832c-282.77 0-512-71.634-512-160v192c0 88.366 229.23 160 512 160s512-71.634 512-160v-192c0 88.366-229.23 160-512 160z"</text:p>
      <text:p text:style-name="Preformatted_20_Text"><text:s text:c="8"/>],</text:p>
      <text:p text:style-name="Preformatted_20_Text"><text:s text:c="8"/>"tags": [</text:p>
      <text:p text:style-name="Preformatted_20_Text"><text:s text:c="10"/>"database",</text:p>
      <text:p text:style-name="Preformatted_20_Text"><text:s text:c="10"/>"db",</text:p>
      <text:p text:style-name="Preformatted_20_Text"><text:s text:c="10"/>"server",</text:p>
      <text:p text:style-name="Preformatted_20_Text"><text:s text:c="10"/>"host",</text:p>
      <text:p text:style-name="Preformatted_20_Text"><text:s text:c="10"/>"storage",</text:p>
      <text:p text:style-name="Preformatted_20_Text"><text:s text:c="10"/>"save",</text:p>
      <text:p text:style-name="Preformatted_20_Text"><text:s text:c="10"/>"datecenter"</text:p>
      <text:p text:style-name="Preformatted_20_Text"><text:s text:c="8"/>],</text:p>
      <text:p text:style-name="Preformatted_20_Text"><text:s text:c="8"/>"defaultCode": 5974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atabase, db",</text:p>
      <text:p text:style-name="Preformatted_20_Text"><text:s text:c="8"/>"name": "database2",</text:p>
      <text:p text:style-name="Preformatted_20_Text"><text:s text:c="8"/>"order": 1554,</text:p>
      <text:p text:style-name="Preformatted_20_Text"><text:s text:c="8"/>"id": 101,</text:p>
      <text:p text:style-name="Preformatted_20_Text"><text:s text:c="8"/>"prevSize": 32,</text:p>
      <text:p text:style-name="Preformatted_20_Text"><text:s text:c="8"/>"code": 60133</text:p>
      <text:p text:style-name="Preformatted_20_Text"><text:soft-page-break/><text:s text:c="6"/>},</text:p>
      <text:p text:style-name="Preformatted_20_Text"><text:s text:c="6"/>"setIdx": 3,</text:p>
      <text:p text:style-name="Preformatted_20_Text"><text:s text:c="6"/>"setId": 1,</text:p>
      <text:p text:style-name="Preformatted_20_Text"><text:s text:c="6"/>"iconIdx": 10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64c-141.384 0-269.376 57.32-362.032 149.978l-149.968-149.978v384h384l-143.532-143.522c69.496-69.492 165.492-112.478 271.532-112.478 212.068 0 384 171.924 384 384 0 114.696-50.292 217.636-130.018 288l84.666 96c106.302-93.816 173.352-231.076 173.352-384 0-282.77-229.23-512-512-512z"</text:p>
      <text:p text:style-name="Preformatted_20_Text"><text:s text:c="8"/>],</text:p>
      <text:p text:style-name="Preformatted_20_Text"><text:s text:c="8"/>"tags": [</text:p>
      <text:p text:style-name="Preformatted_20_Text"><text:s text:c="10"/>"undo",</text:p>
      <text:p text:style-name="Preformatted_20_Text"><text:s text:c="10"/>"ccw",</text:p>
      <text:p text:style-name="Preformatted_20_Text"><text:s text:c="10"/>"arrow"</text:p>
      <text:p text:style-name="Preformatted_20_Text"><text:s text:c="8"/>],</text:p>
      <text:p text:style-name="Preformatted_20_Text"><text:s text:c="8"/>"defaultCode": 5974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ndo, ccw",</text:p>
      <text:p text:style-name="Preformatted_20_Text"><text:s text:c="8"/>"name": "undo",</text:p>
      <text:p text:style-name="Preformatted_20_Text"><text:s text:c="8"/>"order": 1555,</text:p>
      <text:p text:style-name="Preformatted_20_Text"><text:s text:c="8"/>"id": 102,</text:p>
      <text:p text:style-name="Preformatted_20_Text"><text:s text:c="8"/>"prevSize": 32,</text:p>
      <text:p text:style-name="Preformatted_20_Text"><text:s text:c="8"/>"code": 60134</text:p>
      <text:p text:style-name="Preformatted_20_Text"><text:s text:c="6"/>},</text:p>
      <text:p text:style-name="Preformatted_20_Text"><text:s text:c="6"/>"setIdx": 3,</text:p>
      <text:p text:style-name="Preformatted_20_Text"><text:s text:c="6"/>"setId": 1,</text:p>
      <text:p text:style-name="Preformatted_20_Text"><text:s text:c="6"/>"iconIdx": 10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576c0 152.924 67.048 290.184 173.35 384l84.666-96c-79.726-70.364-130.016-173.304-130.016-288 0-212.076 171.93-384 384-384 106.042 0 202.038 42.986 271.53 112.478l-143.53 143.522h384v-384l-149.97 149.978c-92.654-92.658-220.644-149.978-362.030-149.978-282.77 0-512 229.23-512 512z"</text:p>
      <text:p text:style-name="Preformatted_20_Text"><text:s text:c="8"/>],</text:p>
      <text:p text:style-name="Preformatted_20_Text"><text:s text:c="8"/>"tags": [</text:p>
      <text:p text:style-name="Preformatted_20_Text"><text:s text:c="10"/>"redo",</text:p>
      <text:p text:style-name="Preformatted_20_Text"><text:s text:c="10"/>"cw",</text:p>
      <text:p text:style-name="Preformatted_20_Text"><text:s text:c="10"/>"arrow"</text:p>
      <text:p text:style-name="Preformatted_20_Text"><text:s text:c="8"/>],</text:p>
      <text:p text:style-name="Preformatted_20_Text"><text:s text:c="8"/>"defaultCode": 5975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redo, cw",</text:p>
      <text:p text:style-name="Preformatted_20_Text"><text:s text:c="8"/>"name": "redo",</text:p>
      <text:p text:style-name="Preformatted_20_Text"><text:s text:c="8"/>"order": 1556,</text:p>
      <text:p text:style-name="Preformatted_20_Text"><text:s text:c="8"/>"id": 103,</text:p>
      <text:p text:style-name="Preformatted_20_Text"><text:s text:c="8"/>"prevSize": 32,</text:p>
      <text:p text:style-name="Preformatted_20_Text"><text:s text:c="8"/>"code": 60135</text:p>
      <text:p text:style-name="Preformatted_20_Text"><text:s text:c="6"/>},</text:p>
      <text:p text:style-name="Preformatted_20_Text"><text:s text:c="6"/>"setIdx": 3,</text:p>
      <text:p text:style-name="Preformatted_20_Text"><text:s text:c="6"/>"setId": 1,</text:p>
      <text:p text:style-name="Preformatted_20_Text"><text:s text:c="6"/>"iconIdx": 102</text:p>
      <text:p text:style-name="Preformatted_20_Text"><text:soft-page-break/><text:s text:c="4"/>},</text:p>
      <text:p text:style-name="Preformatted_20_Text"><text:s text:c="4"/>{</text:p>
      <text:p text:style-name="Preformatted_20_Text"><text:s text:c="6"/>"icon": {</text:p>
      <text:p text:style-name="Preformatted_20_Text"><text:s text:c="8"/>"paths": [</text:p>
      <text:p text:style-name="Preformatted_20_Text"><text:s text:c="10"/>"M761.862 1024c113.726-206.032 132.888-520.306-313.862-509.824v253.824l-384-384 384-384v248.372c534.962-13.942 594.57 472.214 313.862 775.628z"</text:p>
      <text:p text:style-name="Preformatted_20_Text"><text:s text:c="8"/>],</text:p>
      <text:p text:style-name="Preformatted_20_Text"><text:s text:c="8"/>"tags": [</text:p>
      <text:p text:style-name="Preformatted_20_Text"><text:s text:c="10"/>"undo",</text:p>
      <text:p text:style-name="Preformatted_20_Text"><text:s text:c="10"/>"left",</text:p>
      <text:p text:style-name="Preformatted_20_Text"><text:s text:c="10"/>"arrow-left"</text:p>
      <text:p text:style-name="Preformatted_20_Text"><text:s text:c="8"/>],</text:p>
      <text:p text:style-name="Preformatted_20_Text"><text:s text:c="8"/>"defaultCode": 5975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ndo2, left",</text:p>
      <text:p text:style-name="Preformatted_20_Text"><text:s text:c="8"/>"name": "undo2",</text:p>
      <text:p text:style-name="Preformatted_20_Text"><text:s text:c="8"/>"order": 1557,</text:p>
      <text:p text:style-name="Preformatted_20_Text"><text:s text:c="8"/>"id": 104,</text:p>
      <text:p text:style-name="Preformatted_20_Text"><text:s text:c="8"/>"prevSize": 32,</text:p>
      <text:p text:style-name="Preformatted_20_Text"><text:s text:c="8"/>"code": 60136</text:p>
      <text:p text:style-name="Preformatted_20_Text"><text:s text:c="6"/>},</text:p>
      <text:p text:style-name="Preformatted_20_Text"><text:s text:c="6"/>"setIdx": 3,</text:p>
      <text:p text:style-name="Preformatted_20_Text"><text:s text:c="6"/>"setId": 1,</text:p>
      <text:p text:style-name="Preformatted_20_Text"><text:s text:c="6"/>"iconIdx": 10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248.372v-248.372l384 384-384 384v-253.824c-446.75-10.482-427.588 303.792-313.86 509.824-280.712-303.414-221.1-789.57 313.86-775.628z"</text:p>
      <text:p text:style-name="Preformatted_20_Text"><text:s text:c="8"/>],</text:p>
      <text:p text:style-name="Preformatted_20_Text"><text:s text:c="8"/>"tags": [</text:p>
      <text:p text:style-name="Preformatted_20_Text"><text:s text:c="10"/>"redo",</text:p>
      <text:p text:style-name="Preformatted_20_Text"><text:s text:c="10"/>"right",</text:p>
      <text:p text:style-name="Preformatted_20_Text"><text:s text:c="10"/>"arrow-right"</text:p>
      <text:p text:style-name="Preformatted_20_Text"><text:s text:c="8"/>],</text:p>
      <text:p text:style-name="Preformatted_20_Text"><text:s text:c="8"/>"defaultCode": 5975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redo2, right",</text:p>
      <text:p text:style-name="Preformatted_20_Text"><text:s text:c="8"/>"name": "redo2",</text:p>
      <text:p text:style-name="Preformatted_20_Text"><text:s text:c="8"/>"order": 1558,</text:p>
      <text:p text:style-name="Preformatted_20_Text"><text:s text:c="8"/>"id": 105,</text:p>
      <text:p text:style-name="Preformatted_20_Text"><text:s text:c="8"/>"prevSize": 32,</text:p>
      <text:p text:style-name="Preformatted_20_Text"><text:s text:c="8"/>"code": 60137</text:p>
      <text:p text:style-name="Preformatted_20_Text"><text:s text:c="6"/>},</text:p>
      <text:p text:style-name="Preformatted_20_Text"><text:s text:c="6"/>"setIdx": 3,</text:p>
      <text:p text:style-name="Preformatted_20_Text"><text:s text:c="6"/>"setId": 1,</text:p>
      <text:p text:style-name="Preformatted_20_Text"><text:s text:c="6"/>"iconIdx": 10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62.14 0c-113.728 206.032-132.89 520.304 313.86 509.824v-253.824l384 384-384 384v-248.372c-534.96 13.942-594.572-472.214-313.86-775.628z"</text:p>
      <text:p text:style-name="Preformatted_20_Text"><text:s text:c="8"/>],</text:p>
      <text:p text:style-name="Preformatted_20_Text"><text:soft-page-break/><text:s text:c="8"/>"tags": [</text:p>
      <text:p text:style-name="Preformatted_20_Text"><text:s text:c="10"/>"forward",</text:p>
      <text:p text:style-name="Preformatted_20_Text"><text:s text:c="10"/>"right",</text:p>
      <text:p text:style-name="Preformatted_20_Text"><text:s text:c="10"/>"arrow-right"</text:p>
      <text:p text:style-name="Preformatted_20_Text"><text:s text:c="8"/>],</text:p>
      <text:p text:style-name="Preformatted_20_Text"><text:s text:c="8"/>"defaultCode": 5975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rward, right2",</text:p>
      <text:p text:style-name="Preformatted_20_Text"><text:s text:c="8"/>"name": "forward2",</text:p>
      <text:p text:style-name="Preformatted_20_Text"><text:s text:c="8"/>"order": 1559,</text:p>
      <text:p text:style-name="Preformatted_20_Text"><text:s text:c="8"/>"id": 106,</text:p>
      <text:p text:style-name="Preformatted_20_Text"><text:s text:c="8"/>"prevSize": 32,</text:p>
      <text:p text:style-name="Preformatted_20_Text"><text:s text:c="8"/>"code": 60138</text:p>
      <text:p text:style-name="Preformatted_20_Text"><text:s text:c="6"/>},</text:p>
      <text:p text:style-name="Preformatted_20_Text"><text:s text:c="6"/>"setIdx": 3,</text:p>
      <text:p text:style-name="Preformatted_20_Text"><text:s text:c="6"/>"setId": 1,</text:p>
      <text:p text:style-name="Preformatted_20_Text"><text:s text:c="6"/>"iconIdx": 10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48 775.628v248.372l-384-384 384-384v253.824c446.75 10.48 427.588-303.792 313.862-509.824 280.71 303.414 221.1 789.57-313.862 775.628z"</text:p>
      <text:p text:style-name="Preformatted_20_Text"><text:s text:c="8"/>],</text:p>
      <text:p text:style-name="Preformatted_20_Text"><text:s text:c="8"/>"tags": [</text:p>
      <text:p text:style-name="Preformatted_20_Text"><text:s text:c="10"/>"reply",</text:p>
      <text:p text:style-name="Preformatted_20_Text"><text:s text:c="10"/>"left",</text:p>
      <text:p text:style-name="Preformatted_20_Text"><text:s text:c="10"/>"arrow-left"</text:p>
      <text:p text:style-name="Preformatted_20_Text"><text:s text:c="8"/>],</text:p>
      <text:p text:style-name="Preformatted_20_Text"><text:s text:c="8"/>"defaultCode": 5975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reply, left2",</text:p>
      <text:p text:style-name="Preformatted_20_Text"><text:s text:c="8"/>"name": "reply2",</text:p>
      <text:p text:style-name="Preformatted_20_Text"><text:s text:c="8"/>"order": 1560,</text:p>
      <text:p text:style-name="Preformatted_20_Text"><text:s text:c="8"/>"id": 107,</text:p>
      <text:p text:style-name="Preformatted_20_Text"><text:s text:c="8"/>"prevSize": 32,</text:p>
      <text:p text:style-name="Preformatted_20_Text"><text:s text:c="8"/>"code": 60139</text:p>
      <text:p text:style-name="Preformatted_20_Text"><text:s text:c="6"/>},</text:p>
      <text:p text:style-name="Preformatted_20_Text"><text:s text:c="6"/>"setIdx": 3,</text:p>
      <text:p text:style-name="Preformatted_20_Text"><text:s text:c="6"/>"setId": 1,</text:p>
      <text:p text:style-name="Preformatted_20_Text"><text:s text:c="6"/>"iconIdx": 10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64c282.77 0 512 186.25 512 416 0 229.752-229.23 416-512 416-27.156 0-53.81-1.734-79.824-5.044-109.978 109.978-241.25 129.7-368.176 132.596v-26.916c68.536-33.578 128-94.74 128-164.636 0-9.754-0.758-19.33-2.164-28.696-115.796-76.264-189.836-192.754-189.836-323.304 0-229.75 229.23-416 512-416z"</text:p>
      <text:p text:style-name="Preformatted_20_Text"><text:s text:c="8"/>],</text:p>
      <text:p text:style-name="Preformatted_20_Text"><text:s text:c="8"/>"tags": [</text:p>
      <text:p text:style-name="Preformatted_20_Text"><text:s text:c="10"/>"bubble",</text:p>
      <text:p text:style-name="Preformatted_20_Text"><text:s text:c="10"/>"comment",</text:p>
      <text:p text:style-name="Preformatted_20_Text"><text:s text:c="10"/>"chat",</text:p>
      <text:p text:style-name="Preformatted_20_Text"><text:s text:c="10"/>"talk"</text:p>
      <text:p text:style-name="Preformatted_20_Text"><text:s text:c="8"/>],</text:p>
      <text:p text:style-name="Preformatted_20_Text"><text:soft-page-break/><text:s text:c="8"/>"defaultCode": 5975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ubble, comment",</text:p>
      <text:p text:style-name="Preformatted_20_Text"><text:s text:c="8"/>"name": "bubble",</text:p>
      <text:p text:style-name="Preformatted_20_Text"><text:s text:c="8"/>"order": 1561,</text:p>
      <text:p text:style-name="Preformatted_20_Text"><text:s text:c="8"/>"id": 108,</text:p>
      <text:p text:style-name="Preformatted_20_Text"><text:s text:c="8"/>"prevSize": 32,</text:p>
      <text:p text:style-name="Preformatted_20_Text"><text:s text:c="8"/>"code": 60140</text:p>
      <text:p text:style-name="Preformatted_20_Text"><text:s text:c="6"/>},</text:p>
      <text:p text:style-name="Preformatted_20_Text"><text:s text:c="6"/>"setIdx": 3,</text:p>
      <text:p text:style-name="Preformatted_20_Text"><text:s text:c="6"/>"setId": 1,</text:p>
      <text:p text:style-name="Preformatted_20_Text"><text:s text:c="6"/>"iconIdx": 107</text:p>
      <text:p text:style-name="Preformatted_20_Text"><text:s text:c="4"/>},</text:p>
      <text:p text:style-name="Preformatted_20_Text"><text:s text:c="4"/>{</text:p>
      <text:p text:style-name="Preformatted_20_Text"><text:s text:c="6"/>"icon": {</text:p>
      <text:p text:style-name="Preformatted_20_Text"><text:s text:c="8"/>"width": 1152,</text:p>
      <text:p text:style-name="Preformatted_20_Text"><text:s text:c="8"/>"paths": [</text:p>
      <text:p text:style-name="Preformatted_20_Text"><text:s text:c="10"/>"M1088 901.166c0 45.5 26.028 84.908 64 104.184v15.938c-10.626 1.454-21.472 2.224-32.5 2.224-68.008 0-129.348-28.528-172.722-74.264-26.222 6.982-54.002 10.752-82.778 10.752-159.058 0-288-114.616-288-256s128.942-256 288-256c159.058 0 288 114.616 288 256 0 55.348-19.764 106.592-53.356 148.466-6.824 14.824-10.644 31.312-10.644 48.7zM512 0c278.458 0 504.992 180.614 511.836 405.52-49.182-21.92-103.586-33.52-159.836-33.52-95.56 0-185.816 33.446-254.138 94.178-70.846 62.972-109.862 147.434-109.862 237.822 0 44.672 9.544 87.888 27.736 127.788-5.228 0.126-10.468 0.212-15.736 0.212-27.156 0-53.81-1.734-79.824-5.044-109.978 109.978-241.25 129.7-368.176 132.596v-26.916c68.536-33.578 128-94.74 128-164.636 0-9.754-0.758-19.33-2.164-28.696-115.796-76.264-189.836-192.754-189.836-323.304 0-229.75 229.23-416 512-416z"</text:p>
      <text:p text:style-name="Preformatted_20_Text"><text:s text:c="8"/>],</text:p>
      <text:p text:style-name="Preformatted_20_Text"><text:s text:c="8"/>"tags": [</text:p>
      <text:p text:style-name="Preformatted_20_Text"><text:s text:c="10"/>"bubbles",</text:p>
      <text:p text:style-name="Preformatted_20_Text"><text:s text:c="10"/>"comments",</text:p>
      <text:p text:style-name="Preformatted_20_Text"><text:s text:c="10"/>"chat",</text:p>
      <text:p text:style-name="Preformatted_20_Text"><text:s text:c="10"/>"talk"</text:p>
      <text:p text:style-name="Preformatted_20_Text"><text:s text:c="8"/>],</text:p>
      <text:p text:style-name="Preformatted_20_Text"><text:s text:c="8"/>"defaultCode": 5975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ubbles, comments",</text:p>
      <text:p text:style-name="Preformatted_20_Text"><text:s text:c="8"/>"name": "bubbles",</text:p>
      <text:p text:style-name="Preformatted_20_Text"><text:s text:c="8"/>"order": 1562,</text:p>
      <text:p text:style-name="Preformatted_20_Text"><text:s text:c="8"/>"id": 109,</text:p>
      <text:p text:style-name="Preformatted_20_Text"><text:s text:c="8"/>"prevSize": 32,</text:p>
      <text:p text:style-name="Preformatted_20_Text"><text:s text:c="8"/>"code": 60141</text:p>
      <text:p text:style-name="Preformatted_20_Text"><text:s text:c="6"/>},</text:p>
      <text:p text:style-name="Preformatted_20_Text"><text:s text:c="6"/>"setIdx": 3,</text:p>
      <text:p text:style-name="Preformatted_20_Text"><text:s text:c="6"/>"setId": 1,</text:p>
      <text:p text:style-name="Preformatted_20_Text"><text:s text:c="6"/>"iconIdx": 108</text:p>
      <text:p text:style-name="Preformatted_20_Text"><text:s text:c="4"/>},</text:p>
      <text:p text:style-name="Preformatted_20_Text"><text:s text:c="4"/>{</text:p>
      <text:p text:style-name="Preformatted_20_Text"><text:s text:c="6"/>"icon": {</text:p>
      <text:p text:style-name="Preformatted_20_Text"><text:s text:c="8"/>"width": 1152,</text:p>
      <text:p text:style-name="Preformatted_20_Text"><text:s text:c="8"/>"paths": [</text:p>
      <text:p text:style-name="Preformatted_20_Text"><text:s text:c="10"/>"M480 0v0c265.096 0 480 173.914 480 388.448s-214.904 388.448-480 388.448c-25.458 0-50.446-1.62-74.834-4.71-103.106 102.694-222.172 121.108-341.166 123.814v-25.134c64.252-31.354 116-88.466 116-153.734 0-9.106-0.712-18.048-2.030-26.794-108.558-71.214-177.97-179.988-177.97-301.89 0-214.534 <text:soft-page-break/>214.904-388.448 480-388.448zM996 870.686c0 55.942 36.314 104.898 92 131.772v21.542c-103.126-2.318-197.786-18.102-287.142-106.126-21.14 2.65-42.794 4.040-64.858 4.040-95.47 0-183.408-25.758-253.614-69.040 144.674-0.506 281.26-46.854 384.834-130.672 52.208-42.252 93.394-91.826 122.414-147.348 30.766-58.866 46.366-121.582 46.366-186.406 0-10.448-0.45-20.836-1.258-31.168 72.57 59.934 117.258 141.622 117.258 231.676 0 104.488-60.158 197.722-154.24 258.764-1.142 7.496-1.76 15.16-1.76 22.966z"</text:p>
      <text:p text:style-name="Preformatted_20_Text"><text:s text:c="8"/>],</text:p>
      <text:p text:style-name="Preformatted_20_Text"><text:s text:c="8"/>"tags": [</text:p>
      <text:p text:style-name="Preformatted_20_Text"><text:s text:c="10"/>"bubbles",</text:p>
      <text:p text:style-name="Preformatted_20_Text"><text:s text:c="10"/>"comments",</text:p>
      <text:p text:style-name="Preformatted_20_Text"><text:s text:c="10"/>"chat",</text:p>
      <text:p text:style-name="Preformatted_20_Text"><text:s text:c="10"/>"talk"</text:p>
      <text:p text:style-name="Preformatted_20_Text"><text:s text:c="8"/>],</text:p>
      <text:p text:style-name="Preformatted_20_Text"><text:s text:c="8"/>"defaultCode": 5975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ubbles2, comments2",</text:p>
      <text:p text:style-name="Preformatted_20_Text"><text:s text:c="8"/>"name": "bubbles2",</text:p>
      <text:p text:style-name="Preformatted_20_Text"><text:s text:c="8"/>"order": 1563,</text:p>
      <text:p text:style-name="Preformatted_20_Text"><text:s text:c="8"/>"id": 110,</text:p>
      <text:p text:style-name="Preformatted_20_Text"><text:s text:c="8"/>"prevSize": 32,</text:p>
      <text:p text:style-name="Preformatted_20_Text"><text:s text:c="8"/>"code": 60142</text:p>
      <text:p text:style-name="Preformatted_20_Text"><text:s text:c="6"/>},</text:p>
      <text:p text:style-name="Preformatted_20_Text"><text:s text:c="6"/>"setIdx": 3,</text:p>
      <text:p text:style-name="Preformatted_20_Text"><text:s text:c="6"/>"setId": 1,</text:p>
      <text:p text:style-name="Preformatted_20_Text"><text:s text:c="6"/>"iconIdx": 10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92c-54.932 0-107.988 8.662-157.694 25.742-46.712 16.054-88.306 38.744-123.628 67.444-66.214 53.798-102.678 122.984-102.678 194.814 0 40.298 11.188 79.378 33.252 116.152 22.752 37.92 56.982 72.586 98.988 100.252 30.356 19.992 50.78 51.948 56.176 87.894 1.8 11.984 2.928 24.088 3.37 36.124 7.47-6.194 14.75-12.846 21.88-19.976 24.154-24.152 56.78-37.49 90.502-37.49 5.368 0 10.762 0.336 16.156 1.024 20.974 2.666 42.398 4.020 63.676 4.020 54.934 0 107.988-8.66 157.694-25.742 46.712-16.054 88.306-38.744 123.628-67.444 66.214-53.796 102.678-122.984 102.678-194.814s-36.464-141.016-102.678-194.814c-35.322-28.698-76.916-51.39-123.628-67.444-49.706-17.080-102.76-25.742-157.694-25.742zM512 64v0c282.77 0 512 186.25 512 416 0 229.752-229.23 416-512 416-27.156 0-53.81-1.734-79.824-5.044-109.978 109.978-241.25 129.7-368.176 132.596v-26.916c68.536-33.578 128-94.74 128-164.636 0-9.754-0.758-19.33-2.164-28.696-115.796-76.264-189.836-192.754-189.836-323.304 0-229.75 229.23-416 512-416z"</text:p>
      <text:p text:style-name="Preformatted_20_Text"><text:s text:c="8"/>],</text:p>
      <text:p text:style-name="Preformatted_20_Text"><text:s text:c="8"/>"tags": [</text:p>
      <text:p text:style-name="Preformatted_20_Text"><text:s text:c="10"/>"bubble",</text:p>
      <text:p text:style-name="Preformatted_20_Text"><text:s text:c="10"/>"comment",</text:p>
      <text:p text:style-name="Preformatted_20_Text"><text:s text:c="10"/>"chat",</text:p>
      <text:p text:style-name="Preformatted_20_Text"><text:s text:c="10"/>"talk"</text:p>
      <text:p text:style-name="Preformatted_20_Text"><text:s text:c="8"/>],</text:p>
      <text:p text:style-name="Preformatted_20_Text"><text:s text:c="8"/>"defaultCode": 5975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ubble2, comment2",</text:p>
      <text:p text:style-name="Preformatted_20_Text"><text:s text:c="8"/>"name": "bubble2",</text:p>
      <text:p text:style-name="Preformatted_20_Text"><text:s text:c="8"/>"order": 1564,</text:p>
      <text:p text:style-name="Preformatted_20_Text"><text:s text:c="8"/>"id": 111,</text:p>
      <text:p text:style-name="Preformatted_20_Text"><text:soft-page-break/><text:s text:c="8"/>"prevSize": 32,</text:p>
      <text:p text:style-name="Preformatted_20_Text"><text:s text:c="8"/>"code": 60143</text:p>
      <text:p text:style-name="Preformatted_20_Text"><text:s text:c="6"/>},</text:p>
      <text:p text:style-name="Preformatted_20_Text"><text:s text:c="6"/>"setIdx": 3,</text:p>
      <text:p text:style-name="Preformatted_20_Text"><text:s text:c="6"/>"setId": 1,</text:p>
      <text:p text:style-name="Preformatted_20_Text"><text:s text:c="6"/>"iconIdx": 110</text:p>
      <text:p text:style-name="Preformatted_20_Text"><text:s text:c="4"/>},</text:p>
      <text:p text:style-name="Preformatted_20_Text"><text:s text:c="4"/>{</text:p>
      <text:p text:style-name="Preformatted_20_Text"><text:s text:c="6"/>"icon": {</text:p>
      <text:p text:style-name="Preformatted_20_Text"><text:s text:c="8"/>"width": 1152,</text:p>
      <text:p text:style-name="Preformatted_20_Text"><text:s text:c="8"/>"paths": [</text:p>
      <text:p text:style-name="Preformatted_20_Text"><text:s text:c="10"/>"M1088 901.166c0 45.5 26.028 84.908 64 104.184v15.938c-10.626 1.454-21.472 2.224-32.5 2.224-68.008 0-129.348-28.528-172.722-74.264-26.222 6.982-54.002 10.752-82.778 10.752-159.058 0-288-114.616-288-256s128.942-256 288-256c159.058 0 288 114.616 288 256 0 55.348-19.764 106.592-53.356 148.466-6.824 14.824-10.644 31.312-10.644 48.7zM230.678 221.186c-66.214 53.798-102.678 122.984-102.678 194.814 0 40.298 11.188 79.378 33.252 116.15 22.752 37.92 56.982 72.586 98.988 100.252 30.356 19.992 50.78 51.948 56.176 87.894 1.8 11.984 2.928 24.088 3.37 36.124 7.47-6.194 14.75-12.846 21.88-19.976 24.154-24.152 56.78-37.49 90.502-37.49 5.368 0 10.762 0.336 16.156 1.024 20.948 2.662 42.344 4.016 63.594 4.020v128c-27.128-0.002-53.754-1.738-79.742-5.042-109.978 109.978-241.25 129.7-368.176 132.596v-26.916c68.536-33.578 128-94.74 128-164.636 0-9.754-0.758-19.33-2.164-28.696-115.796-76.264-189.836-192.754-189.836-323.304 0-229.75 229.23-416 512-416 278.458 0 504.992 180.614 511.836 405.52-41.096-18.316-85.84-29.422-132.262-32.578-11.53-56.068-45.402-108.816-98.252-151.756-35.322-28.698-76.916-51.39-123.628-67.444-49.706-17.080-102.76-25.742-157.694-25.742-54.932 0-107.988 8.662-157.694 25.742-46.712 16.054-88.306 38.744-123.628 67.444z"</text:p>
      <text:p text:style-name="Preformatted_20_Text"><text:s text:c="8"/>],</text:p>
      <text:p text:style-name="Preformatted_20_Text"><text:s text:c="8"/>"tags": [</text:p>
      <text:p text:style-name="Preformatted_20_Text"><text:s text:c="10"/>"bubbles",</text:p>
      <text:p text:style-name="Preformatted_20_Text"><text:s text:c="10"/>"comments",</text:p>
      <text:p text:style-name="Preformatted_20_Text"><text:s text:c="10"/>"chat",</text:p>
      <text:p text:style-name="Preformatted_20_Text"><text:s text:c="10"/>"talk"</text:p>
      <text:p text:style-name="Preformatted_20_Text"><text:s text:c="8"/>],</text:p>
      <text:p text:style-name="Preformatted_20_Text"><text:s text:c="8"/>"defaultCode": 5975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ubbles3, comments3",</text:p>
      <text:p text:style-name="Preformatted_20_Text"><text:s text:c="8"/>"name": "bubbles3",</text:p>
      <text:p text:style-name="Preformatted_20_Text"><text:s text:c="8"/>"order": 1565,</text:p>
      <text:p text:style-name="Preformatted_20_Text"><text:s text:c="8"/>"id": 112,</text:p>
      <text:p text:style-name="Preformatted_20_Text"><text:s text:c="8"/>"prevSize": 32,</text:p>
      <text:p text:style-name="Preformatted_20_Text"><text:s text:c="8"/>"code": 60144</text:p>
      <text:p text:style-name="Preformatted_20_Text"><text:s text:c="6"/>},</text:p>
      <text:p text:style-name="Preformatted_20_Text"><text:s text:c="6"/>"setIdx": 3,</text:p>
      <text:p text:style-name="Preformatted_20_Text"><text:s text:c="6"/>"setId": 1,</text:p>
      <text:p text:style-name="Preformatted_20_Text"><text:s text:c="6"/>"iconIdx": 111</text:p>
      <text:p text:style-name="Preformatted_20_Text"><text:s text:c="4"/>},</text:p>
      <text:p text:style-name="Preformatted_20_Text"><text:s text:c="4"/>{</text:p>
      <text:p text:style-name="Preformatted_20_Text"><text:s text:c="6"/>"icon": {</text:p>
      <text:p text:style-name="Preformatted_20_Text"><text:s text:c="8"/>"width": 1152,</text:p>
      <text:p text:style-name="Preformatted_20_Text"><text:s text:c="8"/>"paths": [</text:p>
      <text:p text:style-name="Preformatted_20_Text"><text:s text:c="10"/>"M480 128c-50.666 0-99.582 7.95-145.386 23.628-42.924 14.694-81.114 35.436-113.502 61.646-60.044 48.59-93.112 110.802-93.112 175.174 0 35.99 10.066 70.948 29.92 103.898 20.686 34.34 51.898 65.794 90.26 90.958 30.44 19.968 50.936 51.952 56.362 87.95 0.902 5.99 1.63 12.006 2.18 18.032 2.722-2.52 5.424-5.114 8.114-7.794 24.138-24.040 56.688-37.312 90.322-37.312 5.348 0 10.718 0.336 16.094 1.018 19.36 2.452 39.124 3.696 58.748 3.696 50.666 0 99.58-7.948 145.384-23.628 42.926-14.692 81.116-35.434 113.504-61.644 60.046-48.59 93.112-110.802 93.112-175.174s-33.066-126.582-93.112-175.174c-32.388-26.212-70.578-46.952-113.504-61.646-45.804-15.678-94.718-23.628-145.384-23.628zM480 0v0c265.096 0 480 <text:soft-page-break/>173.914 480 388.448s-214.904 388.448-480 388.448c-25.458 0-50.446-1.62-74.834-4.71-103.106 102.694-222.172 121.108-341.166 123.814v-25.134c64.252-31.354 116-88.466 116-153.734 0-9.106-0.712-18.048-2.030-26.794-108.558-71.214-177.97-179.988-177.97-301.89 0-214.534 214.904-388.448 480-388.448zM996 870.686c0 55.942 36.314 104.898 92 131.772v21.542c-103.126-2.318-197.786-18.102-287.142-106.126-21.14 2.65-42.794 4.040-64.858 4.040-95.47 0-183.408-25.758-253.614-69.040 144.674-0.506 281.26-46.854 384.834-130.672 52.208-42.252 93.394-91.826 122.414-147.348 30.766-58.866 46.366-121.582 46.366-186.406 0-10.448-0.45-20.836-1.258-31.168 72.57 59.934 117.258 141.622 117.258 231.676 0 104.488-60.158 197.722-154.24 258.764-1.142 7.496-1.76 15.16-1.76 22.966z"</text:p>
      <text:p text:style-name="Preformatted_20_Text"><text:s text:c="8"/>],</text:p>
      <text:p text:style-name="Preformatted_20_Text"><text:s text:c="8"/>"tags": [</text:p>
      <text:p text:style-name="Preformatted_20_Text"><text:s text:c="10"/>"bubbles",</text:p>
      <text:p text:style-name="Preformatted_20_Text"><text:s text:c="10"/>"comments",</text:p>
      <text:p text:style-name="Preformatted_20_Text"><text:s text:c="10"/>"chat",</text:p>
      <text:p text:style-name="Preformatted_20_Text"><text:s text:c="10"/>"talk"</text:p>
      <text:p text:style-name="Preformatted_20_Text"><text:s text:c="8"/>],</text:p>
      <text:p text:style-name="Preformatted_20_Text"><text:s text:c="8"/>"defaultCode": 5976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ubbles4, comments4",</text:p>
      <text:p text:style-name="Preformatted_20_Text"><text:s text:c="8"/>"name": "bubbles4",</text:p>
      <text:p text:style-name="Preformatted_20_Text"><text:s text:c="8"/>"order": 1566,</text:p>
      <text:p text:style-name="Preformatted_20_Text"><text:s text:c="8"/>"id": 113,</text:p>
      <text:p text:style-name="Preformatted_20_Text"><text:s text:c="8"/>"prevSize": 32,</text:p>
      <text:p text:style-name="Preformatted_20_Text"><text:s text:c="8"/>"code": 60145</text:p>
      <text:p text:style-name="Preformatted_20_Text"><text:s text:c="6"/>},</text:p>
      <text:p text:style-name="Preformatted_20_Text"><text:s text:c="6"/>"setIdx": 3,</text:p>
      <text:p text:style-name="Preformatted_20_Text"><text:s text:c="6"/>"setId": 1,</text:p>
      <text:p text:style-name="Preformatted_20_Text"><text:s text:c="6"/>"iconIdx": 11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706.612v-52.78c70.498-39.728 128-138.772 128-237.832 0-159.058 0-288-192-288s-192 128.942-192 288c0 99.060 57.502 198.104 128 237.832v52.78c-217.102 17.748-384 124.42-384 253.388h896c0-128.968-166.898-235.64-384-253.388z"</text:p>
      <text:p text:style-name="Preformatted_20_Text"><text:s text:c="8"/>],</text:p>
      <text:p text:style-name="Preformatted_20_Text"><text:s text:c="8"/>"tags": [</text:p>
      <text:p text:style-name="Preformatted_20_Text"><text:s text:c="10"/>"user",</text:p>
      <text:p text:style-name="Preformatted_20_Text"><text:s text:c="10"/>"profile",</text:p>
      <text:p text:style-name="Preformatted_20_Text"><text:s text:c="10"/>"avatar",</text:p>
      <text:p text:style-name="Preformatted_20_Text"><text:s text:c="10"/>"person",</text:p>
      <text:p text:style-name="Preformatted_20_Text"><text:s text:c="10"/>"member"</text:p>
      <text:p text:style-name="Preformatted_20_Text"><text:s text:c="8"/>],</text:p>
      <text:p text:style-name="Preformatted_20_Text"><text:s text:c="8"/>"defaultCode": 5976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ser, profile2",</text:p>
      <text:p text:style-name="Preformatted_20_Text"><text:s text:c="8"/>"name": "user2",</text:p>
      <text:p text:style-name="Preformatted_20_Text"><text:s text:c="8"/>"order": 1567,</text:p>
      <text:p text:style-name="Preformatted_20_Text"><text:s text:c="8"/>"id": 114,</text:p>
      <text:p text:style-name="Preformatted_20_Text"><text:s text:c="8"/>"prevSize": 32,</text:p>
      <text:p text:style-name="Preformatted_20_Text"><text:s text:c="8"/>"code": 60146</text:p>
      <text:p text:style-name="Preformatted_20_Text"><text:s text:c="6"/>},</text:p>
      <text:p text:style-name="Preformatted_20_Text"><text:s text:c="6"/>"setIdx": 3,</text:p>
      <text:p text:style-name="Preformatted_20_Text"><text:s text:c="6"/>"setId": 1,</text:p>
      <text:p text:style-name="Preformatted_20_Text"><text:s text:c="6"/>"iconIdx": 113</text:p>
      <text:p text:style-name="Preformatted_20_Text"><text:soft-page-break/><text:s text:c="4"/>},</text:p>
      <text:p text:style-name="Preformatted_20_Text"><text:s text:c="4"/>{</text:p>
      <text:p text:style-name="Preformatted_20_Text"><text:s text:c="6"/>"icon": {</text:p>
      <text:p text:style-name="Preformatted_20_Text"><text:s text:c="8"/>"width": 1152,</text:p>
      <text:p text:style-name="Preformatted_20_Text"><text:s text:c="8"/>"paths": [</text:p>
      <text:p text:style-name="Preformatted_20_Text"><text:s text:c="10"/>"M768 770.612v-52.78c70.498-39.728 128-138.772 128-237.832 0-159.058 0-288-192-288s-192 128.942-192 288c0 99.060 57.502 198.104 128 237.832v52.78c-217.102 17.748-384 124.42-384 253.388h896c0-128.968-166.898-235.64-384-253.388z",</text:p>
      <text:p text:style-name="Preformatted_20_Text"><text:s text:c="10"/>"M327.196 795.328c55.31-36.15 124.080-63.636 199.788-80.414-15.054-17.784-28.708-37.622-40.492-59.020-30.414-55.234-46.492-116.058-46.492-175.894 0-86.042 0-167.31 30.6-233.762 29.706-64.504 83.128-104.496 159.222-119.488-16.914-76.48-61.94-126.75-181.822-126.75-192 0-192 128.942-192 288 0 99.060 57.502 198.104 128 237.832v52.78c-217.102 17.748-384 124.42-384 253.388h279.006c14.518-12.91 30.596-25.172 48.19-36.672z"</text:p>
      <text:p text:style-name="Preformatted_20_Text"><text:s text:c="8"/>],</text:p>
      <text:p text:style-name="Preformatted_20_Text"><text:s text:c="8"/>"tags": [</text:p>
      <text:p text:style-name="Preformatted_20_Text"><text:s text:c="10"/>"users",</text:p>
      <text:p text:style-name="Preformatted_20_Text"><text:s text:c="10"/>"group",</text:p>
      <text:p text:style-name="Preformatted_20_Text"><text:s text:c="10"/>"team",</text:p>
      <text:p text:style-name="Preformatted_20_Text"><text:s text:c="10"/>"members",</text:p>
      <text:p text:style-name="Preformatted_20_Text"><text:s text:c="10"/>"community",</text:p>
      <text:p text:style-name="Preformatted_20_Text"><text:s text:c="10"/>"collaborate"</text:p>
      <text:p text:style-name="Preformatted_20_Text"><text:s text:c="8"/>],</text:p>
      <text:p text:style-name="Preformatted_20_Text"><text:s text:c="8"/>"defaultCode": 5976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sers, group",</text:p>
      <text:p text:style-name="Preformatted_20_Text"><text:s text:c="8"/>"name": "users2",</text:p>
      <text:p text:style-name="Preformatted_20_Text"><text:s text:c="8"/>"order": 1568,</text:p>
      <text:p text:style-name="Preformatted_20_Text"><text:s text:c="8"/>"id": 115,</text:p>
      <text:p text:style-name="Preformatted_20_Text"><text:s text:c="8"/>"prevSize": 32,</text:p>
      <text:p text:style-name="Preformatted_20_Text"><text:s text:c="8"/>"code": 60147</text:p>
      <text:p text:style-name="Preformatted_20_Text"><text:s text:c="6"/>},</text:p>
      <text:p text:style-name="Preformatted_20_Text"><text:s text:c="6"/>"setIdx": 3,</text:p>
      <text:p text:style-name="Preformatted_20_Text"><text:s text:c="6"/>"setId": 1,</text:p>
      <text:p text:style-name="Preformatted_20_Text"><text:s text:c="6"/>"iconIdx": 114</text:p>
      <text:p text:style-name="Preformatted_20_Text"><text:s text:c="4"/>},</text:p>
      <text:p text:style-name="Preformatted_20_Text"><text:s text:c="4"/>{</text:p>
      <text:p text:style-name="Preformatted_20_Text"><text:s text:c="6"/>"icon": {</text:p>
      <text:p text:style-name="Preformatted_20_Text"><text:s text:c="8"/>"width": 1024,</text:p>
      <text:p text:style-name="Preformatted_20_Text"><text:s text:c="8"/>"paths": [</text:p>
      <text:p text:style-name="Preformatted_20_Text"><text:s text:c="10"/>"M384 736c0-151.234 95.874-280.486 230.032-330.2 16.28-36.538 25.968-77.164 25.968-117.8 0-159.058 0-288-192-288s-192 128.942-192 288c0 99.060 57.502 198.104 128 237.832v52.78c-217.102 17.748-384 124.42-384 253.388h397.306c-8.664-30.53-13.306-62.732-13.306-96z",</text:p>
      <text:p text:style-name="Preformatted_20_Text"><text:s text:c="10"/>"M736 448c-159.058 0-288 128.942-288 288s128.942 288 288 288c159.056 0 288-128.942 288-288s-128.942-288-288-288zM896 768h-128v128h-64v-128h-128v-64h128v-128h64v128h128v64z"</text:p>
      <text:p text:style-name="Preformatted_20_Text"><text:s text:c="8"/>],</text:p>
      <text:p text:style-name="Preformatted_20_Text"><text:s text:c="8"/>"tags": [</text:p>
      <text:p text:style-name="Preformatted_20_Text"><text:s text:c="10"/>"user-plus",</text:p>
      <text:p text:style-name="Preformatted_20_Text"><text:s text:c="10"/>"user",</text:p>
      <text:p text:style-name="Preformatted_20_Text"><text:s text:c="10"/>"user-add",</text:p>
      <text:p text:style-name="Preformatted_20_Text"><text:s text:c="10"/>"profile",</text:p>
      <text:p text:style-name="Preformatted_20_Text"><text:s text:c="10"/>"avatar",</text:p>
      <text:p text:style-name="Preformatted_20_Text"><text:s text:c="10"/>"person",</text:p>
      <text:p text:style-name="Preformatted_20_Text"><text:s text:c="10"/>"member"</text:p>
      <text:p text:style-name="Preformatted_20_Text"><text:s text:c="8"/>],</text:p>
      <text:p text:style-name="Preformatted_20_Text"><text:s text:c="8"/>"defaultCode": 59763,</text:p>
      <text:p text:style-name="Preformatted_20_Text"><text:s text:c="8"/>"grid": 16,</text:p>
      <text:p text:style-name="Preformatted_20_Text"><text:soft-page-break/><text:s text:c="8"/>"attrs": []</text:p>
      <text:p text:style-name="Preformatted_20_Text"><text:s text:c="6"/>},</text:p>
      <text:p text:style-name="Preformatted_20_Text"><text:s text:c="6"/>"attrs": [],</text:p>
      <text:p text:style-name="Preformatted_20_Text"><text:s text:c="6"/>"properties": {</text:p>
      <text:p text:style-name="Preformatted_20_Text"><text:s text:c="8"/>"ligatures": "user-plus, user2",</text:p>
      <text:p text:style-name="Preformatted_20_Text"><text:s text:c="8"/>"name": "user-plus",</text:p>
      <text:p text:style-name="Preformatted_20_Text"><text:s text:c="8"/>"order": 1569,</text:p>
      <text:p text:style-name="Preformatted_20_Text"><text:s text:c="8"/>"id": 116,</text:p>
      <text:p text:style-name="Preformatted_20_Text"><text:s text:c="8"/>"prevSize": 32,</text:p>
      <text:p text:style-name="Preformatted_20_Text"><text:s text:c="8"/>"code": 60148</text:p>
      <text:p text:style-name="Preformatted_20_Text"><text:s text:c="6"/>},</text:p>
      <text:p text:style-name="Preformatted_20_Text"><text:s text:c="6"/>"setIdx": 3,</text:p>
      <text:p text:style-name="Preformatted_20_Text"><text:s text:c="6"/>"setId": 1,</text:p>
      <text:p text:style-name="Preformatted_20_Text"><text:s text:c="6"/>"iconIdx": 115</text:p>
      <text:p text:style-name="Preformatted_20_Text"><text:s text:c="4"/>},</text:p>
      <text:p text:style-name="Preformatted_20_Text"><text:s text:c="4"/>{</text:p>
      <text:p text:style-name="Preformatted_20_Text"><text:s text:c="6"/>"icon": {</text:p>
      <text:p text:style-name="Preformatted_20_Text"><text:s text:c="8"/>"width": 1024,</text:p>
      <text:p text:style-name="Preformatted_20_Text"><text:s text:c="8"/>"paths": [</text:p>
      <text:p text:style-name="Preformatted_20_Text"><text:s text:c="10"/>"M384 736c0-151.234 95.874-280.486 230.032-330.2 16.28-36.538 25.968-77.164 25.968-117.8 0-159.058 0-288-192-288s-192 128.942-192 288c0 99.060 57.502 198.104 128 237.832v52.78c-217.102 17.748-384 124.42-384 253.388h397.306c-8.664-30.53-13.306-62.732-13.306-96z",</text:p>
      <text:p text:style-name="Preformatted_20_Text"><text:s text:c="10"/>"M736 448c-159.058 0-288 128.942-288 288s128.942 288 288 288c159.056 0 288-128.942 288-288s-128.942-288-288-288zM896 768h-320v-64h320v64z"</text:p>
      <text:p text:style-name="Preformatted_20_Text"><text:s text:c="8"/>],</text:p>
      <text:p text:style-name="Preformatted_20_Text"><text:s text:c="8"/>"tags": [</text:p>
      <text:p text:style-name="Preformatted_20_Text"><text:s text:c="10"/>"user-minus",</text:p>
      <text:p text:style-name="Preformatted_20_Text"><text:s text:c="10"/>"user",</text:p>
      <text:p text:style-name="Preformatted_20_Text"><text:s text:c="10"/>"user-remove",</text:p>
      <text:p text:style-name="Preformatted_20_Text"><text:s text:c="10"/>"profile",</text:p>
      <text:p text:style-name="Preformatted_20_Text"><text:s text:c="10"/>"avatar",</text:p>
      <text:p text:style-name="Preformatted_20_Text"><text:s text:c="10"/>"person",</text:p>
      <text:p text:style-name="Preformatted_20_Text"><text:s text:c="10"/>"member"</text:p>
      <text:p text:style-name="Preformatted_20_Text"><text:s text:c="8"/>],</text:p>
      <text:p text:style-name="Preformatted_20_Text"><text:s text:c="8"/>"defaultCode": 5976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ser-minus, user3",</text:p>
      <text:p text:style-name="Preformatted_20_Text"><text:s text:c="8"/>"name": "user-minus",</text:p>
      <text:p text:style-name="Preformatted_20_Text"><text:s text:c="8"/>"order": 1570,</text:p>
      <text:p text:style-name="Preformatted_20_Text"><text:s text:c="8"/>"id": 117,</text:p>
      <text:p text:style-name="Preformatted_20_Text"><text:s text:c="8"/>"prevSize": 32,</text:p>
      <text:p text:style-name="Preformatted_20_Text"><text:s text:c="8"/>"code": 60149</text:p>
      <text:p text:style-name="Preformatted_20_Text"><text:s text:c="6"/>},</text:p>
      <text:p text:style-name="Preformatted_20_Text"><text:s text:c="6"/>"setIdx": 3,</text:p>
      <text:p text:style-name="Preformatted_20_Text"><text:s text:c="6"/>"setId": 1,</text:p>
      <text:p text:style-name="Preformatted_20_Text"><text:s text:c="6"/>"iconIdx": 116</text:p>
      <text:p text:style-name="Preformatted_20_Text"><text:s text:c="4"/>},</text:p>
      <text:p text:style-name="Preformatted_20_Text"><text:s text:c="4"/>{</text:p>
      <text:p text:style-name="Preformatted_20_Text"><text:s text:c="6"/>"icon": {</text:p>
      <text:p text:style-name="Preformatted_20_Text"><text:s text:c="8"/>"width": 1024,</text:p>
      <text:p text:style-name="Preformatted_20_Text"><text:s text:c="8"/>"paths": [</text:p>
      <text:p text:style-name="Preformatted_20_Text"><text:s text:c="10"/>"M960 608l-288 288-96-96-64 64 160 160 352-352z",</text:p>
      <text:p text:style-name="Preformatted_20_Text"><text:s text:c="10"/>"M448 768h320v-115.128c-67.22-39.2-156.308-66.11-256-74.26v-52.78c70.498-39.728 128-138.772 128-237.832 0-159.058 0-288-192-288s-192 128.942-192 288c0 99.060 57.502 198.104 128 237.832v52.78c-217.102 17.748-384 124.42-384 253.388h448v-64z"</text:p>
      <text:p text:style-name="Preformatted_20_Text"><text:s text:c="8"/>],</text:p>
      <text:p text:style-name="Preformatted_20_Text"><text:s text:c="8"/>"tags": [</text:p>
      <text:p text:style-name="Preformatted_20_Text"><text:s text:c="10"/>"user-check",</text:p>
      <text:p text:style-name="Preformatted_20_Text"><text:soft-page-break/><text:s text:c="10"/>"user",</text:p>
      <text:p text:style-name="Preformatted_20_Text"><text:s text:c="10"/>"user-tick",</text:p>
      <text:p text:style-name="Preformatted_20_Text"><text:s text:c="10"/>"profile",</text:p>
      <text:p text:style-name="Preformatted_20_Text"><text:s text:c="10"/>"avatar",</text:p>
      <text:p text:style-name="Preformatted_20_Text"><text:s text:c="10"/>"person",</text:p>
      <text:p text:style-name="Preformatted_20_Text"><text:s text:c="10"/>"member"</text:p>
      <text:p text:style-name="Preformatted_20_Text"><text:s text:c="8"/>],</text:p>
      <text:p text:style-name="Preformatted_20_Text"><text:s text:c="8"/>"defaultCode": 5976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ser-check, user4",</text:p>
      <text:p text:style-name="Preformatted_20_Text"><text:s text:c="8"/>"name": "user-check",</text:p>
      <text:p text:style-name="Preformatted_20_Text"><text:s text:c="8"/>"order": 1571,</text:p>
      <text:p text:style-name="Preformatted_20_Text"><text:s text:c="8"/>"id": 118,</text:p>
      <text:p text:style-name="Preformatted_20_Text"><text:s text:c="8"/>"prevSize": 32,</text:p>
      <text:p text:style-name="Preformatted_20_Text"><text:s text:c="8"/>"code": 60150</text:p>
      <text:p text:style-name="Preformatted_20_Text"><text:s text:c="6"/>},</text:p>
      <text:p text:style-name="Preformatted_20_Text"><text:s text:c="6"/>"setIdx": 3,</text:p>
      <text:p text:style-name="Preformatted_20_Text"><text:s text:c="6"/>"setId": 1,</text:p>
      <text:p text:style-name="Preformatted_20_Text"><text:s text:c="6"/>"iconIdx": 11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0 192c0-106.039 85.961-192 192-192s192 85.961 192 192c0 106.039-85.961 192-192 192s-192-85.961-192-192zM768.078 448h-35.424l-199.104 404.244 74.45-372.244-96-96-96 96 74.45 372.244-199.102-404.244h-35.424c-127.924 0-127.924 85.986-127.924 192v320h768v-320c0-106.014 0-192-127.922-192z"</text:p>
      <text:p text:style-name="Preformatted_20_Text"><text:s text:c="8"/>],</text:p>
      <text:p text:style-name="Preformatted_20_Text"><text:s text:c="8"/>"tags": [</text:p>
      <text:p text:style-name="Preformatted_20_Text"><text:s text:c="10"/>"user-tie",</text:p>
      <text:p text:style-name="Preformatted_20_Text"><text:s text:c="10"/>"user",</text:p>
      <text:p text:style-name="Preformatted_20_Text"><text:s text:c="10"/>"user-employee",</text:p>
      <text:p text:style-name="Preformatted_20_Text"><text:s text:c="10"/>"profile",</text:p>
      <text:p text:style-name="Preformatted_20_Text"><text:s text:c="10"/>"avatar",</text:p>
      <text:p text:style-name="Preformatted_20_Text"><text:s text:c="10"/>"person",</text:p>
      <text:p text:style-name="Preformatted_20_Text"><text:s text:c="10"/>"member",</text:p>
      <text:p text:style-name="Preformatted_20_Text"><text:s text:c="10"/>"job",</text:p>
      <text:p text:style-name="Preformatted_20_Text"><text:s text:c="10"/>"official"</text:p>
      <text:p text:style-name="Preformatted_20_Text"><text:s text:c="8"/>],</text:p>
      <text:p text:style-name="Preformatted_20_Text"><text:s text:c="8"/>"defaultCode": 5976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ser-tie, user5",</text:p>
      <text:p text:style-name="Preformatted_20_Text"><text:s text:c="8"/>"name": "user-tie",</text:p>
      <text:p text:style-name="Preformatted_20_Text"><text:s text:c="8"/>"order": 1572,</text:p>
      <text:p text:style-name="Preformatted_20_Text"><text:s text:c="8"/>"id": 119,</text:p>
      <text:p text:style-name="Preformatted_20_Text"><text:s text:c="8"/>"prevSize": 32,</text:p>
      <text:p text:style-name="Preformatted_20_Text"><text:s text:c="8"/>"code": 60151</text:p>
      <text:p text:style-name="Preformatted_20_Text"><text:s text:c="6"/>},</text:p>
      <text:p text:style-name="Preformatted_20_Text"><text:s text:c="6"/>"setIdx": 3,</text:p>
      <text:p text:style-name="Preformatted_20_Text"><text:s text:c="6"/>"setId": 1,</text:p>
      <text:p text:style-name="Preformatted_20_Text"><text:s text:c="6"/>"iconIdx": 11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225 448c123.712 0 224 100.29 224 224 0 123.712-100.288 224-224 224s-224-100.288-224-224l-1-32c0-247.424 200.576-448 448-448v128c-85.474 0-165.834 33.286-226.274 93.726-11.634 11.636-22.252 24.016-31.83 37.020 11.438-1.8 23.16-2.746 35.104-2.746zM801 448c123.71 0 224 100.29 224 224 0 123.712-100.29 224-224 224s-224-100.288-224-224l-1-32c0-247.424 200.576-448 448-448v128c-85.474 0-165.834 33.286-226.274 93.726-11.636 11.636-22.254 24.016-31.832 37.020 11.44-1.8 23.16-2.746 35.106-2.746z"</text:p>
      <text:p text:style-name="Preformatted_20_Text"><text:s text:c="8"/>],</text:p>
      <text:p text:style-name="Preformatted_20_Text"><text:s text:c="8"/>"tags": [</text:p>
      <text:p text:style-name="Preformatted_20_Text"><text:s text:c="10"/>"quotes-left",</text:p>
      <text:p text:style-name="Preformatted_20_Text"><text:s text:c="10"/>"ldquo"</text:p>
      <text:p text:style-name="Preformatted_20_Text"><text:s text:c="8"/>],</text:p>
      <text:p text:style-name="Preformatted_20_Text"><text:s text:c="8"/>"defaultCode": 5976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quotes-left, ldquo",</text:p>
      <text:p text:style-name="Preformatted_20_Text"><text:s text:c="8"/>"name": "quotes-left",</text:p>
      <text:p text:style-name="Preformatted_20_Text"><text:s text:c="8"/>"order": 1573,</text:p>
      <text:p text:style-name="Preformatted_20_Text"><text:s text:c="8"/>"id": 120,</text:p>
      <text:p text:style-name="Preformatted_20_Text"><text:s text:c="8"/>"prevSize": 32,</text:p>
      <text:p text:style-name="Preformatted_20_Text"><text:s text:c="8"/>"code": 60152</text:p>
      <text:p text:style-name="Preformatted_20_Text"><text:s text:c="6"/>},</text:p>
      <text:p text:style-name="Preformatted_20_Text"><text:s text:c="6"/>"setIdx": 3,</text:p>
      <text:p text:style-name="Preformatted_20_Text"><text:s text:c="6"/>"setId": 1,</text:p>
      <text:p text:style-name="Preformatted_20_Text"><text:s text:c="6"/>"iconIdx": 11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00 640c-123.712 0-224-100.29-224-224 0-123.712 100.288-224 224-224s224 100.288 224 224l1 32c0 247.424-200.576 448-448 448v-128c85.474 0 165.834-33.286 226.274-93.726 11.634-11.636 22.252-24.016 31.83-37.020-11.438 1.8-23.16 2.746-35.104 2.746zM224 640c-123.71 0-224-100.29-224-224 0-123.712 100.29-224 224-224s224 100.288 224 224l1 32c0 247.424-200.576 448-448 448v-128c85.474 0 165.834-33.286 226.274-93.726 11.636-11.636 22.254-24.016 31.832-37.020-11.44 1.8-23.16 2.746-35.106 2.746z"</text:p>
      <text:p text:style-name="Preformatted_20_Text"><text:s text:c="8"/>],</text:p>
      <text:p text:style-name="Preformatted_20_Text"><text:s text:c="8"/>"tags": [</text:p>
      <text:p text:style-name="Preformatted_20_Text"><text:s text:c="10"/>"quotes-right",</text:p>
      <text:p text:style-name="Preformatted_20_Text"><text:s text:c="10"/>"rdquo"</text:p>
      <text:p text:style-name="Preformatted_20_Text"><text:s text:c="8"/>],</text:p>
      <text:p text:style-name="Preformatted_20_Text"><text:s text:c="8"/>"defaultCode": 5976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quotes-right, rdquo",</text:p>
      <text:p text:style-name="Preformatted_20_Text"><text:s text:c="8"/>"name": "quotes-right",</text:p>
      <text:p text:style-name="Preformatted_20_Text"><text:s text:c="8"/>"order": 1574,</text:p>
      <text:p text:style-name="Preformatted_20_Text"><text:s text:c="8"/>"id": 121,</text:p>
      <text:p text:style-name="Preformatted_20_Text"><text:s text:c="8"/>"prevSize": 32,</text:p>
      <text:p text:style-name="Preformatted_20_Text"><text:s text:c="8"/>"code": 60153</text:p>
      <text:p text:style-name="Preformatted_20_Text"><text:s text:c="6"/>},</text:p>
      <text:p text:style-name="Preformatted_20_Text"><text:s text:c="6"/>"setIdx": 3,</text:p>
      <text:p text:style-name="Preformatted_20_Text"><text:s text:c="6"/>"setId": 1,</text:p>
      <text:p text:style-name="Preformatted_20_Text"><text:s text:c="6"/>"iconIdx": 12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728.992 512c137.754-87.334 231.008-255.208 231.008-448 0-21.676-1.192-43.034-3.478-64h-889.042c-2.29 20.968-3.48 42.326-3.48 64 0 192.792 93.254 360.666 231.006 448-137.752 87.334-231.006 255.208-231.006 448 0 21.676 1.19 43.034 3.478 64h889.042c2.288-20.966 3.478-42.324 3.478-64 0.002-192.792-93.252-360.666-231.006-448zM160 960c0-186.912 80.162-345.414 224-397.708v-100.586c-143.838-52.29-224-210.792-224-397.706v0h704c0 186.914-80.162 345.416-224 397.706v100.586c143.838 52.294 224 210.796 224 397.708h-704zM619.626 669.594c-71.654-40.644-75.608-93.368-75.626-125.366v-64.228c0-31.994 3.804-84.914 75.744-125.664 38.504-22.364 71.808-56.348 97.048-98.336h-409.582c25.266 42.032 58.612 76.042 97.166 98.406 71.654 40.644 75.606 93.366 75.626 125.366v64.228c0 31.992-3.804 84.914-75.744 125.664-72.622 42.18-126.738 125.684-143.090 226.336h501.67c-16.364-100.708-70.53-184.248-143.212-226.406z"</text:p>
      <text:p text:style-name="Preformatted_20_Text"><text:s text:c="8"/>],</text:p>
      <text:p text:style-name="Preformatted_20_Text"><text:s text:c="8"/>"tags": [</text:p>
      <text:p text:style-name="Preformatted_20_Text"><text:s text:c="10"/>"hour-glass",</text:p>
      <text:p text:style-name="Preformatted_20_Text"><text:s text:c="10"/>"loading",</text:p>
      <text:p text:style-name="Preformatted_20_Text"><text:s text:c="10"/>"busy",</text:p>
      <text:p text:style-name="Preformatted_20_Text"><text:s text:c="10"/>"wait"</text:p>
      <text:p text:style-name="Preformatted_20_Text"><text:s text:c="8"/>],</text:p>
      <text:p text:style-name="Preformatted_20_Text"><text:s text:c="8"/>"defaultCode": 5976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our-glass, loading",</text:p>
      <text:p text:style-name="Preformatted_20_Text"><text:s text:c="8"/>"name": "hour-glass2",</text:p>
      <text:p text:style-name="Preformatted_20_Text"><text:s text:c="8"/>"order": 1575,</text:p>
      <text:p text:style-name="Preformatted_20_Text"><text:s text:c="8"/>"id": 122,</text:p>
      <text:p text:style-name="Preformatted_20_Text"><text:s text:c="8"/>"prevSize": 32,</text:p>
      <text:p text:style-name="Preformatted_20_Text"><text:s text:c="8"/>"code": 60154</text:p>
      <text:p text:style-name="Preformatted_20_Text"><text:s text:c="6"/>},</text:p>
      <text:p text:style-name="Preformatted_20_Text"><text:s text:c="6"/>"setIdx": 3,</text:p>
      <text:p text:style-name="Preformatted_20_Text"><text:s text:c="6"/>"setId": 1,</text:p>
      <text:p text:style-name="Preformatted_20_Text"><text:s text:c="6"/>"iconIdx": 12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128c0-70.692 57.308-128 128-128s128 57.308 128 128c0 70.692-57.308 128-128 128s-128-57.308-128-128zM655.53 240.47c0-70.692 57.308-128 128-128s128 57.308 128 128c0 70.692-57.308 128-128 128s-128-57.308-128-128zM832 512c0-35.346 28.654-64 64-64s64 28.654 64 64c0 35.346-28.654 64-64 64s-64-28.654-64-64zM719.53 783.53c0-35.346 28.654-64 64-64s64 28.654 64 64c0 35.346-28.654 64-64 64s-64-28.654-64-64zM448.002 896c0 0 0 0 0 0 0-35.346 28.654-64 64-64s64 28.654 64 64c0 0 0 0 0 0 0 35.346-28.654 64-64 64s-64-28.654-64-64zM176.472 783.53c0 0 0 0 0 0 0-35.346 28.654-64 64-64s64 28.654 64 64c0 0 0 0 0 0 0 35.346-28.654 64-64 64s-64-28.654-64-64zM144.472 240.47c0 0 0 0 0 0 0-53.019 42.981-96 96-96s96 42.981 96 96c0 0 0 0 0 0 0 53.019-42.981 96-96 96s-96-42.981-96-96zM56 512c0-39.765 32.235-72 72-72s72 32.235 72 72c0 39.765-32.235 72-72 72s-72-32.235-72-72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busy",</text:p>
      <text:p text:style-name="Preformatted_20_Text"><text:s text:c="10"/>"wait"</text:p>
      <text:p text:style-name="Preformatted_20_Text"><text:s text:c="8"/>],</text:p>
      <text:p text:style-name="Preformatted_20_Text"><text:s text:c="8"/>"defaultCode": 5977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spinner, loading2",</text:p>
      <text:p text:style-name="Preformatted_20_Text"><text:s text:c="8"/>"name": "spinner",</text:p>
      <text:p text:style-name="Preformatted_20_Text"><text:s text:c="8"/>"order": 1576,</text:p>
      <text:p text:style-name="Preformatted_20_Text"><text:s text:c="8"/>"id": 123,</text:p>
      <text:p text:style-name="Preformatted_20_Text"><text:s text:c="8"/>"prevSize": 32,</text:p>
      <text:p text:style-name="Preformatted_20_Text"><text:s text:c="8"/>"code": 60155</text:p>
      <text:p text:style-name="Preformatted_20_Text"><text:s text:c="6"/>},</text:p>
      <text:p text:style-name="Preformatted_20_Text"><text:s text:c="6"/>"setIdx": 3,</text:p>
      <text:p text:style-name="Preformatted_20_Text"><text:s text:c="6"/>"setId": 1,</text:p>
      <text:p text:style-name="Preformatted_20_Text"><text:s text:c="6"/>"iconIdx": 12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12c-1.278-66.862-15.784-133.516-42.576-194.462-26.704-61-65.462-116.258-113.042-161.92-47.552-45.696-103.944-81.82-164.984-105.652-61.004-23.924-126.596-35.352-191.398-33.966-64.81 1.282-129.332 15.374-188.334 41.356-59.048 25.896-112.542 63.47-156.734 109.576-44.224 46.082-79.16 100.708-102.186 159.798-23.114 59.062-34.128 122.52-32.746 185.27 1.286 62.76 14.964 125.148 40.134 182.206 25.088 57.1 61.476 108.828 106.11 151.548 44.61 42.754 97.472 76.504 154.614 98.72 57.118 22.304 118.446 32.902 179.142 31.526 60.708-1.29 120.962-14.554 176.076-38.914 55.15-24.282 105.116-59.48 146.366-102.644 41.282-43.14 73.844-94.236 95.254-149.43 13.034-33.458 21.88-68.4 26.542-103.798 1.246 0.072 2.498 0.12 3.762 0.12 35.346 0 64-28.652 64-64 0-1.796-0.094-3.572-0.238-5.332h0.238zM922.306 681.948c-23.472 53.202-57.484 101.4-99.178 141.18-41.67 39.81-91 71.186-144.244 91.79-53.228 20.678-110.29 30.452-166.884 29.082-56.604-1.298-112.596-13.736-163.82-36.474-51.25-22.666-97.684-55.49-135.994-95.712-38.338-40.198-68.528-87.764-88.322-139.058-19.87-51.284-29.228-106.214-27.864-160.756 1.302-54.552 13.328-108.412 35.254-157.69 21.858-49.3 53.498-93.97 92.246-130.81 38.73-36.868 84.53-65.87 133.874-84.856 49.338-19.060 102.136-28.006 154.626-26.644 52.5 1.306 104.228 12.918 151.562 34.034 47.352 21.050 90.256 51.502 125.624 88.782 35.396 37.258 63.21 81.294 81.39 128.688 18.248 47.392 26.782 98.058 25.424 148.496h0.238c-0.144 1.76-0.238 3.536-0.238 5.332 0 33.012 24.992 60.174 57.086 63.624-6.224 34.822-16.53 68.818-30.78 100.992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busy",</text:p>
      <text:p text:style-name="Preformatted_20_Text"><text:s text:c="10"/>"wait"</text:p>
      <text:p text:style-name="Preformatted_20_Text"><text:s text:c="8"/>],</text:p>
      <text:p text:style-name="Preformatted_20_Text"><text:s text:c="8"/>"defaultCode": 5977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inner2, loading3",</text:p>
      <text:p text:style-name="Preformatted_20_Text"><text:s text:c="8"/>"name": "spinner2",</text:p>
      <text:p text:style-name="Preformatted_20_Text"><text:s text:c="8"/>"order": 1577,</text:p>
      <text:p text:style-name="Preformatted_20_Text"><text:s text:c="8"/>"id": 124,</text:p>
      <text:p text:style-name="Preformatted_20_Text"><text:s text:c="8"/>"prevSize": 32,</text:p>
      <text:p text:style-name="Preformatted_20_Text"><text:s text:c="8"/>"code": 60156</text:p>
      <text:p text:style-name="Preformatted_20_Text"><text:s text:c="6"/>},</text:p>
      <text:p text:style-name="Preformatted_20_Text"><text:s text:c="6"/>"setIdx": 3,</text:p>
      <text:p text:style-name="Preformatted_20_Text"><text:s text:c="6"/>"setId": 1,</text:p>
      <text:p text:style-name="Preformatted_20_Text"><text:s text:c="6"/>"iconIdx": 12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512 303.096c-32.964 0-59.686-26.724-59.686-59.686v-179.060c0-32.964 26.722-59.686 59.686-59.686 32.962 0 59.688 26.722 59.688 59.686v179.060c0 32.964-26.726 59.686-59.688 59.686z",</text:p>
      <text:p text:style-name="Preformatted_20_Text"><text:s text:c="10"/>"M512 996.956c-20.602 0-37.304-16.702-37.304-37.304v-179.060c0-20.602 16.702-37.304 37.304-37.304 20.604 0 37.304 16.704 37.304 37.304v179.060c0 20.602-16.7 37.304-37.304 37.304z",</text:p>
      <text:p text:style-name="Preformatted_20_Text"><text:s text:c="10"/>"M377.756 335.36c-19.34 0-38.146-10.034-48.512-27.988l-89.53-155.070c-15.452-26.764-6.282-60.986 20.482-76.438 26.762-15.45 60.986-6.284 76.438 20.482l89.53 155.072c15.452 26.764 6.282 60.986-20.482 76.438-8.81 5.084-18.432 7.504-27.926 7.504z",</text:p>
      <text:p text:style-name="Preformatted_20_Text"><text:s text:c="10"/>"M735.856 933.256c-11.602 0-22.886-6.022-29.108-16.792l-89.53-155.070c-9.27-16.056-3.77-36.592 12.29-45.864 16.056-9.264 36.59-3.77 45.864 12.292l89.532 155.068c9.27 16.058 3.768 36.592-12.292 45.864-5.286 3.048-11.060 4.502-16.756 4.502z",</text:p>
      <text:p text:style-name="Preformatted_20_Text"><text:s text:c="10"/>"M279.344 429.94c-8.86 0-17.838-2.256-26.064-7.006l-155.072-89.53c-24.978-14.422-33.538-46.362-19.116-71.342 14.42-24.978 46.364-33.538 71.342-19.116l155.070 89.53c24.98 14.422 33.538 46.362 19.116 71.34-9.668 16.756-27.226 26.124-45.276 26.124z",</text:p>
      <text:p text:style-name="Preformatted_20_Text"><text:s text:c="10"/>"M899.648 765.674c-5.064 0-10.196-1.29-14.894-4.004l-155.068-89.53c-14.274-8.24-19.164-26.494-10.924-40.768 8.242-14.276 26.496-19.166 40.766-10.924l155.070 89.532c14.274 8.24 19.164 26.492 10.924 40.766-5.53 9.574-15.562 14.928-25.874 14.928z",</text:p>
      <text:p text:style-name="Preformatted_20_Text"><text:s text:c="10"/>"M243.41 560.496h-179.060c-26.784 0-48.496-21.712-48.496-48.496s21.712-48.496 48.496-48.496h179.060c26.784 0 48.496 21.712 48.496 48.496s-21.712 48.496-48.496 48.496z",</text:p>
      <text:p text:style-name="Preformatted_20_Text"><text:s text:c="10"/>"M959.65 541.844c-0.002 0 0 0 0 0h-179.060c-16.482-0.002-29.844-13.364-29.844-29.844s13.364-29.844 29.844-29.844c0.002 0 0 0 0 0h179.060c16.482 0 29.844 13.362 29.844 29.844 0 16.48-13.364 29.844-29.844 29.844z",</text:p>
      <text:p text:style-name="Preformatted_20_Text"><text:s text:c="10"/>"M124.366 780.598c-15.472 0-30.518-8.028-38.81-22.39-12.362-21.41-5.026-48.79 16.384-61.148l155.072-89.532c21.41-12.368 48.79-5.028 61.15 16.384 12.362 21.412 5.026 48.79-16.384 61.15l-155.072 89.53c-7.050 4.070-14.748 6.006-22.34 6.006z",</text:p>
      <text:p text:style-name="Preformatted_20_Text"><text:s text:c="10"/>"M744.632 407.552c-10.314 0-20.346-5.352-25.874-14.926-8.24-14.274-3.35-32.526 10.924-40.768l155.070-89.528c14.272-8.236 32.526-3.352 40.768 10.922 8.24 14.274 3.35 32.526-10.924 40.768l-155.070 89.528c-4.7 2.714-9.83 4.004-14.894 4.004z",</text:p>
      <text:p text:style-name="Preformatted_20_Text"><text:s text:c="10"/>"M288.136 940.716c-6.962 0-14.016-1.774-20.48-5.504-19.626-11.332-26.35-36.428-15.020-56.054l89.53-155.070c11.33-19.628 36.426-26.352 56.054-15.022 19.626 11.332 26.35 36.43 15.020 56.054l-89.53 155.072c-7.598 13.166-21.392 20.524-35.574 20.524z",</text:p>
      <text:p text:style-name="Preformatted_20_Text"><text:s text:c="10"/>"M646.266 309.242c-5.062 0-10.196-1.29-14.894-4.002-14.274-8.242-19.164-26.494-10.924-40.766l89.534-155.070c8.24-14.274 26.492-19.166 40.766-10.922 14.274 8.242 19.164 26.494 10.924 40.766l-89.532 155.070c-5.53 9.57-15.56 14.924-25.874 14.924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busy",</text:p>
      <text:p text:style-name="Preformatted_20_Text"><text:s text:c="10"/>"wait"</text:p>
      <text:p text:style-name="Preformatted_20_Text"><text:s text:c="8"/>],</text:p>
      <text:p text:style-name="Preformatted_20_Text"><text:s text:c="8"/>"defaultCode": 5977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inner3, loading4",</text:p>
      <text:p text:style-name="Preformatted_20_Text"><text:s text:c="8"/>"name": "spinner3",</text:p>
      <text:p text:style-name="Preformatted_20_Text"><text:s text:c="8"/>"order": 1578,</text:p>
      <text:p text:style-name="Preformatted_20_Text"><text:s text:c="8"/>"id": 125,</text:p>
      <text:p text:style-name="Preformatted_20_Text"><text:s text:c="8"/>"prevSize": 32,</text:p>
      <text:p text:style-name="Preformatted_20_Text"><text:s text:c="8"/>"code": 60157</text:p>
      <text:p text:style-name="Preformatted_20_Text"><text:soft-page-break/><text:s text:c="6"/>},</text:p>
      <text:p text:style-name="Preformatted_20_Text"><text:s text:c="6"/>"setIdx": 3,</text:p>
      <text:p text:style-name="Preformatted_20_Text"><text:s text:c="6"/>"setId": 1,</text:p>
      <text:p text:style-name="Preformatted_20_Text"><text:s text:c="6"/>"iconIdx": 12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92 512c0-12.18 0.704-24.196 2.030-36.022l-184.98-60.104c-5.916 31.14-9.050 63.264-9.050 96.126 0 147.23 62.166 279.922 161.654 373.324l114.284-157.296c-52.124-56.926-83.938-132.758-83.938-216.028zM832 512c0 83.268-31.812 159.102-83.938 216.028l114.284 157.296c99.488-93.402 161.654-226.094 161.654-373.324 0-32.862-3.132-64.986-9.048-96.126l-184.98 60.104c1.324 11.828 2.028 23.842 2.028 36.022zM576 198.408c91.934 18.662 169.544 76.742 214.45 155.826l184.978-60.102c-73.196-155.42-222.24-268.060-399.428-290.156v194.432zM233.55 354.232c44.906-79.084 122.516-137.164 214.45-155.826v-194.43c-177.188 22.096-326.23 134.736-399.426 290.154l184.976 60.102zM644.556 803.328c-40.39 18.408-85.272 28.672-132.556 28.672s-92.166-10.264-132.554-28.67l-114.292 157.31c73.206 40.366 157.336 63.36 246.846 63.36s173.64-22.994 246.848-63.36l-114.292-157.312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busy",</text:p>
      <text:p text:style-name="Preformatted_20_Text"><text:s text:c="10"/>"wait"</text:p>
      <text:p text:style-name="Preformatted_20_Text"><text:s text:c="8"/>],</text:p>
      <text:p text:style-name="Preformatted_20_Text"><text:s text:c="8"/>"defaultCode": 5977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inner4, loading5",</text:p>
      <text:p text:style-name="Preformatted_20_Text"><text:s text:c="8"/>"name": "spinner4",</text:p>
      <text:p text:style-name="Preformatted_20_Text"><text:s text:c="8"/>"order": 1579,</text:p>
      <text:p text:style-name="Preformatted_20_Text"><text:s text:c="8"/>"id": 126,</text:p>
      <text:p text:style-name="Preformatted_20_Text"><text:s text:c="8"/>"prevSize": 32,</text:p>
      <text:p text:style-name="Preformatted_20_Text"><text:s text:c="8"/>"code": 60158</text:p>
      <text:p text:style-name="Preformatted_20_Text"><text:s text:c="6"/>},</text:p>
      <text:p text:style-name="Preformatted_20_Text"><text:s text:c="6"/>"setIdx": 3,</text:p>
      <text:p text:style-name="Preformatted_20_Text"><text:s text:c="6"/>"setId": 1,</text:p>
      <text:p text:style-name="Preformatted_20_Text"><text:s text:c="6"/>"iconIdx": 12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256c141.384 0 256 114.616 256 256s-114.616 256-256 256-256-114.616-256-256 114.616-256 256-256zM817.47 817.47c-81.594 81.594-190.080 126.53-305.47 126.53-115.392 0-223.876-44.936-305.47-126.53s-126.53-190.078-126.53-305.47c0-115.39 44.936-223.876 126.53-305.47l67.882 67.882c0 0 0 0 0 0-131.006 131.006-131.006 344.17 0 475.176 63.462 63.462 147.838 98.412 237.588 98.412 89.748 0 174.124-34.95 237.588-98.412 131.006-131.006 131.006-344.168 0-475.176l67.882-67.882c81.594 81.594 126.53 190.080 126.53 305.47 0 115.392-44.936 223.876-126.53 305.47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busy",</text:p>
      <text:p text:style-name="Preformatted_20_Text"><text:s text:c="10"/>"wait"</text:p>
      <text:p text:style-name="Preformatted_20_Text"><text:soft-page-break/><text:s text:c="8"/>],</text:p>
      <text:p text:style-name="Preformatted_20_Text"><text:s text:c="8"/>"defaultCode": 5977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inner5, loading6",</text:p>
      <text:p text:style-name="Preformatted_20_Text"><text:s text:c="8"/>"name": "spinner5",</text:p>
      <text:p text:style-name="Preformatted_20_Text"><text:s text:c="8"/>"order": 1580,</text:p>
      <text:p text:style-name="Preformatted_20_Text"><text:s text:c="8"/>"id": 127,</text:p>
      <text:p text:style-name="Preformatted_20_Text"><text:s text:c="8"/>"prevSize": 32,</text:p>
      <text:p text:style-name="Preformatted_20_Text"><text:s text:c="8"/>"code": 60159</text:p>
      <text:p text:style-name="Preformatted_20_Text"><text:s text:c="6"/>},</text:p>
      <text:p text:style-name="Preformatted_20_Text"><text:s text:c="6"/>"setIdx": 3,</text:p>
      <text:p text:style-name="Preformatted_20_Text"><text:s text:c="6"/>"setId": 1,</text:p>
      <text:p text:style-name="Preformatted_20_Text"><text:s text:c="6"/>"iconIdx": 12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128c0-70.692 57.308-128 128-128s128 57.308 128 128c0 70.692-57.308 128-128 128s-128-57.308-128-128zM790.994 512c0 0 0 0 0 0 0-57.993 47.013-105.006 105.006-105.006s105.006 47.013 105.006 105.006c0 0 0 0 0 0 0 57.993-47.013 105.006-105.006 105.006s-105.006-47.013-105.006-105.006zM688.424 783.53c0-52.526 42.58-95.106 95.106-95.106s95.106 42.58 95.106 95.106c0 52.526-42.58 95.106-95.106 95.106s-95.106-42.58-95.106-95.106zM425.862 896c0-47.573 38.565-86.138 86.138-86.138s86.138 38.565 86.138 86.138c0 47.573-38.565 86.138-86.138 86.138s-86.138-38.565-86.138-86.138zM162.454 783.53c0-43.088 34.93-78.018 78.018-78.018s78.018 34.93 78.018 78.018c0 43.088-34.93 78.018-78.018 78.018s-78.018-34.93-78.018-78.018zM57.338 512c0-39.026 31.636-70.662 70.662-70.662s70.662 31.636 70.662 70.662c0 39.026-31.636 70.662-70.662 70.662s-70.662-31.636-70.662-70.662zM176.472 240.472c0 0 0 0 0 0 0-35.346 28.654-64 64-64s64 28.654 64 64c0 0 0 0 0 0 0 35.346-28.654 64-64 64s-64-28.654-64-64zM899.464 240.472c0 64.024-51.906 115.934-115.936 115.934-64.024 0-115.936-51.91-115.936-115.934 0-64.032 51.912-115.934 115.936-115.934 64.030 0 115.936 51.902 115.936 115.934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busy",</text:p>
      <text:p text:style-name="Preformatted_20_Text"><text:s text:c="10"/>"wait"</text:p>
      <text:p text:style-name="Preformatted_20_Text"><text:s text:c="8"/>],</text:p>
      <text:p text:style-name="Preformatted_20_Text"><text:s text:c="8"/>"defaultCode": 5977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inner6, loading7",</text:p>
      <text:p text:style-name="Preformatted_20_Text"><text:s text:c="8"/>"name": "spinner6",</text:p>
      <text:p text:style-name="Preformatted_20_Text"><text:s text:c="8"/>"order": 1581,</text:p>
      <text:p text:style-name="Preformatted_20_Text"><text:s text:c="8"/>"id": 128,</text:p>
      <text:p text:style-name="Preformatted_20_Text"><text:s text:c="8"/>"prevSize": 32,</text:p>
      <text:p text:style-name="Preformatted_20_Text"><text:s text:c="8"/>"code": 60160</text:p>
      <text:p text:style-name="Preformatted_20_Text"><text:s text:c="6"/>},</text:p>
      <text:p text:style-name="Preformatted_20_Text"><text:s text:c="6"/>"setIdx": 3,</text:p>
      <text:p text:style-name="Preformatted_20_Text"><text:s text:c="6"/>"setId": 1,</text:p>
      <text:p text:style-name="Preformatted_20_Text"><text:s text:c="6"/>"iconIdx": 127</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416 928c0-53.019 42.981-96 96-96s96 42.981 96 96c0 53.019-42.981 96-96 96s-96-42.981-96-96zM0 512c0-53.019 42.981-96 96-96s96 42.981 96 96c0 53.019-42.981 96-96 96s-96-42.981-96-96zM832 512c0-53.019 42.981-96 96-96s96 42.981 96 96c0 53.019-42.981 96-96 96s-96-42.981-96-96zM121.844 217.844c0-53.019 42.981-96 96-96s96 42.981 96 96c0 53.019-42.981 96-96 96s-96-42.981-96-96zM710.156 806.156c0-53.019 42.981-96 96-96s96 42.981 96 96c0 53.019-42.981 96-96 96s-96-42.981-96-96zM121.844 806.156c0-53.019 42.981-96 96-96s96 42.981 96 96c0 53.019-42.981 96-96 96s-96-42.981-96-96zM710.156 217.844c0-53.019 42.981-96 96-96s96 42.981 96 96c0 53.019-42.981 96-96 96s-96-42.981-96-96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busy",</text:p>
      <text:p text:style-name="Preformatted_20_Text"><text:s text:c="10"/>"wait"</text:p>
      <text:p text:style-name="Preformatted_20_Text"><text:s text:c="8"/>],</text:p>
      <text:p text:style-name="Preformatted_20_Text"><text:s text:c="8"/>"defaultCode": 5977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inner7, loading8",</text:p>
      <text:p text:style-name="Preformatted_20_Text"><text:s text:c="8"/>"name": "spinner7",</text:p>
      <text:p text:style-name="Preformatted_20_Text"><text:s text:c="8"/>"order": 1582,</text:p>
      <text:p text:style-name="Preformatted_20_Text"><text:s text:c="8"/>"id": 129,</text:p>
      <text:p text:style-name="Preformatted_20_Text"><text:s text:c="8"/>"prevSize": 32,</text:p>
      <text:p text:style-name="Preformatted_20_Text"><text:s text:c="8"/>"code": 60161</text:p>
      <text:p text:style-name="Preformatted_20_Text"><text:s text:c="6"/>},</text:p>
      <text:p text:style-name="Preformatted_20_Text"><text:s text:c="6"/>"setIdx": 3,</text:p>
      <text:p text:style-name="Preformatted_20_Text"><text:s text:c="6"/>"setId": 1,</text:p>
      <text:p text:style-name="Preformatted_20_Text"><text:s text:c="6"/>"iconIdx": 12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136.76 0-265.334-53.258-362.040-149.96-96.702-96.706-149.96-225.28-149.96-362.040 0-96.838 27.182-191.134 78.606-272.692 50-79.296 120.664-143.372 204.356-185.3l43 85.832c-68.038 34.084-125.492 86.186-166.15 150.67-41.746 66.208-63.812 142.798-63.812 221.49 0 229.382 186.618 416 416 416s416-186.618 416-416c0-78.692-22.066-155.282-63.81-221.49-40.66-64.484-98.114-116.584-166.15-150.67l43-85.832c83.692 41.928 154.358 106.004 204.356 185.3 51.422 81.558 78.604 175.854 78.604 272.692 0 136.76-53.258 265.334-149.96 362.040-96.706 96.702-225.28 149.96-362.040 149.96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busy",</text:p>
      <text:p text:style-name="Preformatted_20_Text"><text:s text:c="10"/>"wait"</text:p>
      <text:p text:style-name="Preformatted_20_Text"><text:s text:c="8"/>],</text:p>
      <text:p text:style-name="Preformatted_20_Text"><text:s text:c="8"/>"defaultCode": 5977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inner8, loading9",</text:p>
      <text:p text:style-name="Preformatted_20_Text"><text:s text:c="8"/>"name": "spinner8",</text:p>
      <text:p text:style-name="Preformatted_20_Text"><text:s text:c="8"/>"order": 1583,</text:p>
      <text:p text:style-name="Preformatted_20_Text"><text:s text:c="8"/>"id": 130,</text:p>
      <text:p text:style-name="Preformatted_20_Text"><text:soft-page-break/><text:s text:c="8"/>"prevSize": 32,</text:p>
      <text:p text:style-name="Preformatted_20_Text"><text:s text:c="8"/>"code": 60162</text:p>
      <text:p text:style-name="Preformatted_20_Text"><text:s text:c="6"/>},</text:p>
      <text:p text:style-name="Preformatted_20_Text"><text:s text:c="6"/>"setIdx": 3,</text:p>
      <text:p text:style-name="Preformatted_20_Text"><text:s text:c="6"/>"setId": 1,</text:p>
      <text:p text:style-name="Preformatted_20_Text"><text:s text:c="6"/>"iconIdx": 12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78.748 0-505.458 222.762-511.848 499.974 5.92-241.864 189.832-435.974 415.848-435.974 229.75 0 416 200.576 416 448 0 53.020 42.98 96 96 96s96-42.98 96-96c0-282.77-229.23-512-512-512zM512 1024c278.748 0 505.458-222.762 511.848-499.974-5.92 241.864-189.832 435.974-415.848 435.974-229.75 0-416-200.576-416-448 0-53.020-42.98-96-96-96s-96 42.98-96 96c0 282.77 229.23 512 512 512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busy",</text:p>
      <text:p text:style-name="Preformatted_20_Text"><text:s text:c="10"/>"wait"</text:p>
      <text:p text:style-name="Preformatted_20_Text"><text:s text:c="8"/>],</text:p>
      <text:p text:style-name="Preformatted_20_Text"><text:s text:c="8"/>"defaultCode": 5977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inner9, loading10",</text:p>
      <text:p text:style-name="Preformatted_20_Text"><text:s text:c="8"/>"name": "spinner9",</text:p>
      <text:p text:style-name="Preformatted_20_Text"><text:s text:c="8"/>"order": 1584,</text:p>
      <text:p text:style-name="Preformatted_20_Text"><text:s text:c="8"/>"id": 131,</text:p>
      <text:p text:style-name="Preformatted_20_Text"><text:s text:c="8"/>"prevSize": 32,</text:p>
      <text:p text:style-name="Preformatted_20_Text"><text:s text:c="8"/>"code": 60163</text:p>
      <text:p text:style-name="Preformatted_20_Text"><text:s text:c="6"/>},</text:p>
      <text:p text:style-name="Preformatted_20_Text"><text:s text:c="6"/>"setIdx": 3,</text:p>
      <text:p text:style-name="Preformatted_20_Text"><text:s text:c="6"/>"setId": 1,</text:p>
      <text:p text:style-name="Preformatted_20_Text"><text:s text:c="6"/>"iconIdx": 13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042 513.618l-0.022 0.004c0 0 0.012 0.090 0.028 0.222 0.11 3.878 0.55 7.676 1.322 11.352 0.204 1.746 0.428 3.66 0.674 5.774 0.222 1.886 0.46 3.914 0.718 6.078 0.374 2.566 0.77 5.292 1.19 8.176 0.856 5.746 1.8 12.124 2.908 18.958 1.348 6.446 2.804 13.414 4.364 20.864 0.71 3.718 1.776 7.504 2.786 11.406 1.024 3.89 2.078 7.894 3.16 12.004 0.566 2.042 1.040 4.132 1.708 6.208 0.656 2.074 1.32 4.176 1.988 6.3 1.348 4.234 2.726 8.566 4.136 12.988 0.352 1.106 0.708 2.21 1.064 3.324 0.408 1.102 0.814 2.208 1.226 3.316 0.826 2.218 1.658 4.458 2.502 6.714 1.696 4.496 3.422 9.078 5.18 13.742 1.968 4.566 3.97 9.214 6.004 13.934 1.018 2.348 2.044 4.714 3.078 7.098 1.048 2.376 2.27 4.704 3.408 7.074 2.322 4.714 4.678 9.496 7.062 14.332 2.47 4.786 5.208 9.512 7.846 14.328 1.336 2.398 2.68 4.808 4.028 7.23 1.368 2.41 2.902 4.75 4.356 7.14 2.95 4.738 5.93 9.524 8.934 14.348 12.64 18.894 26.676 37.566 42.21 55.278 15.712 17.578 32.726 34.25 50.692 49.602 18.18 15.136 37.264 28.902 56.726 41.114 19.604 12.036 39.644 22.312 59.376 31.144 5.004 2.040 9.964 4.062 14.878 6.066 2.462 0.972 4.868 2.032 7.336 2.918 2.47 0.868 4.93 1.734 7.376 2.594 4.898 1.684 9.678 3.468 14.484 4.992 4.832 1.43 9.604 2.844 14.312 4.242 2.356 0.672 4.66 1.426 7.004 2.012 2.346 0.574 4.676 1.14 6.986 1.704 4.606 1.118 9.142 2.214 13.604 3.296 4.5 0.868 8.926 1.722 13.27 2.558 2.166 0.41 4.31 0.82 6.434 1.222 1.062 0.2 2.118 0.398 3.166 0.598 1.060 0.148 2.118 0.292 3.166 0.442 4.192 0.582 8.292 1.152 12.3 1.71 1.998 0.274 3.972 0.546 5.922 0.816 1.946 0.286 <text:soft-page-break/>3.904 0.378 5.814 0.57 3.822 0.336 7.544 0.664 11.164 0.98 3.616 0.304 7.104 0.688 10.526 0.738 0.23 0.008 0.452 0.016 0.682 0.026 0.614 34.812 29.008 62.846 63.968 62.846 0.542 0 1.080-0.028 1.62-0.042v0.022c0 0 0.090-0.012 0.224-0.028 3.878-0.11 7.674-0.55 11.35-1.322 1.748-0.204 3.662-0.426 5.776-0.672 1.884-0.222 3.912-0.462 6.076-0.718 2.566-0.376 5.292-0.772 8.176-1.192 5.746-0.856 12.124-1.8 18.958-2.908 6.446-1.348 13.414-2.804 20.864-4.362 3.718-0.712 7.504-1.778 11.406-2.786 3.892-1.026 7.894-2.080 12.004-3.162 2.044-0.566 4.132-1.040 6.208-1.708 2.074-0.656 4.174-1.318 6.3-1.988 4.232-1.348 8.564-2.726 12.988-4.134 1.104-0.354 2.21-0.708 3.324-1.066 1.1-0.406 2.206-0.814 3.316-1.226 2.216-0.824 4.456-1.658 6.714-2.5 4.496-1.698 9.078-3.424 13.74-5.182 4.568-1.968 9.216-3.97 13.936-6.004 2.348-1.018 4.714-2.044 7.098-3.078 2.376-1.048 4.702-2.27 7.074-3.408 4.714-2.322 9.494-4.678 14.33-7.062 4.786-2.47 9.512-5.208 14.328-7.846 2.398-1.336 4.808-2.678 7.23-4.028 2.41-1.366 4.75-2.9 7.14-4.354 4.738-2.952 9.524-5.93 14.35-8.936 18.89-12.64 37.564-26.674 55.278-42.21 17.574-15.712 34.248-32.726 49.602-50.69 15.136-18.182 28.902-37.264 41.112-56.728 12.036-19.602 22.314-39.644 31.142-59.376 2.042-5.002 4.062-9.964 6.068-14.878 0.974-2.462 2.032-4.868 2.918-7.334 0.87-2.472 1.732-4.932 2.592-7.376 1.686-4.898 3.468-9.678 4.994-14.484 1.432-4.832 2.846-9.604 4.24-14.31 0.674-2.358 1.43-4.66 2.016-7.004 0.57-2.348 1.138-4.676 1.702-6.988 1.118-4.606 2.216-9.14 3.296-13.602 0.868-4.502 1.72-8.928 2.558-13.272 0.41-2.164 0.818-4.308 1.222-6.434 0.2-1.060 0.398-2.116 0.596-3.164 0.148-1.062 0.296-2.118 0.444-3.168 0.582-4.19 1.152-8.292 1.708-12.3 0.278-1.996 0.55-3.97 0.82-5.922 0.284-1.946 0.376-3.902 0.568-5.812 0.336-3.822 0.664-7.546 0.98-11.164 0.304-3.616 0.686-7.106 0.738-10.528 0.020-0.534 0.040-1.044 0.058-1.574 35.224-0.146 63.732-28.738 63.732-63.992 0-0.542-0.028-1.080-0.042-1.62h0.022c0 0-0.012-0.090-0.028-0.224-0.11-3.878-0.55-7.674-1.322-11.35-0.204-1.748-0.428-3.662-0.674-5.776-0.222-1.886-0.46-3.914-0.718-6.076-0.374-2.566-0.77-5.294-1.19-8.176-0.856-5.746-1.8-12.124-2.908-18.958-1.348-6.444-2.804-13.414-4.364-20.862-0.71-3.72-1.776-7.506-2.786-11.408-1.024-3.892-2.078-7.894-3.16-12.002-0.566-2.044-1.040-4.134-1.708-6.208-0.656-2.076-1.32-4.174-1.988-6.3-1.348-4.234-2.726-8.566-4.136-12.99-0.352-1.102-0.708-2.21-1.064-3.324-0.408-1.1-0.814-2.206-1.226-3.316-0.826-2.216-1.658-4.454-2.502-6.714-1.696-4.498-3.422-9.080-5.18-13.74-1.968-4.57-3.97-9.216-6.004-13.936-1.020-2.348-2.044-4.714-3.078-7.098-1.048-2.376-2.27-4.702-3.408-7.076-2.322-4.714-4.678-9.494-7.062-14.33-2.47-4.786-5.208-9.512-7.846-14.328-1.336-2.398-2.68-4.808-4.028-7.23-1.368-2.41-2.902-4.75-4.356-7.14-2.95-4.74-5.93-9.524-8.934-14.35-12.64-18.892-26.676-37.564-42.21-55.278-15.712-17.576-32.726-34.25-50.692-49.602-18.18-15.136-37.264-28.902-56.726-41.112-19.604-12.036-39.644-22.314-59.376-31.142-5.004-2.040-9.964-4.062-14.878-6.068-2.462-0.974-4.868-2.032-7.336-2.918-2.47-0.87-4.93-1.734-7.376-2.592-4.898-1.684-9.678-3.468-14.484-4.994-4.832-1.432-9.604-2.846-14.312-4.242-2.356-0.672-4.66-1.428-7.004-2.014-2.346-0.572-4.676-1.138-6.986-1.702-4.606-1.118-9.142-2.216-13.604-3.298-4.5-0.868-8.926-1.72-13.27-2.558-2.166-0.412-4.31-0.82-6.434-1.222-1.062-0.2-2.118-0.398-3.166-0.596-1.060-0.148-2.118-0.296-3.166-0.442-4.192-0.584-8.292-1.154-12.3-1.71-1.998-0.276-3.972-0.55-5.922-0.82-1.946-0.284-3.904-0.376-5.814-0.57-3.822-0.336-7.544-0.664-11.164-0.98-3.616-0.304-7.104-0.686-10.526-0.738-0.852-0.032-1.674-0.062-2.512-0.092-0.65-34.78-29.028-62.778-63.966-62.778-0.542 0-1.080 0.028-1.62 0.042l-0.002-0.022c0 0-0.090 0.012-0.222 0.028-3.878 0.11-7.676 0.55-11.352 1.322-1.748 0.204-3.662 0.426-5.776 0.672-1.884 0.222-3.912 0.462-6.076 0.718-2.566 0.376-5.292 0.772-8.176 1.192-5.746 0.856-12.124 1.8-18.958 2.908-6.446 1.348-13.414 2.804-20.864 4.362-3.718 0.712-7.504 1.778-11.406 2.786-3.892 1.026-7.894 2.080-12.004 3.162-2.044 0.566-4.132 1.040-6.208 1.708-2.074 0.656-4.174 1.318-6.3 1.988-4.232 1.348-8.564 2.726-12.988 4.134-1.104 0.354-2.21 0.708-3.324 1.066-1.1 0.406-2.206 0.814-3.316 1.226-2.216 0.824-4.456 1.658-6.714 2.5-4.496 1.698-9.078 3.424-13.74 5.182-4.568 1.968-9.216 3.97-13.936 6.004-2.348 1.018-4.714 2.044-7.098 3.078-2.376 1.048-4.702 2.27-7.074 3.408-4.714 2.322-9.494 4.678-14.33 7.062-4.786 2.47-9.512 5.208-14.328 7.846-2.398 1.336-4.808 2.678-7.23 4.028-2.41 1.366-4.75 2.9-7.14 4.354-4.738 2.952-9.524 5.93-14.35 8.936-18.89 12.64-37.564 26.674-55.278 42.21-17.574 15.712-34.248 32.726-49.602 50.69-15.136 18.182-28.902 37.264-41.112 56.728-12.036 19.602-22.314 39.644-31.142 59.376-2.042 5.002-4.062 9.964-6.068 14.878-0.974 2.462-2.032 4.868-2.918 7.334-0.87 2.472-1.732 4.932-2.592 7.376-1.686 4.898-3.468 9.678-4.994 14.484-1.432 4.832-2.846 9.604-4.24 14.31-0.674 2.358-1.43 4.66-2.016 7.004-0.57 2.348-1.138 4.676-1.702 6.988-1.118 4.606-2.216 9.14-3.296 <text:soft-page-break/>13.602-0.868 4.502-1.72 8.928-2.558 13.272-0.41 2.164-0.818 4.308-1.222 6.434-0.2 1.060-0.398 2.116-0.596 3.164-0.148 1.062-0.296 2.118-0.444 3.168-0.582 4.19-1.152 8.292-1.708 12.3-0.278 1.996-0.55 3.97-0.82 5.922-0.284 1.946-0.376 3.902-0.568 5.812-0.336 3.822-0.664 7.546-0.98 11.164-0.304 3.616-0.686 7.106-0.738 10.528-0.020 0.548-0.040 1.076-0.058 1.62-34.376 1.112-61.902 29.304-61.902 63.946 0 0.542 0.028 1.078 0.042 1.618zM73.518 448.706c0.042-0.196 0.086-0.384 0.128-0.58 0.644-3.248 1.632-6.542 2.556-9.942 0.934-3.388 1.894-6.876 2.88-10.454 0.516-1.78 0.934-3.602 1.546-5.406 0.596-1.802 1.202-3.628 1.81-5.476 1.218-3.682 2.464-7.45 3.736-11.294 0.316-0.958 0.634-1.924 0.956-2.892 0.37-0.954 0.74-1.914 1.114-2.876 0.746-1.924 1.5-3.868 2.26-5.83 1.52-3.904 3.070-7.882 4.646-11.93 1.768-3.96 3.566-7.99 5.392-12.080 0.908-2.038 1.824-4.090 2.746-6.156 0.932-2.060 2.036-4.072 3.052-6.126 2.070-4.084 4.17-8.222 6.294-12.412 2.202-4.142 4.654-8.224 6.998-12.392 1.184-2.074 2.374-4.16 3.57-6.256 1.21-2.086 2.586-4.102 3.876-6.166 2.616-4.098 5.256-8.232 7.918-12.402 11.234-16.298 23.632-32.398 37.33-47.638 13.874-15.104 28.842-29.404 44.598-42.548 15.974-12.928 32.686-24.65 49.676-35.022 17.13-10.194 34.6-18.838 51.734-26.258 4.35-1.7 8.662-3.382 12.934-5.050 2.136-0.812 4.216-1.71 6.36-2.444 2.146-0.714 4.28-1.428 6.404-2.136 4.25-1.386 8.382-2.888 12.548-4.142 4.184-1.174 8.314-2.332 12.392-3.474 2.038-0.55 4.026-1.19 6.054-1.662 2.030-0.458 4.044-0.914 6.044-1.368 3.978-0.91 7.896-1.806 11.748-2.688 3.888-0.686 7.71-1.36 11.462-2.022 1.868-0.33 3.716-0.658 5.546-0.98 0.914-0.162 1.824-0.324 2.728-0.484 0.916-0.112 1.828-0.222 2.734-0.332 3.612-0.448 7.148-0.882 10.604-1.31 1.72-0.216 3.422-0.432 5.102-0.644 1.674-0.226 3.364-0.266 5.010-0.408 3.292-0.238 6.498-0.472 9.616-0.7 3.11-0.218 6.11-0.524 9.058-0.508 5.848-0.132 11.32-0.256 16.38-0.372 4.664 0.168 8.948 0.324 12.818 0.462 1.914 0.054 3.726 0.108 5.432 0.156 2.122 0.134 4.108 0.26 5.958 0.378 2.13 0.138 4.060 0.266 5.82 0.38 3.256 0.51 6.592 0.782 9.99 0.782 0.466 0 0.93-0.026 1.396-0.036 0.132 0.008 0.224 0.014 0.224 0.014v-0.020c31.14-0.778 56.75-23.784 61.556-53.754 0.542 0.12 1.064 0.236 1.612 0.356 3.246 0.644 6.542 1.632 9.942 2.556 3.386 0.934 6.876 1.894 10.454 2.88 1.778 0.516 3.602 0.934 5.404 1.546 1.802 0.596 3.63 1.202 5.478 1.812 3.68 1.218 7.448 2.464 11.292 3.736 0.96 0.316 1.924 0.634 2.892 0.956 0.956 0.37 1.914 0.74 2.876 1.112 1.926 0.746 3.868 1.5 5.83 2.26 3.904 1.52 7.884 3.070 11.932 4.646 3.96 1.768 7.988 3.566 12.080 5.392 2.038 0.908 4.088 1.824 6.156 2.746 2.060 0.932 4.072 2.036 6.126 3.054 4.082 2.070 8.222 4.17 12.41 6.294 4.144 2.202 8.226 4.654 12.394 6.998 2.074 1.184 4.16 2.374 6.256 3.572 2.086 1.21 4.102 2.586 6.166 3.876 4.098 2.616 8.23 5.256 12.402 7.918 16.296 11.234 32.398 23.632 47.636 37.33 15.104 13.874 29.406 28.842 42.55 44.598 12.928 15.974 24.648 32.686 35.020 49.676 10.196 17.13 18.84 34.6 26.26 51.736 1.698 4.348 3.382 8.662 5.050 12.932 0.812 2.136 1.71 4.216 2.444 6.36 0.714 2.146 1.428 4.28 2.136 6.404 1.386 4.25 2.888 8.384 4.142 12.548 1.174 4.184 2.33 8.316 3.474 12.392 0.55 2.038 1.19 4.026 1.66 6.054 0.46 2.030 0.916 4.046 1.368 6.046 0.91 3.978 1.808 7.896 2.688 11.748 0.688 3.888 1.362 7.71 2.024 11.462 0.33 1.868 0.656 3.716 0.98 5.548 0.162 0.914 0.324 1.824 0.484 2.728 0.11 0.916 0.222 1.828 0.332 2.734 0.446 3.612 0.882 7.148 1.31 10.604 0.216 1.72 0.432 3.42 0.642 5.1 0.226 1.674 0.268 3.364 0.41 5.010 0.238 3.292 0.472 6.498 0.7 9.616 0.218 3.11 0.524 6.11 0.508 9.058 0.132 5.848 0.256 11.32 0.372 16.38-0.168 4.664-0.324 8.948-0.462 12.818-0.054 1.914-0.108 3.726-0.156 5.432-0.134 2.122-0.26 4.108-0.378 5.958-0.138 2.13-0.266 4.060-0.38 5.82-0.498 3.256-0.768 6.592-0.768 9.99 0 0.468 0.026 0.93 0.036 1.396-0.008 0.132-0.016 0.224-0.016 0.224h0.022c0.768 30.766 23.236 56.128 52.682 61.37-0.066 0.296-0.13 0.584-0.198 0.884-0.644 3.248-1.632 6.542-2.556 9.942-0.934 3.388-1.894 6.876-2.88 10.454-0.516 1.78-0.934 3.602-1.546 5.406-0.596 1.802-1.202 3.628-1.81 5.476-1.218 3.682-2.464 7.45-3.736 11.294-0.316 0.958-0.634 1.924-0.956 2.892-0.37 0.954-0.74 1.914-1.114 2.876-0.746 1.924-1.5 3.868-2.26 5.83-1.52 3.904-3.070 7.882-4.646 11.93-1.768 3.96-3.566 7.99-5.392 12.080-0.908 2.038-1.824 4.090-2.746 6.156-0.932 2.060-2.036 4.072-3.052 6.126-2.070 4.084-4.17 8.222-6.294 12.412-2.202 4.142-4.654 8.224-6.998 12.392-1.184 2.074-2.374 4.16-3.57 6.256-1.21 2.086-2.586 4.102-3.876 6.166-2.616 4.098-5.256 8.232-7.918 12.402-11.234 16.298-23.632 32.398-37.33 47.638-13.874 15.104-28.842 29.404-44.598 42.548-15.974 12.928-32.686 24.65-49.676 35.022-17.13 10.194-34.6 18.838-51.734 26.258-4.35 1.7-8.662 3.382-12.934 5.050-2.136 0.812-4.216 1.71-6.36 2.444-2.146 0.714-4.28 1.428-6.404 2.136-4.25 1.386-8.382 2.888-12.548 4.142-4.184 1.174-8.314 2.332-12.392 3.474-2.038 0.55-4.026 1.19-6.054 1.662-2.030 0.458-4.044 0.914-6.044 1.368-3.978 0.91-7.896 1.806-11.748 2.688-3.888 0.686-<text:soft-page-break/>7.71 1.36-11.462 2.022-1.868 0.33-3.716 0.658-5.546 0.98-0.914 0.162-1.824 0.324-2.728 0.484-0.916 0.112-1.828 0.222-2.734 0.332-3.612 0.448-7.148 0.882-10.604 1.31-1.72 0.216-3.422 0.432-5.102 0.644-1.674 0.226-3.364 0.266-5.010 0.408-3.292 0.238-6.498 0.472-9.616 0.7-3.11 0.218-6.11 0.524-9.058 0.508-5.848 0.132-11.32 0.256-16.38 0.372-4.664-0.168-8.948-0.324-12.818-0.462-1.914-0.054-3.726-0.108-5.432-0.156-2.122-0.134-4.108-0.26-5.958-0.378-2.13-0.138-4.060-0.266-5.82-0.38-3.256-0.51-6.592-0.782-9.99-0.782-0.466 0-0.93 0.026-1.396 0.036-0.132-0.008-0.224-0.014-0.224-0.014v0.020c-31.004 0.774-56.524 23.586-61.488 53.364-3.2-0.64-6.446-1.61-9.792-2.522-3.386-0.934-6.876-1.894-10.454-2.878-1.778-0.516-3.602-0.938-5.404-1.546-1.802-0.598-3.63-1.204-5.478-1.812-3.68-1.218-7.448-2.464-11.292-3.738-0.96-0.316-1.924-0.632-2.892-0.954-0.956-0.372-1.914-0.742-2.876-1.114-1.926-0.746-3.868-1.5-5.83-2.258-3.904-1.524-7.884-3.070-11.932-4.648-3.96-1.77-7.988-3.566-12.080-5.39-2.038-0.91-4.088-1.824-6.156-2.746-2.060-0.934-4.072-2.036-6.126-3.054-4.082-2.070-8.222-4.172-12.41-6.296-4.144-2.2-8.226-4.652-12.394-6.996-2.074-1.184-4.16-2.376-6.256-3.57-2.086-1.21-4.102-2.586-6.166-3.878-4.098-2.614-8.23-5.254-12.402-7.918-16.296-11.23-32.398-23.632-47.636-37.328-15.104-13.876-29.406-28.84-42.55-44.598-12.928-15.972-24.648-32.684-35.020-49.676-10.196-17.128-18.84-34.602-26.26-51.734-1.698-4.352-3.382-8.664-5.050-12.934-0.812-2.136-1.71-4.218-2.444-6.36-0.714-2.148-1.428-4.282-2.136-6.406-1.386-4.25-2.888-8.382-4.142-12.546-1.174-4.184-2.33-8.316-3.474-12.394-0.55-2.036-1.19-4.024-1.66-6.054-0.46-2.028-0.916-4.042-1.368-6.042-0.91-3.98-1.808-7.898-2.688-11.75-0.688-3.886-1.362-7.71-2.024-11.46-0.33-1.868-0.656-3.718-0.98-5.546-0.162-0.914-0.324-1.824-0.484-2.73-0.11-0.914-0.222-1.828-0.332-2.734-0.446-3.61-0.882-7.148-1.31-10.602-0.216-1.722-0.432-3.422-0.642-5.102-0.226-1.676-0.268-3.364-0.41-5.012-0.238-3.29-0.472-6.496-0.7-9.614-0.218-3.11-0.524-6.11-0.508-9.058-0.132-5.848-0.256-11.32-0.372-16.382 0.168-4.664 0.324-8.946 0.462-12.816 0.054-1.914 0.108-3.726 0.156-5.434 0.134-2.122 0.26-4.106 0.378-5.958 0.138-2.128 0.266-4.058 0.38-5.82 0.496-3.26 0.766-6.596 0.766-9.994 0-0.466-0.026-0.93-0.036-1.396 0.008-0.132 0.016-0.224 0.016-0.224h-0.022c-0.78-31.38-24.134-57.154-54.44-61.674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busy",</text:p>
      <text:p text:style-name="Preformatted_20_Text"><text:s text:c="10"/>"wait"</text:p>
      <text:p text:style-name="Preformatted_20_Text"><text:s text:c="8"/>],</text:p>
      <text:p text:style-name="Preformatted_20_Text"><text:s text:c="8"/>"defaultCode": 5977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inner10, loading11",</text:p>
      <text:p text:style-name="Preformatted_20_Text"><text:s text:c="8"/>"name": "spinner10",</text:p>
      <text:p text:style-name="Preformatted_20_Text"><text:s text:c="8"/>"order": 1585,</text:p>
      <text:p text:style-name="Preformatted_20_Text"><text:s text:c="8"/>"id": 132,</text:p>
      <text:p text:style-name="Preformatted_20_Text"><text:s text:c="8"/>"prevSize": 32,</text:p>
      <text:p text:style-name="Preformatted_20_Text"><text:s text:c="8"/>"code": 60164</text:p>
      <text:p text:style-name="Preformatted_20_Text"><text:s text:c="6"/>},</text:p>
      <text:p text:style-name="Preformatted_20_Text"><text:s text:c="6"/>"setIdx": 3,</text:p>
      <text:p text:style-name="Preformatted_20_Text"><text:s text:c="6"/>"setId": 1,</text:p>
      <text:p text:style-name="Preformatted_20_Text"><text:s text:c="6"/>"iconIdx": 13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384h-384l143.53-143.53c-72.53-72.526-168.96-112.47-271.53-112.47s-199 39.944-271.53 112.47c-72.526 72.53-112.47 168.96-112.47 271.53s39.944 199 112.47 271.53c72.53 72.526 168.96 112.47 271.53 112.47s199-39.944 271.528-112.472c6.056-6.054 11.86-12.292 17.456-18.668l96.32 84.282c-93.846 107.166-231.664 174.858-385.304 174.858-282.77 0-512-229.23-512-<text:soft-page-break/>512s229.23-512 512-512c141.386 0 269.368 57.326 362.016 149.984l149.984-149.984v384z"</text:p>
      <text:p text:style-name="Preformatted_20_Text"><text:s text:c="8"/>],</text:p>
      <text:p text:style-name="Preformatted_20_Text"><text:s text:c="8"/>"tags": [</text:p>
      <text:p text:style-name="Preformatted_20_Text"><text:s text:c="10"/>"spinner",</text:p>
      <text:p text:style-name="Preformatted_20_Text"><text:s text:c="10"/>"loading",</text:p>
      <text:p text:style-name="Preformatted_20_Text"><text:s text:c="10"/>"loading-wheel",</text:p>
      <text:p text:style-name="Preformatted_20_Text"><text:s text:c="10"/>"refresh",</text:p>
      <text:p text:style-name="Preformatted_20_Text"><text:s text:c="10"/>"repeat",</text:p>
      <text:p text:style-name="Preformatted_20_Text"><text:s text:c="10"/>"busy",</text:p>
      <text:p text:style-name="Preformatted_20_Text"><text:s text:c="10"/>"wait",</text:p>
      <text:p text:style-name="Preformatted_20_Text"><text:s text:c="10"/>"arrow"</text:p>
      <text:p text:style-name="Preformatted_20_Text"><text:s text:c="8"/>],</text:p>
      <text:p text:style-name="Preformatted_20_Text"><text:s text:c="8"/>"defaultCode": 5978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inner11, loading12",</text:p>
      <text:p text:style-name="Preformatted_20_Text"><text:s text:c="8"/>"name": "spinner11",</text:p>
      <text:p text:style-name="Preformatted_20_Text"><text:s text:c="8"/>"order": 1586,</text:p>
      <text:p text:style-name="Preformatted_20_Text"><text:s text:c="8"/>"id": 133,</text:p>
      <text:p text:style-name="Preformatted_20_Text"><text:s text:c="8"/>"prevSize": 32,</text:p>
      <text:p text:style-name="Preformatted_20_Text"><text:s text:c="8"/>"code": 60165</text:p>
      <text:p text:style-name="Preformatted_20_Text"><text:s text:c="6"/>},</text:p>
      <text:p text:style-name="Preformatted_20_Text"><text:s text:c="6"/>"setIdx": 3,</text:p>
      <text:p text:style-name="Preformatted_20_Text"><text:s text:c="6"/>"setId": 1,</text:p>
      <text:p text:style-name="Preformatted_20_Text"><text:s text:c="6"/>"iconIdx": 13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4 0h384v64h-384zM576 0h384v64h-384zM952 320h-56v-256h-256v256h-256v-256h-256v256h-56c-39.6 0-72 32.4-72 72v560c0 39.6 32.4 72 72 72h304c39.6 0 72-32.4 72-72v-376h128v376c0 39.6 32.4 72 72 72h304c39.6 0 72-32.4 72-72v-560c0-39.6-32.4-72-72-72zM348 960h-248c-19.8 0-36-14.4-36-32s16.2-32 36-32h248c19.8 0 36 14.4 36 32s-16.2 32-36 32zM544 512h-64c-17.6 0-32-14.4-32-32s14.4-32 32-32h64c17.6 0 32 14.4 32 32s-14.4 32-32 32zM924 960h-248c-19.8 0-36-14.4-36-32s16.2-32 36-32h248c19.8 0 36 14.4 36 32s-16.2 32-36 32z"</text:p>
      <text:p text:style-name="Preformatted_20_Text"><text:s text:c="8"/>],</text:p>
      <text:p text:style-name="Preformatted_20_Text"><text:s text:c="8"/>"tags": [</text:p>
      <text:p text:style-name="Preformatted_20_Text"><text:s text:c="10"/>"binoculars",</text:p>
      <text:p text:style-name="Preformatted_20_Text"><text:s text:c="10"/>"lookup",</text:p>
      <text:p text:style-name="Preformatted_20_Text"><text:s text:c="10"/>"search",</text:p>
      <text:p text:style-name="Preformatted_20_Text"><text:s text:c="10"/>"find"</text:p>
      <text:p text:style-name="Preformatted_20_Text"><text:s text:c="8"/>],</text:p>
      <text:p text:style-name="Preformatted_20_Text"><text:s text:c="8"/>"defaultCode": 5978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inoculars, lookup",</text:p>
      <text:p text:style-name="Preformatted_20_Text"><text:s text:c="8"/>"name": "binoculars",</text:p>
      <text:p text:style-name="Preformatted_20_Text"><text:s text:c="8"/>"order": 1587,</text:p>
      <text:p text:style-name="Preformatted_20_Text"><text:s text:c="8"/>"id": 134,</text:p>
      <text:p text:style-name="Preformatted_20_Text"><text:s text:c="8"/>"prevSize": 32,</text:p>
      <text:p text:style-name="Preformatted_20_Text"><text:s text:c="8"/>"code": 60166</text:p>
      <text:p text:style-name="Preformatted_20_Text"><text:s text:c="6"/>},</text:p>
      <text:p text:style-name="Preformatted_20_Text"><text:s text:c="6"/>"setIdx": 3,</text:p>
      <text:p text:style-name="Preformatted_20_Text"><text:s text:c="6"/>"setId": 1,</text:p>
      <text:p text:style-name="Preformatted_20_Text"><text:s text:c="6"/>"iconIdx": 133</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992.262 871.396l-242.552-206.294c-25.074-22.566-51.89-32.926-73.552-31.926 57.256-67.068 91.842-154.078 91.842-249.176 0-212.078-171.922-384-384-384-212.076 0-384 171.922-384 384s171.922 384 384 384c95.098 0 182.108-34.586 249.176-91.844-1 21.662 9.36 48.478 31.926 73.552l206.294 242.552c35.322 39.246 93.022 42.554 128.22 7.356s31.892-92.898-7.354-128.22zM384 640c-141.384 0-256-114.616-256-256s114.616-256 256-256 256 114.616 256 256-114.614 256-256 256z"</text:p>
      <text:p text:style-name="Preformatted_20_Text"><text:s text:c="8"/>],</text:p>
      <text:p text:style-name="Preformatted_20_Text"><text:s text:c="8"/>"tags": [</text:p>
      <text:p text:style-name="Preformatted_20_Text"><text:s text:c="10"/>"search",</text:p>
      <text:p text:style-name="Preformatted_20_Text"><text:s text:c="10"/>"magnifier",</text:p>
      <text:p text:style-name="Preformatted_20_Text"><text:s text:c="10"/>"magnifying-glass",</text:p>
      <text:p text:style-name="Preformatted_20_Text"><text:s text:c="10"/>"inspect",</text:p>
      <text:p text:style-name="Preformatted_20_Text"><text:s text:c="10"/>"find"</text:p>
      <text:p text:style-name="Preformatted_20_Text"><text:s text:c="8"/>],</text:p>
      <text:p text:style-name="Preformatted_20_Text"><text:s text:c="8"/>"defaultCode": 5978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earch, magnifier",</text:p>
      <text:p text:style-name="Preformatted_20_Text"><text:s text:c="8"/>"name": "search",</text:p>
      <text:p text:style-name="Preformatted_20_Text"><text:s text:c="8"/>"order": 1588,</text:p>
      <text:p text:style-name="Preformatted_20_Text"><text:s text:c="8"/>"id": 135,</text:p>
      <text:p text:style-name="Preformatted_20_Text"><text:s text:c="8"/>"prevSize": 32,</text:p>
      <text:p text:style-name="Preformatted_20_Text"><text:s text:c="8"/>"code": 60167</text:p>
      <text:p text:style-name="Preformatted_20_Text"><text:s text:c="6"/>},</text:p>
      <text:p text:style-name="Preformatted_20_Text"><text:s text:c="6"/>"setIdx": 3,</text:p>
      <text:p text:style-name="Preformatted_20_Text"><text:s text:c="6"/>"setId": 1,</text:p>
      <text:p text:style-name="Preformatted_20_Text"><text:s text:c="6"/>"iconIdx": 13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92.262 871.396l-242.552-206.294c-25.074-22.566-51.89-32.926-73.552-31.926 57.256-67.068 91.842-154.078 91.842-249.176 0-212.078-171.922-384-384-384-212.076 0-384 171.922-384 384s171.922 384 384 384c95.098 0 182.108-34.586 249.176-91.844-1 21.662 9.36 48.478 31.926 73.552l206.294 242.552c35.322 39.246 93.022 42.554 128.22 7.356s31.892-92.898-7.354-128.22zM384 640c-141.384 0-256-114.616-256-256s114.616-256 256-256 256 114.616 256 256-114.614 256-256 256zM448 192h-128v128h-128v128h128v128h128v-128h128v-128h-128z"</text:p>
      <text:p text:style-name="Preformatted_20_Text"><text:s text:c="8"/>],</text:p>
      <text:p text:style-name="Preformatted_20_Text"><text:s text:c="8"/>"tags": [</text:p>
      <text:p text:style-name="Preformatted_20_Text"><text:s text:c="10"/>"zoom-in",</text:p>
      <text:p text:style-name="Preformatted_20_Text"><text:s text:c="10"/>"magnifier",</text:p>
      <text:p text:style-name="Preformatted_20_Text"><text:s text:c="10"/>"magnifier-plus",</text:p>
      <text:p text:style-name="Preformatted_20_Text"><text:s text:c="10"/>"enlarge"</text:p>
      <text:p text:style-name="Preformatted_20_Text"><text:s text:c="8"/>],</text:p>
      <text:p text:style-name="Preformatted_20_Text"><text:s text:c="8"/>"defaultCode": 5978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zoom-in, magnifier2",</text:p>
      <text:p text:style-name="Preformatted_20_Text"><text:s text:c="8"/>"name": "zoom-in",</text:p>
      <text:p text:style-name="Preformatted_20_Text"><text:s text:c="8"/>"order": 1589,</text:p>
      <text:p text:style-name="Preformatted_20_Text"><text:s text:c="8"/>"id": 136,</text:p>
      <text:p text:style-name="Preformatted_20_Text"><text:s text:c="8"/>"prevSize": 32,</text:p>
      <text:p text:style-name="Preformatted_20_Text"><text:s text:c="8"/>"code": 60168</text:p>
      <text:p text:style-name="Preformatted_20_Text"><text:s text:c="6"/>},</text:p>
      <text:p text:style-name="Preformatted_20_Text"><text:soft-page-break/><text:s text:c="6"/>"setIdx": 3,</text:p>
      <text:p text:style-name="Preformatted_20_Text"><text:s text:c="6"/>"setId": 1,</text:p>
      <text:p text:style-name="Preformatted_20_Text"><text:s text:c="6"/>"iconIdx": 13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92.262 871.396l-242.552-206.294c-25.074-22.566-51.89-32.926-73.552-31.926 57.256-67.068 91.842-154.078 91.842-249.176 0-212.078-171.922-384-384-384-212.076 0-384 171.922-384 384s171.922 384 384 384c95.098 0 182.108-34.586 249.176-91.844-1 21.662 9.36 48.478 31.926 73.552l206.294 242.552c35.322 39.246 93.022 42.554 128.22 7.356s31.892-92.898-7.354-128.22zM384 640c-141.384 0-256-114.616-256-256s114.616-256 256-256 256 114.616 256 256-114.614 256-256 256zM192 320h384v128h-384z"</text:p>
      <text:p text:style-name="Preformatted_20_Text"><text:s text:c="8"/>],</text:p>
      <text:p text:style-name="Preformatted_20_Text"><text:s text:c="8"/>"tags": [</text:p>
      <text:p text:style-name="Preformatted_20_Text"><text:s text:c="10"/>"zoom-out",</text:p>
      <text:p text:style-name="Preformatted_20_Text"><text:s text:c="10"/>"magnifier",</text:p>
      <text:p text:style-name="Preformatted_20_Text"><text:s text:c="10"/>"magnifier-minus",</text:p>
      <text:p text:style-name="Preformatted_20_Text"><text:s text:c="10"/>"reduce"</text:p>
      <text:p text:style-name="Preformatted_20_Text"><text:s text:c="8"/>],</text:p>
      <text:p text:style-name="Preformatted_20_Text"><text:s text:c="8"/>"defaultCode": 5978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zoom-out, magnifier3",</text:p>
      <text:p text:style-name="Preformatted_20_Text"><text:s text:c="8"/>"name": "zoom-out",</text:p>
      <text:p text:style-name="Preformatted_20_Text"><text:s text:c="8"/>"order": 1590,</text:p>
      <text:p text:style-name="Preformatted_20_Text"><text:s text:c="8"/>"id": 137,</text:p>
      <text:p text:style-name="Preformatted_20_Text"><text:s text:c="8"/>"prevSize": 32,</text:p>
      <text:p text:style-name="Preformatted_20_Text"><text:s text:c="8"/>"code": 60169</text:p>
      <text:p text:style-name="Preformatted_20_Text"><text:s text:c="6"/>},</text:p>
      <text:p text:style-name="Preformatted_20_Text"><text:s text:c="6"/>"setIdx": 3,</text:p>
      <text:p text:style-name="Preformatted_20_Text"><text:s text:c="6"/>"setId": 1,</text:p>
      <text:p text:style-name="Preformatted_20_Text"><text:s text:c="6"/>"iconIdx": 13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0h-416l160 160-192 192 96 96 192-192 160 160z",</text:p>
      <text:p text:style-name="Preformatted_20_Text"><text:s text:c="10"/>"M1024 1024v-416l-160 160-192-192-96 96 192 192-160 160z",</text:p>
      <text:p text:style-name="Preformatted_20_Text"><text:s text:c="10"/>"M0 1024h416l-160-160 192-192-96-96-192 192-160-160z",</text:p>
      <text:p text:style-name="Preformatted_20_Text"><text:s text:c="10"/>"M0 0v416l160-160 192 192 96-96-192-192 160-160z"</text:p>
      <text:p text:style-name="Preformatted_20_Text"><text:s text:c="8"/>],</text:p>
      <text:p text:style-name="Preformatted_20_Text"><text:s text:c="8"/>"tags": [</text:p>
      <text:p text:style-name="Preformatted_20_Text"><text:s text:c="10"/>"enlarge",</text:p>
      <text:p text:style-name="Preformatted_20_Text"><text:s text:c="10"/>"expand",</text:p>
      <text:p text:style-name="Preformatted_20_Text"><text:s text:c="10"/>"maximize",</text:p>
      <text:p text:style-name="Preformatted_20_Text"><text:s text:c="10"/>"fullscreen"</text:p>
      <text:p text:style-name="Preformatted_20_Text"><text:s text:c="8"/>],</text:p>
      <text:p text:style-name="Preformatted_20_Text"><text:s text:c="8"/>"defaultCode": 5978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nlarge, expand",</text:p>
      <text:p text:style-name="Preformatted_20_Text"><text:s text:c="8"/>"name": "enlarge",</text:p>
      <text:p text:style-name="Preformatted_20_Text"><text:s text:c="8"/>"order": 1591,</text:p>
      <text:p text:style-name="Preformatted_20_Text"><text:s text:c="8"/>"id": 138,</text:p>
      <text:p text:style-name="Preformatted_20_Text"><text:s text:c="8"/>"prevSize": 32,</text:p>
      <text:p text:style-name="Preformatted_20_Text"><text:s text:c="8"/>"code": 60170</text:p>
      <text:p text:style-name="Preformatted_20_Text"><text:soft-page-break/><text:s text:c="6"/>},</text:p>
      <text:p text:style-name="Preformatted_20_Text"><text:s text:c="6"/>"setIdx": 3,</text:p>
      <text:p text:style-name="Preformatted_20_Text"><text:s text:c="6"/>"setId": 1,</text:p>
      <text:p text:style-name="Preformatted_20_Text"><text:s text:c="6"/>"iconIdx": 13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448h416l-160-160 192-192-96-96-192 192-160-160z",</text:p>
      <text:p text:style-name="Preformatted_20_Text"><text:s text:c="10"/>"M576 576v416l160-160 192 192 96-96-192-192 160-160z",</text:p>
      <text:p text:style-name="Preformatted_20_Text"><text:s text:c="10"/>"M448 575.996h-416l160 160-192 192 96 96 192-192 160 160z",</text:p>
      <text:p text:style-name="Preformatted_20_Text"><text:s text:c="10"/>"M448 448v-416l-160 160-192-192-96 96 192 192-160 160z"</text:p>
      <text:p text:style-name="Preformatted_20_Text"><text:s text:c="8"/>],</text:p>
      <text:p text:style-name="Preformatted_20_Text"><text:s text:c="8"/>"tags": [</text:p>
      <text:p text:style-name="Preformatted_20_Text"><text:s text:c="10"/>"shrink",</text:p>
      <text:p text:style-name="Preformatted_20_Text"><text:s text:c="10"/>"collapse",</text:p>
      <text:p text:style-name="Preformatted_20_Text"><text:s text:c="10"/>"minimize",</text:p>
      <text:p text:style-name="Preformatted_20_Text"><text:s text:c="10"/>"contract"</text:p>
      <text:p text:style-name="Preformatted_20_Text"><text:s text:c="8"/>],</text:p>
      <text:p text:style-name="Preformatted_20_Text"><text:s text:c="8"/>"defaultCode": 5978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hrink, collapse",</text:p>
      <text:p text:style-name="Preformatted_20_Text"><text:s text:c="8"/>"name": "shrink",</text:p>
      <text:p text:style-name="Preformatted_20_Text"><text:s text:c="8"/>"order": 1592,</text:p>
      <text:p text:style-name="Preformatted_20_Text"><text:s text:c="8"/>"id": 139,</text:p>
      <text:p text:style-name="Preformatted_20_Text"><text:s text:c="8"/>"prevSize": 32,</text:p>
      <text:p text:style-name="Preformatted_20_Text"><text:s text:c="8"/>"code": 60171</text:p>
      <text:p text:style-name="Preformatted_20_Text"><text:s text:c="6"/>},</text:p>
      <text:p text:style-name="Preformatted_20_Text"><text:s text:c="6"/>"setIdx": 3,</text:p>
      <text:p text:style-name="Preformatted_20_Text"><text:s text:c="6"/>"setId": 1,</text:p>
      <text:p text:style-name="Preformatted_20_Text"><text:s text:c="6"/>"iconIdx": 13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0v416l-160-160-192 192-96-96 192-192-160-160zM448 672l-192 192 160 160h-416v-416l160 160 192-192z"</text:p>
      <text:p text:style-name="Preformatted_20_Text"><text:s text:c="8"/>],</text:p>
      <text:p text:style-name="Preformatted_20_Text"><text:s text:c="8"/>"tags": [</text:p>
      <text:p text:style-name="Preformatted_20_Text"><text:s text:c="10"/>"enlarge",</text:p>
      <text:p text:style-name="Preformatted_20_Text"><text:s text:c="10"/>"expand",</text:p>
      <text:p text:style-name="Preformatted_20_Text"><text:s text:c="10"/>"maximize",</text:p>
      <text:p text:style-name="Preformatted_20_Text"><text:s text:c="10"/>"fullscreen"</text:p>
      <text:p text:style-name="Preformatted_20_Text"><text:s text:c="8"/>],</text:p>
      <text:p text:style-name="Preformatted_20_Text"><text:s text:c="8"/>"defaultCode": 5978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nlarge2, expand2",</text:p>
      <text:p text:style-name="Preformatted_20_Text"><text:s text:c="8"/>"name": "enlarge2",</text:p>
      <text:p text:style-name="Preformatted_20_Text"><text:s text:c="8"/>"order": 1593,</text:p>
      <text:p text:style-name="Preformatted_20_Text"><text:s text:c="8"/>"id": 140,</text:p>
      <text:p text:style-name="Preformatted_20_Text"><text:s text:c="8"/>"prevSize": 32,</text:p>
      <text:p text:style-name="Preformatted_20_Text"><text:s text:c="8"/>"code": 60172</text:p>
      <text:p text:style-name="Preformatted_20_Text"><text:s text:c="6"/>},</text:p>
      <text:p text:style-name="Preformatted_20_Text"><text:s text:c="6"/>"setIdx": 3,</text:p>
      <text:p text:style-name="Preformatted_20_Text"><text:s text:c="6"/>"setId": 1,</text:p>
      <text:p text:style-name="Preformatted_20_Text"><text:s text:c="6"/>"iconIdx": 139</text:p>
      <text:p text:style-name="Preformatted_20_Text"><text:soft-page-break/><text:s text:c="4"/>},</text:p>
      <text:p text:style-name="Preformatted_20_Text"><text:s text:c="4"/>{</text:p>
      <text:p text:style-name="Preformatted_20_Text"><text:s text:c="6"/>"icon": {</text:p>
      <text:p text:style-name="Preformatted_20_Text"><text:s text:c="8"/>"paths": [</text:p>
      <text:p text:style-name="Preformatted_20_Text"><text:s text:c="10"/>"M448 576v416l-160-160-192 192-96-96 192-192-160-160zM1024 96l-192 192 160 160h-416v-416l160 160 192-192z"</text:p>
      <text:p text:style-name="Preformatted_20_Text"><text:s text:c="8"/>],</text:p>
      <text:p text:style-name="Preformatted_20_Text"><text:s text:c="8"/>"tags": [</text:p>
      <text:p text:style-name="Preformatted_20_Text"><text:s text:c="10"/>"shrink",</text:p>
      <text:p text:style-name="Preformatted_20_Text"><text:s text:c="10"/>"collapse",</text:p>
      <text:p text:style-name="Preformatted_20_Text"><text:s text:c="10"/>"minimize",</text:p>
      <text:p text:style-name="Preformatted_20_Text"><text:s text:c="10"/>"contract"</text:p>
      <text:p text:style-name="Preformatted_20_Text"><text:s text:c="8"/>],</text:p>
      <text:p text:style-name="Preformatted_20_Text"><text:s text:c="8"/>"defaultCode": 5978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hrink2, collapse2",</text:p>
      <text:p text:style-name="Preformatted_20_Text"><text:s text:c="8"/>"name": "shrink2",</text:p>
      <text:p text:style-name="Preformatted_20_Text"><text:s text:c="8"/>"order": 1594,</text:p>
      <text:p text:style-name="Preformatted_20_Text"><text:s text:c="8"/>"id": 141,</text:p>
      <text:p text:style-name="Preformatted_20_Text"><text:s text:c="8"/>"prevSize": 32,</text:p>
      <text:p text:style-name="Preformatted_20_Text"><text:s text:c="8"/>"code": 60173</text:p>
      <text:p text:style-name="Preformatted_20_Text"><text:s text:c="6"/>},</text:p>
      <text:p text:style-name="Preformatted_20_Text"><text:s text:c="6"/>"setIdx": 3,</text:p>
      <text:p text:style-name="Preformatted_20_Text"><text:s text:c="6"/>"setId": 1,</text:p>
      <text:p text:style-name="Preformatted_20_Text"><text:s text:c="6"/>"iconIdx": 14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4 0c-176.73 0-320 143.268-320 320 0 20.026 1.858 39.616 5.376 58.624l-389.376 389.376v192c0 35.346 28.654 64 64 64h64v-64h128v-128h128v-128h128l83.042-83.042c34.010 12.316 70.696 19.042 108.958 19.042 176.73 0 320-143.268 320-320s-143.27-320-320-320zM799.874 320.126c-53.020 0-96-42.98-96-96s42.98-96 96-96 96 42.98 96 96-42.98 96-96 96z"</text:p>
      <text:p text:style-name="Preformatted_20_Text"><text:s text:c="8"/>],</text:p>
      <text:p text:style-name="Preformatted_20_Text"><text:s text:c="8"/>"tags": [</text:p>
      <text:p text:style-name="Preformatted_20_Text"><text:s text:c="10"/>"key",</text:p>
      <text:p text:style-name="Preformatted_20_Text"><text:s text:c="10"/>"password",</text:p>
      <text:p text:style-name="Preformatted_20_Text"><text:s text:c="10"/>"login",</text:p>
      <text:p text:style-name="Preformatted_20_Text"><text:s text:c="10"/>"signin"</text:p>
      <text:p text:style-name="Preformatted_20_Text"><text:s text:c="8"/>],</text:p>
      <text:p text:style-name="Preformatted_20_Text"><text:s text:c="8"/>"defaultCode": 5978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key, password",</text:p>
      <text:p text:style-name="Preformatted_20_Text"><text:s text:c="8"/>"name": "key2",</text:p>
      <text:p text:style-name="Preformatted_20_Text"><text:s text:c="8"/>"order": 1595,</text:p>
      <text:p text:style-name="Preformatted_20_Text"><text:s text:c="8"/>"id": 142,</text:p>
      <text:p text:style-name="Preformatted_20_Text"><text:s text:c="8"/>"prevSize": 32,</text:p>
      <text:p text:style-name="Preformatted_20_Text"><text:s text:c="8"/>"code": 60174</text:p>
      <text:p text:style-name="Preformatted_20_Text"><text:s text:c="6"/>},</text:p>
      <text:p text:style-name="Preformatted_20_Text"><text:s text:c="6"/>"setIdx": 3,</text:p>
      <text:p text:style-name="Preformatted_20_Text"><text:s text:c="6"/>"setId": 1,</text:p>
      <text:p text:style-name="Preformatted_20_Text"><text:s text:c="6"/>"iconIdx": 141</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1002.132 314.242l-101.106-101.104c-24.792-24.794-65.37-65.368-90.162-90.164l-101.106-101.104c-24.792-24.794-68.954-29.166-98.13-9.716l-276.438 184.292c-29.176 19.452-40.218 61.028-24.536 92.39l70.486 140.974c2.154 4.306 4.646 8.896 7.39 13.66l-356.53 356.53-32 224h192v-64h128v-128h128v-128h128v-71.186c6.396 3.812 12.534 7.216 18.192 10.044l140.97 70.488c31.366 15.682 72.94 4.638 92.39-24.538l184.294-276.44c19.454-29.172 15.078-73.33-9.714-98.126zM150.628 854.626l-45.254-45.254 311.572-311.57 45.254 45.254-311.572 311.57zM917.020 423.764l-45.256 45.256c-12.446 12.444-32.808 12.444-45.254 0l-271.53-271.53c-12.446-12.444-12.446-32.81 0-45.254l45.256-45.256c12.446-12.444 32.808-12.444 45.254 0l271.53 271.53c12.446 12.444 12.446 32.81 0 45.254z"</text:p>
      <text:p text:style-name="Preformatted_20_Text"><text:s text:c="8"/>],</text:p>
      <text:p text:style-name="Preformatted_20_Text"><text:s text:c="8"/>"tags": [</text:p>
      <text:p text:style-name="Preformatted_20_Text"><text:s text:c="10"/>"key",</text:p>
      <text:p text:style-name="Preformatted_20_Text"><text:s text:c="10"/>"password",</text:p>
      <text:p text:style-name="Preformatted_20_Text"><text:s text:c="10"/>"login",</text:p>
      <text:p text:style-name="Preformatted_20_Text"><text:s text:c="10"/>"signin"</text:p>
      <text:p text:style-name="Preformatted_20_Text"><text:s text:c="8"/>],</text:p>
      <text:p text:style-name="Preformatted_20_Text"><text:s text:c="8"/>"defaultCode": 5979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key2, password2",</text:p>
      <text:p text:style-name="Preformatted_20_Text"><text:s text:c="8"/>"name": "key22",</text:p>
      <text:p text:style-name="Preformatted_20_Text"><text:s text:c="8"/>"order": 1596,</text:p>
      <text:p text:style-name="Preformatted_20_Text"><text:s text:c="8"/>"id": 143,</text:p>
      <text:p text:style-name="Preformatted_20_Text"><text:s text:c="8"/>"prevSize": 32,</text:p>
      <text:p text:style-name="Preformatted_20_Text"><text:s text:c="8"/>"code": 60175</text:p>
      <text:p text:style-name="Preformatted_20_Text"><text:s text:c="6"/>},</text:p>
      <text:p text:style-name="Preformatted_20_Text"><text:s text:c="6"/>"setIdx": 3,</text:p>
      <text:p text:style-name="Preformatted_20_Text"><text:s text:c="6"/>"setId": 1,</text:p>
      <text:p text:style-name="Preformatted_20_Text"><text:s text:c="6"/>"iconIdx": 14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92 448h-16v-192c0-105.87-86.13-192-192-192h-128c-105.87 0-192 86.13-192 192v192h-16c-26.4 0-48 21.6-48 48v480c0 26.4 21.6 48 48 48h544c26.4 0 48-21.6 48-48v-480c0-26.4-21.6-48-48-48zM192 256c0-35.29 28.71-64 64-64h128c35.29 0 64 28.71 64 64v192h-256v-192z"</text:p>
      <text:p text:style-name="Preformatted_20_Text"><text:s text:c="8"/>],</text:p>
      <text:p text:style-name="Preformatted_20_Text"><text:s text:c="8"/>"tags": [</text:p>
      <text:p text:style-name="Preformatted_20_Text"><text:s text:c="10"/>"lock",</text:p>
      <text:p text:style-name="Preformatted_20_Text"><text:s text:c="10"/>"secure",</text:p>
      <text:p text:style-name="Preformatted_20_Text"><text:s text:c="10"/>"private",</text:p>
      <text:p text:style-name="Preformatted_20_Text"><text:s text:c="10"/>"encrypted"</text:p>
      <text:p text:style-name="Preformatted_20_Text"><text:s text:c="8"/>],</text:p>
      <text:p text:style-name="Preformatted_20_Text"><text:s text:c="8"/>"defaultCode": 5979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ock, secure",</text:p>
      <text:p text:style-name="Preformatted_20_Text"><text:s text:c="8"/>"name": "lock2",</text:p>
      <text:p text:style-name="Preformatted_20_Text"><text:s text:c="8"/>"order": 1597,</text:p>
      <text:p text:style-name="Preformatted_20_Text"><text:s text:c="8"/>"id": 144,</text:p>
      <text:p text:style-name="Preformatted_20_Text"><text:s text:c="8"/>"prevSize": 32,</text:p>
      <text:p text:style-name="Preformatted_20_Text"><text:s text:c="8"/>"code": 60176</text:p>
      <text:p text:style-name="Preformatted_20_Text"><text:s text:c="6"/>},</text:p>
      <text:p text:style-name="Preformatted_20_Text"><text:s text:c="6"/>"setIdx": 3,</text:p>
      <text:p text:style-name="Preformatted_20_Text"><text:s text:c="6"/>"setId": 1,</text:p>
      <text:p text:style-name="Preformatted_20_Text"><text:soft-page-break/><text:s text:c="6"/>"iconIdx": 14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64c105.87 0 192 86.13 192 192v192h-128v-192c0-35.29-28.71-64-64-64h-128c-35.29 0-64 28.71-64 64v192h16c26.4 0 48 21.6 48 48v480c0 26.4-21.6 48-48 48h-544c-26.4 0-48-21.6-48-48v-480c0-26.4 21.6-48 48-48h400v-192c0-105.87 86.13-192 192-192h128z"</text:p>
      <text:p text:style-name="Preformatted_20_Text"><text:s text:c="8"/>],</text:p>
      <text:p text:style-name="Preformatted_20_Text"><text:s text:c="8"/>"tags": [</text:p>
      <text:p text:style-name="Preformatted_20_Text"><text:s text:c="10"/>"unlocked",</text:p>
      <text:p text:style-name="Preformatted_20_Text"><text:s text:c="10"/>"lock-open"</text:p>
      <text:p text:style-name="Preformatted_20_Text"><text:s text:c="8"/>],</text:p>
      <text:p text:style-name="Preformatted_20_Text"><text:s text:c="8"/>"defaultCode": 5979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nlocked, lock-open",</text:p>
      <text:p text:style-name="Preformatted_20_Text"><text:s text:c="8"/>"name": "unlocked",</text:p>
      <text:p text:style-name="Preformatted_20_Text"><text:s text:c="8"/>"order": 1598,</text:p>
      <text:p text:style-name="Preformatted_20_Text"><text:s text:c="8"/>"id": 145,</text:p>
      <text:p text:style-name="Preformatted_20_Text"><text:s text:c="8"/>"prevSize": 32,</text:p>
      <text:p text:style-name="Preformatted_20_Text"><text:s text:c="8"/>"code": 60177</text:p>
      <text:p text:style-name="Preformatted_20_Text"><text:s text:c="6"/>},</text:p>
      <text:p text:style-name="Preformatted_20_Text"><text:s text:c="6"/>"setIdx": 3,</text:p>
      <text:p text:style-name="Preformatted_20_Text"><text:s text:c="6"/>"setId": 1,</text:p>
      <text:p text:style-name="Preformatted_20_Text"><text:s text:c="6"/>"iconIdx": 14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02.934 817.876l-460.552-394.76c21.448-40.298 33.618-86.282 33.618-135.116 0-159.058-128.942-288-288-288-29.094 0-57.172 4.332-83.646 12.354l166.39 166.39c24.89 24.89 24.89 65.62 0 90.51l-101.49 101.49c-24.89 24.89-65.62 24.89-90.51 0l-166.39-166.39c-8.022 26.474-12.354 54.552-12.354 83.646 0 159.058 128.942 288 288 288 48.834 0 94.818-12.17 135.116-33.62l394.76 460.552c22.908 26.724 62.016 28.226 86.904 3.338l101.492-101.492c24.888-24.888 23.386-63.994-3.338-86.902z"</text:p>
      <text:p text:style-name="Preformatted_20_Text"><text:s text:c="8"/>],</text:p>
      <text:p text:style-name="Preformatted_20_Text"><text:s text:c="8"/>"tags": [</text:p>
      <text:p text:style-name="Preformatted_20_Text"><text:s text:c="10"/>"wrench",</text:p>
      <text:p text:style-name="Preformatted_20_Text"><text:s text:c="10"/>"tool",</text:p>
      <text:p text:style-name="Preformatted_20_Text"><text:s text:c="10"/>"fix",</text:p>
      <text:p text:style-name="Preformatted_20_Text"><text:s text:c="10"/>"settings",</text:p>
      <text:p text:style-name="Preformatted_20_Text"><text:s text:c="10"/>"control",</text:p>
      <text:p text:style-name="Preformatted_20_Text"><text:s text:c="10"/>"options",</text:p>
      <text:p text:style-name="Preformatted_20_Text"><text:s text:c="10"/>"preferences"</text:p>
      <text:p text:style-name="Preformatted_20_Text"><text:s text:c="8"/>],</text:p>
      <text:p text:style-name="Preformatted_20_Text"><text:s text:c="8"/>"defaultCode": 5979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wrench, tool",</text:p>
      <text:p text:style-name="Preformatted_20_Text"><text:s text:c="8"/>"name": "wrench",</text:p>
      <text:p text:style-name="Preformatted_20_Text"><text:s text:c="8"/>"order": 1599,</text:p>
      <text:p text:style-name="Preformatted_20_Text"><text:s text:c="8"/>"id": 146,</text:p>
      <text:p text:style-name="Preformatted_20_Text"><text:s text:c="8"/>"prevSize": 32,</text:p>
      <text:p text:style-name="Preformatted_20_Text"><text:s text:c="8"/>"code": 60178</text:p>
      <text:p text:style-name="Preformatted_20_Text"><text:s text:c="6"/>},</text:p>
      <text:p text:style-name="Preformatted_20_Text"><text:soft-page-break/><text:s text:c="6"/>"setIdx": 3,</text:p>
      <text:p text:style-name="Preformatted_20_Text"><text:s text:c="6"/>"setId": 1,</text:p>
      <text:p text:style-name="Preformatted_20_Text"><text:s text:c="6"/>"iconIdx": 14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48 128v-16c0-26.4-21.6-48-48-48h-160c-26.4 0-48 21.6-48 48v16h-192v128h192v16c0 26.4 21.6 48 48 48h160c26.4 0 48-21.6 48-48v-16h576v-128h-576zM256 256v-128h128v128h-128zM832 432c0-26.4-21.6-48-48-48h-160c-26.4 0-48 21.6-48 48v16h-576v128h576v16c0 26.4 21.6 48 48 48h160c26.4 0 48-21.6 48-48v-16h192v-128h-192v-16zM640 576v-128h128v128h-128zM448 752c0-26.4-21.6-48-48-48h-160c-26.4 0-48 21.6-48 48v16h-192v128h192v16c0 26.4 21.6 48 48 48h160c26.4 0 48-21.6 48-48v-16h576v-128h-576v-16zM256 896v-128h128v128h-128z"</text:p>
      <text:p text:style-name="Preformatted_20_Text"><text:s text:c="8"/>],</text:p>
      <text:p text:style-name="Preformatted_20_Text"><text:s text:c="8"/>"tags": [</text:p>
      <text:p text:style-name="Preformatted_20_Text"><text:s text:c="10"/>"equalizer",</text:p>
      <text:p text:style-name="Preformatted_20_Text"><text:s text:c="10"/>"sliders",</text:p>
      <text:p text:style-name="Preformatted_20_Text"><text:s text:c="10"/>"settings",</text:p>
      <text:p text:style-name="Preformatted_20_Text"><text:s text:c="10"/>"preferences",</text:p>
      <text:p text:style-name="Preformatted_20_Text"><text:s text:c="10"/>"dashboard",</text:p>
      <text:p text:style-name="Preformatted_20_Text"><text:s text:c="10"/>"control"</text:p>
      <text:p text:style-name="Preformatted_20_Text"><text:s text:c="8"/>],</text:p>
      <text:p text:style-name="Preformatted_20_Text"><text:s text:c="8"/>"defaultCode": 5979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qualizer, sliders",</text:p>
      <text:p text:style-name="Preformatted_20_Text"><text:s text:c="8"/>"name": "equalizer",</text:p>
      <text:p text:style-name="Preformatted_20_Text"><text:s text:c="8"/>"order": 1600,</text:p>
      <text:p text:style-name="Preformatted_20_Text"><text:s text:c="8"/>"id": 147,</text:p>
      <text:p text:style-name="Preformatted_20_Text"><text:s text:c="8"/>"prevSize": 32,</text:p>
      <text:p text:style-name="Preformatted_20_Text"><text:s text:c="8"/>"code": 60179</text:p>
      <text:p text:style-name="Preformatted_20_Text"><text:s text:c="6"/>},</text:p>
      <text:p text:style-name="Preformatted_20_Text"><text:s text:c="6"/>"setIdx": 3,</text:p>
      <text:p text:style-name="Preformatted_20_Text"><text:s text:c="6"/>"setId": 1,</text:p>
      <text:p text:style-name="Preformatted_20_Text"><text:s text:c="6"/>"iconIdx": 14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448h16c26.4 0 48-21.6 48-48v-160c0-26.4-21.6-48-48-48h-16v-192h-128v192h-16c-26.4 0-48 21.6-48 48v160c0 26.4 21.6 48 48 48h16v576h128v-576zM768 256h128v128h-128v-128zM592 832c26.4 0 48-21.6 48-48v-160c0-26.4-21.6-48-48-48h-16v-576h-128v576h-16c-26.4 0-48 21.6-48 48v160c0 26.4 21.6 48 48 48h16v192h128v-192h16zM448 640h128v128h-128v-128zM272 448c26.4 0 48-21.6 48-48v-160c0-26.4-21.6-48-48-48h-16v-192h-128v192h-16c-26.4 0-48 21.6-48 48v160c0 26.4 21.6 48 48 48h16v576h128v-576h16zM128 256h128v128h-128v-128z"</text:p>
      <text:p text:style-name="Preformatted_20_Text"><text:s text:c="8"/>],</text:p>
      <text:p text:style-name="Preformatted_20_Text"><text:s text:c="8"/>"tags": [</text:p>
      <text:p text:style-name="Preformatted_20_Text"><text:s text:c="10"/>"equalizer",</text:p>
      <text:p text:style-name="Preformatted_20_Text"><text:s text:c="10"/>"sliders",</text:p>
      <text:p text:style-name="Preformatted_20_Text"><text:s text:c="10"/>"settings",</text:p>
      <text:p text:style-name="Preformatted_20_Text"><text:s text:c="10"/>"preferences",</text:p>
      <text:p text:style-name="Preformatted_20_Text"><text:s text:c="10"/>"dashboard",</text:p>
      <text:p text:style-name="Preformatted_20_Text"><text:s text:c="10"/>"control"</text:p>
      <text:p text:style-name="Preformatted_20_Text"><text:s text:c="8"/>],</text:p>
      <text:p text:style-name="Preformatted_20_Text"><text:s text:c="8"/>"defaultCode": 5979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equalizer2, sliders2",</text:p>
      <text:p text:style-name="Preformatted_20_Text"><text:s text:c="8"/>"name": "equalizer2",</text:p>
      <text:p text:style-name="Preformatted_20_Text"><text:s text:c="8"/>"order": 1601,</text:p>
      <text:p text:style-name="Preformatted_20_Text"><text:s text:c="8"/>"id": 148,</text:p>
      <text:p text:style-name="Preformatted_20_Text"><text:s text:c="8"/>"prevSize": 32,</text:p>
      <text:p text:style-name="Preformatted_20_Text"><text:s text:c="8"/>"code": 60180</text:p>
      <text:p text:style-name="Preformatted_20_Text"><text:s text:c="6"/>},</text:p>
      <text:p text:style-name="Preformatted_20_Text"><text:s text:c="6"/>"setIdx": 3,</text:p>
      <text:p text:style-name="Preformatted_20_Text"><text:s text:c="6"/>"setId": 1,</text:p>
      <text:p text:style-name="Preformatted_20_Text"><text:s text:c="6"/>"iconIdx": 14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33.79 610.25c-53.726-93.054-21.416-212.304 72.152-266.488l-100.626-174.292c-28.75 16.854-62.176 26.518-97.846 26.518-107.536 0-194.708-87.746-194.708-195.99h-201.258c0.266 33.41-8.074 67.282-25.958 98.252-53.724 93.056-173.156 124.702-266.862 70.758l-100.624 174.292c28.97 16.472 54.050 40.588 71.886 71.478 53.638 92.908 21.512 211.92-71.708 266.224l100.626 174.292c28.65-16.696 61.916-26.254 97.4-26.254 107.196 0 194.144 87.192 194.7 194.958h201.254c-0.086-33.074 8.272-66.57 25.966-97.218 53.636-92.906 172.776-124.594 266.414-71.012l100.626-174.29c-28.78-16.466-53.692-40.498-71.434-71.228zM512 719.332c-114.508 0-207.336-92.824-207.336-207.334 0-114.508 92.826-207.334 207.336-207.334 114.508 0 207.332 92.826 207.332 207.334-0.002 114.51-92.824 207.334-207.332 207.334z"</text:p>
      <text:p text:style-name="Preformatted_20_Text"><text:s text:c="8"/>],</text:p>
      <text:p text:style-name="Preformatted_20_Text"><text:s text:c="8"/>"tags": [</text:p>
      <text:p text:style-name="Preformatted_20_Text"><text:s text:c="10"/>"cog",</text:p>
      <text:p text:style-name="Preformatted_20_Text"><text:s text:c="10"/>"gear",</text:p>
      <text:p text:style-name="Preformatted_20_Text"><text:s text:c="10"/>"preferences",</text:p>
      <text:p text:style-name="Preformatted_20_Text"><text:s text:c="10"/>"settings",</text:p>
      <text:p text:style-name="Preformatted_20_Text"><text:s text:c="10"/>"generate",</text:p>
      <text:p text:style-name="Preformatted_20_Text"><text:s text:c="10"/>"control",</text:p>
      <text:p text:style-name="Preformatted_20_Text"><text:s text:c="10"/>"options"</text:p>
      <text:p text:style-name="Preformatted_20_Text"><text:s text:c="8"/>],</text:p>
      <text:p text:style-name="Preformatted_20_Text"><text:s text:c="8"/>"defaultCode": 5979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g, gear",</text:p>
      <text:p text:style-name="Preformatted_20_Text"><text:s text:c="8"/>"name": "cog2",</text:p>
      <text:p text:style-name="Preformatted_20_Text"><text:s text:c="8"/>"order": 1602,</text:p>
      <text:p text:style-name="Preformatted_20_Text"><text:s text:c="8"/>"id": 149,</text:p>
      <text:p text:style-name="Preformatted_20_Text"><text:s text:c="8"/>"prevSize": 32,</text:p>
      <text:p text:style-name="Preformatted_20_Text"><text:s text:c="8"/>"code": 60181</text:p>
      <text:p text:style-name="Preformatted_20_Text"><text:s text:c="6"/>},</text:p>
      <text:p text:style-name="Preformatted_20_Text"><text:s text:c="6"/>"setIdx": 3,</text:p>
      <text:p text:style-name="Preformatted_20_Text"><text:s text:c="6"/>"setId": 1,</text:p>
      <text:p text:style-name="Preformatted_20_Text"><text:s text:c="6"/>"iconIdx": 14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63.722 722.052l41.298-57.816-45.254-45.256-57.818 41.296c-10.722-5.994-22.204-10.774-34.266-14.192l-11.682-70.084h-64l-11.68 70.086c-12.062 3.418-23.544 8.198-34.266 14.192l-57.818-41.298-45.256 45.256 41.298 57.816c-5.994 10.72-10.774 22.206-14.192 34.266l-70.086 11.682v64l70.086 11.682c3.418 12.060 8.198 23.544 14.192 34.266l-41.298 57.816 45.254 45.256 57.818-41.296c10.722 5.994 22.204 10.774 34.266 14.192l11.682 70.084h64l11.68-70.086c12.062-3.418 23.544-8.198 34.266-14.192l57.818 41.296 45.254-45.256-41.298-57.816c5.994-10.72 10.774-22.206 14.192-34.266l70.088-11.68v-64l-70.086-<text:soft-page-break/>11.682c-3.418-12.060-8.198-23.544-14.192-34.266zM224 864c-35.348 0-64-28.654-64-64s28.652-64 64-64 64 28.654 64 64-28.652 64-64 64zM1024 384v-64l-67.382-12.25c-1.242-8.046-2.832-15.978-4.724-23.79l57.558-37.1-24.492-59.128-66.944 14.468c-4.214-6.91-8.726-13.62-13.492-20.13l39.006-56.342-45.256-45.254-56.342 39.006c-6.512-4.766-13.22-9.276-20.13-13.494l14.468-66.944-59.128-24.494-37.1 57.558c-7.812-1.892-15.744-3.482-23.79-4.724l-12.252-67.382h-64l-12.252 67.382c-8.046 1.242-15.976 2.832-23.79 4.724l-37.098-57.558-59.128 24.492 14.468 66.944c-6.91 4.216-13.62 8.728-20.13 13.494l-56.342-39.006-45.254 45.254 39.006 56.342c-4.766 6.51-9.278 13.22-13.494 20.13l-66.944-14.468-24.492 59.128 57.558 37.1c-1.892 7.812-3.482 15.742-4.724 23.79l-67.384 12.252v64l67.382 12.25c1.242 8.046 2.832 15.978 4.724 23.79l-57.558 37.1 24.492 59.128 66.944-14.468c4.216 6.91 8.728 13.618 13.494 20.13l-39.006 56.342 45.254 45.256 56.342-39.006c6.51 4.766 13.22 9.276 20.13 13.492l-14.468 66.944 59.128 24.492 37.102-57.558c7.81 1.892 15.742 3.482 23.788 4.724l12.252 67.384h64l12.252-67.382c8.044-1.242 15.976-2.832 23.79-4.724l37.1 57.558 59.128-24.492-14.468-66.944c6.91-4.216 13.62-8.726 20.13-13.492l56.342 39.006 45.256-45.256-39.006-56.342c4.766-6.512 9.276-13.22 13.492-20.13l66.944 14.468 24.492-59.13-57.558-37.1c1.892-7.812 3.482-15.742 4.724-23.79l67.382-12.25zM672 491.2c-76.878 0-139.2-62.322-139.2-139.2s62.32-139.2 139.2-139.2 139.2 62.322 139.2 139.2c0 76.878-62.32 139.2-139.2 139.2z"</text:p>
      <text:p text:style-name="Preformatted_20_Text"><text:s text:c="8"/>],</text:p>
      <text:p text:style-name="Preformatted_20_Text"><text:s text:c="8"/>"tags": [</text:p>
      <text:p text:style-name="Preformatted_20_Text"><text:s text:c="10"/>"cogs",</text:p>
      <text:p text:style-name="Preformatted_20_Text"><text:s text:c="10"/>"gears",</text:p>
      <text:p text:style-name="Preformatted_20_Text"><text:s text:c="10"/>"preferences",</text:p>
      <text:p text:style-name="Preformatted_20_Text"><text:s text:c="10"/>"settings",</text:p>
      <text:p text:style-name="Preformatted_20_Text"><text:s text:c="10"/>"generate",</text:p>
      <text:p text:style-name="Preformatted_20_Text"><text:s text:c="10"/>"control",</text:p>
      <text:p text:style-name="Preformatted_20_Text"><text:s text:c="10"/>"options"</text:p>
      <text:p text:style-name="Preformatted_20_Text"><text:s text:c="8"/>],</text:p>
      <text:p text:style-name="Preformatted_20_Text"><text:s text:c="8"/>"defaultCode": 5979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gs, gears",</text:p>
      <text:p text:style-name="Preformatted_20_Text"><text:s text:c="8"/>"name": "cogs",</text:p>
      <text:p text:style-name="Preformatted_20_Text"><text:s text:c="8"/>"order": 1603,</text:p>
      <text:p text:style-name="Preformatted_20_Text"><text:s text:c="8"/>"id": 150,</text:p>
      <text:p text:style-name="Preformatted_20_Text"><text:s text:c="8"/>"prevSize": 32,</text:p>
      <text:p text:style-name="Preformatted_20_Text"><text:s text:c="8"/>"code": 60182</text:p>
      <text:p text:style-name="Preformatted_20_Text"><text:s text:c="6"/>},</text:p>
      <text:p text:style-name="Preformatted_20_Text"><text:s text:c="6"/>"setIdx": 3,</text:p>
      <text:p text:style-name="Preformatted_20_Text"><text:s text:c="6"/>"setId": 1,</text:p>
      <text:p text:style-name="Preformatted_20_Text"><text:s text:c="6"/>"iconIdx": 14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09.996 828.976l-301.544-301.544c-18.668-18.668-49.214-18.668-67.882 0l-22.626 22.626-184-184 302.056-302.058h-320l-142.058 142.058-14.060-14.058h-67.882v67.882l14.058 14.058-206.058 206.060 160 160 206.058-206.058 184 184-22.626 22.626c-18.668 18.668-18.668 49.214 0 67.882l301.544 301.544c18.668 18.668 49.214 18.668 67.882 0l113.136-113.136c18.67-18.666 18.67-49.214 0.002-67.882z"</text:p>
      <text:p text:style-name="Preformatted_20_Text"><text:s text:c="8"/>],</text:p>
      <text:p text:style-name="Preformatted_20_Text"><text:s text:c="8"/>"tags": [</text:p>
      <text:p text:style-name="Preformatted_20_Text"><text:s text:c="10"/>"hammer",</text:p>
      <text:p text:style-name="Preformatted_20_Text"><text:s text:c="10"/>"tool",</text:p>
      <text:p text:style-name="Preformatted_20_Text"><text:s text:c="10"/>"fix",</text:p>
      <text:p text:style-name="Preformatted_20_Text"><text:s text:c="10"/>"make",</text:p>
      <text:p text:style-name="Preformatted_20_Text"><text:s text:c="10"/>"generate",</text:p>
      <text:p text:style-name="Preformatted_20_Text"><text:s text:c="10"/>"work",</text:p>
      <text:p text:style-name="Preformatted_20_Text"><text:s text:c="10"/>"build"</text:p>
      <text:p text:style-name="Preformatted_20_Text"><text:soft-page-break/><text:s text:c="8"/>],</text:p>
      <text:p text:style-name="Preformatted_20_Text"><text:s text:c="8"/>"defaultCode": 5979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ammer, tool2",</text:p>
      <text:p text:style-name="Preformatted_20_Text"><text:s text:c="8"/>"name": "hammer",</text:p>
      <text:p text:style-name="Preformatted_20_Text"><text:s text:c="8"/>"order": 1604,</text:p>
      <text:p text:style-name="Preformatted_20_Text"><text:s text:c="8"/>"id": 151,</text:p>
      <text:p text:style-name="Preformatted_20_Text"><text:s text:c="8"/>"prevSize": 32,</text:p>
      <text:p text:style-name="Preformatted_20_Text"><text:s text:c="8"/>"code": 60183</text:p>
      <text:p text:style-name="Preformatted_20_Text"><text:s text:c="6"/>},</text:p>
      <text:p text:style-name="Preformatted_20_Text"><text:s text:c="6"/>"setIdx": 3,</text:p>
      <text:p text:style-name="Preformatted_20_Text"><text:s text:c="6"/>"setId": 1,</text:p>
      <text:p text:style-name="Preformatted_20_Text"><text:s text:c="6"/>"iconIdx": 15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192l-128-128h-64v64l128 128zM320 0h64v128h-64zM576 320h128v64h-128zM640 128v-64h-64l-128 128 64 64zM0 320h128v64h-128zM320 576h64v128h-64zM64 576v64h64l128-128-64-64zM1010 882l-636.118-636.118c-18.668-18.668-49.214-18.668-67.882 0l-60.118 60.118c-18.668 18.668-18.668 49.214 0 67.882l636.118 636.118c18.668 18.668 49.214 18.668 67.882 0l60.118-60.118c18.668-18.668 18.668-49.214 0-67.882zM480 544l-192-192 64-64 192 192-64 64z"</text:p>
      <text:p text:style-name="Preformatted_20_Text"><text:s text:c="8"/>],</text:p>
      <text:p text:style-name="Preformatted_20_Text"><text:s text:c="8"/>"tags": [</text:p>
      <text:p text:style-name="Preformatted_20_Text"><text:s text:c="10"/>"magic-wand",</text:p>
      <text:p text:style-name="Preformatted_20_Text"><text:s text:c="10"/>"wizard"</text:p>
      <text:p text:style-name="Preformatted_20_Text"><text:s text:c="8"/>],</text:p>
      <text:p text:style-name="Preformatted_20_Text"><text:s text:c="8"/>"defaultCode": 5979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agic-wand, wizard",</text:p>
      <text:p text:style-name="Preformatted_20_Text"><text:s text:c="8"/>"name": "magic-wand",</text:p>
      <text:p text:style-name="Preformatted_20_Text"><text:s text:c="8"/>"order": 1605,</text:p>
      <text:p text:style-name="Preformatted_20_Text"><text:s text:c="8"/>"id": 152,</text:p>
      <text:p text:style-name="Preformatted_20_Text"><text:s text:c="8"/>"prevSize": 32,</text:p>
      <text:p text:style-name="Preformatted_20_Text"><text:s text:c="8"/>"code": 60184</text:p>
      <text:p text:style-name="Preformatted_20_Text"><text:s text:c="6"/>},</text:p>
      <text:p text:style-name="Preformatted_20_Text"><text:s text:c="6"/>"setIdx": 3,</text:p>
      <text:p text:style-name="Preformatted_20_Text"><text:s text:c="6"/>"setId": 1,</text:p>
      <text:p text:style-name="Preformatted_20_Text"><text:s text:c="6"/>"iconIdx": 15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256h-192v-128c0-35.2-28.8-64-64-64h-256c-35.2 0-64 28.8-64 64v128h-192c-70.4 0-128 57.6-128 128v512c0 70.4 57.6 128 128 128h768c70.4 0 128-57.6 128-128v-512c0-70.4-57.6-128-128-128zM384 128h256v128h-256v-128zM768 704h-192v192h-128v-192h-192v-128h192v-192h128v192h192v128z"</text:p>
      <text:p text:style-name="Preformatted_20_Text"><text:s text:c="8"/>],</text:p>
      <text:p text:style-name="Preformatted_20_Text"><text:s text:c="8"/>"tags": [</text:p>
      <text:p text:style-name="Preformatted_20_Text"><text:s text:c="10"/>"aid-kit",</text:p>
      <text:p text:style-name="Preformatted_20_Text"><text:s text:c="10"/>"health",</text:p>
      <text:p text:style-name="Preformatted_20_Text"><text:s text:c="10"/>"medicine",</text:p>
      <text:p text:style-name="Preformatted_20_Text"><text:s text:c="10"/>"medical"</text:p>
      <text:p text:style-name="Preformatted_20_Text"><text:s text:c="8"/>],</text:p>
      <text:p text:style-name="Preformatted_20_Text"><text:s text:c="8"/>"defaultCode": 59800,</text:p>
      <text:p text:style-name="Preformatted_20_Text"><text:soft-page-break/><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id-kit, health",</text:p>
      <text:p text:style-name="Preformatted_20_Text"><text:s text:c="8"/>"name": "aid-kit",</text:p>
      <text:p text:style-name="Preformatted_20_Text"><text:s text:c="8"/>"order": 1606,</text:p>
      <text:p text:style-name="Preformatted_20_Text"><text:s text:c="8"/>"id": 153,</text:p>
      <text:p text:style-name="Preformatted_20_Text"><text:s text:c="8"/>"prevSize": 32,</text:p>
      <text:p text:style-name="Preformatted_20_Text"><text:s text:c="8"/>"code": 60185</text:p>
      <text:p text:style-name="Preformatted_20_Text"><text:s text:c="6"/>},</text:p>
      <text:p text:style-name="Preformatted_20_Text"><text:s text:c="6"/>"setIdx": 3,</text:p>
      <text:p text:style-name="Preformatted_20_Text"><text:s text:c="6"/>"setId": 1,</text:p>
      <text:p text:style-name="Preformatted_20_Text"><text:s text:c="6"/>"iconIdx": 15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76v-64h-193.29c-5.862-72.686-31.786-139.026-71.67-192.25h161.944l70.060-280.24-62.090-15.522-57.94 231.76h-174.68c-0.892-0.694-1.796-1.374-2.698-2.056 6.71-19.502 10.362-40.422 10.362-62.194 0.002-105.76-85.958-191.498-191.998-191.498s-192 85.738-192 191.5c0 21.772 3.65 42.692 10.362 62.194-0.9 0.684-1.804 1.362-2.698 2.056h-174.68l-57.94-231.76-62.090 15.522 70.060 280.24h161.944c-39.884 53.222-65.806 119.562-71.668 192.248h-193.29v64h193.37c3.802 45.664 15.508 88.812 33.638 127.75h-123.992l-70.060 280.238 62.090 15.524 57.94-231.762h112.354c58.692 78.032 147.396 127.75 246.66 127.75s187.966-49.718 246.662-127.75h112.354l57.94 231.762 62.090-15.524-70.060-280.238h-123.992c18.13-38.938 29.836-82.086 33.636-127.75h193.37z"</text:p>
      <text:p text:style-name="Preformatted_20_Text"><text:s text:c="8"/>],</text:p>
      <text:p text:style-name="Preformatted_20_Text"><text:s text:c="8"/>"tags": [</text:p>
      <text:p text:style-name="Preformatted_20_Text"><text:s text:c="10"/>"bug",</text:p>
      <text:p text:style-name="Preformatted_20_Text"><text:s text:c="10"/>"virus",</text:p>
      <text:p text:style-name="Preformatted_20_Text"><text:s text:c="10"/>"error"</text:p>
      <text:p text:style-name="Preformatted_20_Text"><text:s text:c="8"/>],</text:p>
      <text:p text:style-name="Preformatted_20_Text"><text:s text:c="8"/>"defaultCode": 5980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ug, virus",</text:p>
      <text:p text:style-name="Preformatted_20_Text"><text:s text:c="8"/>"name": "bug",</text:p>
      <text:p text:style-name="Preformatted_20_Text"><text:s text:c="8"/>"order": 1607,</text:p>
      <text:p text:style-name="Preformatted_20_Text"><text:s text:c="8"/>"id": 154,</text:p>
      <text:p text:style-name="Preformatted_20_Text"><text:s text:c="8"/>"prevSize": 32,</text:p>
      <text:p text:style-name="Preformatted_20_Text"><text:s text:c="8"/>"code": 60186</text:p>
      <text:p text:style-name="Preformatted_20_Text"><text:s text:c="6"/>},</text:p>
      <text:p text:style-name="Preformatted_20_Text"><text:s text:c="6"/>"setIdx": 3,</text:p>
      <text:p text:style-name="Preformatted_20_Text"><text:s text:c="6"/>"setId": 1,</text:p>
      <text:p text:style-name="Preformatted_20_Text"><text:s text:c="6"/>"iconIdx": 15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48 576v-448c-247.424 0-448 200.576-448 448s200.576 448 448 448 448-200.576 448-448c0-72.034-17.028-140.084-47.236-200.382l-400.764 200.382zM912.764 247.618c-73.552-146.816-225.374-247.618-400.764-247.618v448l400.764-200.382z"</text:p>
      <text:p text:style-name="Preformatted_20_Text"><text:s text:c="8"/>],</text:p>
      <text:p text:style-name="Preformatted_20_Text"><text:s text:c="8"/>"tags": [</text:p>
      <text:p text:style-name="Preformatted_20_Text"><text:s text:c="10"/>"pie-chart",</text:p>
      <text:p text:style-name="Preformatted_20_Text"><text:s text:c="10"/>"stats",</text:p>
      <text:p text:style-name="Preformatted_20_Text"><text:s text:c="10"/>"statistics",</text:p>
      <text:p text:style-name="Preformatted_20_Text"><text:s text:c="10"/>"graph"</text:p>
      <text:p text:style-name="Preformatted_20_Text"><text:soft-page-break/><text:s text:c="8"/>],</text:p>
      <text:p text:style-name="Preformatted_20_Text"><text:s text:c="8"/>"defaultCode": 5980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ie-chart, stats",</text:p>
      <text:p text:style-name="Preformatted_20_Text"><text:s text:c="8"/>"name": "pie-chart2",</text:p>
      <text:p text:style-name="Preformatted_20_Text"><text:s text:c="8"/>"order": 1608,</text:p>
      <text:p text:style-name="Preformatted_20_Text"><text:s text:c="8"/>"id": 155,</text:p>
      <text:p text:style-name="Preformatted_20_Text"><text:s text:c="8"/>"prevSize": 32,</text:p>
      <text:p text:style-name="Preformatted_20_Text"><text:s text:c="8"/>"code": 60187</text:p>
      <text:p text:style-name="Preformatted_20_Text"><text:s text:c="6"/>},</text:p>
      <text:p text:style-name="Preformatted_20_Text"><text:s text:c="6"/>"setIdx": 3,</text:p>
      <text:p text:style-name="Preformatted_20_Text"><text:s text:c="6"/>"setId": 1,</text:p>
      <text:p text:style-name="Preformatted_20_Text"><text:s text:c="6"/>"iconIdx": 15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8 896h896v128h-1024v-1024h128zM288 832c-53.020 0-96-42.98-96-96s42.98-96 96-96c2.828 0 5.622 0.148 8.388 0.386l103.192-171.986c-9.84-15.070-15.58-33.062-15.58-52.402 0-53.020 42.98-96 96-96s96 42.98 96 96c0 19.342-5.74 37.332-15.58 52.402l103.192 171.986c2.766-0.238 5.56-0.386 8.388-0.386 2.136 0 4.248 0.094 6.35 0.23l170.356-298.122c-10.536-15.408-16.706-34.036-16.706-54.11 0-53.020 42.98-96 96-96s96 42.98 96 96c0 53.020-42.98 96-96 96-2.14 0-4.248-0.094-6.35-0.232l-170.356 298.124c10.536 15.406 16.706 34.036 16.706 54.11 0 53.020-42.98 96-96 96s-96-42.98-96-96c0-19.34 5.74-37.332 15.578-52.402l-103.19-171.984c-2.766 0.238-5.56 0.386-8.388 0.386s-5.622-0.146-8.388-0.386l-103.192 171.986c9.84 15.068 15.58 33.060 15.58 52.4 0 53.020-42.98 96-96 96z"</text:p>
      <text:p text:style-name="Preformatted_20_Text"><text:s text:c="8"/>],</text:p>
      <text:p text:style-name="Preformatted_20_Text"><text:s text:c="8"/>"tags": [</text:p>
      <text:p text:style-name="Preformatted_20_Text"><text:s text:c="10"/>"stats-dots",</text:p>
      <text:p text:style-name="Preformatted_20_Text"><text:s text:c="10"/>"stats",</text:p>
      <text:p text:style-name="Preformatted_20_Text"><text:s text:c="10"/>"plot",</text:p>
      <text:p text:style-name="Preformatted_20_Text"><text:s text:c="10"/>"statistics",</text:p>
      <text:p text:style-name="Preformatted_20_Text"><text:s text:c="10"/>"chart"</text:p>
      <text:p text:style-name="Preformatted_20_Text"><text:s text:c="8"/>],</text:p>
      <text:p text:style-name="Preformatted_20_Text"><text:s text:c="8"/>"defaultCode": 5980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ats-dots, stats2",</text:p>
      <text:p text:style-name="Preformatted_20_Text"><text:s text:c="8"/>"name": "stats-dots",</text:p>
      <text:p text:style-name="Preformatted_20_Text"><text:s text:c="8"/>"order": 1609,</text:p>
      <text:p text:style-name="Preformatted_20_Text"><text:s text:c="8"/>"id": 156,</text:p>
      <text:p text:style-name="Preformatted_20_Text"><text:s text:c="8"/>"prevSize": 32,</text:p>
      <text:p text:style-name="Preformatted_20_Text"><text:s text:c="8"/>"code": 60188</text:p>
      <text:p text:style-name="Preformatted_20_Text"><text:s text:c="6"/>},</text:p>
      <text:p text:style-name="Preformatted_20_Text"><text:s text:c="6"/>"setIdx": 3,</text:p>
      <text:p text:style-name="Preformatted_20_Text"><text:s text:c="6"/>"setId": 1,</text:p>
      <text:p text:style-name="Preformatted_20_Text"><text:s text:c="6"/>"iconIdx": 15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832h1024v128h-1024zM128 576h128v192h-128zM320 320h128v448h-128zM512 512h128v256h-128zM704 128h128v640h-128z"</text:p>
      <text:p text:style-name="Preformatted_20_Text"><text:s text:c="8"/>],</text:p>
      <text:p text:style-name="Preformatted_20_Text"><text:s text:c="8"/>"tags": [</text:p>
      <text:p text:style-name="Preformatted_20_Text"><text:s text:c="10"/>"stats-bars",</text:p>
      <text:p text:style-name="Preformatted_20_Text"><text:soft-page-break/><text:s text:c="10"/>"stats",</text:p>
      <text:p text:style-name="Preformatted_20_Text"><text:s text:c="10"/>"statistics",</text:p>
      <text:p text:style-name="Preformatted_20_Text"><text:s text:c="10"/>"chart"</text:p>
      <text:p text:style-name="Preformatted_20_Text"><text:s text:c="8"/>],</text:p>
      <text:p text:style-name="Preformatted_20_Text"><text:s text:c="8"/>"defaultCode": 5980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ats-bars, stats3",</text:p>
      <text:p text:style-name="Preformatted_20_Text"><text:s text:c="8"/>"name": "stats-bars",</text:p>
      <text:p text:style-name="Preformatted_20_Text"><text:s text:c="8"/>"order": 1610,</text:p>
      <text:p text:style-name="Preformatted_20_Text"><text:s text:c="8"/>"id": 157,</text:p>
      <text:p text:style-name="Preformatted_20_Text"><text:s text:c="8"/>"prevSize": 32,</text:p>
      <text:p text:style-name="Preformatted_20_Text"><text:s text:c="8"/>"code": 60189</text:p>
      <text:p text:style-name="Preformatted_20_Text"><text:s text:c="6"/>},</text:p>
      <text:p text:style-name="Preformatted_20_Text"><text:s text:c="6"/>"setIdx": 3,</text:p>
      <text:p text:style-name="Preformatted_20_Text"><text:s text:c="6"/>"setId": 1,</text:p>
      <text:p text:style-name="Preformatted_20_Text"><text:s text:c="6"/>"iconIdx": 15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88 384h-192c-17.6 0-32 14.4-32 32v576c0 17.6 14.4 32 32 32h192c17.6 0 32-14.4 32-32v-576c0-17.6-14.4-32-32-32zM288 960h-192v-256h192v256zM608 256h-192c-17.6 0-32 14.4-32 32v704c0 17.6 14.4 32 32 32h192c17.6 0 32-14.4 32-32v-704c0-17.6-14.4-32-32-32zM608 960h-192v-320h192v320zM928 128h-192c-17.6 0-32 14.4-32 32v832c0 17.6 14.4 32 32 32h192c17.6 0 32-14.4 32-32v-832c0-17.6-14.4-32-32-32zM928 960h-192v-384h192v384z"</text:p>
      <text:p text:style-name="Preformatted_20_Text"><text:s text:c="8"/>],</text:p>
      <text:p text:style-name="Preformatted_20_Text"><text:s text:c="8"/>"tags": [</text:p>
      <text:p text:style-name="Preformatted_20_Text"><text:s text:c="10"/>"stats-bars",</text:p>
      <text:p text:style-name="Preformatted_20_Text"><text:s text:c="10"/>"stats",</text:p>
      <text:p text:style-name="Preformatted_20_Text"><text:s text:c="10"/>"statistics",</text:p>
      <text:p text:style-name="Preformatted_20_Text"><text:s text:c="10"/>"chart"</text:p>
      <text:p text:style-name="Preformatted_20_Text"><text:s text:c="8"/>],</text:p>
      <text:p text:style-name="Preformatted_20_Text"><text:s text:c="8"/>"defaultCode": 5980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ats-bars2, stats4",</text:p>
      <text:p text:style-name="Preformatted_20_Text"><text:s text:c="8"/>"name": "stats-bars2",</text:p>
      <text:p text:style-name="Preformatted_20_Text"><text:s text:c="8"/>"order": 1611,</text:p>
      <text:p text:style-name="Preformatted_20_Text"><text:s text:c="8"/>"id": 158,</text:p>
      <text:p text:style-name="Preformatted_20_Text"><text:s text:c="8"/>"prevSize": 32,</text:p>
      <text:p text:style-name="Preformatted_20_Text"><text:s text:c="8"/>"code": 60190</text:p>
      <text:p text:style-name="Preformatted_20_Text"><text:s text:c="6"/>},</text:p>
      <text:p text:style-name="Preformatted_20_Text"><text:s text:c="6"/>"setIdx": 3,</text:p>
      <text:p text:style-name="Preformatted_20_Text"><text:s text:c="6"/>"setId": 1,</text:p>
      <text:p text:style-name="Preformatted_20_Text"><text:s text:c="6"/>"iconIdx": 15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32 192v-128h-640v128h-192v128c0 106.038 85.958 192 192 192 20.076 0 39.43-3.086 57.62-8.802 46.174 66.008 116.608 113.796 198.38 130.396v198.406h-64c-70.694 0-128 57.306-128 128h512c0-70.694-57.306-128-128-128h-64v-198.406c81.772-16.6 152.206-64.386 198.38-130.396 18.19 5.716 37.544 8.802 57.62 8.802 106.042 0 192-85.962 192-192v-128h-192zM192 436c-63.962 0-116-52.038-116-116v-64h116v64c0 40.186 7.43 78.632 20.954 114.068-6.802 1.246-13.798 1.932-<text:soft-page-break/>20.954 1.932zM948 320c0 63.962-52.038 116-116 116-7.156 0-14.152-0.686-20.954-1.932 13.524-35.436 20.954-73.882 20.954-114.068v-64h116v64z"</text:p>
      <text:p text:style-name="Preformatted_20_Text"><text:s text:c="8"/>],</text:p>
      <text:p text:style-name="Preformatted_20_Text"><text:s text:c="8"/>"tags": [</text:p>
      <text:p text:style-name="Preformatted_20_Text"><text:s text:c="10"/>"trophy",</text:p>
      <text:p text:style-name="Preformatted_20_Text"><text:s text:c="10"/>"cup",</text:p>
      <text:p text:style-name="Preformatted_20_Text"><text:s text:c="10"/>"prize",</text:p>
      <text:p text:style-name="Preformatted_20_Text"><text:s text:c="10"/>"award",</text:p>
      <text:p text:style-name="Preformatted_20_Text"><text:s text:c="10"/>"winner",</text:p>
      <text:p text:style-name="Preformatted_20_Text"><text:s text:c="10"/>"tournament"</text:p>
      <text:p text:style-name="Preformatted_20_Text"><text:s text:c="8"/>],</text:p>
      <text:p text:style-name="Preformatted_20_Text"><text:s text:c="8"/>"defaultCode": 5980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rophy, cup",</text:p>
      <text:p text:style-name="Preformatted_20_Text"><text:s text:c="8"/>"name": "trophy2",</text:p>
      <text:p text:style-name="Preformatted_20_Text"><text:s text:c="8"/>"order": 1612,</text:p>
      <text:p text:style-name="Preformatted_20_Text"><text:s text:c="8"/>"id": 159,</text:p>
      <text:p text:style-name="Preformatted_20_Text"><text:s text:c="8"/>"prevSize": 32,</text:p>
      <text:p text:style-name="Preformatted_20_Text"><text:s text:c="8"/>"code": 60191</text:p>
      <text:p text:style-name="Preformatted_20_Text"><text:s text:c="6"/>},</text:p>
      <text:p text:style-name="Preformatted_20_Text"><text:s text:c="6"/>"setIdx": 3,</text:p>
      <text:p text:style-name="Preformatted_20_Text"><text:s text:c="6"/>"setId": 1,</text:p>
      <text:p text:style-name="Preformatted_20_Text"><text:s text:c="6"/>"iconIdx": 15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71.516 320c18.126-12.88 35.512-27.216 51.444-43.148 33.402-33.402 55.746-74.5 62.912-115.722 7.858-45.186-3.672-87.14-31.63-115.1-22.3-22.298-52.51-34.086-87.364-34.086-49.632 0-101.922 23.824-143.46 65.362-66.476 66.476-105.226 158.238-126.076 223.722-15.44-65.802-46.206-154.644-106.018-214.458-32.094-32.092-73.114-48.57-111.846-48.57-31.654 0-61.78 11.004-84.26 33.486-49.986 49.988-43.232 137.786 15.086 196.104 20.792 20.792 45.098 38.062 70.72 52.412h-217.024v256h64v448h768v-448.002h64v-256h-188.484zM674.326 128.218c27.724-27.724 62.322-44.274 92.55-44.274 10.7 0 25.708 2.254 36.45 12.998 26.030 26.028 11.412 86.308-31.28 128.998-43.946 43.946-103.060 74.168-154.432 94.060h-50.672c18.568-57.548 52.058-136.456 107.384-191.782zM233.934 160.89c-0.702-9.12-0.050-26.248 12.196-38.494 10.244-10.244 23.788-12.396 33.348-12.396v0c21.258 0 43.468 10.016 60.932 27.48 33.872 33.872 61.766 87.772 80.668 155.876 0.51 1.84 1.008 3.67 1.496 5.486-1.816-0.486-3.646-0.984-5.486-1.496-68.104-18.904-122.002-46.798-155.874-80.67-15.828-15.826-25.77-36.16-27.28-55.786zM448 960h-256v-416h256v416zM448 512h-320v-128h320v128zM832 960h-256v-416h256v416zM896 512h-320v-128h320v128z"</text:p>
      <text:p text:style-name="Preformatted_20_Text"><text:s text:c="8"/>],</text:p>
      <text:p text:style-name="Preformatted_20_Text"><text:s text:c="8"/>"tags": [</text:p>
      <text:p text:style-name="Preformatted_20_Text"><text:s text:c="10"/>"gift",</text:p>
      <text:p text:style-name="Preformatted_20_Text"><text:s text:c="10"/>"present",</text:p>
      <text:p text:style-name="Preformatted_20_Text"><text:s text:c="10"/>"box"</text:p>
      <text:p text:style-name="Preformatted_20_Text"><text:s text:c="8"/>],</text:p>
      <text:p text:style-name="Preformatted_20_Text"><text:s text:c="8"/>"defaultCode": 5980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ift, present",</text:p>
      <text:p text:style-name="Preformatted_20_Text"><text:s text:c="8"/>"name": "gift",</text:p>
      <text:p text:style-name="Preformatted_20_Text"><text:s text:c="8"/>"order": 1613,</text:p>
      <text:p text:style-name="Preformatted_20_Text"><text:s text:c="8"/>"id": 160,</text:p>
      <text:p text:style-name="Preformatted_20_Text"><text:s text:c="8"/>"prevSize": 32,</text:p>
      <text:p text:style-name="Preformatted_20_Text"><text:soft-page-break/><text:s text:c="8"/>"code": 60192</text:p>
      <text:p text:style-name="Preformatted_20_Text"><text:s text:c="6"/>},</text:p>
      <text:p text:style-name="Preformatted_20_Text"><text:s text:c="6"/>"setIdx": 3,</text:p>
      <text:p text:style-name="Preformatted_20_Text"><text:s text:c="6"/>"setId": 1,</text:p>
      <text:p text:style-name="Preformatted_20_Text"><text:s text:c="6"/>"iconIdx": 15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77.784 16.856c-5.576-10.38-16.406-16.856-28.19-16.856h-475.188c-11.784 0-22.614 6.476-28.19 16.856-35.468 66.020-54.216 143.184-54.216 223.144 0 105.412 32.372 204.828 91.154 279.938 45.428 58.046 102.48 96.54 164.846 112.172v327.89h-96c-17.672 0-32 14.326-32 32s14.328 32 32 32h320c17.674 0 32-14.326 32-32s-14.326-32-32-32h-96v-327.89c62.368-15.632 119.418-54.124 164.846-112.172 58.782-75.11 91.154-174.526 91.154-279.938 0-79.96-18.748-157.122-54.216-223.144zM294.1 64h435.8c24.974 52.902 38.1 113.338 38.1 176 0 5.364-0.108 10.696-0.296 16h-511.406c-0.19-5.304-0.296-10.636-0.296-16-0.002-62.664 13.126-123.098 38.098-176z"</text:p>
      <text:p text:style-name="Preformatted_20_Text"><text:s text:c="8"/>],</text:p>
      <text:p text:style-name="Preformatted_20_Text"><text:s text:c="8"/>"tags": [</text:p>
      <text:p text:style-name="Preformatted_20_Text"><text:s text:c="10"/>"glass",</text:p>
      <text:p text:style-name="Preformatted_20_Text"><text:s text:c="10"/>"drink",</text:p>
      <text:p text:style-name="Preformatted_20_Text"><text:s text:c="10"/>"beverage",</text:p>
      <text:p text:style-name="Preformatted_20_Text"><text:s text:c="10"/>"wine"</text:p>
      <text:p text:style-name="Preformatted_20_Text"><text:s text:c="8"/>],</text:p>
      <text:p text:style-name="Preformatted_20_Text"><text:s text:c="8"/>"defaultCode": 5980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lass, drink",</text:p>
      <text:p text:style-name="Preformatted_20_Text"><text:s text:c="8"/>"name": "glass",</text:p>
      <text:p text:style-name="Preformatted_20_Text"><text:s text:c="8"/>"order": 1614,</text:p>
      <text:p text:style-name="Preformatted_20_Text"><text:s text:c="8"/>"id": 161,</text:p>
      <text:p text:style-name="Preformatted_20_Text"><text:s text:c="8"/>"prevSize": 32,</text:p>
      <text:p text:style-name="Preformatted_20_Text"><text:s text:c="8"/>"code": 60193</text:p>
      <text:p text:style-name="Preformatted_20_Text"><text:s text:c="6"/>},</text:p>
      <text:p text:style-name="Preformatted_20_Text"><text:s text:c="6"/>"setIdx": 3,</text:p>
      <text:p text:style-name="Preformatted_20_Text"><text:s text:c="6"/>"setId": 1,</text:p>
      <text:p text:style-name="Preformatted_20_Text"><text:s text:c="6"/>"iconIdx": 16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89.162 179.77c7.568-9.632 8.972-22.742 3.62-33.758-5.356-11.018-16.532-18.012-28.782-18.012h-704c-12.25 0-23.426 6.994-28.78 18.012-5.356 11.018-3.95 24.126 3.618 33.758l313.162 398.57v381.66h-96c-17.672 0-32 14.326-32 32s14.328 32 32 32h320c17.674 0 32-14.326 32-32s-14.326-32-32-32h-96v-381.66l313.162-398.57zM798.162 192l-100.572 128h-371.18l-100.57-128h572.322z"</text:p>
      <text:p text:style-name="Preformatted_20_Text"><text:s text:c="8"/>],</text:p>
      <text:p text:style-name="Preformatted_20_Text"><text:s text:c="8"/>"tags": [</text:p>
      <text:p text:style-name="Preformatted_20_Text"><text:s text:c="10"/>"glass",</text:p>
      <text:p text:style-name="Preformatted_20_Text"><text:s text:c="10"/>"drink",</text:p>
      <text:p text:style-name="Preformatted_20_Text"><text:s text:c="10"/>"beverage",</text:p>
      <text:p text:style-name="Preformatted_20_Text"><text:s text:c="10"/>"wine"</text:p>
      <text:p text:style-name="Preformatted_20_Text"><text:s text:c="8"/>],</text:p>
      <text:p text:style-name="Preformatted_20_Text"><text:s text:c="8"/>"defaultCode": 5980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lass2, drink2",</text:p>
      <text:p text:style-name="Preformatted_20_Text"><text:soft-page-break/><text:s text:c="8"/>"name": "glass2",</text:p>
      <text:p text:style-name="Preformatted_20_Text"><text:s text:c="8"/>"order": 1615,</text:p>
      <text:p text:style-name="Preformatted_20_Text"><text:s text:c="8"/>"id": 162,</text:p>
      <text:p text:style-name="Preformatted_20_Text"><text:s text:c="8"/>"prevSize": 32,</text:p>
      <text:p text:style-name="Preformatted_20_Text"><text:s text:c="8"/>"code": 60194</text:p>
      <text:p text:style-name="Preformatted_20_Text"><text:s text:c="6"/>},</text:p>
      <text:p text:style-name="Preformatted_20_Text"><text:s text:c="6"/>"setIdx": 3,</text:p>
      <text:p text:style-name="Preformatted_20_Text"><text:s text:c="6"/>"setId": 1,</text:p>
      <text:p text:style-name="Preformatted_20_Text"><text:s text:c="6"/>"iconIdx": 16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0 320h-192v-96c0-88.366-171.922-160-384-160s-384 71.634-384 160v640c0 88.366 171.922 160 384 160s384-71.634 384-160v-96h192c35.346 0 64-28.654 64-64v-320c0-35.346-28.654-64-64-64zM176.056 258.398c-36.994-12.19-59.408-25.246-71.41-34.398 12.004-9.152 34.416-22.208 71.41-34.398 57.942-19.090 131.79-29.602 207.944-29.602s150.004 10.512 207.944 29.602c36.994 12.188 59.408 25.246 71.41 34.398-12.002 9.152-34.416 22.208-71.41 34.398-57.94 19.090-131.79 29.602-207.944 29.602s-150.002-10.512-207.944-29.602zM896 640h-128v-192h128v192z"</text:p>
      <text:p text:style-name="Preformatted_20_Text"><text:s text:c="8"/>],</text:p>
      <text:p text:style-name="Preformatted_20_Text"><text:s text:c="8"/>"tags": [</text:p>
      <text:p text:style-name="Preformatted_20_Text"><text:s text:c="10"/>"mug",</text:p>
      <text:p text:style-name="Preformatted_20_Text"><text:s text:c="10"/>"drink",</text:p>
      <text:p text:style-name="Preformatted_20_Text"><text:s text:c="10"/>"glass",</text:p>
      <text:p text:style-name="Preformatted_20_Text"><text:s text:c="10"/>"beverage"</text:p>
      <text:p text:style-name="Preformatted_20_Text"><text:s text:c="8"/>],</text:p>
      <text:p text:style-name="Preformatted_20_Text"><text:s text:c="8"/>"defaultCode": 5981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ug, drink3",</text:p>
      <text:p text:style-name="Preformatted_20_Text"><text:s text:c="8"/>"name": "mug",</text:p>
      <text:p text:style-name="Preformatted_20_Text"><text:s text:c="8"/>"order": 1616,</text:p>
      <text:p text:style-name="Preformatted_20_Text"><text:s text:c="8"/>"id": 163,</text:p>
      <text:p text:style-name="Preformatted_20_Text"><text:s text:c="8"/>"prevSize": 32,</text:p>
      <text:p text:style-name="Preformatted_20_Text"><text:s text:c="8"/>"code": 60195</text:p>
      <text:p text:style-name="Preformatted_20_Text"><text:s text:c="6"/>},</text:p>
      <text:p text:style-name="Preformatted_20_Text"><text:s text:c="6"/>"setIdx": 3,</text:p>
      <text:p text:style-name="Preformatted_20_Text"><text:s text:c="6"/>"setId": 1,</text:p>
      <text:p text:style-name="Preformatted_20_Text"><text:s text:c="6"/>"iconIdx": 16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24 0c-106.040 0-192 100.288-192 224 0 105.924 63.022 194.666 147.706 217.998l-31.788 518.124c-2.154 35.132 24.882 63.878 60.082 63.878h32c35.2 0 62.236-28.746 60.082-63.878l-31.788-518.124c84.684-23.332 147.706-112.074 147.706-217.998 0-123.712-85.96-224-192-224zM869.334 0l-53.334 320h-40l-26.666-320h-26.668l-26.666 320h-40l-53.334-320h-26.666v416c0 17.672 14.326 32 32 32h83.338l-31.42 512.122c-2.154 35.132 24.882 63.878 60.082 63.878h32c35.2 0 62.236-28.746 60.082-63.878l-31.42-512.122h83.338c17.674 0 32-14.328 32-32v-416h-26.666z"</text:p>
      <text:p text:style-name="Preformatted_20_Text"><text:s text:c="8"/>],</text:p>
      <text:p text:style-name="Preformatted_20_Text"><text:s text:c="8"/>"tags": [</text:p>
      <text:p text:style-name="Preformatted_20_Text"><text:s text:c="10"/>"spoon-knife",</text:p>
      <text:p text:style-name="Preformatted_20_Text"><text:s text:c="10"/>"food",</text:p>
      <text:p text:style-name="Preformatted_20_Text"><text:s text:c="10"/>"restaurant"</text:p>
      <text:p text:style-name="Preformatted_20_Text"><text:s text:c="8"/>],</text:p>
      <text:p text:style-name="Preformatted_20_Text"><text:s text:c="8"/>"defaultCode": 59811,</text:p>
      <text:p text:style-name="Preformatted_20_Text"><text:s text:c="8"/>"grid": 16,</text:p>
      <text:p text:style-name="Preformatted_20_Text"><text:soft-page-break/><text:s text:c="8"/>"attrs": []</text:p>
      <text:p text:style-name="Preformatted_20_Text"><text:s text:c="6"/>},</text:p>
      <text:p text:style-name="Preformatted_20_Text"><text:s text:c="6"/>"attrs": [],</text:p>
      <text:p text:style-name="Preformatted_20_Text"><text:s text:c="6"/>"properties": {</text:p>
      <text:p text:style-name="Preformatted_20_Text"><text:s text:c="8"/>"ligatures": "spoon-knife, food",</text:p>
      <text:p text:style-name="Preformatted_20_Text"><text:s text:c="8"/>"name": "spoon-knife",</text:p>
      <text:p text:style-name="Preformatted_20_Text"><text:s text:c="8"/>"order": 1617,</text:p>
      <text:p text:style-name="Preformatted_20_Text"><text:s text:c="8"/>"id": 164,</text:p>
      <text:p text:style-name="Preformatted_20_Text"><text:s text:c="8"/>"prevSize": 32,</text:p>
      <text:p text:style-name="Preformatted_20_Text"><text:s text:c="8"/>"code": 60196</text:p>
      <text:p text:style-name="Preformatted_20_Text"><text:s text:c="6"/>},</text:p>
      <text:p text:style-name="Preformatted_20_Text"><text:s text:c="6"/>"setIdx": 3,</text:p>
      <text:p text:style-name="Preformatted_20_Text"><text:s text:c="6"/>"setId": 1,</text:p>
      <text:p text:style-name="Preformatted_20_Text"><text:s text:c="6"/>"iconIdx": 16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1.328 134.496c-110.752-83.928-281.184-134.034-455.91-134.034-216.12 0-392.226 75.456-483.16 207.020-42.708 61.79-66.33 134.958-70.208 217.474-3.454 73.474 8.884 154.726 36.684 242.146 94.874-284.384 359.82-507.102 665.266-507.102 0 0-285.826 75.232-465.524 308.192-0.112 0.138-2.494 3.090-6.614 8.698-36.080 48.278-67.538 103.162-91.078 165.328-39.87 94.83-76.784 224.948-76.784 381.782h128c0 0-19.43-122.222 14.36-262.79 55.89 7.556 105.858 11.306 150.852 11.306 117.678 0 201.37-25.46 263.388-80.124 55.568-48.978 86.198-114.786 118.624-184.456 49.524-106.408 105.654-227.010 268.654-320.152 9.33-5.332 15.362-14.992 16.056-25.716s-4.040-21.080-12.606-27.572z"</text:p>
      <text:p text:style-name="Preformatted_20_Text"><text:s text:c="8"/>],</text:p>
      <text:p text:style-name="Preformatted_20_Text"><text:s text:c="8"/>"tags": [</text:p>
      <text:p text:style-name="Preformatted_20_Text"><text:s text:c="10"/>"leaf",</text:p>
      <text:p text:style-name="Preformatted_20_Text"><text:s text:c="10"/>"nature",</text:p>
      <text:p text:style-name="Preformatted_20_Text"><text:s text:c="10"/>"plant",</text:p>
      <text:p text:style-name="Preformatted_20_Text"><text:s text:c="10"/>"tea",</text:p>
      <text:p text:style-name="Preformatted_20_Text"><text:s text:c="10"/>"green",</text:p>
      <text:p text:style-name="Preformatted_20_Text"><text:s text:c="10"/>"vegan",</text:p>
      <text:p text:style-name="Preformatted_20_Text"><text:s text:c="10"/>"vegetarian"</text:p>
      <text:p text:style-name="Preformatted_20_Text"><text:s text:c="8"/>],</text:p>
      <text:p text:style-name="Preformatted_20_Text"><text:s text:c="8"/>"defaultCode": 5981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eaf, nature",</text:p>
      <text:p text:style-name="Preformatted_20_Text"><text:s text:c="8"/>"name": "leaf2",</text:p>
      <text:p text:style-name="Preformatted_20_Text"><text:s text:c="8"/>"order": 1618,</text:p>
      <text:p text:style-name="Preformatted_20_Text"><text:s text:c="8"/>"id": 165,</text:p>
      <text:p text:style-name="Preformatted_20_Text"><text:s text:c="8"/>"prevSize": 32,</text:p>
      <text:p text:style-name="Preformatted_20_Text"><text:s text:c="8"/>"code": 60197</text:p>
      <text:p text:style-name="Preformatted_20_Text"><text:s text:c="6"/>},</text:p>
      <text:p text:style-name="Preformatted_20_Text"><text:s text:c="6"/>"setIdx": 3,</text:p>
      <text:p text:style-name="Preformatted_20_Text"><text:s text:c="6"/>"setId": 1,</text:p>
      <text:p text:style-name="Preformatted_20_Text"><text:s text:c="6"/>"iconIdx": 16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4 64l-320 320h-192l-192 256c0 0 203.416-56.652 322.066-30.084l-322.066 414.084 421.902-328.144c58.838 134.654-37.902 328.144-37.902 328.144l256-192v-192l320-320 64-320-320 64z"</text:p>
      <text:p text:style-name="Preformatted_20_Text"><text:s text:c="8"/>],</text:p>
      <text:p text:style-name="Preformatted_20_Text"><text:s text:c="8"/>"tags": [</text:p>
      <text:p text:style-name="Preformatted_20_Text"><text:s text:c="10"/>"rocket",</text:p>
      <text:p text:style-name="Preformatted_20_Text"><text:s text:c="10"/>"jet",</text:p>
      <text:p text:style-name="Preformatted_20_Text"><text:soft-page-break/><text:s text:c="10"/>"speed",</text:p>
      <text:p text:style-name="Preformatted_20_Text"><text:s text:c="10"/>"spaceship",</text:p>
      <text:p text:style-name="Preformatted_20_Text"><text:s text:c="10"/>"fast"</text:p>
      <text:p text:style-name="Preformatted_20_Text"><text:s text:c="8"/>],</text:p>
      <text:p text:style-name="Preformatted_20_Text"><text:s text:c="8"/>"defaultCode": 5981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rocket, jet",</text:p>
      <text:p text:style-name="Preformatted_20_Text"><text:s text:c="8"/>"name": "rocket2",</text:p>
      <text:p text:style-name="Preformatted_20_Text"><text:s text:c="8"/>"order": 1619,</text:p>
      <text:p text:style-name="Preformatted_20_Text"><text:s text:c="8"/>"id": 166,</text:p>
      <text:p text:style-name="Preformatted_20_Text"><text:s text:c="8"/>"prevSize": 32,</text:p>
      <text:p text:style-name="Preformatted_20_Text"><text:s text:c="8"/>"code": 60198</text:p>
      <text:p text:style-name="Preformatted_20_Text"><text:s text:c="6"/>},</text:p>
      <text:p text:style-name="Preformatted_20_Text"><text:s text:c="6"/>"setIdx": 3,</text:p>
      <text:p text:style-name="Preformatted_20_Text"><text:s text:c="6"/>"setId": 1,</text:p>
      <text:p text:style-name="Preformatted_20_Text"><text:s text:c="6"/>"iconIdx": 16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64c282.77 0 512 229.23 512 512 0 192.792-106.576 360.666-264.008 448h-495.984c-157.432-87.334-264.008-255.208-264.008-448 0-282.77 229.23-512 512-512zM801.914 865.914c77.438-77.44 120.086-180.398 120.086-289.914h-90v-64h85.038c-7.014-44.998-21.39-88.146-42.564-128h-106.474v-64h64.284c-9.438-11.762-19.552-23.096-30.37-33.914-46.222-46.22-101.54-80.038-161.914-99.798v69.712h-64v-85.040c-20.982-3.268-42.36-4.96-64-4.96s-43.018 1.69-64 4.96v85.040h-64v-69.712c-60.372 19.76-115.692 53.576-161.914 99.798-10.818 10.818-20.932 22.152-30.37 33.914h64.284v64h-106.476c-21.174 39.854-35.552 83.002-42.564 128h85.040v64h-90c0 109.516 42.648 212.474 120.086 289.914 10.71 10.71 21.924 20.728 33.56 30.086h192.354l36.572-512h54.856l36.572 512h192.354c11.636-9.358 22.852-19.378 33.56-30.086z"</text:p>
      <text:p text:style-name="Preformatted_20_Text"><text:s text:c="8"/>],</text:p>
      <text:p text:style-name="Preformatted_20_Text"><text:s text:c="8"/>"tags": [</text:p>
      <text:p text:style-name="Preformatted_20_Text"><text:s text:c="10"/>"meter",</text:p>
      <text:p text:style-name="Preformatted_20_Text"><text:s text:c="10"/>"gauge",</text:p>
      <text:p text:style-name="Preformatted_20_Text"><text:s text:c="10"/>"dashboard",</text:p>
      <text:p text:style-name="Preformatted_20_Text"><text:s text:c="10"/>"speedometer",</text:p>
      <text:p text:style-name="Preformatted_20_Text"><text:s text:c="10"/>"performance"</text:p>
      <text:p text:style-name="Preformatted_20_Text"><text:s text:c="8"/>],</text:p>
      <text:p text:style-name="Preformatted_20_Text"><text:s text:c="8"/>"defaultCode": 5981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eter, gauge",</text:p>
      <text:p text:style-name="Preformatted_20_Text"><text:s text:c="8"/>"name": "meter",</text:p>
      <text:p text:style-name="Preformatted_20_Text"><text:s text:c="8"/>"order": 1620,</text:p>
      <text:p text:style-name="Preformatted_20_Text"><text:s text:c="8"/>"id": 167,</text:p>
      <text:p text:style-name="Preformatted_20_Text"><text:s text:c="8"/>"prevSize": 32,</text:p>
      <text:p text:style-name="Preformatted_20_Text"><text:s text:c="8"/>"code": 60199</text:p>
      <text:p text:style-name="Preformatted_20_Text"><text:s text:c="6"/>},</text:p>
      <text:p text:style-name="Preformatted_20_Text"><text:s text:c="6"/>"setIdx": 3,</text:p>
      <text:p text:style-name="Preformatted_20_Text"><text:s text:c="6"/>"setId": 1,</text:p>
      <text:p text:style-name="Preformatted_20_Text"><text:s text:c="6"/>"iconIdx": 16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512 0c-282.77 0-512 229.23-512 512s229.23 512 512 512 512-229.23 512-512-229.23-512-512-512zM302.836 834.152c11.106-30.632 17.164-63.688 17.164-98.152 0-124.35-78.81-230.292-189.208-270.606 10.21-84.924 48.254-163.498 109.678-224.924 72.53-72.526 168.96-112.47 271.53-112.47s199 39.944 271.53 112.47c61.428 61.426 99.468 140 109.682 224.924-110.402 40.314-189.212 146.256-189.212 270.606 0 34.468 6.060 67.52 17.166 98.15-61.706 40.242-133.77 61.85-209.166 61.85-75.394 0-147.458-21.608-209.164-61.848zM551.754 640.996c13.878 3.494 24.246 16.080 24.246 31.004v64c0 17.6-14.4 32-32 32h-64c-17.6 0-32-14.4-32-32v-64c0-14.924 10.368-27.51 24.246-31.004l23.754-448.996h32l23.754 448.996z"</text:p>
      <text:p text:style-name="Preformatted_20_Text"><text:s text:c="8"/>],</text:p>
      <text:p text:style-name="Preformatted_20_Text"><text:s text:c="8"/>"tags": [</text:p>
      <text:p text:style-name="Preformatted_20_Text"><text:s text:c="10"/>"meter",</text:p>
      <text:p text:style-name="Preformatted_20_Text"><text:s text:c="10"/>"gauge",</text:p>
      <text:p text:style-name="Preformatted_20_Text"><text:s text:c="10"/>"dashboard",</text:p>
      <text:p text:style-name="Preformatted_20_Text"><text:s text:c="10"/>"speedometer",</text:p>
      <text:p text:style-name="Preformatted_20_Text"><text:s text:c="10"/>"performance"</text:p>
      <text:p text:style-name="Preformatted_20_Text"><text:s text:c="8"/>],</text:p>
      <text:p text:style-name="Preformatted_20_Text"><text:s text:c="8"/>"defaultCode": 5981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eter2, gauge2",</text:p>
      <text:p text:style-name="Preformatted_20_Text"><text:s text:c="8"/>"name": "meter2",</text:p>
      <text:p text:style-name="Preformatted_20_Text"><text:s text:c="8"/>"order": 1621,</text:p>
      <text:p text:style-name="Preformatted_20_Text"><text:s text:c="8"/>"id": 168,</text:p>
      <text:p text:style-name="Preformatted_20_Text"><text:s text:c="8"/>"prevSize": 32,</text:p>
      <text:p text:style-name="Preformatted_20_Text"><text:s text:c="8"/>"code": 60200</text:p>
      <text:p text:style-name="Preformatted_20_Text"><text:s text:c="6"/>},</text:p>
      <text:p text:style-name="Preformatted_20_Text"><text:s text:c="6"/>"setIdx": 3,</text:p>
      <text:p text:style-name="Preformatted_20_Text"><text:s text:c="6"/>"setId": 1,</text:p>
      <text:p text:style-name="Preformatted_20_Text"><text:s text:c="6"/>"iconIdx": 16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0.174 915.75l-548.634-499.458 25.534-25.598c20.894-20.954 32.188-48.030 33.918-75.61 1.002-0.45 2.002-0.912 2.958-1.442l102.99-64.402c13.934-16.392 12.916-42.268-2.284-57.502l-179.12-179.608c-15.19-15.234-40.998-16.262-57.344-2.284l-64.236 103.268c-0.526 0.966-0.99 1.966-1.44 2.974-27.502 1.736-54.5 13.056-75.398 34.006l-97.428 97.702c-20.898 20.956-32.184 48.026-33.918 75.604-1.004 0.45-2.004 0.916-2.964 1.446l-102.986 64.406c-13.942 16.39-12.916 42.264 2.276 57.496l179.12 179.604c15.194 15.238 40.996 16.262 57.35 2.286l64.228-103.27c0.528-0.958 0.988-1.96 1.442-2.966 27.502-1.738 54.504-13.050 75.398-34.004l28.292-28.372 498.122 550.114c14.436 15.944 36.7 18.518 49.474 5.712l50.356-50.488c12.764-12.808 10.196-35.132-5.706-49.614z"</text:p>
      <text:p text:style-name="Preformatted_20_Text"><text:s text:c="8"/>],</text:p>
      <text:p text:style-name="Preformatted_20_Text"><text:s text:c="8"/>"tags": [</text:p>
      <text:p text:style-name="Preformatted_20_Text"><text:s text:c="10"/>"hammer",</text:p>
      <text:p text:style-name="Preformatted_20_Text"><text:s text:c="10"/>"gavel",</text:p>
      <text:p text:style-name="Preformatted_20_Text"><text:s text:c="10"/>"rules",</text:p>
      <text:p text:style-name="Preformatted_20_Text"><text:s text:c="10"/>"justice",</text:p>
      <text:p text:style-name="Preformatted_20_Text"><text:s text:c="10"/>"legal"</text:p>
      <text:p text:style-name="Preformatted_20_Text"><text:s text:c="8"/>],</text:p>
      <text:p text:style-name="Preformatted_20_Text"><text:s text:c="8"/>"defaultCode": 5981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ammer2, gavel",</text:p>
      <text:p text:style-name="Preformatted_20_Text"><text:s text:c="8"/>"name": "hammer2",</text:p>
      <text:p text:style-name="Preformatted_20_Text"><text:s text:c="8"/>"order": 1622,</text:p>
      <text:p text:style-name="Preformatted_20_Text"><text:soft-page-break/><text:s text:c="8"/>"id": 169,</text:p>
      <text:p text:style-name="Preformatted_20_Text"><text:s text:c="8"/>"prevSize": 32,</text:p>
      <text:p text:style-name="Preformatted_20_Text"><text:s text:c="8"/>"code": 60201</text:p>
      <text:p text:style-name="Preformatted_20_Text"><text:s text:c="6"/>},</text:p>
      <text:p text:style-name="Preformatted_20_Text"><text:s text:c="6"/>"setIdx": 3,</text:p>
      <text:p text:style-name="Preformatted_20_Text"><text:s text:c="6"/>"setId": 1,</text:p>
      <text:p text:style-name="Preformatted_20_Text"><text:s text:c="6"/>"iconIdx": 16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1.008 1024c-68.246-142.008-31.902-223.378 20.55-300.044 57.44-83.956 72.244-167.066 72.244-167.066s45.154 58.7 27.092 150.508c79.772-88.8 94.824-230.28 82.782-284.464 180.314 126.012 257.376 398.856 153.522 601.066 552.372-312.532 137.398-780.172 65.154-832.85 24.082 52.676 28.648 141.85-20 185.126-82.352-312.276-285.972-376.276-285.972-376.276 24.082 161.044-87.296 337.144-194.696 468.73-3.774-64.216-7.782-108.528-41.55-169.98-7.58 116.656-96.732 211.748-120.874 328.628-32.702 158.286 24.496 274.18 241.748 396.622z"</text:p>
      <text:p text:style-name="Preformatted_20_Text"><text:s text:c="8"/>],</text:p>
      <text:p text:style-name="Preformatted_20_Text"><text:s text:c="8"/>"tags": [</text:p>
      <text:p text:style-name="Preformatted_20_Text"><text:s text:c="10"/>"fire",</text:p>
      <text:p text:style-name="Preformatted_20_Text"><text:s text:c="10"/>"flame",</text:p>
      <text:p text:style-name="Preformatted_20_Text"><text:s text:c="10"/>"hot",</text:p>
      <text:p text:style-name="Preformatted_20_Text"><text:s text:c="10"/>"popular"</text:p>
      <text:p text:style-name="Preformatted_20_Text"><text:s text:c="8"/>],</text:p>
      <text:p text:style-name="Preformatted_20_Text"><text:s text:c="8"/>"defaultCode": 5981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re, flame",</text:p>
      <text:p text:style-name="Preformatted_20_Text"><text:s text:c="8"/>"name": "fire",</text:p>
      <text:p text:style-name="Preformatted_20_Text"><text:s text:c="8"/>"order": 1623,</text:p>
      <text:p text:style-name="Preformatted_20_Text"><text:s text:c="8"/>"id": 170,</text:p>
      <text:p text:style-name="Preformatted_20_Text"><text:s text:c="8"/>"prevSize": 32,</text:p>
      <text:p text:style-name="Preformatted_20_Text"><text:s text:c="8"/>"code": 60202</text:p>
      <text:p text:style-name="Preformatted_20_Text"><text:s text:c="6"/>},</text:p>
      <text:p text:style-name="Preformatted_20_Text"><text:s text:c="6"/>"setIdx": 3,</text:p>
      <text:p text:style-name="Preformatted_20_Text"><text:s text:c="6"/>"setId": 1,</text:p>
      <text:p text:style-name="Preformatted_20_Text"><text:s text:c="6"/>"iconIdx": 16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56.29 804.482l-316.29-527.024v-213.458h32c17.6 0 32-14.4 32-32s-14.4-32-32-32h-320c-17.6 0-32 14.4-32 32s14.4 32 32 32h32v213.458l-316.288 527.024c-72.442 120.734-16.512 219.518 124.288 219.518h640c140.8 0 196.73-98.784 124.29-219.518zM241.038 640l206.962-344.938v-231.062h128v231.062l206.964 344.938h-541.926z"</text:p>
      <text:p text:style-name="Preformatted_20_Text"><text:s text:c="8"/>],</text:p>
      <text:p text:style-name="Preformatted_20_Text"><text:s text:c="8"/>"tags": [</text:p>
      <text:p text:style-name="Preformatted_20_Text"><text:s text:c="10"/>"lab",</text:p>
      <text:p text:style-name="Preformatted_20_Text"><text:s text:c="10"/>"beta",</text:p>
      <text:p text:style-name="Preformatted_20_Text"><text:s text:c="10"/>"beaker",</text:p>
      <text:p text:style-name="Preformatted_20_Text"><text:s text:c="10"/>"test",</text:p>
      <text:p text:style-name="Preformatted_20_Text"><text:s text:c="10"/>"experiment"</text:p>
      <text:p text:style-name="Preformatted_20_Text"><text:s text:c="8"/>],</text:p>
      <text:p text:style-name="Preformatted_20_Text"><text:s text:c="8"/>"defaultCode": 5981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oft-page-break/><text:s text:c="8"/>"ligatures": "lab, beta",</text:p>
      <text:p text:style-name="Preformatted_20_Text"><text:s text:c="8"/>"name": "lab",</text:p>
      <text:p text:style-name="Preformatted_20_Text"><text:s text:c="8"/>"order": 1624,</text:p>
      <text:p text:style-name="Preformatted_20_Text"><text:s text:c="8"/>"id": 171,</text:p>
      <text:p text:style-name="Preformatted_20_Text"><text:s text:c="8"/>"prevSize": 32,</text:p>
      <text:p text:style-name="Preformatted_20_Text"><text:s text:c="8"/>"code": 60203</text:p>
      <text:p text:style-name="Preformatted_20_Text"><text:s text:c="6"/>},</text:p>
      <text:p text:style-name="Preformatted_20_Text"><text:s text:c="6"/>"setIdx": 3,</text:p>
      <text:p text:style-name="Preformatted_20_Text"><text:s text:c="6"/>"setId": 1,</text:p>
      <text:p text:style-name="Preformatted_20_Text"><text:s text:c="6"/>"iconIdx": 17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0h-256l64 576c0 106.040-85.96 192-192 192s-192-85.96-192-192l64-576h-256l-64 576c0 247.424 200.576 448 448 448s448-200.576 448-448l-64-576zM777.874 841.874c-71.018 71.014-165.44 110.126-265.874 110.126s-194.856-39.112-265.872-110.126c-70.116-70.118-109.13-163.048-110.11-262.054l36.092-324.82h111.114l-35.224 317.010v3.99c0 70.518 27.46 136.814 77.324 186.676 49.862 49.864 116.158 77.324 186.676 77.324s136.814-27.46 186.676-77.324c49.864-49.862 77.324-116.158 77.324-186.676v-3.988l-0.44-3.962-34.782-313.050h111.114l36.090 324.818c-0.98 99.006-39.994 191.938-110.108 262.056z"</text:p>
      <text:p text:style-name="Preformatted_20_Text"><text:s text:c="8"/>],</text:p>
      <text:p text:style-name="Preformatted_20_Text"><text:s text:c="8"/>"tags": [</text:p>
      <text:p text:style-name="Preformatted_20_Text"><text:s text:c="10"/>"magnet",</text:p>
      <text:p text:style-name="Preformatted_20_Text"><text:s text:c="10"/>"attract"</text:p>
      <text:p text:style-name="Preformatted_20_Text"><text:s text:c="8"/>],</text:p>
      <text:p text:style-name="Preformatted_20_Text"><text:s text:c="8"/>"defaultCode": 5981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agnet, attract",</text:p>
      <text:p text:style-name="Preformatted_20_Text"><text:s text:c="8"/>"name": "magnet2",</text:p>
      <text:p text:style-name="Preformatted_20_Text"><text:s text:c="8"/>"order": 1625,</text:p>
      <text:p text:style-name="Preformatted_20_Text"><text:s text:c="8"/>"id": 172,</text:p>
      <text:p text:style-name="Preformatted_20_Text"><text:s text:c="8"/>"prevSize": 32,</text:p>
      <text:p text:style-name="Preformatted_20_Text"><text:s text:c="8"/>"code": 60204</text:p>
      <text:p text:style-name="Preformatted_20_Text"><text:s text:c="6"/>},</text:p>
      <text:p text:style-name="Preformatted_20_Text"><text:s text:c="6"/>"setIdx": 3,</text:p>
      <text:p text:style-name="Preformatted_20_Text"><text:s text:c="6"/>"setId": 1,</text:p>
      <text:p text:style-name="Preformatted_20_Text"><text:s text:c="6"/>"iconIdx": 17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8 320v640c0 35.2 28.8 64 64 64h576c35.2 0 64-28.8 64-64v-640h-704zM320 896h-64v-448h64v448zM448 896h-64v-448h64v448zM576 896h-64v-448h64v448zM704 896h-64v-448h64v448z",</text:p>
      <text:p text:style-name="Preformatted_20_Text"><text:s text:c="10"/>"M848 128h-208v-80c0-26.4-21.6-48-48-48h-224c-26.4 0-48 21.6-48 48v80h-208c-26.4 0-48 21.6-48 48v80h832v-80c0-26.4-21.6-48-48-48zM576 128h-192v-63.198h192v63.198z"</text:p>
      <text:p text:style-name="Preformatted_20_Text"><text:s text:c="8"/>],</text:p>
      <text:p text:style-name="Preformatted_20_Text"><text:s text:c="8"/>"tags": [</text:p>
      <text:p text:style-name="Preformatted_20_Text"><text:s text:c="10"/>"bin",</text:p>
      <text:p text:style-name="Preformatted_20_Text"><text:s text:c="10"/>"trashcan",</text:p>
      <text:p text:style-name="Preformatted_20_Text"><text:s text:c="10"/>"remove",</text:p>
      <text:p text:style-name="Preformatted_20_Text"><text:s text:c="10"/>"delete",</text:p>
      <text:p text:style-name="Preformatted_20_Text"><text:s text:c="10"/>"recycle",</text:p>
      <text:p text:style-name="Preformatted_20_Text"><text:s text:c="10"/>"dispose"</text:p>
      <text:p text:style-name="Preformatted_20_Text"><text:s text:c="8"/>],</text:p>
      <text:p text:style-name="Preformatted_20_Text"><text:s text:c="8"/>"defaultCode": 59820,</text:p>
      <text:p text:style-name="Preformatted_20_Text"><text:s text:c="8"/>"grid": 16,</text:p>
      <text:p text:style-name="Preformatted_20_Text"><text:soft-page-break/><text:s text:c="8"/>"attrs": []</text:p>
      <text:p text:style-name="Preformatted_20_Text"><text:s text:c="6"/>},</text:p>
      <text:p text:style-name="Preformatted_20_Text"><text:s text:c="6"/>"attrs": [],</text:p>
      <text:p text:style-name="Preformatted_20_Text"><text:s text:c="6"/>"properties": {</text:p>
      <text:p text:style-name="Preformatted_20_Text"><text:s text:c="8"/>"ligatures": "bin, trashcan",</text:p>
      <text:p text:style-name="Preformatted_20_Text"><text:s text:c="8"/>"name": "bin",</text:p>
      <text:p text:style-name="Preformatted_20_Text"><text:s text:c="8"/>"order": 1626,</text:p>
      <text:p text:style-name="Preformatted_20_Text"><text:s text:c="8"/>"id": 173,</text:p>
      <text:p text:style-name="Preformatted_20_Text"><text:s text:c="8"/>"prevSize": 32,</text:p>
      <text:p text:style-name="Preformatted_20_Text"><text:s text:c="8"/>"code": 60205</text:p>
      <text:p text:style-name="Preformatted_20_Text"><text:s text:c="6"/>},</text:p>
      <text:p text:style-name="Preformatted_20_Text"><text:s text:c="6"/>"setIdx": 3,</text:p>
      <text:p text:style-name="Preformatted_20_Text"><text:s text:c="6"/>"setId": 1,</text:p>
      <text:p text:style-name="Preformatted_20_Text"><text:s text:c="6"/>"iconIdx": 17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92 1024h640l64-704h-768zM640 128v-128h-256v128h-320v192l64-64h768l64 64v-192h-320zM576 128h-128v-64h128v64z"</text:p>
      <text:p text:style-name="Preformatted_20_Text"><text:s text:c="8"/>],</text:p>
      <text:p text:style-name="Preformatted_20_Text"><text:s text:c="8"/>"tags": [</text:p>
      <text:p text:style-name="Preformatted_20_Text"><text:s text:c="10"/>"bin",</text:p>
      <text:p text:style-name="Preformatted_20_Text"><text:s text:c="10"/>"trashcan",</text:p>
      <text:p text:style-name="Preformatted_20_Text"><text:s text:c="10"/>"remove",</text:p>
      <text:p text:style-name="Preformatted_20_Text"><text:s text:c="10"/>"delete",</text:p>
      <text:p text:style-name="Preformatted_20_Text"><text:s text:c="10"/>"recycle",</text:p>
      <text:p text:style-name="Preformatted_20_Text"><text:s text:c="10"/>"dispose"</text:p>
      <text:p text:style-name="Preformatted_20_Text"><text:s text:c="8"/>],</text:p>
      <text:p text:style-name="Preformatted_20_Text"><text:s text:c="8"/>"defaultCode": 5982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in2, trashcan2",</text:p>
      <text:p text:style-name="Preformatted_20_Text"><text:s text:c="8"/>"name": "bin2",</text:p>
      <text:p text:style-name="Preformatted_20_Text"><text:s text:c="8"/>"order": 1627,</text:p>
      <text:p text:style-name="Preformatted_20_Text"><text:s text:c="8"/>"id": 174,</text:p>
      <text:p text:style-name="Preformatted_20_Text"><text:s text:c="8"/>"prevSize": 32,</text:p>
      <text:p text:style-name="Preformatted_20_Text"><text:s text:c="8"/>"code": 60206</text:p>
      <text:p text:style-name="Preformatted_20_Text"><text:s text:c="6"/>},</text:p>
      <text:p text:style-name="Preformatted_20_Text"><text:s text:c="6"/>"setIdx": 3,</text:p>
      <text:p text:style-name="Preformatted_20_Text"><text:s text:c="6"/>"setId": 1,</text:p>
      <text:p text:style-name="Preformatted_20_Text"><text:s text:c="6"/>"iconIdx": 17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0 256h-256v-64c0-35.2-28.8-64-64-64h-256c-35.204 0-64 28.8-64 64v64h-256c-35.2 0-64 28.8-64 64v576c0 35.202 28.796 64 64 64h896c35.2 0 64-28.798 64-64v-576c0-35.2-28.8-64-64-64zM384 192.116c0.034-0.040 0.074-0.082 0.114-0.116h255.772c0.042 0.034 0.082 0.076 0.118 0.116v63.884h-256.004v-63.884zM960 512h-128v96c0 17.602-14.4 32-32 32h-64c-17.604 0-32-14.398-32-32v-96h-384v96c0 17.602-14.4 32-32 32h-64c-17.602 0-32-14.398-32-32v-96h-128v-64h896v64z"</text:p>
      <text:p text:style-name="Preformatted_20_Text"><text:s text:c="8"/>],</text:p>
      <text:p text:style-name="Preformatted_20_Text"><text:s text:c="8"/>"tags": [</text:p>
      <text:p text:style-name="Preformatted_20_Text"><text:s text:c="10"/>"briefcase",</text:p>
      <text:p text:style-name="Preformatted_20_Text"><text:s text:c="10"/>"portfolio",</text:p>
      <text:p text:style-name="Preformatted_20_Text"><text:s text:c="10"/>"suitcase",</text:p>
      <text:p text:style-name="Preformatted_20_Text"><text:s text:c="10"/>"work",</text:p>
      <text:p text:style-name="Preformatted_20_Text"><text:s text:c="10"/>"job",</text:p>
      <text:p text:style-name="Preformatted_20_Text"><text:s text:c="10"/>"employee"</text:p>
      <text:p text:style-name="Preformatted_20_Text"><text:soft-page-break/><text:s text:c="8"/>],</text:p>
      <text:p text:style-name="Preformatted_20_Text"><text:s text:c="8"/>"defaultCode": 5982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riefcase, portfolio",</text:p>
      <text:p text:style-name="Preformatted_20_Text"><text:s text:c="8"/>"name": "briefcase2",</text:p>
      <text:p text:style-name="Preformatted_20_Text"><text:s text:c="8"/>"order": 1628,</text:p>
      <text:p text:style-name="Preformatted_20_Text"><text:s text:c="8"/>"id": 175,</text:p>
      <text:p text:style-name="Preformatted_20_Text"><text:s text:c="8"/>"prevSize": 32,</text:p>
      <text:p text:style-name="Preformatted_20_Text"><text:s text:c="8"/>"code": 60207</text:p>
      <text:p text:style-name="Preformatted_20_Text"><text:s text:c="6"/>},</text:p>
      <text:p text:style-name="Preformatted_20_Text"><text:s text:c="6"/>"setIdx": 3,</text:p>
      <text:p text:style-name="Preformatted_20_Text"><text:s text:c="6"/>"setId": 1,</text:p>
      <text:p text:style-name="Preformatted_20_Text"><text:s text:c="6"/>"iconIdx": 17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639.968l-182.82-182.822 438.82-329.15-128.010-127.996-548.52 219.442-172.7-172.706c-49.78-49.778-119.302-61.706-154.502-26.508-35.198 35.198-23.268 104.726 26.51 154.5l172.686 172.684-219.464 548.582 127.99 128.006 329.19-438.868 182.826 182.828v255.98h127.994l63.992-191.988 191.988-63.996v-127.992l-255.98 0.004z"</text:p>
      <text:p text:style-name="Preformatted_20_Text"><text:s text:c="8"/>],</text:p>
      <text:p text:style-name="Preformatted_20_Text"><text:s text:c="8"/>"tags": [</text:p>
      <text:p text:style-name="Preformatted_20_Text"><text:s text:c="10"/>"airplane",</text:p>
      <text:p text:style-name="Preformatted_20_Text"><text:s text:c="10"/>"travel",</text:p>
      <text:p text:style-name="Preformatted_20_Text"><text:s text:c="10"/>"flight",</text:p>
      <text:p text:style-name="Preformatted_20_Text"><text:s text:c="10"/>"plane",</text:p>
      <text:p text:style-name="Preformatted_20_Text"><text:s text:c="10"/>"transport",</text:p>
      <text:p text:style-name="Preformatted_20_Text"><text:s text:c="10"/>"fly",</text:p>
      <text:p text:style-name="Preformatted_20_Text"><text:s text:c="10"/>"vacation"</text:p>
      <text:p text:style-name="Preformatted_20_Text"><text:s text:c="8"/>],</text:p>
      <text:p text:style-name="Preformatted_20_Text"><text:s text:c="8"/>"defaultCode": 5982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irplane, travel",</text:p>
      <text:p text:style-name="Preformatted_20_Text"><text:s text:c="8"/>"name": "airplane",</text:p>
      <text:p text:style-name="Preformatted_20_Text"><text:s text:c="8"/>"order": 1629,</text:p>
      <text:p text:style-name="Preformatted_20_Text"><text:s text:c="8"/>"id": 176,</text:p>
      <text:p text:style-name="Preformatted_20_Text"><text:s text:c="8"/>"prevSize": 32,</text:p>
      <text:p text:style-name="Preformatted_20_Text"><text:s text:c="8"/>"code": 60208</text:p>
      <text:p text:style-name="Preformatted_20_Text"><text:s text:c="6"/>},</text:p>
      <text:p text:style-name="Preformatted_20_Text"><text:s text:c="6"/>"setIdx": 3,</text:p>
      <text:p text:style-name="Preformatted_20_Text"><text:s text:c="6"/>"setId": 1,</text:p>
      <text:p text:style-name="Preformatted_20_Text"><text:s text:c="6"/>"iconIdx": 17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76l-128-256h-192v-128c0-35.2-28.8-64-64-64h-576c-35.2 0-64 28.8-64 64v512l64 64h81.166c-10.898 18.832-17.166 40.678-17.166 64 0 70.692 57.308 128 128 128s128-57.308 128-128c0-23.322-6.268-45.168-17.166-64h354.334c-10.898 18.832-17.168 40.678-17.168 64 0 70.692 57.308 128 128 128s128-57.308 128-128c0-23.322-6.27-45.168-17.168-64h81.168v-192zM704 576v-192h132.668l96 192h-228.668z"</text:p>
      <text:p text:style-name="Preformatted_20_Text"><text:s text:c="8"/>],</text:p>
      <text:p text:style-name="Preformatted_20_Text"><text:s text:c="8"/>"tags": [</text:p>
      <text:p text:style-name="Preformatted_20_Text"><text:soft-page-break/><text:s text:c="10"/>"truck",</text:p>
      <text:p text:style-name="Preformatted_20_Text"><text:s text:c="10"/>"transit",</text:p>
      <text:p text:style-name="Preformatted_20_Text"><text:s text:c="10"/>"transport",</text:p>
      <text:p text:style-name="Preformatted_20_Text"><text:s text:c="10"/>"delivery",</text:p>
      <text:p text:style-name="Preformatted_20_Text"><text:s text:c="10"/>"vehicle"</text:p>
      <text:p text:style-name="Preformatted_20_Text"><text:s text:c="8"/>],</text:p>
      <text:p text:style-name="Preformatted_20_Text"><text:s text:c="8"/>"defaultCode": 5982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ruck, transit",</text:p>
      <text:p text:style-name="Preformatted_20_Text"><text:s text:c="8"/>"name": "truck",</text:p>
      <text:p text:style-name="Preformatted_20_Text"><text:s text:c="8"/>"order": 1630,</text:p>
      <text:p text:style-name="Preformatted_20_Text"><text:s text:c="8"/>"id": 177,</text:p>
      <text:p text:style-name="Preformatted_20_Text"><text:s text:c="8"/>"prevSize": 32,</text:p>
      <text:p text:style-name="Preformatted_20_Text"><text:s text:c="8"/>"code": 60209</text:p>
      <text:p text:style-name="Preformatted_20_Text"><text:s text:c="6"/>},</text:p>
      <text:p text:style-name="Preformatted_20_Text"><text:s text:c="6"/>"setIdx": 3,</text:p>
      <text:p text:style-name="Preformatted_20_Text"><text:s text:c="6"/>"setId": 1,</text:p>
      <text:p text:style-name="Preformatted_20_Text"><text:s text:c="6"/>"iconIdx": 17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4 1024h320l-256-1024h-192l32 256h-192l32-256h-192l-256 1024h320l32-256h320l32 256zM368 640l32-256h224l32 256h-288z"</text:p>
      <text:p text:style-name="Preformatted_20_Text"><text:s text:c="8"/>],</text:p>
      <text:p text:style-name="Preformatted_20_Text"><text:s text:c="8"/>"tags": [</text:p>
      <text:p text:style-name="Preformatted_20_Text"><text:s text:c="10"/>"road",</text:p>
      <text:p text:style-name="Preformatted_20_Text"><text:s text:c="10"/>"asphalt",</text:p>
      <text:p text:style-name="Preformatted_20_Text"><text:s text:c="10"/>"travel"</text:p>
      <text:p text:style-name="Preformatted_20_Text"><text:s text:c="8"/>],</text:p>
      <text:p text:style-name="Preformatted_20_Text"><text:s text:c="8"/>"defaultCode": 5982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road, asphalt",</text:p>
      <text:p text:style-name="Preformatted_20_Text"><text:s text:c="8"/>"name": "road",</text:p>
      <text:p text:style-name="Preformatted_20_Text"><text:s text:c="8"/>"order": 1631,</text:p>
      <text:p text:style-name="Preformatted_20_Text"><text:s text:c="8"/>"id": 178,</text:p>
      <text:p text:style-name="Preformatted_20_Text"><text:s text:c="8"/>"prevSize": 32,</text:p>
      <text:p text:style-name="Preformatted_20_Text"><text:s text:c="8"/>"code": 60210</text:p>
      <text:p text:style-name="Preformatted_20_Text"><text:s text:c="6"/>},</text:p>
      <text:p text:style-name="Preformatted_20_Text"><text:s text:c="6"/>"setIdx": 3,</text:p>
      <text:p text:style-name="Preformatted_20_Text"><text:s text:c="6"/>"setId": 1,</text:p>
      <text:p text:style-name="Preformatted_20_Text"><text:s text:c="6"/>"iconIdx": 17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16 96c0-53.018 42.98-96 96-96s96 42.982 96 96c0 53.020-42.98 96-96 96s-96-42.98-96-96z",</text:p>
      <text:p text:style-name="Preformatted_20_Text"><text:s text:c="10"/>"M640 320l329.596-142.172-23.77-59.424-401.826 137.596h-64l-401.826-137.596-23.77 59.424 329.596 142.172v256l-131.27 424.57 59.84 22.7 185.716-415.27h27.428l185.716 415.27 59.84-22.7-131.27-424.57z"</text:p>
      <text:p text:style-name="Preformatted_20_Text"><text:s text:c="8"/>],</text:p>
      <text:p text:style-name="Preformatted_20_Text"><text:s text:c="8"/>"tags": [</text:p>
      <text:p text:style-name="Preformatted_20_Text"><text:s text:c="10"/>"accessibility"</text:p>
      <text:p text:style-name="Preformatted_20_Text"><text:s text:c="8"/>],</text:p>
      <text:p text:style-name="Preformatted_20_Text"><text:s text:c="8"/>"defaultCode": 59826,</text:p>
      <text:p text:style-name="Preformatted_20_Text"><text:soft-page-break/><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ccessibility",</text:p>
      <text:p text:style-name="Preformatted_20_Text"><text:s text:c="8"/>"name": "accessibility",</text:p>
      <text:p text:style-name="Preformatted_20_Text"><text:s text:c="8"/>"order": 1632,</text:p>
      <text:p text:style-name="Preformatted_20_Text"><text:s text:c="8"/>"id": 179,</text:p>
      <text:p text:style-name="Preformatted_20_Text"><text:s text:c="8"/>"prevSize": 32,</text:p>
      <text:p text:style-name="Preformatted_20_Text"><text:s text:c="8"/>"code": 60211</text:p>
      <text:p text:style-name="Preformatted_20_Text"><text:s text:c="6"/>},</text:p>
      <text:p text:style-name="Preformatted_20_Text"><text:s text:c="6"/>"setIdx": 3,</text:p>
      <text:p text:style-name="Preformatted_20_Text"><text:s text:c="6"/>"setId": 1,</text:p>
      <text:p text:style-name="Preformatted_20_Text"><text:s text:c="6"/>"iconIdx": 17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448h-100.924c-27.64-178.24-168.836-319.436-347.076-347.076v-100.924h-128v100.924c-178.24 27.64-319.436 168.836-347.076 347.076h-100.924v128h100.924c27.64 178.24 168.836 319.436 347.076 347.076v100.924h128v-100.924c178.24-27.64 319.436-168.836 347.076-347.076h100.924v-128zM792.822 448h-99.762c-19.284-54.55-62.51-97.778-117.060-117.060v-99.762c107.514 24.49 192.332 109.31 216.822 216.822zM512 576c-35.346 0-64-28.654-64-64s28.654-64 64-64c35.346 0 64 28.654 64 64s-28.654 64-64 64zM448 231.178v99.762c-54.55 19.282-97.778 62.51-117.060 117.060h-99.762c24.49-107.512 109.31-192.332 216.822-216.822zM231.178 576h99.762c19.282 54.55 62.51 97.778 117.060 117.060v99.762c-107.512-24.49-192.332-109.308-216.822-216.822zM576 792.822v-99.762c54.55-19.284 97.778-62.51 117.060-117.060h99.762c-24.49 107.514-109.308 192.332-216.822 216.822z"</text:p>
      <text:p text:style-name="Preformatted_20_Text"><text:s text:c="8"/>],</text:p>
      <text:p text:style-name="Preformatted_20_Text"><text:s text:c="8"/>"tags": [</text:p>
      <text:p text:style-name="Preformatted_20_Text"><text:s text:c="10"/>"target",</text:p>
      <text:p text:style-name="Preformatted_20_Text"><text:s text:c="10"/>"goal",</text:p>
      <text:p text:style-name="Preformatted_20_Text"><text:s text:c="10"/>"location",</text:p>
      <text:p text:style-name="Preformatted_20_Text"><text:s text:c="10"/>"spot"</text:p>
      <text:p text:style-name="Preformatted_20_Text"><text:s text:c="8"/>],</text:p>
      <text:p text:style-name="Preformatted_20_Text"><text:s text:c="8"/>"defaultCode": 5982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arget, goal",</text:p>
      <text:p text:style-name="Preformatted_20_Text"><text:s text:c="8"/>"name": "target",</text:p>
      <text:p text:style-name="Preformatted_20_Text"><text:s text:c="8"/>"order": 1633,</text:p>
      <text:p text:style-name="Preformatted_20_Text"><text:s text:c="8"/>"id": 180,</text:p>
      <text:p text:style-name="Preformatted_20_Text"><text:s text:c="8"/>"prevSize": 32,</text:p>
      <text:p text:style-name="Preformatted_20_Text"><text:s text:c="8"/>"code": 60212</text:p>
      <text:p text:style-name="Preformatted_20_Text"><text:s text:c="6"/>},</text:p>
      <text:p text:style-name="Preformatted_20_Text"><text:s text:c="6"/>"setIdx": 3,</text:p>
      <text:p text:style-name="Preformatted_20_Text"><text:s text:c="6"/>"setId": 1,</text:p>
      <text:p text:style-name="Preformatted_20_Text"><text:s text:c="6"/>"iconIdx": 17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0 0l-448 128-448-128c0 0-4.5 51.698 0 128l448 140.090 448-140.090c4.498-76.302 0-128 0-128zM72.19 195.106c23.986 250.696 113.49 672.234 439.81 828.894 326.32-156.66 415.824-578.198 439.81-828.894l-439.81 165.358-439.81-165.358z"</text:p>
      <text:p text:style-name="Preformatted_20_Text"><text:s text:c="8"/>],</text:p>
      <text:p text:style-name="Preformatted_20_Text"><text:s text:c="8"/>"tags": [</text:p>
      <text:p text:style-name="Preformatted_20_Text"><text:soft-page-break/><text:s text:c="10"/>"shield",</text:p>
      <text:p text:style-name="Preformatted_20_Text"><text:s text:c="10"/>"security",</text:p>
      <text:p text:style-name="Preformatted_20_Text"><text:s text:c="10"/>"defense",</text:p>
      <text:p text:style-name="Preformatted_20_Text"><text:s text:c="10"/>"protection",</text:p>
      <text:p text:style-name="Preformatted_20_Text"><text:s text:c="10"/>"anti virus"</text:p>
      <text:p text:style-name="Preformatted_20_Text"><text:s text:c="8"/>],</text:p>
      <text:p text:style-name="Preformatted_20_Text"><text:s text:c="8"/>"defaultCode": 5982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hield, security",</text:p>
      <text:p text:style-name="Preformatted_20_Text"><text:s text:c="8"/>"name": "shield2",</text:p>
      <text:p text:style-name="Preformatted_20_Text"><text:s text:c="8"/>"order": 1634,</text:p>
      <text:p text:style-name="Preformatted_20_Text"><text:s text:c="8"/>"id": 181,</text:p>
      <text:p text:style-name="Preformatted_20_Text"><text:s text:c="8"/>"prevSize": 32,</text:p>
      <text:p text:style-name="Preformatted_20_Text"><text:s text:c="8"/>"code": 60213</text:p>
      <text:p text:style-name="Preformatted_20_Text"><text:s text:c="6"/>},</text:p>
      <text:p text:style-name="Preformatted_20_Text"><text:s text:c="6"/>"setIdx": 3,</text:p>
      <text:p text:style-name="Preformatted_20_Text"><text:s text:c="6"/>"setId": 1,</text:p>
      <text:p text:style-name="Preformatted_20_Text"><text:s text:c="6"/>"iconIdx": 18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0l-384 512h384l-256 512 896-640h-512l384-384z"</text:p>
      <text:p text:style-name="Preformatted_20_Text"><text:s text:c="8"/>],</text:p>
      <text:p text:style-name="Preformatted_20_Text"><text:s text:c="8"/>"tags": [</text:p>
      <text:p text:style-name="Preformatted_20_Text"><text:s text:c="10"/>"power",</text:p>
      <text:p text:style-name="Preformatted_20_Text"><text:s text:c="10"/>"lightning",</text:p>
      <text:p text:style-name="Preformatted_20_Text"><text:s text:c="10"/>"bolt",</text:p>
      <text:p text:style-name="Preformatted_20_Text"><text:s text:c="10"/>"electricity"</text:p>
      <text:p text:style-name="Preformatted_20_Text"><text:s text:c="8"/>],</text:p>
      <text:p text:style-name="Preformatted_20_Text"><text:s text:c="8"/>"defaultCode": 5982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ower, lightning",</text:p>
      <text:p text:style-name="Preformatted_20_Text"><text:s text:c="8"/>"name": "power",</text:p>
      <text:p text:style-name="Preformatted_20_Text"><text:s text:c="8"/>"order": 1635,</text:p>
      <text:p text:style-name="Preformatted_20_Text"><text:s text:c="8"/>"id": 182,</text:p>
      <text:p text:style-name="Preformatted_20_Text"><text:s text:c="8"/>"prevSize": 32,</text:p>
      <text:p text:style-name="Preformatted_20_Text"><text:s text:c="8"/>"code": 60214</text:p>
      <text:p text:style-name="Preformatted_20_Text"><text:s text:c="6"/>},</text:p>
      <text:p text:style-name="Preformatted_20_Text"><text:s text:c="6"/>"setIdx": 3,</text:p>
      <text:p text:style-name="Preformatted_20_Text"><text:s text:c="6"/>"setId": 1,</text:p>
      <text:p text:style-name="Preformatted_20_Text"><text:s text:c="6"/>"iconIdx": 18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40 146.588v135.958c36.206 15.804 69.5 38.408 98.274 67.18 60.442 60.44 93.726 140.8 93.726 226.274s-33.286 165.834-93.726 226.274c-60.44 60.44-140.798 93.726-226.274 93.726s-165.834-33.286-226.274-93.726c-60.44-60.44-93.726-140.8-93.726-226.274s33.286-165.834 93.726-226.274c28.774-28.774 62.068-51.378 98.274-67.182v-135.956c-185.048 55.080-320 226.472-320 429.412 0 247.424 200.578 448 448 448 247.424 0 448-200.576 448-448 0-202.94-134.95-374.332-320-429.412zM448 0h128v512h-128z"</text:p>
      <text:p text:style-name="Preformatted_20_Text"><text:s text:c="8"/>],</text:p>
      <text:p text:style-name="Preformatted_20_Text"><text:s text:c="8"/>"tags": [</text:p>
      <text:p text:style-name="Preformatted_20_Text"><text:s text:c="10"/>"switch"</text:p>
      <text:p text:style-name="Preformatted_20_Text"><text:soft-page-break/><text:s text:c="8"/>],</text:p>
      <text:p text:style-name="Preformatted_20_Text"><text:s text:c="8"/>"defaultCode": 5983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witch",</text:p>
      <text:p text:style-name="Preformatted_20_Text"><text:s text:c="8"/>"name": "switch2",</text:p>
      <text:p text:style-name="Preformatted_20_Text"><text:s text:c="8"/>"order": 1636,</text:p>
      <text:p text:style-name="Preformatted_20_Text"><text:s text:c="8"/>"id": 183,</text:p>
      <text:p text:style-name="Preformatted_20_Text"><text:s text:c="8"/>"prevSize": 32,</text:p>
      <text:p text:style-name="Preformatted_20_Text"><text:s text:c="8"/>"code": 60215</text:p>
      <text:p text:style-name="Preformatted_20_Text"><text:s text:c="6"/>},</text:p>
      <text:p text:style-name="Preformatted_20_Text"><text:s text:c="6"/>"setIdx": 3,</text:p>
      <text:p text:style-name="Preformatted_20_Text"><text:s text:c="6"/>"setId": 1,</text:p>
      <text:p text:style-name="Preformatted_20_Text"><text:s text:c="6"/>"iconIdx": 18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282.5l-90.506-90.5-178.746 178.752-101.5-101.502 178.75-178.75-90.5-90.5-178.75 178.75-114.748-114.75-86.626 86.624 512.002 512 86.624-86.622-114.752-114.752 178.752-178.75z",</text:p>
      <text:p text:style-name="Preformatted_20_Text"><text:s text:c="10"/>"M794.040 673.79l-443.824-443.824c-95.818 114.904-204.52 292.454-129.396 445.216l-132.248 132.248c-31.112 31.114-31.112 82.024 0 113.136l14.858 14.858c31.114 31.114 82.026 31.114 113.138 0l132.246-132.244c152.764 75.132 330.318-33.566 445.226-129.39z"</text:p>
      <text:p text:style-name="Preformatted_20_Text"><text:s text:c="8"/>],</text:p>
      <text:p text:style-name="Preformatted_20_Text"><text:s text:c="8"/>"tags": [</text:p>
      <text:p text:style-name="Preformatted_20_Text"><text:s text:c="10"/>"power-cord",</text:p>
      <text:p text:style-name="Preformatted_20_Text"><text:s text:c="10"/>"plugin",</text:p>
      <text:p text:style-name="Preformatted_20_Text"><text:s text:c="10"/>"extension"</text:p>
      <text:p text:style-name="Preformatted_20_Text"><text:s text:c="8"/>],</text:p>
      <text:p text:style-name="Preformatted_20_Text"><text:s text:c="8"/>"defaultCode": 5983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ower-cord, plugin",</text:p>
      <text:p text:style-name="Preformatted_20_Text"><text:s text:c="8"/>"name": "power-cord",</text:p>
      <text:p text:style-name="Preformatted_20_Text"><text:s text:c="8"/>"order": 1637,</text:p>
      <text:p text:style-name="Preformatted_20_Text"><text:s text:c="8"/>"id": 184,</text:p>
      <text:p text:style-name="Preformatted_20_Text"><text:s text:c="8"/>"prevSize": 32,</text:p>
      <text:p text:style-name="Preformatted_20_Text"><text:s text:c="8"/>"code": 60216</text:p>
      <text:p text:style-name="Preformatted_20_Text"><text:s text:c="6"/>},</text:p>
      <text:p text:style-name="Preformatted_20_Text"><text:s text:c="6"/>"setIdx": 3,</text:p>
      <text:p text:style-name="Preformatted_20_Text"><text:s text:c="6"/>"setId": 1,</text:p>
      <text:p text:style-name="Preformatted_20_Text"><text:s text:c="6"/>"iconIdx": 18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128h-288c0-70.692-57.306-128-128-128-70.692 0-128 57.308-128 128h-288c-17.672 0-32 14.328-32 32v832c0 17.674 14.328 32 32 32h832c17.674 0 32-14.326 32-32v-832c0-17.672-14.326-32-32-32zM512 64c35.346 0 64 28.654 64 64s-28.654 64-64 64c-35.346 0-64-28.654-64-64s28.654-64 64-64zM896 960h-768v-768h128v96c0 17.672 14.328 32 32 32h448c17.674 0 32-14.328 32-32v-96h128v768z",</text:p>
      <text:p text:style-name="Preformatted_20_Text"><text:s text:c="10"/>"M448 858.51l-205.254-237.254 58.508-58.51 146.746 114.744 274.742-242.744 58.514 58.508z"</text:p>
      <text:p text:style-name="Preformatted_20_Text"><text:s text:c="8"/>],</text:p>
      <text:p text:style-name="Preformatted_20_Text"><text:s text:c="8"/>"tags": [</text:p>
      <text:p text:style-name="Preformatted_20_Text"><text:s text:c="10"/>"clipboard",</text:p>
      <text:p text:style-name="Preformatted_20_Text"><text:soft-page-break/><text:s text:c="10"/>"board",</text:p>
      <text:p text:style-name="Preformatted_20_Text"><text:s text:c="10"/>"signup",</text:p>
      <text:p text:style-name="Preformatted_20_Text"><text:s text:c="10"/>"register",</text:p>
      <text:p text:style-name="Preformatted_20_Text"><text:s text:c="10"/>"agreement"</text:p>
      <text:p text:style-name="Preformatted_20_Text"><text:s text:c="8"/>],</text:p>
      <text:p text:style-name="Preformatted_20_Text"><text:s text:c="8"/>"defaultCode": 5983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lipboard, board",</text:p>
      <text:p text:style-name="Preformatted_20_Text"><text:s text:c="8"/>"name": "clipboard2",</text:p>
      <text:p text:style-name="Preformatted_20_Text"><text:s text:c="8"/>"order": 1638,</text:p>
      <text:p text:style-name="Preformatted_20_Text"><text:s text:c="8"/>"id": 185,</text:p>
      <text:p text:style-name="Preformatted_20_Text"><text:s text:c="8"/>"prevSize": 32,</text:p>
      <text:p text:style-name="Preformatted_20_Text"><text:s text:c="8"/>"code": 60217</text:p>
      <text:p text:style-name="Preformatted_20_Text"><text:s text:c="6"/>},</text:p>
      <text:p text:style-name="Preformatted_20_Text"><text:s text:c="6"/>"setIdx": 3,</text:p>
      <text:p text:style-name="Preformatted_20_Text"><text:s text:c="6"/>"setId": 1,</text:p>
      <text:p text:style-name="Preformatted_20_Text"><text:s text:c="6"/>"iconIdx": 18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832h640v128h-640zM384 448h640v128h-640zM384 64h640v128h-640zM192 0v256h-64v-192h-64v-64zM128 526v50h128v64h-192v-146l128-60v-50h-128v-64h192v146zM256 704v320h-192v-64h128v-64h-128v-64h128v-64h-128v-64z"</text:p>
      <text:p text:style-name="Preformatted_20_Text"><text:s text:c="8"/>],</text:p>
      <text:p text:style-name="Preformatted_20_Text"><text:s text:c="8"/>"tags": [</text:p>
      <text:p text:style-name="Preformatted_20_Text"><text:s text:c="10"/>"list-numbered",</text:p>
      <text:p text:style-name="Preformatted_20_Text"><text:s text:c="10"/>"options"</text:p>
      <text:p text:style-name="Preformatted_20_Text"><text:s text:c="8"/>],</text:p>
      <text:p text:style-name="Preformatted_20_Text"><text:s text:c="8"/>"defaultCode": 5983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ist-numbered, options",</text:p>
      <text:p text:style-name="Preformatted_20_Text"><text:s text:c="8"/>"name": "list-numbered",</text:p>
      <text:p text:style-name="Preformatted_20_Text"><text:s text:c="8"/>"order": 1639,</text:p>
      <text:p text:style-name="Preformatted_20_Text"><text:s text:c="8"/>"id": 186,</text:p>
      <text:p text:style-name="Preformatted_20_Text"><text:s text:c="8"/>"prevSize": 32,</text:p>
      <text:p text:style-name="Preformatted_20_Text"><text:s text:c="8"/>"code": 60218</text:p>
      <text:p text:style-name="Preformatted_20_Text"><text:s text:c="6"/>},</text:p>
      <text:p text:style-name="Preformatted_20_Text"><text:s text:c="6"/>"setIdx": 3,</text:p>
      <text:p text:style-name="Preformatted_20_Text"><text:s text:c="6"/>"setId": 1,</text:p>
      <text:p text:style-name="Preformatted_20_Text"><text:s text:c="6"/>"iconIdx": 18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0h256v256h-256zM384 64h640v128h-640zM0 384h256v256h-256zM384 448h640v128h-640zM0 768h256v256h-256zM384 832h640v128h-640z"</text:p>
      <text:p text:style-name="Preformatted_20_Text"><text:s text:c="8"/>],</text:p>
      <text:p text:style-name="Preformatted_20_Text"><text:s text:c="8"/>"tags": [</text:p>
      <text:p text:style-name="Preformatted_20_Text"><text:s text:c="10"/>"list",</text:p>
      <text:p text:style-name="Preformatted_20_Text"><text:s text:c="10"/>"todo",</text:p>
      <text:p text:style-name="Preformatted_20_Text"><text:s text:c="10"/>"bullet",</text:p>
      <text:p text:style-name="Preformatted_20_Text"><text:s text:c="10"/>"menu",</text:p>
      <text:p text:style-name="Preformatted_20_Text"><text:s text:c="10"/>"options"</text:p>
      <text:p text:style-name="Preformatted_20_Text"><text:s text:c="8"/>],</text:p>
      <text:p text:style-name="Preformatted_20_Text"><text:s text:c="8"/>"defaultCode": 59834,</text:p>
      <text:p text:style-name="Preformatted_20_Text"><text:soft-page-break/><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ist, todo",</text:p>
      <text:p text:style-name="Preformatted_20_Text"><text:s text:c="8"/>"name": "list2",</text:p>
      <text:p text:style-name="Preformatted_20_Text"><text:s text:c="8"/>"order": 1640,</text:p>
      <text:p text:style-name="Preformatted_20_Text"><text:s text:c="8"/>"id": 187,</text:p>
      <text:p text:style-name="Preformatted_20_Text"><text:s text:c="8"/>"prevSize": 32,</text:p>
      <text:p text:style-name="Preformatted_20_Text"><text:s text:c="8"/>"code": 60219</text:p>
      <text:p text:style-name="Preformatted_20_Text"><text:s text:c="6"/>},</text:p>
      <text:p text:style-name="Preformatted_20_Text"><text:s text:c="6"/>"setIdx": 3,</text:p>
      <text:p text:style-name="Preformatted_20_Text"><text:s text:c="6"/>"setId": 1,</text:p>
      <text:p text:style-name="Preformatted_20_Text"><text:s text:c="6"/>"iconIdx": 18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64h640v128h-640v-128zM384 448h640v128h-640v-128zM384 832h640v128h-640v-128zM0 128c0-70.692 57.308-128 128-128s128 57.308 128 128c0 70.692-57.308 128-128 128s-128-57.308-128-128zM0 512c0-70.692 57.308-128 128-128s128 57.308 128 128c0 70.692-57.308 128-128 128s-128-57.308-128-128zM0 896c0-70.692 57.308-128 128-128s128 57.308 128 128c0 70.692-57.308 128-128 128s-128-57.308-128-128z"</text:p>
      <text:p text:style-name="Preformatted_20_Text"><text:s text:c="8"/>],</text:p>
      <text:p text:style-name="Preformatted_20_Text"><text:s text:c="8"/>"tags": [</text:p>
      <text:p text:style-name="Preformatted_20_Text"><text:s text:c="10"/>"list",</text:p>
      <text:p text:style-name="Preformatted_20_Text"><text:s text:c="10"/>"todo",</text:p>
      <text:p text:style-name="Preformatted_20_Text"><text:s text:c="10"/>"bullet",</text:p>
      <text:p text:style-name="Preformatted_20_Text"><text:s text:c="10"/>"menu",</text:p>
      <text:p text:style-name="Preformatted_20_Text"><text:s text:c="10"/>"options"</text:p>
      <text:p text:style-name="Preformatted_20_Text"><text:s text:c="8"/>],</text:p>
      <text:p text:style-name="Preformatted_20_Text"><text:s text:c="8"/>"defaultCode": 5983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ist2, todo2",</text:p>
      <text:p text:style-name="Preformatted_20_Text"><text:s text:c="8"/>"name": "list22",</text:p>
      <text:p text:style-name="Preformatted_20_Text"><text:s text:c="8"/>"order": 1641,</text:p>
      <text:p text:style-name="Preformatted_20_Text"><text:s text:c="8"/>"id": 188,</text:p>
      <text:p text:style-name="Preformatted_20_Text"><text:s text:c="8"/>"prevSize": 32,</text:p>
      <text:p text:style-name="Preformatted_20_Text"><text:s text:c="8"/>"code": 60220</text:p>
      <text:p text:style-name="Preformatted_20_Text"><text:s text:c="6"/>},</text:p>
      <text:p text:style-name="Preformatted_20_Text"><text:s text:c="6"/>"setIdx": 3,</text:p>
      <text:p text:style-name="Preformatted_20_Text"><text:s text:c="6"/>"setId": 1,</text:p>
      <text:p text:style-name="Preformatted_20_Text"><text:s text:c="6"/>"iconIdx": 18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76 768h-16v-208c0-61.756-50.242-112-112-112h-272v-128h16c26.4 0 48-21.6 48-48v-160c0-26.4-21.6-48-48-48h-160c-26.4 0-48 21.6-48 48v160c0 26.4 21.6 48 48 48h16v128h-272c-61.756 0-112 50.244-112 112v208h-16c-26.4 0-48 21.6-48 48v160c0 26.4 21.6 48 48 48h160c26.4 0 48-21.6 48-48v-160c0-26.4-21.6-48-48-48h-16v-192h256v192h-16c-26.4 0-48 21.6-48 48v160c0 26.4 21.6 48 48 48h160c26.4 0 48-21.6 48-48v-160c0-26.4-21.6-48-48-48h-16v-192h256v192h-16c-26.4 0-48 21.6-48 48v160c0 26.4 21.6 48 48 48h160c26.4 0 48-21.6 48-48v-160c0-26.4-21.6-48-48-48zM192 960h-128v-128h128v128zM576 960h-128v-128h128v128zM448 256v-128h128v128h-128zM960 960h-128v-128h128v128z"</text:p>
      <text:p text:style-name="Preformatted_20_Text"><text:s text:c="8"/>],</text:p>
      <text:p text:style-name="Preformatted_20_Text"><text:s text:c="8"/>"tags": [</text:p>
      <text:p text:style-name="Preformatted_20_Text"><text:soft-page-break/><text:s text:c="10"/>"tree",</text:p>
      <text:p text:style-name="Preformatted_20_Text"><text:s text:c="10"/>"branches",</text:p>
      <text:p text:style-name="Preformatted_20_Text"><text:s text:c="10"/>"inheritance"</text:p>
      <text:p text:style-name="Preformatted_20_Text"><text:s text:c="8"/>],</text:p>
      <text:p text:style-name="Preformatted_20_Text"><text:s text:c="8"/>"defaultCode": 5983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ree, branches",</text:p>
      <text:p text:style-name="Preformatted_20_Text"><text:s text:c="8"/>"name": "tree2",</text:p>
      <text:p text:style-name="Preformatted_20_Text"><text:s text:c="8"/>"order": 1642,</text:p>
      <text:p text:style-name="Preformatted_20_Text"><text:s text:c="8"/>"id": 189,</text:p>
      <text:p text:style-name="Preformatted_20_Text"><text:s text:c="8"/>"prevSize": 32,</text:p>
      <text:p text:style-name="Preformatted_20_Text"><text:s text:c="8"/>"code": 60221</text:p>
      <text:p text:style-name="Preformatted_20_Text"><text:s text:c="6"/>},</text:p>
      <text:p text:style-name="Preformatted_20_Text"><text:s text:c="6"/>"setIdx": 3,</text:p>
      <text:p text:style-name="Preformatted_20_Text"><text:s text:c="6"/>"setId": 1,</text:p>
      <text:p text:style-name="Preformatted_20_Text"><text:s text:c="6"/>"iconIdx": 18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4 192h896v192h-896zM64 448h896v192h-896zM64 704h896v192h-896z"</text:p>
      <text:p text:style-name="Preformatted_20_Text"><text:s text:c="8"/>],</text:p>
      <text:p text:style-name="Preformatted_20_Text"><text:s text:c="8"/>"tags": [</text:p>
      <text:p text:style-name="Preformatted_20_Text"><text:s text:c="10"/>"menu",</text:p>
      <text:p text:style-name="Preformatted_20_Text"><text:s text:c="10"/>"list",</text:p>
      <text:p text:style-name="Preformatted_20_Text"><text:s text:c="10"/>"options",</text:p>
      <text:p text:style-name="Preformatted_20_Text"><text:s text:c="10"/>"lines",</text:p>
      <text:p text:style-name="Preformatted_20_Text"><text:s text:c="10"/>"hamburger"</text:p>
      <text:p text:style-name="Preformatted_20_Text"><text:s text:c="8"/>],</text:p>
      <text:p text:style-name="Preformatted_20_Text"><text:s text:c="8"/>"defaultCode": 5983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enu, list3",</text:p>
      <text:p text:style-name="Preformatted_20_Text"><text:s text:c="8"/>"name": "menu2",</text:p>
      <text:p text:style-name="Preformatted_20_Text"><text:s text:c="8"/>"order": 1643,</text:p>
      <text:p text:style-name="Preformatted_20_Text"><text:s text:c="8"/>"id": 190,</text:p>
      <text:p text:style-name="Preformatted_20_Text"><text:s text:c="8"/>"prevSize": 32,</text:p>
      <text:p text:style-name="Preformatted_20_Text"><text:s text:c="8"/>"code": 60222</text:p>
      <text:p text:style-name="Preformatted_20_Text"><text:s text:c="6"/>},</text:p>
      <text:p text:style-name="Preformatted_20_Text"><text:s text:c="6"/>"setIdx": 3,</text:p>
      <text:p text:style-name="Preformatted_20_Text"><text:s text:c="6"/>"setId": 1,</text:p>
      <text:p text:style-name="Preformatted_20_Text"><text:s text:c="6"/>"iconIdx": 189</text:p>
      <text:p text:style-name="Preformatted_20_Text"><text:s text:c="4"/>},</text:p>
      <text:p text:style-name="Preformatted_20_Text"><text:s text:c="4"/>{</text:p>
      <text:p text:style-name="Preformatted_20_Text"><text:s text:c="6"/>"icon": {</text:p>
      <text:p text:style-name="Preformatted_20_Text"><text:s text:c="8"/>"width": 1408,</text:p>
      <text:p text:style-name="Preformatted_20_Text"><text:s text:c="8"/>"paths": [</text:p>
      <text:p text:style-name="Preformatted_20_Text"><text:s text:c="10"/>"M0 192h896v192h-896v-192zM0 448h896v192h-896v-192zM0 704h896v192h-896v-192z",</text:p>
      <text:p text:style-name="Preformatted_20_Text"><text:s text:c="10"/>"M992 576l192 192 192-192z",</text:p>
      <text:p text:style-name="Preformatted_20_Text"><text:s text:c="10"/>"M1376 512l-192-192-192 192z"</text:p>
      <text:p text:style-name="Preformatted_20_Text"><text:s text:c="8"/>],</text:p>
      <text:p text:style-name="Preformatted_20_Text"><text:s text:c="8"/>"tags": [</text:p>
      <text:p text:style-name="Preformatted_20_Text"><text:s text:c="10"/>"menu",</text:p>
      <text:p text:style-name="Preformatted_20_Text"><text:s text:c="10"/>"options",</text:p>
      <text:p text:style-name="Preformatted_20_Text"><text:s text:c="10"/>"hamburger"</text:p>
      <text:p text:style-name="Preformatted_20_Text"><text:s text:c="8"/>],</text:p>
      <text:p text:style-name="Preformatted_20_Text"><text:soft-page-break/><text:s text:c="8"/>"defaultCode": 5983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enu2, options2",</text:p>
      <text:p text:style-name="Preformatted_20_Text"><text:s text:c="8"/>"name": "menu22",</text:p>
      <text:p text:style-name="Preformatted_20_Text"><text:s text:c="8"/>"order": 1644,</text:p>
      <text:p text:style-name="Preformatted_20_Text"><text:s text:c="8"/>"id": 191,</text:p>
      <text:p text:style-name="Preformatted_20_Text"><text:s text:c="8"/>"prevSize": 32,</text:p>
      <text:p text:style-name="Preformatted_20_Text"><text:s text:c="8"/>"code": 60223</text:p>
      <text:p text:style-name="Preformatted_20_Text"><text:s text:c="6"/>},</text:p>
      <text:p text:style-name="Preformatted_20_Text"><text:s text:c="6"/>"setIdx": 3,</text:p>
      <text:p text:style-name="Preformatted_20_Text"><text:s text:c="6"/>"setId": 1,</text:p>
      <text:p text:style-name="Preformatted_20_Text"><text:s text:c="6"/>"iconIdx": 190</text:p>
      <text:p text:style-name="Preformatted_20_Text"><text:s text:c="4"/>},</text:p>
      <text:p text:style-name="Preformatted_20_Text"><text:s text:c="4"/>{</text:p>
      <text:p text:style-name="Preformatted_20_Text"><text:s text:c="6"/>"icon": {</text:p>
      <text:p text:style-name="Preformatted_20_Text"><text:s text:c="8"/>"width": 1408,</text:p>
      <text:p text:style-name="Preformatted_20_Text"><text:s text:c="8"/>"paths": [</text:p>
      <text:p text:style-name="Preformatted_20_Text"><text:s text:c="10"/>"M0 192h896v192h-896v-192zM0 448h896v192h-896v-192zM0 704h896v192h-896v-192z",</text:p>
      <text:p text:style-name="Preformatted_20_Text"><text:s text:c="10"/>"M992 448l192 192 192-192z"</text:p>
      <text:p text:style-name="Preformatted_20_Text"><text:s text:c="8"/>],</text:p>
      <text:p text:style-name="Preformatted_20_Text"><text:s text:c="8"/>"tags": [</text:p>
      <text:p text:style-name="Preformatted_20_Text"><text:s text:c="10"/>"menu",</text:p>
      <text:p text:style-name="Preformatted_20_Text"><text:s text:c="10"/>"options",</text:p>
      <text:p text:style-name="Preformatted_20_Text"><text:s text:c="10"/>"hamburger"</text:p>
      <text:p text:style-name="Preformatted_20_Text"><text:s text:c="8"/>],</text:p>
      <text:p text:style-name="Preformatted_20_Text"><text:s text:c="8"/>"defaultCode": 5983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enu3, options3",</text:p>
      <text:p text:style-name="Preformatted_20_Text"><text:s text:c="8"/>"name": "menu3",</text:p>
      <text:p text:style-name="Preformatted_20_Text"><text:s text:c="8"/>"order": 1645,</text:p>
      <text:p text:style-name="Preformatted_20_Text"><text:s text:c="8"/>"id": 192,</text:p>
      <text:p text:style-name="Preformatted_20_Text"><text:s text:c="8"/>"prevSize": 32,</text:p>
      <text:p text:style-name="Preformatted_20_Text"><text:s text:c="8"/>"code": 60224</text:p>
      <text:p text:style-name="Preformatted_20_Text"><text:s text:c="6"/>},</text:p>
      <text:p text:style-name="Preformatted_20_Text"><text:s text:c="6"/>"setIdx": 3,</text:p>
      <text:p text:style-name="Preformatted_20_Text"><text:s text:c="6"/>"setId": 1,</text:p>
      <text:p text:style-name="Preformatted_20_Text"><text:s text:c="6"/>"iconIdx": 191</text:p>
      <text:p text:style-name="Preformatted_20_Text"><text:s text:c="4"/>},</text:p>
      <text:p text:style-name="Preformatted_20_Text"><text:s text:c="4"/>{</text:p>
      <text:p text:style-name="Preformatted_20_Text"><text:s text:c="6"/>"icon": {</text:p>
      <text:p text:style-name="Preformatted_20_Text"><text:s text:c="8"/>"width": 1408,</text:p>
      <text:p text:style-name="Preformatted_20_Text"><text:s text:c="8"/>"paths": [</text:p>
      <text:p text:style-name="Preformatted_20_Text"><text:s text:c="10"/>"M0 192h896v192h-896v-192zM0 448h896v192h-896v-192zM0 704h896v192h-896v-192z",</text:p>
      <text:p text:style-name="Preformatted_20_Text"><text:s text:c="10"/>"M992 640l192-192 192 192z"</text:p>
      <text:p text:style-name="Preformatted_20_Text"><text:s text:c="8"/>],</text:p>
      <text:p text:style-name="Preformatted_20_Text"><text:s text:c="8"/>"tags": [</text:p>
      <text:p text:style-name="Preformatted_20_Text"><text:s text:c="10"/>"menu",</text:p>
      <text:p text:style-name="Preformatted_20_Text"><text:s text:c="10"/>"options",</text:p>
      <text:p text:style-name="Preformatted_20_Text"><text:s text:c="10"/>"hamburger"</text:p>
      <text:p text:style-name="Preformatted_20_Text"><text:s text:c="8"/>],</text:p>
      <text:p text:style-name="Preformatted_20_Text"><text:s text:c="8"/>"defaultCode": 59840,</text:p>
      <text:p text:style-name="Preformatted_20_Text"><text:s text:c="8"/>"grid": 16,</text:p>
      <text:p text:style-name="Preformatted_20_Text"><text:s text:c="8"/>"attrs": []</text:p>
      <text:p text:style-name="Preformatted_20_Text"><text:s text:c="6"/>},</text:p>
      <text:p text:style-name="Preformatted_20_Text"><text:soft-page-break/><text:s text:c="6"/>"attrs": [],</text:p>
      <text:p text:style-name="Preformatted_20_Text"><text:s text:c="6"/>"properties": {</text:p>
      <text:p text:style-name="Preformatted_20_Text"><text:s text:c="8"/>"ligatures": "menu4, options4",</text:p>
      <text:p text:style-name="Preformatted_20_Text"><text:s text:c="8"/>"name": "menu4",</text:p>
      <text:p text:style-name="Preformatted_20_Text"><text:s text:c="8"/>"order": 1646,</text:p>
      <text:p text:style-name="Preformatted_20_Text"><text:s text:c="8"/>"id": 193,</text:p>
      <text:p text:style-name="Preformatted_20_Text"><text:s text:c="8"/>"prevSize": 32,</text:p>
      <text:p text:style-name="Preformatted_20_Text"><text:s text:c="8"/>"code": 60225</text:p>
      <text:p text:style-name="Preformatted_20_Text"><text:s text:c="6"/>},</text:p>
      <text:p text:style-name="Preformatted_20_Text"><text:s text:c="6"/>"setIdx": 3,</text:p>
      <text:p text:style-name="Preformatted_20_Text"><text:s text:c="6"/>"setId": 1,</text:p>
      <text:p text:style-name="Preformatted_20_Text"><text:s text:c="6"/>"iconIdx": 19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657.542c0-82.090-56.678-150.9-132.996-169.48-3.242-128.7-108.458-232.062-237.862-232.062-75.792 0-143.266 35.494-186.854 90.732-24.442-31.598-62.69-51.96-105.708-51.96-73.81 0-133.642 59.874-133.642 133.722 0 6.436 0.48 12.76 1.364 18.954-11.222-2.024-22.766-3.138-34.57-3.138-106.998-0.002-193.732 86.786-193.732 193.842 0 107.062 86.734 193.848 193.73 193.848l656.262-0.012c96.138-0.184 174.008-78.212 174.008-174.446z"</text:p>
      <text:p text:style-name="Preformatted_20_Text"><text:s text:c="8"/>],</text:p>
      <text:p text:style-name="Preformatted_20_Text"><text:s text:c="8"/>"tags": [</text:p>
      <text:p text:style-name="Preformatted_20_Text"><text:s text:c="10"/>"cloud",</text:p>
      <text:p text:style-name="Preformatted_20_Text"><text:s text:c="10"/>"weather"</text:p>
      <text:p text:style-name="Preformatted_20_Text"><text:s text:c="8"/>],</text:p>
      <text:p text:style-name="Preformatted_20_Text"><text:s text:c="8"/>"defaultCode": 5984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loud, weather",</text:p>
      <text:p text:style-name="Preformatted_20_Text"><text:s text:c="8"/>"name": "cloud2",</text:p>
      <text:p text:style-name="Preformatted_20_Text"><text:s text:c="8"/>"order": 1647,</text:p>
      <text:p text:style-name="Preformatted_20_Text"><text:s text:c="8"/>"id": 194,</text:p>
      <text:p text:style-name="Preformatted_20_Text"><text:s text:c="8"/>"prevSize": 32,</text:p>
      <text:p text:style-name="Preformatted_20_Text"><text:s text:c="8"/>"code": 60226</text:p>
      <text:p text:style-name="Preformatted_20_Text"><text:s text:c="6"/>},</text:p>
      <text:p text:style-name="Preformatted_20_Text"><text:s text:c="6"/>"setIdx": 3,</text:p>
      <text:p text:style-name="Preformatted_20_Text"><text:s text:c="6"/>"setId": 1,</text:p>
      <text:p text:style-name="Preformatted_20_Text"><text:s text:c="6"/>"iconIdx": 19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1.004 360.060c-3.242-128.698-108.458-232.060-237.862-232.060-75.792 0-143.266 35.494-186.854 90.732-24.442-31.598-62.69-51.96-105.708-51.96-73.81 0-133.642 59.876-133.642 133.722 0 6.436 0.48 12.76 1.364 18.954-11.222-2.024-22.766-3.138-34.57-3.138-106.998-0.002-193.732 86.786-193.732 193.842 0 107.062 86.734 193.848 193.73 193.848h91.76l226.51 234.51 226.51-234.51 111.482-0.012c96.138-0.184 174.008-78.21 174.008-174.446 0-82.090-56.678-150.9-132.996-169.482zM512 832l-192-192h128v-192h128v192h128l-192 192z"</text:p>
      <text:p text:style-name="Preformatted_20_Text"><text:s text:c="8"/>],</text:p>
      <text:p text:style-name="Preformatted_20_Text"><text:s text:c="8"/>"tags": [</text:p>
      <text:p text:style-name="Preformatted_20_Text"><text:s text:c="10"/>"cloud-download",</text:p>
      <text:p text:style-name="Preformatted_20_Text"><text:s text:c="10"/>"cloud",</text:p>
      <text:p text:style-name="Preformatted_20_Text"><text:s text:c="10"/>"save",</text:p>
      <text:p text:style-name="Preformatted_20_Text"><text:s text:c="10"/>"download"</text:p>
      <text:p text:style-name="Preformatted_20_Text"><text:s text:c="8"/>],</text:p>
      <text:p text:style-name="Preformatted_20_Text"><text:s text:c="8"/>"defaultCode": 59842,</text:p>
      <text:p text:style-name="Preformatted_20_Text"><text:s text:c="8"/>"grid": 16,</text:p>
      <text:p text:style-name="Preformatted_20_Text"><text:s text:c="8"/>"attrs": []</text:p>
      <text:p text:style-name="Preformatted_20_Text"><text:soft-page-break/><text:s text:c="6"/>},</text:p>
      <text:p text:style-name="Preformatted_20_Text"><text:s text:c="6"/>"attrs": [],</text:p>
      <text:p text:style-name="Preformatted_20_Text"><text:s text:c="6"/>"properties": {</text:p>
      <text:p text:style-name="Preformatted_20_Text"><text:s text:c="8"/>"ligatures": "cloud-download, cloud2",</text:p>
      <text:p text:style-name="Preformatted_20_Text"><text:s text:c="8"/>"name": "cloud-download",</text:p>
      <text:p text:style-name="Preformatted_20_Text"><text:s text:c="8"/>"order": 1648,</text:p>
      <text:p text:style-name="Preformatted_20_Text"><text:s text:c="8"/>"id": 195,</text:p>
      <text:p text:style-name="Preformatted_20_Text"><text:s text:c="8"/>"prevSize": 32,</text:p>
      <text:p text:style-name="Preformatted_20_Text"><text:s text:c="8"/>"code": 60227</text:p>
      <text:p text:style-name="Preformatted_20_Text"><text:s text:c="6"/>},</text:p>
      <text:p text:style-name="Preformatted_20_Text"><text:s text:c="6"/>"setIdx": 3,</text:p>
      <text:p text:style-name="Preformatted_20_Text"><text:s text:c="6"/>"setId": 1,</text:p>
      <text:p text:style-name="Preformatted_20_Text"><text:s text:c="6"/>"iconIdx": 19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2.268 386.49c2.444-11.11 3.732-22.648 3.732-34.49 0-88.366-71.634-160-160-160-14.222 0-28.014 1.868-41.132 5.352-24.798-77.352-97.29-133.352-182.868-133.352-87.348 0-161.054 58.336-184.326 138.17-22.742-6.622-46.792-10.17-71.674-10.17-141.384 0-256 114.616-256 256 0 141.388 114.616 256 256 256h128v192h256v-192h224c88.366 0 160-71.632 160-160 0-78.72-56.854-144.162-131.732-157.51zM576 640v192h-128v-192h-160l224-224 224 224h-160z"</text:p>
      <text:p text:style-name="Preformatted_20_Text"><text:s text:c="8"/>],</text:p>
      <text:p text:style-name="Preformatted_20_Text"><text:s text:c="8"/>"tags": [</text:p>
      <text:p text:style-name="Preformatted_20_Text"><text:s text:c="10"/>"cloud-upload",</text:p>
      <text:p text:style-name="Preformatted_20_Text"><text:s text:c="10"/>"cloud",</text:p>
      <text:p text:style-name="Preformatted_20_Text"><text:s text:c="10"/>"load",</text:p>
      <text:p text:style-name="Preformatted_20_Text"><text:s text:c="10"/>"upload"</text:p>
      <text:p text:style-name="Preformatted_20_Text"><text:s text:c="8"/>],</text:p>
      <text:p text:style-name="Preformatted_20_Text"><text:s text:c="8"/>"defaultCode": 5984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loud-upload, cloud3",</text:p>
      <text:p text:style-name="Preformatted_20_Text"><text:s text:c="8"/>"name": "cloud-upload",</text:p>
      <text:p text:style-name="Preformatted_20_Text"><text:s text:c="8"/>"order": 1649,</text:p>
      <text:p text:style-name="Preformatted_20_Text"><text:s text:c="8"/>"id": 196,</text:p>
      <text:p text:style-name="Preformatted_20_Text"><text:s text:c="8"/>"prevSize": 32,</text:p>
      <text:p text:style-name="Preformatted_20_Text"><text:s text:c="8"/>"code": 60228</text:p>
      <text:p text:style-name="Preformatted_20_Text"><text:s text:c="6"/>},</text:p>
      <text:p text:style-name="Preformatted_20_Text"><text:s text:c="6"/>"setIdx": 3,</text:p>
      <text:p text:style-name="Preformatted_20_Text"><text:s text:c="6"/>"setId": 1,</text:p>
      <text:p text:style-name="Preformatted_20_Text"><text:s text:c="6"/>"iconIdx": 19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2.268 514.49c2.442-11.108 3.732-22.646 3.732-34.49 0-88.366-71.634-160-160-160-14.224 0-28.014 1.868-41.134 5.352-24.796-77.352-97.288-133.352-182.866-133.352-87.348 0-161.054 58.336-184.326 138.17-22.742-6.62-46.792-10.17-71.674-10.17-141.384 0-256 114.616-256 256 0 141.382 114.616 256 256 256h608c88.366 0 160-71.632 160-160 0-78.718-56.854-144.16-131.732-157.51zM416 768l-160-160 64-64 96 96 224-224 64 64-288 288z"</text:p>
      <text:p text:style-name="Preformatted_20_Text"><text:s text:c="8"/>],</text:p>
      <text:p text:style-name="Preformatted_20_Text"><text:s text:c="8"/>"tags": [</text:p>
      <text:p text:style-name="Preformatted_20_Text"><text:s text:c="10"/>"cloud-check",</text:p>
      <text:p text:style-name="Preformatted_20_Text"><text:s text:c="10"/>"cloud",</text:p>
      <text:p text:style-name="Preformatted_20_Text"><text:s text:c="10"/>"synced"</text:p>
      <text:p text:style-name="Preformatted_20_Text"><text:s text:c="8"/>],</text:p>
      <text:p text:style-name="Preformatted_20_Text"><text:s text:c="8"/>"defaultCode": 59844,</text:p>
      <text:p text:style-name="Preformatted_20_Text"><text:s text:c="8"/>"grid": 16,</text:p>
      <text:p text:style-name="Preformatted_20_Text"><text:soft-page-break/><text:s text:c="8"/>"attrs": []</text:p>
      <text:p text:style-name="Preformatted_20_Text"><text:s text:c="6"/>},</text:p>
      <text:p text:style-name="Preformatted_20_Text"><text:s text:c="6"/>"attrs": [],</text:p>
      <text:p text:style-name="Preformatted_20_Text"><text:s text:c="6"/>"properties": {</text:p>
      <text:p text:style-name="Preformatted_20_Text"><text:s text:c="8"/>"ligatures": "cloud-check, cloud4",</text:p>
      <text:p text:style-name="Preformatted_20_Text"><text:s text:c="8"/>"name": "cloud-check",</text:p>
      <text:p text:style-name="Preformatted_20_Text"><text:s text:c="8"/>"order": 1650,</text:p>
      <text:p text:style-name="Preformatted_20_Text"><text:s text:c="8"/>"id": 197,</text:p>
      <text:p text:style-name="Preformatted_20_Text"><text:s text:c="8"/>"prevSize": 32,</text:p>
      <text:p text:style-name="Preformatted_20_Text"><text:s text:c="8"/>"code": 60229</text:p>
      <text:p text:style-name="Preformatted_20_Text"><text:s text:c="6"/>},</text:p>
      <text:p text:style-name="Preformatted_20_Text"><text:s text:c="6"/>"setIdx": 3,</text:p>
      <text:p text:style-name="Preformatted_20_Text"><text:s text:c="6"/>"setId": 1,</text:p>
      <text:p text:style-name="Preformatted_20_Text"><text:s text:c="6"/>"iconIdx": 19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512h-160l-224 224-224-224h-160l-128 256v64h1024v-64l-128-256zM0 896h1024v64h-1024v-64zM576 320v-256h-128v256h-224l288 288 288-288h-224z"</text:p>
      <text:p text:style-name="Preformatted_20_Text"><text:s text:c="8"/>],</text:p>
      <text:p text:style-name="Preformatted_20_Text"><text:s text:c="8"/>"tags": [</text:p>
      <text:p text:style-name="Preformatted_20_Text"><text:s text:c="10"/>"download",</text:p>
      <text:p text:style-name="Preformatted_20_Text"><text:s text:c="10"/>"save",</text:p>
      <text:p text:style-name="Preformatted_20_Text"><text:s text:c="10"/>"store"</text:p>
      <text:p text:style-name="Preformatted_20_Text"><text:s text:c="8"/>],</text:p>
      <text:p text:style-name="Preformatted_20_Text"><text:s text:c="8"/>"defaultCode": 5984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ownload2, save4",</text:p>
      <text:p text:style-name="Preformatted_20_Text"><text:s text:c="8"/>"name": "download22",</text:p>
      <text:p text:style-name="Preformatted_20_Text"><text:s text:c="8"/>"order": 1651,</text:p>
      <text:p text:style-name="Preformatted_20_Text"><text:s text:c="8"/>"id": 198,</text:p>
      <text:p text:style-name="Preformatted_20_Text"><text:s text:c="8"/>"prevSize": 32,</text:p>
      <text:p text:style-name="Preformatted_20_Text"><text:s text:c="8"/>"code": 60230</text:p>
      <text:p text:style-name="Preformatted_20_Text"><text:s text:c="6"/>},</text:p>
      <text:p text:style-name="Preformatted_20_Text"><text:s text:c="6"/>"setIdx": 3,</text:p>
      <text:p text:style-name="Preformatted_20_Text"><text:s text:c="6"/>"setId": 1,</text:p>
      <text:p text:style-name="Preformatted_20_Text"><text:s text:c="6"/>"iconIdx": 19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896h1024v64h-1024zM1024 768v64h-1024v-64l128-256h256v128h256v-128h256zM224 320l288-288 288 288h-224v256h-128v-256z"</text:p>
      <text:p text:style-name="Preformatted_20_Text"><text:s text:c="8"/>],</text:p>
      <text:p text:style-name="Preformatted_20_Text"><text:s text:c="8"/>"tags": [</text:p>
      <text:p text:style-name="Preformatted_20_Text"><text:s text:c="10"/>"upload",</text:p>
      <text:p text:style-name="Preformatted_20_Text"><text:s text:c="10"/>"load",</text:p>
      <text:p text:style-name="Preformatted_20_Text"><text:s text:c="10"/>"open"</text:p>
      <text:p text:style-name="Preformatted_20_Text"><text:s text:c="8"/>],</text:p>
      <text:p text:style-name="Preformatted_20_Text"><text:s text:c="8"/>"defaultCode": 5984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pload2, load2",</text:p>
      <text:p text:style-name="Preformatted_20_Text"><text:s text:c="8"/>"name": "upload22",</text:p>
      <text:p text:style-name="Preformatted_20_Text"><text:s text:c="8"/>"order": 1652,</text:p>
      <text:p text:style-name="Preformatted_20_Text"><text:s text:c="8"/>"id": 199,</text:p>
      <text:p text:style-name="Preformatted_20_Text"><text:soft-page-break/><text:s text:c="8"/>"prevSize": 32,</text:p>
      <text:p text:style-name="Preformatted_20_Text"><text:s text:c="8"/>"code": 60231</text:p>
      <text:p text:style-name="Preformatted_20_Text"><text:s text:c="6"/>},</text:p>
      <text:p text:style-name="Preformatted_20_Text"><text:s text:c="6"/>"setIdx": 3,</text:p>
      <text:p text:style-name="Preformatted_20_Text"><text:s text:c="6"/>"setId": 1,</text:p>
      <text:p text:style-name="Preformatted_20_Text"><text:s text:c="6"/>"iconIdx": 19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36 448l-256 256-256-256h160v-384h192v384zM480 704h-480v256h960v-256h-480zM896 832h-128v-64h128v64z"</text:p>
      <text:p text:style-name="Preformatted_20_Text"><text:s text:c="8"/>],</text:p>
      <text:p text:style-name="Preformatted_20_Text"><text:s text:c="8"/>"tags": [</text:p>
      <text:p text:style-name="Preformatted_20_Text"><text:s text:c="10"/>"download",</text:p>
      <text:p text:style-name="Preformatted_20_Text"><text:s text:c="10"/>"save",</text:p>
      <text:p text:style-name="Preformatted_20_Text"><text:s text:c="10"/>"store"</text:p>
      <text:p text:style-name="Preformatted_20_Text"><text:s text:c="8"/>],</text:p>
      <text:p text:style-name="Preformatted_20_Text"><text:s text:c="8"/>"defaultCode": 5984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ownload3, save5",</text:p>
      <text:p text:style-name="Preformatted_20_Text"><text:s text:c="8"/>"name": "download3",</text:p>
      <text:p text:style-name="Preformatted_20_Text"><text:s text:c="8"/>"order": 1653,</text:p>
      <text:p text:style-name="Preformatted_20_Text"><text:s text:c="8"/>"id": 200,</text:p>
      <text:p text:style-name="Preformatted_20_Text"><text:s text:c="8"/>"prevSize": 32,</text:p>
      <text:p text:style-name="Preformatted_20_Text"><text:s text:c="8"/>"code": 60232</text:p>
      <text:p text:style-name="Preformatted_20_Text"><text:s text:c="6"/>},</text:p>
      <text:p text:style-name="Preformatted_20_Text"><text:s text:c="6"/>"setIdx": 3,</text:p>
      <text:p text:style-name="Preformatted_20_Text"><text:s text:c="6"/>"setId": 1,</text:p>
      <text:p text:style-name="Preformatted_20_Text"><text:s text:c="6"/>"iconIdx": 19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80 704h-480v256h960v-256h-480zM896 832h-128v-64h128v64zM224 320l256-256 256 256h-160v320h-192v-320z"</text:p>
      <text:p text:style-name="Preformatted_20_Text"><text:s text:c="8"/>],</text:p>
      <text:p text:style-name="Preformatted_20_Text"><text:s text:c="8"/>"tags": [</text:p>
      <text:p text:style-name="Preformatted_20_Text"><text:s text:c="10"/>"upload",</text:p>
      <text:p text:style-name="Preformatted_20_Text"><text:s text:c="10"/>"load",</text:p>
      <text:p text:style-name="Preformatted_20_Text"><text:s text:c="10"/>"open"</text:p>
      <text:p text:style-name="Preformatted_20_Text"><text:s text:c="8"/>],</text:p>
      <text:p text:style-name="Preformatted_20_Text"><text:s text:c="8"/>"defaultCode": 5984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pload3, load3",</text:p>
      <text:p text:style-name="Preformatted_20_Text"><text:s text:c="8"/>"name": "upload3",</text:p>
      <text:p text:style-name="Preformatted_20_Text"><text:s text:c="8"/>"order": 1654,</text:p>
      <text:p text:style-name="Preformatted_20_Text"><text:s text:c="8"/>"id": 201,</text:p>
      <text:p text:style-name="Preformatted_20_Text"><text:s text:c="8"/>"prevSize": 32,</text:p>
      <text:p text:style-name="Preformatted_20_Text"><text:s text:c="8"/>"code": 60233</text:p>
      <text:p text:style-name="Preformatted_20_Text"><text:s text:c="6"/>},</text:p>
      <text:p text:style-name="Preformatted_20_Text"><text:s text:c="6"/>"setIdx": 3,</text:p>
      <text:p text:style-name="Preformatted_20_Text"><text:s text:c="6"/>"setId": 1,</text:p>
      <text:p text:style-name="Preformatted_20_Text"><text:s text:c="6"/>"iconIdx": 200</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480 64c-265.096 0-480 214.904-480 480 0 265.098 214.904 480 480 480 265.098 0 480-214.902 480-480 0-265.096-214.902-480-480-480zM751.59 704c8.58-40.454 13.996-83.392 15.758-128h127.446c-3.336 44.196-13.624 87.114-30.68 128h-112.524zM208.41 384c-8.58 40.454-13.996 83.392-15.758 128h-127.444c3.336-44.194 13.622-87.114 30.678-128h112.524zM686.036 384c9.614 40.962 15.398 83.854 17.28 128h-191.316v-128h174.036zM512 320v-187.338c14.59 4.246 29.044 11.37 43.228 21.37 26.582 18.74 52.012 47.608 73.54 83.486 14.882 24.802 27.752 52.416 38.496 82.484h-155.264zM331.232 237.516c21.528-35.878 46.956-64.748 73.54-83.486 14.182-10 28.638-17.124 43.228-21.37v187.34h-155.264c10.746-30.066 23.616-57.68 38.496-82.484zM448 384v128h-191.314c1.88-44.146 7.666-87.038 17.278-128h174.036zM95.888 704c-17.056-40.886-27.342-83.804-30.678-128h127.444c1.762 44.608 7.178 87.546 15.758 128h-112.524zM256.686 576h191.314v128h-174.036c-9.612-40.96-15.398-83.854-17.278-128zM448 768v187.34c-14.588-4.246-29.044-11.372-43.228-21.37-26.584-18.74-52.014-47.61-73.54-83.486-14.882-24.804-27.75-52.418-38.498-82.484h155.266zM628.768 850.484c-21.528 35.876-46.958 64.746-73.54 83.486-14.184 9.998-28.638 17.124-43.228 21.37v-187.34h155.266c-10.746 30.066-23.616 57.68-38.498 82.484zM512 704v-128h191.314c-1.88 44.146-7.666 87.040-17.28 128h-174.034zM767.348 512c-1.762-44.608-7.178-87.546-15.758-128h112.524c17.056 40.886 27.344 83.806 30.68 128h-127.446zM830.658 320h-95.9c-18.638-58.762-44.376-110.294-75.316-151.428 42.536 20.34 81.058 47.616 114.714 81.272 21.48 21.478 40.362 44.938 56.502 70.156zM185.844 249.844c33.658-33.658 72.18-60.932 114.714-81.272-30.942 41.134-56.676 92.666-75.316 151.428h-95.898c16.138-25.218 35.022-48.678 56.5-70.156zM129.344 768h95.898c18.64 58.762 44.376 110.294 75.318 151.43-42.536-20.34-81.058-47.616-114.714-81.274-21.48-21.478-40.364-44.938-56.502-70.156zM774.156 838.156c-33.656 33.658-72.18 60.934-114.714 81.274 30.942-41.134 56.678-92.668 75.316-151.43h95.9c-16.14 25.218-35.022 48.678-56.502 70.156z"</text:p>
      <text:p text:style-name="Preformatted_20_Text"><text:s text:c="8"/>],</text:p>
      <text:p text:style-name="Preformatted_20_Text"><text:s text:c="8"/>"tags": [</text:p>
      <text:p text:style-name="Preformatted_20_Text"><text:s text:c="10"/>"sphere",</text:p>
      <text:p text:style-name="Preformatted_20_Text"><text:s text:c="10"/>"globe",</text:p>
      <text:p text:style-name="Preformatted_20_Text"><text:s text:c="10"/>"internet"</text:p>
      <text:p text:style-name="Preformatted_20_Text"><text:s text:c="8"/>],</text:p>
      <text:p text:style-name="Preformatted_20_Text"><text:s text:c="8"/>"defaultCode": 5984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here, globe",</text:p>
      <text:p text:style-name="Preformatted_20_Text"><text:s text:c="8"/>"name": "sphere",</text:p>
      <text:p text:style-name="Preformatted_20_Text"><text:s text:c="8"/>"order": 1655,</text:p>
      <text:p text:style-name="Preformatted_20_Text"><text:s text:c="8"/>"id": 202,</text:p>
      <text:p text:style-name="Preformatted_20_Text"><text:s text:c="8"/>"prevSize": 32,</text:p>
      <text:p text:style-name="Preformatted_20_Text"><text:s text:c="8"/>"code": 60234</text:p>
      <text:p text:style-name="Preformatted_20_Text"><text:s text:c="6"/>},</text:p>
      <text:p text:style-name="Preformatted_20_Text"><text:s text:c="6"/>"setIdx": 3,</text:p>
      <text:p text:style-name="Preformatted_20_Text"><text:s text:c="6"/>"setId": 1,</text:p>
      <text:p text:style-name="Preformatted_20_Text"><text:s text:c="6"/>"iconIdx": 20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960.002c-62.958 0-122.872-13.012-177.23-36.452l233.148-262.29c5.206-5.858 8.082-13.422 8.082-21.26v-96c0-17.674-14.326-32-32-32-112.99 0-232.204-117.462-233.374-118.626-6-6.002-14.14-9.374-22.626-9.374h-128c-17.672 0-32 14.328-32 32v192c0 12.122 6.848 23.202 17.69 28.622l110.31 55.156v187.886c-116.052-80.956-192-215.432-192-367.664 0-68.714 15.49-133.806 43.138-192h116.862c8.488 0 16.626-3.372 22.628-9.372l128-128c6-6.002 9.372-14.14 9.372-22.628v-77.412c40.562-12.074 83.518-18.588 128-18.588 70.406 0 137.004 16.26 196.282 45.2-4.144 3.502-8.176 7.164-12.046 11.036-36.266 <text:soft-page-break/>36.264-56.236 84.478-56.236 135.764s19.97 99.5 56.236 135.764c36.434 36.432 85.218 56.264 135.634 56.26 3.166 0 6.342-0.080 9.518-0.236 13.814 51.802 38.752 186.656-8.404 372.334-0.444 1.744-0.696 3.488-0.842 5.224-81.324 83.080-194.7 134.656-320.142 134.656z"</text:p>
      <text:p text:style-name="Preformatted_20_Text"><text:s text:c="8"/>],</text:p>
      <text:p text:style-name="Preformatted_20_Text"><text:s text:c="8"/>"tags": [</text:p>
      <text:p text:style-name="Preformatted_20_Text"><text:s text:c="10"/>"earth",</text:p>
      <text:p text:style-name="Preformatted_20_Text"><text:s text:c="10"/>"globe",</text:p>
      <text:p text:style-name="Preformatted_20_Text"><text:s text:c="10"/>"language",</text:p>
      <text:p text:style-name="Preformatted_20_Text"><text:s text:c="10"/>"web",</text:p>
      <text:p text:style-name="Preformatted_20_Text"><text:s text:c="10"/>"internet",</text:p>
      <text:p text:style-name="Preformatted_20_Text"><text:s text:c="10"/>"sphere",</text:p>
      <text:p text:style-name="Preformatted_20_Text"><text:s text:c="10"/>"planet"</text:p>
      <text:p text:style-name="Preformatted_20_Text"><text:s text:c="8"/>],</text:p>
      <text:p text:style-name="Preformatted_20_Text"><text:s text:c="8"/>"defaultCode": 5985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arth, globe2",</text:p>
      <text:p text:style-name="Preformatted_20_Text"><text:s text:c="8"/>"name": "earth",</text:p>
      <text:p text:style-name="Preformatted_20_Text"><text:s text:c="8"/>"order": 1656,</text:p>
      <text:p text:style-name="Preformatted_20_Text"><text:s text:c="8"/>"id": 203,</text:p>
      <text:p text:style-name="Preformatted_20_Text"><text:s text:c="8"/>"prevSize": 32,</text:p>
      <text:p text:style-name="Preformatted_20_Text"><text:s text:c="8"/>"code": 60235</text:p>
      <text:p text:style-name="Preformatted_20_Text"><text:s text:c="6"/>},</text:p>
      <text:p text:style-name="Preformatted_20_Text"><text:s text:c="6"/>"setIdx": 3,</text:p>
      <text:p text:style-name="Preformatted_20_Text"><text:s text:c="6"/>"setId": 1,</text:p>
      <text:p text:style-name="Preformatted_20_Text"><text:s text:c="6"/>"iconIdx": 20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40.236 635.766c-13.31 0-26.616-5.076-36.77-15.23-95.134-95.136-95.134-249.934 0-345.070l192-192c46.088-46.086 107.36-71.466 172.534-71.466s126.448 25.38 172.536 71.464c95.132 95.136 95.132 249.934 0 345.070l-87.766 87.766c-20.308 20.308-53.23 20.308-73.54 0-20.306-20.306-20.306-53.232 0-73.54l87.766-87.766c54.584-54.586 54.584-143.404 0-197.99-26.442-26.442-61.6-41.004-98.996-41.004s-72.552 14.562-98.996 41.006l-192 191.998c-54.586 54.586-54.586 143.406 0 197.992 20.308 20.306 20.306 53.232 0 73.54-10.15 10.152-23.462 15.23-36.768 15.23z",</text:p>
      <text:p text:style-name="Preformatted_20_Text"><text:s text:c="10"/>"M256 1012c-65.176 0-126.45-25.38-172.534-71.464-95.134-95.136-95.134-249.934 0-345.070l87.764-87.764c20.308-20.306 53.234-20.306 73.54 0 20.308 20.306 20.308 53.232 0 73.54l-87.764 87.764c-54.586 54.586-54.586 143.406 0 197.992 26.44 26.44 61.598 41.002 98.994 41.002s72.552-14.562 98.998-41.006l192-191.998c54.584-54.586 54.584-143.406 0-197.992-20.308-20.308-20.306-53.232 0-73.54 20.306-20.306 53.232-20.306 73.54 0.002 95.132 95.134 95.132 249.932 0.002 345.068l-192.002 192c-46.090 46.088-107.364 71.466-172.538 71.466z"</text:p>
      <text:p text:style-name="Preformatted_20_Text"><text:s text:c="8"/>],</text:p>
      <text:p text:style-name="Preformatted_20_Text"><text:s text:c="8"/>"tags": [</text:p>
      <text:p text:style-name="Preformatted_20_Text"><text:s text:c="10"/>"link",</text:p>
      <text:p text:style-name="Preformatted_20_Text"><text:s text:c="10"/>"chain",</text:p>
      <text:p text:style-name="Preformatted_20_Text"><text:s text:c="10"/>"url",</text:p>
      <text:p text:style-name="Preformatted_20_Text"><text:s text:c="10"/>"uri",</text:p>
      <text:p text:style-name="Preformatted_20_Text"><text:s text:c="10"/>"anchor"</text:p>
      <text:p text:style-name="Preformatted_20_Text"><text:s text:c="8"/>],</text:p>
      <text:p text:style-name="Preformatted_20_Text"><text:s text:c="8"/>"defaultCode": 5985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ink, chain",</text:p>
      <text:p text:style-name="Preformatted_20_Text"><text:soft-page-break/><text:s text:c="8"/>"name": "link2",</text:p>
      <text:p text:style-name="Preformatted_20_Text"><text:s text:c="8"/>"order": 1657,</text:p>
      <text:p text:style-name="Preformatted_20_Text"><text:s text:c="8"/>"id": 204,</text:p>
      <text:p text:style-name="Preformatted_20_Text"><text:s text:c="8"/>"prevSize": 32,</text:p>
      <text:p text:style-name="Preformatted_20_Text"><text:s text:c="8"/>"code": 60236</text:p>
      <text:p text:style-name="Preformatted_20_Text"><text:s text:c="6"/>},</text:p>
      <text:p text:style-name="Preformatted_20_Text"><text:s text:c="6"/>"setIdx": 3,</text:p>
      <text:p text:style-name="Preformatted_20_Text"><text:s text:c="6"/>"setId": 1,</text:p>
      <text:p text:style-name="Preformatted_20_Text"><text:s text:c="6"/>"iconIdx": 20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0h128v1024h-128v-1024z",</text:p>
      <text:p text:style-name="Preformatted_20_Text"><text:s text:c="10"/>"M832 643.002c82.624 0 154.57-19.984 192-49.5v-512c-37.43 29.518-109.376 49.502-192 49.502s-154.57-19.984-192-49.502v512c37.43 29.516 109.376 49.5 192 49.5z",</text:p>
      <text:p text:style-name="Preformatted_20_Text"><text:s text:c="10"/>"M608 32.528c-46.906-19.94-115.52-32.528-192-32.528-96.396 0-180.334 19.984-224 49.502v512c43.666-29.518 127.604-49.502 224-49.502 76.48 0 145.094 12.588 192 32.528v-512z"</text:p>
      <text:p text:style-name="Preformatted_20_Text"><text:s text:c="8"/>],</text:p>
      <text:p text:style-name="Preformatted_20_Text"><text:s text:c="8"/>"tags": [</text:p>
      <text:p text:style-name="Preformatted_20_Text"><text:s text:c="10"/>"flag",</text:p>
      <text:p text:style-name="Preformatted_20_Text"><text:s text:c="10"/>"report",</text:p>
      <text:p text:style-name="Preformatted_20_Text"><text:s text:c="10"/>"mark"</text:p>
      <text:p text:style-name="Preformatted_20_Text"><text:s text:c="8"/>],</text:p>
      <text:p text:style-name="Preformatted_20_Text"><text:s text:c="8"/>"defaultCode": 5985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lag, report",</text:p>
      <text:p text:style-name="Preformatted_20_Text"><text:s text:c="8"/>"name": "flag2",</text:p>
      <text:p text:style-name="Preformatted_20_Text"><text:s text:c="8"/>"order": 1658,</text:p>
      <text:p text:style-name="Preformatted_20_Text"><text:s text:c="8"/>"id": 205,</text:p>
      <text:p text:style-name="Preformatted_20_Text"><text:s text:c="8"/>"prevSize": 32,</text:p>
      <text:p text:style-name="Preformatted_20_Text"><text:s text:c="8"/>"code": 60237</text:p>
      <text:p text:style-name="Preformatted_20_Text"><text:s text:c="6"/>},</text:p>
      <text:p text:style-name="Preformatted_20_Text"><text:s text:c="6"/>"setIdx": 3,</text:p>
      <text:p text:style-name="Preformatted_20_Text"><text:s text:c="6"/>"setId": 1,</text:p>
      <text:p text:style-name="Preformatted_20_Text"><text:s text:c="6"/>"iconIdx": 20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65.832 327.048l-64.952-64.922-324.81 324.742c-53.814 53.792-53.814 141.048 0 194.844 53.804 53.792 141.060 53.792 194.874 0l389.772-389.708c89.714-89.662 89.714-235.062 0-324.726-89.666-89.704-235.112-89.704-324.782 0l-409.23 409.178c-0.29 0.304-0.612 0.576-0.876 0.846-125.102 125.096-125.102 327.856 0 452.906 125.054 125.056 327.868 125.056 452.988 0 0.274-0.274 0.516-0.568 0.82-0.876l0.032 0.034 279.332-279.292-64.986-64.92-279.33 279.262c-0.296 0.268-0.564 0.57-0.846 0.844-89.074 89.058-233.98 89.058-323.076 0-89.062-89.042-89.062-233.922 0-322.978 0.304-0.304 0.604-0.582 0.888-0.846l-0.046-0.060 409.28-409.166c53.712-53.738 141.144-53.738 194.886 0 53.712 53.734 53.712 141.148 0 194.84l-389.772 389.7c-17.936 17.922-47.054 17.922-64.972 0-17.894-17.886-17.894-47.032 0-64.92l324.806-324.782z"</text:p>
      <text:p text:style-name="Preformatted_20_Text"><text:s text:c="8"/>],</text:p>
      <text:p text:style-name="Preformatted_20_Text"><text:s text:c="8"/>"tags": [</text:p>
      <text:p text:style-name="Preformatted_20_Text"><text:s text:c="10"/>"attachment",</text:p>
      <text:p text:style-name="Preformatted_20_Text"><text:s text:c="10"/>"paperclip"</text:p>
      <text:p text:style-name="Preformatted_20_Text"><text:s text:c="8"/>],</text:p>
      <text:p text:style-name="Preformatted_20_Text"><text:s text:c="8"/>"defaultCode": 59853,</text:p>
      <text:p text:style-name="Preformatted_20_Text"><text:s text:c="8"/>"grid": 16,</text:p>
      <text:p text:style-name="Preformatted_20_Text"><text:soft-page-break/><text:s text:c="8"/>"attrs": []</text:p>
      <text:p text:style-name="Preformatted_20_Text"><text:s text:c="6"/>},</text:p>
      <text:p text:style-name="Preformatted_20_Text"><text:s text:c="6"/>"attrs": [],</text:p>
      <text:p text:style-name="Preformatted_20_Text"><text:s text:c="6"/>"properties": {</text:p>
      <text:p text:style-name="Preformatted_20_Text"><text:s text:c="8"/>"ligatures": "attachment, paperclip",</text:p>
      <text:p text:style-name="Preformatted_20_Text"><text:s text:c="8"/>"name": "attachment2",</text:p>
      <text:p text:style-name="Preformatted_20_Text"><text:s text:c="8"/>"order": 1659,</text:p>
      <text:p text:style-name="Preformatted_20_Text"><text:s text:c="8"/>"id": 206,</text:p>
      <text:p text:style-name="Preformatted_20_Text"><text:s text:c="8"/>"prevSize": 32,</text:p>
      <text:p text:style-name="Preformatted_20_Text"><text:s text:c="8"/>"code": 60238</text:p>
      <text:p text:style-name="Preformatted_20_Text"><text:s text:c="6"/>},</text:p>
      <text:p text:style-name="Preformatted_20_Text"><text:s text:c="6"/>"setIdx": 3,</text:p>
      <text:p text:style-name="Preformatted_20_Text"><text:s text:c="6"/>"setId": 1,</text:p>
      <text:p text:style-name="Preformatted_20_Text"><text:s text:c="6"/>"iconIdx": 20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92c-223.318 0-416.882 130.042-512 320 95.118 189.958 288.682 320 512 320 223.312 0 416.876-130.042 512-320-95.116-189.958-288.688-320-512-320zM764.45 361.704c60.162 38.374 111.142 89.774 149.434 150.296-38.292 60.522-89.274 111.922-149.436 150.296-75.594 48.218-162.89 73.704-252.448 73.704-89.56 0-176.858-25.486-252.452-73.704-60.158-38.372-111.138-89.772-149.432-150.296 38.292-60.524 89.274-111.924 149.434-150.296 3.918-2.5 7.876-4.922 11.86-7.3-9.96 27.328-15.41 56.822-15.41 87.596 0 141.382 114.616 256 256 256 141.382 0 256-114.618 256-256 0-30.774-5.452-60.268-15.408-87.598 3.978 2.378 7.938 4.802 11.858 7.302v0zM512 416c0 53.020-42.98 96-96 96s-96-42.98-96-96 42.98-96 96-96 96 42.982 96 96z"</text:p>
      <text:p text:style-name="Preformatted_20_Text"><text:s text:c="8"/>],</text:p>
      <text:p text:style-name="Preformatted_20_Text"><text:s text:c="8"/>"tags": [</text:p>
      <text:p text:style-name="Preformatted_20_Text"><text:s text:c="10"/>"eye",</text:p>
      <text:p text:style-name="Preformatted_20_Text"><text:s text:c="10"/>"views",</text:p>
      <text:p text:style-name="Preformatted_20_Text"><text:s text:c="10"/>"vision",</text:p>
      <text:p text:style-name="Preformatted_20_Text"><text:s text:c="10"/>"visit"</text:p>
      <text:p text:style-name="Preformatted_20_Text"><text:s text:c="8"/>],</text:p>
      <text:p text:style-name="Preformatted_20_Text"><text:s text:c="8"/>"defaultCode": 5985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ye, views",</text:p>
      <text:p text:style-name="Preformatted_20_Text"><text:s text:c="8"/>"name": "eye2",</text:p>
      <text:p text:style-name="Preformatted_20_Text"><text:s text:c="8"/>"order": 1660,</text:p>
      <text:p text:style-name="Preformatted_20_Text"><text:s text:c="8"/>"id": 207,</text:p>
      <text:p text:style-name="Preformatted_20_Text"><text:s text:c="8"/>"prevSize": 32,</text:p>
      <text:p text:style-name="Preformatted_20_Text"><text:s text:c="8"/>"code": 60239</text:p>
      <text:p text:style-name="Preformatted_20_Text"><text:s text:c="6"/>},</text:p>
      <text:p text:style-name="Preformatted_20_Text"><text:s text:c="6"/>"setIdx": 3,</text:p>
      <text:p text:style-name="Preformatted_20_Text"><text:s text:c="6"/>"setId": 1,</text:p>
      <text:p text:style-name="Preformatted_20_Text"><text:s text:c="6"/>"iconIdx": 20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128h-128v-128h-128v128h-128v128h128v128h128v-128h128z",</text:p>
      <text:p text:style-name="Preformatted_20_Text"><text:s text:c="10"/>"M863.862 446.028c18.436 20.478 35.192 42.53 50.022 65.972-38.292 60.522-89.274 111.922-149.436 150.296-75.594 48.218-162.89 73.704-252.448 73.704-89.56 0-176.86-25.486-252.454-73.704-60.156-38.372-111.136-89.772-149.43-150.296 38.292-60.524 89.274-111.924 149.434-150.296 3.918-2.5 7.876-4.922 11.862-7.3-9.962 27.328-15.412 56.822-15.412 87.596 0 141.382 114.616 256 256 256 141.38 0 256-114.618 256-256 0-0.692-0.018-1.38-0.024-2.072-109.284-28.138-190.298-126.63-191.932-244.31-21.026-2.38-42.394-3.618-64.044-3.618-223.318 0-416.882 130.042-512 320 95.118 189.958 288.682 320 512 320 223.31 0 416.876-<text:soft-page-break/>130.042 512-320-17.64-35.23-38.676-68.394-62.65-99.054-29.28 17.178-62.272 28.71-97.488 33.082zM416 320c53.020 0 96 42.982 96 96 0 53.020-42.98 96-96 96s-96-42.98-96-96 42.98-96 96-96z"</text:p>
      <text:p text:style-name="Preformatted_20_Text"><text:s text:c="8"/>],</text:p>
      <text:p text:style-name="Preformatted_20_Text"><text:s text:c="8"/>"tags": [</text:p>
      <text:p text:style-name="Preformatted_20_Text"><text:s text:c="10"/>"eye-plus",</text:p>
      <text:p text:style-name="Preformatted_20_Text"><text:s text:c="10"/>"views",</text:p>
      <text:p text:style-name="Preformatted_20_Text"><text:s text:c="10"/>"vision",</text:p>
      <text:p text:style-name="Preformatted_20_Text"><text:s text:c="10"/>"visit"</text:p>
      <text:p text:style-name="Preformatted_20_Text"><text:s text:c="8"/>],</text:p>
      <text:p text:style-name="Preformatted_20_Text"><text:s text:c="8"/>"defaultCode": 5985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ye-plus, views2",</text:p>
      <text:p text:style-name="Preformatted_20_Text"><text:s text:c="8"/>"name": "eye-plus",</text:p>
      <text:p text:style-name="Preformatted_20_Text"><text:s text:c="8"/>"order": 1661,</text:p>
      <text:p text:style-name="Preformatted_20_Text"><text:s text:c="8"/>"id": 208,</text:p>
      <text:p text:style-name="Preformatted_20_Text"><text:s text:c="8"/>"prevSize": 32,</text:p>
      <text:p text:style-name="Preformatted_20_Text"><text:s text:c="8"/>"code": 60240</text:p>
      <text:p text:style-name="Preformatted_20_Text"><text:s text:c="6"/>},</text:p>
      <text:p text:style-name="Preformatted_20_Text"><text:s text:c="6"/>"setIdx": 3,</text:p>
      <text:p text:style-name="Preformatted_20_Text"><text:s text:c="6"/>"setId": 1,</text:p>
      <text:p text:style-name="Preformatted_20_Text"><text:s text:c="6"/>"iconIdx": 20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40 128h384v128h-384v-128z",</text:p>
      <text:p text:style-name="Preformatted_20_Text"><text:s text:c="10"/>"M870.32 320h-294.32v-124.388c-21.014-2.376-42.364-3.612-64-3.612-223.318 0-416.882 130.042-512 320 95.118 189.958 288.682 320 512 320 223.31 0 416.876-130.042 512-320-37.396-74.686-90.020-140.1-153.68-192zM416 320c53.020 0 96 42.982 96 96 0 53.020-42.98 96-96 96s-96-42.98-96-96 42.98-96 96-96zM764.448 662.296c-75.594 48.218-162.89 73.704-252.448 73.704-89.56 0-176.86-25.486-252.454-73.704-60.156-38.372-111.136-89.772-149.43-150.296 38.292-60.524 89.274-111.924 149.434-150.296 3.918-2.5 7.876-4.922 11.862-7.3-9.962 27.328-15.412 56.822-15.412 87.596 0 141.382 114.616 256 256 256 141.38 0 256-114.618 256-256 0-30.774-5.454-60.268-15.408-87.598 3.976 2.378 7.938 4.802 11.858 7.302 60.162 38.374 111.142 89.774 149.434 150.296-38.292 60.522-89.274 111.922-149.436 150.296z"</text:p>
      <text:p text:style-name="Preformatted_20_Text"><text:s text:c="8"/>],</text:p>
      <text:p text:style-name="Preformatted_20_Text"><text:s text:c="8"/>"tags": [</text:p>
      <text:p text:style-name="Preformatted_20_Text"><text:s text:c="10"/>"eye-minus",</text:p>
      <text:p text:style-name="Preformatted_20_Text"><text:s text:c="10"/>"views",</text:p>
      <text:p text:style-name="Preformatted_20_Text"><text:s text:c="10"/>"vision",</text:p>
      <text:p text:style-name="Preformatted_20_Text"><text:s text:c="10"/>"visit"</text:p>
      <text:p text:style-name="Preformatted_20_Text"><text:s text:c="8"/>],</text:p>
      <text:p text:style-name="Preformatted_20_Text"><text:s text:c="8"/>"defaultCode": 5985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ye-minus, views3",</text:p>
      <text:p text:style-name="Preformatted_20_Text"><text:s text:c="8"/>"name": "eye-minus",</text:p>
      <text:p text:style-name="Preformatted_20_Text"><text:s text:c="8"/>"order": 1662,</text:p>
      <text:p text:style-name="Preformatted_20_Text"><text:s text:c="8"/>"id": 209,</text:p>
      <text:p text:style-name="Preformatted_20_Text"><text:s text:c="8"/>"prevSize": 32,</text:p>
      <text:p text:style-name="Preformatted_20_Text"><text:s text:c="8"/>"code": 60241</text:p>
      <text:p text:style-name="Preformatted_20_Text"><text:s text:c="6"/>},</text:p>
      <text:p text:style-name="Preformatted_20_Text"><text:s text:c="6"/>"setIdx": 3,</text:p>
      <text:p text:style-name="Preformatted_20_Text"><text:s text:c="6"/>"setId": 1,</text:p>
      <text:p text:style-name="Preformatted_20_Text"><text:soft-page-break/><text:s text:c="6"/>"iconIdx": 20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45.942 14.058c-18.746-18.744-49.136-18.744-67.882 0l-202.164 202.164c-51.938-15.754-106.948-24.222-163.896-24.222-223.318 0-416.882 130.042-512 320 41.122 82.124 100.648 153.040 173.022 207.096l-158.962 158.962c-18.746 18.746-18.746 49.136 0 67.882 9.372 9.374 21.656 14.060 33.94 14.060s24.568-4.686 33.942-14.058l864-864c18.744-18.746 18.744-49.138 0-67.884zM416 320c42.24 0 78.082 27.294 90.92 65.196l-121.724 121.724c-37.902-12.838-65.196-48.68-65.196-90.92 0-53.020 42.98-96 96-96zM110.116 512c38.292-60.524 89.274-111.924 149.434-150.296 3.918-2.5 7.876-4.922 11.862-7.3-9.962 27.328-15.412 56.822-15.412 87.596 0 54.89 17.286 105.738 46.7 147.418l-60.924 60.924c-52.446-36.842-97.202-83.882-131.66-138.342z",</text:p>
      <text:p text:style-name="Preformatted_20_Text"><text:s text:c="10"/>"M768 442c0-27.166-4.256-53.334-12.102-77.898l-321.808 321.808c24.568 7.842 50.742 12.090 77.91 12.090 141.382 0 256-114.618 256-256z",</text:p>
      <text:p text:style-name="Preformatted_20_Text"><text:s text:c="10"/>"M830.026 289.974l-69.362 69.362c1.264 0.786 2.53 1.568 3.786 2.368 60.162 38.374 111.142 89.774 149.434 150.296-38.292 60.522-89.274 111.922-149.436 150.296-75.594 48.218-162.89 73.704-252.448 73.704-38.664 0-76.902-4.76-113.962-14.040l-76.894 76.894c59.718 21.462 123.95 33.146 190.856 33.146 223.31 0 416.876-130.042 512-320-45.022-89.916-112.118-166.396-193.974-222.026z"</text:p>
      <text:p text:style-name="Preformatted_20_Text"><text:s text:c="8"/>],</text:p>
      <text:p text:style-name="Preformatted_20_Text"><text:s text:c="8"/>"tags": [</text:p>
      <text:p text:style-name="Preformatted_20_Text"><text:s text:c="10"/>"eye-blocked",</text:p>
      <text:p text:style-name="Preformatted_20_Text"><text:s text:c="10"/>"views",</text:p>
      <text:p text:style-name="Preformatted_20_Text"><text:s text:c="10"/>"vision",</text:p>
      <text:p text:style-name="Preformatted_20_Text"><text:s text:c="10"/>"visit",</text:p>
      <text:p text:style-name="Preformatted_20_Text"><text:s text:c="10"/>"banned",</text:p>
      <text:p text:style-name="Preformatted_20_Text"><text:s text:c="10"/>"blocked",</text:p>
      <text:p text:style-name="Preformatted_20_Text"><text:s text:c="10"/>"forbidden",</text:p>
      <text:p text:style-name="Preformatted_20_Text"><text:s text:c="10"/>"private"</text:p>
      <text:p text:style-name="Preformatted_20_Text"><text:s text:c="8"/>],</text:p>
      <text:p text:style-name="Preformatted_20_Text"><text:s text:c="8"/>"defaultCode": 5985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ye-blocked, views4",</text:p>
      <text:p text:style-name="Preformatted_20_Text"><text:s text:c="8"/>"name": "eye-blocked",</text:p>
      <text:p text:style-name="Preformatted_20_Text"><text:s text:c="8"/>"order": 1663,</text:p>
      <text:p text:style-name="Preformatted_20_Text"><text:s text:c="8"/>"id": 210,</text:p>
      <text:p text:style-name="Preformatted_20_Text"><text:s text:c="8"/>"prevSize": 32,</text:p>
      <text:p text:style-name="Preformatted_20_Text"><text:s text:c="8"/>"code": 60242</text:p>
      <text:p text:style-name="Preformatted_20_Text"><text:s text:c="6"/>},</text:p>
      <text:p text:style-name="Preformatted_20_Text"><text:s text:c="6"/>"setIdx": 3,</text:p>
      <text:p text:style-name="Preformatted_20_Text"><text:s text:c="6"/>"setId": 1,</text:p>
      <text:p text:style-name="Preformatted_20_Text"><text:s text:c="6"/>"iconIdx": 20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92 0v1024l320-320 320 320v-1024z"</text:p>
      <text:p text:style-name="Preformatted_20_Text"><text:s text:c="8"/>],</text:p>
      <text:p text:style-name="Preformatted_20_Text"><text:s text:c="8"/>"tags": [</text:p>
      <text:p text:style-name="Preformatted_20_Text"><text:s text:c="10"/>"bookmark",</text:p>
      <text:p text:style-name="Preformatted_20_Text"><text:s text:c="10"/>"ribbon"</text:p>
      <text:p text:style-name="Preformatted_20_Text"><text:s text:c="8"/>],</text:p>
      <text:p text:style-name="Preformatted_20_Text"><text:s text:c="8"/>"defaultCode": 5985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bookmark, ribbon",</text:p>
      <text:p text:style-name="Preformatted_20_Text"><text:s text:c="8"/>"name": "bookmark2",</text:p>
      <text:p text:style-name="Preformatted_20_Text"><text:s text:c="8"/>"order": 1664,</text:p>
      <text:p text:style-name="Preformatted_20_Text"><text:s text:c="8"/>"id": 211,</text:p>
      <text:p text:style-name="Preformatted_20_Text"><text:s text:c="8"/>"prevSize": 32,</text:p>
      <text:p text:style-name="Preformatted_20_Text"><text:s text:c="8"/>"code": 60243</text:p>
      <text:p text:style-name="Preformatted_20_Text"><text:s text:c="6"/>},</text:p>
      <text:p text:style-name="Preformatted_20_Text"><text:s text:c="6"/>"setIdx": 3,</text:p>
      <text:p text:style-name="Preformatted_20_Text"><text:s text:c="6"/>"setId": 1,</text:p>
      <text:p text:style-name="Preformatted_20_Text"><text:s text:c="6"/>"iconIdx": 21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128v896l320-320 320 320v-896zM768 0h-640v896l64-64v-768h576z"</text:p>
      <text:p text:style-name="Preformatted_20_Text"><text:s text:c="8"/>],</text:p>
      <text:p text:style-name="Preformatted_20_Text"><text:s text:c="8"/>"tags": [</text:p>
      <text:p text:style-name="Preformatted_20_Text"><text:s text:c="10"/>"bookmarks",</text:p>
      <text:p text:style-name="Preformatted_20_Text"><text:s text:c="10"/>"ribbons"</text:p>
      <text:p text:style-name="Preformatted_20_Text"><text:s text:c="8"/>],</text:p>
      <text:p text:style-name="Preformatted_20_Text"><text:s text:c="8"/>"defaultCode": 5985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ookmarks, ribbons",</text:p>
      <text:p text:style-name="Preformatted_20_Text"><text:s text:c="8"/>"name": "bookmarks2",</text:p>
      <text:p text:style-name="Preformatted_20_Text"><text:s text:c="8"/>"order": 1665,</text:p>
      <text:p text:style-name="Preformatted_20_Text"><text:s text:c="8"/>"id": 212,</text:p>
      <text:p text:style-name="Preformatted_20_Text"><text:s text:c="8"/>"prevSize": 32,</text:p>
      <text:p text:style-name="Preformatted_20_Text"><text:s text:c="8"/>"code": 60244</text:p>
      <text:p text:style-name="Preformatted_20_Text"><text:s text:c="6"/>},</text:p>
      <text:p text:style-name="Preformatted_20_Text"><text:s text:c="6"/>"setIdx": 3,</text:p>
      <text:p text:style-name="Preformatted_20_Text"><text:s text:c="6"/>"setId": 1,</text:p>
      <text:p text:style-name="Preformatted_20_Text"><text:s text:c="6"/>"iconIdx": 21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832c35.346 0 64 28.654 64 64v64c0 35.346-28.654 64-64 64s-64-28.654-64-64v-64c0-35.346 28.654-64 64-64zM512 192c-35.346 0-64-28.654-64-64v-64c0-35.346 28.654-64 64-64s64 28.654 64 64v64c0 35.346-28.654 64-64 64zM960 448c35.346 0 64 28.654 64 64s-28.654 64-64 64h-64c-35.348 0-64-28.654-64-64s28.652-64 64-64h64zM192 512c0 35.346-28.654 64-64 64h-64c-35.346 0-64-28.654-64-64s28.654-64 64-64h64c35.346 0 64 28.654 64 64zM828.784 738.274l45.256 45.258c24.992 24.99 24.992 65.516 0 90.508-24.994 24.992-65.518 24.992-90.51 0l-45.256-45.256c-24.992-24.99-24.992-65.516 0-90.51 24.994-24.992 65.518-24.992 90.51 0zM195.216 285.726l-45.256-45.256c-24.994-24.994-24.994-65.516 0-90.51s65.516-24.994 90.51 0l45.256 45.256c24.994 24.994 24.994 65.516 0 90.51s-65.516 24.994-90.51 0zM828.784 285.726c-24.992 24.992-65.516 24.992-90.51 0-24.992-24.994-24.992-65.516 0-90.51l45.256-45.254c24.992-24.994 65.516-24.994 90.51 0 24.992 24.994 24.992 65.516 0 90.51l-45.256 45.254zM195.216 738.274c24.992-24.992 65.518-24.992 90.508 0 24.994 24.994 24.994 65.52 0 90.51l-45.254 45.256c-24.994 24.992-65.516 24.992-90.51 0s-24.994-65.518 0-90.508l45.256-45.258z",</text:p>
      <text:p text:style-name="Preformatted_20_Text"><text:s text:c="10"/>"M512 256c-141.384 0-256 114.616-256 256 0 141.382 114.616 256 256 256 141.382 0 256-114.618 256-256 0-141.384-114.616-256-256-256zM512 672c-88.366 0-160-71.634-160-160s71.634-160 160-160 160 71.634 160 160-71.634 160-160 160z"</text:p>
      <text:p text:style-name="Preformatted_20_Text"><text:s text:c="8"/>],</text:p>
      <text:p text:style-name="Preformatted_20_Text"><text:s text:c="8"/>"tags": [</text:p>
      <text:p text:style-name="Preformatted_20_Text"><text:s text:c="10"/>"sun",</text:p>
      <text:p text:style-name="Preformatted_20_Text"><text:s text:c="10"/>"weather"</text:p>
      <text:p text:style-name="Preformatted_20_Text"><text:soft-page-break/><text:s text:c="8"/>],</text:p>
      <text:p text:style-name="Preformatted_20_Text"><text:s text:c="8"/>"defaultCode": 5986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un, weather2",</text:p>
      <text:p text:style-name="Preformatted_20_Text"><text:s text:c="8"/>"name": "sun",</text:p>
      <text:p text:style-name="Preformatted_20_Text"><text:s text:c="8"/>"order": 1666,</text:p>
      <text:p text:style-name="Preformatted_20_Text"><text:s text:c="8"/>"id": 213,</text:p>
      <text:p text:style-name="Preformatted_20_Text"><text:s text:c="8"/>"prevSize": 32,</text:p>
      <text:p text:style-name="Preformatted_20_Text"><text:s text:c="8"/>"code": 60245</text:p>
      <text:p text:style-name="Preformatted_20_Text"><text:s text:c="6"/>},</text:p>
      <text:p text:style-name="Preformatted_20_Text"><text:s text:c="6"/>"setIdx": 3,</text:p>
      <text:p text:style-name="Preformatted_20_Text"><text:s text:c="6"/>"setId": 1,</text:p>
      <text:p text:style-name="Preformatted_20_Text"><text:s text:c="6"/>"iconIdx": 21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128 512c0-212.078 171.922-384 384-384v768c-212.078 0-384-171.922-384-384z"</text:p>
      <text:p text:style-name="Preformatted_20_Text"><text:s text:c="8"/>],</text:p>
      <text:p text:style-name="Preformatted_20_Text"><text:s text:c="8"/>"tags": [</text:p>
      <text:p text:style-name="Preformatted_20_Text"><text:s text:c="10"/>"contrast"</text:p>
      <text:p text:style-name="Preformatted_20_Text"><text:s text:c="8"/>],</text:p>
      <text:p text:style-name="Preformatted_20_Text"><text:s text:c="8"/>"defaultCode": 5986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ntrast",</text:p>
      <text:p text:style-name="Preformatted_20_Text"><text:s text:c="8"/>"name": "contrast",</text:p>
      <text:p text:style-name="Preformatted_20_Text"><text:s text:c="8"/>"order": 1667,</text:p>
      <text:p text:style-name="Preformatted_20_Text"><text:s text:c="8"/>"id": 214,</text:p>
      <text:p text:style-name="Preformatted_20_Text"><text:s text:c="8"/>"prevSize": 32,</text:p>
      <text:p text:style-name="Preformatted_20_Text"><text:s text:c="8"/>"code": 60246</text:p>
      <text:p text:style-name="Preformatted_20_Text"><text:s text:c="6"/>},</text:p>
      <text:p text:style-name="Preformatted_20_Text"><text:s text:c="6"/>"setIdx": 3,</text:p>
      <text:p text:style-name="Preformatted_20_Text"><text:s text:c="6"/>"setId": 1,</text:p>
      <text:p text:style-name="Preformatted_20_Text"><text:s text:c="6"/>"iconIdx": 21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256c-141.384 0-256 114.616-256 256s114.616 256 256 256 256-114.616 256-256-114.616-256-256-256zM512 672v-320c88.224 0 160 71.776 160 160s-71.776 160-160 160zM512 832c35.346 0 64 28.654 64 64v64c0 35.346-28.654 64-64 64s-64-28.654-64-64v-64c0-35.346 28.654-64 64-64zM512 192c-35.346 0-64-28.654-64-64v-64c0-35.346 28.654-64 64-64s64 28.654 64 64v64c0 35.346-28.654 64-64 64zM960 448c35.346 0 64 28.654 64 64s-28.654 64-64 64h-64c-35.346 0-64-28.654-64-64s28.654-64 64-64h64zM192 512c0 35.346-28.654 64-64 64h-64c-35.346 0-64-28.654-64-64s28.654-64 64-64h64c35.346 0 64 28.654 64 64zM828.784 738.274l45.256 45.256c24.992 24.992 24.992 65.516 0 90.51-24.994 24.992-65.518 24.992-90.51 0l-45.256-45.256c-24.992-24.992-24.992-65.516 0-90.51 24.994-24.992 65.518-24.992 90.51 0zM195.216 285.726l-45.256-45.256c-24.994-24.994-24.994-65.516 0-90.51s65.516-24.994 90.51 0l45.256 45.256c24.994 24.994 24.994 65.516 0 90.51s-65.516 24.994-90.51 0zM828.784 285.726c-24.992 24.992-65.516 24.992-90.51 0-24.992-24.994-24.992-65.516 0-90.51l45.256-45.254c24.992-24.994 65.516-24.994 90.51 0 24.992 24.994 24.992 65.516 0 90.51l-45.256 45.254zM195.216 738.274c24.992-24.992 65.516-24.992 90.508 0 24.994 24.994 24.994 65.518 0 <text:soft-page-break/>90.51l-45.254 45.256c-24.994 24.992-65.516 24.992-90.51 0-24.994-24.994-24.994-65.518 0-90.51l45.256-45.256z"</text:p>
      <text:p text:style-name="Preformatted_20_Text"><text:s text:c="8"/>],</text:p>
      <text:p text:style-name="Preformatted_20_Text"><text:s text:c="8"/>"tags": [</text:p>
      <text:p text:style-name="Preformatted_20_Text"><text:s text:c="10"/>"brightness-contrast"</text:p>
      <text:p text:style-name="Preformatted_20_Text"><text:s text:c="8"/>],</text:p>
      <text:p text:style-name="Preformatted_20_Text"><text:s text:c="8"/>"defaultCode": 5986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rightness-contrast",</text:p>
      <text:p text:style-name="Preformatted_20_Text"><text:s text:c="8"/>"name": "brightness-contrast",</text:p>
      <text:p text:style-name="Preformatted_20_Text"><text:s text:c="8"/>"order": 1668,</text:p>
      <text:p text:style-name="Preformatted_20_Text"><text:s text:c="8"/>"id": 215,</text:p>
      <text:p text:style-name="Preformatted_20_Text"><text:s text:c="8"/>"prevSize": 32,</text:p>
      <text:p text:style-name="Preformatted_20_Text"><text:s text:c="8"/>"code": 60247</text:p>
      <text:p text:style-name="Preformatted_20_Text"><text:s text:c="6"/>},</text:p>
      <text:p text:style-name="Preformatted_20_Text"><text:s text:c="6"/>"setIdx": 3,</text:p>
      <text:p text:style-name="Preformatted_20_Text"><text:s text:c="6"/>"setId": 1,</text:p>
      <text:p text:style-name="Preformatted_20_Text"><text:s text:c="6"/>"iconIdx": 21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397.050l-353.78-51.408-158.22-320.582-158.216 320.582-353.784 51.408 256 249.538-60.432 352.352 316.432-166.358 316.432 166.358-60.434-352.352 256.002-249.538zM512 753.498l-223.462 117.48 42.676-248.83-180.786-176.222 249.84-36.304 111.732-226.396 111.736 226.396 249.836 36.304-180.788 176.222 42.678 248.83-223.462-117.48z"</text:p>
      <text:p text:style-name="Preformatted_20_Text"><text:s text:c="8"/>],</text:p>
      <text:p text:style-name="Preformatted_20_Text"><text:s text:c="8"/>"tags": [</text:p>
      <text:p text:style-name="Preformatted_20_Text"><text:s text:c="10"/>"star-empty",</text:p>
      <text:p text:style-name="Preformatted_20_Text"><text:s text:c="10"/>"rate",</text:p>
      <text:p text:style-name="Preformatted_20_Text"><text:s text:c="10"/>"star",</text:p>
      <text:p text:style-name="Preformatted_20_Text"><text:s text:c="10"/>"favorite",</text:p>
      <text:p text:style-name="Preformatted_20_Text"><text:s text:c="10"/>"bookmark"</text:p>
      <text:p text:style-name="Preformatted_20_Text"><text:s text:c="8"/>],</text:p>
      <text:p text:style-name="Preformatted_20_Text"><text:s text:c="8"/>"defaultCode": 5986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ar-empty, rate",</text:p>
      <text:p text:style-name="Preformatted_20_Text"><text:s text:c="8"/>"name": "star-empty",</text:p>
      <text:p text:style-name="Preformatted_20_Text"><text:s text:c="8"/>"order": 1669,</text:p>
      <text:p text:style-name="Preformatted_20_Text"><text:s text:c="8"/>"id": 216,</text:p>
      <text:p text:style-name="Preformatted_20_Text"><text:s text:c="8"/>"prevSize": 32,</text:p>
      <text:p text:style-name="Preformatted_20_Text"><text:s text:c="8"/>"code": 60248</text:p>
      <text:p text:style-name="Preformatted_20_Text"><text:s text:c="6"/>},</text:p>
      <text:p text:style-name="Preformatted_20_Text"><text:s text:c="6"/>"setIdx": 3,</text:p>
      <text:p text:style-name="Preformatted_20_Text"><text:s text:c="6"/>"setId": 1,</text:p>
      <text:p text:style-name="Preformatted_20_Text"><text:s text:c="6"/>"iconIdx": 21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397.050l-353.78-51.408-158.22-320.582-158.216 320.582-353.784 51.408 256 249.538-60.432 352.352 316.432-166.358 316.432 166.358-60.434-352.352 256.002-249.538zM512 753.498l-0.942 0.496 0.942-570.768 111.736 226.396 249.836 36.304-180.788 176.222 42.678 248.83-223.462-117.48z"</text:p>
      <text:p text:style-name="Preformatted_20_Text"><text:s text:c="8"/>],</text:p>
      <text:p text:style-name="Preformatted_20_Text"><text:soft-page-break/><text:s text:c="8"/>"tags": [</text:p>
      <text:p text:style-name="Preformatted_20_Text"><text:s text:c="10"/>"star-half",</text:p>
      <text:p text:style-name="Preformatted_20_Text"><text:s text:c="10"/>"rate",</text:p>
      <text:p text:style-name="Preformatted_20_Text"><text:s text:c="10"/>"star"</text:p>
      <text:p text:style-name="Preformatted_20_Text"><text:s text:c="8"/>],</text:p>
      <text:p text:style-name="Preformatted_20_Text"><text:s text:c="8"/>"defaultCode": 5986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ar-half, rate2",</text:p>
      <text:p text:style-name="Preformatted_20_Text"><text:s text:c="8"/>"name": "star-half",</text:p>
      <text:p text:style-name="Preformatted_20_Text"><text:s text:c="8"/>"order": 1670,</text:p>
      <text:p text:style-name="Preformatted_20_Text"><text:s text:c="8"/>"id": 217,</text:p>
      <text:p text:style-name="Preformatted_20_Text"><text:s text:c="8"/>"prevSize": 32,</text:p>
      <text:p text:style-name="Preformatted_20_Text"><text:s text:c="8"/>"code": 60249</text:p>
      <text:p text:style-name="Preformatted_20_Text"><text:s text:c="6"/>},</text:p>
      <text:p text:style-name="Preformatted_20_Text"><text:s text:c="6"/>"setIdx": 3,</text:p>
      <text:p text:style-name="Preformatted_20_Text"><text:s text:c="6"/>"setId": 1,</text:p>
      <text:p text:style-name="Preformatted_20_Text"><text:s text:c="6"/>"iconIdx": 21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397.050l-353.78-51.408-158.22-320.582-158.216 320.582-353.784 51.408 256 249.538-60.432 352.352 316.432-166.358 316.432 166.358-60.434-352.352 256.002-249.538z"</text:p>
      <text:p text:style-name="Preformatted_20_Text"><text:s text:c="8"/>],</text:p>
      <text:p text:style-name="Preformatted_20_Text"><text:s text:c="8"/>"tags": [</text:p>
      <text:p text:style-name="Preformatted_20_Text"><text:s text:c="10"/>"star-full",</text:p>
      <text:p text:style-name="Preformatted_20_Text"><text:s text:c="10"/>"rate",</text:p>
      <text:p text:style-name="Preformatted_20_Text"><text:s text:c="10"/>"star",</text:p>
      <text:p text:style-name="Preformatted_20_Text"><text:s text:c="10"/>"favorite",</text:p>
      <text:p text:style-name="Preformatted_20_Text"><text:s text:c="10"/>"bookmark"</text:p>
      <text:p text:style-name="Preformatted_20_Text"><text:s text:c="8"/>],</text:p>
      <text:p text:style-name="Preformatted_20_Text"><text:s text:c="8"/>"defaultCode": 5986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ar-full, rate3",</text:p>
      <text:p text:style-name="Preformatted_20_Text"><text:s text:c="8"/>"name": "star-full",</text:p>
      <text:p text:style-name="Preformatted_20_Text"><text:s text:c="8"/>"order": 1671,</text:p>
      <text:p text:style-name="Preformatted_20_Text"><text:s text:c="8"/>"id": 218,</text:p>
      <text:p text:style-name="Preformatted_20_Text"><text:s text:c="8"/>"prevSize": 32,</text:p>
      <text:p text:style-name="Preformatted_20_Text"><text:s text:c="8"/>"code": 60250</text:p>
      <text:p text:style-name="Preformatted_20_Text"><text:s text:c="6"/>},</text:p>
      <text:p text:style-name="Preformatted_20_Text"><text:s text:c="6"/>"setIdx": 3,</text:p>
      <text:p text:style-name="Preformatted_20_Text"><text:s text:c="6"/>"setId": 1,</text:p>
      <text:p text:style-name="Preformatted_20_Text"><text:s text:c="6"/>"iconIdx": 21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55.188 64c-107.63 0-200.258 87.554-243.164 179-42.938-91.444-135.578-179-243.216-179-148.382 0-268.808 120.44-268.808 268.832 0 301.846 304.5 380.994 512.022 679.418 196.154-296.576 511.978-387.206 511.978-679.418 0-148.392-120.43-268.832-268.812-268.832z"</text:p>
      <text:p text:style-name="Preformatted_20_Text"><text:s text:c="8"/>],</text:p>
      <text:p text:style-name="Preformatted_20_Text"><text:s text:c="8"/>"tags": [</text:p>
      <text:p text:style-name="Preformatted_20_Text"><text:s text:c="10"/>"heart",</text:p>
      <text:p text:style-name="Preformatted_20_Text"><text:s text:c="10"/>"like",</text:p>
      <text:p text:style-name="Preformatted_20_Text"><text:soft-page-break/><text:s text:c="10"/>"love",</text:p>
      <text:p text:style-name="Preformatted_20_Text"><text:s text:c="10"/>"favorite"</text:p>
      <text:p text:style-name="Preformatted_20_Text"><text:s text:c="8"/>],</text:p>
      <text:p text:style-name="Preformatted_20_Text"><text:s text:c="8"/>"defaultCode": 5986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eart, like",</text:p>
      <text:p text:style-name="Preformatted_20_Text"><text:s text:c="8"/>"name": "heart2",</text:p>
      <text:p text:style-name="Preformatted_20_Text"><text:s text:c="8"/>"order": 1672,</text:p>
      <text:p text:style-name="Preformatted_20_Text"><text:s text:c="8"/>"id": 219,</text:p>
      <text:p text:style-name="Preformatted_20_Text"><text:s text:c="8"/>"prevSize": 32,</text:p>
      <text:p text:style-name="Preformatted_20_Text"><text:s text:c="8"/>"code": 60251</text:p>
      <text:p text:style-name="Preformatted_20_Text"><text:s text:c="6"/>},</text:p>
      <text:p text:style-name="Preformatted_20_Text"><text:s text:c="6"/>"setIdx": 3,</text:p>
      <text:p text:style-name="Preformatted_20_Text"><text:s text:c="6"/>"setId": 1,</text:p>
      <text:p text:style-name="Preformatted_20_Text"><text:s text:c="6"/>"iconIdx": 21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55.188 64c148.382 0 268.812 120.44 268.812 268.832 0 292.21-315.824 382.842-511.978 679.418-207.522-298.424-512.022-377.572-512.022-679.418 0-148.392 120.426-268.832 268.808-268.832 60.354 0 115.99 27.53 160.796 67.834l-77.604 124.166 224 128-128 320 352-384-224-128 61.896-92.846c35.42-21.768 75.21-35.154 117.292-35.154z"</text:p>
      <text:p text:style-name="Preformatted_20_Text"><text:s text:c="8"/>],</text:p>
      <text:p text:style-name="Preformatted_20_Text"><text:s text:c="8"/>"tags": [</text:p>
      <text:p text:style-name="Preformatted_20_Text"><text:s text:c="10"/>"heart-broken",</text:p>
      <text:p text:style-name="Preformatted_20_Text"><text:s text:c="10"/>"heart",</text:p>
      <text:p text:style-name="Preformatted_20_Text"><text:s text:c="10"/>"like",</text:p>
      <text:p text:style-name="Preformatted_20_Text"><text:s text:c="10"/>"love"</text:p>
      <text:p text:style-name="Preformatted_20_Text"><text:s text:c="8"/>],</text:p>
      <text:p text:style-name="Preformatted_20_Text"><text:s text:c="8"/>"defaultCode": 5986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eart-broken, heart2",</text:p>
      <text:p text:style-name="Preformatted_20_Text"><text:s text:c="8"/>"name": "heart-broken",</text:p>
      <text:p text:style-name="Preformatted_20_Text"><text:s text:c="8"/>"order": 1673,</text:p>
      <text:p text:style-name="Preformatted_20_Text"><text:s text:c="8"/>"id": 220,</text:p>
      <text:p text:style-name="Preformatted_20_Text"><text:s text:c="8"/>"prevSize": 32,</text:p>
      <text:p text:style-name="Preformatted_20_Text"><text:s text:c="8"/>"code": 60252</text:p>
      <text:p text:style-name="Preformatted_20_Text"><text:s text:c="6"/>},</text:p>
      <text:p text:style-name="Preformatted_20_Text"><text:s text:c="6"/>"setIdx": 3,</text:p>
      <text:p text:style-name="Preformatted_20_Text"><text:s text:c="6"/>"setId": 1,</text:p>
      <text:p text:style-name="Preformatted_20_Text"><text:s text:c="6"/>"iconIdx": 21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96c0 53.019-42.981 96-96 96s-96-42.981-96-96c0-53.019 42.981-96 96-96s96 42.981 96 96z",</text:p>
      <text:p text:style-name="Preformatted_20_Text"><text:s text:c="10"/>"M576 256h-192c-35.346 0-64 28.654-64 64v320h64v384h80v-384h32v384h80v-384h64v-320c0-35.346-28.652-64-64-64z"</text:p>
      <text:p text:style-name="Preformatted_20_Text"><text:s text:c="8"/>],</text:p>
      <text:p text:style-name="Preformatted_20_Text"><text:s text:c="8"/>"tags": [</text:p>
      <text:p text:style-name="Preformatted_20_Text"><text:s text:c="10"/>"man",</text:p>
      <text:p text:style-name="Preformatted_20_Text"><text:s text:c="10"/>"male",</text:p>
      <text:p text:style-name="Preformatted_20_Text"><text:s text:c="10"/>"gender",</text:p>
      <text:p text:style-name="Preformatted_20_Text"><text:soft-page-break/><text:s text:c="10"/>"sex"</text:p>
      <text:p text:style-name="Preformatted_20_Text"><text:s text:c="8"/>],</text:p>
      <text:p text:style-name="Preformatted_20_Text"><text:s text:c="8"/>"defaultCode": 5986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an, male",</text:p>
      <text:p text:style-name="Preformatted_20_Text"><text:s text:c="8"/>"name": "man2",</text:p>
      <text:p text:style-name="Preformatted_20_Text"><text:s text:c="8"/>"order": 1674,</text:p>
      <text:p text:style-name="Preformatted_20_Text"><text:s text:c="8"/>"id": 221,</text:p>
      <text:p text:style-name="Preformatted_20_Text"><text:s text:c="8"/>"prevSize": 32,</text:p>
      <text:p text:style-name="Preformatted_20_Text"><text:s text:c="8"/>"code": 60253</text:p>
      <text:p text:style-name="Preformatted_20_Text"><text:s text:c="6"/>},</text:p>
      <text:p text:style-name="Preformatted_20_Text"><text:s text:c="6"/>"setIdx": 3,</text:p>
      <text:p text:style-name="Preformatted_20_Text"><text:s text:c="6"/>"setId": 1,</text:p>
      <text:p text:style-name="Preformatted_20_Text"><text:s text:c="6"/>"iconIdx": 22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96c0 53.019-42.981 96-96 96s-96-42.981-96-96c0-53.019 42.981-96 96-96s96 42.981 96 96z",</text:p>
      <text:p text:style-name="Preformatted_20_Text"><text:s text:c="10"/>"M719 512l49-35.5-133.286-206.116c-5.92-8.98-15.958-14.384-26.714-14.384h-256c-10.756 0-20.792 5.404-26.714 14.384l-133.286 206.116 49 35.5 110.644-143.596 38.458 89.74-134.102 245.856h122.666l21.334 320h64v-320h32v320h64l21.334-320h122.666l-134.104-245.858 38.458-89.74 110.646 143.598z"</text:p>
      <text:p text:style-name="Preformatted_20_Text"><text:s text:c="8"/>],</text:p>
      <text:p text:style-name="Preformatted_20_Text"><text:s text:c="8"/>"tags": [</text:p>
      <text:p text:style-name="Preformatted_20_Text"><text:s text:c="10"/>"woman",</text:p>
      <text:p text:style-name="Preformatted_20_Text"><text:s text:c="10"/>"female",</text:p>
      <text:p text:style-name="Preformatted_20_Text"><text:s text:c="10"/>"gender",</text:p>
      <text:p text:style-name="Preformatted_20_Text"><text:s text:c="10"/>"sex"</text:p>
      <text:p text:style-name="Preformatted_20_Text"><text:s text:c="8"/>],</text:p>
      <text:p text:style-name="Preformatted_20_Text"><text:s text:c="8"/>"defaultCode": 5986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woman, female",</text:p>
      <text:p text:style-name="Preformatted_20_Text"><text:s text:c="8"/>"name": "woman",</text:p>
      <text:p text:style-name="Preformatted_20_Text"><text:s text:c="8"/>"order": 1675,</text:p>
      <text:p text:style-name="Preformatted_20_Text"><text:s text:c="8"/>"id": 222,</text:p>
      <text:p text:style-name="Preformatted_20_Text"><text:s text:c="8"/>"prevSize": 32,</text:p>
      <text:p text:style-name="Preformatted_20_Text"><text:s text:c="8"/>"code": 60254</text:p>
      <text:p text:style-name="Preformatted_20_Text"><text:s text:c="6"/>},</text:p>
      <text:p text:style-name="Preformatted_20_Text"><text:s text:c="6"/>"setIdx": 3,</text:p>
      <text:p text:style-name="Preformatted_20_Text"><text:s text:c="6"/>"setId": 1,</text:p>
      <text:p text:style-name="Preformatted_20_Text"><text:s text:c="6"/>"iconIdx": 22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96c0 53.019-42.981 96-96 96s-96-42.981-96-96c0-53.019 42.981-96 96-96s96 42.981 96 96z",</text:p>
      <text:p text:style-name="Preformatted_20_Text"><text:s text:c="10"/>"M832 96c0 53.019-42.981 96-96 96s-96-42.981-96-96c0-53.019 42.981-96 96-96s96 42.981 96 96z",</text:p>
      <text:p text:style-name="Preformatted_20_Text"><text:s text:c="10"/>"M256 256h-192c-35.346 0-64 28.654-64 64v320h64v384h80v-384h32v384h80v-384h64v-320c0-35.346-28.652-64-64-64z",</text:p>
      <text:p text:style-name="Preformatted_20_Text"><text:s text:c="10"/>"M975 512l49-35.5-133.286-206.116c-5.92-8.98-15.958-14.384-26.714-14.384h-256c-10.756 0-20.792 5.404-26.714 14.384l-133.286 206.116 49 35.5 <text:soft-page-break/>110.644-143.596 38.458 89.74-134.102 245.856h122.666l21.334 320h64v-320h32v320h64l21.334-320h122.666l-134.104-245.858 38.458-89.74 110.646 143.598z"</text:p>
      <text:p text:style-name="Preformatted_20_Text"><text:s text:c="8"/>],</text:p>
      <text:p text:style-name="Preformatted_20_Text"><text:s text:c="8"/>"tags": [</text:p>
      <text:p text:style-name="Preformatted_20_Text"><text:s text:c="10"/>"man-woman",</text:p>
      <text:p text:style-name="Preformatted_20_Text"><text:s text:c="10"/>"toilet",</text:p>
      <text:p text:style-name="Preformatted_20_Text"><text:s text:c="10"/>"bathroom",</text:p>
      <text:p text:style-name="Preformatted_20_Text"><text:s text:c="10"/>"sex",</text:p>
      <text:p text:style-name="Preformatted_20_Text"><text:s text:c="10"/>"gender"</text:p>
      <text:p text:style-name="Preformatted_20_Text"><text:s text:c="8"/>],</text:p>
      <text:p text:style-name="Preformatted_20_Text"><text:s text:c="8"/>"defaultCode": 5987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an-woman, toilet",</text:p>
      <text:p text:style-name="Preformatted_20_Text"><text:s text:c="8"/>"name": "man-woman",</text:p>
      <text:p text:style-name="Preformatted_20_Text"><text:s text:c="8"/>"order": 1676,</text:p>
      <text:p text:style-name="Preformatted_20_Text"><text:s text:c="8"/>"id": 223,</text:p>
      <text:p text:style-name="Preformatted_20_Text"><text:s text:c="8"/>"prevSize": 32,</text:p>
      <text:p text:style-name="Preformatted_20_Text"><text:s text:c="8"/>"code": 60255</text:p>
      <text:p text:style-name="Preformatted_20_Text"><text:s text:c="6"/>},</text:p>
      <text:p text:style-name="Preformatted_20_Text"><text:s text:c="6"/>"setIdx": 3,</text:p>
      <text:p text:style-name="Preformatted_20_Text"><text:s text:c="6"/>"setId": 1,</text:p>
      <text:p text:style-name="Preformatted_20_Text"><text:s text:c="6"/>"iconIdx": 22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512 598.76c115.95 0 226.23-30.806 320-84.92-14.574 178.438-153.128 318.16-320 318.16-166.868 0-305.422-139.872-320-318.304 93.77 54.112 204.050 85.064 320 85.064zM256 352c0-53.019 28.654-96 64-96s64 42.981 64 96c0 53.019-28.654 96-64 96s-64-42.981-64-96zM640 352c0-53.019 28.654-96 64-96s64 42.981 64 96c0 53.019-28.654 96-64 96s-64-42.981-64-96z"</text:p>
      <text:p text:style-name="Preformatted_20_Text"><text:s text:c="8"/>],</text:p>
      <text:p text:style-name="Preformatted_20_Text"><text:s text:c="8"/>"tags": [</text:p>
      <text:p text:style-name="Preformatted_20_Text"><text:s text:c="10"/>"happy",</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7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appy, emoticon",</text:p>
      <text:p text:style-name="Preformatted_20_Text"><text:s text:c="8"/>"name": "happy",</text:p>
      <text:p text:style-name="Preformatted_20_Text"><text:s text:c="8"/>"order": 1677,</text:p>
      <text:p text:style-name="Preformatted_20_Text"><text:s text:c="8"/>"id": 224,</text:p>
      <text:p text:style-name="Preformatted_20_Text"><text:s text:c="8"/>"prevSize": 32,</text:p>
      <text:p text:style-name="Preformatted_20_Text"><text:s text:c="8"/>"code": 60256</text:p>
      <text:p text:style-name="Preformatted_20_Text"><text:s text:c="6"/>},</text:p>
      <text:p text:style-name="Preformatted_20_Text"><text:s text:c="6"/>"setIdx": 3,</text:p>
      <text:p text:style-name="Preformatted_20_Text"><text:s text:c="6"/>"setId": 1,</text:p>
      <text:p text:style-name="Preformatted_20_Text"><text:s text:c="6"/>"iconIdx": 223</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512 0c-282.77 0-512 229.23-512 512s229.23 512 512 512 512-229.23 512-512-229.23-512-512-512zM704 256c35.348 0 64 42.98 64 96s-28.652 96-64 96-64-42.98-64-96 28.652-96 64-96zM320 256c35.346 0 64 42.98 64 96s-28.654 96-64 96-64-42.98-64-96 28.654-96 64-96zM512 896c-166.868 0-305.422-139.872-320-318.304 93.77 54.114 204.050 85.064 320 85.064s226.23-30.806 320-84.92c-14.574 178.438-153.128 318.16-320 318.16z"</text:p>
      <text:p text:style-name="Preformatted_20_Text"><text:s text:c="8"/>],</text:p>
      <text:p text:style-name="Preformatted_20_Text"><text:s text:c="8"/>"tags": [</text:p>
      <text:p text:style-name="Preformatted_20_Text"><text:s text:c="10"/>"happy",</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7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appy2, emoticon2",</text:p>
      <text:p text:style-name="Preformatted_20_Text"><text:s text:c="8"/>"name": "happy2",</text:p>
      <text:p text:style-name="Preformatted_20_Text"><text:s text:c="8"/>"order": 1678,</text:p>
      <text:p text:style-name="Preformatted_20_Text"><text:s text:c="8"/>"id": 225,</text:p>
      <text:p text:style-name="Preformatted_20_Text"><text:s text:c="8"/>"prevSize": 32,</text:p>
      <text:p text:style-name="Preformatted_20_Text"><text:s text:c="8"/>"code": 60257</text:p>
      <text:p text:style-name="Preformatted_20_Text"><text:s text:c="6"/>},</text:p>
      <text:p text:style-name="Preformatted_20_Text"><text:s text:c="6"/>"setIdx": 3,</text:p>
      <text:p text:style-name="Preformatted_20_Text"><text:s text:c="6"/>"setId": 1,</text:p>
      <text:p text:style-name="Preformatted_20_Text"><text:s text:c="6"/>"iconIdx": 22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256 320c0-35.346 28.654-64 64-64s64 28.654 64 64c0 35.346-28.654 64-64 64s-64-28.654-64-64zM640 320c0-35.346 28.654-64 64-64s64 28.654 64 64c0 35.346-28.654 64-64 64s-64-28.654-64-64zM704.098 627.26l82.328 49.396c-55.962 93.070-157.916 155.344-274.426 155.344s-218.464-62.274-274.426-155.344l82.328-49.396c39.174 65.148 110.542 108.74 192.098 108.74s152.924-43.592 192.098-108.74z"</text:p>
      <text:p text:style-name="Preformatted_20_Text"><text:s text:c="8"/>],</text:p>
      <text:p text:style-name="Preformatted_20_Text"><text:s text:c="8"/>"tags": [</text:p>
      <text:p text:style-name="Preformatted_20_Text"><text:s text:c="10"/>"smile",</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7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mile, emoticon3",</text:p>
      <text:p text:style-name="Preformatted_20_Text"><text:s text:c="8"/>"name": "smile",</text:p>
      <text:p text:style-name="Preformatted_20_Text"><text:s text:c="8"/>"order": 1679,</text:p>
      <text:p text:style-name="Preformatted_20_Text"><text:s text:c="8"/>"id": 226,</text:p>
      <text:p text:style-name="Preformatted_20_Text"><text:s text:c="8"/>"prevSize": 32,</text:p>
      <text:p text:style-name="Preformatted_20_Text"><text:s text:c="8"/>"code": 60258</text:p>
      <text:p text:style-name="Preformatted_20_Text"><text:s text:c="6"/>},</text:p>
      <text:p text:style-name="Preformatted_20_Text"><text:s text:c="6"/>"setIdx": 3,</text:p>
      <text:p text:style-name="Preformatted_20_Text"><text:s text:c="6"/>"setId": 1,</text:p>
      <text:p text:style-name="Preformatted_20_Text"><text:soft-page-break/><text:s text:c="6"/>"iconIdx": 22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704 256c35.346 0 64 28.654 64 64s-28.654 64-64 64-64-28.654-64-64 28.654-64 64-64zM320 256c35.346 0 64 28.654 64 64s-28.654 64-64 64-64-28.654-64-64 28.654-64 64-64zM512 832c-116.51 0-218.464-62.274-274.426-155.344l82.328-49.396c39.174 65.148 110.542 108.74 192.098 108.74s152.924-43.592 192.098-108.74l82.328 49.396c-55.962 93.070-157.916 155.344-274.426 155.344z"</text:p>
      <text:p text:style-name="Preformatted_20_Text"><text:s text:c="8"/>],</text:p>
      <text:p text:style-name="Preformatted_20_Text"><text:s text:c="8"/>"tags": [</text:p>
      <text:p text:style-name="Preformatted_20_Text"><text:s text:c="10"/>"smile",</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7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mile2, emoticon4",</text:p>
      <text:p text:style-name="Preformatted_20_Text"><text:s text:c="8"/>"name": "smile2",</text:p>
      <text:p text:style-name="Preformatted_20_Text"><text:s text:c="8"/>"order": 1680,</text:p>
      <text:p text:style-name="Preformatted_20_Text"><text:s text:c="8"/>"id": 227,</text:p>
      <text:p text:style-name="Preformatted_20_Text"><text:s text:c="8"/>"prevSize": 32,</text:p>
      <text:p text:style-name="Preformatted_20_Text"><text:s text:c="8"/>"code": 60259</text:p>
      <text:p text:style-name="Preformatted_20_Text"><text:s text:c="6"/>},</text:p>
      <text:p text:style-name="Preformatted_20_Text"><text:s text:c="6"/>"setIdx": 3,</text:p>
      <text:p text:style-name="Preformatted_20_Text"><text:s text:c="6"/>"setId": 1,</text:p>
      <text:p text:style-name="Preformatted_20_Text"><text:s text:c="6"/>"iconIdx": 22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256 320c0-35.346 28.654-64 64-64s64 28.654 64 64c0 35.346-28.654 64-64 64s-64-28.654-64-64zM640 320c0-35.346 28.654-64 64-64s64 28.654 64 64c0 35.346-28.654 64-64 64s-64-28.654-64-64zM768 576v64h-64v96c0 53.020-42.98 96-96 96s-96-42.98-96-96v-96h-256v-64h512z"</text:p>
      <text:p text:style-name="Preformatted_20_Text"><text:s text:c="8"/>],</text:p>
      <text:p text:style-name="Preformatted_20_Text"><text:s text:c="8"/>"tags": [</text:p>
      <text:p text:style-name="Preformatted_20_Text"><text:s text:c="10"/>"tongue",</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7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ongue, emoticon5",</text:p>
      <text:p text:style-name="Preformatted_20_Text"><text:s text:c="8"/>"name": "tongue",</text:p>
      <text:p text:style-name="Preformatted_20_Text"><text:s text:c="8"/>"order": 1681,</text:p>
      <text:p text:style-name="Preformatted_20_Text"><text:s text:c="8"/>"id": 228,</text:p>
      <text:p text:style-name="Preformatted_20_Text"><text:s text:c="8"/>"prevSize": 32,</text:p>
      <text:p text:style-name="Preformatted_20_Text"><text:s text:c="8"/>"code": 60260</text:p>
      <text:p text:style-name="Preformatted_20_Text"><text:s text:c="6"/>},</text:p>
      <text:p text:style-name="Preformatted_20_Text"><text:soft-page-break/><text:s text:c="6"/>"setIdx": 3,</text:p>
      <text:p text:style-name="Preformatted_20_Text"><text:s text:c="6"/>"setId": 1,</text:p>
      <text:p text:style-name="Preformatted_20_Text"><text:s text:c="6"/>"iconIdx": 22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320 256c35.346 0 64 28.654 64 64s-28.654 64-64 64-64-28.654-64-64 28.654-64 64-64zM768 640h-64v96c0 53.020-42.98 96-96 96s-96-42.98-96-96v-96h-256v-64h512v64zM704 384c-35.346 0-64-28.654-64-64s28.654-64 64-64 64 28.654 64 64-28.654 64-64 64z"</text:p>
      <text:p text:style-name="Preformatted_20_Text"><text:s text:c="8"/>],</text:p>
      <text:p text:style-name="Preformatted_20_Text"><text:s text:c="8"/>"tags": [</text:p>
      <text:p text:style-name="Preformatted_20_Text"><text:s text:c="10"/>"tongue",</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7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ongue2, emoticon6",</text:p>
      <text:p text:style-name="Preformatted_20_Text"><text:s text:c="8"/>"name": "tongue2",</text:p>
      <text:p text:style-name="Preformatted_20_Text"><text:s text:c="8"/>"order": 1682,</text:p>
      <text:p text:style-name="Preformatted_20_Text"><text:s text:c="8"/>"id": 229,</text:p>
      <text:p text:style-name="Preformatted_20_Text"><text:s text:c="8"/>"prevSize": 32,</text:p>
      <text:p text:style-name="Preformatted_20_Text"><text:s text:c="8"/>"code": 60261</text:p>
      <text:p text:style-name="Preformatted_20_Text"><text:s text:c="6"/>},</text:p>
      <text:p text:style-name="Preformatted_20_Text"><text:s text:c="6"/>"setIdx": 3,</text:p>
      <text:p text:style-name="Preformatted_20_Text"><text:s text:c="6"/>"setId": 1,</text:p>
      <text:p text:style-name="Preformatted_20_Text"><text:s text:c="6"/>"iconIdx": 22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256 320c0-35.346 28.654-64 64-64s64 28.654 64 64c0 35.346-28.654 64-64 64s-64-28.654-64-64zM640 320c0-35.346 28.654-64 64-64s64 28.654 64 64c0 35.346-28.654 64-64 64s-64-28.654-64-64zM319.902 780.74l-82.328-49.396c55.962-93.070 157.916-155.344 274.426-155.344 116.508 0 218.462 62.274 274.426 155.344l-82.328 49.396c-39.174-65.148-110.542-108.74-192.098-108.74-81.558 0-152.924 43.592-192.098 108.74z"</text:p>
      <text:p text:style-name="Preformatted_20_Text"><text:s text:c="8"/>],</text:p>
      <text:p text:style-name="Preformatted_20_Text"><text:s text:c="8"/>"tags": [</text:p>
      <text:p text:style-name="Preformatted_20_Text"><text:s text:c="10"/>"sad",</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7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ad, emoticon7",</text:p>
      <text:p text:style-name="Preformatted_20_Text"><text:s text:c="8"/>"name": "sad",</text:p>
      <text:p text:style-name="Preformatted_20_Text"><text:s text:c="8"/>"order": 1683,</text:p>
      <text:p text:style-name="Preformatted_20_Text"><text:s text:c="8"/>"id": 230,</text:p>
      <text:p text:style-name="Preformatted_20_Text"><text:soft-page-break/><text:s text:c="8"/>"prevSize": 32,</text:p>
      <text:p text:style-name="Preformatted_20_Text"><text:s text:c="8"/>"code": 60262</text:p>
      <text:p text:style-name="Preformatted_20_Text"><text:s text:c="6"/>},</text:p>
      <text:p text:style-name="Preformatted_20_Text"><text:s text:c="6"/>"setIdx": 3,</text:p>
      <text:p text:style-name="Preformatted_20_Text"><text:s text:c="6"/>"setId": 1,</text:p>
      <text:p text:style-name="Preformatted_20_Text"><text:s text:c="6"/>"iconIdx": 22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704 256c35.346 0 64 28.654 64 64s-28.654 64-64 64-64-28.654-64-64 28.654-64 64-64zM320 256c35.346 0 64 28.654 64 64s-28.654 64-64 64-64-28.654-64-64 28.654-64 64-64zM704.098 780.74c-39.174-65.148-110.544-108.74-192.098-108.74-81.556 0-152.924 43.592-192.098 108.74l-82.328-49.396c55.96-93.070 157.916-155.344 274.426-155.344 116.508 0 218.464 62.274 274.426 155.344l-82.328 49.396z"</text:p>
      <text:p text:style-name="Preformatted_20_Text"><text:s text:c="8"/>],</text:p>
      <text:p text:style-name="Preformatted_20_Text"><text:s text:c="8"/>"tags": [</text:p>
      <text:p text:style-name="Preformatted_20_Text"><text:s text:c="10"/>"sad",</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7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ad2, emoticon8",</text:p>
      <text:p text:style-name="Preformatted_20_Text"><text:s text:c="8"/>"name": "sad2",</text:p>
      <text:p text:style-name="Preformatted_20_Text"><text:s text:c="8"/>"order": 1684,</text:p>
      <text:p text:style-name="Preformatted_20_Text"><text:s text:c="8"/>"id": 231,</text:p>
      <text:p text:style-name="Preformatted_20_Text"><text:s text:c="8"/>"prevSize": 32,</text:p>
      <text:p text:style-name="Preformatted_20_Text"><text:s text:c="8"/>"code": 60263</text:p>
      <text:p text:style-name="Preformatted_20_Text"><text:s text:c="6"/>},</text:p>
      <text:p text:style-name="Preformatted_20_Text"><text:s text:c="6"/>"setIdx": 3,</text:p>
      <text:p text:style-name="Preformatted_20_Text"><text:s text:c="6"/>"setId": 1,</text:p>
      <text:p text:style-name="Preformatted_20_Text"><text:s text:c="6"/>"iconIdx": 23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542.74 711.028c140.248-27.706 249.11-91.542 288.454-176.594-21.654 167.956-161.518 297.566-330.85 297.566-119.242 0-223.858-64.282-282.892-160.948 70.41 55.058 194.534 65.808 325.288 39.976zM640 352c0-53.019 28.654-96 64-96s64 42.981 64 96c0 53.019-28.654 96-64 96s-64-42.981-64-96zM352 371.5c-41.796 0-77.334 15.656-90.516 37.5-3.54-5.866-5.484-32.174-5.484-38.75 0-31.066 42.98-56.25 96-56.25s96 25.184 96 56.25c0 6.576-1.944 32.884-5.484 38.75-13.182-21.844-48.72-37.5-90.516-37.5z"</text:p>
      <text:p text:style-name="Preformatted_20_Text"><text:s text:c="8"/>],</text:p>
      <text:p text:style-name="Preformatted_20_Text"><text:s text:c="8"/>"tags": [</text:p>
      <text:p text:style-name="Preformatted_20_Text"><text:s text:c="10"/>"wink",</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79,</text:p>
      <text:p text:style-name="Preformatted_20_Text"><text:s text:c="8"/>"grid": 16,</text:p>
      <text:p text:style-name="Preformatted_20_Text"><text:s text:c="8"/>"attrs": []</text:p>
      <text:p text:style-name="Preformatted_20_Text"><text:s text:c="6"/>},</text:p>
      <text:p text:style-name="Preformatted_20_Text"><text:soft-page-break/><text:s text:c="6"/>"attrs": [],</text:p>
      <text:p text:style-name="Preformatted_20_Text"><text:s text:c="6"/>"properties": {</text:p>
      <text:p text:style-name="Preformatted_20_Text"><text:s text:c="8"/>"ligatures": "wink, emoticon9",</text:p>
      <text:p text:style-name="Preformatted_20_Text"><text:s text:c="8"/>"name": "wink",</text:p>
      <text:p text:style-name="Preformatted_20_Text"><text:s text:c="8"/>"order": 1685,</text:p>
      <text:p text:style-name="Preformatted_20_Text"><text:s text:c="8"/>"id": 232,</text:p>
      <text:p text:style-name="Preformatted_20_Text"><text:s text:c="8"/>"prevSize": 32,</text:p>
      <text:p text:style-name="Preformatted_20_Text"><text:s text:c="8"/>"code": 60264</text:p>
      <text:p text:style-name="Preformatted_20_Text"><text:s text:c="6"/>},</text:p>
      <text:p text:style-name="Preformatted_20_Text"><text:s text:c="6"/>"setIdx": 3,</text:p>
      <text:p text:style-name="Preformatted_20_Text"><text:s text:c="6"/>"setId": 1,</text:p>
      <text:p text:style-name="Preformatted_20_Text"><text:s text:c="6"/>"iconIdx": 23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28-512 512 0 282.77 229.228 512 512 512 282.77 0 512-229.23 512-512 0-282.772-229.23-512-512-512zM704 256c35.346 0 64 42.98 64 96s-28.654 96-64 96-64-42.98-64-96 28.654-96 64-96zM352 312.062c59.646 0 102 22.332 102 57.282 0 7.398 3.812 42.994-0.17 49.594-14.828-24.576-54.81-42.188-101.83-42.188s-87.002 17.612-101.83 42.188c-3.982-6.6-0.17-42.196-0.17-49.594 0-34.95 42.354-57.282 102-57.282zM500.344 832c-119.242 0-223.858-64.28-282.892-160.952 70.41 55.060 194.534 65.81 325.288 39.978 140.248-27.706 249.11-91.542 288.454-176.594-21.654 167.96-161.518 297.568-330.85 297.568z"</text:p>
      <text:p text:style-name="Preformatted_20_Text"><text:s text:c="8"/>],</text:p>
      <text:p text:style-name="Preformatted_20_Text"><text:s text:c="8"/>"tags": [</text:p>
      <text:p text:style-name="Preformatted_20_Text"><text:s text:c="10"/>"wink",</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8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wink2, emoticon10",</text:p>
      <text:p text:style-name="Preformatted_20_Text"><text:s text:c="8"/>"name": "wink2",</text:p>
      <text:p text:style-name="Preformatted_20_Text"><text:s text:c="8"/>"order": 1686,</text:p>
      <text:p text:style-name="Preformatted_20_Text"><text:s text:c="8"/>"id": 233,</text:p>
      <text:p text:style-name="Preformatted_20_Text"><text:s text:c="8"/>"prevSize": 32,</text:p>
      <text:p text:style-name="Preformatted_20_Text"><text:s text:c="8"/>"code": 60265</text:p>
      <text:p text:style-name="Preformatted_20_Text"><text:s text:c="6"/>},</text:p>
      <text:p text:style-name="Preformatted_20_Text"><text:s text:c="6"/>"setIdx": 3,</text:p>
      <text:p text:style-name="Preformatted_20_Text"><text:s text:c="6"/>"setId": 1,</text:p>
      <text:p text:style-name="Preformatted_20_Text"><text:s text:c="6"/>"iconIdx": 23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192 512v64c0 140.8 115.2 256 256 256h128c140.8 0 256-115.2 256-256v-64h-640zM384 756.988c-26.538-9.458-50.924-24.822-71.544-45.446-36.406-36.402-56.456-84.54-56.456-135.542h128v180.988zM576 768h-128v-192h128v192zM711.544 711.542c-20.624 20.624-45.010 35.988-71.544 45.446v-180.988h128c0 51.002-20.048 99.14-56.456 135.542zM225.352 384c0.002 0 0 0 0 0 9.768 0 18.108-7.056 19.724-16.69 6.158-36.684 37.668-63.31 74.924-63.31s68.766 26.626 74.924 63.31c1.616 9.632 9.956 16.69 19.722 16.69 9.768 0 18.108-7.056 19.724-16.688 1.082-6.436 1.628-12.934 1.628-19.312 0-63.962-52.038-116-116-116s-116 52.038-116 116c0 6.378 0.548 12.876 1.628 19.312 1.62 9.632 9.96 16.688 19.726 16.688zM609.352 384c0.002 0 0 0 0 0 9.77 0 18.112-7.056 19.724-16.69 6.158-36.684 37.668-63.31 74.924-63.31s68.766 26.626 74.924 <text:soft-page-break/>63.31c1.616 9.632 9.958 16.69 19.722 16.69s18.108-7.056 19.722-16.688c1.082-6.436 1.628-12.934 1.628-19.312 0-63.962-52.038-116-116-116s-116 52.038-116 116c0 6.378 0.544 12.876 1.626 19.312 1.624 9.632 9.964 16.688 19.73 16.688z"</text:p>
      <text:p text:style-name="Preformatted_20_Text"><text:s text:c="8"/>],</text:p>
      <text:p text:style-name="Preformatted_20_Text"><text:s text:c="8"/>"tags": [</text:p>
      <text:p text:style-name="Preformatted_20_Text"><text:s text:c="10"/>"grin",</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8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rin, emoticon11",</text:p>
      <text:p text:style-name="Preformatted_20_Text"><text:s text:c="8"/>"name": "grin",</text:p>
      <text:p text:style-name="Preformatted_20_Text"><text:s text:c="8"/>"order": 1687,</text:p>
      <text:p text:style-name="Preformatted_20_Text"><text:s text:c="8"/>"id": 234,</text:p>
      <text:p text:style-name="Preformatted_20_Text"><text:s text:c="8"/>"prevSize": 32,</text:p>
      <text:p text:style-name="Preformatted_20_Text"><text:s text:c="8"/>"code": 60266</text:p>
      <text:p text:style-name="Preformatted_20_Text"><text:s text:c="6"/>},</text:p>
      <text:p text:style-name="Preformatted_20_Text"><text:s text:c="6"/>"setIdx": 3,</text:p>
      <text:p text:style-name="Preformatted_20_Text"><text:s text:c="6"/>"setId": 1,</text:p>
      <text:p text:style-name="Preformatted_20_Text"><text:s text:c="6"/>"iconIdx": 23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26 512 512 512c282.77 0 512-229.23 512-512s-229.23-512-512-512zM704 236c63.962 0 116 52.038 116 116 0 6.378-0.546 12.876-1.628 19.312-1.618 9.632-9.958 16.688-19.724 16.688s-18.108-7.056-19.722-16.69c-6.16-36.684-37.67-53.31-74.926-53.31s-68.766 16.626-74.924 53.31c-1.616 9.632-9.956 16.69-19.722 16.69-0.002 0 0 0-0.002 0-9.766 0-18.106-7.056-19.722-16.688-1.084-6.436-1.63-12.934-1.63-19.312 0-63.962 52.038-116 116-116zM320 236c63.962 0 116 52.038 116 116 0 6.378-0.548 12.876-1.628 19.312-1.618 9.632-9.956 16.688-19.724 16.688s-18.106-7.056-19.722-16.69c-6.16-36.684-37.67-53.31-74.926-53.31s-68.766 16.626-74.924 53.31c-1.616 9.632-9.956 16.69-19.722 16.69 0 0 0 0 0 0-9.766 0-18.106-7.056-19.724-16.688-1.082-6.436-1.63-12.934-1.63-19.312 0-63.962 52.038-116 116-116zM192 576h192v247.846c-110.094-28.606-192-129.124-192-247.846zM448 832v-256h128v256h-128zM640 823.846v-247.846h192c0 118.722-81.904 219.24-192 247.846z"</text:p>
      <text:p text:style-name="Preformatted_20_Text"><text:s text:c="8"/>],</text:p>
      <text:p text:style-name="Preformatted_20_Text"><text:s text:c="8"/>"tags": [</text:p>
      <text:p text:style-name="Preformatted_20_Text"><text:s text:c="10"/>"grin",</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8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rin2, emoticon12",</text:p>
      <text:p text:style-name="Preformatted_20_Text"><text:s text:c="8"/>"name": "grin2",</text:p>
      <text:p text:style-name="Preformatted_20_Text"><text:s text:c="8"/>"order": 1688,</text:p>
      <text:p text:style-name="Preformatted_20_Text"><text:s text:c="8"/>"id": 235,</text:p>
      <text:p text:style-name="Preformatted_20_Text"><text:s text:c="8"/>"prevSize": 32,</text:p>
      <text:p text:style-name="Preformatted_20_Text"><text:s text:c="8"/>"code": 60267</text:p>
      <text:p text:style-name="Preformatted_20_Text"><text:s text:c="6"/>},</text:p>
      <text:p text:style-name="Preformatted_20_Text"><text:s text:c="6"/>"setIdx": 3,</text:p>
      <text:p text:style-name="Preformatted_20_Text"><text:soft-page-break/><text:s text:c="6"/>"setId": 1,</text:p>
      <text:p text:style-name="Preformatted_20_Text"><text:s text:c="6"/>"iconIdx": 23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800 256c17.6 0 32 14.4 32 32v96c0 35.2-28.8 64-64 64h-128c-35.2 0-64-28.8-64-64h-128c0 35.2-28.8 64-64 64h-128c-35.2 0-64-28.8-64-64v-96c0-17.6 14.4-32 32-32h192c17.6 0 32 14.4 32 32v32h128v-32c0-17.6 14.4-32 32-32h192zM512 768c93.208 0 174.772-49.818 219.546-124.278l54.88 32.934c-55.966 93.070-157.916 155.344-274.426 155.344-48.458 0-94.384-10.796-135.54-30.082l33.162-55.278c31.354 13.714 65.964 21.36 102.378 21.36z"</text:p>
      <text:p text:style-name="Preformatted_20_Text"><text:s text:c="8"/>],</text:p>
      <text:p text:style-name="Preformatted_20_Text"><text:s text:c="8"/>"tags": [</text:p>
      <text:p text:style-name="Preformatted_20_Text"><text:s text:c="10"/>"cool",</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8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ol, emoticon13",</text:p>
      <text:p text:style-name="Preformatted_20_Text"><text:s text:c="8"/>"name": "cool",</text:p>
      <text:p text:style-name="Preformatted_20_Text"><text:s text:c="8"/>"order": 1689,</text:p>
      <text:p text:style-name="Preformatted_20_Text"><text:s text:c="8"/>"id": 236,</text:p>
      <text:p text:style-name="Preformatted_20_Text"><text:s text:c="8"/>"prevSize": 32,</text:p>
      <text:p text:style-name="Preformatted_20_Text"><text:s text:c="8"/>"code": 60268</text:p>
      <text:p text:style-name="Preformatted_20_Text"><text:s text:c="6"/>},</text:p>
      <text:p text:style-name="Preformatted_20_Text"><text:s text:c="6"/>"setIdx": 3,</text:p>
      <text:p text:style-name="Preformatted_20_Text"><text:s text:c="6"/>"setId": 1,</text:p>
      <text:p text:style-name="Preformatted_20_Text"><text:s text:c="6"/>"iconIdx": 23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26 512 512 512c282.77 0 512-229.23 512-512s-229.23-512-512-512zM512 832c-48.458 0-94.384-10.796-135.542-30.082l33.162-55.276c31.356 13.712 65.966 21.358 102.38 21.358 93.208 0 174.772-49.818 219.542-124.278l54.882 32.934c-55.964 93.070-157.914 155.344-274.424 155.344zM832 384c0 35.2-28.8 64-64 64h-128c-35.2 0-64-28.8-64-64h-128c0 35.2-28.8 64-64 64h-128c-35.2 0-64-28.8-64-64v-96c0-17.6 14.4-32 32-32h192c17.6 0 32 14.4 32 32v32h128v-32c0-17.6 14.4-32 32-32h192c17.6 0 32 14.4 32 32v96z"</text:p>
      <text:p text:style-name="Preformatted_20_Text"><text:s text:c="8"/>],</text:p>
      <text:p text:style-name="Preformatted_20_Text"><text:s text:c="8"/>"tags": [</text:p>
      <text:p text:style-name="Preformatted_20_Text"><text:s text:c="10"/>"cool",</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8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ol2, emoticon14",</text:p>
      <text:p text:style-name="Preformatted_20_Text"><text:s text:c="8"/>"name": "cool2",</text:p>
      <text:p text:style-name="Preformatted_20_Text"><text:soft-page-break/><text:s text:c="8"/>"order": 1690,</text:p>
      <text:p text:style-name="Preformatted_20_Text"><text:s text:c="8"/>"id": 237,</text:p>
      <text:p text:style-name="Preformatted_20_Text"><text:s text:c="8"/>"prevSize": 32,</text:p>
      <text:p text:style-name="Preformatted_20_Text"><text:s text:c="8"/>"code": 60269</text:p>
      <text:p text:style-name="Preformatted_20_Text"><text:s text:c="6"/>},</text:p>
      <text:p text:style-name="Preformatted_20_Text"><text:s text:c="6"/>"setIdx": 3,</text:p>
      <text:p text:style-name="Preformatted_20_Text"><text:s text:c="6"/>"setId": 1,</text:p>
      <text:p text:style-name="Preformatted_20_Text"><text:s text:c="6"/>"iconIdx": 23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704.098 780.74c-39.174-65.148-110.544-108.74-192.098-108.74-81.556 0-152.924 43.592-192.098 108.74l-82.328-49.396c55.96-93.070 157.916-155.344 274.426-155.344 116.508 0 218.464 62.274 274.426 155.344l-82.328 49.396zM767.042 280.24c4.284 17.144-6.14 34.518-23.282 38.804-17.626 4.45-38.522 12.12-56.936 21.35 10.648 11.43 17.174 26.752 17.174 43.606 0 35.346-28.654 64-64 64s-64-28.654-64-64c0-1.17 0.036-2.33 0.098-3.484 2.032-47.454 45.212-78.946 81.592-97.138 34.742-17.37 69.102-26.060 70.548-26.422 17.146-4.288 34.518 6.138 38.806 23.284zM256.958 280.24c4.288-17.146 21.66-27.572 38.806-23.284 1.446 0.362 35.806 9.052 70.548 26.422 36.38 18.192 79.56 49.684 81.592 97.138 0.062 1.154 0.098 2.314 0.098 3.484 0 35.346-28.654 64-64 64s-64-28.654-64-64c0-16.854 6.526-32.176 17.174-43.606-18.414-9.23-39.31-16.9-56.936-21.35-17.142-4.286-27.566-21.66-23.282-38.804z"</text:p>
      <text:p text:style-name="Preformatted_20_Text"><text:s text:c="8"/>],</text:p>
      <text:p text:style-name="Preformatted_20_Text"><text:s text:c="8"/>"tags": [</text:p>
      <text:p text:style-name="Preformatted_20_Text"><text:s text:c="10"/>"angry",</text:p>
      <text:p text:style-name="Preformatted_20_Text"><text:s text:c="10"/>"emoticon",</text:p>
      <text:p text:style-name="Preformatted_20_Text"><text:s text:c="10"/>"smiley",</text:p>
      <text:p text:style-name="Preformatted_20_Text"><text:s text:c="10"/>"face",</text:p>
      <text:p text:style-name="Preformatted_20_Text"><text:s text:c="10"/>"rage"</text:p>
      <text:p text:style-name="Preformatted_20_Text"><text:s text:c="8"/>],</text:p>
      <text:p text:style-name="Preformatted_20_Text"><text:s text:c="8"/>"defaultCode": 5988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ngry, emoticon15",</text:p>
      <text:p text:style-name="Preformatted_20_Text"><text:s text:c="8"/>"name": "angry",</text:p>
      <text:p text:style-name="Preformatted_20_Text"><text:s text:c="8"/>"order": 1691,</text:p>
      <text:p text:style-name="Preformatted_20_Text"><text:s text:c="8"/>"id": 238,</text:p>
      <text:p text:style-name="Preformatted_20_Text"><text:s text:c="8"/>"prevSize": 32,</text:p>
      <text:p text:style-name="Preformatted_20_Text"><text:s text:c="8"/>"code": 60270</text:p>
      <text:p text:style-name="Preformatted_20_Text"><text:s text:c="6"/>},</text:p>
      <text:p text:style-name="Preformatted_20_Text"><text:s text:c="6"/>"setIdx": 3,</text:p>
      <text:p text:style-name="Preformatted_20_Text"><text:s text:c="6"/>"setId": 1,</text:p>
      <text:p text:style-name="Preformatted_20_Text"><text:s text:c="6"/>"iconIdx": 23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76.094 380.516c2.032-47.454 45.21-78.948 81.592-97.138 34.742-17.372 69.104-26.060 70.548-26.422 17.146-4.288 34.52 6.138 38.806 23.284s-6.138 34.518-23.284 38.806c-17.624 4.45-38.522 12.12-56.936 21.35 10.648 11.43 17.174 26.752 17.174 43.606 0 35.346-28.654 64-64 64s-64-28.654-64-64c0.002-1.17 0.038-2.332 0.1-3.486zM256.958 280.24c4.288-17.146 21.66-27.572 38.806-23.284 1.446 0.362 35.806 9.052 70.548 26.422 36.38 18.192 79.56 49.684 81.592 97.138 0.062 1.154 0.098 2.314 0.098 3.484 0 35.346-28.654 64-64 64s-64-28.654-64-64c0-16.854 6.526-32.176 17.174-43.606-18.414-9.23-39.31-16.9-56.936-21.35-17.142-4.286-27.566-21.66-23.282-38.804zM704.098 780.74c-39.174-65.148-<text:soft-page-break/>110.544-108.74-192.098-108.74-81.556 0-152.924 43.592-192.098 108.74l-82.328-49.396c55.96-93.070 157.916-155.344 274.426-155.344 116.508 0 218.464 62.274 274.426 155.344l-82.328 49.396z"</text:p>
      <text:p text:style-name="Preformatted_20_Text"><text:s text:c="8"/>],</text:p>
      <text:p text:style-name="Preformatted_20_Text"><text:s text:c="8"/>"tags": [</text:p>
      <text:p text:style-name="Preformatted_20_Text"><text:s text:c="10"/>"angry",</text:p>
      <text:p text:style-name="Preformatted_20_Text"><text:s text:c="10"/>"emoticon",</text:p>
      <text:p text:style-name="Preformatted_20_Text"><text:s text:c="10"/>"smiley",</text:p>
      <text:p text:style-name="Preformatted_20_Text"><text:s text:c="10"/>"face",</text:p>
      <text:p text:style-name="Preformatted_20_Text"><text:s text:c="10"/>"rage"</text:p>
      <text:p text:style-name="Preformatted_20_Text"><text:s text:c="8"/>],</text:p>
      <text:p text:style-name="Preformatted_20_Text"><text:s text:c="8"/>"defaultCode": 5988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ngry2, emoticon16",</text:p>
      <text:p text:style-name="Preformatted_20_Text"><text:s text:c="8"/>"name": "angry2",</text:p>
      <text:p text:style-name="Preformatted_20_Text"><text:s text:c="8"/>"order": 1692,</text:p>
      <text:p text:style-name="Preformatted_20_Text"><text:s text:c="8"/>"id": 239,</text:p>
      <text:p text:style-name="Preformatted_20_Text"><text:s text:c="8"/>"prevSize": 32,</text:p>
      <text:p text:style-name="Preformatted_20_Text"><text:s text:c="8"/>"code": 60271</text:p>
      <text:p text:style-name="Preformatted_20_Text"><text:s text:c="6"/>},</text:p>
      <text:p text:style-name="Preformatted_20_Text"><text:s text:c="6"/>"setIdx": 3,</text:p>
      <text:p text:style-name="Preformatted_20_Text"><text:s text:c="6"/>"setId": 1,</text:p>
      <text:p text:style-name="Preformatted_20_Text"><text:s text:c="6"/>"iconIdx": 23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39.996 448c-35.346 0-64-28.654-63.998-64.002 0-1.17 0.036-2.33 0.098-3.484 2.032-47.454 45.212-78.946 81.592-97.138 34.742-17.37 69.102-26.060 70.548-26.422 17.146-4.288 34.518 6.138 38.806 23.284 4.284 17.146-6.14 34.518-23.284 38.806-17.626 4.45-38.522 12.12-56.936 21.35 10.648 11.43 17.174 26.752 17.174 43.606 0 35.346-28.654 64-64 64zM280.242 319.044c-17.144-4.286-27.568-21.66-23.282-38.804 4.286-17.146 21.66-27.572 38.806-23.284 1.444 0.362 35.806 9.050 70.548 26.422 36.382 18.19 79.56 49.684 81.592 97.138 0.062 1.154 0.098 2.316 0.098 3.484 0 35.346-28.654 64-64 64s-64-28.654-64-64c0-16.854 6.526-32.176 17.174-43.606-18.414-9.23-39.312-16.9-56.936-21.35zM512 736c81.554 0 152.924-43.592 192.098-108.74l82.328 49.396c-55.962 93.070-157.916 155.344-274.426 155.344s-218.464-62.274-274.426-155.344l82.328-49.396c39.174 65.148 110.542 108.74 192.098 108.74zM1024 64c0-45.516-9.524-88.8-26.652-128-33.576 76.836-96.448 137.932-174.494 169.178-86.194-65.96-193.936-105.178-310.854-105.178s-224.66 39.218-310.854 105.178c-78.048-31.246-140.918-92.342-174.494-169.178-17.128 39.2-26.652 82.484-26.652 128 0 73.574 24.85 141.328 66.588 195.378-42.37 74.542-66.588 160.75-66.588 252.622 0 282.77 229.23 512 512 512s512-229.23 512-512c0-91.872-24.218-178.080-66.588-252.622 41.738-54.050 66.588-121.804 66.588-195.378zM512 928c-229.75 0-416-186.25-416-416s186.25-416 416-416 416 186.25 416 416-186.25 416-416 416z"</text:p>
      <text:p text:style-name="Preformatted_20_Text"><text:s text:c="8"/>],</text:p>
      <text:p text:style-name="Preformatted_20_Text"><text:s text:c="8"/>"tags": [</text:p>
      <text:p text:style-name="Preformatted_20_Text"><text:s text:c="10"/>"evil",</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8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vil, emoticon17",</text:p>
      <text:p text:style-name="Preformatted_20_Text"><text:soft-page-break/><text:s text:c="8"/>"name": "evil",</text:p>
      <text:p text:style-name="Preformatted_20_Text"><text:s text:c="8"/>"order": 1693,</text:p>
      <text:p text:style-name="Preformatted_20_Text"><text:s text:c="8"/>"id": 240,</text:p>
      <text:p text:style-name="Preformatted_20_Text"><text:s text:c="8"/>"prevSize": 32,</text:p>
      <text:p text:style-name="Preformatted_20_Text"><text:s text:c="8"/>"code": 60272</text:p>
      <text:p text:style-name="Preformatted_20_Text"><text:s text:c="6"/>},</text:p>
      <text:p text:style-name="Preformatted_20_Text"><text:s text:c="6"/>"setIdx": 3,</text:p>
      <text:p text:style-name="Preformatted_20_Text"><text:s text:c="6"/>"setId": 1,</text:p>
      <text:p text:style-name="Preformatted_20_Text"><text:s text:c="6"/>"iconIdx": 23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64c0-45.516-9.524-88.8-26.652-128-33.576 76.836-96.448 137.932-174.494 169.178-86.194-65.96-193.936-105.178-310.854-105.178s-224.66 39.218-310.854 105.178c-78.048-31.246-140.918-92.342-174.494-169.178-17.128 39.2-26.652 82.484-26.652 128 0 73.574 24.85 141.328 66.588 195.378-42.37 74.542-66.588 160.75-66.588 252.622 0 282.77 229.23 512 512 512s512-229.23 512-512c0-91.872-24.218-178.080-66.588-252.622 41.738-54.050 66.588-121.804 66.588-195.378zM576.094 380.516c2.032-47.454 45.21-78.948 81.592-97.138 34.742-17.372 69.104-26.060 70.548-26.422 17.146-4.288 34.52 6.138 38.806 23.284s-6.138 34.518-23.284 38.806c-17.624 4.45-38.522 12.12-56.936 21.35 10.648 11.43 17.174 26.752 17.174 43.606 0 35.346-28.654 64-64 64s-64-28.654-64-64c0.002-1.17 0.038-2.332 0.1-3.486zM256.958 280.24c4.288-17.146 21.66-27.572 38.806-23.284 1.446 0.362 35.806 9.052 70.548 26.422 36.38 18.192 79.56 49.684 81.592 97.138 0.062 1.154 0.098 2.314 0.098 3.484 0 35.346-28.654 64-64 64s-64-28.654-64-64c0-16.854 6.526-32.176 17.174-43.606-18.414-9.23-39.31-16.9-56.936-21.35-17.142-4.286-27.566-21.66-23.282-38.804zM512 832c-116.51 0-218.464-62.274-274.426-155.344l82.328-49.396c39.174 65.148 110.542 108.74 192.098 108.74 81.554 0 152.924-43.592 192.098-108.74l82.328 49.396c-55.962 93.070-157.916 155.344-274.426 155.344z"</text:p>
      <text:p text:style-name="Preformatted_20_Text"><text:s text:c="8"/>],</text:p>
      <text:p text:style-name="Preformatted_20_Text"><text:s text:c="8"/>"tags": [</text:p>
      <text:p text:style-name="Preformatted_20_Text"><text:s text:c="10"/>"evil",</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8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vil2, emoticon18",</text:p>
      <text:p text:style-name="Preformatted_20_Text"><text:s text:c="8"/>"name": "evil2",</text:p>
      <text:p text:style-name="Preformatted_20_Text"><text:s text:c="8"/>"order": 1694,</text:p>
      <text:p text:style-name="Preformatted_20_Text"><text:s text:c="8"/>"id": 241,</text:p>
      <text:p text:style-name="Preformatted_20_Text"><text:s text:c="8"/>"prevSize": 32,</text:p>
      <text:p text:style-name="Preformatted_20_Text"><text:s text:c="8"/>"code": 60273</text:p>
      <text:p text:style-name="Preformatted_20_Text"><text:s text:c="6"/>},</text:p>
      <text:p text:style-name="Preformatted_20_Text"><text:s text:c="6"/>"setIdx": 3,</text:p>
      <text:p text:style-name="Preformatted_20_Text"><text:s text:c="6"/>"setId": 1,</text:p>
      <text:p text:style-name="Preformatted_20_Text"><text:s text:c="6"/>"iconIdx": 24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384 704c0-70.692 57.308-128 128-128s128 57.308 128 128c0 70.692-57.308 128-128 128s-128-57.308-128-128zM640 352c0-53.019 28.654-96 64-96s64 42.981 64 96c0 53.019-28.654 96-64 96s-64-<text:soft-page-break/>42.981-64-96zM256 352c0-53.019 28.654-96 64-96s64 42.981 64 96c0 53.019-28.654 96-64 96s-64-42.981-64-96z"</text:p>
      <text:p text:style-name="Preformatted_20_Text"><text:s text:c="8"/>],</text:p>
      <text:p text:style-name="Preformatted_20_Text"><text:s text:c="8"/>"tags": [</text:p>
      <text:p text:style-name="Preformatted_20_Text"><text:s text:c="10"/>"shocked",</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8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hocked, emoticon19",</text:p>
      <text:p text:style-name="Preformatted_20_Text"><text:s text:c="8"/>"name": "shocked",</text:p>
      <text:p text:style-name="Preformatted_20_Text"><text:s text:c="8"/>"order": 1695,</text:p>
      <text:p text:style-name="Preformatted_20_Text"><text:s text:c="8"/>"id": 242,</text:p>
      <text:p text:style-name="Preformatted_20_Text"><text:s text:c="8"/>"prevSize": 32,</text:p>
      <text:p text:style-name="Preformatted_20_Text"><text:s text:c="8"/>"code": 60274</text:p>
      <text:p text:style-name="Preformatted_20_Text"><text:s text:c="6"/>},</text:p>
      <text:p text:style-name="Preformatted_20_Text"><text:s text:c="6"/>"setIdx": 3,</text:p>
      <text:p text:style-name="Preformatted_20_Text"><text:s text:c="6"/>"setId": 1,</text:p>
      <text:p text:style-name="Preformatted_20_Text"><text:s text:c="6"/>"iconIdx": 24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320 448c-35.346 0-64-42.98-64-96s28.654-96 64-96 64 42.98 64 96-28.654 96-64 96zM512 832c-70.692 0-128-57.308-128-128s57.308-128 128-128c70.692 0 128 57.308 128 128s-57.308 128-128 128zM704 448c-35.346 0-64-42.98-64-96s28.654-96 64-96 64 42.98 64 96-28.654 96-64 96z"</text:p>
      <text:p text:style-name="Preformatted_20_Text"><text:s text:c="8"/>],</text:p>
      <text:p text:style-name="Preformatted_20_Text"><text:s text:c="8"/>"tags": [</text:p>
      <text:p text:style-name="Preformatted_20_Text"><text:s text:c="10"/>"shocked",</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9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hocked2, emoticon20",</text:p>
      <text:p text:style-name="Preformatted_20_Text"><text:s text:c="8"/>"name": "shocked2",</text:p>
      <text:p text:style-name="Preformatted_20_Text"><text:s text:c="8"/>"order": 1696,</text:p>
      <text:p text:style-name="Preformatted_20_Text"><text:s text:c="8"/>"id": 243,</text:p>
      <text:p text:style-name="Preformatted_20_Text"><text:s text:c="8"/>"prevSize": 32,</text:p>
      <text:p text:style-name="Preformatted_20_Text"><text:s text:c="8"/>"code": 60275</text:p>
      <text:p text:style-name="Preformatted_20_Text"><text:s text:c="6"/>},</text:p>
      <text:p text:style-name="Preformatted_20_Text"><text:s text:c="6"/>"setIdx": 3,</text:p>
      <text:p text:style-name="Preformatted_20_Text"><text:s text:c="6"/>"setId": 1,</text:p>
      <text:p text:style-name="Preformatted_20_Text"><text:s text:c="6"/>"iconIdx": 24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text:p>
      <text:p text:style-name="Preformatted_20_Text"><text:soft-page-break/><text:s text:c="10"/>"M384 416c0 17.673-14.327 32-32 32s-32-14.327-32-32c0-17.673 14.327-32 32-32s32 14.327 32 32z",</text:p>
      <text:p text:style-name="Preformatted_20_Text"><text:s text:c="10"/>"M352 320c53.020 0 96 42.98 96 96s-42.98 96-96 96-96-42.98-96-96 42.98-96 96-96zM352 256c-88.224 0-160 71.776-160 160s71.776 160 160 160 160-71.776 160-160-71.776-160-160-160v0z",</text:p>
      <text:p text:style-name="Preformatted_20_Text"><text:s text:c="10"/>"M704 416c0 17.673-14.327 32-32 32s-32-14.327-32-32c0-17.673 14.327-32 32-32s32 14.327 32 32z",</text:p>
      <text:p text:style-name="Preformatted_20_Text"><text:s text:c="10"/>"M672 320c53.020 0 96 42.98 96 96s-42.98 96-96 96-96-42.98-96-96 42.98-96 96-96zM672 256c-88.224 0-160 71.776-160 160s71.776 160 160 160 160-71.776 160-160-71.776-160-160-160v0z",</text:p>
      <text:p text:style-name="Preformatted_20_Text"><text:s text:c="10"/>"M384 704h256v64h-256v-64z"</text:p>
      <text:p text:style-name="Preformatted_20_Text"><text:s text:c="8"/>],</text:p>
      <text:p text:style-name="Preformatted_20_Text"><text:s text:c="8"/>"tags": [</text:p>
      <text:p text:style-name="Preformatted_20_Text"><text:s text:c="10"/>"baffled",</text:p>
      <text:p text:style-name="Preformatted_20_Text"><text:s text:c="10"/>"emoticon",</text:p>
      <text:p text:style-name="Preformatted_20_Text"><text:s text:c="10"/>"smiley",</text:p>
      <text:p text:style-name="Preformatted_20_Text"><text:s text:c="10"/>"shocked",</text:p>
      <text:p text:style-name="Preformatted_20_Text"><text:s text:c="10"/>"face"</text:p>
      <text:p text:style-name="Preformatted_20_Text"><text:s text:c="8"/>],</text:p>
      <text:p text:style-name="Preformatted_20_Text"><text:s text:c="8"/>"defaultCode": 5989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affled, emoticon21",</text:p>
      <text:p text:style-name="Preformatted_20_Text"><text:s text:c="8"/>"name": "baffled",</text:p>
      <text:p text:style-name="Preformatted_20_Text"><text:s text:c="8"/>"order": 1697,</text:p>
      <text:p text:style-name="Preformatted_20_Text"><text:s text:c="8"/>"id": 244,</text:p>
      <text:p text:style-name="Preformatted_20_Text"><text:s text:c="8"/>"prevSize": 32,</text:p>
      <text:p text:style-name="Preformatted_20_Text"><text:s text:c="8"/>"code": 60276</text:p>
      <text:p text:style-name="Preformatted_20_Text"><text:s text:c="6"/>},</text:p>
      <text:p text:style-name="Preformatted_20_Text"><text:s text:c="6"/>"setIdx": 3,</text:p>
      <text:p text:style-name="Preformatted_20_Text"><text:s text:c="6"/>"setId": 1,</text:p>
      <text:p text:style-name="Preformatted_20_Text"><text:s text:c="6"/>"iconIdx": 24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416c0 17.674-14.326 32-32 32s-32-14.326-32-32 14.326-32 32-32 32 14.326 32 32z",</text:p>
      <text:p text:style-name="Preformatted_20_Text"><text:s text:c="10"/>"M704 416c0 17.674-14.326 32-32 32s-32-14.326-32-32 14.326-32 32-32 32 14.326 32 32z",</text:p>
      <text:p text:style-name="Preformatted_20_Text"><text:s text:c="10"/>"M512 0c-282.77 0-512 229.23-512 512s229.23 512 512 512 512-229.23 512-512-229.23-512-512-512zM256 416c0-53.020 42.98-96 96-96s96 42.98 96 96-42.98 96-96 96-96-42.98-96-96zM640 768h-256v-64h256v64zM672 512c-53.020 0-96-42.98-96-96s42.98-96 96-96 96 42.98 96 96-42.98 96-96 96z"</text:p>
      <text:p text:style-name="Preformatted_20_Text"><text:s text:c="8"/>],</text:p>
      <text:p text:style-name="Preformatted_20_Text"><text:s text:c="8"/>"tags": [</text:p>
      <text:p text:style-name="Preformatted_20_Text"><text:s text:c="10"/>"baffled",</text:p>
      <text:p text:style-name="Preformatted_20_Text"><text:s text:c="10"/>"emoticon",</text:p>
      <text:p text:style-name="Preformatted_20_Text"><text:s text:c="10"/>"smiley",</text:p>
      <text:p text:style-name="Preformatted_20_Text"><text:s text:c="10"/>"shocked",</text:p>
      <text:p text:style-name="Preformatted_20_Text"><text:s text:c="10"/>"face"</text:p>
      <text:p text:style-name="Preformatted_20_Text"><text:s text:c="8"/>],</text:p>
      <text:p text:style-name="Preformatted_20_Text"><text:s text:c="8"/>"defaultCode": 5989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affled2, emoticon22",</text:p>
      <text:p text:style-name="Preformatted_20_Text"><text:s text:c="8"/>"name": "baffled2",</text:p>
      <text:p text:style-name="Preformatted_20_Text"><text:s text:c="8"/>"order": 1698,</text:p>
      <text:p text:style-name="Preformatted_20_Text"><text:soft-page-break/><text:s text:c="8"/>"id": 245,</text:p>
      <text:p text:style-name="Preformatted_20_Text"><text:s text:c="8"/>"prevSize": 32,</text:p>
      <text:p text:style-name="Preformatted_20_Text"><text:s text:c="8"/>"code": 60277</text:p>
      <text:p text:style-name="Preformatted_20_Text"><text:s text:c="6"/>},</text:p>
      <text:p text:style-name="Preformatted_20_Text"><text:s text:c="6"/>"setIdx": 3,</text:p>
      <text:p text:style-name="Preformatted_20_Text"><text:s text:c="6"/>"setId": 1,</text:p>
      <text:p text:style-name="Preformatted_20_Text"><text:s text:c="6"/>"iconIdx": 24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256 320c0-35.346 28.654-64 64-64s64 28.654 64 64c0 35.346-28.654 64-64 64s-64-28.654-64-64zM640 320c0-35.346 28.654-64 64-64s64 28.654 64 64c0 35.346-28.654 64-64 64s-64-28.654-64-64zM726.106 640h64.864c9.246 72.506-32.452 144.53-103.958 170.56-82.904 30.176-174.9-12.716-205.080-95.616-18.108-49.744-73.306-75.482-123.048-57.372-45.562 16.588-70.956 64.298-60.988 110.424h-64.86c-9.242-72.508 32.45-144.528 103.956-170.56 82.904-30.178 174.902 12.716 205.082 95.614 18.104 49.748 73.306 75.482 123.044 57.372 45.562-16.584 70.956-64.298 60.988-110.422z"</text:p>
      <text:p text:style-name="Preformatted_20_Text"><text:s text:c="8"/>],</text:p>
      <text:p text:style-name="Preformatted_20_Text"><text:s text:c="8"/>"tags": [</text:p>
      <text:p text:style-name="Preformatted_20_Text"><text:s text:c="10"/>"confused",</text:p>
      <text:p text:style-name="Preformatted_20_Text"><text:s text:c="10"/>"emoticon",</text:p>
      <text:p text:style-name="Preformatted_20_Text"><text:s text:c="10"/>"smiley",</text:p>
      <text:p text:style-name="Preformatted_20_Text"><text:s text:c="10"/>"face",</text:p>
      <text:p text:style-name="Preformatted_20_Text"><text:s text:c="10"/>"bewildered"</text:p>
      <text:p text:style-name="Preformatted_20_Text"><text:s text:c="8"/>],</text:p>
      <text:p text:style-name="Preformatted_20_Text"><text:s text:c="8"/>"defaultCode": 5989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nfused, emoticon23",</text:p>
      <text:p text:style-name="Preformatted_20_Text"><text:s text:c="8"/>"name": "confused",</text:p>
      <text:p text:style-name="Preformatted_20_Text"><text:s text:c="8"/>"order": 1699,</text:p>
      <text:p text:style-name="Preformatted_20_Text"><text:s text:c="8"/>"id": 246,</text:p>
      <text:p text:style-name="Preformatted_20_Text"><text:s text:c="8"/>"prevSize": 32,</text:p>
      <text:p text:style-name="Preformatted_20_Text"><text:s text:c="8"/>"code": 60278</text:p>
      <text:p text:style-name="Preformatted_20_Text"><text:s text:c="6"/>},</text:p>
      <text:p text:style-name="Preformatted_20_Text"><text:s text:c="6"/>"setIdx": 3,</text:p>
      <text:p text:style-name="Preformatted_20_Text"><text:s text:c="6"/>"setId": 1,</text:p>
      <text:p text:style-name="Preformatted_20_Text"><text:s text:c="6"/>"iconIdx": 24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26 512 512 512c282.77 0 512-229.23 512-512s-229.23-512-512-512zM704 256c35.346 0 64 28.654 64 64s-28.654 64-64 64-64-28.654-64-64c0-35.346 28.654-64 64-64zM320 256c35.346 0 64 28.654 64 64s-28.654 64-64 64-64-28.654-64-64c0-35.346 28.654-64 64-64zM687.010 810.56c-82.902 30.18-174.9-12.712-205.080-95.614-18.108-49.742-73.306-75.478-123.048-57.372-45.562 16.588-70.958 64.296-60.988 110.424h-64.86c-9.244-72.508 32.45-144.532 103.956-170.56 82.904-30.18 174.902 12.712 205.082 95.614 18.108 49.742 73.306 75.476 123.046 57.37 45.562-16.584 70.958-64.294 60.988-110.422h64.864c9.24 72.506-32.454 144.532-103.96 170.56z"</text:p>
      <text:p text:style-name="Preformatted_20_Text"><text:s text:c="8"/>],</text:p>
      <text:p text:style-name="Preformatted_20_Text"><text:s text:c="8"/>"tags": [</text:p>
      <text:p text:style-name="Preformatted_20_Text"><text:s text:c="10"/>"confused",</text:p>
      <text:p text:style-name="Preformatted_20_Text"><text:s text:c="10"/>"emoticon",</text:p>
      <text:p text:style-name="Preformatted_20_Text"><text:s text:c="10"/>"smiley",</text:p>
      <text:p text:style-name="Preformatted_20_Text"><text:s text:c="10"/>"face",</text:p>
      <text:p text:style-name="Preformatted_20_Text"><text:soft-page-break/><text:s text:c="10"/>"bewildered"</text:p>
      <text:p text:style-name="Preformatted_20_Text"><text:s text:c="8"/>],</text:p>
      <text:p text:style-name="Preformatted_20_Text"><text:s text:c="8"/>"defaultCode": 5989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nfused2, emoticon24",</text:p>
      <text:p text:style-name="Preformatted_20_Text"><text:s text:c="8"/>"name": "confused2",</text:p>
      <text:p text:style-name="Preformatted_20_Text"><text:s text:c="8"/>"order": 1700,</text:p>
      <text:p text:style-name="Preformatted_20_Text"><text:s text:c="8"/>"id": 247,</text:p>
      <text:p text:style-name="Preformatted_20_Text"><text:s text:c="8"/>"prevSize": 32,</text:p>
      <text:p text:style-name="Preformatted_20_Text"><text:s text:c="8"/>"code": 60279</text:p>
      <text:p text:style-name="Preformatted_20_Text"><text:s text:c="6"/>},</text:p>
      <text:p text:style-name="Preformatted_20_Text"><text:s text:c="6"/>"setIdx": 3,</text:p>
      <text:p text:style-name="Preformatted_20_Text"><text:s text:c="6"/>"setId": 1,</text:p>
      <text:p text:style-name="Preformatted_20_Text"><text:s text:c="6"/>"iconIdx": 24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256 320c0 35.346 28.654 64 64 64s64-28.654 64-64-28.654-64-64-64-64 28.654-64 64zM640 320c0 35.346 28.654 64 64 64s64-28.654 64-64-28.654-64-64-64-64 28.654-64 64zM384 704h256v64h-256v-64z"</text:p>
      <text:p text:style-name="Preformatted_20_Text"><text:s text:c="8"/>],</text:p>
      <text:p text:style-name="Preformatted_20_Text"><text:s text:c="8"/>"tags": [</text:p>
      <text:p text:style-name="Preformatted_20_Text"><text:s text:c="10"/>"neutral",</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89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neutral, emoticon25",</text:p>
      <text:p text:style-name="Preformatted_20_Text"><text:s text:c="8"/>"name": "neutral",</text:p>
      <text:p text:style-name="Preformatted_20_Text"><text:s text:c="8"/>"order": 1701,</text:p>
      <text:p text:style-name="Preformatted_20_Text"><text:s text:c="8"/>"id": 248,</text:p>
      <text:p text:style-name="Preformatted_20_Text"><text:s text:c="8"/>"prevSize": 32,</text:p>
      <text:p text:style-name="Preformatted_20_Text"><text:s text:c="8"/>"code": 60280</text:p>
      <text:p text:style-name="Preformatted_20_Text"><text:s text:c="6"/>},</text:p>
      <text:p text:style-name="Preformatted_20_Text"><text:s text:c="6"/>"setIdx": 3,</text:p>
      <text:p text:style-name="Preformatted_20_Text"><text:s text:c="6"/>"setId": 1,</text:p>
      <text:p text:style-name="Preformatted_20_Text"><text:s text:c="6"/>"iconIdx": 24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26 512 512 512c282.77 0 512-229.23 512-512s-229.23-512-512-512zM640 768h-256v-64h256v64zM704 256c35.346 0 64 28.654 64 64s-28.654 64-64 64-64-28.654-64-64c0-35.346 28.654-64 64-64zM320 256c35.346 0 64 28.654 64 64s-28.654 64-64 64-64-28.654-64-64c0-35.346 28.654-64 64-64z"</text:p>
      <text:p text:style-name="Preformatted_20_Text"><text:s text:c="8"/>],</text:p>
      <text:p text:style-name="Preformatted_20_Text"><text:s text:c="8"/>"tags": [</text:p>
      <text:p text:style-name="Preformatted_20_Text"><text:s text:c="10"/>"neutral",</text:p>
      <text:p text:style-name="Preformatted_20_Text"><text:s text:c="10"/>"emoticon",</text:p>
      <text:p text:style-name="Preformatted_20_Text"><text:s text:c="10"/>"smiley",</text:p>
      <text:p text:style-name="Preformatted_20_Text"><text:soft-page-break/><text:s text:c="10"/>"face"</text:p>
      <text:p text:style-name="Preformatted_20_Text"><text:s text:c="8"/>],</text:p>
      <text:p text:style-name="Preformatted_20_Text"><text:s text:c="8"/>"defaultCode": 5989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neutral2, emoticon26",</text:p>
      <text:p text:style-name="Preformatted_20_Text"><text:s text:c="8"/>"name": "neutral2",</text:p>
      <text:p text:style-name="Preformatted_20_Text"><text:s text:c="8"/>"order": 1702,</text:p>
      <text:p text:style-name="Preformatted_20_Text"><text:s text:c="8"/>"id": 249,</text:p>
      <text:p text:style-name="Preformatted_20_Text"><text:s text:c="8"/>"prevSize": 32,</text:p>
      <text:p text:style-name="Preformatted_20_Text"><text:s text:c="8"/>"code": 60281</text:p>
      <text:p text:style-name="Preformatted_20_Text"><text:s text:c="6"/>},</text:p>
      <text:p text:style-name="Preformatted_20_Text"><text:s text:c="6"/>"setIdx": 3,</text:p>
      <text:p text:style-name="Preformatted_20_Text"><text:s text:c="6"/>"setId": 1,</text:p>
      <text:p text:style-name="Preformatted_20_Text"><text:s text:c="6"/>"iconIdx": 24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256 320c0-35.346 28.654-64 64-64s64 28.654 64 64-28.654 64-64 64-64-28.654-64-64zM640 320c0-35.346 28.654-64 64-64s64 28.654 64 64-28.654 64-64 64-64-28.654-64-64z",</text:p>
      <text:p text:style-name="Preformatted_20_Text"><text:s text:c="10"/>"M675.882 540.118c-37.49-37.49-98.276-37.49-135.766 0s-37.49 98.276 0 135.766c1.204 1.204 2.434 2.368 3.684 3.492 86.528 78.512 288.2-1.842 288.2-103.376-62 40-110.45 9.786-156.118-35.882z",</text:p>
      <text:p text:style-name="Preformatted_20_Text"><text:s text:c="10"/>"M348.118 540.118c37.49-37.49 98.276-37.49 135.766 0s37.49 98.276 0 135.766c-1.204 1.204-2.434 2.368-3.684 3.492-86.528 78.512-288.2-1.842-288.2-103.376 62 40 110.45 9.786 156.118-35.882z"</text:p>
      <text:p text:style-name="Preformatted_20_Text"><text:s text:c="8"/>],</text:p>
      <text:p text:style-name="Preformatted_20_Text"><text:s text:c="8"/>"tags": [</text:p>
      <text:p text:style-name="Preformatted_20_Text"><text:s text:c="10"/>"hipster",</text:p>
      <text:p text:style-name="Preformatted_20_Text"><text:s text:c="10"/>"emoticon",</text:p>
      <text:p text:style-name="Preformatted_20_Text"><text:s text:c="10"/>"smiley",</text:p>
      <text:p text:style-name="Preformatted_20_Text"><text:s text:c="10"/>"mustache",</text:p>
      <text:p text:style-name="Preformatted_20_Text"><text:s text:c="10"/>"face"</text:p>
      <text:p text:style-name="Preformatted_20_Text"><text:s text:c="8"/>],</text:p>
      <text:p text:style-name="Preformatted_20_Text"><text:s text:c="8"/>"defaultCode": 5989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ipster, emoticon27",</text:p>
      <text:p text:style-name="Preformatted_20_Text"><text:s text:c="8"/>"name": "hipster",</text:p>
      <text:p text:style-name="Preformatted_20_Text"><text:s text:c="8"/>"order": 1703,</text:p>
      <text:p text:style-name="Preformatted_20_Text"><text:s text:c="8"/>"id": 250,</text:p>
      <text:p text:style-name="Preformatted_20_Text"><text:s text:c="8"/>"prevSize": 32,</text:p>
      <text:p text:style-name="Preformatted_20_Text"><text:s text:c="8"/>"code": 60282</text:p>
      <text:p text:style-name="Preformatted_20_Text"><text:s text:c="6"/>},</text:p>
      <text:p text:style-name="Preformatted_20_Text"><text:s text:c="6"/>"setIdx": 3,</text:p>
      <text:p text:style-name="Preformatted_20_Text"><text:s text:c="6"/>"setId": 1,</text:p>
      <text:p text:style-name="Preformatted_20_Text"><text:s text:c="6"/>"iconIdx": 24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704 256c35.346 0 64 28.654 64 64s-28.654 64-64 64-64-28.654-64-64 28.654-64 64-64zM320 256c35.346 0 64 28.654 64 64s-28.654 64-64 <text:soft-page-break/>64-64-28.654-64-64 28.654-64 64-64zM543.8 679.376c-1.25-1.124-2.48-2.29-3.684-3.492-18.74-18.74-28.112-43.3-28.118-67.864-0.004 24.562-9.376 49.124-28.118 67.864-1.204 1.204-2.434 2.368-3.684 3.492-86.524 78.512-288.196-1.842-288.196-103.376 62 40 110.45 9.786 156.118-35.882 37.49-37.49 98.276-37.49 135.766 0 18.74 18.74 28.112 43.3 28.118 67.864 0.004-24.562 9.376-49.124 28.118-67.864 37.49-37.49 98.276-37.49 135.766 0 45.664 45.668 94.114 75.882 156.114 35.882 0 101.534-201.672 181.888-288.2 103.376z"</text:p>
      <text:p text:style-name="Preformatted_20_Text"><text:s text:c="8"/>],</text:p>
      <text:p text:style-name="Preformatted_20_Text"><text:s text:c="8"/>"tags": [</text:p>
      <text:p text:style-name="Preformatted_20_Text"><text:s text:c="10"/>"hipster",</text:p>
      <text:p text:style-name="Preformatted_20_Text"><text:s text:c="10"/>"emoticon",</text:p>
      <text:p text:style-name="Preformatted_20_Text"><text:s text:c="10"/>"smiley",</text:p>
      <text:p text:style-name="Preformatted_20_Text"><text:s text:c="10"/>"mustache",</text:p>
      <text:p text:style-name="Preformatted_20_Text"><text:s text:c="10"/>"face"</text:p>
      <text:p text:style-name="Preformatted_20_Text"><text:s text:c="8"/>],</text:p>
      <text:p text:style-name="Preformatted_20_Text"><text:s text:c="8"/>"defaultCode": 5989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ipster2, emoticon28",</text:p>
      <text:p text:style-name="Preformatted_20_Text"><text:s text:c="8"/>"name": "hipster2",</text:p>
      <text:p text:style-name="Preformatted_20_Text"><text:s text:c="8"/>"order": 1704,</text:p>
      <text:p text:style-name="Preformatted_20_Text"><text:s text:c="8"/>"id": 251,</text:p>
      <text:p text:style-name="Preformatted_20_Text"><text:s text:c="8"/>"prevSize": 32,</text:p>
      <text:p text:style-name="Preformatted_20_Text"><text:s text:c="8"/>"code": 60283</text:p>
      <text:p text:style-name="Preformatted_20_Text"><text:s text:c="6"/>},</text:p>
      <text:p text:style-name="Preformatted_20_Text"><text:s text:c="6"/>"setIdx": 3,</text:p>
      <text:p text:style-name="Preformatted_20_Text"><text:s text:c="6"/>"setId": 1,</text:p>
      <text:p text:style-name="Preformatted_20_Text"><text:s text:c="6"/>"iconIdx": 25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745.74 601.62l22.488 76.776-437.008 128.002-22.488-76.776zM256 320c0-35.346 28.654-64 64-64s64 28.654 64 64c0 35.346-28.654 64-64 64s-64-28.654-64-64zM640 320c0-35.346 28.654-64 64-64s64 28.654 64 64c0 35.346-28.654 64-64 64s-64-28.654-64-64z"</text:p>
      <text:p text:style-name="Preformatted_20_Text"><text:s text:c="8"/>],</text:p>
      <text:p text:style-name="Preformatted_20_Text"><text:s text:c="8"/>"tags": [</text:p>
      <text:p text:style-name="Preformatted_20_Text"><text:s text:c="10"/>"wondering",</text:p>
      <text:p text:style-name="Preformatted_20_Text"><text:s text:c="10"/>"emoticon",</text:p>
      <text:p text:style-name="Preformatted_20_Text"><text:s text:c="10"/>"smiley",</text:p>
      <text:p text:style-name="Preformatted_20_Text"><text:s text:c="10"/>"face",</text:p>
      <text:p text:style-name="Preformatted_20_Text"><text:s text:c="10"/>"question"</text:p>
      <text:p text:style-name="Preformatted_20_Text"><text:s text:c="8"/>],</text:p>
      <text:p text:style-name="Preformatted_20_Text"><text:s text:c="8"/>"defaultCode": 5989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wondering, emoticon29",</text:p>
      <text:p text:style-name="Preformatted_20_Text"><text:s text:c="8"/>"name": "wondering",</text:p>
      <text:p text:style-name="Preformatted_20_Text"><text:s text:c="8"/>"order": 1705,</text:p>
      <text:p text:style-name="Preformatted_20_Text"><text:s text:c="8"/>"id": 252,</text:p>
      <text:p text:style-name="Preformatted_20_Text"><text:s text:c="8"/>"prevSize": 32,</text:p>
      <text:p text:style-name="Preformatted_20_Text"><text:s text:c="8"/>"code": 60284</text:p>
      <text:p text:style-name="Preformatted_20_Text"><text:s text:c="6"/>},</text:p>
      <text:p text:style-name="Preformatted_20_Text"><text:s text:c="6"/>"setIdx": 3,</text:p>
      <text:p text:style-name="Preformatted_20_Text"><text:s text:c="6"/>"setId": 1,</text:p>
      <text:p text:style-name="Preformatted_20_Text"><text:soft-page-break/><text:s text:c="6"/>"iconIdx": 25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704 256c35.346 0 64 28.654 64 64s-28.654 64-64 64-64-28.654-64-64 28.654-64 64-64zM256 320c0-35.346 28.654-64 64-64s64 28.654 64 64-28.654 64-64 64-64-28.654-64-64zM331.244 806.386l-22.488-76.774 437-128 22.488 76.774-437 128z"</text:p>
      <text:p text:style-name="Preformatted_20_Text"><text:s text:c="8"/>],</text:p>
      <text:p text:style-name="Preformatted_20_Text"><text:s text:c="8"/>"tags": [</text:p>
      <text:p text:style-name="Preformatted_20_Text"><text:s text:c="10"/>"wondering",</text:p>
      <text:p text:style-name="Preformatted_20_Text"><text:s text:c="10"/>"emoticon",</text:p>
      <text:p text:style-name="Preformatted_20_Text"><text:s text:c="10"/>"smiley",</text:p>
      <text:p text:style-name="Preformatted_20_Text"><text:s text:c="10"/>"face",</text:p>
      <text:p text:style-name="Preformatted_20_Text"><text:s text:c="10"/>"question"</text:p>
      <text:p text:style-name="Preformatted_20_Text"><text:s text:c="8"/>],</text:p>
      <text:p text:style-name="Preformatted_20_Text"><text:s text:c="8"/>"defaultCode": 5990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wondering2, emoticon30",</text:p>
      <text:p text:style-name="Preformatted_20_Text"><text:s text:c="8"/>"name": "wondering2",</text:p>
      <text:p text:style-name="Preformatted_20_Text"><text:s text:c="8"/>"order": 1706,</text:p>
      <text:p text:style-name="Preformatted_20_Text"><text:s text:c="8"/>"id": 253,</text:p>
      <text:p text:style-name="Preformatted_20_Text"><text:s text:c="8"/>"prevSize": 32,</text:p>
      <text:p text:style-name="Preformatted_20_Text"><text:s text:c="8"/>"code": 60285</text:p>
      <text:p text:style-name="Preformatted_20_Text"><text:s text:c="6"/>},</text:p>
      <text:p text:style-name="Preformatted_20_Text"><text:s text:c="6"/>"setIdx": 3,</text:p>
      <text:p text:style-name="Preformatted_20_Text"><text:s text:c="6"/>"setId": 1,</text:p>
      <text:p text:style-name="Preformatted_20_Text"><text:s text:c="6"/>"iconIdx": 25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text:p>
      <text:p text:style-name="Preformatted_20_Text"><text:s text:c="10"/>"M640 672c0 88.366-57.308 160-128.002 160s-128.002-71.634-128.002-160c0-88.366 57.308-160 128.002-160s128.002 71.634 128.002 160z",</text:p>
      <text:p text:style-name="Preformatted_20_Text"><text:s text:c="10"/>"M416 340c-8.19 0-16.378-3.124-22.626-9.374-19.334-19.332-63.412-19.332-82.746 0-12.496 12.498-32.758 12.498-45.254 0-12.498-12.496-12.498-32.758 0-45.254 44.528-44.53 128.726-44.53 173.254 0 12.498 12.496 12.498 32.758 0 45.254-6.248 6.25-14.438 9.374-22.628 9.374z",</text:p>
      <text:p text:style-name="Preformatted_20_Text"><text:s text:c="10"/>"M736 340c-8.19 0-16.378-3.124-22.626-9.374-19.332-19.332-63.414-19.332-82.746 0-12.496 12.498-32.758 12.498-45.254 0-12.498-12.496-12.498-32.758 0-45.254 44.528-44.53 128.726-44.53 173.254 0 12.498 12.496 12.498 32.758 0 45.254-6.248 6.25-14.438 9.374-22.628 9.374z"</text:p>
      <text:p text:style-name="Preformatted_20_Text"><text:s text:c="8"/>],</text:p>
      <text:p text:style-name="Preformatted_20_Text"><text:s text:c="8"/>"tags": [</text:p>
      <text:p text:style-name="Preformatted_20_Text"><text:s text:c="10"/>"sleepy",</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90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oft-page-break/><text:s text:c="8"/>"ligatures": "sleepy, emoticon31",</text:p>
      <text:p text:style-name="Preformatted_20_Text"><text:s text:c="8"/>"name": "sleepy",</text:p>
      <text:p text:style-name="Preformatted_20_Text"><text:s text:c="8"/>"order": 1707,</text:p>
      <text:p text:style-name="Preformatted_20_Text"><text:s text:c="8"/>"id": 254,</text:p>
      <text:p text:style-name="Preformatted_20_Text"><text:s text:c="8"/>"prevSize": 32,</text:p>
      <text:p text:style-name="Preformatted_20_Text"><text:s text:c="8"/>"code": 60286</text:p>
      <text:p text:style-name="Preformatted_20_Text"><text:s text:c="6"/>},</text:p>
      <text:p text:style-name="Preformatted_20_Text"><text:s text:c="6"/>"setIdx": 3,</text:p>
      <text:p text:style-name="Preformatted_20_Text"><text:s text:c="6"/>"setId": 1,</text:p>
      <text:p text:style-name="Preformatted_20_Text"><text:s text:c="6"/>"iconIdx": 25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310.628 330.626c-12.496 12.498-32.758 12.498-45.254 0-12.498-12.496-12.498-32.758 0-45.254 44.528-44.53 128.726-44.53 173.254 0 12.498 12.496 12.498 32.758 0 45.254-6.248 6.25-14.438 9.374-22.628 9.374s-16.378-3.124-22.626-9.374c-19.334-19.332-63.412-19.332-82.746 0zM511.998 832c-70.694 0-128.002-71.634-128.002-160s57.308-160 128.002-160 128.002 71.634 128.002 160-57.308 160-128.002 160zM758.628 330.626c-6.248 6.25-14.438 9.374-22.628 9.374s-16.378-3.124-22.626-9.374c-19.332-19.332-63.414-19.332-82.746 0-12.496 12.498-32.758 12.498-45.254 0-12.498-12.496-12.498-32.758 0-45.254 44.528-44.53 128.726-44.53 173.254 0 12.498 12.498 12.498 32.758 0 45.254z"</text:p>
      <text:p text:style-name="Preformatted_20_Text"><text:s text:c="8"/>],</text:p>
      <text:p text:style-name="Preformatted_20_Text"><text:s text:c="8"/>"tags": [</text:p>
      <text:p text:style-name="Preformatted_20_Text"><text:s text:c="10"/>"sleepy",</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90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leepy2, emoticon32",</text:p>
      <text:p text:style-name="Preformatted_20_Text"><text:s text:c="8"/>"name": "sleepy2",</text:p>
      <text:p text:style-name="Preformatted_20_Text"><text:s text:c="8"/>"order": 1708,</text:p>
      <text:p text:style-name="Preformatted_20_Text"><text:s text:c="8"/>"id": 255,</text:p>
      <text:p text:style-name="Preformatted_20_Text"><text:s text:c="8"/>"prevSize": 32,</text:p>
      <text:p text:style-name="Preformatted_20_Text"><text:s text:c="8"/>"code": 60287</text:p>
      <text:p text:style-name="Preformatted_20_Text"><text:s text:c="6"/>},</text:p>
      <text:p text:style-name="Preformatted_20_Text"><text:s text:c="6"/>"setIdx": 3,</text:p>
      <text:p text:style-name="Preformatted_20_Text"><text:s text:c="6"/>"setId": 1,</text:p>
      <text:p text:style-name="Preformatted_20_Text"><text:s text:c="6"/>"iconIdx": 25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66.312 283.378c-34.742-17.37-69.102-26.060-70.548-26.422-17.146-4.288-34.518 6.138-38.806 23.284-4.284 17.144 6.14 34.518 23.282 38.804 17.626 4.45 38.522 12.12 56.936 21.35-10.648 11.43-17.174 26.752-17.174 43.606 0 35.346 28.654 64 64 64s64-28.654 64-64c0-1.17-0.036-2.33-0.098-3.484-2.032-47.454-45.212-78.946-81.592-97.138z",</text:p>
      <text:p text:style-name="Preformatted_20_Text"><text:s text:c="10"/>"M512 0c-282.77 0-512 229.23-512 512s229.23 512 512 512 512-229.23 512-512-229.23-512-512-512zM236.498 823.664c10.706 5.324 22.756 8.336 35.502 8.336h480c12.746 0 24.796-3.012 35.502-8.338-73.378 64.914-169.828 104.338-275.502 104.338-105.672 0-202.124-39.424-275.502-104.336zM256 752v-96c0-8.674 7.328-16 16-16h112v128h-112c-8.672 0-16-7.326-16-16zM448 768v-128h128v128h-128zM640 768v-128h112c8.674 0 16 7.326 16 16v96c0 8.674-7.326 16-16 16h-112zM823.662 787.502c5.326-10.706 8.338-22.756 8.338-35.502v-96c0-44.112-35.888-80-80-80h-480c-44.112 0-80 35.888-80 80v96c0 12.746 3.012 24.796 8.336 35.502-<text:soft-page-break/>64.912-73.378-104.336-169.828-104.336-275.502 0-229.75 186.25-416 416-416s416 186.25 416 416c0 105.674-39.424 202.124-104.338 275.502z",</text:p>
      <text:p text:style-name="Preformatted_20_Text"><text:s text:c="10"/>"M728.236 256.956c-1.448 0.362-35.806 9.052-70.548 26.422-36.378 18.192-79.558 49.684-81.592 97.138-0.060 1.154-0.098 2.314-0.098 3.484 0 35.346 28.654 64 64 64s64-28.654 64-64c0-16.854-6.526-32.176-17.174-43.606 18.414-9.23 39.31-16.9 56.936-21.35 17.142-4.286 27.566-21.66 23.284-38.804-4.29-17.146-21.662-27.572-38.808-23.284z"</text:p>
      <text:p text:style-name="Preformatted_20_Text"><text:s text:c="8"/>],</text:p>
      <text:p text:style-name="Preformatted_20_Text"><text:s text:c="8"/>"tags": [</text:p>
      <text:p text:style-name="Preformatted_20_Text"><text:s text:c="10"/>"frustrated",</text:p>
      <text:p text:style-name="Preformatted_20_Text"><text:s text:c="10"/>"emoticon",</text:p>
      <text:p text:style-name="Preformatted_20_Text"><text:s text:c="10"/>"smiley",</text:p>
      <text:p text:style-name="Preformatted_20_Text"><text:s text:c="10"/>"face",</text:p>
      <text:p text:style-name="Preformatted_20_Text"><text:s text:c="10"/>"angry"</text:p>
      <text:p text:style-name="Preformatted_20_Text"><text:s text:c="8"/>],</text:p>
      <text:p text:style-name="Preformatted_20_Text"><text:s text:c="8"/>"defaultCode": 5990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rustrated, emoticon33",</text:p>
      <text:p text:style-name="Preformatted_20_Text"><text:s text:c="8"/>"name": "frustrated",</text:p>
      <text:p text:style-name="Preformatted_20_Text"><text:s text:c="8"/>"order": 1709,</text:p>
      <text:p text:style-name="Preformatted_20_Text"><text:s text:c="8"/>"id": 256,</text:p>
      <text:p text:style-name="Preformatted_20_Text"><text:s text:c="8"/>"prevSize": 32,</text:p>
      <text:p text:style-name="Preformatted_20_Text"><text:s text:c="8"/>"code": 60288</text:p>
      <text:p text:style-name="Preformatted_20_Text"><text:s text:c="6"/>},</text:p>
      <text:p text:style-name="Preformatted_20_Text"><text:s text:c="6"/>"setIdx": 3,</text:p>
      <text:p text:style-name="Preformatted_20_Text"><text:s text:c="6"/>"setId": 1,</text:p>
      <text:p text:style-name="Preformatted_20_Text"><text:s text:c="6"/>"iconIdx": 25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656v96c0 8.674 7.328 16 16 16h112v-128h-112c-8.672 0-16 7.326-16 16z",</text:p>
      <text:p text:style-name="Preformatted_20_Text"><text:s text:c="10"/>"M448 640h128v128h-128v-128z",</text:p>
      <text:p text:style-name="Preformatted_20_Text"><text:s text:c="10"/>"M752 640h-112v128h112c8.674 0 16-7.326 16-16v-96c0-8.674-7.326-16-16-16z",</text:p>
      <text:p text:style-name="Preformatted_20_Text"><text:s text:c="10"/>"M512 0c-282.77 0-512 229.23-512 512s229.23 512 512 512 512-229.23 512-512-229.23-512-512-512zM576.096 380.516c2.034-47.454 45.212-78.946 81.592-97.138 34.742-17.37 69.102-26.060 70.548-26.422 17.146-4.288 34.518 6.138 38.806 23.284 4.284 17.144-6.14 34.518-23.284 38.804-17.624 4.45-38.522 12.12-56.936 21.35 10.648 11.43 17.174 26.752 17.174 43.606 0 35.346-28.654 64-64 64s-64-28.654-64-64c0.002-1.17 0.040-2.33 0.1-3.484zM256.958 280.24c4.288-17.146 21.66-27.572 38.806-23.284 1.446 0.362 35.806 9.052 70.548 26.422 36.38 18.192 79.56 49.684 81.592 97.138 0.062 1.154 0.098 2.314 0.098 3.484 0 35.346-28.654 64-64 64s-64-28.654-64-64c0-16.854 6.526-32.176 17.174-43.606-18.414-9.23-39.31-16.9-56.936-21.35-17.142-4.286-27.566-21.66-23.282-38.804zM832 752c0 44.112-35.888 80-80 80h-480c-44.112 0-80-35.888-80-80v-96c0-44.112 35.888-80 80-80h480c44.112 0 80 35.888 80 80v96z"</text:p>
      <text:p text:style-name="Preformatted_20_Text"><text:s text:c="8"/>],</text:p>
      <text:p text:style-name="Preformatted_20_Text"><text:s text:c="8"/>"tags": [</text:p>
      <text:p text:style-name="Preformatted_20_Text"><text:s text:c="10"/>"frustrated",</text:p>
      <text:p text:style-name="Preformatted_20_Text"><text:s text:c="10"/>"emoticon",</text:p>
      <text:p text:style-name="Preformatted_20_Text"><text:s text:c="10"/>"smiley",</text:p>
      <text:p text:style-name="Preformatted_20_Text"><text:s text:c="10"/>"face",</text:p>
      <text:p text:style-name="Preformatted_20_Text"><text:s text:c="10"/>"angry"</text:p>
      <text:p text:style-name="Preformatted_20_Text"><text:s text:c="8"/>],</text:p>
      <text:p text:style-name="Preformatted_20_Text"><text:s text:c="8"/>"defaultCode": 59904,</text:p>
      <text:p text:style-name="Preformatted_20_Text"><text:s text:c="8"/>"grid": 16,</text:p>
      <text:p text:style-name="Preformatted_20_Text"><text:s text:c="8"/>"attrs": []</text:p>
      <text:p text:style-name="Preformatted_20_Text"><text:s text:c="6"/>},</text:p>
      <text:p text:style-name="Preformatted_20_Text"><text:soft-page-break/><text:s text:c="6"/>"attrs": [],</text:p>
      <text:p text:style-name="Preformatted_20_Text"><text:s text:c="6"/>"properties": {</text:p>
      <text:p text:style-name="Preformatted_20_Text"><text:s text:c="8"/>"ligatures": "frustrated2, emoticon34",</text:p>
      <text:p text:style-name="Preformatted_20_Text"><text:s text:c="8"/>"name": "frustrated2",</text:p>
      <text:p text:style-name="Preformatted_20_Text"><text:s text:c="8"/>"order": 1710,</text:p>
      <text:p text:style-name="Preformatted_20_Text"><text:s text:c="8"/>"id": 257,</text:p>
      <text:p text:style-name="Preformatted_20_Text"><text:s text:c="8"/>"prevSize": 32,</text:p>
      <text:p text:style-name="Preformatted_20_Text"><text:s text:c="8"/>"code": 60289</text:p>
      <text:p text:style-name="Preformatted_20_Text"><text:s text:c="6"/>},</text:p>
      <text:p text:style-name="Preformatted_20_Text"><text:s text:c="6"/>"setIdx": 3,</text:p>
      <text:p text:style-name="Preformatted_20_Text"><text:s text:c="6"/>"setId": 1,</text:p>
      <text:p text:style-name="Preformatted_20_Text"><text:s text:c="6"/>"iconIdx": 25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text:p>
      <text:p text:style-name="Preformatted_20_Text"><text:s text:c="10"/>"M800 384h-128c-17.674 0-32-14.328-32-32s14.326-32 32-32h128c17.674 0 32 14.328 32 32s-14.326 32-32 32z",</text:p>
      <text:p text:style-name="Preformatted_20_Text"><text:s text:c="10"/>"M352 384h-128c-17.672 0-32-14.328-32-32s14.328-32 32-32h128c17.672 0 32 14.328 32 32s-14.328 32-32 32z",</text:p>
      <text:p text:style-name="Preformatted_20_Text"><text:s text:c="10"/>"M608 856c-8.19 0-16.378-3.124-22.626-9.374-4.582-4.582-29.42-14.626-73.374-14.626s-68.79 10.044-73.374 14.626c-12.496 12.496-32.758 12.496-45.254 0-12.498-12.496-12.498-32.758 0-45.254 30.122-30.12 92.994-33.372 118.628-33.372 25.632 0 88.506 3.252 118.626 33.374 12.498 12.496 12.498 32.758 0 45.254-6.248 6.248-14.436 9.372-22.626 9.372z",</text:p>
      <text:p text:style-name="Preformatted_20_Text"><text:s text:c="10"/>"M736 576c-17.674 0-32-14.326-32-32v-64c0-17.672 14.326-32 32-32s32 14.328 32 32v64c0 17.674-14.326 32-32 32z",</text:p>
      <text:p text:style-name="Preformatted_20_Text"><text:s text:c="10"/>"M736 768c-17.674 0-32-14.326-32-32v-64c0-17.674 14.326-32 32-32s32 14.326 32 32v64c0 17.674-14.326 32-32 32z",</text:p>
      <text:p text:style-name="Preformatted_20_Text"><text:s text:c="10"/>"M288 576c-17.672 0-32-14.326-32-32v-64c0-17.672 14.328-32 32-32s32 14.328 32 32v64c0 17.674-14.328 32-32 32z",</text:p>
      <text:p text:style-name="Preformatted_20_Text"><text:s text:c="10"/>"M288 768c-17.672 0-32-14.326-32-32v-64c0-17.674 14.328-32 32-32s32 14.326 32 32v64c0 17.674-14.328 32-32 32z"</text:p>
      <text:p text:style-name="Preformatted_20_Text"><text:s text:c="8"/>],</text:p>
      <text:p text:style-name="Preformatted_20_Text"><text:s text:c="8"/>"tags": [</text:p>
      <text:p text:style-name="Preformatted_20_Text"><text:s text:c="10"/>"crying",</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90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rying, emoticon35",</text:p>
      <text:p text:style-name="Preformatted_20_Text"><text:s text:c="8"/>"name": "crying",</text:p>
      <text:p text:style-name="Preformatted_20_Text"><text:s text:c="8"/>"order": 1711,</text:p>
      <text:p text:style-name="Preformatted_20_Text"><text:s text:c="8"/>"id": 258,</text:p>
      <text:p text:style-name="Preformatted_20_Text"><text:s text:c="8"/>"prevSize": 32,</text:p>
      <text:p text:style-name="Preformatted_20_Text"><text:s text:c="8"/>"code": 60290</text:p>
      <text:p text:style-name="Preformatted_20_Text"><text:s text:c="6"/>},</text:p>
      <text:p text:style-name="Preformatted_20_Text"><text:s text:c="6"/>"setIdx": 3,</text:p>
      <text:p text:style-name="Preformatted_20_Text"><text:s text:c="6"/>"setId": 1,</text:p>
      <text:p text:style-name="Preformatted_20_Text"><text:s text:c="6"/>"iconIdx": 25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512 0c-282.77 0-512 229.23-512 512s229.23 512 512 512 512-229.23 512-512-229.23-512-512-512zM320 736c0 17.674-14.328 32-32 32s-32-14.326-32-32v-64c0-17.674 14.328-32 32-32s32 14.326 32 32v64zM320 544c0 17.674-14.328 32-32 32s-32-14.326-32-32v-64c0-17.672 14.328-32 32-32s32 14.328 32 32v64zM352 384h-128c-17.672 0-32-14.328-32-32s14.328-32 32-32h128c17.672 0 32 14.328 32 32s-14.328 32-32 32zM630.626 846.626c-6.248 6.25-14.436 9.374-22.626 9.374s-16.378-3.124-22.626-9.374c-4.582-4.582-29.42-14.626-73.374-14.626s-68.79 10.044-73.374 14.626c-12.496 12.496-32.758 12.496-45.254 0-12.498-12.496-12.498-32.758 0-45.254 30.122-30.12 92.994-33.372 118.628-33.372 25.632 0 88.506 3.252 118.626 33.374 12.498 12.496 12.498 32.756 0 45.252zM768 736c0 17.674-14.326 32-32 32s-32-14.326-32-32v-64c0-17.674 14.326-32 32-32s32 14.326 32 32v64zM768 544c0 17.674-14.326 32-32 32s-32-14.326-32-32v-64c0-17.672 14.326-32 32-32s32 14.328 32 32v64zM800 384h-128c-17.674 0-32-14.328-32-32s14.326-32 32-32h128c17.674 0 32 14.328 32 32s-14.326 32-32 32z"</text:p>
      <text:p text:style-name="Preformatted_20_Text"><text:s text:c="8"/>],</text:p>
      <text:p text:style-name="Preformatted_20_Text"><text:s text:c="8"/>"tags": [</text:p>
      <text:p text:style-name="Preformatted_20_Text"><text:s text:c="10"/>"crying",</text:p>
      <text:p text:style-name="Preformatted_20_Text"><text:s text:c="10"/>"emoticon",</text:p>
      <text:p text:style-name="Preformatted_20_Text"><text:s text:c="10"/>"smiley",</text:p>
      <text:p text:style-name="Preformatted_20_Text"><text:s text:c="10"/>"face"</text:p>
      <text:p text:style-name="Preformatted_20_Text"><text:s text:c="8"/>],</text:p>
      <text:p text:style-name="Preformatted_20_Text"><text:s text:c="8"/>"defaultCode": 5990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rying2, emoticon36",</text:p>
      <text:p text:style-name="Preformatted_20_Text"><text:s text:c="8"/>"name": "crying2",</text:p>
      <text:p text:style-name="Preformatted_20_Text"><text:s text:c="8"/>"order": 1712,</text:p>
      <text:p text:style-name="Preformatted_20_Text"><text:s text:c="8"/>"id": 259,</text:p>
      <text:p text:style-name="Preformatted_20_Text"><text:s text:c="8"/>"prevSize": 32,</text:p>
      <text:p text:style-name="Preformatted_20_Text"><text:s text:c="8"/>"code": 60291</text:p>
      <text:p text:style-name="Preformatted_20_Text"><text:s text:c="6"/>},</text:p>
      <text:p text:style-name="Preformatted_20_Text"><text:s text:c="6"/>"setIdx": 3,</text:p>
      <text:p text:style-name="Preformatted_20_Text"><text:s text:c="6"/>"setId": 1,</text:p>
      <text:p text:style-name="Preformatted_20_Text"><text:s text:c="6"/>"iconIdx": 25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0 608v-160c0-52.934-43.066-96-96-96-17.104 0-33.176 4.494-47.098 12.368-17.076-26.664-46.958-44.368-80.902-44.368-24.564 0-47.004 9.274-64 24.504-16.996-15.23-39.436-24.504-64-24.504-11.214 0-21.986 1.934-32 5.484v-229.484c0-52.934-43.066-96-96-96s-96 43.066-96 96v394.676l-176.018-93.836c-14.536-8.4-31.126-12.84-47.982-12.84-52.934 0-96 43.066-96 96 0 26.368 10.472 50.954 29.49 69.226 0.248 0.238 0.496 0.47 0.75 0.7l239.17 218.074h-45.41c-17.672 0-32 14.326-32 32v192c0 17.674 14.328 32 32 32h640c17.674 0 32-14.326 32-32v-192c0-17.674-14.326-32-32-32h-44.222l72.844-145.69c2.222-4.442 3.378-9.342 3.378-14.31zM896 864c0 17.674-14.326 32-32 32s-32-14.326-32-32 14.326-32 32-32 32 14.326 32 32zM896 600.446l-83.776 167.554h-383.826l-290.818-265.166c-6.18-6.070-9.58-14.164-9.58-22.834 0-17.644 14.356-32 32-32 5.46 0 10.612 1.31 15.324 3.894 0.53 0.324 1.070 0.632 1.622 0.926l224 119.416c9.92 5.288 21.884 4.986 31.52-0.8 9.638-5.782 15.534-16.196 15.534-27.436v-448c0-17.644 14.356-32 32-32s32 14.356 32 32v320c0 17.672 14.326 32 32 32s32-14.328 32-32c0-17.644 14.356-32 32-32s32 14.356 32 32c0 17.672 14.326 32 32 32s32-14.328 32-32c0-17.644 14.356-32 32-32s32 14.356 32 32v32c0 17.672 14.326 32 32 32s32-14.328 32-32c0-17.644 14.356-32 32-32s32 14.356 32 32v152.446z"</text:p>
      <text:p text:style-name="Preformatted_20_Text"><text:s text:c="8"/>],</text:p>
      <text:p text:style-name="Preformatted_20_Text"><text:s text:c="8"/>"tags": [</text:p>
      <text:p text:style-name="Preformatted_20_Text"><text:s text:c="10"/>"point-up",</text:p>
      <text:p text:style-name="Preformatted_20_Text"><text:s text:c="10"/>"finger",</text:p>
      <text:p text:style-name="Preformatted_20_Text"><text:s text:c="10"/>"direction",</text:p>
      <text:p text:style-name="Preformatted_20_Text"><text:s text:c="10"/>"hand"</text:p>
      <text:p text:style-name="Preformatted_20_Text"><text:soft-page-break/><text:s text:c="8"/>],</text:p>
      <text:p text:style-name="Preformatted_20_Text"><text:s text:c="8"/>"defaultCode": 5990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oint-up, finger",</text:p>
      <text:p text:style-name="Preformatted_20_Text"><text:s text:c="8"/>"name": "point-up",</text:p>
      <text:p text:style-name="Preformatted_20_Text"><text:s text:c="8"/>"order": 1713,</text:p>
      <text:p text:style-name="Preformatted_20_Text"><text:s text:c="8"/>"id": 260,</text:p>
      <text:p text:style-name="Preformatted_20_Text"><text:s text:c="8"/>"prevSize": 32,</text:p>
      <text:p text:style-name="Preformatted_20_Text"><text:s text:c="8"/>"code": 60292</text:p>
      <text:p text:style-name="Preformatted_20_Text"><text:s text:c="6"/>},</text:p>
      <text:p text:style-name="Preformatted_20_Text"><text:s text:c="6"/>"setIdx": 3,</text:p>
      <text:p text:style-name="Preformatted_20_Text"><text:s text:c="6"/>"setId": 1,</text:p>
      <text:p text:style-name="Preformatted_20_Text"><text:s text:c="6"/>"iconIdx": 25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16 960h160c52.934 0 96-43.066 96-96 0-17.104-4.494-33.176-12.368-47.098 26.664-17.076 44.368-46.958 44.368-80.902 0-24.564-9.276-47.004-24.504-64 15.228-16.996 24.504-39.436 24.504-64 0-11.214-1.934-21.986-5.484-32h229.484c52.934 0 96-43.066 96-96s-43.066-96-96-96h-394.676l93.836-176.018c8.4-14.536 12.84-31.126 12.84-47.982 0-52.934-43.066-96-96-96-26.368 0-50.954 10.472-69.226 29.49-0.238 0.248-0.47 0.496-0.7 0.75l-218.074 239.17v-45.41c0-17.672-14.326-32-32-32h-192c-17.674 0-32 14.328-32 32v640c0 17.674 14.326 32 32 32h192c17.674 0 32-14.326 32-32v-44.222l145.69 72.844c4.444 2.222 9.342 3.378 14.31 3.378zM160 896c-17.674 0-32-14.326-32-32s14.326-32 32-32 32 14.326 32 32-14.326 32-32 32zM423.556 896l-167.556-83.778v-383.824l265.168-290.818c6.066-6.18 14.162-9.58 22.832-9.58 17.644 0 32 14.356 32 32 0 5.46-1.308 10.612-3.894 15.324-0.324 0.53-0.632 1.070-0.926 1.622l-119.418 224c-5.288 9.92-4.986 21.884 0.8 31.52 5.784 9.638 16.198 15.534 27.438 15.534h448c17.644 0 32 14.356 32 32s-14.356 32-32 32h-320c-17.672 0-32 14.326-32 32s14.328 32 32 32c17.644 0 32 14.356 32 32s-14.356 32-32 32c-17.674 0-32 14.326-32 32s14.326 32 32 32c17.644 0 32 14.356 32 32s-14.356 32-32 32h-32c-17.674 0-32 14.326-32 32s14.326 32 32 32c17.644 0 32 14.356 32 32s-14.356 32-32 32h-152.444z"</text:p>
      <text:p text:style-name="Preformatted_20_Text"><text:s text:c="8"/>],</text:p>
      <text:p text:style-name="Preformatted_20_Text"><text:s text:c="8"/>"tags": [</text:p>
      <text:p text:style-name="Preformatted_20_Text"><text:s text:c="10"/>"point-right",</text:p>
      <text:p text:style-name="Preformatted_20_Text"><text:s text:c="10"/>"finger",</text:p>
      <text:p text:style-name="Preformatted_20_Text"><text:s text:c="10"/>"direction",</text:p>
      <text:p text:style-name="Preformatted_20_Text"><text:s text:c="10"/>"hand"</text:p>
      <text:p text:style-name="Preformatted_20_Text"><text:s text:c="8"/>],</text:p>
      <text:p text:style-name="Preformatted_20_Text"><text:s text:c="8"/>"defaultCode": 5990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oint-right, finger2",</text:p>
      <text:p text:style-name="Preformatted_20_Text"><text:s text:c="8"/>"name": "point-right",</text:p>
      <text:p text:style-name="Preformatted_20_Text"><text:s text:c="8"/>"order": 1714,</text:p>
      <text:p text:style-name="Preformatted_20_Text"><text:s text:c="8"/>"id": 261,</text:p>
      <text:p text:style-name="Preformatted_20_Text"><text:s text:c="8"/>"prevSize": 32,</text:p>
      <text:p text:style-name="Preformatted_20_Text"><text:s text:c="8"/>"code": 60293</text:p>
      <text:p text:style-name="Preformatted_20_Text"><text:s text:c="6"/>},</text:p>
      <text:p text:style-name="Preformatted_20_Text"><text:s text:c="6"/>"setIdx": 3,</text:p>
      <text:p text:style-name="Preformatted_20_Text"><text:s text:c="6"/>"setId": 1,</text:p>
      <text:p text:style-name="Preformatted_20_Text"><text:s text:c="6"/>"iconIdx": 260</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960 416v160c0 52.934-43.066 96-96 96-17.104 0-33.176-4.494-47.098-12.368-17.076 26.662-46.96 44.368-80.902 44.368-24.564 0-47.004-9.276-64-24.504-16.996 15.228-39.436 24.504-64 24.504-11.214 0-21.986-1.934-32-5.484v229.484c0 52.934-43.066 96-96 96-52.936 0-96-43.066-96-96v-394.676l-176.018 93.836c-14.538 8.398-31.126 12.84-47.982 12.84-52.936 0-96-43.066-96-96 0-26.368 10.472-50.952 29.488-69.226 0.248-0.238 0.496-0.47 0.75-0.7l239.17-218.074h-45.408c-17.674 0-32-14.326-32-32v-192c0-17.674 14.326-32 32-32h640c17.674 0 32 14.326 32 32v192c0 17.674-14.326 32-32 32h-44.222l72.842 145.69c2.224 4.442 3.38 9.342 3.38 14.31zM896 160c0-17.674-14.326-32-32-32s-32 14.326-32 32 14.326 32 32 32 32-14.326 32-32zM896 423.554l-83.778-167.554h-383.824l-290.82 265.168c-6.18 6.066-9.578 14.162-9.578 22.832 0 17.644 14.356 32 32 32 5.458 0 10.612-1.308 15.324-3.894 0.53-0.324 1.070-0.632 1.622-0.926l224-119.416c9.92-5.288 21.884-4.986 31.52 0.8 9.638 5.782 15.534 16.196 15.534 27.436v448c0 17.644 14.356 32 32 32s32-14.356 32-32v-320c0-17.672 14.326-32 32-32s32 14.328 32 32c0 17.644 14.356 32 32 32s32-14.356 32-32c0-17.674 14.326-32 32-32s32 14.326 32 32c0 17.644 14.356 32 32 32s32-14.356 32-32v-32c0-17.674 14.326-32 32-32s32 14.326 32 32c0 17.644 14.356 32 32 32s32-14.356 32-32v-152.446z"</text:p>
      <text:p text:style-name="Preformatted_20_Text"><text:s text:c="8"/>],</text:p>
      <text:p text:style-name="Preformatted_20_Text"><text:s text:c="8"/>"tags": [</text:p>
      <text:p text:style-name="Preformatted_20_Text"><text:s text:c="10"/>"point-down",</text:p>
      <text:p text:style-name="Preformatted_20_Text"><text:s text:c="10"/>"finger",</text:p>
      <text:p text:style-name="Preformatted_20_Text"><text:s text:c="10"/>"direction",</text:p>
      <text:p text:style-name="Preformatted_20_Text"><text:s text:c="10"/>"hand"</text:p>
      <text:p text:style-name="Preformatted_20_Text"><text:s text:c="8"/>],</text:p>
      <text:p text:style-name="Preformatted_20_Text"><text:s text:c="8"/>"defaultCode": 5990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oint-down, finger3",</text:p>
      <text:p text:style-name="Preformatted_20_Text"><text:s text:c="8"/>"name": "point-down",</text:p>
      <text:p text:style-name="Preformatted_20_Text"><text:s text:c="8"/>"order": 1715,</text:p>
      <text:p text:style-name="Preformatted_20_Text"><text:s text:c="8"/>"id": 262,</text:p>
      <text:p text:style-name="Preformatted_20_Text"><text:s text:c="8"/>"prevSize": 32,</text:p>
      <text:p text:style-name="Preformatted_20_Text"><text:s text:c="8"/>"code": 60294</text:p>
      <text:p text:style-name="Preformatted_20_Text"><text:s text:c="6"/>},</text:p>
      <text:p text:style-name="Preformatted_20_Text"><text:s text:c="6"/>"setIdx": 3,</text:p>
      <text:p text:style-name="Preformatted_20_Text"><text:s text:c="6"/>"setId": 1,</text:p>
      <text:p text:style-name="Preformatted_20_Text"><text:s text:c="6"/>"iconIdx": 26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08 960h-160c-52.934 0-96-43.066-96-96 0-17.104 4.494-33.176 12.368-47.098-26.662-17.076-44.368-46.958-44.368-80.902 0-24.564 9.276-47.004 24.504-64-15.228-16.996-24.504-39.436-24.504-64 0-11.214 1.934-21.986 5.484-32h-229.484c-52.934 0-96-43.066-96-96 0-52.936 43.066-96 96-96h394.676l-93.836-176.018c-8.398-14.536-12.84-31.126-12.84-47.982 0-52.936 43.066-96 96-96 26.368 0 50.952 10.472 69.224 29.488 0.238 0.248 0.472 0.496 0.7 0.75l218.076 239.17v-45.408c0-17.674 14.326-32 32-32h192c17.674 0 32 14.326 32 32v640c0 17.674-14.326 32-32 32h-192c-17.674 0-32-14.326-32-32v-44.222l-145.69 72.844c-4.442 2.222-9.34 3.378-14.31 3.378zM864 896c17.674 0 32-14.326 32-32s-14.326-32-32-32-32 14.326-32 32 14.326 32 32 32zM600.446 896l167.554-83.778v-383.824l-265.168-290.82c-6.066-6.18-14.162-9.578-22.832-9.578-17.644 0-32 14.356-32 32 0 5.458 1.308 10.612 3.894 15.324 0.324 0.53 0.632 1.070 0.926 1.622l119.416 224c5.29 9.92 4.988 21.884-0.798 31.52-5.784 9.638-16.198 15.534-27.438 15.534h-448c-17.644 0-32 14.356-32 32s14.356 32 32 32h320c17.672 0 32 14.326 32 32s-14.328 32-32 32c-17.644 0-32 14.356-32 32s14.356 32 32 32c17.674 0 32 14.326 32 32s-14.326 32-32 32c-17.644 0-32 14.356-32 32s14.356 32 32 32h32c17.674 0 32 14.326 32 32s-14.326 32-32 32c-17.644 0-32 14.356-32 32s14.356 32 32 32h152.446z"</text:p>
      <text:p text:style-name="Preformatted_20_Text"><text:s text:c="8"/>],</text:p>
      <text:p text:style-name="Preformatted_20_Text"><text:s text:c="8"/>"tags": [</text:p>
      <text:p text:style-name="Preformatted_20_Text"><text:soft-page-break/><text:s text:c="10"/>"point-left",</text:p>
      <text:p text:style-name="Preformatted_20_Text"><text:s text:c="10"/>"finger",</text:p>
      <text:p text:style-name="Preformatted_20_Text"><text:s text:c="10"/>"direction",</text:p>
      <text:p text:style-name="Preformatted_20_Text"><text:s text:c="10"/>"hand"</text:p>
      <text:p text:style-name="Preformatted_20_Text"><text:s text:c="8"/>],</text:p>
      <text:p text:style-name="Preformatted_20_Text"><text:s text:c="8"/>"defaultCode": 5991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oint-left, finger4",</text:p>
      <text:p text:style-name="Preformatted_20_Text"><text:s text:c="8"/>"name": "point-left",</text:p>
      <text:p text:style-name="Preformatted_20_Text"><text:s text:c="8"/>"order": 1716,</text:p>
      <text:p text:style-name="Preformatted_20_Text"><text:s text:c="8"/>"id": 263,</text:p>
      <text:p text:style-name="Preformatted_20_Text"><text:s text:c="8"/>"prevSize": 32,</text:p>
      <text:p text:style-name="Preformatted_20_Text"><text:s text:c="8"/>"code": 60295</text:p>
      <text:p text:style-name="Preformatted_20_Text"><text:s text:c="6"/>},</text:p>
      <text:p text:style-name="Preformatted_20_Text"><text:s text:c="6"/>"setIdx": 3,</text:p>
      <text:p text:style-name="Preformatted_20_Text"><text:s text:c="6"/>"setId": 1,</text:p>
      <text:p text:style-name="Preformatted_20_Text"><text:s text:c="6"/>"iconIdx": 26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92.774l429.102 855.226h-858.206l429.104-855.226zM512 0c-22.070 0-44.14 14.882-60.884 44.648l-437.074 871.112c-33.486 59.532-5 108.24 63.304 108.24h869.308c68.3 0 96.792-48.708 63.3-108.24h0.002l-437.074-871.112c-16.742-29.766-38.812-44.648-60.882-44.648v0z",</text:p>
      <text:p text:style-name="Preformatted_20_Text"><text:s text:c="10"/>"M576 832c0 35.346-28.654 64-64 64s-64-28.654-64-64c0-35.346 28.654-64 64-64s64 28.654 64 64z",</text:p>
      <text:p text:style-name="Preformatted_20_Text"><text:s text:c="10"/>"M512 704c-35.346 0-64-28.654-64-64v-192c0-35.346 28.654-64 64-64s64 28.654 64 64v192c0 35.346-28.654 64-64 64z"</text:p>
      <text:p text:style-name="Preformatted_20_Text"><text:s text:c="8"/>],</text:p>
      <text:p text:style-name="Preformatted_20_Text"><text:s text:c="8"/>"tags": [</text:p>
      <text:p text:style-name="Preformatted_20_Text"><text:s text:c="10"/>"warning",</text:p>
      <text:p text:style-name="Preformatted_20_Text"><text:s text:c="10"/>"sign"</text:p>
      <text:p text:style-name="Preformatted_20_Text"><text:s text:c="8"/>],</text:p>
      <text:p text:style-name="Preformatted_20_Text"><text:s text:c="8"/>"defaultCode": 5991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warning, sign",</text:p>
      <text:p text:style-name="Preformatted_20_Text"><text:s text:c="8"/>"name": "warning2",</text:p>
      <text:p text:style-name="Preformatted_20_Text"><text:s text:c="8"/>"order": 1717,</text:p>
      <text:p text:style-name="Preformatted_20_Text"><text:s text:c="8"/>"id": 264,</text:p>
      <text:p text:style-name="Preformatted_20_Text"><text:s text:c="8"/>"prevSize": 32,</text:p>
      <text:p text:style-name="Preformatted_20_Text"><text:s text:c="8"/>"code": 60296</text:p>
      <text:p text:style-name="Preformatted_20_Text"><text:s text:c="6"/>},</text:p>
      <text:p text:style-name="Preformatted_20_Text"><text:s text:c="6"/>"setIdx": 3,</text:p>
      <text:p text:style-name="Preformatted_20_Text"><text:s text:c="6"/>"setId": 1,</text:p>
      <text:p text:style-name="Preformatted_20_Text"><text:s text:c="6"/>"iconIdx": 26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96c-111.118 0-215.584 43.272-294.156 121.844s-121.844 183.038-121.844 294.156c0 111.118 43.272 215.584 121.844 294.156s183.038 121.844 294.156 121.844c111.118 0 215.584-43.272 294.156-121.844s121.844-183.038 121.844-294.156c0-111.118-43.272-215.584-121.844-294.156s-183.038-121.844-294.156-121.844zM512 0v0c282.77 0 512 229.23 512 512s-229.23 512-512 512c-282.77 0-512-229.23-512-512s229.23-512 512-512zM448 704h128v128h-128zM448 192h128v384h-128z"</text:p>
      <text:p text:style-name="Preformatted_20_Text"><text:soft-page-break/><text:s text:c="8"/>],</text:p>
      <text:p text:style-name="Preformatted_20_Text"><text:s text:c="8"/>"tags": [</text:p>
      <text:p text:style-name="Preformatted_20_Text"><text:s text:c="10"/>"notification",</text:p>
      <text:p text:style-name="Preformatted_20_Text"><text:s text:c="10"/>"warning",</text:p>
      <text:p text:style-name="Preformatted_20_Text"><text:s text:c="10"/>"notice",</text:p>
      <text:p text:style-name="Preformatted_20_Text"><text:s text:c="10"/>"note",</text:p>
      <text:p text:style-name="Preformatted_20_Text"><text:s text:c="10"/>"exclamation"</text:p>
      <text:p text:style-name="Preformatted_20_Text"><text:s text:c="8"/>],</text:p>
      <text:p text:style-name="Preformatted_20_Text"><text:s text:c="8"/>"defaultCode": 5991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notification, warning2",</text:p>
      <text:p text:style-name="Preformatted_20_Text"><text:s text:c="8"/>"name": "notification2",</text:p>
      <text:p text:style-name="Preformatted_20_Text"><text:s text:c="8"/>"order": 1718,</text:p>
      <text:p text:style-name="Preformatted_20_Text"><text:s text:c="8"/>"id": 265,</text:p>
      <text:p text:style-name="Preformatted_20_Text"><text:s text:c="8"/>"prevSize": 32,</text:p>
      <text:p text:style-name="Preformatted_20_Text"><text:s text:c="8"/>"code": 60297</text:p>
      <text:p text:style-name="Preformatted_20_Text"><text:s text:c="6"/>},</text:p>
      <text:p text:style-name="Preformatted_20_Text"><text:s text:c="6"/>"setIdx": 3,</text:p>
      <text:p text:style-name="Preformatted_20_Text"><text:s text:c="6"/>"setId": 1,</text:p>
      <text:p text:style-name="Preformatted_20_Text"><text:s text:c="6"/>"iconIdx": 26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48 704h128v128h-128zM704 256c35.346 0 64 28.654 64 64v192l-192 128h-128v-64l192-128v-64h-320v-128h384zM512 96c-111.118 0-215.584 43.272-294.156 121.844s-121.844 183.038-121.844 294.156c0 111.118 43.272 215.584 121.844 294.156s183.038 121.844 294.156 121.844c111.118 0 215.584-43.272 294.156-121.844s121.844-183.038 121.844-294.156c0-111.118-43.272-215.584-121.844-294.156s-183.038-121.844-294.156-121.844zM512 0v0c282.77 0 512 229.23 512 512s-229.23 512-512 512c-282.77 0-512-229.23-512-512s229.23-512 512-512z"</text:p>
      <text:p text:style-name="Preformatted_20_Text"><text:s text:c="8"/>],</text:p>
      <text:p text:style-name="Preformatted_20_Text"><text:s text:c="8"/>"tags": [</text:p>
      <text:p text:style-name="Preformatted_20_Text"><text:s text:c="10"/>"question",</text:p>
      <text:p text:style-name="Preformatted_20_Text"><text:s text:c="10"/>"help",</text:p>
      <text:p text:style-name="Preformatted_20_Text"><text:s text:c="10"/>"support"</text:p>
      <text:p text:style-name="Preformatted_20_Text"><text:s text:c="8"/>],</text:p>
      <text:p text:style-name="Preformatted_20_Text"><text:s text:c="8"/>"defaultCode": 5991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question, help",</text:p>
      <text:p text:style-name="Preformatted_20_Text"><text:s text:c="8"/>"name": "question",</text:p>
      <text:p text:style-name="Preformatted_20_Text"><text:s text:c="8"/>"order": 1719,</text:p>
      <text:p text:style-name="Preformatted_20_Text"><text:s text:c="8"/>"id": 266,</text:p>
      <text:p text:style-name="Preformatted_20_Text"><text:s text:c="8"/>"prevSize": 32,</text:p>
      <text:p text:style-name="Preformatted_20_Text"><text:s text:c="8"/>"code": 60298</text:p>
      <text:p text:style-name="Preformatted_20_Text"><text:s text:c="6"/>},</text:p>
      <text:p text:style-name="Preformatted_20_Text"><text:s text:c="6"/>"setIdx": 3,</text:p>
      <text:p text:style-name="Preformatted_20_Text"><text:s text:c="6"/>"setId": 1,</text:p>
      <text:p text:style-name="Preformatted_20_Text"><text:s text:c="6"/>"iconIdx": 26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92 384h-352v-352c0-17.672-14.328-32-32-32h-192c-17.672 0-32 14.328-32 32v352h-352c-17.672 0-32 14.328-32 32v192c0 17.672 14.328 32 32 32h352v352c0 <text:soft-page-break/>17.672 14.328 32 32 32h192c17.672 0 32-14.328 32-32v-352h352c17.672 0 32-14.328 32-32v-192c0-17.672-14.328-32-32-32z"</text:p>
      <text:p text:style-name="Preformatted_20_Text"><text:s text:c="8"/>],</text:p>
      <text:p text:style-name="Preformatted_20_Text"><text:s text:c="8"/>"tags": [</text:p>
      <text:p text:style-name="Preformatted_20_Text"><text:s text:c="10"/>"plus",</text:p>
      <text:p text:style-name="Preformatted_20_Text"><text:s text:c="10"/>"add",</text:p>
      <text:p text:style-name="Preformatted_20_Text"><text:s text:c="10"/>"sum"</text:p>
      <text:p text:style-name="Preformatted_20_Text"><text:s text:c="8"/>],</text:p>
      <text:p text:style-name="Preformatted_20_Text"><text:s text:c="8"/>"defaultCode": 5991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lus, add",</text:p>
      <text:p text:style-name="Preformatted_20_Text"><text:s text:c="8"/>"name": "plus2",</text:p>
      <text:p text:style-name="Preformatted_20_Text"><text:s text:c="8"/>"order": 1720,</text:p>
      <text:p text:style-name="Preformatted_20_Text"><text:s text:c="8"/>"id": 267,</text:p>
      <text:p text:style-name="Preformatted_20_Text"><text:s text:c="8"/>"prevSize": 32,</text:p>
      <text:p text:style-name="Preformatted_20_Text"><text:s text:c="8"/>"code": 60299</text:p>
      <text:p text:style-name="Preformatted_20_Text"><text:s text:c="6"/>},</text:p>
      <text:p text:style-name="Preformatted_20_Text"><text:s text:c="6"/>"setIdx": 3,</text:p>
      <text:p text:style-name="Preformatted_20_Text"><text:s text:c="6"/>"setId": 1,</text:p>
      <text:p text:style-name="Preformatted_20_Text"><text:s text:c="6"/>"iconIdx": 26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416v192c0 17.672 14.328 32 32 32h960c17.672 0 32-14.328 32-32v-192c0-17.672-14.328-32-32-32h-960c-17.672 0-32 14.328-32 32z"</text:p>
      <text:p text:style-name="Preformatted_20_Text"><text:s text:c="8"/>],</text:p>
      <text:p text:style-name="Preformatted_20_Text"><text:s text:c="8"/>"tags": [</text:p>
      <text:p text:style-name="Preformatted_20_Text"><text:s text:c="10"/>"minus",</text:p>
      <text:p text:style-name="Preformatted_20_Text"><text:s text:c="10"/>"subtract",</text:p>
      <text:p text:style-name="Preformatted_20_Text"><text:s text:c="10"/>"minimize",</text:p>
      <text:p text:style-name="Preformatted_20_Text"><text:s text:c="10"/>"line"</text:p>
      <text:p text:style-name="Preformatted_20_Text"><text:s text:c="8"/>],</text:p>
      <text:p text:style-name="Preformatted_20_Text"><text:s text:c="8"/>"defaultCode": 5991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inus, subtract",</text:p>
      <text:p text:style-name="Preformatted_20_Text"><text:s text:c="8"/>"name": "minus2",</text:p>
      <text:p text:style-name="Preformatted_20_Text"><text:s text:c="8"/>"order": 1721,</text:p>
      <text:p text:style-name="Preformatted_20_Text"><text:s text:c="8"/>"id": 268,</text:p>
      <text:p text:style-name="Preformatted_20_Text"><text:s text:c="8"/>"prevSize": 32,</text:p>
      <text:p text:style-name="Preformatted_20_Text"><text:s text:c="8"/>"code": 60300</text:p>
      <text:p text:style-name="Preformatted_20_Text"><text:s text:c="6"/>},</text:p>
      <text:p text:style-name="Preformatted_20_Text"><text:s text:c="6"/>"setIdx": 3,</text:p>
      <text:p text:style-name="Preformatted_20_Text"><text:s text:c="6"/>"setId": 1,</text:p>
      <text:p text:style-name="Preformatted_20_Text"><text:s text:c="6"/>"iconIdx": 26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48 304c0-26.4 21.6-48 48-48h32c26.4 0 48 21.6 48 48v32c0 26.4-21.6 48-48 48h-32c-26.4 0-48-21.6-48-48v-32z",</text:p>
      <text:p text:style-name="Preformatted_20_Text"><text:s text:c="10"/>"M640 768h-256v-64h64v-192h-64v-64h192v256h64z",</text:p>
      <text:p text:style-name="Preformatted_20_Text"><text:s text:c="10"/>"M512 0c-282.77 0-512 229.23-512 512s229.23 512 512 512 512-229.23 512-512-229.23-512-512-512zM512 928c-229.75 0-416-186.25-416-416s186.25-416 416-416 416 186.25 416 416-186.25 416-416 416z"</text:p>
      <text:p text:style-name="Preformatted_20_Text"><text:s text:c="8"/>],</text:p>
      <text:p text:style-name="Preformatted_20_Text"><text:soft-page-break/><text:s text:c="8"/>"tags": [</text:p>
      <text:p text:style-name="Preformatted_20_Text"><text:s text:c="10"/>"info",</text:p>
      <text:p text:style-name="Preformatted_20_Text"><text:s text:c="10"/>"information"</text:p>
      <text:p text:style-name="Preformatted_20_Text"><text:s text:c="8"/>],</text:p>
      <text:p text:style-name="Preformatted_20_Text"><text:s text:c="8"/>"defaultCode": 5991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nfo, information",</text:p>
      <text:p text:style-name="Preformatted_20_Text"><text:s text:c="8"/>"name": "info2",</text:p>
      <text:p text:style-name="Preformatted_20_Text"><text:s text:c="8"/>"order": 1722,</text:p>
      <text:p text:style-name="Preformatted_20_Text"><text:s text:c="8"/>"id": 269,</text:p>
      <text:p text:style-name="Preformatted_20_Text"><text:s text:c="8"/>"prevSize": 32,</text:p>
      <text:p text:style-name="Preformatted_20_Text"><text:s text:c="8"/>"code": 60301</text:p>
      <text:p text:style-name="Preformatted_20_Text"><text:s text:c="6"/>},</text:p>
      <text:p text:style-name="Preformatted_20_Text"><text:s text:c="6"/>"setIdx": 3,</text:p>
      <text:p text:style-name="Preformatted_20_Text"><text:s text:c="6"/>"setId": 1,</text:p>
      <text:p text:style-name="Preformatted_20_Text"><text:s text:c="6"/>"iconIdx": 26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928c-229.75 0-416-186.25-416-416s186.25-416 416-416 416 186.25 416 416-186.25 416-416 416z",</text:p>
      <text:p text:style-name="Preformatted_20_Text"><text:s text:c="10"/>"M672 256l-160 160-160-160-96 96 160 160-160 160 96 96 160-160 160 160 96-96-160-160 160-160z"</text:p>
      <text:p text:style-name="Preformatted_20_Text"><text:s text:c="8"/>],</text:p>
      <text:p text:style-name="Preformatted_20_Text"><text:s text:c="8"/>"tags": [</text:p>
      <text:p text:style-name="Preformatted_20_Text"><text:s text:c="10"/>"cancel-circle",</text:p>
      <text:p text:style-name="Preformatted_20_Text"><text:s text:c="10"/>"close",</text:p>
      <text:p text:style-name="Preformatted_20_Text"><text:s text:c="10"/>"remove",</text:p>
      <text:p text:style-name="Preformatted_20_Text"><text:s text:c="10"/>"delete"</text:p>
      <text:p text:style-name="Preformatted_20_Text"><text:s text:c="8"/>],</text:p>
      <text:p text:style-name="Preformatted_20_Text"><text:s text:c="8"/>"defaultCode": 5991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ancel-circle, close",</text:p>
      <text:p text:style-name="Preformatted_20_Text"><text:s text:c="8"/>"name": "cancel-circle",</text:p>
      <text:p text:style-name="Preformatted_20_Text"><text:s text:c="8"/>"order": 1723,</text:p>
      <text:p text:style-name="Preformatted_20_Text"><text:s text:c="8"/>"id": 270,</text:p>
      <text:p text:style-name="Preformatted_20_Text"><text:s text:c="8"/>"prevSize": 32,</text:p>
      <text:p text:style-name="Preformatted_20_Text"><text:s text:c="8"/>"code": 60302</text:p>
      <text:p text:style-name="Preformatted_20_Text"><text:s text:c="6"/>},</text:p>
      <text:p text:style-name="Preformatted_20_Text"><text:s text:c="6"/>"setIdx": 3,</text:p>
      <text:p text:style-name="Preformatted_20_Text"><text:s text:c="6"/>"setId": 1,</text:p>
      <text:p text:style-name="Preformatted_20_Text"><text:s text:c="6"/>"iconIdx": 26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4.040 149.96c-96.706-96.702-225.28-149.96-362.040-149.96s-265.334 53.258-362.040 149.96c-96.702 96.706-149.96 225.28-149.96 362.040s53.258 265.334 149.96 362.040c96.706 96.702 225.28 149.96 362.040 149.96s265.334-53.258 362.040-149.96c96.702-96.706 149.96-225.28 149.96-362.040s-53.258-265.334-149.96-362.040zM896 512c0 82.814-26.354 159.588-71.112 222.38l-535.266-535.268c62.792-44.758 139.564-71.112 222.378-71.112 211.738 0 384 172.262 384 384zM128 512c0-82.814 26.354-159.586 71.112-222.378l535.27 535.268c-62.794 44.756-139.568 71.11-222.382 71.11-211.738 0-384-172.262-384-384z"</text:p>
      <text:p text:style-name="Preformatted_20_Text"><text:soft-page-break/><text:s text:c="8"/>],</text:p>
      <text:p text:style-name="Preformatted_20_Text"><text:s text:c="8"/>"tags": [</text:p>
      <text:p text:style-name="Preformatted_20_Text"><text:s text:c="10"/>"blocked",</text:p>
      <text:p text:style-name="Preformatted_20_Text"><text:s text:c="10"/>"forbidden",</text:p>
      <text:p text:style-name="Preformatted_20_Text"><text:s text:c="10"/>"denied",</text:p>
      <text:p text:style-name="Preformatted_20_Text"><text:s text:c="10"/>"banned"</text:p>
      <text:p text:style-name="Preformatted_20_Text"><text:s text:c="8"/>],</text:p>
      <text:p text:style-name="Preformatted_20_Text"><text:s text:c="8"/>"defaultCode": 5991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locked, forbidden",</text:p>
      <text:p text:style-name="Preformatted_20_Text"><text:s text:c="8"/>"name": "blocked",</text:p>
      <text:p text:style-name="Preformatted_20_Text"><text:s text:c="8"/>"order": 1724,</text:p>
      <text:p text:style-name="Preformatted_20_Text"><text:s text:c="8"/>"id": 271,</text:p>
      <text:p text:style-name="Preformatted_20_Text"><text:s text:c="8"/>"prevSize": 32,</text:p>
      <text:p text:style-name="Preformatted_20_Text"><text:s text:c="8"/>"code": 60303</text:p>
      <text:p text:style-name="Preformatted_20_Text"><text:s text:c="6"/>},</text:p>
      <text:p text:style-name="Preformatted_20_Text"><text:s text:c="6"/>"setIdx": 3,</text:p>
      <text:p text:style-name="Preformatted_20_Text"><text:s text:c="6"/>"setId": 1,</text:p>
      <text:p text:style-name="Preformatted_20_Text"><text:s text:c="6"/>"iconIdx": 27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14.662 822.66c-0.004-0.004-0.008-0.008-0.012-0.010l-310.644-310.65 310.644-310.65c0.004-0.004 0.008-0.006 0.012-0.010 3.344-3.346 5.762-7.254 7.312-11.416 4.246-11.376 1.824-24.682-7.324-33.83l-146.746-146.746c-9.148-9.146-22.45-11.566-33.828-7.32-4.16 1.55-8.070 3.968-11.418 7.31 0 0.004-0.004 0.006-0.008 0.010l-310.648 310.652-310.648-310.65c-0.004-0.004-0.006-0.006-0.010-0.010-3.346-3.342-7.254-5.76-11.414-7.31-11.38-4.248-24.682-1.826-33.83 7.32l-146.748 146.748c-9.148 9.148-11.568 22.452-7.322 33.828 1.552 4.16 3.97 8.072 7.312 11.416 0.004 0.002 0.006 0.006 0.010 0.010l310.65 310.648-310.65 310.652c-0.002 0.004-0.006 0.006-0.008 0.010-3.342 3.346-5.76 7.254-7.314 11.414-4.248 11.376-1.826 24.682 7.322 33.83l146.748 146.746c9.15 9.148 22.452 11.568 33.83 7.322 4.16-1.552 8.070-3.97 11.416-7.312 0.002-0.004 0.006-0.006 0.010-0.010l310.648-310.65 310.648 310.65c0.004 0.002 0.008 0.006 0.012 0.008 3.348 3.344 7.254 5.762 11.414 7.314 11.378 4.246 24.684 1.826 33.828-7.322l146.746-146.748c9.148-9.148 11.57-22.454 7.324-33.83-1.552-4.16-3.97-8.068-7.314-11.414z"</text:p>
      <text:p text:style-name="Preformatted_20_Text"><text:s text:c="8"/>],</text:p>
      <text:p text:style-name="Preformatted_20_Text"><text:s text:c="8"/>"tags": [</text:p>
      <text:p text:style-name="Preformatted_20_Text"><text:s text:c="10"/>"cross",</text:p>
      <text:p text:style-name="Preformatted_20_Text"><text:s text:c="10"/>"cancel",</text:p>
      <text:p text:style-name="Preformatted_20_Text"><text:s text:c="10"/>"close",</text:p>
      <text:p text:style-name="Preformatted_20_Text"><text:s text:c="10"/>"quit",</text:p>
      <text:p text:style-name="Preformatted_20_Text"><text:s text:c="10"/>"remove"</text:p>
      <text:p text:style-name="Preformatted_20_Text"><text:s text:c="8"/>],</text:p>
      <text:p text:style-name="Preformatted_20_Text"><text:s text:c="8"/>"defaultCode": 5991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ross, cancel",</text:p>
      <text:p text:style-name="Preformatted_20_Text"><text:s text:c="8"/>"name": "cross2",</text:p>
      <text:p text:style-name="Preformatted_20_Text"><text:s text:c="8"/>"order": 1725,</text:p>
      <text:p text:style-name="Preformatted_20_Text"><text:s text:c="8"/>"id": 272,</text:p>
      <text:p text:style-name="Preformatted_20_Text"><text:s text:c="8"/>"prevSize": 32,</text:p>
      <text:p text:style-name="Preformatted_20_Text"><text:s text:c="8"/>"code": 60304</text:p>
      <text:p text:style-name="Preformatted_20_Text"><text:s text:c="6"/>},</text:p>
      <text:p text:style-name="Preformatted_20_Text"><text:s text:c="6"/>"setIdx": 3,</text:p>
      <text:p text:style-name="Preformatted_20_Text"><text:soft-page-break/><text:s text:c="6"/>"setId": 1,</text:p>
      <text:p text:style-name="Preformatted_20_Text"><text:s text:c="6"/>"iconIdx": 27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64 128l-480 480-224-224-160 160 384 384 640-640z"</text:p>
      <text:p text:style-name="Preformatted_20_Text"><text:s text:c="8"/>],</text:p>
      <text:p text:style-name="Preformatted_20_Text"><text:s text:c="8"/>"tags": [</text:p>
      <text:p text:style-name="Preformatted_20_Text"><text:s text:c="10"/>"checkmark",</text:p>
      <text:p text:style-name="Preformatted_20_Text"><text:s text:c="10"/>"tick",</text:p>
      <text:p text:style-name="Preformatted_20_Text"><text:s text:c="10"/>"correct",</text:p>
      <text:p text:style-name="Preformatted_20_Text"><text:s text:c="10"/>"accept",</text:p>
      <text:p text:style-name="Preformatted_20_Text"><text:s text:c="10"/>"ok"</text:p>
      <text:p text:style-name="Preformatted_20_Text"><text:s text:c="8"/>],</text:p>
      <text:p text:style-name="Preformatted_20_Text"><text:s text:c="8"/>"defaultCode": 5992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heckmark, tick",</text:p>
      <text:p text:style-name="Preformatted_20_Text"><text:s text:c="8"/>"name": "checkmark",</text:p>
      <text:p text:style-name="Preformatted_20_Text"><text:s text:c="8"/>"order": 1726,</text:p>
      <text:p text:style-name="Preformatted_20_Text"><text:s text:c="8"/>"id": 273,</text:p>
      <text:p text:style-name="Preformatted_20_Text"><text:s text:c="8"/>"prevSize": 32,</text:p>
      <text:p text:style-name="Preformatted_20_Text"><text:s text:c="8"/>"code": 60305</text:p>
      <text:p text:style-name="Preformatted_20_Text"><text:s text:c="6"/>},</text:p>
      <text:p text:style-name="Preformatted_20_Text"><text:s text:c="6"/>"setIdx": 3,</text:p>
      <text:p text:style-name="Preformatted_20_Text"><text:s text:c="6"/>"setId": 1,</text:p>
      <text:p text:style-name="Preformatted_20_Text"><text:s text:c="6"/>"iconIdx": 27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97.434 917.696l-397.868-391.6 197.378-194.27 200.49 197.332 429.62-422.852 197.378 194.27-626.998 617.12zM107.912 526.096l289.524 284.962 518.656-510.482-89.036-87.632-429.62 422.852-200.49-197.334-89.034 87.634z"</text:p>
      <text:p text:style-name="Preformatted_20_Text"><text:s text:c="8"/>],</text:p>
      <text:p text:style-name="Preformatted_20_Text"><text:s text:c="8"/>"tags": [</text:p>
      <text:p text:style-name="Preformatted_20_Text"><text:s text:c="10"/>"checkmark",</text:p>
      <text:p text:style-name="Preformatted_20_Text"><text:s text:c="10"/>"tick",</text:p>
      <text:p text:style-name="Preformatted_20_Text"><text:s text:c="10"/>"correct",</text:p>
      <text:p text:style-name="Preformatted_20_Text"><text:s text:c="10"/>"accept",</text:p>
      <text:p text:style-name="Preformatted_20_Text"><text:s text:c="10"/>"ok"</text:p>
      <text:p text:style-name="Preformatted_20_Text"><text:s text:c="8"/>],</text:p>
      <text:p text:style-name="Preformatted_20_Text"><text:s text:c="8"/>"defaultCode": 5992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heckmark2, tick2",</text:p>
      <text:p text:style-name="Preformatted_20_Text"><text:s text:c="8"/>"name": "checkmark2",</text:p>
      <text:p text:style-name="Preformatted_20_Text"><text:s text:c="8"/>"order": 1727,</text:p>
      <text:p text:style-name="Preformatted_20_Text"><text:s text:c="8"/>"id": 274,</text:p>
      <text:p text:style-name="Preformatted_20_Text"><text:s text:c="8"/>"prevSize": 32,</text:p>
      <text:p text:style-name="Preformatted_20_Text"><text:s text:c="8"/>"code": 60306</text:p>
      <text:p text:style-name="Preformatted_20_Text"><text:s text:c="6"/>},</text:p>
      <text:p text:style-name="Preformatted_20_Text"><text:s text:c="6"/>"setIdx": 3,</text:p>
      <text:p text:style-name="Preformatted_20_Text"><text:s text:c="6"/>"setId": 1,</text:p>
      <text:p text:style-name="Preformatted_20_Text"><text:s text:c="6"/>"iconIdx": 273</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128 256h128v192h64v-384c0-35.2-28.8-64-64-64h-128c-35.2 0-64 28.8-64 64v384h64v-192zM128 64h128v128h-128v-128zM960 64v-64h-192c-35.202 0-64 28.8-64 64v320c0 35.2 28.798 64 64 64h192v-64h-192v-320h192zM640 160v-96c0-35.2-28.8-64-64-64h-192v448h192c35.2 0 64-28.8 64-64v-96c0-35.2-8.8-64-44-64 35.2 0 44-28.8 44-64zM576 384h-128v-128h128v128zM576 192h-128v-128h128v128zM832 576l-416 448-224-288 82-70 142 148 352-302z"</text:p>
      <text:p text:style-name="Preformatted_20_Text"><text:s text:c="8"/>],</text:p>
      <text:p text:style-name="Preformatted_20_Text"><text:s text:c="8"/>"tags": [</text:p>
      <text:p text:style-name="Preformatted_20_Text"><text:s text:c="10"/>"spell-check",</text:p>
      <text:p text:style-name="Preformatted_20_Text"><text:s text:c="10"/>"spelling",</text:p>
      <text:p text:style-name="Preformatted_20_Text"><text:s text:c="10"/>"correct"</text:p>
      <text:p text:style-name="Preformatted_20_Text"><text:s text:c="8"/>],</text:p>
      <text:p text:style-name="Preformatted_20_Text"><text:s text:c="8"/>"defaultCode": 5992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pell-check, spelling",</text:p>
      <text:p text:style-name="Preformatted_20_Text"><text:s text:c="8"/>"name": "spell-check",</text:p>
      <text:p text:style-name="Preformatted_20_Text"><text:s text:c="8"/>"order": 1728,</text:p>
      <text:p text:style-name="Preformatted_20_Text"><text:s text:c="8"/>"id": 275,</text:p>
      <text:p text:style-name="Preformatted_20_Text"><text:s text:c="8"/>"prevSize": 32,</text:p>
      <text:p text:style-name="Preformatted_20_Text"><text:s text:c="8"/>"code": 60307</text:p>
      <text:p text:style-name="Preformatted_20_Text"><text:s text:c="6"/>},</text:p>
      <text:p text:style-name="Preformatted_20_Text"><text:s text:c="6"/>"setIdx": 3,</text:p>
      <text:p text:style-name="Preformatted_20_Text"><text:s text:c="6"/>"setId": 1,</text:p>
      <text:p text:style-name="Preformatted_20_Text"><text:s text:c="6"/>"iconIdx": 27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512h-320v-128h320v-128l192 192-192 192zM1024 0v832l-384 192v-192h-384v-256h64v192h320v-576l256-128h-576v256h-64v-320z"</text:p>
      <text:p text:style-name="Preformatted_20_Text"><text:s text:c="8"/>],</text:p>
      <text:p text:style-name="Preformatted_20_Text"><text:s text:c="8"/>"tags": [</text:p>
      <text:p text:style-name="Preformatted_20_Text"><text:s text:c="10"/>"enter",</text:p>
      <text:p text:style-name="Preformatted_20_Text"><text:s text:c="10"/>"signin",</text:p>
      <text:p text:style-name="Preformatted_20_Text"><text:s text:c="10"/>"login"</text:p>
      <text:p text:style-name="Preformatted_20_Text"><text:s text:c="8"/>],</text:p>
      <text:p text:style-name="Preformatted_20_Text"><text:s text:c="8"/>"defaultCode": 5992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nter, signin",</text:p>
      <text:p text:style-name="Preformatted_20_Text"><text:s text:c="8"/>"name": "enter",</text:p>
      <text:p text:style-name="Preformatted_20_Text"><text:s text:c="8"/>"order": 1729,</text:p>
      <text:p text:style-name="Preformatted_20_Text"><text:s text:c="8"/>"id": 276,</text:p>
      <text:p text:style-name="Preformatted_20_Text"><text:s text:c="8"/>"prevSize": 32,</text:p>
      <text:p text:style-name="Preformatted_20_Text"><text:s text:c="8"/>"code": 60308</text:p>
      <text:p text:style-name="Preformatted_20_Text"><text:s text:c="6"/>},</text:p>
      <text:p text:style-name="Preformatted_20_Text"><text:s text:c="6"/>"setIdx": 3,</text:p>
      <text:p text:style-name="Preformatted_20_Text"><text:s text:c="6"/>"setId": 1,</text:p>
      <text:p text:style-name="Preformatted_20_Text"><text:s text:c="6"/>"iconIdx": 27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640v-128h-320v-128h320v-128l192 192zM704 576v256h-320v192l-384-192v-832h704v320h-64v-256h-512l256 128v576h256v-192z"</text:p>
      <text:p text:style-name="Preformatted_20_Text"><text:soft-page-break/><text:s text:c="8"/>],</text:p>
      <text:p text:style-name="Preformatted_20_Text"><text:s text:c="8"/>"tags": [</text:p>
      <text:p text:style-name="Preformatted_20_Text"><text:s text:c="10"/>"exit",</text:p>
      <text:p text:style-name="Preformatted_20_Text"><text:s text:c="10"/>"signout",</text:p>
      <text:p text:style-name="Preformatted_20_Text"><text:s text:c="10"/>"logout",</text:p>
      <text:p text:style-name="Preformatted_20_Text"><text:s text:c="10"/>"quit",</text:p>
      <text:p text:style-name="Preformatted_20_Text"><text:s text:c="10"/>"close"</text:p>
      <text:p text:style-name="Preformatted_20_Text"><text:s text:c="8"/>],</text:p>
      <text:p text:style-name="Preformatted_20_Text"><text:s text:c="8"/>"defaultCode": 5992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xit, signout",</text:p>
      <text:p text:style-name="Preformatted_20_Text"><text:s text:c="8"/>"name": "exit",</text:p>
      <text:p text:style-name="Preformatted_20_Text"><text:s text:c="8"/>"order": 1730,</text:p>
      <text:p text:style-name="Preformatted_20_Text"><text:s text:c="8"/>"id": 277,</text:p>
      <text:p text:style-name="Preformatted_20_Text"><text:s text:c="8"/>"prevSize": 32,</text:p>
      <text:p text:style-name="Preformatted_20_Text"><text:s text:c="8"/>"code": 60309</text:p>
      <text:p text:style-name="Preformatted_20_Text"><text:s text:c="6"/>},</text:p>
      <text:p text:style-name="Preformatted_20_Text"><text:s text:c="6"/>"setIdx": 3,</text:p>
      <text:p text:style-name="Preformatted_20_Text"><text:s text:c="6"/>"setId": 1,</text:p>
      <text:p text:style-name="Preformatted_20_Text"><text:s text:c="6"/>"iconIdx": 27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928c-229.75 0-416-186.25-416-416s186.25-416 416-416 416 186.25 416 416-186.25 416-416 416zM384 288l384 224-384 224z"</text:p>
      <text:p text:style-name="Preformatted_20_Text"><text:s text:c="8"/>],</text:p>
      <text:p text:style-name="Preformatted_20_Text"><text:s text:c="8"/>"tags": [</text:p>
      <text:p text:style-name="Preformatted_20_Text"><text:s text:c="10"/>"play",</text:p>
      <text:p text:style-name="Preformatted_20_Text"><text:s text:c="10"/>"player"</text:p>
      <text:p text:style-name="Preformatted_20_Text"><text:s text:c="8"/>],</text:p>
      <text:p text:style-name="Preformatted_20_Text"><text:s text:c="8"/>"defaultCode": 5992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lay2, player",</text:p>
      <text:p text:style-name="Preformatted_20_Text"><text:s text:c="8"/>"name": "play2",</text:p>
      <text:p text:style-name="Preformatted_20_Text"><text:s text:c="8"/>"order": 1731,</text:p>
      <text:p text:style-name="Preformatted_20_Text"><text:s text:c="8"/>"id": 278,</text:p>
      <text:p text:style-name="Preformatted_20_Text"><text:s text:c="8"/>"prevSize": 32,</text:p>
      <text:p text:style-name="Preformatted_20_Text"><text:s text:c="8"/>"code": 60310</text:p>
      <text:p text:style-name="Preformatted_20_Text"><text:s text:c="6"/>},</text:p>
      <text:p text:style-name="Preformatted_20_Text"><text:s text:c="6"/>"setIdx": 3,</text:p>
      <text:p text:style-name="Preformatted_20_Text"><text:s text:c="6"/>"setId": 1,</text:p>
      <text:p text:style-name="Preformatted_20_Text"><text:s text:c="6"/>"iconIdx": 27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928c-229.75 0-416-186.25-416-416s186.25-416 416-416 416 186.25 416 416-186.25 416-416 416zM320 320h128v384h-128zM576 320h128v384h-128z"</text:p>
      <text:p text:style-name="Preformatted_20_Text"><text:s text:c="8"/>],</text:p>
      <text:p text:style-name="Preformatted_20_Text"><text:s text:c="8"/>"tags": [</text:p>
      <text:p text:style-name="Preformatted_20_Text"><text:s text:c="10"/>"pause",</text:p>
      <text:p text:style-name="Preformatted_20_Text"><text:s text:c="10"/>"player"</text:p>
      <text:p text:style-name="Preformatted_20_Text"><text:soft-page-break/><text:s text:c="8"/>],</text:p>
      <text:p text:style-name="Preformatted_20_Text"><text:s text:c="8"/>"defaultCode": 5992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use, player2",</text:p>
      <text:p text:style-name="Preformatted_20_Text"><text:s text:c="8"/>"name": "pause",</text:p>
      <text:p text:style-name="Preformatted_20_Text"><text:s text:c="8"/>"order": 1732,</text:p>
      <text:p text:style-name="Preformatted_20_Text"><text:s text:c="8"/>"id": 279,</text:p>
      <text:p text:style-name="Preformatted_20_Text"><text:s text:c="8"/>"prevSize": 32,</text:p>
      <text:p text:style-name="Preformatted_20_Text"><text:s text:c="8"/>"code": 60311</text:p>
      <text:p text:style-name="Preformatted_20_Text"><text:s text:c="6"/>},</text:p>
      <text:p text:style-name="Preformatted_20_Text"><text:s text:c="6"/>"setIdx": 3,</text:p>
      <text:p text:style-name="Preformatted_20_Text"><text:s text:c="6"/>"setId": 1,</text:p>
      <text:p text:style-name="Preformatted_20_Text"><text:s text:c="6"/>"iconIdx": 27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928c-229.75 0-416-186.25-416-416s186.25-416 416-416 416 186.25 416 416-186.25 416-416 416zM320 320h384v384h-384z"</text:p>
      <text:p text:style-name="Preformatted_20_Text"><text:s text:c="8"/>],</text:p>
      <text:p text:style-name="Preformatted_20_Text"><text:s text:c="8"/>"tags": [</text:p>
      <text:p text:style-name="Preformatted_20_Text"><text:s text:c="10"/>"stop",</text:p>
      <text:p text:style-name="Preformatted_20_Text"><text:s text:c="10"/>"player"</text:p>
      <text:p text:style-name="Preformatted_20_Text"><text:s text:c="8"/>],</text:p>
      <text:p text:style-name="Preformatted_20_Text"><text:s text:c="8"/>"defaultCode": 5992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op, player3",</text:p>
      <text:p text:style-name="Preformatted_20_Text"><text:s text:c="8"/>"name": "stop",</text:p>
      <text:p text:style-name="Preformatted_20_Text"><text:s text:c="8"/>"order": 1733,</text:p>
      <text:p text:style-name="Preformatted_20_Text"><text:s text:c="8"/>"id": 280,</text:p>
      <text:p text:style-name="Preformatted_20_Text"><text:s text:c="8"/>"prevSize": 32,</text:p>
      <text:p text:style-name="Preformatted_20_Text"><text:s text:c="8"/>"code": 60312</text:p>
      <text:p text:style-name="Preformatted_20_Text"><text:s text:c="6"/>},</text:p>
      <text:p text:style-name="Preformatted_20_Text"><text:s text:c="6"/>"setIdx": 3,</text:p>
      <text:p text:style-name="Preformatted_20_Text"><text:s text:c="6"/>"setId": 1,</text:p>
      <text:p text:style-name="Preformatted_20_Text"><text:s text:c="6"/>"iconIdx": 27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928c-229.75 0-416-186.25-416-416s186.25-416 416-416 416 186.25 416 416-186.25 416-416 416z",</text:p>
      <text:p text:style-name="Preformatted_20_Text"><text:s text:c="10"/>"M448 512l256-192v384z",</text:p>
      <text:p text:style-name="Preformatted_20_Text"><text:s text:c="10"/>"M320 320h128v384h-128v-384z"</text:p>
      <text:p text:style-name="Preformatted_20_Text"><text:s text:c="8"/>],</text:p>
      <text:p text:style-name="Preformatted_20_Text"><text:s text:c="8"/>"tags": [</text:p>
      <text:p text:style-name="Preformatted_20_Text"><text:s text:c="10"/>"previous",</text:p>
      <text:p text:style-name="Preformatted_20_Text"><text:s text:c="10"/>"player"</text:p>
      <text:p text:style-name="Preformatted_20_Text"><text:s text:c="8"/>],</text:p>
      <text:p text:style-name="Preformatted_20_Text"><text:s text:c="8"/>"defaultCode": 5992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previous, player4",</text:p>
      <text:p text:style-name="Preformatted_20_Text"><text:s text:c="8"/>"name": "previous",</text:p>
      <text:p text:style-name="Preformatted_20_Text"><text:s text:c="8"/>"order": 1734,</text:p>
      <text:p text:style-name="Preformatted_20_Text"><text:s text:c="8"/>"id": 281,</text:p>
      <text:p text:style-name="Preformatted_20_Text"><text:s text:c="8"/>"prevSize": 32,</text:p>
      <text:p text:style-name="Preformatted_20_Text"><text:s text:c="8"/>"code": 60313</text:p>
      <text:p text:style-name="Preformatted_20_Text"><text:s text:c="6"/>},</text:p>
      <text:p text:style-name="Preformatted_20_Text"><text:s text:c="6"/>"setIdx": 3,</text:p>
      <text:p text:style-name="Preformatted_20_Text"><text:s text:c="6"/>"setId": 1,</text:p>
      <text:p text:style-name="Preformatted_20_Text"><text:s text:c="6"/>"iconIdx": 28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 512 229.23 512 512s-229.23 512-512 512-512-229.23-512-512 229.23-512 512-512zM512 928c229.75 0 416-186.25 416-416s-186.25-416-416-416-416 186.25-416 416 186.25 416 416 416z",</text:p>
      <text:p text:style-name="Preformatted_20_Text"><text:s text:c="10"/>"M576 512l-256-192v384z",</text:p>
      <text:p text:style-name="Preformatted_20_Text"><text:s text:c="10"/>"M704 320h-128v384h128v-384z"</text:p>
      <text:p text:style-name="Preformatted_20_Text"><text:s text:c="8"/>],</text:p>
      <text:p text:style-name="Preformatted_20_Text"><text:s text:c="8"/>"tags": [</text:p>
      <text:p text:style-name="Preformatted_20_Text"><text:s text:c="10"/>"next",</text:p>
      <text:p text:style-name="Preformatted_20_Text"><text:s text:c="10"/>"player"</text:p>
      <text:p text:style-name="Preformatted_20_Text"><text:s text:c="8"/>],</text:p>
      <text:p text:style-name="Preformatted_20_Text"><text:s text:c="8"/>"defaultCode": 5992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next, player5",</text:p>
      <text:p text:style-name="Preformatted_20_Text"><text:s text:c="8"/>"name": "next",</text:p>
      <text:p text:style-name="Preformatted_20_Text"><text:s text:c="8"/>"order": 1735,</text:p>
      <text:p text:style-name="Preformatted_20_Text"><text:s text:c="8"/>"id": 282,</text:p>
      <text:p text:style-name="Preformatted_20_Text"><text:s text:c="8"/>"prevSize": 32,</text:p>
      <text:p text:style-name="Preformatted_20_Text"><text:s text:c="8"/>"code": 60314</text:p>
      <text:p text:style-name="Preformatted_20_Text"><text:s text:c="6"/>},</text:p>
      <text:p text:style-name="Preformatted_20_Text"><text:s text:c="6"/>"setIdx": 3,</text:p>
      <text:p text:style-name="Preformatted_20_Text"><text:s text:c="6"/>"setId": 1,</text:p>
      <text:p text:style-name="Preformatted_20_Text"><text:s text:c="6"/>"iconIdx": 28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M704 672l-224-160 224-160zM448 672l-224-160 224-160z"</text:p>
      <text:p text:style-name="Preformatted_20_Text"><text:s text:c="8"/>],</text:p>
      <text:p text:style-name="Preformatted_20_Text"><text:s text:c="8"/>"tags": [</text:p>
      <text:p text:style-name="Preformatted_20_Text"><text:s text:c="10"/>"backward",</text:p>
      <text:p text:style-name="Preformatted_20_Text"><text:s text:c="10"/>"player"</text:p>
      <text:p text:style-name="Preformatted_20_Text"><text:s text:c="8"/>],</text:p>
      <text:p text:style-name="Preformatted_20_Text"><text:s text:c="8"/>"defaultCode": 5993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ackward, player6",</text:p>
      <text:p text:style-name="Preformatted_20_Text"><text:s text:c="8"/>"name": "backward",</text:p>
      <text:p text:style-name="Preformatted_20_Text"><text:s text:c="8"/>"order": 1736,</text:p>
      <text:p text:style-name="Preformatted_20_Text"><text:s text:c="8"/>"id": 283,</text:p>
      <text:p text:style-name="Preformatted_20_Text"><text:soft-page-break/><text:s text:c="8"/>"prevSize": 32,</text:p>
      <text:p text:style-name="Preformatted_20_Text"><text:s text:c="8"/>"code": 60315</text:p>
      <text:p text:style-name="Preformatted_20_Text"><text:s text:c="6"/>},</text:p>
      <text:p text:style-name="Preformatted_20_Text"><text:s text:c="6"/>"setIdx": 3,</text:p>
      <text:p text:style-name="Preformatted_20_Text"><text:s text:c="6"/>"setId": 1,</text:p>
      <text:p text:style-name="Preformatted_20_Text"><text:s text:c="6"/>"iconIdx": 28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928c-229.75 0-416-186.25-416-416s186.25-416 416-416 416 186.25 416 416-186.25 416-416 416zM320 352l224 160-224 160zM576 352l224 160-224 160z"</text:p>
      <text:p text:style-name="Preformatted_20_Text"><text:s text:c="8"/>],</text:p>
      <text:p text:style-name="Preformatted_20_Text"><text:s text:c="8"/>"tags": [</text:p>
      <text:p text:style-name="Preformatted_20_Text"><text:s text:c="10"/>"forward",</text:p>
      <text:p text:style-name="Preformatted_20_Text"><text:s text:c="10"/>"player"</text:p>
      <text:p text:style-name="Preformatted_20_Text"><text:s text:c="8"/>],</text:p>
      <text:p text:style-name="Preformatted_20_Text"><text:s text:c="8"/>"defaultCode": 5993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rward2, player7",</text:p>
      <text:p text:style-name="Preformatted_20_Text"><text:s text:c="8"/>"name": "forward22",</text:p>
      <text:p text:style-name="Preformatted_20_Text"><text:s text:c="8"/>"order": 1737,</text:p>
      <text:p text:style-name="Preformatted_20_Text"><text:s text:c="8"/>"id": 284,</text:p>
      <text:p text:style-name="Preformatted_20_Text"><text:s text:c="8"/>"prevSize": 32,</text:p>
      <text:p text:style-name="Preformatted_20_Text"><text:s text:c="8"/>"code": 60316</text:p>
      <text:p text:style-name="Preformatted_20_Text"><text:s text:c="6"/>},</text:p>
      <text:p text:style-name="Preformatted_20_Text"><text:s text:c="6"/>"setIdx": 3,</text:p>
      <text:p text:style-name="Preformatted_20_Text"><text:s text:c="6"/>"setId": 1,</text:p>
      <text:p text:style-name="Preformatted_20_Text"><text:s text:c="6"/>"iconIdx": 28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92 128l640 384-640 384z"</text:p>
      <text:p text:style-name="Preformatted_20_Text"><text:s text:c="8"/>],</text:p>
      <text:p text:style-name="Preformatted_20_Text"><text:s text:c="8"/>"tags": [</text:p>
      <text:p text:style-name="Preformatted_20_Text"><text:s text:c="10"/>"play",</text:p>
      <text:p text:style-name="Preformatted_20_Text"><text:s text:c="10"/>"player"</text:p>
      <text:p text:style-name="Preformatted_20_Text"><text:s text:c="8"/>],</text:p>
      <text:p text:style-name="Preformatted_20_Text"><text:s text:c="8"/>"defaultCode": 5993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lay3, player8",</text:p>
      <text:p text:style-name="Preformatted_20_Text"><text:s text:c="8"/>"name": "play3",</text:p>
      <text:p text:style-name="Preformatted_20_Text"><text:s text:c="8"/>"order": 1738,</text:p>
      <text:p text:style-name="Preformatted_20_Text"><text:s text:c="8"/>"id": 285,</text:p>
      <text:p text:style-name="Preformatted_20_Text"><text:s text:c="8"/>"prevSize": 32,</text:p>
      <text:p text:style-name="Preformatted_20_Text"><text:s text:c="8"/>"code": 60317</text:p>
      <text:p text:style-name="Preformatted_20_Text"><text:s text:c="6"/>},</text:p>
      <text:p text:style-name="Preformatted_20_Text"><text:s text:c="6"/>"setIdx": 3,</text:p>
      <text:p text:style-name="Preformatted_20_Text"><text:s text:c="6"/>"setId": 1,</text:p>
      <text:p text:style-name="Preformatted_20_Text"><text:s text:c="6"/>"iconIdx": 284</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128 128h320v768h-320zM576 128h320v768h-320z"</text:p>
      <text:p text:style-name="Preformatted_20_Text"><text:s text:c="8"/>],</text:p>
      <text:p text:style-name="Preformatted_20_Text"><text:s text:c="8"/>"tags": [</text:p>
      <text:p text:style-name="Preformatted_20_Text"><text:s text:c="10"/>"pause",</text:p>
      <text:p text:style-name="Preformatted_20_Text"><text:s text:c="10"/>"player"</text:p>
      <text:p text:style-name="Preformatted_20_Text"><text:s text:c="8"/>],</text:p>
      <text:p text:style-name="Preformatted_20_Text"><text:s text:c="8"/>"defaultCode": 5993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use2, player9",</text:p>
      <text:p text:style-name="Preformatted_20_Text"><text:s text:c="8"/>"name": "pause2",</text:p>
      <text:p text:style-name="Preformatted_20_Text"><text:s text:c="8"/>"order": 1739,</text:p>
      <text:p text:style-name="Preformatted_20_Text"><text:s text:c="8"/>"id": 286,</text:p>
      <text:p text:style-name="Preformatted_20_Text"><text:s text:c="8"/>"prevSize": 32,</text:p>
      <text:p text:style-name="Preformatted_20_Text"><text:s text:c="8"/>"code": 60318</text:p>
      <text:p text:style-name="Preformatted_20_Text"><text:s text:c="6"/>},</text:p>
      <text:p text:style-name="Preformatted_20_Text"><text:s text:c="6"/>"setIdx": 3,</text:p>
      <text:p text:style-name="Preformatted_20_Text"><text:s text:c="6"/>"setId": 1,</text:p>
      <text:p text:style-name="Preformatted_20_Text"><text:s text:c="6"/>"iconIdx": 28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8 128h768v768h-768z"</text:p>
      <text:p text:style-name="Preformatted_20_Text"><text:s text:c="8"/>],</text:p>
      <text:p text:style-name="Preformatted_20_Text"><text:s text:c="8"/>"tags": [</text:p>
      <text:p text:style-name="Preformatted_20_Text"><text:s text:c="10"/>"stop",</text:p>
      <text:p text:style-name="Preformatted_20_Text"><text:s text:c="10"/>"player",</text:p>
      <text:p text:style-name="Preformatted_20_Text"><text:s text:c="10"/>"square"</text:p>
      <text:p text:style-name="Preformatted_20_Text"><text:s text:c="8"/>],</text:p>
      <text:p text:style-name="Preformatted_20_Text"><text:s text:c="8"/>"defaultCode": 5993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op2, player10",</text:p>
      <text:p text:style-name="Preformatted_20_Text"><text:s text:c="8"/>"name": "stop2",</text:p>
      <text:p text:style-name="Preformatted_20_Text"><text:s text:c="8"/>"order": 1740,</text:p>
      <text:p text:style-name="Preformatted_20_Text"><text:s text:c="8"/>"id": 287,</text:p>
      <text:p text:style-name="Preformatted_20_Text"><text:s text:c="8"/>"prevSize": 32,</text:p>
      <text:p text:style-name="Preformatted_20_Text"><text:s text:c="8"/>"code": 60319</text:p>
      <text:p text:style-name="Preformatted_20_Text"><text:s text:c="6"/>},</text:p>
      <text:p text:style-name="Preformatted_20_Text"><text:s text:c="6"/>"setIdx": 3,</text:p>
      <text:p text:style-name="Preformatted_20_Text"><text:s text:c="6"/>"setId": 1,</text:p>
      <text:p text:style-name="Preformatted_20_Text"><text:s text:c="6"/>"iconIdx": 28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160v320l320-320v704l-320-320v320l-352-352z"</text:p>
      <text:p text:style-name="Preformatted_20_Text"><text:s text:c="8"/>],</text:p>
      <text:p text:style-name="Preformatted_20_Text"><text:s text:c="8"/>"tags": [</text:p>
      <text:p text:style-name="Preformatted_20_Text"><text:s text:c="10"/>"backward",</text:p>
      <text:p text:style-name="Preformatted_20_Text"><text:s text:c="10"/>"player"</text:p>
      <text:p text:style-name="Preformatted_20_Text"><text:s text:c="8"/>],</text:p>
      <text:p text:style-name="Preformatted_20_Text"><text:s text:c="8"/>"defaultCode": 59935,</text:p>
      <text:p text:style-name="Preformatted_20_Text"><text:s text:c="8"/>"grid": 16,</text:p>
      <text:p text:style-name="Preformatted_20_Text"><text:s text:c="8"/>"attrs": []</text:p>
      <text:p text:style-name="Preformatted_20_Text"><text:s text:c="6"/>},</text:p>
      <text:p text:style-name="Preformatted_20_Text"><text:soft-page-break/><text:s text:c="6"/>"attrs": [],</text:p>
      <text:p text:style-name="Preformatted_20_Text"><text:s text:c="6"/>"properties": {</text:p>
      <text:p text:style-name="Preformatted_20_Text"><text:s text:c="8"/>"ligatures": "backward2, player11",</text:p>
      <text:p text:style-name="Preformatted_20_Text"><text:s text:c="8"/>"name": "backward2",</text:p>
      <text:p text:style-name="Preformatted_20_Text"><text:s text:c="8"/>"order": 1741,</text:p>
      <text:p text:style-name="Preformatted_20_Text"><text:s text:c="8"/>"id": 288,</text:p>
      <text:p text:style-name="Preformatted_20_Text"><text:s text:c="8"/>"prevSize": 32,</text:p>
      <text:p text:style-name="Preformatted_20_Text"><text:s text:c="8"/>"code": 60320</text:p>
      <text:p text:style-name="Preformatted_20_Text"><text:s text:c="6"/>},</text:p>
      <text:p text:style-name="Preformatted_20_Text"><text:s text:c="6"/>"setIdx": 3,</text:p>
      <text:p text:style-name="Preformatted_20_Text"><text:s text:c="6"/>"setId": 1,</text:p>
      <text:p text:style-name="Preformatted_20_Text"><text:s text:c="6"/>"iconIdx": 28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864v-320l-320 320v-704l320 320v-320l352 352z"</text:p>
      <text:p text:style-name="Preformatted_20_Text"><text:s text:c="8"/>],</text:p>
      <text:p text:style-name="Preformatted_20_Text"><text:s text:c="8"/>"tags": [</text:p>
      <text:p text:style-name="Preformatted_20_Text"><text:s text:c="10"/>"forward",</text:p>
      <text:p text:style-name="Preformatted_20_Text"><text:s text:c="10"/>"player"</text:p>
      <text:p text:style-name="Preformatted_20_Text"><text:s text:c="8"/>],</text:p>
      <text:p text:style-name="Preformatted_20_Text"><text:s text:c="8"/>"defaultCode": 5993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rward3, player12",</text:p>
      <text:p text:style-name="Preformatted_20_Text"><text:s text:c="8"/>"name": "forward3",</text:p>
      <text:p text:style-name="Preformatted_20_Text"><text:s text:c="8"/>"order": 1742,</text:p>
      <text:p text:style-name="Preformatted_20_Text"><text:s text:c="8"/>"id": 289,</text:p>
      <text:p text:style-name="Preformatted_20_Text"><text:s text:c="8"/>"prevSize": 32,</text:p>
      <text:p text:style-name="Preformatted_20_Text"><text:s text:c="8"/>"code": 60321</text:p>
      <text:p text:style-name="Preformatted_20_Text"><text:s text:c="6"/>},</text:p>
      <text:p text:style-name="Preformatted_20_Text"><text:s text:c="6"/>"setIdx": 3,</text:p>
      <text:p text:style-name="Preformatted_20_Text"><text:s text:c="6"/>"setId": 1,</text:p>
      <text:p text:style-name="Preformatted_20_Text"><text:s text:c="6"/>"iconIdx": 28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8 896v-768h128v352l320-320v320l320-320v704l-320-320v320l-320-320v352z"</text:p>
      <text:p text:style-name="Preformatted_20_Text"><text:s text:c="8"/>],</text:p>
      <text:p text:style-name="Preformatted_20_Text"><text:s text:c="8"/>"tags": [</text:p>
      <text:p text:style-name="Preformatted_20_Text"><text:s text:c="10"/>"first",</text:p>
      <text:p text:style-name="Preformatted_20_Text"><text:s text:c="10"/>"player"</text:p>
      <text:p text:style-name="Preformatted_20_Text"><text:s text:c="8"/>],</text:p>
      <text:p text:style-name="Preformatted_20_Text"><text:s text:c="8"/>"defaultCode": 5993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rst, player13",</text:p>
      <text:p text:style-name="Preformatted_20_Text"><text:s text:c="8"/>"name": "first",</text:p>
      <text:p text:style-name="Preformatted_20_Text"><text:s text:c="8"/>"order": 1743,</text:p>
      <text:p text:style-name="Preformatted_20_Text"><text:s text:c="8"/>"id": 290,</text:p>
      <text:p text:style-name="Preformatted_20_Text"><text:s text:c="8"/>"prevSize": 32,</text:p>
      <text:p text:style-name="Preformatted_20_Text"><text:s text:c="8"/>"code": 60322</text:p>
      <text:p text:style-name="Preformatted_20_Text"><text:s text:c="6"/>},</text:p>
      <text:p text:style-name="Preformatted_20_Text"><text:s text:c="6"/>"setIdx": 3,</text:p>
      <text:p text:style-name="Preformatted_20_Text"><text:s text:c="6"/>"setId": 1,</text:p>
      <text:p text:style-name="Preformatted_20_Text"><text:soft-page-break/><text:s text:c="6"/>"iconIdx": 28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128v768h-128v-352l-320 320v-320l-320 320v-704l320 320v-320l320 320v-352z"</text:p>
      <text:p text:style-name="Preformatted_20_Text"><text:s text:c="8"/>],</text:p>
      <text:p text:style-name="Preformatted_20_Text"><text:s text:c="8"/>"tags": [</text:p>
      <text:p text:style-name="Preformatted_20_Text"><text:s text:c="10"/>"last",</text:p>
      <text:p text:style-name="Preformatted_20_Text"><text:s text:c="10"/>"player"</text:p>
      <text:p text:style-name="Preformatted_20_Text"><text:s text:c="8"/>],</text:p>
      <text:p text:style-name="Preformatted_20_Text"><text:s text:c="8"/>"defaultCode": 5993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ast, player14",</text:p>
      <text:p text:style-name="Preformatted_20_Text"><text:s text:c="8"/>"name": "last",</text:p>
      <text:p text:style-name="Preformatted_20_Text"><text:s text:c="8"/>"order": 1744,</text:p>
      <text:p text:style-name="Preformatted_20_Text"><text:s text:c="8"/>"id": 291,</text:p>
      <text:p text:style-name="Preformatted_20_Text"><text:s text:c="8"/>"prevSize": 32,</text:p>
      <text:p text:style-name="Preformatted_20_Text"><text:s text:c="8"/>"code": 60323</text:p>
      <text:p text:style-name="Preformatted_20_Text"><text:s text:c="6"/>},</text:p>
      <text:p text:style-name="Preformatted_20_Text"><text:s text:c="6"/>"setIdx": 3,</text:p>
      <text:p text:style-name="Preformatted_20_Text"><text:s text:c="6"/>"setId": 1,</text:p>
      <text:p text:style-name="Preformatted_20_Text"><text:s text:c="6"/>"iconIdx": 29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896v-768h128v352l320-320v704l-320-320v352z"</text:p>
      <text:p text:style-name="Preformatted_20_Text"><text:s text:c="8"/>],</text:p>
      <text:p text:style-name="Preformatted_20_Text"><text:s text:c="8"/>"tags": [</text:p>
      <text:p text:style-name="Preformatted_20_Text"><text:s text:c="10"/>"previous",</text:p>
      <text:p text:style-name="Preformatted_20_Text"><text:s text:c="10"/>"player"</text:p>
      <text:p text:style-name="Preformatted_20_Text"><text:s text:c="8"/>],</text:p>
      <text:p text:style-name="Preformatted_20_Text"><text:s text:c="8"/>"defaultCode": 5993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revious2, player15",</text:p>
      <text:p text:style-name="Preformatted_20_Text"><text:s text:c="8"/>"name": "previous2",</text:p>
      <text:p text:style-name="Preformatted_20_Text"><text:s text:c="8"/>"order": 1745,</text:p>
      <text:p text:style-name="Preformatted_20_Text"><text:s text:c="8"/>"id": 292,</text:p>
      <text:p text:style-name="Preformatted_20_Text"><text:s text:c="8"/>"prevSize": 32,</text:p>
      <text:p text:style-name="Preformatted_20_Text"><text:s text:c="8"/>"code": 60324</text:p>
      <text:p text:style-name="Preformatted_20_Text"><text:s text:c="6"/>},</text:p>
      <text:p text:style-name="Preformatted_20_Text"><text:s text:c="6"/>"setIdx": 3,</text:p>
      <text:p text:style-name="Preformatted_20_Text"><text:s text:c="6"/>"setId": 1,</text:p>
      <text:p text:style-name="Preformatted_20_Text"><text:s text:c="6"/>"iconIdx": 29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128v768h-128v-352l-320 320v-704l320 320v-352z"</text:p>
      <text:p text:style-name="Preformatted_20_Text"><text:s text:c="8"/>],</text:p>
      <text:p text:style-name="Preformatted_20_Text"><text:s text:c="8"/>"tags": [</text:p>
      <text:p text:style-name="Preformatted_20_Text"><text:s text:c="10"/>"next",</text:p>
      <text:p text:style-name="Preformatted_20_Text"><text:s text:c="10"/>"player"</text:p>
      <text:p text:style-name="Preformatted_20_Text"><text:s text:c="8"/>],</text:p>
      <text:p text:style-name="Preformatted_20_Text"><text:soft-page-break/><text:s text:c="8"/>"defaultCode": 5994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next2, player16",</text:p>
      <text:p text:style-name="Preformatted_20_Text"><text:s text:c="8"/>"name": "next2",</text:p>
      <text:p text:style-name="Preformatted_20_Text"><text:s text:c="8"/>"order": 1746,</text:p>
      <text:p text:style-name="Preformatted_20_Text"><text:s text:c="8"/>"id": 293,</text:p>
      <text:p text:style-name="Preformatted_20_Text"><text:s text:c="8"/>"prevSize": 32,</text:p>
      <text:p text:style-name="Preformatted_20_Text"><text:s text:c="8"/>"code": 60325</text:p>
      <text:p text:style-name="Preformatted_20_Text"><text:s text:c="6"/>},</text:p>
      <text:p text:style-name="Preformatted_20_Text"><text:s text:c="6"/>"setIdx": 3,</text:p>
      <text:p text:style-name="Preformatted_20_Text"><text:s text:c="6"/>"setId": 1,</text:p>
      <text:p text:style-name="Preformatted_20_Text"><text:s text:c="6"/>"iconIdx": 29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768h1024v128h-1024zM512 128l512 512h-1024z"</text:p>
      <text:p text:style-name="Preformatted_20_Text"><text:s text:c="8"/>],</text:p>
      <text:p text:style-name="Preformatted_20_Text"><text:s text:c="8"/>"tags": [</text:p>
      <text:p text:style-name="Preformatted_20_Text"><text:s text:c="10"/>"eject",</text:p>
      <text:p text:style-name="Preformatted_20_Text"><text:s text:c="10"/>"player"</text:p>
      <text:p text:style-name="Preformatted_20_Text"><text:s text:c="8"/>],</text:p>
      <text:p text:style-name="Preformatted_20_Text"><text:s text:c="8"/>"defaultCode": 5994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ject, player17",</text:p>
      <text:p text:style-name="Preformatted_20_Text"><text:s text:c="8"/>"name": "eject",</text:p>
      <text:p text:style-name="Preformatted_20_Text"><text:s text:c="8"/>"order": 1747,</text:p>
      <text:p text:style-name="Preformatted_20_Text"><text:s text:c="8"/>"id": 294,</text:p>
      <text:p text:style-name="Preformatted_20_Text"><text:s text:c="8"/>"prevSize": 32,</text:p>
      <text:p text:style-name="Preformatted_20_Text"><text:s text:c="8"/>"code": 60326</text:p>
      <text:p text:style-name="Preformatted_20_Text"><text:s text:c="6"/>},</text:p>
      <text:p text:style-name="Preformatted_20_Text"><text:s text:c="6"/>"setIdx": 3,</text:p>
      <text:p text:style-name="Preformatted_20_Text"><text:s text:c="6"/>"setId": 1,</text:p>
      <text:p text:style-name="Preformatted_20_Text"><text:s text:c="6"/>"iconIdx": 293</text:p>
      <text:p text:style-name="Preformatted_20_Text"><text:s text:c="4"/>},</text:p>
      <text:p text:style-name="Preformatted_20_Text"><text:s text:c="4"/>{</text:p>
      <text:p text:style-name="Preformatted_20_Text"><text:s text:c="6"/>"icon": {</text:p>
      <text:p text:style-name="Preformatted_20_Text"><text:s text:c="8"/>"width": 1088,</text:p>
      <text:p text:style-name="Preformatted_20_Text"><text:s text:c="8"/>"paths": [</text:p>
      <text:p text:style-name="Preformatted_20_Text"><text:s text:c="10"/>"M890.040 922.040c-12.286 0-24.566-4.686-33.942-14.056-18.744-18.746-18.744-49.136 0-67.882 87.638-87.642 135.904-204.16 135.904-328.1 0-123.938-48.266-240.458-135.904-328.098-18.744-18.746-18.744-49.138 0-67.882s49.138-18.744 67.882 0c105.77 105.772 164.022 246.4 164.022 395.98s-58.252 290.208-164.022 395.98c-9.372 9.372-21.656 14.058-33.94 14.058zM719.53 831.53c-12.286 0-24.566-4.686-33.942-14.056-18.744-18.744-18.744-49.136 0-67.882 131.006-131.006 131.006-344.17 0-475.176-18.744-18.746-18.744-49.138 0-67.882 18.744-18.742 49.138-18.744 67.882 0 81.594 81.59 126.53 190.074 126.53 305.466 0 115.39-44.936 223.876-126.53 305.47-9.372 9.374-21.656 14.060-33.94 14.060v0zM549.020 741.020c-12.286 0-24.568-4.686-33.942-14.058-18.746-18.746-18.746-49.134 0-67.88 81.1-81.1 81.1-213.058 0-294.156-18.746-18.746-18.746-49.138 0-67.882s49.136-18.744 67.882 0c118.53 118.53 118.53 311.392 0 429.922-9.372 9.368-21.656 14.054-33.94 14.054z",</text:p>
      <text:p text:style-name="Preformatted_20_Text"><text:s text:c="10"/>"M416.006 960c-8.328 0-16.512-3.25-22.634-9.374l-246.626-246.626h-114.746c-17.672 0-32-14.326-32-32v-320c0-17.672 14.328-32 32-32h114.746l246.626-246.628c9.154-9.154 22.916-11.89 34.874-6.936 11.958 4.952 19.754 16.622 19.754 <text:soft-page-break/>29.564v832c0 12.944-7.796 24.612-19.754 29.564-3.958 1.64-8.118 2.436-12.24 2.436z"</text:p>
      <text:p text:style-name="Preformatted_20_Text"><text:s text:c="8"/>],</text:p>
      <text:p text:style-name="Preformatted_20_Text"><text:s text:c="8"/>"tags": [</text:p>
      <text:p text:style-name="Preformatted_20_Text"><text:s text:c="10"/>"volume-high",</text:p>
      <text:p text:style-name="Preformatted_20_Text"><text:s text:c="10"/>"volume",</text:p>
      <text:p text:style-name="Preformatted_20_Text"><text:s text:c="10"/>"audio",</text:p>
      <text:p text:style-name="Preformatted_20_Text"><text:s text:c="10"/>"speaker",</text:p>
      <text:p text:style-name="Preformatted_20_Text"><text:s text:c="10"/>"player"</text:p>
      <text:p text:style-name="Preformatted_20_Text"><text:s text:c="8"/>],</text:p>
      <text:p text:style-name="Preformatted_20_Text"><text:s text:c="8"/>"defaultCode": 5994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volume-high, volume",</text:p>
      <text:p text:style-name="Preformatted_20_Text"><text:s text:c="8"/>"name": "volume-high",</text:p>
      <text:p text:style-name="Preformatted_20_Text"><text:s text:c="8"/>"order": 1748,</text:p>
      <text:p text:style-name="Preformatted_20_Text"><text:s text:c="8"/>"id": 295,</text:p>
      <text:p text:style-name="Preformatted_20_Text"><text:s text:c="8"/>"prevSize": 32,</text:p>
      <text:p text:style-name="Preformatted_20_Text"><text:s text:c="8"/>"code": 60327</text:p>
      <text:p text:style-name="Preformatted_20_Text"><text:s text:c="6"/>},</text:p>
      <text:p text:style-name="Preformatted_20_Text"><text:s text:c="6"/>"setIdx": 3,</text:p>
      <text:p text:style-name="Preformatted_20_Text"><text:s text:c="6"/>"setId": 1,</text:p>
      <text:p text:style-name="Preformatted_20_Text"><text:s text:c="6"/>"iconIdx": 29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19.53 831.53c-12.286 0-24.566-4.686-33.942-14.056-18.744-18.744-18.744-49.136 0-67.882 131.006-131.006 131.006-344.17 0-475.176-18.744-18.746-18.744-49.138 0-67.882 18.744-18.742 49.138-18.744 67.882 0 81.594 81.59 126.53 190.074 126.53 305.466 0 115.39-44.936 223.876-126.53 305.47-9.372 9.374-21.656 14.060-33.94 14.060v0zM549.020 741.020c-12.286 0-24.566-4.686-33.942-14.058-18.746-18.746-18.746-49.134 0-67.88 81.1-81.1 81.1-213.058 0-294.156-18.746-18.746-18.746-49.138 0-67.882s49.136-18.744 67.882 0c118.53 118.53 118.53 311.392 0 429.922-9.372 9.368-21.656 14.054-33.94 14.054z",</text:p>
      <text:p text:style-name="Preformatted_20_Text"><text:s text:c="10"/>"M416.006 960c-8.328 0-16.512-3.25-22.634-9.374l-246.626-246.626h-114.746c-17.672 0-32-14.326-32-32v-320c0-17.672 14.328-32 32-32h114.746l246.626-246.628c9.154-9.154 22.916-11.89 34.874-6.936 11.958 4.952 19.754 16.622 19.754 29.564v832c0 12.944-7.796 24.612-19.754 29.564-3.958 1.64-8.118 2.436-12.24 2.436z"</text:p>
      <text:p text:style-name="Preformatted_20_Text"><text:s text:c="8"/>],</text:p>
      <text:p text:style-name="Preformatted_20_Text"><text:s text:c="8"/>"tags": [</text:p>
      <text:p text:style-name="Preformatted_20_Text"><text:s text:c="10"/>"volume-medium",</text:p>
      <text:p text:style-name="Preformatted_20_Text"><text:s text:c="10"/>"volume",</text:p>
      <text:p text:style-name="Preformatted_20_Text"><text:s text:c="10"/>"audio",</text:p>
      <text:p text:style-name="Preformatted_20_Text"><text:s text:c="10"/>"speaker",</text:p>
      <text:p text:style-name="Preformatted_20_Text"><text:s text:c="10"/>"player"</text:p>
      <text:p text:style-name="Preformatted_20_Text"><text:s text:c="8"/>],</text:p>
      <text:p text:style-name="Preformatted_20_Text"><text:s text:c="8"/>"defaultCode": 5994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volume-medium, volume2",</text:p>
      <text:p text:style-name="Preformatted_20_Text"><text:s text:c="8"/>"name": "volume-medium",</text:p>
      <text:p text:style-name="Preformatted_20_Text"><text:s text:c="8"/>"order": 1749,</text:p>
      <text:p text:style-name="Preformatted_20_Text"><text:s text:c="8"/>"id": 296,</text:p>
      <text:p text:style-name="Preformatted_20_Text"><text:s text:c="8"/>"prevSize": 32,</text:p>
      <text:p text:style-name="Preformatted_20_Text"><text:s text:c="8"/>"code": 60328</text:p>
      <text:p text:style-name="Preformatted_20_Text"><text:s text:c="6"/>},</text:p>
      <text:p text:style-name="Preformatted_20_Text"><text:soft-page-break/><text:s text:c="6"/>"setIdx": 3,</text:p>
      <text:p text:style-name="Preformatted_20_Text"><text:s text:c="6"/>"setId": 1,</text:p>
      <text:p text:style-name="Preformatted_20_Text"><text:s text:c="6"/>"iconIdx": 29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49.020 741.020c-12.286 0-24.566-4.686-33.942-14.058-18.746-18.746-18.746-49.134 0-67.88 81.1-81.1 81.1-213.058 0-294.156-18.746-18.746-18.746-49.138 0-67.882s49.136-18.744 67.882 0c118.53 118.53 118.53 311.392 0 429.922-9.372 9.368-21.656 14.054-33.94 14.054z",</text:p>
      <text:p text:style-name="Preformatted_20_Text"><text:s text:c="10"/>"M416.006 960c-8.328 0-16.512-3.25-22.634-9.374l-246.626-246.626h-114.746c-17.672 0-32-14.326-32-32v-320c0-17.672 14.328-32 32-32h114.746l246.626-246.628c9.154-9.154 22.916-11.89 34.874-6.936 11.958 4.952 19.754 16.622 19.754 29.564v832c0 12.944-7.796 24.612-19.754 29.564-3.958 1.64-8.118 2.436-12.24 2.436z"</text:p>
      <text:p text:style-name="Preformatted_20_Text"><text:s text:c="8"/>],</text:p>
      <text:p text:style-name="Preformatted_20_Text"><text:s text:c="8"/>"tags": [</text:p>
      <text:p text:style-name="Preformatted_20_Text"><text:s text:c="10"/>"volume-low",</text:p>
      <text:p text:style-name="Preformatted_20_Text"><text:s text:c="10"/>"volume",</text:p>
      <text:p text:style-name="Preformatted_20_Text"><text:s text:c="10"/>"audio",</text:p>
      <text:p text:style-name="Preformatted_20_Text"><text:s text:c="10"/>"speaker",</text:p>
      <text:p text:style-name="Preformatted_20_Text"><text:s text:c="10"/>"player"</text:p>
      <text:p text:style-name="Preformatted_20_Text"><text:s text:c="8"/>],</text:p>
      <text:p text:style-name="Preformatted_20_Text"><text:s text:c="8"/>"defaultCode": 5994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volume-low, volume3",</text:p>
      <text:p text:style-name="Preformatted_20_Text"><text:s text:c="8"/>"name": "volume-low",</text:p>
      <text:p text:style-name="Preformatted_20_Text"><text:s text:c="8"/>"order": 1750,</text:p>
      <text:p text:style-name="Preformatted_20_Text"><text:s text:c="8"/>"id": 297,</text:p>
      <text:p text:style-name="Preformatted_20_Text"><text:s text:c="8"/>"prevSize": 32,</text:p>
      <text:p text:style-name="Preformatted_20_Text"><text:s text:c="8"/>"code": 60329</text:p>
      <text:p text:style-name="Preformatted_20_Text"><text:s text:c="6"/>},</text:p>
      <text:p text:style-name="Preformatted_20_Text"><text:s text:c="6"/>"setIdx": 3,</text:p>
      <text:p text:style-name="Preformatted_20_Text"><text:s text:c="6"/>"setId": 1,</text:p>
      <text:p text:style-name="Preformatted_20_Text"><text:s text:c="6"/>"iconIdx": 29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16.006 960c-8.328 0-16.512-3.25-22.634-9.374l-246.626-246.626h-114.746c-17.672 0-32-14.326-32-32v-320c0-17.672 14.328-32 32-32h114.746l246.626-246.628c9.154-9.154 22.916-11.89 34.874-6.936 11.958 4.952 19.754 16.622 19.754 29.564v832c0 12.944-7.796 24.612-19.754 29.564-3.958 1.64-8.118 2.436-12.24 2.436z"</text:p>
      <text:p text:style-name="Preformatted_20_Text"><text:s text:c="8"/>],</text:p>
      <text:p text:style-name="Preformatted_20_Text"><text:s text:c="8"/>"tags": [</text:p>
      <text:p text:style-name="Preformatted_20_Text"><text:s text:c="10"/>"volume-mute",</text:p>
      <text:p text:style-name="Preformatted_20_Text"><text:s text:c="10"/>"volume",</text:p>
      <text:p text:style-name="Preformatted_20_Text"><text:s text:c="10"/>"audio",</text:p>
      <text:p text:style-name="Preformatted_20_Text"><text:s text:c="10"/>"speaker",</text:p>
      <text:p text:style-name="Preformatted_20_Text"><text:s text:c="10"/>"player"</text:p>
      <text:p text:style-name="Preformatted_20_Text"><text:s text:c="8"/>],</text:p>
      <text:p text:style-name="Preformatted_20_Text"><text:s text:c="8"/>"defaultCode": 5994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volume-mute, volume4",</text:p>
      <text:p text:style-name="Preformatted_20_Text"><text:soft-page-break/><text:s text:c="8"/>"name": "volume-mute",</text:p>
      <text:p text:style-name="Preformatted_20_Text"><text:s text:c="8"/>"order": 1751,</text:p>
      <text:p text:style-name="Preformatted_20_Text"><text:s text:c="8"/>"id": 298,</text:p>
      <text:p text:style-name="Preformatted_20_Text"><text:s text:c="8"/>"prevSize": 32,</text:p>
      <text:p text:style-name="Preformatted_20_Text"><text:s text:c="8"/>"code": 60330</text:p>
      <text:p text:style-name="Preformatted_20_Text"><text:s text:c="6"/>},</text:p>
      <text:p text:style-name="Preformatted_20_Text"><text:s text:c="6"/>"setIdx": 3,</text:p>
      <text:p text:style-name="Preformatted_20_Text"><text:s text:c="6"/>"setId": 1,</text:p>
      <text:p text:style-name="Preformatted_20_Text"><text:s text:c="6"/>"iconIdx": 29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0 619.148v84.852h-84.852l-107.148-107.148-107.148 107.148h-84.852v-84.852l107.148-107.148-107.148-107.148v-84.852h84.852l107.148 107.148 107.148-107.148h84.852v84.852l-107.148 107.148 107.148 107.148z",</text:p>
      <text:p text:style-name="Preformatted_20_Text"><text:s text:c="10"/>"M416.006 960c-8.328 0-16.512-3.25-22.634-9.374l-246.626-246.626h-114.746c-17.672 0-32-14.326-32-32v-320c0-17.672 14.328-32 32-32h114.746l246.626-246.628c9.154-9.154 22.916-11.89 34.874-6.936 11.958 4.952 19.754 16.622 19.754 29.564v832c0 12.944-7.796 24.612-19.754 29.564-3.958 1.64-8.118 2.436-12.24 2.436z"</text:p>
      <text:p text:style-name="Preformatted_20_Text"><text:s text:c="8"/>],</text:p>
      <text:p text:style-name="Preformatted_20_Text"><text:s text:c="8"/>"tags": [</text:p>
      <text:p text:style-name="Preformatted_20_Text"><text:s text:c="10"/>"volume-mute",</text:p>
      <text:p text:style-name="Preformatted_20_Text"><text:s text:c="10"/>"volume",</text:p>
      <text:p text:style-name="Preformatted_20_Text"><text:s text:c="10"/>"audio",</text:p>
      <text:p text:style-name="Preformatted_20_Text"><text:s text:c="10"/>"player"</text:p>
      <text:p text:style-name="Preformatted_20_Text"><text:s text:c="8"/>],</text:p>
      <text:p text:style-name="Preformatted_20_Text"><text:s text:c="8"/>"defaultCode": 5994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volume-mute2, volume5",</text:p>
      <text:p text:style-name="Preformatted_20_Text"><text:s text:c="8"/>"name": "volume-mute2",</text:p>
      <text:p text:style-name="Preformatted_20_Text"><text:s text:c="8"/>"order": 1752,</text:p>
      <text:p text:style-name="Preformatted_20_Text"><text:s text:c="8"/>"id": 299,</text:p>
      <text:p text:style-name="Preformatted_20_Text"><text:s text:c="8"/>"prevSize": 32,</text:p>
      <text:p text:style-name="Preformatted_20_Text"><text:s text:c="8"/>"code": 60331</text:p>
      <text:p text:style-name="Preformatted_20_Text"><text:s text:c="6"/>},</text:p>
      <text:p text:style-name="Preformatted_20_Text"><text:s text:c="6"/>"setIdx": 3,</text:p>
      <text:p text:style-name="Preformatted_20_Text"><text:s text:c="6"/>"setId": 1,</text:p>
      <text:p text:style-name="Preformatted_20_Text"><text:s text:c="6"/>"iconIdx": 29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76h-192v192h-128v-192h-192v-128h192v-192h128v192h192v128z",</text:p>
      <text:p text:style-name="Preformatted_20_Text"><text:s text:c="10"/>"M416.006 960c-8.328 0-16.512-3.25-22.634-9.374l-246.626-246.626h-114.746c-17.672 0-32-14.326-32-32v-320c0-17.672 14.328-32 32-32h114.746l246.626-246.628c9.154-9.154 22.916-11.89 34.874-6.936 11.958 4.952 19.754 16.622 19.754 29.564v832c0 12.944-7.796 24.612-19.754 29.564-3.958 1.64-8.118 2.436-12.24 2.436z"</text:p>
      <text:p text:style-name="Preformatted_20_Text"><text:s text:c="8"/>],</text:p>
      <text:p text:style-name="Preformatted_20_Text"><text:s text:c="8"/>"tags": [</text:p>
      <text:p text:style-name="Preformatted_20_Text"><text:s text:c="10"/>"volume-increase",</text:p>
      <text:p text:style-name="Preformatted_20_Text"><text:s text:c="10"/>"volume",</text:p>
      <text:p text:style-name="Preformatted_20_Text"><text:s text:c="10"/>"audio",</text:p>
      <text:p text:style-name="Preformatted_20_Text"><text:s text:c="10"/>"speaker",</text:p>
      <text:p text:style-name="Preformatted_20_Text"><text:s text:c="10"/>"player"</text:p>
      <text:p text:style-name="Preformatted_20_Text"><text:s text:c="8"/>],</text:p>
      <text:p text:style-name="Preformatted_20_Text"><text:s text:c="8"/>"defaultCode": 59947,</text:p>
      <text:p text:style-name="Preformatted_20_Text"><text:s text:c="8"/>"grid": 16,</text:p>
      <text:p text:style-name="Preformatted_20_Text"><text:soft-page-break/><text:s text:c="8"/>"attrs": []</text:p>
      <text:p text:style-name="Preformatted_20_Text"><text:s text:c="6"/>},</text:p>
      <text:p text:style-name="Preformatted_20_Text"><text:s text:c="6"/>"attrs": [],</text:p>
      <text:p text:style-name="Preformatted_20_Text"><text:s text:c="6"/>"properties": {</text:p>
      <text:p text:style-name="Preformatted_20_Text"><text:s text:c="8"/>"ligatures": "volume-increase, volume6",</text:p>
      <text:p text:style-name="Preformatted_20_Text"><text:s text:c="8"/>"name": "volume-increase",</text:p>
      <text:p text:style-name="Preformatted_20_Text"><text:s text:c="8"/>"order": 1753,</text:p>
      <text:p text:style-name="Preformatted_20_Text"><text:s text:c="8"/>"id": 300,</text:p>
      <text:p text:style-name="Preformatted_20_Text"><text:s text:c="8"/>"prevSize": 32,</text:p>
      <text:p text:style-name="Preformatted_20_Text"><text:s text:c="8"/>"code": 60332</text:p>
      <text:p text:style-name="Preformatted_20_Text"><text:s text:c="6"/>},</text:p>
      <text:p text:style-name="Preformatted_20_Text"><text:s text:c="6"/>"setIdx": 3,</text:p>
      <text:p text:style-name="Preformatted_20_Text"><text:s text:c="6"/>"setId": 1,</text:p>
      <text:p text:style-name="Preformatted_20_Text"><text:s text:c="6"/>"iconIdx": 29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448h512v128h-512v-128z",</text:p>
      <text:p text:style-name="Preformatted_20_Text"><text:s text:c="10"/>"M416.006 960c-8.328 0-16.512-3.25-22.634-9.374l-246.626-246.626h-114.746c-17.672 0-32-14.326-32-32v-320c0-17.672 14.328-32 32-32h114.746l246.626-246.628c9.154-9.154 22.916-11.89 34.874-6.936 11.958 4.952 19.754 16.622 19.754 29.564v832c0 12.944-7.796 24.612-19.754 29.564-3.958 1.64-8.118 2.436-12.24 2.436z"</text:p>
      <text:p text:style-name="Preformatted_20_Text"><text:s text:c="8"/>],</text:p>
      <text:p text:style-name="Preformatted_20_Text"><text:s text:c="8"/>"tags": [</text:p>
      <text:p text:style-name="Preformatted_20_Text"><text:s text:c="10"/>"volume-decrease",</text:p>
      <text:p text:style-name="Preformatted_20_Text"><text:s text:c="10"/>"volume",</text:p>
      <text:p text:style-name="Preformatted_20_Text"><text:s text:c="10"/>"audio",</text:p>
      <text:p text:style-name="Preformatted_20_Text"><text:s text:c="10"/>"speaker",</text:p>
      <text:p text:style-name="Preformatted_20_Text"><text:s text:c="10"/>"player"</text:p>
      <text:p text:style-name="Preformatted_20_Text"><text:s text:c="8"/>],</text:p>
      <text:p text:style-name="Preformatted_20_Text"><text:s text:c="8"/>"defaultCode": 5994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volume-decrease, volume7",</text:p>
      <text:p text:style-name="Preformatted_20_Text"><text:s text:c="8"/>"name": "volume-decrease",</text:p>
      <text:p text:style-name="Preformatted_20_Text"><text:s text:c="8"/>"order": 1754,</text:p>
      <text:p text:style-name="Preformatted_20_Text"><text:s text:c="8"/>"id": 301,</text:p>
      <text:p text:style-name="Preformatted_20_Text"><text:s text:c="8"/>"prevSize": 32,</text:p>
      <text:p text:style-name="Preformatted_20_Text"><text:s text:c="8"/>"code": 60333</text:p>
      <text:p text:style-name="Preformatted_20_Text"><text:s text:c="6"/>},</text:p>
      <text:p text:style-name="Preformatted_20_Text"><text:s text:c="6"/>"setIdx": 3,</text:p>
      <text:p text:style-name="Preformatted_20_Text"><text:s text:c="6"/>"setId": 1,</text:p>
      <text:p text:style-name="Preformatted_20_Text"><text:s text:c="6"/>"iconIdx": 30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28 320h640v192l256-256-256-256v192h-768v384h128zM896 704h-640v-192l-256 256 256 256v-192h768v-384h-128z"</text:p>
      <text:p text:style-name="Preformatted_20_Text"><text:s text:c="8"/>],</text:p>
      <text:p text:style-name="Preformatted_20_Text"><text:s text:c="8"/>"tags": [</text:p>
      <text:p text:style-name="Preformatted_20_Text"><text:s text:c="10"/>"loop",</text:p>
      <text:p text:style-name="Preformatted_20_Text"><text:s text:c="10"/>"repeat",</text:p>
      <text:p text:style-name="Preformatted_20_Text"><text:s text:c="10"/>"player"</text:p>
      <text:p text:style-name="Preformatted_20_Text"><text:s text:c="8"/>],</text:p>
      <text:p text:style-name="Preformatted_20_Text"><text:s text:c="8"/>"defaultCode": 59949,</text:p>
      <text:p text:style-name="Preformatted_20_Text"><text:s text:c="8"/>"grid": 16,</text:p>
      <text:p text:style-name="Preformatted_20_Text"><text:s text:c="8"/>"attrs": []</text:p>
      <text:p text:style-name="Preformatted_20_Text"><text:s text:c="6"/>},</text:p>
      <text:p text:style-name="Preformatted_20_Text"><text:soft-page-break/><text:s text:c="6"/>"attrs": [],</text:p>
      <text:p text:style-name="Preformatted_20_Text"><text:s text:c="6"/>"properties": {</text:p>
      <text:p text:style-name="Preformatted_20_Text"><text:s text:c="8"/>"ligatures": "loop, repeat",</text:p>
      <text:p text:style-name="Preformatted_20_Text"><text:s text:c="8"/>"name": "loop2",</text:p>
      <text:p text:style-name="Preformatted_20_Text"><text:s text:c="8"/>"order": 1755,</text:p>
      <text:p text:style-name="Preformatted_20_Text"><text:s text:c="8"/>"id": 302,</text:p>
      <text:p text:style-name="Preformatted_20_Text"><text:s text:c="8"/>"prevSize": 32,</text:p>
      <text:p text:style-name="Preformatted_20_Text"><text:s text:c="8"/>"code": 60334</text:p>
      <text:p text:style-name="Preformatted_20_Text"><text:s text:c="6"/>},</text:p>
      <text:p text:style-name="Preformatted_20_Text"><text:s text:c="6"/>"setIdx": 3,</text:p>
      <text:p text:style-name="Preformatted_20_Text"><text:s text:c="6"/>"setId": 1,</text:p>
      <text:p text:style-name="Preformatted_20_Text"><text:s text:c="6"/>"iconIdx": 30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89.68 166.32c-93.608-102.216-228.154-166.32-377.68-166.32-282.77 0-512 229.23-512 512h96c0-229.75 186.25-416 416-416 123.020 0 233.542 53.418 309.696 138.306l-149.696 149.694h352v-352l-134.32 134.32z",</text:p>
      <text:p text:style-name="Preformatted_20_Text"><text:s text:c="10"/>"M928 512c0 229.75-186.25 416-416 416-123.020 0-233.542-53.418-309.694-138.306l149.694-149.694h-352v352l134.32-134.32c93.608 102.216 228.154 166.32 377.68 166.32 282.77 0 512-229.23 512-512h-96z"</text:p>
      <text:p text:style-name="Preformatted_20_Text"><text:s text:c="8"/>],</text:p>
      <text:p text:style-name="Preformatted_20_Text"><text:s text:c="8"/>"tags": [</text:p>
      <text:p text:style-name="Preformatted_20_Text"><text:s text:c="10"/>"loop",</text:p>
      <text:p text:style-name="Preformatted_20_Text"><text:s text:c="10"/>"repeat",</text:p>
      <text:p text:style-name="Preformatted_20_Text"><text:s text:c="10"/>"player",</text:p>
      <text:p text:style-name="Preformatted_20_Text"><text:s text:c="10"/>"reload",</text:p>
      <text:p text:style-name="Preformatted_20_Text"><text:s text:c="10"/>"refresh",</text:p>
      <text:p text:style-name="Preformatted_20_Text"><text:s text:c="10"/>"update",</text:p>
      <text:p text:style-name="Preformatted_20_Text"><text:s text:c="10"/>"synchronize",</text:p>
      <text:p text:style-name="Preformatted_20_Text"><text:s text:c="10"/>"arrows"</text:p>
      <text:p text:style-name="Preformatted_20_Text"><text:s text:c="8"/>],</text:p>
      <text:p text:style-name="Preformatted_20_Text"><text:s text:c="8"/>"defaultCode": 5995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oop2, repeat2",</text:p>
      <text:p text:style-name="Preformatted_20_Text"><text:s text:c="8"/>"name": "loop22",</text:p>
      <text:p text:style-name="Preformatted_20_Text"><text:s text:c="8"/>"order": 1756,</text:p>
      <text:p text:style-name="Preformatted_20_Text"><text:s text:c="8"/>"id": 303,</text:p>
      <text:p text:style-name="Preformatted_20_Text"><text:s text:c="8"/>"prevSize": 32,</text:p>
      <text:p text:style-name="Preformatted_20_Text"><text:s text:c="8"/>"code": 60335</text:p>
      <text:p text:style-name="Preformatted_20_Text"><text:s text:c="6"/>},</text:p>
      <text:p text:style-name="Preformatted_20_Text"><text:s text:c="6"/>"setIdx": 3,</text:p>
      <text:p text:style-name="Preformatted_20_Text"><text:s text:c="6"/>"setId": 1,</text:p>
      <text:p text:style-name="Preformatted_20_Text"><text:s text:c="6"/>"iconIdx": 30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83.988 752.012c-64.104 0-124.372-24.96-169.7-70.288l-102.288-102.282-102.276 102.27c-45.332 45.336-105.6 70.3-169.706 70.3-64.118 0-124.39-24.964-169.722-70.3-45.332-45.334-70.296-105.604-70.296-169.712s24.964-124.38 70.296-169.714c45.334-45.332 105.608-70.296 169.714-70.296 64.108 0 124.38 24.964 169.712 70.296l102.278 102.276 102.276-102.276c45.332-45.332 105.604-70.298 169.712-70.298 64.112 0 124.384 24.966 169.71 70.298 45.338 45.334 70.302 105.606 70.302 169.714 0 64.112-24.964 124.382-70.3 169.71-45.326 45.336-105.598 70.302-169.712 70.302zM681.72 614.288c27.322 27.31 63.64 42.354 102.268 42.352 38.634 0 74.958-15.044 102.276-42.362 27.316-27.322 42.364-63.644 42.364-102.278s-15.046-74.956-42.364-102.274c-27.32-27.318-63.64-42.364-102.276-42.364-38.632 0-74.956 15.044-102.278 42.364l-102.268 102.274 102.278 102.288zM240.012 <text:soft-page-break/>367.362c-38.634 0-74.956 15.044-102.274 42.364-27.32 27.318-42.364 63.64-42.364 102.274 0 38.632 15.044 74.954 42.364 102.276 27.32 27.316 63.642 42.364 102.274 42.364 38.634 0 74.956-15.044 102.272-42.362l102.276-102.278-102.276-102.274c-27.318-27.32-63.64-42.366-102.272-42.364v0z"</text:p>
      <text:p text:style-name="Preformatted_20_Text"><text:s text:c="8"/>],</text:p>
      <text:p text:style-name="Preformatted_20_Text"><text:s text:c="8"/>"tags": [</text:p>
      <text:p text:style-name="Preformatted_20_Text"><text:s text:c="10"/>"infinite"</text:p>
      <text:p text:style-name="Preformatted_20_Text"><text:s text:c="8"/>],</text:p>
      <text:p text:style-name="Preformatted_20_Text"><text:s text:c="8"/>"defaultCode": 5995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nfinite",</text:p>
      <text:p text:style-name="Preformatted_20_Text"><text:s text:c="8"/>"name": "infinite",</text:p>
      <text:p text:style-name="Preformatted_20_Text"><text:s text:c="8"/>"order": 1757,</text:p>
      <text:p text:style-name="Preformatted_20_Text"><text:s text:c="8"/>"id": 304,</text:p>
      <text:p text:style-name="Preformatted_20_Text"><text:s text:c="8"/>"prevSize": 32,</text:p>
      <text:p text:style-name="Preformatted_20_Text"><text:s text:c="8"/>"code": 60336</text:p>
      <text:p text:style-name="Preformatted_20_Text"><text:s text:c="6"/>},</text:p>
      <text:p text:style-name="Preformatted_20_Text"><text:s text:c="6"/>"setIdx": 3,</text:p>
      <text:p text:style-name="Preformatted_20_Text"><text:s text:c="6"/>"setId": 1,</text:p>
      <text:p text:style-name="Preformatted_20_Text"><text:s text:c="6"/>"iconIdx": 30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704h-101.49l-160-160 160-160h101.49v160l224-224-224-224v160h-128c-16.974 0-33.252 6.744-45.254 18.746l-178.746 178.744-178.746-178.746c-12-12-28.28-18.744-45.254-18.744h-192v128h165.49l160 160-160 160h-165.49v128h192c16.974 0 33.252-6.742 45.254-18.746l178.746-178.744 178.746 178.744c12.002 12.004 28.28 18.746 45.254 18.746h128v160l224-224-224-224v160z"</text:p>
      <text:p text:style-name="Preformatted_20_Text"><text:s text:c="8"/>],</text:p>
      <text:p text:style-name="Preformatted_20_Text"><text:s text:c="8"/>"tags": [</text:p>
      <text:p text:style-name="Preformatted_20_Text"><text:s text:c="10"/>"shuffle",</text:p>
      <text:p text:style-name="Preformatted_20_Text"><text:s text:c="10"/>"random",</text:p>
      <text:p text:style-name="Preformatted_20_Text"><text:s text:c="10"/>"player"</text:p>
      <text:p text:style-name="Preformatted_20_Text"><text:s text:c="8"/>],</text:p>
      <text:p text:style-name="Preformatted_20_Text"><text:s text:c="8"/>"defaultCode": 5995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huffle, random",</text:p>
      <text:p text:style-name="Preformatted_20_Text"><text:s text:c="8"/>"name": "shuffle2",</text:p>
      <text:p text:style-name="Preformatted_20_Text"><text:s text:c="8"/>"order": 1758,</text:p>
      <text:p text:style-name="Preformatted_20_Text"><text:s text:c="8"/>"id": 305,</text:p>
      <text:p text:style-name="Preformatted_20_Text"><text:s text:c="8"/>"prevSize": 32,</text:p>
      <text:p text:style-name="Preformatted_20_Text"><text:s text:c="8"/>"code": 60337</text:p>
      <text:p text:style-name="Preformatted_20_Text"><text:s text:c="6"/>},</text:p>
      <text:p text:style-name="Preformatted_20_Text"><text:s text:c="6"/>"setIdx": 3,</text:p>
      <text:p text:style-name="Preformatted_20_Text"><text:s text:c="6"/>"setId": 1,</text:p>
      <text:p text:style-name="Preformatted_20_Text"><text:s text:c="6"/>"iconIdx": 30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736l256-256 544 544 224-224-544-544 255.998-256h-735.998v736z"</text:p>
      <text:p text:style-name="Preformatted_20_Text"><text:s text:c="8"/>],</text:p>
      <text:p text:style-name="Preformatted_20_Text"><text:s text:c="8"/>"tags": [</text:p>
      <text:p text:style-name="Preformatted_20_Text"><text:s text:c="10"/>"arrow-up-left",</text:p>
      <text:p text:style-name="Preformatted_20_Text"><text:s text:c="10"/>"up-left",</text:p>
      <text:p text:style-name="Preformatted_20_Text"><text:soft-page-break/><text:s text:c="10"/>"arrow-top-left"</text:p>
      <text:p text:style-name="Preformatted_20_Text"><text:s text:c="8"/>],</text:p>
      <text:p text:style-name="Preformatted_20_Text"><text:s text:c="8"/>"defaultCode": 5995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up-left, up-left",</text:p>
      <text:p text:style-name="Preformatted_20_Text"><text:s text:c="8"/>"name": "arrow-up-left",</text:p>
      <text:p text:style-name="Preformatted_20_Text"><text:s text:c="8"/>"order": 1759,</text:p>
      <text:p text:style-name="Preformatted_20_Text"><text:s text:c="8"/>"id": 306,</text:p>
      <text:p text:style-name="Preformatted_20_Text"><text:s text:c="8"/>"prevSize": 32,</text:p>
      <text:p text:style-name="Preformatted_20_Text"><text:s text:c="8"/>"code": 60338</text:p>
      <text:p text:style-name="Preformatted_20_Text"><text:s text:c="6"/>},</text:p>
      <text:p text:style-name="Preformatted_20_Text"><text:s text:c="6"/>"setIdx": 3,</text:p>
      <text:p text:style-name="Preformatted_20_Text"><text:s text:c="6"/>"setId": 1,</text:p>
      <text:p text:style-name="Preformatted_20_Text"><text:s text:c="6"/>"iconIdx": 30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32l-480 480h288v512h384v-512h288z"</text:p>
      <text:p text:style-name="Preformatted_20_Text"><text:s text:c="8"/>],</text:p>
      <text:p text:style-name="Preformatted_20_Text"><text:s text:c="8"/>"tags": [</text:p>
      <text:p text:style-name="Preformatted_20_Text"><text:s text:c="10"/>"arrow-up",</text:p>
      <text:p text:style-name="Preformatted_20_Text"><text:s text:c="10"/>"up",</text:p>
      <text:p text:style-name="Preformatted_20_Text"><text:s text:c="10"/>"upload",</text:p>
      <text:p text:style-name="Preformatted_20_Text"><text:s text:c="10"/>"top"</text:p>
      <text:p text:style-name="Preformatted_20_Text"><text:s text:c="8"/>],</text:p>
      <text:p text:style-name="Preformatted_20_Text"><text:s text:c="8"/>"defaultCode": 5995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up, up",</text:p>
      <text:p text:style-name="Preformatted_20_Text"><text:s text:c="8"/>"name": "arrow-up2",</text:p>
      <text:p text:style-name="Preformatted_20_Text"><text:s text:c="8"/>"order": 1760,</text:p>
      <text:p text:style-name="Preformatted_20_Text"><text:s text:c="8"/>"id": 307,</text:p>
      <text:p text:style-name="Preformatted_20_Text"><text:s text:c="8"/>"prevSize": 32,</text:p>
      <text:p text:style-name="Preformatted_20_Text"><text:s text:c="8"/>"code": 60339</text:p>
      <text:p text:style-name="Preformatted_20_Text"><text:s text:c="6"/>},</text:p>
      <text:p text:style-name="Preformatted_20_Text"><text:s text:c="6"/>"setIdx": 3,</text:p>
      <text:p text:style-name="Preformatted_20_Text"><text:s text:c="6"/>"setId": 1,</text:p>
      <text:p text:style-name="Preformatted_20_Text"><text:s text:c="6"/>"iconIdx": 30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88 0l256 256-544 544 224 224 544-544 256 255.998v-735.998h-736z"</text:p>
      <text:p text:style-name="Preformatted_20_Text"><text:s text:c="8"/>],</text:p>
      <text:p text:style-name="Preformatted_20_Text"><text:s text:c="8"/>"tags": [</text:p>
      <text:p text:style-name="Preformatted_20_Text"><text:s text:c="10"/>"arrow-up-right",</text:p>
      <text:p text:style-name="Preformatted_20_Text"><text:s text:c="10"/>"up-right",</text:p>
      <text:p text:style-name="Preformatted_20_Text"><text:s text:c="10"/>"arrow-top-right"</text:p>
      <text:p text:style-name="Preformatted_20_Text"><text:s text:c="8"/>],</text:p>
      <text:p text:style-name="Preformatted_20_Text"><text:s text:c="8"/>"defaultCode": 5995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up-right, up-right",</text:p>
      <text:p text:style-name="Preformatted_20_Text"><text:soft-page-break/><text:s text:c="8"/>"name": "arrow-up-right",</text:p>
      <text:p text:style-name="Preformatted_20_Text"><text:s text:c="8"/>"order": 1761,</text:p>
      <text:p text:style-name="Preformatted_20_Text"><text:s text:c="8"/>"id": 308,</text:p>
      <text:p text:style-name="Preformatted_20_Text"><text:s text:c="8"/>"prevSize": 32,</text:p>
      <text:p text:style-name="Preformatted_20_Text"><text:s text:c="8"/>"code": 60340</text:p>
      <text:p text:style-name="Preformatted_20_Text"><text:s text:c="6"/>},</text:p>
      <text:p text:style-name="Preformatted_20_Text"><text:s text:c="6"/>"setIdx": 3,</text:p>
      <text:p text:style-name="Preformatted_20_Text"><text:s text:c="6"/>"setId": 1,</text:p>
      <text:p text:style-name="Preformatted_20_Text"><text:s text:c="6"/>"iconIdx": 30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92 512l-480-480v288h-512v384h512v288z"</text:p>
      <text:p text:style-name="Preformatted_20_Text"><text:s text:c="8"/>],</text:p>
      <text:p text:style-name="Preformatted_20_Text"><text:s text:c="8"/>"tags": [</text:p>
      <text:p text:style-name="Preformatted_20_Text"><text:s text:c="10"/>"arrow-right",</text:p>
      <text:p text:style-name="Preformatted_20_Text"><text:s text:c="10"/>"right",</text:p>
      <text:p text:style-name="Preformatted_20_Text"><text:s text:c="10"/>"next"</text:p>
      <text:p text:style-name="Preformatted_20_Text"><text:s text:c="8"/>],</text:p>
      <text:p text:style-name="Preformatted_20_Text"><text:s text:c="8"/>"defaultCode": 5995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right, right3",</text:p>
      <text:p text:style-name="Preformatted_20_Text"><text:s text:c="8"/>"name": "arrow-right2",</text:p>
      <text:p text:style-name="Preformatted_20_Text"><text:s text:c="8"/>"order": 1762,</text:p>
      <text:p text:style-name="Preformatted_20_Text"><text:s text:c="8"/>"id": 309,</text:p>
      <text:p text:style-name="Preformatted_20_Text"><text:s text:c="8"/>"prevSize": 32,</text:p>
      <text:p text:style-name="Preformatted_20_Text"><text:s text:c="8"/>"code": 60341</text:p>
      <text:p text:style-name="Preformatted_20_Text"><text:s text:c="6"/>},</text:p>
      <text:p text:style-name="Preformatted_20_Text"><text:s text:c="6"/>"setIdx": 3,</text:p>
      <text:p text:style-name="Preformatted_20_Text"><text:s text:c="6"/>"setId": 1,</text:p>
      <text:p text:style-name="Preformatted_20_Text"><text:s text:c="6"/>"iconIdx": 30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288l-256 256-544-544-224 224 544 544-255.998 256h735.998v-736z"</text:p>
      <text:p text:style-name="Preformatted_20_Text"><text:s text:c="8"/>],</text:p>
      <text:p text:style-name="Preformatted_20_Text"><text:s text:c="8"/>"tags": [</text:p>
      <text:p text:style-name="Preformatted_20_Text"><text:s text:c="10"/>"arrow-down-right",</text:p>
      <text:p text:style-name="Preformatted_20_Text"><text:s text:c="10"/>"down-right",</text:p>
      <text:p text:style-name="Preformatted_20_Text"><text:s text:c="10"/>"arrow-bottom-right"</text:p>
      <text:p text:style-name="Preformatted_20_Text"><text:s text:c="8"/>],</text:p>
      <text:p text:style-name="Preformatted_20_Text"><text:s text:c="8"/>"defaultCode": 5995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down-right, down-right",</text:p>
      <text:p text:style-name="Preformatted_20_Text"><text:s text:c="8"/>"name": "arrow-down-right",</text:p>
      <text:p text:style-name="Preformatted_20_Text"><text:s text:c="8"/>"order": 1763,</text:p>
      <text:p text:style-name="Preformatted_20_Text"><text:s text:c="8"/>"id": 310,</text:p>
      <text:p text:style-name="Preformatted_20_Text"><text:s text:c="8"/>"prevSize": 32,</text:p>
      <text:p text:style-name="Preformatted_20_Text"><text:s text:c="8"/>"code": 60342</text:p>
      <text:p text:style-name="Preformatted_20_Text"><text:s text:c="6"/>},</text:p>
      <text:p text:style-name="Preformatted_20_Text"><text:s text:c="6"/>"setIdx": 3,</text:p>
      <text:p text:style-name="Preformatted_20_Text"><text:s text:c="6"/>"setId": 1,</text:p>
      <text:p text:style-name="Preformatted_20_Text"><text:s text:c="6"/>"iconIdx": 309</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512 992l480-480h-288v-512h-384v512h-288z"</text:p>
      <text:p text:style-name="Preformatted_20_Text"><text:s text:c="8"/>],</text:p>
      <text:p text:style-name="Preformatted_20_Text"><text:s text:c="8"/>"tags": [</text:p>
      <text:p text:style-name="Preformatted_20_Text"><text:s text:c="10"/>"arrow-down",</text:p>
      <text:p text:style-name="Preformatted_20_Text"><text:s text:c="10"/>"down",</text:p>
      <text:p text:style-name="Preformatted_20_Text"><text:s text:c="10"/>"download",</text:p>
      <text:p text:style-name="Preformatted_20_Text"><text:s text:c="10"/>"bottom"</text:p>
      <text:p text:style-name="Preformatted_20_Text"><text:s text:c="8"/>],</text:p>
      <text:p text:style-name="Preformatted_20_Text"><text:s text:c="8"/>"defaultCode": 5995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down, down",</text:p>
      <text:p text:style-name="Preformatted_20_Text"><text:s text:c="8"/>"name": "arrow-down2",</text:p>
      <text:p text:style-name="Preformatted_20_Text"><text:s text:c="8"/>"order": 1764,</text:p>
      <text:p text:style-name="Preformatted_20_Text"><text:s text:c="8"/>"id": 311,</text:p>
      <text:p text:style-name="Preformatted_20_Text"><text:s text:c="8"/>"prevSize": 32,</text:p>
      <text:p text:style-name="Preformatted_20_Text"><text:s text:c="8"/>"code": 60343</text:p>
      <text:p text:style-name="Preformatted_20_Text"><text:s text:c="6"/>},</text:p>
      <text:p text:style-name="Preformatted_20_Text"><text:s text:c="6"/>"setIdx": 3,</text:p>
      <text:p text:style-name="Preformatted_20_Text"><text:s text:c="6"/>"setId": 1,</text:p>
      <text:p text:style-name="Preformatted_20_Text"><text:s text:c="6"/>"iconIdx": 31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36 1024l-256-256 544-544-224-224-544 544-256-255.998v735.998h736z"</text:p>
      <text:p text:style-name="Preformatted_20_Text"><text:s text:c="8"/>],</text:p>
      <text:p text:style-name="Preformatted_20_Text"><text:s text:c="8"/>"tags": [</text:p>
      <text:p text:style-name="Preformatted_20_Text"><text:s text:c="10"/>"arrow-down-left",</text:p>
      <text:p text:style-name="Preformatted_20_Text"><text:s text:c="10"/>"down-left",</text:p>
      <text:p text:style-name="Preformatted_20_Text"><text:s text:c="10"/>"arrow-bottom-left"</text:p>
      <text:p text:style-name="Preformatted_20_Text"><text:s text:c="8"/>],</text:p>
      <text:p text:style-name="Preformatted_20_Text"><text:s text:c="8"/>"defaultCode": 5995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down-left, down-left",</text:p>
      <text:p text:style-name="Preformatted_20_Text"><text:s text:c="8"/>"name": "arrow-down-left",</text:p>
      <text:p text:style-name="Preformatted_20_Text"><text:s text:c="8"/>"order": 1765,</text:p>
      <text:p text:style-name="Preformatted_20_Text"><text:s text:c="8"/>"id": 312,</text:p>
      <text:p text:style-name="Preformatted_20_Text"><text:s text:c="8"/>"prevSize": 32,</text:p>
      <text:p text:style-name="Preformatted_20_Text"><text:s text:c="8"/>"code": 60344</text:p>
      <text:p text:style-name="Preformatted_20_Text"><text:s text:c="6"/>},</text:p>
      <text:p text:style-name="Preformatted_20_Text"><text:s text:c="6"/>"setIdx": 3,</text:p>
      <text:p text:style-name="Preformatted_20_Text"><text:s text:c="6"/>"setId": 1,</text:p>
      <text:p text:style-name="Preformatted_20_Text"><text:s text:c="6"/>"iconIdx": 31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 512l480 480v-288h512v-384h-512v-288z"</text:p>
      <text:p text:style-name="Preformatted_20_Text"><text:s text:c="8"/>],</text:p>
      <text:p text:style-name="Preformatted_20_Text"><text:s text:c="8"/>"tags": [</text:p>
      <text:p text:style-name="Preformatted_20_Text"><text:s text:c="10"/>"arrow-left",</text:p>
      <text:p text:style-name="Preformatted_20_Text"><text:s text:c="10"/>"left",</text:p>
      <text:p text:style-name="Preformatted_20_Text"><text:s text:c="10"/>"previous"</text:p>
      <text:p text:style-name="Preformatted_20_Text"><text:soft-page-break/><text:s text:c="8"/>],</text:p>
      <text:p text:style-name="Preformatted_20_Text"><text:s text:c="8"/>"defaultCode": 5996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left, left3",</text:p>
      <text:p text:style-name="Preformatted_20_Text"><text:s text:c="8"/>"name": "arrow-left2",</text:p>
      <text:p text:style-name="Preformatted_20_Text"><text:s text:c="8"/>"order": 1766,</text:p>
      <text:p text:style-name="Preformatted_20_Text"><text:s text:c="8"/>"id": 313,</text:p>
      <text:p text:style-name="Preformatted_20_Text"><text:s text:c="8"/>"prevSize": 32,</text:p>
      <text:p text:style-name="Preformatted_20_Text"><text:s text:c="8"/>"code": 60345</text:p>
      <text:p text:style-name="Preformatted_20_Text"><text:s text:c="6"/>},</text:p>
      <text:p text:style-name="Preformatted_20_Text"><text:s text:c="6"/>"setIdx": 3,</text:p>
      <text:p text:style-name="Preformatted_20_Text"><text:s text:c="6"/>"setId": 1,</text:p>
      <text:p text:style-name="Preformatted_20_Text"><text:s text:c="6"/>"iconIdx": 31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7.254 786.746l-530.744-530.746h229.49c35.346 0 64-28.654 64-64s-28.654-64-64-64h-384c-25.886 0-49.222 15.592-59.128 39.508-3.282 7.924-4.84 16.242-4.838 24.492h-0.034v384c0 35.346 28.654 64 64 64s64-28.654 64-64v-229.49l530.746 530.744c12.496 12.498 28.876 18.746 45.254 18.746s32.758-6.248 45.254-18.746c24.994-24.992 24.994-65.516 0-90.508z"</text:p>
      <text:p text:style-name="Preformatted_20_Text"><text:s text:c="8"/>],</text:p>
      <text:p text:style-name="Preformatted_20_Text"><text:s text:c="8"/>"tags": [</text:p>
      <text:p text:style-name="Preformatted_20_Text"><text:s text:c="10"/>"arrow-up-left",</text:p>
      <text:p text:style-name="Preformatted_20_Text"><text:s text:c="10"/>"up-left",</text:p>
      <text:p text:style-name="Preformatted_20_Text"><text:s text:c="10"/>"arrow-top-left"</text:p>
      <text:p text:style-name="Preformatted_20_Text"><text:s text:c="8"/>],</text:p>
      <text:p text:style-name="Preformatted_20_Text"><text:s text:c="8"/>"defaultCode": 5996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up-left2, up-left2",</text:p>
      <text:p text:style-name="Preformatted_20_Text"><text:s text:c="8"/>"name": "arrow-up-left2",</text:p>
      <text:p text:style-name="Preformatted_20_Text"><text:s text:c="8"/>"order": 1767,</text:p>
      <text:p text:style-name="Preformatted_20_Text"><text:s text:c="8"/>"id": 314,</text:p>
      <text:p text:style-name="Preformatted_20_Text"><text:s text:c="8"/>"prevSize": 32,</text:p>
      <text:p text:style-name="Preformatted_20_Text"><text:s text:c="8"/>"code": 60346</text:p>
      <text:p text:style-name="Preformatted_20_Text"><text:s text:c="6"/>},</text:p>
      <text:p text:style-name="Preformatted_20_Text"><text:s text:c="6"/>"setIdx": 3,</text:p>
      <text:p text:style-name="Preformatted_20_Text"><text:s text:c="6"/>"setId": 1,</text:p>
      <text:p text:style-name="Preformatted_20_Text"><text:s text:c="6"/>"iconIdx": 31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7.254 402.746l-320-320c-24.992-24.994-65.514-24.994-90.508 0l-320 320c-24.994 24.994-24.994 65.516 0 90.51 24.994 24.996 65.516 24.996 90.51 0l210.744-210.746v613.49c0 35.346 28.654 64 64 64s64-28.654 64-64v-613.49l210.746 210.746c12.496 12.496 28.876 18.744 45.254 18.744s32.758-6.248 45.254-18.746c24.994-24.994 24.994-65.514 0-90.508z"</text:p>
      <text:p text:style-name="Preformatted_20_Text"><text:s text:c="8"/>],</text:p>
      <text:p text:style-name="Preformatted_20_Text"><text:s text:c="8"/>"tags": [</text:p>
      <text:p text:style-name="Preformatted_20_Text"><text:s text:c="10"/>"arrow-up",</text:p>
      <text:p text:style-name="Preformatted_20_Text"><text:s text:c="10"/>"up",</text:p>
      <text:p text:style-name="Preformatted_20_Text"><text:s text:c="10"/>"upload",</text:p>
      <text:p text:style-name="Preformatted_20_Text"><text:s text:c="10"/>"top"</text:p>
      <text:p text:style-name="Preformatted_20_Text"><text:s text:c="8"/>],</text:p>
      <text:p text:style-name="Preformatted_20_Text"><text:soft-page-break/><text:s text:c="8"/>"defaultCode": 5996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up2, up2",</text:p>
      <text:p text:style-name="Preformatted_20_Text"><text:s text:c="8"/>"name": "arrow-up22",</text:p>
      <text:p text:style-name="Preformatted_20_Text"><text:s text:c="8"/>"order": 1768,</text:p>
      <text:p text:style-name="Preformatted_20_Text"><text:s text:c="8"/>"id": 315,</text:p>
      <text:p text:style-name="Preformatted_20_Text"><text:s text:c="8"/>"prevSize": 32,</text:p>
      <text:p text:style-name="Preformatted_20_Text"><text:s text:c="8"/>"code": 60347</text:p>
      <text:p text:style-name="Preformatted_20_Text"><text:s text:c="6"/>},</text:p>
      <text:p text:style-name="Preformatted_20_Text"><text:s text:c="6"/>"setIdx": 3,</text:p>
      <text:p text:style-name="Preformatted_20_Text"><text:s text:c="6"/>"setId": 1,</text:p>
      <text:p text:style-name="Preformatted_20_Text"><text:s text:c="6"/>"iconIdx": 31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37.254 877.254l530.746-530.744v229.49c0 35.346 28.654 64 64 64s64-28.654 64-64v-384c0-25.884-15.594-49.222-39.508-59.126-7.924-3.284-16.242-4.84-24.492-4.838v-0.036h-384c-35.346 0-64 28.654-64 64 0 35.348 28.654 64 64 64h229.49l-530.744 530.746c-12.498 12.496-18.746 28.876-18.746 45.254s6.248 32.758 18.746 45.254c24.992 24.994 65.516 24.994 90.508 0z"</text:p>
      <text:p text:style-name="Preformatted_20_Text"><text:s text:c="8"/>],</text:p>
      <text:p text:style-name="Preformatted_20_Text"><text:s text:c="8"/>"tags": [</text:p>
      <text:p text:style-name="Preformatted_20_Text"><text:s text:c="10"/>"arrow-up-right",</text:p>
      <text:p text:style-name="Preformatted_20_Text"><text:s text:c="10"/>"up-right",</text:p>
      <text:p text:style-name="Preformatted_20_Text"><text:s text:c="10"/>"arrow-top-right"</text:p>
      <text:p text:style-name="Preformatted_20_Text"><text:s text:c="8"/>],</text:p>
      <text:p text:style-name="Preformatted_20_Text"><text:s text:c="8"/>"defaultCode": 5996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up-right2, up-right2",</text:p>
      <text:p text:style-name="Preformatted_20_Text"><text:s text:c="8"/>"name": "arrow-up-right2",</text:p>
      <text:p text:style-name="Preformatted_20_Text"><text:s text:c="8"/>"order": 1769,</text:p>
      <text:p text:style-name="Preformatted_20_Text"><text:s text:c="8"/>"id": 316,</text:p>
      <text:p text:style-name="Preformatted_20_Text"><text:s text:c="8"/>"prevSize": 32,</text:p>
      <text:p text:style-name="Preformatted_20_Text"><text:s text:c="8"/>"code": 60348</text:p>
      <text:p text:style-name="Preformatted_20_Text"><text:s text:c="6"/>},</text:p>
      <text:p text:style-name="Preformatted_20_Text"><text:s text:c="6"/>"setIdx": 3,</text:p>
      <text:p text:style-name="Preformatted_20_Text"><text:s text:c="6"/>"setId": 1,</text:p>
      <text:p text:style-name="Preformatted_20_Text"><text:s text:c="6"/>"iconIdx": 31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21.254 877.254l320-320c24.994-24.992 24.994-65.516 0-90.51l-320-320c-24.994-24.992-65.516-24.992-90.51 0-24.994 24.994-24.994 65.516 0 90.51l210.746 210.746h-613.49c-35.346 0-64 28.654-64 64s28.654 64 64 64h613.49l-210.746 210.746c-12.496 12.496-18.744 28.876-18.744 45.254s6.248 32.758 18.744 45.254c24.994 24.994 65.516 24.994 90.51 0z"</text:p>
      <text:p text:style-name="Preformatted_20_Text"><text:s text:c="8"/>],</text:p>
      <text:p text:style-name="Preformatted_20_Text"><text:s text:c="8"/>"tags": [</text:p>
      <text:p text:style-name="Preformatted_20_Text"><text:s text:c="10"/>"arrow-right",</text:p>
      <text:p text:style-name="Preformatted_20_Text"><text:s text:c="10"/>"right",</text:p>
      <text:p text:style-name="Preformatted_20_Text"><text:s text:c="10"/>"next"</text:p>
      <text:p text:style-name="Preformatted_20_Text"><text:s text:c="8"/>],</text:p>
      <text:p text:style-name="Preformatted_20_Text"><text:s text:c="8"/>"defaultCode": 59964,</text:p>
      <text:p text:style-name="Preformatted_20_Text"><text:s text:c="8"/>"grid": 16,</text:p>
      <text:p text:style-name="Preformatted_20_Text"><text:soft-page-break/><text:s text:c="8"/>"attrs": []</text:p>
      <text:p text:style-name="Preformatted_20_Text"><text:s text:c="6"/>},</text:p>
      <text:p text:style-name="Preformatted_20_Text"><text:s text:c="6"/>"attrs": [],</text:p>
      <text:p text:style-name="Preformatted_20_Text"><text:s text:c="6"/>"properties": {</text:p>
      <text:p text:style-name="Preformatted_20_Text"><text:s text:c="8"/>"ligatures": "arrow-right2, right4",</text:p>
      <text:p text:style-name="Preformatted_20_Text"><text:s text:c="8"/>"name": "arrow-right22",</text:p>
      <text:p text:style-name="Preformatted_20_Text"><text:s text:c="8"/>"order": 1770,</text:p>
      <text:p text:style-name="Preformatted_20_Text"><text:s text:c="8"/>"id": 317,</text:p>
      <text:p text:style-name="Preformatted_20_Text"><text:s text:c="8"/>"prevSize": 32,</text:p>
      <text:p text:style-name="Preformatted_20_Text"><text:s text:c="8"/>"code": 60349</text:p>
      <text:p text:style-name="Preformatted_20_Text"><text:s text:c="6"/>},</text:p>
      <text:p text:style-name="Preformatted_20_Text"><text:s text:c="6"/>"setIdx": 3,</text:p>
      <text:p text:style-name="Preformatted_20_Text"><text:s text:c="6"/>"setId": 1,</text:p>
      <text:p text:style-name="Preformatted_20_Text"><text:s text:c="6"/>"iconIdx": 31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46.746 237.254l530.742 530.746h-229.488c-35.346 0-64 28.654-64 64s28.654 64 64 64h384c25.884 0 49.222-15.594 59.126-39.508 3.284-7.924 4.84-16.242 4.838-24.492h0.036v-384c0-35.346-28.654-64-64-64-35.348 0-64 28.654-64 64v229.49l-530.746-530.744c-12.496-12.498-28.874-18.746-45.254-18.746s-32.758 6.248-45.254 18.746c-24.994 24.992-24.994 65.516 0 90.508z"</text:p>
      <text:p text:style-name="Preformatted_20_Text"><text:s text:c="8"/>],</text:p>
      <text:p text:style-name="Preformatted_20_Text"><text:s text:c="8"/>"tags": [</text:p>
      <text:p text:style-name="Preformatted_20_Text"><text:s text:c="10"/>"arrow-down-right",</text:p>
      <text:p text:style-name="Preformatted_20_Text"><text:s text:c="10"/>"down-right",</text:p>
      <text:p text:style-name="Preformatted_20_Text"><text:s text:c="10"/>"arrow-bottom-right"</text:p>
      <text:p text:style-name="Preformatted_20_Text"><text:s text:c="8"/>],</text:p>
      <text:p text:style-name="Preformatted_20_Text"><text:s text:c="8"/>"defaultCode": 5996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down-right2, down-right2",</text:p>
      <text:p text:style-name="Preformatted_20_Text"><text:s text:c="8"/>"name": "arrow-down-right2",</text:p>
      <text:p text:style-name="Preformatted_20_Text"><text:s text:c="8"/>"order": 1771,</text:p>
      <text:p text:style-name="Preformatted_20_Text"><text:s text:c="8"/>"id": 318,</text:p>
      <text:p text:style-name="Preformatted_20_Text"><text:s text:c="8"/>"prevSize": 32,</text:p>
      <text:p text:style-name="Preformatted_20_Text"><text:s text:c="8"/>"code": 60350</text:p>
      <text:p text:style-name="Preformatted_20_Text"><text:s text:c="6"/>},</text:p>
      <text:p text:style-name="Preformatted_20_Text"><text:s text:c="6"/>"setIdx": 3,</text:p>
      <text:p text:style-name="Preformatted_20_Text"><text:s text:c="6"/>"setId": 1,</text:p>
      <text:p text:style-name="Preformatted_20_Text"><text:s text:c="6"/>"iconIdx": 31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7.254 621.254l-320 320c-24.992 24.994-65.514 24.994-90.508 0l-320-320c-24.994-24.994-24.994-65.516 0-90.51 24.994-24.996 65.516-24.996 90.51 0l210.744 210.746v-613.49c0-35.346 28.654-64 64-64s64 28.654 64 64v613.49l210.746-210.746c12.496-12.496 28.876-18.744 45.254-18.744s32.758 6.248 45.254 18.746c24.994 24.994 24.994 65.514 0 90.508z"</text:p>
      <text:p text:style-name="Preformatted_20_Text"><text:s text:c="8"/>],</text:p>
      <text:p text:style-name="Preformatted_20_Text"><text:s text:c="8"/>"tags": [</text:p>
      <text:p text:style-name="Preformatted_20_Text"><text:s text:c="10"/>"arrow-down",</text:p>
      <text:p text:style-name="Preformatted_20_Text"><text:s text:c="10"/>"down",</text:p>
      <text:p text:style-name="Preformatted_20_Text"><text:s text:c="10"/>"download",</text:p>
      <text:p text:style-name="Preformatted_20_Text"><text:s text:c="10"/>"bottom"</text:p>
      <text:p text:style-name="Preformatted_20_Text"><text:s text:c="8"/>],</text:p>
      <text:p text:style-name="Preformatted_20_Text"><text:s text:c="8"/>"defaultCode": 59966,</text:p>
      <text:p text:style-name="Preformatted_20_Text"><text:s text:c="8"/>"grid": 16,</text:p>
      <text:p text:style-name="Preformatted_20_Text"><text:s text:c="8"/>"attrs": []</text:p>
      <text:p text:style-name="Preformatted_20_Text"><text:soft-page-break/><text:s text:c="6"/>},</text:p>
      <text:p text:style-name="Preformatted_20_Text"><text:s text:c="6"/>"attrs": [],</text:p>
      <text:p text:style-name="Preformatted_20_Text"><text:s text:c="6"/>"properties": {</text:p>
      <text:p text:style-name="Preformatted_20_Text"><text:s text:c="8"/>"ligatures": "arrow-down2, down2",</text:p>
      <text:p text:style-name="Preformatted_20_Text"><text:s text:c="8"/>"name": "arrow-down22",</text:p>
      <text:p text:style-name="Preformatted_20_Text"><text:s text:c="8"/>"order": 1772,</text:p>
      <text:p text:style-name="Preformatted_20_Text"><text:s text:c="8"/>"id": 319,</text:p>
      <text:p text:style-name="Preformatted_20_Text"><text:s text:c="8"/>"prevSize": 32,</text:p>
      <text:p text:style-name="Preformatted_20_Text"><text:s text:c="8"/>"code": 60351</text:p>
      <text:p text:style-name="Preformatted_20_Text"><text:s text:c="6"/>},</text:p>
      <text:p text:style-name="Preformatted_20_Text"><text:s text:c="6"/>"setIdx": 3,</text:p>
      <text:p text:style-name="Preformatted_20_Text"><text:s text:c="6"/>"setId": 1,</text:p>
      <text:p text:style-name="Preformatted_20_Text"><text:s text:c="6"/>"iconIdx": 31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86.744 146.744l-530.744 530.744v-229.49c0-35.346-28.654-64-64-64s-64 28.654-64 64v384.002c0 25.886 15.592 49.222 39.508 59.128 7.924 3.282 16.242 4.84 24.492 4.836v0.036l384-0.002c35.344 0 64-28.654 64-63.998 0-35.348-28.656-64-64-64h-229.49l530.744-530.746c12.496-12.496 18.746-28.876 18.746-45.256 0-16.376-6.25-32.758-18.746-45.254-24.992-24.992-65.518-24.992-90.51 0v0z"</text:p>
      <text:p text:style-name="Preformatted_20_Text"><text:s text:c="8"/>],</text:p>
      <text:p text:style-name="Preformatted_20_Text"><text:s text:c="8"/>"tags": [</text:p>
      <text:p text:style-name="Preformatted_20_Text"><text:s text:c="10"/>"arrow-down-left",</text:p>
      <text:p text:style-name="Preformatted_20_Text"><text:s text:c="10"/>"down-left",</text:p>
      <text:p text:style-name="Preformatted_20_Text"><text:s text:c="10"/>"arrow-bottom-left"</text:p>
      <text:p text:style-name="Preformatted_20_Text"><text:s text:c="8"/>],</text:p>
      <text:p text:style-name="Preformatted_20_Text"><text:s text:c="8"/>"defaultCode": 5996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rrow-down-left2, down-left2",</text:p>
      <text:p text:style-name="Preformatted_20_Text"><text:s text:c="8"/>"name": "arrow-down-left2",</text:p>
      <text:p text:style-name="Preformatted_20_Text"><text:s text:c="8"/>"order": 1773,</text:p>
      <text:p text:style-name="Preformatted_20_Text"><text:s text:c="8"/>"id": 320,</text:p>
      <text:p text:style-name="Preformatted_20_Text"><text:s text:c="8"/>"prevSize": 32,</text:p>
      <text:p text:style-name="Preformatted_20_Text"><text:s text:c="8"/>"code": 60352</text:p>
      <text:p text:style-name="Preformatted_20_Text"><text:s text:c="6"/>},</text:p>
      <text:p text:style-name="Preformatted_20_Text"><text:s text:c="6"/>"setIdx": 3,</text:p>
      <text:p text:style-name="Preformatted_20_Text"><text:s text:c="6"/>"setId": 1,</text:p>
      <text:p text:style-name="Preformatted_20_Text"><text:s text:c="6"/>"iconIdx": 31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02.746 877.254l-320-320c-24.994-24.992-24.994-65.516 0-90.51l320-320c24.994-24.992 65.516-24.992 90.51 0 24.994 24.994 24.994 65.516 0 90.51l-210.746 210.746h613.49c35.346 0 64 28.654 64 64s-28.654 64-64 64h-613.49l210.746 210.746c12.496 12.496 18.744 28.876 18.744 45.254s-6.248 32.758-18.744 45.254c-24.994 24.994-65.516 24.994-90.51 0z"</text:p>
      <text:p text:style-name="Preformatted_20_Text"><text:s text:c="8"/>],</text:p>
      <text:p text:style-name="Preformatted_20_Text"><text:s text:c="8"/>"tags": [</text:p>
      <text:p text:style-name="Preformatted_20_Text"><text:s text:c="10"/>"arrow-left",</text:p>
      <text:p text:style-name="Preformatted_20_Text"><text:s text:c="10"/>"left",</text:p>
      <text:p text:style-name="Preformatted_20_Text"><text:s text:c="10"/>"previous"</text:p>
      <text:p text:style-name="Preformatted_20_Text"><text:s text:c="8"/>],</text:p>
      <text:p text:style-name="Preformatted_20_Text"><text:s text:c="8"/>"defaultCode": 5996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arrow-left2, left4",</text:p>
      <text:p text:style-name="Preformatted_20_Text"><text:s text:c="8"/>"name": "arrow-left22",</text:p>
      <text:p text:style-name="Preformatted_20_Text"><text:s text:c="8"/>"order": 1774,</text:p>
      <text:p text:style-name="Preformatted_20_Text"><text:s text:c="8"/>"id": 321,</text:p>
      <text:p text:style-name="Preformatted_20_Text"><text:s text:c="8"/>"prevSize": 32,</text:p>
      <text:p text:style-name="Preformatted_20_Text"><text:s text:c="8"/>"code": 60353</text:p>
      <text:p text:style-name="Preformatted_20_Text"><text:s text:c="6"/>},</text:p>
      <text:p text:style-name="Preformatted_20_Text"><text:s text:c="6"/>"setIdx": 3,</text:p>
      <text:p text:style-name="Preformatted_20_Text"><text:s text:c="6"/>"setId": 1,</text:p>
      <text:p text:style-name="Preformatted_20_Text"><text:s text:c="6"/>"iconIdx": 32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512c0 282.77 229.23 512 512 512s512-229.23 512-512-229.23-512-512-512-512 229.23-512 512zM928 512c0 229.75-186.25 416-416 416s-416-186.25-416-416 186.25-416 416-416 416 186.25 416 416z",</text:p>
      <text:p text:style-name="Preformatted_20_Text"><text:s text:c="10"/>"M706.744 669.256l90.512-90.512-285.256-285.254-285.254 285.256 90.508 90.508 194.746-194.744z"</text:p>
      <text:p text:style-name="Preformatted_20_Text"><text:s text:c="8"/>],</text:p>
      <text:p text:style-name="Preformatted_20_Text"><text:s text:c="8"/>"tags": [</text:p>
      <text:p text:style-name="Preformatted_20_Text"><text:s text:c="10"/>"circle-up",</text:p>
      <text:p text:style-name="Preformatted_20_Text"><text:s text:c="10"/>"up",</text:p>
      <text:p text:style-name="Preformatted_20_Text"><text:s text:c="10"/>"circle-top",</text:p>
      <text:p text:style-name="Preformatted_20_Text"><text:s text:c="10"/>"arrow"</text:p>
      <text:p text:style-name="Preformatted_20_Text"><text:s text:c="8"/>],</text:p>
      <text:p text:style-name="Preformatted_20_Text"><text:s text:c="8"/>"defaultCode": 5996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ircle-up, up3",</text:p>
      <text:p text:style-name="Preformatted_20_Text"><text:s text:c="8"/>"name": "circle-up",</text:p>
      <text:p text:style-name="Preformatted_20_Text"><text:s text:c="8"/>"order": 1775,</text:p>
      <text:p text:style-name="Preformatted_20_Text"><text:s text:c="8"/>"id": 322,</text:p>
      <text:p text:style-name="Preformatted_20_Text"><text:s text:c="8"/>"prevSize": 32,</text:p>
      <text:p text:style-name="Preformatted_20_Text"><text:s text:c="8"/>"code": 60354</text:p>
      <text:p text:style-name="Preformatted_20_Text"><text:s text:c="6"/>},</text:p>
      <text:p text:style-name="Preformatted_20_Text"><text:s text:c="6"/>"setIdx": 3,</text:p>
      <text:p text:style-name="Preformatted_20_Text"><text:s text:c="6"/>"setId": 1,</text:p>
      <text:p text:style-name="Preformatted_20_Text"><text:s text:c="6"/>"iconIdx": 32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928c-229.75 0-416-186.25-416-416s186.25-416 416-416 416 186.25 416 416-186.25 416-416 416z",</text:p>
      <text:p text:style-name="Preformatted_20_Text"><text:s text:c="10"/>"M354.744 706.744l90.512 90.512 285.254-285.256-285.256-285.254-90.508 90.508 194.744 194.746z"</text:p>
      <text:p text:style-name="Preformatted_20_Text"><text:s text:c="8"/>],</text:p>
      <text:p text:style-name="Preformatted_20_Text"><text:s text:c="8"/>"tags": [</text:p>
      <text:p text:style-name="Preformatted_20_Text"><text:s text:c="10"/>"circle-right",</text:p>
      <text:p text:style-name="Preformatted_20_Text"><text:s text:c="10"/>"right",</text:p>
      <text:p text:style-name="Preformatted_20_Text"><text:s text:c="10"/>"circle-next",</text:p>
      <text:p text:style-name="Preformatted_20_Text"><text:s text:c="10"/>"arrow"</text:p>
      <text:p text:style-name="Preformatted_20_Text"><text:s text:c="8"/>],</text:p>
      <text:p text:style-name="Preformatted_20_Text"><text:s text:c="8"/>"defaultCode": 5997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circle-right, right5",</text:p>
      <text:p text:style-name="Preformatted_20_Text"><text:s text:c="8"/>"name": "circle-right",</text:p>
      <text:p text:style-name="Preformatted_20_Text"><text:s text:c="8"/>"order": 1776,</text:p>
      <text:p text:style-name="Preformatted_20_Text"><text:s text:c="8"/>"id": 323,</text:p>
      <text:p text:style-name="Preformatted_20_Text"><text:s text:c="8"/>"prevSize": 32,</text:p>
      <text:p text:style-name="Preformatted_20_Text"><text:s text:c="8"/>"code": 60355</text:p>
      <text:p text:style-name="Preformatted_20_Text"><text:s text:c="6"/>},</text:p>
      <text:p text:style-name="Preformatted_20_Text"><text:s text:c="6"/>"setIdx": 3,</text:p>
      <text:p text:style-name="Preformatted_20_Text"><text:s text:c="6"/>"setId": 1,</text:p>
      <text:p text:style-name="Preformatted_20_Text"><text:s text:c="6"/>"iconIdx": 32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12c0-282.77-229.23-512-512-512s-512 229.23-512 512 229.23 512 512 512 512-229.23 512-512zM96 512c0-229.75 186.25-416 416-416s416 186.25 416 416-186.25 416-416 416-416-186.25-416-416z",</text:p>
      <text:p text:style-name="Preformatted_20_Text"><text:s text:c="10"/>"M317.256 354.744l-90.512 90.512 285.256 285.254 285.254-285.256-90.508-90.508-194.746 194.744z"</text:p>
      <text:p text:style-name="Preformatted_20_Text"><text:s text:c="8"/>],</text:p>
      <text:p text:style-name="Preformatted_20_Text"><text:s text:c="8"/>"tags": [</text:p>
      <text:p text:style-name="Preformatted_20_Text"><text:s text:c="10"/>"circle-down",</text:p>
      <text:p text:style-name="Preformatted_20_Text"><text:s text:c="10"/>"down",</text:p>
      <text:p text:style-name="Preformatted_20_Text"><text:s text:c="10"/>"circle-bottom",</text:p>
      <text:p text:style-name="Preformatted_20_Text"><text:s text:c="10"/>"arrow"</text:p>
      <text:p text:style-name="Preformatted_20_Text"><text:s text:c="8"/>],</text:p>
      <text:p text:style-name="Preformatted_20_Text"><text:s text:c="8"/>"defaultCode": 5997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ircle-down, down3",</text:p>
      <text:p text:style-name="Preformatted_20_Text"><text:s text:c="8"/>"name": "circle-down",</text:p>
      <text:p text:style-name="Preformatted_20_Text"><text:s text:c="8"/>"order": 1777,</text:p>
      <text:p text:style-name="Preformatted_20_Text"><text:s text:c="8"/>"id": 324,</text:p>
      <text:p text:style-name="Preformatted_20_Text"><text:s text:c="8"/>"prevSize": 32,</text:p>
      <text:p text:style-name="Preformatted_20_Text"><text:s text:c="8"/>"code": 60356</text:p>
      <text:p text:style-name="Preformatted_20_Text"><text:s text:c="6"/>},</text:p>
      <text:p text:style-name="Preformatted_20_Text"><text:s text:c="6"/>"setIdx": 3,</text:p>
      <text:p text:style-name="Preformatted_20_Text"><text:s text:c="6"/>"setId": 1,</text:p>
      <text:p text:style-name="Preformatted_20_Text"><text:s text:c="6"/>"iconIdx": 32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77 0 512-229.23 512-512s-229.23-512-512-512-512 229.23-512 512 229.23 512 512 512zM512 96c229.75 0 416 186.25 416 416s-186.25 416-416 416-416-186.25-416-416 186.25-416 416-416z",</text:p>
      <text:p text:style-name="Preformatted_20_Text"><text:s text:c="10"/>"M669.256 317.256l-90.512-90.512-285.254 285.256 285.256 285.254 90.508-90.508-194.744-194.746z"</text:p>
      <text:p text:style-name="Preformatted_20_Text"><text:s text:c="8"/>],</text:p>
      <text:p text:style-name="Preformatted_20_Text"><text:s text:c="8"/>"tags": [</text:p>
      <text:p text:style-name="Preformatted_20_Text"><text:s text:c="10"/>"circle-left",</text:p>
      <text:p text:style-name="Preformatted_20_Text"><text:s text:c="10"/>"left",</text:p>
      <text:p text:style-name="Preformatted_20_Text"><text:s text:c="10"/>"circle-previous",</text:p>
      <text:p text:style-name="Preformatted_20_Text"><text:s text:c="10"/>"arrow"</text:p>
      <text:p text:style-name="Preformatted_20_Text"><text:s text:c="8"/>],</text:p>
      <text:p text:style-name="Preformatted_20_Text"><text:s text:c="8"/>"defaultCode": 5997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circle-left, left5",</text:p>
      <text:p text:style-name="Preformatted_20_Text"><text:s text:c="8"/>"name": "circle-left",</text:p>
      <text:p text:style-name="Preformatted_20_Text"><text:s text:c="8"/>"order": 1778,</text:p>
      <text:p text:style-name="Preformatted_20_Text"><text:s text:c="8"/>"id": 325,</text:p>
      <text:p text:style-name="Preformatted_20_Text"><text:s text:c="8"/>"prevSize": 32,</text:p>
      <text:p text:style-name="Preformatted_20_Text"><text:s text:c="8"/>"code": 60357</text:p>
      <text:p text:style-name="Preformatted_20_Text"><text:s text:c="6"/>},</text:p>
      <text:p text:style-name="Preformatted_20_Text"><text:s text:c="6"/>"setIdx": 3,</text:p>
      <text:p text:style-name="Preformatted_20_Text"><text:s text:c="6"/>"setId": 1,</text:p>
      <text:p text:style-name="Preformatted_20_Text"><text:s text:c="6"/>"iconIdx": 32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0 0h64v512h-64v-512z",</text:p>
      <text:p text:style-name="Preformatted_20_Text"><text:s text:c="10"/>"M0 512h64v512h-64v-512z",</text:p>
      <text:p text:style-name="Preformatted_20_Text"><text:s text:c="10"/>"M320 704h704v128h-704v160l-224-224 224-224v160z",</text:p>
      <text:p text:style-name="Preformatted_20_Text"><text:s text:c="10"/>"M704 320h-704v-128h704v-160l224 224-224 224z"</text:p>
      <text:p text:style-name="Preformatted_20_Text"><text:s text:c="8"/>],</text:p>
      <text:p text:style-name="Preformatted_20_Text"><text:s text:c="8"/>"tags": [</text:p>
      <text:p text:style-name="Preformatted_20_Text"><text:s text:c="10"/>"tab",</text:p>
      <text:p text:style-name="Preformatted_20_Text"><text:s text:c="10"/>"arrows"</text:p>
      <text:p text:style-name="Preformatted_20_Text"><text:s text:c="8"/>],</text:p>
      <text:p text:style-name="Preformatted_20_Text"><text:s text:c="8"/>"defaultCode": 5997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ab, arrows",</text:p>
      <text:p text:style-name="Preformatted_20_Text"><text:s text:c="8"/>"name": "tab",</text:p>
      <text:p text:style-name="Preformatted_20_Text"><text:s text:c="8"/>"order": 1779,</text:p>
      <text:p text:style-name="Preformatted_20_Text"><text:s text:c="8"/>"id": 326,</text:p>
      <text:p text:style-name="Preformatted_20_Text"><text:s text:c="8"/>"prevSize": 32,</text:p>
      <text:p text:style-name="Preformatted_20_Text"><text:s text:c="8"/>"code": 60358</text:p>
      <text:p text:style-name="Preformatted_20_Text"><text:s text:c="6"/>},</text:p>
      <text:p text:style-name="Preformatted_20_Text"><text:s text:c="6"/>"setIdx": 3,</text:p>
      <text:p text:style-name="Preformatted_20_Text"><text:s text:c="6"/>"setId": 1,</text:p>
      <text:p text:style-name="Preformatted_20_Text"><text:s text:c="6"/>"iconIdx": 32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4 512v384h64v-384h160l-192-192-192 192z",</text:p>
      <text:p text:style-name="Preformatted_20_Text"><text:s text:c="10"/>"M64 192h96v64h-96v-64z",</text:p>
      <text:p text:style-name="Preformatted_20_Text"><text:s text:c="10"/>"M192 192h96v64h-96v-64z",</text:p>
      <text:p text:style-name="Preformatted_20_Text"><text:s text:c="10"/>"M320 192h64v96h-64v-96z",</text:p>
      <text:p text:style-name="Preformatted_20_Text"><text:s text:c="10"/>"M64 416h64v96h-64v-96z",</text:p>
      <text:p text:style-name="Preformatted_20_Text"><text:s text:c="10"/>"M160 448h96v64h-96v-64z",</text:p>
      <text:p text:style-name="Preformatted_20_Text"><text:s text:c="10"/>"M288 448h96v64h-96v-64z",</text:p>
      <text:p text:style-name="Preformatted_20_Text"><text:s text:c="10"/>"M64 288h64v96h-64v-96z",</text:p>
      <text:p text:style-name="Preformatted_20_Text"><text:s text:c="10"/>"M320 320h64v96h-64v-96z",</text:p>
      <text:p text:style-name="Preformatted_20_Text"><text:s text:c="10"/>"M320 704v192h-192v-192h192zM384 640h-320v320h320v-320z"</text:p>
      <text:p text:style-name="Preformatted_20_Text"><text:s text:c="8"/>],</text:p>
      <text:p text:style-name="Preformatted_20_Text"><text:s text:c="8"/>"tags": [</text:p>
      <text:p text:style-name="Preformatted_20_Text"><text:s text:c="10"/>"move-up",</text:p>
      <text:p text:style-name="Preformatted_20_Text"><text:s text:c="10"/>"sort",</text:p>
      <text:p text:style-name="Preformatted_20_Text"><text:s text:c="10"/>"arrange"</text:p>
      <text:p text:style-name="Preformatted_20_Text"><text:s text:c="8"/>],</text:p>
      <text:p text:style-name="Preformatted_20_Text"><text:s text:c="8"/>"defaultCode": 59974,</text:p>
      <text:p text:style-name="Preformatted_20_Text"><text:s text:c="8"/>"grid": 16,</text:p>
      <text:p text:style-name="Preformatted_20_Text"><text:s text:c="8"/>"attrs": []</text:p>
      <text:p text:style-name="Preformatted_20_Text"><text:s text:c="6"/>},</text:p>
      <text:p text:style-name="Preformatted_20_Text"><text:soft-page-break/><text:s text:c="6"/>"attrs": [],</text:p>
      <text:p text:style-name="Preformatted_20_Text"><text:s text:c="6"/>"properties": {</text:p>
      <text:p text:style-name="Preformatted_20_Text"><text:s text:c="8"/>"ligatures": "move-up, sort",</text:p>
      <text:p text:style-name="Preformatted_20_Text"><text:s text:c="8"/>"name": "move-up",</text:p>
      <text:p text:style-name="Preformatted_20_Text"><text:s text:c="8"/>"order": 1780,</text:p>
      <text:p text:style-name="Preformatted_20_Text"><text:s text:c="8"/>"id": 327,</text:p>
      <text:p text:style-name="Preformatted_20_Text"><text:s text:c="8"/>"prevSize": 32,</text:p>
      <text:p text:style-name="Preformatted_20_Text"><text:s text:c="8"/>"code": 60359</text:p>
      <text:p text:style-name="Preformatted_20_Text"><text:s text:c="6"/>},</text:p>
      <text:p text:style-name="Preformatted_20_Text"><text:s text:c="6"/>"setIdx": 3,</text:p>
      <text:p text:style-name="Preformatted_20_Text"><text:s text:c="6"/>"setId": 1,</text:p>
      <text:p text:style-name="Preformatted_20_Text"><text:s text:c="6"/>"iconIdx": 32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704v-384h-64v384h-160l192 192 192-192z",</text:p>
      <text:p text:style-name="Preformatted_20_Text"><text:s text:c="10"/>"M320 256v192h-192v-192h192zM384 192h-320v320h320v-320z",</text:p>
      <text:p text:style-name="Preformatted_20_Text"><text:s text:c="10"/>"M64 640h96v64h-96v-64z",</text:p>
      <text:p text:style-name="Preformatted_20_Text"><text:s text:c="10"/>"M192 640h96v64h-96v-64z",</text:p>
      <text:p text:style-name="Preformatted_20_Text"><text:s text:c="10"/>"M320 640h64v96h-64v-96z",</text:p>
      <text:p text:style-name="Preformatted_20_Text"><text:s text:c="10"/>"M64 864h64v96h-64v-96z",</text:p>
      <text:p text:style-name="Preformatted_20_Text"><text:s text:c="10"/>"M160 896h96v64h-96v-64z",</text:p>
      <text:p text:style-name="Preformatted_20_Text"><text:s text:c="10"/>"M288 896h96v64h-96v-64z",</text:p>
      <text:p text:style-name="Preformatted_20_Text"><text:s text:c="10"/>"M64 736h64v96h-64v-96z",</text:p>
      <text:p text:style-name="Preformatted_20_Text"><text:s text:c="10"/>"M320 768h64v96h-64v-96z"</text:p>
      <text:p text:style-name="Preformatted_20_Text"><text:s text:c="8"/>],</text:p>
      <text:p text:style-name="Preformatted_20_Text"><text:s text:c="8"/>"tags": [</text:p>
      <text:p text:style-name="Preformatted_20_Text"><text:s text:c="10"/>"move-down",</text:p>
      <text:p text:style-name="Preformatted_20_Text"><text:s text:c="10"/>"sort",</text:p>
      <text:p text:style-name="Preformatted_20_Text"><text:s text:c="10"/>"arrange"</text:p>
      <text:p text:style-name="Preformatted_20_Text"><text:s text:c="8"/>],</text:p>
      <text:p text:style-name="Preformatted_20_Text"><text:s text:c="8"/>"defaultCode": 5997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ove-down, sort2",</text:p>
      <text:p text:style-name="Preformatted_20_Text"><text:s text:c="8"/>"name": "move-down",</text:p>
      <text:p text:style-name="Preformatted_20_Text"><text:s text:c="8"/>"order": 1781,</text:p>
      <text:p text:style-name="Preformatted_20_Text"><text:s text:c="8"/>"id": 328,</text:p>
      <text:p text:style-name="Preformatted_20_Text"><text:s text:c="8"/>"prevSize": 32,</text:p>
      <text:p text:style-name="Preformatted_20_Text"><text:s text:c="8"/>"code": 60360</text:p>
      <text:p text:style-name="Preformatted_20_Text"><text:s text:c="6"/>},</text:p>
      <text:p text:style-name="Preformatted_20_Text"><text:s text:c="6"/>"setIdx": 3,</text:p>
      <text:p text:style-name="Preformatted_20_Text"><text:s text:c="6"/>"setId": 1,</text:p>
      <text:p text:style-name="Preformatted_20_Text"><text:s text:c="6"/>"iconIdx": 32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0 768v-768h-128v768h-160l224 224 224-224h-160z",</text:p>
      <text:p text:style-name="Preformatted_20_Text"><text:s text:c="10"/>"M928 1024h-256c-11.8 0-22.644-6.496-28.214-16.9-5.566-10.404-4.958-23.030 1.59-32.85l222.832-334.25h-196.208c-17.672 0-32-14.328-32-32s14.328-32 32-32h256c11.8 0 22.644 6.496 28.214 16.9 5.566 10.404 4.958 23.030-1.59 32.85l-222.83 334.25h196.206c17.672 0 32 14.328 32 32s-14.328 32-32 32z",</text:p>
      <text:p text:style-name="Preformatted_20_Text"><text:s text:c="10"/>"M1020.622 401.686l-192.002-384c-5.42-10.842-16.502-17.69-28.622-17.69-12.122 0-23.202 6.848-28.624 17.69l-191.996 384c-7.904 15.806-1.496 35.030 14.31 42.932 4.594 2.296 9.476 3.386 14.288 3.386 11.736 0 23.040-6.484 28.644-17.698l55.156-110.31h216.446l55.156 110.31c7.902 15.806 27.124 22.21 42.932 14.31 15.808-7.902 22.216-27.124 14.312-42.93zM723.778 255.996l76.22-152.446 76.224 152.446h-152.444z"</text:p>
      <text:p text:style-name="Preformatted_20_Text"><text:s text:c="8"/>],</text:p>
      <text:p text:style-name="Preformatted_20_Text"><text:soft-page-break/><text:s text:c="8"/>"tags": [</text:p>
      <text:p text:style-name="Preformatted_20_Text"><text:s text:c="10"/>"sort-alpha-asc",</text:p>
      <text:p text:style-name="Preformatted_20_Text"><text:s text:c="10"/>"arrange",</text:p>
      <text:p text:style-name="Preformatted_20_Text"><text:s text:c="10"/>"alphabetic"</text:p>
      <text:p text:style-name="Preformatted_20_Text"><text:s text:c="8"/>],</text:p>
      <text:p text:style-name="Preformatted_20_Text"><text:s text:c="8"/>"defaultCode": 5997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ort-alpha-asc, arrange",</text:p>
      <text:p text:style-name="Preformatted_20_Text"><text:s text:c="8"/>"name": "sort-alpha-asc",</text:p>
      <text:p text:style-name="Preformatted_20_Text"><text:s text:c="8"/>"order": 1782,</text:p>
      <text:p text:style-name="Preformatted_20_Text"><text:s text:c="8"/>"id": 329,</text:p>
      <text:p text:style-name="Preformatted_20_Text"><text:s text:c="8"/>"prevSize": 32,</text:p>
      <text:p text:style-name="Preformatted_20_Text"><text:s text:c="8"/>"code": 60361</text:p>
      <text:p text:style-name="Preformatted_20_Text"><text:s text:c="6"/>},</text:p>
      <text:p text:style-name="Preformatted_20_Text"><text:s text:c="6"/>"setIdx": 3,</text:p>
      <text:p text:style-name="Preformatted_20_Text"><text:s text:c="6"/>"setId": 1,</text:p>
      <text:p text:style-name="Preformatted_20_Text"><text:s text:c="6"/>"iconIdx": 32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0 768v-768h-128v768h-160l224 224 224-224h-160z",</text:p>
      <text:p text:style-name="Preformatted_20_Text"><text:s text:c="10"/>"M928 448h-256c-11.8 0-22.644-6.496-28.214-16.9-5.566-10.406-4.958-23.030 1.59-32.85l222.832-334.25h-196.208c-17.672 0-32-14.328-32-32s14.328-32 32-32h256c11.8 0 22.644 6.496 28.214 16.9 5.566 10.406 4.958 23.030-1.59 32.85l-222.83 334.25h196.206c17.672 0 32 14.328 32 32s-14.328 32-32 32z",</text:p>
      <text:p text:style-name="Preformatted_20_Text"><text:s text:c="10"/>"M1020.622 977.69l-192.002-384c-5.42-10.842-16.502-17.69-28.622-17.69-12.122 0-23.202 6.848-28.624 17.69l-191.996 384c-7.904 15.806-1.496 35.030 14.31 42.932 4.594 2.296 9.476 3.386 14.288 3.386 11.736 0 23.040-6.484 28.644-17.698l55.158-110.31h216.446l55.156 110.31c7.902 15.806 27.124 22.21 42.932 14.31 15.806-7.902 22.214-27.124 14.31-42.93zM723.778 832l76.22-152.446 76.226 152.446h-152.446z"</text:p>
      <text:p text:style-name="Preformatted_20_Text"><text:s text:c="8"/>],</text:p>
      <text:p text:style-name="Preformatted_20_Text"><text:s text:c="8"/>"tags": [</text:p>
      <text:p text:style-name="Preformatted_20_Text"><text:s text:c="10"/>"sort-alpha-desc",</text:p>
      <text:p text:style-name="Preformatted_20_Text"><text:s text:c="10"/>"arrange",</text:p>
      <text:p text:style-name="Preformatted_20_Text"><text:s text:c="10"/>"alphabetic"</text:p>
      <text:p text:style-name="Preformatted_20_Text"><text:s text:c="8"/>],</text:p>
      <text:p text:style-name="Preformatted_20_Text"><text:s text:c="8"/>"defaultCode": 5997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ort-alpha-desc, arrange2",</text:p>
      <text:p text:style-name="Preformatted_20_Text"><text:s text:c="8"/>"name": "sort-alpha-desc",</text:p>
      <text:p text:style-name="Preformatted_20_Text"><text:s text:c="8"/>"order": 1783,</text:p>
      <text:p text:style-name="Preformatted_20_Text"><text:s text:c="8"/>"id": 330,</text:p>
      <text:p text:style-name="Preformatted_20_Text"><text:s text:c="8"/>"prevSize": 32,</text:p>
      <text:p text:style-name="Preformatted_20_Text"><text:s text:c="8"/>"code": 60362</text:p>
      <text:p text:style-name="Preformatted_20_Text"><text:s text:c="6"/>},</text:p>
      <text:p text:style-name="Preformatted_20_Text"><text:s text:c="6"/>"setIdx": 3,</text:p>
      <text:p text:style-name="Preformatted_20_Text"><text:s text:c="6"/>"setId": 1,</text:p>
      <text:p text:style-name="Preformatted_20_Text"><text:s text:c="6"/>"iconIdx": 32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0 768v-768h-128v768h-160l224 224 224-224h-160z",</text:p>
      <text:p text:style-name="Preformatted_20_Text"><text:soft-page-break/><text:s text:c="10"/>"M864 448c-17.674 0-32-14.328-32-32v-352h-32c-17.674 0-32-14.328-32-32s14.326-32 32-32h64c17.674 0 32 14.328 32 32v384c0 17.672-14.326 32-32 32z",</text:p>
      <text:p text:style-name="Preformatted_20_Text"><text:s text:c="10"/>"M928 576h-192c-17.674 0-32 14.326-32 32v192c0 17.674 14.326 32 32 32h160v128h-160c-17.674 0-32 14.326-32 32s14.326 32 32 32h192c17.674 0 32-14.326 32-32v-384c0-17.674-14.326-32-32-32zM768 640h128v128h-128v-128z"</text:p>
      <text:p text:style-name="Preformatted_20_Text"><text:s text:c="8"/>],</text:p>
      <text:p text:style-name="Preformatted_20_Text"><text:s text:c="8"/>"tags": [</text:p>
      <text:p text:style-name="Preformatted_20_Text"><text:s text:c="10"/>"sort-numeric-asc",</text:p>
      <text:p text:style-name="Preformatted_20_Text"><text:s text:c="10"/>"arrange"</text:p>
      <text:p text:style-name="Preformatted_20_Text"><text:s text:c="8"/>],</text:p>
      <text:p text:style-name="Preformatted_20_Text"><text:s text:c="8"/>"defaultCode": 5997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ort-numeric-asc, arrange3",</text:p>
      <text:p text:style-name="Preformatted_20_Text"><text:s text:c="8"/>"name": "sort-numeric-asc",</text:p>
      <text:p text:style-name="Preformatted_20_Text"><text:s text:c="8"/>"order": 1784,</text:p>
      <text:p text:style-name="Preformatted_20_Text"><text:s text:c="8"/>"id": 331,</text:p>
      <text:p text:style-name="Preformatted_20_Text"><text:s text:c="8"/>"prevSize": 32,</text:p>
      <text:p text:style-name="Preformatted_20_Text"><text:s text:c="8"/>"code": 60363</text:p>
      <text:p text:style-name="Preformatted_20_Text"><text:s text:c="6"/>},</text:p>
      <text:p text:style-name="Preformatted_20_Text"><text:s text:c="6"/>"setIdx": 3,</text:p>
      <text:p text:style-name="Preformatted_20_Text"><text:s text:c="6"/>"setId": 1,</text:p>
      <text:p text:style-name="Preformatted_20_Text"><text:s text:c="6"/>"iconIdx": 33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0 768v-768h-128v768h-160l224 224 224-224h-160z",</text:p>
      <text:p text:style-name="Preformatted_20_Text"><text:s text:c="10"/>"M864 1024c-17.674 0-32-14.328-32-32v-352h-32c-17.674 0-32-14.328-32-32s14.326-32 32-32h64c17.674 0 32 14.328 32 32v384c0 17.672-14.326 32-32 32z",</text:p>
      <text:p text:style-name="Preformatted_20_Text"><text:s text:c="10"/>"M928 0h-192c-17.674 0-32 14.326-32 32v192c0 17.674 14.326 32 32 32h160v128h-160c-17.674 0-32 14.326-32 32s14.326 32 32 32h192c17.674 0 32-14.326 32-32v-384c0-17.674-14.326-32-32-32zM768 64h128v128h-128v-128z"</text:p>
      <text:p text:style-name="Preformatted_20_Text"><text:s text:c="8"/>],</text:p>
      <text:p text:style-name="Preformatted_20_Text"><text:s text:c="8"/>"tags": [</text:p>
      <text:p text:style-name="Preformatted_20_Text"><text:s text:c="10"/>"sort-numberic-desc",</text:p>
      <text:p text:style-name="Preformatted_20_Text"><text:s text:c="10"/>"arrange"</text:p>
      <text:p text:style-name="Preformatted_20_Text"><text:s text:c="8"/>],</text:p>
      <text:p text:style-name="Preformatted_20_Text"><text:s text:c="8"/>"defaultCode": 5997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ort-numberic-desc, arrange4",</text:p>
      <text:p text:style-name="Preformatted_20_Text"><text:s text:c="8"/>"name": "sort-numberic-desc",</text:p>
      <text:p text:style-name="Preformatted_20_Text"><text:s text:c="8"/>"order": 1785,</text:p>
      <text:p text:style-name="Preformatted_20_Text"><text:s text:c="8"/>"id": 332,</text:p>
      <text:p text:style-name="Preformatted_20_Text"><text:s text:c="8"/>"prevSize": 32,</text:p>
      <text:p text:style-name="Preformatted_20_Text"><text:s text:c="8"/>"code": 60364</text:p>
      <text:p text:style-name="Preformatted_20_Text"><text:s text:c="6"/>},</text:p>
      <text:p text:style-name="Preformatted_20_Text"><text:s text:c="6"/>"setIdx": 3,</text:p>
      <text:p text:style-name="Preformatted_20_Text"><text:s text:c="6"/>"setId": 1,</text:p>
      <text:p text:style-name="Preformatted_20_Text"><text:s text:c="6"/>"iconIdx": 33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0 768v-768h-128v768h-160l224 224 224-224h-160z",</text:p>
      <text:p text:style-name="Preformatted_20_Text"><text:s text:c="10"/>"M448 576h576v128h-576v-128z",</text:p>
      <text:p text:style-name="Preformatted_20_Text"><text:s text:c="10"/>"M448 384h448v128h-448v-128z",</text:p>
      <text:p text:style-name="Preformatted_20_Text"><text:soft-page-break/><text:s text:c="10"/>"M448 192h320v128h-320v-128z",</text:p>
      <text:p text:style-name="Preformatted_20_Text"><text:s text:c="10"/>"M448 0h192v128h-192v-128z"</text:p>
      <text:p text:style-name="Preformatted_20_Text"><text:s text:c="8"/>],</text:p>
      <text:p text:style-name="Preformatted_20_Text"><text:s text:c="8"/>"tags": [</text:p>
      <text:p text:style-name="Preformatted_20_Text"><text:s text:c="10"/>"sort-amount-asc",</text:p>
      <text:p text:style-name="Preformatted_20_Text"><text:s text:c="10"/>"arrange"</text:p>
      <text:p text:style-name="Preformatted_20_Text"><text:s text:c="8"/>],</text:p>
      <text:p text:style-name="Preformatted_20_Text"><text:s text:c="8"/>"defaultCode": 5998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ort-amount-asc, arrange5",</text:p>
      <text:p text:style-name="Preformatted_20_Text"><text:s text:c="8"/>"name": "sort-amount-asc",</text:p>
      <text:p text:style-name="Preformatted_20_Text"><text:s text:c="8"/>"order": 1786,</text:p>
      <text:p text:style-name="Preformatted_20_Text"><text:s text:c="8"/>"id": 333,</text:p>
      <text:p text:style-name="Preformatted_20_Text"><text:s text:c="8"/>"prevSize": 32,</text:p>
      <text:p text:style-name="Preformatted_20_Text"><text:s text:c="8"/>"code": 60365</text:p>
      <text:p text:style-name="Preformatted_20_Text"><text:s text:c="6"/>},</text:p>
      <text:p text:style-name="Preformatted_20_Text"><text:s text:c="6"/>"setIdx": 3,</text:p>
      <text:p text:style-name="Preformatted_20_Text"><text:s text:c="6"/>"setId": 1,</text:p>
      <text:p text:style-name="Preformatted_20_Text"><text:s text:c="6"/>"iconIdx": 33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0 768v-768h-128v768h-160l224 224 224-224h-160z",</text:p>
      <text:p text:style-name="Preformatted_20_Text"><text:s text:c="10"/>"M448 0h576v128h-576v-128z",</text:p>
      <text:p text:style-name="Preformatted_20_Text"><text:s text:c="10"/>"M448 192h448v128h-448v-128z",</text:p>
      <text:p text:style-name="Preformatted_20_Text"><text:s text:c="10"/>"M448 384h320v128h-320v-128z",</text:p>
      <text:p text:style-name="Preformatted_20_Text"><text:s text:c="10"/>"M448 576h192v128h-192v-128z"</text:p>
      <text:p text:style-name="Preformatted_20_Text"><text:s text:c="8"/>],</text:p>
      <text:p text:style-name="Preformatted_20_Text"><text:s text:c="8"/>"tags": [</text:p>
      <text:p text:style-name="Preformatted_20_Text"><text:s text:c="10"/>"sort-amount-desc",</text:p>
      <text:p text:style-name="Preformatted_20_Text"><text:s text:c="10"/>"arrange"</text:p>
      <text:p text:style-name="Preformatted_20_Text"><text:s text:c="8"/>],</text:p>
      <text:p text:style-name="Preformatted_20_Text"><text:s text:c="8"/>"defaultCode": 5998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ort-amount-desc, arrange6",</text:p>
      <text:p text:style-name="Preformatted_20_Text"><text:s text:c="8"/>"name": "sort-amount-desc",</text:p>
      <text:p text:style-name="Preformatted_20_Text"><text:s text:c="8"/>"order": 1787,</text:p>
      <text:p text:style-name="Preformatted_20_Text"><text:s text:c="8"/>"id": 334,</text:p>
      <text:p text:style-name="Preformatted_20_Text"><text:s text:c="8"/>"prevSize": 32,</text:p>
      <text:p text:style-name="Preformatted_20_Text"><text:s text:c="8"/>"code": 60366</text:p>
      <text:p text:style-name="Preformatted_20_Text"><text:s text:c="6"/>},</text:p>
      <text:p text:style-name="Preformatted_20_Text"><text:s text:c="6"/>"setIdx": 3,</text:p>
      <text:p text:style-name="Preformatted_20_Text"><text:s text:c="6"/>"setId": 1,</text:p>
      <text:p text:style-name="Preformatted_20_Text"><text:s text:c="6"/>"iconIdx": 33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36 896c-88.224 0-160-71.776-160-160v-96h-128v96c0 88.224-71.776 160-160 160s-160-71.776-160-160 71.776-160 160-160h96v-128h-96c-88.224 0-160-71.776-160-160s71.776-160 160-160 160 71.776 160 160v96h128v-96c0-88.224 71.776-160 160-160s160 71.776 160 160-71.776 160-160 160h-96v128h96c88.224 0 160 71.776 160 160s-71.774 160-160 160zM640 640v96c0 52.934 43.066 96 96 96s96-43.066 96-96-43.066-96-96-96h-96zM288 640c-52.934 0-96 43.066-96 96s43.066 96 96 96 96-43.066 96-96v-96h-96zM448 576h128v-128h-128v128zM640 384h96c52.934 0 96-43.066 <text:soft-page-break/>96-96s-43.066-96-96-96-96 43.066-96 96v96zM288 192c-52.934 0-96 43.066-96 96s43.066 96 96 96h96v-96c0-52.934-43.064-96-96-96z"</text:p>
      <text:p text:style-name="Preformatted_20_Text"><text:s text:c="8"/>],</text:p>
      <text:p text:style-name="Preformatted_20_Text"><text:s text:c="8"/>"tags": [</text:p>
      <text:p text:style-name="Preformatted_20_Text"><text:s text:c="10"/>"command",</text:p>
      <text:p text:style-name="Preformatted_20_Text"><text:s text:c="10"/>"cmd"</text:p>
      <text:p text:style-name="Preformatted_20_Text"><text:s text:c="8"/>],</text:p>
      <text:p text:style-name="Preformatted_20_Text"><text:s text:c="8"/>"defaultCode": 5998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mmand, cmd",</text:p>
      <text:p text:style-name="Preformatted_20_Text"><text:s text:c="8"/>"name": "command",</text:p>
      <text:p text:style-name="Preformatted_20_Text"><text:s text:c="8"/>"order": 1788,</text:p>
      <text:p text:style-name="Preformatted_20_Text"><text:s text:c="8"/>"id": 335,</text:p>
      <text:p text:style-name="Preformatted_20_Text"><text:s text:c="8"/>"prevSize": 32,</text:p>
      <text:p text:style-name="Preformatted_20_Text"><text:s text:c="8"/>"code": 60367</text:p>
      <text:p text:style-name="Preformatted_20_Text"><text:s text:c="6"/>},</text:p>
      <text:p text:style-name="Preformatted_20_Text"><text:s text:c="6"/>"setIdx": 3,</text:p>
      <text:p text:style-name="Preformatted_20_Text"><text:s text:c="6"/>"setId": 1,</text:p>
      <text:p text:style-name="Preformatted_20_Text"><text:s text:c="6"/>"iconIdx": 33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72 896h-320c-17.672 0-32-14.326-32-32v-352h-128c-12.942 0-24.612-7.796-29.564-19.754-4.954-11.958-2.214-25.722 6.936-34.874l320-320c12.498-12.496 32.758-12.496 45.254 0l320 320c9.152 9.152 11.89 22.916 6.938 34.874s-16.62 19.754-29.564 19.754h-128v352c0 17.674-14.326 32-32 32zM384 832h256v-352c0-17.672 14.326-32 32-32h82.744l-242.744-242.746-242.744 242.746h82.744c17.672 0 32 14.328 32 32v352z"</text:p>
      <text:p text:style-name="Preformatted_20_Text"><text:s text:c="8"/>],</text:p>
      <text:p text:style-name="Preformatted_20_Text"><text:s text:c="8"/>"tags": [</text:p>
      <text:p text:style-name="Preformatted_20_Text"><text:s text:c="10"/>"shift"</text:p>
      <text:p text:style-name="Preformatted_20_Text"><text:s text:c="8"/>],</text:p>
      <text:p text:style-name="Preformatted_20_Text"><text:s text:c="8"/>"defaultCode": 5998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hift",</text:p>
      <text:p text:style-name="Preformatted_20_Text"><text:s text:c="8"/>"name": "shift",</text:p>
      <text:p text:style-name="Preformatted_20_Text"><text:s text:c="8"/>"order": 1789,</text:p>
      <text:p text:style-name="Preformatted_20_Text"><text:s text:c="8"/>"id": 336,</text:p>
      <text:p text:style-name="Preformatted_20_Text"><text:s text:c="8"/>"prevSize": 32,</text:p>
      <text:p text:style-name="Preformatted_20_Text"><text:s text:c="8"/>"code": 60368</text:p>
      <text:p text:style-name="Preformatted_20_Text"><text:s text:c="6"/>},</text:p>
      <text:p text:style-name="Preformatted_20_Text"><text:s text:c="6"/>"setIdx": 3,</text:p>
      <text:p text:style-name="Preformatted_20_Text"><text:s text:c="6"/>"setId": 1,</text:p>
      <text:p text:style-name="Preformatted_20_Text"><text:s text:c="6"/>"iconIdx": 33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36.014 448c-8.908 0-17.77-3.698-24.096-10.928l-199.918-228.478-199.918 228.478c-11.636 13.3-31.856 14.65-45.154 3.010-13.3-11.638-14.648-31.854-3.010-45.154l224-256c6.076-6.944 14.854-10.928 24.082-10.928s18.006 3.984 24.082 10.928l224 256c11.638 13.3 10.292 33.516-3.010 45.154-6.070 5.312-13.582 7.918-21.058 7.918z"</text:p>
      <text:p text:style-name="Preformatted_20_Text"><text:s text:c="8"/>],</text:p>
      <text:p text:style-name="Preformatted_20_Text"><text:s text:c="8"/>"tags": [</text:p>
      <text:p text:style-name="Preformatted_20_Text"><text:soft-page-break/><text:s text:c="10"/>"ctrl",</text:p>
      <text:p text:style-name="Preformatted_20_Text"><text:s text:c="10"/>"control"</text:p>
      <text:p text:style-name="Preformatted_20_Text"><text:s text:c="8"/>],</text:p>
      <text:p text:style-name="Preformatted_20_Text"><text:s text:c="8"/>"defaultCode": 5998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trl, control",</text:p>
      <text:p text:style-name="Preformatted_20_Text"><text:s text:c="8"/>"name": "ctrl",</text:p>
      <text:p text:style-name="Preformatted_20_Text"><text:s text:c="8"/>"order": 1790,</text:p>
      <text:p text:style-name="Preformatted_20_Text"><text:s text:c="8"/>"id": 337,</text:p>
      <text:p text:style-name="Preformatted_20_Text"><text:s text:c="8"/>"prevSize": 32,</text:p>
      <text:p text:style-name="Preformatted_20_Text"><text:s text:c="8"/>"code": 60369</text:p>
      <text:p text:style-name="Preformatted_20_Text"><text:s text:c="6"/>},</text:p>
      <text:p text:style-name="Preformatted_20_Text"><text:s text:c="6"/>"setIdx": 3,</text:p>
      <text:p text:style-name="Preformatted_20_Text"><text:s text:c="6"/>"setId": 1,</text:p>
      <text:p text:style-name="Preformatted_20_Text"><text:s text:c="6"/>"iconIdx": 33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832h-256c-12.646 0-24.106-7.448-29.242-19.004l-247.554-556.996h-299.204c-17.672 0-32-14.328-32-32s14.328-32 32-32h320c12.646 0 24.106 7.448 29.242 19.004l247.556 556.996h235.202c17.674 0 32 14.326 32 32s-14.326 32-32 32z",</text:p>
      <text:p text:style-name="Preformatted_20_Text"><text:s text:c="10"/>"M928 256h-320c-17.674 0-32-14.328-32-32s14.326-32 32-32h320c17.674 0 32 14.328 32 32s-14.326 32-32 32z"</text:p>
      <text:p text:style-name="Preformatted_20_Text"><text:s text:c="8"/>],</text:p>
      <text:p text:style-name="Preformatted_20_Text"><text:s text:c="8"/>"tags": [</text:p>
      <text:p text:style-name="Preformatted_20_Text"><text:s text:c="10"/>"opt",</text:p>
      <text:p text:style-name="Preformatted_20_Text"><text:s text:c="10"/>"option",</text:p>
      <text:p text:style-name="Preformatted_20_Text"><text:s text:c="10"/>"alt"</text:p>
      <text:p text:style-name="Preformatted_20_Text"><text:s text:c="8"/>],</text:p>
      <text:p text:style-name="Preformatted_20_Text"><text:s text:c="8"/>"defaultCode": 5998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opt, option",</text:p>
      <text:p text:style-name="Preformatted_20_Text"><text:s text:c="8"/>"name": "opt",</text:p>
      <text:p text:style-name="Preformatted_20_Text"><text:s text:c="8"/>"order": 1791,</text:p>
      <text:p text:style-name="Preformatted_20_Text"><text:s text:c="8"/>"id": 338,</text:p>
      <text:p text:style-name="Preformatted_20_Text"><text:s text:c="8"/>"prevSize": 32,</text:p>
      <text:p text:style-name="Preformatted_20_Text"><text:s text:c="8"/>"code": 60370</text:p>
      <text:p text:style-name="Preformatted_20_Text"><text:s text:c="6"/>},</text:p>
      <text:p text:style-name="Preformatted_20_Text"><text:s text:c="6"/>"setIdx": 3,</text:p>
      <text:p text:style-name="Preformatted_20_Text"><text:s text:c="6"/>"setId": 1,</text:p>
      <text:p text:style-name="Preformatted_20_Text"><text:s text:c="6"/>"iconIdx": 33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0h-768c-70.4 0-128 57.6-128 128v768c0 70.4 57.6 128 128 128h768c70.4 0 128-57.6 128-128v-768c0-70.4-57.6-128-128-128zM448 794.51l-237.254-237.256 90.51-90.508 146.744 146.744 306.746-306.746 90.508 90.51-397.254 397.256z"</text:p>
      <text:p text:style-name="Preformatted_20_Text"><text:s text:c="8"/>],</text:p>
      <text:p text:style-name="Preformatted_20_Text"><text:s text:c="8"/>"tags": [</text:p>
      <text:p text:style-name="Preformatted_20_Text"><text:s text:c="10"/>"checkbox-checked",</text:p>
      <text:p text:style-name="Preformatted_20_Text"><text:s text:c="10"/>"checkbox",</text:p>
      <text:p text:style-name="Preformatted_20_Text"><text:s text:c="10"/>"tick",</text:p>
      <text:p text:style-name="Preformatted_20_Text"><text:soft-page-break/><text:s text:c="10"/>"checked",</text:p>
      <text:p text:style-name="Preformatted_20_Text"><text:s text:c="10"/>"selected"</text:p>
      <text:p text:style-name="Preformatted_20_Text"><text:s text:c="8"/>],</text:p>
      <text:p text:style-name="Preformatted_20_Text"><text:s text:c="8"/>"defaultCode": 5998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heckbox-checked, checkbox",</text:p>
      <text:p text:style-name="Preformatted_20_Text"><text:s text:c="8"/>"name": "checkbox-checked",</text:p>
      <text:p text:style-name="Preformatted_20_Text"><text:s text:c="8"/>"order": 1792,</text:p>
      <text:p text:style-name="Preformatted_20_Text"><text:s text:c="8"/>"id": 339,</text:p>
      <text:p text:style-name="Preformatted_20_Text"><text:s text:c="8"/>"prevSize": 32,</text:p>
      <text:p text:style-name="Preformatted_20_Text"><text:s text:c="8"/>"code": 60371</text:p>
      <text:p text:style-name="Preformatted_20_Text"><text:s text:c="6"/>},</text:p>
      <text:p text:style-name="Preformatted_20_Text"><text:s text:c="6"/>"setIdx": 3,</text:p>
      <text:p text:style-name="Preformatted_20_Text"><text:s text:c="6"/>"setId": 1,</text:p>
      <text:p text:style-name="Preformatted_20_Text"><text:s text:c="6"/>"iconIdx": 33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0h-768c-70.4 0-128 57.6-128 128v768c0 70.4 57.6 128 128 128h768c70.4 0 128-57.6 128-128v-768c0-70.4-57.6-128-128-128zM896 896h-768v-768h768v768z"</text:p>
      <text:p text:style-name="Preformatted_20_Text"><text:s text:c="8"/>],</text:p>
      <text:p text:style-name="Preformatted_20_Text"><text:s text:c="8"/>"tags": [</text:p>
      <text:p text:style-name="Preformatted_20_Text"><text:s text:c="10"/>"checkbox-unchecked",</text:p>
      <text:p text:style-name="Preformatted_20_Text"><text:s text:c="10"/>"checkbox",</text:p>
      <text:p text:style-name="Preformatted_20_Text"><text:s text:c="10"/>"unchecked",</text:p>
      <text:p text:style-name="Preformatted_20_Text"><text:s text:c="10"/>"square"</text:p>
      <text:p text:style-name="Preformatted_20_Text"><text:s text:c="8"/>],</text:p>
      <text:p text:style-name="Preformatted_20_Text"><text:s text:c="8"/>"defaultCode": 5998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heckbox-unchecked, checkbox2",</text:p>
      <text:p text:style-name="Preformatted_20_Text"><text:s text:c="8"/>"name": "checkbox-unchecked",</text:p>
      <text:p text:style-name="Preformatted_20_Text"><text:s text:c="8"/>"order": 1793,</text:p>
      <text:p text:style-name="Preformatted_20_Text"><text:s text:c="8"/>"id": 340,</text:p>
      <text:p text:style-name="Preformatted_20_Text"><text:s text:c="8"/>"prevSize": 32,</text:p>
      <text:p text:style-name="Preformatted_20_Text"><text:s text:c="8"/>"code": 60372</text:p>
      <text:p text:style-name="Preformatted_20_Text"><text:s text:c="6"/>},</text:p>
      <text:p text:style-name="Preformatted_20_Text"><text:s text:c="6"/>"setIdx": 3,</text:p>
      <text:p text:style-name="Preformatted_20_Text"><text:s text:c="6"/>"setId": 1,</text:p>
      <text:p text:style-name="Preformatted_20_Text"><text:s text:c="6"/>"iconIdx": 33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896c-212.078 0-384-171.922-384-384s171.922-384 384-384c212.078 0 384 171.922 384 384s-171.922 384-384 384zM320 512c0-106.039 85.961-192 192-192s192 85.961 192 192c0 106.039-85.961 192-192 192s-192-85.961-192-192z"</text:p>
      <text:p text:style-name="Preformatted_20_Text"><text:s text:c="8"/>],</text:p>
      <text:p text:style-name="Preformatted_20_Text"><text:s text:c="8"/>"tags": [</text:p>
      <text:p text:style-name="Preformatted_20_Text"><text:s text:c="10"/>"radio-checked",</text:p>
      <text:p text:style-name="Preformatted_20_Text"><text:s text:c="10"/>"radio-button"</text:p>
      <text:p text:style-name="Preformatted_20_Text"><text:s text:c="8"/>],</text:p>
      <text:p text:style-name="Preformatted_20_Text"><text:s text:c="8"/>"defaultCode": 59988,</text:p>
      <text:p text:style-name="Preformatted_20_Text"><text:soft-page-break/><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radio-checked, radio-button",</text:p>
      <text:p text:style-name="Preformatted_20_Text"><text:s text:c="8"/>"name": "radio-checked",</text:p>
      <text:p text:style-name="Preformatted_20_Text"><text:s text:c="8"/>"order": 1794,</text:p>
      <text:p text:style-name="Preformatted_20_Text"><text:s text:c="8"/>"id": 341,</text:p>
      <text:p text:style-name="Preformatted_20_Text"><text:s text:c="8"/>"prevSize": 32,</text:p>
      <text:p text:style-name="Preformatted_20_Text"><text:s text:c="8"/>"code": 60373</text:p>
      <text:p text:style-name="Preformatted_20_Text"><text:s text:c="6"/>},</text:p>
      <text:p text:style-name="Preformatted_20_Text"><text:s text:c="6"/>"setIdx": 3,</text:p>
      <text:p text:style-name="Preformatted_20_Text"><text:s text:c="6"/>"setId": 1,</text:p>
      <text:p text:style-name="Preformatted_20_Text"><text:s text:c="6"/>"iconIdx": 34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640c-70.692 0-128-57.306-128-128 0-70.692 57.308-128 128-128 70.694 0 128 57.308 128 128 0 70.694-57.306 128-128 128z"</text:p>
      <text:p text:style-name="Preformatted_20_Text"><text:s text:c="8"/>],</text:p>
      <text:p text:style-name="Preformatted_20_Text"><text:s text:c="8"/>"tags": [</text:p>
      <text:p text:style-name="Preformatted_20_Text"><text:s text:c="10"/>"radio-checked",</text:p>
      <text:p text:style-name="Preformatted_20_Text"><text:s text:c="10"/>"radio-button"</text:p>
      <text:p text:style-name="Preformatted_20_Text"><text:s text:c="8"/>],</text:p>
      <text:p text:style-name="Preformatted_20_Text"><text:s text:c="8"/>"defaultCode": 5998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radio-checked2, radio-button2",</text:p>
      <text:p text:style-name="Preformatted_20_Text"><text:s text:c="8"/>"name": "radio-checked2",</text:p>
      <text:p text:style-name="Preformatted_20_Text"><text:s text:c="8"/>"order": 1795,</text:p>
      <text:p text:style-name="Preformatted_20_Text"><text:s text:c="8"/>"id": 342,</text:p>
      <text:p text:style-name="Preformatted_20_Text"><text:s text:c="8"/>"prevSize": 32,</text:p>
      <text:p text:style-name="Preformatted_20_Text"><text:s text:c="8"/>"code": 60374</text:p>
      <text:p text:style-name="Preformatted_20_Text"><text:s text:c="6"/>},</text:p>
      <text:p text:style-name="Preformatted_20_Text"><text:s text:c="6"/>"setIdx": 3,</text:p>
      <text:p text:style-name="Preformatted_20_Text"><text:s text:c="6"/>"setId": 1,</text:p>
      <text:p text:style-name="Preformatted_20_Text"><text:s text:c="6"/>"iconIdx": 34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512 896c-212.078 0-384-171.922-384-384s171.922-384 384-384c212.078 0 384 171.922 384 384s-171.922 384-384 384z"</text:p>
      <text:p text:style-name="Preformatted_20_Text"><text:s text:c="8"/>],</text:p>
      <text:p text:style-name="Preformatted_20_Text"><text:s text:c="8"/>"tags": [</text:p>
      <text:p text:style-name="Preformatted_20_Text"><text:s text:c="10"/>"radio-unchecked",</text:p>
      <text:p text:style-name="Preformatted_20_Text"><text:s text:c="10"/>"radio-button",</text:p>
      <text:p text:style-name="Preformatted_20_Text"><text:s text:c="10"/>"circle"</text:p>
      <text:p text:style-name="Preformatted_20_Text"><text:s text:c="8"/>],</text:p>
      <text:p text:style-name="Preformatted_20_Text"><text:s text:c="8"/>"defaultCode": 5999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radio-unchecked, radio-button3",</text:p>
      <text:p text:style-name="Preformatted_20_Text"><text:s text:c="8"/>"name": "radio-unchecked",</text:p>
      <text:p text:style-name="Preformatted_20_Text"><text:soft-page-break/><text:s text:c="8"/>"order": 1796,</text:p>
      <text:p text:style-name="Preformatted_20_Text"><text:s text:c="8"/>"id": 343,</text:p>
      <text:p text:style-name="Preformatted_20_Text"><text:s text:c="8"/>"prevSize": 32,</text:p>
      <text:p text:style-name="Preformatted_20_Text"><text:s text:c="8"/>"code": 60375</text:p>
      <text:p text:style-name="Preformatted_20_Text"><text:s text:c="6"/>},</text:p>
      <text:p text:style-name="Preformatted_20_Text"><text:s text:c="6"/>"setIdx": 3,</text:p>
      <text:p text:style-name="Preformatted_20_Text"><text:s text:c="6"/>"setId": 1,</text:p>
      <text:p text:style-name="Preformatted_20_Text"><text:s text:c="6"/>"iconIdx": 34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32 256l192-192-64-64-192 192h-448v-192h-128v192h-192v128h192v512h512v192h128v-192h192v-128h-192v-448zM320 320h320l-320 320v-320zM384 704l320-320v320h-320z"</text:p>
      <text:p text:style-name="Preformatted_20_Text"><text:s text:c="8"/>],</text:p>
      <text:p text:style-name="Preformatted_20_Text"><text:s text:c="8"/>"tags": [</text:p>
      <text:p text:style-name="Preformatted_20_Text"><text:s text:c="10"/>"crop",</text:p>
      <text:p text:style-name="Preformatted_20_Text"><text:s text:c="10"/>"resize",</text:p>
      <text:p text:style-name="Preformatted_20_Text"><text:s text:c="10"/>"cut"</text:p>
      <text:p text:style-name="Preformatted_20_Text"><text:s text:c="8"/>],</text:p>
      <text:p text:style-name="Preformatted_20_Text"><text:s text:c="8"/>"defaultCode": 5999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rop, resize",</text:p>
      <text:p text:style-name="Preformatted_20_Text"><text:s text:c="8"/>"name": "crop",</text:p>
      <text:p text:style-name="Preformatted_20_Text"><text:s text:c="8"/>"order": 1797,</text:p>
      <text:p text:style-name="Preformatted_20_Text"><text:s text:c="8"/>"id": 344,</text:p>
      <text:p text:style-name="Preformatted_20_Text"><text:s text:c="8"/>"prevSize": 32,</text:p>
      <text:p text:style-name="Preformatted_20_Text"><text:s text:c="8"/>"code": 60376</text:p>
      <text:p text:style-name="Preformatted_20_Text"><text:s text:c="6"/>},</text:p>
      <text:p text:style-name="Preformatted_20_Text"><text:s text:c="6"/>"setIdx": 3,</text:p>
      <text:p text:style-name="Preformatted_20_Text"><text:s text:c="6"/>"setId": 1,</text:p>
      <text:p text:style-name="Preformatted_20_Text"><text:s text:c="6"/>"iconIdx": 34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0 128h-128c-35.2 0-64 28.8-64 64v128c0 35.2 28.8 64 64 64h128c35.2 0 64-28.8 64-64v-128c0-35.2-28.8-64-64-64z",</text:p>
      <text:p text:style-name="Preformatted_20_Text"><text:s text:c="10"/>"M704 384h128c35.2 0 64-28.8 64-64v-128c0-35.2-28.8-64-64-64h-128c-35.2 0-64 28.8-64 64v128c0 35.2 28.8 64 64 64zM704 192h128v128h-128v-128z",</text:p>
      <text:p text:style-name="Preformatted_20_Text"><text:s text:c="10"/>"M320 640h-128c-35.2 0-64 28.8-64 64v128c0 35.2 28.8 64 64 64h128c35.2 0 64-28.8 64-64v-128c0-35.2-28.8-64-64-64zM320 832h-128v-128h128v128z",</text:p>
      <text:p text:style-name="Preformatted_20_Text"><text:s text:c="10"/>"M832 640h-128c-35.2 0-64 28.8-64 64v128c0 35.2 28.8 64 64 64h128c35.2 0 64-28.8 64-64v-128c0-35.2-28.8-64-64-64z",</text:p>
      <text:p text:style-name="Preformatted_20_Text"><text:s text:c="10"/>"M896 512h-64c-85.476 0-165.834-33.286-226.274-93.724-60.44-60.442-93.726-140.802-93.726-226.276v-64c0-70.4-57.6-128-128-128h-256c-70.4 0-128 57.6-128 128v256c0 70.4 57.6 128 128 128h64c85.476 0 165.834 33.286 226.274 93.724 60.44 60.442 93.726 140.802 93.726 226.276v64c0 70.4 57.6 128 128 128h256c70.4 0 128-57.6 128-128v-256c0-70.4-57.6-128-128-128zM960 896c0 16.954-6.696 32.986-18.856 45.144-12.158 12.16-28.19 18.856-45.144 18.856h-256c-16.954 0-32.986-6.696-45.144-18.856-12.16-12.158-18.856-28.19-18.856-45.144v-64c0-212.078-171.922-384-384-384h-64c-16.954 0-32.986-6.696-45.146-18.854-12.158-12.16-18.854-28.192-18.854-45.146v-256c0-16.954 6.696-32.986 18.854-45.146 12.16-12.158 28.192-18.854 45.146-18.854h256c16.954 0 32.986 6.696 45.146 18.854 12.158 12.16 18.854 28.192 18.854 45.146v64c0 212.078 171.922 384 384 384h64c16.954 0 32.986 6.696 45.144 18.856 12.16 12.158 18.856 28.19 18.856 45.144v256z"</text:p>
      <text:p text:style-name="Preformatted_20_Text"><text:s text:c="8"/>],</text:p>
      <text:p text:style-name="Preformatted_20_Text"><text:s text:c="8"/>"tags": [</text:p>
      <text:p text:style-name="Preformatted_20_Text"><text:soft-page-break/><text:s text:c="10"/>"make-group"</text:p>
      <text:p text:style-name="Preformatted_20_Text"><text:s text:c="8"/>],</text:p>
      <text:p text:style-name="Preformatted_20_Text"><text:s text:c="8"/>"defaultCode": 5999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ake-group",</text:p>
      <text:p text:style-name="Preformatted_20_Text"><text:s text:c="8"/>"name": "make-group",</text:p>
      <text:p text:style-name="Preformatted_20_Text"><text:s text:c="8"/>"order": 1798,</text:p>
      <text:p text:style-name="Preformatted_20_Text"><text:s text:c="8"/>"id": 345,</text:p>
      <text:p text:style-name="Preformatted_20_Text"><text:s text:c="8"/>"prevSize": 32,</text:p>
      <text:p text:style-name="Preformatted_20_Text"><text:s text:c="8"/>"code": 60377</text:p>
      <text:p text:style-name="Preformatted_20_Text"><text:s text:c="6"/>},</text:p>
      <text:p text:style-name="Preformatted_20_Text"><text:s text:c="6"/>"setIdx": 3,</text:p>
      <text:p text:style-name="Preformatted_20_Text"><text:s text:c="6"/>"setId": 1,</text:p>
      <text:p text:style-name="Preformatted_20_Text"><text:s text:c="6"/>"iconIdx": 34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464c0 26.4-21.6 48-48 48h-96c-26.4 0-48-21.6-48-48v-96c0-26.4 21.6-48 48-48h96c26.4 0 48 21.6 48 48v96z",</text:p>
      <text:p text:style-name="Preformatted_20_Text"><text:s text:c="10"/>"M704 464c0 26.4-21.6 48-48 48h-96c-26.4 0-48-21.6-48-48v-96c0-26.4 21.6-48 48-48h96c26.4 0 48 21.6 48 48v96z",</text:p>
      <text:p text:style-name="Preformatted_20_Text"><text:s text:c="10"/>"M384 784c0 26.4-21.6 48-48 48h-96c-26.4 0-48-21.6-48-48v-96c0-26.4 21.6-48 48-48h96c26.4 0 48 21.6 48 48v96z",</text:p>
      <text:p text:style-name="Preformatted_20_Text"><text:s text:c="10"/>"M704 784c0 26.4-21.6 48-48 48h-96c-26.4 0-48-21.6-48-48v-96c0-26.4 21.6-48 48-48h96c26.4 0 48 21.6 48 48v96z",</text:p>
      <text:p text:style-name="Preformatted_20_Text"><text:s text:c="10"/>"M912.082 160l111.918-111.916v-48.084h-48.082l-111.918 111.916-111.918-111.916h-48.082v48.084l111.918 111.916-111.918 111.916v48.084h48.082l111.918-111.916 111.918 111.916h48.082v-48.084z",</text:p>
      <text:p text:style-name="Preformatted_20_Text"><text:s text:c="10"/>"M0 768h64v128h-64v-128z",</text:p>
      <text:p text:style-name="Preformatted_20_Text"><text:s text:c="10"/>"M0 576h64v128h-64v-128z",</text:p>
      <text:p text:style-name="Preformatted_20_Text"><text:s text:c="10"/>"M832 448h64v128h-64v-128z",</text:p>
      <text:p text:style-name="Preformatted_20_Text"><text:s text:c="10"/>"M832 832h64v128h-64v-128z",</text:p>
      <text:p text:style-name="Preformatted_20_Text"><text:s text:c="10"/>"M832 640h64v128h-64v-128z",</text:p>
      <text:p text:style-name="Preformatted_20_Text"><text:s text:c="10"/>"M0 384h64v128h-64v-128z",</text:p>
      <text:p text:style-name="Preformatted_20_Text"><text:s text:c="10"/>"M0 192h64v128h-64v-128z",</text:p>
      <text:p text:style-name="Preformatted_20_Text"><text:s text:c="10"/>"M512 128h128v64h-128v-64z",</text:p>
      <text:p text:style-name="Preformatted_20_Text"><text:s text:c="10"/>"M320 128h128v64h-128v-64z",</text:p>
      <text:p text:style-name="Preformatted_20_Text"><text:s text:c="10"/>"M128 128h128v64h-128v-64z",</text:p>
      <text:p text:style-name="Preformatted_20_Text"><text:s text:c="10"/>"M448 960h128v64h-128v-64z",</text:p>
      <text:p text:style-name="Preformatted_20_Text"><text:s text:c="10"/>"M640 960h128v64h-128v-64z",</text:p>
      <text:p text:style-name="Preformatted_20_Text"><text:s text:c="10"/>"M256 960h128v64h-128v-64z",</text:p>
      <text:p text:style-name="Preformatted_20_Text"><text:s text:c="10"/>"M64 960h128v64h-128v-64z"</text:p>
      <text:p text:style-name="Preformatted_20_Text"><text:s text:c="8"/>],</text:p>
      <text:p text:style-name="Preformatted_20_Text"><text:s text:c="8"/>"tags": [</text:p>
      <text:p text:style-name="Preformatted_20_Text"><text:s text:c="10"/>"ungroup"</text:p>
      <text:p text:style-name="Preformatted_20_Text"><text:s text:c="8"/>],</text:p>
      <text:p text:style-name="Preformatted_20_Text"><text:s text:c="8"/>"defaultCode": 5999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ngroup",</text:p>
      <text:p text:style-name="Preformatted_20_Text"><text:s text:c="8"/>"name": "ungroup",</text:p>
      <text:p text:style-name="Preformatted_20_Text"><text:s text:c="8"/>"order": 1799,</text:p>
      <text:p text:style-name="Preformatted_20_Text"><text:s text:c="8"/>"id": 346,</text:p>
      <text:p text:style-name="Preformatted_20_Text"><text:s text:c="8"/>"prevSize": 32,</text:p>
      <text:p text:style-name="Preformatted_20_Text"><text:s text:c="8"/>"code": 60378</text:p>
      <text:p text:style-name="Preformatted_20_Text"><text:s text:c="6"/>},</text:p>
      <text:p text:style-name="Preformatted_20_Text"><text:soft-page-break/><text:s text:c="6"/>"setIdx": 3,</text:p>
      <text:p text:style-name="Preformatted_20_Text"><text:s text:c="6"/>"setId": 1,</text:p>
      <text:p text:style-name="Preformatted_20_Text"><text:s text:c="6"/>"iconIdx": 34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13.826 679.694c-66.684-104.204-181.078-150.064-255.51-102.434-6.428 4.116-12.334 8.804-17.744 13.982l-79.452-124.262 183.462-287.972c15.016-27.73 20.558-60.758 13.266-93.974-6.972-31.75-24.516-58.438-48.102-77.226l-12.278-7.808-217.468 340.114-217.47-340.114-12.276 7.806c-23.586 18.79-41.13 45.476-48.1 77.226-7.292 33.216-1.75 66.244 13.264 93.974l183.464 287.972-79.454 124.262c-5.41-5.178-11.316-9.868-17.744-13.982-74.432-47.63-188.826-1.77-255.51 102.434-66.68 104.2-60.398 227.286 14.032 274.914 74.43 47.632 188.824 1.77 255.508-102.432l164.286-257.87 164.288 257.872c66.684 104.202 181.078 150.064 255.508 102.432 74.428-47.63 80.71-170.716 14.030-274.914zM234.852 800.43c-30.018 46.904-68.534 69.726-94.572 75.446-0.004 0-0.004 0-0.004 0-8.49 1.868-20.294 3.010-28.324-2.128-8.898-5.694-14.804-20.748-15.8-40.276-1.616-31.644 9.642-68.836 30.888-102.034 30.014-46.906 68.53-69.726 94.562-75.444 8.496-1.866 20.308-3.010 28.336 2.126 8.898 5.694 14.802 20.75 15.798 40.272 1.618 31.65-9.64 68.84-30.884 102.038zM480 512c-17.672 0-32-14.328-32-32s14.328-32 32-32 32 14.328 32 32-14.328 32-32 32zM863.85 833.47c-0.996 19.528-6.902 34.582-15.8 40.276-8.030 5.138-19.834 3.996-28.324 2.128 0 0 0 0-0.004 0-26.040-5.718-64.554-28.542-94.572-75.446-21.244-33.198-32.502-70.388-30.884-102.038 0.996-19.522 6.9-34.578 15.798-40.272 8.028-5.136 19.84-3.992 28.336-2.126 26.034 5.716 64.548 28.538 94.562 75.444 21.246 33.198 32.502 70.39 30.888 102.034z"</text:p>
      <text:p text:style-name="Preformatted_20_Text"><text:s text:c="8"/>],</text:p>
      <text:p text:style-name="Preformatted_20_Text"><text:s text:c="8"/>"tags": [</text:p>
      <text:p text:style-name="Preformatted_20_Text"><text:s text:c="10"/>"scissors",</text:p>
      <text:p text:style-name="Preformatted_20_Text"><text:s text:c="10"/>"cut"</text:p>
      <text:p text:style-name="Preformatted_20_Text"><text:s text:c="8"/>],</text:p>
      <text:p text:style-name="Preformatted_20_Text"><text:s text:c="8"/>"defaultCode": 5999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cissors, cut",</text:p>
      <text:p text:style-name="Preformatted_20_Text"><text:s text:c="8"/>"name": "scissors2",</text:p>
      <text:p text:style-name="Preformatted_20_Text"><text:s text:c="8"/>"order": 1800,</text:p>
      <text:p text:style-name="Preformatted_20_Text"><text:s text:c="8"/>"id": 347,</text:p>
      <text:p text:style-name="Preformatted_20_Text"><text:s text:c="8"/>"prevSize": 32,</text:p>
      <text:p text:style-name="Preformatted_20_Text"><text:s text:c="8"/>"code": 60379</text:p>
      <text:p text:style-name="Preformatted_20_Text"><text:s text:c="6"/>},</text:p>
      <text:p text:style-name="Preformatted_20_Text"><text:s text:c="6"/>"setIdx": 3,</text:p>
      <text:p text:style-name="Preformatted_20_Text"><text:s text:c="6"/>"setId": 1,</text:p>
      <text:p text:style-name="Preformatted_20_Text"><text:s text:c="6"/>"iconIdx": 34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71.634-512 160v96l384 384v320c0 35.346 57.306 64 128 64 70.692 0 128-28.654 128-64v-320l384-384v-96c0-88.366-229.23-160-512-160zM94.384 138.824c23.944-13.658 57.582-26.62 97.278-37.488 87.944-24.076 201.708-37.336 320.338-37.336 118.628 0 232.394 13.26 320.338 37.336 39.696 10.868 73.334 23.83 97.28 37.488 15.792 9.006 24.324 16.624 28.296 21.176-3.972 4.552-12.506 12.168-28.296 21.176-23.946 13.658-57.584 26.62-97.28 37.488-87.942 24.076-201.708 37.336-320.338 37.336s-232.394-13.26-320.338-37.336c-39.696-10.868-73.334-23.83-97.278-37.488-15.792-9.008-24.324-16.624-28.298-21.176 3.974-4.552 12.506-12.168 28.298-21.176z"</text:p>
      <text:p text:style-name="Preformatted_20_Text"><text:s text:c="8"/>],</text:p>
      <text:p text:style-name="Preformatted_20_Text"><text:s text:c="8"/>"tags": [</text:p>
      <text:p text:style-name="Preformatted_20_Text"><text:s text:c="10"/>"filter",</text:p>
      <text:p text:style-name="Preformatted_20_Text"><text:s text:c="10"/>"funnel"</text:p>
      <text:p text:style-name="Preformatted_20_Text"><text:soft-page-break/><text:s text:c="8"/>],</text:p>
      <text:p text:style-name="Preformatted_20_Text"><text:s text:c="8"/>"defaultCode": 5999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ter, funnel",</text:p>
      <text:p text:style-name="Preformatted_20_Text"><text:s text:c="8"/>"name": "filter",</text:p>
      <text:p text:style-name="Preformatted_20_Text"><text:s text:c="8"/>"order": 1801,</text:p>
      <text:p text:style-name="Preformatted_20_Text"><text:s text:c="8"/>"id": 348,</text:p>
      <text:p text:style-name="Preformatted_20_Text"><text:s text:c="8"/>"prevSize": 32,</text:p>
      <text:p text:style-name="Preformatted_20_Text"><text:s text:c="8"/>"code": 60380</text:p>
      <text:p text:style-name="Preformatted_20_Text"><text:s text:c="6"/>},</text:p>
      <text:p text:style-name="Preformatted_20_Text"><text:s text:c="6"/>"setIdx": 3,</text:p>
      <text:p text:style-name="Preformatted_20_Text"><text:s text:c="6"/>"setId": 1,</text:p>
      <text:p text:style-name="Preformatted_20_Text"><text:s text:c="6"/>"iconIdx": 34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99.596 16.208c-90.526 0-148.62-16.208-241.848-16.208-301.284 0-441.792 171.584-441.792 345.872 0 102.678 48.64 136.458 144.564 136.458-6.758-14.864-18.914-31.080-18.914-104.034 0-204.010 77.006-263.458 175.636-267.51 0 0-80.918 793.374-315.778 888.542v24.672h316.594l108.026-512h197.844l44.072-128h-214.908l51.944-246.19c59.446 12.156 117.542 24.316 167.532 24.316 62.148 0 118.894-18.914 149.968-162.126-37.826 12.16-78.362 16.208-122.94 16.208z"</text:p>
      <text:p text:style-name="Preformatted_20_Text"><text:s text:c="8"/>],</text:p>
      <text:p text:style-name="Preformatted_20_Text"><text:s text:c="8"/>"tags": [</text:p>
      <text:p text:style-name="Preformatted_20_Text"><text:s text:c="10"/>"font",</text:p>
      <text:p text:style-name="Preformatted_20_Text"><text:s text:c="10"/>"typeface",</text:p>
      <text:p text:style-name="Preformatted_20_Text"><text:s text:c="10"/>"typography",</text:p>
      <text:p text:style-name="Preformatted_20_Text"><text:s text:c="10"/>"font-family",</text:p>
      <text:p text:style-name="Preformatted_20_Text"><text:s text:c="10"/>"wysiwyg"</text:p>
      <text:p text:style-name="Preformatted_20_Text"><text:s text:c="8"/>],</text:p>
      <text:p text:style-name="Preformatted_20_Text"><text:s text:c="8"/>"defaultCode": 5999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nt, typeface",</text:p>
      <text:p text:style-name="Preformatted_20_Text"><text:s text:c="8"/>"name": "font",</text:p>
      <text:p text:style-name="Preformatted_20_Text"><text:s text:c="8"/>"order": 1802,</text:p>
      <text:p text:style-name="Preformatted_20_Text"><text:s text:c="8"/>"id": 349,</text:p>
      <text:p text:style-name="Preformatted_20_Text"><text:s text:c="8"/>"prevSize": 32,</text:p>
      <text:p text:style-name="Preformatted_20_Text"><text:s text:c="8"/>"code": 60381</text:p>
      <text:p text:style-name="Preformatted_20_Text"><text:s text:c="6"/>},</text:p>
      <text:p text:style-name="Preformatted_20_Text"><text:s text:c="6"/>"setIdx": 3,</text:p>
      <text:p text:style-name="Preformatted_20_Text"><text:s text:c="6"/>"setId": 1,</text:p>
      <text:p text:style-name="Preformatted_20_Text"><text:s text:c="6"/>"iconIdx": 34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871.822c0-0.040 0.002-0.076 0.002-0.116l-0.344-436.562-127.492 6.19h-251.93v-21.494c0-81.542 5.8-162.976 17.24-194.716 7.896-21.948 22.598-41.744 43.698-58.836 20.618-16.702 41.178-25.17 61.11-25.17 16.772 0 30.702 2.878 41.402 8.554 15.026 8.562 29.716 22.964 43.67 42.818 36.95 52.504 51.99 66.454 60.094 72.376 13.804 10.094 30.512 15.212 49.658 15.212 18.668 0 34.962-6.97 48.436-20.714 13.372-13.636 20.15-30.682 20.15-50.666 0-21.452-8.916-44.204-26.502-67.622-17.184-22.888-43.708-41.742-78.834-56.032-34.322-13.964-72.94-21.044-114.778-21.044-60.716 0-116.012 14.596-164.356 43.384-48.424 28.834-85.558 68.952-110.37 119.24-22.994 46.604-21.334 134.706-22.732 214.712h-<text:soft-page-break/>125.732v71.402h125.598v324.668c0 71.666-21.906 91.008-30.216 101.324-11.436 14.202-32.552 29.104-60.444 29.104h-38.654v56.166h385.326v-56.168h-6.708c-91.144 0-117.020-9.832-117.020-120.842 0-0.018 0-0.034 0-0.048l-0.038-334.206h140.204c74.404 0 91.496 3.444 95.392 4.924 4.706 1.79 10.798 4.832 13.084 9.144 0.868 1.684 5.194 25.008 5.194 82.972v250.67c0 58.454-7.124 77.896-11.45 84.402-9.248 14.194-20.41 22.066-54.66 22.904v56.248h293.61v-55.846c-91.608 0-101.608-9.82-101.608-96.332z"</text:p>
      <text:p text:style-name="Preformatted_20_Text"><text:s text:c="8"/>],</text:p>
      <text:p text:style-name="Preformatted_20_Text"><text:s text:c="8"/>"tags": [</text:p>
      <text:p text:style-name="Preformatted_20_Text"><text:s text:c="10"/>"ligature",</text:p>
      <text:p text:style-name="Preformatted_20_Text"><text:s text:c="10"/>"typography",</text:p>
      <text:p text:style-name="Preformatted_20_Text"><text:s text:c="10"/>"font"</text:p>
      <text:p text:style-name="Preformatted_20_Text"><text:s text:c="8"/>],</text:p>
      <text:p text:style-name="Preformatted_20_Text"><text:s text:c="8"/>"defaultCode": 5999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igature, typography",</text:p>
      <text:p text:style-name="Preformatted_20_Text"><text:s text:c="8"/>"name": "ligature",</text:p>
      <text:p text:style-name="Preformatted_20_Text"><text:s text:c="8"/>"order": 1803,</text:p>
      <text:p text:style-name="Preformatted_20_Text"><text:s text:c="8"/>"id": 350,</text:p>
      <text:p text:style-name="Preformatted_20_Text"><text:s text:c="8"/>"prevSize": 32,</text:p>
      <text:p text:style-name="Preformatted_20_Text"><text:s text:c="8"/>"code": 60382</text:p>
      <text:p text:style-name="Preformatted_20_Text"><text:s text:c="6"/>},</text:p>
      <text:p text:style-name="Preformatted_20_Text"><text:s text:c="6"/>"setIdx": 3,</text:p>
      <text:p text:style-name="Preformatted_20_Text"><text:s text:c="6"/>"setId": 1,</text:p>
      <text:p text:style-name="Preformatted_20_Text"><text:s text:c="6"/>"iconIdx": 34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55.328 917.454c-11.734 0-83.62-13.2-88.020-29.338-10.274-39.612-11.738-82.152-11.738-130.568v-540.974c0-80.686 16.138-127.632 16.138-127.632-1.468-7.334-8.804-23.472-17.604-23.472h-4.404c-4.4 0-55.746 32.276-102.692 32.276-38.14-0.002-61.89-33.746-105.902-33.746-185.106 0-271.942 150.31-271.942 363.032v11.072c0 4.402-2.934 8.804-7.336 8.804h-60.148c-7.336 0-22.006 41.078-22.006 60.148 0 5.87 1.466 8.8 4.4 8.8h77.754c4.402 0 7.336 5.872 7.336 10.27 0 130.566-1.466 259.298-1.466 259.298 0 20.54-1.466 66.016-10.27 102.692-4.4 16.138-71.884 29.338-89.488 29.338-7.334 0-7.334 35.212 0 42.546 60.148-2.934 99.758-7.334 159.908-7.334 55.75 0 98.292 4.4 156.974 7.334 2.934-8.802 2.934-42.546-4.4-42.546-11.736 0-83.624-13.2-88.022-29.338-10.27-39.612-10.27-82.152-11.738-130.568v-232.888c0-4.402 4.402-8.804 8.802-8.804h151.104c10.27-20.538 17.606-45.476 17.606-58.68 0-8.802 0-10.27-7.336-10.27h-162.84c-2.934 0-7.336-4.402-7.336-7.334v-52.82c0-130.568 53.482-245.538 142.97-245.538 63.372 0 118.666 41.060 118.666 197.922 0 0.006 0 0.012 0 0.018 0.208 4.036 0.314 7.294 0.314 9.452v436.816c0 20.54-1.47 66.016-10.27 102.692-4.404 16.138-71.884 29.338-89.492 29.338-7.336 0-7.336 35.212 0 42.546 60.15-2.934 99.762-7.334 159.912-7.334 55.746 0 98.288 4.4 156.972 7.334 2.928-8.8 2.928-42.544-4.406-42.544z"</text:p>
      <text:p text:style-name="Preformatted_20_Text"><text:s text:c="8"/>],</text:p>
      <text:p text:style-name="Preformatted_20_Text"><text:s text:c="8"/>"tags": [</text:p>
      <text:p text:style-name="Preformatted_20_Text"><text:s text:c="10"/>"ligature",</text:p>
      <text:p text:style-name="Preformatted_20_Text"><text:s text:c="10"/>"typography",</text:p>
      <text:p text:style-name="Preformatted_20_Text"><text:s text:c="10"/>"font"</text:p>
      <text:p text:style-name="Preformatted_20_Text"><text:s text:c="8"/>],</text:p>
      <text:p text:style-name="Preformatted_20_Text"><text:s text:c="8"/>"defaultCode": 5999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igature2, typography2",</text:p>
      <text:p text:style-name="Preformatted_20_Text"><text:soft-page-break/><text:s text:c="8"/>"name": "ligature2",</text:p>
      <text:p text:style-name="Preformatted_20_Text"><text:s text:c="8"/>"order": 1804,</text:p>
      <text:p text:style-name="Preformatted_20_Text"><text:s text:c="8"/>"id": 351,</text:p>
      <text:p text:style-name="Preformatted_20_Text"><text:s text:c="8"/>"prevSize": 32,</text:p>
      <text:p text:style-name="Preformatted_20_Text"><text:s text:c="8"/>"code": 60383</text:p>
      <text:p text:style-name="Preformatted_20_Text"><text:s text:c="6"/>},</text:p>
      <text:p text:style-name="Preformatted_20_Text"><text:s text:c="6"/>"setIdx": 3,</text:p>
      <text:p text:style-name="Preformatted_20_Text"><text:s text:c="6"/>"setId": 1,</text:p>
      <text:p text:style-name="Preformatted_20_Text"><text:s text:c="6"/>"iconIdx": 35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768h128l-160 192-160-192h128v-512h-128l160-192 160 192h-128zM640 64v256l-64-128h-192v704h128v64h-384v-64h128v-704h-192l-64 128v-256z"</text:p>
      <text:p text:style-name="Preformatted_20_Text"><text:s text:c="8"/>],</text:p>
      <text:p text:style-name="Preformatted_20_Text"><text:s text:c="8"/>"tags": [</text:p>
      <text:p text:style-name="Preformatted_20_Text"><text:s text:c="10"/>"text-height",</text:p>
      <text:p text:style-name="Preformatted_20_Text"><text:s text:c="10"/>"wysiwyg"</text:p>
      <text:p text:style-name="Preformatted_20_Text"><text:s text:c="8"/>],</text:p>
      <text:p text:style-name="Preformatted_20_Text"><text:s text:c="8"/>"defaultCode": 5999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ext-height, wysiwyg",</text:p>
      <text:p text:style-name="Preformatted_20_Text"><text:s text:c="8"/>"name": "text-height",</text:p>
      <text:p text:style-name="Preformatted_20_Text"><text:s text:c="8"/>"order": 1805,</text:p>
      <text:p text:style-name="Preformatted_20_Text"><text:s text:c="8"/>"id": 352,</text:p>
      <text:p text:style-name="Preformatted_20_Text"><text:s text:c="8"/>"prevSize": 32,</text:p>
      <text:p text:style-name="Preformatted_20_Text"><text:s text:c="8"/>"code": 60384</text:p>
      <text:p text:style-name="Preformatted_20_Text"><text:s text:c="6"/>},</text:p>
      <text:p text:style-name="Preformatted_20_Text"><text:s text:c="6"/>"setIdx": 3,</text:p>
      <text:p text:style-name="Preformatted_20_Text"><text:s text:c="6"/>"setId": 1,</text:p>
      <text:p text:style-name="Preformatted_20_Text"><text:s text:c="6"/>"iconIdx": 35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896v128l-192-160 192-160v128h512v-128l192 160-192 160v-128zM832 64v256l-64-128h-192v448h128v64h-384v-64h128v-448h-192l-64 128v-256z"</text:p>
      <text:p text:style-name="Preformatted_20_Text"><text:s text:c="8"/>],</text:p>
      <text:p text:style-name="Preformatted_20_Text"><text:s text:c="8"/>"tags": [</text:p>
      <text:p text:style-name="Preformatted_20_Text"><text:s text:c="10"/>"text-width",</text:p>
      <text:p text:style-name="Preformatted_20_Text"><text:s text:c="10"/>"wysiwyg"</text:p>
      <text:p text:style-name="Preformatted_20_Text"><text:s text:c="8"/>],</text:p>
      <text:p text:style-name="Preformatted_20_Text"><text:s text:c="8"/>"defaultCode": 6000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ext-width, wysiwyg2",</text:p>
      <text:p text:style-name="Preformatted_20_Text"><text:s text:c="8"/>"name": "text-width",</text:p>
      <text:p text:style-name="Preformatted_20_Text"><text:s text:c="8"/>"order": 1806,</text:p>
      <text:p text:style-name="Preformatted_20_Text"><text:s text:c="8"/>"id": 353,</text:p>
      <text:p text:style-name="Preformatted_20_Text"><text:s text:c="8"/>"prevSize": 32,</text:p>
      <text:p text:style-name="Preformatted_20_Text"><text:s text:c="8"/>"code": 60385</text:p>
      <text:p text:style-name="Preformatted_20_Text"><text:s text:c="6"/>},</text:p>
      <text:p text:style-name="Preformatted_20_Text"><text:s text:c="6"/>"setIdx": 3,</text:p>
      <text:p text:style-name="Preformatted_20_Text"><text:s text:c="6"/>"setId": 1,</text:p>
      <text:p text:style-name="Preformatted_20_Text"><text:s text:c="6"/>"iconIdx": 352</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64 512h384v128h-128v384h-128v-384h-128zM960 256h-251.75v768h-136.5v-768h-251.75v-128h640z"</text:p>
      <text:p text:style-name="Preformatted_20_Text"><text:s text:c="8"/>],</text:p>
      <text:p text:style-name="Preformatted_20_Text"><text:s text:c="8"/>"tags": [</text:p>
      <text:p text:style-name="Preformatted_20_Text"><text:s text:c="10"/>"font-size",</text:p>
      <text:p text:style-name="Preformatted_20_Text"><text:s text:c="10"/>"wysiwyg"</text:p>
      <text:p text:style-name="Preformatted_20_Text"><text:s text:c="8"/>],</text:p>
      <text:p text:style-name="Preformatted_20_Text"><text:s text:c="8"/>"defaultCode": 6000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nt-size, wysiwyg3",</text:p>
      <text:p text:style-name="Preformatted_20_Text"><text:s text:c="8"/>"name": "font-size",</text:p>
      <text:p text:style-name="Preformatted_20_Text"><text:s text:c="8"/>"order": 1807,</text:p>
      <text:p text:style-name="Preformatted_20_Text"><text:s text:c="8"/>"id": 354,</text:p>
      <text:p text:style-name="Preformatted_20_Text"><text:s text:c="8"/>"prevSize": 32,</text:p>
      <text:p text:style-name="Preformatted_20_Text"><text:s text:c="8"/>"code": 60386</text:p>
      <text:p text:style-name="Preformatted_20_Text"><text:s text:c="6"/>},</text:p>
      <text:p text:style-name="Preformatted_20_Text"><text:s text:c="6"/>"setIdx": 3,</text:p>
      <text:p text:style-name="Preformatted_20_Text"><text:s text:c="6"/>"setId": 1,</text:p>
      <text:p text:style-name="Preformatted_20_Text"><text:s text:c="6"/>"iconIdx": 35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7.88 484.652c37.498-44.542 60.12-102.008 60.12-164.652 0-141.16-114.842-256-256-256h-320v896h384c141.158 0 256-114.842 256-256 0-92.956-49.798-174.496-124.12-219.348zM384 192h101.5c55.968 0 101.5 57.42 101.5 128s-45.532 128-101.5 128h-101.5v-256zM543 832h-159v-256h159c58.45 0 106 57.42 106 128s-47.55 128-106 128z"</text:p>
      <text:p text:style-name="Preformatted_20_Text"><text:s text:c="8"/>],</text:p>
      <text:p text:style-name="Preformatted_20_Text"><text:s text:c="8"/>"tags": [</text:p>
      <text:p text:style-name="Preformatted_20_Text"><text:s text:c="10"/>"bold",</text:p>
      <text:p text:style-name="Preformatted_20_Text"><text:s text:c="10"/>"wysiwyg"</text:p>
      <text:p text:style-name="Preformatted_20_Text"><text:s text:c="8"/>],</text:p>
      <text:p text:style-name="Preformatted_20_Text"><text:s text:c="8"/>"defaultCode": 6000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old, wysiwyg4",</text:p>
      <text:p text:style-name="Preformatted_20_Text"><text:s text:c="8"/>"name": "bold",</text:p>
      <text:p text:style-name="Preformatted_20_Text"><text:s text:c="8"/>"order": 1808,</text:p>
      <text:p text:style-name="Preformatted_20_Text"><text:s text:c="8"/>"id": 355,</text:p>
      <text:p text:style-name="Preformatted_20_Text"><text:s text:c="8"/>"prevSize": 32,</text:p>
      <text:p text:style-name="Preformatted_20_Text"><text:s text:c="8"/>"code": 60387</text:p>
      <text:p text:style-name="Preformatted_20_Text"><text:s text:c="6"/>},</text:p>
      <text:p text:style-name="Preformatted_20_Text"><text:s text:c="6"/>"setIdx": 3,</text:p>
      <text:p text:style-name="Preformatted_20_Text"><text:s text:c="6"/>"setId": 1,</text:p>
      <text:p text:style-name="Preformatted_20_Text"><text:s text:c="6"/>"iconIdx": 35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4 64h128v416c0 159.058-143.268 288-320 288-176.73 0-320-128.942-320-288v-416h128v416c0 40.166 18.238 78.704 51.354 108.506 36.896 33.204 86.846 51.494 140.646 51.494s103.75-18.29 140.646-51.494c33.116-29.802 51.354-68.34 51.354-108.506v-416zM192 832h640v128h-640z"</text:p>
      <text:p text:style-name="Preformatted_20_Text"><text:soft-page-break/><text:s text:c="8"/>],</text:p>
      <text:p text:style-name="Preformatted_20_Text"><text:s text:c="8"/>"tags": [</text:p>
      <text:p text:style-name="Preformatted_20_Text"><text:s text:c="10"/>"underline",</text:p>
      <text:p text:style-name="Preformatted_20_Text"><text:s text:c="10"/>"wysiwyg"</text:p>
      <text:p text:style-name="Preformatted_20_Text"><text:s text:c="8"/>],</text:p>
      <text:p text:style-name="Preformatted_20_Text"><text:s text:c="8"/>"defaultCode": 6000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underline, wysiwyg5",</text:p>
      <text:p text:style-name="Preformatted_20_Text"><text:s text:c="8"/>"name": "underline",</text:p>
      <text:p text:style-name="Preformatted_20_Text"><text:s text:c="8"/>"order": 1809,</text:p>
      <text:p text:style-name="Preformatted_20_Text"><text:s text:c="8"/>"id": 356,</text:p>
      <text:p text:style-name="Preformatted_20_Text"><text:s text:c="8"/>"prevSize": 32,</text:p>
      <text:p text:style-name="Preformatted_20_Text"><text:s text:c="8"/>"code": 60388</text:p>
      <text:p text:style-name="Preformatted_20_Text"><text:s text:c="6"/>},</text:p>
      <text:p text:style-name="Preformatted_20_Text"><text:s text:c="6"/>"setIdx": 3,</text:p>
      <text:p text:style-name="Preformatted_20_Text"><text:s text:c="6"/>"setId": 1,</text:p>
      <text:p text:style-name="Preformatted_20_Text"><text:s text:c="6"/>"iconIdx": 35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64v64h-128l-320 768h128v64h-448v-64h128l320-768h-128v-64z"</text:p>
      <text:p text:style-name="Preformatted_20_Text"><text:s text:c="8"/>],</text:p>
      <text:p text:style-name="Preformatted_20_Text"><text:s text:c="8"/>"tags": [</text:p>
      <text:p text:style-name="Preformatted_20_Text"><text:s text:c="10"/>"italic",</text:p>
      <text:p text:style-name="Preformatted_20_Text"><text:s text:c="10"/>"wysiwyg"</text:p>
      <text:p text:style-name="Preformatted_20_Text"><text:s text:c="8"/>],</text:p>
      <text:p text:style-name="Preformatted_20_Text"><text:s text:c="8"/>"defaultCode": 6000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talic, wysiwyg6",</text:p>
      <text:p text:style-name="Preformatted_20_Text"><text:s text:c="8"/>"name": "italic",</text:p>
      <text:p text:style-name="Preformatted_20_Text"><text:s text:c="8"/>"order": 1810,</text:p>
      <text:p text:style-name="Preformatted_20_Text"><text:s text:c="8"/>"id": 357,</text:p>
      <text:p text:style-name="Preformatted_20_Text"><text:s text:c="8"/>"prevSize": 32,</text:p>
      <text:p text:style-name="Preformatted_20_Text"><text:s text:c="8"/>"code": 60389</text:p>
      <text:p text:style-name="Preformatted_20_Text"><text:s text:c="6"/>},</text:p>
      <text:p text:style-name="Preformatted_20_Text"><text:s text:c="6"/>"setIdx": 3,</text:p>
      <text:p text:style-name="Preformatted_20_Text"><text:s text:c="6"/>"setId": 1,</text:p>
      <text:p text:style-name="Preformatted_20_Text"><text:s text:c="6"/>"iconIdx": 35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12v64h-234.506c27.504 38.51 42.506 82.692 42.506 128 0 70.878-36.66 139.026-100.58 186.964-59.358 44.518-137.284 69.036-219.42 69.036-82.138 0-160.062-24.518-219.42-69.036-63.92-47.938-100.58-116.086-100.58-186.964h128c0 69.382 87.926 128 192 128s192-58.618 192-128c0-69.382-87.926-128-192-128h-512v-64h299.518c-2.338-1.654-4.656-3.324-6.938-5.036-63.92-47.94-100.58-116.086-100.58-186.964s36.66-139.024 100.58-186.964c59.358-44.518 137.282-69.036 219.42-69.036 82.136 0 160.062 24.518 219.42 69.036 63.92 47.94 100.58 116.086 100.58 186.964h-128c0-69.382-87.926-128-192-128s-192 58.618-192 128c0 69.382 87.926 128 192 128 78.978 0 154.054 22.678 212.482 64h299.518z"</text:p>
      <text:p text:style-name="Preformatted_20_Text"><text:s text:c="8"/>],</text:p>
      <text:p text:style-name="Preformatted_20_Text"><text:s text:c="8"/>"tags": [</text:p>
      <text:p text:style-name="Preformatted_20_Text"><text:s text:c="10"/>"strikethrough",</text:p>
      <text:p text:style-name="Preformatted_20_Text"><text:s text:c="10"/>"wysiwyg"</text:p>
      <text:p text:style-name="Preformatted_20_Text"><text:soft-page-break/><text:s text:c="8"/>],</text:p>
      <text:p text:style-name="Preformatted_20_Text"><text:s text:c="8"/>"defaultCode": 6000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rikethrough, wysiwyg7",</text:p>
      <text:p text:style-name="Preformatted_20_Text"><text:s text:c="8"/>"name": "strikethrough",</text:p>
      <text:p text:style-name="Preformatted_20_Text"><text:s text:c="8"/>"order": 1811,</text:p>
      <text:p text:style-name="Preformatted_20_Text"><text:s text:c="8"/>"id": 358,</text:p>
      <text:p text:style-name="Preformatted_20_Text"><text:s text:c="8"/>"prevSize": 32,</text:p>
      <text:p text:style-name="Preformatted_20_Text"><text:s text:c="8"/>"code": 60390</text:p>
      <text:p text:style-name="Preformatted_20_Text"><text:s text:c="6"/>},</text:p>
      <text:p text:style-name="Preformatted_20_Text"><text:s text:c="6"/>"setIdx": 3,</text:p>
      <text:p text:style-name="Preformatted_20_Text"><text:s text:c="6"/>"setId": 1,</text:p>
      <text:p text:style-name="Preformatted_20_Text"><text:s text:c="6"/>"iconIdx": 35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4 896h256l64-128v256h-384v-214.214c131.112-56.484 224-197.162 224-361.786 0-214.432-157.598-382.266-352-382.266-194.406 0-352 167.832-352 382.266 0 164.624 92.886 305.302 224 361.786v214.214h-384v-256l64 128h256v-32.59c-187.63-66.46-320-227.402-320-415.41 0-247.424 229.23-448 512-448s512 200.576 512 448c0 188.008-132.37 348.95-320 415.41v32.59z"</text:p>
      <text:p text:style-name="Preformatted_20_Text"><text:s text:c="8"/>],</text:p>
      <text:p text:style-name="Preformatted_20_Text"><text:s text:c="8"/>"tags": [</text:p>
      <text:p text:style-name="Preformatted_20_Text"><text:s text:c="10"/>"omega",</text:p>
      <text:p text:style-name="Preformatted_20_Text"><text:s text:c="10"/>"wysiwyg",</text:p>
      <text:p text:style-name="Preformatted_20_Text"><text:s text:c="10"/>"symbols"</text:p>
      <text:p text:style-name="Preformatted_20_Text"><text:s text:c="8"/>],</text:p>
      <text:p text:style-name="Preformatted_20_Text"><text:s text:c="8"/>"defaultCode": 6000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omega, wysiwyg8",</text:p>
      <text:p text:style-name="Preformatted_20_Text"><text:s text:c="8"/>"name": "omega",</text:p>
      <text:p text:style-name="Preformatted_20_Text"><text:s text:c="8"/>"order": 1812,</text:p>
      <text:p text:style-name="Preformatted_20_Text"><text:s text:c="8"/>"id": 359,</text:p>
      <text:p text:style-name="Preformatted_20_Text"><text:s text:c="8"/>"prevSize": 32,</text:p>
      <text:p text:style-name="Preformatted_20_Text"><text:s text:c="8"/>"code": 60391</text:p>
      <text:p text:style-name="Preformatted_20_Text"><text:s text:c="6"/>},</text:p>
      <text:p text:style-name="Preformatted_20_Text"><text:s text:c="6"/>"setIdx": 3,</text:p>
      <text:p text:style-name="Preformatted_20_Text"><text:s text:c="6"/>"setId": 1,</text:p>
      <text:p text:style-name="Preformatted_20_Text"><text:s text:c="6"/>"iconIdx": 35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41.606 734.708l44.394-94.708h38l-64 384h-960v-74.242l331.546-391.212-331.546-331.546v-227h980l44 256h-34.376l-18.72-38.88c-35.318-73.364-61.904-89.12-138.904-89.12h-662l353.056 353.056-297.42 350.944h542.364c116.008 0 146.648-41.578 173.606-97.292z"</text:p>
      <text:p text:style-name="Preformatted_20_Text"><text:s text:c="8"/>],</text:p>
      <text:p text:style-name="Preformatted_20_Text"><text:s text:c="8"/>"tags": [</text:p>
      <text:p text:style-name="Preformatted_20_Text"><text:s text:c="10"/>"sigma",</text:p>
      <text:p text:style-name="Preformatted_20_Text"><text:s text:c="10"/>"wysiwyg",</text:p>
      <text:p text:style-name="Preformatted_20_Text"><text:s text:c="10"/>"symbols"</text:p>
      <text:p text:style-name="Preformatted_20_Text"><text:s text:c="8"/>],</text:p>
      <text:p text:style-name="Preformatted_20_Text"><text:s text:c="8"/>"defaultCode": 60007,</text:p>
      <text:p text:style-name="Preformatted_20_Text"><text:s text:c="8"/>"grid": 16,</text:p>
      <text:p text:style-name="Preformatted_20_Text"><text:soft-page-break/><text:s text:c="8"/>"attrs": []</text:p>
      <text:p text:style-name="Preformatted_20_Text"><text:s text:c="6"/>},</text:p>
      <text:p text:style-name="Preformatted_20_Text"><text:s text:c="6"/>"attrs": [],</text:p>
      <text:p text:style-name="Preformatted_20_Text"><text:s text:c="6"/>"properties": {</text:p>
      <text:p text:style-name="Preformatted_20_Text"><text:s text:c="8"/>"ligatures": "sigma, wysiwyg9",</text:p>
      <text:p text:style-name="Preformatted_20_Text"><text:s text:c="8"/>"name": "sigma",</text:p>
      <text:p text:style-name="Preformatted_20_Text"><text:s text:c="8"/>"order": 1813,</text:p>
      <text:p text:style-name="Preformatted_20_Text"><text:s text:c="8"/>"id": 360,</text:p>
      <text:p text:style-name="Preformatted_20_Text"><text:s text:c="8"/>"prevSize": 32,</text:p>
      <text:p text:style-name="Preformatted_20_Text"><text:s text:c="8"/>"code": 60392</text:p>
      <text:p text:style-name="Preformatted_20_Text"><text:s text:c="6"/>},</text:p>
      <text:p text:style-name="Preformatted_20_Text"><text:s text:c="6"/>"setIdx": 3,</text:p>
      <text:p text:style-name="Preformatted_20_Text"><text:s text:c="6"/>"setId": 1,</text:p>
      <text:p text:style-name="Preformatted_20_Text"><text:s text:c="6"/>"iconIdx": 35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512h128v64h-128zM192 512h192v64h-192zM448 512h128v64h-128zM640 512h192v64h-192zM896 512h128v64h-128zM880 0l16 448h-768l16-448h32l16 384h640l16-384zM144 1024l-16-384h768l-16 384h-32l-16-320h-640l-16 320z"</text:p>
      <text:p text:style-name="Preformatted_20_Text"><text:s text:c="8"/>],</text:p>
      <text:p text:style-name="Preformatted_20_Text"><text:s text:c="8"/>"tags": [</text:p>
      <text:p text:style-name="Preformatted_20_Text"><text:s text:c="10"/>"page-break",</text:p>
      <text:p text:style-name="Preformatted_20_Text"><text:s text:c="10"/>"wysiwyg"</text:p>
      <text:p text:style-name="Preformatted_20_Text"><text:s text:c="8"/>],</text:p>
      <text:p text:style-name="Preformatted_20_Text"><text:s text:c="8"/>"defaultCode": 6000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ge-break, wysiwyg10",</text:p>
      <text:p text:style-name="Preformatted_20_Text"><text:s text:c="8"/>"name": "page-break",</text:p>
      <text:p text:style-name="Preformatted_20_Text"><text:s text:c="8"/>"order": 1814,</text:p>
      <text:p text:style-name="Preformatted_20_Text"><text:s text:c="8"/>"id": 361,</text:p>
      <text:p text:style-name="Preformatted_20_Text"><text:s text:c="8"/>"prevSize": 32,</text:p>
      <text:p text:style-name="Preformatted_20_Text"><text:s text:c="8"/>"code": 60393</text:p>
      <text:p text:style-name="Preformatted_20_Text"><text:s text:c="6"/>},</text:p>
      <text:p text:style-name="Preformatted_20_Text"><text:s text:c="6"/>"setIdx": 3,</text:p>
      <text:p text:style-name="Preformatted_20_Text"><text:s text:c="6"/>"setId": 1,</text:p>
      <text:p text:style-name="Preformatted_20_Text"><text:s text:c="6"/>"iconIdx": 36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206v50h128v64h-192v-146l128-60v-50h-128v-64h192v146zM676 256h-136l-188 188-188-188h-136l256 256-256 256h136l188-188 188 188h136l-256-256z"</text:p>
      <text:p text:style-name="Preformatted_20_Text"><text:s text:c="8"/>],</text:p>
      <text:p text:style-name="Preformatted_20_Text"><text:s text:c="8"/>"tags": [</text:p>
      <text:p text:style-name="Preformatted_20_Text"><text:s text:c="10"/>"superscript",</text:p>
      <text:p text:style-name="Preformatted_20_Text"><text:s text:c="10"/>"wysiwyg"</text:p>
      <text:p text:style-name="Preformatted_20_Text"><text:s text:c="8"/>],</text:p>
      <text:p text:style-name="Preformatted_20_Text"><text:s text:c="8"/>"defaultCode": 6000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uperscript, wysiwyg11",</text:p>
      <text:p text:style-name="Preformatted_20_Text"><text:s text:c="8"/>"name": "superscript",</text:p>
      <text:p text:style-name="Preformatted_20_Text"><text:s text:c="8"/>"order": 1815,</text:p>
      <text:p text:style-name="Preformatted_20_Text"><text:s text:c="8"/>"id": 362,</text:p>
      <text:p text:style-name="Preformatted_20_Text"><text:s text:c="8"/>"prevSize": 32,</text:p>
      <text:p text:style-name="Preformatted_20_Text"><text:soft-page-break/><text:s text:c="8"/>"code": 60394</text:p>
      <text:p text:style-name="Preformatted_20_Text"><text:s text:c="6"/>},</text:p>
      <text:p text:style-name="Preformatted_20_Text"><text:s text:c="6"/>"setIdx": 3,</text:p>
      <text:p text:style-name="Preformatted_20_Text"><text:s text:c="6"/>"setId": 1,</text:p>
      <text:p text:style-name="Preformatted_20_Text"><text:s text:c="6"/>"iconIdx": 36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68 910v50h128v64h-192v-146l128-60v-50h-128v-64h192v146zM676 256h-136l-188 188-188-188h-136l256 256-256 256h136l188-188 188 188h136l-256-256z"</text:p>
      <text:p text:style-name="Preformatted_20_Text"><text:s text:c="8"/>],</text:p>
      <text:p text:style-name="Preformatted_20_Text"><text:s text:c="8"/>"tags": [</text:p>
      <text:p text:style-name="Preformatted_20_Text"><text:s text:c="10"/>"subscript",</text:p>
      <text:p text:style-name="Preformatted_20_Text"><text:s text:c="10"/>"wysiwyg"</text:p>
      <text:p text:style-name="Preformatted_20_Text"><text:s text:c="8"/>],</text:p>
      <text:p text:style-name="Preformatted_20_Text"><text:s text:c="8"/>"defaultCode": 6001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ubscript, wysiwyg12",</text:p>
      <text:p text:style-name="Preformatted_20_Text"><text:s text:c="8"/>"name": "subscript",</text:p>
      <text:p text:style-name="Preformatted_20_Text"><text:s text:c="8"/>"order": 1816,</text:p>
      <text:p text:style-name="Preformatted_20_Text"><text:s text:c="8"/>"id": 363,</text:p>
      <text:p text:style-name="Preformatted_20_Text"><text:s text:c="8"/>"prevSize": 32,</text:p>
      <text:p text:style-name="Preformatted_20_Text"><text:s text:c="8"/>"code": 60395</text:p>
      <text:p text:style-name="Preformatted_20_Text"><text:s text:c="6"/>},</text:p>
      <text:p text:style-name="Preformatted_20_Text"><text:s text:c="6"/>"setIdx": 3,</text:p>
      <text:p text:style-name="Preformatted_20_Text"><text:s text:c="6"/>"setId": 1,</text:p>
      <text:p text:style-name="Preformatted_20_Text"><text:s text:c="6"/>"iconIdx": 36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94.018 832l57.6-192h264.764l57.6 192h113.632l-192-640h-223.232l-192 640h113.636zM347.618 320h72.764l57.6 192h-187.964l57.6-192zM704 832l160-256 160 256h-320z",</text:p>
      <text:p text:style-name="Preformatted_20_Text"><text:s text:c="10"/>"M864 128h-64c-17.644 0-32-14.356-32-32s14.356-32 32-32h128c17.674 0 32-14.328 32-32s-14.326-32-32-32h-128c-52.936 0-96 43.066-96 96 0 24.568 9.288 47.002 24.524 64 17.588 19.624 43.11 32 71.476 32h64c17.644 0 32 14.356 32 32s-14.356 32-32 32h-128c-17.674 0-32 14.328-32 32s14.326 32 32 32h128c52.936 0 96-43.066 96-96 0-24.568-9.288-47.002-24.524-64-17.588-19.624-43.108-32-71.476-32z"</text:p>
      <text:p text:style-name="Preformatted_20_Text"><text:s text:c="8"/>],</text:p>
      <text:p text:style-name="Preformatted_20_Text"><text:s text:c="8"/>"tags": [</text:p>
      <text:p text:style-name="Preformatted_20_Text"><text:s text:c="10"/>"superscript",</text:p>
      <text:p text:style-name="Preformatted_20_Text"><text:s text:c="10"/>"wysiwyg"</text:p>
      <text:p text:style-name="Preformatted_20_Text"><text:s text:c="8"/>],</text:p>
      <text:p text:style-name="Preformatted_20_Text"><text:s text:c="8"/>"defaultCode": 6001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uperscript2, wysiwyg13",</text:p>
      <text:p text:style-name="Preformatted_20_Text"><text:s text:c="8"/>"name": "superscript2",</text:p>
      <text:p text:style-name="Preformatted_20_Text"><text:s text:c="8"/>"order": 1817,</text:p>
      <text:p text:style-name="Preformatted_20_Text"><text:s text:c="8"/>"id": 364,</text:p>
      <text:p text:style-name="Preformatted_20_Text"><text:s text:c="8"/>"prevSize": 32,</text:p>
      <text:p text:style-name="Preformatted_20_Text"><text:s text:c="8"/>"code": 60396</text:p>
      <text:p text:style-name="Preformatted_20_Text"><text:s text:c="6"/>},</text:p>
      <text:p text:style-name="Preformatted_20_Text"><text:s text:c="6"/>"setIdx": 3,</text:p>
      <text:p text:style-name="Preformatted_20_Text"><text:s text:c="6"/>"setId": 1,</text:p>
      <text:p text:style-name="Preformatted_20_Text"><text:soft-page-break/><text:s text:c="6"/>"iconIdx": 36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94.018 832l57.6-192h264.764l57.6 192h113.632l-192-640h-223.232l-192 640h113.636zM347.618 320h72.764l57.6 192h-187.964l57.6-192zM1024 192l-160 256-160-256h320z",</text:p>
      <text:p text:style-name="Preformatted_20_Text"><text:s text:c="10"/>"M864 832h-64c-17.644 0-32-14.356-32-32s14.356-32 32-32h128c17.674 0 32-14.328 32-32s-14.326-32-32-32h-128c-52.936 0-96 43.066-96 96 0 24.568 9.29 47.002 24.524 64 17.588 19.624 43.112 32 71.476 32h64c17.644 0 32 14.356 32 32s-14.356 32-32 32h-128c-17.674 0-32 14.328-32 32s14.326 32 32 32h128c52.936 0 96-43.066 96-96 0-24.568-9.29-47.002-24.524-64-17.588-19.624-43.108-32-71.476-32z"</text:p>
      <text:p text:style-name="Preformatted_20_Text"><text:s text:c="8"/>],</text:p>
      <text:p text:style-name="Preformatted_20_Text"><text:s text:c="8"/>"tags": [</text:p>
      <text:p text:style-name="Preformatted_20_Text"><text:s text:c="10"/>"subscript",</text:p>
      <text:p text:style-name="Preformatted_20_Text"><text:s text:c="10"/>"wysiwyg"</text:p>
      <text:p text:style-name="Preformatted_20_Text"><text:s text:c="8"/>],</text:p>
      <text:p text:style-name="Preformatted_20_Text"><text:s text:c="8"/>"defaultCode": 6001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ubscript2, wysiwyg14",</text:p>
      <text:p text:style-name="Preformatted_20_Text"><text:s text:c="8"/>"name": "subscript2",</text:p>
      <text:p text:style-name="Preformatted_20_Text"><text:s text:c="8"/>"order": 1818,</text:p>
      <text:p text:style-name="Preformatted_20_Text"><text:s text:c="8"/>"id": 365,</text:p>
      <text:p text:style-name="Preformatted_20_Text"><text:s text:c="8"/>"prevSize": 32,</text:p>
      <text:p text:style-name="Preformatted_20_Text"><text:s text:c="8"/>"code": 60397</text:p>
      <text:p text:style-name="Preformatted_20_Text"><text:s text:c="6"/>},</text:p>
      <text:p text:style-name="Preformatted_20_Text"><text:s text:c="6"/>"setIdx": 3,</text:p>
      <text:p text:style-name="Preformatted_20_Text"><text:s text:c="6"/>"setId": 1,</text:p>
      <text:p text:style-name="Preformatted_20_Text"><text:s text:c="6"/>"iconIdx": 36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2.018 832l57.6-192h264.764l57.6 192h113.632l-191.996-640h-223.236l-192 640h113.636zM475.618 320h72.764l57.6 192h-187.964l57.6-192z"</text:p>
      <text:p text:style-name="Preformatted_20_Text"><text:s text:c="8"/>],</text:p>
      <text:p text:style-name="Preformatted_20_Text"><text:s text:c="8"/>"tags": [</text:p>
      <text:p text:style-name="Preformatted_20_Text"><text:s text:c="10"/>"text-color",</text:p>
      <text:p text:style-name="Preformatted_20_Text"><text:s text:c="10"/>"wysiwyg"</text:p>
      <text:p text:style-name="Preformatted_20_Text"><text:s text:c="8"/>],</text:p>
      <text:p text:style-name="Preformatted_20_Text"><text:s text:c="8"/>"defaultCode": 6001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ext-color, wysiwyg15",</text:p>
      <text:p text:style-name="Preformatted_20_Text"><text:s text:c="8"/>"name": "text-color",</text:p>
      <text:p text:style-name="Preformatted_20_Text"><text:s text:c="8"/>"order": 1819,</text:p>
      <text:p text:style-name="Preformatted_20_Text"><text:s text:c="8"/>"id": 366,</text:p>
      <text:p text:style-name="Preformatted_20_Text"><text:s text:c="8"/>"prevSize": 32,</text:p>
      <text:p text:style-name="Preformatted_20_Text"><text:s text:c="8"/>"code": 60398</text:p>
      <text:p text:style-name="Preformatted_20_Text"><text:s text:c="6"/>},</text:p>
      <text:p text:style-name="Preformatted_20_Text"><text:s text:c="6"/>"setIdx": 3,</text:p>
      <text:p text:style-name="Preformatted_20_Text"><text:s text:c="6"/>"setId": 1,</text:p>
      <text:p text:style-name="Preformatted_20_Text"><text:s text:c="6"/>"iconIdx": 365</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256 384v-384h768v384h-64v-320h-640v320zM1024 576v448h-768v-448h64v384h640v-384zM512 448h128v64h-128zM320 448h128v64h-128zM704 448h128v64h-128zM896 448h128v64h-128zM0 288l192 192-192 192z"</text:p>
      <text:p text:style-name="Preformatted_20_Text"><text:s text:c="8"/>],</text:p>
      <text:p text:style-name="Preformatted_20_Text"><text:s text:c="8"/>"tags": [</text:p>
      <text:p text:style-name="Preformatted_20_Text"><text:s text:c="10"/>"pagebreak",</text:p>
      <text:p text:style-name="Preformatted_20_Text"><text:s text:c="10"/>"wysiwyg"</text:p>
      <text:p text:style-name="Preformatted_20_Text"><text:s text:c="8"/>],</text:p>
      <text:p text:style-name="Preformatted_20_Text"><text:s text:c="8"/>"defaultCode": 6001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gebreak, wysiwyg16",</text:p>
      <text:p text:style-name="Preformatted_20_Text"><text:s text:c="8"/>"name": "pagebreak",</text:p>
      <text:p text:style-name="Preformatted_20_Text"><text:s text:c="8"/>"order": 1820,</text:p>
      <text:p text:style-name="Preformatted_20_Text"><text:s text:c="8"/>"id": 367,</text:p>
      <text:p text:style-name="Preformatted_20_Text"><text:s text:c="8"/>"prevSize": 32,</text:p>
      <text:p text:style-name="Preformatted_20_Text"><text:s text:c="8"/>"code": 60399</text:p>
      <text:p text:style-name="Preformatted_20_Text"><text:s text:c="6"/>},</text:p>
      <text:p text:style-name="Preformatted_20_Text"><text:s text:c="6"/>"setIdx": 3,</text:p>
      <text:p text:style-name="Preformatted_20_Text"><text:s text:c="6"/>"setId": 1,</text:p>
      <text:p text:style-name="Preformatted_20_Text"><text:s text:c="6"/>"iconIdx": 36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896h576v128h-576zM896 128h-302.56l-183.764 704h-132.288l183.762-704h-269.15v-128h704zM929.774 1024l-129.774-129.774-129.774 129.774-62.226-62.226 129.774-129.774-129.774-129.774 62.226-62.226 129.774 129.774 129.774-129.774 62.226 62.226-129.774 129.774 129.774 129.774z"</text:p>
      <text:p text:style-name="Preformatted_20_Text"><text:s text:c="8"/>],</text:p>
      <text:p text:style-name="Preformatted_20_Text"><text:s text:c="8"/>"tags": [</text:p>
      <text:p text:style-name="Preformatted_20_Text"><text:s text:c="10"/>"clear-formatting",</text:p>
      <text:p text:style-name="Preformatted_20_Text"><text:s text:c="10"/>"wysiwyg",</text:p>
      <text:p text:style-name="Preformatted_20_Text"><text:s text:c="10"/>"remove-style"</text:p>
      <text:p text:style-name="Preformatted_20_Text"><text:s text:c="8"/>],</text:p>
      <text:p text:style-name="Preformatted_20_Text"><text:s text:c="8"/>"defaultCode": 6001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lear-formatting, wysiwyg17",</text:p>
      <text:p text:style-name="Preformatted_20_Text"><text:s text:c="8"/>"name": "clear-formatting",</text:p>
      <text:p text:style-name="Preformatted_20_Text"><text:s text:c="8"/>"order": 1821,</text:p>
      <text:p text:style-name="Preformatted_20_Text"><text:s text:c="8"/>"id": 368,</text:p>
      <text:p text:style-name="Preformatted_20_Text"><text:s text:c="8"/>"prevSize": 32,</text:p>
      <text:p text:style-name="Preformatted_20_Text"><text:s text:c="8"/>"code": 60400</text:p>
      <text:p text:style-name="Preformatted_20_Text"><text:s text:c="6"/>},</text:p>
      <text:p text:style-name="Preformatted_20_Text"><text:s text:c="6"/>"setIdx": 3,</text:p>
      <text:p text:style-name="Preformatted_20_Text"><text:s text:c="6"/>"setId": 1,</text:p>
      <text:p text:style-name="Preformatted_20_Text"><text:s text:c="6"/>"iconIdx": 36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192v704h1024v-704h-1024zM384 640v-128h256v128h-256zM640 704v128h-256v-128h256zM640 320v128h-256v-128h256zM320 320v128h-256v-128h256zM64 512h256v128h-256v-128zM704 512h256v128h-256v-128zM704 448v-128h256v128h-256zM64 704h256v128h-256v-128zM704 832v-128h256v128h-256z"</text:p>
      <text:p text:style-name="Preformatted_20_Text"><text:s text:c="8"/>],</text:p>
      <text:p text:style-name="Preformatted_20_Text"><text:soft-page-break/><text:s text:c="8"/>"tags": [</text:p>
      <text:p text:style-name="Preformatted_20_Text"><text:s text:c="10"/>"table",</text:p>
      <text:p text:style-name="Preformatted_20_Text"><text:s text:c="10"/>"wysiwyg"</text:p>
      <text:p text:style-name="Preformatted_20_Text"><text:s text:c="8"/>],</text:p>
      <text:p text:style-name="Preformatted_20_Text"><text:s text:c="8"/>"defaultCode": 6001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able, wysiwyg18",</text:p>
      <text:p text:style-name="Preformatted_20_Text"><text:s text:c="8"/>"name": "table",</text:p>
      <text:p text:style-name="Preformatted_20_Text"><text:s text:c="8"/>"order": 1822,</text:p>
      <text:p text:style-name="Preformatted_20_Text"><text:s text:c="8"/>"id": 369,</text:p>
      <text:p text:style-name="Preformatted_20_Text"><text:s text:c="8"/>"prevSize": 32,</text:p>
      <text:p text:style-name="Preformatted_20_Text"><text:s text:c="8"/>"code": 60401</text:p>
      <text:p text:style-name="Preformatted_20_Text"><text:s text:c="6"/>},</text:p>
      <text:p text:style-name="Preformatted_20_Text"><text:s text:c="6"/>"setIdx": 3,</text:p>
      <text:p text:style-name="Preformatted_20_Text"><text:s text:c="6"/>"setId": 1,</text:p>
      <text:p text:style-name="Preformatted_20_Text"><text:s text:c="6"/>"iconIdx": 36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64v896h1024v-896h-1024zM384 640v-192h256v192h-256zM640 704v192h-256v-192h256zM640 192v192h-256v-192h256zM320 192v192h-256v-192h256zM64 448h256v192h-256v-192zM704 448h256v192h-256v-192zM704 384v-192h256v192h-256zM64 704h256v192h-256v-192zM704 896v-192h256v192h-256z"</text:p>
      <text:p text:style-name="Preformatted_20_Text"><text:s text:c="8"/>],</text:p>
      <text:p text:style-name="Preformatted_20_Text"><text:s text:c="8"/>"tags": [</text:p>
      <text:p text:style-name="Preformatted_20_Text"><text:s text:c="10"/>"table",</text:p>
      <text:p text:style-name="Preformatted_20_Text"><text:s text:c="10"/>"wysiwyg"</text:p>
      <text:p text:style-name="Preformatted_20_Text"><text:s text:c="8"/>],</text:p>
      <text:p text:style-name="Preformatted_20_Text"><text:s text:c="8"/>"defaultCode": 6001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able2, wysiwyg19",</text:p>
      <text:p text:style-name="Preformatted_20_Text"><text:s text:c="8"/>"name": "table2",</text:p>
      <text:p text:style-name="Preformatted_20_Text"><text:s text:c="8"/>"order": 1823,</text:p>
      <text:p text:style-name="Preformatted_20_Text"><text:s text:c="8"/>"id": 370,</text:p>
      <text:p text:style-name="Preformatted_20_Text"><text:s text:c="8"/>"prevSize": 32,</text:p>
      <text:p text:style-name="Preformatted_20_Text"><text:s text:c="8"/>"code": 60402</text:p>
      <text:p text:style-name="Preformatted_20_Text"><text:s text:c="6"/>},</text:p>
      <text:p text:style-name="Preformatted_20_Text"><text:s text:c="6"/>"setIdx": 3,</text:p>
      <text:p text:style-name="Preformatted_20_Text"><text:s text:c="6"/>"setId": 1,</text:p>
      <text:p text:style-name="Preformatted_20_Text"><text:s text:c="6"/>"iconIdx": 36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192h128v64h-128zM576 192h128v64h-128zM896 192v256h-192v-64h128v-128h-64v-64zM320 384h128v64h-128zM512 384h128v64h-128zM192 256v128h64v64h-128v-256h192v64zM384 576h128v64h-128zM576 576h128v64h-128zM896 576v256h-192v-64h128v-128h-64v-64zM320 768h128v64h-128zM512 768h128v64h-128zM192 640v128h64v64h-128v-256h192v64zM960 64h-896v896h896v-896zM1024 0v0 1024h-1024v-1024h1024z"</text:p>
      <text:p text:style-name="Preformatted_20_Text"><text:s text:c="8"/>],</text:p>
      <text:p text:style-name="Preformatted_20_Text"><text:s text:c="8"/>"tags": [</text:p>
      <text:p text:style-name="Preformatted_20_Text"><text:s text:c="10"/>"insert-template",</text:p>
      <text:p text:style-name="Preformatted_20_Text"><text:s text:c="10"/>"wysiwyg"</text:p>
      <text:p text:style-name="Preformatted_20_Text"><text:s text:c="8"/>],</text:p>
      <text:p text:style-name="Preformatted_20_Text"><text:s text:c="8"/>"defaultCode": 60018,</text:p>
      <text:p text:style-name="Preformatted_20_Text"><text:soft-page-break/><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nsert-template, wysiwyg20",</text:p>
      <text:p text:style-name="Preformatted_20_Text"><text:s text:c="8"/>"name": "insert-template",</text:p>
      <text:p text:style-name="Preformatted_20_Text"><text:s text:c="8"/>"order": 1824,</text:p>
      <text:p text:style-name="Preformatted_20_Text"><text:s text:c="8"/>"id": 371,</text:p>
      <text:p text:style-name="Preformatted_20_Text"><text:s text:c="8"/>"prevSize": 32,</text:p>
      <text:p text:style-name="Preformatted_20_Text"><text:s text:c="8"/>"code": 60403</text:p>
      <text:p text:style-name="Preformatted_20_Text"><text:s text:c="6"/>},</text:p>
      <text:p text:style-name="Preformatted_20_Text"><text:s text:c="6"/>"setIdx": 3,</text:p>
      <text:p text:style-name="Preformatted_20_Text"><text:s text:c="6"/>"setId": 1,</text:p>
      <text:p text:style-name="Preformatted_20_Text"><text:s text:c="6"/>"iconIdx": 37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0h512v128h-128v896h-128v-896h-128v896h-128v-512c-141.384 0-256-114.616-256-256s114.616-256 256-256z"</text:p>
      <text:p text:style-name="Preformatted_20_Text"><text:s text:c="8"/>],</text:p>
      <text:p text:style-name="Preformatted_20_Text"><text:s text:c="8"/>"tags": [</text:p>
      <text:p text:style-name="Preformatted_20_Text"><text:s text:c="10"/>"pilcrow",</text:p>
      <text:p text:style-name="Preformatted_20_Text"><text:s text:c="10"/>"wysiwyg"</text:p>
      <text:p text:style-name="Preformatted_20_Text"><text:s text:c="8"/>],</text:p>
      <text:p text:style-name="Preformatted_20_Text"><text:s text:c="8"/>"defaultCode": 6001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ilcrow, wysiwyg21",</text:p>
      <text:p text:style-name="Preformatted_20_Text"><text:s text:c="8"/>"name": "pilcrow",</text:p>
      <text:p text:style-name="Preformatted_20_Text"><text:s text:c="8"/>"order": 1825,</text:p>
      <text:p text:style-name="Preformatted_20_Text"><text:s text:c="8"/>"id": 372,</text:p>
      <text:p text:style-name="Preformatted_20_Text"><text:s text:c="8"/>"prevSize": 32,</text:p>
      <text:p text:style-name="Preformatted_20_Text"><text:s text:c="8"/>"code": 60404</text:p>
      <text:p text:style-name="Preformatted_20_Text"><text:s text:c="6"/>},</text:p>
      <text:p text:style-name="Preformatted_20_Text"><text:s text:c="6"/>"setIdx": 3,</text:p>
      <text:p text:style-name="Preformatted_20_Text"><text:s text:c="6"/>"setId": 1,</text:p>
      <text:p text:style-name="Preformatted_20_Text"><text:s text:c="6"/>"iconIdx": 37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141.384 0-256 114.616-256 256s114.616 256 256 256v512h128v-896h128v896h128v-896h128v-128h-512zM0 704l256-256-256-256z"</text:p>
      <text:p text:style-name="Preformatted_20_Text"><text:s text:c="8"/>],</text:p>
      <text:p text:style-name="Preformatted_20_Text"><text:s text:c="8"/>"tags": [</text:p>
      <text:p text:style-name="Preformatted_20_Text"><text:s text:c="10"/>"ltr",</text:p>
      <text:p text:style-name="Preformatted_20_Text"><text:s text:c="10"/>"wysiwyg",</text:p>
      <text:p text:style-name="Preformatted_20_Text"><text:s text:c="10"/>"left-to-right",</text:p>
      <text:p text:style-name="Preformatted_20_Text"><text:s text:c="10"/>"direction"</text:p>
      <text:p text:style-name="Preformatted_20_Text"><text:s text:c="8"/>],</text:p>
      <text:p text:style-name="Preformatted_20_Text"><text:s text:c="8"/>"defaultCode": 6002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tr, wysiwyg22",</text:p>
      <text:p text:style-name="Preformatted_20_Text"><text:s text:c="8"/>"name": "ltr",</text:p>
      <text:p text:style-name="Preformatted_20_Text"><text:s text:c="8"/>"order": 1826,</text:p>
      <text:p text:style-name="Preformatted_20_Text"><text:soft-page-break/><text:s text:c="8"/>"id": 373,</text:p>
      <text:p text:style-name="Preformatted_20_Text"><text:s text:c="8"/>"prevSize": 32,</text:p>
      <text:p text:style-name="Preformatted_20_Text"><text:s text:c="8"/>"code": 60405</text:p>
      <text:p text:style-name="Preformatted_20_Text"><text:s text:c="6"/>},</text:p>
      <text:p text:style-name="Preformatted_20_Text"><text:s text:c="6"/>"setIdx": 3,</text:p>
      <text:p text:style-name="Preformatted_20_Text"><text:s text:c="6"/>"setId": 1,</text:p>
      <text:p text:style-name="Preformatted_20_Text"><text:s text:c="6"/>"iconIdx": 37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0c-141.384 0-256 114.616-256 256s114.616 256 256 256v512h128v-896h128v896h128v-896h128v-128h-512zM1024 192l-256 256 256 256z"</text:p>
      <text:p text:style-name="Preformatted_20_Text"><text:s text:c="8"/>],</text:p>
      <text:p text:style-name="Preformatted_20_Text"><text:s text:c="8"/>"tags": [</text:p>
      <text:p text:style-name="Preformatted_20_Text"><text:s text:c="10"/>"rtl",</text:p>
      <text:p text:style-name="Preformatted_20_Text"><text:s text:c="10"/>"wysiwyg",</text:p>
      <text:p text:style-name="Preformatted_20_Text"><text:s text:c="10"/>"right-to-left",</text:p>
      <text:p text:style-name="Preformatted_20_Text"><text:s text:c="10"/>"direction"</text:p>
      <text:p text:style-name="Preformatted_20_Text"><text:s text:c="8"/>],</text:p>
      <text:p text:style-name="Preformatted_20_Text"><text:s text:c="8"/>"defaultCode": 6002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rtl, wysiwyg23",</text:p>
      <text:p text:style-name="Preformatted_20_Text"><text:s text:c="8"/>"name": "rtl",</text:p>
      <text:p text:style-name="Preformatted_20_Text"><text:s text:c="8"/>"order": 1827,</text:p>
      <text:p text:style-name="Preformatted_20_Text"><text:s text:c="8"/>"id": 374,</text:p>
      <text:p text:style-name="Preformatted_20_Text"><text:s text:c="8"/>"prevSize": 32,</text:p>
      <text:p text:style-name="Preformatted_20_Text"><text:s text:c="8"/>"code": 60406</text:p>
      <text:p text:style-name="Preformatted_20_Text"><text:s text:c="6"/>},</text:p>
      <text:p text:style-name="Preformatted_20_Text"><text:s text:c="6"/>"setIdx": 3,</text:p>
      <text:p text:style-name="Preformatted_20_Text"><text:s text:c="6"/>"setId": 1,</text:p>
      <text:p text:style-name="Preformatted_20_Text"><text:s text:c="6"/>"iconIdx": 37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95.964 1024c-49.36 0-91.116-14.406-124.104-42.82-33.224-28.614-50.068-62.038-50.068-99.344 0-18.128 6.6-33.756 19.622-46.458 13.232-12.914 29.782-19.744 47.85-19.744 18.002 0 34.194 6.41 46.826 18.542 12.472 11.972 18.796 27.824 18.796 47.104 0 11.318-1.85 23.818-5.494 37.146-3.616 13.178-4.376 19.938-4.376 23.292 0 3.682 0.924 8.076 7.774 12.756 12.76 8.824 28.066 13.084 46.876 13.084 22.576 0 42.718-7.858 61.574-24.022 18.578-15.942 27.612-32.318 27.612-50.056 0-19.736-5.27-36.826-16.12-52.242-18.336-25.758-52.878-55.954-102.612-89.668-79.858-53.454-133.070-99.766-162.58-141.52-22.89-32.684-34.476-67.89-34.476-104.704 0-37.062 12.142-73.948 36.092-109.63 20.508-30.554 50.8-58.12 90.228-82.138-21.096-22.7-36.896-44.064-47.094-63.688-12.872-24.76-19.398-50.372-19.398-76.122 0-47.814 18.91-89.16 56.206-122.89 37.32-33.76 83.86-50.878 138.322-50.878 50.086 0 92.206 14.082 125.182 41.852 33.328 28.082 50.222 60.898 50.222 97.54 0 18.656-6.986 35.364-20.766 49.66l-0.276 0.282c-7.976 7.924-22.618 17.37-47.046 17.37-19.148 0-35.934-6.272-48.54-18.136-12.558-11.794-18.93-25.918-18.93-41.966 0-6.934 1.702-17.416 5.352-32.98 1.778-7.364 2.668-14.142 2.668-20.25 0-10.338-3.726-18.272-11.724-24.966-8.282-6.93-20.108-10.302-36.142-10.302-24.868 0-45.282 7.562-62.41 23.118-17.19 15.606-25.544 34.088-25.544 56.508 0 20.156 4.568 36.762 13.58 49.362 17.112 23.938 46.796 49.79 88.22 76.836 84.17 54.588 142.902 104.672 174.518 148.826 23.35 33.12 35.152 68.34 35.152 104.792 0 36.598-11.882 73.496-35.318 109.676-20.208 31.18-50.722 59.276-90.884 83.71 22.178 23.466 37.812 44.042 47.554 62.538 12.082 22.97 18.208 48.048 18.208 74.542 0 49.664-18.926 91.862-56.244 125.422-37.34 33.554-83.866 50.566-138.288 50.566zM446.416 356.346c-48.222 28.952-71.712 62.19-71.712 101.314 0 22.756 6.498 43.13 19.86 62.278 19.936 27.926 59.27 62.054 116.804 <text:soft-page-break/>101.288 24.358 16.586 46.36 32.712 65.592 48.060 49.060-29.504 72.956-62.366 72.956-100.178 0-20.598-8.142-42.774-24.204-65.916-16.808-24.196-52.85-55.796-107.128-93.914-28.328-19.562-52.558-37.334-72.168-52.932z"</text:p>
      <text:p text:style-name="Preformatted_20_Text"><text:s text:c="8"/>],</text:p>
      <text:p text:style-name="Preformatted_20_Text"><text:s text:c="8"/>"tags": [</text:p>
      <text:p text:style-name="Preformatted_20_Text"><text:s text:c="10"/>"section",</text:p>
      <text:p text:style-name="Preformatted_20_Text"><text:s text:c="10"/>"wysiwyg"</text:p>
      <text:p text:style-name="Preformatted_20_Text"><text:s text:c="8"/>],</text:p>
      <text:p text:style-name="Preformatted_20_Text"><text:s text:c="8"/>"defaultCode": 6002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ection, wysiwyg24",</text:p>
      <text:p text:style-name="Preformatted_20_Text"><text:s text:c="8"/>"name": "section",</text:p>
      <text:p text:style-name="Preformatted_20_Text"><text:s text:c="8"/>"order": 1828,</text:p>
      <text:p text:style-name="Preformatted_20_Text"><text:s text:c="8"/>"id": 375,</text:p>
      <text:p text:style-name="Preformatted_20_Text"><text:s text:c="8"/>"prevSize": 32,</text:p>
      <text:p text:style-name="Preformatted_20_Text"><text:s text:c="8"/>"code": 60407</text:p>
      <text:p text:style-name="Preformatted_20_Text"><text:s text:c="6"/>},</text:p>
      <text:p text:style-name="Preformatted_20_Text"><text:s text:c="6"/>"setIdx": 3,</text:p>
      <text:p text:style-name="Preformatted_20_Text"><text:s text:c="6"/>"setId": 1,</text:p>
      <text:p text:style-name="Preformatted_20_Text"><text:s text:c="6"/>"iconIdx": 37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64h1024v128h-1024zM0 256h640v128h-640zM0 640h640v128h-640zM0 448h1024v128h-1024zM0 832h1024v128h-1024z"</text:p>
      <text:p text:style-name="Preformatted_20_Text"><text:s text:c="8"/>],</text:p>
      <text:p text:style-name="Preformatted_20_Text"><text:s text:c="8"/>"tags": [</text:p>
      <text:p text:style-name="Preformatted_20_Text"><text:s text:c="10"/>"paragraph-left",</text:p>
      <text:p text:style-name="Preformatted_20_Text"><text:s text:c="10"/>"wysiwyg",</text:p>
      <text:p text:style-name="Preformatted_20_Text"><text:s text:c="10"/>"align-left",</text:p>
      <text:p text:style-name="Preformatted_20_Text"><text:s text:c="10"/>"left"</text:p>
      <text:p text:style-name="Preformatted_20_Text"><text:s text:c="8"/>],</text:p>
      <text:p text:style-name="Preformatted_20_Text"><text:s text:c="8"/>"defaultCode": 6002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ragraph-left, wysiwyg25",</text:p>
      <text:p text:style-name="Preformatted_20_Text"><text:s text:c="8"/>"name": "paragraph-left",</text:p>
      <text:p text:style-name="Preformatted_20_Text"><text:s text:c="8"/>"order": 1829,</text:p>
      <text:p text:style-name="Preformatted_20_Text"><text:s text:c="8"/>"id": 376,</text:p>
      <text:p text:style-name="Preformatted_20_Text"><text:s text:c="8"/>"prevSize": 32,</text:p>
      <text:p text:style-name="Preformatted_20_Text"><text:s text:c="8"/>"code": 60408</text:p>
      <text:p text:style-name="Preformatted_20_Text"><text:s text:c="6"/>},</text:p>
      <text:p text:style-name="Preformatted_20_Text"><text:s text:c="6"/>"setIdx": 3,</text:p>
      <text:p text:style-name="Preformatted_20_Text"><text:s text:c="6"/>"setId": 1,</text:p>
      <text:p text:style-name="Preformatted_20_Text"><text:s text:c="6"/>"iconIdx": 37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64h1024v128h-1024zM192 256h640v128h-640zM192 640h640v128h-640zM0 448h1024v128h-1024zM0 832h1024v128h-1024z"</text:p>
      <text:p text:style-name="Preformatted_20_Text"><text:s text:c="8"/>],</text:p>
      <text:p text:style-name="Preformatted_20_Text"><text:s text:c="8"/>"tags": [</text:p>
      <text:p text:style-name="Preformatted_20_Text"><text:s text:c="10"/>"paragraph-center",</text:p>
      <text:p text:style-name="Preformatted_20_Text"><text:s text:c="10"/>"wysiwyg",</text:p>
      <text:p text:style-name="Preformatted_20_Text"><text:s text:c="10"/>"align-center",</text:p>
      <text:p text:style-name="Preformatted_20_Text"><text:soft-page-break/><text:s text:c="10"/>"center"</text:p>
      <text:p text:style-name="Preformatted_20_Text"><text:s text:c="8"/>],</text:p>
      <text:p text:style-name="Preformatted_20_Text"><text:s text:c="8"/>"defaultCode": 6002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ragraph-center, wysiwyg26",</text:p>
      <text:p text:style-name="Preformatted_20_Text"><text:s text:c="8"/>"name": "paragraph-center",</text:p>
      <text:p text:style-name="Preformatted_20_Text"><text:s text:c="8"/>"order": 1830,</text:p>
      <text:p text:style-name="Preformatted_20_Text"><text:s text:c="8"/>"id": 377,</text:p>
      <text:p text:style-name="Preformatted_20_Text"><text:s text:c="8"/>"prevSize": 32,</text:p>
      <text:p text:style-name="Preformatted_20_Text"><text:s text:c="8"/>"code": 60409</text:p>
      <text:p text:style-name="Preformatted_20_Text"><text:s text:c="6"/>},</text:p>
      <text:p text:style-name="Preformatted_20_Text"><text:s text:c="6"/>"setIdx": 3,</text:p>
      <text:p text:style-name="Preformatted_20_Text"><text:s text:c="6"/>"setId": 1,</text:p>
      <text:p text:style-name="Preformatted_20_Text"><text:s text:c="6"/>"iconIdx": 37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64h1024v128h-1024zM384 256h640v128h-640zM384 640h640v128h-640zM0 448h1024v128h-1024zM0 832h1024v128h-1024z"</text:p>
      <text:p text:style-name="Preformatted_20_Text"><text:s text:c="8"/>],</text:p>
      <text:p text:style-name="Preformatted_20_Text"><text:s text:c="8"/>"tags": [</text:p>
      <text:p text:style-name="Preformatted_20_Text"><text:s text:c="10"/>"paragraph-right",</text:p>
      <text:p text:style-name="Preformatted_20_Text"><text:s text:c="10"/>"wysiwyg",</text:p>
      <text:p text:style-name="Preformatted_20_Text"><text:s text:c="10"/>"align-right",</text:p>
      <text:p text:style-name="Preformatted_20_Text"><text:s text:c="10"/>"right"</text:p>
      <text:p text:style-name="Preformatted_20_Text"><text:s text:c="8"/>],</text:p>
      <text:p text:style-name="Preformatted_20_Text"><text:s text:c="8"/>"defaultCode": 6002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ragraph-right, wysiwyg27",</text:p>
      <text:p text:style-name="Preformatted_20_Text"><text:s text:c="8"/>"name": "paragraph-right",</text:p>
      <text:p text:style-name="Preformatted_20_Text"><text:s text:c="8"/>"order": 1831,</text:p>
      <text:p text:style-name="Preformatted_20_Text"><text:s text:c="8"/>"id": 378,</text:p>
      <text:p text:style-name="Preformatted_20_Text"><text:s text:c="8"/>"prevSize": 32,</text:p>
      <text:p text:style-name="Preformatted_20_Text"><text:s text:c="8"/>"code": 60410</text:p>
      <text:p text:style-name="Preformatted_20_Text"><text:s text:c="6"/>},</text:p>
      <text:p text:style-name="Preformatted_20_Text"><text:s text:c="6"/>"setIdx": 3,</text:p>
      <text:p text:style-name="Preformatted_20_Text"><text:s text:c="6"/>"setId": 1,</text:p>
      <text:p text:style-name="Preformatted_20_Text"><text:s text:c="6"/>"iconIdx": 37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64h1024v128h-1024zM0 256h1024v128h-1024zM0 448h1024v128h-1024zM0 640h1024v128h-1024zM0 832h1024v128h-1024z"</text:p>
      <text:p text:style-name="Preformatted_20_Text"><text:s text:c="8"/>],</text:p>
      <text:p text:style-name="Preformatted_20_Text"><text:s text:c="8"/>"tags": [</text:p>
      <text:p text:style-name="Preformatted_20_Text"><text:s text:c="10"/>"paragraph-justify",</text:p>
      <text:p text:style-name="Preformatted_20_Text"><text:s text:c="10"/>"wysiwyg",</text:p>
      <text:p text:style-name="Preformatted_20_Text"><text:s text:c="10"/>"justify"</text:p>
      <text:p text:style-name="Preformatted_20_Text"><text:s text:c="8"/>],</text:p>
      <text:p text:style-name="Preformatted_20_Text"><text:s text:c="8"/>"defaultCode": 6002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paragraph-justify, wysiwyg28",</text:p>
      <text:p text:style-name="Preformatted_20_Text"><text:s text:c="8"/>"name": "paragraph-justify",</text:p>
      <text:p text:style-name="Preformatted_20_Text"><text:s text:c="8"/>"order": 1832,</text:p>
      <text:p text:style-name="Preformatted_20_Text"><text:s text:c="8"/>"id": 379,</text:p>
      <text:p text:style-name="Preformatted_20_Text"><text:s text:c="8"/>"prevSize": 32,</text:p>
      <text:p text:style-name="Preformatted_20_Text"><text:s text:c="8"/>"code": 60411</text:p>
      <text:p text:style-name="Preformatted_20_Text"><text:s text:c="6"/>},</text:p>
      <text:p text:style-name="Preformatted_20_Text"><text:s text:c="6"/>"setIdx": 3,</text:p>
      <text:p text:style-name="Preformatted_20_Text"><text:s text:c="6"/>"setId": 1,</text:p>
      <text:p text:style-name="Preformatted_20_Text"><text:s text:c="6"/>"iconIdx": 37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64h1024v128h-1024zM384 256h640v128h-640zM384 448h640v128h-640zM384 640h640v128h-640zM0 832h1024v128h-1024zM0 704v-384l256 192z"</text:p>
      <text:p text:style-name="Preformatted_20_Text"><text:s text:c="8"/>],</text:p>
      <text:p text:style-name="Preformatted_20_Text"><text:s text:c="8"/>"tags": [</text:p>
      <text:p text:style-name="Preformatted_20_Text"><text:s text:c="10"/>"indent-increase",</text:p>
      <text:p text:style-name="Preformatted_20_Text"><text:s text:c="10"/>"wysiwyg"</text:p>
      <text:p text:style-name="Preformatted_20_Text"><text:s text:c="8"/>],</text:p>
      <text:p text:style-name="Preformatted_20_Text"><text:s text:c="8"/>"defaultCode": 6002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ndent-increase, wysiwyg29",</text:p>
      <text:p text:style-name="Preformatted_20_Text"><text:s text:c="8"/>"name": "indent-increase",</text:p>
      <text:p text:style-name="Preformatted_20_Text"><text:s text:c="8"/>"order": 1833,</text:p>
      <text:p text:style-name="Preformatted_20_Text"><text:s text:c="8"/>"id": 380,</text:p>
      <text:p text:style-name="Preformatted_20_Text"><text:s text:c="8"/>"prevSize": 32,</text:p>
      <text:p text:style-name="Preformatted_20_Text"><text:s text:c="8"/>"code": 60412</text:p>
      <text:p text:style-name="Preformatted_20_Text"><text:s text:c="6"/>},</text:p>
      <text:p text:style-name="Preformatted_20_Text"><text:s text:c="6"/>"setIdx": 3,</text:p>
      <text:p text:style-name="Preformatted_20_Text"><text:s text:c="6"/>"setId": 1,</text:p>
      <text:p text:style-name="Preformatted_20_Text"><text:s text:c="6"/>"iconIdx": 37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64h1024v128h-1024zM384 256h640v128h-640zM384 448h640v128h-640zM384 640h640v128h-640zM0 832h1024v128h-1024zM256 320v384l-256-192z"</text:p>
      <text:p text:style-name="Preformatted_20_Text"><text:s text:c="8"/>],</text:p>
      <text:p text:style-name="Preformatted_20_Text"><text:s text:c="8"/>"tags": [</text:p>
      <text:p text:style-name="Preformatted_20_Text"><text:s text:c="10"/>"indent-decrease",</text:p>
      <text:p text:style-name="Preformatted_20_Text"><text:s text:c="10"/>"wysiwyg"</text:p>
      <text:p text:style-name="Preformatted_20_Text"><text:s text:c="8"/>],</text:p>
      <text:p text:style-name="Preformatted_20_Text"><text:s text:c="8"/>"defaultCode": 6002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ndent-decrease, wysiwyg30",</text:p>
      <text:p text:style-name="Preformatted_20_Text"><text:s text:c="8"/>"name": "indent-decrease",</text:p>
      <text:p text:style-name="Preformatted_20_Text"><text:s text:c="8"/>"order": 1834,</text:p>
      <text:p text:style-name="Preformatted_20_Text"><text:s text:c="8"/>"id": 381,</text:p>
      <text:p text:style-name="Preformatted_20_Text"><text:s text:c="8"/>"prevSize": 32,</text:p>
      <text:p text:style-name="Preformatted_20_Text"><text:s text:c="8"/>"code": 60413</text:p>
      <text:p text:style-name="Preformatted_20_Text"><text:s text:c="6"/>},</text:p>
      <text:p text:style-name="Preformatted_20_Text"><text:s text:c="6"/>"setIdx": 3,</text:p>
      <text:p text:style-name="Preformatted_20_Text"><text:s text:c="6"/>"setId": 1,</text:p>
      <text:p text:style-name="Preformatted_20_Text"><text:soft-page-break/><text:s text:c="6"/>"iconIdx": 38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640c0 0 58.824-192 384-192v192l384-256-384-256v192c-256 0-384 159.672-384 320zM704 768h-576v-384h125.876c10.094-11.918 20.912-23.334 32.488-34.18 43.964-41.19 96.562-72.652 156.114-93.82h-442.478v640h832v-268.624l-128 85.334v55.29z"</text:p>
      <text:p text:style-name="Preformatted_20_Text"><text:s text:c="8"/>],</text:p>
      <text:p text:style-name="Preformatted_20_Text"><text:s text:c="8"/>"tags": [</text:p>
      <text:p text:style-name="Preformatted_20_Text"><text:s text:c="10"/>"share",</text:p>
      <text:p text:style-name="Preformatted_20_Text"><text:s text:c="10"/>"out",</text:p>
      <text:p text:style-name="Preformatted_20_Text"><text:s text:c="10"/>"external",</text:p>
      <text:p text:style-name="Preformatted_20_Text"><text:s text:c="10"/>"outside"</text:p>
      <text:p text:style-name="Preformatted_20_Text"><text:s text:c="8"/>],</text:p>
      <text:p text:style-name="Preformatted_20_Text"><text:s text:c="8"/>"defaultCode": 6002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hare, out",</text:p>
      <text:p text:style-name="Preformatted_20_Text"><text:s text:c="8"/>"name": "share2",</text:p>
      <text:p text:style-name="Preformatted_20_Text"><text:s text:c="8"/>"order": 1835,</text:p>
      <text:p text:style-name="Preformatted_20_Text"><text:s text:c="8"/>"id": 382,</text:p>
      <text:p text:style-name="Preformatted_20_Text"><text:s text:c="8"/>"prevSize": 32,</text:p>
      <text:p text:style-name="Preformatted_20_Text"><text:s text:c="8"/>"code": 60414</text:p>
      <text:p text:style-name="Preformatted_20_Text"><text:s text:c="6"/>},</text:p>
      <text:p text:style-name="Preformatted_20_Text"><text:s text:c="6"/>"setIdx": 3,</text:p>
      <text:p text:style-name="Preformatted_20_Text"><text:s text:c="6"/>"setId": 1,</text:p>
      <text:p text:style-name="Preformatted_20_Text"><text:s text:c="6"/>"iconIdx": 38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92 64v768h768v-768h-768zM896 768h-640v-640h640v640zM128 896v-672l-64-64v800h800l-64-64h-672z",</text:p>
      <text:p text:style-name="Preformatted_20_Text"><text:s text:c="10"/>"M352 256l160 160-192 192 96 96 192-192 160 160v-416z"</text:p>
      <text:p text:style-name="Preformatted_20_Text"><text:s text:c="8"/>],</text:p>
      <text:p text:style-name="Preformatted_20_Text"><text:s text:c="8"/>"tags": [</text:p>
      <text:p text:style-name="Preformatted_20_Text"><text:s text:c="10"/>"new-tab",</text:p>
      <text:p text:style-name="Preformatted_20_Text"><text:s text:c="10"/>"out",</text:p>
      <text:p text:style-name="Preformatted_20_Text"><text:s text:c="10"/>"external",</text:p>
      <text:p text:style-name="Preformatted_20_Text"><text:s text:c="10"/>"outside",</text:p>
      <text:p text:style-name="Preformatted_20_Text"><text:s text:c="10"/>"popout",</text:p>
      <text:p text:style-name="Preformatted_20_Text"><text:s text:c="10"/>"link",</text:p>
      <text:p text:style-name="Preformatted_20_Text"><text:s text:c="10"/>"blank"</text:p>
      <text:p text:style-name="Preformatted_20_Text"><text:s text:c="8"/>],</text:p>
      <text:p text:style-name="Preformatted_20_Text"><text:s text:c="8"/>"defaultCode": 6003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new-tab, out2",</text:p>
      <text:p text:style-name="Preformatted_20_Text"><text:s text:c="8"/>"name": "new-tab",</text:p>
      <text:p text:style-name="Preformatted_20_Text"><text:s text:c="8"/>"order": 1836,</text:p>
      <text:p text:style-name="Preformatted_20_Text"><text:s text:c="8"/>"id": 383,</text:p>
      <text:p text:style-name="Preformatted_20_Text"><text:s text:c="8"/>"prevSize": 32,</text:p>
      <text:p text:style-name="Preformatted_20_Text"><text:s text:c="8"/>"code": 60415</text:p>
      <text:p text:style-name="Preformatted_20_Text"><text:s text:c="6"/>},</text:p>
      <text:p text:style-name="Preformatted_20_Text"><text:s text:c="6"/>"setIdx": 3,</text:p>
      <text:p text:style-name="Preformatted_20_Text"><text:s text:c="6"/>"setId": 1,</text:p>
      <text:p text:style-name="Preformatted_20_Text"><text:soft-page-break/><text:s text:c="6"/>"iconIdx": 38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76 736l96 96 320-320-320-320-96 96 224 224z",</text:p>
      <text:p text:style-name="Preformatted_20_Text"><text:s text:c="10"/>"M448 288l-96-96-320 320 320 320 96-96-224-224z"</text:p>
      <text:p text:style-name="Preformatted_20_Text"><text:s text:c="8"/>],</text:p>
      <text:p text:style-name="Preformatted_20_Text"><text:s text:c="8"/>"tags": [</text:p>
      <text:p text:style-name="Preformatted_20_Text"><text:s text:c="10"/>"embed",</text:p>
      <text:p text:style-name="Preformatted_20_Text"><text:s text:c="10"/>"code",</text:p>
      <text:p text:style-name="Preformatted_20_Text"><text:s text:c="10"/>"html",</text:p>
      <text:p text:style-name="Preformatted_20_Text"><text:s text:c="10"/>"xml"</text:p>
      <text:p text:style-name="Preformatted_20_Text"><text:s text:c="8"/>],</text:p>
      <text:p text:style-name="Preformatted_20_Text"><text:s text:c="8"/>"defaultCode": 6003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mbed, code",</text:p>
      <text:p text:style-name="Preformatted_20_Text"><text:s text:c="8"/>"name": "embed",</text:p>
      <text:p text:style-name="Preformatted_20_Text"><text:s text:c="8"/>"order": 1837,</text:p>
      <text:p text:style-name="Preformatted_20_Text"><text:s text:c="8"/>"id": 384,</text:p>
      <text:p text:style-name="Preformatted_20_Text"><text:s text:c="8"/>"prevSize": 32,</text:p>
      <text:p text:style-name="Preformatted_20_Text"><text:s text:c="8"/>"code": 60416</text:p>
      <text:p text:style-name="Preformatted_20_Text"><text:s text:c="6"/>},</text:p>
      <text:p text:style-name="Preformatted_20_Text"><text:s text:c="6"/>"setIdx": 3,</text:p>
      <text:p text:style-name="Preformatted_20_Text"><text:s text:c="6"/>"setId": 1,</text:p>
      <text:p text:style-name="Preformatted_20_Text"><text:s text:c="6"/>"iconIdx": 383</text:p>
      <text:p text:style-name="Preformatted_20_Text"><text:s text:c="4"/>},</text:p>
      <text:p text:style-name="Preformatted_20_Text"><text:s text:c="4"/>{</text:p>
      <text:p text:style-name="Preformatted_20_Text"><text:s text:c="6"/>"icon": {</text:p>
      <text:p text:style-name="Preformatted_20_Text"><text:s text:c="8"/>"width": 1280,</text:p>
      <text:p text:style-name="Preformatted_20_Text"><text:s text:c="8"/>"paths": [</text:p>
      <text:p text:style-name="Preformatted_20_Text"><text:s text:c="10"/>"M832 736l96 96 320-320-320-320-96 96 224 224z",</text:p>
      <text:p text:style-name="Preformatted_20_Text"><text:s text:c="10"/>"M448 288l-96-96-320 320 320 320 96-96-224-224z",</text:p>
      <text:p text:style-name="Preformatted_20_Text"><text:s text:c="10"/>"M701.298 150.519l69.468 18.944-191.987 704.026-69.468-18.944 191.987-704.026z"</text:p>
      <text:p text:style-name="Preformatted_20_Text"><text:s text:c="8"/>],</text:p>
      <text:p text:style-name="Preformatted_20_Text"><text:s text:c="8"/>"tags": [</text:p>
      <text:p text:style-name="Preformatted_20_Text"><text:s text:c="10"/>"embed",</text:p>
      <text:p text:style-name="Preformatted_20_Text"><text:s text:c="10"/>"code",</text:p>
      <text:p text:style-name="Preformatted_20_Text"><text:s text:c="10"/>"html",</text:p>
      <text:p text:style-name="Preformatted_20_Text"><text:s text:c="10"/>"xml"</text:p>
      <text:p text:style-name="Preformatted_20_Text"><text:s text:c="8"/>],</text:p>
      <text:p text:style-name="Preformatted_20_Text"><text:s text:c="8"/>"defaultCode": 6003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mbed2, code2",</text:p>
      <text:p text:style-name="Preformatted_20_Text"><text:s text:c="8"/>"name": "embed2",</text:p>
      <text:p text:style-name="Preformatted_20_Text"><text:s text:c="8"/>"order": 1838,</text:p>
      <text:p text:style-name="Preformatted_20_Text"><text:s text:c="8"/>"id": 385,</text:p>
      <text:p text:style-name="Preformatted_20_Text"><text:s text:c="8"/>"prevSize": 32,</text:p>
      <text:p text:style-name="Preformatted_20_Text"><text:s text:c="8"/>"code": 60417</text:p>
      <text:p text:style-name="Preformatted_20_Text"><text:s text:c="6"/>},</text:p>
      <text:p text:style-name="Preformatted_20_Text"><text:s text:c="6"/>"setIdx": 3,</text:p>
      <text:p text:style-name="Preformatted_20_Text"><text:s text:c="6"/>"setId": 1,</text:p>
      <text:p text:style-name="Preformatted_20_Text"><text:s text:c="6"/>"iconIdx": 384</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0 64v896h1024v-896h-1024zM960 896h-896v-768h896v768zM896 192h-768v640h768v-640zM448 512h-64v64h-64v64h-64v-64h64v-64h64v-64h-64v-64h-64v-64h64v64h64v64h64v64zM704 640h-192v-64h192v64z"</text:p>
      <text:p text:style-name="Preformatted_20_Text"><text:s text:c="8"/>],</text:p>
      <text:p text:style-name="Preformatted_20_Text"><text:s text:c="8"/>"tags": [</text:p>
      <text:p text:style-name="Preformatted_20_Text"><text:s text:c="10"/>"terminal",</text:p>
      <text:p text:style-name="Preformatted_20_Text"><text:s text:c="10"/>"console",</text:p>
      <text:p text:style-name="Preformatted_20_Text"><text:s text:c="10"/>"cmd",</text:p>
      <text:p text:style-name="Preformatted_20_Text"><text:s text:c="10"/>"command-line"</text:p>
      <text:p text:style-name="Preformatted_20_Text"><text:s text:c="8"/>],</text:p>
      <text:p text:style-name="Preformatted_20_Text"><text:s text:c="8"/>"defaultCode": 6003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erminal, console",</text:p>
      <text:p text:style-name="Preformatted_20_Text"><text:s text:c="8"/>"name": "terminal",</text:p>
      <text:p text:style-name="Preformatted_20_Text"><text:s text:c="8"/>"order": 1839,</text:p>
      <text:p text:style-name="Preformatted_20_Text"><text:s text:c="8"/>"id": 386,</text:p>
      <text:p text:style-name="Preformatted_20_Text"><text:s text:c="8"/>"prevSize": 32,</text:p>
      <text:p text:style-name="Preformatted_20_Text"><text:s text:c="8"/>"code": 60418</text:p>
      <text:p text:style-name="Preformatted_20_Text"><text:s text:c="6"/>},</text:p>
      <text:p text:style-name="Preformatted_20_Text"><text:s text:c="6"/>"setIdx": 3,</text:p>
      <text:p text:style-name="Preformatted_20_Text"><text:s text:c="6"/>"setId": 1,</text:p>
      <text:p text:style-name="Preformatted_20_Text"><text:s text:c="6"/>"iconIdx": 38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64 704c-45.16 0-85.92 18.738-115.012 48.83l-431.004-215.502c1.314-8.252 2.016-16.706 2.016-25.328s-0.702-17.076-2.016-25.326l431.004-215.502c29.092 30.090 69.852 48.828 115.012 48.828 88.366 0 160-71.634 160-160s-71.634-160-160-160-160 71.634-160 160c0 8.622 0.704 17.076 2.016 25.326l-431.004 215.504c-29.092-30.090-69.852-48.83-115.012-48.83-88.366 0-160 71.636-160 160 0 88.368 71.634 160 160 160 45.16 0 85.92-18.738 115.012-48.828l431.004 215.502c-1.312 8.25-2.016 16.704-2.016 25.326 0 88.368 71.634 160 160 160s160-71.632 160-160c0-88.364-71.634-160-160-160z"</text:p>
      <text:p text:style-name="Preformatted_20_Text"><text:s text:c="8"/>],</text:p>
      <text:p text:style-name="Preformatted_20_Text"><text:s text:c="8"/>"tags": [</text:p>
      <text:p text:style-name="Preformatted_20_Text"><text:s text:c="10"/>"share",</text:p>
      <text:p text:style-name="Preformatted_20_Text"><text:s text:c="10"/>"social"</text:p>
      <text:p text:style-name="Preformatted_20_Text"><text:s text:c="8"/>],</text:p>
      <text:p text:style-name="Preformatted_20_Text"><text:s text:c="8"/>"defaultCode": 6003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hare2, social",</text:p>
      <text:p text:style-name="Preformatted_20_Text"><text:s text:c="8"/>"name": "share22",</text:p>
      <text:p text:style-name="Preformatted_20_Text"><text:s text:c="8"/>"order": 1840,</text:p>
      <text:p text:style-name="Preformatted_20_Text"><text:s text:c="8"/>"id": 387,</text:p>
      <text:p text:style-name="Preformatted_20_Text"><text:s text:c="8"/>"prevSize": 32,</text:p>
      <text:p text:style-name="Preformatted_20_Text"><text:s text:c="8"/>"code": 60419</text:p>
      <text:p text:style-name="Preformatted_20_Text"><text:s text:c="6"/>},</text:p>
      <text:p text:style-name="Preformatted_20_Text"><text:s text:c="6"/>"setIdx": 3,</text:p>
      <text:p text:style-name="Preformatted_20_Text"><text:s text:c="6"/>"setId": 1,</text:p>
      <text:p text:style-name="Preformatted_20_Text"><text:s text:c="6"/>"iconIdx": 386</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853.31 0h-682.62c-93.88 0-170.69 76.784-170.69 170.658v682.656c0 93.876 76.81 170.686 170.69 170.686h682.622c93.938 0 170.688-76.81 170.688-170.686v-682.656c0-93.874-76.75-170.658-170.69-170.658zM256 256h512c9.138 0 18.004 1.962 26.144 5.662l-282.144 329.168-282.144-329.17c8.14-3.696 17.006-5.66 26.144-5.66zM192 704v-384c0-1.34 0.056-2.672 0.14-4l187.664 218.94-185.598 185.6c-1.444-5.338-2.206-10.886-2.206-16.54zM768 768h-512c-5.654 0-11.202-0.762-16.54-2.206l182.118-182.118 90.422 105.496 90.424-105.494 182.116 182.118c-5.34 1.442-10.886 2.204-16.54 2.204zM832 704c0 5.654-0.762 11.2-2.206 16.54l-185.598-185.598 187.664-218.942c0.084 1.328 0.14 2.66 0.14 4v384z"</text:p>
      <text:p text:style-name="Preformatted_20_Text"><text:s text:c="8"/>],</text:p>
      <text:p text:style-name="Preformatted_20_Text"><text:s text:c="8"/>"tags": [</text:p>
      <text:p text:style-name="Preformatted_20_Text"><text:s text:c="10"/>"mail",</text:p>
      <text:p text:style-name="Preformatted_20_Text"><text:s text:c="10"/>"contact",</text:p>
      <text:p text:style-name="Preformatted_20_Text"><text:s text:c="10"/>"support",</text:p>
      <text:p text:style-name="Preformatted_20_Text"><text:s text:c="10"/>"newsletter",</text:p>
      <text:p text:style-name="Preformatted_20_Text"><text:s text:c="10"/>"letter",</text:p>
      <text:p text:style-name="Preformatted_20_Text"><text:s text:c="10"/>"email",</text:p>
      <text:p text:style-name="Preformatted_20_Text"><text:s text:c="10"/>"envelop",</text:p>
      <text:p text:style-name="Preformatted_20_Text"><text:s text:c="10"/>"social"</text:p>
      <text:p text:style-name="Preformatted_20_Text"><text:s text:c="8"/>],</text:p>
      <text:p text:style-name="Preformatted_20_Text"><text:s text:c="8"/>"defaultCode": 6003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ail2, contact2",</text:p>
      <text:p text:style-name="Preformatted_20_Text"><text:s text:c="8"/>"name": "mail2",</text:p>
      <text:p text:style-name="Preformatted_20_Text"><text:s text:c="8"/>"order": 1841,</text:p>
      <text:p text:style-name="Preformatted_20_Text"><text:s text:c="8"/>"id": 388,</text:p>
      <text:p text:style-name="Preformatted_20_Text"><text:s text:c="8"/>"prevSize": 32,</text:p>
      <text:p text:style-name="Preformatted_20_Text"><text:s text:c="8"/>"code": 60420</text:p>
      <text:p text:style-name="Preformatted_20_Text"><text:s text:c="6"/>},</text:p>
      <text:p text:style-name="Preformatted_20_Text"><text:s text:c="6"/>"setIdx": 3,</text:p>
      <text:p text:style-name="Preformatted_20_Text"><text:s text:c="6"/>"setId": 1,</text:p>
      <text:p text:style-name="Preformatted_20_Text"><text:s text:c="6"/>"iconIdx": 38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53.342 0h-682.656c-93.874 0-170.686 76.81-170.686 170.69v682.622c0 93.938 76.812 170.688 170.686 170.688h682.656c93.876 0 170.658-76.75 170.658-170.69v-682.62c0-93.88-76.782-170.69-170.658-170.69zM853.342 128c7.988 0 15.546 2.334 22.020 6.342l-363.362 300.404-363.354-300.4c6.478-4.010 14.044-6.346 22.040-6.346h682.656zM170.686 896c-1.924 0-3.82-0.146-5.684-0.408l225.626-312.966-29.256-29.254-233.372 233.37v-611.138l384 464.396 384-464.394v611.136l-233.372-233.37-29.254 29.254 225.628 312.968c-1.858 0.26-3.746 0.406-5.662 0.406h-682.654z"</text:p>
      <text:p text:style-name="Preformatted_20_Text"><text:s text:c="8"/>],</text:p>
      <text:p text:style-name="Preformatted_20_Text"><text:s text:c="8"/>"tags": [</text:p>
      <text:p text:style-name="Preformatted_20_Text"><text:s text:c="10"/>"mail",</text:p>
      <text:p text:style-name="Preformatted_20_Text"><text:s text:c="10"/>"contact",</text:p>
      <text:p text:style-name="Preformatted_20_Text"><text:s text:c="10"/>"support",</text:p>
      <text:p text:style-name="Preformatted_20_Text"><text:s text:c="10"/>"newsletter",</text:p>
      <text:p text:style-name="Preformatted_20_Text"><text:s text:c="10"/>"letter",</text:p>
      <text:p text:style-name="Preformatted_20_Text"><text:s text:c="10"/>"email",</text:p>
      <text:p text:style-name="Preformatted_20_Text"><text:s text:c="10"/>"envelop",</text:p>
      <text:p text:style-name="Preformatted_20_Text"><text:s text:c="10"/>"social"</text:p>
      <text:p text:style-name="Preformatted_20_Text"><text:s text:c="8"/>],</text:p>
      <text:p text:style-name="Preformatted_20_Text"><text:s text:c="8"/>"defaultCode": 60036,</text:p>
      <text:p text:style-name="Preformatted_20_Text"><text:s text:c="8"/>"grid": 16,</text:p>
      <text:p text:style-name="Preformatted_20_Text"><text:s text:c="8"/>"attrs": []</text:p>
      <text:p text:style-name="Preformatted_20_Text"><text:s text:c="6"/>},</text:p>
      <text:p text:style-name="Preformatted_20_Text"><text:soft-page-break/><text:s text:c="6"/>"attrs": [],</text:p>
      <text:p text:style-name="Preformatted_20_Text"><text:s text:c="6"/>"properties": {</text:p>
      <text:p text:style-name="Preformatted_20_Text"><text:s text:c="8"/>"ligatures": "mail3, contact3",</text:p>
      <text:p text:style-name="Preformatted_20_Text"><text:s text:c="8"/>"name": "mail22",</text:p>
      <text:p text:style-name="Preformatted_20_Text"><text:s text:c="8"/>"order": 1842,</text:p>
      <text:p text:style-name="Preformatted_20_Text"><text:s text:c="8"/>"id": 389,</text:p>
      <text:p text:style-name="Preformatted_20_Text"><text:s text:c="8"/>"prevSize": 32,</text:p>
      <text:p text:style-name="Preformatted_20_Text"><text:s text:c="8"/>"code": 60421</text:p>
      <text:p text:style-name="Preformatted_20_Text"><text:s text:c="6"/>},</text:p>
      <text:p text:style-name="Preformatted_20_Text"><text:s text:c="6"/>"setIdx": 3,</text:p>
      <text:p text:style-name="Preformatted_20_Text"><text:s text:c="6"/>"setId": 1,</text:p>
      <text:p text:style-name="Preformatted_20_Text"><text:s text:c="6"/>"iconIdx": 38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53.342 0h-682.656c-93.874 0-170.686 76.81-170.686 170.69v682.622c0 93.938 76.812 170.688 170.686 170.688h682.656c93.876 0 170.658-76.75 170.658-170.69v-682.62c0-93.88-76.782-170.69-170.658-170.69zM182.628 886.626l-77.256-77.254 256-256 29.256 29.254-208 304zM153.372 198.628l29.256-29.256 329.372 265.374 329.374-265.374 29.254 29.256-358.628 422.626-358.628-422.626zM841.374 886.626l-208-304 29.254-29.254 256 256-77.254 77.254z"</text:p>
      <text:p text:style-name="Preformatted_20_Text"><text:s text:c="8"/>],</text:p>
      <text:p text:style-name="Preformatted_20_Text"><text:s text:c="8"/>"tags": [</text:p>
      <text:p text:style-name="Preformatted_20_Text"><text:s text:c="10"/>"mail",</text:p>
      <text:p text:style-name="Preformatted_20_Text"><text:s text:c="10"/>"contact",</text:p>
      <text:p text:style-name="Preformatted_20_Text"><text:s text:c="10"/>"support",</text:p>
      <text:p text:style-name="Preformatted_20_Text"><text:s text:c="10"/>"newsletter",</text:p>
      <text:p text:style-name="Preformatted_20_Text"><text:s text:c="10"/>"letter",</text:p>
      <text:p text:style-name="Preformatted_20_Text"><text:s text:c="10"/>"email",</text:p>
      <text:p text:style-name="Preformatted_20_Text"><text:s text:c="10"/>"envelop",</text:p>
      <text:p text:style-name="Preformatted_20_Text"><text:s text:c="10"/>"social"</text:p>
      <text:p text:style-name="Preformatted_20_Text"><text:s text:c="8"/>],</text:p>
      <text:p text:style-name="Preformatted_20_Text"><text:s text:c="8"/>"defaultCode": 6003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ail4, contact4",</text:p>
      <text:p text:style-name="Preformatted_20_Text"><text:s text:c="8"/>"name": "mail3",</text:p>
      <text:p text:style-name="Preformatted_20_Text"><text:s text:c="8"/>"order": 1843,</text:p>
      <text:p text:style-name="Preformatted_20_Text"><text:s text:c="8"/>"id": 390,</text:p>
      <text:p text:style-name="Preformatted_20_Text"><text:s text:c="8"/>"prevSize": 32,</text:p>
      <text:p text:style-name="Preformatted_20_Text"><text:s text:c="8"/>"code": 60422</text:p>
      <text:p text:style-name="Preformatted_20_Text"><text:s text:c="6"/>},</text:p>
      <text:p text:style-name="Preformatted_20_Text"><text:s text:c="6"/>"setIdx": 3,</text:p>
      <text:p text:style-name="Preformatted_20_Text"><text:s text:c="6"/>"setId": 1,</text:p>
      <text:p text:style-name="Preformatted_20_Text"><text:s text:c="6"/>"iconIdx": 38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256 256h512c9.138 0 18.004 1.962 26.144 5.662l-282.144 329.168-282.144-329.17c8.14-3.696 17.006-5.66 26.144-5.66zM192 704v-384c0-1.34 0.056-2.672 0.14-4l187.664 218.942-185.598 185.598c-1.444-5.336-2.206-10.886-2.206-16.54zM768 768h-512c-5.654 0-11.202-0.762-16.54-2.208l182.118-182.118 90.422 105.498 90.424-105.494 182.116 182.12c-5.34 1.44-10.886 2.202-16.54 2.202zM832 704c0 5.654-0.762 11.2-2.206 16.54l-185.6-185.598 187.666-218.942c0.084 1.328 0.14 2.66 0.14 4v384z"</text:p>
      <text:p text:style-name="Preformatted_20_Text"><text:s text:c="8"/>],</text:p>
      <text:p text:style-name="Preformatted_20_Text"><text:s text:c="8"/>"tags": [</text:p>
      <text:p text:style-name="Preformatted_20_Text"><text:s text:c="10"/>"mail",</text:p>
      <text:p text:style-name="Preformatted_20_Text"><text:soft-page-break/><text:s text:c="10"/>"contact",</text:p>
      <text:p text:style-name="Preformatted_20_Text"><text:s text:c="10"/>"support",</text:p>
      <text:p text:style-name="Preformatted_20_Text"><text:s text:c="10"/>"newsletter",</text:p>
      <text:p text:style-name="Preformatted_20_Text"><text:s text:c="10"/>"letter",</text:p>
      <text:p text:style-name="Preformatted_20_Text"><text:s text:c="10"/>"email",</text:p>
      <text:p text:style-name="Preformatted_20_Text"><text:s text:c="10"/>"envelop",</text:p>
      <text:p text:style-name="Preformatted_20_Text"><text:s text:c="10"/>"social"</text:p>
      <text:p text:style-name="Preformatted_20_Text"><text:s text:c="8"/>],</text:p>
      <text:p text:style-name="Preformatted_20_Text"><text:s text:c="8"/>"defaultCode": 6003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mail5, contact5",</text:p>
      <text:p text:style-name="Preformatted_20_Text"><text:s text:c="8"/>"name": "mail4",</text:p>
      <text:p text:style-name="Preformatted_20_Text"><text:s text:c="8"/>"order": 1844,</text:p>
      <text:p text:style-name="Preformatted_20_Text"><text:s text:c="8"/>"id": 391,</text:p>
      <text:p text:style-name="Preformatted_20_Text"><text:s text:c="8"/>"prevSize": 32,</text:p>
      <text:p text:style-name="Preformatted_20_Text"><text:s text:c="8"/>"code": 60423</text:p>
      <text:p text:style-name="Preformatted_20_Text"><text:s text:c="6"/>},</text:p>
      <text:p text:style-name="Preformatted_20_Text"><text:s text:c="6"/>"setIdx": 3,</text:p>
      <text:p text:style-name="Preformatted_20_Text"><text:s text:c="6"/>"setId": 1,</text:p>
      <text:p text:style-name="Preformatted_20_Text"><text:s text:c="6"/>"iconIdx": 39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5.6 885.2c-112.2 82.8-274.6 126.8-414.6 126.8-196.2 0-372.8-72.4-506.4-193.2-10.4-9.4-1.2-22.4 11.4-15 144.2 84 322.6 134.4 506.8 134.4 124.2 0 260.8-25.8 386.6-79.2 18.8-8 34.8 12.6 16.2 26.2z",</text:p>
      <text:p text:style-name="Preformatted_20_Text"><text:s text:c="10"/>"M972.2 832c-14.4-18.4-94.8-8.8-131-4.4-11 1.2-12.6-8.2-2.8-15.2 64.2-45 169.4-32 181.6-17 12.4 15.2-3.2 120.6-63.4 171-9.2 7.8-18 3.6-14-6.6 13.8-33.8 44-109.4 29.6-127.8z",</text:p>
      <text:p text:style-name="Preformatted_20_Text"><text:s text:c="10"/>"M707.4 757.6l0.2 0.2c24.8-21.8 69.4-60.8 94.6-81.8 10-8 8.2-21.4 0.4-32.6-22.6-31.2-46.6-56.6-46.6-114.2v-192c0-81.4 5.6-156-54.2-212-47.2-45.2-125.6-61.2-185.6-61.2-117.2 0-248 43.8-275.4 188.6-3 15.4 8.4 23.6 18.4 25.8l119.4 13c11.2-0.6 19.2-11.6 21.4-22.8 10.2-49.8 52-74 99-74 25.4 0 54.2 9.2 69.2 32 17.2 25.4 15 60 15 89.4v16c-71.4 8-164.8 13.2-231.6 42.6-77.2 33.4-131.4 101.4-131.4 201.4 0 128 80.6 192 184.4 192 87.6 0 135.4-20.6 203-89.8 22.4 32.4 29.6 48.2 70.6 82.2 9.4 5 21 4.6 29.2-2.8zM583.2 457.2c0 48 1.2 88-23 130.6-19.6 34.8-50.6 56-85.2 56-47.2 0-74.8-36-74.8-89.2 0-105 94.2-124 183.2-124v26.6z"</text:p>
      <text:p text:style-name="Preformatted_20_Text"><text:s text:c="8"/>],</text:p>
      <text:p text:style-name="Preformatted_20_Text"><text:s text:c="8"/>"tags": [</text:p>
      <text:p text:style-name="Preformatted_20_Text"><text:s text:c="10"/>"amazon",</text:p>
      <text:p text:style-name="Preformatted_20_Text"><text:s text:c="10"/>"brand"</text:p>
      <text:p text:style-name="Preformatted_20_Text"><text:s text:c="8"/>],</text:p>
      <text:p text:style-name="Preformatted_20_Text"><text:s text:c="8"/>"defaultCode": 6003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amazon",</text:p>
      <text:p text:style-name="Preformatted_20_Text"><text:s text:c="8"/>"ligatures": "amazon, brand",</text:p>
      <text:p text:style-name="Preformatted_20_Text"><text:s text:c="8"/>"order": 1845,</text:p>
      <text:p text:style-name="Preformatted_20_Text"><text:s text:c="8"/>"id": 392,</text:p>
      <text:p text:style-name="Preformatted_20_Text"><text:s text:c="8"/>"prevSize": 32,</text:p>
      <text:p text:style-name="Preformatted_20_Text"><text:s text:c="8"/>"code": 60424</text:p>
      <text:p text:style-name="Preformatted_20_Text"><text:s text:c="6"/>},</text:p>
      <text:p text:style-name="Preformatted_20_Text"><text:s text:c="6"/>"setIdx": 3,</text:p>
      <text:p text:style-name="Preformatted_20_Text"><text:s text:c="6"/>"setId": 1,</text:p>
      <text:p text:style-name="Preformatted_20_Text"><text:s text:c="6"/>"iconIdx": 391</text:p>
      <text:p text:style-name="Preformatted_20_Text"><text:s text:c="4"/>},</text:p>
      <text:p text:style-name="Preformatted_20_Text"><text:soft-page-break/><text:s text:c="4"/>{</text:p>
      <text:p text:style-name="Preformatted_20_Text"><text:s text:c="6"/>"icon": {</text:p>
      <text:p text:style-name="Preformatted_20_Text"><text:s text:c="8"/>"paths": [</text:p>
      <text:p text:style-name="Preformatted_20_Text"><text:s text:c="10"/>"M522.2 438.8v175.6h290.4c-11.8 75.4-87.8 220.8-290.4 220.8-174.8 0-317.4-144.8-317.4-323.2s142.6-323.2 317.4-323.2c99.4 0 166 42.4 204 79l139-133.8c-89.2-83.6-204.8-134-343-134-283 0-512 229-512 512s229 512 512 512c295.4 0 491.6-207.8 491.6-500.2 0-33.6-3.6-59.2-8-84.8l-483.6-0.2z"</text:p>
      <text:p text:style-name="Preformatted_20_Text"><text:s text:c="8"/>],</text:p>
      <text:p text:style-name="Preformatted_20_Text"><text:s text:c="8"/>"tags": [</text:p>
      <text:p text:style-name="Preformatted_20_Text"><text:s text:c="10"/>"google",</text:p>
      <text:p text:style-name="Preformatted_20_Text"><text:s text:c="10"/>"brand"</text:p>
      <text:p text:style-name="Preformatted_20_Text"><text:s text:c="8"/>],</text:p>
      <text:p text:style-name="Preformatted_20_Text"><text:s text:c="8"/>"defaultCode": 6004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google2",</text:p>
      <text:p text:style-name="Preformatted_20_Text"><text:s text:c="8"/>"ligatures": "google, brand2",</text:p>
      <text:p text:style-name="Preformatted_20_Text"><text:s text:c="8"/>"order": 1846,</text:p>
      <text:p text:style-name="Preformatted_20_Text"><text:s text:c="8"/>"id": 393,</text:p>
      <text:p text:style-name="Preformatted_20_Text"><text:s text:c="8"/>"prevSize": 32,</text:p>
      <text:p text:style-name="Preformatted_20_Text"><text:s text:c="8"/>"code": 60425</text:p>
      <text:p text:style-name="Preformatted_20_Text"><text:s text:c="6"/>},</text:p>
      <text:p text:style-name="Preformatted_20_Text"><text:s text:c="6"/>"setIdx": 3,</text:p>
      <text:p text:style-name="Preformatted_20_Text"><text:s text:c="6"/>"setId": 1,</text:p>
      <text:p text:style-name="Preformatted_20_Text"><text:s text:c="6"/>"iconIdx": 39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519.6 896c-212.2 0-384-171.8-384-384s171.8-384 384-384c103.6 0 190.4 37.8 257.2 100.4l-104.2 100.4c-28.6-27.4-78.4-59.2-153-59.2-131.2 0-238 108.6-238 242.4s107 242.4 238 242.4c152 0 209-109.2 217.8-165.6h-217.8v-131.6h362.6c3.2 19.2 6 38.4 6 63.6 0.2 219.4-146.8 375.2-368.6 375.2z"</text:p>
      <text:p text:style-name="Preformatted_20_Text"><text:s text:c="8"/>],</text:p>
      <text:p text:style-name="Preformatted_20_Text"><text:s text:c="8"/>"tags": [</text:p>
      <text:p text:style-name="Preformatted_20_Text"><text:s text:c="10"/>"google",</text:p>
      <text:p text:style-name="Preformatted_20_Text"><text:s text:c="10"/>"brand"</text:p>
      <text:p text:style-name="Preformatted_20_Text"><text:s text:c="8"/>],</text:p>
      <text:p text:style-name="Preformatted_20_Text"><text:s text:c="8"/>"defaultCode": 6004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google22",</text:p>
      <text:p text:style-name="Preformatted_20_Text"><text:s text:c="8"/>"ligatures": "google2, brand3",</text:p>
      <text:p text:style-name="Preformatted_20_Text"><text:s text:c="8"/>"order": 1847,</text:p>
      <text:p text:style-name="Preformatted_20_Text"><text:s text:c="8"/>"id": 394,</text:p>
      <text:p text:style-name="Preformatted_20_Text"><text:s text:c="8"/>"prevSize": 32,</text:p>
      <text:p text:style-name="Preformatted_20_Text"><text:s text:c="8"/>"code": 60426</text:p>
      <text:p text:style-name="Preformatted_20_Text"><text:s text:c="6"/>},</text:p>
      <text:p text:style-name="Preformatted_20_Text"><text:s text:c="6"/>"setIdx": 3,</text:p>
      <text:p text:style-name="Preformatted_20_Text"><text:s text:c="6"/>"setId": 1,</text:p>
      <text:p text:style-name="Preformatted_20_Text"><text:s text:c="6"/>"iconIdx": 39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512 0c-282.8 0-512 229.2-512 512s229.2 512 512 512 512-229.2 512-512-229.2-512-512-512zM519.6 896c-212.2 0-384-171.8-384-384s171.8-384 384-384c103.6 0 190.4 37.8 257.2 100.4l-104.2 100.4c-28.6-27.4-78.4-59.2-153-59.2-131.2 0-238 108.6-238 242.4s107 242.4 238 242.4c152 0 209-109.2 217.8-165.6h-217.8v-131.6h362.6c3.2 19.2 6 38.4 6 63.6 0.2 219.4-146.8 375.2-368.6 375.2z"</text:p>
      <text:p text:style-name="Preformatted_20_Text"><text:s text:c="8"/>],</text:p>
      <text:p text:style-name="Preformatted_20_Text"><text:s text:c="8"/>"tags": [</text:p>
      <text:p text:style-name="Preformatted_20_Text"><text:s text:c="10"/>"google",</text:p>
      <text:p text:style-name="Preformatted_20_Text"><text:s text:c="10"/>"brand"</text:p>
      <text:p text:style-name="Preformatted_20_Text"><text:s text:c="8"/>],</text:p>
      <text:p text:style-name="Preformatted_20_Text"><text:s text:c="8"/>"defaultCode": 6004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google3",</text:p>
      <text:p text:style-name="Preformatted_20_Text"><text:s text:c="8"/>"ligatures": "google3, brand4",</text:p>
      <text:p text:style-name="Preformatted_20_Text"><text:s text:c="8"/>"order": 1848,</text:p>
      <text:p text:style-name="Preformatted_20_Text"><text:s text:c="8"/>"id": 395,</text:p>
      <text:p text:style-name="Preformatted_20_Text"><text:s text:c="8"/>"prevSize": 32,</text:p>
      <text:p text:style-name="Preformatted_20_Text"><text:s text:c="8"/>"code": 60427</text:p>
      <text:p text:style-name="Preformatted_20_Text"><text:s text:c="6"/>},</text:p>
      <text:p text:style-name="Preformatted_20_Text"><text:s text:c="6"/>"setIdx": 3,</text:p>
      <text:p text:style-name="Preformatted_20_Text"><text:s text:c="6"/>"setId": 1,</text:p>
      <text:p text:style-name="Preformatted_20_Text"><text:s text:c="6"/>"iconIdx": 39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25.8 457.4v111.8h184.8c-7.4 48-55.8 140.6-184.8 140.6-111.2 0-202-92.2-202-205.8s90.8-205.8 202-205.8c63.4 0 105.6 27 129.8 50.2l88.4-85.2c-56.8-53-130.4-85.2-218.2-85.2-180.2 0.2-325.8 145.8-325.8 326s145.6 325.8 325.8 325.8c188 0 312.8-132.2 312.8-318.4 0-21.4-2.4-37.8-5.2-54h-307.6z",</text:p>
      <text:p text:style-name="Preformatted_20_Text"><text:s text:c="10"/>"M1024 448h-96v-96h-96v96h-96v96h96v96h96v-96h96z"</text:p>
      <text:p text:style-name="Preformatted_20_Text"><text:s text:c="8"/>],</text:p>
      <text:p text:style-name="Preformatted_20_Text"><text:s text:c="8"/>"tags": [</text:p>
      <text:p text:style-name="Preformatted_20_Text"><text:s text:c="10"/>"google-plus",</text:p>
      <text:p text:style-name="Preformatted_20_Text"><text:s text:c="10"/>"brand",</text:p>
      <text:p text:style-name="Preformatted_20_Text"><text:s text:c="10"/>"social"</text:p>
      <text:p text:style-name="Preformatted_20_Text"><text:s text:c="8"/>],</text:p>
      <text:p text:style-name="Preformatted_20_Text"><text:s text:c="8"/>"defaultCode": 6004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oogle-plus, brand5",</text:p>
      <text:p text:style-name="Preformatted_20_Text"><text:s text:c="8"/>"name": "google-plus",</text:p>
      <text:p text:style-name="Preformatted_20_Text"><text:s text:c="8"/>"order": 1849,</text:p>
      <text:p text:style-name="Preformatted_20_Text"><text:s text:c="8"/>"id": 396,</text:p>
      <text:p text:style-name="Preformatted_20_Text"><text:s text:c="8"/>"prevSize": 32,</text:p>
      <text:p text:style-name="Preformatted_20_Text"><text:s text:c="8"/>"code": 60428</text:p>
      <text:p text:style-name="Preformatted_20_Text"><text:s text:c="6"/>},</text:p>
      <text:p text:style-name="Preformatted_20_Text"><text:s text:c="6"/>"setIdx": 3,</text:p>
      <text:p text:style-name="Preformatted_20_Text"><text:s text:c="6"/>"setId": 1,</text:p>
      <text:p text:style-name="Preformatted_20_Text"><text:s text:c="6"/>"iconIdx": 39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384 768c-141.6 0-256-114.4-256-256s114.4-256 256-256c69.2 0 127 25.2 171.6 67l-69.6 66.8c-19-18.2-52.2-39.4-<text:soft-page-break/>102-39.4-87.4 0-158.8 72.4-158.8 161.6s71.4 161.6 158.8 161.6c101.4 0 139.4-72.8 145.2-110.4h-145.2v-87.8h241.8c2.2 12.8 4 25.6 4 42.4 0 146.4-98 250.2-245.8 250.2zM896 512h-64v64h-64v-64h-64v-64h64v-64h64v64h64v64z"</text:p>
      <text:p text:style-name="Preformatted_20_Text"><text:s text:c="8"/>],</text:p>
      <text:p text:style-name="Preformatted_20_Text"><text:s text:c="8"/>"tags": [</text:p>
      <text:p text:style-name="Preformatted_20_Text"><text:s text:c="10"/>"google-plus",</text:p>
      <text:p text:style-name="Preformatted_20_Text"><text:s text:c="10"/>"brand",</text:p>
      <text:p text:style-name="Preformatted_20_Text"><text:s text:c="10"/>"social"</text:p>
      <text:p text:style-name="Preformatted_20_Text"><text:s text:c="8"/>],</text:p>
      <text:p text:style-name="Preformatted_20_Text"><text:s text:c="8"/>"defaultCode": 6004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oogle-plus2, brand6",</text:p>
      <text:p text:style-name="Preformatted_20_Text"><text:s text:c="8"/>"name": "google-plus2",</text:p>
      <text:p text:style-name="Preformatted_20_Text"><text:s text:c="8"/>"order": 1850,</text:p>
      <text:p text:style-name="Preformatted_20_Text"><text:s text:c="8"/>"id": 397,</text:p>
      <text:p text:style-name="Preformatted_20_Text"><text:s text:c="8"/>"prevSize": 32,</text:p>
      <text:p text:style-name="Preformatted_20_Text"><text:s text:c="8"/>"code": 60429</text:p>
      <text:p text:style-name="Preformatted_20_Text"><text:s text:c="6"/>},</text:p>
      <text:p text:style-name="Preformatted_20_Text"><text:s text:c="6"/>"setIdx": 3,</text:p>
      <text:p text:style-name="Preformatted_20_Text"><text:s text:c="6"/>"setId": 1,</text:p>
      <text:p text:style-name="Preformatted_20_Text"><text:s text:c="6"/>"iconIdx": 39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8 0-512 229.2-512 512s229.2 512 512 512 512-229.2 512-512-229.2-512-512-512zM384 768c-141.6 0-256-114.4-256-256s114.4-256 256-256c69.2 0 127 25.2 171.6 67l-69.6 66.8c-19-18.2-52.2-39.4-102-39.4-87.4 0-158.8 72.4-158.8 161.6s71.4 161.6 158.8 161.6c101.4 0 139.4-72.8 145.2-110.4h-145.2v-87.8h241.8c2.2 12.8 4 25.6 4 42.4 0 146.4-98 250.2-245.8 250.2zM832 512v64h-64v-64h-64v-64h64v-64h64v64h64v64h-64z"</text:p>
      <text:p text:style-name="Preformatted_20_Text"><text:s text:c="8"/>],</text:p>
      <text:p text:style-name="Preformatted_20_Text"><text:s text:c="8"/>"tags": [</text:p>
      <text:p text:style-name="Preformatted_20_Text"><text:s text:c="10"/>"google-plus",</text:p>
      <text:p text:style-name="Preformatted_20_Text"><text:s text:c="10"/>"brand",</text:p>
      <text:p text:style-name="Preformatted_20_Text"><text:s text:c="10"/>"social"</text:p>
      <text:p text:style-name="Preformatted_20_Text"><text:s text:c="8"/>],</text:p>
      <text:p text:style-name="Preformatted_20_Text"><text:s text:c="8"/>"defaultCode": 6004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oogle-plus3, brand7",</text:p>
      <text:p text:style-name="Preformatted_20_Text"><text:s text:c="8"/>"name": "google-plus3",</text:p>
      <text:p text:style-name="Preformatted_20_Text"><text:s text:c="8"/>"order": 1851,</text:p>
      <text:p text:style-name="Preformatted_20_Text"><text:s text:c="8"/>"id": 398,</text:p>
      <text:p text:style-name="Preformatted_20_Text"><text:s text:c="8"/>"prevSize": 32,</text:p>
      <text:p text:style-name="Preformatted_20_Text"><text:s text:c="8"/>"code": 60430</text:p>
      <text:p text:style-name="Preformatted_20_Text"><text:s text:c="6"/>},</text:p>
      <text:p text:style-name="Preformatted_20_Text"><text:s text:c="6"/>"setIdx": 3,</text:p>
      <text:p text:style-name="Preformatted_20_Text"><text:s text:c="6"/>"setId": 1,</text:p>
      <text:p text:style-name="Preformatted_20_Text"><text:s text:c="6"/>"iconIdx": 39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1.8 0c-244.2 0-442.2 198-442.2 442.2 0 231.4 210.8 419 442.2 419v162.8c268.6-136.2 442.6-355.6 442.6-581.8 0-244.2-198.4-442.2-442.6-<text:soft-page-break/>442.2zM448 512c0 53-28.6 96-64 96v-96h-128v-192h192v192zM768 512c0 53-28.6 96-64 96v-96h-128v-192h192v192z"</text:p>
      <text:p text:style-name="Preformatted_20_Text"><text:s text:c="8"/>],</text:p>
      <text:p text:style-name="Preformatted_20_Text"><text:s text:c="8"/>"tags": [</text:p>
      <text:p text:style-name="Preformatted_20_Text"><text:s text:c="10"/>"hangouts",</text:p>
      <text:p text:style-name="Preformatted_20_Text"><text:s text:c="10"/>"brand",</text:p>
      <text:p text:style-name="Preformatted_20_Text"><text:s text:c="10"/>"social"</text:p>
      <text:p text:style-name="Preformatted_20_Text"><text:s text:c="8"/>],</text:p>
      <text:p text:style-name="Preformatted_20_Text"><text:s text:c="8"/>"defaultCode": 6004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hangouts",</text:p>
      <text:p text:style-name="Preformatted_20_Text"><text:s text:c="8"/>"ligatures": "hangouts, brand8",</text:p>
      <text:p text:style-name="Preformatted_20_Text"><text:s text:c="8"/>"order": 1852,</text:p>
      <text:p text:style-name="Preformatted_20_Text"><text:s text:c="8"/>"id": 399,</text:p>
      <text:p text:style-name="Preformatted_20_Text"><text:s text:c="8"/>"prevSize": 32,</text:p>
      <text:p text:style-name="Preformatted_20_Text"><text:s text:c="8"/>"code": 60431</text:p>
      <text:p text:style-name="Preformatted_20_Text"><text:s text:c="6"/>},</text:p>
      <text:p text:style-name="Preformatted_20_Text"><text:s text:c="6"/>"setIdx": 3,</text:p>
      <text:p text:style-name="Preformatted_20_Text"><text:s text:c="6"/>"setId": 1,</text:p>
      <text:p text:style-name="Preformatted_20_Text"><text:s text:c="6"/>"iconIdx": 39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38 640l-184.6 320h580.6l184.6-320z",</text:p>
      <text:p text:style-name="Preformatted_20_Text"><text:s text:c="10"/>"M992.4 576l-295.6-512h-369.6l295.6 512z",</text:p>
      <text:p text:style-name="Preformatted_20_Text"><text:s text:c="10"/>"M290.2 128l-290.2 502.8 184.8 320 290.2-502.8z"</text:p>
      <text:p text:style-name="Preformatted_20_Text"><text:s text:c="8"/>],</text:p>
      <text:p text:style-name="Preformatted_20_Text"><text:s text:c="8"/>"tags": [</text:p>
      <text:p text:style-name="Preformatted_20_Text"><text:s text:c="10"/>"google-drive",</text:p>
      <text:p text:style-name="Preformatted_20_Text"><text:s text:c="10"/>"brand"</text:p>
      <text:p text:style-name="Preformatted_20_Text"><text:s text:c="8"/>],</text:p>
      <text:p text:style-name="Preformatted_20_Text"><text:s text:c="8"/>"defaultCode": 6004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oogle-drive, brand9",</text:p>
      <text:p text:style-name="Preformatted_20_Text"><text:s text:c="8"/>"name": "google-drive2",</text:p>
      <text:p text:style-name="Preformatted_20_Text"><text:s text:c="8"/>"order": 1853,</text:p>
      <text:p text:style-name="Preformatted_20_Text"><text:s text:c="8"/>"id": 400,</text:p>
      <text:p text:style-name="Preformatted_20_Text"><text:s text:c="8"/>"prevSize": 32,</text:p>
      <text:p text:style-name="Preformatted_20_Text"><text:s text:c="8"/>"code": 60432</text:p>
      <text:p text:style-name="Preformatted_20_Text"><text:s text:c="6"/>},</text:p>
      <text:p text:style-name="Preformatted_20_Text"><text:s text:c="6"/>"setIdx": 3,</text:p>
      <text:p text:style-name="Preformatted_20_Text"><text:s text:c="6"/>"setId": 1,</text:p>
      <text:p text:style-name="Preformatted_20_Text"><text:s text:c="6"/>"iconIdx": 39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08 192h160v-192h-160c-123.514 0-224 100.486-224 224v96h-128v192h128v512h192v-512h160l32-192h-192v-96c0-17.346 14.654-32 32-32z"</text:p>
      <text:p text:style-name="Preformatted_20_Text"><text:s text:c="8"/>],</text:p>
      <text:p text:style-name="Preformatted_20_Text"><text:s text:c="8"/>"tags": [</text:p>
      <text:p text:style-name="Preformatted_20_Text"><text:s text:c="10"/>"facebook",</text:p>
      <text:p text:style-name="Preformatted_20_Text"><text:s text:c="10"/>"brand",</text:p>
      <text:p text:style-name="Preformatted_20_Text"><text:s text:c="10"/>"social"</text:p>
      <text:p text:style-name="Preformatted_20_Text"><text:s text:c="8"/>],</text:p>
      <text:p text:style-name="Preformatted_20_Text"><text:soft-page-break/><text:s text:c="8"/>"defaultCode": 6004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acebook, brand10",</text:p>
      <text:p text:style-name="Preformatted_20_Text"><text:s text:c="8"/>"name": "facebook2",</text:p>
      <text:p text:style-name="Preformatted_20_Text"><text:s text:c="8"/>"order": 1854,</text:p>
      <text:p text:style-name="Preformatted_20_Text"><text:s text:c="8"/>"id": 401,</text:p>
      <text:p text:style-name="Preformatted_20_Text"><text:s text:c="8"/>"prevSize": 32,</text:p>
      <text:p text:style-name="Preformatted_20_Text"><text:s text:c="8"/>"code": 60433</text:p>
      <text:p text:style-name="Preformatted_20_Text"><text:s text:c="6"/>},</text:p>
      <text:p text:style-name="Preformatted_20_Text"><text:s text:c="6"/>"setIdx": 3,</text:p>
      <text:p text:style-name="Preformatted_20_Text"><text:s text:c="6"/>"setId": 1,</text:p>
      <text:p text:style-name="Preformatted_20_Text"><text:s text:c="6"/>"iconIdx": 40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416v-448h-128v-128h128v-64c0-105.8 86.2-192 192-192h128v128h-128c-35.2 0-64 28.8-64 64v64h192l-32 128h-160v448h288c52.8 0 96-43.2 96-96v-832c0-52.8-43.2-96-96-96z"</text:p>
      <text:p text:style-name="Preformatted_20_Text"><text:s text:c="8"/>],</text:p>
      <text:p text:style-name="Preformatted_20_Text"><text:s text:c="8"/>"tags": [</text:p>
      <text:p text:style-name="Preformatted_20_Text"><text:s text:c="10"/>"facebook",</text:p>
      <text:p text:style-name="Preformatted_20_Text"><text:s text:c="10"/>"brand",</text:p>
      <text:p text:style-name="Preformatted_20_Text"><text:s text:c="10"/>"social"</text:p>
      <text:p text:style-name="Preformatted_20_Text"><text:s text:c="8"/>],</text:p>
      <text:p text:style-name="Preformatted_20_Text"><text:s text:c="8"/>"defaultCode": 6004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acebook2, brand11",</text:p>
      <text:p text:style-name="Preformatted_20_Text"><text:s text:c="8"/>"name": "facebook22",</text:p>
      <text:p text:style-name="Preformatted_20_Text"><text:s text:c="8"/>"order": 1855,</text:p>
      <text:p text:style-name="Preformatted_20_Text"><text:s text:c="8"/>"id": 402,</text:p>
      <text:p text:style-name="Preformatted_20_Text"><text:s text:c="8"/>"prevSize": 32,</text:p>
      <text:p text:style-name="Preformatted_20_Text"><text:s text:c="8"/>"code": 60434</text:p>
      <text:p text:style-name="Preformatted_20_Text"><text:s text:c="6"/>},</text:p>
      <text:p text:style-name="Preformatted_20_Text"><text:s text:c="6"/>"setIdx": 3,</text:p>
      <text:p text:style-name="Preformatted_20_Text"><text:s text:c="6"/>"setId": 1,</text:p>
      <text:p text:style-name="Preformatted_20_Text"><text:s text:c="6"/>"iconIdx": 40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92.2c136.8 0 153 0.6 206.8 3 50 2.2 77 10.6 95 17.6 23.8 9.2 41 20.4 58.8 38.2 18 18 29 35 38.4 58.8 7 18 15.4 45.2 17.6 95 2.4 54 3 70.2 3 206.8s-0.6 153-3 206.8c-2.2 50-10.6 77-17.6 95-9.2 23.8-20.4 41-38.2 58.8-18 18-35 29-58.8 38.4-18 7-45.2 15.4-95 17.6-54 2.4-70.2 3-206.8 3s-153-0.6-206.8-3c-50-2.2-77-10.6-95-17.6-23.8-9.2-41-20.4-58.8-38.2-18-18-29-35-38.4-58.8-7-18-15.4-45.2-17.6-95-2.4-54-3-70.2-3-206.8s0.6-153 3-206.8c2.2-50 10.6-77 17.6-95 9.2-23.8 20.4-41 38.2-58.8 18-18 35-29 58.8-38.4 18-7 45.2-15.4 95-17.6 53.8-2.4 70-3 206.8-3zM512 0c-139 0-156.4 0.6-211 3-54.4 2.4-91.8 11.2-124.2 23.8-33.8 13.2-62.4 30.6-90.8 59.2-28.6 28.4-46 57-59.2 90.6-12.6 32.6-21.4 69.8-23.8 124.2-2.4 54.8-3 72.2-3 211.2s0.6 156.4 3 211c2.4 54.4 11.2 91.8 23.8 124.2 13.2 33.8 30.6 62.4 59.2 90.8 28.4 28.4 57 46 90.6 59 32.6 12.6 69.8 21.4 124.2 23.8 54.6 2.4 72 3 211 3s156.4-0.6 211-3c54.4-2.4 91.8-11.2 124.2-23.8 33.6-13 62.2-30.6 90.6-59s46-57 59-90.6c12.6-32.6 21.4-69.8 23.8-124.2 2.4-54.6 3-72 3-211s-0.6-156.4-3-211c-2.4-54.4-11.2-91.8-23.8-124.2-12.6-34-30-62.6-58.6-91-28.4-<text:soft-page-break/>28.4-57-46-90.6-59-32.6-12.6-69.8-21.4-124.2-23.8-54.8-2.6-72.2-3.2-211.2-3.2v0z",</text:p>
      <text:p text:style-name="Preformatted_20_Text"><text:s text:c="10"/>"M512 249c-145.2 0-263 117.8-263 263s117.8 263 263 263 263-117.8 263-263c0-145.2-117.8-263-263-263zM512 682.6c-94.2 0-170.6-76.4-170.6-170.6s76.4-170.6 170.6-170.6c94.2 0 170.6 76.4 170.6 170.6s-76.4 170.6-170.6 170.6z",</text:p>
      <text:p text:style-name="Preformatted_20_Text"><text:s text:c="10"/>"M846.8 238.6c0 33.91-27.49 61.4-61.4 61.4s-61.4-27.49-61.4-61.4c0-33.91 27.49-61.4 61.4-61.4s61.4 27.49 61.4 61.4z"</text:p>
      <text:p text:style-name="Preformatted_20_Text"><text:s text:c="8"/>],</text:p>
      <text:p text:style-name="Preformatted_20_Text"><text:s text:c="8"/>"tags": [</text:p>
      <text:p text:style-name="Preformatted_20_Text"><text:s text:c="10"/>"instagram",</text:p>
      <text:p text:style-name="Preformatted_20_Text"><text:s text:c="10"/>"brand",</text:p>
      <text:p text:style-name="Preformatted_20_Text"><text:s text:c="10"/>"social"</text:p>
      <text:p text:style-name="Preformatted_20_Text"><text:s text:c="8"/>],</text:p>
      <text:p text:style-name="Preformatted_20_Text"><text:s text:c="8"/>"defaultCode": 6005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nstagram, brand12",</text:p>
      <text:p text:style-name="Preformatted_20_Text"><text:s text:c="8"/>"name": "instagram2",</text:p>
      <text:p text:style-name="Preformatted_20_Text"><text:s text:c="8"/>"order": 1856,</text:p>
      <text:p text:style-name="Preformatted_20_Text"><text:s text:c="8"/>"id": 403,</text:p>
      <text:p text:style-name="Preformatted_20_Text"><text:s text:c="8"/>"prevSize": 32,</text:p>
      <text:p text:style-name="Preformatted_20_Text"><text:s text:c="8"/>"code": 60435</text:p>
      <text:p text:style-name="Preformatted_20_Text"><text:s text:c="6"/>},</text:p>
      <text:p text:style-name="Preformatted_20_Text"><text:s text:c="6"/>"setIdx": 3,</text:p>
      <text:p text:style-name="Preformatted_20_Text"><text:s text:c="6"/>"setId": 1,</text:p>
      <text:p text:style-name="Preformatted_20_Text"><text:s text:c="6"/>"iconIdx": 40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73 148.8c-95.8-96-223.2-148.8-359-148.8-279.6 0-507.2 227.6-507.2 507.4 0 89.4 23.4 176.8 67.8 253.6l-72 263 269-70.6c74.2 40.4 157.6 61.8 242.4 61.8h0.2c0 0 0 0 0 0 279.6 0 507.4-227.6 507.4-507.4 0-135.6-52.8-263-148.6-359zM514.2 929.6v0c-75.8 0-150-20.4-214.8-58.8l-15.4-9.2-159.6 41.8 42.6-155.6-10-16c-42.4-67-64.6-144.6-64.6-224.4 0-232.6 189.2-421.8 422-421.8 112.6 0 218.6 44 298.2 123.6 79.6 79.8 123.4 185.6 123.4 298.4-0.2 232.8-189.4 422-421.8 422zM745.4 613.6c-12.6-6.4-75-37-86.6-41.2s-20-6.4-28.6 6.4c-8.4 12.6-32.8 41.2-40.2 49.8-7.4 8.4-14.8 9.6-27.4 3.2s-53.6-19.8-102-63c-37.6-33.6-63.2-75.2-70.6-87.8s-0.8-19.6 5.6-25.8c5.8-5.6 12.6-14.8 19-22.2s8.4-12.6 12.6-21.2c4.2-8.4 2.2-15.8-1-22.2s-28.6-68.8-39-94.2c-10.2-24.8-20.8-21.4-28.6-21.8-7.4-0.4-15.8-0.4-24.2-0.4s-22.2 3.2-33.8 15.8c-11.6 12.6-44.4 43.4-44.4 105.8s45.4 122.6 51.8 131.2c6.4 8.4 89.4 136.6 216.6 191.4 30.2 13 53.8 20.8 72.2 26.8 30.4 9.6 58 8.2 79.8 5 24.4-3.6 75-30.6 85.6-60.2s10.6-55 7.4-60.2c-3-5.6-11.4-8.8-24.2-15.2z"</text:p>
      <text:p text:style-name="Preformatted_20_Text"><text:s text:c="8"/>],</text:p>
      <text:p text:style-name="Preformatted_20_Text"><text:s text:c="8"/>"tags": [</text:p>
      <text:p text:style-name="Preformatted_20_Text"><text:s text:c="10"/>"whatsapp",</text:p>
      <text:p text:style-name="Preformatted_20_Text"><text:s text:c="10"/>"brand",</text:p>
      <text:p text:style-name="Preformatted_20_Text"><text:s text:c="10"/>"social"</text:p>
      <text:p text:style-name="Preformatted_20_Text"><text:s text:c="8"/>],</text:p>
      <text:p text:style-name="Preformatted_20_Text"><text:s text:c="8"/>"defaultCode": 6005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whatsapp",</text:p>
      <text:p text:style-name="Preformatted_20_Text"><text:s text:c="8"/>"ligatures": "whatsapp, brand13",</text:p>
      <text:p text:style-name="Preformatted_20_Text"><text:s text:c="8"/>"order": 1857,</text:p>
      <text:p text:style-name="Preformatted_20_Text"><text:s text:c="8"/>"id": 404,</text:p>
      <text:p text:style-name="Preformatted_20_Text"><text:s text:c="8"/>"prevSize": 32,</text:p>
      <text:p text:style-name="Preformatted_20_Text"><text:s text:c="8"/>"code": 60436</text:p>
      <text:p text:style-name="Preformatted_20_Text"><text:soft-page-break/><text:s text:c="6"/>},</text:p>
      <text:p text:style-name="Preformatted_20_Text"><text:s text:c="6"/>"setIdx": 3,</text:p>
      <text:p text:style-name="Preformatted_20_Text"><text:s text:c="6"/>"setId": 1,</text:p>
      <text:p text:style-name="Preformatted_20_Text"><text:s text:c="6"/>"iconIdx": 40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1.6 0-512 230.4-512 512s230.4 512 512 512 512-230.4 512-512-227.8-512-512-512zM747.6 739.8c-10.2 15.4-28.2 20.4-43.6 10.2-120.4-74.2-271.4-89.6-450.6-48.6-18 5.2-33.2-7.6-38.4-23-5.2-18 7.6-33.2 23-38.4 194.6-43.6 363.6-25.6 496.6 56.4 18 7.6 20.6 28 13 43.4zM809 599c-12.8 18-35.8 25.6-53.8 12.8-138.2-84.4-348.2-110-509.4-58.8-20.4 5.2-43.6-5.2-48.6-25.6-5.2-20.4 5.2-43.6 25.6-48.6 186.8-56.4 417.2-28.2 576 69.2 15.2 7.6 23 33.2 10.2 51zM814 455.6c-163.8-97.2-437.8-107.6-594-58.8-25.6 7.6-51.2-7.6-58.8-30.8-7.6-25.6 7.6-51.2 30.8-58.8 181.8-53.8 481.2-43.6 670.8 69.2 23 12.8 30.8 43.6 18 66.6-13 17.8-43.6 25.4-66.8 12.6z"</text:p>
      <text:p text:style-name="Preformatted_20_Text"><text:s text:c="8"/>],</text:p>
      <text:p text:style-name="Preformatted_20_Text"><text:s text:c="8"/>"tags": [</text:p>
      <text:p text:style-name="Preformatted_20_Text"><text:s text:c="10"/>"spotify",</text:p>
      <text:p text:style-name="Preformatted_20_Text"><text:s text:c="10"/>"brand",</text:p>
      <text:p text:style-name="Preformatted_20_Text"><text:s text:c="10"/>"social"</text:p>
      <text:p text:style-name="Preformatted_20_Text"><text:s text:c="8"/>],</text:p>
      <text:p text:style-name="Preformatted_20_Text"><text:s text:c="8"/>"defaultCode": 6005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spotify2",</text:p>
      <text:p text:style-name="Preformatted_20_Text"><text:s text:c="8"/>"ligatures": "spotify, brand14",</text:p>
      <text:p text:style-name="Preformatted_20_Text"><text:s text:c="8"/>"order": 1858,</text:p>
      <text:p text:style-name="Preformatted_20_Text"><text:s text:c="8"/>"id": 405,</text:p>
      <text:p text:style-name="Preformatted_20_Text"><text:s text:c="8"/>"prevSize": 32,</text:p>
      <text:p text:style-name="Preformatted_20_Text"><text:s text:c="8"/>"code": 60437</text:p>
      <text:p text:style-name="Preformatted_20_Text"><text:s text:c="6"/>},</text:p>
      <text:p text:style-name="Preformatted_20_Text"><text:s text:c="6"/>"setIdx": 3,</text:p>
      <text:p text:style-name="Preformatted_20_Text"><text:s text:c="6"/>"setId": 1,</text:p>
      <text:p text:style-name="Preformatted_20_Text"><text:s text:c="6"/>"iconIdx": 40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8 0-512 229.2-512 512s229.2 512 512 512 512-229.2 512-512-229.2-512-512-512zM763.6 351l-84 395.8c-5.8 28.2-22.8 34.8-46.4 21.8l-128-94.6-61.4 59.8c-7.2 7-12.8 12.8-25.6 12.8-16.6 0-13.8-6.2-19.4-22l-43.6-143.2-126.6-39.4c-27.4-8.4-27.6-27.2 6.2-40.6l493.2-190.4c22.4-10.2 44.2 5.4 35.6 40z"</text:p>
      <text:p text:style-name="Preformatted_20_Text"><text:s text:c="8"/>],</text:p>
      <text:p text:style-name="Preformatted_20_Text"><text:s text:c="8"/>"tags": [</text:p>
      <text:p text:style-name="Preformatted_20_Text"><text:s text:c="10"/>"telegram",</text:p>
      <text:p text:style-name="Preformatted_20_Text"><text:s text:c="10"/>"brand",</text:p>
      <text:p text:style-name="Preformatted_20_Text"><text:s text:c="10"/>"social"</text:p>
      <text:p text:style-name="Preformatted_20_Text"><text:s text:c="8"/>],</text:p>
      <text:p text:style-name="Preformatted_20_Text"><text:s text:c="8"/>"defaultCode": 6005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telegram",</text:p>
      <text:p text:style-name="Preformatted_20_Text"><text:s text:c="8"/>"ligatures": "telegram, brand15",</text:p>
      <text:p text:style-name="Preformatted_20_Text"><text:s text:c="8"/>"order": 1859,</text:p>
      <text:p text:style-name="Preformatted_20_Text"><text:s text:c="8"/>"id": 406,</text:p>
      <text:p text:style-name="Preformatted_20_Text"><text:s text:c="8"/>"prevSize": 32,</text:p>
      <text:p text:style-name="Preformatted_20_Text"><text:soft-page-break/><text:s text:c="8"/>"code": 60438</text:p>
      <text:p text:style-name="Preformatted_20_Text"><text:s text:c="6"/>},</text:p>
      <text:p text:style-name="Preformatted_20_Text"><text:s text:c="6"/>"setIdx": 3,</text:p>
      <text:p text:style-name="Preformatted_20_Text"><text:s text:c="6"/>"setId": 1,</text:p>
      <text:p text:style-name="Preformatted_20_Text"><text:s text:c="6"/>"iconIdx": 40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226.4c-37.6 16.8-78.2 28-120.6 33 43.4-26 76.6-67.2 92.4-116.2-40.6 24-85.6 41.6-133.4 51-38.4-40.8-93-66.2-153.4-66.2-116 0-210 94-210 210 0 16.4 1.8 32.4 5.4 47.8-174.6-8.8-329.4-92.4-433-219.6-18 31-28.4 67.2-28.4 105.6 0 72.8 37 137.2 93.4 174.8-34.4-1-66.8-10.6-95.2-26.2 0 0.8 0 1.8 0 2.6 0 101.8 72.4 186.8 168.6 206-17.6 4.8-36.2 7.4-55.4 7.4-13.6 0-26.6-1.4-39.6-3.8 26.8 83.4 104.4 144.2 196.2 146-72 56.4-162.4 90-261 90-17 0-33.6-1-50.2-3 93.2 59.8 203.6 94.4 322.2 94.4 386.4 0 597.8-320.2 597.8-597.8 0-9.2-0.2-18.2-0.6-27.2 41-29.4 76.6-66.4 104.8-108.6z"</text:p>
      <text:p text:style-name="Preformatted_20_Text"><text:s text:c="8"/>],</text:p>
      <text:p text:style-name="Preformatted_20_Text"><text:s text:c="8"/>"tags": [</text:p>
      <text:p text:style-name="Preformatted_20_Text"><text:s text:c="10"/>"twitter",</text:p>
      <text:p text:style-name="Preformatted_20_Text"><text:s text:c="10"/>"brand",</text:p>
      <text:p text:style-name="Preformatted_20_Text"><text:s text:c="10"/>"tweet",</text:p>
      <text:p text:style-name="Preformatted_20_Text"><text:s text:c="10"/>"social"</text:p>
      <text:p text:style-name="Preformatted_20_Text"><text:s text:c="8"/>],</text:p>
      <text:p text:style-name="Preformatted_20_Text"><text:s text:c="8"/>"defaultCode": 6005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witter, brand16",</text:p>
      <text:p text:style-name="Preformatted_20_Text"><text:s text:c="8"/>"name": "twitter2",</text:p>
      <text:p text:style-name="Preformatted_20_Text"><text:s text:c="8"/>"order": 1860,</text:p>
      <text:p text:style-name="Preformatted_20_Text"><text:s text:c="8"/>"id": 407,</text:p>
      <text:p text:style-name="Preformatted_20_Text"><text:s text:c="8"/>"prevSize": 32,</text:p>
      <text:p text:style-name="Preformatted_20_Text"><text:s text:c="8"/>"code": 60439</text:p>
      <text:p text:style-name="Preformatted_20_Text"><text:s text:c="6"/>},</text:p>
      <text:p text:style-name="Preformatted_20_Text"><text:s text:c="6"/>"setIdx": 3,</text:p>
      <text:p text:style-name="Preformatted_20_Text"><text:s text:c="6"/>"setId": 1,</text:p>
      <text:p text:style-name="Preformatted_20_Text"><text:s text:c="6"/>"iconIdx": 40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0.8 509c-26.4 6-51.8 8.8-74.8 8.8-129.2 0-228.6-90.2-228.6-247.2 0-77 29.8-116.8 71.8-116.8 40 0 66.6 35.8 66.6 108.6 0 41.4-11 86.8-19.2 113.6 0 0 39.8 69.4 148.6 48.2 23.2-51.4 35.6-117.8 35.6-176 0-156.8-80-248.2-226.6-248.2-150.8 0-239 115.8-239 268.6 0 151.4 70.8 281.2 187.4 340.4-49 98.2-111.4 184.6-176.6 249.8-118-142.8-224.8-333.2-268.6-705h-174.2c80.6 619.2 320.4 816.4 384 854.2 35.8 21.6 66.8 20.6 99.6 2 51.6-29.2 206.2-184 292-365 36 0 79.2-4.2 122.2-14v-122z"</text:p>
      <text:p text:style-name="Preformatted_20_Text"><text:s text:c="8"/>],</text:p>
      <text:p text:style-name="Preformatted_20_Text"><text:s text:c="8"/>"tags": [</text:p>
      <text:p text:style-name="Preformatted_20_Text"><text:s text:c="10"/>"vine",</text:p>
      <text:p text:style-name="Preformatted_20_Text"><text:s text:c="10"/>"brand",</text:p>
      <text:p text:style-name="Preformatted_20_Text"><text:s text:c="10"/>"social"</text:p>
      <text:p text:style-name="Preformatted_20_Text"><text:s text:c="8"/>],</text:p>
      <text:p text:style-name="Preformatted_20_Text"><text:s text:c="8"/>"defaultCode": 6005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vine2",</text:p>
      <text:p text:style-name="Preformatted_20_Text"><text:soft-page-break/><text:s text:c="8"/>"ligatures": "vine, brand17",</text:p>
      <text:p text:style-name="Preformatted_20_Text"><text:s text:c="8"/>"order": 1861,</text:p>
      <text:p text:style-name="Preformatted_20_Text"><text:s text:c="8"/>"id": 408,</text:p>
      <text:p text:style-name="Preformatted_20_Text"><text:s text:c="8"/>"prevSize": 32,</text:p>
      <text:p text:style-name="Preformatted_20_Text"><text:s text:c="8"/>"code": 60440</text:p>
      <text:p text:style-name="Preformatted_20_Text"><text:s text:c="6"/>},</text:p>
      <text:p text:style-name="Preformatted_20_Text"><text:s text:c="6"/>"setIdx": 3,</text:p>
      <text:p text:style-name="Preformatted_20_Text"><text:s text:c="6"/>"setId": 1,</text:p>
      <text:p text:style-name="Preformatted_20_Text"><text:s text:c="6"/>"iconIdx": 40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829.4 716.8l-93.6 1.4c0 0-20.2 4-46.6-14.2-35-24-68-86.6-93.8-78.4-26 8.2-25.2 64.4-25.2 64.4s0.2 12-5.8 18.4c-6.4 7-19.2 8.4-19.2 8.4h-41.8c0 0-92.4 5.6-173.8-79.2-88.8-92.4-167.2-275.8-167.2-275.8s-4.6-12 0.4-17.8c5.6-6.6 20.6-7 20.6-7l100.2-0.6c0 0 9.4 1.6 16.2 6.6 5.6 4 8.6 11.8 8.6 11.8s16.2 41 37.6 78c41.8 72.2 61.4 88 75.6 80.4 20.6-11.2 14.4-102.2 14.4-102.2s0.4-33-10.4-47.6c-8.4-11.4-24.2-14.8-31-15.6-5.6-0.8 3.6-13.8 15.6-19.8 18-8.8 49.8-9.4 87.4-9 29.2 0.2 37.8 2.2 49.2 4.8 34.6 8.4 22.8 40.6 22.8 117.8 0 24.8-4.4 59.6 13.4 71 7.6 5 26.4 0.8 73.4-79 22.2-37.8 39-82.2 39-82.2s3.6-8 9.2-11.4c5.8-3.4 13.6-2.4 13.6-2.4l105.4-0.6c0 0 31.6-3.8 36.8 10.6 5.4 15-11.8 50-54.8 107.4-70.6 94.2-78.6 85.4-19.8 139.8 56 52 67.6 77.4 69.6 80.6 22.8 38.4-26 41.4-26 41.4z"</text:p>
      <text:p text:style-name="Preformatted_20_Text"><text:s text:c="8"/>],</text:p>
      <text:p text:style-name="Preformatted_20_Text"><text:s text:c="8"/>"tags": [</text:p>
      <text:p text:style-name="Preformatted_20_Text"><text:s text:c="10"/>"vk",</text:p>
      <text:p text:style-name="Preformatted_20_Text"><text:s text:c="10"/>"brand",</text:p>
      <text:p text:style-name="Preformatted_20_Text"><text:s text:c="10"/>"social"</text:p>
      <text:p text:style-name="Preformatted_20_Text"><text:s text:c="8"/>],</text:p>
      <text:p text:style-name="Preformatted_20_Text"><text:s text:c="8"/>"defaultCode": 6005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vk2",</text:p>
      <text:p text:style-name="Preformatted_20_Text"><text:s text:c="8"/>"ligatures": "vk, brand18",</text:p>
      <text:p text:style-name="Preformatted_20_Text"><text:s text:c="8"/>"order": 1862,</text:p>
      <text:p text:style-name="Preformatted_20_Text"><text:s text:c="8"/>"id": 409,</text:p>
      <text:p text:style-name="Preformatted_20_Text"><text:s text:c="8"/>"prevSize": 32,</text:p>
      <text:p text:style-name="Preformatted_20_Text"><text:s text:c="8"/>"code": 60441</text:p>
      <text:p text:style-name="Preformatted_20_Text"><text:s text:c="6"/>},</text:p>
      <text:p text:style-name="Preformatted_20_Text"><text:s text:c="6"/>"setIdx": 3,</text:p>
      <text:p text:style-name="Preformatted_20_Text"><text:s text:c="6"/>"setId": 1,</text:p>
      <text:p text:style-name="Preformatted_20_Text"><text:s text:c="6"/>"iconIdx": 40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25.2 10.6c-241.2 40.6-425.2 250.4-425.2 503.2 0 125.6 45.6 240.6 120.8 329.6 178.6-86.4 303.6-282 304.4-509.8v-323z",</text:p>
      <text:p text:style-name="Preformatted_20_Text"><text:s text:c="10"/>"M598.8 10.6c241.2 40.6 425.2 250.4 425.2 503.2 0 125.6-45.6 240.6-120.8 329.6-178.6-86.4-303.6-282-304.4-509.8v-323z",</text:p>
      <text:p text:style-name="Preformatted_20_Text"><text:s text:c="10"/>"M510.2 642.6c-31.8 131.6-126.8 244-245 318.8 72.8 39.8 156.2 62.6 245 62.6s172.2-22.8 245-62.6c-118.2-74.8-213.2-187.2-245-318.8z"</text:p>
      <text:p text:style-name="Preformatted_20_Text"><text:s text:c="8"/>],</text:p>
      <text:p text:style-name="Preformatted_20_Text"><text:s text:c="8"/>"tags": [</text:p>
      <text:p text:style-name="Preformatted_20_Text"><text:s text:c="10"/>"renren",</text:p>
      <text:p text:style-name="Preformatted_20_Text"><text:s text:c="10"/>"brand",</text:p>
      <text:p text:style-name="Preformatted_20_Text"><text:s text:c="10"/>"social"</text:p>
      <text:p text:style-name="Preformatted_20_Text"><text:s text:c="8"/>],</text:p>
      <text:p text:style-name="Preformatted_20_Text"><text:s text:c="8"/>"defaultCode": 60057,</text:p>
      <text:p text:style-name="Preformatted_20_Text"><text:soft-page-break/><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renren2",</text:p>
      <text:p text:style-name="Preformatted_20_Text"><text:s text:c="8"/>"ligatures": "renren, brand19",</text:p>
      <text:p text:style-name="Preformatted_20_Text"><text:s text:c="8"/>"order": 1863,</text:p>
      <text:p text:style-name="Preformatted_20_Text"><text:s text:c="8"/>"id": 410,</text:p>
      <text:p text:style-name="Preformatted_20_Text"><text:s text:c="8"/>"prevSize": 32,</text:p>
      <text:p text:style-name="Preformatted_20_Text"><text:s text:c="8"/>"code": 60442</text:p>
      <text:p text:style-name="Preformatted_20_Text"><text:s text:c="6"/>},</text:p>
      <text:p text:style-name="Preformatted_20_Text"><text:s text:c="6"/>"setIdx": 3,</text:p>
      <text:p text:style-name="Preformatted_20_Text"><text:s text:c="6"/>"setId": 1,</text:p>
      <text:p text:style-name="Preformatted_20_Text"><text:s text:c="6"/>"iconIdx": 40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30.2 898c-169.6 16.8-316-60-327-171.2-11-111.4 117.6-215 287-231.8 169.6-16.8 316 60 326.8 171.2 11.2 111.4-117.4 215.2-286.8 231.8zM769.2 528.6c-14.4-4.4-24.4-7.2-16.8-26.2 16.4-41.2 18-76.6 0.2-102-33.2-47.4-124.2-45-228.4-1.2 0 0-32.8 14.2-24.4-11.6 16-51.6 13.6-94.6-11.4-119.6-56.6-56.6-207 2.2-336 131.2-96.4 96.2-152.4 198.8-152.4 287.4 0 169.2 217.2 272.2 429.6 272.2 278.4 0 463.8-161.8 463.8-290.2 0-77.8-65.4-121.8-124.2-140z",</text:p>
      <text:p text:style-name="Preformatted_20_Text"><text:s text:c="10"/>"M954.2 218.6c-67.2-74.6-166.4-103-258-83.6v0c-21.2 4.6-34.6 25.4-30 46.4 4.6 21.2 25.2 34.6 46.4 30 65.2-13.8 135.6 6.4 183.4 59.4s60.8 125.2 40.2 188.4v0c-6.6 20.6 4.6 42.6 25.2 49.4 20.6 6.6 42.6-4.6 49.4-25.2v-0.2c28.8-88.4 10.6-190-56.6-264.6z",</text:p>
      <text:p text:style-name="Preformatted_20_Text"><text:s text:c="10"/>"M850.8 312c-32.8-36.4-81.2-50.2-125.6-40.6-18.2 3.8-29.8 22-26 40.2 4 18.2 22 29.8 40 25.8v0c21.8-4.6 45.4 2.2 61.4 19.8 16 17.8 20.4 42 13.4 63.2v0c-5.6 17.6 4 36.8 21.8 42.6 17.8 5.6 36.8-4 42.6-21.8 14-43.4 5.2-93-27.6-129.2z",</text:p>
      <text:p text:style-name="Preformatted_20_Text"><text:s text:c="10"/>"M439.6 696.6c-6 10.2-19 15-29.2 10.8-10.2-4-13.2-15.6-7.4-25.4 6-9.8 18.6-14.6 28.6-10.8 10 3.6 13.6 15 8 25.4zM385.4 765.8c-16.4 26.2-51.6 37.6-78 25.6-26-11.8-33.8-42.2-17.4-67.8 16.2-25.4 50.2-36.8 76.4-25.8 26.6 11.4 35.2 41.6 19 68zM447 580.6c-80.6-21-171.8 19.2-206.8 90.2-35.8 72.4-1.2 153 80.2 179.4 84.4 27.2 184-14.6 218.6-92.6 34.2-76.6-8.4-155.2-92-177z"</text:p>
      <text:p text:style-name="Preformatted_20_Text"><text:s text:c="8"/>],</text:p>
      <text:p text:style-name="Preformatted_20_Text"><text:s text:c="8"/>"tags": [</text:p>
      <text:p text:style-name="Preformatted_20_Text"><text:s text:c="10"/>"sina-weibo",</text:p>
      <text:p text:style-name="Preformatted_20_Text"><text:s text:c="10"/>"brand",</text:p>
      <text:p text:style-name="Preformatted_20_Text"><text:s text:c="10"/>"social"</text:p>
      <text:p text:style-name="Preformatted_20_Text"><text:s text:c="8"/>],</text:p>
      <text:p text:style-name="Preformatted_20_Text"><text:s text:c="8"/>"defaultCode": 6005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sina-weibo2",</text:p>
      <text:p text:style-name="Preformatted_20_Text"><text:s text:c="8"/>"ligatures": "sina-weibo, brand20",</text:p>
      <text:p text:style-name="Preformatted_20_Text"><text:s text:c="8"/>"order": 1864,</text:p>
      <text:p text:style-name="Preformatted_20_Text"><text:s text:c="8"/>"id": 411,</text:p>
      <text:p text:style-name="Preformatted_20_Text"><text:s text:c="8"/>"prevSize": 32,</text:p>
      <text:p text:style-name="Preformatted_20_Text"><text:s text:c="8"/>"code": 60443</text:p>
      <text:p text:style-name="Preformatted_20_Text"><text:s text:c="6"/>},</text:p>
      <text:p text:style-name="Preformatted_20_Text"><text:s text:c="6"/>"setIdx": 3,</text:p>
      <text:p text:style-name="Preformatted_20_Text"><text:s text:c="6"/>"setId": 1,</text:p>
      <text:p text:style-name="Preformatted_20_Text"><text:s text:c="6"/>"iconIdx": 41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136.294 750.93c-75.196 0-136.292 61.334-136.292 136.076 0 75.154 61.1 135.802 136.292 135.802 75.466 0 136.494-60.648 136.494-135.802-0.002-74.742-61.024-136.076-136.494-136.076zM0.156 347.93v196.258c127.784 0 247.958 49.972 338.458 140.512 90.384 90.318 140.282 211.036 140.282 339.3h197.122c-0.002-372.82-303.282-676.070-675.862-676.070zM0.388 0v196.356c455.782 0 826.756 371.334 826.756 827.644h196.856c0-564.47-459.254-1024-1023.612-1024z"</text:p>
      <text:p text:style-name="Preformatted_20_Text"><text:s text:c="8"/>],</text:p>
      <text:p text:style-name="Preformatted_20_Text"><text:s text:c="8"/>"tags": [</text:p>
      <text:p text:style-name="Preformatted_20_Text"><text:s text:c="10"/>"feed",</text:p>
      <text:p text:style-name="Preformatted_20_Text"><text:s text:c="10"/>"rss",</text:p>
      <text:p text:style-name="Preformatted_20_Text"><text:s text:c="10"/>"social"</text:p>
      <text:p text:style-name="Preformatted_20_Text"><text:s text:c="8"/>],</text:p>
      <text:p text:style-name="Preformatted_20_Text"><text:s text:c="8"/>"defaultCode": 6005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eed2, rss",</text:p>
      <text:p text:style-name="Preformatted_20_Text"><text:s text:c="8"/>"name": "rss2",</text:p>
      <text:p text:style-name="Preformatted_20_Text"><text:s text:c="8"/>"order": 1865,</text:p>
      <text:p text:style-name="Preformatted_20_Text"><text:s text:c="8"/>"id": 412,</text:p>
      <text:p text:style-name="Preformatted_20_Text"><text:s text:c="8"/>"prevSize": 32,</text:p>
      <text:p text:style-name="Preformatted_20_Text"><text:s text:c="8"/>"code": 60444</text:p>
      <text:p text:style-name="Preformatted_20_Text"><text:s text:c="6"/>},</text:p>
      <text:p text:style-name="Preformatted_20_Text"><text:s text:c="6"/>"setIdx": 3,</text:p>
      <text:p text:style-name="Preformatted_20_Text"><text:s text:c="6"/>"setId": 1,</text:p>
      <text:p text:style-name="Preformatted_20_Text"><text:s text:c="6"/>"iconIdx": 41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279 831.2c-48 0-87-38.6-87-86.6 0-47.6 39-86.8 87-86.8 48.2 0 87 39.2 87 86.8 0 48-39 86.6-87 86.6zM497.4 832c0-81.8-31.8-158.8-89.4-216.4-57.8-57.8-134.4-89.6-216-89.6v-125.2c237.6 0 431.2 193.4 431.2 431.2h-125.8zM719.6 832c0-291-236.6-528-527.4-528v-125.2c360 0 653 293.2 653 653.2h-125.6z"</text:p>
      <text:p text:style-name="Preformatted_20_Text"><text:s text:c="8"/>],</text:p>
      <text:p text:style-name="Preformatted_20_Text"><text:s text:c="8"/>"tags": [</text:p>
      <text:p text:style-name="Preformatted_20_Text"><text:s text:c="10"/>"feed",</text:p>
      <text:p text:style-name="Preformatted_20_Text"><text:s text:c="10"/>"rss",</text:p>
      <text:p text:style-name="Preformatted_20_Text"><text:s text:c="10"/>"social"</text:p>
      <text:p text:style-name="Preformatted_20_Text"><text:s text:c="8"/>],</text:p>
      <text:p text:style-name="Preformatted_20_Text"><text:s text:c="8"/>"defaultCode": 6006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eed3, rss2",</text:p>
      <text:p text:style-name="Preformatted_20_Text"><text:s text:c="8"/>"name": "rss22",</text:p>
      <text:p text:style-name="Preformatted_20_Text"><text:s text:c="8"/>"order": 1866,</text:p>
      <text:p text:style-name="Preformatted_20_Text"><text:s text:c="8"/>"id": 413,</text:p>
      <text:p text:style-name="Preformatted_20_Text"><text:s text:c="8"/>"prevSize": 32,</text:p>
      <text:p text:style-name="Preformatted_20_Text"><text:s text:c="8"/>"code": 60445</text:p>
      <text:p text:style-name="Preformatted_20_Text"><text:s text:c="6"/>},</text:p>
      <text:p text:style-name="Preformatted_20_Text"><text:s text:c="6"/>"setIdx": 3,</text:p>
      <text:p text:style-name="Preformatted_20_Text"><text:s text:c="6"/>"setId": 1,</text:p>
      <text:p text:style-name="Preformatted_20_Text"><text:s text:c="6"/>"iconIdx": 41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1013.8 307.2c0 0-10-70.6-40.8-101.6-39-40.8-82.6-41-102.6-43.4-143.2-10.4-358.2-10.4-358.2-10.4h-0.4c0 0-215 0-358.2 10.4-20 2.4-63.6 2.6-102.6 43.4-30.8 31-40.6 101.6-40.6 101.6s-10.2 82.8-10.2 165.8v77.6c0 82.8 10.2 165.8 10.2 165.8s10 70.6 40.6 101.6c39 40.8 90.2 39.4 113 43.8 82 7.8 348.2 10.2 348.2 10.2s215.2-0.4 358.4-10.6c20-2.4 63.6-2.6 102.6-43.4 30.8-31 40.8-101.6 40.8-101.6s10.2-82.8 10.2-165.8v-77.6c-0.2-82.8-10.4-165.8-10.4-165.8zM406.2 644.8v-287.8l276.6 144.4-276.6 143.4z"</text:p>
      <text:p text:style-name="Preformatted_20_Text"><text:s text:c="8"/>],</text:p>
      <text:p text:style-name="Preformatted_20_Text"><text:s text:c="8"/>"tags": [</text:p>
      <text:p text:style-name="Preformatted_20_Text"><text:s text:c="10"/>"youtube",</text:p>
      <text:p text:style-name="Preformatted_20_Text"><text:s text:c="10"/>"brand",</text:p>
      <text:p text:style-name="Preformatted_20_Text"><text:s text:c="10"/>"social"</text:p>
      <text:p text:style-name="Preformatted_20_Text"><text:s text:c="8"/>],</text:p>
      <text:p text:style-name="Preformatted_20_Text"><text:s text:c="8"/>"defaultCode": 6006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youtube, brand21",</text:p>
      <text:p text:style-name="Preformatted_20_Text"><text:s text:c="8"/>"name": "youtube2",</text:p>
      <text:p text:style-name="Preformatted_20_Text"><text:s text:c="8"/>"order": 1867,</text:p>
      <text:p text:style-name="Preformatted_20_Text"><text:s text:c="8"/>"id": 414,</text:p>
      <text:p text:style-name="Preformatted_20_Text"><text:s text:c="8"/>"prevSize": 32,</text:p>
      <text:p text:style-name="Preformatted_20_Text"><text:s text:c="8"/>"code": 60446</text:p>
      <text:p text:style-name="Preformatted_20_Text"><text:s text:c="6"/>},</text:p>
      <text:p text:style-name="Preformatted_20_Text"><text:s text:c="6"/>"setIdx": 3,</text:p>
      <text:p text:style-name="Preformatted_20_Text"><text:s text:c="6"/>"setId": 1,</text:p>
      <text:p text:style-name="Preformatted_20_Text"><text:s text:c="6"/>"iconIdx": 413</text:p>
      <text:p text:style-name="Preformatted_20_Text"><text:s text:c="4"/>},</text:p>
      <text:p text:style-name="Preformatted_20_Text"><text:s text:c="4"/>{</text:p>
      <text:p text:style-name="Preformatted_20_Text"><text:s text:c="6"/>"icon": {</text:p>
      <text:p text:style-name="Preformatted_20_Text"><text:s text:c="8"/>"width": 2569,</text:p>
      <text:p text:style-name="Preformatted_20_Text"><text:s text:c="8"/>"paths": [</text:p>
      <text:p text:style-name="Preformatted_20_Text"><text:s text:c="10"/>"M344.012 169.399c0.209-0.865 0.344-1.479 0.388-1.8l1.042-7.559-47.349-0.267c-42.779-0.242-55.87 0.007-57.047 1.084-0.565 0.516-15.333 56.633-41.655 158.273-12.556 48.484-23.124 87.206-23.487 86.051s-15.391-56.498-33.397-122.98c-18.006-66.482-33.104-121.243-33.55-121.692-0.623-0.623-57.98-0.9-104.417-0.502-6.735 0.056-10.477-13.11 60.021 211.133 9.759 31.041 24.371 74.997 32.469 97.679 9.333 26.141 15.989 46.323 20.534 63.173 8.038 32.067 8.319 52.163 6.565 75.625-2.026 27.101-2.321 218.438-0.342 221.638 1.512 2.449 91.223 3.589 99.712 1.268 1.358-0.372 2.265-1.691 2.87-8.928 2.119-6.219 2.286-30.969 2.286-133.744v-131.281l5.742-18.112c3.756-11.849 13.201-42.995 20.989-69.22 7.789-26.222 17.21-57.619 20.938-69.771 33.834-110.319 66.14-218.831 66.994-225.011l0.693-5.056z",</text:p>
      <text:p text:style-name="Preformatted_20_Text"><text:s text:c="10"/>"M846.122 328.651l-0.021 6.838-1.065 0.014-0.595 188.993-0.577 183.227-14.666 14.929c-16.424 16.719-29.585 23.101-41.488 20.113-12.963-3.254-12.64 1.8-13.722-214.768l-0.998-199.347h-94.316v6.851h-1.086v216.289c0 231.737-0.007 231.599 11.752 254.875 9.366 18.536 23.010 27.559 46.391 30.671h0.002c30.79 4.1 64.001-9.849 94.77-39.809l13.373-13.022v22.445c0 19.396 0.554 22.601 4.070 23.58 5.756 1.605 77.173 1.707 84.89 0.126l6.396-1.314v-6.628l1.086-0.223v-495.098l-94.195 1.258z",</text:p>
      <text:p text:style-name="Preformatted_20_Text"><text:s text:c="10"/>"M606.892 426.33c-8.935-38.341-25.68-64.115-53.233-81.939-43.281-27.999-92.718-30.957-138.586-8.291-33.425 16.515-54.951 43.914-66.071 84.083-1.326 4.786-2.298 8.812-3.033 14.815-2.83 14.184-3.163 35.351-3.889 133.951-1.121 151.928 0.616 170.003 19.643 204.51 18.664 33.848 57.403 58.661 99.572 63.782 12.696 1.54 38.43-0.858 53.23-4.961 33.632-9.326 65.864-35.906 80.118-66.078 6.158-13.033 9.875-22.096 12.115-38.651 4.175-22.617 4.47-59.175 4.47-152.375-0.002-118.875-0.379-131.862-4.337-148.847zM499.34 736.003c-7.907 6.028-21.734 8.649-32.983 6.249-8.656-1.847-20.338-15.419-23.934-27.801-4.479-15.436-4.823-229.985-0.954-272.059 6.379-21.054 24.19-32.050 43.635-26.813 15.157 4.082 22.915 13.575 27.336 33.457 3.282 14.754 3.67 33.129 2.972 141.26-0.46 71.701-0.716 106.742-3.058 125.553-2.382 11.87-6.319 15.047-13.015 20.154z",</text:p>
      <text:p text:style-name="Preformatted_20_Text"><text:soft-page-break/><text:s text:c="10"/>"M2300.389 534.137h45.57l-0.726-41.281c-0.705-37.869-1.263-42.2-6.324-52.472-7.982-16.21-19.759-23.401-38.446-23.401-22.448 0-36.678 10.849-43.388 33.141-2.858 9.486-5.863 74.685-3.707 80.308 1.205 3.144 7.724 3.705 47.021 3.705z",</text:p>
      <text:p text:style-name="Preformatted_20_Text"><text:s text:c="10"/>"M1995.795 440.237c-6.077-12.247-17.385-18.278-30.525-17.806-10.221 0.365-21.561 4.677-32.488 13.010l-8.14 6.177v296.598l8.14 6.177c18.429 14.052 38.674 17.031 52.619 7.703 5.519-3.691 9.117-8.779 11.919-16.861 3.647-10.524 3.965-24.003 3.489-148.772-0.495-130.043-0.781-137.702-5.014-146.226z",</text:p>
      <text:p text:style-name="Preformatted_20_Text"><text:s text:c="10"/>"M2560.878 306.633c-9.080-108.842-16.303-144.165-38.751-189.544-29.729-60.101-72.692-91.788-133.876-98.747-47.309-5.379-225.315-12.97-390.044-16.631-285.188-6.338-754.057 5.858-813.939 21.173-27.673 7.077-48.426 19.11-70.022 40.604-37.844 37.662-60.391 91.679-69.452 166.396-20.692 170.606-21.134 376.727-1.188 553.515 8.577 76.041 26.243 125.443 59.41 166.159 20.694 25.406 56.352 46.998 88.26 53.442 22.385 4.523 134.42 10.798 297.605 16.668 24.306 0.874 88.667 2.379 143.030 3.344 113.301 2.012 321.627 0.821 440.719-2.519 80.127-2.249 226.201-8.172 253.5-10.282 7.677-0.593 25.469-1.728 39.537-2.523 47.277-2.67 77.353-12.568 105.596-34.76 36.553-28.718 64.857-81.795 76.815-144.037 11.314-58.894 18.887-163.773 20.422-282.851 1.284-99.491-0.426-153.175-7.621-239.409zM1425.273 267.192l-52.982 0.654-2.326 565.143-45.932 0.581c-35.525 0.488-46.307-0.044-47.167-2.326-0.616-1.626-1.356-129.020-1.672-283.153l-0.581-280.246-103.493-1.307v-88.304l305.829 1.235 1.307 87.069-52.982 0.654zM1750.216 591.117v243.035h-83.725v-25.583c0-19.247-0.735-25.583-2.979-25.583-1.64 0-9.226 6.344-16.861 14.098-16.557 16.817-36.171 30.367-52.91 36.63-34.662 12.968-67.589 5.4-81.618-18.75-12.838-22.11-13.082-27.052-13.082-256.335v-210.547h83.653l0.654 198.265c0.623 194.821 0.714 198.393 5.377 206.333 6.182 10.521 15.608 13.347 30.597 9.231 8.817-2.423 14.836-6.707 29.143-20.931l18.024-17.952v-374.946h83.725v243.035zM2076.757 799.41c-7.372 16.424-23.806 32.509-37.283 36.485-35.167 10.382-63.375 1.923-95.935-28.708-10.103-9.505-19.51-17.224-20.931-17.224-1.712 0-2.616 7.449-2.616 22.094v22.094h-83.725v-655.845h83.725v106.982c0 58.84 0.786 106.982 1.744 106.982s9.789-7.807 19.624-17.298c22.629-21.841 41.548-31.399 65.557-33.213 42.811-3.24 68.327 18.794 80.018 69.117 3.647 15.696 3.998 33.625 3.998 179.078-0.002 177.178-0.021 177.918-14.175 209.457zM2430.99 702.168c-0.744 18.226-2.954 39.137-4.942 46.514-11.642 43.167-42.635 73.731-87.432 86.269-60.315 16.878-126.704-10.777-153.205-63.812-14.875-29.769-15.408-35.706-15.408-181.185 0-118.617 0.419-133.171 4.214-149.354 10.747-45.788 37.392-75.422 82.49-91.865 13.068-4.765 26.708-7.207 40.337-7.486 48.672-0.998 96.984 25.18 117.229 67.808 13.659 28.76 15.35 41.060 16.717 122.099l1.235 72.678-178.497 1.235-0.654 48.84c-0.93 68.901 3.716 90.088 22.313 102.621 15.645 10.54 39.679 9.745 52.765-1.744 12.263-10.768 15.726-22.336 16.933-56.107l1.091-29.653h86.195l-1.381 33.143z"</text:p>
      <text:p text:style-name="Preformatted_20_Text"><text:s text:c="8"/>],</text:p>
      <text:p text:style-name="Preformatted_20_Text"><text:s text:c="8"/>"tags": [</text:p>
      <text:p text:style-name="Preformatted_20_Text"><text:s text:c="10"/>"youtube",</text:p>
      <text:p text:style-name="Preformatted_20_Text"><text:s text:c="10"/>"brand",</text:p>
      <text:p text:style-name="Preformatted_20_Text"><text:s text:c="10"/>"social"</text:p>
      <text:p text:style-name="Preformatted_20_Text"><text:s text:c="8"/>],</text:p>
      <text:p text:style-name="Preformatted_20_Text"><text:s text:c="8"/>"defaultCode": 6006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youtube2, brand22",</text:p>
      <text:p text:style-name="Preformatted_20_Text"><text:s text:c="8"/>"name": "youtube22",</text:p>
      <text:p text:style-name="Preformatted_20_Text"><text:s text:c="8"/>"order": 1868,</text:p>
      <text:p text:style-name="Preformatted_20_Text"><text:s text:c="8"/>"id": 415,</text:p>
      <text:p text:style-name="Preformatted_20_Text"><text:s text:c="8"/>"prevSize": 32,</text:p>
      <text:p text:style-name="Preformatted_20_Text"><text:s text:c="8"/>"code": 60447</text:p>
      <text:p text:style-name="Preformatted_20_Text"><text:s text:c="6"/>},</text:p>
      <text:p text:style-name="Preformatted_20_Text"><text:s text:c="6"/>"setIdx": 3,</text:p>
      <text:p text:style-name="Preformatted_20_Text"><text:s text:c="6"/>"setId": 1,</text:p>
      <text:p text:style-name="Preformatted_20_Text"><text:s text:c="6"/>"iconIdx": 414</text:p>
      <text:p text:style-name="Preformatted_20_Text"><text:s text:c="4"/>},</text:p>
      <text:p text:style-name="Preformatted_20_Text"><text:s text:c="4"/>{</text:p>
      <text:p text:style-name="Preformatted_20_Text"><text:soft-page-break/><text:s text:c="6"/>"icon": {</text:p>
      <text:p text:style-name="Preformatted_20_Text"><text:s text:c="8"/>"paths": [</text:p>
      <text:p text:style-name="Preformatted_20_Text"><text:s text:c="10"/>"M96 0l-96 160v736h256v128h128l128-128h160l288-288v-608h-864zM832 544l-160 160h-160l-128 128v-128h-192v-576h640v416z",</text:p>
      <text:p text:style-name="Preformatted_20_Text"><text:s text:c="10"/>"M608 256h96v256h-96v-256z",</text:p>
      <text:p text:style-name="Preformatted_20_Text"><text:s text:c="10"/>"M416 256h96v256h-96v-256z"</text:p>
      <text:p text:style-name="Preformatted_20_Text"><text:s text:c="8"/>],</text:p>
      <text:p text:style-name="Preformatted_20_Text"><text:s text:c="8"/>"tags": [</text:p>
      <text:p text:style-name="Preformatted_20_Text"><text:s text:c="10"/>"twitch",</text:p>
      <text:p text:style-name="Preformatted_20_Text"><text:s text:c="10"/>"brand",</text:p>
      <text:p text:style-name="Preformatted_20_Text"><text:s text:c="10"/>"social"</text:p>
      <text:p text:style-name="Preformatted_20_Text"><text:s text:c="8"/>],</text:p>
      <text:p text:style-name="Preformatted_20_Text"><text:s text:c="8"/>"defaultCode": 6006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witch, brand23",</text:p>
      <text:p text:style-name="Preformatted_20_Text"><text:s text:c="8"/>"name": "twitch",</text:p>
      <text:p text:style-name="Preformatted_20_Text"><text:s text:c="8"/>"order": 1869,</text:p>
      <text:p text:style-name="Preformatted_20_Text"><text:s text:c="8"/>"id": 416,</text:p>
      <text:p text:style-name="Preformatted_20_Text"><text:s text:c="8"/>"prevSize": 32,</text:p>
      <text:p text:style-name="Preformatted_20_Text"><text:s text:c="8"/>"code": 60448</text:p>
      <text:p text:style-name="Preformatted_20_Text"><text:s text:c="6"/>},</text:p>
      <text:p text:style-name="Preformatted_20_Text"><text:s text:c="6"/>"setIdx": 3,</text:p>
      <text:p text:style-name="Preformatted_20_Text"><text:s text:c="6"/>"setId": 1,</text:p>
      <text:p text:style-name="Preformatted_20_Text"><text:s text:c="6"/>"iconIdx": 41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3.6 274c-4.6 99.6-74.2 236.2-208.8 409.4-139.2 180.8-257 271.4-353.4 271.4-59.6 0-110.2-55-151.4-165.2-27.6-101-55-202-82.6-303-30.6-110.2-63.4-165.2-98.6-165.2-7.6 0-34.4 16.2-80.4 48.2l-48.2-62c50.6-44.4 100.4-88.8 149.4-133.2 67.4-58.2 118-88.8 151.8-92 79.6-7.6 128.8 46.8 147.2 163.4 19.8 125.8 33.6 204 41.4 234.6 23 104.4 48.2 156.6 75.8 156.6 21.4 0 53.6-33.8 96.6-101.6 42.8-67.6 65.8-119.2 69-154.6 6.2-58.4-16.8-87.8-69-87.8-24.6 0-49.8 5.6-75.8 16.8 50.4-164.8 146.4-244.8 288.4-240.2 105 2.8 154.6 71 148.6 204.4z"</text:p>
      <text:p text:style-name="Preformatted_20_Text"><text:s text:c="8"/>],</text:p>
      <text:p text:style-name="Preformatted_20_Text"><text:s text:c="8"/>"tags": [</text:p>
      <text:p text:style-name="Preformatted_20_Text"><text:s text:c="10"/>"vimeo",</text:p>
      <text:p text:style-name="Preformatted_20_Text"><text:s text:c="10"/>"brand",</text:p>
      <text:p text:style-name="Preformatted_20_Text"><text:s text:c="10"/>"social"</text:p>
      <text:p text:style-name="Preformatted_20_Text"><text:s text:c="8"/>],</text:p>
      <text:p text:style-name="Preformatted_20_Text"><text:s text:c="8"/>"defaultCode": 6006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vimeo, brand24",</text:p>
      <text:p text:style-name="Preformatted_20_Text"><text:s text:c="8"/>"name": "vimeo2",</text:p>
      <text:p text:style-name="Preformatted_20_Text"><text:s text:c="8"/>"order": 1870,</text:p>
      <text:p text:style-name="Preformatted_20_Text"><text:s text:c="8"/>"id": 417,</text:p>
      <text:p text:style-name="Preformatted_20_Text"><text:s text:c="8"/>"prevSize": 32,</text:p>
      <text:p text:style-name="Preformatted_20_Text"><text:s text:c="8"/>"code": 60449</text:p>
      <text:p text:style-name="Preformatted_20_Text"><text:s text:c="6"/>},</text:p>
      <text:p text:style-name="Preformatted_20_Text"><text:s text:c="6"/>"setIdx": 3,</text:p>
      <text:p text:style-name="Preformatted_20_Text"><text:s text:c="6"/>"setId": 1,</text:p>
      <text:p text:style-name="Preformatted_20_Text"><text:s text:c="6"/>"iconIdx": 416</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928 0h-832c-52.8 0-96 43.2-96 96v832c0 52.8 43.2 96 96 96h832c52.8 0 96-43.2 96-96v-832c0-52.8-43.2-96-96-96zM861.6 340c-3.2 72-53.6 170.6-151 295.8-100.6 130.8-185.8 196.2-255.4 196.2-43.2 0-79.6-39.8-109.4-119.4-20-73-39.8-146-59.8-219-22-79.6-45.8-119.4-71.2-119.4-5.6 0-25 11.6-58 34.8l-34.8-44.8c36.6-32 72.6-64.2 108-96.2 48.8-42 85.2-64.2 109.6-66.4 57.6-5.6 93 33.8 106.4 118 14.4 91 24.4 147.4 30 169.6 16.6 75.4 34.8 113 54.8 113 15.4 0 38.8-24.4 69.8-73.4s47.6-86.2 49.8-111.8c4.4-42.2-12.2-63.4-49.8-63.4-17.8 0-36 4-54.8 12.2 36.4-119 105.8-177 208.4-173.6 76 2.2 111.8 51.4 107.4 147.8z"</text:p>
      <text:p text:style-name="Preformatted_20_Text"><text:s text:c="8"/>],</text:p>
      <text:p text:style-name="Preformatted_20_Text"><text:s text:c="8"/>"tags": [</text:p>
      <text:p text:style-name="Preformatted_20_Text"><text:s text:c="10"/>"vimeo",</text:p>
      <text:p text:style-name="Preformatted_20_Text"><text:s text:c="10"/>"brand",</text:p>
      <text:p text:style-name="Preformatted_20_Text"><text:s text:c="10"/>"social"</text:p>
      <text:p text:style-name="Preformatted_20_Text"><text:s text:c="8"/>],</text:p>
      <text:p text:style-name="Preformatted_20_Text"><text:s text:c="8"/>"defaultCode": 6006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vimeo2, brand25",</text:p>
      <text:p text:style-name="Preformatted_20_Text"><text:s text:c="8"/>"name": "vimeo22",</text:p>
      <text:p text:style-name="Preformatted_20_Text"><text:s text:c="8"/>"order": 1871,</text:p>
      <text:p text:style-name="Preformatted_20_Text"><text:s text:c="8"/>"id": 418,</text:p>
      <text:p text:style-name="Preformatted_20_Text"><text:s text:c="8"/>"prevSize": 32,</text:p>
      <text:p text:style-name="Preformatted_20_Text"><text:s text:c="8"/>"code": 60450</text:p>
      <text:p text:style-name="Preformatted_20_Text"><text:s text:c="6"/>},</text:p>
      <text:p text:style-name="Preformatted_20_Text"><text:s text:c="6"/>"setIdx": 3,</text:p>
      <text:p text:style-name="Preformatted_20_Text"><text:s text:c="6"/>"setId": 1,</text:p>
      <text:p text:style-name="Preformatted_20_Text"><text:s text:c="6"/>"iconIdx": 41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822.4 768.8l-348.4 114c-79.6 26-87.6 21.8-123.6-89.6l-88-272.6c-21-64.6-85-238.6-95.8-272-20-62-20-65.4 97-103.4 91.6-30 95.4-29 128.6 74.4 26.8 83.2 44 150.4 71.6 235.4l75 232 239.6-78.4c47.2-15.6 63-14.8 76.4 43.4l9.6 44c11.2 51-14.6 64-42 72.8z"</text:p>
      <text:p text:style-name="Preformatted_20_Text"><text:s text:c="8"/>],</text:p>
      <text:p text:style-name="Preformatted_20_Text"><text:s text:c="8"/>"tags": [</text:p>
      <text:p text:style-name="Preformatted_20_Text"><text:s text:c="10"/>"lanyrd",</text:p>
      <text:p text:style-name="Preformatted_20_Text"><text:s text:c="10"/>"brand"</text:p>
      <text:p text:style-name="Preformatted_20_Text"><text:s text:c="8"/>],</text:p>
      <text:p text:style-name="Preformatted_20_Text"><text:s text:c="8"/>"defaultCode": 6006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anyrd, brand26",</text:p>
      <text:p text:style-name="Preformatted_20_Text"><text:s text:c="8"/>"name": "lanyrd",</text:p>
      <text:p text:style-name="Preformatted_20_Text"><text:s text:c="8"/>"order": 1872,</text:p>
      <text:p text:style-name="Preformatted_20_Text"><text:s text:c="8"/>"id": 419,</text:p>
      <text:p text:style-name="Preformatted_20_Text"><text:s text:c="8"/>"prevSize": 32,</text:p>
      <text:p text:style-name="Preformatted_20_Text"><text:s text:c="8"/>"code": 60451</text:p>
      <text:p text:style-name="Preformatted_20_Text"><text:s text:c="6"/>},</text:p>
      <text:p text:style-name="Preformatted_20_Text"><text:s text:c="6"/>"setIdx": 3,</text:p>
      <text:p text:style-name="Preformatted_20_Text"><text:s text:c="6"/>"setId": 1,</text:p>
      <text:p text:style-name="Preformatted_20_Text"><text:s text:c="6"/>"iconIdx": 418</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0 544c0-123.712 100.288-224 224-224s224 100.288 224 224c0 123.712-100.288 224-224 224s-224-100.288-224-224zM576 544c0-123.712 100.288-224 224-224s224 100.288 224 224c0 123.712-100.288 224-224 224s-224-100.288-224-224z"</text:p>
      <text:p text:style-name="Preformatted_20_Text"><text:s text:c="8"/>],</text:p>
      <text:p text:style-name="Preformatted_20_Text"><text:s text:c="8"/>"tags": [</text:p>
      <text:p text:style-name="Preformatted_20_Text"><text:s text:c="10"/>"flickr",</text:p>
      <text:p text:style-name="Preformatted_20_Text"><text:s text:c="10"/>"brand",</text:p>
      <text:p text:style-name="Preformatted_20_Text"><text:s text:c="10"/>"social"</text:p>
      <text:p text:style-name="Preformatted_20_Text"><text:s text:c="8"/>],</text:p>
      <text:p text:style-name="Preformatted_20_Text"><text:s text:c="8"/>"defaultCode": 6006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lickr, brand27",</text:p>
      <text:p text:style-name="Preformatted_20_Text"><text:s text:c="8"/>"name": "flickr2",</text:p>
      <text:p text:style-name="Preformatted_20_Text"><text:s text:c="8"/>"order": 1873,</text:p>
      <text:p text:style-name="Preformatted_20_Text"><text:s text:c="8"/>"id": 420,</text:p>
      <text:p text:style-name="Preformatted_20_Text"><text:s text:c="8"/>"prevSize": 32,</text:p>
      <text:p text:style-name="Preformatted_20_Text"><text:s text:c="8"/>"code": 60452</text:p>
      <text:p text:style-name="Preformatted_20_Text"><text:s text:c="6"/>},</text:p>
      <text:p text:style-name="Preformatted_20_Text"><text:s text:c="6"/>"setIdx": 3,</text:p>
      <text:p text:style-name="Preformatted_20_Text"><text:s text:c="6"/>"setId": 1,</text:p>
      <text:p text:style-name="Preformatted_20_Text"><text:s text:c="6"/>"iconIdx": 41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00 416c-70.58 0-128 57.42-128 128s57.42 128 128 128c70.58 0 128-57.42 128-128s-57.42-128-128-128zM800 320v0c123.71 0 224 100.288 224 224 0 123.71-100.29 224-224 224s-224-100.29-224-224c0-123.712 100.29-224 224-224zM0 544c0-123.712 100.288-224 224-224s224 100.288 224 224c0 123.712-100.288 224-224 224s-224-100.288-224-224z"</text:p>
      <text:p text:style-name="Preformatted_20_Text"><text:s text:c="8"/>],</text:p>
      <text:p text:style-name="Preformatted_20_Text"><text:s text:c="8"/>"tags": [</text:p>
      <text:p text:style-name="Preformatted_20_Text"><text:s text:c="10"/>"flickr",</text:p>
      <text:p text:style-name="Preformatted_20_Text"><text:s text:c="10"/>"brand",</text:p>
      <text:p text:style-name="Preformatted_20_Text"><text:s text:c="10"/>"social"</text:p>
      <text:p text:style-name="Preformatted_20_Text"><text:s text:c="8"/>],</text:p>
      <text:p text:style-name="Preformatted_20_Text"><text:s text:c="8"/>"defaultCode": 6006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lickr2, brand28",</text:p>
      <text:p text:style-name="Preformatted_20_Text"><text:s text:c="8"/>"name": "flickr22",</text:p>
      <text:p text:style-name="Preformatted_20_Text"><text:s text:c="8"/>"order": 1874,</text:p>
      <text:p text:style-name="Preformatted_20_Text"><text:s text:c="8"/>"id": 421,</text:p>
      <text:p text:style-name="Preformatted_20_Text"><text:s text:c="8"/>"prevSize": 32,</text:p>
      <text:p text:style-name="Preformatted_20_Text"><text:s text:c="8"/>"code": 60453</text:p>
      <text:p text:style-name="Preformatted_20_Text"><text:s text:c="6"/>},</text:p>
      <text:p text:style-name="Preformatted_20_Text"><text:s text:c="6"/>"setIdx": 3,</text:p>
      <text:p text:style-name="Preformatted_20_Text"><text:s text:c="6"/>"setId": 1,</text:p>
      <text:p text:style-name="Preformatted_20_Text"><text:s text:c="6"/>"iconIdx": 42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288 672c-88.4 0-160-71.6-160-160s71.6-<text:soft-page-break/>160 160-160 160 71.6 160 160-71.6 160-160 160zM736 672c-88.4 0-160-71.6-160-160s71.6-160 160-160c88.4 0 160 71.6 160 160s-71.6 160-160 160z"</text:p>
      <text:p text:style-name="Preformatted_20_Text"><text:s text:c="8"/>],</text:p>
      <text:p text:style-name="Preformatted_20_Text"><text:s text:c="8"/>"tags": [</text:p>
      <text:p text:style-name="Preformatted_20_Text"><text:s text:c="10"/>"flickr",</text:p>
      <text:p text:style-name="Preformatted_20_Text"><text:s text:c="10"/>"brand",</text:p>
      <text:p text:style-name="Preformatted_20_Text"><text:s text:c="10"/>"social"</text:p>
      <text:p text:style-name="Preformatted_20_Text"><text:s text:c="8"/>],</text:p>
      <text:p text:style-name="Preformatted_20_Text"><text:s text:c="8"/>"defaultCode": 6006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lickr3, brand29",</text:p>
      <text:p text:style-name="Preformatted_20_Text"><text:s text:c="8"/>"name": "flickr3",</text:p>
      <text:p text:style-name="Preformatted_20_Text"><text:s text:c="8"/>"order": 1875,</text:p>
      <text:p text:style-name="Preformatted_20_Text"><text:s text:c="8"/>"id": 422,</text:p>
      <text:p text:style-name="Preformatted_20_Text"><text:s text:c="8"/>"prevSize": 32,</text:p>
      <text:p text:style-name="Preformatted_20_Text"><text:s text:c="8"/>"code": 60454</text:p>
      <text:p text:style-name="Preformatted_20_Text"><text:s text:c="6"/>},</text:p>
      <text:p text:style-name="Preformatted_20_Text"><text:s text:c="6"/>"setIdx": 3,</text:p>
      <text:p text:style-name="Preformatted_20_Text"><text:s text:c="6"/>"setId": 1,</text:p>
      <text:p text:style-name="Preformatted_20_Text"><text:s text:c="6"/>"iconIdx": 42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30.796-512 515.5s229.23 515.5 512 515.5 512-230.796 512-515.5-229.23-515.5-512-515.5zM288 672c-88.366 0-160-71.634-160-160s71.634-160 160-160 160 71.634 160 160c0 88.366-71.634 160-160 160zM736 672c-88.368 0-160-71.634-160-160s71.632-160 160-160 160 71.634 160 160c0 88.366-71.632 160-160 160z"</text:p>
      <text:p text:style-name="Preformatted_20_Text"><text:s text:c="8"/>],</text:p>
      <text:p text:style-name="Preformatted_20_Text"><text:s text:c="8"/>"tags": [</text:p>
      <text:p text:style-name="Preformatted_20_Text"><text:s text:c="10"/>"flickr",</text:p>
      <text:p text:style-name="Preformatted_20_Text"><text:s text:c="10"/>"brand",</text:p>
      <text:p text:style-name="Preformatted_20_Text"><text:s text:c="10"/>"social"</text:p>
      <text:p text:style-name="Preformatted_20_Text"><text:s text:c="8"/>],</text:p>
      <text:p text:style-name="Preformatted_20_Text"><text:s text:c="8"/>"defaultCode": 6007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lickr4, brand30",</text:p>
      <text:p text:style-name="Preformatted_20_Text"><text:s text:c="8"/>"name": "flickr4",</text:p>
      <text:p text:style-name="Preformatted_20_Text"><text:s text:c="8"/>"order": 1876,</text:p>
      <text:p text:style-name="Preformatted_20_Text"><text:s text:c="8"/>"id": 423,</text:p>
      <text:p text:style-name="Preformatted_20_Text"><text:s text:c="8"/>"prevSize": 32,</text:p>
      <text:p text:style-name="Preformatted_20_Text"><text:s text:c="8"/>"code": 60455</text:p>
      <text:p text:style-name="Preformatted_20_Text"><text:s text:c="6"/>},</text:p>
      <text:p text:style-name="Preformatted_20_Text"><text:s text:c="6"/>"setIdx": 3,</text:p>
      <text:p text:style-name="Preformatted_20_Text"><text:s text:c="6"/>"setId": 1,</text:p>
      <text:p text:style-name="Preformatted_20_Text"><text:s text:c="6"/>"iconIdx": 42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24c-282.4 0-512-229.6-512-512s229.6-512 512-512c282.4 0 512 229.6 512 512s-229.6 512-512 512v0zM943.8 582c-15-4.8-135.4-40.6-272.4-18.6 57.2 157.2 80.4 285.2 85 311.8 98-66.4 168-171.4 187.4-293.2v0zM682.8 915.2c-6.6-38.4-31.8-172-93.2-331.6-1 0.4-2 0.6-2.8 1-246.8 86-335.4 257-343.2 273 74.2 57.8 167.4 92.4 268.4 92.4 60.6 0 118.4-12.4 170.8-34.8v0zM187 805c10-17 130-<text:soft-page-break/>215.6 355.4-288.6 5.6-1.8 11.4-3.6 17.2-5.2-11-24.8-23-49.8-35.4-74.2-218.2 65.4-430.2 62.6-449.4 62.4-0.2 4.4-0.2 8.8-0.2 13.4 0 112.2 42.6 214.8 112.4 292.2v0zM84 423c19.6 0.2 199.8 1 404.4-53.2-72.4-128.8-150.6-237.2-162.2-253-122.4 57.8-214 170.6-242.2 306.2v0zM409.6 87.4c12 16.2 91.6 124.4 163.2 256 155.6-58.2 221.4-146.8 229.2-158-77.2-68.6-178.8-110.2-290-110.2-35.2 0.2-69.6 4.4-102.4 12.2v0zM850.6 236.2c-9.2 12.4-82.6 106.4-244.2 172.4 10.2 20.8 20 42 29 63.4 3.2 7.6 6.4 15 9.4 22.6 145.6-18.2 290.2 11 304.6 14-1-103.2-38-198-98.8-272.4v0z"</text:p>
      <text:p text:style-name="Preformatted_20_Text"><text:s text:c="8"/>],</text:p>
      <text:p text:style-name="Preformatted_20_Text"><text:s text:c="8"/>"tags": [</text:p>
      <text:p text:style-name="Preformatted_20_Text"><text:s text:c="10"/>"dribbble",</text:p>
      <text:p text:style-name="Preformatted_20_Text"><text:s text:c="10"/>"brand",</text:p>
      <text:p text:style-name="Preformatted_20_Text"><text:s text:c="10"/>"social"</text:p>
      <text:p text:style-name="Preformatted_20_Text"><text:s text:c="8"/>],</text:p>
      <text:p text:style-name="Preformatted_20_Text"><text:s text:c="8"/>"defaultCode": 6007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ribbble, brand31",</text:p>
      <text:p text:style-name="Preformatted_20_Text"><text:s text:c="8"/>"name": "dribbble2",</text:p>
      <text:p text:style-name="Preformatted_20_Text"><text:s text:c="8"/>"order": 1877,</text:p>
      <text:p text:style-name="Preformatted_20_Text"><text:s text:c="8"/>"id": 424,</text:p>
      <text:p text:style-name="Preformatted_20_Text"><text:s text:c="8"/>"prevSize": 32,</text:p>
      <text:p text:style-name="Preformatted_20_Text"><text:s text:c="8"/>"code": 60456</text:p>
      <text:p text:style-name="Preformatted_20_Text"><text:s text:c="6"/>},</text:p>
      <text:p text:style-name="Preformatted_20_Text"><text:s text:c="6"/>"setIdx": 3,</text:p>
      <text:p text:style-name="Preformatted_20_Text"><text:s text:c="6"/>"setId": 1,</text:p>
      <text:p text:style-name="Preformatted_20_Text"><text:s text:c="6"/>"iconIdx": 42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97 205.2c30.2 0 57.4 2.6 82.2 8 24.8 5.2 45.8 14 63.6 26 17.6 12 31.2 28 41.2 48 9.6 19.8 14.4 44.6 14.4 74 0 31.8-7.2 58.2-21.6 79.4-14.6 21.2-35.8 38.4-64.2 52 38.8 11.2 67.4 30.8 86.6 58.6 19.2 28 28.4 61.6 28.4 101.2 0 32-6.2 59.4-18.4 82.6-12.4 23.4-29.2 42.4-49.8 57-20.8 14.8-44.8 25.6-71.6 32.6-26.6 7-54 10.6-82.4 10.6h-305.4v-630h297zM279 459.6c24.6 0 45-5.8 61-17.6 16-11.6 23.6-30.8 23.6-57.2 0-14.6-2.6-26.8-7.8-36.2-5.4-9.4-12.4-16.8-21.4-22-8.8-5.4-18.8-9-30.6-11-11.4-2.2-23.4-3.2-35.6-3.2h-129.6v147.2h140.4zM286.6 727.8c13.6 0 26.6-1.2 38.8-4 12.4-2.8 23.4-7 32.6-13.4 9.2-6.2 17-14.4 22.6-25.2 5.6-10.6 8.2-24.2 8.2-40.8 0-32.4-9.2-55.6-27.4-69.6-18.2-13.8-42.4-20.6-72.4-20.6h-150.4v173.4h148z",</text:p>
      <text:p text:style-name="Preformatted_20_Text"><text:s text:c="10"/>"M725.2 725.6c18.8 18.4 45.8 27.6 81 27.6 25.2 0 47.2-6.4 65.4-19.2s29.2-26.4 33.4-40.4h110.4c-17.8 55-44.6 94-81.4 117.6-36.2 23.6-80.6 35.6-132 35.6-36 0-68.2-5.8-97.2-17.2-29-11.6-53.2-27.8-73.6-49-19.8-21.2-35.4-46.4-46.4-76-10.8-29.4-16.4-62-16.4-97.2 0-34.2 5.6-66 16.8-95.4 11.4-29.6 27-55 47.8-76.4s45.2-38.4 74-50.8c28.6-12.4 60.2-18.6 95.2-18.6 38.6 0 72.4 7.4 101.4 22.6 28.8 15 52.6 35.2 71.2 60.4s31.8 54.2 40 86.6c8.2 32.4 11 66.2 8.8 101.6h-329.4c0 35.8 12 70 31 88.2zM869 486c-14.8-16.4-40.2-25.4-70.8-25.4-20 0-36.6 3.4-49.8 10.2-13 6.8-23.6 15.2-31.8 25.2-8 10-13.6 20.8-16.8 32.2-3.2 11-5.2 21.2-5.8 30h204c-3-32-14-55.6-29-72.2z",</text:p>
      <text:p text:style-name="Preformatted_20_Text"><text:s text:c="10"/>"M668.4 256h255.4v62.2h-255.4v-62.2z"</text:p>
      <text:p text:style-name="Preformatted_20_Text"><text:s text:c="8"/>],</text:p>
      <text:p text:style-name="Preformatted_20_Text"><text:s text:c="8"/>"tags": [</text:p>
      <text:p text:style-name="Preformatted_20_Text"><text:s text:c="10"/>"behance",</text:p>
      <text:p text:style-name="Preformatted_20_Text"><text:s text:c="10"/>"brand",</text:p>
      <text:p text:style-name="Preformatted_20_Text"><text:s text:c="10"/>"social"</text:p>
      <text:p text:style-name="Preformatted_20_Text"><text:s text:c="8"/>],</text:p>
      <text:p text:style-name="Preformatted_20_Text"><text:s text:c="8"/>"defaultCode": 60072,</text:p>
      <text:p text:style-name="Preformatted_20_Text"><text:s text:c="8"/>"grid": 16,</text:p>
      <text:p text:style-name="Preformatted_20_Text"><text:s text:c="8"/>"attrs": []</text:p>
      <text:p text:style-name="Preformatted_20_Text"><text:s text:c="6"/>},</text:p>
      <text:p text:style-name="Preformatted_20_Text"><text:soft-page-break/><text:s text:c="6"/>"attrs": [],</text:p>
      <text:p text:style-name="Preformatted_20_Text"><text:s text:c="6"/>"properties": {</text:p>
      <text:p text:style-name="Preformatted_20_Text"><text:s text:c="8"/>"name": "behance2",</text:p>
      <text:p text:style-name="Preformatted_20_Text"><text:s text:c="8"/>"ligatures": "behance, brand32",</text:p>
      <text:p text:style-name="Preformatted_20_Text"><text:s text:c="8"/>"order": 1878,</text:p>
      <text:p text:style-name="Preformatted_20_Text"><text:s text:c="8"/>"id": 425,</text:p>
      <text:p text:style-name="Preformatted_20_Text"><text:s text:c="8"/>"prevSize": 32,</text:p>
      <text:p text:style-name="Preformatted_20_Text"><text:s text:c="8"/>"code": 60457</text:p>
      <text:p text:style-name="Preformatted_20_Text"><text:s text:c="6"/>},</text:p>
      <text:p text:style-name="Preformatted_20_Text"><text:s text:c="6"/>"setIdx": 3,</text:p>
      <text:p text:style-name="Preformatted_20_Text"><text:s text:c="6"/>"setId": 1,</text:p>
      <text:p text:style-name="Preformatted_20_Text"><text:s text:c="6"/>"iconIdx": 42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04.2 448.6c13-9.4 19.2-25 19.2-46.6 0-12-2-21.8-6.2-29.4-4.4-7.6-10-13.6-17.4-17.8-7.2-4.4-15.4-7.4-24.8-9-9.2-1.8-19-2.6-29-2.6h-105.4v119.6h114c20 0.2 36.6-4.6 49.6-14.2z",</text:p>
      <text:p text:style-name="Preformatted_20_Text"><text:s text:c="10"/>"M422 556.6c-14.8-11.2-34.4-16.8-58.8-16.8h-122.6v141h120.2c11.2 0 21.6-1 31.6-3.2s19-5.6 26.6-10.8c7.6-5 13.8-11.8 18.4-20.4s6.8-19.8 6.8-33.2c0-26.4-7.4-45.2-22.2-56.6z",</text:p>
      <text:p text:style-name="Preformatted_20_Text"><text:s text:c="10"/>"M928 0h-832c-52.8 0-96 43.2-96 96v832c0 52.8 43.2 96 96 96h832c52.8 0 96-43.2 96-96v-832c0-52.8-43.2-96-96-96zM671.2 269.4h207.4v50.6h-207.4v-50.6zM541.6 686.4c-10 19-23.6 34.4-40.4 46.4-17 12-36.4 20.8-58.2 26.6-21.6 5.8-44 8.6-66.8 8.6h-248.2v-511.8h241.2c24.4 0 46.6 2.2 66.8 6.4 20 4.2 37.2 11.4 51.6 21.2 14.2 9.8 25.4 22.8 33.4 39 7.8 16 11.8 36.2 11.8 60 0 25.8-5.8 47.2-17.6 64.4s-29 31.2-52.2 42.2c31.6 9 54.8 25 70.2 47.6 15.6 22.8 23.2 50.2 23.2 82.2 0.2 26.2-4.8 48.6-14.8 67.2zM959.4 607.2h-267.4c0 29.2 10 57 25.2 72 15.2 14.8 37.2 22.4 65.8 22.4 20.6 0 38.2-5.2 53.2-15.6 14.8-10.4 23.8-21.4 27.2-32.8h89.6c-14.4 44.6-36.2 76.4-66 95.6-29.4 19.2-65.4 28.8-107.2 28.8-29.2 0-55.4-4.8-79-14-23.6-9.4-43.2-22.6-59.8-39.8-16.2-17.2-28.6-37.8-37.6-61.8-8.8-23.8-13.4-50.4-13.4-79 0-27.8 4.6-53.6 13.6-77.6 9.2-24 22-44.8 38.8-62 16.8-17.4 36.8-31.2 60-41.4 23.2-10 48.8-15 77.2-15 31.4 0 58.8 6 82.4 18.4 23.4 12.2 42.6 28.6 57.8 49.2s25.8 44 32.6 70.4c6.6 26 8.8 53.4 7 82.2z",</text:p>
      <text:p text:style-name="Preformatted_20_Text"><text:s text:c="10"/>"M776.6 463.8c-16.2 0-29.8 2.8-40.4 8.4s-19.2 12.4-25.8 20.4c-6.6 8.2-11 16.8-13.6 26.2-2.6 9-4.2 17.2-4.6 24.4h165.6c-2.4-26-11.4-45.2-23.4-58.6-12.4-13.6-32.8-20.8-57.8-20.8z"</text:p>
      <text:p text:style-name="Preformatted_20_Text"><text:s text:c="8"/>],</text:p>
      <text:p text:style-name="Preformatted_20_Text"><text:s text:c="8"/>"tags": [</text:p>
      <text:p text:style-name="Preformatted_20_Text"><text:s text:c="10"/>"behance",</text:p>
      <text:p text:style-name="Preformatted_20_Text"><text:s text:c="10"/>"brand",</text:p>
      <text:p text:style-name="Preformatted_20_Text"><text:s text:c="10"/>"social"</text:p>
      <text:p text:style-name="Preformatted_20_Text"><text:s text:c="8"/>],</text:p>
      <text:p text:style-name="Preformatted_20_Text"><text:s text:c="8"/>"defaultCode": 6007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behance22",</text:p>
      <text:p text:style-name="Preformatted_20_Text"><text:s text:c="8"/>"ligatures": "behance2, brand33",</text:p>
      <text:p text:style-name="Preformatted_20_Text"><text:s text:c="8"/>"order": 1879,</text:p>
      <text:p text:style-name="Preformatted_20_Text"><text:s text:c="8"/>"id": 426,</text:p>
      <text:p text:style-name="Preformatted_20_Text"><text:s text:c="8"/>"prevSize": 32,</text:p>
      <text:p text:style-name="Preformatted_20_Text"><text:s text:c="8"/>"code": 60458</text:p>
      <text:p text:style-name="Preformatted_20_Text"><text:s text:c="6"/>},</text:p>
      <text:p text:style-name="Preformatted_20_Text"><text:s text:c="6"/>"setIdx": 3,</text:p>
      <text:p text:style-name="Preformatted_20_Text"><text:s text:c="6"/>"setId": 1,</text:p>
      <text:p text:style-name="Preformatted_20_Text"><text:s text:c="6"/>"iconIdx": 42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829 186.2v-186.2h-186.2l-18.6 18.8-88 167.4-27.6 18.6h-313.6v255.6h172.4l15.4 18.6-187.8 358.8v186.2h186.2l18.6-18.8 88-167.4 27.6-18.6h313.6v-255.6h-172.4l-15.4-18.8z"</text:p>
      <text:p text:style-name="Preformatted_20_Text"><text:s text:c="8"/>],</text:p>
      <text:p text:style-name="Preformatted_20_Text"><text:s text:c="8"/>"tags": [</text:p>
      <text:p text:style-name="Preformatted_20_Text"><text:s text:c="10"/>"deviantart",</text:p>
      <text:p text:style-name="Preformatted_20_Text"><text:s text:c="10"/>"brand",</text:p>
      <text:p text:style-name="Preformatted_20_Text"><text:s text:c="10"/>"social"</text:p>
      <text:p text:style-name="Preformatted_20_Text"><text:s text:c="8"/>],</text:p>
      <text:p text:style-name="Preformatted_20_Text"><text:s text:c="8"/>"defaultCode": 6007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eviantart, brand34",</text:p>
      <text:p text:style-name="Preformatted_20_Text"><text:s text:c="8"/>"name": "deviantart",</text:p>
      <text:p text:style-name="Preformatted_20_Text"><text:s text:c="8"/>"order": 1880,</text:p>
      <text:p text:style-name="Preformatted_20_Text"><text:s text:c="8"/>"id": 427,</text:p>
      <text:p text:style-name="Preformatted_20_Text"><text:s text:c="8"/>"prevSize": 32,</text:p>
      <text:p text:style-name="Preformatted_20_Text"><text:s text:c="8"/>"code": 60459</text:p>
      <text:p text:style-name="Preformatted_20_Text"><text:s text:c="6"/>},</text:p>
      <text:p text:style-name="Preformatted_20_Text"><text:s text:c="6"/>"setIdx": 3,</text:p>
      <text:p text:style-name="Preformatted_20_Text"><text:s text:c="6"/>"setId": 1,</text:p>
      <text:p text:style-name="Preformatted_20_Text"><text:s text:c="6"/>"iconIdx": 42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3 672.8c0.2 0.6 5.6 15.2 8.6 22.6 16.8 39.8 41 75.8 71.8 106.6s66.6 55 106.6 71.8c41.4 17.4 85.2 26.4 130.4 26.4s89.2-8.8 130.4-26.4c40-16.8 75.8-41 106.6-71.8s55-66.6 71.8-106.6c17.4-41.4 26.4-85.2 26.4-130.4s-8.8-89.2-26.4-130.4c-16.8-40-41-75.8-71.8-106.6s-66.6-55-106.6-71.8c-41.4-17.4-85.2-26.4-130.4-26.4-45.8 0-91.6 9.2-132.2 26.4-32.6 13.8-87.8 49.2-120 82.6l-0.2 0.2v-276h463.4c16.8-0.2 16.8-23.8 16.8-31.4 0-7.8 0-31.2-17-31.4h-501c-13.6 0-22 11.4-22 21.8v388.2c0 12.6 15.6 21.6 30.2 24.6 28.4 6 34.8-3 41.8-12.6l1-1.2c10.6-15.8 43.6-49 44-49.4 51.6-51.6 120.6-80 194.4-80 73.4 0 142.2 28.4 193.8 80 51.8 51.8 80.4 120.4 80.4 193.2 0 73-28.4 141.8-80 193.2-50.8 50.8-122 80-195 80-49.4 0-97.2-13.2-138.2-38.2l0.2-236c0-31.4 13.6-65.8 36.6-91.6 26.2-29.6 62.2-45.8 101.6-45.8 38 0 73.6 14.4 100.2 40.6 26.2 26 40.8 60.8 40.8 97.8 0 78.8-62 140.6-141.2 140.6-15.2 0-43-6.8-44.2-7-16-4.8-22.8 17.4-25 24.8-8.6 28.2 4.4 33.8 7 34.6 25.4 8 42.2 9.4 64.2 9.4 111.8 0 202.8-91 202.8-202.8 0-111-91-201.2-202.6-201.2-54.8 0-106.2 21-144.8 58.8-36.8 36.2-57.8 84.4-57.8 132.4v1.2c-0.2 6-0.2 147.6-0.4 194l-0.2-0.2c-21-23.2-41.8-58.8-55.6-95.2-5.4-14.2-17.6-11.8-34.2-6.6-8 2.2-30 9-25 25.2v0zM491.2 617.4c0 6.8 6.2 12.8 10 16.2l1.2 1.2c6.4 6.2 12.4 9.4 18 9.4 4.6 0 7.4-2.2 8.4-3.2 2.8-2.6 34.4-34.8 37.6-37.8l35.4 35.2c3.2 3.6 6.8 5.6 11 5.6 5.6 0 11.8-3.4 18.2-10 15.2-15.6 7.6-24 4-28l-35.8-35.8 37.4-37.6c8.2-8.8 1-18.2-6.2-25.4-10.4-10.4-20.6-13.2-27-7.2l-37.2 37.2-37.6-37.6c-2-2-4.6-3-7.2-3-5 0-11 3.4-17.6 10-11.6 11.6-14 19.6-8 26l37.6 37.4-37.4 37.4c-3.4 3.2-5 6.6-4.8 10zM573 109.8c-60 0-124 12.2-170.8 32.4-5 2-8 6-8.6 11.6-0.6 5.4 0.8 12.4 4.4 21.6 3 7.4 10.6 27.2 25.6 21.4 48-18.4 101.2-28.4 149.4-28.4 54.8 0 108 10.8 158 31.8 39.8 16.8 77.2 41.2 118 76.4 3 2.6 6.2 3.8 9.4 3.8 8 0 15.6-7.8 22.2-15.2 10.8-12.2 18.4-22.4 7.6-32.6-39-36.8-81.6-64.4-134.4-86.8-57.2-23.8-118.2-36-180.8-36zM896.4 851.2v0c-7.2-7.2-13.4-11.4-18.8-13s-10.4-0.4-14.2 3.4l-3.6 3.6c-37.2 37.2-80.6 66.4-128.8 86.8-50 21.2-103 31.8-157.6 31.8-54.8 0-107.8-10.8-157.6-31.8-48.2-20.4-91.6-49.6-128.8-86.8-38.8-38.8-68-82.2-86.8-128.8-18.4-45.6-24.4-79.8-26.4-91-0.2-1-0.4-1.8-0.4-2.4-2.6-13.2-14.8-14.2-32.2-11.4-7.2 1.2-29.4 4.6-27.4 20.4v0.4c5.8 37 16.2 73.2 30.8 107.6 23.4 55.4 57 105.2 99.8 148s92.6 76.2 148 99.8c57.4 24.2 118.4 36.6 181.2 36.6s123.8-12.4 181.2-36.6c55.4-23.4 105.2-57 148-99.8 0 0 2.4-2.4 3.8-3.8 4.4-5.4 8.6-14.4-10.2-33z"</text:p>
      <text:p text:style-name="Preformatted_20_Text"><text:s text:c="8"/>],</text:p>
      <text:p text:style-name="Preformatted_20_Text"><text:s text:c="8"/>"tags": [</text:p>
      <text:p text:style-name="Preformatted_20_Text"><text:s text:c="10"/>"500px",</text:p>
      <text:p text:style-name="Preformatted_20_Text"><text:soft-page-break/><text:s text:c="10"/>"brand",</text:p>
      <text:p text:style-name="Preformatted_20_Text"><text:s text:c="10"/>"social"</text:p>
      <text:p text:style-name="Preformatted_20_Text"><text:s text:c="8"/>],</text:p>
      <text:p text:style-name="Preformatted_20_Text"><text:s text:c="8"/>"defaultCode": 6007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500px",</text:p>
      <text:p text:style-name="Preformatted_20_Text"><text:s text:c="8"/>"ligatures": "500px, brand35",</text:p>
      <text:p text:style-name="Preformatted_20_Text"><text:s text:c="8"/>"order": 1881,</text:p>
      <text:p text:style-name="Preformatted_20_Text"><text:s text:c="8"/>"id": 428,</text:p>
      <text:p text:style-name="Preformatted_20_Text"><text:s text:c="8"/>"prevSize": 32,</text:p>
      <text:p text:style-name="Preformatted_20_Text"><text:s text:c="8"/>"code": 60460</text:p>
      <text:p text:style-name="Preformatted_20_Text"><text:s text:c="6"/>},</text:p>
      <text:p text:style-name="Preformatted_20_Text"><text:s text:c="6"/>"setIdx": 3,</text:p>
      <text:p text:style-name="Preformatted_20_Text"><text:s text:c="6"/>"setId": 1,</text:p>
      <text:p text:style-name="Preformatted_20_Text"><text:s text:c="6"/>"iconIdx": 42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04 288c0-53.019 42.981-96 96-96s96 42.981 96 96c0 53.019-42.981 96-96 96s-96-42.981-96-96zM958.392 129.608c-87.478-87.476-229.306-87.476-316.786 0-35.578 35.578-56.684 80.146-63.322 126.392v0l-204.694 310.228c-27.506 1.41-54.776 8.416-79.966 21.016l-157.892-123.424c-36.55-28.574-89.342-22.102-117.912 14.448-28.572 36.55-22.102 89.342 14.448 117.912l155.934 121.892c-16.96 66.782 0.672 140.538 52.93 192.794 78.906 78.904 206.832 78.904 285.736 0 48.466-48.466 67.15-115.428 56.076-178.166l249.054-222.986c46.248-6.638 90.816-27.744 126.394-63.322 87.478-87.476 87.478-229.306 0-316.784zM384 902.698c-74.39 0-134.698-60.304-134.698-134.698 0-0.712 0.042-1.414 0.054-2.124l66.912 52.304c15.36 12.006 33.582 17.824 51.674 17.824 24.962 0 49.672-11.080 66.238-32.272 28.572-36.55 22.102-89.342-14.448-117.912l-63.5-49.636c8.962-1.878 18.248-2.88 27.768-2.88 74.392 0 134.698 60.304 134.698 134.698s-60.306 134.696-134.698 134.696zM800 448c-88.366 0-160-71.634-160-160s71.634-160 160-160 160 71.634 160 160-71.634 160-160 160z"</text:p>
      <text:p text:style-name="Preformatted_20_Text"><text:s text:c="8"/>],</text:p>
      <text:p text:style-name="Preformatted_20_Text"><text:s text:c="8"/>"tags": [</text:p>
      <text:p text:style-name="Preformatted_20_Text"><text:s text:c="10"/>"steam",</text:p>
      <text:p text:style-name="Preformatted_20_Text"><text:s text:c="10"/>"brand",</text:p>
      <text:p text:style-name="Preformatted_20_Text"><text:s text:c="10"/>"social"</text:p>
      <text:p text:style-name="Preformatted_20_Text"><text:s text:c="8"/>],</text:p>
      <text:p text:style-name="Preformatted_20_Text"><text:s text:c="8"/>"defaultCode": 6007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eam, brand36",</text:p>
      <text:p text:style-name="Preformatted_20_Text"><text:s text:c="8"/>"name": "steam",</text:p>
      <text:p text:style-name="Preformatted_20_Text"><text:s text:c="8"/>"order": 1882,</text:p>
      <text:p text:style-name="Preformatted_20_Text"><text:s text:c="8"/>"id": 429,</text:p>
      <text:p text:style-name="Preformatted_20_Text"><text:s text:c="8"/>"prevSize": 32,</text:p>
      <text:p text:style-name="Preformatted_20_Text"><text:s text:c="8"/>"code": 60461</text:p>
      <text:p text:style-name="Preformatted_20_Text"><text:s text:c="6"/>},</text:p>
      <text:p text:style-name="Preformatted_20_Text"><text:s text:c="6"/>"setIdx": 3,</text:p>
      <text:p text:style-name="Preformatted_20_Text"><text:s text:c="6"/>"setId": 1,</text:p>
      <text:p text:style-name="Preformatted_20_Text"><text:s text:c="6"/>"iconIdx": 42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303.922 836.010c27.144 0 53.786-13.136 69.972-37.416 25.734-38.602 15.302-90.754-23.298-116.488l-66.074-44.048c11.308-3.080 23.194-4.756 35.478-4.756 74.392 0 134.696 60.304 134.696 134.698s-60.306 134.698-134.698 134.698c-72.404 0-131.444-57.132-134.548-128.774l71.954 47.968c14.322 9.548 30.506 14.118 46.518 14.118zM853.34 0c93.876 0 170.66 76.812 170.66 170.688v682.628c0 93.936-76.784 170.684-170.66 170.684h-682.652c-93.876 0-170.688-76.75-170.688-170.682v-203.028l121.334 80.888c-11.652 63.174 6.938 130.83 55.798 179.69 78.904 78.904 206.83 78.904 285.736 0 48.468-48.466 67.15-115.43 56.076-178.166l249.056-222.988c46.248-6.638 90.816-27.744 126.394-63.322 87.476-87.476 87.476-229.306 0-316.784-87.48-87.478-229.308-87.478-316.786 0-35.578 35.578-56.684 80.146-63.322 126.392v0l-204.694 310.23c-31.848 1.632-63.378 10.764-91.726 27.392l-217.866-145.244v-277.69c0-93.876 76.81-170.688 170.686-170.688h682.654zM896 288c0-88.366-71.634-160-160-160s-160 71.634-160 160 71.634 160 160 160 160-71.634 160-160zM640 288c0-53.020 42.98-96 96-96s96 42.98 96 96-42.98 96-96 96-96-42.98-96-96z"</text:p>
      <text:p text:style-name="Preformatted_20_Text"><text:s text:c="8"/>],</text:p>
      <text:p text:style-name="Preformatted_20_Text"><text:s text:c="8"/>"tags": [</text:p>
      <text:p text:style-name="Preformatted_20_Text"><text:s text:c="10"/>"steam",</text:p>
      <text:p text:style-name="Preformatted_20_Text"><text:s text:c="10"/>"brand",</text:p>
      <text:p text:style-name="Preformatted_20_Text"><text:s text:c="10"/>"social"</text:p>
      <text:p text:style-name="Preformatted_20_Text"><text:s text:c="8"/>],</text:p>
      <text:p text:style-name="Preformatted_20_Text"><text:s text:c="8"/>"defaultCode": 6007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eam2, brand37",</text:p>
      <text:p text:style-name="Preformatted_20_Text"><text:s text:c="8"/>"name": "steam2",</text:p>
      <text:p text:style-name="Preformatted_20_Text"><text:s text:c="8"/>"order": 1883,</text:p>
      <text:p text:style-name="Preformatted_20_Text"><text:s text:c="8"/>"id": 430,</text:p>
      <text:p text:style-name="Preformatted_20_Text"><text:s text:c="8"/>"prevSize": 32,</text:p>
      <text:p text:style-name="Preformatted_20_Text"><text:s text:c="8"/>"code": 60462</text:p>
      <text:p text:style-name="Preformatted_20_Text"><text:s text:c="6"/>},</text:p>
      <text:p text:style-name="Preformatted_20_Text"><text:s text:c="6"/>"setIdx": 3,</text:p>
      <text:p text:style-name="Preformatted_20_Text"><text:s text:c="6"/>"setId": 1,</text:p>
      <text:p text:style-name="Preformatted_20_Text"><text:s text:c="6"/>"iconIdx": 42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36 32l-224 192 288 192 224-192z",</text:p>
      <text:p text:style-name="Preformatted_20_Text"><text:s text:c="10"/>"M512 224l-224-192-288 192 224 192z",</text:p>
      <text:p text:style-name="Preformatted_20_Text"><text:s text:c="10"/>"M800 416l224 192-288 160-224-192z",</text:p>
      <text:p text:style-name="Preformatted_20_Text"><text:s text:c="10"/>"M512 576l-288-160-224 192 288 160z",</text:p>
      <text:p text:style-name="Preformatted_20_Text"><text:s text:c="10"/>"M728.156 845.57l-216.156-185.278-216.158 185.278-135.842-75.468v93.898l352 160 352-160v-93.898z"</text:p>
      <text:p text:style-name="Preformatted_20_Text"><text:s text:c="8"/>],</text:p>
      <text:p text:style-name="Preformatted_20_Text"><text:s text:c="8"/>"tags": [</text:p>
      <text:p text:style-name="Preformatted_20_Text"><text:s text:c="10"/>"dropbox",</text:p>
      <text:p text:style-name="Preformatted_20_Text"><text:s text:c="10"/>"brand"</text:p>
      <text:p text:style-name="Preformatted_20_Text"><text:s text:c="8"/>],</text:p>
      <text:p text:style-name="Preformatted_20_Text"><text:s text:c="8"/>"defaultCode": 6007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ropbox, brand38",</text:p>
      <text:p text:style-name="Preformatted_20_Text"><text:s text:c="8"/>"name": "dropbox2",</text:p>
      <text:p text:style-name="Preformatted_20_Text"><text:s text:c="8"/>"order": 1884,</text:p>
      <text:p text:style-name="Preformatted_20_Text"><text:s text:c="8"/>"id": 431,</text:p>
      <text:p text:style-name="Preformatted_20_Text"><text:s text:c="8"/>"prevSize": 32,</text:p>
      <text:p text:style-name="Preformatted_20_Text"><text:s text:c="8"/>"code": 60463</text:p>
      <text:p text:style-name="Preformatted_20_Text"><text:soft-page-break/><text:s text:c="6"/>},</text:p>
      <text:p text:style-name="Preformatted_20_Text"><text:s text:c="6"/>"setIdx": 3,</text:p>
      <text:p text:style-name="Preformatted_20_Text"><text:s text:c="6"/>"setId": 1,</text:p>
      <text:p text:style-name="Preformatted_20_Text"><text:s text:c="6"/>"iconIdx": 43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50.868 828.388c-60.274-15.060-93.856-62.97-93.962-134.064-0.032-22.726 1.612-33.62 7.286-48.236 13.908-35.834 50.728-62.872 99.176-72.822 24.11-4.95 31.536-10.266 31.536-22.572 0-3.862 2.872-15.36 6.378-25.552 15.932-46.306 45.43-84.91 76.948-100.702 32.99-16.526 49.642-20.254 89.548-20.040 56.674 0.304 84.952 12.598 124.496 54.128l21.75 22.842 19.484-6.742c94.3-32.636 188.306 22.916 195.888 115.756l2.072 25.398 18.57 6.65c53.032 19.004 77.96 58.904 73.442 117.556-2.958 38.358-20.89 68.98-49.3 84.184l-13.356 7.146-296.822 0.57c-228.094 0.44-300.6-0.368-313.134-3.5v0zM103.218 785.966c-36.176-9.086-74.506-42.854-92.48-81.47-10.196-21.906-10.738-25.128-10.738-63.88 0-36.864 0.87-42.778 8.988-61.080 17.11-38.582 49.894-66.46 91.030-77.408 8.684-2.312 16.842-6 18.128-8.196 1.29-2.198 2.722-14.164 3.182-26.592 2.866-77.196 50.79-145.214 117.708-167.056 36.154-11.8 83.572-12.898 122.896 3.726 12.47 5.274 11.068 6.404 37.438-30.14 15.594-21.612 45.108-44.49 70.9-58.18 27.838-14.776 56.792-21.584 91.412-21.494 96.768 0.252 180.166 64.22 211.004 161.848 9.854 31.192 9.362 39.926-2.26 40.184-5.072 0.112-19.604 3.064-32.292 6.558l-23.072 6.358-21.052-22.25c-59.362-62.734-156.238-76.294-238.592-33.396-32.9 17.138-59.34 41.746-79.31 73.81-14.236 22.858-32.39 65.504-32.39 76.094 0 7.51-5.754 11.264-30.332 19.782-76.094 26.376-120.508 87.282-120.476 165.218 0.010 28.368 6.922 63.074 16.52 82.956 3.618 7.494 5.634 14.622 4.484 15.836-2.946 3.106-97.608 2.060-110.696-1.228v0z"</text:p>
      <text:p text:style-name="Preformatted_20_Text"><text:s text:c="8"/>],</text:p>
      <text:p text:style-name="Preformatted_20_Text"><text:s text:c="8"/>"tags": [</text:p>
      <text:p text:style-name="Preformatted_20_Text"><text:s text:c="10"/>"onedrive",</text:p>
      <text:p text:style-name="Preformatted_20_Text"><text:s text:c="10"/>"brand",</text:p>
      <text:p text:style-name="Preformatted_20_Text"><text:s text:c="10"/>"skydrive"</text:p>
      <text:p text:style-name="Preformatted_20_Text"><text:s text:c="8"/>],</text:p>
      <text:p text:style-name="Preformatted_20_Text"><text:s text:c="8"/>"defaultCode": 6007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onedrive, brand39",</text:p>
      <text:p text:style-name="Preformatted_20_Text"><text:s text:c="8"/>"name": "onedrive2",</text:p>
      <text:p text:style-name="Preformatted_20_Text"><text:s text:c="8"/>"order": 1885,</text:p>
      <text:p text:style-name="Preformatted_20_Text"><text:s text:c="8"/>"id": 432,</text:p>
      <text:p text:style-name="Preformatted_20_Text"><text:s text:c="8"/>"prevSize": 32,</text:p>
      <text:p text:style-name="Preformatted_20_Text"><text:s text:c="8"/>"code": 60464</text:p>
      <text:p text:style-name="Preformatted_20_Text"><text:s text:c="6"/>},</text:p>
      <text:p text:style-name="Preformatted_20_Text"><text:s text:c="6"/>"setIdx": 3,</text:p>
      <text:p text:style-name="Preformatted_20_Text"><text:s text:c="6"/>"setId": 1,</text:p>
      <text:p text:style-name="Preformatted_20_Text"><text:s text:c="6"/>"iconIdx": 43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008 12.642c-282.738 0-512.008 229.218-512.008 511.998 0 226.214 146.704 418.132 350.136 485.836 25.586 4.738 34.992-11.11 34.992-24.632 0-12.204-0.48-52.542-0.696-95.324-142.448 30.976-172.504-60.41-172.504-60.41-23.282-59.176-56.848-74.916-56.848-74.916-46.452-31.778 3.51-31.124 3.51-31.124 51.4 3.61 78.476 52.766 78.476 52.766 45.672 78.27 119.776 55.64 149.004 42.558 4.588-33.086 17.852-55.68 32.506-68.464-113.73-12.942-233.276-56.85-233.276-253.032 0-55.898 20.004-101.574 52.76-137.428-5.316-12.9-22.854-64.972 4.952-135.5 0 0 43.006-13.752 140.84 52.49 40.836-11.348 84.636-17.036 128.154-17.234 43.502 0.198 87.336 5.886 128.256 17.234 97.734-66.244 140.656-52.49 140.656-52.49 27.872 70.528 10.35 122.6 5.036 135.5 32.82 35.856 52.694 81.532 52.694 137.428 0 196.654-119.778 239.95-233.79 252.624 18.364 15.89 34.724 47.046 <text:soft-page-break/>34.724 94.812 0 68.508-0.596 123.644-0.596 140.508 0 13.628 9.222 29.594 35.172 24.566 203.322-67.776 349.842-259.626 349.842-485.768 0-282.78-229.234-511.998-511.992-511.998z"</text:p>
      <text:p text:style-name="Preformatted_20_Text"><text:s text:c="8"/>],</text:p>
      <text:p text:style-name="Preformatted_20_Text"><text:s text:c="8"/>"tags": [</text:p>
      <text:p text:style-name="Preformatted_20_Text"><text:s text:c="10"/>"github",</text:p>
      <text:p text:style-name="Preformatted_20_Text"><text:s text:c="10"/>"brand",</text:p>
      <text:p text:style-name="Preformatted_20_Text"><text:s text:c="10"/>"octacat",</text:p>
      <text:p text:style-name="Preformatted_20_Text"><text:s text:c="10"/>"social"</text:p>
      <text:p text:style-name="Preformatted_20_Text"><text:s text:c="8"/>],</text:p>
      <text:p text:style-name="Preformatted_20_Text"><text:s text:c="8"/>"defaultCode": 6008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ithub, brand40",</text:p>
      <text:p text:style-name="Preformatted_20_Text"><text:s text:c="8"/>"name": "github2",</text:p>
      <text:p text:style-name="Preformatted_20_Text"><text:s text:c="8"/>"order": 1886,</text:p>
      <text:p text:style-name="Preformatted_20_Text"><text:s text:c="8"/>"id": 433,</text:p>
      <text:p text:style-name="Preformatted_20_Text"><text:s text:c="8"/>"prevSize": 32,</text:p>
      <text:p text:style-name="Preformatted_20_Text"><text:s text:c="8"/>"code": 60465</text:p>
      <text:p text:style-name="Preformatted_20_Text"><text:s text:c="6"/>},</text:p>
      <text:p text:style-name="Preformatted_20_Text"><text:s text:c="6"/>"setIdx": 3,</text:p>
      <text:p text:style-name="Preformatted_20_Text"><text:s text:c="6"/>"setId": 1,</text:p>
      <text:p text:style-name="Preformatted_20_Text"><text:s text:c="6"/>"iconIdx": 43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0v1024h1024v-1024h-1024zM832 832h-128v-512h-192v512h-320v-640h640v640z"</text:p>
      <text:p text:style-name="Preformatted_20_Text"><text:s text:c="8"/>],</text:p>
      <text:p text:style-name="Preformatted_20_Text"><text:s text:c="8"/>"tags": [</text:p>
      <text:p text:style-name="Preformatted_20_Text"><text:s text:c="10"/>"npm",</text:p>
      <text:p text:style-name="Preformatted_20_Text"><text:s text:c="10"/>"brand"</text:p>
      <text:p text:style-name="Preformatted_20_Text"><text:s text:c="8"/>],</text:p>
      <text:p text:style-name="Preformatted_20_Text"><text:s text:c="8"/>"defaultCode": 6008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npm",</text:p>
      <text:p text:style-name="Preformatted_20_Text"><text:s text:c="8"/>"ligatures": "npm, brand41",</text:p>
      <text:p text:style-name="Preformatted_20_Text"><text:s text:c="8"/>"order": 1887,</text:p>
      <text:p text:style-name="Preformatted_20_Text"><text:s text:c="8"/>"id": 434,</text:p>
      <text:p text:style-name="Preformatted_20_Text"><text:s text:c="8"/>"prevSize": 32,</text:p>
      <text:p text:style-name="Preformatted_20_Text"><text:s text:c="8"/>"code": 60466</text:p>
      <text:p text:style-name="Preformatted_20_Text"><text:s text:c="6"/>},</text:p>
      <text:p text:style-name="Preformatted_20_Text"><text:s text:c="6"/>"setIdx": 3,</text:p>
      <text:p text:style-name="Preformatted_20_Text"><text:s text:c="6"/>"setId": 1,</text:p>
      <text:p text:style-name="Preformatted_20_Text"><text:s text:c="6"/>"iconIdx": 43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106.6c-186.8 0-330.8 156.4-412.4 309.6-46 86.2-78.2 180.6-93 277.2-1.6 11-3.2 22-4.4 33.2-0.6 6-1.2 12-1.6 18-0.6 7.6-0.2 10 3.8 16.4 12 19.4 26.2 37.4 42.2 53.6 32.8 33.6 72.6 59.4 114.8 79.4 96.2 45.4 204.8 61.8 310.4 65.4 109 3.6 221-5.4 325.2-39.4 89-29 174.8-79.6 224.2-161.4 5.4-8.8 1.6-21.8 0.6-32-1.2-12.2-2.8-24.2-4.8-36.2-3.6-23.6-8.4-46.8-14.2-70-11.6-47.2-27.4-93.6-46.6-138.2-69.6-161.6-198.4-334-381.6-369.6-20.6-4-41.6-6-62.6-6zM518.4 890.2c-114.2 0-238.6-10.2-341.4-65.2-40-21.4-80.8-52.4-100-95-5.6-12.4-3.6-17.2-1-31.8 <text:soft-page-break/>1.8-9.4 2.6-18.6 6.8-27.4 5.8-12.2 11.8-24.2 18-36.2 21-40.6 43.6-80.8 69.8-118.6 13-18.6 26.8-37 42.8-53 11.2-11.2 24.8-23.2 40.6-27 48.4-11.6 85.4 44.4 114.8 72.6 14.2 13.6 33.2 29 54.4 26.4 14.6-1.8 27.6-13.2 38-22.6 35.4-31.8 63.8-71.2 93.2-108.2 14.6-18.2 29-36.6 44.8-54 10.6-11.8 22.2-25.2 36.4-32.8 25.4-13.8 57.8 14.6 75.4 29.2 30 25 56.6 54.2 82 83.8 24.2 28.2 47.6 56.8 68.2 87.8 31.8 48 59.4 99.2 84.6 151 5.4 11.2 7.2 18.8 9.2 31.2 1.2 6.8 3.8 14.6 2.8 21.6-1.4 9.8-8.2 20.4-13.2 28.4-12 19-28.2 35.4-46 49.2-74.6 57.8-175.6 77-267.4 85.6-37.6 3.6-75.2 5-112.8 5z"</text:p>
      <text:p text:style-name="Preformatted_20_Text"><text:s text:c="8"/>],</text:p>
      <text:p text:style-name="Preformatted_20_Text"><text:s text:c="8"/>"tags": [</text:p>
      <text:p text:style-name="Preformatted_20_Text"><text:s text:c="10"/>"basecamp",</text:p>
      <text:p text:style-name="Preformatted_20_Text"><text:s text:c="10"/>"brand"</text:p>
      <text:p text:style-name="Preformatted_20_Text"><text:s text:c="8"/>],</text:p>
      <text:p text:style-name="Preformatted_20_Text"><text:s text:c="8"/>"defaultCode": 6008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basecamp2",</text:p>
      <text:p text:style-name="Preformatted_20_Text"><text:s text:c="8"/>"ligatures": "basecamp, brand42",</text:p>
      <text:p text:style-name="Preformatted_20_Text"><text:s text:c="8"/>"order": 1888,</text:p>
      <text:p text:style-name="Preformatted_20_Text"><text:s text:c="8"/>"id": 435,</text:p>
      <text:p text:style-name="Preformatted_20_Text"><text:s text:c="8"/>"prevSize": 32,</text:p>
      <text:p text:style-name="Preformatted_20_Text"><text:s text:c="8"/>"code": 60467</text:p>
      <text:p text:style-name="Preformatted_20_Text"><text:s text:c="6"/>},</text:p>
      <text:p text:style-name="Preformatted_20_Text"><text:s text:c="6"/>"setIdx": 3,</text:p>
      <text:p text:style-name="Preformatted_20_Text"><text:s text:c="6"/>"setId": 1,</text:p>
      <text:p text:style-name="Preformatted_20_Text"><text:s text:c="6"/>"iconIdx": 43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448 768c0 35.2-28.8 64-64 64h-128c-35.2 0-64-28.8-64-64v-512c0-35.2 28.8-64 64-64h128c35.2 0 64 28.8 64 64v512zM832 576c0 35.2-28.8 64-64 64h-128c-35.2 0-64-28.8-64-64v-320c0-35.2 28.8-64 64-64h128c35.2 0 64 28.8 64 64v320z"</text:p>
      <text:p text:style-name="Preformatted_20_Text"><text:s text:c="8"/>],</text:p>
      <text:p text:style-name="Preformatted_20_Text"><text:s text:c="8"/>"tags": [</text:p>
      <text:p text:style-name="Preformatted_20_Text"><text:s text:c="10"/>"trello",</text:p>
      <text:p text:style-name="Preformatted_20_Text"><text:s text:c="10"/>"brand"</text:p>
      <text:p text:style-name="Preformatted_20_Text"><text:s text:c="8"/>],</text:p>
      <text:p text:style-name="Preformatted_20_Text"><text:s text:c="8"/>"defaultCode": 6008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trello",</text:p>
      <text:p text:style-name="Preformatted_20_Text"><text:s text:c="8"/>"ligatures": "trello, brand43",</text:p>
      <text:p text:style-name="Preformatted_20_Text"><text:s text:c="8"/>"order": 1889,</text:p>
      <text:p text:style-name="Preformatted_20_Text"><text:s text:c="8"/>"id": 436,</text:p>
      <text:p text:style-name="Preformatted_20_Text"><text:s text:c="8"/>"prevSize": 32,</text:p>
      <text:p text:style-name="Preformatted_20_Text"><text:s text:c="8"/>"code": 60468</text:p>
      <text:p text:style-name="Preformatted_20_Text"><text:s text:c="6"/>},</text:p>
      <text:p text:style-name="Preformatted_20_Text"><text:s text:c="6"/>"setIdx": 3,</text:p>
      <text:p text:style-name="Preformatted_20_Text"><text:s text:c="6"/>"setId": 1,</text:p>
      <text:p text:style-name="Preformatted_20_Text"><text:s text:c="6"/>"iconIdx": 43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128 511.992c0 148.026 88.322 275.968 216.43 336.578l-183.178-488.784c-21.308 46.508-33.252 97.982-33.252 152.206zM771.228 493.128c0-46.234-17.054-78.236-31.654-103.142-19.458-30.82-37.72-56.894-37.72-87.716 0-34.374 26.766-66.376 64.486-66.376 1.704 0 3.32 0.204 4.976 0.302-68.316-60.97-159.34-98.196-259.308-98.196-134.16 0-252.186 67.046-320.844 168.568 9.010 0.282 17.506 0.454 24.712 0.454 40.154 0 102.34-4.752 102.34-4.752 20.69-1.182 23.132 28.434 2.458 30.822 0 0-20.81 2.368-43.952 3.55l139.834 405.106 84.044-245.456-59.822-159.65c-20.688-1.184-40.278-3.55-40.278-3.55-20.702-1.192-18.272-32.002 2.438-30.822 0 0 63.4 4.752 101.134 4.752 40.146 0 102.35-4.752 102.35-4.752 20.702-1.182 23.14 28.434 2.446 30.822 0 0-20.834 2.372-43.948 3.55l138.78 402.018 38.312-124.632c16.58-51.75 29.216-88.9 29.216-120.9zM518.742 544.704l-115.226 326.058c34.416 9.858 70.794 15.238 108.488 15.238 44.716 0 87.604-7.518 127.518-21.2-1.018-1.602-1.974-3.304-2.75-5.154l-118.030-314.942zM848.962 332.572c1.652 11.91 2.588 24.686 2.588 38.458 0 37.93-7.292 80.596-29.202 133.95l-117.286 330.272c114.162-64.828 190.938-185.288 190.938-323.258 0-65.030-17.060-126.16-47.038-179.422zM512 0c-282.77 0-512 229.23-512 512s229.23 512 512 512 512-229.23 512-512-229.23-512-512-512zM512 960c-247.424 0-448-200.576-448-448s200.576-448 448-448 448 200.576 448 448-200.576 448-448 448z"</text:p>
      <text:p text:style-name="Preformatted_20_Text"><text:s text:c="8"/>],</text:p>
      <text:p text:style-name="Preformatted_20_Text"><text:s text:c="8"/>"tags": [</text:p>
      <text:p text:style-name="Preformatted_20_Text"><text:s text:c="10"/>"wordpress",</text:p>
      <text:p text:style-name="Preformatted_20_Text"><text:s text:c="10"/>"brand",</text:p>
      <text:p text:style-name="Preformatted_20_Text"><text:s text:c="10"/>"social",</text:p>
      <text:p text:style-name="Preformatted_20_Text"><text:s text:c="10"/>"cms"</text:p>
      <text:p text:style-name="Preformatted_20_Text"><text:s text:c="8"/>],</text:p>
      <text:p text:style-name="Preformatted_20_Text"><text:s text:c="8"/>"defaultCode": 6008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wordpress, brand44",</text:p>
      <text:p text:style-name="Preformatted_20_Text"><text:s text:c="8"/>"name": "wordpress",</text:p>
      <text:p text:style-name="Preformatted_20_Text"><text:s text:c="8"/>"order": 1890,</text:p>
      <text:p text:style-name="Preformatted_20_Text"><text:s text:c="8"/>"id": 437,</text:p>
      <text:p text:style-name="Preformatted_20_Text"><text:s text:c="8"/>"prevSize": 32,</text:p>
      <text:p text:style-name="Preformatted_20_Text"><text:s text:c="8"/>"code": 60469</text:p>
      <text:p text:style-name="Preformatted_20_Text"><text:s text:c="6"/>},</text:p>
      <text:p text:style-name="Preformatted_20_Text"><text:s text:c="6"/>"setIdx": 3,</text:p>
      <text:p text:style-name="Preformatted_20_Text"><text:s text:c="6"/>"setId": 1,</text:p>
      <text:p text:style-name="Preformatted_20_Text"><text:s text:c="6"/>"iconIdx": 43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66.004 276.678c32.832-32.844 86.002-32.844 118.804-0.032l7.826 7.868 101.104-101.156-7.874-7.88c-57.624-57.7-138.514-77.878-212.42-60.522-10.594-65.182-67.088-114.924-135.174-114.956-75.65 0-136.954 61.442-136.97 137.158 0 65.336 45.59 120 106.662 133.83-23.138 77.45-4.242 164.834 56.846 225.984l227.826 227.9 100.996-101.214-227.81-227.886c-32.682-32.722-32.742-86.126 0.184-119.094zM1022.712 137.158c0.016-75.762-61.318-137.158-136.984-137.158-69.234 0-126.478 51.444-135.682 118.238-77.074-22.664-163.784-3.496-224.64 57.408l-227.84 227.9 101.102 101.172 227.766-227.856c32.94-32.966 85.988-32.906 118.684-0.184 32.8 32.83 32.8 86.114-0.032 118.956l-7.794 7.836 101.010 101.248 7.858-7.928c60.458-60.566 79.678-146.756 57.612-223.638 67.15-8.834 118.94-66.364 118.94-135.994zM906.266 751.064c18.102-74.458-1.976-156.324-60.108-214.5l-227.49-227.992-101.102 101.122 227.52 228.012c32.94 32.996 32.864 86.096 0.184 118.848-32.802 32.814-86.004 32.814-118.836-0.030l-7.766-7.79-100.994 101.246 7.732 7.728c61.516 61.594 149.618 80.438 227.368 56.488 12.632 62.682 67.934 109.804 134.258 109.804 75.604 0 136.968-61.35 136.968-137.126 0-69.2-51.18-126.456-117.734-135.81zM612.344 528.684l-227.536 227.992c-32.71 32.768-86.034 32.828-118.944-0.124-32.818-32.904-32.832-86.098-0.044-118.97l7.808-7.774-101.086-101.124-7.734 7.712c-58.76 58.802-78.56 141.834-59.45 216.982-60.398 14.26-105.358 68.634-105.358 133.496-0.016 75.746 61.332 137.126 <text:soft-page-break/>136.982 137.126 65.1-0.032 119.588-45.418 133.54-106.382 74.702 18.552 156.998-1.304 215.344-59.756l227.49-227.96-101.012-101.218z"</text:p>
      <text:p text:style-name="Preformatted_20_Text"><text:s text:c="8"/>],</text:p>
      <text:p text:style-name="Preformatted_20_Text"><text:s text:c="8"/>"tags": [</text:p>
      <text:p text:style-name="Preformatted_20_Text"><text:s text:c="10"/>"joomla",</text:p>
      <text:p text:style-name="Preformatted_20_Text"><text:s text:c="10"/>"brand",</text:p>
      <text:p text:style-name="Preformatted_20_Text"><text:s text:c="10"/>"cms"</text:p>
      <text:p text:style-name="Preformatted_20_Text"><text:s text:c="8"/>],</text:p>
      <text:p text:style-name="Preformatted_20_Text"><text:s text:c="8"/>"defaultCode": 6008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joomla, brand45",</text:p>
      <text:p text:style-name="Preformatted_20_Text"><text:s text:c="8"/>"name": "joomla",</text:p>
      <text:p text:style-name="Preformatted_20_Text"><text:s text:c="8"/>"order": 1891,</text:p>
      <text:p text:style-name="Preformatted_20_Text"><text:s text:c="8"/>"id": 438,</text:p>
      <text:p text:style-name="Preformatted_20_Text"><text:s text:c="8"/>"prevSize": 32,</text:p>
      <text:p text:style-name="Preformatted_20_Text"><text:s text:c="8"/>"code": 60470</text:p>
      <text:p text:style-name="Preformatted_20_Text"><text:s text:c="6"/>},</text:p>
      <text:p text:style-name="Preformatted_20_Text"><text:s text:c="6"/>"setIdx": 3,</text:p>
      <text:p text:style-name="Preformatted_20_Text"><text:s text:c="6"/>"setId": 1,</text:p>
      <text:p text:style-name="Preformatted_20_Text"><text:s text:c="6"/>"iconIdx": 43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77 0-512 229.23-512 512s229.23 512 512 512 512-229.23 512-512-229.23-512-512-512zM824.636 589.598c-36.798 142.716-165.358 242.402-312.63 242.402-147.282 0-275.85-99.686-312.654-242.42-6.232-24.158 8.352-48.886 32.512-55.124 3.71-0.958 7.528-1.446 11.338-1.446 20.624 0 38.628 13.972 43.788 33.976 26.512 102.748 119.042 174.51 225.014 174.51 105.978 0 198.502-71.76 225-174.51 5.152-20.006 23.15-33.982 43.766-33.982 3.822 0 7.65 0.49 11.376 1.456 11.692 3.016 21.526 10.418 27.668 20.842 6.142 10.416 7.854 22.596 4.822 34.296z"</text:p>
      <text:p text:style-name="Preformatted_20_Text"><text:s text:c="8"/>],</text:p>
      <text:p text:style-name="Preformatted_20_Text"><text:s text:c="8"/>"tags": [</text:p>
      <text:p text:style-name="Preformatted_20_Text"><text:s text:c="10"/>"ello",</text:p>
      <text:p text:style-name="Preformatted_20_Text"><text:s text:c="10"/>"brand",</text:p>
      <text:p text:style-name="Preformatted_20_Text"><text:s text:c="10"/>"social"</text:p>
      <text:p text:style-name="Preformatted_20_Text"><text:s text:c="8"/>],</text:p>
      <text:p text:style-name="Preformatted_20_Text"><text:s text:c="8"/>"defaultCode": 6008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ello, brand46",</text:p>
      <text:p text:style-name="Preformatted_20_Text"><text:s text:c="8"/>"name": "ello",</text:p>
      <text:p text:style-name="Preformatted_20_Text"><text:s text:c="8"/>"order": 1892,</text:p>
      <text:p text:style-name="Preformatted_20_Text"><text:s text:c="8"/>"id": 439,</text:p>
      <text:p text:style-name="Preformatted_20_Text"><text:s text:c="8"/>"prevSize": 32,</text:p>
      <text:p text:style-name="Preformatted_20_Text"><text:s text:c="8"/>"code": 60471</text:p>
      <text:p text:style-name="Preformatted_20_Text"><text:s text:c="6"/>},</text:p>
      <text:p text:style-name="Preformatted_20_Text"><text:s text:c="6"/>"setIdx": 3,</text:p>
      <text:p text:style-name="Preformatted_20_Text"><text:s text:c="6"/>"setId": 1,</text:p>
      <text:p text:style-name="Preformatted_20_Text"><text:s text:c="6"/>"iconIdx": 43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57.796 384h-57.406c-35.166 0-65.988-29.742-68.39-64v0c0.004-182.668-147.258-320-331.19-320h-167.824c-183.812 0-332.856 148-332.986 <text:soft-page-break/>330.666v362.798c0 182.654 149.174 330.536 332.984 330.536h358.42c183.948 0 332.596-147.882 332.596-330.536v-234.382c0-36.502-29.44-75.082-66.204-75.082zM320 256h192c35.2 0 64 28.8 64 64s-28.8 64-64 64h-192c-35.2 0-64-28.8-64-64s28.8-64 64-64zM704 768h-384c-35.2 0-64-28.8-64-64s28.8-64 64-64h384c35.2 0 64 28.8 64 64s-28.8 64-64 64z"</text:p>
      <text:p text:style-name="Preformatted_20_Text"><text:s text:c="8"/>],</text:p>
      <text:p text:style-name="Preformatted_20_Text"><text:s text:c="8"/>"tags": [</text:p>
      <text:p text:style-name="Preformatted_20_Text"><text:s text:c="10"/>"blogger",</text:p>
      <text:p text:style-name="Preformatted_20_Text"><text:s text:c="10"/>"brand",</text:p>
      <text:p text:style-name="Preformatted_20_Text"><text:s text:c="10"/>"social"</text:p>
      <text:p text:style-name="Preformatted_20_Text"><text:s text:c="8"/>],</text:p>
      <text:p text:style-name="Preformatted_20_Text"><text:s text:c="8"/>"defaultCode": 6008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logger, brand47",</text:p>
      <text:p text:style-name="Preformatted_20_Text"><text:s text:c="8"/>"name": "blogger",</text:p>
      <text:p text:style-name="Preformatted_20_Text"><text:s text:c="8"/>"order": 1893,</text:p>
      <text:p text:style-name="Preformatted_20_Text"><text:s text:c="8"/>"id": 440,</text:p>
      <text:p text:style-name="Preformatted_20_Text"><text:s text:c="8"/>"prevSize": 32,</text:p>
      <text:p text:style-name="Preformatted_20_Text"><text:s text:c="8"/>"code": 60472</text:p>
      <text:p text:style-name="Preformatted_20_Text"><text:s text:c="6"/>},</text:p>
      <text:p text:style-name="Preformatted_20_Text"><text:s text:c="6"/>"setIdx": 3,</text:p>
      <text:p text:style-name="Preformatted_20_Text"><text:s text:c="6"/>"setId": 1,</text:p>
      <text:p text:style-name="Preformatted_20_Text"><text:s text:c="6"/>"iconIdx": 43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896 648c0 137-111.4 248-249.4 248h-268.8c-138 0-249.8-111-249.8-248v-272c0-137 111.8-248 249.8-248h125.8c138 0 248.4 103 248.4 240 1.8 25.6 25 48 51.2 48h43c27.6 0 49.6 29 49.6 56.4v175.6z",</text:p>
      <text:p text:style-name="Preformatted_20_Text"><text:s text:c="10"/>"M704 640c0 35.2-28.8 64-64 64h-256c-35.2 0-64-28.8-64-64v0c0-35.2 28.8-64 64-64h256c35.2 0 64 28.8 64 64v0z",</text:p>
      <text:p text:style-name="Preformatted_20_Text"><text:s text:c="10"/>"M576 384c0 35.2-28.8 64-64 64h-128c-35.2 0-64-28.8-64-64v0c0-35.2 28.8-64 64-64h128c35.2 0 64 28.8 64 64v0z"</text:p>
      <text:p text:style-name="Preformatted_20_Text"><text:s text:c="8"/>],</text:p>
      <text:p text:style-name="Preformatted_20_Text"><text:s text:c="8"/>"tags": [</text:p>
      <text:p text:style-name="Preformatted_20_Text"><text:s text:c="10"/>"blogger",</text:p>
      <text:p text:style-name="Preformatted_20_Text"><text:s text:c="10"/>"brand",</text:p>
      <text:p text:style-name="Preformatted_20_Text"><text:s text:c="10"/>"social"</text:p>
      <text:p text:style-name="Preformatted_20_Text"><text:s text:c="8"/>],</text:p>
      <text:p text:style-name="Preformatted_20_Text"><text:s text:c="8"/>"defaultCode": 6008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blogger2, brand48",</text:p>
      <text:p text:style-name="Preformatted_20_Text"><text:s text:c="8"/>"name": "blogger2",</text:p>
      <text:p text:style-name="Preformatted_20_Text"><text:s text:c="8"/>"order": 1894,</text:p>
      <text:p text:style-name="Preformatted_20_Text"><text:s text:c="8"/>"id": 441,</text:p>
      <text:p text:style-name="Preformatted_20_Text"><text:s text:c="8"/>"prevSize": 32,</text:p>
      <text:p text:style-name="Preformatted_20_Text"><text:s text:c="8"/>"code": 60473</text:p>
      <text:p text:style-name="Preformatted_20_Text"><text:s text:c="6"/>},</text:p>
      <text:p text:style-name="Preformatted_20_Text"><text:s text:c="6"/>"setIdx": 3,</text:p>
      <text:p text:style-name="Preformatted_20_Text"><text:s text:c="6"/>"setId": 1,</text:p>
      <text:p text:style-name="Preformatted_20_Text"><text:s text:c="6"/>"iconIdx": 440</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576.032 448l-0.002 234.184c0 59.418-0.77 93.656 5.53 110.5 6.25 16.754 21.918 34.146 38.99 44.202 22.684 13.588 48.542 20.376 77.708 20.376 51.854 0 82.478-6.848 133.742-40.54v153.944c-43.7 20.552-81.866 32.594-117.324 40.922-35.5 8.242-73.86 12.406-115.064 12.406-46.828 0-74.456-5.886-110.41-17.656-35.958-11.868-66.66-28.806-92.020-50.54-25.45-21.922-43.022-45.208-52.848-69.832-9.826-24.636-14.716-60.414-14.716-107.244v-359.1h-137.426v-145.006c40.208-13.042 85.164-31.788 113.78-56.152 28.754-24.45 51.766-53.706 69.106-87.944 17.392-34.146 29.348-77.712 35.872-130.516h165.084l-0.002 255.996h255.968v192h-255.968z"</text:p>
      <text:p text:style-name="Preformatted_20_Text"><text:s text:c="8"/>],</text:p>
      <text:p text:style-name="Preformatted_20_Text"><text:s text:c="8"/>"tags": [</text:p>
      <text:p text:style-name="Preformatted_20_Text"><text:s text:c="10"/>"tumblr",</text:p>
      <text:p text:style-name="Preformatted_20_Text"><text:s text:c="10"/>"brand",</text:p>
      <text:p text:style-name="Preformatted_20_Text"><text:s text:c="10"/>"social"</text:p>
      <text:p text:style-name="Preformatted_20_Text"><text:s text:c="8"/>],</text:p>
      <text:p text:style-name="Preformatted_20_Text"><text:s text:c="8"/>"defaultCode": 6008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umblr, brand49",</text:p>
      <text:p text:style-name="Preformatted_20_Text"><text:s text:c="8"/>"name": "tumblr2",</text:p>
      <text:p text:style-name="Preformatted_20_Text"><text:s text:c="8"/>"order": 1895,</text:p>
      <text:p text:style-name="Preformatted_20_Text"><text:s text:c="8"/>"id": 442,</text:p>
      <text:p text:style-name="Preformatted_20_Text"><text:s text:c="8"/>"prevSize": 32,</text:p>
      <text:p text:style-name="Preformatted_20_Text"><text:s text:c="8"/>"code": 60474</text:p>
      <text:p text:style-name="Preformatted_20_Text"><text:s text:c="6"/>},</text:p>
      <text:p text:style-name="Preformatted_20_Text"><text:s text:c="6"/>"setIdx": 3,</text:p>
      <text:p text:style-name="Preformatted_20_Text"><text:s text:c="6"/>"setId": 1,</text:p>
      <text:p text:style-name="Preformatted_20_Text"><text:s text:c="6"/>"iconIdx": 44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731.8 824.6c-30.2 14.2-57.6 24.2-82 30-24.4 5.6-51 8.6-79.4 8.6-32.4 0-51.4-4-76.2-12.2s-46-19.8-63.6-34.8c-17.6-15.2-29.6-31.2-36.4-48.2s-10.2-41.6-10.2-74v-247.8h-96v-100c27.8-9 60-22 79.6-38.8 19.8-16.8 35.8-37 47.6-60.6 12-23.6 20.2-53.6 24.8-90h100.4v163.2h163.6v126.2h-163.4v181.2c0 41-0.6 64.6 3.8 76.2s15.2 23.6 27 30.4c15.6 9.4 33.6 14 53.6 14 35.8 0 71.4-11.6 106.8-34.8v111.4z"</text:p>
      <text:p text:style-name="Preformatted_20_Text"><text:s text:c="8"/>],</text:p>
      <text:p text:style-name="Preformatted_20_Text"><text:s text:c="8"/>"tags": [</text:p>
      <text:p text:style-name="Preformatted_20_Text"><text:s text:c="10"/>"tumblr",</text:p>
      <text:p text:style-name="Preformatted_20_Text"><text:s text:c="10"/>"brand",</text:p>
      <text:p text:style-name="Preformatted_20_Text"><text:s text:c="10"/>"social"</text:p>
      <text:p text:style-name="Preformatted_20_Text"><text:s text:c="8"/>],</text:p>
      <text:p text:style-name="Preformatted_20_Text"><text:s text:c="8"/>"defaultCode": 6009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umblr2, brand50",</text:p>
      <text:p text:style-name="Preformatted_20_Text"><text:s text:c="8"/>"name": "tumblr22",</text:p>
      <text:p text:style-name="Preformatted_20_Text"><text:s text:c="8"/>"order": 1896,</text:p>
      <text:p text:style-name="Preformatted_20_Text"><text:s text:c="8"/>"id": 443,</text:p>
      <text:p text:style-name="Preformatted_20_Text"><text:s text:c="8"/>"prevSize": 32,</text:p>
      <text:p text:style-name="Preformatted_20_Text"><text:s text:c="8"/>"code": 60475</text:p>
      <text:p text:style-name="Preformatted_20_Text"><text:s text:c="6"/>},</text:p>
      <text:p text:style-name="Preformatted_20_Text"><text:s text:c="6"/>"setIdx": 3,</text:p>
      <text:p text:style-name="Preformatted_20_Text"><text:s text:c="6"/>"setId": 1,</text:p>
      <text:p text:style-name="Preformatted_20_Text"><text:soft-page-break/><text:s text:c="6"/>"iconIdx": 44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8.2 589v0c112.6-197.6 298.6-520 349.6-589-22.4 15-56.8 22.6-88.4 29.8l-47.8-29.8c-38.4 71.6-180 303-270.2 451.2-91.4-151.4-199.6-326.2-270.2-451.2-56 12-79.2 12.6-135 0v0 0c0 0 0 0 0 0v0c110.8 166.8 288.2 484.6 348.6 589v0l-8.2 435 64.8-29.8v-0.8l64.8 30.6-8-435z"</text:p>
      <text:p text:style-name="Preformatted_20_Text"><text:s text:c="8"/>],</text:p>
      <text:p text:style-name="Preformatted_20_Text"><text:s text:c="8"/>"tags": [</text:p>
      <text:p text:style-name="Preformatted_20_Text"><text:s text:c="10"/>"yahoo",</text:p>
      <text:p text:style-name="Preformatted_20_Text"><text:s text:c="10"/>"brand",</text:p>
      <text:p text:style-name="Preformatted_20_Text"><text:s text:c="10"/>"social"</text:p>
      <text:p text:style-name="Preformatted_20_Text"><text:s text:c="8"/>],</text:p>
      <text:p text:style-name="Preformatted_20_Text"><text:s text:c="8"/>"defaultCode": 6009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yahoo, brand51",</text:p>
      <text:p text:style-name="Preformatted_20_Text"><text:s text:c="8"/>"name": "yahoo",</text:p>
      <text:p text:style-name="Preformatted_20_Text"><text:s text:c="8"/>"order": 1897,</text:p>
      <text:p text:style-name="Preformatted_20_Text"><text:s text:c="8"/>"id": 444,</text:p>
      <text:p text:style-name="Preformatted_20_Text"><text:s text:c="8"/>"prevSize": 32,</text:p>
      <text:p text:style-name="Preformatted_20_Text"><text:s text:c="8"/>"code": 60476</text:p>
      <text:p text:style-name="Preformatted_20_Text"><text:s text:c="6"/>},</text:p>
      <text:p text:style-name="Preformatted_20_Text"><text:s text:c="6"/>"setIdx": 3,</text:p>
      <text:p text:style-name="Preformatted_20_Text"><text:s text:c="6"/>"setId": 1,</text:p>
      <text:p text:style-name="Preformatted_20_Text"><text:s text:c="6"/>"iconIdx": 44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3.2 69.6c-181 0-352-23.8-513.2-69.6 0 361.8 0 933.2 0 1024 161.4-45.8 332.4-69.6 513.2-69.6 178.8 0 349.4 23.2 510.8 69.6 0-348.4 0-649.8 0-1024-161.4 46.4-331.8 69.6-510.8 69.6zM796.8 157l-6.2 9.8c-5.8 9.2-11 17-18.2 28-9.6 14.4-27.6 43-49.2 79.8-6 10.2-13.4 22.4-21 35.6-14.6 24.6-31 52.4-44 74.4-5.4 9.4-10.8 19-16.4 28.6-14.4 25-29.2 50.8-43.4 75.6-14.6 25.8-29 51.2-43.4 76.4v25.4c0 35.2 0.8 73.6 2 107.8 0.6 15.6 1.2 43.4 2 72.8 0.8 35 1.6 71.2 2.6 89.6l0.2 5.6v0.6l-6-1.6c-2.4-0.6-4.6-1.2-7-1.8-7.2-1.6-15-2.8-22.6-3.6-4.6-0.4-9.4-0.6-14.2-0.6 0 0 0 0 0 0s0 0 0 0c-4.8 0-9.6 0.2-14.2 0.6-7.6 0.8-15.4 2-22.6 3.6-2.4 0.6-4.8 1.2-7 1.8l-6 1.6v-0.6l0.2-5.6c0.8-18.2 1.8-54.6 2.6-89.6 0.6-29.4 1.4-57.2 2-72.8 1.4-34.4 2-72.6 2-107.8v-25.4c-14.4-25.4-28.8-50.6-43.4-76.4-14.2-25-29-50.6-43.2-75.6-5.6-9.6-11-19.2-16.4-28.6-12.8-22.2-29.4-50-44-74.4-7.8-13-15.2-25.4-21-35.6-21.6-36.8-39.6-65.2-49.2-79.8-7.2-11-12.4-18.8-18.2-28l-6.2-9.8 11.2 3.2c14.2 4 28.8 6 44.4 6s30.6-2 44.6-6l3.4-1 1.8 3c27.6 49.8 101.8 171.8 146.2 244.8 15.2 25.2 27.4 45 33.4 55.2 0 0 0 0 0-0.2 0 0 0 0 0 0.2 6-10 18.2-30 33.4-55.2 44.4-72.8 118.6-194.8 146.2-244.8l1.8-3 3.4 1c14 4 29 6 44.6 6s30.2-2 44.4-6l10.6-3.2z"</text:p>
      <text:p text:style-name="Preformatted_20_Text"><text:s text:c="8"/>],</text:p>
      <text:p text:style-name="Preformatted_20_Text"><text:s text:c="8"/>"tags": [</text:p>
      <text:p text:style-name="Preformatted_20_Text"><text:s text:c="10"/>"yahoo"</text:p>
      <text:p text:style-name="Preformatted_20_Text"><text:s text:c="8"/>],</text:p>
      <text:p text:style-name="Preformatted_20_Text"><text:s text:c="8"/>"defaultCode": 6009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yahoo2",</text:p>
      <text:p text:style-name="Preformatted_20_Text"><text:s text:c="8"/>"ligatures": "yahoo2",</text:p>
      <text:p text:style-name="Preformatted_20_Text"><text:s text:c="8"/>"order": 1898,</text:p>
      <text:p text:style-name="Preformatted_20_Text"><text:soft-page-break/><text:s text:c="8"/>"id": 445,</text:p>
      <text:p text:style-name="Preformatted_20_Text"><text:s text:c="8"/>"prevSize": 32,</text:p>
      <text:p text:style-name="Preformatted_20_Text"><text:s text:c="8"/>"code": 60477</text:p>
      <text:p text:style-name="Preformatted_20_Text"><text:s text:c="6"/>},</text:p>
      <text:p text:style-name="Preformatted_20_Text"><text:s text:c="6"/>"setIdx": 3,</text:p>
      <text:p text:style-name="Preformatted_20_Text"><text:s text:c="6"/>"setId": 1,</text:p>
      <text:p text:style-name="Preformatted_20_Text"><text:s text:c="6"/>"iconIdx": 44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7.656 736.916c-81.944 38.118-158.158 37.716-209.34 34.020-61.052-4.41-110.158-21.124-131.742-35.732-13.3-9.006-31.384-5.522-40.39 7.782-9.004 13.302-5.52 31.386 7.782 40.39 34.698 23.486 96.068 40.954 160.162 45.58 10.866 0.784 22.798 1.278 35.646 1.278 55.782 0 126.626-5.316 202.42-40.57 14.564-6.778 20.878-24.074 14.104-38.64-6.776-14.566-24.076-20.872-38.642-14.108zM890.948 693.816c2.786-252.688 28.762-730.206-454.97-691.612-477.6 38.442-350.964 542.968-358.082 711.95-6.308 89.386-35.978 198.648-77.896 309.846h129.1c13.266-47.122 23.024-93.72 27.232-138.15 7.782 5.428 16.108 10.674 24.994 15.7 14.458 8.518 26.884 19.844 40.040 31.834 30.744 28.018 65.59 59.774 133.712 63.752 4.572 0.262 9.174 0.394 13.676 0.394 68.896 0 116.014-30.154 153.878-54.382 18.14-11.612 33.818-21.64 48.564-26.452 41.91-13.12 78.532-34.296 105.904-61.252 4.276-4.208 8.242-8.538 11.962-12.948 15.246 55.878 36.118 118.758 59.288 181.504h275.65c-66.174-102.224-134.436-202.374-133.052-330.184zM124.11 556.352c0-0.016 0-0.030-0.002-0.046-4.746-82.462 34.71-151.832 88.126-154.936 53.412-3.106 100.56 61.228 105.304 143.692 0 0.014 0.004 0.030 0.004 0.044 0.256 4.446 0.368 8.846 0.37 13.206-16.924 4.256-32.192 10.436-45.872 17.63-0.052-0.612-0.092-1.216-0.152-1.83 0-0.008 0-0.018 0-0.026-4.57-46.81-29.572-82.16-55.852-78.958-26.28 3.204-43.88 43.75-39.312 90.558 0 0.010 0.004 0.018 0.004 0.026 1.992 20.408 7.868 38.636 16.042 52.444-2.034 1.604-7.784 5.812-14.406 10.656-4.97 3.634-11.020 8.058-18.314 13.43-19.882-26.094-33.506-63.58-35.94-105.89zM665.26 760.178c-1.9 43.586-58.908 84.592-111.582 101.044l-0.296 0.096c-21.9 7.102-41.428 19.6-62.104 32.83-34.732 22.224-70.646 45.208-122.522 45.208-3.404 0-6.894-0.104-10.326-0.296-47.516-2.778-69.742-23.032-97.88-48.676-14.842-13.526-30.19-27.514-49.976-39.124l-0.424-0.244c-42.706-24.104-69.212-54.082-70.908-80.194-0.842-12.98 4.938-24.218 17.182-33.4 26.636-19.972 44.478-33.022 56.284-41.658 13.11-9.588 17.068-12.48 20-15.264 2.096-1.986 4.364-4.188 6.804-6.562 24.446-23.774 65.36-63.562 128.15-63.562 38.404 0 80.898 14.8 126.17 43.902 21.324 13.878 39.882 20.286 63.38 28.4 16.156 5.578 34.468 11.902 58.992 22.404l0.396 0.164c22.88 9.404 49.896 26.564 48.66 54.932zM652.646 657.806c-4.4-2.214-8.974-4.32-13.744-6.286-22.106-9.456-39.832-15.874-54.534-20.998 8.116-15.894 13.16-35.72 13.624-57.242 0-0.010 0-0.022 0-0.030 1.126-52.374-25.288-94.896-58.996-94.976-33.71-0.078-61.95 42.314-63.076 94.686 0 0.010 0 0.018 0 0.028-0.038 1.714-0.042 3.416-0.020 5.11-20.762-9.552-41.18-16.49-61.166-20.76-0.092-1.968-0.204-3.932-0.244-5.92 0-0.016 0-0.036 0-0.050-1.938-95.412 56.602-174.39 130.754-176.402 74.15-2.014 135.828 73.7 137.772 169.11 0 0.018 0 0.038 0 0.052 0.874 43.146-10.66 82.866-30.37 113.678z"</text:p>
      <text:p text:style-name="Preformatted_20_Text"><text:s text:c="8"/>],</text:p>
      <text:p text:style-name="Preformatted_20_Text"><text:s text:c="8"/>"tags": [</text:p>
      <text:p text:style-name="Preformatted_20_Text"><text:s text:c="10"/>"tux",</text:p>
      <text:p text:style-name="Preformatted_20_Text"><text:s text:c="10"/>"brand",</text:p>
      <text:p text:style-name="Preformatted_20_Text"><text:s text:c="10"/>"linux"</text:p>
      <text:p text:style-name="Preformatted_20_Text"><text:s text:c="8"/>],</text:p>
      <text:p text:style-name="Preformatted_20_Text"><text:s text:c="8"/>"defaultCode": 6009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tux, brand52",</text:p>
      <text:p text:style-name="Preformatted_20_Text"><text:s text:c="8"/>"name": "tux",</text:p>
      <text:p text:style-name="Preformatted_20_Text"><text:s text:c="8"/>"order": 1899,</text:p>
      <text:p text:style-name="Preformatted_20_Text"><text:s text:c="8"/>"id": 446,</text:p>
      <text:p text:style-name="Preformatted_20_Text"><text:s text:c="8"/>"prevSize": 32,</text:p>
      <text:p text:style-name="Preformatted_20_Text"><text:soft-page-break/><text:s text:c="8"/>"code": 60478</text:p>
      <text:p text:style-name="Preformatted_20_Text"><text:s text:c="6"/>},</text:p>
      <text:p text:style-name="Preformatted_20_Text"><text:s text:c="6"/>"setIdx": 3,</text:p>
      <text:p text:style-name="Preformatted_20_Text"><text:s text:c="6"/>"setId": 1,</text:p>
      <text:p text:style-name="Preformatted_20_Text"><text:s text:c="6"/>"iconIdx": 44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91.498 544.092c-1.294-129.682 105.758-191.876 110.542-194.966-60.152-88.020-153.85-100.078-187.242-101.472-79.742-8.074-155.596 46.948-196.066 46.948-40.368 0-102.818-45.754-168.952-44.552-86.916 1.292-167.058 50.538-211.812 128.38-90.304 156.698-23.126 388.84 64.89 515.926 43.008 62.204 94.292 132.076 161.626 129.58 64.842-2.588 89.362-41.958 167.756-41.958s100.428 41.958 169.050 40.67c69.774-1.296 113.982-63.398 156.692-125.796 49.39-72.168 69.726-142.038 70.924-145.626-1.548-0.706-136.060-52.236-137.408-207.134zM662.562 163.522c35.738-43.358 59.86-103.512 53.28-163.522-51.478 2.096-113.878 34.29-150.81 77.55-33.142 38.376-62.148 99.626-54.374 158.436 57.466 4.484 116.128-29.204 151.904-72.464z"</text:p>
      <text:p text:style-name="Preformatted_20_Text"><text:s text:c="8"/>],</text:p>
      <text:p text:style-name="Preformatted_20_Text"><text:s text:c="8"/>"tags": [</text:p>
      <text:p text:style-name="Preformatted_20_Text"><text:s text:c="10"/>"apple",</text:p>
      <text:p text:style-name="Preformatted_20_Text"><text:s text:c="10"/>"brand"</text:p>
      <text:p text:style-name="Preformatted_20_Text"><text:s text:c="8"/>],</text:p>
      <text:p text:style-name="Preformatted_20_Text"><text:s text:c="8"/>"defaultCode": 6009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pple, brand53",</text:p>
      <text:p text:style-name="Preformatted_20_Text"><text:s text:c="8"/>"name": "appleinc",</text:p>
      <text:p text:style-name="Preformatted_20_Text"><text:s text:c="8"/>"order": 1900,</text:p>
      <text:p text:style-name="Preformatted_20_Text"><text:s text:c="8"/>"id": 447,</text:p>
      <text:p text:style-name="Preformatted_20_Text"><text:s text:c="8"/>"prevSize": 32,</text:p>
      <text:p text:style-name="Preformatted_20_Text"><text:s text:c="8"/>"code": 60479</text:p>
      <text:p text:style-name="Preformatted_20_Text"><text:s text:c="6"/>},</text:p>
      <text:p text:style-name="Preformatted_20_Text"><text:s text:c="6"/>"setIdx": 3,</text:p>
      <text:p text:style-name="Preformatted_20_Text"><text:s text:c="6"/>"setId": 1,</text:p>
      <text:p text:style-name="Preformatted_20_Text"><text:s text:c="6"/>"iconIdx": 44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69.226 778.256c-0.002-0.044-0.002-0.088-0.004-0.132 0.002 0.044 0.002 0.088 0.004 0.132z",</text:p>
      <text:p text:style-name="Preformatted_20_Text"><text:s text:c="10"/>"M570.596 814.538c-0.012-0.234-0.022-0.466-0.032-0.702 0.010 0.234 0.020 0.466 0.032 0.702z",</text:p>
      <text:p text:style-name="Preformatted_20_Text"><text:s text:c="10"/>"M569.814 796.312c-0.006-0.178-0.012-0.356-0.020-0.536 0.010 0.182 0.016 0.358 0.020 0.536z",</text:p>
      <text:p text:style-name="Preformatted_20_Text"><text:s text:c="10"/>"M960 0h-896c-35.2 0-64 28.8-64 64v896c0 35.2 28.8 64 64 64h493.832c0.044 0 0.088 0.006 0.132 0.006 0.042 0 0.084-0.006 0.126-0.006h401.91c35.2 0 64-28.8 64-64v-896c0-35.2-28.8-64-64-64zM192 224c0-17.672 14.328-32 32-32s32 14.328 32 32v64c0 17.672-14.328 32-32 32s-32-14.328-32-32v-64zM960 960h-375.058c-6.7-42.082-10.906-85.476-13.388-127.604 0.006 0.116 0.010 0.228 0.018 0.344-19.696 2.146-39.578 3.26-59.572 3.26-133.65 0-262.382-48.656-362.484-137.006-14.906-13.156-16.326-35.906-3.168-50.812 13.158-14.904 35.906-16.326 50.814-3.168 86.936 76.728 198.748 118.986 314.838 118.986 19.086 0 38.052-1.166 56.816-3.416-2.192-118.194 6.876-211.914 7.026-213.404 0.898-8.996-2.050-17.952-8.118-24.654-6.066-6.702-14.682-10.526-23.724-10.526h-95.174c1.384-34.614 5.082-93.814 14.958-160.188 18.864-126.76 51.994-225.77 96.152-287.812h400.064v896z",</text:p>
      <text:p text:style-name="Preformatted_20_Text"><text:s text:c="10"/>"M800 320c-17.674 0-32-14.328-32-32v-64c0-17.672 14.326-32 32-32s32 14.328 32 32v64c0 17.672-14.326 32-32 32z",</text:p>
      <text:p text:style-name="Preformatted_20_Text"><text:soft-page-break/><text:s text:c="10"/>"M540.496 835.232c-3.646 0.192-7.298 0.336-10.956 0.454 3.658-0.116 7.31-0.264 10.956-0.454z",</text:p>
      <text:p text:style-name="Preformatted_20_Text"><text:s text:c="10"/>"M512 836c4.692 0 9.374-0.074 14.050-0.196-4.676 0.122-9.358 0.196-14.050 0.196z",</text:p>
      <text:p text:style-name="Preformatted_20_Text"><text:s text:c="10"/>"M539.074 763.202c0.784-0.044 1.568-0.084 2.352-0.132-0.782 0.048-1.568 0.088-2.352 0.132z",</text:p>
      <text:p text:style-name="Preformatted_20_Text"><text:s text:c="10"/>"M525.084 763.8c1.074-0.030 2.146-0.072 3.218-0.11-1.072 0.038-2.144 0.082-3.218 0.11z",</text:p>
      <text:p text:style-name="Preformatted_20_Text"><text:s text:c="10"/>"M877.65 648.182c-13.156-14.91-35.908-16.322-50.812-3.168-72.642 64.114-162.658 104.136-258.022 115.57 0.43 23.278 1.294 47.496 2.754 72.156 111.954-12.21 217.786-58.614 302.912-133.746 14.908-13.156 16.326-35.906 3.168-50.812z",</text:p>
      <text:p text:style-name="Preformatted_20_Text"><text:s text:c="10"/>"M571.498 832.748c-4.606 0.5-9.222 0.936-13.848 1.322 4.626-0.384 9.244-0.822 13.848-1.322z",</text:p>
      <text:p text:style-name="Preformatted_20_Text"><text:s text:c="10"/>"M555.488 834.242c-3.906 0.312-7.822 0.576-11.742 0.806 3.92-0.226 7.834-0.496 11.742-0.806z"</text:p>
      <text:p text:style-name="Preformatted_20_Text"><text:s text:c="8"/>],</text:p>
      <text:p text:style-name="Preformatted_20_Text"><text:s text:c="8"/>"tags": [</text:p>
      <text:p text:style-name="Preformatted_20_Text"><text:s text:c="10"/>"finder",</text:p>
      <text:p text:style-name="Preformatted_20_Text"><text:s text:c="10"/>"brand",</text:p>
      <text:p text:style-name="Preformatted_20_Text"><text:s text:c="10"/>"mac",</text:p>
      <text:p text:style-name="Preformatted_20_Text"><text:s text:c="10"/>"os"</text:p>
      <text:p text:style-name="Preformatted_20_Text"><text:s text:c="8"/>],</text:p>
      <text:p text:style-name="Preformatted_20_Text"><text:s text:c="8"/>"defaultCode": 6009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nder, brand54",</text:p>
      <text:p text:style-name="Preformatted_20_Text"><text:s text:c="8"/>"name": "finder",</text:p>
      <text:p text:style-name="Preformatted_20_Text"><text:s text:c="8"/>"order": 1901,</text:p>
      <text:p text:style-name="Preformatted_20_Text"><text:s text:c="8"/>"id": 448,</text:p>
      <text:p text:style-name="Preformatted_20_Text"><text:s text:c="8"/>"prevSize": 32,</text:p>
      <text:p text:style-name="Preformatted_20_Text"><text:s text:c="8"/>"code": 60480</text:p>
      <text:p text:style-name="Preformatted_20_Text"><text:s text:c="6"/>},</text:p>
      <text:p text:style-name="Preformatted_20_Text"><text:s text:c="6"/>"setIdx": 3,</text:p>
      <text:p text:style-name="Preformatted_20_Text"><text:s text:c="6"/>"setId": 1,</text:p>
      <text:p text:style-name="Preformatted_20_Text"><text:s text:c="6"/>"iconIdx": 44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6 384c-35.2 0-64 28.8-64 64v256c0 35.2 28.8 64 64 64s64-28.8 64-64v-256c0-35.2-28.8-64-64-64zM128 384c-35.2 0-64 28.8-64 64v256c0 35.2 28.8 64 64 64s64-28.8 64-64v-256c0-35.2-28.802-64-64-64zM224 736c0 53.020 42.98 96 96 96v0 128c0 35.2 28.8 64 64 64s64-28.8 64-64v-128h128v128c0 35.2 28.8 64 64 64s64-28.8 64-64v-128c53.020 0 96-42.98 96-96v-352h-576v352z",</text:p>
      <text:p text:style-name="Preformatted_20_Text"><text:s text:c="10"/>"M798.216 320.002c-9.716-87.884-59.004-163.792-129.62-209.646l32.024-64.046c7.904-15.806 1.496-35.028-14.31-42.932s-35.030-1.496-42.932 14.312l-32.142 64.286-8.35-3.316c-28.568-9.502-59.122-14.66-90.886-14.66-31.762 0-62.316 5.158-90.888 14.656l-8.348 3.316-32.142-64.282c-7.904-15.808-27.128-22.212-42.932-14.312-15.808 7.904-22.214 27.126-14.312 42.932l32.022 64.046c-70.616 45.852-119.904 121.762-129.622 209.644v32h574.222v-31.998h-1.784zM416 256c-17.674 0-32-14.328-32-32 0-17.648 14.288-31.958 31.93-31.996 0.032 0 0.062 0.002 0.094 0.002 0.018 0 0.036-0.002 0.052-0.002 17.638 0.042 31.924 14.35 31.924 31.996 0 17.672-14.326 32-32 32zM608 256c-17.674 0-32-14.328-32-32 0-17.646 14.286-31.954 31.924-31.996 0.016 0 0.034 0.002 0.050 0.002 0.032 0 0.064-0.002 0.096-0.002 17.64 0.038 31.93 14.348 31.93 31.996 0 17.672-14.326 32-32 32z"</text:p>
      <text:p text:style-name="Preformatted_20_Text"><text:s text:c="8"/>],</text:p>
      <text:p text:style-name="Preformatted_20_Text"><text:s text:c="8"/>"tags": [</text:p>
      <text:p text:style-name="Preformatted_20_Text"><text:s text:c="10"/>"android",</text:p>
      <text:p text:style-name="Preformatted_20_Text"><text:s text:c="10"/>"brand",</text:p>
      <text:p text:style-name="Preformatted_20_Text"><text:s text:c="10"/>"os",</text:p>
      <text:p text:style-name="Preformatted_20_Text"><text:soft-page-break/><text:s text:c="10"/>"mobile"</text:p>
      <text:p text:style-name="Preformatted_20_Text"><text:s text:c="8"/>],</text:p>
      <text:p text:style-name="Preformatted_20_Text"><text:s text:c="8"/>"defaultCode": 6009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android, brand55",</text:p>
      <text:p text:style-name="Preformatted_20_Text"><text:s text:c="8"/>"name": "android",</text:p>
      <text:p text:style-name="Preformatted_20_Text"><text:s text:c="8"/>"order": 1902,</text:p>
      <text:p text:style-name="Preformatted_20_Text"><text:s text:c="8"/>"id": 449,</text:p>
      <text:p text:style-name="Preformatted_20_Text"><text:s text:c="8"/>"prevSize": 32,</text:p>
      <text:p text:style-name="Preformatted_20_Text"><text:s text:c="8"/>"code": 60481</text:p>
      <text:p text:style-name="Preformatted_20_Text"><text:s text:c="6"/>},</text:p>
      <text:p text:style-name="Preformatted_20_Text"><text:s text:c="6"/>"setIdx": 3,</text:p>
      <text:p text:style-name="Preformatted_20_Text"><text:s text:c="6"/>"setId": 1,</text:p>
      <text:p text:style-name="Preformatted_20_Text"><text:s text:c="6"/>"iconIdx": 44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12.23 511.914c-47.708-24.518-94.086-36.958-137.88-36.958-5.956 0-11.952 0.18-17.948 0.708-55.88 4.624-106.922 19.368-139.75 30.828-8.708 3.198-17.634 6.576-26.83 10.306l-89.822 311.394c61.702-22.832 116.292-33.938 166.27-33.938 80.846 0 139.528 30.208 187.992 61.304 22.962-77.918 78.044-266.090 94.482-322.324-11.95-7.284-24.076-14.57-36.514-21.32zM528.348 591.070l-90.446 314.148c26.832 15.372 117.098 64.050 186.212 64.050 55.792 0 118.252-14.296 190.834-43.792l86.356-301.976c-58.632 18.922-114.876 28.52-167.464 28.52-95.95 0-163.114-31.098-205.492-60.95zM292.822 368.79c77.118 0.798 134.152 30.208 181.416 60.502l92.752-317.344c-19.546-11.196-70.806-39.094-107.858-48.6-24.386-5.684-50.020-8.616-77.204-8.616-51.796 0.976-108.388 13.946-172.888 39.8l-88.44 310.596c64.808-24.436 120.644-36.34 172.086-36.34 0.046 0.002 0.136 0.002 0.136 0.002zM1024 198.124c-58.814 22.832-116.208 34.466-171.028 34.466-91.686 0-159.292-31.802-203.094-62.366l-91.95 318.236c61.746 39.708 128.29 59.878 198.122 59.878 56.948 0 115.94-13.68 175.462-40.688l-0.182-2.222 3.734-0.886 88.936-306.418z"</text:p>
      <text:p text:style-name="Preformatted_20_Text"><text:s text:c="8"/>],</text:p>
      <text:p text:style-name="Preformatted_20_Text"><text:s text:c="8"/>"tags": [</text:p>
      <text:p text:style-name="Preformatted_20_Text"><text:s text:c="10"/>"windows",</text:p>
      <text:p text:style-name="Preformatted_20_Text"><text:s text:c="10"/>"brand",</text:p>
      <text:p text:style-name="Preformatted_20_Text"><text:s text:c="10"/>"os"</text:p>
      <text:p text:style-name="Preformatted_20_Text"><text:s text:c="8"/>],</text:p>
      <text:p text:style-name="Preformatted_20_Text"><text:s text:c="8"/>"defaultCode": 6009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windows, brand56",</text:p>
      <text:p text:style-name="Preformatted_20_Text"><text:s text:c="8"/>"name": "windows",</text:p>
      <text:p text:style-name="Preformatted_20_Text"><text:s text:c="8"/>"order": 1903,</text:p>
      <text:p text:style-name="Preformatted_20_Text"><text:s text:c="8"/>"id": 450,</text:p>
      <text:p text:style-name="Preformatted_20_Text"><text:s text:c="8"/>"prevSize": 32,</text:p>
      <text:p text:style-name="Preformatted_20_Text"><text:s text:c="8"/>"code": 60482</text:p>
      <text:p text:style-name="Preformatted_20_Text"><text:s text:c="6"/>},</text:p>
      <text:p text:style-name="Preformatted_20_Text"><text:s text:c="6"/>"setIdx": 3,</text:p>
      <text:p text:style-name="Preformatted_20_Text"><text:s text:c="6"/>"setId": 1,</text:p>
      <text:p text:style-name="Preformatted_20_Text"><text:s text:c="6"/>"iconIdx": 44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oft-page-break/><text:s text:c="10"/>"M0.35 512l-0.35-312.074 384-52.144v364.218zM448 138.482l511.872-74.482v448h-511.872zM959.998 576l-0.126 448-511.872-72.016v-375.984zM384 943.836l-383.688-52.594-0.020-315.242h383.708z"</text:p>
      <text:p text:style-name="Preformatted_20_Text"><text:s text:c="8"/>],</text:p>
      <text:p text:style-name="Preformatted_20_Text"><text:s text:c="8"/>"tags": [</text:p>
      <text:p text:style-name="Preformatted_20_Text"><text:s text:c="10"/>"windows8",</text:p>
      <text:p text:style-name="Preformatted_20_Text"><text:s text:c="10"/>"brand",</text:p>
      <text:p text:style-name="Preformatted_20_Text"><text:s text:c="10"/>"os"</text:p>
      <text:p text:style-name="Preformatted_20_Text"><text:s text:c="8"/>],</text:p>
      <text:p text:style-name="Preformatted_20_Text"><text:s text:c="8"/>"defaultCode": 6009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windows8, brand57",</text:p>
      <text:p text:style-name="Preformatted_20_Text"><text:s text:c="8"/>"name": "windows8",</text:p>
      <text:p text:style-name="Preformatted_20_Text"><text:s text:c="8"/>"order": 1904,</text:p>
      <text:p text:style-name="Preformatted_20_Text"><text:s text:c="8"/>"id": 451,</text:p>
      <text:p text:style-name="Preformatted_20_Text"><text:s text:c="8"/>"prevSize": 32,</text:p>
      <text:p text:style-name="Preformatted_20_Text"><text:s text:c="8"/>"code": 60483</text:p>
      <text:p text:style-name="Preformatted_20_Text"><text:s text:c="6"/>},</text:p>
      <text:p text:style-name="Preformatted_20_Text"><text:s text:c="6"/>"setIdx": 3,</text:p>
      <text:p text:style-name="Preformatted_20_Text"><text:s text:c="6"/>"setId": 1,</text:p>
      <text:p text:style-name="Preformatted_20_Text"><text:s text:c="6"/>"iconIdx": 45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91.96 514.204c-18.086 0-35.348 3.52-51.064 9.856-10.506-114.358-110.29-204.060-232-204.060-29.786 0-58.682 5.63-84.318 15.164-9.96 3.702-12.578 7.52-12.578 14.916v402.714c0 7.766 6.24 14.234 14.124 14.996 0.336 0.034 363.536 0.21 365.89 0.21 72.904 0 131.986-56.816 131.986-126.894s-59.134-126.902-132.040-126.902zM400 768h32l16-224.22-16-223.78h-32l-16 223.78zM304 768h-32l-16-162.75 16-157.25h32l16 160zM144 768h32l16-128-16-128h-32l-16 128zM16 704h32l16-64-16-64h-32l-16 64z"</text:p>
      <text:p text:style-name="Preformatted_20_Text"><text:s text:c="8"/>],</text:p>
      <text:p text:style-name="Preformatted_20_Text"><text:s text:c="8"/>"tags": [</text:p>
      <text:p text:style-name="Preformatted_20_Text"><text:s text:c="10"/>"soundcloud",</text:p>
      <text:p text:style-name="Preformatted_20_Text"><text:s text:c="10"/>"brand",</text:p>
      <text:p text:style-name="Preformatted_20_Text"><text:s text:c="10"/>"social"</text:p>
      <text:p text:style-name="Preformatted_20_Text"><text:s text:c="8"/>],</text:p>
      <text:p text:style-name="Preformatted_20_Text"><text:s text:c="8"/>"defaultCode": 6009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oundcloud, brand58",</text:p>
      <text:p text:style-name="Preformatted_20_Text"><text:s text:c="8"/>"name": "soundcloud2",</text:p>
      <text:p text:style-name="Preformatted_20_Text"><text:s text:c="8"/>"order": 1905,</text:p>
      <text:p text:style-name="Preformatted_20_Text"><text:s text:c="8"/>"id": 452,</text:p>
      <text:p text:style-name="Preformatted_20_Text"><text:s text:c="8"/>"prevSize": 32,</text:p>
      <text:p text:style-name="Preformatted_20_Text"><text:s text:c="8"/>"code": 60484</text:p>
      <text:p text:style-name="Preformatted_20_Text"><text:s text:c="6"/>},</text:p>
      <text:p text:style-name="Preformatted_20_Text"><text:s text:c="6"/>"setIdx": 3,</text:p>
      <text:p text:style-name="Preformatted_20_Text"><text:s text:c="6"/>"setId": 1,</text:p>
      <text:p text:style-name="Preformatted_20_Text"><text:s text:c="6"/>"iconIdx": 45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176 704h-32l-16-96 16-96h32l16 96-16 <text:soft-page-break/>96zM304 704h-32l-16-128 16-128h32l16 128-16 128zM432 704h-32l-16-192 16-192h32l16 192-16 192zM825.2 704c-2 0-301.2-0.2-301.4-0.2-6.4-0.6-11.6-6.2-11.8-12.8v-345.2c0-6.4 2.2-9.6 10.4-12.8 21.2-8.2 45-13 69.6-13 100.2 0 182.4 76.8 191.2 175 13-5.4 27.2-8.4 42-8.4 60 0 108.8 48.8 108.8 108.8s-48.8 108.6-108.8 108.6z"</text:p>
      <text:p text:style-name="Preformatted_20_Text"><text:s text:c="8"/>],</text:p>
      <text:p text:style-name="Preformatted_20_Text"><text:s text:c="8"/>"tags": [</text:p>
      <text:p text:style-name="Preformatted_20_Text"><text:s text:c="10"/>"soundcloud",</text:p>
      <text:p text:style-name="Preformatted_20_Text"><text:s text:c="10"/>"brand",</text:p>
      <text:p text:style-name="Preformatted_20_Text"><text:s text:c="10"/>"social"</text:p>
      <text:p text:style-name="Preformatted_20_Text"><text:s text:c="8"/>],</text:p>
      <text:p text:style-name="Preformatted_20_Text"><text:s text:c="8"/>"defaultCode": 6010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oundcloud2, brand59",</text:p>
      <text:p text:style-name="Preformatted_20_Text"><text:s text:c="8"/>"name": "soundcloud22",</text:p>
      <text:p text:style-name="Preformatted_20_Text"><text:s text:c="8"/>"order": 1906,</text:p>
      <text:p text:style-name="Preformatted_20_Text"><text:s text:c="8"/>"id": 453,</text:p>
      <text:p text:style-name="Preformatted_20_Text"><text:s text:c="8"/>"prevSize": 32,</text:p>
      <text:p text:style-name="Preformatted_20_Text"><text:s text:c="8"/>"code": 60485</text:p>
      <text:p text:style-name="Preformatted_20_Text"><text:s text:c="6"/>},</text:p>
      <text:p text:style-name="Preformatted_20_Text"><text:s text:c="6"/>"setIdx": 3,</text:p>
      <text:p text:style-name="Preformatted_20_Text"><text:s text:c="6"/>"setId": 1,</text:p>
      <text:p text:style-name="Preformatted_20_Text"><text:s text:c="6"/>"iconIdx": 45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25.6 37.4c-1.6-1-3.4-1.8-5-2.6-1.8 0.4-3.4 0.6-5.2 1l10.2 1.6z",</text:p>
      <text:p text:style-name="Preformatted_20_Text"><text:s text:c="10"/>"M36.8 421c-0.4 1.8-0.6 3.6-0.8 5.2 1 1.6 1.6 3.2 2.6 4.8l-1.8-10z",</text:p>
      <text:p text:style-name="Preformatted_20_Text"><text:s text:c="10"/>"M986.8 602.6c0.4-1.8 0.6-3.6 1-5.4-1-1.6-1.6-3.2-2.6-4.8l1.6 10.2z",</text:p>
      <text:p text:style-name="Preformatted_20_Text"><text:s text:c="10"/>"M592 983c1.6 1 3.4 1.8 5 2.6 1.8-0.4 3.6-0.6 5.4-0.8l-10.4-1.8z",</text:p>
      <text:p text:style-name="Preformatted_20_Text"><text:s text:c="10"/>"M987.8 597.2c-0.4 1.8-0.6 3.6-1 5.4l-1.8-10.4c1 1.8 1.8 3.4 2.8 5 5.2-28.8 8-58.2 8-87.6 0-65.2-12.8-128.6-38-188.2-24.4-57.6-59.2-109.4-103.6-153.8s-96.2-79.2-153.6-103.6c-59.6-25.2-123-38-188.2-38-30.8 0-61.6 2.8-91.6 8.6 0 0-0.2 0-0.2 0 1.6 0.8 3.4 1.6 5 2.6l-10.2-1.6c1.8-0.4 3.4-0.6 5.2-1-41.2-21.8-87.4-33.6-134.2-33.6-76.4 0-148.4 29.8-202.4 83.8s-83.8 126-83.8 202.4c0 48.6 12.6 96.6 36 138.8 0.4-1.8 0.6-3.6 0.8-5.2l1.8 10.2c-1-1.6-1.8-3.2-2.6-4.8-4.8 27.4-7.2 55.4-7.2 83.4 0 65.2 12.8 128.6 38 188.2 24.4 57.6 59.2 109.2 103.6 153.6s96.2 79.2 153.8 103.6c59.6 25.2 123 38 188.2 38 28.4 0 56.8-2.6 84.6-7.6-1.6-1-3.2-1.8-5-2.6l10.4 1.8c-1.8 0.4-3.6 0.6-5.4 0.8 42.8 24.2 91.4 37.2 140.8 37.2 76.4 0 148.4-29.8 202.4-83.8s83.8-126 83.8-202.4c-0.2-48.6-12.8-96.6-36.4-139.2zM514.2 805.8c-171.8 0-248.6-84.4-248.6-147.8 0-32.4 24-55.2 57-55.2 73.6 0 54.4 105.6 191.6 105.6 70.2 0 109-38.2 109-77.2 0-23.4-11.6-49.4-57.8-60.8l-152.8-38.2c-123-30.8-145.4-97.4-145.4-160 0-129.8 122.2-178.6 237-178.6 105.8 0 230.4 58.4 230.4 136.4 0 33.4-29 52.8-62 52.8-62.8 0-51.2-86.8-177.6-86.8-62.8 0-97.4 28.4-97.4 69s49.6 53.6 92.6 63.4l113.2 25.2c123.8 27.6 155.2 100 155.2 168 0 105.4-81 184.2-244.4 184.2z"</text:p>
      <text:p text:style-name="Preformatted_20_Text"><text:s text:c="8"/>],</text:p>
      <text:p text:style-name="Preformatted_20_Text"><text:s text:c="8"/>"tags": [</text:p>
      <text:p text:style-name="Preformatted_20_Text"><text:s text:c="10"/>"skype",</text:p>
      <text:p text:style-name="Preformatted_20_Text"><text:s text:c="10"/>"brand",</text:p>
      <text:p text:style-name="Preformatted_20_Text"><text:s text:c="10"/>"social"</text:p>
      <text:p text:style-name="Preformatted_20_Text"><text:s text:c="8"/>],</text:p>
      <text:p text:style-name="Preformatted_20_Text"><text:s text:c="8"/>"defaultCode": 6010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kype, brand60",</text:p>
      <text:p text:style-name="Preformatted_20_Text"><text:soft-page-break/><text:s text:c="8"/>"name": "skype2",</text:p>
      <text:p text:style-name="Preformatted_20_Text"><text:s text:c="8"/>"order": 1907,</text:p>
      <text:p text:style-name="Preformatted_20_Text"><text:s text:c="8"/>"id": 454,</text:p>
      <text:p text:style-name="Preformatted_20_Text"><text:s text:c="8"/>"prevSize": 32,</text:p>
      <text:p text:style-name="Preformatted_20_Text"><text:s text:c="8"/>"code": 60486</text:p>
      <text:p text:style-name="Preformatted_20_Text"><text:s text:c="6"/>},</text:p>
      <text:p text:style-name="Preformatted_20_Text"><text:s text:c="6"/>"setIdx": 3,</text:p>
      <text:p text:style-name="Preformatted_20_Text"><text:s text:c="6"/>"setId": 1,</text:p>
      <text:p text:style-name="Preformatted_20_Text"><text:s text:c="6"/>"iconIdx": 45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6 640c0-35.346 28.654-64 64-64s64 28.654 64 64c0 35.346-28.654 64-64 64s-64-28.654-64-64zM640 640c0-35.346 28.654-64 64-64s64 28.654 64 64c0 35.346-28.654 64-64 64s-64-28.654-64-64zM643.112 776.778c16.482-12.986 40.376-10.154 53.364 6.332s10.152 40.378-6.334 53.366c-45.896 36.158-115.822 59.524-178.142 59.524-62.322 0-132.248-23.366-178.144-59.522-16.486-12.99-19.32-36.882-6.332-53.368 12.99-16.482 36.882-19.318 53.366-6.332 26.422 20.818 78.722 43.222 131.11 43.222s104.688-22.404 131.112-43.222zM1024 512c0-70.692-57.308-128-128-128-48.116 0-89.992 26.57-111.852 65.82-65.792-35.994-145.952-59.246-233.28-64.608l76.382-171.526 146.194 42.2c13.152 37.342 48.718 64.114 90.556 64.114 53.020 0 96-42.98 96-96s-42.98-96-96-96c-36.56 0-68.342 20.442-84.554 50.514l-162.906-47.024c-18.224-5.258-37.538 3.722-45.252 21.052l-103.77 233.026c-85.138 5.996-163.262 29.022-227.636 64.236-21.864-39.25-63.766-65.804-111.882-65.804-70.692 0-128 57.308-128 128 0 52.312 31.402 97.254 76.372 117.102-8.070 24.028-12.372 49.104-12.372 74.898 0 176.73 200.576 320 448 320 247.422 0 448-143.27 448-320 0-25.792-4.3-50.862-12.368-74.886 44.97-19.85 76.368-64.802 76.368-117.114zM864 188c19.882 0 36 16.118 36 36s-16.118 36-36 36-36-16.118-36-36 16.118-36 36-36zM64 512c0-35.29 28.71-64 64-64 25.508 0 47.572 15.004 57.846 36.646-33.448 25.366-61.166 54.626-81.666 86.738-23.524-9.47-40.18-32.512-40.18-59.384zM512 948c-205.45 0-372-109.242-372-244s166.55-244 372-244c205.45 0 372 109.242 372 244s-166.55 244-372 244zM919.82 571.384c-20.5-32.112-48.218-61.372-81.666-86.738 10.276-21.642 32.338-36.646 57.846-36.646 35.29 0 64 28.71 64 64 0 26.872-16.656 49.914-40.18 59.384z"</text:p>
      <text:p text:style-name="Preformatted_20_Text"><text:s text:c="8"/>],</text:p>
      <text:p text:style-name="Preformatted_20_Text"><text:s text:c="8"/>"tags": [</text:p>
      <text:p text:style-name="Preformatted_20_Text"><text:s text:c="10"/>"reddit",</text:p>
      <text:p text:style-name="Preformatted_20_Text"><text:s text:c="10"/>"brand",</text:p>
      <text:p text:style-name="Preformatted_20_Text"><text:s text:c="10"/>"social"</text:p>
      <text:p text:style-name="Preformatted_20_Text"><text:s text:c="8"/>],</text:p>
      <text:p text:style-name="Preformatted_20_Text"><text:s text:c="8"/>"defaultCode": 6010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reddit, brand61",</text:p>
      <text:p text:style-name="Preformatted_20_Text"><text:s text:c="8"/>"name": "reddit",</text:p>
      <text:p text:style-name="Preformatted_20_Text"><text:s text:c="8"/>"order": 1908,</text:p>
      <text:p text:style-name="Preformatted_20_Text"><text:s text:c="8"/>"id": 455,</text:p>
      <text:p text:style-name="Preformatted_20_Text"><text:s text:c="8"/>"prevSize": 32,</text:p>
      <text:p text:style-name="Preformatted_20_Text"><text:s text:c="8"/>"code": 60487</text:p>
      <text:p text:style-name="Preformatted_20_Text"><text:s text:c="6"/>},</text:p>
      <text:p text:style-name="Preformatted_20_Text"><text:s text:c="6"/>"setIdx": 3,</text:p>
      <text:p text:style-name="Preformatted_20_Text"><text:s text:c="6"/>"setId": 1,</text:p>
      <text:p text:style-name="Preformatted_20_Text"><text:s text:c="6"/>"iconIdx": 45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0v1024h1024v-1024h-1024zM544 584v216h-64v-216l-175-328h72.6l134.4 252 134.4-252h72.6l-175 328z"</text:p>
      <text:p text:style-name="Preformatted_20_Text"><text:s text:c="8"/>],</text:p>
      <text:p text:style-name="Preformatted_20_Text"><text:soft-page-break/><text:s text:c="8"/>"tags": [</text:p>
      <text:p text:style-name="Preformatted_20_Text"><text:s text:c="10"/>"hackernews",</text:p>
      <text:p text:style-name="Preformatted_20_Text"><text:s text:c="10"/>"brand",</text:p>
      <text:p text:style-name="Preformatted_20_Text"><text:s text:c="10"/>"ycombinator",</text:p>
      <text:p text:style-name="Preformatted_20_Text"><text:s text:c="10"/>"yc",</text:p>
      <text:p text:style-name="Preformatted_20_Text"><text:s text:c="10"/>"social"</text:p>
      <text:p text:style-name="Preformatted_20_Text"><text:s text:c="8"/>],</text:p>
      <text:p text:style-name="Preformatted_20_Text"><text:s text:c="8"/>"defaultCode": 6010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hackernews",</text:p>
      <text:p text:style-name="Preformatted_20_Text"><text:s text:c="8"/>"ligatures": "hackernews, brand62",</text:p>
      <text:p text:style-name="Preformatted_20_Text"><text:s text:c="8"/>"order": 1909,</text:p>
      <text:p text:style-name="Preformatted_20_Text"><text:s text:c="8"/>"id": 456,</text:p>
      <text:p text:style-name="Preformatted_20_Text"><text:s text:c="8"/>"prevSize": 32,</text:p>
      <text:p text:style-name="Preformatted_20_Text"><text:s text:c="8"/>"code": 60488</text:p>
      <text:p text:style-name="Preformatted_20_Text"><text:s text:c="6"/>},</text:p>
      <text:p text:style-name="Preformatted_20_Text"><text:s text:c="6"/>"setIdx": 3,</text:p>
      <text:p text:style-name="Preformatted_20_Text"><text:s text:c="6"/>"setId": 1,</text:p>
      <text:p text:style-name="Preformatted_20_Text"><text:s text:c="6"/>"iconIdx": 45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66.8 233.6c0 3.2-1 6.2-3 9-2 2.6-4.2 4-6.8 4-20 2-36.4 8.4-49 19.2-12.8 10.8-25.8 31.8-39.2 62.4l-206.4 465.4c-1.4 4.4-5.2 6.4-11.4 6.4-4.8 0-8.6-2.2-11.4-6.4l-115.8-242-133.2 242c-2.8 4.4-6.4 6.4-11.4 6.4-6 0-9.8-2.2-11.8-6.4l-202.6-465.2c-12.6-28.8-26-49-40-60.4s-33.6-18.6-58.6-21.2c-2.2 0-4.2-1.2-6-3.4-2-2.2-2.8-4.8-2.8-7.8 0-7.6 2.2-11.4 6.4-11.4 18 0 37 0.8 56.8 2.4 18.4 1.6 35.6 2.4 51.8 2.4 16.4 0 36-0.8 58.4-2.4 23.4-1.6 44.2-2.4 62.4-2.4 4.4 0 6.4 3.8 6.4 11.4s-1.4 11.2-4 11.2c-18 1.4-32.4 6-42.8 13.8s-15.6 18-15.6 30.8c0 6.4 2.2 14.6 6.4 24.2l167.4 378.4 95.2-179.6-88.6-185.8c-16-33.2-29-54.6-39.2-64.2s-25.8-15.4-46.6-17.6c-2 0-3.6-1.2-5.4-3.4s-2.6-4.8-2.6-7.8c0-7.6 1.8-11.4 5.6-11.4 18 0 34.6 0.8 49.8 2.4 14.6 1.6 30 2.4 46.6 2.4 16.2 0 33.2-0.8 51.4-2.4 18.6-1.6 37-2.4 55-2.4 4.4 0 6.4 3.8 6.4 11.4s-1.2 11.2-4 11.2c-36.2 2.4-54.2 12.8-54.2 30.8 0 8 4.2 20.6 12.6 37.6l58.6 119 58.4-108.8c8-15.4 12.2-28.4 12.2-38.8 0-24.8-18-38-54.2-39.6-3.2 0-4.8-3.8-4.8-11.2 0-2.8 0.8-5.2 2.4-7.6s3.2-3.6 4.8-3.6c13 0 28.8 0.8 47.8 2.4 18 1.6 33 2.4 44.6 2.4 8.4 0 20.6-0.8 36.8-2 20.4-1.8 37.6-2.8 51.4-2.8 3.2 0 4.8 3.2 4.8 9.6 0 8.6-3 13-8.8 13-21 2.2-38 8-50.8 17.4s-28.8 30.8-48 64.4l-78.2 143.2 105.2 214.4 155.4-361.4c5.4-13.2 8-25.4 8-36.4 0-26.4-18-40.4-54.2-42.2-3.2 0-4.8-3.8-4.8-11.2 0-7.6 2.4-11.4 7.2-11.4 13.2 0 28.8 0.8 47 2.4 16.8 1.6 30.8 2.4 42 2.4 12 0 25.6-0.8 41.2-2.4 16.2-1.6 30.8-2.4 43.8-2.4 4 0 6 3.2 6 9.6z"</text:p>
      <text:p text:style-name="Preformatted_20_Text"><text:s text:c="8"/>],</text:p>
      <text:p text:style-name="Preformatted_20_Text"><text:s text:c="8"/>"tags": [</text:p>
      <text:p text:style-name="Preformatted_20_Text"><text:s text:c="10"/>"wikipedia",</text:p>
      <text:p text:style-name="Preformatted_20_Text"><text:s text:c="10"/>"brand"</text:p>
      <text:p text:style-name="Preformatted_20_Text"><text:s text:c="8"/>],</text:p>
      <text:p text:style-name="Preformatted_20_Text"><text:s text:c="8"/>"defaultCode": 6010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wikipedia",</text:p>
      <text:p text:style-name="Preformatted_20_Text"><text:s text:c="8"/>"ligatures": "wikipedia, brand63",</text:p>
      <text:p text:style-name="Preformatted_20_Text"><text:s text:c="8"/>"order": 1910,</text:p>
      <text:p text:style-name="Preformatted_20_Text"><text:s text:c="8"/>"id": 457,</text:p>
      <text:p text:style-name="Preformatted_20_Text"><text:s text:c="8"/>"prevSize": 32,</text:p>
      <text:p text:style-name="Preformatted_20_Text"><text:s text:c="8"/>"code": 60489</text:p>
      <text:p text:style-name="Preformatted_20_Text"><text:s text:c="6"/>},</text:p>
      <text:p text:style-name="Preformatted_20_Text"><text:soft-page-break/><text:s text:c="6"/>"setIdx": 3,</text:p>
      <text:p text:style-name="Preformatted_20_Text"><text:s text:c="6"/>"setId": 1,</text:p>
      <text:p text:style-name="Preformatted_20_Text"><text:s text:c="6"/>"iconIdx": 45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384 832h-128v-448h128v448zM320 320c-35.4 0-64-28.6-64-64s28.6-64 64-64c35.4 0 64 28.6 64 64s-28.6 64-64 64zM832 832h-128v-256c0-35.4-28.6-64-64-64s-64 28.6-64 64v256h-128v-448h128v79.4c26.4-36.2 66.8-79.4 112-79.4 79.6 0 144 71.6 144 160v288z"</text:p>
      <text:p text:style-name="Preformatted_20_Text"><text:s text:c="8"/>],</text:p>
      <text:p text:style-name="Preformatted_20_Text"><text:s text:c="8"/>"tags": [</text:p>
      <text:p text:style-name="Preformatted_20_Text"><text:s text:c="10"/>"linkedin",</text:p>
      <text:p text:style-name="Preformatted_20_Text"><text:s text:c="10"/>"brand",</text:p>
      <text:p text:style-name="Preformatted_20_Text"><text:s text:c="10"/>"social"</text:p>
      <text:p text:style-name="Preformatted_20_Text"><text:s text:c="8"/>],</text:p>
      <text:p text:style-name="Preformatted_20_Text"><text:s text:c="8"/>"defaultCode": 6010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inkedin, brand64",</text:p>
      <text:p text:style-name="Preformatted_20_Text"><text:s text:c="8"/>"name": "linkedin2",</text:p>
      <text:p text:style-name="Preformatted_20_Text"><text:s text:c="8"/>"order": 1911,</text:p>
      <text:p text:style-name="Preformatted_20_Text"><text:s text:c="8"/>"id": 458,</text:p>
      <text:p text:style-name="Preformatted_20_Text"><text:s text:c="8"/>"prevSize": 32,</text:p>
      <text:p text:style-name="Preformatted_20_Text"><text:s text:c="8"/>"code": 60490</text:p>
      <text:p text:style-name="Preformatted_20_Text"><text:s text:c="6"/>},</text:p>
      <text:p text:style-name="Preformatted_20_Text"><text:s text:c="6"/>"setIdx": 3,</text:p>
      <text:p text:style-name="Preformatted_20_Text"><text:s text:c="6"/>"setId": 1,</text:p>
      <text:p text:style-name="Preformatted_20_Text"><text:s text:c="6"/>"iconIdx": 45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84 384h177.106v90.782h2.532c24.64-44.194 84.958-90.782 174.842-90.782 186.946 0 221.52 116.376 221.52 267.734v308.266h-184.61v-273.278c0-65.184-1.334-149.026-96.028-149.026-96.148 0-110.82 70.986-110.82 144.292v278.012h-184.542v-576z",</text:p>
      <text:p text:style-name="Preformatted_20_Text"><text:s text:c="10"/>"M64 384h192v576h-192v-576z",</text:p>
      <text:p text:style-name="Preformatted_20_Text"><text:s text:c="10"/>"M256 224c0 53.019-42.981 96-96 96s-96-42.981-96-96c0-53.019 42.981-96 96-96s96 42.981 96 96z"</text:p>
      <text:p text:style-name="Preformatted_20_Text"><text:s text:c="8"/>],</text:p>
      <text:p text:style-name="Preformatted_20_Text"><text:s text:c="8"/>"tags": [</text:p>
      <text:p text:style-name="Preformatted_20_Text"><text:s text:c="10"/>"linkedin",</text:p>
      <text:p text:style-name="Preformatted_20_Text"><text:s text:c="10"/>"brand",</text:p>
      <text:p text:style-name="Preformatted_20_Text"><text:s text:c="10"/>"social"</text:p>
      <text:p text:style-name="Preformatted_20_Text"><text:s text:c="8"/>],</text:p>
      <text:p text:style-name="Preformatted_20_Text"><text:s text:c="8"/>"defaultCode": 6010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inkedin2, brand65",</text:p>
      <text:p text:style-name="Preformatted_20_Text"><text:s text:c="8"/>"name": "linkedin22",</text:p>
      <text:p text:style-name="Preformatted_20_Text"><text:s text:c="8"/>"order": 1912,</text:p>
      <text:p text:style-name="Preformatted_20_Text"><text:s text:c="8"/>"id": 459,</text:p>
      <text:p text:style-name="Preformatted_20_Text"><text:s text:c="8"/>"prevSize": 32,</text:p>
      <text:p text:style-name="Preformatted_20_Text"><text:s text:c="8"/>"code": 60491</text:p>
      <text:p text:style-name="Preformatted_20_Text"><text:s text:c="6"/>},</text:p>
      <text:p text:style-name="Preformatted_20_Text"><text:soft-page-break/><text:s text:c="6"/>"setIdx": 3,</text:p>
      <text:p text:style-name="Preformatted_20_Text"><text:s text:c="6"/>"setId": 1,</text:p>
      <text:p text:style-name="Preformatted_20_Text"><text:s text:c="6"/>"iconIdx": 45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451.6 766.2l-37.6-102c0 0-61 68-152.4 68-81 0-138.4-70.4-138.4-183 0-144.2 72.8-195.8 144.2-195.8 103.2 0 136 66.8 164.2 152.4l37.6 117.2c37.6 113.8 108 205.2 310.8 205.2 145.4 0 244-44.6 244-161.8 0-95-54-144.2-154.8-167.8l-75-16.4c-51.6-11.8-66.8-32.8-66.8-68 0-39.8 31.6-63.4 83.2-63.4 56.4 0 86.8 21.2 91.4 71.6l117.2-14c-9.4-105.6-82.2-149-201.8-149-105.6 0-208.8 39.8-208.8 167.8 0 79.8 38.8 130.2 136 153.6l79.8 18.8c59.8 14 79.8 38.8 79.8 72.8 0 43.4-42.2 61-122 61-118.4 0-167.8-62.2-195.8-147.8l-38.8-117.2c-49-152.6-127.6-208.8-283.6-208.8-172.4 0-264 109-264 294.4 0 178.2 91.4 274.4 255.8 274.4 132.4 0 195.8-62.2 195.8-62.2v0z"</text:p>
      <text:p text:style-name="Preformatted_20_Text"><text:s text:c="8"/>],</text:p>
      <text:p text:style-name="Preformatted_20_Text"><text:s text:c="8"/>"tags": [</text:p>
      <text:p text:style-name="Preformatted_20_Text"><text:s text:c="10"/>"lastfm",</text:p>
      <text:p text:style-name="Preformatted_20_Text"><text:s text:c="10"/>"brand",</text:p>
      <text:p text:style-name="Preformatted_20_Text"><text:s text:c="10"/>"social"</text:p>
      <text:p text:style-name="Preformatted_20_Text"><text:s text:c="8"/>],</text:p>
      <text:p text:style-name="Preformatted_20_Text"><text:s text:c="8"/>"defaultCode": 6010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lastfm, brand66",</text:p>
      <text:p text:style-name="Preformatted_20_Text"><text:s text:c="8"/>"name": "lastfm2",</text:p>
      <text:p text:style-name="Preformatted_20_Text"><text:s text:c="8"/>"order": 1913,</text:p>
      <text:p text:style-name="Preformatted_20_Text"><text:s text:c="8"/>"id": 460,</text:p>
      <text:p text:style-name="Preformatted_20_Text"><text:s text:c="8"/>"prevSize": 32,</text:p>
      <text:p text:style-name="Preformatted_20_Text"><text:s text:c="8"/>"code": 60492</text:p>
      <text:p text:style-name="Preformatted_20_Text"><text:s text:c="6"/>},</text:p>
      <text:p text:style-name="Preformatted_20_Text"><text:s text:c="6"/>"setIdx": 3,</text:p>
      <text:p text:style-name="Preformatted_20_Text"><text:s text:c="6"/>"setId": 1,</text:p>
      <text:p text:style-name="Preformatted_20_Text"><text:s text:c="6"/>"iconIdx": 45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746.6 760.8c-177.6 0-239.2-80-272-179.6l-32.8-102.6c-24.6-75-53.4-133.4-143.6-133.4-62.6 0-126.2 45.2-126.2 171.4 0 98.6 50.2 160.2 121.2 160.2 80 0 133.4-59.6 133.4-59.6l32.8 89.2c0 0-55.4 54.4-171.4 54.4-144 0-224-84-224-240 0-162.2 80-257.6 231-257.6 136.6 0 205.2 49.2 248.4 182.6l33.8 102.6c24.6 75 67.8 129.4 171.4 129.4 69.8 0 106.8-15.4 106.8-53.4 0-29.8-17.4-51.4-69.8-63.6l-69.8-16.4c-85.2-20.6-119-64.6-119-134.4 0-111.8 90.4-146.8 182.6-146.8 104.6 0 168.4 38 176.6 130.4l-102.6 12.4c-4.2-44.2-30.8-62.6-80-62.6-45.2 0-72.8 20.6-72.8 55.4 0 30.8 13.4 49.2 58.4 59.6l65.6 14.4c88.2 20.6 135.4 63.6 135.4 146.8 0 102.2-86.2 141.2-213.4 141.2z"</text:p>
      <text:p text:style-name="Preformatted_20_Text"><text:s text:c="8"/>],</text:p>
      <text:p text:style-name="Preformatted_20_Text"><text:s text:c="8"/>"tags": [</text:p>
      <text:p text:style-name="Preformatted_20_Text"><text:s text:c="10"/>"lastfm",</text:p>
      <text:p text:style-name="Preformatted_20_Text"><text:s text:c="10"/>"brand",</text:p>
      <text:p text:style-name="Preformatted_20_Text"><text:s text:c="10"/>"social"</text:p>
      <text:p text:style-name="Preformatted_20_Text"><text:s text:c="8"/>],</text:p>
      <text:p text:style-name="Preformatted_20_Text"><text:s text:c="8"/>"defaultCode": 6010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oft-page-break/><text:s text:c="8"/>"ligatures": "lastfm2, brand67",</text:p>
      <text:p text:style-name="Preformatted_20_Text"><text:s text:c="8"/>"name": "lastfm22",</text:p>
      <text:p text:style-name="Preformatted_20_Text"><text:s text:c="8"/>"order": 1914,</text:p>
      <text:p text:style-name="Preformatted_20_Text"><text:s text:c="8"/>"id": 461,</text:p>
      <text:p text:style-name="Preformatted_20_Text"><text:s text:c="8"/>"prevSize": 32,</text:p>
      <text:p text:style-name="Preformatted_20_Text"><text:s text:c="8"/>"code": 60493</text:p>
      <text:p text:style-name="Preformatted_20_Text"><text:s text:c="6"/>},</text:p>
      <text:p text:style-name="Preformatted_20_Text"><text:s text:c="6"/>"setIdx": 3,</text:p>
      <text:p text:style-name="Preformatted_20_Text"><text:s text:c="6"/>"setId": 1,</text:p>
      <text:p text:style-name="Preformatted_20_Text"><text:s text:c="6"/>"iconIdx": 46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0 0v1024h1024v-1024h-1024zM512 960v-448h-448v-448h448v448h448v448h-448z"</text:p>
      <text:p text:style-name="Preformatted_20_Text"><text:s text:c="8"/>],</text:p>
      <text:p text:style-name="Preformatted_20_Text"><text:s text:c="8"/>"tags": [</text:p>
      <text:p text:style-name="Preformatted_20_Text"><text:s text:c="10"/>"delicious",</text:p>
      <text:p text:style-name="Preformatted_20_Text"><text:s text:c="10"/>"brand",</text:p>
      <text:p text:style-name="Preformatted_20_Text"><text:s text:c="10"/>"social"</text:p>
      <text:p text:style-name="Preformatted_20_Text"><text:s text:c="8"/>],</text:p>
      <text:p text:style-name="Preformatted_20_Text"><text:s text:c="8"/>"defaultCode": 6010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delicious, brand68",</text:p>
      <text:p text:style-name="Preformatted_20_Text"><text:s text:c="8"/>"name": "delicious",</text:p>
      <text:p text:style-name="Preformatted_20_Text"><text:s text:c="8"/>"order": 1915,</text:p>
      <text:p text:style-name="Preformatted_20_Text"><text:s text:c="8"/>"id": 462,</text:p>
      <text:p text:style-name="Preformatted_20_Text"><text:s text:c="8"/>"prevSize": 32,</text:p>
      <text:p text:style-name="Preformatted_20_Text"><text:s text:c="8"/>"code": 60494</text:p>
      <text:p text:style-name="Preformatted_20_Text"><text:s text:c="6"/>},</text:p>
      <text:p text:style-name="Preformatted_20_Text"><text:s text:c="6"/>"setIdx": 3,</text:p>
      <text:p text:style-name="Preformatted_20_Text"><text:s text:c="6"/>"setId": 1,</text:p>
      <text:p text:style-name="Preformatted_20_Text"><text:s text:c="6"/>"iconIdx": 46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320c-35.2 0-64 28.8-64 64v256c0 105.8-86.2 192-192 192s-192-86.2-192-192v-128h128v128c0 35.2 28.8 64 64 64s64-28.8 64-64v-256c0-105.8 86.2-192 192-192s192 86.2 192 178v62l-82 24-46-24v-62c0-21.2-28.8-50-64-50z",</text:p>
      <text:p text:style-name="Preformatted_20_Text"><text:s text:c="10"/>"M960 640c0 105.8-86.2 192-192 192s-192-86.2-192-206v-124l46 24 82-24v124c0 49.2 28.8 78 64 78s64-28.8 64-64v-128h128v128z"</text:p>
      <text:p text:style-name="Preformatted_20_Text"><text:s text:c="8"/>],</text:p>
      <text:p text:style-name="Preformatted_20_Text"><text:s text:c="8"/>"tags": [</text:p>
      <text:p text:style-name="Preformatted_20_Text"><text:s text:c="10"/>"stumbleupon",</text:p>
      <text:p text:style-name="Preformatted_20_Text"><text:s text:c="10"/>"brand",</text:p>
      <text:p text:style-name="Preformatted_20_Text"><text:s text:c="10"/>"social"</text:p>
      <text:p text:style-name="Preformatted_20_Text"><text:s text:c="8"/>],</text:p>
      <text:p text:style-name="Preformatted_20_Text"><text:s text:c="8"/>"defaultCode": 6011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stumbleupon2",</text:p>
      <text:p text:style-name="Preformatted_20_Text"><text:s text:c="8"/>"ligatures": "stumbleupon, brand69",</text:p>
      <text:p text:style-name="Preformatted_20_Text"><text:s text:c="8"/>"order": 1916,</text:p>
      <text:p text:style-name="Preformatted_20_Text"><text:s text:c="8"/>"id": 463,</text:p>
      <text:p text:style-name="Preformatted_20_Text"><text:s text:c="8"/>"prevSize": 32,</text:p>
      <text:p text:style-name="Preformatted_20_Text"><text:soft-page-break/><text:s text:c="8"/>"code": 60495</text:p>
      <text:p text:style-name="Preformatted_20_Text"><text:s text:c="6"/>},</text:p>
      <text:p text:style-name="Preformatted_20_Text"><text:s text:c="6"/>"setIdx": 3,</text:p>
      <text:p text:style-name="Preformatted_20_Text"><text:s text:c="6"/>"setId": 1,</text:p>
      <text:p text:style-name="Preformatted_20_Text"><text:s text:c="6"/>"iconIdx": 46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52 0h-680c-94.6 0-172 77.4-172 172v680c0 94.6 77.4 172 172 172h680c94.6 0 172-77.4 172-172v-680c0-94.6-77.4-172-172-172zM512 320c-35.29 0-64 28.71-64 64v256c0 105.872-86.13 192-192 192s-192-86.128-192-192v-128h128v128c0 35.29 28.71 64 64 64s64-28.71 64-64v-256c0-105.87 86.13-192 192-192s192 86.13 192 178v62l-82 24-46-24v-62c0-21.29-28.71-50-64-50zM960 640c0 105.872-86.13 192-192 192s-192-86.128-192-206v-124l46 24 82-24v124c0 49.29 28.71 78 64 78s64-28.71 64-64v-128h128v128z"</text:p>
      <text:p text:style-name="Preformatted_20_Text"><text:s text:c="8"/>],</text:p>
      <text:p text:style-name="Preformatted_20_Text"><text:s text:c="8"/>"tags": [</text:p>
      <text:p text:style-name="Preformatted_20_Text"><text:s text:c="10"/>"stumbleupon",</text:p>
      <text:p text:style-name="Preformatted_20_Text"><text:s text:c="10"/>"brand",</text:p>
      <text:p text:style-name="Preformatted_20_Text"><text:s text:c="10"/>"social"</text:p>
      <text:p text:style-name="Preformatted_20_Text"><text:s text:c="8"/>],</text:p>
      <text:p text:style-name="Preformatted_20_Text"><text:s text:c="8"/>"defaultCode": 6011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umbleupon2, brand70",</text:p>
      <text:p text:style-name="Preformatted_20_Text"><text:s text:c="8"/>"name": "stumbleupon22",</text:p>
      <text:p text:style-name="Preformatted_20_Text"><text:s text:c="8"/>"order": 1917,</text:p>
      <text:p text:style-name="Preformatted_20_Text"><text:s text:c="8"/>"id": 464,</text:p>
      <text:p text:style-name="Preformatted_20_Text"><text:s text:c="8"/>"prevSize": 32,</text:p>
      <text:p text:style-name="Preformatted_20_Text"><text:s text:c="8"/>"code": 60496</text:p>
      <text:p text:style-name="Preformatted_20_Text"><text:s text:c="6"/>},</text:p>
      <text:p text:style-name="Preformatted_20_Text"><text:s text:c="6"/>"setIdx": 3,</text:p>
      <text:p text:style-name="Preformatted_20_Text"><text:s text:c="6"/>"setId": 1,</text:p>
      <text:p text:style-name="Preformatted_20_Text"><text:s text:c="6"/>"iconIdx": 46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640v384h-1024v-384h128v256h768v-256zM192 704h640v128h-640zM207.152 565.466l27.698-124.964 624.832 138.496-27.698 124.964zM279.658 308.558l54.092-116.006 580.032 270.464-54.092 116.006zM991.722 361.476l-77.922 101.55-507.746-389.608 56.336-73.418h58.244z"</text:p>
      <text:p text:style-name="Preformatted_20_Text"><text:s text:c="8"/>],</text:p>
      <text:p text:style-name="Preformatted_20_Text"><text:s text:c="8"/>"tags": [</text:p>
      <text:p text:style-name="Preformatted_20_Text"><text:s text:c="10"/>"stackoverflow",</text:p>
      <text:p text:style-name="Preformatted_20_Text"><text:s text:c="10"/>"brand",</text:p>
      <text:p text:style-name="Preformatted_20_Text"><text:s text:c="10"/>"social"</text:p>
      <text:p text:style-name="Preformatted_20_Text"><text:s text:c="8"/>],</text:p>
      <text:p text:style-name="Preformatted_20_Text"><text:s text:c="8"/>"defaultCode": 6011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tackoverflow, brand71",</text:p>
      <text:p text:style-name="Preformatted_20_Text"><text:s text:c="8"/>"name": "stackoverflow",</text:p>
      <text:p text:style-name="Preformatted_20_Text"><text:s text:c="8"/>"order": 1918,</text:p>
      <text:p text:style-name="Preformatted_20_Text"><text:s text:c="8"/>"id": 465,</text:p>
      <text:p text:style-name="Preformatted_20_Text"><text:s text:c="8"/>"prevSize": 32,</text:p>
      <text:p text:style-name="Preformatted_20_Text"><text:s text:c="8"/>"code": 60497</text:p>
      <text:p text:style-name="Preformatted_20_Text"><text:soft-page-break/><text:s text:c="6"/>},</text:p>
      <text:p text:style-name="Preformatted_20_Text"><text:s text:c="6"/>"setIdx": 3,</text:p>
      <text:p text:style-name="Preformatted_20_Text"><text:s text:c="6"/>"setId": 1,</text:p>
      <text:p text:style-name="Preformatted_20_Text"><text:s text:c="6"/>"iconIdx": 46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68.4c-245 0-443.6 198.6-443.6 443.6 0 188 117 348.4 282 413-3.8-35-7.4-89 1.6-127.2 8-34.6 52-220.4 52-220.4s-13.2-26.6-13.2-65.8c0-61.6 35.8-107.8 80.2-107.8 37.8 0 56.2 28.4 56.2 62.4 0 38-24.2 95-36.8 147.6-10.6 44.2 22 80.2 65.6 80.2 78.8 0 139.4-83.2 139.4-203.2 0-106.2-76.4-180.4-185.2-180.4-126.2 0-200.2 94.6-200.2 192.6 0 38.2 14.6 79 33 101.2 3.6 4.4 4.2 8.2 3 12.8-3.4 14-10.8 44.2-12.4 50.4-2 8.2-6.4 9.8-14.8 6-55.4-25.8-90-106.8-90-171.8 0-140 101.6-268.4 293-268.4 153.8 0 273.4 109.6 273.4 256.2 0 152.8-96.4 276-230.2 276-45 0-87.2-23.4-101.6-51 0 0-22.2 84.6-27.6 105.4-10 38.6-37 86.8-55.2 116.2 41.6 12.8 85.6 19.8 131.4 19.8 245 0 443.6-198.6 443.6-443.6 0-245.2-198.6-443.8-443.6-443.8z"</text:p>
      <text:p text:style-name="Preformatted_20_Text"><text:s text:c="8"/>],</text:p>
      <text:p text:style-name="Preformatted_20_Text"><text:s text:c="8"/>"tags": [</text:p>
      <text:p text:style-name="Preformatted_20_Text"><text:s text:c="10"/>"pinterest",</text:p>
      <text:p text:style-name="Preformatted_20_Text"><text:s text:c="10"/>"brand",</text:p>
      <text:p text:style-name="Preformatted_20_Text"><text:s text:c="10"/>"social"</text:p>
      <text:p text:style-name="Preformatted_20_Text"><text:s text:c="8"/>],</text:p>
      <text:p text:style-name="Preformatted_20_Text"><text:s text:c="8"/>"defaultCode": 6011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pinterest2",</text:p>
      <text:p text:style-name="Preformatted_20_Text"><text:s text:c="8"/>"ligatures": "pinterest, brand72",</text:p>
      <text:p text:style-name="Preformatted_20_Text"><text:s text:c="8"/>"order": 1919,</text:p>
      <text:p text:style-name="Preformatted_20_Text"><text:s text:c="8"/>"id": 466,</text:p>
      <text:p text:style-name="Preformatted_20_Text"><text:s text:c="8"/>"prevSize": 32,</text:p>
      <text:p text:style-name="Preformatted_20_Text"><text:s text:c="8"/>"code": 60498</text:p>
      <text:p text:style-name="Preformatted_20_Text"><text:s text:c="6"/>},</text:p>
      <text:p text:style-name="Preformatted_20_Text"><text:s text:c="6"/>"setIdx": 3,</text:p>
      <text:p text:style-name="Preformatted_20_Text"><text:s text:c="6"/>"setId": 1,</text:p>
      <text:p text:style-name="Preformatted_20_Text"><text:s text:c="6"/>"iconIdx": 46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4 0-512 229.6-512 512s229.6 512 512 512 512-229.6 512-512-229.6-512-512-512zM512 955.6c-45.8 0-89.8-7-131.4-19.8 18-29.4 45.2-77.8 55.2-116.2 5.4-20.8 27.6-105.4 27.6-105.4 14.4 27.6 56.8 51 101.6 51 133.8 0 230.2-123 230.2-276 0-146.6-119.6-256.2-273.4-256.2-191.4 0-293 128.6-293 268.4 0 65 34.6 146 90 171.8 8.4 4 12.8 2.2 14.8-6 1.4-6.2 9-36.2 12.4-50.4 1-4.4 0.6-8.4-3-12.8-18.4-22.2-33-63.2-33-101.2 0-97.8 74-192.6 200.2-192.6 109 0 185.2 74.2 185.2 180.4 0 120-60.6 203.2-139.4 203.2-43.6 0-76.2-36-65.6-80.2 12.6-52.8 36.8-109.6 36.8-147.6 0-34-18.2-62.4-56.2-62.4-44.6 0-80.2 46-80.2 107.8 0 39.2 13.2 65.8 13.2 65.8s-44 185.8-52 220.4c-9 38.4-5.4 92.2-1.6 127.2-165-64.4-282-224.8-282-412.8 0-245 198.6-443.6 443.6-443.6s443.6 198.6 443.6 443.6c0 245-198.6 443.6-443.6 443.6z"</text:p>
      <text:p text:style-name="Preformatted_20_Text"><text:s text:c="8"/>],</text:p>
      <text:p text:style-name="Preformatted_20_Text"><text:s text:c="8"/>"tags": [</text:p>
      <text:p text:style-name="Preformatted_20_Text"><text:s text:c="10"/>"pinterest",</text:p>
      <text:p text:style-name="Preformatted_20_Text"><text:s text:c="10"/>"brand",</text:p>
      <text:p text:style-name="Preformatted_20_Text"><text:s text:c="10"/>"social"</text:p>
      <text:p text:style-name="Preformatted_20_Text"><text:s text:c="8"/>],</text:p>
      <text:p text:style-name="Preformatted_20_Text"><text:s text:c="8"/>"defaultCode": 60114,</text:p>
      <text:p text:style-name="Preformatted_20_Text"><text:s text:c="8"/>"grid": 16,</text:p>
      <text:p text:style-name="Preformatted_20_Text"><text:s text:c="8"/>"attrs": []</text:p>
      <text:p text:style-name="Preformatted_20_Text"><text:soft-page-break/><text:s text:c="6"/>},</text:p>
      <text:p text:style-name="Preformatted_20_Text"><text:s text:c="6"/>"attrs": [],</text:p>
      <text:p text:style-name="Preformatted_20_Text"><text:s text:c="6"/>"properties": {</text:p>
      <text:p text:style-name="Preformatted_20_Text"><text:s text:c="8"/>"ligatures": "pinterest2, brand73",</text:p>
      <text:p text:style-name="Preformatted_20_Text"><text:s text:c="8"/>"name": "pinterest22",</text:p>
      <text:p text:style-name="Preformatted_20_Text"><text:s text:c="8"/>"order": 1920,</text:p>
      <text:p text:style-name="Preformatted_20_Text"><text:s text:c="8"/>"id": 467,</text:p>
      <text:p text:style-name="Preformatted_20_Text"><text:s text:c="8"/>"prevSize": 32,</text:p>
      <text:p text:style-name="Preformatted_20_Text"><text:s text:c="8"/>"code": 60499</text:p>
      <text:p text:style-name="Preformatted_20_Text"><text:s text:c="6"/>},</text:p>
      <text:p text:style-name="Preformatted_20_Text"><text:s text:c="6"/>"setIdx": 3,</text:p>
      <text:p text:style-name="Preformatted_20_Text"><text:s text:c="6"/>"setId": 1,</text:p>
      <text:p text:style-name="Preformatted_20_Text"><text:s text:c="6"/>"iconIdx": 46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0h-832c-52.8 0-96 43.2-96 96v832c0 52.8 43.2 96 96 96h832c52.8 0 96-43.2 96-96v-832c0-52.8-43.2-96-96-96zM312.6 666h-110.6c-6.6 0-11.6-3-14.4-7.6-3-4.8-3-10.8 0-17l117.6-207.6c0.2-0.2 0.2-0.4 0-0.6l-74.8-129.6c-3-6.2-3.6-12.2-0.6-17 2.8-4.6 8.4-7 15.2-7h110.8c17 0 25.4 11 30.8 20.8 0 0 75.6 132 76.2 132.8-4.4 8-119.6 211.4-119.6 211.4-6 10.4-14 21.4-30.6 21.4zM836.4 152.2l-245.2 433.6c-0.2 0.2-0.2 0.6 0 0.8l156.2 285.2c3 6.2 3.2 12.4 0.2 17.2-2.8 4.6-8 7-14.8 7h-110.6c-17 0-25.4-11.2-31-21 0 0-157-288-157.4-288.8 7.8-13.8 246.4-437 246.4-437 6-10.6 13.2-21 29.6-21h112.2c6.6 0 12 2.6 14.8 7 2.8 4.6 2.8 10.8-0.4 17z"</text:p>
      <text:p text:style-name="Preformatted_20_Text"><text:s text:c="8"/>],</text:p>
      <text:p text:style-name="Preformatted_20_Text"><text:s text:c="8"/>"tags": [</text:p>
      <text:p text:style-name="Preformatted_20_Text"><text:s text:c="10"/>"xing",</text:p>
      <text:p text:style-name="Preformatted_20_Text"><text:s text:c="10"/>"brand",</text:p>
      <text:p text:style-name="Preformatted_20_Text"><text:s text:c="10"/>"social"</text:p>
      <text:p text:style-name="Preformatted_20_Text"><text:s text:c="8"/>],</text:p>
      <text:p text:style-name="Preformatted_20_Text"><text:s text:c="8"/>"defaultCode": 6011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xing, brand74",</text:p>
      <text:p text:style-name="Preformatted_20_Text"><text:s text:c="8"/>"name": "xing2",</text:p>
      <text:p text:style-name="Preformatted_20_Text"><text:s text:c="8"/>"order": 1921,</text:p>
      <text:p text:style-name="Preformatted_20_Text"><text:s text:c="8"/>"id": 468,</text:p>
      <text:p text:style-name="Preformatted_20_Text"><text:s text:c="8"/>"prevSize": 32,</text:p>
      <text:p text:style-name="Preformatted_20_Text"><text:s text:c="8"/>"code": 60500</text:p>
      <text:p text:style-name="Preformatted_20_Text"><text:s text:c="6"/>},</text:p>
      <text:p text:style-name="Preformatted_20_Text"><text:s text:c="6"/>"setIdx": 3,</text:p>
      <text:p text:style-name="Preformatted_20_Text"><text:s text:c="6"/>"setId": 1,</text:p>
      <text:p text:style-name="Preformatted_20_Text"><text:s text:c="6"/>"iconIdx": 46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55.6 202.2c-8.8 0-16.4 3.2-20.2 9.2-3.8 6.4-3.2 14.4 0.8 22.6l99.8 172.8c0.2 0.4 0.2 0.6 0 0.8l-156.8 277.2c-4 8.2-3.8 16.4 0 22.6 3.8 6 10.4 10 19.2 10h147.6c22 0 32.8-15 40.2-28.6 0 0 153.4-271.4 159.4-282-0.6-1-101.6-177-101.6-177-7.4-13-18.4-27.6-41.2-27.6h-147.2z",</text:p>
      <text:p text:style-name="Preformatted_20_Text"><text:s text:c="10"/>"M776 0c-22 0-31.6 13.8-39.6 28.2 0 0-318.2 564.2-328.6 582.8 0.6 1 209.8 385 209.8 385 7.4 13 18.6 28.2 41.2 28.2h147.6c8.8 0 15.8-3.4 19.6-9.4 4-6.4 3.8-14.6-0.4-22.8l-208-380.6c-0.2-0.4-0.2-0.6 0-1l327-578.2c4-8.2 4.2-16.4 0.4-22.8-3.8-6-10.8-9.4-19.6-9.4h-149.4z"</text:p>
      <text:p text:style-name="Preformatted_20_Text"><text:s text:c="8"/>],</text:p>
      <text:p text:style-name="Preformatted_20_Text"><text:s text:c="8"/>"tags": [</text:p>
      <text:p text:style-name="Preformatted_20_Text"><text:s text:c="10"/>"xing",</text:p>
      <text:p text:style-name="Preformatted_20_Text"><text:s text:c="10"/>"brand",</text:p>
      <text:p text:style-name="Preformatted_20_Text"><text:soft-page-break/><text:s text:c="10"/>"social"</text:p>
      <text:p text:style-name="Preformatted_20_Text"><text:s text:c="8"/>],</text:p>
      <text:p text:style-name="Preformatted_20_Text"><text:s text:c="8"/>"defaultCode": 6011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xing2, brand75",</text:p>
      <text:p text:style-name="Preformatted_20_Text"><text:s text:c="8"/>"name": "xing22",</text:p>
      <text:p text:style-name="Preformatted_20_Text"><text:s text:c="8"/>"codes": [</text:p>
      <text:p text:style-name="Preformatted_20_Text"><text:s text:c="10"/>61231</text:p>
      <text:p text:style-name="Preformatted_20_Text"><text:s text:c="8"/>],</text:p>
      <text:p text:style-name="Preformatted_20_Text"><text:s text:c="8"/>"order": 1922,</text:p>
      <text:p text:style-name="Preformatted_20_Text"><text:s text:c="8"/>"id": 469,</text:p>
      <text:p text:style-name="Preformatted_20_Text"><text:s text:c="8"/>"prevSize": 32,</text:p>
      <text:p text:style-name="Preformatted_20_Text"><text:s text:c="8"/>"code": 60501</text:p>
      <text:p text:style-name="Preformatted_20_Text"><text:s text:c="6"/>},</text:p>
      <text:p text:style-name="Preformatted_20_Text"><text:s text:c="6"/>"setIdx": 3,</text:p>
      <text:p text:style-name="Preformatted_20_Text"><text:s text:c="6"/>"setId": 1,</text:p>
      <text:p text:style-name="Preformatted_20_Text"><text:s text:c="6"/>"iconIdx": 46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367.562 0c-243.358 0-367.562 140.162-367.562 401.856v0 549.034l238.39-238.628v-278.896c0-108.416 28.73-177.406 125.118-192.894v0c33.672-6.584 103.75-4.278 148.306-4.278v0 165.596c0 1.51 0.208 4.206 0.594 5.586v0c1.87 6.704 7.93 11.616 15.116 11.63v0c4.062 0.008 7.868-2.104 11.79-5.97v0l413.122-412.974-584.874-0.062zM785.61 311.746v278.89c0 108.414-28.736 177.414-125.116 192.894v0c-33.672 6.582-103.756 4.278-148.312 4.278v0-165.594c0-1.5-0.206-4.204-0.594-5.582v0c-1.864-6.712-7.922-11.622-15.112-11.63v0c-4.064-0.008-7.866 2.112-11.79 5.966v0l-413.124 412.966 584.874 0.066c243.354 0 367.564-140.168 367.564-401.852v0-549.028l-238.39 238.626z"</text:p>
      <text:p text:style-name="Preformatted_20_Text"><text:s text:c="8"/>],</text:p>
      <text:p text:style-name="Preformatted_20_Text"><text:s text:c="8"/>"tags": [</text:p>
      <text:p text:style-name="Preformatted_20_Text"><text:s text:c="10"/>"flattr",</text:p>
      <text:p text:style-name="Preformatted_20_Text"><text:s text:c="10"/>"brand",</text:p>
      <text:p text:style-name="Preformatted_20_Text"><text:s text:c="10"/>"donate",</text:p>
      <text:p text:style-name="Preformatted_20_Text"><text:s text:c="10"/>"social"</text:p>
      <text:p text:style-name="Preformatted_20_Text"><text:s text:c="8"/>],</text:p>
      <text:p text:style-name="Preformatted_20_Text"><text:s text:c="8"/>"defaultCode": 6011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lattr, brand76",</text:p>
      <text:p text:style-name="Preformatted_20_Text"><text:s text:c="8"/>"name": "flattr2",</text:p>
      <text:p text:style-name="Preformatted_20_Text"><text:s text:c="8"/>"order": 1923,</text:p>
      <text:p text:style-name="Preformatted_20_Text"><text:s text:c="8"/>"id": 470,</text:p>
      <text:p text:style-name="Preformatted_20_Text"><text:s text:c="8"/>"prevSize": 32,</text:p>
      <text:p text:style-name="Preformatted_20_Text"><text:s text:c="8"/>"code": 60502</text:p>
      <text:p text:style-name="Preformatted_20_Text"><text:s text:c="6"/>},</text:p>
      <text:p text:style-name="Preformatted_20_Text"><text:s text:c="6"/>"setIdx": 3,</text:p>
      <text:p text:style-name="Preformatted_20_Text"><text:s text:c="6"/>"setId": 1,</text:p>
      <text:p text:style-name="Preformatted_20_Text"><text:s text:c="6"/>"iconIdx": 46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851.564 90.090c-12.060-16.404-31.204-26.090-51.564-26.090h-608c-35.346 0-64 28.654-64 64v768c0 25.884 15.592 49.222 39.508 59.128 7.918 3.28 16.234 4.874 24.478 4.874 16.656 0 33.026-6.504 45.268-18.748l237.256-<text:soft-page-break/>237.254h165.49c27.992 0 52.736-18.192 61.086-44.91l160-512c6.074-19.432 2.538-40.596-9.522-57zM672.948 320h-224.948c-35.346 0-64 28.654-64 64s28.654 64 64 64h184.948l-40 128h-144.948c-16.974 0-33.252 6.742-45.254 18.746l-146.746 146.744v-549.49h456.948l-40 128z"</text:p>
      <text:p text:style-name="Preformatted_20_Text"><text:s text:c="8"/>],</text:p>
      <text:p text:style-name="Preformatted_20_Text"><text:s text:c="8"/>"tags": [</text:p>
      <text:p text:style-name="Preformatted_20_Text"><text:s text:c="10"/>"foursquare",</text:p>
      <text:p text:style-name="Preformatted_20_Text"><text:s text:c="10"/>"brand",</text:p>
      <text:p text:style-name="Preformatted_20_Text"><text:s text:c="10"/>"social"</text:p>
      <text:p text:style-name="Preformatted_20_Text"><text:s text:c="8"/>],</text:p>
      <text:p text:style-name="Preformatted_20_Text"><text:s text:c="8"/>"defaultCode": 6011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oursquare, brand77",</text:p>
      <text:p text:style-name="Preformatted_20_Text"><text:s text:c="8"/>"name": "foursquare2",</text:p>
      <text:p text:style-name="Preformatted_20_Text"><text:s text:c="8"/>"order": 1924,</text:p>
      <text:p text:style-name="Preformatted_20_Text"><text:s text:c="8"/>"id": 471,</text:p>
      <text:p text:style-name="Preformatted_20_Text"><text:s text:c="8"/>"prevSize": 32,</text:p>
      <text:p text:style-name="Preformatted_20_Text"><text:s text:c="8"/>"code": 60503</text:p>
      <text:p text:style-name="Preformatted_20_Text"><text:s text:c="6"/>},</text:p>
      <text:p text:style-name="Preformatted_20_Text"><text:s text:c="6"/>"setIdx": 3,</text:p>
      <text:p text:style-name="Preformatted_20_Text"><text:s text:c="6"/>"setId": 1,</text:p>
      <text:p text:style-name="Preformatted_20_Text"><text:s text:c="6"/>"iconIdx": 47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08.876 653.468c-17.282 17.426-2.668 49.128-2.668 49.128l130.090 217.218c0 0 21.36 28.64 39.864 28.64 18.59 0 36.954-15.27 36.954-15.27l102.844-147.008c0 0 10.36-18.546 10.598-34.792 0.372-23.106-34.454-29.434-34.454-29.434l-243.488-78.192c-0.002 0.004-23.858-6.328-39.74 9.71zM596.532 543.984c12.46 21.128 46.828 14.972 46.828 14.972l242.938-71.006c0 0 33.106-13.466 37.832-31.418 4.64-17.954-5.46-39.622-5.46-39.622l-116.098-136.752c0 0-10.062-17.292-30.938-19.032-23.016-1.958-37.18 25.898-37.18 25.898l-137.27 216.010c0 0.004-12.134 21.516-0.652 40.95zM481.754 459.768c28.608-7.044 33.148-48.604 33.148-48.604l-1.944-345.87c0 0-4.314-42.666-23.486-54.232-30.070-18.242-38.982-8.718-47.596-7.444l-201.696 74.944c0 0-19.754 6.536-30.042 23.018-14.69 23.352 14.928 57.544 14.928 57.544l209.644 285.756c0 0 20.69 21.396 47.044 14.888zM431.944 599.738c0.722-26.676-32.030-42.7-32.030-42.7l-216.796-109.524c0 0-32.126-13.246-47.722-4.016-11.95 7.060-22.536 19.84-23.572 31.134l-14.12 173.812c0 0-2.116 30.114 5.69 43.82 11.054 19.442 47.428 5.902 47.428 5.902l253.096-55.942c9.832-6.61 27.074-7.204 28.026-42.486zM494.88 693.542c-21.726-11.156-47.724 11.95-47.724 11.95l-169.468 186.566c0 0-21.144 28.528-15.768 46.050 5.066 16.418 13.454 24.578 25.318 30.328l170.192 53.726c0 0 20.634 4.286 36.258-0.242 22.18-6.43 18.094-41.152 18.094-41.152l3.848-252.602c-0.002 0.002-0.868-24.334-20.75-34.624z"</text:p>
      <text:p text:style-name="Preformatted_20_Text"><text:s text:c="8"/>],</text:p>
      <text:p text:style-name="Preformatted_20_Text"><text:s text:c="8"/>"tags": [</text:p>
      <text:p text:style-name="Preformatted_20_Text"><text:s text:c="10"/>"yelp",</text:p>
      <text:p text:style-name="Preformatted_20_Text"><text:s text:c="10"/>"brand",</text:p>
      <text:p text:style-name="Preformatted_20_Text"><text:s text:c="10"/>"social"</text:p>
      <text:p text:style-name="Preformatted_20_Text"><text:s text:c="8"/>],</text:p>
      <text:p text:style-name="Preformatted_20_Text"><text:s text:c="8"/>"defaultCode": 6011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yelp, brand78",</text:p>
      <text:p text:style-name="Preformatted_20_Text"><text:s text:c="8"/>"name": "yelp2",</text:p>
      <text:p text:style-name="Preformatted_20_Text"><text:s text:c="8"/>"order": 1925,</text:p>
      <text:p text:style-name="Preformatted_20_Text"><text:soft-page-break/><text:s text:c="8"/>"id": 472,</text:p>
      <text:p text:style-name="Preformatted_20_Text"><text:s text:c="8"/>"prevSize": 32,</text:p>
      <text:p text:style-name="Preformatted_20_Text"><text:s text:c="8"/>"code": 60504</text:p>
      <text:p text:style-name="Preformatted_20_Text"><text:s text:c="6"/>},</text:p>
      <text:p text:style-name="Preformatted_20_Text"><text:s text:c="6"/>"setIdx": 3,</text:p>
      <text:p text:style-name="Preformatted_20_Text"><text:s text:c="6"/>"setId": 1,</text:p>
      <text:p text:style-name="Preformatted_20_Text"><text:s text:c="6"/>"iconIdx": 47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30 308.6c-47.8 212.2-195.4 324.2-428 324.2h-77.4l-53.8 341.6h-64.8l-3.4 22c-2.2 14.6 9 27.6 23.6 27.6h165.6c19.6 0 36.2-14.2 39.4-33.6l1.6-8.4 31.2-197.8 2-10.8c3-19.4 19.8-33.6 39.4-33.6h24.6c160.4 0 286-65.2 322.8-253.6 13.8-71.6 8.6-132.4-22.8-177.6z",</text:p>
      <text:p text:style-name="Preformatted_20_Text"><text:s text:c="10"/>"M831 77.2c-47.4-54-133.2-77.2-242.8-77.2h-318.2c-22.4 0-41.6 16.2-45 38.4l-132.6 840.4c-2.6 16.6 10.2 31.6 27 31.6h196.6l49.4-313-1.6 9.8c3.4-22.2 22.4-38.4 44.8-38.4h93.4c183.4 0 327-74.4 369-290 1.2-6.4 2.4-12.6 3.2-18.6 12.4-79.6 0-134-43.2-183z"</text:p>
      <text:p text:style-name="Preformatted_20_Text"><text:s text:c="8"/>],</text:p>
      <text:p text:style-name="Preformatted_20_Text"><text:s text:c="8"/>"tags": [</text:p>
      <text:p text:style-name="Preformatted_20_Text"><text:s text:c="10"/>"paypal",</text:p>
      <text:p text:style-name="Preformatted_20_Text"><text:s text:c="10"/>"brand",</text:p>
      <text:p text:style-name="Preformatted_20_Text"><text:s text:c="10"/>"donate"</text:p>
      <text:p text:style-name="Preformatted_20_Text"><text:s text:c="8"/>],</text:p>
      <text:p text:style-name="Preformatted_20_Text"><text:s text:c="8"/>"defaultCode": 6012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paypal, brand79",</text:p>
      <text:p text:style-name="Preformatted_20_Text"><text:s text:c="8"/>"name": "paypal2",</text:p>
      <text:p text:style-name="Preformatted_20_Text"><text:s text:c="8"/>"codes": [</text:p>
      <text:p text:style-name="Preformatted_20_Text"><text:s text:c="10"/>61234</text:p>
      <text:p text:style-name="Preformatted_20_Text"><text:s text:c="8"/>],</text:p>
      <text:p text:style-name="Preformatted_20_Text"><text:s text:c="8"/>"order": 1926,</text:p>
      <text:p text:style-name="Preformatted_20_Text"><text:s text:c="8"/>"id": 473,</text:p>
      <text:p text:style-name="Preformatted_20_Text"><text:s text:c="8"/>"prevSize": 32,</text:p>
      <text:p text:style-name="Preformatted_20_Text"><text:s text:c="8"/>"code": 60505</text:p>
      <text:p text:style-name="Preformatted_20_Text"><text:s text:c="6"/>},</text:p>
      <text:p text:style-name="Preformatted_20_Text"><text:s text:c="6"/>"setIdx": 3,</text:p>
      <text:p text:style-name="Preformatted_20_Text"><text:s text:c="6"/>"setId": 1,</text:p>
      <text:p text:style-name="Preformatted_20_Text"><text:s text:c="6"/>"iconIdx": 47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8.278 446.542l-146.532-253.802c93.818-117.464 238.234-192.74 400.254-192.74 187.432 0 351.31 100.736 440.532 251h-417.77c-7.504-0.65-15.092-1-22.762-1-121.874 0-224.578 83.644-253.722 196.542zM695.306 325h293.46c22.74 57.93 35.234 121.004 35.234 187 0 280.826-226.1 508.804-506.186 511.926l209.394-362.678c29.48-42.378 46.792-93.826 46.792-149.248 0-73.17-30.164-139.42-78.694-187zM326 512c0-102.56 83.44-186 186-186s186 83.44 186 186c0 102.56-83.44 186-186 186s-186-83.44-186-186zM582.182 764.442l-146.578 253.878c-246.532-36.884-435.604-249.516-435.604-506.32 0-91.218 23.884-176.846 65.696-251.024l209.030 362.054c41.868 89.112 132.476 150.97 237.274 150.97 24.3 0 47.836-3.34 70.182-9.558z"</text:p>
      <text:p text:style-name="Preformatted_20_Text"><text:s text:c="8"/>],</text:p>
      <text:p text:style-name="Preformatted_20_Text"><text:s text:c="8"/>"tags": [</text:p>
      <text:p text:style-name="Preformatted_20_Text"><text:s text:c="10"/>"chrome",</text:p>
      <text:p text:style-name="Preformatted_20_Text"><text:s text:c="10"/>"browser",</text:p>
      <text:p text:style-name="Preformatted_20_Text"><text:s text:c="10"/>"internet",</text:p>
      <text:p text:style-name="Preformatted_20_Text"><text:s text:c="10"/>"brand"</text:p>
      <text:p text:style-name="Preformatted_20_Text"><text:soft-page-break/><text:s text:c="8"/>],</text:p>
      <text:p text:style-name="Preformatted_20_Text"><text:s text:c="8"/>"defaultCode": 6012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hrome, browser",</text:p>
      <text:p text:style-name="Preformatted_20_Text"><text:s text:c="8"/>"name": "chrome",</text:p>
      <text:p text:style-name="Preformatted_20_Text"><text:s text:c="8"/>"order": 1927,</text:p>
      <text:p text:style-name="Preformatted_20_Text"><text:s text:c="8"/>"id": 474,</text:p>
      <text:p text:style-name="Preformatted_20_Text"><text:s text:c="8"/>"prevSize": 32,</text:p>
      <text:p text:style-name="Preformatted_20_Text"><text:s text:c="8"/>"code": 60506</text:p>
      <text:p text:style-name="Preformatted_20_Text"><text:s text:c="6"/>},</text:p>
      <text:p text:style-name="Preformatted_20_Text"><text:s text:c="6"/>"setIdx": 3,</text:p>
      <text:p text:style-name="Preformatted_20_Text"><text:s text:c="6"/>"setId": 1,</text:p>
      <text:p text:style-name="Preformatted_20_Text"><text:s text:c="6"/>"iconIdx": 47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2.526 334.14l-11.86 76.080c0 0-16.954-140.856-37.732-193.514-31.846-80.688-46.014-80.040-46.108-79.922 21.33 54.204 17.462 83.324 17.462 83.324s-37.792-102.998-137.712-135.768c-110.686-36.282-170.57-26.364-177.488-24.486-1.050-0.008-2.064-0.010-3.030-0.010 0.818 0.062 1.612 0.146 2.426 0.212-0.034 0.020-0.090 0.042-0.082 0.052 0.45 0.548 122.306 21.302 143.916 50.996 0 0-51.76 0-103.272 14.842-2.328 0.666 189.524 23.964 228.746 215.674 0 0-21.030-43.876-47.040-51.328 17.106 52.036 12.714 150.776-3.576 199.85-2.096 6.312-4.24-27.282-36.328-41.75 10.28 73.646-0.616 190.456-51.708 222.632-3.982 2.504 32.030-115.31 7.242-69.762-142.708 218.802-311.404 100.972-387.248 49.11 38.866 8.462 112.654-1.318 145.314-25.612 0.042-0.030 0.078-0.056 0.118-0.086 35.468-24.252 56.472-41.964 75.334-37.772 18.874 4.214 31.438-14.726 16.78-31.53-14.676-16.838-50.314-39.978-98.524-27.366-34 8.904-76.134 46.522-140.448 8.432-49.364-29.25-54.012-53.546-54.45-70.376 1.218-5.966 2.754-11.536 4.576-16.624 5.682-15.87 22.912-20.658 32.494-24.438 16.256 2.792 30.262 7.862 44.968 15.406 0.19-4.894 0.252-11.39-0.018-18.76 1.41-2.802 0.538-11.252-1.722-21.58-1.302-10.308-3.42-20.974-6.752-30.692 0.012-0.002 0.020-0.010 0.030-0.014 0.056-0.018 0.108-0.040 0.156-0.070 0.078-0.044 0.146-0.112 0.208-0.19 0.012-0.020 0.030-0.034 0.044-0.052 0.082-0.124 0.154-0.272 0.198-0.466 1.020-4.618 12.022-13.524 25.718-23.1 12.272-8.58 26.702-17.696 38.068-24.752 10.060-6.248 17.72-10.882 19.346-12.098 0.618-0.466 1.358-1.012 2.164-1.636 0.15-0.116 0.3-0.232 0.454-0.354 0.094-0.074 0.19-0.148 0.286-0.226 5.41-4.308 13.484-12.448 15.178-29.578 0.004-0.042 0.010-0.080 0.012-0.122 0.050-0.504 0.092-1.014 0.13-1.534 0.028-0.362 0.050-0.726 0.072-1.096 0.014-0.284 0.032-0.566 0.044-0.856 0.030-0.674 0.050-1.364 0.060-2.064 0-0.040 0.002-0.076 0.004-0.116 0.022-1.658-0.006-3.386-0.104-5.202-0.054-1.014-0.126-1.93-0.298-2.762-0.008-0.044-0.018-0.092-0.028-0.136-0.018-0.082-0.036-0.164-0.058-0.244-0.036-0.146-0.076-0.292-0.122-0.43-0.006-0.018-0.010-0.032-0.016-0.046-0.052-0.16-0.112-0.314-0.174-0.464-0.004-0.006-0.004-0.010-0.006-0.016-1.754-4.108-8.32-5.658-35.442-6.118-0.026-0.002-0.050-0.002-0.076-0.002v0c-11.066-0.188-25.538-0.194-44.502-0.118-33.25 0.134-51.628-32.504-57.494-45.132 8.040-44.46 31.276-76.142 69.45-97.626 0.722-0.406 0.58-0.742-0.274-0.978 7.464-4.514-90.246-0.124-135.186 57.036-39.888-9.914-74.654-9.246-104.616-2.214-5.754-0.162-12.924-0.88-21.434-2.652-19.924-18.056-48.448-51.402-49.976-91.208 0 0-0.092 0.072-0.252 0.204-0.020-0.382-0.056-0.76-0.072-1.142 0 0-60.716 46.664-51.628 173.882-0.022 2.036-0.064 3.986-0.12 5.874-16.432 22.288-24.586 41.020-25.192 45.156-14.56 29.644-29.334 74.254-41.356 141.98 0 0 8.408-26.666 25.284-56.866-12.412 38.022-22.164 97.156-16.436 185.856 0 0 1.514-19.666 6.874-47.994 4.186 55.010 22.518 122.924 68.858 202.788 88.948 153.32 225.67 230.74 376.792 242.616 26.836 2.212 54.050 2.264 81.424 0.186 2.516-0.178 5.032-0.364 7.55-0.574 30.964-2.174 62.134-6.852 93.238-14.366 425.172-102.798 378.942-616.198 378.942-616.198z"</text:p>
      <text:p text:style-name="Preformatted_20_Text"><text:s text:c="8"/>],</text:p>
      <text:p text:style-name="Preformatted_20_Text"><text:s text:c="8"/>"tags": [</text:p>
      <text:p text:style-name="Preformatted_20_Text"><text:s text:c="10"/>"firefox",</text:p>
      <text:p text:style-name="Preformatted_20_Text"><text:soft-page-break/><text:s text:c="10"/>"browser",</text:p>
      <text:p text:style-name="Preformatted_20_Text"><text:s text:c="10"/>"internet",</text:p>
      <text:p text:style-name="Preformatted_20_Text"><text:s text:c="10"/>"brand"</text:p>
      <text:p text:style-name="Preformatted_20_Text"><text:s text:c="8"/>],</text:p>
      <text:p text:style-name="Preformatted_20_Text"><text:s text:c="8"/>"defaultCode": 6012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refox, browser2",</text:p>
      <text:p text:style-name="Preformatted_20_Text"><text:s text:c="8"/>"name": "firefox",</text:p>
      <text:p text:style-name="Preformatted_20_Text"><text:s text:c="8"/>"order": 1928,</text:p>
      <text:p text:style-name="Preformatted_20_Text"><text:s text:c="8"/>"id": 475,</text:p>
      <text:p text:style-name="Preformatted_20_Text"><text:s text:c="8"/>"prevSize": 32,</text:p>
      <text:p text:style-name="Preformatted_20_Text"><text:s text:c="8"/>"code": 60507</text:p>
      <text:p text:style-name="Preformatted_20_Text"><text:s text:c="6"/>},</text:p>
      <text:p text:style-name="Preformatted_20_Text"><text:s text:c="6"/>"setIdx": 3,</text:p>
      <text:p text:style-name="Preformatted_20_Text"><text:s text:c="6"/>"setId": 1,</text:p>
      <text:p text:style-name="Preformatted_20_Text"><text:s text:c="6"/>"iconIdx": 47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34.202 628.83h236.050c1.82-16.37 2.548-33.098 2.548-50.196 0-80.224-21.534-155.468-59.124-220.266 38.88-103.308 37.492-190.988-14.556-243.39-49.496-49.28-182.29-41.28-332.412 25.198-11.104-0.84-22.318-1.272-33.638-1.272-206.048 0-378.926 141.794-426.708 332.85 64.638-82.754 132.638-142.754 223.478-186.448-8.26 7.74-56.454 55.652-64.56 63.764-239.548 239.478-315.090 552.306-233.806 633.604 61.786 61.774 173.758 51.342 302.376-11.648 59.806 30.458 127.5 47.63 199.218 47.63 193.134 0 356.804-124.316 416.090-297.448h-237.868c-32.734 60.382-96.748 101.48-170.218 101.48-73.468 0-137.484-41.098-170.216-101.48-14.55-27.274-22.914-58.554-22.914-91.656v-0.722h386.26zM348.302 512.804c5.456-97.11 86.2-174.584 184.766-174.584s179.312 77.472 184.766 174.584h-369.532zM896.966 163.808c33.526 33.88 32.688 96.214 4.012 174.022-49.136-74.908-120.518-133.936-204.792-167.64 90.106-38.638 163.406-43.756 200.78-6.382zM93.482 967.256c-42.782-42.796-29.884-132.618 25.23-240.832 34.308 96.27 101.156 177.090 187.336 229.154-95.43 43.318-173.536 50.674-212.566 11.678z"</text:p>
      <text:p text:style-name="Preformatted_20_Text"><text:s text:c="8"/>],</text:p>
      <text:p text:style-name="Preformatted_20_Text"><text:s text:c="8"/>"tags": [</text:p>
      <text:p text:style-name="Preformatted_20_Text"><text:s text:c="10"/>"IE",</text:p>
      <text:p text:style-name="Preformatted_20_Text"><text:s text:c="10"/>"browser",</text:p>
      <text:p text:style-name="Preformatted_20_Text"><text:s text:c="10"/>"internet-explorer",</text:p>
      <text:p text:style-name="Preformatted_20_Text"><text:s text:c="10"/>"brand"</text:p>
      <text:p text:style-name="Preformatted_20_Text"><text:s text:c="8"/>],</text:p>
      <text:p text:style-name="Preformatted_20_Text"><text:s text:c="8"/>"defaultCode": 6012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E, browser3",</text:p>
      <text:p text:style-name="Preformatted_20_Text"><text:s text:c="8"/>"name": "IE",</text:p>
      <text:p text:style-name="Preformatted_20_Text"><text:s text:c="8"/>"order": 1929,</text:p>
      <text:p text:style-name="Preformatted_20_Text"><text:s text:c="8"/>"id": 476,</text:p>
      <text:p text:style-name="Preformatted_20_Text"><text:s text:c="8"/>"prevSize": 32,</text:p>
      <text:p text:style-name="Preformatted_20_Text"><text:s text:c="8"/>"code": 60508</text:p>
      <text:p text:style-name="Preformatted_20_Text"><text:s text:c="6"/>},</text:p>
      <text:p text:style-name="Preformatted_20_Text"><text:s text:c="6"/>"setIdx": 3,</text:p>
      <text:p text:style-name="Preformatted_20_Text"><text:s text:c="6"/>"setId": 1,</text:p>
      <text:p text:style-name="Preformatted_20_Text"><text:s text:c="6"/>"iconIdx": 475</text:p>
      <text:p text:style-name="Preformatted_20_Text"><text:s text:c="4"/>},</text:p>
      <text:p text:style-name="Preformatted_20_Text"><text:s text:c="4"/>{</text:p>
      <text:p text:style-name="Preformatted_20_Text"><text:s text:c="6"/>"icon": {</text:p>
      <text:p text:style-name="Preformatted_20_Text"><text:soft-page-break/><text:s text:c="8"/>"paths": [</text:p>
      <text:p text:style-name="Preformatted_20_Text"><text:s text:c="10"/>"M15.4 454.6c30-236.8 191.6-451.6 481.2-454.6 174.8 3.4 318.6 82.6 404.2 233.6 43 78.8 56.4 161.6 59.2 253v107.4h-642.6c3 265 390 256 556.6 139.2v215.8c-97.6 58.6-319 111-490.4 43.6-146-54.8-250-207.6-249.4-354.6-4.8-190.6 94.8-316.8 249.4-388.6-32.8 40.6-57.8 85.4-70.8 163h362.8c0 0 21.2-216.8-205.4-216.8-213.6 7.4-367.6 131.6-454.8 259v0z"</text:p>
      <text:p text:style-name="Preformatted_20_Text"><text:s text:c="8"/>],</text:p>
      <text:p text:style-name="Preformatted_20_Text"><text:s text:c="8"/>"tags": [</text:p>
      <text:p text:style-name="Preformatted_20_Text"><text:s text:c="10"/>"edge",</text:p>
      <text:p text:style-name="Preformatted_20_Text"><text:s text:c="10"/>"browser",</text:p>
      <text:p text:style-name="Preformatted_20_Text"><text:s text:c="10"/>"brand"</text:p>
      <text:p text:style-name="Preformatted_20_Text"><text:s text:c="8"/>],</text:p>
      <text:p text:style-name="Preformatted_20_Text"><text:s text:c="8"/>"defaultCode": 6012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name": "edge",</text:p>
      <text:p text:style-name="Preformatted_20_Text"><text:s text:c="8"/>"ligatures": "edge, browser4",</text:p>
      <text:p text:style-name="Preformatted_20_Text"><text:s text:c="8"/>"order": 1930,</text:p>
      <text:p text:style-name="Preformatted_20_Text"><text:s text:c="8"/>"id": 477,</text:p>
      <text:p text:style-name="Preformatted_20_Text"><text:s text:c="8"/>"prevSize": 32,</text:p>
      <text:p text:style-name="Preformatted_20_Text"><text:s text:c="8"/>"code": 60509</text:p>
      <text:p text:style-name="Preformatted_20_Text"><text:s text:c="6"/>},</text:p>
      <text:p text:style-name="Preformatted_20_Text"><text:s text:c="6"/>"setIdx": 3,</text:p>
      <text:p text:style-name="Preformatted_20_Text"><text:s text:c="6"/>"setId": 1,</text:p>
      <text:p text:style-name="Preformatted_20_Text"><text:s text:c="6"/>"iconIdx": 47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12 0c-282.8 0-512 229.2-512 512s229.2 512 512 512 512-229.2 512-512-229.2-512-512-512zM958.4 472.8l-1-10.6c0.2 3.6 0.6 7 1 10.6zM888.4 268.8l-7.2-10.8c2.4 3.6 4.8 7.2 7.2 10.8zM860.6 230.6l-4.4-5.4c1.6 1.8 3 3.6 4.4 5.4zM798.6 167.6l-5.4-4.4c2 1.6 3.6 3 5.4 4.4zM766 142.8l-10.8-7.2c3.6 2.4 7.2 4.8 10.8 7.2zM561.8 66.8l-10.8-1c3.6 0.2 7.2 0.6 10.8 1zM472.8 65.6l-10.8 1c3.6-0.2 7.2-0.6 10.8-1zM268.8 135.6l-10.8 7.2c3.6-2.4 7.2-4.8 10.8-7.2zM230.6 163.4l-5.2 4.2c1.8-1.4 3.4-2.8 5.2-4.2zM167.6 225.4l-4.4 5.4c1.6-1.8 3-3.6 4.4-5.4zM142.8 258l-7.2 10.8c2.4-3.6 4.8-7.2 7.2-10.8zM66.8 462.2l-1 10.8c0.2-3.6 0.6-7.2 1-10.8zM65.6 551.2l1 10.8c-0.2-3.6-0.6-7.2-1-10.8zM135.6 755l7.2 10.8c-2.4-3.4-4.8-7-7.2-10.8zM144 767.6l79.8-53.4-8.8-13.4-79.8 53.4c-36.2-56.2-60-120.8-68-190.4l47.8-4.8-1.6-16-47.8 4.8c-0.8-9.2-1.2-18.6-1.4-28h96v-16h-96c0.2-9.4 0.6-18.6 1.4-28l47.8 4.6 1.6-16-47.8-4.6c8-69.6 32-134.2 68.2-190.4l79.8 53.4 8.8-13.4-80-53c5.4-7.6 10.8-15.2 16.6-22.4l37 30.4 10.2-12.4-37-30.4c6-7.2 12.4-14 18.8-20.8l67.8 67.8 11.4-11.4-67.8-67.8c6.8-6.4 13.6-12.8 20.6-18.8l30.4 37.2 12.4-10.2-30.4-37c7.4-5.8 14.8-11.4 22.4-16.8l53.4 79.8 13.4-8.8-53.4-79.8c56.2-36.2 120.8-60 190.4-68l4.8 47.8 16-1.6-4.8-47.8c9.2-0.8 18.6-1.2 28-1.4v96h16v-96c9.4 0.2 18.6 0.6 28 1.4l-4.6 47.8 16 1.6 4.6-47.8c69.6 8 134.2 32 190.4 68.2l-53.4 79.8 13.4 8.8 53.4-79.8c7.6 5.4 15.2 10.8 22.4 16.6l-30.4 37 12.4 10.2 30.4-37c7.2 6 14 12.4 20.8 18.8l-25.6 25-350 233.4-233.4 350-25 25c-6.4-6.8-12.8-13.6-18.8-20.6l37-30.4-10.2-12.4-37 30.4c-5.8-7.2-11.2-14.8-16.6-22.4zM167.6 798.6c-1.4-1.8-2.8-3.4-4.2-5.2l4.2 5.2zM225.4 856.4l5.2 4.2c-1.8-1.4-3.4-2.8-5.2-4.2zM258 881l10.8 7.2c-3.6-2.2-7.2-4.6-10.8-7.2zM462.2 957.2l10.8 1c-3.6-0.2-7.2-0.6-10.8-1zM551.2 958.4l10.6-1c-3.6 0.2-7 0.6-10.6 1zM755.2 888.4l10.8-7.2c-3.6 2.4-7.2 4.8-10.8 7.2zM793.4 860.6l5.4-4.4c-1.8 1.6-3.6 3-5.4 4.4zM828.4 829.2l0.8-0.8c-0.2 0.2-0.6 0.6-0.8 0.8zM856.4 798.6l4.4-5.4c-1.6 1.8-3 3.6-4.4 5.4zM863.4 790l-37-30.4-10.2 12.4 37 30.4c-6 7.2-12.4 14-18.8 20.8l-67.8-67.8-11.4 11.4 67.8 67.8c-6.8 6.4-13.6 12.8-20.6 18.8l-30.4-37.2-12.4 10.2 30.4 37c-7.4 5.8-14.8 11.4-22.4 16.8l-53.4-79.8-13.4 8.8 53.4 79.8c-56.2 36.2-120.8 60-190.4 68l-4.8-47.8-16 1.6 4.8 47.8c-9.2 0.8-18.6 1.2-28 1.4v-96h-16v96c-9.4-0.2-18.6-0.6-28-1.4l4.6-47.8-16-1.6-4.6 47.8c-69.6-8-134.2-32-190.4-68.2l53.4-79.8-13.4-8.8-53 79.8c-7.6-5.4-15.2-10.8-22.4-16.6l30.4-37-12.4-10.2-30.4 37c-7.2-6-14-12.4-20.8-18.8l25.2-25 350-233.4 233.4-350 25-25c6.4 <text:soft-page-break/>6.8 12.8 13.6 18.8 20.6l-37 30.4 10.2 12.4 37-30.4c5.8 7.4 11.4 14.8 16.8 22.4l-79.8 53.4 8.8 13.4 79.8-53.4c36.2 56.2 60 120.8 68 190.4l-47.8 4.8 1.6 16 47.8-4.8c0.8 9.2 1.2 18.6 1.4 28h-96v16h96c-0.2 9.4-0.6 18.6-1.4 28l-47.8-4.6-1.6 16 47.8 4.6c-8 69.6-32 134.2-68.2 190.4l-79.8-53.4-8.8 13.4 79.8 53.4c-5.2 7.2-10.8 14.6-16.6 22zM958.4 551c-0.4 3.6-0.6 7.2-1 10.8l1-10.8zM888.4 755.2c-2.4 3.6-4.8 7.2-7.2 10.8l7.2-10.8z",</text:p>
      <text:p text:style-name="Preformatted_20_Text"><text:s text:c="10"/>"M432.535 71.075l18.73 94.157-15.693 3.122-18.73-94.157 15.693-3.122z",</text:p>
      <text:p text:style-name="Preformatted_20_Text"><text:s text:c="10"/>"M591.656 952.95l-18.73-94.157 15.693-3.122 18.73 94.157-15.693 3.122z",</text:p>
      <text:p text:style-name="Preformatted_20_Text"><text:s text:c="10"/>"M389.628 80.89l13.939 45.931-15.31 4.646-13.939-45.931 15.31-4.646z",</text:p>
      <text:p text:style-name="Preformatted_20_Text"><text:s text:c="10"/>"M634.434 942.887l-13.939-45.931 15.31-4.646 13.939 45.931-15.31 4.646z",</text:p>
      <text:p text:style-name="Preformatted_20_Text"><text:s text:c="10"/>"M348.014 95.099l36.739 88.694-14.782 6.123-36.739-88.694 14.782-6.123z",</text:p>
      <text:p text:style-name="Preformatted_20_Text"><text:s text:c="10"/>"M676.123 928.965l-36.739-88.694 14.782-6.123 36.739 88.694-14.782 6.123z",</text:p>
      <text:p text:style-name="Preformatted_20_Text"><text:s text:c="10"/>"M293.62 120.659l14.11-7.544 22.632 42.331-14.11 7.544-22.632-42.331z",</text:p>
      <text:p text:style-name="Preformatted_20_Text"><text:s text:c="10"/>"M730.101 903.289l-14.11 7.544-22.632-42.331 14.11-7.544 22.632 42.331z",</text:p>
      <text:p text:style-name="Preformatted_20_Text"><text:s text:c="10"/>"M120.601 293.826l42.336 22.622-7.541 14.112-42.336-22.622 7.541-14.112z",</text:p>
      <text:p text:style-name="Preformatted_20_Text"><text:s text:c="10"/>"M903.244 730.195l-42.336-22.622 7.541-14.112 42.336 22.622-7.541 14.112z",</text:p>
      <text:p text:style-name="Preformatted_20_Text"><text:s text:c="10"/>"M183.811 384.623l-88.694-36.739 6.123-14.782 88.694 36.739-6.123 14.782z",</text:p>
      <text:p text:style-name="Preformatted_20_Text"><text:s text:c="10"/>"M840.32 639.301l88.694 36.739-6.123 14.782-88.694-36.739 6.123-14.782z",</text:p>
      <text:p text:style-name="Preformatted_20_Text"><text:s text:c="10"/>"M85.543 374.387l45.936 13.93-4.643 15.312-45.936-13.93 4.643-15.312z",</text:p>
      <text:p text:style-name="Preformatted_20_Text"><text:s text:c="10"/>"M938.308 649.667l-45.936-13.93 4.643-15.312 45.936 13.93-4.643 15.312z",</text:p>
      <text:p text:style-name="Preformatted_20_Text"><text:s text:c="10"/>"M74.069 416.782l94.157 18.73-3.122 15.693-94.157-18.73 3.122-15.693z",</text:p>
      <text:p text:style-name="Preformatted_20_Text"><text:s text:c="10"/>"M949.741 607.243l-94.157-18.73 3.122-15.693 94.157 18.73-3.122 15.693z",</text:p>
      <text:p text:style-name="Preformatted_20_Text"><text:s text:c="10"/>"M70.965 591.548l94.157-18.73 3.122 15.693-94.157 18.73-3.122-15.693z",</text:p>
      <text:p text:style-name="Preformatted_20_Text"><text:s text:c="10"/>"M952.842 432.427l-94.157 18.73-3.122-15.693 94.157-18.73 3.122 15.693z",</text:p>
      <text:p text:style-name="Preformatted_20_Text"><text:s text:c="10"/>"M80.974 634.514l45.931-13.939 4.646 15.31-45.931 13.939-4.646-15.31z",</text:p>
      <text:p text:style-name="Preformatted_20_Text"><text:s text:c="10"/>"M942.969 389.707l-45.931 13.939-4.646-15.31 45.931-13.939 4.646 15.31z",</text:p>
      <text:p text:style-name="Preformatted_20_Text"><text:s text:c="10"/>"M101.142 690.912l-6.123-14.782 88.694-36.739 6.123 14.782-88.694 36.739z",</text:p>
      <text:p text:style-name="Preformatted_20_Text"><text:s text:c="10"/>"M922.794 333.231l6.122 14.782-88.694 36.73-6.122-14.782 88.694-36.73z",</text:p>
      <text:p text:style-name="Preformatted_20_Text"><text:s text:c="10"/>"M120.824 730.267l-7.544-14.11 42.331-22.632 7.544 14.11-42.331 22.632z",</text:p>
      <text:p text:style-name="Preformatted_20_Text"><text:s text:c="10"/>"M903.455 293.785l7.544 14.11-42.331 22.632-7.544-14.11 42.331-22.632z",</text:p>
      <text:p text:style-name="Preformatted_20_Text"><text:s text:c="10"/>"M307.878 910.846l-14.11-7.542 22.627-42.331 14.11 7.542-22.627 42.331z",</text:p>
      <text:p text:style-name="Preformatted_20_Text"><text:s text:c="10"/>"M716.073 113.074l14.112 7.541-22.622 42.336-14.112-7.541 22.622-42.336z",</text:p>
      <text:p text:style-name="Preformatted_20_Text"><text:s text:c="10"/>"M333.267 922.799l36.739-88.694 14.782 6.123-36.739 88.694-14.782-6.123z",</text:p>
      <text:p text:style-name="Preformatted_20_Text"><text:s text:c="10"/>"M690.884 101.11l-36.739 88.694-14.782-6.123 36.739-88.694 14.782 6.123z",</text:p>
      <text:p text:style-name="Preformatted_20_Text"><text:s text:c="10"/>"M389.634 943.028l-15.31-4.645 13.934-45.931 15.31 4.645-13.934 45.931z",</text:p>
      <text:p text:style-name="Preformatted_20_Text"><text:soft-page-break/><text:s text:c="10"/>"M634.349 80.882l15.312 4.642-13.925 45.936-15.312-4.642 13.925-45.936z",</text:p>
      <text:p text:style-name="Preformatted_20_Text"><text:s text:c="10"/>"M432.472 952.839l-15.693-3.122 18.73-94.157 15.693 3.122-18.73 94.157z",</text:p>
      <text:p text:style-name="Preformatted_20_Text"><text:s text:c="10"/>"M591.536 70.969l15.693 3.122-18.73 94.157-15.693-3.122 18.73-94.157z"</text:p>
      <text:p text:style-name="Preformatted_20_Text"><text:s text:c="8"/>],</text:p>
      <text:p text:style-name="Preformatted_20_Text"><text:s text:c="8"/>"tags": [</text:p>
      <text:p text:style-name="Preformatted_20_Text"><text:s text:c="10"/>"safari",</text:p>
      <text:p text:style-name="Preformatted_20_Text"><text:s text:c="10"/>"browser",</text:p>
      <text:p text:style-name="Preformatted_20_Text"><text:s text:c="10"/>"internet",</text:p>
      <text:p text:style-name="Preformatted_20_Text"><text:s text:c="10"/>"brand"</text:p>
      <text:p text:style-name="Preformatted_20_Text"><text:s text:c="8"/>],</text:p>
      <text:p text:style-name="Preformatted_20_Text"><text:s text:c="8"/>"defaultCode": 6012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afari, browser5",</text:p>
      <text:p text:style-name="Preformatted_20_Text"><text:s text:c="8"/>"name": "safari",</text:p>
      <text:p text:style-name="Preformatted_20_Text"><text:s text:c="8"/>"order": 1931,</text:p>
      <text:p text:style-name="Preformatted_20_Text"><text:s text:c="8"/>"id": 478,</text:p>
      <text:p text:style-name="Preformatted_20_Text"><text:s text:c="8"/>"prevSize": 32,</text:p>
      <text:p text:style-name="Preformatted_20_Text"><text:s text:c="8"/>"code": 60510</text:p>
      <text:p text:style-name="Preformatted_20_Text"><text:s text:c="6"/>},</text:p>
      <text:p text:style-name="Preformatted_20_Text"><text:s text:c="6"/>"setIdx": 3,</text:p>
      <text:p text:style-name="Preformatted_20_Text"><text:s text:c="6"/>"setId": 1,</text:p>
      <text:p text:style-name="Preformatted_20_Text"><text:s text:c="6"/>"iconIdx": 47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24 512v0 0c0 151.6-66 288-170.8 381.6-131.4 64-253.8 19.2-294.2-8.8 129-28.2 226.4-184.2 226.4-372.8s-97.4-344.6-226.4-373c40.6-28 163-72.8 294.2-8.8 104.8 93.8 170.8 230.2 170.8 381.8v0 0z",</text:p>
      <text:p text:style-name="Preformatted_20_Text"><text:s text:c="10"/>"M343.4 223.4c-56.6 66.8-93.2 165.6-95.6 276.6 0 0.2 0 23.8 0 24.2 2.4 110.8 39.2 209.6 95.8 276.4 73.4 95.4 182.6 155.8 304.6 155.8 75 0 145.2-22.8 205.2-62.6-90.8 81-210.4 130.2-341.4 130.2-8.2 0-16.4-0.2-24.4-0.6-271.4-12.8-487.6-236.8-487.6-511.4 0-282.8 229.2-512 512-512 0.6 0 1.2 0 2 0 130.4 0.4 249.2 49.6 339.4 130.4-60-39.8-130.2-62.8-205.2-62.8-122 0-231.2 60.4-304.8 155.8z"</text:p>
      <text:p text:style-name="Preformatted_20_Text"><text:s text:c="8"/>],</text:p>
      <text:p text:style-name="Preformatted_20_Text"><text:s text:c="8"/>"tags": [</text:p>
      <text:p text:style-name="Preformatted_20_Text"><text:s text:c="10"/>"opera",</text:p>
      <text:p text:style-name="Preformatted_20_Text"><text:s text:c="10"/>"browser",</text:p>
      <text:p text:style-name="Preformatted_20_Text"><text:s text:c="10"/>"internet",</text:p>
      <text:p text:style-name="Preformatted_20_Text"><text:s text:c="10"/>"brand"</text:p>
      <text:p text:style-name="Preformatted_20_Text"><text:s text:c="8"/>],</text:p>
      <text:p text:style-name="Preformatted_20_Text"><text:s text:c="8"/>"defaultCode": 6012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opera, browser6",</text:p>
      <text:p text:style-name="Preformatted_20_Text"><text:s text:c="8"/>"name": "opera",</text:p>
      <text:p text:style-name="Preformatted_20_Text"><text:s text:c="8"/>"order": 1932,</text:p>
      <text:p text:style-name="Preformatted_20_Text"><text:s text:c="8"/>"id": 479,</text:p>
      <text:p text:style-name="Preformatted_20_Text"><text:s text:c="8"/>"prevSize": 32,</text:p>
      <text:p text:style-name="Preformatted_20_Text"><text:s text:c="8"/>"code": 60511</text:p>
      <text:p text:style-name="Preformatted_20_Text"><text:s text:c="6"/>},</text:p>
      <text:p text:style-name="Preformatted_20_Text"><text:s text:c="6"/>"setIdx": 3,</text:p>
      <text:p text:style-name="Preformatted_20_Text"><text:s text:c="6"/>"setId": 1,</text:p>
      <text:p text:style-name="Preformatted_20_Text"><text:s text:c="6"/>"iconIdx": 478</text:p>
      <text:p text:style-name="Preformatted_20_Text"><text:soft-page-break/><text:s text:c="4"/>},</text:p>
      <text:p text:style-name="Preformatted_20_Text"><text:s text:c="4"/>{</text:p>
      <text:p text:style-name="Preformatted_20_Text"><text:s text:c="6"/>"icon": {</text:p>
      <text:p text:style-name="Preformatted_20_Text"><text:s text:c="8"/>"paths": [</text:p>
      <text:p text:style-name="Preformatted_20_Text"><text:s text:c="10"/>"M842.012 589.48c-13.648-13.446-43.914-20.566-89.972-21.172-31.178-0.344-68.702 2.402-108.17 7.928-17.674-10.198-35.892-21.294-50.188-34.658-38.462-35.916-70.568-85.772-90.576-140.594 1.304-5.12 2.414-9.62 3.448-14.212 0 0 21.666-123.060 15.932-164.666-0.792-5.706-1.276-7.362-2.808-11.796l-1.882-4.834c-5.894-13.592-17.448-27.994-35.564-27.208l-10.916-0.344c-20.202 0-36.664 10.332-40.986 25.774-13.138 48.434 0.418 120.892 24.98 214.738l-6.288 15.286c-17.588 42.876-39.63 86.060-59.078 124.158l-2.528 4.954c-20.46 40.040-39.026 74.028-55.856 102.822l-17.376 9.188c-1.264 0.668-31.044 16.418-38.028 20.644-59.256 35.38-98.524 75.542-105.038 107.416-2.072 10.17-0.53 23.186 10.014 29.212l16.806 8.458c7.292 3.652 14.978 5.502 22.854 5.502 42.206 0 91.202-52.572 158.698-170.366 77.93-25.37 166.652-46.458 244.412-58.090 59.258 33.368 132.142 56.544 178.142 56.544 8.168 0 15.212-0.78 20.932-2.294 8.822-2.336 16.258-7.368 20.792-14.194 8.926-13.432 10.734-31.932 8.312-50.876-0.72-5.622-5.21-12.574-10.068-17.32zM211.646 814.048c7.698-21.042 38.16-62.644 83.206-99.556 2.832-2.296 9.808-8.832 16.194-14.902-47.104 75.124-78.648 105.066-99.4 114.458zM478.434 199.686c13.566 0 21.284 34.194 21.924 66.254s-6.858 54.56-16.158 71.208c-7.702-24.648-11.426-63.5-11.426-88.904 0 0-0.566-48.558 5.66-48.558v0zM398.852 637.494c9.45-16.916 19.282-34.756 29.33-53.678 24.492-46.316 39.958-82.556 51.478-112.346 22.91 41.684 51.444 77.12 84.984 105.512 4.186 3.542 8.62 7.102 13.276 10.65-68.21 13.496-127.164 29.91-179.068 49.862v0zM828.902 633.652c-4.152 2.598-16.052 4.1-23.708 4.1-24.708 0-55.272-11.294-98.126-29.666 16.468-1.218 31.562-1.838 45.102-1.838 24.782 0 32.12-0.108 56.35 6.072 24.228 6.18 24.538 18.734 20.382 21.332v0z",</text:p>
      <text:p text:style-name="Preformatted_20_Text"><text:s text:c="10"/>"M917.806 229.076c-22.21-30.292-53.174-65.7-87.178-99.704s-69.412-64.964-99.704-87.178c-51.574-37.82-76.592-42.194-90.924-42.194h-496c-44.112 0-80 35.888-80 80v864c0 44.112 35.886 80 80 80h736c44.112 0 80-35.888 80-80v-624c0-14.332-4.372-39.35-42.194-90.924v0zM785.374 174.626c30.7 30.7 54.8 58.398 72.58 81.374h-153.954v-153.946c22.982 17.78 50.678 41.878 81.374 72.572v0zM896 944c0 8.672-7.328 16-16 16h-736c-8.672 0-16-7.328-16-16v-864c0-8.672 7.328-16 16-16 0 0 495.956-0.002 496 0v224c0 17.672 14.324 32 32 32h224v624z"</text:p>
      <text:p text:style-name="Preformatted_20_Text"><text:s text:c="8"/>],</text:p>
      <text:p text:style-name="Preformatted_20_Text"><text:s text:c="8"/>"tags": [</text:p>
      <text:p text:style-name="Preformatted_20_Text"><text:s text:c="10"/>"file-pdf",</text:p>
      <text:p text:style-name="Preformatted_20_Text"><text:s text:c="10"/>"file",</text:p>
      <text:p text:style-name="Preformatted_20_Text"><text:s text:c="10"/>"file-format"</text:p>
      <text:p text:style-name="Preformatted_20_Text"><text:s text:c="8"/>],</text:p>
      <text:p text:style-name="Preformatted_20_Text"><text:s text:c="8"/>"defaultCode": 6012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pdf, file10",</text:p>
      <text:p text:style-name="Preformatted_20_Text"><text:s text:c="8"/>"name": "file-pdf",</text:p>
      <text:p text:style-name="Preformatted_20_Text"><text:s text:c="8"/>"order": 1933,</text:p>
      <text:p text:style-name="Preformatted_20_Text"><text:s text:c="8"/>"id": 480,</text:p>
      <text:p text:style-name="Preformatted_20_Text"><text:s text:c="8"/>"prevSize": 32,</text:p>
      <text:p text:style-name="Preformatted_20_Text"><text:s text:c="8"/>"code": 60512</text:p>
      <text:p text:style-name="Preformatted_20_Text"><text:s text:c="6"/>},</text:p>
      <text:p text:style-name="Preformatted_20_Text"><text:s text:c="6"/>"setIdx": 3,</text:p>
      <text:p text:style-name="Preformatted_20_Text"><text:s text:c="6"/>"setId": 1,</text:p>
      <text:p text:style-name="Preformatted_20_Text"><text:s text:c="6"/>"iconIdx": 47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90.22 471.682c-60.668-28.652-137.97-34.42-194.834 6.048 69.14-6.604 144.958 4.838 195.106 57.124 48-55.080 124.116-65.406 192.958-59.732-57.488-38.144-133.22-33.024-193.23-3.44v0zM665.646 605.75c-68.376-1.578-134.434 23.172-191.1 60.104-107.176-45.588-242.736-37.124-334.002 38.982 26.33-0.934 52.006-<text:soft-page-break/>7.446 78.056-10.792 95.182-9.488 196.588 14.142 268.512 79.824 29.772-43.542 71.644-78.242 119.652-99.922 63.074-30.52 134.16-33.684 202.82-34.52-41.688-28.648-94.614-33.954-143.938-33.676z",</text:p>
      <text:p text:style-name="Preformatted_20_Text"><text:s text:c="10"/>"M917.806 229.076c-22.21-30.292-53.174-65.7-87.178-99.704s-69.412-64.964-99.704-87.178c-51.574-37.82-76.592-42.194-90.924-42.194h-496c-44.112 0-80 35.888-80 80v864c0 44.112 35.886 80 80 80h736c44.112 0 80-35.888 80-80v-624c0-14.332-4.372-39.35-42.194-90.924v0zM785.374 174.626c30.7 30.7 54.8 58.398 72.58 81.374h-153.954v-153.946c22.982 17.78 50.678 41.878 81.374 72.572v0zM896 944c0 8.672-7.328 16-16 16h-736c-8.672 0-16-7.328-16-16v-864c0-8.672 7.328-16 16-16 0 0 495.956-0.002 496 0v224c0 17.672 14.324 32 32 32h224v624z"</text:p>
      <text:p text:style-name="Preformatted_20_Text"><text:s text:c="8"/>],</text:p>
      <text:p text:style-name="Preformatted_20_Text"><text:s text:c="8"/>"tags": [</text:p>
      <text:p text:style-name="Preformatted_20_Text"><text:s text:c="10"/>"file-openoffice",</text:p>
      <text:p text:style-name="Preformatted_20_Text"><text:s text:c="10"/>"file",</text:p>
      <text:p text:style-name="Preformatted_20_Text"><text:s text:c="10"/>"file-format"</text:p>
      <text:p text:style-name="Preformatted_20_Text"><text:s text:c="8"/>],</text:p>
      <text:p text:style-name="Preformatted_20_Text"><text:s text:c="8"/>"defaultCode": 6012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openoffice, file11",</text:p>
      <text:p text:style-name="Preformatted_20_Text"><text:s text:c="8"/>"name": "file-openoffice",</text:p>
      <text:p text:style-name="Preformatted_20_Text"><text:s text:c="8"/>"order": 1934,</text:p>
      <text:p text:style-name="Preformatted_20_Text"><text:s text:c="8"/>"id": 481,</text:p>
      <text:p text:style-name="Preformatted_20_Text"><text:s text:c="8"/>"prevSize": 32,</text:p>
      <text:p text:style-name="Preformatted_20_Text"><text:s text:c="8"/>"code": 60513</text:p>
      <text:p text:style-name="Preformatted_20_Text"><text:s text:c="6"/>},</text:p>
      <text:p text:style-name="Preformatted_20_Text"><text:s text:c="6"/>"setIdx": 3,</text:p>
      <text:p text:style-name="Preformatted_20_Text"><text:s text:c="6"/>"setId": 1,</text:p>
      <text:p text:style-name="Preformatted_20_Text"><text:s text:c="6"/>"iconIdx": 480</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39.778 475.892h44.21l-51.012 226.178-66.324-318.010h-106.55l-77.114 318.010-57.816-318.010h-111.394l113.092 511.88h108.838l76.294-302.708 68.256 302.708h100.336l129.628-511.88h-170.446v91.832z",</text:p>
      <text:p text:style-name="Preformatted_20_Text"><text:s text:c="10"/>"M917.806 229.076c-22.21-30.292-53.174-65.7-87.178-99.704s-69.412-64.964-99.704-87.178c-51.574-37.82-76.592-42.194-90.924-42.194h-496c-44.112 0-80 35.888-80 80v864c0 44.112 35.886 80 80 80h736c44.112 0 80-35.888 80-80v-624c0-14.332-4.372-39.35-42.194-90.924v0zM785.374 174.626c30.7 30.7 54.8 58.398 72.58 81.374h-153.954v-153.946c22.982 17.78 50.678 41.878 81.374 72.572v0zM896 944c0 8.672-7.328 16-16 16h-736c-8.672 0-16-7.328-16-16v-864c0-8.672 7.328-16 16-16 0 0 495.956-0.002 496 0v224c0 17.672 14.324 32 32 32h224v624z"</text:p>
      <text:p text:style-name="Preformatted_20_Text"><text:s text:c="8"/>],</text:p>
      <text:p text:style-name="Preformatted_20_Text"><text:s text:c="8"/>"tags": [</text:p>
      <text:p text:style-name="Preformatted_20_Text"><text:s text:c="10"/>"file-word",</text:p>
      <text:p text:style-name="Preformatted_20_Text"><text:s text:c="10"/>"file",</text:p>
      <text:p text:style-name="Preformatted_20_Text"><text:s text:c="10"/>"file-format",</text:p>
      <text:p text:style-name="Preformatted_20_Text"><text:s text:c="10"/>"word",</text:p>
      <text:p text:style-name="Preformatted_20_Text"><text:s text:c="10"/>"docx"</text:p>
      <text:p text:style-name="Preformatted_20_Text"><text:s text:c="8"/>],</text:p>
      <text:p text:style-name="Preformatted_20_Text"><text:s text:c="8"/>"defaultCode": 60129,</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word, file12",</text:p>
      <text:p text:style-name="Preformatted_20_Text"><text:s text:c="8"/>"name": "file-word",</text:p>
      <text:p text:style-name="Preformatted_20_Text"><text:s text:c="8"/>"order": 1935,</text:p>
      <text:p text:style-name="Preformatted_20_Text"><text:s text:c="8"/>"id": 482,</text:p>
      <text:p text:style-name="Preformatted_20_Text"><text:soft-page-break/><text:s text:c="8"/>"prevSize": 32,</text:p>
      <text:p text:style-name="Preformatted_20_Text"><text:s text:c="8"/>"code": 60514</text:p>
      <text:p text:style-name="Preformatted_20_Text"><text:s text:c="6"/>},</text:p>
      <text:p text:style-name="Preformatted_20_Text"><text:s text:c="6"/>"setIdx": 3,</text:p>
      <text:p text:style-name="Preformatted_20_Text"><text:s text:c="6"/>"setId": 1,</text:p>
      <text:p text:style-name="Preformatted_20_Text"><text:s text:c="6"/>"iconIdx": 481</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743.028 384h-135.292l-95.732 141.032-95.742-141.032h-135.29l162.162 242.464-182.972 269.536h251.838v-91.576h-50.156l50.156-74.994 111.396 166.57h140.444l-182.976-269.536 162.164-242.464z",</text:p>
      <text:p text:style-name="Preformatted_20_Text"><text:s text:c="10"/>"M917.806 229.076c-22.21-30.292-53.174-65.7-87.178-99.704s-69.412-64.964-99.704-87.178c-51.574-37.82-76.592-42.194-90.924-42.194h-496c-44.112 0-80 35.888-80 80v864c0 44.112 35.886 80 80 80h736c44.112 0 80-35.888 80-80v-624c0-14.332-4.372-39.35-42.194-90.924v0zM785.374 174.626c30.7 30.7 54.8 58.398 72.58 81.374h-153.954v-153.946c22.982 17.78 50.678 41.878 81.374 72.572v0zM896 944c0 8.672-7.328 16-16 16h-736c-8.672 0-16-7.328-16-16v-864c0-8.672 7.328-16 16-16 0 0 495.956-0.002 496 0v224c0 17.672 14.324 32 32 32h224v624z"</text:p>
      <text:p text:style-name="Preformatted_20_Text"><text:s text:c="8"/>],</text:p>
      <text:p text:style-name="Preformatted_20_Text"><text:s text:c="8"/>"tags": [</text:p>
      <text:p text:style-name="Preformatted_20_Text"><text:s text:c="10"/>"file-excel",</text:p>
      <text:p text:style-name="Preformatted_20_Text"><text:s text:c="10"/>"file",</text:p>
      <text:p text:style-name="Preformatted_20_Text"><text:s text:c="10"/>"file-format",</text:p>
      <text:p text:style-name="Preformatted_20_Text"><text:s text:c="10"/>"xlc"</text:p>
      <text:p text:style-name="Preformatted_20_Text"><text:s text:c="8"/>],</text:p>
      <text:p text:style-name="Preformatted_20_Text"><text:s text:c="8"/>"defaultCode": 60130,</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file-excel, file13",</text:p>
      <text:p text:style-name="Preformatted_20_Text"><text:s text:c="8"/>"name": "file-excel",</text:p>
      <text:p text:style-name="Preformatted_20_Text"><text:s text:c="8"/>"order": 1936,</text:p>
      <text:p text:style-name="Preformatted_20_Text"><text:s text:c="8"/>"id": 483,</text:p>
      <text:p text:style-name="Preformatted_20_Text"><text:s text:c="8"/>"prevSize": 32,</text:p>
      <text:p text:style-name="Preformatted_20_Text"><text:s text:c="8"/>"code": 60515</text:p>
      <text:p text:style-name="Preformatted_20_Text"><text:s text:c="6"/>},</text:p>
      <text:p text:style-name="Preformatted_20_Text"><text:s text:c="6"/>"setIdx": 3,</text:p>
      <text:p text:style-name="Preformatted_20_Text"><text:s text:c="6"/>"setId": 1,</text:p>
      <text:p text:style-name="Preformatted_20_Text"><text:s text:c="6"/>"iconIdx": 482</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534.626 22.628c-12.444-12.444-37.026-22.628-54.626-22.628h-384c-17.6 0-32 14.4-32 32v960c0 17.6 14.4 32 32 32h768c17.6 0 32-14.4 32-32v-576c0-17.6-10.182-42.182-22.626-54.626l-338.748-338.746zM832 960h-704v-896h351.158c2.916 0.48 8.408 2.754 10.81 4.478l337.556 337.554c1.722 2.402 3.996 7.894 4.476 10.81v543.158zM864 0h-192c-17.6 0-21.818 10.182-9.374 22.626l210.746 210.746c12.446 12.446 22.628 8.228 22.628-9.372v-192c0-17.6-14.4-32-32-32z"</text:p>
      <text:p text:style-name="Preformatted_20_Text"><text:s text:c="8"/>],</text:p>
      <text:p text:style-name="Preformatted_20_Text"><text:s text:c="8"/>"tags": [</text:p>
      <text:p text:style-name="Preformatted_20_Text"><text:s text:c="10"/>"libreoffice",</text:p>
      <text:p text:style-name="Preformatted_20_Text"><text:s text:c="10"/>"file",</text:p>
      <text:p text:style-name="Preformatted_20_Text"><text:s text:c="10"/>"file-format"</text:p>
      <text:p text:style-name="Preformatted_20_Text"><text:s text:c="8"/>],</text:p>
      <text:p text:style-name="Preformatted_20_Text"><text:s text:c="8"/>"defaultCode": 60131,</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oft-page-break/><text:s text:c="6"/>"properties": {</text:p>
      <text:p text:style-name="Preformatted_20_Text"><text:s text:c="8"/>"ligatures": "libreoffice, file14",</text:p>
      <text:p text:style-name="Preformatted_20_Text"><text:s text:c="8"/>"name": "libreoffice",</text:p>
      <text:p text:style-name="Preformatted_20_Text"><text:s text:c="8"/>"order": 1937,</text:p>
      <text:p text:style-name="Preformatted_20_Text"><text:s text:c="8"/>"id": 484,</text:p>
      <text:p text:style-name="Preformatted_20_Text"><text:s text:c="8"/>"prevSize": 32,</text:p>
      <text:p text:style-name="Preformatted_20_Text"><text:s text:c="8"/>"code": 60516</text:p>
      <text:p text:style-name="Preformatted_20_Text"><text:s text:c="6"/>},</text:p>
      <text:p text:style-name="Preformatted_20_Text"><text:s text:c="6"/>"setIdx": 3,</text:p>
      <text:p text:style-name="Preformatted_20_Text"><text:s text:c="6"/>"setId": 1,</text:p>
      <text:p text:style-name="Preformatted_20_Text"><text:s text:c="6"/>"iconIdx": 483</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0.538 0l82.144 921.63 368.756 102.37 369.724-102.524 82.3-921.476h-902.924zM784.63 301.428h-432.54l10.302 115.75h411.968l-31.042 347.010-231.844 64.254-231.572-64.254-15.83-177.512h113.494l8.048 90.232 125.862 33.916 0.278-0.078 125.934-33.992 13.070-146.55h-391.74l-30.494-341.8h566.214l-10.108 113.024z"</text:p>
      <text:p text:style-name="Preformatted_20_Text"><text:s text:c="8"/>],</text:p>
      <text:p text:style-name="Preformatted_20_Text"><text:s text:c="8"/>"tags": [</text:p>
      <text:p text:style-name="Preformatted_20_Text"><text:s text:c="10"/>"html-five",</text:p>
      <text:p text:style-name="Preformatted_20_Text"><text:s text:c="10"/>"w3c"</text:p>
      <text:p text:style-name="Preformatted_20_Text"><text:s text:c="8"/>],</text:p>
      <text:p text:style-name="Preformatted_20_Text"><text:s text:c="8"/>"defaultCode": 60132,</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tml-five, w3c",</text:p>
      <text:p text:style-name="Preformatted_20_Text"><text:s text:c="8"/>"name": "html-five",</text:p>
      <text:p text:style-name="Preformatted_20_Text"><text:s text:c="8"/>"order": 1938,</text:p>
      <text:p text:style-name="Preformatted_20_Text"><text:s text:c="8"/>"id": 485,</text:p>
      <text:p text:style-name="Preformatted_20_Text"><text:s text:c="8"/>"prevSize": 32,</text:p>
      <text:p text:style-name="Preformatted_20_Text"><text:s text:c="8"/>"code": 60517</text:p>
      <text:p text:style-name="Preformatted_20_Text"><text:s text:c="6"/>},</text:p>
      <text:p text:style-name="Preformatted_20_Text"><text:s text:c="6"/>"setIdx": 3,</text:p>
      <text:p text:style-name="Preformatted_20_Text"><text:s text:c="6"/>"setId": 1,</text:p>
      <text:p text:style-name="Preformatted_20_Text"><text:s text:c="6"/>"iconIdx": 484</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60.538 0l82.144 921.63 368.756 102.37 369.724-102.524 82.3-921.476h-902.924zM810.762 862.824l-297.226 82.376v0.466l-0.776-0.234-0.782 0.234v-0.466l-297.222-82.376-70.242-787.486h736.496l-70.248 787.486zM650.754 530.204l-13.070 146.552-126.21 34.070-125.862-33.916-8.050-90.234h-113.49l15.83 177.512 232.076 64.176 231.342-64.176 31.040-347.012h-411.966l-10.302-115.748h432.534l10.112-113.026h-566.218l30.498 341.802z"</text:p>
      <text:p text:style-name="Preformatted_20_Text"><text:s text:c="8"/>],</text:p>
      <text:p text:style-name="Preformatted_20_Text"><text:s text:c="8"/>"tags": [</text:p>
      <text:p text:style-name="Preformatted_20_Text"><text:s text:c="10"/>"html-five",</text:p>
      <text:p text:style-name="Preformatted_20_Text"><text:s text:c="10"/>"w3c"</text:p>
      <text:p text:style-name="Preformatted_20_Text"><text:s text:c="8"/>],</text:p>
      <text:p text:style-name="Preformatted_20_Text"><text:s text:c="8"/>"defaultCode": 60133,</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html-five2, w3c2",</text:p>
      <text:p text:style-name="Preformatted_20_Text"><text:s text:c="8"/>"name": "html-five2",</text:p>
      <text:p text:style-name="Preformatted_20_Text"><text:soft-page-break/><text:s text:c="8"/>"order": 1939,</text:p>
      <text:p text:style-name="Preformatted_20_Text"><text:s text:c="8"/>"id": 486,</text:p>
      <text:p text:style-name="Preformatted_20_Text"><text:s text:c="8"/>"prevSize": 32,</text:p>
      <text:p text:style-name="Preformatted_20_Text"><text:s text:c="8"/>"code": 60518</text:p>
      <text:p text:style-name="Preformatted_20_Text"><text:s text:c="6"/>},</text:p>
      <text:p text:style-name="Preformatted_20_Text"><text:s text:c="6"/>"setIdx": 3,</text:p>
      <text:p text:style-name="Preformatted_20_Text"><text:s text:c="6"/>"setId": 1,</text:p>
      <text:p text:style-name="Preformatted_20_Text"><text:s text:c="6"/>"iconIdx": 485</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52.388 48.522l-34.36 171.926h699.748l-21.884 111.054h-700.188l-33.892 171.898h699.684l-39.018 196.064-282.012 93.422-244.4-93.422 16.728-85.042h-171.898l-40.896 206.352 404.226 154.704 466.006-154.704 153.768-772.252z"</text:p>
      <text:p text:style-name="Preformatted_20_Text"><text:s text:c="8"/>],</text:p>
      <text:p text:style-name="Preformatted_20_Text"><text:s text:c="8"/>"tags": [</text:p>
      <text:p text:style-name="Preformatted_20_Text"><text:s text:c="10"/>"css3",</text:p>
      <text:p text:style-name="Preformatted_20_Text"><text:s text:c="10"/>"w3c"</text:p>
      <text:p text:style-name="Preformatted_20_Text"><text:s text:c="8"/>],</text:p>
      <text:p text:style-name="Preformatted_20_Text"><text:s text:c="8"/>"defaultCode": 60134,</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ss3, w3c3",</text:p>
      <text:p text:style-name="Preformatted_20_Text"><text:s text:c="8"/>"name": "css3",</text:p>
      <text:p text:style-name="Preformatted_20_Text"><text:s text:c="8"/>"order": 1940,</text:p>
      <text:p text:style-name="Preformatted_20_Text"><text:s text:c="8"/>"id": 487,</text:p>
      <text:p text:style-name="Preformatted_20_Text"><text:s text:c="8"/>"prevSize": 32,</text:p>
      <text:p text:style-name="Preformatted_20_Text"><text:s text:c="8"/>"code": 60519</text:p>
      <text:p text:style-name="Preformatted_20_Text"><text:s text:c="6"/>},</text:p>
      <text:p text:style-name="Preformatted_20_Text"><text:s text:c="6"/>"setIdx": 3,</text:p>
      <text:p text:style-name="Preformatted_20_Text"><text:s text:c="6"/>"setId": 1,</text:p>
      <text:p text:style-name="Preformatted_20_Text"><text:s text:c="6"/>"iconIdx": 486</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1004.692 466.394l-447.096-447.080c-25.738-25.754-67.496-25.754-93.268 0l-103.882 103.876 78.17 78.17c12.532-5.996 26.564-9.36 41.384-9.36 53.020 0 96 42.98 96 96 0 14.82-3.364 28.854-9.362 41.386l127.976 127.974c12.532-5.996 26.566-9.36 41.386-9.36 53.020 0 96 42.98 96 96s-42.98 96-96 96-96-42.98-96-96c0-14.82 3.364-28.854 9.362-41.386l-127.976-127.974c-3.042 1.456-6.176 2.742-9.384 3.876v266.968c37.282 13.182 64 48.718 64 90.516 0 53.020-42.98 96-96 96s-96-42.98-96-96c0-41.796 26.718-77.334 64-90.516v-266.968c-37.282-13.18-64-48.72-64-90.516 0-14.82 3.364-28.852 9.36-41.384l-78.17-78.17-295.892 295.876c-25.75 25.776-25.75 67.534 0 93.288l447.12 447.080c25.738 25.75 67.484 25.75 93.268 0l445.006-445.006c25.758-25.762 25.758-67.54-0.002-93.29z"</text:p>
      <text:p text:style-name="Preformatted_20_Text"><text:s text:c="8"/>],</text:p>
      <text:p text:style-name="Preformatted_20_Text"><text:s text:c="8"/>"tags": [</text:p>
      <text:p text:style-name="Preformatted_20_Text"><text:s text:c="10"/>"git",</text:p>
      <text:p text:style-name="Preformatted_20_Text"><text:s text:c="10"/>"brand"</text:p>
      <text:p text:style-name="Preformatted_20_Text"><text:s text:c="8"/>],</text:p>
      <text:p text:style-name="Preformatted_20_Text"><text:s text:c="8"/>"defaultCode": 60135,</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git, brand80",</text:p>
      <text:p text:style-name="Preformatted_20_Text"><text:soft-page-break/><text:s text:c="8"/>"name": "git",</text:p>
      <text:p text:style-name="Preformatted_20_Text"><text:s text:c="8"/>"order": 1941,</text:p>
      <text:p text:style-name="Preformatted_20_Text"><text:s text:c="8"/>"id": 488,</text:p>
      <text:p text:style-name="Preformatted_20_Text"><text:s text:c="8"/>"prevSize": 32,</text:p>
      <text:p text:style-name="Preformatted_20_Text"><text:s text:c="8"/>"code": 60520</text:p>
      <text:p text:style-name="Preformatted_20_Text"><text:s text:c="6"/>},</text:p>
      <text:p text:style-name="Preformatted_20_Text"><text:s text:c="6"/>"setIdx": 3,</text:p>
      <text:p text:style-name="Preformatted_20_Text"><text:s text:c="6"/>"setId": 1,</text:p>
      <text:p text:style-name="Preformatted_20_Text"><text:s text:c="6"/>"iconIdx": 487</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45.75 368.042l-448-298.666c-10.748-7.166-24.752-7.166-35.5 0l-448 298.666c-8.902 5.934-14.25 15.926-14.25 26.624v298.666c0 10.7 5.348 20.692 14.25 26.624l448 298.666c5.374 3.584 11.562 5.376 17.75 5.376s12.376-1.792 17.75-5.376l448-298.666c8.902-5.934 14.25-15.926 14.25-26.624v-298.666c0-10.698-5.348-20.69-14.25-26.624zM480 654.876l-166.312-110.876 166.312-110.874 166.312 110.874-166.312 110.876zM512 377.542v-221.75l358.31 238.876-166.31 110.874-192-128zM448 377.542l-192 128-166.312-110.874 358.312-238.876v221.75zM198.312 544l-134.312 89.542v-179.082l134.312 89.54zM256 582.458l192 128v221.748l-358.312-238.872 166.312-110.876zM512 710.458l192-128 166.312 110.876-358.312 238.874v-221.75zM761.688 544l134.312-89.54v179.084l-134.312-89.544z"</text:p>
      <text:p text:style-name="Preformatted_20_Text"><text:s text:c="8"/>],</text:p>
      <text:p text:style-name="Preformatted_20_Text"><text:s text:c="8"/>"tags": [</text:p>
      <text:p text:style-name="Preformatted_20_Text"><text:s text:c="10"/>"codepen",</text:p>
      <text:p text:style-name="Preformatted_20_Text"><text:s text:c="10"/>"brand"</text:p>
      <text:p text:style-name="Preformatted_20_Text"><text:s text:c="8"/>],</text:p>
      <text:p text:style-name="Preformatted_20_Text"><text:s text:c="8"/>"defaultCode": 60136,</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codepen, brand81",</text:p>
      <text:p text:style-name="Preformatted_20_Text"><text:s text:c="8"/>"name": "codepen",</text:p>
      <text:p text:style-name="Preformatted_20_Text"><text:s text:c="8"/>"order": 1942,</text:p>
      <text:p text:style-name="Preformatted_20_Text"><text:s text:c="8"/>"id": 489,</text:p>
      <text:p text:style-name="Preformatted_20_Text"><text:s text:c="8"/>"prevSize": 32,</text:p>
      <text:p text:style-name="Preformatted_20_Text"><text:s text:c="8"/>"code": 60521</text:p>
      <text:p text:style-name="Preformatted_20_Text"><text:s text:c="6"/>},</text:p>
      <text:p text:style-name="Preformatted_20_Text"><text:s text:c="6"/>"setIdx": 3,</text:p>
      <text:p text:style-name="Preformatted_20_Text"><text:s text:c="6"/>"setId": 1,</text:p>
      <text:p text:style-name="Preformatted_20_Text"><text:s text:c="6"/>"iconIdx": 488</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928 416c-28.428 0-53.958 12.366-71.536 32h-189.956l134.318-134.318c26.312 1.456 53.11-7.854 73.21-27.956 37.49-37.49 37.49-98.274 0-135.764s-98.274-37.49-135.766 0c-20.102 20.102-29.41 46.898-27.956 73.21l-134.314 134.318v-189.954c19.634-17.578 32-43.108 32-71.536 0-53.020-42.98-96-96-96s-96 42.98-96 96c0 28.428 12.366 53.958 32 71.536v189.954l-134.318-134.318c1.454-26.312-7.856-53.11-27.958-73.21-37.49-37.49-98.274-37.49-135.764 0-37.49 37.492-37.49 98.274 0 135.764 20.102 20.102 46.898 29.412 73.212 27.956l134.32 134.318h-189.956c-17.578-19.634-43.108-32-71.536-32-53.020 0-96 42.98-96 96s42.98 96 96 96c28.428 0 53.958-12.366 71.536-32h189.956l-134.318 134.318c-26.314-1.456-53.11 7.854-73.212 27.956-37.49 37.492-37.49 98.276 0 135.766 37.492 37.49 98.274 37.49 135.764 0 20.102-20.102 29.412-46.898 27.958-73.21l134.316-134.32v189.956c-19.634 17.576-32 43.108-32 71.536 0 53.020 42.98 96 96 96s96-42.98 96-96c0-28.428-12.366-53.958-32-71.536v-189.956l134.318 134.318c-1.456 26.312 7.854 53.11 27.956 73.21 37.492 37.49 98.276 37.49 135.766 0s37.49-98.274 0-135.766c-20.102-20.102-46.898-29.41-73.21-27.956l-134.32-<text:soft-page-break/>134.316h189.956c17.576 19.634 43.108 32 71.536 32 53.020 0 96-42.98 96-96s-42.982-96-96.002-96z"</text:p>
      <text:p text:style-name="Preformatted_20_Text"><text:s text:c="8"/>],</text:p>
      <text:p text:style-name="Preformatted_20_Text"><text:s text:c="8"/>"tags": [</text:p>
      <text:p text:style-name="Preformatted_20_Text"><text:s text:c="10"/>"svg"</text:p>
      <text:p text:style-name="Preformatted_20_Text"><text:s text:c="8"/>],</text:p>
      <text:p text:style-name="Preformatted_20_Text"><text:s text:c="8"/>"defaultCode": 60137,</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svg",</text:p>
      <text:p text:style-name="Preformatted_20_Text"><text:s text:c="8"/>"name": "svg",</text:p>
      <text:p text:style-name="Preformatted_20_Text"><text:s text:c="8"/>"order": 1943,</text:p>
      <text:p text:style-name="Preformatted_20_Text"><text:s text:c="8"/>"id": 490,</text:p>
      <text:p text:style-name="Preformatted_20_Text"><text:s text:c="8"/>"prevSize": 32,</text:p>
      <text:p text:style-name="Preformatted_20_Text"><text:s text:c="8"/>"code": 60522</text:p>
      <text:p text:style-name="Preformatted_20_Text"><text:s text:c="6"/>},</text:p>
      <text:p text:style-name="Preformatted_20_Text"><text:s text:c="6"/>"setIdx": 3,</text:p>
      <text:p text:style-name="Preformatted_20_Text"><text:s text:c="6"/>"setId": 1,</text:p>
      <text:p text:style-name="Preformatted_20_Text"><text:s text:c="6"/>"iconIdx": 489</text:p>
      <text:p text:style-name="Preformatted_20_Text"><text:s text:c="4"/>},</text:p>
      <text:p text:style-name="Preformatted_20_Text"><text:s text:c="4"/>{</text:p>
      <text:p text:style-name="Preformatted_20_Text"><text:s text:c="6"/>"icon": {</text:p>
      <text:p text:style-name="Preformatted_20_Text"><text:s text:c="8"/>"paths": [</text:p>
      <text:p text:style-name="Preformatted_20_Text"><text:s text:c="10"/>"M259.544 511.998c0-65.416 53.030-118.446 118.446-118.446s118.446 53.030 118.446 118.446c0 65.416-53.030 118.446-118.446 118.446s-118.446-53.030-118.446-118.446zM512.004 0c-282.774 0-512.004 229.232-512.004 512s229.226 512 512.004 512c282.764 0 511.996-229.23 511.996-512 0-282.768-229.23-512-511.996-512zM379.396 959.282c-153.956-89.574-257.468-256.324-257.468-447.282s103.512-357.708 257.462-447.282c154.010 89.562 257.59 256.288 257.59 447.282 0 190.988-103.58 357.718-257.584 447.282z"</text:p>
      <text:p text:style-name="Preformatted_20_Text"><text:s text:c="8"/>],</text:p>
      <text:p text:style-name="Preformatted_20_Text"><text:s text:c="8"/>"tags": [</text:p>
      <text:p text:style-name="Preformatted_20_Text"><text:s text:c="10"/>"IcoMoon",</text:p>
      <text:p text:style-name="Preformatted_20_Text"><text:s text:c="10"/>"icomoon",</text:p>
      <text:p text:style-name="Preformatted_20_Text"><text:s text:c="10"/>"brand"</text:p>
      <text:p text:style-name="Preformatted_20_Text"><text:s text:c="8"/>],</text:p>
      <text:p text:style-name="Preformatted_20_Text"><text:s text:c="8"/>"defaultCode": 60138,</text:p>
      <text:p text:style-name="Preformatted_20_Text"><text:s text:c="8"/>"grid": 16,</text:p>
      <text:p text:style-name="Preformatted_20_Text"><text:s text:c="8"/>"attrs": []</text:p>
      <text:p text:style-name="Preformatted_20_Text"><text:s text:c="6"/>},</text:p>
      <text:p text:style-name="Preformatted_20_Text"><text:s text:c="6"/>"attrs": [],</text:p>
      <text:p text:style-name="Preformatted_20_Text"><text:s text:c="6"/>"properties": {</text:p>
      <text:p text:style-name="Preformatted_20_Text"><text:s text:c="8"/>"ligatures": "IcoMoon, icomoon",</text:p>
      <text:p text:style-name="Preformatted_20_Text"><text:s text:c="8"/>"name": "IcoMoon",</text:p>
      <text:p text:style-name="Preformatted_20_Text"><text:s text:c="8"/>"order": 1944,</text:p>
      <text:p text:style-name="Preformatted_20_Text"><text:s text:c="8"/>"id": 491,</text:p>
      <text:p text:style-name="Preformatted_20_Text"><text:s text:c="8"/>"prevSize": 32,</text:p>
      <text:p text:style-name="Preformatted_20_Text"><text:s text:c="8"/>"code": 60523</text:p>
      <text:p text:style-name="Preformatted_20_Text"><text:s text:c="6"/>},</text:p>
      <text:p text:style-name="Preformatted_20_Text"><text:s text:c="6"/>"setIdx": 3,</text:p>
      <text:p text:style-name="Preformatted_20_Text"><text:s text:c="6"/>"setId": 1,</text:p>
      <text:p text:style-name="Preformatted_20_Text"><text:s text:c="6"/>"iconIdx": 490</text:p>
      <text:p text:style-name="Preformatted_20_Text"><text:s text:c="4"/>}</text:p>
      <text:p text:style-name="Preformatted_20_Text"><text:s text:c="2"/>],</text:p>
      <text:p text:style-name="Preformatted_20_Text"><text:s text:c="2"/>"height": 1024,</text:p>
      <text:p text:style-name="Preformatted_20_Text"><text:s text:c="2"/>"metadata": {</text:p>
      <text:p text:style-name="Preformatted_20_Text"><text:s text:c="4"/>"name": "icomoon"</text:p>
      <text:p text:style-name="Preformatted_20_Text"><text:s text:c="2"/>},</text:p>
      <text:p text:style-name="Preformatted_20_Text"><text:s text:c="2"/>"preferences": {</text:p>
      <text:p text:style-name="Preformatted_20_Text"><text:s text:c="4"/>"showGlyphs": true,</text:p>
      <text:p text:style-name="Preformatted_20_Text"><text:s text:c="4"/>"showQuickUse": true,</text:p>
      <text:p text:style-name="Preformatted_20_Text"><text:soft-page-break/><text:s text:c="4"/>"showQuickUse2": true,</text:p>
      <text:p text:style-name="Preformatted_20_Text"><text:s text:c="4"/>"showSVGs": true,</text:p>
      <text:p text:style-name="Preformatted_20_Text"><text:s text:c="4"/>"fontPref": {</text:p>
      <text:p text:style-name="Preformatted_20_Text"><text:s text:c="6"/>"prefix": "icon-",</text:p>
      <text:p text:style-name="Preformatted_20_Text"><text:s text:c="6"/>"metadata": {</text:p>
      <text:p text:style-name="Preformatted_20_Text"><text:s text:c="8"/>"fontFamily": "icomoon"</text:p>
      <text:p text:style-name="Preformatted_20_Text"><text:s text:c="6"/>},</text:p>
      <text:p text:style-name="Preformatted_20_Text"><text:s text:c="6"/>"metrics": {</text:p>
      <text:p text:style-name="Preformatted_20_Text"><text:s text:c="8"/>"emSize": 1024,</text:p>
      <text:p text:style-name="Preformatted_20_Text"><text:s text:c="8"/>"baseline": 6.25,</text:p>
      <text:p text:style-name="Preformatted_20_Text"><text:s text:c="8"/>"whitespace": 50</text:p>
      <text:p text:style-name="Preformatted_20_Text"><text:s text:c="6"/>},</text:p>
      <text:p text:style-name="Preformatted_20_Text"><text:s text:c="6"/>"embed": false,</text:p>
      <text:p text:style-name="Preformatted_20_Text"><text:s text:c="6"/>"hideFormats": false</text:p>
      <text:p text:style-name="Preformatted_20_Text"><text:s text:c="4"/>},</text:p>
      <text:p text:style-name="Preformatted_20_Text"><text:s text:c="4"/>"imagePref": {</text:p>
      <text:p text:style-name="Preformatted_20_Text"><text:s text:c="6"/>"prefix": "icon-",</text:p>
      <text:p text:style-name="Preformatted_20_Text"><text:s text:c="6"/>"png": true,</text:p>
      <text:p text:style-name="Preformatted_20_Text"><text:s text:c="6"/>"useClassSelector": true,</text:p>
      <text:p text:style-name="Preformatted_20_Text"><text:s text:c="6"/>"color": 0,</text:p>
      <text:p text:style-name="Preformatted_20_Text"><text:s text:c="6"/>"bgColor": 16777215,</text:p>
      <text:p text:style-name="Preformatted_20_Text"><text:s text:c="6"/>"classSelector": ".icon",</text:p>
      <text:p text:style-name="Preformatted_20_Text"><text:s text:c="6"/>"height": 32,</text:p>
      <text:p text:style-name="Preformatted_20_Text"><text:s text:c="6"/>"columns": 16,</text:p>
      <text:p text:style-name="Preformatted_20_Text"><text:s text:c="6"/>"margin": 16</text:p>
      <text:p text:style-name="Preformatted_20_Text"><text:s text:c="4"/>},</text:p>
      <text:p text:style-name="Preformatted_20_Text"><text:s text:c="4"/>"historySize": 50,</text:p>
      <text:p text:style-name="Preformatted_20_Text"><text:s text:c="4"/>"showCodes": false,</text:p>
      <text:p text:style-name="Preformatted_20_Text"><text:s text:c="4"/>"gridSize": 16,</text:p>
      <text:p text:style-name="Preformatted_20_Text"><text:s text:c="4"/>"showLiga": false</text:p>
      <text:p text:style-name="Preformatted_20_Text"><text:s text:c="2"/>}</text:p>
      <text:p text:style-name="P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08T14:31:59.426790268</meta:creation-date>
    <dc:date>2022-11-08T14:32:59.390288233</dc:date>
    <meta:editing-duration>PT1M1S</meta:editing-duration>
    <meta:editing-cycles>1</meta:editing-cycles>
    <meta:document-statistic meta:table-count="0" meta:image-count="0" meta:object-count="0" meta:page-count="545" meta:paragraph-count="26483" meta:word-count="94840" meta:character-count="1146172" meta:non-whitespace-character-count="882017"/>
    <meta:generator>LibreOffice/6.0.7.3$Linux_X86_64 LibreOffice_project/00m0$Build-3</meta:generator>
  </office:meta>
</office:document-meta>
</file>